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43cm"/>
    </style:style>
    <style:style style:name="co2" style:family="table-column">
      <style:table-column-properties fo:break-before="auto" style:column-width="7.078cm"/>
    </style:style>
    <style:style style:name="co3" style:family="table-column">
      <style:table-column-properties fo:break-before="auto" style:column-width="6.625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5.56cm"/>
    </style:style>
    <style:style style:name="co6" style:family="table-column">
      <style:table-column-properties fo:break-before="auto" style:column-width="4.011cm"/>
    </style:style>
    <style:style style:name="co7" style:family="table-column">
      <style:table-column-properties fo:break-before="auto" style:column-width="3.006cm"/>
    </style:style>
    <style:style style:name="co8" style:family="table-column">
      <style:table-column-properties fo:break-before="auto" style:column-width="1.667cm"/>
    </style:style>
    <style:style style:name="co9" style:family="table-column">
      <style:table-column-properties fo:break-before="auto" style:column-width="4.092cm"/>
    </style:style>
    <style:style style:name="co10" style:family="table-column">
      <style:table-column-properties fo:break-before="auto" style:column-width="9.814cm"/>
    </style:style>
    <style:style style:name="co11" style:family="table-column">
      <style:table-column-properties fo:break-before="auto" style:column-width="9.179cm"/>
    </style:style>
    <style:style style:name="co12" style:family="table-column">
      <style:table-column-properties fo:break-before="auto" style:column-width="5.355cm"/>
    </style:style>
    <style:style style:name="co13" style:family="table-column">
      <style:table-column-properties fo:break-before="auto" style:column-width="6.951cm"/>
    </style:style>
    <style:style style:name="co14" style:family="table-column">
      <style:table-column-properties fo:break-before="auto" style:column-width="10.871cm"/>
    </style:style>
    <style:style style:name="co15" style:family="table-column">
      <style:table-column-properties fo:break-before="auto" style:column-width="9.844cm"/>
    </style:style>
    <style:style style:name="co16" style:family="table-column">
      <style:table-column-properties fo:break-before="auto" style:column-width="5.756cm"/>
    </style:style>
    <style:style style:name="co17" style:family="table-column">
      <style:table-column-properties fo:break-before="auto" style:column-width="8.236cm"/>
    </style:style>
    <style:style style:name="co18" style:family="table-column">
      <style:table-column-properties fo:break-before="auto" style:column-width="5.978cm"/>
    </style:style>
    <style:style style:name="co19" style:family="table-column">
      <style:table-column-properties fo:break-before="auto" style:column-width="4.547cm"/>
    </style:style>
    <style:style style:name="co20" style:family="table-column">
      <style:table-column-properties fo:break-before="auto" style:column-width="4.898cm"/>
    </style:style>
    <style:style style:name="co21" style:family="table-column">
      <style:table-column-properties fo:break-before="auto" style:column-width="10.139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82cm" fo:break-before="auto" style:use-optimal-row-height="false"/>
    </style:style>
    <style:style style:name="ta1" style:family="table" style:master-page-name="PageStyle_5f_2018">
      <style:table-properties table:display="true" style:writing-mode="lr-tb"/>
    </style:style>
    <style:style style:name="ta2" style:family="table" style:master-page-name="PageStyle_5f_2017">
      <style:table-properties table:display="true" style:writing-mode="lr-tb"/>
    </style:style>
    <style:style style:name="ta3" style:family="table" style:master-page-name="PageStyle_5f_2016">
      <style:table-properties table:display="true" style:writing-mode="lr-tb"/>
    </style:style>
    <style:style style:name="ta4" style:family="table" style:master-page-name="PageStyle_5f_2015">
      <style:table-properties table:display="true" style:writing-mode="lr-tb"/>
    </style:style>
    <style:style style:name="ta5" style:family="table" style:master-page-name="PageStyle_5f_2014">
      <style:table-properties table:display="true" style:writing-mode="lr-tb"/>
    </style:style>
    <style:style style:name="ta6" style:family="table" style:master-page-name="PageStyle_5f_2013">
      <style:table-properties table:display="true" style:writing-mode="lr-tb"/>
    </style:style>
    <style:style style:name="ta7" style:family="table" style:master-page-name="PageStyle_5f_2012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able-cell-properties fo:background-color="#d99694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Excel_20_Built-in_20_Normal" style:data-style-name="N36"/>
    <style:style style:name="ce3" style:family="table-cell" style:parent-style-name="Excel_20_Built-in_20_Normal"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Excel_20_Built-in_20_Normal" style:data-style-name="N2"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Excel_20_Built-in_20_Normal" style:data-style-name="N2"/>
    <style:style style:name="ce6" style:family="table-cell" style:parent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" style:data-style-name="N30"/>
    <style:style style:name="ce7" style:family="table-cell" style:parent-style-name="Excel_20_Built-in_20_Normal" style:data-style-name="N36">
      <style:table-cell-properties fo:background-color="#d9d9d9"/>
    </style:style>
    <style:style style:name="ce8" style:family="table-cell" style:parent-style-name="Excel_20_Built-in_20_Normal" style:data-style-name="N36">
      <style:table-cell-properties fo:background-color="#c4bd97"/>
    </style:style>
    <style:style style:name="ce9" style:family="table-cell" style:parent-style-name="Excel_20_Built-in_20_Normal" style:data-style-name="N36">
      <style:table-cell-properties fo:background-color="#c6d9f1"/>
    </style:style>
    <style:style style:name="ce10" style:family="table-cell" style:parent-style-name="Excel_20_Built-in_20_Normal" style:data-style-name="N36">
      <style:table-cell-properties fo:background-color="#dce6f2"/>
    </style:style>
    <style:style style:name="ce11" style:family="table-cell" style:parent-style-name="Excel_20_Built-in_20_Normal" style:data-style-name="N36">
      <style:table-cell-properties fo:background-color="#f2dcdb"/>
    </style:style>
    <style:style style:name="ce12" style:family="table-cell" style:parent-style-name="Excel_20_Built-in_20_Normal" style:data-style-name="N36">
      <style:table-cell-properties fo:background-color="#ebf1de"/>
    </style:style>
    <style:style style:name="ce13" style:family="table-cell" style:parent-style-name="Excel_20_Built-in_20_Normal" style:data-style-name="N36">
      <style:table-cell-properties fo:background-color="#e6e0ec"/>
    </style:style>
    <style:style style:name="ce14" style:family="table-cell" style:parent-style-name="Excel_20_Built-in_20_Normal" style:data-style-name="N36">
      <style:table-cell-properties fo:background-color="#dbeef4"/>
    </style:style>
    <style:style style:name="ce15" style:family="table-cell" style:parent-style-name="Excel_20_Built-in_20_Normal" style:data-style-name="N36">
      <style:table-cell-properties fo:background-color="#fdeada"/>
    </style:style>
    <style:style style:name="ce16" style:family="table-cell" style:parent-style-name="Excel_20_Built-in_20_Normal" style:data-style-name="N36">
      <style:table-cell-properties fo:background-color="#b9cde5"/>
    </style:style>
    <style:style style:name="ce17" style:family="table-cell" style:parent-style-name="Excel_20_Built-in_20_Normal" style:data-style-name="N36">
      <style:table-cell-properties fo:background-color="#e6b9b8"/>
    </style:style>
    <style:style style:name="ce18" style:family="table-cell" style:parent-style-name="Excel_20_Built-in_20_Normal" style:data-style-name="N36">
      <style:table-cell-properties fo:background-color="#ffff00"/>
    </style:style>
    <style:style style:name="ce19" style:family="table-cell" style:parent-style-name="Excel_20_Built-in_20_Normal" style:data-style-name="N36">
      <style:table-cell-properties fo:background-color="#ddd9c3"/>
    </style:style>
    <style:style style:name="ce20" style:family="table-cell" style:parent-style-name="Excel_20_Built-in_20_Normal" style:data-style-name="N36">
      <style:table-cell-properties fo:background-color="#adb229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18" table:style-name="ta1" table:print="false">
        <table:table-column table:style-name="co1" table:default-cell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"/>
        <table:table-column table:style-name="co2" table:default-cell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"/>
        <table:table-column table:style-name="co3" table:default-cell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"/>
        <table:table-column table:style-name="co4" table:default-cell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"/>
        <table:table-column table:style-name="co5" table:default-cell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"/>
        <table:table-column table:style-name="co6" table:default-cell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"/>
        <table:table-column table:style-name="co7" table:number-columns-repeated="251" table:default-cell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"/>
        <table:table-column table:style-name="co8" table:number-columns-repeated="767" table:default-cell-style-name="Excel_20_Built-in_20_Normal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Zählerstand morgens</text:p>
          </table:table-cell>
          <table:table-cell table:style-name="ce1" office:value-type="string">
            <text:p>Zählerstand abends</text:p>
          </table:table-cell>
          <table:table-cell table:style-name="ce1" office:value-type="string">
            <text:p>Produktion</text:p>
          </table:table-cell>
          <table:table-cell table:style-name="ce1" office:value-type="string">
            <text:p>Eigen verbrauch</text:p>
          </table:table-cell>
          <table:table-cell table:style-name="ce1" office:value-type="string">
            <text:p>eingespeist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1-01">
            <text:p>01.01.2018</text:p>
          </table:table-cell>
          <table:table-cell table:style-name="Excel_20_Built-in_20_Normal"/>
          <table:table-cell table:style-name="Excel_20_Built-in_20_Normal" table:formula="of:=[.B3]" office:value-type="float" office:value="0">
            <text:p>0</text:p>
          </table:table-cell>
          <table:table-cell table:style-name="Excel_20_Built-in_20_Normal"/>
          <table:table-cell table:style-name="ce5" table:formula="of:=IF([.C2] &gt;0;[.D2]-([.C2]-[.B2]);0)" office:value-type="float" office:value="0">
            <text:p>0,00</text:p>
          </table:table-cell>
          <table:table-cell table:style-name="ce5" table:formula="of:=[.D2]-[.E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1-02">
            <text:p>02.01.2018</text:p>
          </table:table-cell>
          <table:table-cell table:style-name="Excel_20_Built-in_20_Normal"/>
          <table:table-cell table:style-name="Excel_20_Built-in_20_Normal" table:formula="of:=[.B4]" office:value-type="float" office:value="0">
            <text:p>0</text:p>
          </table:table-cell>
          <table:table-cell table:style-name="Excel_20_Built-in_20_Normal"/>
          <table:table-cell table:style-name="ce5" table:formula="of:=IF([.C3] &gt;0;[.D3]-([.C3]-[.B3]);0)" office:value-type="float" office:value="0">
            <text:p>0,00</text:p>
          </table:table-cell>
          <table:table-cell table:style-name="ce5" table:formula="of:=[.D3]-[.E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1-03">
            <text:p>03.01.2018</text:p>
          </table:table-cell>
          <table:table-cell table:style-name="Excel_20_Built-in_20_Normal"/>
          <table:table-cell table:style-name="Excel_20_Built-in_20_Normal" table:formula="of:=[.B5]" office:value-type="float" office:value="0">
            <text:p>0</text:p>
          </table:table-cell>
          <table:table-cell table:style-name="Excel_20_Built-in_20_Normal"/>
          <table:table-cell table:style-name="ce5" table:formula="of:=IF([.C4] &gt;0;[.D4]-([.C4]-[.B4]);0)" office:value-type="float" office:value="0">
            <text:p>0,00</text:p>
          </table:table-cell>
          <table:table-cell table:style-name="ce5" table:formula="of:=[.D4]-[.E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1-04">
            <text:p>04.01.2018</text:p>
          </table:table-cell>
          <table:table-cell table:style-name="Excel_20_Built-in_20_Normal"/>
          <table:table-cell table:style-name="Excel_20_Built-in_20_Normal" table:formula="of:=[.B6]" office:value-type="float" office:value="0">
            <text:p>0</text:p>
          </table:table-cell>
          <table:table-cell table:style-name="Excel_20_Built-in_20_Normal"/>
          <table:table-cell table:style-name="ce5" table:formula="of:=IF([.C5] &gt;0;[.D5]-([.C5]-[.B5]);0)" office:value-type="float" office:value="0">
            <text:p>0,00</text:p>
          </table:table-cell>
          <table:table-cell table:style-name="ce5" table:formula="of:=[.D5]-[.E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1-05">
            <text:p>05.01.2018</text:p>
          </table:table-cell>
          <table:table-cell table:style-name="Excel_20_Built-in_20_Normal"/>
          <table:table-cell table:style-name="Excel_20_Built-in_20_Normal" table:formula="of:=[.B7]" office:value-type="float" office:value="0">
            <text:p>0</text:p>
          </table:table-cell>
          <table:table-cell table:style-name="Excel_20_Built-in_20_Normal"/>
          <table:table-cell table:style-name="ce5" table:formula="of:=IF([.C6] &gt;0;[.D6]-([.C6]-[.B6]);0)" office:value-type="float" office:value="0">
            <text:p>0,00</text:p>
          </table:table-cell>
          <table:table-cell table:style-name="ce5" table:formula="of:=[.D6]-[.E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1-06">
            <text:p>06.01.2018</text:p>
          </table:table-cell>
          <table:table-cell table:style-name="Excel_20_Built-in_20_Normal"/>
          <table:table-cell table:style-name="Excel_20_Built-in_20_Normal" table:formula="of:=[.B8]" office:value-type="float" office:value="0">
            <text:p>0</text:p>
          </table:table-cell>
          <table:table-cell table:style-name="Excel_20_Built-in_20_Normal"/>
          <table:table-cell table:style-name="ce5" table:formula="of:=IF([.C7] &gt;0;[.D7]-([.C7]-[.B7]);0)" office:value-type="float" office:value="0">
            <text:p>0,00</text:p>
          </table:table-cell>
          <table:table-cell table:style-name="ce5" table:formula="of:=[.D7]-[.E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1-07">
            <text:p>07.01.2018</text:p>
          </table:table-cell>
          <table:table-cell table:style-name="Excel_20_Built-in_20_Normal"/>
          <table:table-cell table:style-name="Excel_20_Built-in_20_Normal" table:formula="of:=[.B9]" office:value-type="float" office:value="0">
            <text:p>0</text:p>
          </table:table-cell>
          <table:table-cell table:style-name="Excel_20_Built-in_20_Normal"/>
          <table:table-cell table:style-name="ce5" table:formula="of:=IF([.C8] &gt;0;[.D8]-([.C8]-[.B8]);0)" office:value-type="float" office:value="0">
            <text:p>0,00</text:p>
          </table:table-cell>
          <table:table-cell table:style-name="ce5" table:formula="of:=[.D8]-[.E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1-08">
            <text:p>08.01.2018</text:p>
          </table:table-cell>
          <table:table-cell table:style-name="Excel_20_Built-in_20_Normal"/>
          <table:table-cell table:style-name="Excel_20_Built-in_20_Normal" table:formula="of:=[.B10]" office:value-type="float" office:value="0">
            <text:p>0</text:p>
          </table:table-cell>
          <table:table-cell table:style-name="Excel_20_Built-in_20_Normal"/>
          <table:table-cell table:style-name="ce5" table:formula="of:=IF([.C9] &gt;0;[.D9]-([.C9]-[.B9]);0)" office:value-type="float" office:value="0">
            <text:p>0,00</text:p>
          </table:table-cell>
          <table:table-cell table:style-name="ce5" table:formula="of:=[.D9]-[.E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1-09">
            <text:p>09.01.2018</text:p>
          </table:table-cell>
          <table:table-cell table:style-name="Excel_20_Built-in_20_Normal"/>
          <table:table-cell table:style-name="Excel_20_Built-in_20_Normal" table:formula="of:=[.B11]" office:value-type="float" office:value="0">
            <text:p>0</text:p>
          </table:table-cell>
          <table:table-cell table:style-name="Excel_20_Built-in_20_Normal"/>
          <table:table-cell table:style-name="ce5" table:formula="of:=IF([.C10] &gt;0;[.D10]-([.C10]-[.B10]);0)" office:value-type="float" office:value="0">
            <text:p>0,00</text:p>
          </table:table-cell>
          <table:table-cell table:style-name="ce5" table:formula="of:=[.D10]-[.E1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1-10">
            <text:p>10.01.2018</text:p>
          </table:table-cell>
          <table:table-cell table:style-name="Excel_20_Built-in_20_Normal"/>
          <table:table-cell table:style-name="Excel_20_Built-in_20_Normal" table:formula="of:=[.B12]" office:value-type="float" office:value="0">
            <text:p>0</text:p>
          </table:table-cell>
          <table:table-cell table:style-name="Excel_20_Built-in_20_Normal"/>
          <table:table-cell table:style-name="ce5" table:formula="of:=IF([.C11] &gt;0;[.D11]-([.C11]-[.B11]);0)" office:value-type="float" office:value="0">
            <text:p>0,00</text:p>
          </table:table-cell>
          <table:table-cell table:style-name="ce5" table:formula="of:=[.D11]-[.E1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1-11">
            <text:p>11.01.2018</text:p>
          </table:table-cell>
          <table:table-cell table:style-name="Excel_20_Built-in_20_Normal"/>
          <table:table-cell table:style-name="Excel_20_Built-in_20_Normal" table:formula="of:=[.B13]" office:value-type="float" office:value="0">
            <text:p>0</text:p>
          </table:table-cell>
          <table:table-cell table:style-name="Excel_20_Built-in_20_Normal"/>
          <table:table-cell table:style-name="ce5" table:formula="of:=IF([.C12] &gt;0;[.D12]-([.C12]-[.B12]);0)" office:value-type="float" office:value="0">
            <text:p>0,00</text:p>
          </table:table-cell>
          <table:table-cell table:style-name="ce5" table:formula="of:=[.D12]-[.E1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1-12">
            <text:p>12.01.2018</text:p>
          </table:table-cell>
          <table:table-cell table:style-name="Excel_20_Built-in_20_Normal"/>
          <table:table-cell table:style-name="Excel_20_Built-in_20_Normal" table:formula="of:=[.B14]" office:value-type="float" office:value="0">
            <text:p>0</text:p>
          </table:table-cell>
          <table:table-cell table:style-name="Excel_20_Built-in_20_Normal"/>
          <table:table-cell table:style-name="ce5" table:formula="of:=IF([.C13] &gt;0;[.D13]-([.C13]-[.B13]);0)" office:value-type="float" office:value="0">
            <text:p>0,00</text:p>
          </table:table-cell>
          <table:table-cell table:style-name="ce5" table:formula="of:=[.D13]-[.E1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1-13">
            <text:p>13.01.2018</text:p>
          </table:table-cell>
          <table:table-cell table:style-name="Excel_20_Built-in_20_Normal"/>
          <table:table-cell table:style-name="Excel_20_Built-in_20_Normal" table:formula="of:=[.B15]" office:value-type="float" office:value="0">
            <text:p>0</text:p>
          </table:table-cell>
          <table:table-cell table:style-name="Excel_20_Built-in_20_Normal"/>
          <table:table-cell table:style-name="ce5" table:formula="of:=IF([.C14] &gt;0;[.D14]-([.C14]-[.B14]);0)" office:value-type="float" office:value="0">
            <text:p>0,00</text:p>
          </table:table-cell>
          <table:table-cell table:style-name="ce5" table:formula="of:=[.D14]-[.E1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1-14">
            <text:p>14.01.2018</text:p>
          </table:table-cell>
          <table:table-cell table:style-name="Excel_20_Built-in_20_Normal"/>
          <table:table-cell table:style-name="Excel_20_Built-in_20_Normal" table:formula="of:=[.B16]" office:value-type="float" office:value="0">
            <text:p>0</text:p>
          </table:table-cell>
          <table:table-cell table:style-name="Excel_20_Built-in_20_Normal"/>
          <table:table-cell table:style-name="ce5" table:formula="of:=IF([.C15] &gt;0;[.D15]-([.C15]-[.B15]);0)" office:value-type="float" office:value="0">
            <text:p>0,00</text:p>
          </table:table-cell>
          <table:table-cell table:style-name="ce5" table:formula="of:=[.D15]-[.E1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1-15">
            <text:p>15.01.2018</text:p>
          </table:table-cell>
          <table:table-cell table:style-name="Excel_20_Built-in_20_Normal"/>
          <table:table-cell table:style-name="Excel_20_Built-in_20_Normal" table:formula="of:=[.B17]" office:value-type="float" office:value="0">
            <text:p>0</text:p>
          </table:table-cell>
          <table:table-cell table:style-name="Excel_20_Built-in_20_Normal"/>
          <table:table-cell table:style-name="ce5" table:formula="of:=IF([.C16] &gt;0;[.D16]-([.C16]-[.B16]);0)" office:value-type="float" office:value="0">
            <text:p>0,00</text:p>
          </table:table-cell>
          <table:table-cell table:style-name="ce5" table:formula="of:=[.D16]-[.E1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1-16">
            <text:p>16.01.2018</text:p>
          </table:table-cell>
          <table:table-cell table:style-name="Excel_20_Built-in_20_Normal"/>
          <table:table-cell table:style-name="Excel_20_Built-in_20_Normal" table:formula="of:=[.B18]" office:value-type="float" office:value="0">
            <text:p>0</text:p>
          </table:table-cell>
          <table:table-cell table:style-name="Excel_20_Built-in_20_Normal"/>
          <table:table-cell table:style-name="ce5" table:formula="of:=IF([.C17] &gt;0;[.D17]-([.C17]-[.B17]);0)" office:value-type="float" office:value="0">
            <text:p>0,00</text:p>
          </table:table-cell>
          <table:table-cell table:style-name="ce5" table:formula="of:=[.D17]-[.E1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1-17">
            <text:p>17.01.2018</text:p>
          </table:table-cell>
          <table:table-cell table:style-name="Excel_20_Built-in_20_Normal"/>
          <table:table-cell table:style-name="Excel_20_Built-in_20_Normal" table:formula="of:=[.B19]" office:value-type="float" office:value="0">
            <text:p>0</text:p>
          </table:table-cell>
          <table:table-cell table:style-name="Excel_20_Built-in_20_Normal"/>
          <table:table-cell table:style-name="ce5" table:formula="of:=IF([.C18] &gt;0;[.D18]-([.C18]-[.B18]);0)" office:value-type="float" office:value="0">
            <text:p>0,00</text:p>
          </table:table-cell>
          <table:table-cell table:style-name="ce5" table:formula="of:=[.D18]-[.E1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1-18">
            <text:p>18.01.2018</text:p>
          </table:table-cell>
          <table:table-cell table:style-name="Excel_20_Built-in_20_Normal"/>
          <table:table-cell table:style-name="Excel_20_Built-in_20_Normal" table:formula="of:=[.B20]" office:value-type="float" office:value="0">
            <text:p>0</text:p>
          </table:table-cell>
          <table:table-cell table:style-name="Excel_20_Built-in_20_Normal"/>
          <table:table-cell table:style-name="ce5" table:formula="of:=IF([.C19] &gt;0;[.D19]-([.C19]-[.B19]);0)" office:value-type="float" office:value="0">
            <text:p>0,00</text:p>
          </table:table-cell>
          <table:table-cell table:style-name="ce5" table:formula="of:=[.D19]-[.E1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1-19">
            <text:p>19.01.2018</text:p>
          </table:table-cell>
          <table:table-cell table:style-name="Excel_20_Built-in_20_Normal"/>
          <table:table-cell table:style-name="Excel_20_Built-in_20_Normal" table:formula="of:=[.B21]" office:value-type="float" office:value="0">
            <text:p>0</text:p>
          </table:table-cell>
          <table:table-cell table:style-name="Excel_20_Built-in_20_Normal"/>
          <table:table-cell table:style-name="ce5" table:formula="of:=IF([.C20] &gt;0;[.D20]-([.C20]-[.B20]);0)" office:value-type="float" office:value="0">
            <text:p>0,00</text:p>
          </table:table-cell>
          <table:table-cell table:style-name="ce5" table:formula="of:=[.D20]-[.E2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1-20">
            <text:p>20.01.2018</text:p>
          </table:table-cell>
          <table:table-cell table:style-name="Excel_20_Built-in_20_Normal"/>
          <table:table-cell table:style-name="Excel_20_Built-in_20_Normal" table:formula="of:=[.B22]" office:value-type="float" office:value="0">
            <text:p>0</text:p>
          </table:table-cell>
          <table:table-cell table:style-name="Excel_20_Built-in_20_Normal"/>
          <table:table-cell table:style-name="ce5" table:formula="of:=IF([.C21] &gt;0;[.D21]-([.C21]-[.B21]);0)" office:value-type="float" office:value="0">
            <text:p>0,00</text:p>
          </table:table-cell>
          <table:table-cell table:style-name="ce5" table:formula="of:=[.D21]-[.E2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1-21">
            <text:p>21.01.2018</text:p>
          </table:table-cell>
          <table:table-cell table:style-name="Excel_20_Built-in_20_Normal"/>
          <table:table-cell table:style-name="Excel_20_Built-in_20_Normal" table:formula="of:=[.B23]" office:value-type="float" office:value="0">
            <text:p>0</text:p>
          </table:table-cell>
          <table:table-cell table:style-name="Excel_20_Built-in_20_Normal"/>
          <table:table-cell table:style-name="ce5" table:formula="of:=IF([.C22] &gt;0;[.D22]-([.C22]-[.B22]);0)" office:value-type="float" office:value="0">
            <text:p>0,00</text:p>
          </table:table-cell>
          <table:table-cell table:style-name="ce5" table:formula="of:=[.D22]-[.E2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1-22">
            <text:p>22.01.2018</text:p>
          </table:table-cell>
          <table:table-cell table:style-name="Excel_20_Built-in_20_Normal"/>
          <table:table-cell table:style-name="Excel_20_Built-in_20_Normal" table:formula="of:=[.B24]" office:value-type="float" office:value="0">
            <text:p>0</text:p>
          </table:table-cell>
          <table:table-cell table:style-name="Excel_20_Built-in_20_Normal"/>
          <table:table-cell table:style-name="ce5" table:formula="of:=IF([.C23] &gt;0;[.D23]-([.C23]-[.B23]);0)" office:value-type="float" office:value="0">
            <text:p>0,00</text:p>
          </table:table-cell>
          <table:table-cell table:style-name="ce5" table:formula="of:=[.D23]-[.E2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1-23">
            <text:p>23.01.2018</text:p>
          </table:table-cell>
          <table:table-cell table:style-name="Excel_20_Built-in_20_Normal"/>
          <table:table-cell table:style-name="Excel_20_Built-in_20_Normal" table:formula="of:=[.B25]" office:value-type="float" office:value="0">
            <text:p>0</text:p>
          </table:table-cell>
          <table:table-cell table:style-name="Excel_20_Built-in_20_Normal"/>
          <table:table-cell table:style-name="ce5" table:formula="of:=IF([.C24] &gt;0;[.D24]-([.C24]-[.B24]);0)" office:value-type="float" office:value="0">
            <text:p>0,00</text:p>
          </table:table-cell>
          <table:table-cell table:style-name="ce5" table:formula="of:=[.D24]-[.E2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1-24">
            <text:p>24.01.2018</text:p>
          </table:table-cell>
          <table:table-cell table:style-name="Excel_20_Built-in_20_Normal"/>
          <table:table-cell table:style-name="Excel_20_Built-in_20_Normal" table:formula="of:=[.B26]" office:value-type="float" office:value="0">
            <text:p>0</text:p>
          </table:table-cell>
          <table:table-cell table:style-name="Excel_20_Built-in_20_Normal"/>
          <table:table-cell table:style-name="ce5" table:formula="of:=IF([.C25] &gt;0;[.D25]-([.C25]-[.B25]);0)" office:value-type="float" office:value="0">
            <text:p>0,00</text:p>
          </table:table-cell>
          <table:table-cell table:style-name="ce5" table:formula="of:=[.D25]-[.E2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1-25">
            <text:p>25.01.2018</text:p>
          </table:table-cell>
          <table:table-cell table:style-name="Excel_20_Built-in_20_Normal"/>
          <table:table-cell table:style-name="Excel_20_Built-in_20_Normal" table:formula="of:=[.B27]" office:value-type="float" office:value="0">
            <text:p>0</text:p>
          </table:table-cell>
          <table:table-cell table:style-name="Excel_20_Built-in_20_Normal"/>
          <table:table-cell table:style-name="ce5" table:formula="of:=IF([.C26] &gt;0;[.D26]-([.C26]-[.B26]);0)" office:value-type="float" office:value="0">
            <text:p>0,00</text:p>
          </table:table-cell>
          <table:table-cell table:style-name="ce5" table:formula="of:=[.D26]-[.E2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1-26">
            <text:p>26.01.2018</text:p>
          </table:table-cell>
          <table:table-cell table:style-name="Excel_20_Built-in_20_Normal"/>
          <table:table-cell table:style-name="Excel_20_Built-in_20_Normal" table:formula="of:=[.B28]" office:value-type="float" office:value="0">
            <text:p>0</text:p>
          </table:table-cell>
          <table:table-cell table:style-name="Excel_20_Built-in_20_Normal"/>
          <table:table-cell table:style-name="ce5" table:formula="of:=IF([.C27] &gt;0;[.D27]-([.C27]-[.B27]);0)" office:value-type="float" office:value="0">
            <text:p>0,00</text:p>
          </table:table-cell>
          <table:table-cell table:style-name="ce5" table:formula="of:=[.D27]-[.E2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1-27">
            <text:p>27.01.2018</text:p>
          </table:table-cell>
          <table:table-cell table:style-name="Excel_20_Built-in_20_Normal"/>
          <table:table-cell table:style-name="Excel_20_Built-in_20_Normal" table:formula="of:=[.B29]" office:value-type="float" office:value="0">
            <text:p>0</text:p>
          </table:table-cell>
          <table:table-cell table:style-name="Excel_20_Built-in_20_Normal"/>
          <table:table-cell table:style-name="ce5" table:formula="of:=IF([.C28] &gt;0;[.D28]-([.C28]-[.B28]);0)" office:value-type="float" office:value="0">
            <text:p>0,00</text:p>
          </table:table-cell>
          <table:table-cell table:style-name="ce5" table:formula="of:=[.D28]-[.E2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1-28">
            <text:p>28.01.2018</text:p>
          </table:table-cell>
          <table:table-cell table:style-name="Excel_20_Built-in_20_Normal"/>
          <table:table-cell table:style-name="Excel_20_Built-in_20_Normal" table:formula="of:=[.B30]" office:value-type="float" office:value="0">
            <text:p>0</text:p>
          </table:table-cell>
          <table:table-cell table:style-name="Excel_20_Built-in_20_Normal"/>
          <table:table-cell table:style-name="ce5" table:formula="of:=IF([.C29] &gt;0;[.D29]-([.C29]-[.B29]);0)" office:value-type="float" office:value="0">
            <text:p>0,00</text:p>
          </table:table-cell>
          <table:table-cell table:style-name="ce5" table:formula="of:=[.D29]-[.E2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1-29">
            <text:p>29.01.2018</text:p>
          </table:table-cell>
          <table:table-cell table:style-name="Excel_20_Built-in_20_Normal"/>
          <table:table-cell table:style-name="Excel_20_Built-in_20_Normal" table:formula="of:=[.B31]" office:value-type="float" office:value="0">
            <text:p>0</text:p>
          </table:table-cell>
          <table:table-cell table:style-name="Excel_20_Built-in_20_Normal"/>
          <table:table-cell table:style-name="ce5" table:formula="of:=IF([.C30] &gt;0;[.D30]-([.C30]-[.B30]);0)" office:value-type="float" office:value="0">
            <text:p>0,00</text:p>
          </table:table-cell>
          <table:table-cell table:style-name="ce5" table:formula="of:=[.D30]-[.E3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1-30">
            <text:p>30.01.2018</text:p>
          </table:table-cell>
          <table:table-cell table:style-name="Excel_20_Built-in_20_Normal"/>
          <table:table-cell table:style-name="Excel_20_Built-in_20_Normal" table:formula="of:=[.B32]" office:value-type="float" office:value="0">
            <text:p>0</text:p>
          </table:table-cell>
          <table:table-cell table:style-name="Excel_20_Built-in_20_Normal"/>
          <table:table-cell table:style-name="ce5" table:formula="of:=IF([.C31] &gt;0;[.D31]-([.C31]-[.B31]);0)" office:value-type="float" office:value="0">
            <text:p>0,00</text:p>
          </table:table-cell>
          <table:table-cell table:style-name="ce5" table:formula="of:=[.D31]-[.E3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1-31">
            <text:p>31.01.2018</text:p>
          </table:table-cell>
          <table:table-cell table:style-name="Excel_20_Built-in_20_Normal"/>
          <table:table-cell table:style-name="Excel_20_Built-in_20_Normal" table:formula="of:=[.B33]" office:value-type="float" office:value="0">
            <text:p>0</text:p>
          </table:table-cell>
          <table:table-cell table:style-name="Excel_20_Built-in_20_Normal"/>
          <table:table-cell table:style-name="ce5" table:formula="of:=IF([.C32] &gt;0;[.D32]-([.C32]-[.B32]);0)" office:value-type="float" office:value="0">
            <text:p>0,00</text:p>
          </table:table-cell>
          <table:table-cell table:style-name="ce5" table:formula="of:=[.D32]-[.E3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2-01">
            <text:p>01.02.2018</text:p>
          </table:table-cell>
          <table:table-cell table:style-name="Excel_20_Built-in_20_Normal"/>
          <table:table-cell table:style-name="Excel_20_Built-in_20_Normal" table:formula="of:=[.B34]" office:value-type="float" office:value="0">
            <text:p>0</text:p>
          </table:table-cell>
          <table:table-cell table:style-name="Excel_20_Built-in_20_Normal"/>
          <table:table-cell table:style-name="ce5" table:formula="of:=IF([.C33] &gt;0;[.D33]-([.C33]-[.B33]);0)" office:value-type="float" office:value="0">
            <text:p>0,00</text:p>
          </table:table-cell>
          <table:table-cell table:style-name="ce5" table:formula="of:=[.D33]-[.E3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2-02">
            <text:p>02.02.2018</text:p>
          </table:table-cell>
          <table:table-cell table:style-name="Excel_20_Built-in_20_Normal"/>
          <table:table-cell table:style-name="Excel_20_Built-in_20_Normal" table:formula="of:=[.B35]" office:value-type="float" office:value="0">
            <text:p>0</text:p>
          </table:table-cell>
          <table:table-cell table:style-name="Excel_20_Built-in_20_Normal"/>
          <table:table-cell table:style-name="ce5" table:formula="of:=IF([.C34] &gt;0;[.D34]-([.C34]-[.B34]);0)" office:value-type="float" office:value="0">
            <text:p>0,00</text:p>
          </table:table-cell>
          <table:table-cell table:style-name="ce5" table:formula="of:=[.D34]-[.E3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2-03">
            <text:p>03.02.2018</text:p>
          </table:table-cell>
          <table:table-cell table:style-name="Excel_20_Built-in_20_Normal"/>
          <table:table-cell table:style-name="Excel_20_Built-in_20_Normal" table:formula="of:=[.B36]" office:value-type="float" office:value="0">
            <text:p>0</text:p>
          </table:table-cell>
          <table:table-cell table:style-name="Excel_20_Built-in_20_Normal"/>
          <table:table-cell table:style-name="ce5" table:formula="of:=IF([.C35] &gt;0;[.D35]-([.C35]-[.B35]);0)" office:value-type="float" office:value="0">
            <text:p>0,00</text:p>
          </table:table-cell>
          <table:table-cell table:style-name="ce5" table:formula="of:=[.D35]-[.E3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2-04">
            <text:p>04.02.2018</text:p>
          </table:table-cell>
          <table:table-cell table:style-name="Excel_20_Built-in_20_Normal"/>
          <table:table-cell table:style-name="Excel_20_Built-in_20_Normal" table:formula="of:=[.B37]" office:value-type="float" office:value="0">
            <text:p>0</text:p>
          </table:table-cell>
          <table:table-cell table:style-name="Excel_20_Built-in_20_Normal"/>
          <table:table-cell table:style-name="ce5" table:formula="of:=IF([.C36] &gt;0;[.D36]-([.C36]-[.B36]);0)" office:value-type="float" office:value="0">
            <text:p>0,00</text:p>
          </table:table-cell>
          <table:table-cell table:style-name="ce5" table:formula="of:=[.D36]-[.E3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2-05">
            <text:p>05.02.2018</text:p>
          </table:table-cell>
          <table:table-cell table:style-name="Excel_20_Built-in_20_Normal"/>
          <table:table-cell table:style-name="Excel_20_Built-in_20_Normal" table:formula="of:=[.B38]" office:value-type="float" office:value="0">
            <text:p>0</text:p>
          </table:table-cell>
          <table:table-cell table:style-name="Excel_20_Built-in_20_Normal"/>
          <table:table-cell table:style-name="ce5" table:formula="of:=IF([.C37] &gt;0;[.D37]-([.C37]-[.B37]);0)" office:value-type="float" office:value="0">
            <text:p>0,00</text:p>
          </table:table-cell>
          <table:table-cell table:style-name="ce5" table:formula="of:=[.D37]-[.E3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2-06">
            <text:p>06.02.2018</text:p>
          </table:table-cell>
          <table:table-cell table:style-name="Excel_20_Built-in_20_Normal"/>
          <table:table-cell table:style-name="Excel_20_Built-in_20_Normal" table:formula="of:=[.B39]" office:value-type="float" office:value="0">
            <text:p>0</text:p>
          </table:table-cell>
          <table:table-cell table:style-name="Excel_20_Built-in_20_Normal"/>
          <table:table-cell table:style-name="ce5" table:formula="of:=IF([.C38] &gt;0;[.D38]-([.C38]-[.B38]);0)" office:value-type="float" office:value="0">
            <text:p>0,00</text:p>
          </table:table-cell>
          <table:table-cell table:style-name="ce5" table:formula="of:=[.D38]-[.E3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2-07">
            <text:p>07.02.2018</text:p>
          </table:table-cell>
          <table:table-cell table:style-name="Excel_20_Built-in_20_Normal"/>
          <table:table-cell table:style-name="Excel_20_Built-in_20_Normal" table:formula="of:=[.B40]" office:value-type="float" office:value="0">
            <text:p>0</text:p>
          </table:table-cell>
          <table:table-cell table:style-name="Excel_20_Built-in_20_Normal"/>
          <table:table-cell table:style-name="ce5" table:formula="of:=IF([.C39] &gt;0;[.D39]-([.C39]-[.B39]);0)" office:value-type="float" office:value="0">
            <text:p>0,00</text:p>
          </table:table-cell>
          <table:table-cell table:style-name="ce5" table:formula="of:=[.D39]-[.E3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2-08">
            <text:p>08.02.2018</text:p>
          </table:table-cell>
          <table:table-cell table:style-name="Excel_20_Built-in_20_Normal"/>
          <table:table-cell table:style-name="Excel_20_Built-in_20_Normal" table:formula="of:=[.B41]" office:value-type="float" office:value="0">
            <text:p>0</text:p>
          </table:table-cell>
          <table:table-cell table:style-name="Excel_20_Built-in_20_Normal"/>
          <table:table-cell table:style-name="ce5" table:formula="of:=IF([.C40] &gt;0;[.D40]-([.C40]-[.B40]);0)" office:value-type="float" office:value="0">
            <text:p>0,00</text:p>
          </table:table-cell>
          <table:table-cell table:style-name="ce5" table:formula="of:=[.D40]-[.E4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2-09">
            <text:p>09.02.2018</text:p>
          </table:table-cell>
          <table:table-cell table:style-name="Excel_20_Built-in_20_Normal"/>
          <table:table-cell table:style-name="Excel_20_Built-in_20_Normal" table:formula="of:=[.B42]" office:value-type="float" office:value="0">
            <text:p>0</text:p>
          </table:table-cell>
          <table:table-cell table:style-name="Excel_20_Built-in_20_Normal"/>
          <table:table-cell table:style-name="ce5" table:formula="of:=IF([.C41] &gt;0;[.D41]-([.C41]-[.B41]);0)" office:value-type="float" office:value="0">
            <text:p>0,00</text:p>
          </table:table-cell>
          <table:table-cell table:style-name="ce5" table:formula="of:=[.D41]-[.E4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2-10">
            <text:p>10.02.2018</text:p>
          </table:table-cell>
          <table:table-cell table:style-name="Excel_20_Built-in_20_Normal"/>
          <table:table-cell table:style-name="Excel_20_Built-in_20_Normal" table:formula="of:=[.B43]" office:value-type="float" office:value="0">
            <text:p>0</text:p>
          </table:table-cell>
          <table:table-cell table:style-name="Excel_20_Built-in_20_Normal"/>
          <table:table-cell table:style-name="ce5" table:formula="of:=IF([.C42] &gt;0;[.D42]-([.C42]-[.B42]);0)" office:value-type="float" office:value="0">
            <text:p>0,00</text:p>
          </table:table-cell>
          <table:table-cell table:style-name="ce5" table:formula="of:=[.D42]-[.E4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2-11">
            <text:p>11.02.2018</text:p>
          </table:table-cell>
          <table:table-cell table:style-name="Excel_20_Built-in_20_Normal"/>
          <table:table-cell table:style-name="Excel_20_Built-in_20_Normal" table:formula="of:=[.B44]" office:value-type="float" office:value="0">
            <text:p>0</text:p>
          </table:table-cell>
          <table:table-cell table:style-name="Excel_20_Built-in_20_Normal"/>
          <table:table-cell table:style-name="ce5" table:formula="of:=IF([.C43] &gt;0;[.D43]-([.C43]-[.B43]);0)" office:value-type="float" office:value="0">
            <text:p>0,00</text:p>
          </table:table-cell>
          <table:table-cell table:style-name="ce5" table:formula="of:=[.D43]-[.E4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2-12">
            <text:p>12.02.2018</text:p>
          </table:table-cell>
          <table:table-cell table:style-name="Excel_20_Built-in_20_Normal"/>
          <table:table-cell table:style-name="Excel_20_Built-in_20_Normal" table:formula="of:=[.B45]" office:value-type="float" office:value="0">
            <text:p>0</text:p>
          </table:table-cell>
          <table:table-cell table:style-name="Excel_20_Built-in_20_Normal"/>
          <table:table-cell table:style-name="ce5" table:formula="of:=IF([.C44] &gt;0;[.D44]-([.C44]-[.B44]);0)" office:value-type="float" office:value="0">
            <text:p>0,00</text:p>
          </table:table-cell>
          <table:table-cell table:style-name="ce5" table:formula="of:=[.D44]-[.E4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2-13">
            <text:p>13.02.2018</text:p>
          </table:table-cell>
          <table:table-cell table:style-name="Excel_20_Built-in_20_Normal"/>
          <table:table-cell table:style-name="Excel_20_Built-in_20_Normal" table:formula="of:=[.B46]" office:value-type="float" office:value="0">
            <text:p>0</text:p>
          </table:table-cell>
          <table:table-cell table:style-name="Excel_20_Built-in_20_Normal"/>
          <table:table-cell table:style-name="ce5" table:formula="of:=IF([.C45] &gt;0;[.D45]-([.C45]-[.B45]);0)" office:value-type="float" office:value="0">
            <text:p>0,00</text:p>
          </table:table-cell>
          <table:table-cell table:style-name="ce5" table:formula="of:=[.D45]-[.E4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2-14">
            <text:p>14.02.2018</text:p>
          </table:table-cell>
          <table:table-cell table:style-name="Excel_20_Built-in_20_Normal"/>
          <table:table-cell table:style-name="Excel_20_Built-in_20_Normal" table:formula="of:=[.B47]" office:value-type="float" office:value="0">
            <text:p>0</text:p>
          </table:table-cell>
          <table:table-cell table:style-name="Excel_20_Built-in_20_Normal"/>
          <table:table-cell table:style-name="ce5" table:formula="of:=IF([.C46] &gt;0;[.D46]-([.C46]-[.B46]);0)" office:value-type="float" office:value="0">
            <text:p>0,00</text:p>
          </table:table-cell>
          <table:table-cell table:style-name="ce5" table:formula="of:=[.D46]-[.E4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2-15">
            <text:p>15.02.2018</text:p>
          </table:table-cell>
          <table:table-cell table:style-name="Excel_20_Built-in_20_Normal"/>
          <table:table-cell table:style-name="Excel_20_Built-in_20_Normal" table:formula="of:=[.B48]" office:value-type="float" office:value="0">
            <text:p>0</text:p>
          </table:table-cell>
          <table:table-cell table:style-name="Excel_20_Built-in_20_Normal"/>
          <table:table-cell table:style-name="ce5" table:formula="of:=IF([.C47] &gt;0;[.D47]-([.C47]-[.B47]);0)" office:value-type="float" office:value="0">
            <text:p>0,00</text:p>
          </table:table-cell>
          <table:table-cell table:style-name="ce5" table:formula="of:=[.D47]-[.E4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2-16">
            <text:p>16.02.2018</text:p>
          </table:table-cell>
          <table:table-cell table:style-name="Excel_20_Built-in_20_Normal"/>
          <table:table-cell table:style-name="Excel_20_Built-in_20_Normal" table:formula="of:=[.B49]" office:value-type="float" office:value="0">
            <text:p>0</text:p>
          </table:table-cell>
          <table:table-cell table:style-name="Excel_20_Built-in_20_Normal"/>
          <table:table-cell table:style-name="ce5" table:formula="of:=IF([.C48] &gt;0;[.D48]-([.C48]-[.B48]);0)" office:value-type="float" office:value="0">
            <text:p>0,00</text:p>
          </table:table-cell>
          <table:table-cell table:style-name="ce5" table:formula="of:=[.D48]-[.E4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2-17">
            <text:p>17.02.2018</text:p>
          </table:table-cell>
          <table:table-cell table:style-name="Excel_20_Built-in_20_Normal"/>
          <table:table-cell table:style-name="Excel_20_Built-in_20_Normal" table:formula="of:=[.B50]" office:value-type="float" office:value="0">
            <text:p>0</text:p>
          </table:table-cell>
          <table:table-cell table:style-name="Excel_20_Built-in_20_Normal"/>
          <table:table-cell table:style-name="ce5" table:formula="of:=IF([.C49] &gt;0;[.D49]-([.C49]-[.B49]);0)" office:value-type="float" office:value="0">
            <text:p>0,00</text:p>
          </table:table-cell>
          <table:table-cell table:style-name="ce5" table:formula="of:=[.D49]-[.E4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2-18">
            <text:p>18.02.2018</text:p>
          </table:table-cell>
          <table:table-cell table:style-name="Excel_20_Built-in_20_Normal"/>
          <table:table-cell table:style-name="Excel_20_Built-in_20_Normal" table:formula="of:=[.B51]" office:value-type="float" office:value="0">
            <text:p>0</text:p>
          </table:table-cell>
          <table:table-cell table:style-name="Excel_20_Built-in_20_Normal"/>
          <table:table-cell table:style-name="ce5" table:formula="of:=IF([.C50] &gt;0;[.D50]-([.C50]-[.B50]);0)" office:value-type="float" office:value="0">
            <text:p>0,00</text:p>
          </table:table-cell>
          <table:table-cell table:style-name="ce5" table:formula="of:=[.D50]-[.E5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2-19">
            <text:p>19.02.2018</text:p>
          </table:table-cell>
          <table:table-cell table:style-name="Excel_20_Built-in_20_Normal"/>
          <table:table-cell table:style-name="Excel_20_Built-in_20_Normal" table:formula="of:=[.B52]" office:value-type="float" office:value="0">
            <text:p>0</text:p>
          </table:table-cell>
          <table:table-cell table:style-name="Excel_20_Built-in_20_Normal"/>
          <table:table-cell table:style-name="ce5" table:formula="of:=IF([.C51] &gt;0;[.D51]-([.C51]-[.B51]);0)" office:value-type="float" office:value="0">
            <text:p>0,00</text:p>
          </table:table-cell>
          <table:table-cell table:style-name="ce5" table:formula="of:=[.D51]-[.E5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2-20">
            <text:p>20.02.2018</text:p>
          </table:table-cell>
          <table:table-cell table:style-name="Excel_20_Built-in_20_Normal"/>
          <table:table-cell table:style-name="Excel_20_Built-in_20_Normal" table:formula="of:=[.B53]" office:value-type="float" office:value="0">
            <text:p>0</text:p>
          </table:table-cell>
          <table:table-cell table:style-name="Excel_20_Built-in_20_Normal"/>
          <table:table-cell table:style-name="ce5" table:formula="of:=IF([.C52] &gt;0;[.D52]-([.C52]-[.B52]);0)" office:value-type="float" office:value="0">
            <text:p>0,00</text:p>
          </table:table-cell>
          <table:table-cell table:style-name="ce5" table:formula="of:=[.D52]-[.E5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2-21">
            <text:p>21.02.2018</text:p>
          </table:table-cell>
          <table:table-cell table:style-name="Excel_20_Built-in_20_Normal"/>
          <table:table-cell table:style-name="Excel_20_Built-in_20_Normal" table:formula="of:=[.B54]" office:value-type="float" office:value="0">
            <text:p>0</text:p>
          </table:table-cell>
          <table:table-cell table:style-name="Excel_20_Built-in_20_Normal"/>
          <table:table-cell table:style-name="ce5" table:formula="of:=IF([.C53] &gt;0;[.D53]-([.C53]-[.B53]);0)" office:value-type="float" office:value="0">
            <text:p>0,00</text:p>
          </table:table-cell>
          <table:table-cell table:style-name="ce5" table:formula="of:=[.D53]-[.E5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2-22">
            <text:p>22.02.2018</text:p>
          </table:table-cell>
          <table:table-cell table:style-name="Excel_20_Built-in_20_Normal"/>
          <table:table-cell table:style-name="Excel_20_Built-in_20_Normal" table:formula="of:=[.B55]" office:value-type="float" office:value="0">
            <text:p>0</text:p>
          </table:table-cell>
          <table:table-cell table:style-name="Excel_20_Built-in_20_Normal"/>
          <table:table-cell table:style-name="ce5" table:formula="of:=IF([.C54] &gt;0;[.D54]-([.C54]-[.B54]);0)" office:value-type="float" office:value="0">
            <text:p>0,00</text:p>
          </table:table-cell>
          <table:table-cell table:style-name="ce5" table:formula="of:=[.D54]-[.E5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2-23">
            <text:p>23.02.2018</text:p>
          </table:table-cell>
          <table:table-cell table:style-name="Excel_20_Built-in_20_Normal"/>
          <table:table-cell table:style-name="Excel_20_Built-in_20_Normal" table:formula="of:=[.B56]" office:value-type="float" office:value="0">
            <text:p>0</text:p>
          </table:table-cell>
          <table:table-cell table:style-name="Excel_20_Built-in_20_Normal"/>
          <table:table-cell table:style-name="ce5" table:formula="of:=IF([.C55] &gt;0;[.D55]-([.C55]-[.B55]);0)" office:value-type="float" office:value="0">
            <text:p>0,00</text:p>
          </table:table-cell>
          <table:table-cell table:style-name="ce5" table:formula="of:=[.D55]-[.E5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2-24">
            <text:p>24.02.2018</text:p>
          </table:table-cell>
          <table:table-cell table:style-name="Excel_20_Built-in_20_Normal"/>
          <table:table-cell table:style-name="Excel_20_Built-in_20_Normal" table:formula="of:=[.B57]" office:value-type="float" office:value="0">
            <text:p>0</text:p>
          </table:table-cell>
          <table:table-cell table:style-name="Excel_20_Built-in_20_Normal"/>
          <table:table-cell table:style-name="ce5" table:formula="of:=IF([.C56] &gt;0;[.D56]-([.C56]-[.B56]);0)" office:value-type="float" office:value="0">
            <text:p>0,00</text:p>
          </table:table-cell>
          <table:table-cell table:style-name="ce5" table:formula="of:=[.D56]-[.E5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2-25">
            <text:p>25.02.2018</text:p>
          </table:table-cell>
          <table:table-cell table:style-name="Excel_20_Built-in_20_Normal"/>
          <table:table-cell table:style-name="Excel_20_Built-in_20_Normal" table:formula="of:=[.B58]" office:value-type="float" office:value="0">
            <text:p>0</text:p>
          </table:table-cell>
          <table:table-cell table:style-name="Excel_20_Built-in_20_Normal"/>
          <table:table-cell table:style-name="ce5" table:formula="of:=IF([.C57] &gt;0;[.D57]-([.C57]-[.B57]);0)" office:value-type="float" office:value="0">
            <text:p>0,00</text:p>
          </table:table-cell>
          <table:table-cell table:style-name="ce5" table:formula="of:=[.D57]-[.E5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2-26">
            <text:p>26.02.2018</text:p>
          </table:table-cell>
          <table:table-cell table:style-name="Excel_20_Built-in_20_Normal"/>
          <table:table-cell table:style-name="Excel_20_Built-in_20_Normal" table:formula="of:=[.B59]" office:value-type="float" office:value="0">
            <text:p>0</text:p>
          </table:table-cell>
          <table:table-cell table:style-name="Excel_20_Built-in_20_Normal"/>
          <table:table-cell table:style-name="ce5" table:formula="of:=IF([.C58] &gt;0;[.D58]-([.C58]-[.B58]);0)" office:value-type="float" office:value="0">
            <text:p>0,00</text:p>
          </table:table-cell>
          <table:table-cell table:style-name="ce5" table:formula="of:=[.D58]-[.E5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2-27">
            <text:p>27.02.2018</text:p>
          </table:table-cell>
          <table:table-cell table:style-name="Excel_20_Built-in_20_Normal"/>
          <table:table-cell table:style-name="Excel_20_Built-in_20_Normal" table:formula="of:=[.B60]" office:value-type="float" office:value="0">
            <text:p>0</text:p>
          </table:table-cell>
          <table:table-cell table:style-name="Excel_20_Built-in_20_Normal"/>
          <table:table-cell table:style-name="ce5" table:formula="of:=IF([.C59] &gt;0;[.D59]-([.C59]-[.B59]);0)" office:value-type="float" office:value="0">
            <text:p>0,00</text:p>
          </table:table-cell>
          <table:table-cell table:style-name="ce5" table:formula="of:=[.D59]-[.E5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2-28">
            <text:p>28.02.2018</text:p>
          </table:table-cell>
          <table:table-cell table:style-name="Excel_20_Built-in_20_Normal"/>
          <table:table-cell table:style-name="Excel_20_Built-in_20_Normal" table:formula="of:=[.B61]" office:value-type="float" office:value="0">
            <text:p>0</text:p>
          </table:table-cell>
          <table:table-cell table:style-name="Excel_20_Built-in_20_Normal"/>
          <table:table-cell table:style-name="ce5" table:formula="of:=IF([.C60] &gt;0;[.D60]-([.C60]-[.B60]);0)" office:value-type="float" office:value="0">
            <text:p>0,00</text:p>
          </table:table-cell>
          <table:table-cell table:style-name="ce5" table:formula="of:=[.D60]-[.E6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3-01">
            <text:p>01.03.2018</text:p>
          </table:table-cell>
          <table:table-cell table:style-name="Excel_20_Built-in_20_Normal"/>
          <table:table-cell table:style-name="Excel_20_Built-in_20_Normal" table:formula="of:=[.B62]" office:value-type="float" office:value="0">
            <text:p>0</text:p>
          </table:table-cell>
          <table:table-cell table:style-name="Excel_20_Built-in_20_Normal"/>
          <table:table-cell table:style-name="ce5" table:formula="of:=IF([.C61] &gt;0;[.D61]-([.C61]-[.B61]);0)" office:value-type="float" office:value="0">
            <text:p>0,00</text:p>
          </table:table-cell>
          <table:table-cell table:style-name="ce5" table:formula="of:=[.D61]-[.E6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3-02">
            <text:p>02.03.2018</text:p>
          </table:table-cell>
          <table:table-cell table:style-name="Excel_20_Built-in_20_Normal"/>
          <table:table-cell table:style-name="Excel_20_Built-in_20_Normal" table:formula="of:=[.B63]" office:value-type="float" office:value="0">
            <text:p>0</text:p>
          </table:table-cell>
          <table:table-cell table:style-name="Excel_20_Built-in_20_Normal"/>
          <table:table-cell table:style-name="ce5" table:formula="of:=IF([.C62] &gt;0;[.D62]-([.C62]-[.B62]);0)" office:value-type="float" office:value="0">
            <text:p>0,00</text:p>
          </table:table-cell>
          <table:table-cell table:style-name="ce5" table:formula="of:=[.D62]-[.E6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3-03">
            <text:p>03.03.2018</text:p>
          </table:table-cell>
          <table:table-cell table:style-name="Excel_20_Built-in_20_Normal"/>
          <table:table-cell table:style-name="Excel_20_Built-in_20_Normal" table:formula="of:=[.B64]" office:value-type="float" office:value="0">
            <text:p>0</text:p>
          </table:table-cell>
          <table:table-cell table:style-name="Excel_20_Built-in_20_Normal"/>
          <table:table-cell table:style-name="ce5" table:formula="of:=IF([.C63] &gt;0;[.D63]-([.C63]-[.B63]);0)" office:value-type="float" office:value="0">
            <text:p>0,00</text:p>
          </table:table-cell>
          <table:table-cell table:style-name="ce5" table:formula="of:=[.D63]-[.E6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3-04">
            <text:p>04.03.2018</text:p>
          </table:table-cell>
          <table:table-cell table:style-name="Excel_20_Built-in_20_Normal"/>
          <table:table-cell table:style-name="Excel_20_Built-in_20_Normal" table:formula="of:=[.B65]" office:value-type="float" office:value="0">
            <text:p>0</text:p>
          </table:table-cell>
          <table:table-cell table:style-name="Excel_20_Built-in_20_Normal"/>
          <table:table-cell table:style-name="ce5" table:formula="of:=IF([.C64] &gt;0;[.D64]-([.C64]-[.B64]);0)" office:value-type="float" office:value="0">
            <text:p>0,00</text:p>
          </table:table-cell>
          <table:table-cell table:style-name="ce5" table:formula="of:=[.D64]-[.E6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3-05">
            <text:p>05.03.2018</text:p>
          </table:table-cell>
          <table:table-cell table:style-name="Excel_20_Built-in_20_Normal"/>
          <table:table-cell table:style-name="Excel_20_Built-in_20_Normal" table:formula="of:=[.B66]" office:value-type="float" office:value="0">
            <text:p>0</text:p>
          </table:table-cell>
          <table:table-cell table:style-name="Excel_20_Built-in_20_Normal"/>
          <table:table-cell table:style-name="ce5" table:formula="of:=IF([.C65] &gt;0;[.D65]-([.C65]-[.B65]);0)" office:value-type="float" office:value="0">
            <text:p>0,00</text:p>
          </table:table-cell>
          <table:table-cell table:style-name="ce5" table:formula="of:=[.D65]-[.E6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3-06">
            <text:p>06.03.2018</text:p>
          </table:table-cell>
          <table:table-cell table:style-name="Excel_20_Built-in_20_Normal"/>
          <table:table-cell table:style-name="Excel_20_Built-in_20_Normal" table:formula="of:=[.B67]" office:value-type="float" office:value="0">
            <text:p>0</text:p>
          </table:table-cell>
          <table:table-cell table:style-name="Excel_20_Built-in_20_Normal"/>
          <table:table-cell table:style-name="ce5" table:formula="of:=IF([.C66] &gt;0;[.D66]-([.C66]-[.B66]);0)" office:value-type="float" office:value="0">
            <text:p>0,00</text:p>
          </table:table-cell>
          <table:table-cell table:style-name="ce5" table:formula="of:=[.D66]-[.E6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3-07">
            <text:p>07.03.2018</text:p>
          </table:table-cell>
          <table:table-cell table:style-name="Excel_20_Built-in_20_Normal"/>
          <table:table-cell table:style-name="Excel_20_Built-in_20_Normal" table:formula="of:=[.B68]" office:value-type="float" office:value="0">
            <text:p>0</text:p>
          </table:table-cell>
          <table:table-cell table:style-name="Excel_20_Built-in_20_Normal"/>
          <table:table-cell table:style-name="ce5" table:formula="of:=IF([.C67] &gt;0;[.D67]-([.C67]-[.B67]);0)" office:value-type="float" office:value="0">
            <text:p>0,00</text:p>
          </table:table-cell>
          <table:table-cell table:style-name="ce5" table:formula="of:=[.D67]-[.E6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3-08">
            <text:p>08.03.2018</text:p>
          </table:table-cell>
          <table:table-cell table:style-name="Excel_20_Built-in_20_Normal"/>
          <table:table-cell table:style-name="Excel_20_Built-in_20_Normal" table:formula="of:=[.B69]" office:value-type="float" office:value="0">
            <text:p>0</text:p>
          </table:table-cell>
          <table:table-cell table:style-name="Excel_20_Built-in_20_Normal"/>
          <table:table-cell table:style-name="ce5" table:formula="of:=IF([.C68] &gt;0;[.D68]-([.C68]-[.B68]);0)" office:value-type="float" office:value="0">
            <text:p>0,00</text:p>
          </table:table-cell>
          <table:table-cell table:style-name="ce5" table:formula="of:=[.D68]-[.E6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3-09">
            <text:p>09.03.2018</text:p>
          </table:table-cell>
          <table:table-cell table:style-name="Excel_20_Built-in_20_Normal"/>
          <table:table-cell table:style-name="Excel_20_Built-in_20_Normal" table:formula="of:=[.B70]" office:value-type="float" office:value="0">
            <text:p>0</text:p>
          </table:table-cell>
          <table:table-cell table:style-name="Excel_20_Built-in_20_Normal"/>
          <table:table-cell table:style-name="ce5" table:formula="of:=IF([.C69] &gt;0;[.D69]-([.C69]-[.B69]);0)" office:value-type="float" office:value="0">
            <text:p>0,00</text:p>
          </table:table-cell>
          <table:table-cell table:style-name="ce5" table:formula="of:=[.D69]-[.E6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3-10">
            <text:p>10.03.2018</text:p>
          </table:table-cell>
          <table:table-cell table:style-name="Excel_20_Built-in_20_Normal"/>
          <table:table-cell table:style-name="Excel_20_Built-in_20_Normal" table:formula="of:=[.B71]" office:value-type="float" office:value="0">
            <text:p>0</text:p>
          </table:table-cell>
          <table:table-cell table:style-name="Excel_20_Built-in_20_Normal"/>
          <table:table-cell table:style-name="ce5" table:formula="of:=IF([.C70] &gt;0;[.D70]-([.C70]-[.B70]);0)" office:value-type="float" office:value="0">
            <text:p>0,00</text:p>
          </table:table-cell>
          <table:table-cell table:style-name="ce5" table:formula="of:=[.D70]-[.E7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3-11">
            <text:p>11.03.2018</text:p>
          </table:table-cell>
          <table:table-cell table:style-name="Excel_20_Built-in_20_Normal"/>
          <table:table-cell table:style-name="Excel_20_Built-in_20_Normal" table:formula="of:=[.B72]" office:value-type="float" office:value="0">
            <text:p>0</text:p>
          </table:table-cell>
          <table:table-cell table:style-name="Excel_20_Built-in_20_Normal"/>
          <table:table-cell table:style-name="ce5" table:formula="of:=IF([.C71] &gt;0;[.D71]-([.C71]-[.B71]);0)" office:value-type="float" office:value="0">
            <text:p>0,00</text:p>
          </table:table-cell>
          <table:table-cell table:style-name="ce5" table:formula="of:=[.D71]-[.E7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3-12">
            <text:p>12.03.2018</text:p>
          </table:table-cell>
          <table:table-cell table:style-name="Excel_20_Built-in_20_Normal"/>
          <table:table-cell table:style-name="Excel_20_Built-in_20_Normal" table:formula="of:=[.B73]" office:value-type="float" office:value="0">
            <text:p>0</text:p>
          </table:table-cell>
          <table:table-cell table:style-name="Excel_20_Built-in_20_Normal"/>
          <table:table-cell table:style-name="ce5" table:formula="of:=IF([.C72] &gt;0;[.D72]-([.C72]-[.B72]);0)" office:value-type="float" office:value="0">
            <text:p>0,00</text:p>
          </table:table-cell>
          <table:table-cell table:style-name="ce5" table:formula="of:=[.D72]-[.E7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3-13">
            <text:p>13.03.2018</text:p>
          </table:table-cell>
          <table:table-cell table:style-name="Excel_20_Built-in_20_Normal"/>
          <table:table-cell table:style-name="Excel_20_Built-in_20_Normal" table:formula="of:=[.B74]" office:value-type="float" office:value="0">
            <text:p>0</text:p>
          </table:table-cell>
          <table:table-cell table:style-name="Excel_20_Built-in_20_Normal"/>
          <table:table-cell table:style-name="ce5" table:formula="of:=IF([.C73] &gt;0;[.D73]-([.C73]-[.B73]);0)" office:value-type="float" office:value="0">
            <text:p>0,00</text:p>
          </table:table-cell>
          <table:table-cell table:style-name="ce5" table:formula="of:=[.D73]-[.E7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3-14">
            <text:p>14.03.2018</text:p>
          </table:table-cell>
          <table:table-cell table:style-name="Excel_20_Built-in_20_Normal"/>
          <table:table-cell table:style-name="Excel_20_Built-in_20_Normal" table:formula="of:=[.B75]" office:value-type="float" office:value="0">
            <text:p>0</text:p>
          </table:table-cell>
          <table:table-cell table:style-name="Excel_20_Built-in_20_Normal"/>
          <table:table-cell table:style-name="ce5" table:formula="of:=IF([.C74] &gt;0;[.D74]-([.C74]-[.B74]);0)" office:value-type="float" office:value="0">
            <text:p>0,00</text:p>
          </table:table-cell>
          <table:table-cell table:style-name="ce5" table:formula="of:=[.D74]-[.E7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3-15">
            <text:p>15.03.2018</text:p>
          </table:table-cell>
          <table:table-cell table:style-name="Excel_20_Built-in_20_Normal"/>
          <table:table-cell table:style-name="Excel_20_Built-in_20_Normal" table:formula="of:=[.B76]" office:value-type="float" office:value="0">
            <text:p>0</text:p>
          </table:table-cell>
          <table:table-cell table:style-name="Excel_20_Built-in_20_Normal"/>
          <table:table-cell table:style-name="ce5" table:formula="of:=IF([.C75] &gt;0;[.D75]-([.C75]-[.B75]);0)" office:value-type="float" office:value="0">
            <text:p>0,00</text:p>
          </table:table-cell>
          <table:table-cell table:style-name="ce5" table:formula="of:=[.D75]-[.E7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3-16">
            <text:p>16.03.2018</text:p>
          </table:table-cell>
          <table:table-cell table:style-name="Excel_20_Built-in_20_Normal"/>
          <table:table-cell table:style-name="Excel_20_Built-in_20_Normal" table:formula="of:=[.B77]" office:value-type="float" office:value="0">
            <text:p>0</text:p>
          </table:table-cell>
          <table:table-cell table:style-name="Excel_20_Built-in_20_Normal"/>
          <table:table-cell table:style-name="ce5" table:formula="of:=IF([.C76] &gt;0;[.D76]-([.C76]-[.B76]);0)" office:value-type="float" office:value="0">
            <text:p>0,00</text:p>
          </table:table-cell>
          <table:table-cell table:style-name="ce5" table:formula="of:=[.D76]-[.E7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3-17">
            <text:p>17.03.2018</text:p>
          </table:table-cell>
          <table:table-cell table:style-name="Excel_20_Built-in_20_Normal"/>
          <table:table-cell table:style-name="Excel_20_Built-in_20_Normal" table:formula="of:=[.B78]" office:value-type="float" office:value="0">
            <text:p>0</text:p>
          </table:table-cell>
          <table:table-cell table:style-name="Excel_20_Built-in_20_Normal"/>
          <table:table-cell table:style-name="ce5" table:formula="of:=IF([.C77] &gt;0;[.D77]-([.C77]-[.B77]);0)" office:value-type="float" office:value="0">
            <text:p>0,00</text:p>
          </table:table-cell>
          <table:table-cell table:style-name="ce5" table:formula="of:=[.D77]-[.E7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3-18">
            <text:p>18.03.2018</text:p>
          </table:table-cell>
          <table:table-cell table:style-name="Excel_20_Built-in_20_Normal"/>
          <table:table-cell table:style-name="Excel_20_Built-in_20_Normal" table:formula="of:=[.B79]" office:value-type="float" office:value="0">
            <text:p>0</text:p>
          </table:table-cell>
          <table:table-cell table:style-name="Excel_20_Built-in_20_Normal"/>
          <table:table-cell table:style-name="ce5" table:formula="of:=IF([.C78] &gt;0;[.D78]-([.C78]-[.B78]);0)" office:value-type="float" office:value="0">
            <text:p>0,00</text:p>
          </table:table-cell>
          <table:table-cell table:style-name="ce5" table:formula="of:=[.D78]-[.E7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3-19">
            <text:p>19.03.2018</text:p>
          </table:table-cell>
          <table:table-cell table:style-name="Excel_20_Built-in_20_Normal"/>
          <table:table-cell table:style-name="Excel_20_Built-in_20_Normal" table:formula="of:=[.B80]" office:value-type="float" office:value="0">
            <text:p>0</text:p>
          </table:table-cell>
          <table:table-cell table:style-name="Excel_20_Built-in_20_Normal"/>
          <table:table-cell table:style-name="ce5" table:formula="of:=IF([.C79] &gt;0;[.D79]-([.C79]-[.B79]);0)" office:value-type="float" office:value="0">
            <text:p>0,00</text:p>
          </table:table-cell>
          <table:table-cell table:style-name="ce5" table:formula="of:=[.D79]-[.E7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3-20">
            <text:p>20.03.2018</text:p>
          </table:table-cell>
          <table:table-cell table:style-name="Excel_20_Built-in_20_Normal"/>
          <table:table-cell table:style-name="Excel_20_Built-in_20_Normal" table:formula="of:=[.B81]" office:value-type="float" office:value="0">
            <text:p>0</text:p>
          </table:table-cell>
          <table:table-cell table:style-name="Excel_20_Built-in_20_Normal"/>
          <table:table-cell table:style-name="ce5" table:formula="of:=IF([.C80] &gt;0;[.D80]-([.C80]-[.B80]);0)" office:value-type="float" office:value="0">
            <text:p>0,00</text:p>
          </table:table-cell>
          <table:table-cell table:style-name="ce5" table:formula="of:=[.D80]-[.E8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3-21">
            <text:p>21.03.2018</text:p>
          </table:table-cell>
          <table:table-cell table:style-name="Excel_20_Built-in_20_Normal"/>
          <table:table-cell table:style-name="Excel_20_Built-in_20_Normal" table:formula="of:=[.B82]" office:value-type="float" office:value="0">
            <text:p>0</text:p>
          </table:table-cell>
          <table:table-cell table:style-name="Excel_20_Built-in_20_Normal"/>
          <table:table-cell table:style-name="ce5" table:formula="of:=IF([.C81] &gt;0;[.D81]-([.C81]-[.B81]);0)" office:value-type="float" office:value="0">
            <text:p>0,00</text:p>
          </table:table-cell>
          <table:table-cell table:style-name="ce5" table:formula="of:=[.D81]-[.E8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3-22">
            <text:p>22.03.2018</text:p>
          </table:table-cell>
          <table:table-cell table:style-name="Excel_20_Built-in_20_Normal"/>
          <table:table-cell table:style-name="Excel_20_Built-in_20_Normal" table:formula="of:=[.B83]" office:value-type="float" office:value="0">
            <text:p>0</text:p>
          </table:table-cell>
          <table:table-cell table:style-name="Excel_20_Built-in_20_Normal"/>
          <table:table-cell table:style-name="ce5" table:formula="of:=IF([.C82] &gt;0;[.D82]-([.C82]-[.B82]);0)" office:value-type="float" office:value="0">
            <text:p>0,00</text:p>
          </table:table-cell>
          <table:table-cell table:style-name="ce5" table:formula="of:=[.D82]-[.E8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3-23">
            <text:p>23.03.2018</text:p>
          </table:table-cell>
          <table:table-cell table:style-name="Excel_20_Built-in_20_Normal"/>
          <table:table-cell table:style-name="Excel_20_Built-in_20_Normal" table:formula="of:=[.B84]" office:value-type="float" office:value="0">
            <text:p>0</text:p>
          </table:table-cell>
          <table:table-cell table:style-name="Excel_20_Built-in_20_Normal"/>
          <table:table-cell table:style-name="ce5" table:formula="of:=IF([.C83] &gt;0;[.D83]-([.C83]-[.B83]);0)" office:value-type="float" office:value="0">
            <text:p>0,00</text:p>
          </table:table-cell>
          <table:table-cell table:style-name="ce5" table:formula="of:=[.D83]-[.E8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3-24">
            <text:p>24.03.2018</text:p>
          </table:table-cell>
          <table:table-cell table:style-name="Excel_20_Built-in_20_Normal"/>
          <table:table-cell table:style-name="Excel_20_Built-in_20_Normal" table:formula="of:=[.B85]" office:value-type="float" office:value="0">
            <text:p>0</text:p>
          </table:table-cell>
          <table:table-cell table:style-name="Excel_20_Built-in_20_Normal"/>
          <table:table-cell table:style-name="ce5" table:formula="of:=IF([.C84] &gt;0;[.D84]-([.C84]-[.B84]);0)" office:value-type="float" office:value="0">
            <text:p>0,00</text:p>
          </table:table-cell>
          <table:table-cell table:style-name="ce5" table:formula="of:=[.D84]-[.E8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3-25">
            <text:p>25.03.2018</text:p>
          </table:table-cell>
          <table:table-cell table:style-name="Excel_20_Built-in_20_Normal"/>
          <table:table-cell table:style-name="Excel_20_Built-in_20_Normal" table:formula="of:=[.B86]" office:value-type="float" office:value="0">
            <text:p>0</text:p>
          </table:table-cell>
          <table:table-cell table:style-name="Excel_20_Built-in_20_Normal"/>
          <table:table-cell table:style-name="ce5" table:formula="of:=IF([.C85] &gt;0;[.D85]-([.C85]-[.B85]);0)" office:value-type="float" office:value="0">
            <text:p>0,00</text:p>
          </table:table-cell>
          <table:table-cell table:style-name="ce5" table:formula="of:=[.D85]-[.E8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3-26">
            <text:p>26.03.2018</text:p>
          </table:table-cell>
          <table:table-cell table:style-name="Excel_20_Built-in_20_Normal"/>
          <table:table-cell table:style-name="Excel_20_Built-in_20_Normal" table:formula="of:=[.B87]" office:value-type="float" office:value="0">
            <text:p>0</text:p>
          </table:table-cell>
          <table:table-cell table:style-name="Excel_20_Built-in_20_Normal"/>
          <table:table-cell table:style-name="ce5" table:formula="of:=IF([.C86] &gt;0;[.D86]-([.C86]-[.B86]);0)" office:value-type="float" office:value="0">
            <text:p>0,00</text:p>
          </table:table-cell>
          <table:table-cell table:style-name="ce5" table:formula="of:=[.D86]-[.E8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3-27">
            <text:p>27.03.2018</text:p>
          </table:table-cell>
          <table:table-cell table:style-name="Excel_20_Built-in_20_Normal"/>
          <table:table-cell table:style-name="Excel_20_Built-in_20_Normal" table:formula="of:=[.B88]" office:value-type="float" office:value="0">
            <text:p>0</text:p>
          </table:table-cell>
          <table:table-cell table:style-name="Excel_20_Built-in_20_Normal"/>
          <table:table-cell table:style-name="ce5" table:formula="of:=IF([.C87] &gt;0;[.D87]-([.C87]-[.B87]);0)" office:value-type="float" office:value="0">
            <text:p>0,00</text:p>
          </table:table-cell>
          <table:table-cell table:style-name="ce5" table:formula="of:=[.D87]-[.E8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3-28">
            <text:p>28.03.2018</text:p>
          </table:table-cell>
          <table:table-cell table:style-name="Excel_20_Built-in_20_Normal"/>
          <table:table-cell table:style-name="Excel_20_Built-in_20_Normal" table:formula="of:=[.B89]" office:value-type="float" office:value="0">
            <text:p>0</text:p>
          </table:table-cell>
          <table:table-cell table:style-name="Excel_20_Built-in_20_Normal"/>
          <table:table-cell table:style-name="ce5" table:formula="of:=IF([.C88] &gt;0;[.D88]-([.C88]-[.B88]);0)" office:value-type="float" office:value="0">
            <text:p>0,00</text:p>
          </table:table-cell>
          <table:table-cell table:style-name="ce5" table:formula="of:=[.D88]-[.E8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3-29">
            <text:p>29.03.2018</text:p>
          </table:table-cell>
          <table:table-cell table:style-name="Excel_20_Built-in_20_Normal"/>
          <table:table-cell table:style-name="Excel_20_Built-in_20_Normal" table:formula="of:=[.B90]" office:value-type="float" office:value="0">
            <text:p>0</text:p>
          </table:table-cell>
          <table:table-cell table:style-name="Excel_20_Built-in_20_Normal"/>
          <table:table-cell table:style-name="ce5" table:formula="of:=IF([.C89] &gt;0;[.D89]-([.C89]-[.B89]);0)" office:value-type="float" office:value="0">
            <text:p>0,00</text:p>
          </table:table-cell>
          <table:table-cell table:style-name="ce5" table:formula="of:=[.D89]-[.E8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3-30">
            <text:p>30.03.2018</text:p>
          </table:table-cell>
          <table:table-cell table:style-name="Excel_20_Built-in_20_Normal"/>
          <table:table-cell table:style-name="Excel_20_Built-in_20_Normal" table:formula="of:=[.B91]" office:value-type="float" office:value="0">
            <text:p>0</text:p>
          </table:table-cell>
          <table:table-cell table:style-name="Excel_20_Built-in_20_Normal"/>
          <table:table-cell table:style-name="ce5" table:formula="of:=IF([.C90] &gt;0;[.D90]-([.C90]-[.B90]);0)" office:value-type="float" office:value="0">
            <text:p>0,00</text:p>
          </table:table-cell>
          <table:table-cell table:style-name="ce5" table:formula="of:=[.D90]-[.E9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3-31">
            <text:p>31.03.2018</text:p>
          </table:table-cell>
          <table:table-cell table:style-name="Excel_20_Built-in_20_Normal"/>
          <table:table-cell table:style-name="Excel_20_Built-in_20_Normal" table:formula="of:=[.B92]" office:value-type="float" office:value="0">
            <text:p>0</text:p>
          </table:table-cell>
          <table:table-cell table:style-name="Excel_20_Built-in_20_Normal"/>
          <table:table-cell table:style-name="ce5" table:formula="of:=IF([.C91] &gt;0;[.D91]-([.C91]-[.B91]);0)" office:value-type="float" office:value="0">
            <text:p>0,00</text:p>
          </table:table-cell>
          <table:table-cell table:style-name="ce5" table:formula="of:=[.D91]-[.E9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4-01">
            <text:p>01.04.2018</text:p>
          </table:table-cell>
          <table:table-cell table:style-name="Excel_20_Built-in_20_Normal"/>
          <table:table-cell table:style-name="Excel_20_Built-in_20_Normal" table:formula="of:=[.B93]" office:value-type="float" office:value="0">
            <text:p>0</text:p>
          </table:table-cell>
          <table:table-cell table:style-name="Excel_20_Built-in_20_Normal"/>
          <table:table-cell table:style-name="ce5" table:formula="of:=IF([.C92] &gt;0;[.D92]-([.C92]-[.B92]);0)" office:value-type="float" office:value="0">
            <text:p>0,00</text:p>
          </table:table-cell>
          <table:table-cell table:style-name="ce5" table:formula="of:=[.D92]-[.E9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4-02">
            <text:p>02.04.2018</text:p>
          </table:table-cell>
          <table:table-cell table:style-name="Excel_20_Built-in_20_Normal"/>
          <table:table-cell table:style-name="Excel_20_Built-in_20_Normal" table:formula="of:=[.B94]" office:value-type="float" office:value="0">
            <text:p>0</text:p>
          </table:table-cell>
          <table:table-cell table:style-name="Excel_20_Built-in_20_Normal"/>
          <table:table-cell table:style-name="ce5" table:formula="of:=IF([.C93] &gt;0;[.D93]-([.C93]-[.B93]);0)" office:value-type="float" office:value="0">
            <text:p>0,00</text:p>
          </table:table-cell>
          <table:table-cell table:style-name="ce5" table:formula="of:=[.D93]-[.E9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4-03">
            <text:p>03.04.2018</text:p>
          </table:table-cell>
          <table:table-cell table:style-name="Excel_20_Built-in_20_Normal"/>
          <table:table-cell table:style-name="Excel_20_Built-in_20_Normal" table:formula="of:=[.B95]" office:value-type="float" office:value="0">
            <text:p>0</text:p>
          </table:table-cell>
          <table:table-cell table:style-name="Excel_20_Built-in_20_Normal"/>
          <table:table-cell table:style-name="ce5" table:formula="of:=IF([.C94] &gt;0;[.D94]-([.C94]-[.B94]);0)" office:value-type="float" office:value="0">
            <text:p>0,00</text:p>
          </table:table-cell>
          <table:table-cell table:style-name="ce5" table:formula="of:=[.D94]-[.E9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4-04">
            <text:p>04.04.2018</text:p>
          </table:table-cell>
          <table:table-cell table:style-name="Excel_20_Built-in_20_Normal"/>
          <table:table-cell table:style-name="Excel_20_Built-in_20_Normal" table:formula="of:=[.B96]" office:value-type="float" office:value="0">
            <text:p>0</text:p>
          </table:table-cell>
          <table:table-cell table:style-name="Excel_20_Built-in_20_Normal"/>
          <table:table-cell table:style-name="ce5" table:formula="of:=IF([.C95] &gt;0;[.D95]-([.C95]-[.B95]);0)" office:value-type="float" office:value="0">
            <text:p>0,00</text:p>
          </table:table-cell>
          <table:table-cell table:style-name="ce5" table:formula="of:=[.D95]-[.E9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4-05">
            <text:p>05.04.2018</text:p>
          </table:table-cell>
          <table:table-cell table:style-name="Excel_20_Built-in_20_Normal"/>
          <table:table-cell table:style-name="Excel_20_Built-in_20_Normal" table:formula="of:=[.B97]" office:value-type="float" office:value="0">
            <text:p>0</text:p>
          </table:table-cell>
          <table:table-cell table:style-name="Excel_20_Built-in_20_Normal"/>
          <table:table-cell table:style-name="ce5" table:formula="of:=IF([.C96] &gt;0;[.D96]-([.C96]-[.B96]);0)" office:value-type="float" office:value="0">
            <text:p>0,00</text:p>
          </table:table-cell>
          <table:table-cell table:style-name="ce5" table:formula="of:=[.D96]-[.E9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4-06">
            <text:p>06.04.2018</text:p>
          </table:table-cell>
          <table:table-cell table:style-name="Excel_20_Built-in_20_Normal"/>
          <table:table-cell table:style-name="Excel_20_Built-in_20_Normal" table:formula="of:=[.B98]" office:value-type="float" office:value="0">
            <text:p>0</text:p>
          </table:table-cell>
          <table:table-cell table:style-name="Excel_20_Built-in_20_Normal"/>
          <table:table-cell table:style-name="ce5" table:formula="of:=IF([.C97] &gt;0;[.D97]-([.C97]-[.B97]);0)" office:value-type="float" office:value="0">
            <text:p>0,00</text:p>
          </table:table-cell>
          <table:table-cell table:style-name="ce5" table:formula="of:=[.D97]-[.E9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4-07">
            <text:p>07.04.2018</text:p>
          </table:table-cell>
          <table:table-cell table:style-name="Excel_20_Built-in_20_Normal"/>
          <table:table-cell table:style-name="Excel_20_Built-in_20_Normal" table:formula="of:=[.B99]" office:value-type="float" office:value="0">
            <text:p>0</text:p>
          </table:table-cell>
          <table:table-cell table:style-name="Excel_20_Built-in_20_Normal"/>
          <table:table-cell table:style-name="ce5" table:formula="of:=IF([.C98] &gt;0;[.D98]-([.C98]-[.B98]);0)" office:value-type="float" office:value="0">
            <text:p>0,00</text:p>
          </table:table-cell>
          <table:table-cell table:style-name="ce5" table:formula="of:=[.D98]-[.E9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4-08">
            <text:p>08.04.2018</text:p>
          </table:table-cell>
          <table:table-cell table:style-name="Excel_20_Built-in_20_Normal"/>
          <table:table-cell table:style-name="Excel_20_Built-in_20_Normal" table:formula="of:=[.B100]" office:value-type="float" office:value="0">
            <text:p>0</text:p>
          </table:table-cell>
          <table:table-cell table:style-name="Excel_20_Built-in_20_Normal"/>
          <table:table-cell table:style-name="ce5" table:formula="of:=IF([.C99] &gt;0;[.D99]-([.C99]-[.B99]);0)" office:value-type="float" office:value="0">
            <text:p>0,00</text:p>
          </table:table-cell>
          <table:table-cell table:style-name="ce5" table:formula="of:=[.D99]-[.E9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4-09">
            <text:p>09.04.2018</text:p>
          </table:table-cell>
          <table:table-cell table:style-name="Excel_20_Built-in_20_Normal"/>
          <table:table-cell table:style-name="Excel_20_Built-in_20_Normal" table:formula="of:=[.B101]" office:value-type="float" office:value="0">
            <text:p>0</text:p>
          </table:table-cell>
          <table:table-cell table:style-name="Excel_20_Built-in_20_Normal"/>
          <table:table-cell table:style-name="ce5" table:formula="of:=IF([.C100] &gt;0;[.D100]-([.C100]-[.B100]);0)" office:value-type="float" office:value="0">
            <text:p>0,00</text:p>
          </table:table-cell>
          <table:table-cell table:style-name="ce5" table:formula="of:=[.D100]-[.E10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4-10">
            <text:p>10.04.2018</text:p>
          </table:table-cell>
          <table:table-cell table:style-name="Excel_20_Built-in_20_Normal"/>
          <table:table-cell table:style-name="Excel_20_Built-in_20_Normal" table:formula="of:=[.B102]" office:value-type="float" office:value="0">
            <text:p>0</text:p>
          </table:table-cell>
          <table:table-cell table:style-name="Excel_20_Built-in_20_Normal"/>
          <table:table-cell table:style-name="ce5" table:formula="of:=IF([.C101] &gt;0;[.D101]-([.C101]-[.B101]);0)" office:value-type="float" office:value="0">
            <text:p>0,00</text:p>
          </table:table-cell>
          <table:table-cell table:style-name="ce5" table:formula="of:=[.D101]-[.E10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4-11">
            <text:p>11.04.2018</text:p>
          </table:table-cell>
          <table:table-cell table:style-name="Excel_20_Built-in_20_Normal"/>
          <table:table-cell table:style-name="Excel_20_Built-in_20_Normal" table:formula="of:=[.B103]" office:value-type="float" office:value="0">
            <text:p>0</text:p>
          </table:table-cell>
          <table:table-cell table:style-name="Excel_20_Built-in_20_Normal"/>
          <table:table-cell table:style-name="ce5" table:formula="of:=IF([.C102] &gt;0;[.D102]-([.C102]-[.B102]);0)" office:value-type="float" office:value="0">
            <text:p>0,00</text:p>
          </table:table-cell>
          <table:table-cell table:style-name="ce5" table:formula="of:=[.D102]-[.E10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4-12">
            <text:p>12.04.2018</text:p>
          </table:table-cell>
          <table:table-cell table:style-name="Excel_20_Built-in_20_Normal"/>
          <table:table-cell table:style-name="Excel_20_Built-in_20_Normal" table:formula="of:=[.B104]" office:value-type="float" office:value="0">
            <text:p>0</text:p>
          </table:table-cell>
          <table:table-cell table:style-name="Excel_20_Built-in_20_Normal"/>
          <table:table-cell table:style-name="ce5" table:formula="of:=IF([.C103] &gt;0;[.D103]-([.C103]-[.B103]);0)" office:value-type="float" office:value="0">
            <text:p>0,00</text:p>
          </table:table-cell>
          <table:table-cell table:style-name="ce5" table:formula="of:=[.D103]-[.E10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4-13">
            <text:p>13.04.2018</text:p>
          </table:table-cell>
          <table:table-cell table:style-name="Excel_20_Built-in_20_Normal"/>
          <table:table-cell table:style-name="Excel_20_Built-in_20_Normal" table:formula="of:=[.B105]" office:value-type="float" office:value="0">
            <text:p>0</text:p>
          </table:table-cell>
          <table:table-cell table:style-name="Excel_20_Built-in_20_Normal"/>
          <table:table-cell table:style-name="ce5" table:formula="of:=IF([.C104] &gt;0;[.D104]-([.C104]-[.B104]);0)" office:value-type="float" office:value="0">
            <text:p>0,00</text:p>
          </table:table-cell>
          <table:table-cell table:style-name="ce5" table:formula="of:=[.D104]-[.E10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4-14">
            <text:p>14.04.2018</text:p>
          </table:table-cell>
          <table:table-cell table:style-name="Excel_20_Built-in_20_Normal"/>
          <table:table-cell table:style-name="Excel_20_Built-in_20_Normal" table:formula="of:=[.B106]" office:value-type="float" office:value="0">
            <text:p>0</text:p>
          </table:table-cell>
          <table:table-cell table:style-name="Excel_20_Built-in_20_Normal"/>
          <table:table-cell table:style-name="ce5" table:formula="of:=IF([.C105] &gt;0;[.D105]-([.C105]-[.B105]);0)" office:value-type="float" office:value="0">
            <text:p>0,00</text:p>
          </table:table-cell>
          <table:table-cell table:style-name="ce5" table:formula="of:=[.D105]-[.E10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4-15">
            <text:p>15.04.2018</text:p>
          </table:table-cell>
          <table:table-cell table:style-name="Excel_20_Built-in_20_Normal"/>
          <table:table-cell table:style-name="Excel_20_Built-in_20_Normal" table:formula="of:=[.B107]" office:value-type="float" office:value="0">
            <text:p>0</text:p>
          </table:table-cell>
          <table:table-cell table:style-name="Excel_20_Built-in_20_Normal"/>
          <table:table-cell table:style-name="ce5" table:formula="of:=IF([.C106] &gt;0;[.D106]-([.C106]-[.B106]);0)" office:value-type="float" office:value="0">
            <text:p>0,00</text:p>
          </table:table-cell>
          <table:table-cell table:style-name="ce5" table:formula="of:=[.D106]-[.E10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4-16">
            <text:p>16.04.2018</text:p>
          </table:table-cell>
          <table:table-cell table:style-name="Excel_20_Built-in_20_Normal"/>
          <table:table-cell table:style-name="Excel_20_Built-in_20_Normal" table:formula="of:=[.B108]" office:value-type="float" office:value="0">
            <text:p>0</text:p>
          </table:table-cell>
          <table:table-cell table:style-name="Excel_20_Built-in_20_Normal"/>
          <table:table-cell table:style-name="ce5" table:formula="of:=IF([.C107] &gt;0;[.D107]-([.C107]-[.B107]);0)" office:value-type="float" office:value="0">
            <text:p>0,00</text:p>
          </table:table-cell>
          <table:table-cell table:style-name="ce5" table:formula="of:=[.D107]-[.E10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4-17">
            <text:p>17.04.2018</text:p>
          </table:table-cell>
          <table:table-cell table:style-name="Excel_20_Built-in_20_Normal"/>
          <table:table-cell table:style-name="Excel_20_Built-in_20_Normal" table:formula="of:=[.B109]" office:value-type="float" office:value="0">
            <text:p>0</text:p>
          </table:table-cell>
          <table:table-cell table:style-name="Excel_20_Built-in_20_Normal"/>
          <table:table-cell table:style-name="ce5" table:formula="of:=IF([.C108] &gt;0;[.D108]-([.C108]-[.B108]);0)" office:value-type="float" office:value="0">
            <text:p>0,00</text:p>
          </table:table-cell>
          <table:table-cell table:style-name="ce5" table:formula="of:=[.D108]-[.E10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4-18">
            <text:p>18.04.2018</text:p>
          </table:table-cell>
          <table:table-cell table:style-name="Excel_20_Built-in_20_Normal"/>
          <table:table-cell table:style-name="Excel_20_Built-in_20_Normal" table:formula="of:=[.B110]" office:value-type="float" office:value="0">
            <text:p>0</text:p>
          </table:table-cell>
          <table:table-cell table:style-name="Excel_20_Built-in_20_Normal"/>
          <table:table-cell table:style-name="ce5" table:formula="of:=IF([.C109] &gt;0;[.D109]-([.C109]-[.B109]);0)" office:value-type="float" office:value="0">
            <text:p>0,00</text:p>
          </table:table-cell>
          <table:table-cell table:style-name="ce5" table:formula="of:=[.D109]-[.E10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4-19">
            <text:p>19.04.2018</text:p>
          </table:table-cell>
          <table:table-cell table:style-name="Excel_20_Built-in_20_Normal"/>
          <table:table-cell table:style-name="Excel_20_Built-in_20_Normal" table:formula="of:=[.B111]" office:value-type="float" office:value="0">
            <text:p>0</text:p>
          </table:table-cell>
          <table:table-cell table:style-name="Excel_20_Built-in_20_Normal"/>
          <table:table-cell table:style-name="ce5" table:formula="of:=IF([.C110] &gt;0;[.D110]-([.C110]-[.B110]);0)" office:value-type="float" office:value="0">
            <text:p>0,00</text:p>
          </table:table-cell>
          <table:table-cell table:style-name="ce5" table:formula="of:=[.D110]-[.E11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4-20">
            <text:p>20.04.2018</text:p>
          </table:table-cell>
          <table:table-cell table:style-name="Excel_20_Built-in_20_Normal"/>
          <table:table-cell table:style-name="Excel_20_Built-in_20_Normal" table:formula="of:=[.B112]" office:value-type="float" office:value="0">
            <text:p>0</text:p>
          </table:table-cell>
          <table:table-cell table:style-name="Excel_20_Built-in_20_Normal"/>
          <table:table-cell table:style-name="ce5" table:formula="of:=IF([.C111] &gt;0;[.D111]-([.C111]-[.B111]);0)" office:value-type="float" office:value="0">
            <text:p>0,00</text:p>
          </table:table-cell>
          <table:table-cell table:style-name="ce5" table:formula="of:=[.D111]-[.E11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4-21">
            <text:p>21.04.2018</text:p>
          </table:table-cell>
          <table:table-cell table:style-name="Excel_20_Built-in_20_Normal"/>
          <table:table-cell table:style-name="Excel_20_Built-in_20_Normal" table:formula="of:=[.B113]" office:value-type="float" office:value="0">
            <text:p>0</text:p>
          </table:table-cell>
          <table:table-cell table:style-name="Excel_20_Built-in_20_Normal"/>
          <table:table-cell table:style-name="ce5" table:formula="of:=IF([.C112] &gt;0;[.D112]-([.C112]-[.B112]);0)" office:value-type="float" office:value="0">
            <text:p>0,00</text:p>
          </table:table-cell>
          <table:table-cell table:style-name="ce5" table:formula="of:=[.D112]-[.E11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4-22">
            <text:p>22.04.2018</text:p>
          </table:table-cell>
          <table:table-cell table:style-name="Excel_20_Built-in_20_Normal"/>
          <table:table-cell table:style-name="Excel_20_Built-in_20_Normal" table:formula="of:=[.B114]" office:value-type="float" office:value="0">
            <text:p>0</text:p>
          </table:table-cell>
          <table:table-cell table:style-name="Excel_20_Built-in_20_Normal"/>
          <table:table-cell table:style-name="ce5" table:formula="of:=IF([.C113] &gt;0;[.D113]-([.C113]-[.B113]);0)" office:value-type="float" office:value="0">
            <text:p>0,00</text:p>
          </table:table-cell>
          <table:table-cell table:style-name="ce5" table:formula="of:=[.D113]-[.E11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4-23">
            <text:p>23.04.2018</text:p>
          </table:table-cell>
          <table:table-cell table:style-name="Excel_20_Built-in_20_Normal"/>
          <table:table-cell table:style-name="Excel_20_Built-in_20_Normal" table:formula="of:=[.B115]" office:value-type="float" office:value="0">
            <text:p>0</text:p>
          </table:table-cell>
          <table:table-cell table:style-name="Excel_20_Built-in_20_Normal"/>
          <table:table-cell table:style-name="ce5" table:formula="of:=IF([.C114] &gt;0;[.D114]-([.C114]-[.B114]);0)" office:value-type="float" office:value="0">
            <text:p>0,00</text:p>
          </table:table-cell>
          <table:table-cell table:style-name="ce5" table:formula="of:=[.D114]-[.E11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4-24">
            <text:p>24.04.2018</text:p>
          </table:table-cell>
          <table:table-cell table:style-name="Excel_20_Built-in_20_Normal"/>
          <table:table-cell table:style-name="Excel_20_Built-in_20_Normal" table:formula="of:=[.B116]" office:value-type="float" office:value="0">
            <text:p>0</text:p>
          </table:table-cell>
          <table:table-cell table:style-name="Excel_20_Built-in_20_Normal"/>
          <table:table-cell table:style-name="ce5" table:formula="of:=IF([.C115] &gt;0;[.D115]-([.C115]-[.B115]);0)" office:value-type="float" office:value="0">
            <text:p>0,00</text:p>
          </table:table-cell>
          <table:table-cell table:style-name="ce5" table:formula="of:=[.D115]-[.E11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4-25">
            <text:p>25.04.2018</text:p>
          </table:table-cell>
          <table:table-cell table:style-name="Excel_20_Built-in_20_Normal"/>
          <table:table-cell table:style-name="Excel_20_Built-in_20_Normal" table:formula="of:=[.B117]" office:value-type="float" office:value="0">
            <text:p>0</text:p>
          </table:table-cell>
          <table:table-cell table:style-name="Excel_20_Built-in_20_Normal"/>
          <table:table-cell table:style-name="ce5" table:formula="of:=IF([.C116] &gt;0;[.D116]-([.C116]-[.B116]);0)" office:value-type="float" office:value="0">
            <text:p>0,00</text:p>
          </table:table-cell>
          <table:table-cell table:style-name="ce5" table:formula="of:=[.D116]-[.E11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4-26">
            <text:p>26.04.2018</text:p>
          </table:table-cell>
          <table:table-cell table:style-name="Excel_20_Built-in_20_Normal"/>
          <table:table-cell table:style-name="Excel_20_Built-in_20_Normal" table:formula="of:=[.B118]" office:value-type="float" office:value="0">
            <text:p>0</text:p>
          </table:table-cell>
          <table:table-cell table:style-name="Excel_20_Built-in_20_Normal"/>
          <table:table-cell table:style-name="ce5" table:formula="of:=IF([.C117] &gt;0;[.D117]-([.C117]-[.B117]);0)" office:value-type="float" office:value="0">
            <text:p>0,00</text:p>
          </table:table-cell>
          <table:table-cell table:style-name="ce5" table:formula="of:=[.D117]-[.E11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4-27">
            <text:p>27.04.2018</text:p>
          </table:table-cell>
          <table:table-cell table:style-name="Excel_20_Built-in_20_Normal"/>
          <table:table-cell table:style-name="Excel_20_Built-in_20_Normal" table:formula="of:=[.B119]" office:value-type="float" office:value="0">
            <text:p>0</text:p>
          </table:table-cell>
          <table:table-cell table:style-name="Excel_20_Built-in_20_Normal"/>
          <table:table-cell table:style-name="ce5" table:formula="of:=IF([.C118] &gt;0;[.D118]-([.C118]-[.B118]);0)" office:value-type="float" office:value="0">
            <text:p>0,00</text:p>
          </table:table-cell>
          <table:table-cell table:style-name="ce5" table:formula="of:=[.D118]-[.E11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4-28">
            <text:p>28.04.2018</text:p>
          </table:table-cell>
          <table:table-cell table:style-name="Excel_20_Built-in_20_Normal"/>
          <table:table-cell table:style-name="Excel_20_Built-in_20_Normal" table:formula="of:=[.B120]" office:value-type="float" office:value="0">
            <text:p>0</text:p>
          </table:table-cell>
          <table:table-cell table:style-name="Excel_20_Built-in_20_Normal"/>
          <table:table-cell table:style-name="ce5" table:formula="of:=IF([.C119] &gt;0;[.D119]-([.C119]-[.B119]);0)" office:value-type="float" office:value="0">
            <text:p>0,00</text:p>
          </table:table-cell>
          <table:table-cell table:style-name="ce5" table:formula="of:=[.D119]-[.E11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4-29">
            <text:p>29.04.2018</text:p>
          </table:table-cell>
          <table:table-cell table:style-name="Excel_20_Built-in_20_Normal"/>
          <table:table-cell table:style-name="Excel_20_Built-in_20_Normal" table:formula="of:=[.B121]" office:value-type="float" office:value="0">
            <text:p>0</text:p>
          </table:table-cell>
          <table:table-cell table:style-name="Excel_20_Built-in_20_Normal"/>
          <table:table-cell table:style-name="ce5" table:formula="of:=IF([.C120] &gt;0;[.D120]-([.C120]-[.B120]);0)" office:value-type="float" office:value="0">
            <text:p>0,00</text:p>
          </table:table-cell>
          <table:table-cell table:style-name="ce5" table:formula="of:=[.D120]-[.E12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4-30">
            <text:p>30.04.2018</text:p>
          </table:table-cell>
          <table:table-cell table:style-name="Excel_20_Built-in_20_Normal"/>
          <table:table-cell table:style-name="Excel_20_Built-in_20_Normal" table:formula="of:=[.B122]" office:value-type="float" office:value="0">
            <text:p>0</text:p>
          </table:table-cell>
          <table:table-cell table:style-name="Excel_20_Built-in_20_Normal"/>
          <table:table-cell table:style-name="ce5" table:formula="of:=IF([.C121] &gt;0;[.D121]-([.C121]-[.B121]);0)" office:value-type="float" office:value="0">
            <text:p>0,00</text:p>
          </table:table-cell>
          <table:table-cell table:style-name="ce5" table:formula="of:=[.D121]-[.E12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5-01">
            <text:p>01.05.2018</text:p>
          </table:table-cell>
          <table:table-cell table:style-name="Excel_20_Built-in_20_Normal"/>
          <table:table-cell table:style-name="Excel_20_Built-in_20_Normal" table:formula="of:=[.B123]" office:value-type="float" office:value="0">
            <text:p>0</text:p>
          </table:table-cell>
          <table:table-cell table:style-name="Excel_20_Built-in_20_Normal"/>
          <table:table-cell table:style-name="ce5" table:formula="of:=IF([.C122] &gt;0;[.D122]-([.C122]-[.B122]);0)" office:value-type="float" office:value="0">
            <text:p>0,00</text:p>
          </table:table-cell>
          <table:table-cell table:style-name="ce5" table:formula="of:=[.D122]-[.E12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5-02">
            <text:p>02.05.2018</text:p>
          </table:table-cell>
          <table:table-cell table:style-name="Excel_20_Built-in_20_Normal"/>
          <table:table-cell table:style-name="Excel_20_Built-in_20_Normal" table:formula="of:=[.B124]" office:value-type="float" office:value="0">
            <text:p>0</text:p>
          </table:table-cell>
          <table:table-cell table:style-name="Excel_20_Built-in_20_Normal"/>
          <table:table-cell table:style-name="ce5" table:formula="of:=IF([.C123] &gt;0;[.D123]-([.C123]-[.B123]);0)" office:value-type="float" office:value="0">
            <text:p>0,00</text:p>
          </table:table-cell>
          <table:table-cell table:style-name="ce5" table:formula="of:=[.D123]-[.E12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5-03">
            <text:p>03.05.2018</text:p>
          </table:table-cell>
          <table:table-cell table:style-name="Excel_20_Built-in_20_Normal"/>
          <table:table-cell table:style-name="Excel_20_Built-in_20_Normal" table:formula="of:=[.B125]" office:value-type="float" office:value="0">
            <text:p>0</text:p>
          </table:table-cell>
          <table:table-cell table:style-name="Excel_20_Built-in_20_Normal"/>
          <table:table-cell table:style-name="ce5" table:formula="of:=IF([.C124] &gt;0;[.D124]-([.C124]-[.B124]);0)" office:value-type="float" office:value="0">
            <text:p>0,00</text:p>
          </table:table-cell>
          <table:table-cell table:style-name="ce5" table:formula="of:=[.D124]-[.E12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5-04">
            <text:p>04.05.2018</text:p>
          </table:table-cell>
          <table:table-cell table:style-name="Excel_20_Built-in_20_Normal"/>
          <table:table-cell table:style-name="Excel_20_Built-in_20_Normal" table:formula="of:=[.B126]" office:value-type="float" office:value="0">
            <text:p>0</text:p>
          </table:table-cell>
          <table:table-cell table:style-name="Excel_20_Built-in_20_Normal"/>
          <table:table-cell table:style-name="ce5" table:formula="of:=IF([.C125] &gt;0;[.D125]-([.C125]-[.B125]);0)" office:value-type="float" office:value="0">
            <text:p>0,00</text:p>
          </table:table-cell>
          <table:table-cell table:style-name="ce5" table:formula="of:=[.D125]-[.E12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5-05">
            <text:p>05.05.2018</text:p>
          </table:table-cell>
          <table:table-cell table:style-name="Excel_20_Built-in_20_Normal"/>
          <table:table-cell table:style-name="Excel_20_Built-in_20_Normal" table:formula="of:=[.B127]" office:value-type="float" office:value="0">
            <text:p>0</text:p>
          </table:table-cell>
          <table:table-cell table:style-name="Excel_20_Built-in_20_Normal"/>
          <table:table-cell table:style-name="ce5" table:formula="of:=IF([.C126] &gt;0;[.D126]-([.C126]-[.B126]);0)" office:value-type="float" office:value="0">
            <text:p>0,00</text:p>
          </table:table-cell>
          <table:table-cell table:style-name="ce5" table:formula="of:=[.D126]-[.E12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5-06">
            <text:p>06.05.2018</text:p>
          </table:table-cell>
          <table:table-cell table:style-name="Excel_20_Built-in_20_Normal"/>
          <table:table-cell table:style-name="Excel_20_Built-in_20_Normal" table:formula="of:=[.B128]" office:value-type="float" office:value="0">
            <text:p>0</text:p>
          </table:table-cell>
          <table:table-cell table:style-name="Excel_20_Built-in_20_Normal"/>
          <table:table-cell table:style-name="ce5" table:formula="of:=IF([.C127] &gt;0;[.D127]-([.C127]-[.B127]);0)" office:value-type="float" office:value="0">
            <text:p>0,00</text:p>
          </table:table-cell>
          <table:table-cell table:style-name="ce5" table:formula="of:=[.D127]-[.E12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5-07">
            <text:p>07.05.2018</text:p>
          </table:table-cell>
          <table:table-cell table:style-name="Excel_20_Built-in_20_Normal"/>
          <table:table-cell table:style-name="Excel_20_Built-in_20_Normal" table:formula="of:=[.B129]" office:value-type="float" office:value="0">
            <text:p>0</text:p>
          </table:table-cell>
          <table:table-cell table:style-name="Excel_20_Built-in_20_Normal"/>
          <table:table-cell table:style-name="ce5" table:formula="of:=IF([.C128] &gt;0;[.D128]-([.C128]-[.B128]);0)" office:value-type="float" office:value="0">
            <text:p>0,00</text:p>
          </table:table-cell>
          <table:table-cell table:style-name="ce5" table:formula="of:=[.D128]-[.E12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5-08">
            <text:p>08.05.2018</text:p>
          </table:table-cell>
          <table:table-cell table:style-name="Excel_20_Built-in_20_Normal"/>
          <table:table-cell table:style-name="Excel_20_Built-in_20_Normal" table:formula="of:=[.B130]" office:value-type="float" office:value="0">
            <text:p>0</text:p>
          </table:table-cell>
          <table:table-cell table:style-name="Excel_20_Built-in_20_Normal"/>
          <table:table-cell table:style-name="ce5" table:formula="of:=IF([.C129] &gt;0;[.D129]-([.C129]-[.B129]);0)" office:value-type="float" office:value="0">
            <text:p>0,00</text:p>
          </table:table-cell>
          <table:table-cell table:style-name="ce5" table:formula="of:=[.D129]-[.E12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5-09">
            <text:p>09.05.2018</text:p>
          </table:table-cell>
          <table:table-cell table:style-name="Excel_20_Built-in_20_Normal"/>
          <table:table-cell table:style-name="Excel_20_Built-in_20_Normal" table:formula="of:=[.B131]" office:value-type="float" office:value="0">
            <text:p>0</text:p>
          </table:table-cell>
          <table:table-cell table:style-name="Excel_20_Built-in_20_Normal"/>
          <table:table-cell table:style-name="ce5" table:formula="of:=IF([.C130] &gt;0;[.D130]-([.C130]-[.B130]);0)" office:value-type="float" office:value="0">
            <text:p>0,00</text:p>
          </table:table-cell>
          <table:table-cell table:style-name="ce5" table:formula="of:=[.D130]-[.E13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5-10">
            <text:p>10.05.2018</text:p>
          </table:table-cell>
          <table:table-cell table:style-name="Excel_20_Built-in_20_Normal"/>
          <table:table-cell table:style-name="Excel_20_Built-in_20_Normal" table:formula="of:=[.B132]" office:value-type="float" office:value="0">
            <text:p>0</text:p>
          </table:table-cell>
          <table:table-cell table:style-name="Excel_20_Built-in_20_Normal"/>
          <table:table-cell table:style-name="ce5" table:formula="of:=IF([.C131] &gt;0;[.D131]-([.C131]-[.B131]);0)" office:value-type="float" office:value="0">
            <text:p>0,00</text:p>
          </table:table-cell>
          <table:table-cell table:style-name="ce5" table:formula="of:=[.D131]-[.E13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5-11">
            <text:p>11.05.2018</text:p>
          </table:table-cell>
          <table:table-cell table:style-name="Excel_20_Built-in_20_Normal"/>
          <table:table-cell table:style-name="Excel_20_Built-in_20_Normal" table:formula="of:=[.B133]" office:value-type="float" office:value="0">
            <text:p>0</text:p>
          </table:table-cell>
          <table:table-cell table:style-name="Excel_20_Built-in_20_Normal"/>
          <table:table-cell table:style-name="ce5" table:formula="of:=IF([.C132] &gt;0;[.D132]-([.C132]-[.B132]);0)" office:value-type="float" office:value="0">
            <text:p>0,00</text:p>
          </table:table-cell>
          <table:table-cell table:style-name="ce5" table:formula="of:=[.D132]-[.E13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5-12">
            <text:p>12.05.2018</text:p>
          </table:table-cell>
          <table:table-cell table:style-name="Excel_20_Built-in_20_Normal"/>
          <table:table-cell table:style-name="Excel_20_Built-in_20_Normal" table:formula="of:=[.B134]" office:value-type="float" office:value="0">
            <text:p>0</text:p>
          </table:table-cell>
          <table:table-cell table:style-name="Excel_20_Built-in_20_Normal"/>
          <table:table-cell table:style-name="ce5" table:formula="of:=IF([.C133] &gt;0;[.D133]-([.C133]-[.B133]);0)" office:value-type="float" office:value="0">
            <text:p>0,00</text:p>
          </table:table-cell>
          <table:table-cell table:style-name="ce5" table:formula="of:=[.D133]-[.E13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5-13">
            <text:p>13.05.2018</text:p>
          </table:table-cell>
          <table:table-cell table:style-name="Excel_20_Built-in_20_Normal"/>
          <table:table-cell table:style-name="Excel_20_Built-in_20_Normal" table:formula="of:=[.B135]" office:value-type="float" office:value="0">
            <text:p>0</text:p>
          </table:table-cell>
          <table:table-cell table:style-name="Excel_20_Built-in_20_Normal"/>
          <table:table-cell table:style-name="ce5" table:formula="of:=IF([.C134] &gt;0;[.D134]-([.C134]-[.B134]);0)" office:value-type="float" office:value="0">
            <text:p>0,00</text:p>
          </table:table-cell>
          <table:table-cell table:style-name="ce5" table:formula="of:=[.D134]-[.E13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5-14">
            <text:p>14.05.2018</text:p>
          </table:table-cell>
          <table:table-cell table:style-name="Excel_20_Built-in_20_Normal"/>
          <table:table-cell table:style-name="Excel_20_Built-in_20_Normal" table:formula="of:=[.B136]" office:value-type="float" office:value="0">
            <text:p>0</text:p>
          </table:table-cell>
          <table:table-cell table:style-name="Excel_20_Built-in_20_Normal"/>
          <table:table-cell table:style-name="ce5" table:formula="of:=IF([.C135] &gt;0;[.D135]-([.C135]-[.B135]);0)" office:value-type="float" office:value="0">
            <text:p>0,00</text:p>
          </table:table-cell>
          <table:table-cell table:style-name="ce5" table:formula="of:=[.D135]-[.E13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5-15">
            <text:p>15.05.2018</text:p>
          </table:table-cell>
          <table:table-cell table:style-name="Excel_20_Built-in_20_Normal"/>
          <table:table-cell table:style-name="Excel_20_Built-in_20_Normal" table:formula="of:=[.B137]" office:value-type="float" office:value="0">
            <text:p>0</text:p>
          </table:table-cell>
          <table:table-cell table:style-name="Excel_20_Built-in_20_Normal"/>
          <table:table-cell table:style-name="ce5" table:formula="of:=IF([.C136] &gt;0;[.D136]-([.C136]-[.B136]);0)" office:value-type="float" office:value="0">
            <text:p>0,00</text:p>
          </table:table-cell>
          <table:table-cell table:style-name="ce5" table:formula="of:=[.D136]-[.E13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5-16">
            <text:p>16.05.2018</text:p>
          </table:table-cell>
          <table:table-cell table:style-name="Excel_20_Built-in_20_Normal"/>
          <table:table-cell table:style-name="Excel_20_Built-in_20_Normal" table:formula="of:=[.B138]" office:value-type="float" office:value="0">
            <text:p>0</text:p>
          </table:table-cell>
          <table:table-cell table:style-name="Excel_20_Built-in_20_Normal"/>
          <table:table-cell table:style-name="ce5" table:formula="of:=IF([.C137] &gt;0;[.D137]-([.C137]-[.B137]);0)" office:value-type="float" office:value="0">
            <text:p>0,00</text:p>
          </table:table-cell>
          <table:table-cell table:style-name="ce5" table:formula="of:=[.D137]-[.E13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5-17">
            <text:p>17.05.2018</text:p>
          </table:table-cell>
          <table:table-cell table:style-name="Excel_20_Built-in_20_Normal"/>
          <table:table-cell table:style-name="Excel_20_Built-in_20_Normal" table:formula="of:=[.B139]" office:value-type="float" office:value="0">
            <text:p>0</text:p>
          </table:table-cell>
          <table:table-cell table:style-name="Excel_20_Built-in_20_Normal"/>
          <table:table-cell table:style-name="ce5" table:formula="of:=IF([.C138] &gt;0;[.D138]-([.C138]-[.B138]);0)" office:value-type="float" office:value="0">
            <text:p>0,00</text:p>
          </table:table-cell>
          <table:table-cell table:style-name="ce5" table:formula="of:=[.D138]-[.E13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5-18">
            <text:p>18.05.2018</text:p>
          </table:table-cell>
          <table:table-cell table:style-name="Excel_20_Built-in_20_Normal"/>
          <table:table-cell table:style-name="Excel_20_Built-in_20_Normal" table:formula="of:=[.B140]" office:value-type="float" office:value="0">
            <text:p>0</text:p>
          </table:table-cell>
          <table:table-cell table:style-name="Excel_20_Built-in_20_Normal"/>
          <table:table-cell table:style-name="ce5" table:formula="of:=IF([.C139] &gt;0;[.D139]-([.C139]-[.B139]);0)" office:value-type="float" office:value="0">
            <text:p>0,00</text:p>
          </table:table-cell>
          <table:table-cell table:style-name="ce5" table:formula="of:=[.D139]-[.E13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5-19">
            <text:p>19.05.2018</text:p>
          </table:table-cell>
          <table:table-cell table:style-name="Excel_20_Built-in_20_Normal"/>
          <table:table-cell table:style-name="Excel_20_Built-in_20_Normal" table:formula="of:=[.B141]" office:value-type="float" office:value="0">
            <text:p>0</text:p>
          </table:table-cell>
          <table:table-cell table:style-name="Excel_20_Built-in_20_Normal"/>
          <table:table-cell table:style-name="ce5" table:formula="of:=IF([.C140] &gt;0;[.D140]-([.C140]-[.B140]);0)" office:value-type="float" office:value="0">
            <text:p>0,00</text:p>
          </table:table-cell>
          <table:table-cell table:style-name="ce5" table:formula="of:=[.D140]-[.E14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5-20">
            <text:p>20.05.2018</text:p>
          </table:table-cell>
          <table:table-cell table:style-name="Excel_20_Built-in_20_Normal"/>
          <table:table-cell table:style-name="Excel_20_Built-in_20_Normal" table:formula="of:=[.B142]" office:value-type="float" office:value="0">
            <text:p>0</text:p>
          </table:table-cell>
          <table:table-cell table:style-name="Excel_20_Built-in_20_Normal"/>
          <table:table-cell table:style-name="ce5" table:formula="of:=IF([.C141] &gt;0;[.D141]-([.C141]-[.B141]);0)" office:value-type="float" office:value="0">
            <text:p>0,00</text:p>
          </table:table-cell>
          <table:table-cell table:style-name="ce5" table:formula="of:=[.D141]-[.E14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5-21">
            <text:p>21.05.2018</text:p>
          </table:table-cell>
          <table:table-cell table:style-name="Excel_20_Built-in_20_Normal"/>
          <table:table-cell table:style-name="Excel_20_Built-in_20_Normal" table:formula="of:=[.B143]" office:value-type="float" office:value="0">
            <text:p>0</text:p>
          </table:table-cell>
          <table:table-cell table:style-name="Excel_20_Built-in_20_Normal"/>
          <table:table-cell table:style-name="ce5" table:formula="of:=IF([.C142] &gt;0;[.D142]-([.C142]-[.B142]);0)" office:value-type="float" office:value="0">
            <text:p>0,00</text:p>
          </table:table-cell>
          <table:table-cell table:style-name="ce5" table:formula="of:=[.D142]-[.E14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5-22">
            <text:p>22.05.2018</text:p>
          </table:table-cell>
          <table:table-cell table:style-name="Excel_20_Built-in_20_Normal"/>
          <table:table-cell table:style-name="Excel_20_Built-in_20_Normal" table:formula="of:=[.B144]" office:value-type="float" office:value="0">
            <text:p>0</text:p>
          </table:table-cell>
          <table:table-cell table:style-name="Excel_20_Built-in_20_Normal"/>
          <table:table-cell table:style-name="ce5" table:formula="of:=IF([.C143] &gt;0;[.D143]-([.C143]-[.B143]);0)" office:value-type="float" office:value="0">
            <text:p>0,00</text:p>
          </table:table-cell>
          <table:table-cell table:style-name="ce5" table:formula="of:=[.D143]-[.E14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5-23">
            <text:p>23.05.2018</text:p>
          </table:table-cell>
          <table:table-cell table:style-name="Excel_20_Built-in_20_Normal"/>
          <table:table-cell table:style-name="Excel_20_Built-in_20_Normal" table:formula="of:=[.B145]" office:value-type="float" office:value="0">
            <text:p>0</text:p>
          </table:table-cell>
          <table:table-cell table:style-name="Excel_20_Built-in_20_Normal"/>
          <table:table-cell table:style-name="ce5" table:formula="of:=IF([.C144] &gt;0;[.D144]-([.C144]-[.B144]);0)" office:value-type="float" office:value="0">
            <text:p>0,00</text:p>
          </table:table-cell>
          <table:table-cell table:style-name="ce5" table:formula="of:=[.D144]-[.E14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5-24">
            <text:p>24.05.2018</text:p>
          </table:table-cell>
          <table:table-cell table:style-name="Excel_20_Built-in_20_Normal"/>
          <table:table-cell table:style-name="Excel_20_Built-in_20_Normal" table:formula="of:=[.B146]" office:value-type="float" office:value="0">
            <text:p>0</text:p>
          </table:table-cell>
          <table:table-cell table:style-name="Excel_20_Built-in_20_Normal"/>
          <table:table-cell table:style-name="ce5" table:formula="of:=IF([.C145] &gt;0;[.D145]-([.C145]-[.B145]);0)" office:value-type="float" office:value="0">
            <text:p>0,00</text:p>
          </table:table-cell>
          <table:table-cell table:style-name="ce5" table:formula="of:=[.D145]-[.E14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5-25">
            <text:p>25.05.2018</text:p>
          </table:table-cell>
          <table:table-cell table:style-name="Excel_20_Built-in_20_Normal"/>
          <table:table-cell table:style-name="Excel_20_Built-in_20_Normal" table:formula="of:=[.B147]" office:value-type="float" office:value="0">
            <text:p>0</text:p>
          </table:table-cell>
          <table:table-cell table:style-name="Excel_20_Built-in_20_Normal"/>
          <table:table-cell table:style-name="ce5" table:formula="of:=IF([.C146] &gt;0;[.D146]-([.C146]-[.B146]);0)" office:value-type="float" office:value="0">
            <text:p>0,00</text:p>
          </table:table-cell>
          <table:table-cell table:style-name="ce5" table:formula="of:=[.D146]-[.E14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5-26">
            <text:p>26.05.2018</text:p>
          </table:table-cell>
          <table:table-cell table:style-name="Excel_20_Built-in_20_Normal"/>
          <table:table-cell table:style-name="Excel_20_Built-in_20_Normal" table:formula="of:=[.B148]" office:value-type="float" office:value="0">
            <text:p>0</text:p>
          </table:table-cell>
          <table:table-cell table:style-name="Excel_20_Built-in_20_Normal"/>
          <table:table-cell table:style-name="ce5" table:formula="of:=IF([.C147] &gt;0;[.D147]-([.C147]-[.B147]);0)" office:value-type="float" office:value="0">
            <text:p>0,00</text:p>
          </table:table-cell>
          <table:table-cell table:style-name="ce5" table:formula="of:=[.D147]-[.E14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5-27">
            <text:p>27.05.2018</text:p>
          </table:table-cell>
          <table:table-cell table:style-name="Excel_20_Built-in_20_Normal"/>
          <table:table-cell table:style-name="Excel_20_Built-in_20_Normal" table:formula="of:=[.B149]" office:value-type="float" office:value="0">
            <text:p>0</text:p>
          </table:table-cell>
          <table:table-cell table:style-name="Excel_20_Built-in_20_Normal"/>
          <table:table-cell table:style-name="ce5" table:formula="of:=IF([.C148] &gt;0;[.D148]-([.C148]-[.B148]);0)" office:value-type="float" office:value="0">
            <text:p>0,00</text:p>
          </table:table-cell>
          <table:table-cell table:style-name="ce5" table:formula="of:=[.D148]-[.E14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5-28">
            <text:p>28.05.2018</text:p>
          </table:table-cell>
          <table:table-cell table:style-name="Excel_20_Built-in_20_Normal"/>
          <table:table-cell table:style-name="Excel_20_Built-in_20_Normal" table:formula="of:=[.B150]" office:value-type="float" office:value="0">
            <text:p>0</text:p>
          </table:table-cell>
          <table:table-cell table:style-name="Excel_20_Built-in_20_Normal"/>
          <table:table-cell table:style-name="ce5" table:formula="of:=IF([.C149] &gt;0;[.D149]-([.C149]-[.B149]);0)" office:value-type="float" office:value="0">
            <text:p>0,00</text:p>
          </table:table-cell>
          <table:table-cell table:style-name="ce5" table:formula="of:=[.D149]-[.E14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5-29">
            <text:p>29.05.2018</text:p>
          </table:table-cell>
          <table:table-cell table:style-name="Excel_20_Built-in_20_Normal"/>
          <table:table-cell table:style-name="Excel_20_Built-in_20_Normal" table:formula="of:=[.B151]" office:value-type="float" office:value="0">
            <text:p>0</text:p>
          </table:table-cell>
          <table:table-cell table:style-name="Excel_20_Built-in_20_Normal"/>
          <table:table-cell table:style-name="ce5" table:formula="of:=IF([.C150] &gt;0;[.D150]-([.C150]-[.B150]);0)" office:value-type="float" office:value="0">
            <text:p>0,00</text:p>
          </table:table-cell>
          <table:table-cell table:style-name="ce5" table:formula="of:=[.D150]-[.E15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5-30">
            <text:p>30.05.2018</text:p>
          </table:table-cell>
          <table:table-cell table:style-name="Excel_20_Built-in_20_Normal"/>
          <table:table-cell table:style-name="Excel_20_Built-in_20_Normal" table:formula="of:=[.B152]" office:value-type="float" office:value="0">
            <text:p>0</text:p>
          </table:table-cell>
          <table:table-cell table:style-name="Excel_20_Built-in_20_Normal"/>
          <table:table-cell table:style-name="ce5" table:formula="of:=IF([.C151] &gt;0;[.D151]-([.C151]-[.B151]);0)" office:value-type="float" office:value="0">
            <text:p>0,00</text:p>
          </table:table-cell>
          <table:table-cell table:style-name="ce5" table:formula="of:=[.D151]-[.E15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5-31">
            <text:p>31.05.2018</text:p>
          </table:table-cell>
          <table:table-cell table:style-name="Excel_20_Built-in_20_Normal"/>
          <table:table-cell table:style-name="Excel_20_Built-in_20_Normal" table:formula="of:=[.B153]" office:value-type="float" office:value="0">
            <text:p>0</text:p>
          </table:table-cell>
          <table:table-cell table:style-name="Excel_20_Built-in_20_Normal"/>
          <table:table-cell table:style-name="ce5" table:formula="of:=IF([.C152] &gt;0;[.D152]-([.C152]-[.B152]);0)" office:value-type="float" office:value="0">
            <text:p>0,00</text:p>
          </table:table-cell>
          <table:table-cell table:style-name="ce5" table:formula="of:=[.D152]-[.E15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6-01">
            <text:p>01.06.2018</text:p>
          </table:table-cell>
          <table:table-cell table:style-name="Excel_20_Built-in_20_Normal"/>
          <table:table-cell table:style-name="Excel_20_Built-in_20_Normal" table:formula="of:=[.B154]" office:value-type="float" office:value="0">
            <text:p>0</text:p>
          </table:table-cell>
          <table:table-cell table:style-name="Excel_20_Built-in_20_Normal"/>
          <table:table-cell table:style-name="ce5" table:formula="of:=IF([.C153] &gt;0;[.D153]-([.C153]-[.B153]);0)" office:value-type="float" office:value="0">
            <text:p>0,00</text:p>
          </table:table-cell>
          <table:table-cell table:style-name="ce5" table:formula="of:=[.D153]-[.E15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6-02">
            <text:p>02.06.2018</text:p>
          </table:table-cell>
          <table:table-cell table:style-name="Excel_20_Built-in_20_Normal"/>
          <table:table-cell table:style-name="Excel_20_Built-in_20_Normal" table:formula="of:=[.B155]" office:value-type="float" office:value="0">
            <text:p>0</text:p>
          </table:table-cell>
          <table:table-cell table:style-name="Excel_20_Built-in_20_Normal"/>
          <table:table-cell table:style-name="ce5" table:formula="of:=IF([.C154] &gt;0;[.D154]-([.C154]-[.B154]);0)" office:value-type="float" office:value="0">
            <text:p>0,00</text:p>
          </table:table-cell>
          <table:table-cell table:style-name="ce5" table:formula="of:=[.D154]-[.E15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6-03">
            <text:p>03.06.2018</text:p>
          </table:table-cell>
          <table:table-cell table:style-name="Excel_20_Built-in_20_Normal"/>
          <table:table-cell table:style-name="Excel_20_Built-in_20_Normal" table:formula="of:=[.B156]" office:value-type="float" office:value="0">
            <text:p>0</text:p>
          </table:table-cell>
          <table:table-cell table:style-name="Excel_20_Built-in_20_Normal"/>
          <table:table-cell table:style-name="ce5" table:formula="of:=IF([.C155] &gt;0;[.D155]-([.C155]-[.B155]);0)" office:value-type="float" office:value="0">
            <text:p>0,00</text:p>
          </table:table-cell>
          <table:table-cell table:style-name="ce5" table:formula="of:=[.D155]-[.E15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6-04">
            <text:p>04.06.2018</text:p>
          </table:table-cell>
          <table:table-cell table:style-name="Excel_20_Built-in_20_Normal"/>
          <table:table-cell table:style-name="Excel_20_Built-in_20_Normal" table:formula="of:=[.B157]" office:value-type="float" office:value="0">
            <text:p>0</text:p>
          </table:table-cell>
          <table:table-cell table:style-name="Excel_20_Built-in_20_Normal"/>
          <table:table-cell table:style-name="ce5" table:formula="of:=IF([.C156] &gt;0;[.D156]-([.C156]-[.B156]);0)" office:value-type="float" office:value="0">
            <text:p>0,00</text:p>
          </table:table-cell>
          <table:table-cell table:style-name="ce5" table:formula="of:=[.D156]-[.E15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6-05">
            <text:p>05.06.2018</text:p>
          </table:table-cell>
          <table:table-cell table:style-name="Excel_20_Built-in_20_Normal"/>
          <table:table-cell table:style-name="Excel_20_Built-in_20_Normal" table:formula="of:=[.B158]" office:value-type="float" office:value="0">
            <text:p>0</text:p>
          </table:table-cell>
          <table:table-cell table:style-name="Excel_20_Built-in_20_Normal"/>
          <table:table-cell table:style-name="ce5" table:formula="of:=IF([.C157] &gt;0;[.D157]-([.C157]-[.B157]);0)" office:value-type="float" office:value="0">
            <text:p>0,00</text:p>
          </table:table-cell>
          <table:table-cell table:style-name="ce5" table:formula="of:=[.D157]-[.E15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6-06">
            <text:p>06.06.2018</text:p>
          </table:table-cell>
          <table:table-cell table:style-name="Excel_20_Built-in_20_Normal"/>
          <table:table-cell table:style-name="Excel_20_Built-in_20_Normal" table:formula="of:=[.B159]" office:value-type="float" office:value="0">
            <text:p>0</text:p>
          </table:table-cell>
          <table:table-cell table:style-name="Excel_20_Built-in_20_Normal"/>
          <table:table-cell table:style-name="ce5" table:formula="of:=IF([.C158] &gt;0;[.D158]-([.C158]-[.B158]);0)" office:value-type="float" office:value="0">
            <text:p>0,00</text:p>
          </table:table-cell>
          <table:table-cell table:style-name="ce5" table:formula="of:=[.D158]-[.E15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6-07">
            <text:p>07.06.2018</text:p>
          </table:table-cell>
          <table:table-cell table:style-name="Excel_20_Built-in_20_Normal"/>
          <table:table-cell table:style-name="Excel_20_Built-in_20_Normal" table:formula="of:=[.B160]" office:value-type="float" office:value="0">
            <text:p>0</text:p>
          </table:table-cell>
          <table:table-cell table:style-name="Excel_20_Built-in_20_Normal"/>
          <table:table-cell table:style-name="ce5" table:formula="of:=IF([.C159] &gt;0;[.D159]-([.C159]-[.B159]);0)" office:value-type="float" office:value="0">
            <text:p>0,00</text:p>
          </table:table-cell>
          <table:table-cell table:style-name="ce5" table:formula="of:=[.D159]-[.E15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6-08">
            <text:p>08.06.2018</text:p>
          </table:table-cell>
          <table:table-cell table:style-name="Excel_20_Built-in_20_Normal"/>
          <table:table-cell table:style-name="Excel_20_Built-in_20_Normal" table:formula="of:=[.B161]" office:value-type="float" office:value="0">
            <text:p>0</text:p>
          </table:table-cell>
          <table:table-cell table:style-name="Excel_20_Built-in_20_Normal"/>
          <table:table-cell table:style-name="ce5" table:formula="of:=IF([.C160] &gt;0;[.D160]-([.C160]-[.B160]);0)" office:value-type="float" office:value="0">
            <text:p>0,00</text:p>
          </table:table-cell>
          <table:table-cell table:style-name="ce5" table:formula="of:=[.D160]-[.E16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6-09">
            <text:p>09.06.2018</text:p>
          </table:table-cell>
          <table:table-cell table:style-name="Excel_20_Built-in_20_Normal"/>
          <table:table-cell table:style-name="Excel_20_Built-in_20_Normal" table:formula="of:=[.B162]" office:value-type="float" office:value="0">
            <text:p>0</text:p>
          </table:table-cell>
          <table:table-cell table:style-name="Excel_20_Built-in_20_Normal"/>
          <table:table-cell table:style-name="ce5" table:formula="of:=IF([.C161] &gt;0;[.D161]-([.C161]-[.B161]);0)" office:value-type="float" office:value="0">
            <text:p>0,00</text:p>
          </table:table-cell>
          <table:table-cell table:style-name="ce5" table:formula="of:=[.D161]-[.E16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6-10">
            <text:p>10.06.2018</text:p>
          </table:table-cell>
          <table:table-cell table:style-name="Excel_20_Built-in_20_Normal"/>
          <table:table-cell table:style-name="Excel_20_Built-in_20_Normal" table:formula="of:=[.B163]" office:value-type="float" office:value="0">
            <text:p>0</text:p>
          </table:table-cell>
          <table:table-cell table:style-name="Excel_20_Built-in_20_Normal"/>
          <table:table-cell table:style-name="ce5" table:formula="of:=IF([.C162] &gt;0;[.D162]-([.C162]-[.B162]);0)" office:value-type="float" office:value="0">
            <text:p>0,00</text:p>
          </table:table-cell>
          <table:table-cell table:style-name="ce5" table:formula="of:=[.D162]-[.E16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6-11">
            <text:p>11.06.2018</text:p>
          </table:table-cell>
          <table:table-cell table:style-name="Excel_20_Built-in_20_Normal"/>
          <table:table-cell table:style-name="Excel_20_Built-in_20_Normal" table:formula="of:=[.B164]" office:value-type="float" office:value="0">
            <text:p>0</text:p>
          </table:table-cell>
          <table:table-cell table:style-name="Excel_20_Built-in_20_Normal"/>
          <table:table-cell table:style-name="ce5" table:formula="of:=IF([.C163] &gt;0;[.D163]-([.C163]-[.B163]);0)" office:value-type="float" office:value="0">
            <text:p>0,00</text:p>
          </table:table-cell>
          <table:table-cell table:style-name="ce5" table:formula="of:=[.D163]-[.E16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6-12">
            <text:p>12.06.2018</text:p>
          </table:table-cell>
          <table:table-cell table:style-name="Excel_20_Built-in_20_Normal"/>
          <table:table-cell table:style-name="Excel_20_Built-in_20_Normal" table:formula="of:=[.B165]" office:value-type="float" office:value="0">
            <text:p>0</text:p>
          </table:table-cell>
          <table:table-cell table:style-name="Excel_20_Built-in_20_Normal"/>
          <table:table-cell table:style-name="ce5" table:formula="of:=IF([.C164] &gt;0;[.D164]-([.C164]-[.B164]);0)" office:value-type="float" office:value="0">
            <text:p>0,00</text:p>
          </table:table-cell>
          <table:table-cell table:style-name="ce5" table:formula="of:=[.D164]-[.E16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6-13">
            <text:p>13.06.2018</text:p>
          </table:table-cell>
          <table:table-cell table:style-name="Excel_20_Built-in_20_Normal"/>
          <table:table-cell table:style-name="Excel_20_Built-in_20_Normal" table:formula="of:=[.B166]" office:value-type="float" office:value="0">
            <text:p>0</text:p>
          </table:table-cell>
          <table:table-cell table:style-name="Excel_20_Built-in_20_Normal"/>
          <table:table-cell table:style-name="ce5" table:formula="of:=IF([.C165] &gt;0;[.D165]-([.C165]-[.B165]);0)" office:value-type="float" office:value="0">
            <text:p>0,00</text:p>
          </table:table-cell>
          <table:table-cell table:style-name="ce5" table:formula="of:=[.D165]-[.E16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6-14">
            <text:p>14.06.2018</text:p>
          </table:table-cell>
          <table:table-cell table:style-name="Excel_20_Built-in_20_Normal"/>
          <table:table-cell table:style-name="Excel_20_Built-in_20_Normal" table:formula="of:=[.B167]" office:value-type="float" office:value="0">
            <text:p>0</text:p>
          </table:table-cell>
          <table:table-cell table:style-name="Excel_20_Built-in_20_Normal"/>
          <table:table-cell table:style-name="ce5" table:formula="of:=IF([.C166] &gt;0;[.D166]-([.C166]-[.B166]);0)" office:value-type="float" office:value="0">
            <text:p>0,00</text:p>
          </table:table-cell>
          <table:table-cell table:style-name="ce5" table:formula="of:=[.D166]-[.E16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6-15">
            <text:p>15.06.2018</text:p>
          </table:table-cell>
          <table:table-cell table:style-name="Excel_20_Built-in_20_Normal"/>
          <table:table-cell table:style-name="Excel_20_Built-in_20_Normal" table:formula="of:=[.B168]" office:value-type="float" office:value="0">
            <text:p>0</text:p>
          </table:table-cell>
          <table:table-cell table:style-name="Excel_20_Built-in_20_Normal"/>
          <table:table-cell table:style-name="ce5" table:formula="of:=IF([.C167] &gt;0;[.D167]-([.C167]-[.B167]);0)" office:value-type="float" office:value="0">
            <text:p>0,00</text:p>
          </table:table-cell>
          <table:table-cell table:style-name="ce5" table:formula="of:=[.D167]-[.E16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6-16">
            <text:p>16.06.2018</text:p>
          </table:table-cell>
          <table:table-cell table:style-name="Excel_20_Built-in_20_Normal"/>
          <table:table-cell table:style-name="Excel_20_Built-in_20_Normal" table:formula="of:=[.B169]" office:value-type="float" office:value="0">
            <text:p>0</text:p>
          </table:table-cell>
          <table:table-cell table:style-name="Excel_20_Built-in_20_Normal"/>
          <table:table-cell table:style-name="ce5" table:formula="of:=IF([.C168] &gt;0;[.D168]-([.C168]-[.B168]);0)" office:value-type="float" office:value="0">
            <text:p>0,00</text:p>
          </table:table-cell>
          <table:table-cell table:style-name="ce5" table:formula="of:=[.D168]-[.E16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6-17">
            <text:p>17.06.2018</text:p>
          </table:table-cell>
          <table:table-cell table:style-name="Excel_20_Built-in_20_Normal"/>
          <table:table-cell table:style-name="Excel_20_Built-in_20_Normal" table:formula="of:=[.B170]" office:value-type="float" office:value="0">
            <text:p>0</text:p>
          </table:table-cell>
          <table:table-cell table:style-name="Excel_20_Built-in_20_Normal"/>
          <table:table-cell table:style-name="ce5" table:formula="of:=IF([.C169] &gt;0;[.D169]-([.C169]-[.B169]);0)" office:value-type="float" office:value="0">
            <text:p>0,00</text:p>
          </table:table-cell>
          <table:table-cell table:style-name="ce5" table:formula="of:=[.D169]-[.E16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6-18">
            <text:p>18.06.2018</text:p>
          </table:table-cell>
          <table:table-cell table:style-name="Excel_20_Built-in_20_Normal"/>
          <table:table-cell table:style-name="Excel_20_Built-in_20_Normal" table:formula="of:=[.B171]" office:value-type="float" office:value="0">
            <text:p>0</text:p>
          </table:table-cell>
          <table:table-cell table:style-name="Excel_20_Built-in_20_Normal"/>
          <table:table-cell table:style-name="ce5" table:formula="of:=IF([.C170] &gt;0;[.D170]-([.C170]-[.B170]);0)" office:value-type="float" office:value="0">
            <text:p>0,00</text:p>
          </table:table-cell>
          <table:table-cell table:style-name="ce5" table:formula="of:=[.D170]-[.E17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6-19">
            <text:p>19.06.2018</text:p>
          </table:table-cell>
          <table:table-cell table:style-name="Excel_20_Built-in_20_Normal"/>
          <table:table-cell table:style-name="Excel_20_Built-in_20_Normal" table:formula="of:=[.B172]" office:value-type="float" office:value="0">
            <text:p>0</text:p>
          </table:table-cell>
          <table:table-cell table:style-name="Excel_20_Built-in_20_Normal"/>
          <table:table-cell table:style-name="ce5" table:formula="of:=IF([.C171] &gt;0;[.D171]-([.C171]-[.B171]);0)" office:value-type="float" office:value="0">
            <text:p>0,00</text:p>
          </table:table-cell>
          <table:table-cell table:style-name="ce5" table:formula="of:=[.D171]-[.E17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6-20">
            <text:p>20.06.2018</text:p>
          </table:table-cell>
          <table:table-cell table:style-name="Excel_20_Built-in_20_Normal"/>
          <table:table-cell table:style-name="Excel_20_Built-in_20_Normal" table:formula="of:=[.B173]" office:value-type="float" office:value="0">
            <text:p>0</text:p>
          </table:table-cell>
          <table:table-cell table:style-name="Excel_20_Built-in_20_Normal"/>
          <table:table-cell table:style-name="ce5" table:formula="of:=IF([.C172] &gt;0;[.D172]-([.C172]-[.B172]);0)" office:value-type="float" office:value="0">
            <text:p>0,00</text:p>
          </table:table-cell>
          <table:table-cell table:style-name="ce5" table:formula="of:=[.D172]-[.E17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6-21">
            <text:p>21.06.2018</text:p>
          </table:table-cell>
          <table:table-cell table:style-name="Excel_20_Built-in_20_Normal"/>
          <table:table-cell table:style-name="Excel_20_Built-in_20_Normal" table:formula="of:=[.B174]" office:value-type="float" office:value="0">
            <text:p>0</text:p>
          </table:table-cell>
          <table:table-cell table:style-name="Excel_20_Built-in_20_Normal"/>
          <table:table-cell table:style-name="ce5" table:formula="of:=IF([.C173] &gt;0;[.D173]-([.C173]-[.B173]);0)" office:value-type="float" office:value="0">
            <text:p>0,00</text:p>
          </table:table-cell>
          <table:table-cell table:style-name="ce5" table:formula="of:=[.D173]-[.E17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6-22">
            <text:p>22.06.2018</text:p>
          </table:table-cell>
          <table:table-cell table:style-name="Excel_20_Built-in_20_Normal"/>
          <table:table-cell table:style-name="Excel_20_Built-in_20_Normal" table:formula="of:=[.B175]" office:value-type="float" office:value="0">
            <text:p>0</text:p>
          </table:table-cell>
          <table:table-cell table:style-name="Excel_20_Built-in_20_Normal"/>
          <table:table-cell table:style-name="ce5" table:formula="of:=IF([.C174] &gt;0;[.D174]-([.C174]-[.B174]);0)" office:value-type="float" office:value="0">
            <text:p>0,00</text:p>
          </table:table-cell>
          <table:table-cell table:style-name="ce5" table:formula="of:=[.D174]-[.E17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6-23">
            <text:p>23.06.2018</text:p>
          </table:table-cell>
          <table:table-cell table:style-name="Excel_20_Built-in_20_Normal"/>
          <table:table-cell table:style-name="Excel_20_Built-in_20_Normal" table:formula="of:=[.B176]" office:value-type="float" office:value="0">
            <text:p>0</text:p>
          </table:table-cell>
          <table:table-cell table:style-name="Excel_20_Built-in_20_Normal"/>
          <table:table-cell table:style-name="ce5" table:formula="of:=IF([.C175] &gt;0;[.D175]-([.C175]-[.B175]);0)" office:value-type="float" office:value="0">
            <text:p>0,00</text:p>
          </table:table-cell>
          <table:table-cell table:style-name="ce5" table:formula="of:=[.D175]-[.E17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6-24">
            <text:p>24.06.2018</text:p>
          </table:table-cell>
          <table:table-cell table:style-name="Excel_20_Built-in_20_Normal"/>
          <table:table-cell table:style-name="Excel_20_Built-in_20_Normal" table:formula="of:=[.B177]" office:value-type="float" office:value="0">
            <text:p>0</text:p>
          </table:table-cell>
          <table:table-cell table:style-name="Excel_20_Built-in_20_Normal"/>
          <table:table-cell table:style-name="ce5" table:formula="of:=IF([.C176] &gt;0;[.D176]-([.C176]-[.B176]);0)" office:value-type="float" office:value="0">
            <text:p>0,00</text:p>
          </table:table-cell>
          <table:table-cell table:style-name="ce5" table:formula="of:=[.D176]-[.E17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6-25">
            <text:p>25.06.2018</text:p>
          </table:table-cell>
          <table:table-cell table:style-name="Excel_20_Built-in_20_Normal"/>
          <table:table-cell table:style-name="Excel_20_Built-in_20_Normal" table:formula="of:=[.B178]" office:value-type="float" office:value="0">
            <text:p>0</text:p>
          </table:table-cell>
          <table:table-cell table:style-name="Excel_20_Built-in_20_Normal"/>
          <table:table-cell table:style-name="ce5" table:formula="of:=IF([.C177] &gt;0;[.D177]-([.C177]-[.B177]);0)" office:value-type="float" office:value="0">
            <text:p>0,00</text:p>
          </table:table-cell>
          <table:table-cell table:style-name="ce5" table:formula="of:=[.D177]-[.E17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6-26">
            <text:p>26.06.2018</text:p>
          </table:table-cell>
          <table:table-cell table:style-name="Excel_20_Built-in_20_Normal"/>
          <table:table-cell table:style-name="Excel_20_Built-in_20_Normal" table:formula="of:=[.B179]" office:value-type="float" office:value="0">
            <text:p>0</text:p>
          </table:table-cell>
          <table:table-cell table:style-name="Excel_20_Built-in_20_Normal"/>
          <table:table-cell table:style-name="ce5" table:formula="of:=IF([.C178] &gt;0;[.D178]-([.C178]-[.B178]);0)" office:value-type="float" office:value="0">
            <text:p>0,00</text:p>
          </table:table-cell>
          <table:table-cell table:style-name="ce5" table:formula="of:=[.D178]-[.E17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6-27">
            <text:p>27.06.2018</text:p>
          </table:table-cell>
          <table:table-cell table:style-name="Excel_20_Built-in_20_Normal"/>
          <table:table-cell table:style-name="Excel_20_Built-in_20_Normal" table:formula="of:=[.B180]" office:value-type="float" office:value="0">
            <text:p>0</text:p>
          </table:table-cell>
          <table:table-cell table:style-name="Excel_20_Built-in_20_Normal"/>
          <table:table-cell table:style-name="ce5" table:formula="of:=IF([.C179] &gt;0;[.D179]-([.C179]-[.B179]);0)" office:value-type="float" office:value="0">
            <text:p>0,00</text:p>
          </table:table-cell>
          <table:table-cell table:style-name="ce5" table:formula="of:=[.D179]-[.E17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6-28">
            <text:p>28.06.2018</text:p>
          </table:table-cell>
          <table:table-cell table:style-name="Excel_20_Built-in_20_Normal"/>
          <table:table-cell table:style-name="Excel_20_Built-in_20_Normal" table:formula="of:=[.B181]" office:value-type="float" office:value="0">
            <text:p>0</text:p>
          </table:table-cell>
          <table:table-cell table:style-name="Excel_20_Built-in_20_Normal"/>
          <table:table-cell table:style-name="ce5" table:formula="of:=IF([.C180] &gt;0;[.D180]-([.C180]-[.B180]);0)" office:value-type="float" office:value="0">
            <text:p>0,00</text:p>
          </table:table-cell>
          <table:table-cell table:style-name="ce5" table:formula="of:=[.D180]-[.E18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6-29">
            <text:p>29.06.2018</text:p>
          </table:table-cell>
          <table:table-cell table:style-name="Excel_20_Built-in_20_Normal"/>
          <table:table-cell table:style-name="Excel_20_Built-in_20_Normal" table:formula="of:=[.B182]" office:value-type="float" office:value="0">
            <text:p>0</text:p>
          </table:table-cell>
          <table:table-cell table:style-name="Excel_20_Built-in_20_Normal"/>
          <table:table-cell table:style-name="ce5" table:formula="of:=IF([.C181] &gt;0;[.D181]-([.C181]-[.B181]);0)" office:value-type="float" office:value="0">
            <text:p>0,00</text:p>
          </table:table-cell>
          <table:table-cell table:style-name="ce5" table:formula="of:=[.D181]-[.E18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6-30">
            <text:p>30.06.2018</text:p>
          </table:table-cell>
          <table:table-cell table:style-name="Excel_20_Built-in_20_Normal"/>
          <table:table-cell table:style-name="Excel_20_Built-in_20_Normal" table:formula="of:=[.B183]" office:value-type="float" office:value="0">
            <text:p>0</text:p>
          </table:table-cell>
          <table:table-cell table:style-name="Excel_20_Built-in_20_Normal"/>
          <table:table-cell table:style-name="ce5" table:formula="of:=IF([.C182] &gt;0;[.D182]-([.C182]-[.B182]);0)" office:value-type="float" office:value="0">
            <text:p>0,00</text:p>
          </table:table-cell>
          <table:table-cell table:style-name="ce5" table:formula="of:=[.D182]-[.E18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7-01">
            <text:p>01.07.2018</text:p>
          </table:table-cell>
          <table:table-cell table:style-name="Excel_20_Built-in_20_Normal"/>
          <table:table-cell table:style-name="Excel_20_Built-in_20_Normal" table:formula="of:=[.B184]" office:value-type="float" office:value="0">
            <text:p>0</text:p>
          </table:table-cell>
          <table:table-cell table:style-name="Excel_20_Built-in_20_Normal"/>
          <table:table-cell table:style-name="ce5" table:formula="of:=IF([.C183] &gt;0;[.D183]-([.C183]-[.B183]);0)" office:value-type="float" office:value="0">
            <text:p>0,00</text:p>
          </table:table-cell>
          <table:table-cell table:style-name="ce5" table:formula="of:=[.D183]-[.E18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7-02">
            <text:p>02.07.2018</text:p>
          </table:table-cell>
          <table:table-cell table:style-name="Excel_20_Built-in_20_Normal"/>
          <table:table-cell table:style-name="Excel_20_Built-in_20_Normal" table:formula="of:=[.B185]" office:value-type="float" office:value="0">
            <text:p>0</text:p>
          </table:table-cell>
          <table:table-cell table:style-name="Excel_20_Built-in_20_Normal"/>
          <table:table-cell table:style-name="ce5" table:formula="of:=IF([.C184] &gt;0;[.D184]-([.C184]-[.B184]);0)" office:value-type="float" office:value="0">
            <text:p>0,00</text:p>
          </table:table-cell>
          <table:table-cell table:style-name="ce5" table:formula="of:=[.D184]-[.E18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7-03">
            <text:p>03.07.2018</text:p>
          </table:table-cell>
          <table:table-cell table:style-name="Excel_20_Built-in_20_Normal"/>
          <table:table-cell table:style-name="Excel_20_Built-in_20_Normal" table:formula="of:=[.B186]" office:value-type="float" office:value="0">
            <text:p>0</text:p>
          </table:table-cell>
          <table:table-cell table:style-name="Excel_20_Built-in_20_Normal"/>
          <table:table-cell table:style-name="ce5" table:formula="of:=IF([.C185] &gt;0;[.D185]-([.C185]-[.B185]);0)" office:value-type="float" office:value="0">
            <text:p>0,00</text:p>
          </table:table-cell>
          <table:table-cell table:style-name="ce5" table:formula="of:=[.D185]-[.E18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7-04">
            <text:p>04.07.2018</text:p>
          </table:table-cell>
          <table:table-cell table:style-name="Excel_20_Built-in_20_Normal"/>
          <table:table-cell table:style-name="Excel_20_Built-in_20_Normal" table:formula="of:=[.B187]" office:value-type="float" office:value="0">
            <text:p>0</text:p>
          </table:table-cell>
          <table:table-cell table:style-name="Excel_20_Built-in_20_Normal"/>
          <table:table-cell table:style-name="ce5" table:formula="of:=IF([.C186] &gt;0;[.D186]-([.C186]-[.B186]);0)" office:value-type="float" office:value="0">
            <text:p>0,00</text:p>
          </table:table-cell>
          <table:table-cell table:style-name="ce5" table:formula="of:=[.D186]-[.E18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7-05">
            <text:p>05.07.2018</text:p>
          </table:table-cell>
          <table:table-cell table:style-name="Excel_20_Built-in_20_Normal"/>
          <table:table-cell table:style-name="Excel_20_Built-in_20_Normal" table:formula="of:=[.B188]" office:value-type="float" office:value="0">
            <text:p>0</text:p>
          </table:table-cell>
          <table:table-cell table:style-name="Excel_20_Built-in_20_Normal"/>
          <table:table-cell table:style-name="ce5" table:formula="of:=IF([.C187] &gt;0;[.D187]-([.C187]-[.B187]);0)" office:value-type="float" office:value="0">
            <text:p>0,00</text:p>
          </table:table-cell>
          <table:table-cell table:style-name="ce5" table:formula="of:=[.D187]-[.E18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7-06">
            <text:p>06.07.2018</text:p>
          </table:table-cell>
          <table:table-cell table:style-name="Excel_20_Built-in_20_Normal"/>
          <table:table-cell table:style-name="Excel_20_Built-in_20_Normal" table:formula="of:=[.B189]" office:value-type="float" office:value="0">
            <text:p>0</text:p>
          </table:table-cell>
          <table:table-cell table:style-name="Excel_20_Built-in_20_Normal"/>
          <table:table-cell table:style-name="ce5" table:formula="of:=IF([.C188] &gt;0;[.D188]-([.C188]-[.B188]);0)" office:value-type="float" office:value="0">
            <text:p>0,00</text:p>
          </table:table-cell>
          <table:table-cell table:style-name="ce5" table:formula="of:=[.D188]-[.E18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7-07">
            <text:p>07.07.2018</text:p>
          </table:table-cell>
          <table:table-cell table:style-name="Excel_20_Built-in_20_Normal"/>
          <table:table-cell table:style-name="Excel_20_Built-in_20_Normal" table:formula="of:=[.B190]" office:value-type="float" office:value="0">
            <text:p>0</text:p>
          </table:table-cell>
          <table:table-cell table:style-name="Excel_20_Built-in_20_Normal"/>
          <table:table-cell table:style-name="ce5" table:formula="of:=IF([.C189] &gt;0;[.D189]-([.C189]-[.B189]);0)" office:value-type="float" office:value="0">
            <text:p>0,00</text:p>
          </table:table-cell>
          <table:table-cell table:style-name="ce5" table:formula="of:=[.D189]-[.E18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7-08">
            <text:p>08.07.2018</text:p>
          </table:table-cell>
          <table:table-cell table:style-name="Excel_20_Built-in_20_Normal"/>
          <table:table-cell table:style-name="Excel_20_Built-in_20_Normal" table:formula="of:=[.B191]" office:value-type="float" office:value="0">
            <text:p>0</text:p>
          </table:table-cell>
          <table:table-cell table:style-name="Excel_20_Built-in_20_Normal"/>
          <table:table-cell table:style-name="ce5" table:formula="of:=IF([.C190] &gt;0;[.D190]-([.C190]-[.B190]);0)" office:value-type="float" office:value="0">
            <text:p>0,00</text:p>
          </table:table-cell>
          <table:table-cell table:style-name="ce5" table:formula="of:=[.D190]-[.E19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7-09">
            <text:p>09.07.2018</text:p>
          </table:table-cell>
          <table:table-cell table:style-name="Excel_20_Built-in_20_Normal"/>
          <table:table-cell table:style-name="Excel_20_Built-in_20_Normal" table:formula="of:=[.B192]" office:value-type="float" office:value="0">
            <text:p>0</text:p>
          </table:table-cell>
          <table:table-cell table:style-name="Excel_20_Built-in_20_Normal"/>
          <table:table-cell table:style-name="ce5" table:formula="of:=IF([.C191] &gt;0;[.D191]-([.C191]-[.B191]);0)" office:value-type="float" office:value="0">
            <text:p>0,00</text:p>
          </table:table-cell>
          <table:table-cell table:style-name="ce5" table:formula="of:=[.D191]-[.E19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7-10">
            <text:p>10.07.2018</text:p>
          </table:table-cell>
          <table:table-cell table:style-name="Excel_20_Built-in_20_Normal"/>
          <table:table-cell table:style-name="Excel_20_Built-in_20_Normal" table:formula="of:=[.B193]" office:value-type="float" office:value="0">
            <text:p>0</text:p>
          </table:table-cell>
          <table:table-cell table:style-name="Excel_20_Built-in_20_Normal"/>
          <table:table-cell table:style-name="ce5" table:formula="of:=IF([.C192] &gt;0;[.D192]-([.C192]-[.B192]);0)" office:value-type="float" office:value="0">
            <text:p>0,00</text:p>
          </table:table-cell>
          <table:table-cell table:style-name="ce5" table:formula="of:=[.D192]-[.E19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7-11">
            <text:p>11.07.2018</text:p>
          </table:table-cell>
          <table:table-cell table:style-name="Excel_20_Built-in_20_Normal"/>
          <table:table-cell table:style-name="Excel_20_Built-in_20_Normal" table:formula="of:=[.B194]" office:value-type="float" office:value="0">
            <text:p>0</text:p>
          </table:table-cell>
          <table:table-cell table:style-name="Excel_20_Built-in_20_Normal"/>
          <table:table-cell table:style-name="ce5" table:formula="of:=IF([.C193] &gt;0;[.D193]-([.C193]-[.B193]);0)" office:value-type="float" office:value="0">
            <text:p>0,00</text:p>
          </table:table-cell>
          <table:table-cell table:style-name="ce5" table:formula="of:=[.D193]-[.E19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7-12">
            <text:p>12.07.2018</text:p>
          </table:table-cell>
          <table:table-cell table:style-name="Excel_20_Built-in_20_Normal"/>
          <table:table-cell table:style-name="Excel_20_Built-in_20_Normal" table:formula="of:=[.B195]" office:value-type="float" office:value="0">
            <text:p>0</text:p>
          </table:table-cell>
          <table:table-cell table:style-name="Excel_20_Built-in_20_Normal"/>
          <table:table-cell table:style-name="ce5" table:formula="of:=IF([.C194] &gt;0;[.D194]-([.C194]-[.B194]);0)" office:value-type="float" office:value="0">
            <text:p>0,00</text:p>
          </table:table-cell>
          <table:table-cell table:style-name="ce5" table:formula="of:=[.D194]-[.E19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7-13">
            <text:p>13.07.2018</text:p>
          </table:table-cell>
          <table:table-cell table:style-name="Excel_20_Built-in_20_Normal"/>
          <table:table-cell table:style-name="Excel_20_Built-in_20_Normal" table:formula="of:=[.B196]" office:value-type="float" office:value="0">
            <text:p>0</text:p>
          </table:table-cell>
          <table:table-cell table:style-name="Excel_20_Built-in_20_Normal"/>
          <table:table-cell table:style-name="ce5" table:formula="of:=IF([.C195] &gt;0;[.D195]-([.C195]-[.B195]);0)" office:value-type="float" office:value="0">
            <text:p>0,00</text:p>
          </table:table-cell>
          <table:table-cell table:style-name="ce5" table:formula="of:=[.D195]-[.E19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7-14">
            <text:p>14.07.2018</text:p>
          </table:table-cell>
          <table:table-cell table:style-name="Excel_20_Built-in_20_Normal"/>
          <table:table-cell table:style-name="Excel_20_Built-in_20_Normal" table:formula="of:=[.B197]" office:value-type="float" office:value="0">
            <text:p>0</text:p>
          </table:table-cell>
          <table:table-cell table:style-name="Excel_20_Built-in_20_Normal"/>
          <table:table-cell table:style-name="ce5" table:formula="of:=IF([.C196] &gt;0;[.D196]-([.C196]-[.B196]);0)" office:value-type="float" office:value="0">
            <text:p>0,00</text:p>
          </table:table-cell>
          <table:table-cell table:style-name="ce5" table:formula="of:=[.D196]-[.E19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7-15">
            <text:p>15.07.2018</text:p>
          </table:table-cell>
          <table:table-cell table:style-name="Excel_20_Built-in_20_Normal"/>
          <table:table-cell table:style-name="Excel_20_Built-in_20_Normal" table:formula="of:=[.B198]" office:value-type="float" office:value="0">
            <text:p>0</text:p>
          </table:table-cell>
          <table:table-cell table:style-name="Excel_20_Built-in_20_Normal"/>
          <table:table-cell table:style-name="ce5" table:formula="of:=IF([.C197] &gt;0;[.D197]-([.C197]-[.B197]);0)" office:value-type="float" office:value="0">
            <text:p>0,00</text:p>
          </table:table-cell>
          <table:table-cell table:style-name="ce5" table:formula="of:=[.D197]-[.E19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7-16">
            <text:p>16.07.2018</text:p>
          </table:table-cell>
          <table:table-cell table:style-name="Excel_20_Built-in_20_Normal"/>
          <table:table-cell table:style-name="Excel_20_Built-in_20_Normal" table:formula="of:=[.B199]" office:value-type="float" office:value="0">
            <text:p>0</text:p>
          </table:table-cell>
          <table:table-cell table:style-name="Excel_20_Built-in_20_Normal"/>
          <table:table-cell table:style-name="ce5" table:formula="of:=IF([.C198] &gt;0;[.D198]-([.C198]-[.B198]);0)" office:value-type="float" office:value="0">
            <text:p>0,00</text:p>
          </table:table-cell>
          <table:table-cell table:style-name="ce5" table:formula="of:=[.D198]-[.E19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7-17">
            <text:p>17.07.2018</text:p>
          </table:table-cell>
          <table:table-cell table:style-name="Excel_20_Built-in_20_Normal"/>
          <table:table-cell table:style-name="Excel_20_Built-in_20_Normal" table:formula="of:=[.B200]" office:value-type="float" office:value="0">
            <text:p>0</text:p>
          </table:table-cell>
          <table:table-cell table:style-name="Excel_20_Built-in_20_Normal"/>
          <table:table-cell table:style-name="ce5" table:formula="of:=IF([.C199] &gt;0;[.D199]-([.C199]-[.B199]);0)" office:value-type="float" office:value="0">
            <text:p>0,00</text:p>
          </table:table-cell>
          <table:table-cell table:style-name="ce5" table:formula="of:=[.D199]-[.E19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7-18">
            <text:p>18.07.2018</text:p>
          </table:table-cell>
          <table:table-cell table:style-name="Excel_20_Built-in_20_Normal"/>
          <table:table-cell table:style-name="Excel_20_Built-in_20_Normal" table:formula="of:=[.B201]" office:value-type="float" office:value="0">
            <text:p>0</text:p>
          </table:table-cell>
          <table:table-cell table:style-name="Excel_20_Built-in_20_Normal"/>
          <table:table-cell table:style-name="ce5" table:formula="of:=IF([.C200] &gt;0;[.D200]-([.C200]-[.B200]);0)" office:value-type="float" office:value="0">
            <text:p>0,00</text:p>
          </table:table-cell>
          <table:table-cell table:style-name="ce5" table:formula="of:=[.D200]-[.E20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7-19">
            <text:p>19.07.2018</text:p>
          </table:table-cell>
          <table:table-cell table:style-name="Excel_20_Built-in_20_Normal"/>
          <table:table-cell table:style-name="Excel_20_Built-in_20_Normal" table:formula="of:=[.B202]" office:value-type="float" office:value="0">
            <text:p>0</text:p>
          </table:table-cell>
          <table:table-cell table:style-name="Excel_20_Built-in_20_Normal"/>
          <table:table-cell table:style-name="ce5" table:formula="of:=IF([.C201] &gt;0;[.D201]-([.C201]-[.B201]);0)" office:value-type="float" office:value="0">
            <text:p>0,00</text:p>
          </table:table-cell>
          <table:table-cell table:style-name="ce5" table:formula="of:=[.D201]-[.E20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7-20">
            <text:p>20.07.2018</text:p>
          </table:table-cell>
          <table:table-cell table:style-name="Excel_20_Built-in_20_Normal"/>
          <table:table-cell table:style-name="Excel_20_Built-in_20_Normal" table:formula="of:=[.B203]" office:value-type="float" office:value="0">
            <text:p>0</text:p>
          </table:table-cell>
          <table:table-cell table:style-name="Excel_20_Built-in_20_Normal"/>
          <table:table-cell table:style-name="ce5" table:formula="of:=IF([.C202] &gt;0;[.D202]-([.C202]-[.B202]);0)" office:value-type="float" office:value="0">
            <text:p>0,00</text:p>
          </table:table-cell>
          <table:table-cell table:style-name="ce5" table:formula="of:=[.D202]-[.E20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7-21">
            <text:p>21.07.2018</text:p>
          </table:table-cell>
          <table:table-cell table:style-name="Excel_20_Built-in_20_Normal"/>
          <table:table-cell table:style-name="Excel_20_Built-in_20_Normal" table:formula="of:=[.B204]" office:value-type="float" office:value="0">
            <text:p>0</text:p>
          </table:table-cell>
          <table:table-cell table:style-name="Excel_20_Built-in_20_Normal"/>
          <table:table-cell table:style-name="ce5" table:formula="of:=IF([.C203] &gt;0;[.D203]-([.C203]-[.B203]);0)" office:value-type="float" office:value="0">
            <text:p>0,00</text:p>
          </table:table-cell>
          <table:table-cell table:style-name="ce5" table:formula="of:=[.D203]-[.E20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7-22">
            <text:p>22.07.2018</text:p>
          </table:table-cell>
          <table:table-cell table:style-name="Excel_20_Built-in_20_Normal"/>
          <table:table-cell table:style-name="Excel_20_Built-in_20_Normal" table:formula="of:=[.B205]" office:value-type="float" office:value="0">
            <text:p>0</text:p>
          </table:table-cell>
          <table:table-cell table:style-name="Excel_20_Built-in_20_Normal"/>
          <table:table-cell table:style-name="ce5" table:formula="of:=IF([.C204] &gt;0;[.D204]-([.C204]-[.B204]);0)" office:value-type="float" office:value="0">
            <text:p>0,00</text:p>
          </table:table-cell>
          <table:table-cell table:style-name="ce5" table:formula="of:=[.D204]-[.E20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7-23">
            <text:p>23.07.2018</text:p>
          </table:table-cell>
          <table:table-cell table:style-name="Excel_20_Built-in_20_Normal"/>
          <table:table-cell table:style-name="Excel_20_Built-in_20_Normal" table:formula="of:=[.B206]" office:value-type="float" office:value="0">
            <text:p>0</text:p>
          </table:table-cell>
          <table:table-cell table:style-name="Excel_20_Built-in_20_Normal"/>
          <table:table-cell table:style-name="ce5" table:formula="of:=IF([.C205] &gt;0;[.D205]-([.C205]-[.B205]);0)" office:value-type="float" office:value="0">
            <text:p>0,00</text:p>
          </table:table-cell>
          <table:table-cell table:style-name="ce5" table:formula="of:=[.D205]-[.E20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7-24">
            <text:p>24.07.2018</text:p>
          </table:table-cell>
          <table:table-cell table:style-name="Excel_20_Built-in_20_Normal"/>
          <table:table-cell table:style-name="Excel_20_Built-in_20_Normal" table:formula="of:=[.B207]" office:value-type="float" office:value="0">
            <text:p>0</text:p>
          </table:table-cell>
          <table:table-cell table:style-name="Excel_20_Built-in_20_Normal"/>
          <table:table-cell table:style-name="ce5" table:formula="of:=IF([.C206] &gt;0;[.D206]-([.C206]-[.B206]);0)" office:value-type="float" office:value="0">
            <text:p>0,00</text:p>
          </table:table-cell>
          <table:table-cell table:style-name="ce5" table:formula="of:=[.D206]-[.E20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7-25">
            <text:p>25.07.2018</text:p>
          </table:table-cell>
          <table:table-cell table:style-name="Excel_20_Built-in_20_Normal"/>
          <table:table-cell table:style-name="Excel_20_Built-in_20_Normal" table:formula="of:=[.B208]" office:value-type="float" office:value="0">
            <text:p>0</text:p>
          </table:table-cell>
          <table:table-cell table:style-name="Excel_20_Built-in_20_Normal"/>
          <table:table-cell table:style-name="ce5" table:formula="of:=IF([.C207] &gt;0;[.D207]-([.C207]-[.B207]);0)" office:value-type="float" office:value="0">
            <text:p>0,00</text:p>
          </table:table-cell>
          <table:table-cell table:style-name="ce5" table:formula="of:=[.D207]-[.E20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7-26">
            <text:p>26.07.2018</text:p>
          </table:table-cell>
          <table:table-cell table:style-name="Excel_20_Built-in_20_Normal"/>
          <table:table-cell table:style-name="Excel_20_Built-in_20_Normal" table:formula="of:=[.B209]" office:value-type="float" office:value="0">
            <text:p>0</text:p>
          </table:table-cell>
          <table:table-cell table:style-name="Excel_20_Built-in_20_Normal"/>
          <table:table-cell table:style-name="ce5" table:formula="of:=IF([.C208] &gt;0;[.D208]-([.C208]-[.B208]);0)" office:value-type="float" office:value="0">
            <text:p>0,00</text:p>
          </table:table-cell>
          <table:table-cell table:style-name="ce5" table:formula="of:=[.D208]-[.E20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7-27">
            <text:p>27.07.2018</text:p>
          </table:table-cell>
          <table:table-cell table:style-name="Excel_20_Built-in_20_Normal"/>
          <table:table-cell table:style-name="Excel_20_Built-in_20_Normal" table:formula="of:=[.B210]" office:value-type="float" office:value="0">
            <text:p>0</text:p>
          </table:table-cell>
          <table:table-cell table:style-name="Excel_20_Built-in_20_Normal"/>
          <table:table-cell table:style-name="ce5" table:formula="of:=IF([.C209] &gt;0;[.D209]-([.C209]-[.B209]);0)" office:value-type="float" office:value="0">
            <text:p>0,00</text:p>
          </table:table-cell>
          <table:table-cell table:style-name="ce5" table:formula="of:=[.D209]-[.E20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7-28">
            <text:p>28.07.2018</text:p>
          </table:table-cell>
          <table:table-cell table:style-name="Excel_20_Built-in_20_Normal"/>
          <table:table-cell table:style-name="Excel_20_Built-in_20_Normal" table:formula="of:=[.B211]" office:value-type="float" office:value="0">
            <text:p>0</text:p>
          </table:table-cell>
          <table:table-cell table:style-name="Excel_20_Built-in_20_Normal"/>
          <table:table-cell table:style-name="ce5" table:formula="of:=IF([.C210] &gt;0;[.D210]-([.C210]-[.B210]);0)" office:value-type="float" office:value="0">
            <text:p>0,00</text:p>
          </table:table-cell>
          <table:table-cell table:style-name="ce5" table:formula="of:=[.D210]-[.E21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7-29">
            <text:p>29.07.2018</text:p>
          </table:table-cell>
          <table:table-cell table:style-name="Excel_20_Built-in_20_Normal"/>
          <table:table-cell table:style-name="Excel_20_Built-in_20_Normal" table:formula="of:=[.B212]" office:value-type="float" office:value="0">
            <text:p>0</text:p>
          </table:table-cell>
          <table:table-cell table:style-name="Excel_20_Built-in_20_Normal"/>
          <table:table-cell table:style-name="ce5" table:formula="of:=IF([.C211] &gt;0;[.D211]-([.C211]-[.B211]);0)" office:value-type="float" office:value="0">
            <text:p>0,00</text:p>
          </table:table-cell>
          <table:table-cell table:style-name="ce5" table:formula="of:=[.D211]-[.E21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7-30">
            <text:p>30.07.2018</text:p>
          </table:table-cell>
          <table:table-cell table:style-name="Excel_20_Built-in_20_Normal"/>
          <table:table-cell table:style-name="Excel_20_Built-in_20_Normal" table:formula="of:=[.B213]" office:value-type="float" office:value="0">
            <text:p>0</text:p>
          </table:table-cell>
          <table:table-cell table:style-name="Excel_20_Built-in_20_Normal"/>
          <table:table-cell table:style-name="ce5" table:formula="of:=IF([.C212] &gt;0;[.D212]-([.C212]-[.B212]);0)" office:value-type="float" office:value="0">
            <text:p>0,00</text:p>
          </table:table-cell>
          <table:table-cell table:style-name="ce5" table:formula="of:=[.D212]-[.E21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7-31">
            <text:p>31.07.2018</text:p>
          </table:table-cell>
          <table:table-cell table:style-name="Excel_20_Built-in_20_Normal"/>
          <table:table-cell table:style-name="Excel_20_Built-in_20_Normal" table:formula="of:=[.B214]" office:value-type="float" office:value="0">
            <text:p>0</text:p>
          </table:table-cell>
          <table:table-cell table:style-name="Excel_20_Built-in_20_Normal"/>
          <table:table-cell table:style-name="ce5" table:formula="of:=IF([.C213] &gt;0;[.D213]-([.C213]-[.B213]);0)" office:value-type="float" office:value="0">
            <text:p>0,00</text:p>
          </table:table-cell>
          <table:table-cell table:style-name="ce5" table:formula="of:=[.D213]-[.E21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8-01">
            <text:p>01.08.2018</text:p>
          </table:table-cell>
          <table:table-cell table:style-name="Excel_20_Built-in_20_Normal"/>
          <table:table-cell table:style-name="Excel_20_Built-in_20_Normal" table:formula="of:=[.B215]" office:value-type="float" office:value="0">
            <text:p>0</text:p>
          </table:table-cell>
          <table:table-cell table:style-name="Excel_20_Built-in_20_Normal"/>
          <table:table-cell table:style-name="ce5" table:formula="of:=IF([.C214] &gt;0;[.D214]-([.C214]-[.B214]);0)" office:value-type="float" office:value="0">
            <text:p>0,00</text:p>
          </table:table-cell>
          <table:table-cell table:style-name="ce5" table:formula="of:=[.D214]-[.E21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8-02">
            <text:p>02.08.2018</text:p>
          </table:table-cell>
          <table:table-cell table:style-name="Excel_20_Built-in_20_Normal"/>
          <table:table-cell table:style-name="Excel_20_Built-in_20_Normal" table:formula="of:=[.B216]" office:value-type="float" office:value="0">
            <text:p>0</text:p>
          </table:table-cell>
          <table:table-cell table:style-name="Excel_20_Built-in_20_Normal"/>
          <table:table-cell table:style-name="ce5" table:formula="of:=IF([.C215] &gt;0;[.D215]-([.C215]-[.B215]);0)" office:value-type="float" office:value="0">
            <text:p>0,00</text:p>
          </table:table-cell>
          <table:table-cell table:style-name="ce5" table:formula="of:=[.D215]-[.E21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8-03">
            <text:p>03.08.2018</text:p>
          </table:table-cell>
          <table:table-cell table:style-name="Excel_20_Built-in_20_Normal"/>
          <table:table-cell table:style-name="Excel_20_Built-in_20_Normal" table:formula="of:=[.B217]" office:value-type="float" office:value="0">
            <text:p>0</text:p>
          </table:table-cell>
          <table:table-cell table:style-name="Excel_20_Built-in_20_Normal"/>
          <table:table-cell table:style-name="ce5" table:formula="of:=IF([.C216] &gt;0;[.D216]-([.C216]-[.B216]);0)" office:value-type="float" office:value="0">
            <text:p>0,00</text:p>
          </table:table-cell>
          <table:table-cell table:style-name="ce5" table:formula="of:=[.D216]-[.E21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8-04">
            <text:p>04.08.2018</text:p>
          </table:table-cell>
          <table:table-cell table:style-name="Excel_20_Built-in_20_Normal"/>
          <table:table-cell table:style-name="Excel_20_Built-in_20_Normal" table:formula="of:=[.B218]" office:value-type="float" office:value="0">
            <text:p>0</text:p>
          </table:table-cell>
          <table:table-cell table:style-name="Excel_20_Built-in_20_Normal"/>
          <table:table-cell table:style-name="ce5" table:formula="of:=IF([.C217] &gt;0;[.D217]-([.C217]-[.B217]);0)" office:value-type="float" office:value="0">
            <text:p>0,00</text:p>
          </table:table-cell>
          <table:table-cell table:style-name="ce5" table:formula="of:=[.D217]-[.E21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8-05">
            <text:p>05.08.2018</text:p>
          </table:table-cell>
          <table:table-cell table:style-name="Excel_20_Built-in_20_Normal"/>
          <table:table-cell table:style-name="Excel_20_Built-in_20_Normal" table:formula="of:=[.B219]" office:value-type="float" office:value="0">
            <text:p>0</text:p>
          </table:table-cell>
          <table:table-cell table:style-name="Excel_20_Built-in_20_Normal"/>
          <table:table-cell table:style-name="ce5" table:formula="of:=IF([.C218] &gt;0;[.D218]-([.C218]-[.B218]);0)" office:value-type="float" office:value="0">
            <text:p>0,00</text:p>
          </table:table-cell>
          <table:table-cell table:style-name="ce5" table:formula="of:=[.D218]-[.E21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8-06">
            <text:p>06.08.2018</text:p>
          </table:table-cell>
          <table:table-cell table:style-name="Excel_20_Built-in_20_Normal"/>
          <table:table-cell table:style-name="Excel_20_Built-in_20_Normal" table:formula="of:=[.B220]" office:value-type="float" office:value="0">
            <text:p>0</text:p>
          </table:table-cell>
          <table:table-cell table:style-name="Excel_20_Built-in_20_Normal"/>
          <table:table-cell table:style-name="ce5" table:formula="of:=IF([.C219] &gt;0;[.D219]-([.C219]-[.B219]);0)" office:value-type="float" office:value="0">
            <text:p>0,00</text:p>
          </table:table-cell>
          <table:table-cell table:style-name="ce5" table:formula="of:=[.D219]-[.E21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8-07">
            <text:p>07.08.2018</text:p>
          </table:table-cell>
          <table:table-cell table:style-name="Excel_20_Built-in_20_Normal"/>
          <table:table-cell table:style-name="Excel_20_Built-in_20_Normal" table:formula="of:=[.B221]" office:value-type="float" office:value="0">
            <text:p>0</text:p>
          </table:table-cell>
          <table:table-cell table:style-name="Excel_20_Built-in_20_Normal"/>
          <table:table-cell table:style-name="ce5" table:formula="of:=IF([.C220] &gt;0;[.D220]-([.C220]-[.B220]);0)" office:value-type="float" office:value="0">
            <text:p>0,00</text:p>
          </table:table-cell>
          <table:table-cell table:style-name="ce5" table:formula="of:=[.D220]-[.E22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8-08">
            <text:p>08.08.2018</text:p>
          </table:table-cell>
          <table:table-cell table:style-name="Excel_20_Built-in_20_Normal"/>
          <table:table-cell table:style-name="Excel_20_Built-in_20_Normal" table:formula="of:=[.B222]" office:value-type="float" office:value="0">
            <text:p>0</text:p>
          </table:table-cell>
          <table:table-cell table:style-name="Excel_20_Built-in_20_Normal"/>
          <table:table-cell table:style-name="ce5" table:formula="of:=IF([.C221] &gt;0;[.D221]-([.C221]-[.B221]);0)" office:value-type="float" office:value="0">
            <text:p>0,00</text:p>
          </table:table-cell>
          <table:table-cell table:style-name="ce5" table:formula="of:=[.D221]-[.E22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8-09">
            <text:p>09.08.2018</text:p>
          </table:table-cell>
          <table:table-cell table:style-name="Excel_20_Built-in_20_Normal"/>
          <table:table-cell table:style-name="Excel_20_Built-in_20_Normal" table:formula="of:=[.B223]" office:value-type="float" office:value="0">
            <text:p>0</text:p>
          </table:table-cell>
          <table:table-cell table:style-name="Excel_20_Built-in_20_Normal"/>
          <table:table-cell table:style-name="ce5" table:formula="of:=IF([.C222] &gt;0;[.D222]-([.C222]-[.B222]);0)" office:value-type="float" office:value="0">
            <text:p>0,00</text:p>
          </table:table-cell>
          <table:table-cell table:style-name="ce5" table:formula="of:=[.D222]-[.E22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8-10">
            <text:p>10.08.2018</text:p>
          </table:table-cell>
          <table:table-cell table:style-name="Excel_20_Built-in_20_Normal"/>
          <table:table-cell table:style-name="Excel_20_Built-in_20_Normal" table:formula="of:=[.B224]" office:value-type="float" office:value="0">
            <text:p>0</text:p>
          </table:table-cell>
          <table:table-cell table:style-name="Excel_20_Built-in_20_Normal"/>
          <table:table-cell table:style-name="ce5" table:formula="of:=IF([.C223] &gt;0;[.D223]-([.C223]-[.B223]);0)" office:value-type="float" office:value="0">
            <text:p>0,00</text:p>
          </table:table-cell>
          <table:table-cell table:style-name="ce5" table:formula="of:=[.D223]-[.E22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8-11">
            <text:p>11.08.2018</text:p>
          </table:table-cell>
          <table:table-cell table:style-name="Excel_20_Built-in_20_Normal"/>
          <table:table-cell table:style-name="Excel_20_Built-in_20_Normal" table:formula="of:=[.B225]" office:value-type="float" office:value="0">
            <text:p>0</text:p>
          </table:table-cell>
          <table:table-cell table:style-name="Excel_20_Built-in_20_Normal"/>
          <table:table-cell table:style-name="ce5" table:formula="of:=IF([.C224] &gt;0;[.D224]-([.C224]-[.B224]);0)" office:value-type="float" office:value="0">
            <text:p>0,00</text:p>
          </table:table-cell>
          <table:table-cell table:style-name="ce5" table:formula="of:=[.D224]-[.E22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8-12">
            <text:p>12.08.2018</text:p>
          </table:table-cell>
          <table:table-cell table:style-name="Excel_20_Built-in_20_Normal"/>
          <table:table-cell table:style-name="Excel_20_Built-in_20_Normal" table:formula="of:=[.B226]" office:value-type="float" office:value="0">
            <text:p>0</text:p>
          </table:table-cell>
          <table:table-cell table:style-name="Excel_20_Built-in_20_Normal"/>
          <table:table-cell table:style-name="ce5" table:formula="of:=IF([.C225] &gt;0;[.D225]-([.C225]-[.B225]);0)" office:value-type="float" office:value="0">
            <text:p>0,00</text:p>
          </table:table-cell>
          <table:table-cell table:style-name="ce5" table:formula="of:=[.D225]-[.E22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8-13">
            <text:p>13.08.2018</text:p>
          </table:table-cell>
          <table:table-cell table:style-name="Excel_20_Built-in_20_Normal"/>
          <table:table-cell table:style-name="Excel_20_Built-in_20_Normal" table:formula="of:=[.B227]" office:value-type="float" office:value="0">
            <text:p>0</text:p>
          </table:table-cell>
          <table:table-cell table:style-name="Excel_20_Built-in_20_Normal"/>
          <table:table-cell table:style-name="ce5" table:formula="of:=IF([.C226] &gt;0;[.D226]-([.C226]-[.B226]);0)" office:value-type="float" office:value="0">
            <text:p>0,00</text:p>
          </table:table-cell>
          <table:table-cell table:style-name="ce5" table:formula="of:=[.D226]-[.E22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8-14">
            <text:p>14.08.2018</text:p>
          </table:table-cell>
          <table:table-cell table:style-name="Excel_20_Built-in_20_Normal"/>
          <table:table-cell table:style-name="Excel_20_Built-in_20_Normal" table:formula="of:=[.B228]" office:value-type="float" office:value="0">
            <text:p>0</text:p>
          </table:table-cell>
          <table:table-cell table:style-name="Excel_20_Built-in_20_Normal"/>
          <table:table-cell table:style-name="ce5" table:formula="of:=IF([.C227] &gt;0;[.D227]-([.C227]-[.B227]);0)" office:value-type="float" office:value="0">
            <text:p>0,00</text:p>
          </table:table-cell>
          <table:table-cell table:style-name="ce5" table:formula="of:=[.D227]-[.E22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8-15">
            <text:p>15.08.2018</text:p>
          </table:table-cell>
          <table:table-cell table:style-name="Excel_20_Built-in_20_Normal"/>
          <table:table-cell table:style-name="Excel_20_Built-in_20_Normal" table:formula="of:=[.B229]" office:value-type="float" office:value="0">
            <text:p>0</text:p>
          </table:table-cell>
          <table:table-cell table:style-name="Excel_20_Built-in_20_Normal"/>
          <table:table-cell table:style-name="ce5" table:formula="of:=IF([.C228] &gt;0;[.D228]-([.C228]-[.B228]);0)" office:value-type="float" office:value="0">
            <text:p>0,00</text:p>
          </table:table-cell>
          <table:table-cell table:style-name="ce5" table:formula="of:=[.D228]-[.E22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8-16">
            <text:p>16.08.2018</text:p>
          </table:table-cell>
          <table:table-cell table:style-name="Excel_20_Built-in_20_Normal"/>
          <table:table-cell table:style-name="Excel_20_Built-in_20_Normal" table:formula="of:=[.B230]" office:value-type="float" office:value="0">
            <text:p>0</text:p>
          </table:table-cell>
          <table:table-cell table:style-name="Excel_20_Built-in_20_Normal"/>
          <table:table-cell table:style-name="ce5" table:formula="of:=IF([.C229] &gt;0;[.D229]-([.C229]-[.B229]);0)" office:value-type="float" office:value="0">
            <text:p>0,00</text:p>
          </table:table-cell>
          <table:table-cell table:style-name="ce5" table:formula="of:=[.D229]-[.E22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8-17">
            <text:p>17.08.2018</text:p>
          </table:table-cell>
          <table:table-cell table:style-name="Excel_20_Built-in_20_Normal"/>
          <table:table-cell table:style-name="Excel_20_Built-in_20_Normal" table:formula="of:=[.B231]" office:value-type="float" office:value="0">
            <text:p>0</text:p>
          </table:table-cell>
          <table:table-cell table:style-name="Excel_20_Built-in_20_Normal"/>
          <table:table-cell table:style-name="ce5" table:formula="of:=IF([.C230] &gt;0;[.D230]-([.C230]-[.B230]);0)" office:value-type="float" office:value="0">
            <text:p>0,00</text:p>
          </table:table-cell>
          <table:table-cell table:style-name="ce5" table:formula="of:=[.D230]-[.E23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8-18">
            <text:p>18.08.2018</text:p>
          </table:table-cell>
          <table:table-cell table:style-name="Excel_20_Built-in_20_Normal"/>
          <table:table-cell table:style-name="Excel_20_Built-in_20_Normal" table:formula="of:=[.B232]" office:value-type="float" office:value="0">
            <text:p>0</text:p>
          </table:table-cell>
          <table:table-cell table:style-name="Excel_20_Built-in_20_Normal"/>
          <table:table-cell table:style-name="ce5" table:formula="of:=IF([.C231] &gt;0;[.D231]-([.C231]-[.B231]);0)" office:value-type="float" office:value="0">
            <text:p>0,00</text:p>
          </table:table-cell>
          <table:table-cell table:style-name="ce5" table:formula="of:=[.D231]-[.E23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8-19">
            <text:p>19.08.2018</text:p>
          </table:table-cell>
          <table:table-cell table:style-name="Excel_20_Built-in_20_Normal"/>
          <table:table-cell table:style-name="Excel_20_Built-in_20_Normal" table:formula="of:=[.B233]" office:value-type="float" office:value="0">
            <text:p>0</text:p>
          </table:table-cell>
          <table:table-cell table:style-name="Excel_20_Built-in_20_Normal"/>
          <table:table-cell table:style-name="ce5" table:formula="of:=IF([.C232] &gt;0;[.D232]-([.C232]-[.B232]);0)" office:value-type="float" office:value="0">
            <text:p>0,00</text:p>
          </table:table-cell>
          <table:table-cell table:style-name="ce5" table:formula="of:=[.D232]-[.E23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8-20">
            <text:p>20.08.2018</text:p>
          </table:table-cell>
          <table:table-cell table:style-name="Excel_20_Built-in_20_Normal"/>
          <table:table-cell table:style-name="Excel_20_Built-in_20_Normal" table:formula="of:=[.B234]" office:value-type="float" office:value="0">
            <text:p>0</text:p>
          </table:table-cell>
          <table:table-cell table:style-name="Excel_20_Built-in_20_Normal"/>
          <table:table-cell table:style-name="ce5" table:formula="of:=IF([.C233] &gt;0;[.D233]-([.C233]-[.B233]);0)" office:value-type="float" office:value="0">
            <text:p>0,00</text:p>
          </table:table-cell>
          <table:table-cell table:style-name="ce5" table:formula="of:=[.D233]-[.E23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8-21">
            <text:p>21.08.2018</text:p>
          </table:table-cell>
          <table:table-cell table:style-name="Excel_20_Built-in_20_Normal"/>
          <table:table-cell table:style-name="Excel_20_Built-in_20_Normal" table:formula="of:=[.B235]" office:value-type="float" office:value="0">
            <text:p>0</text:p>
          </table:table-cell>
          <table:table-cell table:style-name="Excel_20_Built-in_20_Normal"/>
          <table:table-cell table:style-name="ce5" table:formula="of:=IF([.C234] &gt;0;[.D234]-([.C234]-[.B234]);0)" office:value-type="float" office:value="0">
            <text:p>0,00</text:p>
          </table:table-cell>
          <table:table-cell table:style-name="ce5" table:formula="of:=[.D234]-[.E23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8-22">
            <text:p>22.08.2018</text:p>
          </table:table-cell>
          <table:table-cell table:style-name="Excel_20_Built-in_20_Normal"/>
          <table:table-cell table:style-name="Excel_20_Built-in_20_Normal" table:formula="of:=[.B236]" office:value-type="float" office:value="0">
            <text:p>0</text:p>
          </table:table-cell>
          <table:table-cell table:style-name="Excel_20_Built-in_20_Normal"/>
          <table:table-cell table:style-name="ce5" table:formula="of:=IF([.C235] &gt;0;[.D235]-([.C235]-[.B235]);0)" office:value-type="float" office:value="0">
            <text:p>0,00</text:p>
          </table:table-cell>
          <table:table-cell table:style-name="ce5" table:formula="of:=[.D235]-[.E23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8-23">
            <text:p>23.08.2018</text:p>
          </table:table-cell>
          <table:table-cell table:style-name="Excel_20_Built-in_20_Normal"/>
          <table:table-cell table:style-name="Excel_20_Built-in_20_Normal" table:formula="of:=[.B237]" office:value-type="float" office:value="0">
            <text:p>0</text:p>
          </table:table-cell>
          <table:table-cell table:style-name="Excel_20_Built-in_20_Normal"/>
          <table:table-cell table:style-name="ce5" table:formula="of:=IF([.C236] &gt;0;[.D236]-([.C236]-[.B236]);0)" office:value-type="float" office:value="0">
            <text:p>0,00</text:p>
          </table:table-cell>
          <table:table-cell table:style-name="ce5" table:formula="of:=[.D236]-[.E23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8-24">
            <text:p>24.08.2018</text:p>
          </table:table-cell>
          <table:table-cell table:style-name="Excel_20_Built-in_20_Normal"/>
          <table:table-cell table:style-name="Excel_20_Built-in_20_Normal" table:formula="of:=[.B238]" office:value-type="float" office:value="0">
            <text:p>0</text:p>
          </table:table-cell>
          <table:table-cell table:style-name="Excel_20_Built-in_20_Normal"/>
          <table:table-cell table:style-name="ce5" table:formula="of:=IF([.C237] &gt;0;[.D237]-([.C237]-[.B237]);0)" office:value-type="float" office:value="0">
            <text:p>0,00</text:p>
          </table:table-cell>
          <table:table-cell table:style-name="ce5" table:formula="of:=[.D237]-[.E23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8-25">
            <text:p>25.08.2018</text:p>
          </table:table-cell>
          <table:table-cell table:style-name="Excel_20_Built-in_20_Normal"/>
          <table:table-cell table:style-name="Excel_20_Built-in_20_Normal" table:formula="of:=[.B239]" office:value-type="float" office:value="0">
            <text:p>0</text:p>
          </table:table-cell>
          <table:table-cell table:style-name="Excel_20_Built-in_20_Normal"/>
          <table:table-cell table:style-name="ce5" table:formula="of:=IF([.C238] &gt;0;[.D238]-([.C238]-[.B238]);0)" office:value-type="float" office:value="0">
            <text:p>0,00</text:p>
          </table:table-cell>
          <table:table-cell table:style-name="ce5" table:formula="of:=[.D238]-[.E23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8-26">
            <text:p>26.08.2018</text:p>
          </table:table-cell>
          <table:table-cell table:style-name="Excel_20_Built-in_20_Normal"/>
          <table:table-cell table:style-name="Excel_20_Built-in_20_Normal" table:formula="of:=[.B240]" office:value-type="float" office:value="0">
            <text:p>0</text:p>
          </table:table-cell>
          <table:table-cell table:style-name="Excel_20_Built-in_20_Normal"/>
          <table:table-cell table:style-name="ce5" table:formula="of:=IF([.C239] &gt;0;[.D239]-([.C239]-[.B239]);0)" office:value-type="float" office:value="0">
            <text:p>0,00</text:p>
          </table:table-cell>
          <table:table-cell table:style-name="ce5" table:formula="of:=[.D239]-[.E23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8-27">
            <text:p>27.08.2018</text:p>
          </table:table-cell>
          <table:table-cell table:style-name="Excel_20_Built-in_20_Normal"/>
          <table:table-cell table:style-name="Excel_20_Built-in_20_Normal" table:formula="of:=[.B241]" office:value-type="float" office:value="0">
            <text:p>0</text:p>
          </table:table-cell>
          <table:table-cell table:style-name="Excel_20_Built-in_20_Normal"/>
          <table:table-cell table:style-name="ce5" table:formula="of:=IF([.C240] &gt;0;[.D240]-([.C240]-[.B240]);0)" office:value-type="float" office:value="0">
            <text:p>0,00</text:p>
          </table:table-cell>
          <table:table-cell table:style-name="ce5" table:formula="of:=[.D240]-[.E24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8-28">
            <text:p>28.08.2018</text:p>
          </table:table-cell>
          <table:table-cell table:style-name="Excel_20_Built-in_20_Normal"/>
          <table:table-cell table:style-name="Excel_20_Built-in_20_Normal" table:formula="of:=[.B242]" office:value-type="float" office:value="0">
            <text:p>0</text:p>
          </table:table-cell>
          <table:table-cell table:style-name="Excel_20_Built-in_20_Normal"/>
          <table:table-cell table:style-name="ce5" table:formula="of:=IF([.C241] &gt;0;[.D241]-([.C241]-[.B241]);0)" office:value-type="float" office:value="0">
            <text:p>0,00</text:p>
          </table:table-cell>
          <table:table-cell table:style-name="ce5" table:formula="of:=[.D241]-[.E24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8-29">
            <text:p>29.08.2018</text:p>
          </table:table-cell>
          <table:table-cell table:style-name="Excel_20_Built-in_20_Normal"/>
          <table:table-cell table:style-name="Excel_20_Built-in_20_Normal" table:formula="of:=[.B243]" office:value-type="float" office:value="0">
            <text:p>0</text:p>
          </table:table-cell>
          <table:table-cell table:style-name="Excel_20_Built-in_20_Normal"/>
          <table:table-cell table:style-name="ce5" table:formula="of:=IF([.C242] &gt;0;[.D242]-([.C242]-[.B242]);0)" office:value-type="float" office:value="0">
            <text:p>0,00</text:p>
          </table:table-cell>
          <table:table-cell table:style-name="ce5" table:formula="of:=[.D242]-[.E24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8-30">
            <text:p>30.08.2018</text:p>
          </table:table-cell>
          <table:table-cell table:style-name="Excel_20_Built-in_20_Normal"/>
          <table:table-cell table:style-name="Excel_20_Built-in_20_Normal" table:formula="of:=[.B244]" office:value-type="float" office:value="0">
            <text:p>0</text:p>
          </table:table-cell>
          <table:table-cell table:style-name="Excel_20_Built-in_20_Normal"/>
          <table:table-cell table:style-name="ce5" table:formula="of:=IF([.C243] &gt;0;[.D243]-([.C243]-[.B243]);0)" office:value-type="float" office:value="0">
            <text:p>0,00</text:p>
          </table:table-cell>
          <table:table-cell table:style-name="ce5" table:formula="of:=[.D243]-[.E24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8-31">
            <text:p>31.08.2018</text:p>
          </table:table-cell>
          <table:table-cell table:style-name="Excel_20_Built-in_20_Normal"/>
          <table:table-cell table:style-name="Excel_20_Built-in_20_Normal" table:formula="of:=[.B245]" office:value-type="float" office:value="0">
            <text:p>0</text:p>
          </table:table-cell>
          <table:table-cell table:style-name="Excel_20_Built-in_20_Normal"/>
          <table:table-cell table:style-name="ce5" table:formula="of:=IF([.C244] &gt;0;[.D244]-([.C244]-[.B244]);0)" office:value-type="float" office:value="0">
            <text:p>0,00</text:p>
          </table:table-cell>
          <table:table-cell table:style-name="ce5" table:formula="of:=[.D244]-[.E24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9-01">
            <text:p>01.09.2018</text:p>
          </table:table-cell>
          <table:table-cell table:style-name="Excel_20_Built-in_20_Normal"/>
          <table:table-cell table:style-name="Excel_20_Built-in_20_Normal" table:formula="of:=[.B246]" office:value-type="float" office:value="0">
            <text:p>0</text:p>
          </table:table-cell>
          <table:table-cell table:style-name="Excel_20_Built-in_20_Normal"/>
          <table:table-cell table:style-name="ce5" table:formula="of:=IF([.C245] &gt;0;[.D245]-([.C245]-[.B245]);0)" office:value-type="float" office:value="0">
            <text:p>0,00</text:p>
          </table:table-cell>
          <table:table-cell table:style-name="ce5" table:formula="of:=[.D245]-[.E24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9-02">
            <text:p>02.09.2018</text:p>
          </table:table-cell>
          <table:table-cell table:style-name="Excel_20_Built-in_20_Normal"/>
          <table:table-cell table:style-name="Excel_20_Built-in_20_Normal" table:formula="of:=[.B247]" office:value-type="float" office:value="0">
            <text:p>0</text:p>
          </table:table-cell>
          <table:table-cell table:style-name="Excel_20_Built-in_20_Normal"/>
          <table:table-cell table:style-name="ce5" table:formula="of:=IF([.C246] &gt;0;[.D246]-([.C246]-[.B246]);0)" office:value-type="float" office:value="0">
            <text:p>0,00</text:p>
          </table:table-cell>
          <table:table-cell table:style-name="ce5" table:formula="of:=[.D246]-[.E24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9-03">
            <text:p>03.09.2018</text:p>
          </table:table-cell>
          <table:table-cell table:style-name="Excel_20_Built-in_20_Normal"/>
          <table:table-cell table:style-name="Excel_20_Built-in_20_Normal" table:formula="of:=[.B248]" office:value-type="float" office:value="0">
            <text:p>0</text:p>
          </table:table-cell>
          <table:table-cell table:style-name="Excel_20_Built-in_20_Normal"/>
          <table:table-cell table:style-name="ce5" table:formula="of:=IF([.C247] &gt;0;[.D247]-([.C247]-[.B247]);0)" office:value-type="float" office:value="0">
            <text:p>0,00</text:p>
          </table:table-cell>
          <table:table-cell table:style-name="ce5" table:formula="of:=[.D247]-[.E24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9-04">
            <text:p>04.09.2018</text:p>
          </table:table-cell>
          <table:table-cell table:style-name="Excel_20_Built-in_20_Normal"/>
          <table:table-cell table:style-name="Excel_20_Built-in_20_Normal" table:formula="of:=[.B249]" office:value-type="float" office:value="0">
            <text:p>0</text:p>
          </table:table-cell>
          <table:table-cell table:style-name="Excel_20_Built-in_20_Normal"/>
          <table:table-cell table:style-name="ce5" table:formula="of:=IF([.C248] &gt;0;[.D248]-([.C248]-[.B248]);0)" office:value-type="float" office:value="0">
            <text:p>0,00</text:p>
          </table:table-cell>
          <table:table-cell table:style-name="ce5" table:formula="of:=[.D248]-[.E24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9-05">
            <text:p>05.09.2018</text:p>
          </table:table-cell>
          <table:table-cell table:style-name="Excel_20_Built-in_20_Normal"/>
          <table:table-cell table:style-name="Excel_20_Built-in_20_Normal" table:formula="of:=[.B250]" office:value-type="float" office:value="0">
            <text:p>0</text:p>
          </table:table-cell>
          <table:table-cell table:style-name="Excel_20_Built-in_20_Normal"/>
          <table:table-cell table:style-name="ce5" table:formula="of:=IF([.C249] &gt;0;[.D249]-([.C249]-[.B249]);0)" office:value-type="float" office:value="0">
            <text:p>0,00</text:p>
          </table:table-cell>
          <table:table-cell table:style-name="ce5" table:formula="of:=[.D249]-[.E24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9-06">
            <text:p>06.09.2018</text:p>
          </table:table-cell>
          <table:table-cell table:style-name="Excel_20_Built-in_20_Normal"/>
          <table:table-cell table:style-name="Excel_20_Built-in_20_Normal" table:formula="of:=[.B251]" office:value-type="float" office:value="0">
            <text:p>0</text:p>
          </table:table-cell>
          <table:table-cell table:style-name="Excel_20_Built-in_20_Normal"/>
          <table:table-cell table:style-name="ce5" table:formula="of:=IF([.C250] &gt;0;[.D250]-([.C250]-[.B250]);0)" office:value-type="float" office:value="0">
            <text:p>0,00</text:p>
          </table:table-cell>
          <table:table-cell table:style-name="ce5" table:formula="of:=[.D250]-[.E25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9-07">
            <text:p>07.09.2018</text:p>
          </table:table-cell>
          <table:table-cell table:style-name="Excel_20_Built-in_20_Normal"/>
          <table:table-cell table:style-name="Excel_20_Built-in_20_Normal" table:formula="of:=[.B252]" office:value-type="float" office:value="0">
            <text:p>0</text:p>
          </table:table-cell>
          <table:table-cell table:style-name="Excel_20_Built-in_20_Normal"/>
          <table:table-cell table:style-name="ce5" table:formula="of:=IF([.C251] &gt;0;[.D251]-([.C251]-[.B251]);0)" office:value-type="float" office:value="0">
            <text:p>0,00</text:p>
          </table:table-cell>
          <table:table-cell table:style-name="ce5" table:formula="of:=[.D251]-[.E25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9-08">
            <text:p>08.09.2018</text:p>
          </table:table-cell>
          <table:table-cell table:style-name="Excel_20_Built-in_20_Normal"/>
          <table:table-cell table:style-name="Excel_20_Built-in_20_Normal" table:formula="of:=[.B253]" office:value-type="float" office:value="0">
            <text:p>0</text:p>
          </table:table-cell>
          <table:table-cell table:style-name="Excel_20_Built-in_20_Normal"/>
          <table:table-cell table:style-name="ce5" table:formula="of:=IF([.C252] &gt;0;[.D252]-([.C252]-[.B252]);0)" office:value-type="float" office:value="0">
            <text:p>0,00</text:p>
          </table:table-cell>
          <table:table-cell table:style-name="ce5" table:formula="of:=[.D252]-[.E25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9-09">
            <text:p>09.09.2018</text:p>
          </table:table-cell>
          <table:table-cell table:style-name="Excel_20_Built-in_20_Normal"/>
          <table:table-cell table:style-name="Excel_20_Built-in_20_Normal" table:formula="of:=[.B254]" office:value-type="float" office:value="0">
            <text:p>0</text:p>
          </table:table-cell>
          <table:table-cell table:style-name="Excel_20_Built-in_20_Normal"/>
          <table:table-cell table:style-name="ce5" table:formula="of:=IF([.C253] &gt;0;[.D253]-([.C253]-[.B253]);0)" office:value-type="float" office:value="0">
            <text:p>0,00</text:p>
          </table:table-cell>
          <table:table-cell table:style-name="ce5" table:formula="of:=[.D253]-[.E25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9-10">
            <text:p>10.09.2018</text:p>
          </table:table-cell>
          <table:table-cell table:style-name="Excel_20_Built-in_20_Normal"/>
          <table:table-cell table:style-name="Excel_20_Built-in_20_Normal" table:formula="of:=[.B255]" office:value-type="float" office:value="0">
            <text:p>0</text:p>
          </table:table-cell>
          <table:table-cell table:style-name="Excel_20_Built-in_20_Normal"/>
          <table:table-cell table:style-name="ce5" table:formula="of:=IF([.C254] &gt;0;[.D254]-([.C254]-[.B254]);0)" office:value-type="float" office:value="0">
            <text:p>0,00</text:p>
          </table:table-cell>
          <table:table-cell table:style-name="ce5" table:formula="of:=[.D254]-[.E25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9-11">
            <text:p>11.09.2018</text:p>
          </table:table-cell>
          <table:table-cell table:style-name="Excel_20_Built-in_20_Normal"/>
          <table:table-cell table:style-name="Excel_20_Built-in_20_Normal" table:formula="of:=[.B256]" office:value-type="float" office:value="0">
            <text:p>0</text:p>
          </table:table-cell>
          <table:table-cell table:style-name="Excel_20_Built-in_20_Normal"/>
          <table:table-cell table:style-name="ce5" table:formula="of:=IF([.C255] &gt;0;[.D255]-([.C255]-[.B255]);0)" office:value-type="float" office:value="0">
            <text:p>0,00</text:p>
          </table:table-cell>
          <table:table-cell table:style-name="ce5" table:formula="of:=[.D255]-[.E25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9-12">
            <text:p>12.09.2018</text:p>
          </table:table-cell>
          <table:table-cell table:style-name="Excel_20_Built-in_20_Normal"/>
          <table:table-cell table:style-name="Excel_20_Built-in_20_Normal" table:formula="of:=[.B257]" office:value-type="float" office:value="0">
            <text:p>0</text:p>
          </table:table-cell>
          <table:table-cell table:style-name="Excel_20_Built-in_20_Normal"/>
          <table:table-cell table:style-name="ce5" table:formula="of:=IF([.C256] &gt;0;[.D256]-([.C256]-[.B256]);0)" office:value-type="float" office:value="0">
            <text:p>0,00</text:p>
          </table:table-cell>
          <table:table-cell table:style-name="ce5" table:formula="of:=[.D256]-[.E25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9-13">
            <text:p>13.09.2018</text:p>
          </table:table-cell>
          <table:table-cell table:style-name="Excel_20_Built-in_20_Normal"/>
          <table:table-cell table:style-name="Excel_20_Built-in_20_Normal" table:formula="of:=[.B258]" office:value-type="float" office:value="0">
            <text:p>0</text:p>
          </table:table-cell>
          <table:table-cell table:style-name="Excel_20_Built-in_20_Normal"/>
          <table:table-cell table:style-name="ce5" table:formula="of:=IF([.C257] &gt;0;[.D257]-([.C257]-[.B257]);0)" office:value-type="float" office:value="0">
            <text:p>0,00</text:p>
          </table:table-cell>
          <table:table-cell table:style-name="ce5" table:formula="of:=[.D257]-[.E25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9-14">
            <text:p>14.09.2018</text:p>
          </table:table-cell>
          <table:table-cell table:style-name="Excel_20_Built-in_20_Normal"/>
          <table:table-cell table:style-name="Excel_20_Built-in_20_Normal" table:formula="of:=[.B259]" office:value-type="float" office:value="0">
            <text:p>0</text:p>
          </table:table-cell>
          <table:table-cell table:style-name="Excel_20_Built-in_20_Normal"/>
          <table:table-cell table:style-name="ce5" table:formula="of:=IF([.C258] &gt;0;[.D258]-([.C258]-[.B258]);0)" office:value-type="float" office:value="0">
            <text:p>0,00</text:p>
          </table:table-cell>
          <table:table-cell table:style-name="ce5" table:formula="of:=[.D258]-[.E25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9-15">
            <text:p>15.09.2018</text:p>
          </table:table-cell>
          <table:table-cell table:style-name="Excel_20_Built-in_20_Normal"/>
          <table:table-cell table:style-name="Excel_20_Built-in_20_Normal" table:formula="of:=[.B260]" office:value-type="float" office:value="0">
            <text:p>0</text:p>
          </table:table-cell>
          <table:table-cell table:style-name="Excel_20_Built-in_20_Normal"/>
          <table:table-cell table:style-name="ce5" table:formula="of:=IF([.C259] &gt;0;[.D259]-([.C259]-[.B259]);0)" office:value-type="float" office:value="0">
            <text:p>0,00</text:p>
          </table:table-cell>
          <table:table-cell table:style-name="ce5" table:formula="of:=[.D259]-[.E25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9-16">
            <text:p>16.09.2018</text:p>
          </table:table-cell>
          <table:table-cell table:style-name="Excel_20_Built-in_20_Normal"/>
          <table:table-cell table:style-name="Excel_20_Built-in_20_Normal" table:formula="of:=[.B261]" office:value-type="float" office:value="0">
            <text:p>0</text:p>
          </table:table-cell>
          <table:table-cell table:style-name="Excel_20_Built-in_20_Normal"/>
          <table:table-cell table:style-name="ce5" table:formula="of:=IF([.C260] &gt;0;[.D260]-([.C260]-[.B260]);0)" office:value-type="float" office:value="0">
            <text:p>0,00</text:p>
          </table:table-cell>
          <table:table-cell table:style-name="ce5" table:formula="of:=[.D260]-[.E26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9-17">
            <text:p>17.09.2018</text:p>
          </table:table-cell>
          <table:table-cell table:style-name="Excel_20_Built-in_20_Normal"/>
          <table:table-cell table:style-name="Excel_20_Built-in_20_Normal" table:formula="of:=[.B262]" office:value-type="float" office:value="0">
            <text:p>0</text:p>
          </table:table-cell>
          <table:table-cell table:style-name="Excel_20_Built-in_20_Normal"/>
          <table:table-cell table:style-name="ce5" table:formula="of:=IF([.C261] &gt;0;[.D261]-([.C261]-[.B261]);0)" office:value-type="float" office:value="0">
            <text:p>0,00</text:p>
          </table:table-cell>
          <table:table-cell table:style-name="ce5" table:formula="of:=[.D261]-[.E26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9-18">
            <text:p>18.09.2018</text:p>
          </table:table-cell>
          <table:table-cell table:style-name="Excel_20_Built-in_20_Normal"/>
          <table:table-cell table:style-name="Excel_20_Built-in_20_Normal" table:formula="of:=[.B263]" office:value-type="float" office:value="0">
            <text:p>0</text:p>
          </table:table-cell>
          <table:table-cell table:style-name="Excel_20_Built-in_20_Normal"/>
          <table:table-cell table:style-name="ce5" table:formula="of:=IF([.C262] &gt;0;[.D262]-([.C262]-[.B262]);0)" office:value-type="float" office:value="0">
            <text:p>0,00</text:p>
          </table:table-cell>
          <table:table-cell table:style-name="ce5" table:formula="of:=[.D262]-[.E26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9-19">
            <text:p>19.09.2018</text:p>
          </table:table-cell>
          <table:table-cell table:style-name="Excel_20_Built-in_20_Normal"/>
          <table:table-cell table:style-name="Excel_20_Built-in_20_Normal" table:formula="of:=[.B264]" office:value-type="float" office:value="0">
            <text:p>0</text:p>
          </table:table-cell>
          <table:table-cell table:style-name="Excel_20_Built-in_20_Normal"/>
          <table:table-cell table:style-name="ce5" table:formula="of:=IF([.C263] &gt;0;[.D263]-([.C263]-[.B263]);0)" office:value-type="float" office:value="0">
            <text:p>0,00</text:p>
          </table:table-cell>
          <table:table-cell table:style-name="ce5" table:formula="of:=[.D263]-[.E26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9-20">
            <text:p>20.09.2018</text:p>
          </table:table-cell>
          <table:table-cell table:style-name="Excel_20_Built-in_20_Normal"/>
          <table:table-cell table:style-name="Excel_20_Built-in_20_Normal" table:formula="of:=[.B265]" office:value-type="float" office:value="0">
            <text:p>0</text:p>
          </table:table-cell>
          <table:table-cell table:style-name="Excel_20_Built-in_20_Normal"/>
          <table:table-cell table:style-name="ce5" table:formula="of:=IF([.C264] &gt;0;[.D264]-([.C264]-[.B264]);0)" office:value-type="float" office:value="0">
            <text:p>0,00</text:p>
          </table:table-cell>
          <table:table-cell table:style-name="ce5" table:formula="of:=[.D264]-[.E26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9-21">
            <text:p>21.09.2018</text:p>
          </table:table-cell>
          <table:table-cell table:style-name="Excel_20_Built-in_20_Normal"/>
          <table:table-cell table:style-name="Excel_20_Built-in_20_Normal" table:formula="of:=[.B266]" office:value-type="float" office:value="0">
            <text:p>0</text:p>
          </table:table-cell>
          <table:table-cell table:style-name="Excel_20_Built-in_20_Normal"/>
          <table:table-cell table:style-name="ce5" table:formula="of:=IF([.C265] &gt;0;[.D265]-([.C265]-[.B265]);0)" office:value-type="float" office:value="0">
            <text:p>0,00</text:p>
          </table:table-cell>
          <table:table-cell table:style-name="ce5" table:formula="of:=[.D265]-[.E26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9-22">
            <text:p>22.09.2018</text:p>
          </table:table-cell>
          <table:table-cell table:style-name="Excel_20_Built-in_20_Normal"/>
          <table:table-cell table:style-name="Excel_20_Built-in_20_Normal" table:formula="of:=[.B267]" office:value-type="float" office:value="0">
            <text:p>0</text:p>
          </table:table-cell>
          <table:table-cell table:style-name="Excel_20_Built-in_20_Normal"/>
          <table:table-cell table:style-name="ce5" table:formula="of:=IF([.C266] &gt;0;[.D266]-([.C266]-[.B266]);0)" office:value-type="float" office:value="0">
            <text:p>0,00</text:p>
          </table:table-cell>
          <table:table-cell table:style-name="ce5" table:formula="of:=[.D266]-[.E26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9-23">
            <text:p>23.09.2018</text:p>
          </table:table-cell>
          <table:table-cell table:style-name="Excel_20_Built-in_20_Normal"/>
          <table:table-cell table:style-name="Excel_20_Built-in_20_Normal" table:formula="of:=[.B268]" office:value-type="float" office:value="0">
            <text:p>0</text:p>
          </table:table-cell>
          <table:table-cell table:style-name="Excel_20_Built-in_20_Normal"/>
          <table:table-cell table:style-name="ce5" table:formula="of:=IF([.C267] &gt;0;[.D267]-([.C267]-[.B267]);0)" office:value-type="float" office:value="0">
            <text:p>0,00</text:p>
          </table:table-cell>
          <table:table-cell table:style-name="ce5" table:formula="of:=[.D267]-[.E26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9-24">
            <text:p>24.09.2018</text:p>
          </table:table-cell>
          <table:table-cell table:style-name="Excel_20_Built-in_20_Normal"/>
          <table:table-cell table:style-name="Excel_20_Built-in_20_Normal" table:formula="of:=[.B269]" office:value-type="float" office:value="0">
            <text:p>0</text:p>
          </table:table-cell>
          <table:table-cell table:style-name="Excel_20_Built-in_20_Normal"/>
          <table:table-cell table:style-name="ce5" table:formula="of:=IF([.C268] &gt;0;[.D268]-([.C268]-[.B268]);0)" office:value-type="float" office:value="0">
            <text:p>0,00</text:p>
          </table:table-cell>
          <table:table-cell table:style-name="ce5" table:formula="of:=[.D268]-[.E26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9-25">
            <text:p>25.09.2018</text:p>
          </table:table-cell>
          <table:table-cell table:style-name="Excel_20_Built-in_20_Normal"/>
          <table:table-cell table:style-name="Excel_20_Built-in_20_Normal" table:formula="of:=[.B270]" office:value-type="float" office:value="0">
            <text:p>0</text:p>
          </table:table-cell>
          <table:table-cell table:style-name="Excel_20_Built-in_20_Normal"/>
          <table:table-cell table:style-name="ce5" table:formula="of:=IF([.C269] &gt;0;[.D269]-([.C269]-[.B269]);0)" office:value-type="float" office:value="0">
            <text:p>0,00</text:p>
          </table:table-cell>
          <table:table-cell table:style-name="ce5" table:formula="of:=[.D269]-[.E26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9-26">
            <text:p>26.09.2018</text:p>
          </table:table-cell>
          <table:table-cell table:style-name="Excel_20_Built-in_20_Normal"/>
          <table:table-cell table:style-name="Excel_20_Built-in_20_Normal" table:formula="of:=[.B271]" office:value-type="float" office:value="0">
            <text:p>0</text:p>
          </table:table-cell>
          <table:table-cell table:style-name="Excel_20_Built-in_20_Normal"/>
          <table:table-cell table:style-name="ce5" table:formula="of:=IF([.C270] &gt;0;[.D270]-([.C270]-[.B270]);0)" office:value-type="float" office:value="0">
            <text:p>0,00</text:p>
          </table:table-cell>
          <table:table-cell table:style-name="ce5" table:formula="of:=[.D270]-[.E27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9-27">
            <text:p>27.09.2018</text:p>
          </table:table-cell>
          <table:table-cell table:style-name="Excel_20_Built-in_20_Normal"/>
          <table:table-cell table:style-name="Excel_20_Built-in_20_Normal" table:formula="of:=[.B272]" office:value-type="float" office:value="0">
            <text:p>0</text:p>
          </table:table-cell>
          <table:table-cell table:style-name="Excel_20_Built-in_20_Normal"/>
          <table:table-cell table:style-name="ce5" table:formula="of:=IF([.C271] &gt;0;[.D271]-([.C271]-[.B271]);0)" office:value-type="float" office:value="0">
            <text:p>0,00</text:p>
          </table:table-cell>
          <table:table-cell table:style-name="ce5" table:formula="of:=[.D271]-[.E27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9-28">
            <text:p>28.09.2018</text:p>
          </table:table-cell>
          <table:table-cell table:style-name="Excel_20_Built-in_20_Normal"/>
          <table:table-cell table:style-name="Excel_20_Built-in_20_Normal" table:formula="of:=[.B273]" office:value-type="float" office:value="0">
            <text:p>0</text:p>
          </table:table-cell>
          <table:table-cell table:style-name="Excel_20_Built-in_20_Normal"/>
          <table:table-cell table:style-name="ce5" table:formula="of:=IF([.C272] &gt;0;[.D272]-([.C272]-[.B272]);0)" office:value-type="float" office:value="0">
            <text:p>0,00</text:p>
          </table:table-cell>
          <table:table-cell table:style-name="ce5" table:formula="of:=[.D272]-[.E27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9-29">
            <text:p>29.09.2018</text:p>
          </table:table-cell>
          <table:table-cell table:style-name="Excel_20_Built-in_20_Normal"/>
          <table:table-cell table:style-name="Excel_20_Built-in_20_Normal" table:formula="of:=[.B274]" office:value-type="float" office:value="0">
            <text:p>0</text:p>
          </table:table-cell>
          <table:table-cell table:style-name="Excel_20_Built-in_20_Normal"/>
          <table:table-cell table:style-name="ce5" table:formula="of:=IF([.C273] &gt;0;[.D273]-([.C273]-[.B273]);0)" office:value-type="float" office:value="0">
            <text:p>0,00</text:p>
          </table:table-cell>
          <table:table-cell table:style-name="ce5" table:formula="of:=[.D273]-[.E27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09-30">
            <text:p>30.09.2018</text:p>
          </table:table-cell>
          <table:table-cell table:style-name="Excel_20_Built-in_20_Normal"/>
          <table:table-cell table:style-name="Excel_20_Built-in_20_Normal" table:formula="of:=[.B275]" office:value-type="float" office:value="0">
            <text:p>0</text:p>
          </table:table-cell>
          <table:table-cell table:style-name="Excel_20_Built-in_20_Normal"/>
          <table:table-cell table:style-name="ce5" table:formula="of:=IF([.C274] &gt;0;[.D274]-([.C274]-[.B274]);0)" office:value-type="float" office:value="0">
            <text:p>0,00</text:p>
          </table:table-cell>
          <table:table-cell table:style-name="ce5" table:formula="of:=[.D274]-[.E27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0-01">
            <text:p>01.10.2018</text:p>
          </table:table-cell>
          <table:table-cell table:style-name="Excel_20_Built-in_20_Normal"/>
          <table:table-cell table:style-name="Excel_20_Built-in_20_Normal" table:formula="of:=[.B276]" office:value-type="float" office:value="0">
            <text:p>0</text:p>
          </table:table-cell>
          <table:table-cell table:style-name="Excel_20_Built-in_20_Normal"/>
          <table:table-cell table:style-name="ce5" table:formula="of:=IF([.C275] &gt;0;[.D275]-([.C275]-[.B275]);0)" office:value-type="float" office:value="0">
            <text:p>0,00</text:p>
          </table:table-cell>
          <table:table-cell table:style-name="ce5" table:formula="of:=[.D275]-[.E27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0-02">
            <text:p>02.10.2018</text:p>
          </table:table-cell>
          <table:table-cell table:style-name="Excel_20_Built-in_20_Normal"/>
          <table:table-cell table:style-name="Excel_20_Built-in_20_Normal" table:formula="of:=[.B277]" office:value-type="float" office:value="0">
            <text:p>0</text:p>
          </table:table-cell>
          <table:table-cell table:style-name="Excel_20_Built-in_20_Normal"/>
          <table:table-cell table:style-name="ce5" table:formula="of:=IF([.C276] &gt;0;[.D276]-([.C276]-[.B276]);0)" office:value-type="float" office:value="0">
            <text:p>0,00</text:p>
          </table:table-cell>
          <table:table-cell table:style-name="ce5" table:formula="of:=[.D276]-[.E27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0-03">
            <text:p>03.10.2018</text:p>
          </table:table-cell>
          <table:table-cell table:style-name="Excel_20_Built-in_20_Normal"/>
          <table:table-cell table:style-name="Excel_20_Built-in_20_Normal" table:formula="of:=[.B278]" office:value-type="float" office:value="0">
            <text:p>0</text:p>
          </table:table-cell>
          <table:table-cell table:style-name="Excel_20_Built-in_20_Normal"/>
          <table:table-cell table:style-name="ce5" table:formula="of:=IF([.C277] &gt;0;[.D277]-([.C277]-[.B277]);0)" office:value-type="float" office:value="0">
            <text:p>0,00</text:p>
          </table:table-cell>
          <table:table-cell table:style-name="ce5" table:formula="of:=[.D277]-[.E27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0-04">
            <text:p>04.10.2018</text:p>
          </table:table-cell>
          <table:table-cell table:style-name="Excel_20_Built-in_20_Normal"/>
          <table:table-cell table:style-name="Excel_20_Built-in_20_Normal" table:formula="of:=[.B279]" office:value-type="float" office:value="0">
            <text:p>0</text:p>
          </table:table-cell>
          <table:table-cell table:style-name="Excel_20_Built-in_20_Normal"/>
          <table:table-cell table:style-name="ce5" table:formula="of:=IF([.C278] &gt;0;[.D278]-([.C278]-[.B278]);0)" office:value-type="float" office:value="0">
            <text:p>0,00</text:p>
          </table:table-cell>
          <table:table-cell table:style-name="ce5" table:formula="of:=[.D278]-[.E27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0-05">
            <text:p>05.10.2018</text:p>
          </table:table-cell>
          <table:table-cell table:style-name="Excel_20_Built-in_20_Normal"/>
          <table:table-cell table:style-name="Excel_20_Built-in_20_Normal" table:formula="of:=[.B280]" office:value-type="float" office:value="0">
            <text:p>0</text:p>
          </table:table-cell>
          <table:table-cell table:style-name="Excel_20_Built-in_20_Normal"/>
          <table:table-cell table:style-name="ce5" table:formula="of:=IF([.C279] &gt;0;[.D279]-([.C279]-[.B279]);0)" office:value-type="float" office:value="0">
            <text:p>0,00</text:p>
          </table:table-cell>
          <table:table-cell table:style-name="ce5" table:formula="of:=[.D279]-[.E27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0-06">
            <text:p>06.10.2018</text:p>
          </table:table-cell>
          <table:table-cell table:style-name="Excel_20_Built-in_20_Normal"/>
          <table:table-cell table:style-name="Excel_20_Built-in_20_Normal" table:formula="of:=[.B281]" office:value-type="float" office:value="0">
            <text:p>0</text:p>
          </table:table-cell>
          <table:table-cell table:style-name="Excel_20_Built-in_20_Normal"/>
          <table:table-cell table:style-name="ce5" table:formula="of:=IF([.C280] &gt;0;[.D280]-([.C280]-[.B280]);0)" office:value-type="float" office:value="0">
            <text:p>0,00</text:p>
          </table:table-cell>
          <table:table-cell table:style-name="ce5" table:formula="of:=[.D280]-[.E28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0-07">
            <text:p>07.10.2018</text:p>
          </table:table-cell>
          <table:table-cell table:style-name="Excel_20_Built-in_20_Normal"/>
          <table:table-cell table:style-name="Excel_20_Built-in_20_Normal" table:formula="of:=[.B282]" office:value-type="float" office:value="0">
            <text:p>0</text:p>
          </table:table-cell>
          <table:table-cell table:style-name="Excel_20_Built-in_20_Normal"/>
          <table:table-cell table:style-name="ce5" table:formula="of:=IF([.C281] &gt;0;[.D281]-([.C281]-[.B281]);0)" office:value-type="float" office:value="0">
            <text:p>0,00</text:p>
          </table:table-cell>
          <table:table-cell table:style-name="ce5" table:formula="of:=[.D281]-[.E28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0-08">
            <text:p>08.10.2018</text:p>
          </table:table-cell>
          <table:table-cell table:style-name="Excel_20_Built-in_20_Normal"/>
          <table:table-cell table:style-name="Excel_20_Built-in_20_Normal" table:formula="of:=[.B283]" office:value-type="float" office:value="0">
            <text:p>0</text:p>
          </table:table-cell>
          <table:table-cell table:style-name="Excel_20_Built-in_20_Normal"/>
          <table:table-cell table:style-name="ce5" table:formula="of:=IF([.C282] &gt;0;[.D282]-([.C282]-[.B282]);0)" office:value-type="float" office:value="0">
            <text:p>0,00</text:p>
          </table:table-cell>
          <table:table-cell table:style-name="ce5" table:formula="of:=[.D282]-[.E28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0-09">
            <text:p>09.10.2018</text:p>
          </table:table-cell>
          <table:table-cell table:style-name="Excel_20_Built-in_20_Normal"/>
          <table:table-cell table:style-name="Excel_20_Built-in_20_Normal" table:formula="of:=[.B284]" office:value-type="float" office:value="0">
            <text:p>0</text:p>
          </table:table-cell>
          <table:table-cell table:style-name="Excel_20_Built-in_20_Normal"/>
          <table:table-cell table:style-name="ce5" table:formula="of:=IF([.C283] &gt;0;[.D283]-([.C283]-[.B283]);0)" office:value-type="float" office:value="0">
            <text:p>0,00</text:p>
          </table:table-cell>
          <table:table-cell table:style-name="ce5" table:formula="of:=[.D283]-[.E28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0-10">
            <text:p>10.10.2018</text:p>
          </table:table-cell>
          <table:table-cell table:style-name="Excel_20_Built-in_20_Normal"/>
          <table:table-cell table:style-name="Excel_20_Built-in_20_Normal" table:formula="of:=[.B285]" office:value-type="float" office:value="0">
            <text:p>0</text:p>
          </table:table-cell>
          <table:table-cell table:style-name="Excel_20_Built-in_20_Normal"/>
          <table:table-cell table:style-name="ce5" table:formula="of:=IF([.C284] &gt;0;[.D284]-([.C284]-[.B284]);0)" office:value-type="float" office:value="0">
            <text:p>0,00</text:p>
          </table:table-cell>
          <table:table-cell table:style-name="ce5" table:formula="of:=[.D284]-[.E28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0-11">
            <text:p>11.10.2018</text:p>
          </table:table-cell>
          <table:table-cell table:style-name="Excel_20_Built-in_20_Normal"/>
          <table:table-cell table:style-name="Excel_20_Built-in_20_Normal" table:formula="of:=[.B286]" office:value-type="float" office:value="0">
            <text:p>0</text:p>
          </table:table-cell>
          <table:table-cell table:style-name="Excel_20_Built-in_20_Normal"/>
          <table:table-cell table:style-name="ce5" table:formula="of:=IF([.C285] &gt;0;[.D285]-([.C285]-[.B285]);0)" office:value-type="float" office:value="0">
            <text:p>0,00</text:p>
          </table:table-cell>
          <table:table-cell table:style-name="ce5" table:formula="of:=[.D285]-[.E28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0-12">
            <text:p>12.10.2018</text:p>
          </table:table-cell>
          <table:table-cell table:style-name="Excel_20_Built-in_20_Normal"/>
          <table:table-cell table:style-name="Excel_20_Built-in_20_Normal" table:formula="of:=[.B287]" office:value-type="float" office:value="0">
            <text:p>0</text:p>
          </table:table-cell>
          <table:table-cell table:style-name="Excel_20_Built-in_20_Normal"/>
          <table:table-cell table:style-name="ce5" table:formula="of:=IF([.C286] &gt;0;[.D286]-([.C286]-[.B286]);0)" office:value-type="float" office:value="0">
            <text:p>0,00</text:p>
          </table:table-cell>
          <table:table-cell table:style-name="ce5" table:formula="of:=[.D286]-[.E28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0-13">
            <text:p>13.10.2018</text:p>
          </table:table-cell>
          <table:table-cell table:style-name="Excel_20_Built-in_20_Normal"/>
          <table:table-cell table:style-name="Excel_20_Built-in_20_Normal" table:formula="of:=[.B288]" office:value-type="float" office:value="0">
            <text:p>0</text:p>
          </table:table-cell>
          <table:table-cell table:style-name="Excel_20_Built-in_20_Normal"/>
          <table:table-cell table:style-name="ce5" table:formula="of:=IF([.C287] &gt;0;[.D287]-([.C287]-[.B287]);0)" office:value-type="float" office:value="0">
            <text:p>0,00</text:p>
          </table:table-cell>
          <table:table-cell table:style-name="ce5" table:formula="of:=[.D287]-[.E28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0-14">
            <text:p>14.10.2018</text:p>
          </table:table-cell>
          <table:table-cell table:style-name="Excel_20_Built-in_20_Normal"/>
          <table:table-cell table:style-name="Excel_20_Built-in_20_Normal" table:formula="of:=[.B289]" office:value-type="float" office:value="0">
            <text:p>0</text:p>
          </table:table-cell>
          <table:table-cell table:style-name="Excel_20_Built-in_20_Normal"/>
          <table:table-cell table:style-name="ce5" table:formula="of:=IF([.C288] &gt;0;[.D288]-([.C288]-[.B288]);0)" office:value-type="float" office:value="0">
            <text:p>0,00</text:p>
          </table:table-cell>
          <table:table-cell table:style-name="ce5" table:formula="of:=[.D288]-[.E28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0-15">
            <text:p>15.10.2018</text:p>
          </table:table-cell>
          <table:table-cell table:style-name="Excel_20_Built-in_20_Normal"/>
          <table:table-cell table:style-name="Excel_20_Built-in_20_Normal" table:formula="of:=[.B290]" office:value-type="float" office:value="0">
            <text:p>0</text:p>
          </table:table-cell>
          <table:table-cell table:style-name="Excel_20_Built-in_20_Normal"/>
          <table:table-cell table:style-name="ce5" table:formula="of:=IF([.C289] &gt;0;[.D289]-([.C289]-[.B289]);0)" office:value-type="float" office:value="0">
            <text:p>0,00</text:p>
          </table:table-cell>
          <table:table-cell table:style-name="ce5" table:formula="of:=[.D289]-[.E28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0-16">
            <text:p>16.10.2018</text:p>
          </table:table-cell>
          <table:table-cell table:style-name="Excel_20_Built-in_20_Normal"/>
          <table:table-cell table:style-name="Excel_20_Built-in_20_Normal" table:formula="of:=[.B291]" office:value-type="float" office:value="0">
            <text:p>0</text:p>
          </table:table-cell>
          <table:table-cell table:style-name="Excel_20_Built-in_20_Normal"/>
          <table:table-cell table:style-name="ce5" table:formula="of:=IF([.C290] &gt;0;[.D290]-([.C290]-[.B290]);0)" office:value-type="float" office:value="0">
            <text:p>0,00</text:p>
          </table:table-cell>
          <table:table-cell table:style-name="ce5" table:formula="of:=[.D290]-[.E29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0-17">
            <text:p>17.10.2018</text:p>
          </table:table-cell>
          <table:table-cell table:style-name="Excel_20_Built-in_20_Normal"/>
          <table:table-cell table:style-name="Excel_20_Built-in_20_Normal" table:formula="of:=[.B292]" office:value-type="float" office:value="0">
            <text:p>0</text:p>
          </table:table-cell>
          <table:table-cell table:style-name="Excel_20_Built-in_20_Normal"/>
          <table:table-cell table:style-name="ce5" table:formula="of:=IF([.C291] &gt;0;[.D291]-([.C291]-[.B291]);0)" office:value-type="float" office:value="0">
            <text:p>0,00</text:p>
          </table:table-cell>
          <table:table-cell table:style-name="ce5" table:formula="of:=[.D291]-[.E29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0-18">
            <text:p>18.10.2018</text:p>
          </table:table-cell>
          <table:table-cell table:style-name="Excel_20_Built-in_20_Normal"/>
          <table:table-cell table:style-name="Excel_20_Built-in_20_Normal" table:formula="of:=[.B293]" office:value-type="float" office:value="0">
            <text:p>0</text:p>
          </table:table-cell>
          <table:table-cell table:style-name="Excel_20_Built-in_20_Normal"/>
          <table:table-cell table:style-name="ce5" table:formula="of:=IF([.C292] &gt;0;[.D292]-([.C292]-[.B292]);0)" office:value-type="float" office:value="0">
            <text:p>0,00</text:p>
          </table:table-cell>
          <table:table-cell table:style-name="ce5" table:formula="of:=[.D292]-[.E29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0-19">
            <text:p>19.10.2018</text:p>
          </table:table-cell>
          <table:table-cell table:style-name="Excel_20_Built-in_20_Normal"/>
          <table:table-cell table:style-name="Excel_20_Built-in_20_Normal" table:formula="of:=[.B294]" office:value-type="float" office:value="0">
            <text:p>0</text:p>
          </table:table-cell>
          <table:table-cell table:style-name="Excel_20_Built-in_20_Normal"/>
          <table:table-cell table:style-name="ce5" table:formula="of:=IF([.C293] &gt;0;[.D293]-([.C293]-[.B293]);0)" office:value-type="float" office:value="0">
            <text:p>0,00</text:p>
          </table:table-cell>
          <table:table-cell table:style-name="ce5" table:formula="of:=[.D293]-[.E29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0-20">
            <text:p>20.10.2018</text:p>
          </table:table-cell>
          <table:table-cell table:style-name="Excel_20_Built-in_20_Normal"/>
          <table:table-cell table:style-name="Excel_20_Built-in_20_Normal" table:formula="of:=[.B295]" office:value-type="float" office:value="0">
            <text:p>0</text:p>
          </table:table-cell>
          <table:table-cell table:style-name="Excel_20_Built-in_20_Normal"/>
          <table:table-cell table:style-name="ce5" table:formula="of:=IF([.C294] &gt;0;[.D294]-([.C294]-[.B294]);0)" office:value-type="float" office:value="0">
            <text:p>0,00</text:p>
          </table:table-cell>
          <table:table-cell table:style-name="ce5" table:formula="of:=[.D294]-[.E29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0-21">
            <text:p>21.10.2018</text:p>
          </table:table-cell>
          <table:table-cell table:style-name="Excel_20_Built-in_20_Normal"/>
          <table:table-cell table:style-name="Excel_20_Built-in_20_Normal" table:formula="of:=[.B296]" office:value-type="float" office:value="0">
            <text:p>0</text:p>
          </table:table-cell>
          <table:table-cell table:style-name="Excel_20_Built-in_20_Normal"/>
          <table:table-cell table:style-name="ce5" table:formula="of:=IF([.C295] &gt;0;[.D295]-([.C295]-[.B295]);0)" office:value-type="float" office:value="0">
            <text:p>0,00</text:p>
          </table:table-cell>
          <table:table-cell table:style-name="ce5" table:formula="of:=[.D295]-[.E29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0-22">
            <text:p>22.10.2018</text:p>
          </table:table-cell>
          <table:table-cell table:style-name="Excel_20_Built-in_20_Normal"/>
          <table:table-cell table:style-name="Excel_20_Built-in_20_Normal" table:formula="of:=[.B297]" office:value-type="float" office:value="0">
            <text:p>0</text:p>
          </table:table-cell>
          <table:table-cell table:style-name="Excel_20_Built-in_20_Normal"/>
          <table:table-cell table:style-name="ce5" table:formula="of:=IF([.C296] &gt;0;[.D296]-([.C296]-[.B296]);0)" office:value-type="float" office:value="0">
            <text:p>0,00</text:p>
          </table:table-cell>
          <table:table-cell table:style-name="ce5" table:formula="of:=[.D296]-[.E29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0-23">
            <text:p>23.10.2018</text:p>
          </table:table-cell>
          <table:table-cell table:style-name="Excel_20_Built-in_20_Normal"/>
          <table:table-cell table:style-name="Excel_20_Built-in_20_Normal" table:formula="of:=[.B298]" office:value-type="float" office:value="0">
            <text:p>0</text:p>
          </table:table-cell>
          <table:table-cell table:style-name="Excel_20_Built-in_20_Normal"/>
          <table:table-cell table:style-name="ce5" table:formula="of:=IF([.C297] &gt;0;[.D297]-([.C297]-[.B297]);0)" office:value-type="float" office:value="0">
            <text:p>0,00</text:p>
          </table:table-cell>
          <table:table-cell table:style-name="ce5" table:formula="of:=[.D297]-[.E29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0-24">
            <text:p>24.10.2018</text:p>
          </table:table-cell>
          <table:table-cell table:style-name="Excel_20_Built-in_20_Normal"/>
          <table:table-cell table:style-name="Excel_20_Built-in_20_Normal" table:formula="of:=[.B299]" office:value-type="float" office:value="0">
            <text:p>0</text:p>
          </table:table-cell>
          <table:table-cell table:style-name="Excel_20_Built-in_20_Normal"/>
          <table:table-cell table:style-name="ce5" table:formula="of:=IF([.C298] &gt;0;[.D298]-([.C298]-[.B298]);0)" office:value-type="float" office:value="0">
            <text:p>0,00</text:p>
          </table:table-cell>
          <table:table-cell table:style-name="ce5" table:formula="of:=[.D298]-[.E29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0-25">
            <text:p>25.10.2018</text:p>
          </table:table-cell>
          <table:table-cell table:style-name="Excel_20_Built-in_20_Normal"/>
          <table:table-cell table:style-name="Excel_20_Built-in_20_Normal" table:formula="of:=[.B300]" office:value-type="float" office:value="0">
            <text:p>0</text:p>
          </table:table-cell>
          <table:table-cell table:style-name="Excel_20_Built-in_20_Normal"/>
          <table:table-cell table:style-name="ce5" table:formula="of:=IF([.C299] &gt;0;[.D299]-([.C299]-[.B299]);0)" office:value-type="float" office:value="0">
            <text:p>0,00</text:p>
          </table:table-cell>
          <table:table-cell table:style-name="ce5" table:formula="of:=[.D299]-[.E29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0-26">
            <text:p>26.10.2018</text:p>
          </table:table-cell>
          <table:table-cell table:style-name="Excel_20_Built-in_20_Normal"/>
          <table:table-cell table:style-name="Excel_20_Built-in_20_Normal" table:formula="of:=[.B301]" office:value-type="float" office:value="0">
            <text:p>0</text:p>
          </table:table-cell>
          <table:table-cell table:style-name="Excel_20_Built-in_20_Normal"/>
          <table:table-cell table:style-name="ce5" table:formula="of:=IF([.C300] &gt;0;[.D300]-([.C300]-[.B300]);0)" office:value-type="float" office:value="0">
            <text:p>0,00</text:p>
          </table:table-cell>
          <table:table-cell table:style-name="ce5" table:formula="of:=[.D300]-[.E30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0-27">
            <text:p>27.10.2018</text:p>
          </table:table-cell>
          <table:table-cell table:style-name="Excel_20_Built-in_20_Normal"/>
          <table:table-cell table:style-name="Excel_20_Built-in_20_Normal" table:formula="of:=[.B302]" office:value-type="float" office:value="0">
            <text:p>0</text:p>
          </table:table-cell>
          <table:table-cell table:style-name="Excel_20_Built-in_20_Normal"/>
          <table:table-cell table:style-name="ce5" table:formula="of:=IF([.C301] &gt;0;[.D301]-([.C301]-[.B301]);0)" office:value-type="float" office:value="0">
            <text:p>0,00</text:p>
          </table:table-cell>
          <table:table-cell table:style-name="ce5" table:formula="of:=[.D301]-[.E30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0-28">
            <text:p>28.10.2018</text:p>
          </table:table-cell>
          <table:table-cell table:style-name="Excel_20_Built-in_20_Normal"/>
          <table:table-cell table:style-name="Excel_20_Built-in_20_Normal" table:formula="of:=[.B303]" office:value-type="float" office:value="0">
            <text:p>0</text:p>
          </table:table-cell>
          <table:table-cell table:style-name="Excel_20_Built-in_20_Normal"/>
          <table:table-cell table:style-name="ce5" table:formula="of:=IF([.C302] &gt;0;[.D302]-([.C302]-[.B302]);0)" office:value-type="float" office:value="0">
            <text:p>0,00</text:p>
          </table:table-cell>
          <table:table-cell table:style-name="ce5" table:formula="of:=[.D302]-[.E30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0-29">
            <text:p>29.10.2018</text:p>
          </table:table-cell>
          <table:table-cell table:style-name="Excel_20_Built-in_20_Normal"/>
          <table:table-cell table:style-name="Excel_20_Built-in_20_Normal" table:formula="of:=[.B304]" office:value-type="float" office:value="0">
            <text:p>0</text:p>
          </table:table-cell>
          <table:table-cell table:style-name="Excel_20_Built-in_20_Normal"/>
          <table:table-cell table:style-name="ce5" table:formula="of:=IF([.C303] &gt;0;[.D303]-([.C303]-[.B303]);0)" office:value-type="float" office:value="0">
            <text:p>0,00</text:p>
          </table:table-cell>
          <table:table-cell table:style-name="ce5" table:formula="of:=[.D303]-[.E30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0-30">
            <text:p>30.10.2018</text:p>
          </table:table-cell>
          <table:table-cell table:style-name="Excel_20_Built-in_20_Normal"/>
          <table:table-cell table:style-name="Excel_20_Built-in_20_Normal" table:formula="of:=[.B305]" office:value-type="float" office:value="0">
            <text:p>0</text:p>
          </table:table-cell>
          <table:table-cell table:style-name="Excel_20_Built-in_20_Normal"/>
          <table:table-cell table:style-name="ce5" table:formula="of:=IF([.C304] &gt;0;[.D304]-([.C304]-[.B304]);0)" office:value-type="float" office:value="0">
            <text:p>0,00</text:p>
          </table:table-cell>
          <table:table-cell table:style-name="ce5" table:formula="of:=[.D304]-[.E30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0-31">
            <text:p>31.10.2018</text:p>
          </table:table-cell>
          <table:table-cell table:style-name="Excel_20_Built-in_20_Normal"/>
          <table:table-cell table:style-name="Excel_20_Built-in_20_Normal" table:formula="of:=[.B306]" office:value-type="float" office:value="0">
            <text:p>0</text:p>
          </table:table-cell>
          <table:table-cell table:style-name="Excel_20_Built-in_20_Normal"/>
          <table:table-cell table:style-name="ce5" table:formula="of:=IF([.C305] &gt;0;[.D305]-([.C305]-[.B305]);0)" office:value-type="float" office:value="0">
            <text:p>0,00</text:p>
          </table:table-cell>
          <table:table-cell table:style-name="ce5" table:formula="of:=[.D305]-[.E30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1-01">
            <text:p>01.11.2018</text:p>
          </table:table-cell>
          <table:table-cell table:style-name="Excel_20_Built-in_20_Normal"/>
          <table:table-cell table:style-name="Excel_20_Built-in_20_Normal" table:formula="of:=[.B307]" office:value-type="float" office:value="0">
            <text:p>0</text:p>
          </table:table-cell>
          <table:table-cell table:style-name="Excel_20_Built-in_20_Normal"/>
          <table:table-cell table:style-name="ce5" table:formula="of:=IF([.C306] &gt;0;[.D306]-([.C306]-[.B306]);0)" office:value-type="float" office:value="0">
            <text:p>0,00</text:p>
          </table:table-cell>
          <table:table-cell table:style-name="ce5" table:formula="of:=[.D306]-[.E30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1-02">
            <text:p>02.11.2018</text:p>
          </table:table-cell>
          <table:table-cell table:style-name="Excel_20_Built-in_20_Normal"/>
          <table:table-cell table:style-name="Excel_20_Built-in_20_Normal" table:formula="of:=[.B308]" office:value-type="float" office:value="0">
            <text:p>0</text:p>
          </table:table-cell>
          <table:table-cell table:style-name="Excel_20_Built-in_20_Normal"/>
          <table:table-cell table:style-name="ce5" table:formula="of:=IF([.C307] &gt;0;[.D307]-([.C307]-[.B307]);0)" office:value-type="float" office:value="0">
            <text:p>0,00</text:p>
          </table:table-cell>
          <table:table-cell table:style-name="ce5" table:formula="of:=[.D307]-[.E30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1-03">
            <text:p>03.11.2018</text:p>
          </table:table-cell>
          <table:table-cell table:style-name="Excel_20_Built-in_20_Normal"/>
          <table:table-cell table:style-name="Excel_20_Built-in_20_Normal" table:formula="of:=[.B309]" office:value-type="float" office:value="0">
            <text:p>0</text:p>
          </table:table-cell>
          <table:table-cell table:style-name="Excel_20_Built-in_20_Normal"/>
          <table:table-cell table:style-name="ce5" table:formula="of:=IF([.C308] &gt;0;[.D308]-([.C308]-[.B308]);0)" office:value-type="float" office:value="0">
            <text:p>0,00</text:p>
          </table:table-cell>
          <table:table-cell table:style-name="ce5" table:formula="of:=[.D308]-[.E30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1-04">
            <text:p>04.11.2018</text:p>
          </table:table-cell>
          <table:table-cell table:style-name="Excel_20_Built-in_20_Normal"/>
          <table:table-cell table:style-name="Excel_20_Built-in_20_Normal" table:formula="of:=[.B310]" office:value-type="float" office:value="0">
            <text:p>0</text:p>
          </table:table-cell>
          <table:table-cell table:style-name="Excel_20_Built-in_20_Normal"/>
          <table:table-cell table:style-name="ce5" table:formula="of:=IF([.C309] &gt;0;[.D309]-([.C309]-[.B309]);0)" office:value-type="float" office:value="0">
            <text:p>0,00</text:p>
          </table:table-cell>
          <table:table-cell table:style-name="ce5" table:formula="of:=[.D309]-[.E30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1-05">
            <text:p>05.11.2018</text:p>
          </table:table-cell>
          <table:table-cell table:style-name="Excel_20_Built-in_20_Normal"/>
          <table:table-cell table:style-name="Excel_20_Built-in_20_Normal" table:formula="of:=[.B311]" office:value-type="float" office:value="0">
            <text:p>0</text:p>
          </table:table-cell>
          <table:table-cell table:style-name="Excel_20_Built-in_20_Normal"/>
          <table:table-cell table:style-name="ce5" table:formula="of:=IF([.C310] &gt;0;[.D310]-([.C310]-[.B310]);0)" office:value-type="float" office:value="0">
            <text:p>0,00</text:p>
          </table:table-cell>
          <table:table-cell table:style-name="ce5" table:formula="of:=[.D310]-[.E31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1-06">
            <text:p>06.11.2018</text:p>
          </table:table-cell>
          <table:table-cell table:style-name="Excel_20_Built-in_20_Normal"/>
          <table:table-cell table:style-name="Excel_20_Built-in_20_Normal" table:formula="of:=[.B312]" office:value-type="float" office:value="0">
            <text:p>0</text:p>
          </table:table-cell>
          <table:table-cell table:style-name="Excel_20_Built-in_20_Normal"/>
          <table:table-cell table:style-name="ce5" table:formula="of:=IF([.C311] &gt;0;[.D311]-([.C311]-[.B311]);0)" office:value-type="float" office:value="0">
            <text:p>0,00</text:p>
          </table:table-cell>
          <table:table-cell table:style-name="ce5" table:formula="of:=[.D311]-[.E31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1-07">
            <text:p>07.11.2018</text:p>
          </table:table-cell>
          <table:table-cell table:style-name="Excel_20_Built-in_20_Normal"/>
          <table:table-cell table:style-name="Excel_20_Built-in_20_Normal" table:formula="of:=[.B313]" office:value-type="float" office:value="0">
            <text:p>0</text:p>
          </table:table-cell>
          <table:table-cell table:style-name="Excel_20_Built-in_20_Normal"/>
          <table:table-cell table:style-name="ce5" table:formula="of:=IF([.C312] &gt;0;[.D312]-([.C312]-[.B312]);0)" office:value-type="float" office:value="0">
            <text:p>0,00</text:p>
          </table:table-cell>
          <table:table-cell table:style-name="ce5" table:formula="of:=[.D312]-[.E31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1-08">
            <text:p>08.11.2018</text:p>
          </table:table-cell>
          <table:table-cell table:style-name="Excel_20_Built-in_20_Normal"/>
          <table:table-cell table:style-name="Excel_20_Built-in_20_Normal" table:formula="of:=[.B314]" office:value-type="float" office:value="0">
            <text:p>0</text:p>
          </table:table-cell>
          <table:table-cell table:style-name="Excel_20_Built-in_20_Normal"/>
          <table:table-cell table:style-name="ce5" table:formula="of:=IF([.C313] &gt;0;[.D313]-([.C313]-[.B313]);0)" office:value-type="float" office:value="0">
            <text:p>0,00</text:p>
          </table:table-cell>
          <table:table-cell table:style-name="ce5" table:formula="of:=[.D313]-[.E31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1-09">
            <text:p>09.11.2018</text:p>
          </table:table-cell>
          <table:table-cell table:style-name="Excel_20_Built-in_20_Normal"/>
          <table:table-cell table:style-name="Excel_20_Built-in_20_Normal" table:formula="of:=[.B315]" office:value-type="float" office:value="0">
            <text:p>0</text:p>
          </table:table-cell>
          <table:table-cell table:style-name="Excel_20_Built-in_20_Normal"/>
          <table:table-cell table:style-name="ce5" table:formula="of:=IF([.C314] &gt;0;[.D314]-([.C314]-[.B314]);0)" office:value-type="float" office:value="0">
            <text:p>0,00</text:p>
          </table:table-cell>
          <table:table-cell table:style-name="ce5" table:formula="of:=[.D314]-[.E31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1-10">
            <text:p>10.11.2018</text:p>
          </table:table-cell>
          <table:table-cell table:style-name="Excel_20_Built-in_20_Normal"/>
          <table:table-cell table:style-name="Excel_20_Built-in_20_Normal" table:formula="of:=[.B316]" office:value-type="float" office:value="0">
            <text:p>0</text:p>
          </table:table-cell>
          <table:table-cell table:style-name="Excel_20_Built-in_20_Normal"/>
          <table:table-cell table:style-name="ce5" table:formula="of:=IF([.C315] &gt;0;[.D315]-([.C315]-[.B315]);0)" office:value-type="float" office:value="0">
            <text:p>0,00</text:p>
          </table:table-cell>
          <table:table-cell table:style-name="ce5" table:formula="of:=[.D315]-[.E31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1-11">
            <text:p>11.11.2018</text:p>
          </table:table-cell>
          <table:table-cell table:style-name="Excel_20_Built-in_20_Normal"/>
          <table:table-cell table:style-name="Excel_20_Built-in_20_Normal" table:formula="of:=[.B317]" office:value-type="float" office:value="0">
            <text:p>0</text:p>
          </table:table-cell>
          <table:table-cell table:style-name="Excel_20_Built-in_20_Normal"/>
          <table:table-cell table:style-name="ce5" table:formula="of:=IF([.C316] &gt;0;[.D316]-([.C316]-[.B316]);0)" office:value-type="float" office:value="0">
            <text:p>0,00</text:p>
          </table:table-cell>
          <table:table-cell table:style-name="ce5" table:formula="of:=[.D316]-[.E31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1-12">
            <text:p>12.11.2018</text:p>
          </table:table-cell>
          <table:table-cell table:style-name="Excel_20_Built-in_20_Normal"/>
          <table:table-cell table:style-name="Excel_20_Built-in_20_Normal" table:formula="of:=[.B318]" office:value-type="float" office:value="0">
            <text:p>0</text:p>
          </table:table-cell>
          <table:table-cell table:style-name="Excel_20_Built-in_20_Normal"/>
          <table:table-cell table:style-name="ce5" table:formula="of:=IF([.C317] &gt;0;[.D317]-([.C317]-[.B317]);0)" office:value-type="float" office:value="0">
            <text:p>0,00</text:p>
          </table:table-cell>
          <table:table-cell table:style-name="ce5" table:formula="of:=[.D317]-[.E31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1-13">
            <text:p>13.11.2018</text:p>
          </table:table-cell>
          <table:table-cell table:style-name="Excel_20_Built-in_20_Normal"/>
          <table:table-cell table:style-name="Excel_20_Built-in_20_Normal" table:formula="of:=[.B319]" office:value-type="float" office:value="0">
            <text:p>0</text:p>
          </table:table-cell>
          <table:table-cell table:style-name="Excel_20_Built-in_20_Normal"/>
          <table:table-cell table:style-name="ce5" table:formula="of:=IF([.C318] &gt;0;[.D318]-([.C318]-[.B318]);0)" office:value-type="float" office:value="0">
            <text:p>0,00</text:p>
          </table:table-cell>
          <table:table-cell table:style-name="ce5" table:formula="of:=[.D318]-[.E31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1-14">
            <text:p>14.11.2018</text:p>
          </table:table-cell>
          <table:table-cell table:style-name="Excel_20_Built-in_20_Normal"/>
          <table:table-cell table:style-name="Excel_20_Built-in_20_Normal" table:formula="of:=[.B320]" office:value-type="float" office:value="0">
            <text:p>0</text:p>
          </table:table-cell>
          <table:table-cell table:style-name="Excel_20_Built-in_20_Normal"/>
          <table:table-cell table:style-name="ce5" table:formula="of:=IF([.C319] &gt;0;[.D319]-([.C319]-[.B319]);0)" office:value-type="float" office:value="0">
            <text:p>0,00</text:p>
          </table:table-cell>
          <table:table-cell table:style-name="ce5" table:formula="of:=[.D319]-[.E31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1-15">
            <text:p>15.11.2018</text:p>
          </table:table-cell>
          <table:table-cell table:style-name="Excel_20_Built-in_20_Normal"/>
          <table:table-cell table:style-name="Excel_20_Built-in_20_Normal" table:formula="of:=[.B321]" office:value-type="float" office:value="0">
            <text:p>0</text:p>
          </table:table-cell>
          <table:table-cell table:style-name="Excel_20_Built-in_20_Normal"/>
          <table:table-cell table:style-name="ce5" table:formula="of:=IF([.C320] &gt;0;[.D320]-([.C320]-[.B320]);0)" office:value-type="float" office:value="0">
            <text:p>0,00</text:p>
          </table:table-cell>
          <table:table-cell table:style-name="ce5" table:formula="of:=[.D320]-[.E32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1-16">
            <text:p>16.11.2018</text:p>
          </table:table-cell>
          <table:table-cell table:style-name="Excel_20_Built-in_20_Normal"/>
          <table:table-cell table:style-name="Excel_20_Built-in_20_Normal" table:formula="of:=[.B322]" office:value-type="float" office:value="0">
            <text:p>0</text:p>
          </table:table-cell>
          <table:table-cell table:style-name="Excel_20_Built-in_20_Normal"/>
          <table:table-cell table:style-name="ce5" table:formula="of:=IF([.C321] &gt;0;[.D321]-([.C321]-[.B321]);0)" office:value-type="float" office:value="0">
            <text:p>0,00</text:p>
          </table:table-cell>
          <table:table-cell table:style-name="ce5" table:formula="of:=[.D321]-[.E32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1-17">
            <text:p>17.11.2018</text:p>
          </table:table-cell>
          <table:table-cell table:style-name="Excel_20_Built-in_20_Normal"/>
          <table:table-cell table:style-name="Excel_20_Built-in_20_Normal" table:formula="of:=[.B323]" office:value-type="float" office:value="0">
            <text:p>0</text:p>
          </table:table-cell>
          <table:table-cell table:style-name="Excel_20_Built-in_20_Normal"/>
          <table:table-cell table:style-name="ce5" table:formula="of:=IF([.C322] &gt;0;[.D322]-([.C322]-[.B322]);0)" office:value-type="float" office:value="0">
            <text:p>0,00</text:p>
          </table:table-cell>
          <table:table-cell table:style-name="ce5" table:formula="of:=[.D322]-[.E32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1-18">
            <text:p>18.11.2018</text:p>
          </table:table-cell>
          <table:table-cell table:style-name="Excel_20_Built-in_20_Normal"/>
          <table:table-cell table:style-name="Excel_20_Built-in_20_Normal" table:formula="of:=[.B324]" office:value-type="float" office:value="0">
            <text:p>0</text:p>
          </table:table-cell>
          <table:table-cell table:style-name="Excel_20_Built-in_20_Normal"/>
          <table:table-cell table:style-name="ce5" table:formula="of:=IF([.C323] &gt;0;[.D323]-([.C323]-[.B323]);0)" office:value-type="float" office:value="0">
            <text:p>0,00</text:p>
          </table:table-cell>
          <table:table-cell table:style-name="ce5" table:formula="of:=[.D323]-[.E32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1-19">
            <text:p>19.11.2018</text:p>
          </table:table-cell>
          <table:table-cell table:style-name="Excel_20_Built-in_20_Normal"/>
          <table:table-cell table:style-name="Excel_20_Built-in_20_Normal" table:formula="of:=[.B325]" office:value-type="float" office:value="0">
            <text:p>0</text:p>
          </table:table-cell>
          <table:table-cell table:style-name="Excel_20_Built-in_20_Normal"/>
          <table:table-cell table:style-name="ce5" table:formula="of:=IF([.C324] &gt;0;[.D324]-([.C324]-[.B324]);0)" office:value-type="float" office:value="0">
            <text:p>0,00</text:p>
          </table:table-cell>
          <table:table-cell table:style-name="ce5" table:formula="of:=[.D324]-[.E32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1-20">
            <text:p>20.11.2018</text:p>
          </table:table-cell>
          <table:table-cell table:style-name="Excel_20_Built-in_20_Normal"/>
          <table:table-cell table:style-name="Excel_20_Built-in_20_Normal" table:formula="of:=[.B326]" office:value-type="float" office:value="0">
            <text:p>0</text:p>
          </table:table-cell>
          <table:table-cell table:style-name="Excel_20_Built-in_20_Normal"/>
          <table:table-cell table:style-name="ce5" table:formula="of:=IF([.C325] &gt;0;[.D325]-([.C325]-[.B325]);0)" office:value-type="float" office:value="0">
            <text:p>0,00</text:p>
          </table:table-cell>
          <table:table-cell table:style-name="ce5" table:formula="of:=[.D325]-[.E32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1-21">
            <text:p>21.11.2018</text:p>
          </table:table-cell>
          <table:table-cell table:style-name="Excel_20_Built-in_20_Normal"/>
          <table:table-cell table:style-name="Excel_20_Built-in_20_Normal" table:formula="of:=[.B327]" office:value-type="float" office:value="0">
            <text:p>0</text:p>
          </table:table-cell>
          <table:table-cell table:style-name="Excel_20_Built-in_20_Normal"/>
          <table:table-cell table:style-name="ce5" table:formula="of:=IF([.C326] &gt;0;[.D326]-([.C326]-[.B326]);0)" office:value-type="float" office:value="0">
            <text:p>0,00</text:p>
          </table:table-cell>
          <table:table-cell table:style-name="ce5" table:formula="of:=[.D326]-[.E32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1-22">
            <text:p>22.11.2018</text:p>
          </table:table-cell>
          <table:table-cell table:style-name="Excel_20_Built-in_20_Normal"/>
          <table:table-cell table:style-name="Excel_20_Built-in_20_Normal" table:formula="of:=[.B328]" office:value-type="float" office:value="0">
            <text:p>0</text:p>
          </table:table-cell>
          <table:table-cell table:style-name="Excel_20_Built-in_20_Normal"/>
          <table:table-cell table:style-name="ce5" table:formula="of:=IF([.C327] &gt;0;[.D327]-([.C327]-[.B327]);0)" office:value-type="float" office:value="0">
            <text:p>0,00</text:p>
          </table:table-cell>
          <table:table-cell table:style-name="ce5" table:formula="of:=[.D327]-[.E32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1-23">
            <text:p>23.11.2018</text:p>
          </table:table-cell>
          <table:table-cell table:style-name="Excel_20_Built-in_20_Normal"/>
          <table:table-cell table:style-name="Excel_20_Built-in_20_Normal" table:formula="of:=[.B329]" office:value-type="float" office:value="0">
            <text:p>0</text:p>
          </table:table-cell>
          <table:table-cell table:style-name="Excel_20_Built-in_20_Normal"/>
          <table:table-cell table:style-name="ce5" table:formula="of:=IF([.C328] &gt;0;[.D328]-([.C328]-[.B328]);0)" office:value-type="float" office:value="0">
            <text:p>0,00</text:p>
          </table:table-cell>
          <table:table-cell table:style-name="ce5" table:formula="of:=[.D328]-[.E32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1-24">
            <text:p>24.11.2018</text:p>
          </table:table-cell>
          <table:table-cell table:style-name="Excel_20_Built-in_20_Normal"/>
          <table:table-cell table:style-name="Excel_20_Built-in_20_Normal" table:formula="of:=[.B330]" office:value-type="float" office:value="0">
            <text:p>0</text:p>
          </table:table-cell>
          <table:table-cell table:style-name="Excel_20_Built-in_20_Normal"/>
          <table:table-cell table:style-name="ce5" table:formula="of:=IF([.C329] &gt;0;[.D329]-([.C329]-[.B329]);0)" office:value-type="float" office:value="0">
            <text:p>0,00</text:p>
          </table:table-cell>
          <table:table-cell table:style-name="ce5" table:formula="of:=[.D329]-[.E32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1-25">
            <text:p>25.11.2018</text:p>
          </table:table-cell>
          <table:table-cell table:style-name="Excel_20_Built-in_20_Normal"/>
          <table:table-cell table:style-name="Excel_20_Built-in_20_Normal" table:formula="of:=[.B331]" office:value-type="float" office:value="0">
            <text:p>0</text:p>
          </table:table-cell>
          <table:table-cell table:style-name="Excel_20_Built-in_20_Normal"/>
          <table:table-cell table:style-name="ce5" table:formula="of:=IF([.C330] &gt;0;[.D330]-([.C330]-[.B330]);0)" office:value-type="float" office:value="0">
            <text:p>0,00</text:p>
          </table:table-cell>
          <table:table-cell table:style-name="ce5" table:formula="of:=[.D330]-[.E33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1-26">
            <text:p>26.11.2018</text:p>
          </table:table-cell>
          <table:table-cell table:style-name="Excel_20_Built-in_20_Normal"/>
          <table:table-cell table:style-name="Excel_20_Built-in_20_Normal" table:formula="of:=[.B332]" office:value-type="float" office:value="0">
            <text:p>0</text:p>
          </table:table-cell>
          <table:table-cell table:style-name="Excel_20_Built-in_20_Normal"/>
          <table:table-cell table:style-name="ce5" table:formula="of:=IF([.C331] &gt;0;[.D331]-([.C331]-[.B331]);0)" office:value-type="float" office:value="0">
            <text:p>0,00</text:p>
          </table:table-cell>
          <table:table-cell table:style-name="ce5" table:formula="of:=[.D331]-[.E33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1-27">
            <text:p>27.11.2018</text:p>
          </table:table-cell>
          <table:table-cell table:style-name="Excel_20_Built-in_20_Normal"/>
          <table:table-cell table:style-name="Excel_20_Built-in_20_Normal" table:formula="of:=[.B333]" office:value-type="float" office:value="0">
            <text:p>0</text:p>
          </table:table-cell>
          <table:table-cell table:style-name="Excel_20_Built-in_20_Normal"/>
          <table:table-cell table:style-name="ce5" table:formula="of:=IF([.C332] &gt;0;[.D332]-([.C332]-[.B332]);0)" office:value-type="float" office:value="0">
            <text:p>0,00</text:p>
          </table:table-cell>
          <table:table-cell table:style-name="ce5" table:formula="of:=[.D332]-[.E33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1-28">
            <text:p>28.11.2018</text:p>
          </table:table-cell>
          <table:table-cell table:style-name="Excel_20_Built-in_20_Normal"/>
          <table:table-cell table:style-name="Excel_20_Built-in_20_Normal" table:formula="of:=[.B334]" office:value-type="float" office:value="0">
            <text:p>0</text:p>
          </table:table-cell>
          <table:table-cell table:style-name="Excel_20_Built-in_20_Normal"/>
          <table:table-cell table:style-name="ce5" table:formula="of:=IF([.C333] &gt;0;[.D333]-([.C333]-[.B333]);0)" office:value-type="float" office:value="0">
            <text:p>0,00</text:p>
          </table:table-cell>
          <table:table-cell table:style-name="ce5" table:formula="of:=[.D333]-[.E33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1-29">
            <text:p>29.11.2018</text:p>
          </table:table-cell>
          <table:table-cell table:style-name="Excel_20_Built-in_20_Normal"/>
          <table:table-cell table:style-name="Excel_20_Built-in_20_Normal" table:formula="of:=[.B335]" office:value-type="float" office:value="0">
            <text:p>0</text:p>
          </table:table-cell>
          <table:table-cell table:style-name="Excel_20_Built-in_20_Normal"/>
          <table:table-cell table:style-name="ce5" table:formula="of:=IF([.C334] &gt;0;[.D334]-([.C334]-[.B334]);0)" office:value-type="float" office:value="0">
            <text:p>0,00</text:p>
          </table:table-cell>
          <table:table-cell table:style-name="ce5" table:formula="of:=[.D334]-[.E33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1-30">
            <text:p>30.11.2018</text:p>
          </table:table-cell>
          <table:table-cell table:style-name="Excel_20_Built-in_20_Normal"/>
          <table:table-cell table:style-name="Excel_20_Built-in_20_Normal" table:formula="of:=[.B336]" office:value-type="float" office:value="0">
            <text:p>0</text:p>
          </table:table-cell>
          <table:table-cell table:style-name="Excel_20_Built-in_20_Normal"/>
          <table:table-cell table:style-name="ce5" table:formula="of:=IF([.C335] &gt;0;[.D335]-([.C335]-[.B335]);0)" office:value-type="float" office:value="0">
            <text:p>0,00</text:p>
          </table:table-cell>
          <table:table-cell table:style-name="ce5" table:formula="of:=[.D335]-[.E33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2-01">
            <text:p>01.12.2018</text:p>
          </table:table-cell>
          <table:table-cell table:style-name="Excel_20_Built-in_20_Normal"/>
          <table:table-cell table:style-name="Excel_20_Built-in_20_Normal" table:formula="of:=[.B337]" office:value-type="float" office:value="0">
            <text:p>0</text:p>
          </table:table-cell>
          <table:table-cell table:style-name="Excel_20_Built-in_20_Normal"/>
          <table:table-cell table:style-name="ce5" table:formula="of:=IF([.C336] &gt;0;[.D336]-([.C336]-[.B336]);0)" office:value-type="float" office:value="0">
            <text:p>0,00</text:p>
          </table:table-cell>
          <table:table-cell table:style-name="ce5" table:formula="of:=[.D336]-[.E33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2-02">
            <text:p>02.12.2018</text:p>
          </table:table-cell>
          <table:table-cell table:style-name="Excel_20_Built-in_20_Normal"/>
          <table:table-cell table:style-name="Excel_20_Built-in_20_Normal" table:formula="of:=[.B338]" office:value-type="float" office:value="0">
            <text:p>0</text:p>
          </table:table-cell>
          <table:table-cell table:style-name="Excel_20_Built-in_20_Normal"/>
          <table:table-cell table:style-name="ce5" table:formula="of:=IF([.C337] &gt;0;[.D337]-([.C337]-[.B337]);0)" office:value-type="float" office:value="0">
            <text:p>0,00</text:p>
          </table:table-cell>
          <table:table-cell table:style-name="ce5" table:formula="of:=[.D337]-[.E33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2-03">
            <text:p>03.12.2018</text:p>
          </table:table-cell>
          <table:table-cell table:style-name="Excel_20_Built-in_20_Normal"/>
          <table:table-cell table:style-name="Excel_20_Built-in_20_Normal" table:formula="of:=[.B339]" office:value-type="float" office:value="0">
            <text:p>0</text:p>
          </table:table-cell>
          <table:table-cell table:style-name="Excel_20_Built-in_20_Normal"/>
          <table:table-cell table:style-name="ce5" table:formula="of:=IF([.C338] &gt;0;[.D338]-([.C338]-[.B338]);0)" office:value-type="float" office:value="0">
            <text:p>0,00</text:p>
          </table:table-cell>
          <table:table-cell table:style-name="ce5" table:formula="of:=[.D338]-[.E33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2-04">
            <text:p>04.12.2018</text:p>
          </table:table-cell>
          <table:table-cell table:style-name="Excel_20_Built-in_20_Normal"/>
          <table:table-cell table:style-name="Excel_20_Built-in_20_Normal" table:formula="of:=[.B340]" office:value-type="float" office:value="0">
            <text:p>0</text:p>
          </table:table-cell>
          <table:table-cell table:style-name="Excel_20_Built-in_20_Normal"/>
          <table:table-cell table:style-name="ce5" table:formula="of:=IF([.C339] &gt;0;[.D339]-([.C339]-[.B339]);0)" office:value-type="float" office:value="0">
            <text:p>0,00</text:p>
          </table:table-cell>
          <table:table-cell table:style-name="ce5" table:formula="of:=[.D339]-[.E33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2-05">
            <text:p>05.12.2018</text:p>
          </table:table-cell>
          <table:table-cell table:style-name="Excel_20_Built-in_20_Normal"/>
          <table:table-cell table:style-name="Excel_20_Built-in_20_Normal" table:formula="of:=[.B341]" office:value-type="float" office:value="0">
            <text:p>0</text:p>
          </table:table-cell>
          <table:table-cell table:style-name="Excel_20_Built-in_20_Normal"/>
          <table:table-cell table:style-name="ce5" table:formula="of:=IF([.C340] &gt;0;[.D340]-([.C340]-[.B340]);0)" office:value-type="float" office:value="0">
            <text:p>0,00</text:p>
          </table:table-cell>
          <table:table-cell table:style-name="ce5" table:formula="of:=[.D340]-[.E34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2-06">
            <text:p>06.12.2018</text:p>
          </table:table-cell>
          <table:table-cell table:style-name="Excel_20_Built-in_20_Normal"/>
          <table:table-cell table:style-name="Excel_20_Built-in_20_Normal" table:formula="of:=[.B342]" office:value-type="float" office:value="0">
            <text:p>0</text:p>
          </table:table-cell>
          <table:table-cell table:style-name="Excel_20_Built-in_20_Normal"/>
          <table:table-cell table:style-name="ce5" table:formula="of:=IF([.C341] &gt;0;[.D341]-([.C341]-[.B341]);0)" office:value-type="float" office:value="0">
            <text:p>0,00</text:p>
          </table:table-cell>
          <table:table-cell table:style-name="ce5" table:formula="of:=[.D341]-[.E34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2-07">
            <text:p>07.12.2018</text:p>
          </table:table-cell>
          <table:table-cell table:style-name="Excel_20_Built-in_20_Normal"/>
          <table:table-cell table:style-name="Excel_20_Built-in_20_Normal" table:formula="of:=[.B343]" office:value-type="float" office:value="0">
            <text:p>0</text:p>
          </table:table-cell>
          <table:table-cell table:style-name="Excel_20_Built-in_20_Normal"/>
          <table:table-cell table:style-name="ce5" table:formula="of:=IF([.C342] &gt;0;[.D342]-([.C342]-[.B342]);0)" office:value-type="float" office:value="0">
            <text:p>0,00</text:p>
          </table:table-cell>
          <table:table-cell table:style-name="ce5" table:formula="of:=[.D342]-[.E34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2-08">
            <text:p>08.12.2018</text:p>
          </table:table-cell>
          <table:table-cell table:style-name="Excel_20_Built-in_20_Normal"/>
          <table:table-cell table:style-name="Excel_20_Built-in_20_Normal" table:formula="of:=[.B344]" office:value-type="float" office:value="0">
            <text:p>0</text:p>
          </table:table-cell>
          <table:table-cell table:style-name="Excel_20_Built-in_20_Normal"/>
          <table:table-cell table:style-name="ce5" table:formula="of:=IF([.C343] &gt;0;[.D343]-([.C343]-[.B343]);0)" office:value-type="float" office:value="0">
            <text:p>0,00</text:p>
          </table:table-cell>
          <table:table-cell table:style-name="ce5" table:formula="of:=[.D343]-[.E34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2-09">
            <text:p>09.12.2018</text:p>
          </table:table-cell>
          <table:table-cell table:style-name="Excel_20_Built-in_20_Normal"/>
          <table:table-cell table:style-name="Excel_20_Built-in_20_Normal" table:formula="of:=[.B345]" office:value-type="float" office:value="0">
            <text:p>0</text:p>
          </table:table-cell>
          <table:table-cell table:style-name="Excel_20_Built-in_20_Normal"/>
          <table:table-cell table:style-name="ce5" table:formula="of:=IF([.C344] &gt;0;[.D344]-([.C344]-[.B344]);0)" office:value-type="float" office:value="0">
            <text:p>0,00</text:p>
          </table:table-cell>
          <table:table-cell table:style-name="ce5" table:formula="of:=[.D344]-[.E34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2-10">
            <text:p>10.12.2018</text:p>
          </table:table-cell>
          <table:table-cell table:style-name="Excel_20_Built-in_20_Normal"/>
          <table:table-cell table:style-name="Excel_20_Built-in_20_Normal" table:formula="of:=[.B346]" office:value-type="float" office:value="0">
            <text:p>0</text:p>
          </table:table-cell>
          <table:table-cell table:style-name="Excel_20_Built-in_20_Normal"/>
          <table:table-cell table:style-name="ce5" table:formula="of:=IF([.C345] &gt;0;[.D345]-([.C345]-[.B345]);0)" office:value-type="float" office:value="0">
            <text:p>0,00</text:p>
          </table:table-cell>
          <table:table-cell table:style-name="ce5" table:formula="of:=[.D345]-[.E34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2-11">
            <text:p>11.12.2018</text:p>
          </table:table-cell>
          <table:table-cell table:style-name="Excel_20_Built-in_20_Normal"/>
          <table:table-cell table:style-name="Excel_20_Built-in_20_Normal" table:formula="of:=[.B347]" office:value-type="float" office:value="0">
            <text:p>0</text:p>
          </table:table-cell>
          <table:table-cell table:style-name="Excel_20_Built-in_20_Normal"/>
          <table:table-cell table:style-name="ce5" table:formula="of:=IF([.C346] &gt;0;[.D346]-([.C346]-[.B346]);0)" office:value-type="float" office:value="0">
            <text:p>0,00</text:p>
          </table:table-cell>
          <table:table-cell table:style-name="ce5" table:formula="of:=[.D346]-[.E34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2-12">
            <text:p>12.12.2018</text:p>
          </table:table-cell>
          <table:table-cell table:style-name="Excel_20_Built-in_20_Normal"/>
          <table:table-cell table:style-name="Excel_20_Built-in_20_Normal" table:formula="of:=[.B348]" office:value-type="float" office:value="0">
            <text:p>0</text:p>
          </table:table-cell>
          <table:table-cell table:style-name="Excel_20_Built-in_20_Normal"/>
          <table:table-cell table:style-name="ce5" table:formula="of:=IF([.C347] &gt;0;[.D347]-([.C347]-[.B347]);0)" office:value-type="float" office:value="0">
            <text:p>0,00</text:p>
          </table:table-cell>
          <table:table-cell table:style-name="ce5" table:formula="of:=[.D347]-[.E34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2-13">
            <text:p>13.12.2018</text:p>
          </table:table-cell>
          <table:table-cell table:style-name="Excel_20_Built-in_20_Normal"/>
          <table:table-cell table:style-name="Excel_20_Built-in_20_Normal" table:formula="of:=[.B349]" office:value-type="float" office:value="0">
            <text:p>0</text:p>
          </table:table-cell>
          <table:table-cell table:style-name="Excel_20_Built-in_20_Normal"/>
          <table:table-cell table:style-name="ce5" table:formula="of:=IF([.C348] &gt;0;[.D348]-([.C348]-[.B348]);0)" office:value-type="float" office:value="0">
            <text:p>0,00</text:p>
          </table:table-cell>
          <table:table-cell table:style-name="ce5" table:formula="of:=[.D348]-[.E34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2-14">
            <text:p>14.12.2018</text:p>
          </table:table-cell>
          <table:table-cell table:style-name="Excel_20_Built-in_20_Normal"/>
          <table:table-cell table:style-name="Excel_20_Built-in_20_Normal" table:formula="of:=[.B350]" office:value-type="float" office:value="0">
            <text:p>0</text:p>
          </table:table-cell>
          <table:table-cell table:style-name="Excel_20_Built-in_20_Normal"/>
          <table:table-cell table:style-name="ce5" table:formula="of:=IF([.C349] &gt;0;[.D349]-([.C349]-[.B349]);0)" office:value-type="float" office:value="0">
            <text:p>0,00</text:p>
          </table:table-cell>
          <table:table-cell table:style-name="ce5" table:formula="of:=[.D349]-[.E34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2-15">
            <text:p>15.12.2018</text:p>
          </table:table-cell>
          <table:table-cell table:style-name="Excel_20_Built-in_20_Normal"/>
          <table:table-cell table:style-name="Excel_20_Built-in_20_Normal" table:formula="of:=[.B351]" office:value-type="float" office:value="0">
            <text:p>0</text:p>
          </table:table-cell>
          <table:table-cell table:style-name="Excel_20_Built-in_20_Normal"/>
          <table:table-cell table:style-name="ce5" table:formula="of:=IF([.C350] &gt;0;[.D350]-([.C350]-[.B350]);0)" office:value-type="float" office:value="0">
            <text:p>0,00</text:p>
          </table:table-cell>
          <table:table-cell table:style-name="ce5" table:formula="of:=[.D350]-[.E35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2-16">
            <text:p>16.12.2018</text:p>
          </table:table-cell>
          <table:table-cell table:style-name="Excel_20_Built-in_20_Normal"/>
          <table:table-cell table:style-name="Excel_20_Built-in_20_Normal" table:formula="of:=[.B352]" office:value-type="float" office:value="0">
            <text:p>0</text:p>
          </table:table-cell>
          <table:table-cell table:style-name="Excel_20_Built-in_20_Normal"/>
          <table:table-cell table:style-name="ce5" table:formula="of:=IF([.C351] &gt;0;[.D351]-([.C351]-[.B351]);0)" office:value-type="float" office:value="0">
            <text:p>0,00</text:p>
          </table:table-cell>
          <table:table-cell table:style-name="ce5" table:formula="of:=[.D351]-[.E35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2-17">
            <text:p>17.12.2018</text:p>
          </table:table-cell>
          <table:table-cell table:style-name="Excel_20_Built-in_20_Normal"/>
          <table:table-cell table:style-name="Excel_20_Built-in_20_Normal" table:formula="of:=[.B353]" office:value-type="float" office:value="0">
            <text:p>0</text:p>
          </table:table-cell>
          <table:table-cell table:style-name="Excel_20_Built-in_20_Normal"/>
          <table:table-cell table:style-name="ce5" table:formula="of:=IF([.C352] &gt;0;[.D352]-([.C352]-[.B352]);0)" office:value-type="float" office:value="0">
            <text:p>0,00</text:p>
          </table:table-cell>
          <table:table-cell table:style-name="ce5" table:formula="of:=[.D352]-[.E35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2-18">
            <text:p>18.12.2018</text:p>
          </table:table-cell>
          <table:table-cell table:style-name="Excel_20_Built-in_20_Normal"/>
          <table:table-cell table:style-name="Excel_20_Built-in_20_Normal" table:formula="of:=[.B354]" office:value-type="float" office:value="0">
            <text:p>0</text:p>
          </table:table-cell>
          <table:table-cell table:style-name="Excel_20_Built-in_20_Normal"/>
          <table:table-cell table:style-name="ce5" table:formula="of:=IF([.C353] &gt;0;[.D353]-([.C353]-[.B353]);0)" office:value-type="float" office:value="0">
            <text:p>0,00</text:p>
          </table:table-cell>
          <table:table-cell table:style-name="ce5" table:formula="of:=[.D353]-[.E35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2-19">
            <text:p>19.12.2018</text:p>
          </table:table-cell>
          <table:table-cell table:style-name="Excel_20_Built-in_20_Normal"/>
          <table:table-cell table:style-name="Excel_20_Built-in_20_Normal" table:formula="of:=[.B355]" office:value-type="float" office:value="0">
            <text:p>0</text:p>
          </table:table-cell>
          <table:table-cell table:style-name="Excel_20_Built-in_20_Normal"/>
          <table:table-cell table:style-name="ce5" table:formula="of:=IF([.C354] &gt;0;[.D354]-([.C354]-[.B354]);0)" office:value-type="float" office:value="0">
            <text:p>0,00</text:p>
          </table:table-cell>
          <table:table-cell table:style-name="ce5" table:formula="of:=[.D354]-[.E35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2-20">
            <text:p>20.12.2018</text:p>
          </table:table-cell>
          <table:table-cell table:style-name="Excel_20_Built-in_20_Normal"/>
          <table:table-cell table:style-name="Excel_20_Built-in_20_Normal" table:formula="of:=[.B356]" office:value-type="float" office:value="0">
            <text:p>0</text:p>
          </table:table-cell>
          <table:table-cell table:style-name="Excel_20_Built-in_20_Normal"/>
          <table:table-cell table:style-name="ce5" table:formula="of:=IF([.C355] &gt;0;[.D355]-([.C355]-[.B355]);0)" office:value-type="float" office:value="0">
            <text:p>0,00</text:p>
          </table:table-cell>
          <table:table-cell table:style-name="ce5" table:formula="of:=[.D355]-[.E35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2-21">
            <text:p>21.12.2018</text:p>
          </table:table-cell>
          <table:table-cell table:style-name="Excel_20_Built-in_20_Normal"/>
          <table:table-cell table:style-name="Excel_20_Built-in_20_Normal" table:formula="of:=[.B357]" office:value-type="float" office:value="0">
            <text:p>0</text:p>
          </table:table-cell>
          <table:table-cell table:style-name="Excel_20_Built-in_20_Normal"/>
          <table:table-cell table:style-name="ce5" table:formula="of:=IF([.C356] &gt;0;[.D356]-([.C356]-[.B356]);0)" office:value-type="float" office:value="0">
            <text:p>0,00</text:p>
          </table:table-cell>
          <table:table-cell table:style-name="ce5" table:formula="of:=[.D356]-[.E35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2-22">
            <text:p>22.12.2018</text:p>
          </table:table-cell>
          <table:table-cell table:style-name="Excel_20_Built-in_20_Normal"/>
          <table:table-cell table:style-name="Excel_20_Built-in_20_Normal" table:formula="of:=[.B358]" office:value-type="float" office:value="0">
            <text:p>0</text:p>
          </table:table-cell>
          <table:table-cell table:style-name="Excel_20_Built-in_20_Normal"/>
          <table:table-cell table:style-name="ce5" table:formula="of:=IF([.C357] &gt;0;[.D357]-([.C357]-[.B357]);0)" office:value-type="float" office:value="0">
            <text:p>0,00</text:p>
          </table:table-cell>
          <table:table-cell table:style-name="ce5" table:formula="of:=[.D357]-[.E35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2-23">
            <text:p>23.12.2018</text:p>
          </table:table-cell>
          <table:table-cell table:style-name="Excel_20_Built-in_20_Normal"/>
          <table:table-cell table:style-name="Excel_20_Built-in_20_Normal" table:formula="of:=[.B359]" office:value-type="float" office:value="0">
            <text:p>0</text:p>
          </table:table-cell>
          <table:table-cell table:style-name="Excel_20_Built-in_20_Normal"/>
          <table:table-cell table:style-name="ce5" table:formula="of:=IF([.C358] &gt;0;[.D358]-([.C358]-[.B358]);0)" office:value-type="float" office:value="0">
            <text:p>0,00</text:p>
          </table:table-cell>
          <table:table-cell table:style-name="ce5" table:formula="of:=[.D358]-[.E35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2-24">
            <text:p>24.12.2018</text:p>
          </table:table-cell>
          <table:table-cell table:style-name="Excel_20_Built-in_20_Normal"/>
          <table:table-cell table:style-name="Excel_20_Built-in_20_Normal" table:formula="of:=[.B360]" office:value-type="float" office:value="0">
            <text:p>0</text:p>
          </table:table-cell>
          <table:table-cell table:style-name="Excel_20_Built-in_20_Normal"/>
          <table:table-cell table:style-name="ce5" table:formula="of:=IF([.C359] &gt;0;[.D359]-([.C359]-[.B359]);0)" office:value-type="float" office:value="0">
            <text:p>0,00</text:p>
          </table:table-cell>
          <table:table-cell table:style-name="ce5" table:formula="of:=[.D359]-[.E35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2-25">
            <text:p>25.12.2018</text:p>
          </table:table-cell>
          <table:table-cell table:style-name="Excel_20_Built-in_20_Normal"/>
          <table:table-cell table:style-name="Excel_20_Built-in_20_Normal" table:formula="of:=[.B361]" office:value-type="float" office:value="0">
            <text:p>0</text:p>
          </table:table-cell>
          <table:table-cell table:style-name="Excel_20_Built-in_20_Normal"/>
          <table:table-cell table:style-name="ce5" table:formula="of:=IF([.C360] &gt;0;[.D360]-([.C360]-[.B360]);0)" office:value-type="float" office:value="0">
            <text:p>0,00</text:p>
          </table:table-cell>
          <table:table-cell table:style-name="ce5" table:formula="of:=[.D360]-[.E36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2-26">
            <text:p>26.12.2018</text:p>
          </table:table-cell>
          <table:table-cell table:style-name="Excel_20_Built-in_20_Normal"/>
          <table:table-cell table:style-name="Excel_20_Built-in_20_Normal" table:formula="of:=[.B362]" office:value-type="float" office:value="0">
            <text:p>0</text:p>
          </table:table-cell>
          <table:table-cell table:style-name="Excel_20_Built-in_20_Normal"/>
          <table:table-cell table:style-name="ce5" table:formula="of:=IF([.C361] &gt;0;[.D361]-([.C361]-[.B361]);0)" office:value-type="float" office:value="0">
            <text:p>0,00</text:p>
          </table:table-cell>
          <table:table-cell table:style-name="ce5" table:formula="of:=[.D361]-[.E36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2-27">
            <text:p>27.12.2018</text:p>
          </table:table-cell>
          <table:table-cell table:style-name="Excel_20_Built-in_20_Normal"/>
          <table:table-cell table:style-name="Excel_20_Built-in_20_Normal" table:formula="of:=[.B363]" office:value-type="float" office:value="0">
            <text:p>0</text:p>
          </table:table-cell>
          <table:table-cell table:style-name="Excel_20_Built-in_20_Normal"/>
          <table:table-cell table:style-name="ce5" table:formula="of:=IF([.C362] &gt;0;[.D362]-([.C362]-[.B362]);0)" office:value-type="float" office:value="0">
            <text:p>0,00</text:p>
          </table:table-cell>
          <table:table-cell table:style-name="ce5" table:formula="of:=[.D362]-[.E36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2-28">
            <text:p>28.12.2018</text:p>
          </table:table-cell>
          <table:table-cell table:style-name="Excel_20_Built-in_20_Normal"/>
          <table:table-cell table:style-name="Excel_20_Built-in_20_Normal" table:formula="of:=[.B364]" office:value-type="float" office:value="0">
            <text:p>0</text:p>
          </table:table-cell>
          <table:table-cell table:style-name="Excel_20_Built-in_20_Normal"/>
          <table:table-cell table:style-name="ce5" table:formula="of:=IF([.C363] &gt;0;[.D363]-([.C363]-[.B363]);0)" office:value-type="float" office:value="0">
            <text:p>0,00</text:p>
          </table:table-cell>
          <table:table-cell table:style-name="ce5" table:formula="of:=[.D363]-[.E36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2-29">
            <text:p>29.12.2018</text:p>
          </table:table-cell>
          <table:table-cell table:style-name="Excel_20_Built-in_20_Normal"/>
          <table:table-cell table:style-name="Excel_20_Built-in_20_Normal" table:formula="of:=[.B365]" office:value-type="float" office:value="0">
            <text:p>0</text:p>
          </table:table-cell>
          <table:table-cell table:style-name="Excel_20_Built-in_20_Normal"/>
          <table:table-cell table:style-name="ce5" table:formula="of:=IF([.C364] &gt;0;[.D364]-([.C364]-[.B364]);0)" office:value-type="float" office:value="0">
            <text:p>0,00</text:p>
          </table:table-cell>
          <table:table-cell table:style-name="ce5" table:formula="of:=[.D364]-[.E36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2-30">
            <text:p>30.12.2018</text:p>
          </table:table-cell>
          <table:table-cell table:style-name="Excel_20_Built-in_20_Normal"/>
          <table:table-cell table:style-name="Excel_20_Built-in_20_Normal" table:formula="of:=[.B366]" office:value-type="float" office:value="0">
            <text:p>0</text:p>
          </table:table-cell>
          <table:table-cell table:style-name="Excel_20_Built-in_20_Normal"/>
          <table:table-cell table:style-name="ce5" table:formula="of:=IF([.C365] &gt;0;[.D365]-([.C365]-[.B365]);0)" office:value-type="float" office:value="0">
            <text:p>0,00</text:p>
          </table:table-cell>
          <table:table-cell table:style-name="ce5" table:formula="of:=[.D365]-[.E36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8-12-31">
            <text:p>31.12.2018</text:p>
          </table:table-cell>
          <table:table-cell table:style-name="Excel_20_Built-in_20_Normal"/>
          <table:table-cell table:style-name="Excel_20_Built-in_20_Normal"/>
          <table:table-cell table:style-name="Excel_20_Built-in_20_Normal"/>
          <table:table-cell table:style-name="ce5" table:formula="of:=IF([.C366] &gt;0;[.D366]-([.C366]-[.B366]);0)" office:value-type="float" office:value="0">
            <text:p>0,00</text:p>
          </table:table-cell>
          <table:table-cell table:style-name="ce5" table:formula="of:=[.D366]-[.E36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 table:number-rows-repeated="2">
          <table:table-cell table:style-name="ce2"/>
          <table:table-cell table:style-name="Excel_20_Built-in_20_Normal" table:number-columns-repeated="3"/>
          <table:table-cell table:style-name="ce5" table:number-columns-repeated="2"/>
          <table:table-cell table:style-name="Excel_20_Built-in_20_Normal"/>
          <table:table-cell table:number-columns-repeated="1017"/>
        </table:table-row>
        <table:table-row table:style-name="ro2">
          <table:table-cell table:style-name="ce2"/>
          <table:table-cell table:style-name="Excel_20_Built-in_20_Normal" table:number-columns-repeated="6"/>
          <table:table-cell table:number-columns-repeated="1017"/>
        </table:table-row>
        <table:table-row table:style-name="ro2" table:number-rows-repeated="2">
          <table:table-cell table:style-name="Excel_20_Built-in_20_Normal" table:number-columns-repeated="7"/>
          <table:table-cell table:number-columns-repeated="1017"/>
        </table:table-row>
        <table:table-row table:style-name="ro1">
          <table:table-cell table:style-name="ce3" office:value-type="string">
            <text:p>Summen in <text:s/>kWh</text:p>
          </table:table-cell>
          <table:table-cell table:style-name="ce3" table:number-columns-repeated="2"/>
          <table:table-cell table:style-name="ce4" table:formula="of:=SUM([.D2:.D366])" office:value-type="float" office:value="0">
            <text:p>0,00</text:p>
          </table:table-cell>
          <table:table-cell table:style-name="ce4" table:formula="of:=SUM([.E2:.E366])" office:value-type="float" office:value="0">
            <text:p>0,00</text:p>
          </table:table-cell>
          <table:table-cell table:style-name="ce4" table:formula="of:=SUM([.F2:.F366])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1">
          <table:table-cell table:style-name="ce3" office:value-type="string">
            <text:p>Durchschnitt in kWh</text:p>
          </table:table-cell>
          <table:table-cell table:style-name="ce3" table:number-columns-repeated="2"/>
          <table:table-cell table:style-name="ce4" table:formula="of:=SUM([.D2:.D366])/[.I373]" office:value-type="float" office:value="0">
            <text:p>#DIV/0!</text:p>
          </table:table-cell>
          <table:table-cell table:style-name="ce4" table:formula="of:=SUM([.E2:.E366])/[.I373]" office:value-type="float" office:value="0">
            <text:p>#DIV/0!</text:p>
          </table:table-cell>
          <table:table-cell table:style-name="ce4" table:formula="of:=SUM([.F2:.F366])/[.I373]" office:value-type="float" office:value="0">
            <text:p>#DIV/0!</text:p>
          </table:table-cell>
          <table:table-cell table:style-name="Excel_20_Built-in_20_Normal"/>
          <table:table-cell table:style-name="ce6" table:formula="of:=TODAY()" office:value-type="date" office:date-value="2017-12-31">
            <text:p>31.12.17</text:p>
          </table:table-cell>
          <table:table-cell table:formula="of:=[.H373]-[.A2]+1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Standardabweichung</text:p>
          </table:table-cell>
          <table:table-cell table:style-name="ce3" table:number-columns-repeated="2"/>
          <table:table-cell table:style-name="ce4" table:formula="of:=STDEVPA([.D2:.D366])" office:value-type="float" office:value="0">
            <text:p>#DIV/0!</text:p>
          </table:table-cell>
          <table:table-cell table:style-name="ce4" table:formula="of:=STDEVPA([.E2:.E366])" office:value-type="float" office:value="0">
            <text:p>0,00</text:p>
          </table:table-cell>
          <table:table-cell table:style-name="ce4" table:formula="of:=STDEVPA([.F2:.F366])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Excel_20_Built-in_20_Normal" table:number-columns-repeated="7"/>
          <table:table-cell table:number-columns-repeated="1017"/>
        </table:table-row>
        <table:table-row table:style-name="ro1">
          <table:table-cell table:style-name="ce3" office:value-type="string">
            <text:p>Eigenverbrauch in %</text:p>
          </table:table-cell>
          <table:table-cell table:style-name="ce3" table:number-columns-repeated="3"/>
          <table:table-cell table:style-name="ce4" table:formula="of:=([.E372]/[.D372])*100" office:value-type="float" office:value="0">
            <text:p>#DIV/0!</text:p>
          </table:table-cell>
          <table:table-cell table:style-name="ce3"/>
          <table:table-cell table:style-name="Excel_20_Built-in_20_Normal"/>
          <table:table-cell table:number-columns-repeated="1017"/>
        </table:table-row>
        <table:table-row table:style-name="ro1">
          <table:table-cell table:style-name="ce3" office:value-type="string">
            <text:p>Spitzenwerte</text:p>
          </table:table-cell>
          <table:table-cell table:style-name="Excel_20_Built-in_20_Normal" table:number-columns-repeated="2"/>
          <table:table-cell table:style-name="ce4" table:formula="of:=MAX([.D2:.D366])" office:value-type="float" office:value="0">
            <text:p>0,00</text:p>
          </table:table-cell>
          <table:table-cell table:style-name="ce4" table:formula="of:=MAX([.E2:.E366])" office:value-type="float" office:value="0">
            <text:p>0,00</text:p>
          </table:table-cell>
          <table:table-cell table:style-name="ce4" table:formula="of:=MAX([.F2:.F366])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 table:number-rows-repeated="3">
          <table:table-cell table:style-name="Excel_20_Built-in_20_Normal" table:number-columns-repeated="7"/>
          <table:table-cell table:number-columns-repeated="1017"/>
        </table:table-row>
        <table:table-row table:style-name="ro1">
          <table:table-cell table:style-name="Excel_20_Built-in_20_Normal" table:number-columns-repeated="6"/>
          <table:table-cell table:style-name="ce3" office:value-type="string">
            <text:p>Ø kWh pro Tag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Januar</text:p>
          </table:table-cell>
          <table:table-cell table:style-name="ce3" table:number-columns-repeated="2"/>
          <table:table-cell table:style-name="ce4" table:formula="of:=SUM([.D2:.D32])" office:value-type="float" office:value="0">
            <text:p>0,00</text:p>
          </table:table-cell>
          <table:table-cell table:style-name="ce4" table:formula="of:=SUM([.E2:.E32])" office:value-type="float" office:value="0">
            <text:p>0,00</text:p>
          </table:table-cell>
          <table:table-cell table:style-name="ce4" table:formula="of:=SUM([.F2:.F32])" office:value-type="float" office:value="0">
            <text:p>0,00</text:p>
          </table:table-cell>
          <table:table-cell table:style-name="ce3" table:formula="of:=[.D382]/COUNT([.D2:.D32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Februar</text:p>
          </table:table-cell>
          <table:table-cell table:style-name="ce3" table:number-columns-repeated="2"/>
          <table:table-cell table:style-name="ce4" table:formula="of:=SUM([.D33:.D60])" office:value-type="float" office:value="0">
            <text:p>0,00</text:p>
          </table:table-cell>
          <table:table-cell table:style-name="ce4" table:formula="of:=SUM([.E33:.E60])" office:value-type="float" office:value="0">
            <text:p>0,00</text:p>
          </table:table-cell>
          <table:table-cell table:style-name="ce4" table:formula="of:=SUM([.F33:.F60])" office:value-type="float" office:value="0">
            <text:p>0,00</text:p>
          </table:table-cell>
          <table:table-cell table:style-name="ce3" table:formula="of:=[.D383]/COUNT([.D33:.D60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ärz</text:p>
          </table:table-cell>
          <table:table-cell table:style-name="ce3" table:number-columns-repeated="2"/>
          <table:table-cell table:style-name="ce4" table:formula="of:=SUM([.D61:.D91])" office:value-type="float" office:value="0">
            <text:p>0,00</text:p>
          </table:table-cell>
          <table:table-cell table:style-name="ce4" table:formula="of:=SUM([.E61:.E91])" office:value-type="float" office:value="0">
            <text:p>0,00</text:p>
          </table:table-cell>
          <table:table-cell table:style-name="ce4" table:formula="of:=SUM([.F61:.F91])" office:value-type="float" office:value="0">
            <text:p>0,00</text:p>
          </table:table-cell>
          <table:table-cell table:style-name="ce3" table:formula="of:=[.D384]/COUNT([.D61:.D91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pril</text:p>
          </table:table-cell>
          <table:table-cell table:style-name="ce3" table:number-columns-repeated="2"/>
          <table:table-cell table:style-name="ce4" table:formula="of:=SUM([.D92:.D121])" office:value-type="float" office:value="0">
            <text:p>0,00</text:p>
          </table:table-cell>
          <table:table-cell table:style-name="ce4" table:formula="of:=SUM([.E92:.E121])" office:value-type="float" office:value="0">
            <text:p>0,00</text:p>
          </table:table-cell>
          <table:table-cell table:style-name="ce4" table:formula="of:=SUM([.F92:.F121])" office:value-type="float" office:value="0">
            <text:p>0,00</text:p>
          </table:table-cell>
          <table:table-cell table:style-name="ce3" table:formula="of:=[.D385]/COUNT([.D92:.D121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ai</text:p>
          </table:table-cell>
          <table:table-cell table:style-name="ce3" table:number-columns-repeated="2"/>
          <table:table-cell table:style-name="ce4" table:formula="of:=SUM([.D122:.D152])" office:value-type="float" office:value="0">
            <text:p>0,00</text:p>
          </table:table-cell>
          <table:table-cell table:style-name="ce4" table:formula="of:=SUM([.E122:.E152])" office:value-type="float" office:value="0">
            <text:p>0,00</text:p>
          </table:table-cell>
          <table:table-cell table:style-name="ce4" table:formula="of:=SUM([.F122:.F152])" office:value-type="float" office:value="0">
            <text:p>0,00</text:p>
          </table:table-cell>
          <table:table-cell table:style-name="ce3" table:formula="of:=[.D386]/COUNT([.D122:.D152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Juni</text:p>
          </table:table-cell>
          <table:table-cell table:style-name="ce3" table:number-columns-repeated="2"/>
          <table:table-cell table:style-name="ce4" table:formula="of:=SUM([.D153:.D182])" office:value-type="float" office:value="0">
            <text:p>0,00</text:p>
          </table:table-cell>
          <table:table-cell table:style-name="ce4" table:formula="of:=SUM([.E153:.E182])" office:value-type="float" office:value="0">
            <text:p>0,00</text:p>
          </table:table-cell>
          <table:table-cell table:style-name="ce4" table:formula="of:=SUM([.F153:.F182])" office:value-type="float" office:value="0">
            <text:p>0,00</text:p>
          </table:table-cell>
          <table:table-cell table:style-name="ce3" table:formula="of:=[.D387]/COUNT([.D153:.D182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Juli</text:p>
          </table:table-cell>
          <table:table-cell table:style-name="ce3" table:number-columns-repeated="2"/>
          <table:table-cell table:style-name="ce4" table:formula="of:=SUM([.D183:.D213])" office:value-type="float" office:value="0">
            <text:p>0,00</text:p>
          </table:table-cell>
          <table:table-cell table:style-name="ce4" table:formula="of:=SUM([.E183:.E213])" office:value-type="float" office:value="0">
            <text:p>0,00</text:p>
          </table:table-cell>
          <table:table-cell table:style-name="ce4" table:formula="of:=SUM([.F183:.F213])" office:value-type="float" office:value="0">
            <text:p>0,00</text:p>
          </table:table-cell>
          <table:table-cell table:style-name="ce3" table:formula="of:=[.D388]/COUNT([.D183:.D213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gust</text:p>
          </table:table-cell>
          <table:table-cell table:style-name="ce3" table:number-columns-repeated="2"/>
          <table:table-cell table:style-name="ce4" table:formula="of:=SUM([.D214:.D244])" office:value-type="float" office:value="0">
            <text:p>0,00</text:p>
          </table:table-cell>
          <table:table-cell table:style-name="ce4" table:formula="of:=SUM([.E214:.E244])" office:value-type="float" office:value="0">
            <text:p>0,00</text:p>
          </table:table-cell>
          <table:table-cell table:style-name="ce4" table:formula="of:=SUM([.F214:.F244])" office:value-type="float" office:value="0">
            <text:p>0,00</text:p>
          </table:table-cell>
          <table:table-cell table:style-name="ce3" table:formula="of:=[.D389]/COUNT([.D214:.D244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eptember</text:p>
          </table:table-cell>
          <table:table-cell table:style-name="ce3" table:number-columns-repeated="2"/>
          <table:table-cell table:style-name="ce4" table:formula="of:=SUM([.D245:.D274])" office:value-type="float" office:value="0">
            <text:p>0,00</text:p>
          </table:table-cell>
          <table:table-cell table:style-name="ce4" table:formula="of:=SUM([.E245:.E274])" office:value-type="float" office:value="0">
            <text:p>0,00</text:p>
          </table:table-cell>
          <table:table-cell table:style-name="ce4" table:formula="of:=SUM([.F245:.F274])" office:value-type="float" office:value="0">
            <text:p>0,00</text:p>
          </table:table-cell>
          <table:table-cell table:style-name="ce3" table:formula="of:=[.D390]/COUNT([.D245:.D274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ktober</text:p>
          </table:table-cell>
          <table:table-cell table:style-name="ce3" table:number-columns-repeated="2"/>
          <table:table-cell table:style-name="ce4" table:formula="of:=SUM([.D275:.D305])" office:value-type="float" office:value="0">
            <text:p>0,00</text:p>
          </table:table-cell>
          <table:table-cell table:style-name="ce4" table:formula="of:=SUM([.E275:.E305])" office:value-type="float" office:value="0">
            <text:p>0,00</text:p>
          </table:table-cell>
          <table:table-cell table:style-name="ce4" table:formula="of:=SUM([.F275:.F305])" office:value-type="float" office:value="0">
            <text:p>0,00</text:p>
          </table:table-cell>
          <table:table-cell table:style-name="ce3" table:formula="of:=[.D391]/COUNT([.D275:.D305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ovember</text:p>
          </table:table-cell>
          <table:table-cell table:style-name="ce3" table:number-columns-repeated="2"/>
          <table:table-cell table:style-name="ce4" table:formula="of:=SUM([.D306:.D335])" office:value-type="float" office:value="0">
            <text:p>0,00</text:p>
          </table:table-cell>
          <table:table-cell table:style-name="ce4" table:formula="of:=SUM([.E306:.E335])" office:value-type="float" office:value="0">
            <text:p>0,00</text:p>
          </table:table-cell>
          <table:table-cell table:style-name="ce4" table:formula="of:=SUM([.F306:.F335])" office:value-type="float" office:value="0">
            <text:p>0,00</text:p>
          </table:table-cell>
          <table:table-cell table:style-name="ce3" table:formula="of:=[.D392]/COUNT([.D306:.D335])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ezember</text:p>
          </table:table-cell>
          <table:table-cell table:style-name="ce3" table:number-columns-repeated="2"/>
          <table:table-cell table:style-name="ce4" table:formula="of:=SUM([.D336:.D366])" office:value-type="float" office:value="0">
            <text:p>0,00</text:p>
          </table:table-cell>
          <table:table-cell table:style-name="ce4" table:formula="of:=SUM([.E336:.E366])" office:value-type="float" office:value="0">
            <text:p>0,00</text:p>
          </table:table-cell>
          <table:table-cell table:style-name="ce4" table:formula="of:=SUM([.F336:.F366])" office:value-type="float" office:value="0">
            <text:p>0,00</text:p>
          </table:table-cell>
          <table:table-cell table:style-name="ce3" table:formula="of:=[.D393]/COUNT([.D336:.D366])" office:value-type="float" office:value="0">
            <text:p>#DIV/0!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Tagesproduktion &gt;=60</text:p>
          </table:table-cell>
          <table:table-cell table:formula="of:=COUNTIF([.D2:.D366];&quot;&gt;=60&quot;)" office:value-type="float" office:value="0">
            <text:p>0</text:p>
          </table:table-cell>
          <table:table-cell table:number-columns-repeated="1020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number-columns-repeated="3"/>
          <table:table-cell table:style-name="Excel_20_Built-in_20_Normal"/>
          <table:table-cell table:number-columns-repeated="1020"/>
        </table:table-row>
        <table:table-row table:style-name="ro2" table:number-rows-repeated="10481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7" table:style-name="ta2" table:print="false">
        <table:table-column table:style-name="co1" table:default-cell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"/>
        <table:table-column table:style-name="co2" table:default-cell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"/>
        <table:table-column table:style-name="co3" table:default-cell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"/>
        <table:table-column table:style-name="co4" table:default-cell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"/>
        <table:table-column table:style-name="co5" table:default-cell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"/>
        <table:table-column table:style-name="co6" table:default-cell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"/>
        <table:table-column table:style-name="co7" table:number-columns-repeated="251" table:default-cell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"/>
        <table:table-column table:style-name="co8" table:number-columns-repeated="767" table:default-cell-style-name="Excel_20_Built-in_20_Normal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Zählerstand morgens</text:p>
          </table:table-cell>
          <table:table-cell table:style-name="ce1" office:value-type="string">
            <text:p>Zählerstand abends</text:p>
          </table:table-cell>
          <table:table-cell table:style-name="ce1" office:value-type="string">
            <text:p>Produktion</text:p>
          </table:table-cell>
          <table:table-cell table:style-name="ce1" office:value-type="string">
            <text:p>Eigen verbrauch</text:p>
          </table:table-cell>
          <table:table-cell table:style-name="ce1" office:value-type="string">
            <text:p>eingespeist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1-01">
            <text:p>01.01.2017</text:p>
          </table:table-cell>
          <table:table-cell table:style-name="Excel_20_Built-in_20_Normal" office:value-type="float" office:value="39573">
            <text:p>39573</text:p>
          </table:table-cell>
          <table:table-cell table:style-name="Excel_20_Built-in_20_Normal" table:formula="of:=[.B3]" office:value-type="float" office:value="39591">
            <text:p>39591</text:p>
          </table:table-cell>
          <table:table-cell table:style-name="Excel_20_Built-in_20_Normal" office:value-type="float" office:value="24.3">
            <text:p>24,3</text:p>
          </table:table-cell>
          <table:table-cell table:style-name="ce5" table:formula="of:=IF([.C2] &gt;0;[.D2]-([.C2]-[.B2]);0)" office:value-type="float" office:value="6.3">
            <text:p>6,30</text:p>
          </table:table-cell>
          <table:table-cell table:style-name="ce5" table:formula="of:=[.D2]-[.E2]" office:value-type="float" office:value="18">
            <text:p>1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1-02">
            <text:p>02.01.2017</text:p>
          </table:table-cell>
          <table:table-cell table:style-name="Excel_20_Built-in_20_Normal" office:value-type="float" office:value="39591">
            <text:p>39591</text:p>
          </table:table-cell>
          <table:table-cell table:style-name="Excel_20_Built-in_20_Normal" table:formula="of:=[.B4]" office:value-type="float" office:value="39591">
            <text:p>39591</text:p>
          </table:table-cell>
          <table:table-cell table:style-name="Excel_20_Built-in_20_Normal" office:value-type="float" office:value="1.5">
            <text:p>1,5</text:p>
          </table:table-cell>
          <table:table-cell table:style-name="ce5" table:formula="of:=IF([.C3] &gt;0;[.D3]-([.C3]-[.B3]);0)" office:value-type="float" office:value="1.5">
            <text:p>1,50</text:p>
          </table:table-cell>
          <table:table-cell table:style-name="ce5" table:formula="of:=[.D3]-[.E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1-03">
            <text:p>03.01.2017</text:p>
          </table:table-cell>
          <table:table-cell table:style-name="Excel_20_Built-in_20_Normal" office:value-type="float" office:value="39591">
            <text:p>39591</text:p>
          </table:table-cell>
          <table:table-cell table:style-name="Excel_20_Built-in_20_Normal" table:formula="of:=[.B5]" office:value-type="float" office:value="39591">
            <text:p>39591</text:p>
          </table:table-cell>
          <table:table-cell table:style-name="Excel_20_Built-in_20_Normal" office:value-type="float" office:value="1.3">
            <text:p>1,3</text:p>
          </table:table-cell>
          <table:table-cell table:style-name="ce5" table:formula="of:=IF([.C4] &gt;0;[.D4]-([.C4]-[.B4]);0)" office:value-type="float" office:value="1.3">
            <text:p>1,30</text:p>
          </table:table-cell>
          <table:table-cell table:style-name="ce5" table:formula="of:=[.D4]-[.E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1-04">
            <text:p>04.01.2017</text:p>
          </table:table-cell>
          <table:table-cell table:style-name="Excel_20_Built-in_20_Normal" office:value-type="float" office:value="39591">
            <text:p>39591</text:p>
          </table:table-cell>
          <table:table-cell table:style-name="Excel_20_Built-in_20_Normal" table:formula="of:=[.B6]" office:value-type="float" office:value="39591">
            <text:p>39591</text:p>
          </table:table-cell>
          <table:table-cell table:style-name="Excel_20_Built-in_20_Normal" office:value-type="float" office:value="0.9">
            <text:p>0,9</text:p>
          </table:table-cell>
          <table:table-cell table:style-name="ce5" table:formula="of:=IF([.C5] &gt;0;[.D5]-([.C5]-[.B5]);0)" office:value-type="float" office:value="0.9">
            <text:p>0,90</text:p>
          </table:table-cell>
          <table:table-cell table:style-name="ce5" table:formula="of:=[.D5]-[.E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1-05">
            <text:p>05.01.2017</text:p>
          </table:table-cell>
          <table:table-cell table:style-name="Excel_20_Built-in_20_Normal" office:value-type="float" office:value="39591">
            <text:p>39591</text:p>
          </table:table-cell>
          <table:table-cell table:style-name="Excel_20_Built-in_20_Normal" table:formula="of:=[.B7]" office:value-type="float" office:value="39591">
            <text:p>39591</text:p>
          </table:table-cell>
          <table:table-cell table:style-name="Excel_20_Built-in_20_Normal" office:value-type="float" office:value="0">
            <text:p>0</text:p>
          </table:table-cell>
          <table:table-cell table:style-name="ce5" table:formula="of:=IF([.C6] &gt;0;[.D6]-([.C6]-[.B6]);0)" office:value-type="float" office:value="0">
            <text:p>0,00</text:p>
          </table:table-cell>
          <table:table-cell table:style-name="ce5" table:formula="of:=[.D6]-[.E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1-06">
            <text:p>06.01.2017</text:p>
          </table:table-cell>
          <table:table-cell table:style-name="Excel_20_Built-in_20_Normal" office:value-type="float" office:value="39591">
            <text:p>39591</text:p>
          </table:table-cell>
          <table:table-cell table:style-name="Excel_20_Built-in_20_Normal" table:formula="of:=[.B8]" office:value-type="float" office:value="39591">
            <text:p>39591</text:p>
          </table:table-cell>
          <table:table-cell table:style-name="Excel_20_Built-in_20_Normal" office:value-type="float" office:value="1.4">
            <text:p>1,4</text:p>
          </table:table-cell>
          <table:table-cell table:style-name="ce5" table:formula="of:=IF([.C7] &gt;0;[.D7]-([.C7]-[.B7]);0)" office:value-type="float" office:value="1.4">
            <text:p>1,40</text:p>
          </table:table-cell>
          <table:table-cell table:style-name="ce5" table:formula="of:=[.D7]-[.E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1-07">
            <text:p>07.01.2017</text:p>
          </table:table-cell>
          <table:table-cell table:style-name="Excel_20_Built-in_20_Normal" office:value-type="float" office:value="39591">
            <text:p>39591</text:p>
          </table:table-cell>
          <table:table-cell table:style-name="Excel_20_Built-in_20_Normal" table:formula="of:=[.B9]" office:value-type="float" office:value="39591">
            <text:p>39591</text:p>
          </table:table-cell>
          <table:table-cell table:style-name="Excel_20_Built-in_20_Normal" office:value-type="float" office:value="0.5">
            <text:p>0,5</text:p>
          </table:table-cell>
          <table:table-cell table:style-name="ce5" table:formula="of:=IF([.C8] &gt;0;[.D8]-([.C8]-[.B8]);0)" office:value-type="float" office:value="0.5">
            <text:p>0,50</text:p>
          </table:table-cell>
          <table:table-cell table:style-name="ce5" table:formula="of:=[.D8]-[.E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1-08">
            <text:p>08.01.2017</text:p>
          </table:table-cell>
          <table:table-cell table:style-name="Excel_20_Built-in_20_Normal" office:value-type="float" office:value="39591">
            <text:p>39591</text:p>
          </table:table-cell>
          <table:table-cell table:style-name="Excel_20_Built-in_20_Normal" table:formula="of:=[.B10]" office:value-type="float" office:value="39591">
            <text:p>39591</text:p>
          </table:table-cell>
          <table:table-cell table:style-name="Excel_20_Built-in_20_Normal" office:value-type="float" office:value="0">
            <text:p>0</text:p>
          </table:table-cell>
          <table:table-cell table:style-name="ce5" table:formula="of:=IF([.C9] &gt;0;[.D9]-([.C9]-[.B9]);0)" office:value-type="float" office:value="0">
            <text:p>0,00</text:p>
          </table:table-cell>
          <table:table-cell table:style-name="ce5" table:formula="of:=[.D9]-[.E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1-09">
            <text:p>09.01.2017</text:p>
          </table:table-cell>
          <table:table-cell table:style-name="Excel_20_Built-in_20_Normal" office:value-type="float" office:value="39591">
            <text:p>39591</text:p>
          </table:table-cell>
          <table:table-cell table:style-name="Excel_20_Built-in_20_Normal" table:formula="of:=[.B11]" office:value-type="float" office:value="39591">
            <text:p>39591</text:p>
          </table:table-cell>
          <table:table-cell table:style-name="Excel_20_Built-in_20_Normal" office:value-type="float" office:value="0">
            <text:p>0</text:p>
          </table:table-cell>
          <table:table-cell table:style-name="ce5" table:formula="of:=IF([.C10] &gt;0;[.D10]-([.C10]-[.B10]);0)" office:value-type="float" office:value="0">
            <text:p>0,00</text:p>
          </table:table-cell>
          <table:table-cell table:style-name="ce5" table:formula="of:=[.D10]-[.E1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1-10">
            <text:p>10.01.2017</text:p>
          </table:table-cell>
          <table:table-cell table:style-name="Excel_20_Built-in_20_Normal" office:value-type="float" office:value="39591">
            <text:p>39591</text:p>
          </table:table-cell>
          <table:table-cell table:style-name="Excel_20_Built-in_20_Normal" table:formula="of:=[.B12]" office:value-type="float" office:value="39591">
            <text:p>39591</text:p>
          </table:table-cell>
          <table:table-cell table:style-name="Excel_20_Built-in_20_Normal" office:value-type="float" office:value="0">
            <text:p>0</text:p>
          </table:table-cell>
          <table:table-cell table:style-name="ce5" table:formula="of:=IF([.C11] &gt;0;[.D11]-([.C11]-[.B11]);0)" office:value-type="float" office:value="0">
            <text:p>0,00</text:p>
          </table:table-cell>
          <table:table-cell table:style-name="ce5" table:formula="of:=[.D11]-[.E1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1-11">
            <text:p>11.01.2017</text:p>
          </table:table-cell>
          <table:table-cell table:style-name="Excel_20_Built-in_20_Normal" office:value-type="float" office:value="39591">
            <text:p>39591</text:p>
          </table:table-cell>
          <table:table-cell table:style-name="Excel_20_Built-in_20_Normal" table:formula="of:=[.B13]" office:value-type="float" office:value="39595">
            <text:p>39595</text:p>
          </table:table-cell>
          <table:table-cell table:style-name="Excel_20_Built-in_20_Normal" office:value-type="float" office:value="5">
            <text:p>5</text:p>
          </table:table-cell>
          <table:table-cell table:style-name="ce5" table:formula="of:=IF([.C12] &gt;0;[.D12]-([.C12]-[.B12]);0)" office:value-type="float" office:value="1">
            <text:p>1,00</text:p>
          </table:table-cell>
          <table:table-cell table:style-name="ce5" table:formula="of:=[.D12]-[.E12]" office:value-type="float" office:value="4">
            <text:p>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1-12">
            <text:p>12.01.2017</text:p>
          </table:table-cell>
          <table:table-cell table:style-name="Excel_20_Built-in_20_Normal" office:value-type="float" office:value="39595">
            <text:p>39595</text:p>
          </table:table-cell>
          <table:table-cell table:style-name="Excel_20_Built-in_20_Normal" table:formula="of:=[.B14]" office:value-type="float" office:value="39596">
            <text:p>39596</text:p>
          </table:table-cell>
          <table:table-cell table:style-name="Excel_20_Built-in_20_Normal" office:value-type="float" office:value="3.9">
            <text:p>3,9</text:p>
          </table:table-cell>
          <table:table-cell table:style-name="ce5" table:formula="of:=IF([.C13] &gt;0;[.D13]-([.C13]-[.B13]);0)" office:value-type="float" office:value="2.9">
            <text:p>2,90</text:p>
          </table:table-cell>
          <table:table-cell table:style-name="ce5" table:formula="of:=[.D13]-[.E13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1-13">
            <text:p>13.01.2017</text:p>
          </table:table-cell>
          <table:table-cell table:style-name="Excel_20_Built-in_20_Normal" office:value-type="float" office:value="39596">
            <text:p>39596</text:p>
          </table:table-cell>
          <table:table-cell table:style-name="Excel_20_Built-in_20_Normal" table:formula="of:=[.B15]" office:value-type="float" office:value="39597">
            <text:p>39597</text:p>
          </table:table-cell>
          <table:table-cell table:style-name="Excel_20_Built-in_20_Normal" office:value-type="float" office:value="5.8">
            <text:p>5,8</text:p>
          </table:table-cell>
          <table:table-cell table:style-name="ce5" table:formula="of:=IF([.C14] &gt;0;[.D14]-([.C14]-[.B14]);0)" office:value-type="float" office:value="4.8">
            <text:p>4,80</text:p>
          </table:table-cell>
          <table:table-cell table:style-name="ce5" table:formula="of:=[.D14]-[.E14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1-14">
            <text:p>14.01.2017</text:p>
          </table:table-cell>
          <table:table-cell table:style-name="Excel_20_Built-in_20_Normal" office:value-type="float" office:value="39597">
            <text:p>39597</text:p>
          </table:table-cell>
          <table:table-cell table:style-name="Excel_20_Built-in_20_Normal" table:formula="of:=[.B16]" office:value-type="float" office:value="39599">
            <text:p>39599</text:p>
          </table:table-cell>
          <table:table-cell table:style-name="Excel_20_Built-in_20_Normal" office:value-type="float" office:value="5.2">
            <text:p>5,2</text:p>
          </table:table-cell>
          <table:table-cell table:style-name="ce5" table:formula="of:=IF([.C15] &gt;0;[.D15]-([.C15]-[.B15]);0)" office:value-type="float" office:value="3.2">
            <text:p>3,20</text:p>
          </table:table-cell>
          <table:table-cell table:style-name="ce5" table:formula="of:=[.D15]-[.E15]" office:value-type="float" office:value="2">
            <text:p>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1-15">
            <text:p>15.01.2017</text:p>
          </table:table-cell>
          <table:table-cell table:style-name="Excel_20_Built-in_20_Normal" office:value-type="float" office:value="39599">
            <text:p>39599</text:p>
          </table:table-cell>
          <table:table-cell table:style-name="Excel_20_Built-in_20_Normal" table:formula="of:=[.B17]" office:value-type="float" office:value="39600">
            <text:p>39600</text:p>
          </table:table-cell>
          <table:table-cell table:style-name="Excel_20_Built-in_20_Normal" office:value-type="float" office:value="5.9">
            <text:p>5,9</text:p>
          </table:table-cell>
          <table:table-cell table:style-name="ce5" table:formula="of:=IF([.C16] &gt;0;[.D16]-([.C16]-[.B16]);0)" office:value-type="float" office:value="4.9">
            <text:p>4,90</text:p>
          </table:table-cell>
          <table:table-cell table:style-name="ce5" table:formula="of:=[.D16]-[.E16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1-16">
            <text:p>16.01.2017</text:p>
          </table:table-cell>
          <table:table-cell table:style-name="Excel_20_Built-in_20_Normal" office:value-type="float" office:value="39600">
            <text:p>39600</text:p>
          </table:table-cell>
          <table:table-cell table:style-name="Excel_20_Built-in_20_Normal" table:formula="of:=[.B18]" office:value-type="float" office:value="39600">
            <text:p>39600</text:p>
          </table:table-cell>
          <table:table-cell table:style-name="Excel_20_Built-in_20_Normal" office:value-type="float" office:value="0.8">
            <text:p>0,8</text:p>
          </table:table-cell>
          <table:table-cell table:style-name="ce5" table:formula="of:=IF([.C17] &gt;0;[.D17]-([.C17]-[.B17]);0)" office:value-type="float" office:value="0.8">
            <text:p>0,80</text:p>
          </table:table-cell>
          <table:table-cell table:style-name="ce5" table:formula="of:=[.D17]-[.E1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1-17">
            <text:p>17.01.2017</text:p>
          </table:table-cell>
          <table:table-cell table:style-name="Excel_20_Built-in_20_Normal" office:value-type="float" office:value="39600">
            <text:p>39600</text:p>
          </table:table-cell>
          <table:table-cell table:style-name="Excel_20_Built-in_20_Normal" table:formula="of:=[.B19]" office:value-type="float" office:value="39600">
            <text:p>39600</text:p>
          </table:table-cell>
          <table:table-cell table:style-name="Excel_20_Built-in_20_Normal" office:value-type="float" office:value="1.2">
            <text:p>1,2</text:p>
          </table:table-cell>
          <table:table-cell table:style-name="ce5" table:formula="of:=IF([.C18] &gt;0;[.D18]-([.C18]-[.B18]);0)" office:value-type="float" office:value="1.2">
            <text:p>1,20</text:p>
          </table:table-cell>
          <table:table-cell table:style-name="ce5" table:formula="of:=[.D18]-[.E1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1-18">
            <text:p>18.01.2017</text:p>
          </table:table-cell>
          <table:table-cell table:style-name="Excel_20_Built-in_20_Normal" office:value-type="float" office:value="39600">
            <text:p>39600</text:p>
          </table:table-cell>
          <table:table-cell table:style-name="Excel_20_Built-in_20_Normal" table:formula="of:=[.B20]" office:value-type="float" office:value="39603">
            <text:p>39603</text:p>
          </table:table-cell>
          <table:table-cell table:style-name="Excel_20_Built-in_20_Normal" office:value-type="float" office:value="8">
            <text:p>8</text:p>
          </table:table-cell>
          <table:table-cell table:style-name="ce5" table:formula="of:=IF([.C19] &gt;0;[.D19]-([.C19]-[.B19]);0)" office:value-type="float" office:value="5">
            <text:p>5,00</text:p>
          </table:table-cell>
          <table:table-cell table:style-name="ce5" table:formula="of:=[.D19]-[.E19]" office:value-type="float" office:value="3">
            <text:p>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1-19">
            <text:p>19.01.2017</text:p>
          </table:table-cell>
          <table:table-cell table:style-name="Excel_20_Built-in_20_Normal" office:value-type="float" office:value="39603">
            <text:p>39603</text:p>
          </table:table-cell>
          <table:table-cell table:style-name="Excel_20_Built-in_20_Normal" table:formula="of:=[.B21]" office:value-type="float" office:value="39624">
            <text:p>39624</text:p>
          </table:table-cell>
          <table:table-cell table:style-name="Excel_20_Built-in_20_Normal" office:value-type="float" office:value="27.4">
            <text:p>27,4</text:p>
          </table:table-cell>
          <table:table-cell table:style-name="ce5" table:formula="of:=IF([.C20] &gt;0;[.D20]-([.C20]-[.B20]);0)" office:value-type="float" office:value="6.4">
            <text:p>6,40</text:p>
          </table:table-cell>
          <table:table-cell table:style-name="ce5" table:formula="of:=[.D20]-[.E20]" office:value-type="float" office:value="21">
            <text:p>2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1-20">
            <text:p>20.01.2017</text:p>
          </table:table-cell>
          <table:table-cell table:style-name="Excel_20_Built-in_20_Normal" office:value-type="float" office:value="39624">
            <text:p>39624</text:p>
          </table:table-cell>
          <table:table-cell table:style-name="Excel_20_Built-in_20_Normal" table:formula="of:=[.B22]" office:value-type="float" office:value="39643">
            <text:p>39643</text:p>
          </table:table-cell>
          <table:table-cell table:style-name="Excel_20_Built-in_20_Normal" office:value-type="float" office:value="30.3">
            <text:p>30,3</text:p>
          </table:table-cell>
          <table:table-cell table:style-name="ce5" table:formula="of:=IF([.C21] &gt;0;[.D21]-([.C21]-[.B21]);0)" office:value-type="float" office:value="11.3">
            <text:p>11,30</text:p>
          </table:table-cell>
          <table:table-cell table:style-name="ce5" table:formula="of:=[.D21]-[.E21]" office:value-type="float" office:value="19">
            <text:p>1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1-21">
            <text:p>21.01.2017</text:p>
          </table:table-cell>
          <table:table-cell table:style-name="Excel_20_Built-in_20_Normal" office:value-type="float" office:value="39643">
            <text:p>39643</text:p>
          </table:table-cell>
          <table:table-cell table:style-name="Excel_20_Built-in_20_Normal" table:formula="of:=[.B23]" office:value-type="float" office:value="39668">
            <text:p>39668</text:p>
          </table:table-cell>
          <table:table-cell table:style-name="Excel_20_Built-in_20_Normal" office:value-type="float" office:value="30.2">
            <text:p>30,2</text:p>
          </table:table-cell>
          <table:table-cell table:style-name="ce5" table:formula="of:=IF([.C22] &gt;0;[.D22]-([.C22]-[.B22]);0)" office:value-type="float" office:value="5.2">
            <text:p>5,20</text:p>
          </table:table-cell>
          <table:table-cell table:style-name="ce5" table:formula="of:=[.D22]-[.E22]" office:value-type="float" office:value="25">
            <text:p>2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1-22">
            <text:p>22.01.2017</text:p>
          </table:table-cell>
          <table:table-cell table:style-name="Excel_20_Built-in_20_Normal" office:value-type="float" office:value="39668">
            <text:p>39668</text:p>
          </table:table-cell>
          <table:table-cell table:style-name="Excel_20_Built-in_20_Normal" table:formula="of:=[.B24]" office:value-type="float" office:value="39693">
            <text:p>39693</text:p>
          </table:table-cell>
          <table:table-cell table:style-name="Excel_20_Built-in_20_Normal" office:value-type="float" office:value="32.3">
            <text:p>32,3</text:p>
          </table:table-cell>
          <table:table-cell table:style-name="ce5" table:formula="of:=IF([.C23] &gt;0;[.D23]-([.C23]-[.B23]);0)" office:value-type="float" office:value="7.3">
            <text:p>7,30</text:p>
          </table:table-cell>
          <table:table-cell table:style-name="ce5" table:formula="of:=[.D23]-[.E23]" office:value-type="float" office:value="25">
            <text:p>2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1-23">
            <text:p>23.01.2017</text:p>
          </table:table-cell>
          <table:table-cell table:style-name="Excel_20_Built-in_20_Normal" office:value-type="float" office:value="39693">
            <text:p>39693</text:p>
          </table:table-cell>
          <table:table-cell table:style-name="Excel_20_Built-in_20_Normal" table:formula="of:=[.B25]" office:value-type="float" office:value="39708">
            <text:p>39708</text:p>
          </table:table-cell>
          <table:table-cell table:style-name="Excel_20_Built-in_20_Normal" office:value-type="float" office:value="26.2">
            <text:p>26,2</text:p>
          </table:table-cell>
          <table:table-cell table:style-name="ce5" table:formula="of:=IF([.C24] &gt;0;[.D24]-([.C24]-[.B24]);0)" office:value-type="float" office:value="11.2">
            <text:p>11,20</text:p>
          </table:table-cell>
          <table:table-cell table:style-name="ce5" table:formula="of:=[.D24]-[.E24]" office:value-type="float" office:value="15">
            <text:p>1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1-24">
            <text:p>24.01.2017</text:p>
          </table:table-cell>
          <table:table-cell table:style-name="Excel_20_Built-in_20_Normal" office:value-type="float" office:value="39708">
            <text:p>39708</text:p>
          </table:table-cell>
          <table:table-cell table:style-name="Excel_20_Built-in_20_Normal" table:formula="of:=[.B26]" office:value-type="float" office:value="39709">
            <text:p>39709</text:p>
          </table:table-cell>
          <table:table-cell table:style-name="Excel_20_Built-in_20_Normal" office:value-type="float" office:value="3.4">
            <text:p>3,4</text:p>
          </table:table-cell>
          <table:table-cell table:style-name="ce5" table:formula="of:=IF([.C25] &gt;0;[.D25]-([.C25]-[.B25]);0)" office:value-type="float" office:value="2.4">
            <text:p>2,40</text:p>
          </table:table-cell>
          <table:table-cell table:style-name="ce5" table:formula="of:=[.D25]-[.E25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1-25">
            <text:p>25.01.2017</text:p>
          </table:table-cell>
          <table:table-cell table:style-name="Excel_20_Built-in_20_Normal" office:value-type="float" office:value="39709">
            <text:p>39709</text:p>
          </table:table-cell>
          <table:table-cell table:style-name="Excel_20_Built-in_20_Normal" table:formula="of:=[.B27]" office:value-type="float" office:value="39711">
            <text:p>39711</text:p>
          </table:table-cell>
          <table:table-cell table:style-name="Excel_20_Built-in_20_Normal" office:value-type="float" office:value="6.2">
            <text:p>6,2</text:p>
          </table:table-cell>
          <table:table-cell table:style-name="ce5" table:formula="of:=IF([.C26] &gt;0;[.D26]-([.C26]-[.B26]);0)" office:value-type="float" office:value="4.2">
            <text:p>4,20</text:p>
          </table:table-cell>
          <table:table-cell table:style-name="ce5" table:formula="of:=[.D26]-[.E26]" office:value-type="float" office:value="2">
            <text:p>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1-26">
            <text:p>26.01.2017</text:p>
          </table:table-cell>
          <table:table-cell table:style-name="Excel_20_Built-in_20_Normal" office:value-type="float" office:value="39711">
            <text:p>39711</text:p>
          </table:table-cell>
          <table:table-cell table:style-name="Excel_20_Built-in_20_Normal" table:formula="of:=[.B28]" office:value-type="float" office:value="39717">
            <text:p>39717</text:p>
          </table:table-cell>
          <table:table-cell table:style-name="Excel_20_Built-in_20_Normal" office:value-type="float" office:value="11.7">
            <text:p>11,7</text:p>
          </table:table-cell>
          <table:table-cell table:style-name="ce5" table:formula="of:=IF([.C27] &gt;0;[.D27]-([.C27]-[.B27]);0)" office:value-type="float" office:value="5.7">
            <text:p>5,70</text:p>
          </table:table-cell>
          <table:table-cell table:style-name="ce5" table:formula="of:=[.D27]-[.E27]" office:value-type="float" office:value="6">
            <text:p>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1-27">
            <text:p>27.01.2017</text:p>
          </table:table-cell>
          <table:table-cell table:style-name="Excel_20_Built-in_20_Normal" office:value-type="float" office:value="39717">
            <text:p>39717</text:p>
          </table:table-cell>
          <table:table-cell table:style-name="Excel_20_Built-in_20_Normal" table:formula="of:=[.B29]" office:value-type="float" office:value="39743">
            <text:p>39743</text:p>
          </table:table-cell>
          <table:table-cell table:style-name="Excel_20_Built-in_20_Normal" office:value-type="float" office:value="33.3">
            <text:p>33,3</text:p>
          </table:table-cell>
          <table:table-cell table:style-name="ce5" table:formula="of:=IF([.C28] &gt;0;[.D28]-([.C28]-[.B28]);0)" office:value-type="float" office:value="7.3">
            <text:p>7,30</text:p>
          </table:table-cell>
          <table:table-cell table:style-name="ce5" table:formula="of:=[.D28]-[.E28]" office:value-type="float" office:value="26">
            <text:p>2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1-28">
            <text:p>28.01.2017</text:p>
          </table:table-cell>
          <table:table-cell table:style-name="Excel_20_Built-in_20_Normal" office:value-type="float" office:value="39743">
            <text:p>39743</text:p>
          </table:table-cell>
          <table:table-cell table:style-name="Excel_20_Built-in_20_Normal" table:formula="of:=[.B30]" office:value-type="float" office:value="39765">
            <text:p>39765</text:p>
          </table:table-cell>
          <table:table-cell table:style-name="Excel_20_Built-in_20_Normal" office:value-type="float" office:value="29.6">
            <text:p>29,6</text:p>
          </table:table-cell>
          <table:table-cell table:style-name="ce5" table:formula="of:=IF([.C29] &gt;0;[.D29]-([.C29]-[.B29]);0)" office:value-type="float" office:value="7.6">
            <text:p>7,60</text:p>
          </table:table-cell>
          <table:table-cell table:style-name="ce5" table:formula="of:=[.D29]-[.E29]" office:value-type="float" office:value="22">
            <text:p>2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1-29">
            <text:p>29.01.2017</text:p>
          </table:table-cell>
          <table:table-cell table:style-name="Excel_20_Built-in_20_Normal" office:value-type="float" office:value="39765">
            <text:p>39765</text:p>
          </table:table-cell>
          <table:table-cell table:style-name="Excel_20_Built-in_20_Normal" table:formula="of:=[.B31]" office:value-type="float" office:value="39785">
            <text:p>39785</text:p>
          </table:table-cell>
          <table:table-cell table:style-name="Excel_20_Built-in_20_Normal" office:value-type="float" office:value="27.5">
            <text:p>27,5</text:p>
          </table:table-cell>
          <table:table-cell table:style-name="ce5" table:formula="of:=IF([.C30] &gt;0;[.D30]-([.C30]-[.B30]);0)" office:value-type="float" office:value="7.5">
            <text:p>7,50</text:p>
          </table:table-cell>
          <table:table-cell table:style-name="ce5" table:formula="of:=[.D30]-[.E30]" office:value-type="float" office:value="20">
            <text:p>2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1-30">
            <text:p>30.01.2017</text:p>
          </table:table-cell>
          <table:table-cell table:style-name="Excel_20_Built-in_20_Normal" office:value-type="float" office:value="39785">
            <text:p>39785</text:p>
          </table:table-cell>
          <table:table-cell table:style-name="Excel_20_Built-in_20_Normal" table:formula="of:=[.B32]" office:value-type="float" office:value="39786">
            <text:p>39786</text:p>
          </table:table-cell>
          <table:table-cell table:style-name="Excel_20_Built-in_20_Normal" office:value-type="float" office:value="4.8">
            <text:p>4,8</text:p>
          </table:table-cell>
          <table:table-cell table:style-name="ce5" table:formula="of:=IF([.C31] &gt;0;[.D31]-([.C31]-[.B31]);0)" office:value-type="float" office:value="3.8">
            <text:p>3,80</text:p>
          </table:table-cell>
          <table:table-cell table:style-name="ce5" table:formula="of:=[.D31]-[.E31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1-31">
            <text:p>31.01.2017</text:p>
          </table:table-cell>
          <table:table-cell table:style-name="Excel_20_Built-in_20_Normal" office:value-type="float" office:value="39786">
            <text:p>39786</text:p>
          </table:table-cell>
          <table:table-cell table:style-name="Excel_20_Built-in_20_Normal" table:formula="of:=[.B33]" office:value-type="float" office:value="39786">
            <text:p>39786</text:p>
          </table:table-cell>
          <table:table-cell table:style-name="Excel_20_Built-in_20_Normal" office:value-type="float" office:value="2.2">
            <text:p>2,2</text:p>
          </table:table-cell>
          <table:table-cell table:style-name="ce5" table:formula="of:=IF([.C32] &gt;0;[.D32]-([.C32]-[.B32]);0)" office:value-type="float" office:value="2.2">
            <text:p>2,20</text:p>
          </table:table-cell>
          <table:table-cell table:style-name="ce5" table:formula="of:=[.D32]-[.E3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2-01">
            <text:p>01.02.2017</text:p>
          </table:table-cell>
          <table:table-cell table:style-name="Excel_20_Built-in_20_Normal" office:value-type="float" office:value="39786">
            <text:p>39786</text:p>
          </table:table-cell>
          <table:table-cell table:style-name="Excel_20_Built-in_20_Normal" table:formula="of:=[.B34]" office:value-type="float" office:value="39788">
            <text:p>39788</text:p>
          </table:table-cell>
          <table:table-cell table:style-name="Excel_20_Built-in_20_Normal" office:value-type="float" office:value="7.5">
            <text:p>7,5</text:p>
          </table:table-cell>
          <table:table-cell table:style-name="ce5" table:formula="of:=IF([.C33] &gt;0;[.D33]-([.C33]-[.B33]);0)" office:value-type="float" office:value="5.5">
            <text:p>5,50</text:p>
          </table:table-cell>
          <table:table-cell table:style-name="ce5" table:formula="of:=[.D33]-[.E33]" office:value-type="float" office:value="2">
            <text:p>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2-02">
            <text:p>02.02.2017</text:p>
          </table:table-cell>
          <table:table-cell table:style-name="Excel_20_Built-in_20_Normal" office:value-type="float" office:value="39788">
            <text:p>39788</text:p>
          </table:table-cell>
          <table:table-cell table:style-name="Excel_20_Built-in_20_Normal" table:formula="of:=[.B35]" office:value-type="float" office:value="39803">
            <text:p>39803</text:p>
          </table:table-cell>
          <table:table-cell table:style-name="Excel_20_Built-in_20_Normal" office:value-type="float" office:value="20">
            <text:p>20</text:p>
          </table:table-cell>
          <table:table-cell table:style-name="ce5" table:formula="of:=IF([.C34] &gt;0;[.D34]-([.C34]-[.B34]);0)" office:value-type="float" office:value="5">
            <text:p>5,00</text:p>
          </table:table-cell>
          <table:table-cell table:style-name="ce5" table:formula="of:=[.D34]-[.E34]" office:value-type="float" office:value="15">
            <text:p>1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2-03">
            <text:p>03.02.2017</text:p>
          </table:table-cell>
          <table:table-cell table:style-name="Excel_20_Built-in_20_Normal" office:value-type="float" office:value="39803">
            <text:p>39803</text:p>
          </table:table-cell>
          <table:table-cell table:style-name="Excel_20_Built-in_20_Normal" table:formula="of:=[.B36]" office:value-type="float" office:value="39805">
            <text:p>39805</text:p>
          </table:table-cell>
          <table:table-cell table:style-name="Excel_20_Built-in_20_Normal" office:value-type="float" office:value="6.2">
            <text:p>6,2</text:p>
          </table:table-cell>
          <table:table-cell table:style-name="ce5" table:formula="of:=IF([.C35] &gt;0;[.D35]-([.C35]-[.B35]);0)" office:value-type="float" office:value="4.2">
            <text:p>4,20</text:p>
          </table:table-cell>
          <table:table-cell table:style-name="ce5" table:formula="of:=[.D35]-[.E35]" office:value-type="float" office:value="2">
            <text:p>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2-04">
            <text:p>04.02.2017</text:p>
          </table:table-cell>
          <table:table-cell table:style-name="Excel_20_Built-in_20_Normal" office:value-type="float" office:value="39805">
            <text:p>39805</text:p>
          </table:table-cell>
          <table:table-cell table:style-name="Excel_20_Built-in_20_Normal" table:formula="of:=[.B37]" office:value-type="float" office:value="39812">
            <text:p>39812</text:p>
          </table:table-cell>
          <table:table-cell table:style-name="Excel_20_Built-in_20_Normal" office:value-type="float" office:value="9.7">
            <text:p>9,7</text:p>
          </table:table-cell>
          <table:table-cell table:style-name="ce5" table:formula="of:=IF([.C36] &gt;0;[.D36]-([.C36]-[.B36]);0)" office:value-type="float" office:value="2.7">
            <text:p>2,70</text:p>
          </table:table-cell>
          <table:table-cell table:style-name="ce5" table:formula="of:=[.D36]-[.E36]" office:value-type="float" office:value="7">
            <text:p>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2-05">
            <text:p>05.02.2017</text:p>
          </table:table-cell>
          <table:table-cell table:style-name="Excel_20_Built-in_20_Normal" office:value-type="float" office:value="39812">
            <text:p>39812</text:p>
          </table:table-cell>
          <table:table-cell table:style-name="Excel_20_Built-in_20_Normal" table:formula="of:=[.B38]" office:value-type="float" office:value="39817">
            <text:p>39817</text:p>
          </table:table-cell>
          <table:table-cell table:style-name="Excel_20_Built-in_20_Normal" office:value-type="float" office:value="11.3">
            <text:p>11,3</text:p>
          </table:table-cell>
          <table:table-cell table:style-name="ce5" table:formula="of:=IF([.C37] &gt;0;[.D37]-([.C37]-[.B37]);0)" office:value-type="float" office:value="6.3">
            <text:p>6,30</text:p>
          </table:table-cell>
          <table:table-cell table:style-name="ce5" table:formula="of:=[.D37]-[.E37]" office:value-type="float" office:value="5">
            <text:p>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2-06">
            <text:p>06.02.2017</text:p>
          </table:table-cell>
          <table:table-cell table:style-name="Excel_20_Built-in_20_Normal" office:value-type="float" office:value="39817">
            <text:p>39817</text:p>
          </table:table-cell>
          <table:table-cell table:style-name="Excel_20_Built-in_20_Normal" table:formula="of:=[.B39]" office:value-type="float" office:value="39820">
            <text:p>39820</text:p>
          </table:table-cell>
          <table:table-cell table:style-name="Excel_20_Built-in_20_Normal" office:value-type="float" office:value="7">
            <text:p>7</text:p>
          </table:table-cell>
          <table:table-cell table:style-name="ce5" table:formula="of:=IF([.C38] &gt;0;[.D38]-([.C38]-[.B38]);0)" office:value-type="float" office:value="4">
            <text:p>4,00</text:p>
          </table:table-cell>
          <table:table-cell table:style-name="ce5" table:formula="of:=[.D38]-[.E38]" office:value-type="float" office:value="3">
            <text:p>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2-07">
            <text:p>07.02.2017</text:p>
          </table:table-cell>
          <table:table-cell table:style-name="Excel_20_Built-in_20_Normal" office:value-type="float" office:value="39820">
            <text:p>39820</text:p>
          </table:table-cell>
          <table:table-cell table:style-name="Excel_20_Built-in_20_Normal" table:formula="of:=[.B40]" office:value-type="float" office:value="39831">
            <text:p>39831</text:p>
          </table:table-cell>
          <table:table-cell table:style-name="Excel_20_Built-in_20_Normal" office:value-type="float" office:value="13.1">
            <text:p>13,1</text:p>
          </table:table-cell>
          <table:table-cell table:style-name="ce5" table:formula="of:=IF([.C39] &gt;0;[.D39]-([.C39]-[.B39]);0)" office:value-type="float" office:value="2.1">
            <text:p>2,10</text:p>
          </table:table-cell>
          <table:table-cell table:style-name="ce5" table:formula="of:=[.D39]-[.E39]" office:value-type="float" office:value="11">
            <text:p>1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2-08">
            <text:p>08.02.2017</text:p>
          </table:table-cell>
          <table:table-cell table:style-name="Excel_20_Built-in_20_Normal" office:value-type="float" office:value="39831">
            <text:p>39831</text:p>
          </table:table-cell>
          <table:table-cell table:style-name="Excel_20_Built-in_20_Normal" table:formula="of:=[.B41]" office:value-type="float" office:value="39837">
            <text:p>39837</text:p>
          </table:table-cell>
          <table:table-cell table:style-name="Excel_20_Built-in_20_Normal" office:value-type="float" office:value="14.2">
            <text:p>14,2</text:p>
          </table:table-cell>
          <table:table-cell table:style-name="ce5" table:formula="of:=IF([.C40] &gt;0;[.D40]-([.C40]-[.B40]);0)" office:value-type="float" office:value="8.2">
            <text:p>8,20</text:p>
          </table:table-cell>
          <table:table-cell table:style-name="ce5" table:formula="of:=[.D40]-[.E40]" office:value-type="float" office:value="6">
            <text:p>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2-09">
            <text:p>09.02.2017</text:p>
          </table:table-cell>
          <table:table-cell table:style-name="Excel_20_Built-in_20_Normal" office:value-type="float" office:value="39837">
            <text:p>39837</text:p>
          </table:table-cell>
          <table:table-cell table:style-name="Excel_20_Built-in_20_Normal" table:formula="of:=[.B42]" office:value-type="float" office:value="39838">
            <text:p>39838</text:p>
          </table:table-cell>
          <table:table-cell table:style-name="Excel_20_Built-in_20_Normal" office:value-type="float" office:value="4.2">
            <text:p>4,2</text:p>
          </table:table-cell>
          <table:table-cell table:style-name="ce5" table:formula="of:=IF([.C41] &gt;0;[.D41]-([.C41]-[.B41]);0)" office:value-type="float" office:value="3.2">
            <text:p>3,20</text:p>
          </table:table-cell>
          <table:table-cell table:style-name="ce5" table:formula="of:=[.D41]-[.E41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2-10">
            <text:p>10.02.2017</text:p>
          </table:table-cell>
          <table:table-cell table:style-name="Excel_20_Built-in_20_Normal" office:value-type="float" office:value="39838">
            <text:p>39838</text:p>
          </table:table-cell>
          <table:table-cell table:style-name="Excel_20_Built-in_20_Normal" table:formula="of:=[.B43]" office:value-type="float" office:value="39847">
            <text:p>39847</text:p>
          </table:table-cell>
          <table:table-cell table:style-name="Excel_20_Built-in_20_Normal" office:value-type="float" office:value="12.4">
            <text:p>12,4</text:p>
          </table:table-cell>
          <table:table-cell table:style-name="ce5" table:formula="of:=IF([.C42] &gt;0;[.D42]-([.C42]-[.B42]);0)" office:value-type="float" office:value="3.4">
            <text:p>3,40</text:p>
          </table:table-cell>
          <table:table-cell table:style-name="ce5" table:formula="of:=[.D42]-[.E42]" office:value-type="float" office:value="9">
            <text:p>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2-11">
            <text:p>11.02.2017</text:p>
          </table:table-cell>
          <table:table-cell table:style-name="Excel_20_Built-in_20_Normal" office:value-type="float" office:value="39847">
            <text:p>39847</text:p>
          </table:table-cell>
          <table:table-cell table:style-name="Excel_20_Built-in_20_Normal" table:formula="of:=[.B44]" office:value-type="float" office:value="39876">
            <text:p>39876</text:p>
          </table:table-cell>
          <table:table-cell table:style-name="Excel_20_Built-in_20_Normal" office:value-type="float" office:value="41">
            <text:p>41</text:p>
          </table:table-cell>
          <table:table-cell table:style-name="ce5" table:formula="of:=IF([.C43] &gt;0;[.D43]-([.C43]-[.B43]);0)" office:value-type="float" office:value="12">
            <text:p>12,00</text:p>
          </table:table-cell>
          <table:table-cell table:style-name="ce5" table:formula="of:=[.D43]-[.E43]" office:value-type="float" office:value="29">
            <text:p>2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2-12">
            <text:p>12.02.2017</text:p>
          </table:table-cell>
          <table:table-cell table:style-name="Excel_20_Built-in_20_Normal" office:value-type="float" office:value="39876">
            <text:p>39876</text:p>
          </table:table-cell>
          <table:table-cell table:style-name="Excel_20_Built-in_20_Normal" table:formula="of:=[.B45]" office:value-type="float" office:value="39902">
            <text:p>39902</text:p>
          </table:table-cell>
          <table:table-cell table:style-name="Excel_20_Built-in_20_Normal" office:value-type="float" office:value="33.5">
            <text:p>33,5</text:p>
          </table:table-cell>
          <table:table-cell table:style-name="ce5" table:formula="of:=IF([.C44] &gt;0;[.D44]-([.C44]-[.B44]);0)" office:value-type="float" office:value="7.5">
            <text:p>7,50</text:p>
          </table:table-cell>
          <table:table-cell table:style-name="ce5" table:formula="of:=[.D44]-[.E44]" office:value-type="float" office:value="26">
            <text:p>2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2-13">
            <text:p>13.02.2017</text:p>
          </table:table-cell>
          <table:table-cell table:style-name="Excel_20_Built-in_20_Normal" office:value-type="float" office:value="39902">
            <text:p>39902</text:p>
          </table:table-cell>
          <table:table-cell table:style-name="Excel_20_Built-in_20_Normal" table:formula="of:=[.B46]" office:value-type="float" office:value="39907">
            <text:p>39907</text:p>
          </table:table-cell>
          <table:table-cell table:style-name="Excel_20_Built-in_20_Normal" office:value-type="float" office:value="9.2">
            <text:p>9,2</text:p>
          </table:table-cell>
          <table:table-cell table:style-name="ce5" table:formula="of:=IF([.C45] &gt;0;[.D45]-([.C45]-[.B45]);0)" office:value-type="float" office:value="4.2">
            <text:p>4,20</text:p>
          </table:table-cell>
          <table:table-cell table:style-name="ce5" table:formula="of:=[.D45]-[.E45]" office:value-type="float" office:value="5">
            <text:p>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2-14">
            <text:p>14.02.2017</text:p>
          </table:table-cell>
          <table:table-cell table:style-name="Excel_20_Built-in_20_Normal" office:value-type="float" office:value="39907">
            <text:p>39907</text:p>
          </table:table-cell>
          <table:table-cell table:style-name="Excel_20_Built-in_20_Normal" table:formula="of:=[.B47]" office:value-type="float" office:value="39941">
            <text:p>39941</text:p>
          </table:table-cell>
          <table:table-cell table:style-name="Excel_20_Built-in_20_Normal" office:value-type="float" office:value="41.9">
            <text:p>41,9</text:p>
          </table:table-cell>
          <table:table-cell table:style-name="ce5" table:formula="of:=IF([.C46] &gt;0;[.D46]-([.C46]-[.B46]);0)" office:value-type="float" office:value="7.9">
            <text:p>7,90</text:p>
          </table:table-cell>
          <table:table-cell table:style-name="ce5" table:formula="of:=[.D46]-[.E46]" office:value-type="float" office:value="34">
            <text:p>3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2-15">
            <text:p>15.02.2017</text:p>
          </table:table-cell>
          <table:table-cell table:style-name="Excel_20_Built-in_20_Normal" office:value-type="float" office:value="39941">
            <text:p>39941</text:p>
          </table:table-cell>
          <table:table-cell table:style-name="Excel_20_Built-in_20_Normal" table:formula="of:=[.B48]" office:value-type="float" office:value="39973">
            <text:p>39973</text:p>
          </table:table-cell>
          <table:table-cell table:style-name="Excel_20_Built-in_20_Normal" office:value-type="float" office:value="43.2">
            <text:p>43,2</text:p>
          </table:table-cell>
          <table:table-cell table:style-name="ce5" table:formula="of:=IF([.C47] &gt;0;[.D47]-([.C47]-[.B47]);0)" office:value-type="float" office:value="11.2">
            <text:p>11,20</text:p>
          </table:table-cell>
          <table:table-cell table:style-name="ce5" table:formula="of:=[.D47]-[.E47]" office:value-type="float" office:value="32">
            <text:p>3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2-16">
            <text:p>16.02.2017</text:p>
          </table:table-cell>
          <table:table-cell table:style-name="Excel_20_Built-in_20_Normal" office:value-type="float" office:value="39973">
            <text:p>39973</text:p>
          </table:table-cell>
          <table:table-cell table:style-name="Excel_20_Built-in_20_Normal" table:formula="of:=[.B49]" office:value-type="float" office:value="40004">
            <text:p>40004</text:p>
          </table:table-cell>
          <table:table-cell table:style-name="Excel_20_Built-in_20_Normal" office:value-type="float" office:value="41.3">
            <text:p>41,3</text:p>
          </table:table-cell>
          <table:table-cell table:style-name="ce5" table:formula="of:=IF([.C48] &gt;0;[.D48]-([.C48]-[.B48]);0)" office:value-type="float" office:value="10.3">
            <text:p>10,30</text:p>
          </table:table-cell>
          <table:table-cell table:style-name="ce5" table:formula="of:=[.D48]-[.E48]" office:value-type="float" office:value="31">
            <text:p>3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2-17">
            <text:p>17.02.2017</text:p>
          </table:table-cell>
          <table:table-cell table:style-name="Excel_20_Built-in_20_Normal" office:value-type="float" office:value="40004">
            <text:p>40004</text:p>
          </table:table-cell>
          <table:table-cell table:style-name="Excel_20_Built-in_20_Normal" table:formula="of:=[.B50]" office:value-type="float" office:value="40010">
            <text:p>40010</text:p>
          </table:table-cell>
          <table:table-cell table:style-name="Excel_20_Built-in_20_Normal" office:value-type="float" office:value="16.9">
            <text:p>16,9</text:p>
          </table:table-cell>
          <table:table-cell table:style-name="ce5" table:formula="of:=IF([.C49] &gt;0;[.D49]-([.C49]-[.B49]);0)" office:value-type="float" office:value="10.9">
            <text:p>10,90</text:p>
          </table:table-cell>
          <table:table-cell table:style-name="ce5" table:formula="of:=[.D49]-[.E49]" office:value-type="float" office:value="6">
            <text:p>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2-18">
            <text:p>18.02.2017</text:p>
          </table:table-cell>
          <table:table-cell table:style-name="Excel_20_Built-in_20_Normal" office:value-type="float" office:value="40010">
            <text:p>40010</text:p>
          </table:table-cell>
          <table:table-cell table:style-name="Excel_20_Built-in_20_Normal" table:formula="of:=[.B51]" office:value-type="float" office:value="40016">
            <text:p>40016</text:p>
          </table:table-cell>
          <table:table-cell table:style-name="Excel_20_Built-in_20_Normal" office:value-type="float" office:value="11.6">
            <text:p>11,6</text:p>
          </table:table-cell>
          <table:table-cell table:style-name="ce5" table:formula="of:=IF([.C50] &gt;0;[.D50]-([.C50]-[.B50]);0)" office:value-type="float" office:value="5.6">
            <text:p>5,60</text:p>
          </table:table-cell>
          <table:table-cell table:style-name="ce5" table:formula="of:=[.D50]-[.E50]" office:value-type="float" office:value="6">
            <text:p>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2-19">
            <text:p>19.02.2017</text:p>
          </table:table-cell>
          <table:table-cell table:style-name="Excel_20_Built-in_20_Normal" office:value-type="float" office:value="40016">
            <text:p>40016</text:p>
          </table:table-cell>
          <table:table-cell table:style-name="Excel_20_Built-in_20_Normal" table:formula="of:=[.B52]" office:value-type="float" office:value="40040">
            <text:p>40040</text:p>
          </table:table-cell>
          <table:table-cell table:style-name="Excel_20_Built-in_20_Normal" office:value-type="float" office:value="32.1">
            <text:p>32,1</text:p>
          </table:table-cell>
          <table:table-cell table:style-name="ce5" table:formula="of:=IF([.C51] &gt;0;[.D51]-([.C51]-[.B51]);0)" office:value-type="float" office:value="8.1">
            <text:p>8,10</text:p>
          </table:table-cell>
          <table:table-cell table:style-name="ce5" table:formula="of:=[.D51]-[.E51]" office:value-type="float" office:value="24">
            <text:p>2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2-20">
            <text:p>20.02.2017</text:p>
          </table:table-cell>
          <table:table-cell table:style-name="Excel_20_Built-in_20_Normal" office:value-type="float" office:value="40040">
            <text:p>40040</text:p>
          </table:table-cell>
          <table:table-cell table:style-name="Excel_20_Built-in_20_Normal" table:formula="of:=[.B53]" office:value-type="float" office:value="40048">
            <text:p>40048</text:p>
          </table:table-cell>
          <table:table-cell table:style-name="Excel_20_Built-in_20_Normal" office:value-type="float" office:value="14.2">
            <text:p>14,2</text:p>
          </table:table-cell>
          <table:table-cell table:style-name="ce5" table:formula="of:=IF([.C52] &gt;0;[.D52]-([.C52]-[.B52]);0)" office:value-type="float" office:value="6.2">
            <text:p>6,20</text:p>
          </table:table-cell>
          <table:table-cell table:style-name="ce5" table:formula="of:=[.D52]-[.E52]" office:value-type="float" office:value="8">
            <text:p>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2-21">
            <text:p>21.02.2017</text:p>
          </table:table-cell>
          <table:table-cell table:style-name="Excel_20_Built-in_20_Normal" office:value-type="float" office:value="40048">
            <text:p>40048</text:p>
          </table:table-cell>
          <table:table-cell table:style-name="Excel_20_Built-in_20_Normal" table:formula="of:=[.B54]" office:value-type="float" office:value="40050">
            <text:p>40050</text:p>
          </table:table-cell>
          <table:table-cell table:style-name="Excel_20_Built-in_20_Normal" office:value-type="float" office:value="4.4">
            <text:p>4,4</text:p>
          </table:table-cell>
          <table:table-cell table:style-name="ce5" table:formula="of:=IF([.C53] &gt;0;[.D53]-([.C53]-[.B53]);0)" office:value-type="float" office:value="2.4">
            <text:p>2,40</text:p>
          </table:table-cell>
          <table:table-cell table:style-name="ce5" table:formula="of:=[.D53]-[.E53]" office:value-type="float" office:value="2">
            <text:p>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2-22">
            <text:p>22.02.2017</text:p>
          </table:table-cell>
          <table:table-cell table:style-name="Excel_20_Built-in_20_Normal" office:value-type="float" office:value="40050">
            <text:p>40050</text:p>
          </table:table-cell>
          <table:table-cell table:style-name="Excel_20_Built-in_20_Normal" table:formula="of:=[.B55]" office:value-type="float" office:value="40051">
            <text:p>40051</text:p>
          </table:table-cell>
          <table:table-cell table:style-name="Excel_20_Built-in_20_Normal" office:value-type="float" office:value="4">
            <text:p>4</text:p>
          </table:table-cell>
          <table:table-cell table:style-name="ce5" table:formula="of:=IF([.C54] &gt;0;[.D54]-([.C54]-[.B54]);0)" office:value-type="float" office:value="3">
            <text:p>3,00</text:p>
          </table:table-cell>
          <table:table-cell table:style-name="ce5" table:formula="of:=[.D54]-[.E54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2-23">
            <text:p>23.02.2017</text:p>
          </table:table-cell>
          <table:table-cell table:style-name="Excel_20_Built-in_20_Normal" office:value-type="float" office:value="40051">
            <text:p>40051</text:p>
          </table:table-cell>
          <table:table-cell table:style-name="Excel_20_Built-in_20_Normal" table:formula="of:=[.B56]" office:value-type="float" office:value="40081">
            <text:p>40081</text:p>
          </table:table-cell>
          <table:table-cell table:style-name="Excel_20_Built-in_20_Normal" office:value-type="float" office:value="34.7">
            <text:p>34,7</text:p>
          </table:table-cell>
          <table:table-cell table:style-name="ce5" table:formula="of:=IF([.C55] &gt;0;[.D55]-([.C55]-[.B55]);0)" office:value-type="float" office:value="4.7">
            <text:p>4,70</text:p>
          </table:table-cell>
          <table:table-cell table:style-name="ce5" table:formula="of:=[.D55]-[.E55]" office:value-type="float" office:value="30">
            <text:p>3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2-24">
            <text:p>24.02.2017</text:p>
          </table:table-cell>
          <table:table-cell table:style-name="Excel_20_Built-in_20_Normal" office:value-type="float" office:value="40081">
            <text:p>40081</text:p>
          </table:table-cell>
          <table:table-cell table:style-name="Excel_20_Built-in_20_Normal" table:formula="of:=[.B57]" office:value-type="float" office:value="40088">
            <text:p>40088</text:p>
          </table:table-cell>
          <table:table-cell table:style-name="Excel_20_Built-in_20_Normal" office:value-type="float" office:value="10.2">
            <text:p>10,2</text:p>
          </table:table-cell>
          <table:table-cell table:style-name="ce5" table:formula="of:=IF([.C56] &gt;0;[.D56]-([.C56]-[.B56]);0)" office:value-type="float" office:value="3.2">
            <text:p>3,20</text:p>
          </table:table-cell>
          <table:table-cell table:style-name="ce5" table:formula="of:=[.D56]-[.E56]" office:value-type="float" office:value="7">
            <text:p>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2-25">
            <text:p>25.02.2017</text:p>
          </table:table-cell>
          <table:table-cell table:style-name="Excel_20_Built-in_20_Normal" office:value-type="float" office:value="40088">
            <text:p>40088</text:p>
          </table:table-cell>
          <table:table-cell table:style-name="Excel_20_Built-in_20_Normal" table:formula="of:=[.B58]" office:value-type="float" office:value="40128">
            <text:p>40128</text:p>
          </table:table-cell>
          <table:table-cell table:style-name="Excel_20_Built-in_20_Normal" office:value-type="float" office:value="48">
            <text:p>48</text:p>
          </table:table-cell>
          <table:table-cell table:style-name="ce5" table:formula="of:=IF([.C57] &gt;0;[.D57]-([.C57]-[.B57]);0)" office:value-type="float" office:value="8">
            <text:p>8,00</text:p>
          </table:table-cell>
          <table:table-cell table:style-name="ce5" table:formula="of:=[.D57]-[.E57]" office:value-type="float" office:value="40">
            <text:p>4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2-26">
            <text:p>26.02.2017</text:p>
          </table:table-cell>
          <table:table-cell table:style-name="Excel_20_Built-in_20_Normal" office:value-type="float" office:value="40128">
            <text:p>40128</text:p>
          </table:table-cell>
          <table:table-cell table:style-name="Excel_20_Built-in_20_Normal" table:formula="of:=[.B59]" office:value-type="float" office:value="40141">
            <text:p>40141</text:p>
          </table:table-cell>
          <table:table-cell table:style-name="Excel_20_Built-in_20_Normal" office:value-type="float" office:value="18.4">
            <text:p>18,4</text:p>
          </table:table-cell>
          <table:table-cell table:style-name="ce5" table:formula="of:=IF([.C58] &gt;0;[.D58]-([.C58]-[.B58]);0)" office:value-type="float" office:value="5.4">
            <text:p>5,40</text:p>
          </table:table-cell>
          <table:table-cell table:style-name="ce5" table:formula="of:=[.D58]-[.E58]" office:value-type="float" office:value="13">
            <text:p>1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2-27">
            <text:p>27.02.2017</text:p>
          </table:table-cell>
          <table:table-cell table:style-name="Excel_20_Built-in_20_Normal" office:value-type="float" office:value="40141">
            <text:p>40141</text:p>
          </table:table-cell>
          <table:table-cell table:style-name="Excel_20_Built-in_20_Normal" table:formula="of:=[.B60]" office:value-type="float" office:value="40182">
            <text:p>40182</text:p>
          </table:table-cell>
          <table:table-cell table:style-name="Excel_20_Built-in_20_Normal" office:value-type="float" office:value="48.3">
            <text:p>48,3</text:p>
          </table:table-cell>
          <table:table-cell table:style-name="ce5" table:formula="of:=IF([.C59] &gt;0;[.D59]-([.C59]-[.B59]);0)" office:value-type="float" office:value="7.3">
            <text:p>7,30</text:p>
          </table:table-cell>
          <table:table-cell table:style-name="ce5" table:formula="of:=[.D59]-[.E59]" office:value-type="float" office:value="41">
            <text:p>4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2-28">
            <text:p>28.02.2017</text:p>
          </table:table-cell>
          <table:table-cell table:style-name="Excel_20_Built-in_20_Normal" office:value-type="float" office:value="40182">
            <text:p>40182</text:p>
          </table:table-cell>
          <table:table-cell table:style-name="Excel_20_Built-in_20_Normal" table:formula="of:=[.B61]" office:value-type="float" office:value="40190">
            <text:p>40190</text:p>
          </table:table-cell>
          <table:table-cell table:style-name="Excel_20_Built-in_20_Normal" office:value-type="float" office:value="12.5">
            <text:p>12,5</text:p>
          </table:table-cell>
          <table:table-cell table:style-name="ce5" table:formula="of:=IF([.C60] &gt;0;[.D60]-([.C60]-[.B60]);0)" office:value-type="float" office:value="4.5">
            <text:p>4,50</text:p>
          </table:table-cell>
          <table:table-cell table:style-name="ce5" table:formula="of:=[.D60]-[.E60]" office:value-type="float" office:value="8">
            <text:p>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3-01">
            <text:p>01.03.2017</text:p>
          </table:table-cell>
          <table:table-cell table:style-name="Excel_20_Built-in_20_Normal" office:value-type="float" office:value="40190">
            <text:p>40190</text:p>
          </table:table-cell>
          <table:table-cell table:style-name="Excel_20_Built-in_20_Normal" table:formula="of:=[.B62]" office:value-type="float" office:value="40195">
            <text:p>40195</text:p>
          </table:table-cell>
          <table:table-cell table:style-name="Excel_20_Built-in_20_Normal" office:value-type="float" office:value="8.6">
            <text:p>8,6</text:p>
          </table:table-cell>
          <table:table-cell table:style-name="ce5" table:formula="of:=IF([.C61] &gt;0;[.D61]-([.C61]-[.B61]);0)" office:value-type="float" office:value="3.6">
            <text:p>3,60</text:p>
          </table:table-cell>
          <table:table-cell table:style-name="ce5" table:formula="of:=[.D61]-[.E61]" office:value-type="float" office:value="5">
            <text:p>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3-02">
            <text:p>02.03.2017</text:p>
          </table:table-cell>
          <table:table-cell table:style-name="Excel_20_Built-in_20_Normal" office:value-type="float" office:value="40195">
            <text:p>40195</text:p>
          </table:table-cell>
          <table:table-cell table:style-name="Excel_20_Built-in_20_Normal" table:formula="of:=[.B63]" office:value-type="float" office:value="40234">
            <text:p>40234</text:p>
          </table:table-cell>
          <table:table-cell table:style-name="Excel_20_Built-in_20_Normal" office:value-type="float" office:value="46.4">
            <text:p>46,4</text:p>
          </table:table-cell>
          <table:table-cell table:style-name="ce5" table:formula="of:=IF([.C62] &gt;0;[.D62]-([.C62]-[.B62]);0)" office:value-type="float" office:value="7.4">
            <text:p>7,40</text:p>
          </table:table-cell>
          <table:table-cell table:style-name="ce5" table:formula="of:=[.D62]-[.E62]" office:value-type="float" office:value="39">
            <text:p>3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3-03">
            <text:p>03.03.2017</text:p>
          </table:table-cell>
          <table:table-cell table:style-name="Excel_20_Built-in_20_Normal" office:value-type="float" office:value="40234">
            <text:p>40234</text:p>
          </table:table-cell>
          <table:table-cell table:style-name="Excel_20_Built-in_20_Normal" table:formula="of:=[.B64]" office:value-type="float" office:value="40249">
            <text:p>40249</text:p>
          </table:table-cell>
          <table:table-cell table:style-name="Excel_20_Built-in_20_Normal" office:value-type="float" office:value="22.3">
            <text:p>22,3</text:p>
          </table:table-cell>
          <table:table-cell table:style-name="ce5" table:formula="of:=IF([.C63] &gt;0;[.D63]-([.C63]-[.B63]);0)" office:value-type="float" office:value="7.3">
            <text:p>7,30</text:p>
          </table:table-cell>
          <table:table-cell table:style-name="ce5" table:formula="of:=[.D63]-[.E63]" office:value-type="float" office:value="15">
            <text:p>1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3-04">
            <text:p>04.03.2017</text:p>
          </table:table-cell>
          <table:table-cell table:style-name="Excel_20_Built-in_20_Normal" office:value-type="float" office:value="40249">
            <text:p>40249</text:p>
          </table:table-cell>
          <table:table-cell table:style-name="Excel_20_Built-in_20_Normal" table:formula="of:=[.B65]" office:value-type="float" office:value="40271">
            <text:p>40271</text:p>
          </table:table-cell>
          <table:table-cell table:style-name="Excel_20_Built-in_20_Normal" office:value-type="float" office:value="28.1">
            <text:p>28,1</text:p>
          </table:table-cell>
          <table:table-cell table:style-name="ce5" table:formula="of:=IF([.C64] &gt;0;[.D64]-([.C64]-[.B64]);0)" office:value-type="float" office:value="6.1">
            <text:p>6,10</text:p>
          </table:table-cell>
          <table:table-cell table:style-name="ce5" table:formula="of:=[.D64]-[.E64]" office:value-type="float" office:value="22">
            <text:p>2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3-05">
            <text:p>05.03.2017</text:p>
          </table:table-cell>
          <table:table-cell table:style-name="Excel_20_Built-in_20_Normal" office:value-type="float" office:value="40271">
            <text:p>40271</text:p>
          </table:table-cell>
          <table:table-cell table:style-name="Excel_20_Built-in_20_Normal" table:formula="of:=[.B66]" office:value-type="float" office:value="40292">
            <text:p>40292</text:p>
          </table:table-cell>
          <table:table-cell table:style-name="Excel_20_Built-in_20_Normal" office:value-type="float" office:value="28.1">
            <text:p>28,1</text:p>
          </table:table-cell>
          <table:table-cell table:style-name="ce5" table:formula="of:=IF([.C65] &gt;0;[.D65]-([.C65]-[.B65]);0)" office:value-type="float" office:value="7.1">
            <text:p>7,10</text:p>
          </table:table-cell>
          <table:table-cell table:style-name="ce5" table:formula="of:=[.D65]-[.E65]" office:value-type="float" office:value="21">
            <text:p>2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3-06">
            <text:p>06.03.2017</text:p>
          </table:table-cell>
          <table:table-cell table:style-name="Excel_20_Built-in_20_Normal" office:value-type="float" office:value="40292">
            <text:p>40292</text:p>
          </table:table-cell>
          <table:table-cell table:style-name="Excel_20_Built-in_20_Normal" table:formula="of:=[.B67]" office:value-type="float" office:value="40312">
            <text:p>40312</text:p>
          </table:table-cell>
          <table:table-cell table:style-name="Excel_20_Built-in_20_Normal" office:value-type="float" office:value="23.5">
            <text:p>23,5</text:p>
          </table:table-cell>
          <table:table-cell table:style-name="ce5" table:formula="of:=IF([.C66] &gt;0;[.D66]-([.C66]-[.B66]);0)" office:value-type="float" office:value="3.5">
            <text:p>3,50</text:p>
          </table:table-cell>
          <table:table-cell table:style-name="ce5" table:formula="of:=[.D66]-[.E66]" office:value-type="float" office:value="20">
            <text:p>2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3-07">
            <text:p>07.03.2017</text:p>
          </table:table-cell>
          <table:table-cell table:style-name="Excel_20_Built-in_20_Normal" office:value-type="float" office:value="40312">
            <text:p>40312</text:p>
          </table:table-cell>
          <table:table-cell table:style-name="Excel_20_Built-in_20_Normal" table:formula="of:=[.B68]" office:value-type="float" office:value="40319">
            <text:p>40319</text:p>
          </table:table-cell>
          <table:table-cell table:style-name="Excel_20_Built-in_20_Normal" office:value-type="float" office:value="11.6">
            <text:p>11,6</text:p>
          </table:table-cell>
          <table:table-cell table:style-name="ce5" table:formula="of:=IF([.C67] &gt;0;[.D67]-([.C67]-[.B67]);0)" office:value-type="float" office:value="4.6">
            <text:p>4,60</text:p>
          </table:table-cell>
          <table:table-cell table:style-name="ce5" table:formula="of:=[.D67]-[.E67]" office:value-type="float" office:value="7">
            <text:p>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3-08">
            <text:p>08.03.2017</text:p>
          </table:table-cell>
          <table:table-cell table:style-name="Excel_20_Built-in_20_Normal" office:value-type="float" office:value="40319">
            <text:p>40319</text:p>
          </table:table-cell>
          <table:table-cell table:style-name="Excel_20_Built-in_20_Normal" table:formula="of:=[.B69]" office:value-type="float" office:value="40331">
            <text:p>40331</text:p>
          </table:table-cell>
          <table:table-cell table:style-name="Excel_20_Built-in_20_Normal" office:value-type="float" office:value="17.6">
            <text:p>17,6</text:p>
          </table:table-cell>
          <table:table-cell table:style-name="ce5" table:formula="of:=IF([.C68] &gt;0;[.D68]-([.C68]-[.B68]);0)" office:value-type="float" office:value="5.6">
            <text:p>5,60</text:p>
          </table:table-cell>
          <table:table-cell table:style-name="ce5" table:formula="of:=[.D68]-[.E68]" office:value-type="float" office:value="12">
            <text:p>1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3-09">
            <text:p>09.03.2017</text:p>
          </table:table-cell>
          <table:table-cell table:style-name="Excel_20_Built-in_20_Normal" office:value-type="float" office:value="40331">
            <text:p>40331</text:p>
          </table:table-cell>
          <table:table-cell table:style-name="Excel_20_Built-in_20_Normal" table:formula="of:=[.B70]" office:value-type="float" office:value="40333">
            <text:p>40333</text:p>
          </table:table-cell>
          <table:table-cell table:style-name="Excel_20_Built-in_20_Normal" office:value-type="float" office:value="5.4">
            <text:p>5,4</text:p>
          </table:table-cell>
          <table:table-cell table:style-name="ce5" table:formula="of:=IF([.C69] &gt;0;[.D69]-([.C69]-[.B69]);0)" office:value-type="float" office:value="3.4">
            <text:p>3,40</text:p>
          </table:table-cell>
          <table:table-cell table:style-name="ce5" table:formula="of:=[.D69]-[.E69]" office:value-type="float" office:value="2">
            <text:p>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3-10">
            <text:p>10.03.2017</text:p>
          </table:table-cell>
          <table:table-cell table:style-name="Excel_20_Built-in_20_Normal" office:value-type="float" office:value="40333">
            <text:p>40333</text:p>
          </table:table-cell>
          <table:table-cell table:style-name="Excel_20_Built-in_20_Normal" table:formula="of:=[.B71]" office:value-type="float" office:value="40367">
            <text:p>40367</text:p>
          </table:table-cell>
          <table:table-cell table:style-name="Excel_20_Built-in_20_Normal" office:value-type="float" office:value="42.5">
            <text:p>42,5</text:p>
          </table:table-cell>
          <table:table-cell table:style-name="ce5" table:formula="of:=IF([.C70] &gt;0;[.D70]-([.C70]-[.B70]);0)" office:value-type="float" office:value="8.5">
            <text:p>8,50</text:p>
          </table:table-cell>
          <table:table-cell table:style-name="ce5" table:formula="of:=[.D70]-[.E70]" office:value-type="float" office:value="34">
            <text:p>3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3-11">
            <text:p>11.03.2017</text:p>
          </table:table-cell>
          <table:table-cell table:style-name="Excel_20_Built-in_20_Normal" office:value-type="float" office:value="40367">
            <text:p>40367</text:p>
          </table:table-cell>
          <table:table-cell table:style-name="Excel_20_Built-in_20_Normal" table:formula="of:=[.B72]" office:value-type="float" office:value="40396">
            <text:p>40396</text:p>
          </table:table-cell>
          <table:table-cell table:style-name="Excel_20_Built-in_20_Normal" office:value-type="float" office:value="37.9">
            <text:p>37,9</text:p>
          </table:table-cell>
          <table:table-cell table:style-name="ce5" table:formula="of:=IF([.C71] &gt;0;[.D71]-([.C71]-[.B71]);0)" office:value-type="float" office:value="8.9">
            <text:p>8,90</text:p>
          </table:table-cell>
          <table:table-cell table:style-name="ce5" table:formula="of:=[.D71]-[.E71]" office:value-type="float" office:value="29">
            <text:p>2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3-12">
            <text:p>12.03.2017</text:p>
          </table:table-cell>
          <table:table-cell table:style-name="Excel_20_Built-in_20_Normal" office:value-type="float" office:value="40396">
            <text:p>40396</text:p>
          </table:table-cell>
          <table:table-cell table:style-name="Excel_20_Built-in_20_Normal" table:formula="of:=[.B73]" office:value-type="float" office:value="40442">
            <text:p>40442</text:p>
          </table:table-cell>
          <table:table-cell table:style-name="Excel_20_Built-in_20_Normal" office:value-type="float" office:value="54.9">
            <text:p>54,9</text:p>
          </table:table-cell>
          <table:table-cell table:style-name="ce5" table:formula="of:=IF([.C72] &gt;0;[.D72]-([.C72]-[.B72]);0)" office:value-type="float" office:value="8.9">
            <text:p>8,90</text:p>
          </table:table-cell>
          <table:table-cell table:style-name="ce5" table:formula="of:=[.D72]-[.E72]" office:value-type="float" office:value="46">
            <text:p>4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3-13">
            <text:p>13.03.2017</text:p>
          </table:table-cell>
          <table:table-cell table:style-name="Excel_20_Built-in_20_Normal" office:value-type="float" office:value="40442">
            <text:p>40442</text:p>
          </table:table-cell>
          <table:table-cell table:style-name="Excel_20_Built-in_20_Normal" table:formula="of:=[.B74]" office:value-type="float" office:value="40482">
            <text:p>40482</text:p>
          </table:table-cell>
          <table:table-cell table:style-name="Excel_20_Built-in_20_Normal" office:value-type="float" office:value="46.5">
            <text:p>46,5</text:p>
          </table:table-cell>
          <table:table-cell table:style-name="ce5" table:formula="of:=IF([.C73] &gt;0;[.D73]-([.C73]-[.B73]);0)" office:value-type="float" office:value="6.5">
            <text:p>6,50</text:p>
          </table:table-cell>
          <table:table-cell table:style-name="ce5" table:formula="of:=[.D73]-[.E73]" office:value-type="float" office:value="40">
            <text:p>4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3-14">
            <text:p>14.03.2017</text:p>
          </table:table-cell>
          <table:table-cell table:style-name="Excel_20_Built-in_20_Normal" office:value-type="float" office:value="40482">
            <text:p>40482</text:p>
          </table:table-cell>
          <table:table-cell table:style-name="Excel_20_Built-in_20_Normal" table:formula="of:=[.B75]" office:value-type="float" office:value="40517">
            <text:p>40517</text:p>
          </table:table-cell>
          <table:table-cell table:style-name="Excel_20_Built-in_20_Normal" office:value-type="float" office:value="46.6">
            <text:p>46,6</text:p>
          </table:table-cell>
          <table:table-cell table:style-name="ce5" table:formula="of:=IF([.C74] &gt;0;[.D74]-([.C74]-[.B74]);0)" office:value-type="float" office:value="11.6">
            <text:p>11,60</text:p>
          </table:table-cell>
          <table:table-cell table:style-name="ce5" table:formula="of:=[.D74]-[.E74]" office:value-type="float" office:value="35">
            <text:p>3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3-15">
            <text:p>15.03.2017</text:p>
          </table:table-cell>
          <table:table-cell table:style-name="Excel_20_Built-in_20_Normal" office:value-type="float" office:value="40517">
            <text:p>40517</text:p>
          </table:table-cell>
          <table:table-cell table:style-name="Excel_20_Built-in_20_Normal" table:formula="of:=[.B76]" office:value-type="float" office:value="40547">
            <text:p>40547</text:p>
          </table:table-cell>
          <table:table-cell table:style-name="Excel_20_Built-in_20_Normal" office:value-type="float" office:value="45.2">
            <text:p>45,2</text:p>
          </table:table-cell>
          <table:table-cell table:style-name="ce5" table:formula="of:=IF([.C75] &gt;0;[.D75]-([.C75]-[.B75]);0)" office:value-type="float" office:value="15.2">
            <text:p>15,20</text:p>
          </table:table-cell>
          <table:table-cell table:style-name="ce5" table:formula="of:=[.D75]-[.E75]" office:value-type="float" office:value="30">
            <text:p>3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3-16">
            <text:p>16.03.2017</text:p>
          </table:table-cell>
          <table:table-cell table:style-name="Excel_20_Built-in_20_Normal" office:value-type="float" office:value="40547">
            <text:p>40547</text:p>
          </table:table-cell>
          <table:table-cell table:style-name="Excel_20_Built-in_20_Normal" table:formula="of:=[.B77]" office:value-type="float" office:value="40586">
            <text:p>40586</text:p>
          </table:table-cell>
          <table:table-cell table:style-name="Excel_20_Built-in_20_Normal" office:value-type="float" office:value="51.8">
            <text:p>51,8</text:p>
          </table:table-cell>
          <table:table-cell table:style-name="ce5" table:formula="of:=IF([.C76] &gt;0;[.D76]-([.C76]-[.B76]);0)" office:value-type="float" office:value="12.8">
            <text:p>12,80</text:p>
          </table:table-cell>
          <table:table-cell table:style-name="ce5" table:formula="of:=[.D76]-[.E76]" office:value-type="float" office:value="39">
            <text:p>3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3-17">
            <text:p>17.03.2017</text:p>
          </table:table-cell>
          <table:table-cell table:style-name="Excel_20_Built-in_20_Normal" office:value-type="float" office:value="40586">
            <text:p>40586</text:p>
          </table:table-cell>
          <table:table-cell table:style-name="Excel_20_Built-in_20_Normal" table:formula="of:=[.B78]" office:value-type="float" office:value="40616">
            <text:p>40616</text:p>
          </table:table-cell>
          <table:table-cell table:style-name="Excel_20_Built-in_20_Normal" office:value-type="float" office:value="40.2">
            <text:p>40,2</text:p>
          </table:table-cell>
          <table:table-cell table:style-name="ce5" table:formula="of:=IF([.C77] &gt;0;[.D77]-([.C77]-[.B77]);0)" office:value-type="float" office:value="10.2">
            <text:p>10,20</text:p>
          </table:table-cell>
          <table:table-cell table:style-name="ce5" table:formula="of:=[.D77]-[.E77]" office:value-type="float" office:value="30">
            <text:p>3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3-18">
            <text:p>18.03.2017</text:p>
          </table:table-cell>
          <table:table-cell table:style-name="Excel_20_Built-in_20_Normal" office:value-type="float" office:value="40616">
            <text:p>40616</text:p>
          </table:table-cell>
          <table:table-cell table:style-name="Excel_20_Built-in_20_Normal" table:formula="of:=[.B79]" office:value-type="float" office:value="40621">
            <text:p>40621</text:p>
          </table:table-cell>
          <table:table-cell table:style-name="Excel_20_Built-in_20_Normal" office:value-type="float" office:value="7.7">
            <text:p>7,7</text:p>
          </table:table-cell>
          <table:table-cell table:style-name="ce5" table:formula="of:=IF([.C78] &gt;0;[.D78]-([.C78]-[.B78]);0)" office:value-type="float" office:value="2.7">
            <text:p>2,70</text:p>
          </table:table-cell>
          <table:table-cell table:style-name="ce5" table:formula="of:=[.D78]-[.E78]" office:value-type="float" office:value="5">
            <text:p>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3-19">
            <text:p>19.03.2017</text:p>
          </table:table-cell>
          <table:table-cell table:style-name="Excel_20_Built-in_20_Normal" office:value-type="float" office:value="40621">
            <text:p>40621</text:p>
          </table:table-cell>
          <table:table-cell table:style-name="Excel_20_Built-in_20_Normal" table:formula="of:=[.B80]" office:value-type="float" office:value="40628">
            <text:p>40628</text:p>
          </table:table-cell>
          <table:table-cell table:style-name="Excel_20_Built-in_20_Normal" office:value-type="float" office:value="10.5">
            <text:p>10,5</text:p>
          </table:table-cell>
          <table:table-cell table:style-name="ce5" table:formula="of:=IF([.C79] &gt;0;[.D79]-([.C79]-[.B79]);0)" office:value-type="float" office:value="3.5">
            <text:p>3,50</text:p>
          </table:table-cell>
          <table:table-cell table:style-name="ce5" table:formula="of:=[.D79]-[.E79]" office:value-type="float" office:value="7">
            <text:p>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3-20">
            <text:p>20.03.2017</text:p>
          </table:table-cell>
          <table:table-cell table:style-name="Excel_20_Built-in_20_Normal" office:value-type="float" office:value="40628">
            <text:p>40628</text:p>
          </table:table-cell>
          <table:table-cell table:style-name="Excel_20_Built-in_20_Normal" table:formula="of:=[.B81]" office:value-type="float" office:value="40655">
            <text:p>40655</text:p>
          </table:table-cell>
          <table:table-cell table:style-name="Excel_20_Built-in_20_Normal" office:value-type="float" office:value="33.7">
            <text:p>33,7</text:p>
          </table:table-cell>
          <table:table-cell table:style-name="ce5" table:formula="of:=IF([.C80] &gt;0;[.D80]-([.C80]-[.B80]);0)" office:value-type="float" office:value="6.7">
            <text:p>6,70</text:p>
          </table:table-cell>
          <table:table-cell table:style-name="ce5" table:formula="of:=[.D80]-[.E80]" office:value-type="float" office:value="27">
            <text:p>2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3-21">
            <text:p>21.03.2017</text:p>
          </table:table-cell>
          <table:table-cell table:style-name="Excel_20_Built-in_20_Normal" office:value-type="float" office:value="40655">
            <text:p>40655</text:p>
          </table:table-cell>
          <table:table-cell table:style-name="Excel_20_Built-in_20_Normal" table:formula="of:=[.B82]" office:value-type="float" office:value="40669">
            <text:p>40669</text:p>
          </table:table-cell>
          <table:table-cell table:style-name="Excel_20_Built-in_20_Normal" office:value-type="float" office:value="21.1">
            <text:p>21,1</text:p>
          </table:table-cell>
          <table:table-cell table:style-name="ce5" table:formula="of:=IF([.C81] &gt;0;[.D81]-([.C81]-[.B81]);0)" office:value-type="float" office:value="7.1">
            <text:p>7,10</text:p>
          </table:table-cell>
          <table:table-cell table:style-name="ce5" table:formula="of:=[.D81]-[.E81]" office:value-type="float" office:value="14">
            <text:p>1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3-22">
            <text:p>22.03.2017</text:p>
          </table:table-cell>
          <table:table-cell table:style-name="Excel_20_Built-in_20_Normal" office:value-type="float" office:value="40669">
            <text:p>40669</text:p>
          </table:table-cell>
          <table:table-cell table:style-name="Excel_20_Built-in_20_Normal" table:formula="of:=[.B83]" office:value-type="float" office:value="40673">
            <text:p>40673</text:p>
          </table:table-cell>
          <table:table-cell table:style-name="Excel_20_Built-in_20_Normal" office:value-type="float" office:value="9.5">
            <text:p>9,5</text:p>
          </table:table-cell>
          <table:table-cell table:style-name="ce5" table:formula="of:=IF([.C82] &gt;0;[.D82]-([.C82]-[.B82]);0)" office:value-type="float" office:value="5.5">
            <text:p>5,50</text:p>
          </table:table-cell>
          <table:table-cell table:style-name="ce5" table:formula="of:=[.D82]-[.E82]" office:value-type="float" office:value="4">
            <text:p>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3-23">
            <text:p>23.03.2017</text:p>
          </table:table-cell>
          <table:table-cell table:style-name="Excel_20_Built-in_20_Normal" office:value-type="float" office:value="40673">
            <text:p>40673</text:p>
          </table:table-cell>
          <table:table-cell table:style-name="Excel_20_Built-in_20_Normal" table:formula="of:=[.B84]" office:value-type="float" office:value="40713">
            <text:p>40713</text:p>
          </table:table-cell>
          <table:table-cell table:style-name="Excel_20_Built-in_20_Normal" office:value-type="float" office:value="47.7">
            <text:p>47,7</text:p>
          </table:table-cell>
          <table:table-cell table:style-name="ce5" table:formula="of:=IF([.C83] &gt;0;[.D83]-([.C83]-[.B83]);0)" office:value-type="float" office:value="7.7">
            <text:p>7,70</text:p>
          </table:table-cell>
          <table:table-cell table:style-name="ce5" table:formula="of:=[.D83]-[.E83]" office:value-type="float" office:value="40">
            <text:p>4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3-24">
            <text:p>24.03.2017</text:p>
          </table:table-cell>
          <table:table-cell table:style-name="Excel_20_Built-in_20_Normal" office:value-type="float" office:value="40713">
            <text:p>40713</text:p>
          </table:table-cell>
          <table:table-cell table:style-name="Excel_20_Built-in_20_Normal" table:formula="of:=[.B85]" office:value-type="float" office:value="40719">
            <text:p>40719</text:p>
          </table:table-cell>
          <table:table-cell table:style-name="Excel_20_Built-in_20_Normal" office:value-type="float" office:value="10.7">
            <text:p>10,7</text:p>
          </table:table-cell>
          <table:table-cell table:style-name="ce5" table:formula="of:=IF([.C84] &gt;0;[.D84]-([.C84]-[.B84]);0)" office:value-type="float" office:value="4.7">
            <text:p>4,70</text:p>
          </table:table-cell>
          <table:table-cell table:style-name="ce5" table:formula="of:=[.D84]-[.E84]" office:value-type="float" office:value="6">
            <text:p>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3-25">
            <text:p>25.03.2017</text:p>
          </table:table-cell>
          <table:table-cell table:style-name="Excel_20_Built-in_20_Normal" office:value-type="float" office:value="40719">
            <text:p>40719</text:p>
          </table:table-cell>
          <table:table-cell table:style-name="Excel_20_Built-in_20_Normal" table:formula="of:=[.B86]" office:value-type="float" office:value="40768">
            <text:p>40768</text:p>
          </table:table-cell>
          <table:table-cell table:style-name="Excel_20_Built-in_20_Normal" office:value-type="float" office:value="59.1">
            <text:p>59,1</text:p>
          </table:table-cell>
          <table:table-cell table:style-name="ce5" table:formula="of:=IF([.C85] &gt;0;[.D85]-([.C85]-[.B85]);0)" office:value-type="float" office:value="10.1">
            <text:p>10,10</text:p>
          </table:table-cell>
          <table:table-cell table:style-name="ce5" table:formula="of:=[.D85]-[.E85]" office:value-type="float" office:value="49">
            <text:p>4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3-26">
            <text:p>26.03.2017</text:p>
          </table:table-cell>
          <table:table-cell table:style-name="Excel_20_Built-in_20_Normal" office:value-type="float" office:value="40768">
            <text:p>40768</text:p>
          </table:table-cell>
          <table:table-cell table:style-name="Excel_20_Built-in_20_Normal" table:formula="of:=[.B87]" office:value-type="float" office:value="40815">
            <text:p>40815</text:p>
          </table:table-cell>
          <table:table-cell table:style-name="Excel_20_Built-in_20_Normal" office:value-type="float" office:value="53.8">
            <text:p>53,8</text:p>
          </table:table-cell>
          <table:table-cell table:style-name="ce5" table:formula="of:=IF([.C86] &gt;0;[.D86]-([.C86]-[.B86]);0)" office:value-type="float" office:value="6.8">
            <text:p>6,80</text:p>
          </table:table-cell>
          <table:table-cell table:style-name="ce5" table:formula="of:=[.D86]-[.E86]" office:value-type="float" office:value="47">
            <text:p>4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3-27">
            <text:p>27.03.2017</text:p>
          </table:table-cell>
          <table:table-cell table:style-name="Excel_20_Built-in_20_Normal" office:value-type="float" office:value="40815">
            <text:p>40815</text:p>
          </table:table-cell>
          <table:table-cell table:style-name="Excel_20_Built-in_20_Normal" table:formula="of:=[.B88]" office:value-type="float" office:value="40868">
            <text:p>40868</text:p>
          </table:table-cell>
          <table:table-cell table:style-name="Excel_20_Built-in_20_Normal" office:value-type="float" office:value="60.4">
            <text:p>60,4</text:p>
          </table:table-cell>
          <table:table-cell table:style-name="ce5" table:formula="of:=IF([.C87] &gt;0;[.D87]-([.C87]-[.B87]);0)" office:value-type="float" office:value="7.4">
            <text:p>7,40</text:p>
          </table:table-cell>
          <table:table-cell table:style-name="ce5" table:formula="of:=[.D87]-[.E87]" office:value-type="float" office:value="53">
            <text:p>5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3-28">
            <text:p>28.03.2017</text:p>
          </table:table-cell>
          <table:table-cell table:style-name="Excel_20_Built-in_20_Normal" office:value-type="float" office:value="40868">
            <text:p>40868</text:p>
          </table:table-cell>
          <table:table-cell table:style-name="Excel_20_Built-in_20_Normal" table:formula="of:=[.B89]" office:value-type="float" office:value="40912">
            <text:p>40912</text:p>
          </table:table-cell>
          <table:table-cell table:style-name="Excel_20_Built-in_20_Normal" office:value-type="float" office:value="54.9">
            <text:p>54,9</text:p>
          </table:table-cell>
          <table:table-cell table:style-name="ce5" table:formula="of:=IF([.C88] &gt;0;[.D88]-([.C88]-[.B88]);0)" office:value-type="float" office:value="10.9">
            <text:p>10,90</text:p>
          </table:table-cell>
          <table:table-cell table:style-name="ce5" table:formula="of:=[.D88]-[.E88]" office:value-type="float" office:value="44">
            <text:p>4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3-29">
            <text:p>29.03.2017</text:p>
          </table:table-cell>
          <table:table-cell table:style-name="Excel_20_Built-in_20_Normal" office:value-type="float" office:value="40912">
            <text:p>40912</text:p>
          </table:table-cell>
          <table:table-cell table:style-name="Excel_20_Built-in_20_Normal" table:formula="of:=[.B90]" office:value-type="float" office:value="40959">
            <text:p>40959</text:p>
          </table:table-cell>
          <table:table-cell table:style-name="Excel_20_Built-in_20_Normal" office:value-type="float" office:value="55.3">
            <text:p>55,3</text:p>
          </table:table-cell>
          <table:table-cell table:style-name="ce5" table:formula="of:=IF([.C89] &gt;0;[.D89]-([.C89]-[.B89]);0)" office:value-type="float" office:value="8.3">
            <text:p>8,30</text:p>
          </table:table-cell>
          <table:table-cell table:style-name="ce5" table:formula="of:=[.D89]-[.E89]" office:value-type="float" office:value="47">
            <text:p>4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3-30">
            <text:p>30.03.2017</text:p>
          </table:table-cell>
          <table:table-cell table:style-name="Excel_20_Built-in_20_Normal" office:value-type="float" office:value="40959">
            <text:p>40959</text:p>
          </table:table-cell>
          <table:table-cell table:style-name="Excel_20_Built-in_20_Normal" table:formula="of:=[.B91]" office:value-type="float" office:value="41004">
            <text:p>41004</text:p>
          </table:table-cell>
          <table:table-cell table:style-name="Excel_20_Built-in_20_Normal" office:value-type="float" office:value="56.1">
            <text:p>56,1</text:p>
          </table:table-cell>
          <table:table-cell table:style-name="ce5" table:formula="of:=IF([.C90] &gt;0;[.D90]-([.C90]-[.B90]);0)" office:value-type="float" office:value="11.1">
            <text:p>11,10</text:p>
          </table:table-cell>
          <table:table-cell table:style-name="ce5" table:formula="of:=[.D90]-[.E90]" office:value-type="float" office:value="45">
            <text:p>4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3-31">
            <text:p>31.03.2017</text:p>
          </table:table-cell>
          <table:table-cell table:style-name="Excel_20_Built-in_20_Normal" office:value-type="float" office:value="41004">
            <text:p>41004</text:p>
          </table:table-cell>
          <table:table-cell table:style-name="Excel_20_Built-in_20_Normal" table:formula="of:=[.B92]" office:value-type="float" office:value="41049">
            <text:p>41049</text:p>
          </table:table-cell>
          <table:table-cell table:style-name="Excel_20_Built-in_20_Normal" office:value-type="float" office:value="50.7">
            <text:p>50,7</text:p>
          </table:table-cell>
          <table:table-cell table:style-name="ce5" table:formula="of:=IF([.C91] &gt;0;[.D91]-([.C91]-[.B91]);0)" office:value-type="float" office:value="5.7">
            <text:p>5,70</text:p>
          </table:table-cell>
          <table:table-cell table:style-name="ce5" table:formula="of:=[.D91]-[.E91]" office:value-type="float" office:value="45">
            <text:p>4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4-01">
            <text:p>01.04.2017</text:p>
          </table:table-cell>
          <table:table-cell table:style-name="Excel_20_Built-in_20_Normal" office:value-type="float" office:value="41049">
            <text:p>41049</text:p>
          </table:table-cell>
          <table:table-cell table:style-name="Excel_20_Built-in_20_Normal" table:formula="of:=[.B93]" office:value-type="float" office:value="41086">
            <text:p>41086</text:p>
          </table:table-cell>
          <table:table-cell table:style-name="Excel_20_Built-in_20_Normal" office:value-type="float" office:value="46.9">
            <text:p>46,9</text:p>
          </table:table-cell>
          <table:table-cell table:style-name="ce5" table:formula="of:=IF([.C92] &gt;0;[.D92]-([.C92]-[.B92]);0)" office:value-type="float" office:value="9.9">
            <text:p>9,90</text:p>
          </table:table-cell>
          <table:table-cell table:style-name="ce5" table:formula="of:=[.D92]-[.E92]" office:value-type="float" office:value="37">
            <text:p>3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4-02">
            <text:p>02.04.2017</text:p>
          </table:table-cell>
          <table:table-cell table:style-name="Excel_20_Built-in_20_Normal" office:value-type="float" office:value="41086">
            <text:p>41086</text:p>
          </table:table-cell>
          <table:table-cell table:style-name="Excel_20_Built-in_20_Normal" table:formula="of:=[.B94]" office:value-type="float" office:value="41115">
            <text:p>41115</text:p>
          </table:table-cell>
          <table:table-cell table:style-name="Excel_20_Built-in_20_Normal" office:value-type="float" office:value="33.8">
            <text:p>33,8</text:p>
          </table:table-cell>
          <table:table-cell table:style-name="ce5" table:formula="of:=IF([.C93] &gt;0;[.D93]-([.C93]-[.B93]);0)" office:value-type="float" office:value="4.8">
            <text:p>4,80</text:p>
          </table:table-cell>
          <table:table-cell table:style-name="ce5" table:formula="of:=[.D93]-[.E93]" office:value-type="float" office:value="29">
            <text:p>2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4-03">
            <text:p>03.04.2017</text:p>
          </table:table-cell>
          <table:table-cell table:style-name="Excel_20_Built-in_20_Normal" office:value-type="float" office:value="41115">
            <text:p>41115</text:p>
          </table:table-cell>
          <table:table-cell table:style-name="Excel_20_Built-in_20_Normal" table:formula="of:=[.B95]" office:value-type="float" office:value="41142">
            <text:p>41142</text:p>
          </table:table-cell>
          <table:table-cell table:style-name="Excel_20_Built-in_20_Normal" office:value-type="float" office:value="34.1">
            <text:p>34,1</text:p>
          </table:table-cell>
          <table:table-cell table:style-name="ce5" table:formula="of:=IF([.C94] &gt;0;[.D94]-([.C94]-[.B94]);0)" office:value-type="float" office:value="7.1">
            <text:p>7,10</text:p>
          </table:table-cell>
          <table:table-cell table:style-name="ce5" table:formula="of:=[.D94]-[.E94]" office:value-type="float" office:value="27">
            <text:p>2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4-04">
            <text:p>04.04.2017</text:p>
          </table:table-cell>
          <table:table-cell table:style-name="Excel_20_Built-in_20_Normal" office:value-type="float" office:value="41142">
            <text:p>41142</text:p>
          </table:table-cell>
          <table:table-cell table:style-name="Excel_20_Built-in_20_Normal" table:formula="of:=[.B96]" office:value-type="float" office:value="41185">
            <text:p>41185</text:p>
          </table:table-cell>
          <table:table-cell table:style-name="Excel_20_Built-in_20_Normal" office:value-type="float" office:value="50.5">
            <text:p>50,5</text:p>
          </table:table-cell>
          <table:table-cell table:style-name="ce5" table:formula="of:=IF([.C95] &gt;0;[.D95]-([.C95]-[.B95]);0)" office:value-type="float" office:value="7.5">
            <text:p>7,50</text:p>
          </table:table-cell>
          <table:table-cell table:style-name="ce5" table:formula="of:=[.D95]-[.E95]" office:value-type="float" office:value="43">
            <text:p>4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4-05">
            <text:p>05.04.2017</text:p>
          </table:table-cell>
          <table:table-cell table:style-name="Excel_20_Built-in_20_Normal" office:value-type="float" office:value="41185">
            <text:p>41185</text:p>
          </table:table-cell>
          <table:table-cell table:style-name="Excel_20_Built-in_20_Normal" table:formula="of:=[.B97]" office:value-type="float" office:value="41220">
            <text:p>41220</text:p>
          </table:table-cell>
          <table:table-cell table:style-name="Excel_20_Built-in_20_Normal" office:value-type="float" office:value="44.3">
            <text:p>44,3</text:p>
          </table:table-cell>
          <table:table-cell table:style-name="ce5" table:formula="of:=IF([.C96] &gt;0;[.D96]-([.C96]-[.B96]);0)" office:value-type="float" office:value="9.3">
            <text:p>9,30</text:p>
          </table:table-cell>
          <table:table-cell table:style-name="ce5" table:formula="of:=[.D96]-[.E96]" office:value-type="float" office:value="35">
            <text:p>3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4-06">
            <text:p>06.04.2017</text:p>
          </table:table-cell>
          <table:table-cell table:style-name="Excel_20_Built-in_20_Normal" office:value-type="float" office:value="41220">
            <text:p>41220</text:p>
          </table:table-cell>
          <table:table-cell table:style-name="Excel_20_Built-in_20_Normal" table:formula="of:=[.B98]" office:value-type="float" office:value="41237">
            <text:p>41237</text:p>
          </table:table-cell>
          <table:table-cell table:style-name="Excel_20_Built-in_20_Normal" office:value-type="float" office:value="22.1">
            <text:p>22,1</text:p>
          </table:table-cell>
          <table:table-cell table:style-name="ce5" table:formula="of:=IF([.C97] &gt;0;[.D97]-([.C97]-[.B97]);0)" office:value-type="float" office:value="5.1">
            <text:p>5,10</text:p>
          </table:table-cell>
          <table:table-cell table:style-name="ce5" table:formula="of:=[.D97]-[.E97]" office:value-type="float" office:value="17">
            <text:p>1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4-07">
            <text:p>07.04.2017</text:p>
          </table:table-cell>
          <table:table-cell table:style-name="Excel_20_Built-in_20_Normal" office:value-type="float" office:value="41237">
            <text:p>41237</text:p>
          </table:table-cell>
          <table:table-cell table:style-name="Excel_20_Built-in_20_Normal" table:formula="of:=[.B99]" office:value-type="float" office:value="41286">
            <text:p>41286</text:p>
          </table:table-cell>
          <table:table-cell table:style-name="Excel_20_Built-in_20_Normal" office:value-type="float" office:value="56.6">
            <text:p>56,6</text:p>
          </table:table-cell>
          <table:table-cell table:style-name="ce5" table:formula="of:=IF([.C98] &gt;0;[.D98]-([.C98]-[.B98]);0)" office:value-type="float" office:value="7.6">
            <text:p>7,60</text:p>
          </table:table-cell>
          <table:table-cell table:style-name="ce5" table:formula="of:=[.D98]-[.E98]" office:value-type="float" office:value="49">
            <text:p>4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4-08">
            <text:p>08.04.2017</text:p>
          </table:table-cell>
          <table:table-cell table:style-name="Excel_20_Built-in_20_Normal" office:value-type="float" office:value="41286">
            <text:p>41286</text:p>
          </table:table-cell>
          <table:table-cell table:style-name="Excel_20_Built-in_20_Normal" table:formula="of:=[.B100]" office:value-type="float" office:value="41337">
            <text:p>41337</text:p>
          </table:table-cell>
          <table:table-cell table:style-name="Excel_20_Built-in_20_Normal" office:value-type="float" office:value="59">
            <text:p>59</text:p>
          </table:table-cell>
          <table:table-cell table:style-name="ce5" table:formula="of:=IF([.C99] &gt;0;[.D99]-([.C99]-[.B99]);0)" office:value-type="float" office:value="8">
            <text:p>8,00</text:p>
          </table:table-cell>
          <table:table-cell table:style-name="ce5" table:formula="of:=[.D99]-[.E99]" office:value-type="float" office:value="51">
            <text:p>5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4-09">
            <text:p>09.04.2017</text:p>
          </table:table-cell>
          <table:table-cell table:style-name="Excel_20_Built-in_20_Normal" office:value-type="float" office:value="41337">
            <text:p>41337</text:p>
          </table:table-cell>
          <table:table-cell table:style-name="Excel_20_Built-in_20_Normal" table:formula="of:=[.B101]" office:value-type="float" office:value="41392">
            <text:p>41392</text:p>
          </table:table-cell>
          <table:table-cell table:style-name="Excel_20_Built-in_20_Normal" office:value-type="float" office:value="60">
            <text:p>60</text:p>
          </table:table-cell>
          <table:table-cell table:style-name="ce5" table:formula="of:=IF([.C100] &gt;0;[.D100]-([.C100]-[.B100]);0)" office:value-type="float" office:value="5">
            <text:p>5,00</text:p>
          </table:table-cell>
          <table:table-cell table:style-name="ce5" table:formula="of:=[.D100]-[.E100]" office:value-type="float" office:value="55">
            <text:p>5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4-10">
            <text:p>10.04.2017</text:p>
          </table:table-cell>
          <table:table-cell table:style-name="Excel_20_Built-in_20_Normal" office:value-type="float" office:value="41392">
            <text:p>41392</text:p>
          </table:table-cell>
          <table:table-cell table:style-name="Excel_20_Built-in_20_Normal" table:formula="of:=[.B102]" office:value-type="float" office:value="41435">
            <text:p>41435</text:p>
          </table:table-cell>
          <table:table-cell table:style-name="Excel_20_Built-in_20_Normal" office:value-type="float" office:value="53.4">
            <text:p>53,4</text:p>
          </table:table-cell>
          <table:table-cell table:style-name="ce5" table:formula="of:=IF([.C101] &gt;0;[.D101]-([.C101]-[.B101]);0)" office:value-type="float" office:value="10.4">
            <text:p>10,40</text:p>
          </table:table-cell>
          <table:table-cell table:style-name="ce5" table:formula="of:=[.D101]-[.E101]" office:value-type="float" office:value="43">
            <text:p>4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4-11">
            <text:p>11.04.2017</text:p>
          </table:table-cell>
          <table:table-cell table:style-name="Excel_20_Built-in_20_Normal" office:value-type="float" office:value="41435">
            <text:p>41435</text:p>
          </table:table-cell>
          <table:table-cell table:style-name="Excel_20_Built-in_20_Normal" table:formula="of:=[.B103]" office:value-type="float" office:value="41480">
            <text:p>41480</text:p>
          </table:table-cell>
          <table:table-cell table:style-name="Excel_20_Built-in_20_Normal" office:value-type="float" office:value="52.8">
            <text:p>52,8</text:p>
          </table:table-cell>
          <table:table-cell table:style-name="ce5" table:formula="of:=IF([.C102] &gt;0;[.D102]-([.C102]-[.B102]);0)" office:value-type="float" office:value="7.8">
            <text:p>7,80</text:p>
          </table:table-cell>
          <table:table-cell table:style-name="ce5" table:formula="of:=[.D102]-[.E102]" office:value-type="float" office:value="45">
            <text:p>4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4-12">
            <text:p>12.04.2017</text:p>
          </table:table-cell>
          <table:table-cell table:style-name="Excel_20_Built-in_20_Normal" office:value-type="float" office:value="41480">
            <text:p>41480</text:p>
          </table:table-cell>
          <table:table-cell table:style-name="Excel_20_Built-in_20_Normal" table:formula="of:=[.B104]" office:value-type="float" office:value="41527">
            <text:p>41527</text:p>
          </table:table-cell>
          <table:table-cell table:style-name="Excel_20_Built-in_20_Normal" office:value-type="float" office:value="54.7">
            <text:p>54,7</text:p>
          </table:table-cell>
          <table:table-cell table:style-name="ce5" table:formula="of:=IF([.C103] &gt;0;[.D103]-([.C103]-[.B103]);0)" office:value-type="float" office:value="7.7">
            <text:p>7,70</text:p>
          </table:table-cell>
          <table:table-cell table:style-name="ce5" table:formula="of:=[.D103]-[.E103]" office:value-type="float" office:value="47">
            <text:p>4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4-13">
            <text:p>13.04.2017</text:p>
          </table:table-cell>
          <table:table-cell table:style-name="Excel_20_Built-in_20_Normal" office:value-type="float" office:value="41527">
            <text:p>41527</text:p>
          </table:table-cell>
          <table:table-cell table:style-name="Excel_20_Built-in_20_Normal" table:formula="of:=[.B105]" office:value-type="float" office:value="41546">
            <text:p>41546</text:p>
          </table:table-cell>
          <table:table-cell table:style-name="Excel_20_Built-in_20_Normal" office:value-type="float" office:value="26.3">
            <text:p>26,3</text:p>
          </table:table-cell>
          <table:table-cell table:style-name="ce5" table:formula="of:=IF([.C104] &gt;0;[.D104]-([.C104]-[.B104]);0)" office:value-type="float" office:value="7.3">
            <text:p>7,30</text:p>
          </table:table-cell>
          <table:table-cell table:style-name="ce5" table:formula="of:=[.D104]-[.E104]" office:value-type="float" office:value="19">
            <text:p>1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4-14">
            <text:p>14.04.2017</text:p>
          </table:table-cell>
          <table:table-cell table:style-name="Excel_20_Built-in_20_Normal" office:value-type="float" office:value="41546">
            <text:p>41546</text:p>
          </table:table-cell>
          <table:table-cell table:style-name="Excel_20_Built-in_20_Normal" table:formula="of:=[.B106]" office:value-type="float" office:value="41563">
            <text:p>41563</text:p>
          </table:table-cell>
          <table:table-cell table:style-name="Excel_20_Built-in_20_Normal" office:value-type="float" office:value="25.4">
            <text:p>25,4</text:p>
          </table:table-cell>
          <table:table-cell table:style-name="ce5" table:formula="of:=IF([.C105] &gt;0;[.D105]-([.C105]-[.B105]);0)" office:value-type="float" office:value="8.4">
            <text:p>8,40</text:p>
          </table:table-cell>
          <table:table-cell table:style-name="ce5" table:formula="of:=[.D105]-[.E105]" office:value-type="float" office:value="17">
            <text:p>1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4-15">
            <text:p>15.04.2017</text:p>
          </table:table-cell>
          <table:table-cell table:style-name="Excel_20_Built-in_20_Normal" office:value-type="float" office:value="41563">
            <text:p>41563</text:p>
          </table:table-cell>
          <table:table-cell table:style-name="Excel_20_Built-in_20_Normal" table:formula="of:=[.B107]" office:value-type="float" office:value="41586">
            <text:p>41586</text:p>
          </table:table-cell>
          <table:table-cell table:style-name="Excel_20_Built-in_20_Normal" office:value-type="float" office:value="26">
            <text:p>26</text:p>
          </table:table-cell>
          <table:table-cell table:style-name="ce5" table:formula="of:=IF([.C106] &gt;0;[.D106]-([.C106]-[.B106]);0)" office:value-type="float" office:value="3">
            <text:p>3,00</text:p>
          </table:table-cell>
          <table:table-cell table:style-name="ce5" table:formula="of:=[.D106]-[.E106]" office:value-type="float" office:value="23">
            <text:p>2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4-16">
            <text:p>16.04.2017</text:p>
          </table:table-cell>
          <table:table-cell table:style-name="Excel_20_Built-in_20_Normal" office:value-type="float" office:value="41586">
            <text:p>41586</text:p>
          </table:table-cell>
          <table:table-cell table:style-name="Excel_20_Built-in_20_Normal" table:formula="of:=[.B108]" office:value-type="float" office:value="41595">
            <text:p>41595</text:p>
          </table:table-cell>
          <table:table-cell table:style-name="Excel_20_Built-in_20_Normal" office:value-type="float" office:value="17">
            <text:p>17</text:p>
          </table:table-cell>
          <table:table-cell table:style-name="ce5" table:formula="of:=IF([.C107] &gt;0;[.D107]-([.C107]-[.B107]);0)" office:value-type="float" office:value="8">
            <text:p>8,00</text:p>
          </table:table-cell>
          <table:table-cell table:style-name="ce5" table:formula="of:=[.D107]-[.E107]" office:value-type="float" office:value="9">
            <text:p>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4-17">
            <text:p>17.04.2017</text:p>
          </table:table-cell>
          <table:table-cell table:style-name="Excel_20_Built-in_20_Normal" office:value-type="float" office:value="41595">
            <text:p>41595</text:p>
          </table:table-cell>
          <table:table-cell table:style-name="Excel_20_Built-in_20_Normal" table:formula="of:=[.B109]" office:value-type="float" office:value="41600">
            <text:p>41600</text:p>
          </table:table-cell>
          <table:table-cell table:style-name="Excel_20_Built-in_20_Normal" office:value-type="float" office:value="11.2">
            <text:p>11,2</text:p>
          </table:table-cell>
          <table:table-cell table:style-name="ce5" table:formula="of:=IF([.C108] &gt;0;[.D108]-([.C108]-[.B108]);0)" office:value-type="float" office:value="6.2">
            <text:p>6,20</text:p>
          </table:table-cell>
          <table:table-cell table:style-name="ce5" table:formula="of:=[.D108]-[.E108]" office:value-type="float" office:value="5">
            <text:p>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4-18">
            <text:p>18.04.2017</text:p>
          </table:table-cell>
          <table:table-cell table:style-name="Excel_20_Built-in_20_Normal" office:value-type="float" office:value="41600">
            <text:p>41600</text:p>
          </table:table-cell>
          <table:table-cell table:style-name="Excel_20_Built-in_20_Normal" table:formula="of:=[.B110]" office:value-type="float" office:value="41619">
            <text:p>41619</text:p>
          </table:table-cell>
          <table:table-cell table:style-name="Excel_20_Built-in_20_Normal" office:value-type="float" office:value="25.6">
            <text:p>25,6</text:p>
          </table:table-cell>
          <table:table-cell table:style-name="ce5" table:formula="of:=IF([.C109] &gt;0;[.D109]-([.C109]-[.B109]);0)" office:value-type="float" office:value="6.6">
            <text:p>6,60</text:p>
          </table:table-cell>
          <table:table-cell table:style-name="ce5" table:formula="of:=[.D109]-[.E109]" office:value-type="float" office:value="19">
            <text:p>1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4-19">
            <text:p>19.04.2017</text:p>
          </table:table-cell>
          <table:table-cell table:style-name="Excel_20_Built-in_20_Normal" office:value-type="float" office:value="41619">
            <text:p>41619</text:p>
          </table:table-cell>
          <table:table-cell table:style-name="Excel_20_Built-in_20_Normal" table:formula="of:=[.B111]" office:value-type="float" office:value="41640">
            <text:p>41640</text:p>
          </table:table-cell>
          <table:table-cell table:style-name="Excel_20_Built-in_20_Normal" office:value-type="float" office:value="25.8">
            <text:p>25,8</text:p>
          </table:table-cell>
          <table:table-cell table:style-name="ce5" table:formula="of:=IF([.C110] &gt;0;[.D110]-([.C110]-[.B110]);0)" office:value-type="float" office:value="4.8">
            <text:p>4,80</text:p>
          </table:table-cell>
          <table:table-cell table:style-name="ce5" table:formula="of:=[.D110]-[.E110]" office:value-type="float" office:value="21">
            <text:p>2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4-20">
            <text:p>20.04.2017</text:p>
          </table:table-cell>
          <table:table-cell table:style-name="Excel_20_Built-in_20_Normal" office:value-type="float" office:value="41640">
            <text:p>41640</text:p>
          </table:table-cell>
          <table:table-cell table:style-name="Excel_20_Built-in_20_Normal" table:formula="of:=[.B112]" office:value-type="float" office:value="41686">
            <text:p>41686</text:p>
          </table:table-cell>
          <table:table-cell table:style-name="Excel_20_Built-in_20_Normal" office:value-type="float" office:value="54.8">
            <text:p>54,8</text:p>
          </table:table-cell>
          <table:table-cell table:style-name="ce5" table:formula="of:=IF([.C111] &gt;0;[.D111]-([.C111]-[.B111]);0)" office:value-type="float" office:value="8.8">
            <text:p>8,80</text:p>
          </table:table-cell>
          <table:table-cell table:style-name="ce5" table:formula="of:=[.D111]-[.E111]" office:value-type="float" office:value="46">
            <text:p>4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4-21">
            <text:p>21.04.2017</text:p>
          </table:table-cell>
          <table:table-cell table:style-name="Excel_20_Built-in_20_Normal" office:value-type="float" office:value="41686">
            <text:p>41686</text:p>
          </table:table-cell>
          <table:table-cell table:style-name="Excel_20_Built-in_20_Normal" table:formula="of:=[.B113]" office:value-type="float" office:value="41734">
            <text:p>41734</text:p>
          </table:table-cell>
          <table:table-cell table:style-name="Excel_20_Built-in_20_Normal" office:value-type="float" office:value="60.7">
            <text:p>60,7</text:p>
          </table:table-cell>
          <table:table-cell table:style-name="ce5" table:formula="of:=IF([.C112] &gt;0;[.D112]-([.C112]-[.B112]);0)" office:value-type="float" office:value="12.7">
            <text:p>12,70</text:p>
          </table:table-cell>
          <table:table-cell table:style-name="ce5" table:formula="of:=[.D112]-[.E112]" office:value-type="float" office:value="48">
            <text:p>4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4-22">
            <text:p>22.04.2017</text:p>
          </table:table-cell>
          <table:table-cell table:style-name="Excel_20_Built-in_20_Normal" office:value-type="float" office:value="41734">
            <text:p>41734</text:p>
          </table:table-cell>
          <table:table-cell table:style-name="Excel_20_Built-in_20_Normal" table:formula="of:=[.B114]" office:value-type="float" office:value="41740">
            <text:p>41740</text:p>
          </table:table-cell>
          <table:table-cell table:style-name="Excel_20_Built-in_20_Normal" office:value-type="float" office:value="8.2">
            <text:p>8,2</text:p>
          </table:table-cell>
          <table:table-cell table:style-name="ce5" table:formula="of:=IF([.C113] &gt;0;[.D113]-([.C113]-[.B113]);0)" office:value-type="float" office:value="2.2">
            <text:p>2,20</text:p>
          </table:table-cell>
          <table:table-cell table:style-name="ce5" table:formula="of:=[.D113]-[.E113]" office:value-type="float" office:value="6">
            <text:p>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4-23">
            <text:p>23.04.2017</text:p>
          </table:table-cell>
          <table:table-cell table:style-name="Excel_20_Built-in_20_Normal" office:value-type="float" office:value="41740">
            <text:p>41740</text:p>
          </table:table-cell>
          <table:table-cell table:style-name="Excel_20_Built-in_20_Normal" table:formula="of:=[.B115]" office:value-type="float" office:value="41782">
            <text:p>41782</text:p>
          </table:table-cell>
          <table:table-cell table:style-name="Excel_20_Built-in_20_Normal" office:value-type="float" office:value="48">
            <text:p>48</text:p>
          </table:table-cell>
          <table:table-cell table:style-name="ce5" table:formula="of:=IF([.C114] &gt;0;[.D114]-([.C114]-[.B114]);0)" office:value-type="float" office:value="6">
            <text:p>6,00</text:p>
          </table:table-cell>
          <table:table-cell table:style-name="ce5" table:formula="of:=[.D114]-[.E114]" office:value-type="float" office:value="42">
            <text:p>4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4-24">
            <text:p>24.04.2017</text:p>
          </table:table-cell>
          <table:table-cell table:style-name="Excel_20_Built-in_20_Normal" office:value-type="float" office:value="41782">
            <text:p>41782</text:p>
          </table:table-cell>
          <table:table-cell table:style-name="Excel_20_Built-in_20_Normal" table:formula="of:=[.B116]" office:value-type="float" office:value="41838">
            <text:p>41838</text:p>
          </table:table-cell>
          <table:table-cell table:style-name="Excel_20_Built-in_20_Normal" office:value-type="float" office:value="63.5">
            <text:p>63,5</text:p>
          </table:table-cell>
          <table:table-cell table:style-name="ce5" table:formula="of:=IF([.C115] &gt;0;[.D115]-([.C115]-[.B115]);0)" office:value-type="float" office:value="7.5">
            <text:p>7,50</text:p>
          </table:table-cell>
          <table:table-cell table:style-name="ce5" table:formula="of:=[.D115]-[.E115]" office:value-type="float" office:value="56">
            <text:p>5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4-25">
            <text:p>25.04.2017</text:p>
          </table:table-cell>
          <table:table-cell table:style-name="Excel_20_Built-in_20_Normal" office:value-type="float" office:value="41838">
            <text:p>41838</text:p>
          </table:table-cell>
          <table:table-cell table:style-name="Excel_20_Built-in_20_Normal" table:formula="of:=[.B117]" office:value-type="float" office:value="41849">
            <text:p>41849</text:p>
          </table:table-cell>
          <table:table-cell table:style-name="Excel_20_Built-in_20_Normal" office:value-type="float" office:value="19.4">
            <text:p>19,4</text:p>
          </table:table-cell>
          <table:table-cell table:style-name="ce5" table:formula="of:=IF([.C116] &gt;0;[.D116]-([.C116]-[.B116]);0)" office:value-type="float" office:value="8.4">
            <text:p>8,40</text:p>
          </table:table-cell>
          <table:table-cell table:style-name="ce5" table:formula="of:=[.D116]-[.E116]" office:value-type="float" office:value="11">
            <text:p>1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4-26">
            <text:p>26.04.2017</text:p>
          </table:table-cell>
          <table:table-cell table:style-name="Excel_20_Built-in_20_Normal" office:value-type="float" office:value="41849">
            <text:p>41849</text:p>
          </table:table-cell>
          <table:table-cell table:style-name="Excel_20_Built-in_20_Normal" table:formula="of:=[.B118]" office:value-type="float" office:value="41857">
            <text:p>41857</text:p>
          </table:table-cell>
          <table:table-cell table:style-name="Excel_20_Built-in_20_Normal" office:value-type="float" office:value="12.7">
            <text:p>12,7</text:p>
          </table:table-cell>
          <table:table-cell table:style-name="ce5" table:formula="of:=IF([.C117] &gt;0;[.D117]-([.C117]-[.B117]);0)" office:value-type="float" office:value="4.7">
            <text:p>4,70</text:p>
          </table:table-cell>
          <table:table-cell table:style-name="ce5" table:formula="of:=[.D117]-[.E117]" office:value-type="float" office:value="8">
            <text:p>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4-27">
            <text:p>27.04.2017</text:p>
          </table:table-cell>
          <table:table-cell table:style-name="Excel_20_Built-in_20_Normal" office:value-type="float" office:value="41857">
            <text:p>41857</text:p>
          </table:table-cell>
          <table:table-cell table:style-name="Excel_20_Built-in_20_Normal" table:formula="of:=[.B119]" office:value-type="float" office:value="41866">
            <text:p>41866</text:p>
          </table:table-cell>
          <table:table-cell table:style-name="Excel_20_Built-in_20_Normal" office:value-type="float" office:value="14.9">
            <text:p>14,9</text:p>
          </table:table-cell>
          <table:table-cell table:style-name="ce5" table:formula="of:=IF([.C118] &gt;0;[.D118]-([.C118]-[.B118]);0)" office:value-type="float" office:value="5.9">
            <text:p>5,90</text:p>
          </table:table-cell>
          <table:table-cell table:style-name="ce5" table:formula="of:=[.D118]-[.E118]" office:value-type="float" office:value="9">
            <text:p>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4-28">
            <text:p>28.04.2017</text:p>
          </table:table-cell>
          <table:table-cell table:style-name="Excel_20_Built-in_20_Normal" office:value-type="float" office:value="41866">
            <text:p>41866</text:p>
          </table:table-cell>
          <table:table-cell table:style-name="Excel_20_Built-in_20_Normal" table:formula="of:=[.B120]" office:value-type="float" office:value="41879">
            <text:p>41879</text:p>
          </table:table-cell>
          <table:table-cell table:style-name="Excel_20_Built-in_20_Normal" office:value-type="float" office:value="19.4">
            <text:p>19,4</text:p>
          </table:table-cell>
          <table:table-cell table:style-name="ce5" table:formula="of:=IF([.C119] &gt;0;[.D119]-([.C119]-[.B119]);0)" office:value-type="float" office:value="6.4">
            <text:p>6,40</text:p>
          </table:table-cell>
          <table:table-cell table:style-name="ce5" table:formula="of:=[.D119]-[.E119]" office:value-type="float" office:value="13">
            <text:p>1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4-29">
            <text:p>29.04.2017</text:p>
          </table:table-cell>
          <table:table-cell table:style-name="Excel_20_Built-in_20_Normal" office:value-type="float" office:value="41879">
            <text:p>41879</text:p>
          </table:table-cell>
          <table:table-cell table:style-name="Excel_20_Built-in_20_Normal" table:formula="of:=[.B121]" office:value-type="float" office:value="41914">
            <text:p>41914</text:p>
          </table:table-cell>
          <table:table-cell table:style-name="Excel_20_Built-in_20_Normal" office:value-type="float" office:value="41.1">
            <text:p>41,1</text:p>
          </table:table-cell>
          <table:table-cell table:style-name="ce5" table:formula="of:=IF([.C120] &gt;0;[.D120]-([.C120]-[.B120]);0)" office:value-type="float" office:value="6.1">
            <text:p>6,10</text:p>
          </table:table-cell>
          <table:table-cell table:style-name="ce5" table:formula="of:=[.D120]-[.E120]" office:value-type="float" office:value="35">
            <text:p>3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4-30">
            <text:p>30.04.2017</text:p>
          </table:table-cell>
          <table:table-cell table:style-name="Excel_20_Built-in_20_Normal" office:value-type="float" office:value="41914">
            <text:p>41914</text:p>
          </table:table-cell>
          <table:table-cell table:style-name="Excel_20_Built-in_20_Normal" table:formula="of:=[.B122]" office:value-type="float" office:value="41971">
            <text:p>41971</text:p>
          </table:table-cell>
          <table:table-cell table:style-name="Excel_20_Built-in_20_Normal" office:value-type="float" office:value="66.5">
            <text:p>66,5</text:p>
          </table:table-cell>
          <table:table-cell table:style-name="ce5" table:formula="of:=IF([.C121] &gt;0;[.D121]-([.C121]-[.B121]);0)" office:value-type="float" office:value="9.5">
            <text:p>9,50</text:p>
          </table:table-cell>
          <table:table-cell table:style-name="ce5" table:formula="of:=[.D121]-[.E121]" office:value-type="float" office:value="57">
            <text:p>5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5-01">
            <text:p>01.05.2017</text:p>
          </table:table-cell>
          <table:table-cell table:style-name="Excel_20_Built-in_20_Normal" office:value-type="float" office:value="41971">
            <text:p>41971</text:p>
          </table:table-cell>
          <table:table-cell table:style-name="Excel_20_Built-in_20_Normal" table:formula="of:=[.B123]" office:value-type="float" office:value="41975">
            <text:p>41975</text:p>
          </table:table-cell>
          <table:table-cell table:style-name="Excel_20_Built-in_20_Normal" office:value-type="float" office:value="10">
            <text:p>10</text:p>
          </table:table-cell>
          <table:table-cell table:style-name="ce5" table:formula="of:=IF([.C122] &gt;0;[.D122]-([.C122]-[.B122]);0)" office:value-type="float" office:value="6">
            <text:p>6,00</text:p>
          </table:table-cell>
          <table:table-cell table:style-name="ce5" table:formula="of:=[.D122]-[.E122]" office:value-type="float" office:value="4">
            <text:p>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5-02">
            <text:p>02.05.2017</text:p>
          </table:table-cell>
          <table:table-cell table:style-name="Excel_20_Built-in_20_Normal" office:value-type="float" office:value="41975">
            <text:p>41975</text:p>
          </table:table-cell>
          <table:table-cell table:style-name="Excel_20_Built-in_20_Normal" table:formula="of:=[.B124]" office:value-type="float" office:value="42006">
            <text:p>42006</text:p>
          </table:table-cell>
          <table:table-cell table:style-name="Excel_20_Built-in_20_Normal" office:value-type="float" office:value="37.7">
            <text:p>37,7</text:p>
          </table:table-cell>
          <table:table-cell table:style-name="ce5" table:formula="of:=IF([.C123] &gt;0;[.D123]-([.C123]-[.B123]);0)" office:value-type="float" office:value="6.7">
            <text:p>6,70</text:p>
          </table:table-cell>
          <table:table-cell table:style-name="ce5" table:formula="of:=[.D123]-[.E123]" office:value-type="float" office:value="31">
            <text:p>3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5-03">
            <text:p>03.05.2017</text:p>
          </table:table-cell>
          <table:table-cell table:style-name="Excel_20_Built-in_20_Normal" office:value-type="float" office:value="42006">
            <text:p>42006</text:p>
          </table:table-cell>
          <table:table-cell table:style-name="Excel_20_Built-in_20_Normal" table:formula="of:=[.B125]" office:value-type="float" office:value="42031">
            <text:p>42031</text:p>
          </table:table-cell>
          <table:table-cell table:style-name="Excel_20_Built-in_20_Normal" office:value-type="float" office:value="30">
            <text:p>30</text:p>
          </table:table-cell>
          <table:table-cell table:style-name="ce5" table:formula="of:=IF([.C124] &gt;0;[.D124]-([.C124]-[.B124]);0)" office:value-type="float" office:value="5">
            <text:p>5,00</text:p>
          </table:table-cell>
          <table:table-cell table:style-name="ce5" table:formula="of:=[.D124]-[.E124]" office:value-type="float" office:value="25">
            <text:p>2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5-04">
            <text:p>04.05.2017</text:p>
          </table:table-cell>
          <table:table-cell table:style-name="Excel_20_Built-in_20_Normal" office:value-type="float" office:value="42031">
            <text:p>42031</text:p>
          </table:table-cell>
          <table:table-cell table:style-name="Excel_20_Built-in_20_Normal" table:formula="of:=[.B126]" office:value-type="float" office:value="42049">
            <text:p>42049</text:p>
          </table:table-cell>
          <table:table-cell table:style-name="Excel_20_Built-in_20_Normal" office:value-type="float" office:value="25">
            <text:p>25</text:p>
          </table:table-cell>
          <table:table-cell table:style-name="ce5" table:formula="of:=IF([.C125] &gt;0;[.D125]-([.C125]-[.B125]);0)" office:value-type="float" office:value="7">
            <text:p>7,00</text:p>
          </table:table-cell>
          <table:table-cell table:style-name="ce5" table:formula="of:=[.D125]-[.E125]" office:value-type="float" office:value="18">
            <text:p>1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5-05">
            <text:p>05.05.2017</text:p>
          </table:table-cell>
          <table:table-cell table:style-name="Excel_20_Built-in_20_Normal" office:value-type="float" office:value="42049">
            <text:p>42049</text:p>
          </table:table-cell>
          <table:table-cell table:style-name="Excel_20_Built-in_20_Normal" table:formula="of:=[.B127]" office:value-type="float" office:value="42075">
            <text:p>42075</text:p>
          </table:table-cell>
          <table:table-cell table:style-name="Excel_20_Built-in_20_Normal" office:value-type="float" office:value="33.1">
            <text:p>33,1</text:p>
          </table:table-cell>
          <table:table-cell table:style-name="ce5" table:formula="of:=IF([.C126] &gt;0;[.D126]-([.C126]-[.B126]);0)" office:value-type="float" office:value="7.1">
            <text:p>7,10</text:p>
          </table:table-cell>
          <table:table-cell table:style-name="ce5" table:formula="of:=[.D126]-[.E126]" office:value-type="float" office:value="26">
            <text:p>2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5-06">
            <text:p>06.05.2017</text:p>
          </table:table-cell>
          <table:table-cell table:style-name="Excel_20_Built-in_20_Normal" office:value-type="float" office:value="42075">
            <text:p>42075</text:p>
          </table:table-cell>
          <table:table-cell table:style-name="Excel_20_Built-in_20_Normal" table:formula="of:=[.B128]" office:value-type="float" office:value="42119">
            <text:p>42119</text:p>
          </table:table-cell>
          <table:table-cell table:style-name="Excel_20_Built-in_20_Normal" office:value-type="float" office:value="48.9">
            <text:p>48,9</text:p>
          </table:table-cell>
          <table:table-cell table:style-name="ce5" table:formula="of:=IF([.C127] &gt;0;[.D127]-([.C127]-[.B127]);0)" office:value-type="float" office:value="4.9">
            <text:p>4,90</text:p>
          </table:table-cell>
          <table:table-cell table:style-name="ce5" table:formula="of:=[.D127]-[.E127]" office:value-type="float" office:value="44">
            <text:p>4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5-07">
            <text:p>07.05.2017</text:p>
          </table:table-cell>
          <table:table-cell table:style-name="Excel_20_Built-in_20_Normal" office:value-type="float" office:value="42119">
            <text:p>42119</text:p>
          </table:table-cell>
          <table:table-cell table:style-name="Excel_20_Built-in_20_Normal" table:formula="of:=[.B129]" office:value-type="float" office:value="42124">
            <text:p>42124</text:p>
          </table:table-cell>
          <table:table-cell table:style-name="Excel_20_Built-in_20_Normal" office:value-type="float" office:value="12.4">
            <text:p>12,4</text:p>
          </table:table-cell>
          <table:table-cell table:style-name="ce5" table:formula="of:=IF([.C128] &gt;0;[.D128]-([.C128]-[.B128]);0)" office:value-type="float" office:value="7.4">
            <text:p>7,40</text:p>
          </table:table-cell>
          <table:table-cell table:style-name="ce5" table:formula="of:=[.D128]-[.E128]" office:value-type="float" office:value="5">
            <text:p>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5-08">
            <text:p>08.05.2017</text:p>
          </table:table-cell>
          <table:table-cell table:style-name="Excel_20_Built-in_20_Normal" office:value-type="float" office:value="42124">
            <text:p>42124</text:p>
          </table:table-cell>
          <table:table-cell table:style-name="Excel_20_Built-in_20_Normal" table:formula="of:=[.B130]" office:value-type="float" office:value="42126">
            <text:p>42126</text:p>
          </table:table-cell>
          <table:table-cell table:style-name="Excel_20_Built-in_20_Normal" office:value-type="float" office:value="4.4">
            <text:p>4,4</text:p>
          </table:table-cell>
          <table:table-cell table:style-name="ce5" table:formula="of:=IF([.C129] &gt;0;[.D129]-([.C129]-[.B129]);0)" office:value-type="float" office:value="2.4">
            <text:p>2,40</text:p>
          </table:table-cell>
          <table:table-cell table:style-name="ce5" table:formula="of:=[.D129]-[.E129]" office:value-type="float" office:value="2">
            <text:p>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5-09">
            <text:p>09.05.2017</text:p>
          </table:table-cell>
          <table:table-cell table:style-name="Excel_20_Built-in_20_Normal" office:value-type="float" office:value="42126">
            <text:p>42126</text:p>
          </table:table-cell>
          <table:table-cell table:style-name="Excel_20_Built-in_20_Normal" table:formula="of:=[.B131]" office:value-type="float" office:value="42158">
            <text:p>42158</text:p>
          </table:table-cell>
          <table:table-cell table:style-name="Excel_20_Built-in_20_Normal" office:value-type="float" office:value="38.8">
            <text:p>38,8</text:p>
          </table:table-cell>
          <table:table-cell table:style-name="ce5" table:formula="of:=IF([.C130] &gt;0;[.D130]-([.C130]-[.B130]);0)" office:value-type="float" office:value="6.8">
            <text:p>6,80</text:p>
          </table:table-cell>
          <table:table-cell table:style-name="ce5" table:formula="of:=[.D130]-[.E130]" office:value-type="float" office:value="32">
            <text:p>3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5-10">
            <text:p>10.05.2017</text:p>
          </table:table-cell>
          <table:table-cell table:style-name="Excel_20_Built-in_20_Normal" office:value-type="float" office:value="42158">
            <text:p>42158</text:p>
          </table:table-cell>
          <table:table-cell table:style-name="Excel_20_Built-in_20_Normal" table:formula="of:=[.B132]" office:value-type="float" office:value="42214">
            <text:p>42214</text:p>
          </table:table-cell>
          <table:table-cell table:style-name="Excel_20_Built-in_20_Normal" office:value-type="float" office:value="65.8">
            <text:p>65,8</text:p>
          </table:table-cell>
          <table:table-cell table:style-name="ce5" table:formula="of:=IF([.C131] &gt;0;[.D131]-([.C131]-[.B131]);0)" office:value-type="float" office:value="9.8">
            <text:p>9,80</text:p>
          </table:table-cell>
          <table:table-cell table:style-name="ce5" table:formula="of:=[.D131]-[.E131]" office:value-type="float" office:value="56">
            <text:p>5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5-11">
            <text:p>11.05.2017</text:p>
          </table:table-cell>
          <table:table-cell table:style-name="Excel_20_Built-in_20_Normal" office:value-type="float" office:value="42214">
            <text:p>42214</text:p>
          </table:table-cell>
          <table:table-cell table:style-name="Excel_20_Built-in_20_Normal" table:formula="of:=[.B133]" office:value-type="float" office:value="42244">
            <text:p>42244</text:p>
          </table:table-cell>
          <table:table-cell table:style-name="Excel_20_Built-in_20_Normal" office:value-type="float" office:value="38">
            <text:p>38</text:p>
          </table:table-cell>
          <table:table-cell table:style-name="ce5" table:formula="of:=IF([.C132] &gt;0;[.D132]-([.C132]-[.B132]);0)" office:value-type="float" office:value="8">
            <text:p>8,00</text:p>
          </table:table-cell>
          <table:table-cell table:style-name="ce5" table:formula="of:=[.D132]-[.E132]" office:value-type="float" office:value="30">
            <text:p>3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5-12">
            <text:p>12.05.2017</text:p>
          </table:table-cell>
          <table:table-cell table:style-name="Excel_20_Built-in_20_Normal" office:value-type="float" office:value="42244">
            <text:p>42244</text:p>
          </table:table-cell>
          <table:table-cell table:style-name="Excel_20_Built-in_20_Normal" table:formula="of:=[.B134]" office:value-type="float" office:value="42275">
            <text:p>42275</text:p>
          </table:table-cell>
          <table:table-cell table:style-name="Excel_20_Built-in_20_Normal" office:value-type="float" office:value="39.6">
            <text:p>39,6</text:p>
          </table:table-cell>
          <table:table-cell table:style-name="ce5" table:formula="of:=IF([.C133] &gt;0;[.D133]-([.C133]-[.B133]);0)" office:value-type="float" office:value="8.6">
            <text:p>8,60</text:p>
          </table:table-cell>
          <table:table-cell table:style-name="ce5" table:formula="of:=[.D133]-[.E133]" office:value-type="float" office:value="31">
            <text:p>3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5-13">
            <text:p>13.05.2017</text:p>
          </table:table-cell>
          <table:table-cell table:style-name="Excel_20_Built-in_20_Normal" office:value-type="float" office:value="42275">
            <text:p>42275</text:p>
          </table:table-cell>
          <table:table-cell table:style-name="Excel_20_Built-in_20_Normal" table:formula="of:=[.B135]" office:value-type="float" office:value="42317">
            <text:p>42317</text:p>
          </table:table-cell>
          <table:table-cell table:style-name="Excel_20_Built-in_20_Normal" office:value-type="float" office:value="51.8">
            <text:p>51,8</text:p>
          </table:table-cell>
          <table:table-cell table:style-name="ce5" table:formula="of:=IF([.C134] &gt;0;[.D134]-([.C134]-[.B134]);0)" office:value-type="float" office:value="9.8">
            <text:p>9,80</text:p>
          </table:table-cell>
          <table:table-cell table:style-name="ce5" table:formula="of:=[.D134]-[.E134]" office:value-type="float" office:value="42">
            <text:p>4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5-14">
            <text:p>14.05.2017</text:p>
          </table:table-cell>
          <table:table-cell table:style-name="Excel_20_Built-in_20_Normal" office:value-type="float" office:value="42317">
            <text:p>42317</text:p>
          </table:table-cell>
          <table:table-cell table:style-name="Excel_20_Built-in_20_Normal" table:formula="of:=[.B136]" office:value-type="float" office:value="42357">
            <text:p>42357</text:p>
          </table:table-cell>
          <table:table-cell table:style-name="Excel_20_Built-in_20_Normal" office:value-type="float" office:value="44">
            <text:p>44</text:p>
          </table:table-cell>
          <table:table-cell table:style-name="ce5" table:formula="of:=IF([.C135] &gt;0;[.D135]-([.C135]-[.B135]);0)" office:value-type="float" office:value="4">
            <text:p>4,00</text:p>
          </table:table-cell>
          <table:table-cell table:style-name="ce5" table:formula="of:=[.D135]-[.E135]" office:value-type="float" office:value="40">
            <text:p>4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5-15">
            <text:p>15.05.2017</text:p>
          </table:table-cell>
          <table:table-cell table:style-name="Excel_20_Built-in_20_Normal" office:value-type="float" office:value="42357">
            <text:p>42357</text:p>
          </table:table-cell>
          <table:table-cell table:style-name="Excel_20_Built-in_20_Normal" table:formula="of:=[.B137]" office:value-type="float" office:value="42405">
            <text:p>42405</text:p>
          </table:table-cell>
          <table:table-cell table:style-name="Excel_20_Built-in_20_Normal" office:value-type="float" office:value="53">
            <text:p>53</text:p>
          </table:table-cell>
          <table:table-cell table:style-name="ce5" table:formula="of:=IF([.C136] &gt;0;[.D136]-([.C136]-[.B136]);0)" office:value-type="float" office:value="5">
            <text:p>5,00</text:p>
          </table:table-cell>
          <table:table-cell table:style-name="ce5" table:formula="of:=[.D136]-[.E136]" office:value-type="float" office:value="48">
            <text:p>4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5-16">
            <text:p>16.05.2017</text:p>
          </table:table-cell>
          <table:table-cell table:style-name="Excel_20_Built-in_20_Normal" office:value-type="float" office:value="42405">
            <text:p>42405</text:p>
          </table:table-cell>
          <table:table-cell table:style-name="Excel_20_Built-in_20_Normal" table:formula="of:=[.B138]" office:value-type="float" office:value="42460">
            <text:p>42460</text:p>
          </table:table-cell>
          <table:table-cell table:style-name="Excel_20_Built-in_20_Normal" office:value-type="float" office:value="61.3">
            <text:p>61,3</text:p>
          </table:table-cell>
          <table:table-cell table:style-name="ce5" table:formula="of:=IF([.C137] &gt;0;[.D137]-([.C137]-[.B137]);0)" office:value-type="float" office:value="6.3">
            <text:p>6,30</text:p>
          </table:table-cell>
          <table:table-cell table:style-name="ce5" table:formula="of:=[.D137]-[.E137]" office:value-type="float" office:value="55">
            <text:p>5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5-17">
            <text:p>17.05.2017</text:p>
          </table:table-cell>
          <table:table-cell table:style-name="Excel_20_Built-in_20_Normal" office:value-type="float" office:value="42460">
            <text:p>42460</text:p>
          </table:table-cell>
          <table:table-cell table:style-name="Excel_20_Built-in_20_Normal" table:formula="of:=[.B139]" office:value-type="float" office:value="42515">
            <text:p>42515</text:p>
          </table:table-cell>
          <table:table-cell table:style-name="Excel_20_Built-in_20_Normal" office:value-type="float" office:value="62.5">
            <text:p>62,5</text:p>
          </table:table-cell>
          <table:table-cell table:style-name="ce5" table:formula="of:=IF([.C138] &gt;0;[.D138]-([.C138]-[.B138]);0)" office:value-type="float" office:value="7.5">
            <text:p>7,50</text:p>
          </table:table-cell>
          <table:table-cell table:style-name="ce5" table:formula="of:=[.D138]-[.E138]" office:value-type="float" office:value="55">
            <text:p>5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5-18">
            <text:p>18.05.2017</text:p>
          </table:table-cell>
          <table:table-cell table:style-name="Excel_20_Built-in_20_Normal" office:value-type="float" office:value="42515">
            <text:p>42515</text:p>
          </table:table-cell>
          <table:table-cell table:style-name="Excel_20_Built-in_20_Normal" table:formula="of:=[.B140]" office:value-type="float" office:value="42546">
            <text:p>42546</text:p>
          </table:table-cell>
          <table:table-cell table:style-name="Excel_20_Built-in_20_Normal" office:value-type="float" office:value="38.3">
            <text:p>38,3</text:p>
          </table:table-cell>
          <table:table-cell table:style-name="ce5" table:formula="of:=IF([.C139] &gt;0;[.D139]-([.C139]-[.B139]);0)" office:value-type="float" office:value="7.3">
            <text:p>7,30</text:p>
          </table:table-cell>
          <table:table-cell table:style-name="ce5" table:formula="of:=[.D139]-[.E139]" office:value-type="float" office:value="31">
            <text:p>3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5-19">
            <text:p>19.05.2017</text:p>
          </table:table-cell>
          <table:table-cell table:style-name="Excel_20_Built-in_20_Normal" office:value-type="float" office:value="42546">
            <text:p>42546</text:p>
          </table:table-cell>
          <table:table-cell table:style-name="Excel_20_Built-in_20_Normal" table:formula="of:=[.B141]" office:value-type="float" office:value="42553">
            <text:p>42553</text:p>
          </table:table-cell>
          <table:table-cell table:style-name="Excel_20_Built-in_20_Normal" office:value-type="float" office:value="11.8">
            <text:p>11,8</text:p>
          </table:table-cell>
          <table:table-cell table:style-name="ce5" table:formula="of:=IF([.C140] &gt;0;[.D140]-([.C140]-[.B140]);0)" office:value-type="float" office:value="4.8">
            <text:p>4,80</text:p>
          </table:table-cell>
          <table:table-cell table:style-name="ce5" table:formula="of:=[.D140]-[.E140]" office:value-type="float" office:value="7">
            <text:p>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5-20">
            <text:p>20.05.2017</text:p>
          </table:table-cell>
          <table:table-cell table:style-name="Excel_20_Built-in_20_Normal" office:value-type="float" office:value="42553">
            <text:p>42553</text:p>
          </table:table-cell>
          <table:table-cell table:style-name="Excel_20_Built-in_20_Normal" table:formula="of:=[.B142]" office:value-type="float" office:value="42589">
            <text:p>42589</text:p>
          </table:table-cell>
          <table:table-cell table:style-name="Excel_20_Built-in_20_Normal" office:value-type="float" office:value="46.3">
            <text:p>46,3</text:p>
          </table:table-cell>
          <table:table-cell table:style-name="ce5" table:formula="of:=IF([.C141] &gt;0;[.D141]-([.C141]-[.B141]);0)" office:value-type="float" office:value="10.3">
            <text:p>10,30</text:p>
          </table:table-cell>
          <table:table-cell table:style-name="ce5" table:formula="of:=[.D141]-[.E141]" office:value-type="float" office:value="36">
            <text:p>3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5-21">
            <text:p>21.05.2017</text:p>
          </table:table-cell>
          <table:table-cell table:style-name="Excel_20_Built-in_20_Normal" office:value-type="float" office:value="42589">
            <text:p>42589</text:p>
          </table:table-cell>
          <table:table-cell table:style-name="Excel_20_Built-in_20_Normal" table:formula="of:=[.B143]" office:value-type="float" office:value="42639">
            <text:p>42639</text:p>
          </table:table-cell>
          <table:table-cell table:style-name="Excel_20_Built-in_20_Normal" office:value-type="float" office:value="55">
            <text:p>55</text:p>
          </table:table-cell>
          <table:table-cell table:style-name="ce5" table:formula="of:=IF([.C142] &gt;0;[.D142]-([.C142]-[.B142]);0)" office:value-type="float" office:value="5">
            <text:p>5,00</text:p>
          </table:table-cell>
          <table:table-cell table:style-name="ce5" table:formula="of:=[.D142]-[.E142]" office:value-type="float" office:value="50">
            <text:p>5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5-22">
            <text:p>22.05.2017</text:p>
          </table:table-cell>
          <table:table-cell table:style-name="Excel_20_Built-in_20_Normal" office:value-type="float" office:value="42639">
            <text:p>42639</text:p>
          </table:table-cell>
          <table:table-cell table:style-name="Excel_20_Built-in_20_Normal" table:formula="of:=[.B144]" office:value-type="float" office:value="42689">
            <text:p>42689</text:p>
          </table:table-cell>
          <table:table-cell table:style-name="Excel_20_Built-in_20_Normal" office:value-type="float" office:value="59.7">
            <text:p>59,7</text:p>
          </table:table-cell>
          <table:table-cell table:style-name="ce5" table:formula="of:=IF([.C143] &gt;0;[.D143]-([.C143]-[.B143]);0)" office:value-type="float" office:value="9.7">
            <text:p>9,70</text:p>
          </table:table-cell>
          <table:table-cell table:style-name="ce5" table:formula="of:=[.D143]-[.E143]" office:value-type="float" office:value="50">
            <text:p>5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5-23">
            <text:p>23.05.2017</text:p>
          </table:table-cell>
          <table:table-cell table:style-name="Excel_20_Built-in_20_Normal" office:value-type="float" office:value="42689">
            <text:p>42689</text:p>
          </table:table-cell>
          <table:table-cell table:style-name="Excel_20_Built-in_20_Normal" table:formula="of:=[.B145]" office:value-type="float" office:value="42739">
            <text:p>42739</text:p>
          </table:table-cell>
          <table:table-cell table:style-name="Excel_20_Built-in_20_Normal" office:value-type="float" office:value="56.5">
            <text:p>56,5</text:p>
          </table:table-cell>
          <table:table-cell table:style-name="ce5" table:formula="of:=IF([.C144] &gt;0;[.D144]-([.C144]-[.B144]);0)" office:value-type="float" office:value="6.5">
            <text:p>6,50</text:p>
          </table:table-cell>
          <table:table-cell table:style-name="ce5" table:formula="of:=[.D144]-[.E144]" office:value-type="float" office:value="50">
            <text:p>5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5-24">
            <text:p>24.05.2017</text:p>
          </table:table-cell>
          <table:table-cell table:style-name="Excel_20_Built-in_20_Normal" office:value-type="float" office:value="42739">
            <text:p>42739</text:p>
          </table:table-cell>
          <table:table-cell table:style-name="Excel_20_Built-in_20_Normal" table:formula="of:=[.B146]" office:value-type="float" office:value="42779">
            <text:p>42779</text:p>
          </table:table-cell>
          <table:table-cell table:style-name="Excel_20_Built-in_20_Normal" office:value-type="float" office:value="47">
            <text:p>47</text:p>
          </table:table-cell>
          <table:table-cell table:style-name="ce5" table:formula="of:=IF([.C145] &gt;0;[.D145]-([.C145]-[.B145]);0)" office:value-type="float" office:value="7">
            <text:p>7,00</text:p>
          </table:table-cell>
          <table:table-cell table:style-name="ce5" table:formula="of:=[.D145]-[.E145]" office:value-type="float" office:value="40">
            <text:p>4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5-25">
            <text:p>25.05.2017</text:p>
          </table:table-cell>
          <table:table-cell table:style-name="Excel_20_Built-in_20_Normal" office:value-type="float" office:value="42779">
            <text:p>42779</text:p>
          </table:table-cell>
          <table:table-cell table:style-name="Excel_20_Built-in_20_Normal" table:formula="of:=[.B147]" office:value-type="float" office:value="42830">
            <text:p>42830</text:p>
          </table:table-cell>
          <table:table-cell table:style-name="Excel_20_Built-in_20_Normal" office:value-type="float" office:value="54.7">
            <text:p>54,7</text:p>
          </table:table-cell>
          <table:table-cell table:style-name="ce5" table:formula="of:=IF([.C146] &gt;0;[.D146]-([.C146]-[.B146]);0)" office:value-type="float" office:value="3.7">
            <text:p>3,70</text:p>
          </table:table-cell>
          <table:table-cell table:style-name="ce5" table:formula="of:=[.D146]-[.E146]" office:value-type="float" office:value="51">
            <text:p>5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5-26">
            <text:p>26.05.2017</text:p>
          </table:table-cell>
          <table:table-cell table:style-name="Excel_20_Built-in_20_Normal" office:value-type="float" office:value="42830">
            <text:p>42830</text:p>
          </table:table-cell>
          <table:table-cell table:style-name="Excel_20_Built-in_20_Normal" table:formula="of:=[.B148]" office:value-type="float" office:value="42884">
            <text:p>42884</text:p>
          </table:table-cell>
          <table:table-cell table:style-name="Excel_20_Built-in_20_Normal" office:value-type="float" office:value="63.5">
            <text:p>63,5</text:p>
          </table:table-cell>
          <table:table-cell table:style-name="ce5" table:formula="of:=IF([.C147] &gt;0;[.D147]-([.C147]-[.B147]);0)" office:value-type="float" office:value="9.5">
            <text:p>9,50</text:p>
          </table:table-cell>
          <table:table-cell table:style-name="ce5" table:formula="of:=[.D147]-[.E147]" office:value-type="float" office:value="54">
            <text:p>5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5-27">
            <text:p>27.05.2017</text:p>
          </table:table-cell>
          <table:table-cell table:style-name="Excel_20_Built-in_20_Normal" office:value-type="float" office:value="42884">
            <text:p>42884</text:p>
          </table:table-cell>
          <table:table-cell table:style-name="Excel_20_Built-in_20_Normal" table:formula="of:=[.B149]" office:value-type="float" office:value="42941">
            <text:p>42941</text:p>
          </table:table-cell>
          <table:table-cell table:style-name="Excel_20_Built-in_20_Normal" office:value-type="float" office:value="63">
            <text:p>63</text:p>
          </table:table-cell>
          <table:table-cell table:style-name="ce5" table:formula="of:=IF([.C148] &gt;0;[.D148]-([.C148]-[.B148]);0)" office:value-type="float" office:value="6">
            <text:p>6,00</text:p>
          </table:table-cell>
          <table:table-cell table:style-name="ce5" table:formula="of:=[.D148]-[.E148]" office:value-type="float" office:value="57">
            <text:p>5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5-28">
            <text:p>28.05.2017</text:p>
          </table:table-cell>
          <table:table-cell table:style-name="Excel_20_Built-in_20_Normal" office:value-type="float" office:value="42941">
            <text:p>42941</text:p>
          </table:table-cell>
          <table:table-cell table:style-name="Excel_20_Built-in_20_Normal" table:formula="of:=[.B150]" office:value-type="float" office:value="42991">
            <text:p>42991</text:p>
          </table:table-cell>
          <table:table-cell table:style-name="Excel_20_Built-in_20_Normal" office:value-type="float" office:value="60.5">
            <text:p>60,5</text:p>
          </table:table-cell>
          <table:table-cell table:style-name="ce5" table:formula="of:=IF([.C149] &gt;0;[.D149]-([.C149]-[.B149]);0)" office:value-type="float" office:value="10.5">
            <text:p>10,50</text:p>
          </table:table-cell>
          <table:table-cell table:style-name="ce5" table:formula="of:=[.D149]-[.E149]" office:value-type="float" office:value="50">
            <text:p>5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5-29">
            <text:p>29.05.2017</text:p>
          </table:table-cell>
          <table:table-cell table:style-name="Excel_20_Built-in_20_Normal" office:value-type="float" office:value="42991">
            <text:p>42991</text:p>
          </table:table-cell>
          <table:table-cell table:style-name="Excel_20_Built-in_20_Normal" table:formula="of:=[.B151]" office:value-type="float" office:value="43033">
            <text:p>43033</text:p>
          </table:table-cell>
          <table:table-cell table:style-name="Excel_20_Built-in_20_Normal" office:value-type="float" office:value="50.7">
            <text:p>50,7</text:p>
          </table:table-cell>
          <table:table-cell table:style-name="ce5" table:formula="of:=IF([.C150] &gt;0;[.D150]-([.C150]-[.B150]);0)" office:value-type="float" office:value="8.7">
            <text:p>8,70</text:p>
          </table:table-cell>
          <table:table-cell table:style-name="ce5" table:formula="of:=[.D150]-[.E150]" office:value-type="float" office:value="42">
            <text:p>4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5-30">
            <text:p>30.05.2017</text:p>
          </table:table-cell>
          <table:table-cell table:style-name="Excel_20_Built-in_20_Normal" office:value-type="float" office:value="43033">
            <text:p>43033</text:p>
          </table:table-cell>
          <table:table-cell table:style-name="Excel_20_Built-in_20_Normal" table:formula="of:=[.B152]" office:value-type="float" office:value="43074">
            <text:p>43074</text:p>
          </table:table-cell>
          <table:table-cell table:style-name="Excel_20_Built-in_20_Normal" office:value-type="float" office:value="45.4">
            <text:p>45,4</text:p>
          </table:table-cell>
          <table:table-cell table:style-name="ce5" table:formula="of:=IF([.C151] &gt;0;[.D151]-([.C151]-[.B151]);0)" office:value-type="float" office:value="4.4">
            <text:p>4,40</text:p>
          </table:table-cell>
          <table:table-cell table:style-name="ce5" table:formula="of:=[.D151]-[.E151]" office:value-type="float" office:value="41">
            <text:p>4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5-31">
            <text:p>31.05.2017</text:p>
          </table:table-cell>
          <table:table-cell table:style-name="Excel_20_Built-in_20_Normal" office:value-type="float" office:value="43074">
            <text:p>43074</text:p>
          </table:table-cell>
          <table:table-cell table:style-name="Excel_20_Built-in_20_Normal" table:formula="of:=[.B153]" office:value-type="float" office:value="43118">
            <text:p>43118</text:p>
          </table:table-cell>
          <table:table-cell table:style-name="Excel_20_Built-in_20_Normal" office:value-type="float" office:value="55.4">
            <text:p>55,4</text:p>
          </table:table-cell>
          <table:table-cell table:style-name="ce5" table:formula="of:=IF([.C152] &gt;0;[.D152]-([.C152]-[.B152]);0)" office:value-type="float" office:value="11.4">
            <text:p>11,40</text:p>
          </table:table-cell>
          <table:table-cell table:style-name="ce5" table:formula="of:=[.D152]-[.E152]" office:value-type="float" office:value="44">
            <text:p>4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6-01">
            <text:p>01.06.2017</text:p>
          </table:table-cell>
          <table:table-cell table:style-name="Excel_20_Built-in_20_Normal" office:value-type="float" office:value="43118">
            <text:p>43118</text:p>
          </table:table-cell>
          <table:table-cell table:style-name="Excel_20_Built-in_20_Normal" table:formula="of:=[.B154]" office:value-type="float" office:value="43174">
            <text:p>43174</text:p>
          </table:table-cell>
          <table:table-cell table:style-name="Excel_20_Built-in_20_Normal" office:value-type="float" office:value="61.7">
            <text:p>61,7</text:p>
          </table:table-cell>
          <table:table-cell table:style-name="ce5" table:formula="of:=IF([.C153] &gt;0;[.D153]-([.C153]-[.B153]);0)" office:value-type="float" office:value="5.7">
            <text:p>5,70</text:p>
          </table:table-cell>
          <table:table-cell table:style-name="ce5" table:formula="of:=[.D153]-[.E153]" office:value-type="float" office:value="56">
            <text:p>5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6-02">
            <text:p>02.06.2017</text:p>
          </table:table-cell>
          <table:table-cell table:style-name="Excel_20_Built-in_20_Normal" office:value-type="float" office:value="43174">
            <text:p>43174</text:p>
          </table:table-cell>
          <table:table-cell table:style-name="Excel_20_Built-in_20_Normal" table:formula="of:=[.B155]" office:value-type="float" office:value="43207">
            <text:p>43207</text:p>
          </table:table-cell>
          <table:table-cell table:style-name="Excel_20_Built-in_20_Normal" office:value-type="float" office:value="40.5">
            <text:p>40,5</text:p>
          </table:table-cell>
          <table:table-cell table:style-name="ce5" table:formula="of:=IF([.C154] &gt;0;[.D154]-([.C154]-[.B154]);0)" office:value-type="float" office:value="7.5">
            <text:p>7,50</text:p>
          </table:table-cell>
          <table:table-cell table:style-name="ce5" table:formula="of:=[.D154]-[.E154]" office:value-type="float" office:value="33">
            <text:p>3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6-03">
            <text:p>03.06.2017</text:p>
          </table:table-cell>
          <table:table-cell table:style-name="Excel_20_Built-in_20_Normal" office:value-type="float" office:value="43207">
            <text:p>43207</text:p>
          </table:table-cell>
          <table:table-cell table:style-name="Excel_20_Built-in_20_Normal" table:formula="of:=[.B156]" office:value-type="float" office:value="43244">
            <text:p>43244</text:p>
          </table:table-cell>
          <table:table-cell table:style-name="Excel_20_Built-in_20_Normal" office:value-type="float" office:value="45.6">
            <text:p>45,6</text:p>
          </table:table-cell>
          <table:table-cell table:style-name="ce5" table:formula="of:=IF([.C155] &gt;0;[.D155]-([.C155]-[.B155]);0)" office:value-type="float" office:value="8.6">
            <text:p>8,60</text:p>
          </table:table-cell>
          <table:table-cell table:style-name="ce5" table:formula="of:=[.D155]-[.E155]" office:value-type="float" office:value="37">
            <text:p>3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6-04">
            <text:p>04.06.2017</text:p>
          </table:table-cell>
          <table:table-cell table:style-name="Excel_20_Built-in_20_Normal" office:value-type="float" office:value="43244">
            <text:p>43244</text:p>
          </table:table-cell>
          <table:table-cell table:style-name="Excel_20_Built-in_20_Normal" table:formula="of:=[.B157]" office:value-type="float" office:value="43267">
            <text:p>43267</text:p>
          </table:table-cell>
          <table:table-cell table:style-name="Excel_20_Built-in_20_Normal" office:value-type="float" office:value="29.4">
            <text:p>29,4</text:p>
          </table:table-cell>
          <table:table-cell table:style-name="ce5" table:formula="of:=IF([.C156] &gt;0;[.D156]-([.C156]-[.B156]);0)" office:value-type="float" office:value="6.4">
            <text:p>6,40</text:p>
          </table:table-cell>
          <table:table-cell table:style-name="ce5" table:formula="of:=[.D156]-[.E156]" office:value-type="float" office:value="23">
            <text:p>2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6-05">
            <text:p>05.06.2017</text:p>
          </table:table-cell>
          <table:table-cell table:style-name="Excel_20_Built-in_20_Normal" office:value-type="float" office:value="43267">
            <text:p>43267</text:p>
          </table:table-cell>
          <table:table-cell table:style-name="Excel_20_Built-in_20_Normal" table:formula="of:=[.B158]" office:value-type="float" office:value="43284">
            <text:p>43284</text:p>
          </table:table-cell>
          <table:table-cell table:style-name="Excel_20_Built-in_20_Normal" office:value-type="float" office:value="22.4">
            <text:p>22,4</text:p>
          </table:table-cell>
          <table:table-cell table:style-name="ce5" table:formula="of:=IF([.C157] &gt;0;[.D157]-([.C157]-[.B157]);0)" office:value-type="float" office:value="5.4">
            <text:p>5,40</text:p>
          </table:table-cell>
          <table:table-cell table:style-name="ce5" table:formula="of:=[.D157]-[.E157]" office:value-type="float" office:value="17">
            <text:p>1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6-06">
            <text:p>06.06.2017</text:p>
          </table:table-cell>
          <table:table-cell table:style-name="Excel_20_Built-in_20_Normal" office:value-type="float" office:value="43284">
            <text:p>43284</text:p>
          </table:table-cell>
          <table:table-cell table:style-name="Excel_20_Built-in_20_Normal" table:formula="of:=[.B159]" office:value-type="float" office:value="43311">
            <text:p>43311</text:p>
          </table:table-cell>
          <table:table-cell table:style-name="Excel_20_Built-in_20_Normal" office:value-type="float" office:value="32.5">
            <text:p>32,5</text:p>
          </table:table-cell>
          <table:table-cell table:style-name="ce5" table:formula="of:=IF([.C158] &gt;0;[.D158]-([.C158]-[.B158]);0)" office:value-type="float" office:value="5.5">
            <text:p>5,50</text:p>
          </table:table-cell>
          <table:table-cell table:style-name="ce5" table:formula="of:=[.D158]-[.E158]" office:value-type="float" office:value="27">
            <text:p>2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6-07">
            <text:p>07.06.2017</text:p>
          </table:table-cell>
          <table:table-cell table:style-name="Excel_20_Built-in_20_Normal" office:value-type="float" office:value="43311">
            <text:p>43311</text:p>
          </table:table-cell>
          <table:table-cell table:style-name="Excel_20_Built-in_20_Normal" table:formula="of:=[.B160]" office:value-type="float" office:value="43351">
            <text:p>43351</text:p>
          </table:table-cell>
          <table:table-cell table:style-name="Excel_20_Built-in_20_Normal" office:value-type="float" office:value="45.2">
            <text:p>45,2</text:p>
          </table:table-cell>
          <table:table-cell table:style-name="ce5" table:formula="of:=IF([.C159] &gt;0;[.D159]-([.C159]-[.B159]);0)" office:value-type="float" office:value="5.2">
            <text:p>5,20</text:p>
          </table:table-cell>
          <table:table-cell table:style-name="ce5" table:formula="of:=[.D159]-[.E159]" office:value-type="float" office:value="40">
            <text:p>4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6-08">
            <text:p>08.06.2017</text:p>
          </table:table-cell>
          <table:table-cell table:style-name="Excel_20_Built-in_20_Normal" office:value-type="float" office:value="43351">
            <text:p>43351</text:p>
          </table:table-cell>
          <table:table-cell table:style-name="Excel_20_Built-in_20_Normal" table:formula="of:=[.B161]" office:value-type="float" office:value="43400">
            <text:p>43400</text:p>
          </table:table-cell>
          <table:table-cell table:style-name="Excel_20_Built-in_20_Normal" office:value-type="float" office:value="60.5">
            <text:p>60,5</text:p>
          </table:table-cell>
          <table:table-cell table:style-name="ce5" table:formula="of:=IF([.C160] &gt;0;[.D160]-([.C160]-[.B160]);0)" office:value-type="float" office:value="11.5">
            <text:p>11,50</text:p>
          </table:table-cell>
          <table:table-cell table:style-name="ce5" table:formula="of:=[.D160]-[.E160]" office:value-type="float" office:value="49">
            <text:p>4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6-09">
            <text:p>09.06.2017</text:p>
          </table:table-cell>
          <table:table-cell table:style-name="Excel_20_Built-in_20_Normal" office:value-type="float" office:value="43400">
            <text:p>43400</text:p>
          </table:table-cell>
          <table:table-cell table:style-name="Excel_20_Built-in_20_Normal" table:formula="of:=[.B162]" office:value-type="float" office:value="43432">
            <text:p>43432</text:p>
          </table:table-cell>
          <table:table-cell table:style-name="Excel_20_Built-in_20_Normal" office:value-type="float" office:value="40.2">
            <text:p>40,2</text:p>
          </table:table-cell>
          <table:table-cell table:style-name="ce5" table:formula="of:=IF([.C161] &gt;0;[.D161]-([.C161]-[.B161]);0)" office:value-type="float" office:value="8.2">
            <text:p>8,20</text:p>
          </table:table-cell>
          <table:table-cell table:style-name="ce5" table:formula="of:=[.D161]-[.E161]" office:value-type="float" office:value="32">
            <text:p>3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6-10">
            <text:p>10.06.2017</text:p>
          </table:table-cell>
          <table:table-cell table:style-name="Excel_20_Built-in_20_Normal" office:value-type="float" office:value="43432">
            <text:p>43432</text:p>
          </table:table-cell>
          <table:table-cell table:style-name="Excel_20_Built-in_20_Normal" table:formula="of:=[.B163]" office:value-type="float" office:value="43491">
            <text:p>43491</text:p>
          </table:table-cell>
          <table:table-cell table:style-name="Excel_20_Built-in_20_Normal" office:value-type="float" office:value="62.8">
            <text:p>62,8</text:p>
          </table:table-cell>
          <table:table-cell table:style-name="ce5" table:formula="of:=IF([.C162] &gt;0;[.D162]-([.C162]-[.B162]);0)" office:value-type="float" office:value="3.8">
            <text:p>3,80</text:p>
          </table:table-cell>
          <table:table-cell table:style-name="ce5" table:formula="of:=[.D162]-[.E162]" office:value-type="float" office:value="59">
            <text:p>5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6-11">
            <text:p>11.06.2017</text:p>
          </table:table-cell>
          <table:table-cell table:style-name="Excel_20_Built-in_20_Normal" office:value-type="float" office:value="43491">
            <text:p>43491</text:p>
          </table:table-cell>
          <table:table-cell table:style-name="Excel_20_Built-in_20_Normal" table:formula="of:=[.B164]" office:value-type="float" office:value="43544">
            <text:p>43544</text:p>
          </table:table-cell>
          <table:table-cell table:style-name="Excel_20_Built-in_20_Normal" office:value-type="float" office:value="60.9">
            <text:p>60,9</text:p>
          </table:table-cell>
          <table:table-cell table:style-name="ce5" table:formula="of:=IF([.C163] &gt;0;[.D163]-([.C163]-[.B163]);0)" office:value-type="float" office:value="7.9">
            <text:p>7,90</text:p>
          </table:table-cell>
          <table:table-cell table:style-name="ce5" table:formula="of:=[.D163]-[.E163]" office:value-type="float" office:value="53">
            <text:p>5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6-12">
            <text:p>12.06.2017</text:p>
          </table:table-cell>
          <table:table-cell table:style-name="Excel_20_Built-in_20_Normal" office:value-type="float" office:value="43544">
            <text:p>43544</text:p>
          </table:table-cell>
          <table:table-cell table:style-name="Excel_20_Built-in_20_Normal" table:formula="of:=[.B165]" office:value-type="float" office:value="43569">
            <text:p>43569</text:p>
          </table:table-cell>
          <table:table-cell table:style-name="Excel_20_Built-in_20_Normal" office:value-type="float" office:value="28.5">
            <text:p>28,5</text:p>
          </table:table-cell>
          <table:table-cell table:style-name="ce5" table:formula="of:=IF([.C164] &gt;0;[.D164]-([.C164]-[.B164]);0)" office:value-type="float" office:value="3.5">
            <text:p>3,50</text:p>
          </table:table-cell>
          <table:table-cell table:style-name="ce5" table:formula="of:=[.D164]-[.E164]" office:value-type="float" office:value="25">
            <text:p>2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6-13">
            <text:p>13.06.2017</text:p>
          </table:table-cell>
          <table:table-cell table:style-name="Excel_20_Built-in_20_Normal" office:value-type="float" office:value="43569">
            <text:p>43569</text:p>
          </table:table-cell>
          <table:table-cell table:style-name="Excel_20_Built-in_20_Normal" table:formula="of:=[.B166]" office:value-type="float" office:value="43619">
            <text:p>43619</text:p>
          </table:table-cell>
          <table:table-cell table:style-name="Excel_20_Built-in_20_Normal" office:value-type="float" office:value="60.2">
            <text:p>60,2</text:p>
          </table:table-cell>
          <table:table-cell table:style-name="ce5" table:formula="of:=IF([.C165] &gt;0;[.D165]-([.C165]-[.B165]);0)" office:value-type="float" office:value="10.2">
            <text:p>10,20</text:p>
          </table:table-cell>
          <table:table-cell table:style-name="ce5" table:formula="of:=[.D165]-[.E165]" office:value-type="float" office:value="50">
            <text:p>5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6-14">
            <text:p>14.06.2017</text:p>
          </table:table-cell>
          <table:table-cell table:style-name="Excel_20_Built-in_20_Normal" office:value-type="float" office:value="43619">
            <text:p>43619</text:p>
          </table:table-cell>
          <table:table-cell table:style-name="Excel_20_Built-in_20_Normal" table:formula="of:=[.B167]" office:value-type="float" office:value="43674">
            <text:p>43674</text:p>
          </table:table-cell>
          <table:table-cell table:style-name="Excel_20_Built-in_20_Normal" office:value-type="float" office:value="60.8">
            <text:p>60,8</text:p>
          </table:table-cell>
          <table:table-cell table:style-name="ce5" table:formula="of:=IF([.C166] &gt;0;[.D166]-([.C166]-[.B166]);0)" office:value-type="float" office:value="5.8">
            <text:p>5,80</text:p>
          </table:table-cell>
          <table:table-cell table:style-name="ce5" table:formula="of:=[.D166]-[.E166]" office:value-type="float" office:value="55">
            <text:p>5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6-15">
            <text:p>15.06.2017</text:p>
          </table:table-cell>
          <table:table-cell table:style-name="Excel_20_Built-in_20_Normal" office:value-type="float" office:value="43674">
            <text:p>43674</text:p>
          </table:table-cell>
          <table:table-cell table:style-name="Excel_20_Built-in_20_Normal" table:formula="of:=[.B168]" office:value-type="float" office:value="43725">
            <text:p>43725</text:p>
          </table:table-cell>
          <table:table-cell table:style-name="Excel_20_Built-in_20_Normal" office:value-type="float" office:value="58.2">
            <text:p>58,2</text:p>
          </table:table-cell>
          <table:table-cell table:style-name="ce5" table:formula="of:=IF([.C167] &gt;0;[.D167]-([.C167]-[.B167]);0)" office:value-type="float" office:value="7.2">
            <text:p>7,20</text:p>
          </table:table-cell>
          <table:table-cell table:style-name="ce5" table:formula="of:=[.D167]-[.E167]" office:value-type="float" office:value="51">
            <text:p>5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6-16">
            <text:p>16.06.2017</text:p>
          </table:table-cell>
          <table:table-cell table:style-name="Excel_20_Built-in_20_Normal" office:value-type="float" office:value="43725">
            <text:p>43725</text:p>
          </table:table-cell>
          <table:table-cell table:style-name="Excel_20_Built-in_20_Normal" table:formula="of:=[.B169]" office:value-type="float" office:value="43781">
            <text:p>43781</text:p>
          </table:table-cell>
          <table:table-cell table:style-name="Excel_20_Built-in_20_Normal" office:value-type="float" office:value="62.3">
            <text:p>62,3</text:p>
          </table:table-cell>
          <table:table-cell table:style-name="ce5" table:formula="of:=IF([.C168] &gt;0;[.D168]-([.C168]-[.B168]);0)" office:value-type="float" office:value="6.3">
            <text:p>6,30</text:p>
          </table:table-cell>
          <table:table-cell table:style-name="ce5" table:formula="of:=[.D168]-[.E168]" office:value-type="float" office:value="56">
            <text:p>5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6-17">
            <text:p>17.06.2017</text:p>
          </table:table-cell>
          <table:table-cell table:style-name="Excel_20_Built-in_20_Normal" office:value-type="float" office:value="43781">
            <text:p>43781</text:p>
          </table:table-cell>
          <table:table-cell table:style-name="Excel_20_Built-in_20_Normal" table:formula="of:=[.B170]" office:value-type="float" office:value="43826">
            <text:p>43826</text:p>
          </table:table-cell>
          <table:table-cell table:style-name="Excel_20_Built-in_20_Normal" office:value-type="float" office:value="53.6">
            <text:p>53,6</text:p>
          </table:table-cell>
          <table:table-cell table:style-name="ce5" table:formula="of:=IF([.C169] &gt;0;[.D169]-([.C169]-[.B169]);0)" office:value-type="float" office:value="8.6">
            <text:p>8,60</text:p>
          </table:table-cell>
          <table:table-cell table:style-name="ce5" table:formula="of:=[.D169]-[.E169]" office:value-type="float" office:value="45">
            <text:p>4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6-18">
            <text:p>18.06.2017</text:p>
          </table:table-cell>
          <table:table-cell table:style-name="Excel_20_Built-in_20_Normal" office:value-type="float" office:value="43826">
            <text:p>43826</text:p>
          </table:table-cell>
          <table:table-cell table:style-name="Excel_20_Built-in_20_Normal" table:formula="of:=[.B171]" office:value-type="float" office:value="43885">
            <text:p>43885</text:p>
          </table:table-cell>
          <table:table-cell table:style-name="Excel_20_Built-in_20_Normal" office:value-type="float" office:value="63.8">
            <text:p>63,8</text:p>
          </table:table-cell>
          <table:table-cell table:style-name="ce5" table:formula="of:=IF([.C170] &gt;0;[.D170]-([.C170]-[.B170]);0)" office:value-type="float" office:value="4.8">
            <text:p>4,80</text:p>
          </table:table-cell>
          <table:table-cell table:style-name="ce5" table:formula="of:=[.D170]-[.E170]" office:value-type="float" office:value="59">
            <text:p>5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6-19">
            <text:p>19.06.2017</text:p>
          </table:table-cell>
          <table:table-cell table:style-name="Excel_20_Built-in_20_Normal" office:value-type="float" office:value="43885">
            <text:p>43885</text:p>
          </table:table-cell>
          <table:table-cell table:style-name="Excel_20_Built-in_20_Normal" table:formula="of:=[.B172]" office:value-type="float" office:value="43937">
            <text:p>43937</text:p>
          </table:table-cell>
          <table:table-cell table:style-name="Excel_20_Built-in_20_Normal" office:value-type="float" office:value="61.9">
            <text:p>61,9</text:p>
          </table:table-cell>
          <table:table-cell table:style-name="ce5" table:formula="of:=IF([.C171] &gt;0;[.D171]-([.C171]-[.B171]);0)" office:value-type="float" office:value="9.9">
            <text:p>9,90</text:p>
          </table:table-cell>
          <table:table-cell table:style-name="ce5" table:formula="of:=[.D171]-[.E171]" office:value-type="float" office:value="52">
            <text:p>5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6-20">
            <text:p>20.06.2017</text:p>
          </table:table-cell>
          <table:table-cell table:style-name="Excel_20_Built-in_20_Normal" office:value-type="float" office:value="43937">
            <text:p>43937</text:p>
          </table:table-cell>
          <table:table-cell table:style-name="Excel_20_Built-in_20_Normal" table:formula="of:=[.B173]" office:value-type="float" office:value="43988">
            <text:p>43988</text:p>
          </table:table-cell>
          <table:table-cell table:style-name="Excel_20_Built-in_20_Normal" office:value-type="float" office:value="57">
            <text:p>57</text:p>
          </table:table-cell>
          <table:table-cell table:style-name="ce5" table:formula="of:=IF([.C172] &gt;0;[.D172]-([.C172]-[.B172]);0)" office:value-type="float" office:value="6">
            <text:p>6,00</text:p>
          </table:table-cell>
          <table:table-cell table:style-name="ce5" table:formula="of:=[.D172]-[.E172]" office:value-type="float" office:value="51">
            <text:p>5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6-21">
            <text:p>21.06.2017</text:p>
          </table:table-cell>
          <table:table-cell table:style-name="Excel_20_Built-in_20_Normal" office:value-type="float" office:value="43988">
            <text:p>43988</text:p>
          </table:table-cell>
          <table:table-cell table:style-name="Excel_20_Built-in_20_Normal" table:formula="of:=[.B174]" office:value-type="float" office:value="44038">
            <text:p>44038</text:p>
          </table:table-cell>
          <table:table-cell table:style-name="Excel_20_Built-in_20_Normal" office:value-type="float" office:value="57">
            <text:p>57</text:p>
          </table:table-cell>
          <table:table-cell table:style-name="ce5" table:formula="of:=IF([.C173] &gt;0;[.D173]-([.C173]-[.B173]);0)" office:value-type="float" office:value="7">
            <text:p>7,00</text:p>
          </table:table-cell>
          <table:table-cell table:style-name="ce5" table:formula="of:=[.D173]-[.E173]" office:value-type="float" office:value="50">
            <text:p>5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6-22">
            <text:p>22.06.2017</text:p>
          </table:table-cell>
          <table:table-cell table:style-name="Excel_20_Built-in_20_Normal" office:value-type="float" office:value="44038">
            <text:p>44038</text:p>
          </table:table-cell>
          <table:table-cell table:style-name="Excel_20_Built-in_20_Normal" table:formula="of:=[.B175]" office:value-type="float" office:value="44085">
            <text:p>44085</text:p>
          </table:table-cell>
          <table:table-cell table:style-name="Excel_20_Built-in_20_Normal" office:value-type="float" office:value="50.7">
            <text:p>50,7</text:p>
          </table:table-cell>
          <table:table-cell table:style-name="ce5" table:formula="of:=IF([.C174] &gt;0;[.D174]-([.C174]-[.B174]);0)" office:value-type="float" office:value="3.7">
            <text:p>3,70</text:p>
          </table:table-cell>
          <table:table-cell table:style-name="ce5" table:formula="of:=[.D174]-[.E174]" office:value-type="float" office:value="47">
            <text:p>4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6-23">
            <text:p>23.06.2017</text:p>
          </table:table-cell>
          <table:table-cell table:style-name="Excel_20_Built-in_20_Normal" office:value-type="float" office:value="44085">
            <text:p>44085</text:p>
          </table:table-cell>
          <table:table-cell table:style-name="Excel_20_Built-in_20_Normal" table:formula="of:=[.B176]" office:value-type="float" office:value="44120">
            <text:p>44120</text:p>
          </table:table-cell>
          <table:table-cell table:style-name="Excel_20_Built-in_20_Normal" office:value-type="float" office:value="44.9">
            <text:p>44,9</text:p>
          </table:table-cell>
          <table:table-cell table:style-name="ce5" table:formula="of:=IF([.C175] &gt;0;[.D175]-([.C175]-[.B175]);0)" office:value-type="float" office:value="9.9">
            <text:p>9,90</text:p>
          </table:table-cell>
          <table:table-cell table:style-name="ce5" table:formula="of:=[.D175]-[.E175]" office:value-type="float" office:value="35">
            <text:p>3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6-24">
            <text:p>24.06.2017</text:p>
          </table:table-cell>
          <table:table-cell table:style-name="Excel_20_Built-in_20_Normal" office:value-type="float" office:value="44120">
            <text:p>44120</text:p>
          </table:table-cell>
          <table:table-cell table:style-name="Excel_20_Built-in_20_Normal" table:formula="of:=[.B177]" office:value-type="float" office:value="44171">
            <text:p>44171</text:p>
          </table:table-cell>
          <table:table-cell table:style-name="Excel_20_Built-in_20_Normal" office:value-type="float" office:value="57">
            <text:p>57</text:p>
          </table:table-cell>
          <table:table-cell table:style-name="ce5" table:formula="of:=IF([.C176] &gt;0;[.D176]-([.C176]-[.B176]);0)" office:value-type="float" office:value="6">
            <text:p>6,00</text:p>
          </table:table-cell>
          <table:table-cell table:style-name="ce5" table:formula="of:=[.D176]-[.E176]" office:value-type="float" office:value="51">
            <text:p>5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6-25">
            <text:p>25.06.2017</text:p>
          </table:table-cell>
          <table:table-cell table:style-name="Excel_20_Built-in_20_Normal" office:value-type="float" office:value="44171">
            <text:p>44171</text:p>
          </table:table-cell>
          <table:table-cell table:style-name="Excel_20_Built-in_20_Normal" table:formula="of:=[.B178]" office:value-type="float" office:value="44205">
            <text:p>44205</text:p>
          </table:table-cell>
          <table:table-cell table:style-name="Excel_20_Built-in_20_Normal" office:value-type="float" office:value="37.7">
            <text:p>37,7</text:p>
          </table:table-cell>
          <table:table-cell table:style-name="ce5" table:formula="of:=IF([.C177] &gt;0;[.D177]-([.C177]-[.B177]);0)" office:value-type="float" office:value="3.7">
            <text:p>3,70</text:p>
          </table:table-cell>
          <table:table-cell table:style-name="ce5" table:formula="of:=[.D177]-[.E177]" office:value-type="float" office:value="34">
            <text:p>3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6-26">
            <text:p>26.06.2017</text:p>
          </table:table-cell>
          <table:table-cell table:style-name="Excel_20_Built-in_20_Normal" office:value-type="float" office:value="44205">
            <text:p>44205</text:p>
          </table:table-cell>
          <table:table-cell table:style-name="Excel_20_Built-in_20_Normal" table:formula="of:=[.B179]" office:value-type="float" office:value="44259">
            <text:p>44259</text:p>
          </table:table-cell>
          <table:table-cell table:style-name="Excel_20_Built-in_20_Normal" office:value-type="float" office:value="60.5">
            <text:p>60,5</text:p>
          </table:table-cell>
          <table:table-cell table:style-name="ce5" table:formula="of:=IF([.C178] &gt;0;[.D178]-([.C178]-[.B178]);0)" office:value-type="float" office:value="6.5">
            <text:p>6,50</text:p>
          </table:table-cell>
          <table:table-cell table:style-name="ce5" table:formula="of:=[.D178]-[.E178]" office:value-type="float" office:value="54">
            <text:p>5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6-27">
            <text:p>27.06.2017</text:p>
          </table:table-cell>
          <table:table-cell table:style-name="Excel_20_Built-in_20_Normal" office:value-type="float" office:value="44259">
            <text:p>44259</text:p>
          </table:table-cell>
          <table:table-cell table:style-name="Excel_20_Built-in_20_Normal" table:formula="of:=[.B180]" office:value-type="float" office:value="44299">
            <text:p>44299</text:p>
          </table:table-cell>
          <table:table-cell table:style-name="Excel_20_Built-in_20_Normal" office:value-type="float" office:value="49.3">
            <text:p>49,3</text:p>
          </table:table-cell>
          <table:table-cell table:style-name="ce5" table:formula="of:=IF([.C179] &gt;0;[.D179]-([.C179]-[.B179]);0)" office:value-type="float" office:value="9.3">
            <text:p>9,30</text:p>
          </table:table-cell>
          <table:table-cell table:style-name="ce5" table:formula="of:=[.D179]-[.E179]" office:value-type="float" office:value="40">
            <text:p>4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6-28">
            <text:p>28.06.2017</text:p>
          </table:table-cell>
          <table:table-cell table:style-name="Excel_20_Built-in_20_Normal" office:value-type="float" office:value="44299">
            <text:p>44299</text:p>
          </table:table-cell>
          <table:table-cell table:style-name="Excel_20_Built-in_20_Normal" table:formula="of:=[.B181]" office:value-type="float" office:value="44337">
            <text:p>44337</text:p>
          </table:table-cell>
          <table:table-cell table:style-name="Excel_20_Built-in_20_Normal" office:value-type="float" office:value="45.5">
            <text:p>45,5</text:p>
          </table:table-cell>
          <table:table-cell table:style-name="ce5" table:formula="of:=IF([.C180] &gt;0;[.D180]-([.C180]-[.B180]);0)" office:value-type="float" office:value="7.5">
            <text:p>7,50</text:p>
          </table:table-cell>
          <table:table-cell table:style-name="ce5" table:formula="of:=[.D180]-[.E180]" office:value-type="float" office:value="38">
            <text:p>3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6-29">
            <text:p>29.06.2017</text:p>
          </table:table-cell>
          <table:table-cell table:style-name="Excel_20_Built-in_20_Normal" office:value-type="float" office:value="44337">
            <text:p>44337</text:p>
          </table:table-cell>
          <table:table-cell table:style-name="Excel_20_Built-in_20_Normal" table:formula="of:=[.B182]" office:value-type="float" office:value="44374">
            <text:p>44374</text:p>
          </table:table-cell>
          <table:table-cell table:style-name="Excel_20_Built-in_20_Normal" office:value-type="float" office:value="44.4">
            <text:p>44,4</text:p>
          </table:table-cell>
          <table:table-cell table:style-name="ce5" table:formula="of:=IF([.C181] &gt;0;[.D181]-([.C181]-[.B181]);0)" office:value-type="float" office:value="7.4">
            <text:p>7,40</text:p>
          </table:table-cell>
          <table:table-cell table:style-name="ce5" table:formula="of:=[.D181]-[.E181]" office:value-type="float" office:value="37">
            <text:p>3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6-30">
            <text:p>30.06.2017</text:p>
          </table:table-cell>
          <table:table-cell table:style-name="Excel_20_Built-in_20_Normal" office:value-type="float" office:value="44374">
            <text:p>44374</text:p>
          </table:table-cell>
          <table:table-cell table:style-name="Excel_20_Built-in_20_Normal" table:formula="of:=[.B183]" office:value-type="float" office:value="44430">
            <text:p>44430</text:p>
          </table:table-cell>
          <table:table-cell table:style-name="Excel_20_Built-in_20_Normal" office:value-type="float" office:value="61.5">
            <text:p>61,5</text:p>
          </table:table-cell>
          <table:table-cell table:style-name="ce5" table:formula="of:=IF([.C182] &gt;0;[.D182]-([.C182]-[.B182]);0)" office:value-type="float" office:value="5.5">
            <text:p>5,50</text:p>
          </table:table-cell>
          <table:table-cell table:style-name="ce5" table:formula="of:=[.D182]-[.E182]" office:value-type="float" office:value="56">
            <text:p>5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7-01">
            <text:p>01.07.2017</text:p>
          </table:table-cell>
          <table:table-cell table:style-name="Excel_20_Built-in_20_Normal" office:value-type="float" office:value="44430">
            <text:p>44430</text:p>
          </table:table-cell>
          <table:table-cell table:style-name="Excel_20_Built-in_20_Normal" table:formula="of:=[.B184]" office:value-type="float" office:value="44470">
            <text:p>44470</text:p>
          </table:table-cell>
          <table:table-cell table:style-name="Excel_20_Built-in_20_Normal" office:value-type="float" office:value="45.1">
            <text:p>45,1</text:p>
          </table:table-cell>
          <table:table-cell table:style-name="ce5" table:formula="of:=IF([.C183] &gt;0;[.D183]-([.C183]-[.B183]);0)" office:value-type="float" office:value="5.1">
            <text:p>5,10</text:p>
          </table:table-cell>
          <table:table-cell table:style-name="ce5" table:formula="of:=[.D183]-[.E183]" office:value-type="float" office:value="40">
            <text:p>4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7-02">
            <text:p>02.07.2017</text:p>
          </table:table-cell>
          <table:table-cell table:style-name="Excel_20_Built-in_20_Normal" office:value-type="float" office:value="44470">
            <text:p>44470</text:p>
          </table:table-cell>
          <table:table-cell table:style-name="Excel_20_Built-in_20_Normal" table:formula="of:=[.B185]" office:value-type="float" office:value="44484">
            <text:p>44484</text:p>
          </table:table-cell>
          <table:table-cell table:style-name="Excel_20_Built-in_20_Normal" office:value-type="float" office:value="15.8">
            <text:p>15,8</text:p>
          </table:table-cell>
          <table:table-cell table:style-name="ce5" table:formula="of:=IF([.C184] &gt;0;[.D184]-([.C184]-[.B184]);0)" office:value-type="float" office:value="1.8">
            <text:p>1,80</text:p>
          </table:table-cell>
          <table:table-cell table:style-name="ce5" table:formula="of:=[.D184]-[.E184]" office:value-type="float" office:value="14">
            <text:p>1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7-03">
            <text:p>03.07.2017</text:p>
          </table:table-cell>
          <table:table-cell table:style-name="Excel_20_Built-in_20_Normal" office:value-type="float" office:value="44484">
            <text:p>44484</text:p>
          </table:table-cell>
          <table:table-cell table:style-name="Excel_20_Built-in_20_Normal" table:formula="of:=[.B186]" office:value-type="float" office:value="44526">
            <text:p>44526</text:p>
          </table:table-cell>
          <table:table-cell table:style-name="Excel_20_Built-in_20_Normal" office:value-type="float" office:value="49.5">
            <text:p>49,5</text:p>
          </table:table-cell>
          <table:table-cell table:style-name="ce5" table:formula="of:=IF([.C185] &gt;0;[.D185]-([.C185]-[.B185]);0)" office:value-type="float" office:value="7.5">
            <text:p>7,50</text:p>
          </table:table-cell>
          <table:table-cell table:style-name="ce5" table:formula="of:=[.D185]-[.E185]" office:value-type="float" office:value="42">
            <text:p>4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7-04">
            <text:p>04.07.2017</text:p>
          </table:table-cell>
          <table:table-cell table:style-name="Excel_20_Built-in_20_Normal" office:value-type="float" office:value="44526">
            <text:p>44526</text:p>
          </table:table-cell>
          <table:table-cell table:style-name="Excel_20_Built-in_20_Normal" table:formula="of:=[.B187]" office:value-type="float" office:value="44567">
            <text:p>44567</text:p>
          </table:table-cell>
          <table:table-cell table:style-name="Excel_20_Built-in_20_Normal" office:value-type="float" office:value="54.1">
            <text:p>54,1</text:p>
          </table:table-cell>
          <table:table-cell table:style-name="ce5" table:formula="of:=IF([.C186] &gt;0;[.D186]-([.C186]-[.B186]);0)" office:value-type="float" office:value="13.1">
            <text:p>13,10</text:p>
          </table:table-cell>
          <table:table-cell table:style-name="ce5" table:formula="of:=[.D186]-[.E186]" office:value-type="float" office:value="41">
            <text:p>4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7-05">
            <text:p>05.07.2017</text:p>
          </table:table-cell>
          <table:table-cell table:style-name="Excel_20_Built-in_20_Normal" office:value-type="float" office:value="44567">
            <text:p>44567</text:p>
          </table:table-cell>
          <table:table-cell table:style-name="Excel_20_Built-in_20_Normal" table:formula="of:=[.B188]" office:value-type="float" office:value="44617">
            <text:p>44617</text:p>
          </table:table-cell>
          <table:table-cell table:style-name="Excel_20_Built-in_20_Normal" office:value-type="float" office:value="59">
            <text:p>59</text:p>
          </table:table-cell>
          <table:table-cell table:style-name="ce5" table:formula="of:=IF([.C187] &gt;0;[.D187]-([.C187]-[.B187]);0)" office:value-type="float" office:value="9">
            <text:p>9,00</text:p>
          </table:table-cell>
          <table:table-cell table:style-name="ce5" table:formula="of:=[.D187]-[.E187]" office:value-type="float" office:value="50">
            <text:p>5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7-06">
            <text:p>06.07.2017</text:p>
          </table:table-cell>
          <table:table-cell table:style-name="Excel_20_Built-in_20_Normal" office:value-type="float" office:value="44617">
            <text:p>44617</text:p>
          </table:table-cell>
          <table:table-cell table:style-name="Excel_20_Built-in_20_Normal" table:formula="of:=[.B189]" office:value-type="float" office:value="44656">
            <text:p>44656</text:p>
          </table:table-cell>
          <table:table-cell table:style-name="Excel_20_Built-in_20_Normal" office:value-type="float" office:value="49">
            <text:p>49</text:p>
          </table:table-cell>
          <table:table-cell table:style-name="ce5" table:formula="of:=IF([.C188] &gt;0;[.D188]-([.C188]-[.B188]);0)" office:value-type="float" office:value="10">
            <text:p>10,00</text:p>
          </table:table-cell>
          <table:table-cell table:style-name="ce5" table:formula="of:=[.D188]-[.E188]" office:value-type="float" office:value="39">
            <text:p>3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7-07">
            <text:p>07.07.2017</text:p>
          </table:table-cell>
          <table:table-cell table:style-name="Excel_20_Built-in_20_Normal" office:value-type="float" office:value="44656">
            <text:p>44656</text:p>
          </table:table-cell>
          <table:table-cell table:style-name="Excel_20_Built-in_20_Normal" table:formula="of:=[.B190]" office:value-type="float" office:value="44695">
            <text:p>44695</text:p>
          </table:table-cell>
          <table:table-cell table:style-name="Excel_20_Built-in_20_Normal" office:value-type="float" office:value="46.3">
            <text:p>46,3</text:p>
          </table:table-cell>
          <table:table-cell table:style-name="ce5" table:formula="of:=IF([.C189] &gt;0;[.D189]-([.C189]-[.B189]);0)" office:value-type="float" office:value="7.3">
            <text:p>7,30</text:p>
          </table:table-cell>
          <table:table-cell table:style-name="ce5" table:formula="of:=[.D189]-[.E189]" office:value-type="float" office:value="39">
            <text:p>3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7-08">
            <text:p>08.07.2017</text:p>
          </table:table-cell>
          <table:table-cell table:style-name="Excel_20_Built-in_20_Normal" office:value-type="float" office:value="44695">
            <text:p>44695</text:p>
          </table:table-cell>
          <table:table-cell table:style-name="Excel_20_Built-in_20_Normal" table:formula="of:=[.B191]" office:value-type="float" office:value="44737">
            <text:p>44737</text:p>
          </table:table-cell>
          <table:table-cell table:style-name="Excel_20_Built-in_20_Normal" office:value-type="float" office:value="48.3">
            <text:p>48,3</text:p>
          </table:table-cell>
          <table:table-cell table:style-name="ce5" table:formula="of:=IF([.C190] &gt;0;[.D190]-([.C190]-[.B190]);0)" office:value-type="float" office:value="6.3">
            <text:p>6,30</text:p>
          </table:table-cell>
          <table:table-cell table:style-name="ce5" table:formula="of:=[.D190]-[.E190]" office:value-type="float" office:value="42">
            <text:p>4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7-09">
            <text:p>09.07.2017</text:p>
          </table:table-cell>
          <table:table-cell table:style-name="Excel_20_Built-in_20_Normal" office:value-type="float" office:value="44737">
            <text:p>44737</text:p>
          </table:table-cell>
          <table:table-cell table:style-name="Excel_20_Built-in_20_Normal" table:formula="of:=[.B192]" office:value-type="float" office:value="44764">
            <text:p>44764</text:p>
          </table:table-cell>
          <table:table-cell table:style-name="Excel_20_Built-in_20_Normal" office:value-type="float" office:value="34">
            <text:p>34</text:p>
          </table:table-cell>
          <table:table-cell table:style-name="ce5" table:formula="of:=IF([.C191] &gt;0;[.D191]-([.C191]-[.B191]);0)" office:value-type="float" office:value="7">
            <text:p>7,00</text:p>
          </table:table-cell>
          <table:table-cell table:style-name="ce5" table:formula="of:=[.D191]-[.E191]" office:value-type="float" office:value="27">
            <text:p>2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7-10">
            <text:p>10.07.2017</text:p>
          </table:table-cell>
          <table:table-cell table:style-name="Excel_20_Built-in_20_Normal" office:value-type="float" office:value="44764">
            <text:p>44764</text:p>
          </table:table-cell>
          <table:table-cell table:style-name="Excel_20_Built-in_20_Normal" table:formula="of:=[.B193]" office:value-type="float" office:value="44788">
            <text:p>44788</text:p>
          </table:table-cell>
          <table:table-cell table:style-name="Excel_20_Built-in_20_Normal" office:value-type="float" office:value="32.5">
            <text:p>32,5</text:p>
          </table:table-cell>
          <table:table-cell table:style-name="ce5" table:formula="of:=IF([.C192] &gt;0;[.D192]-([.C192]-[.B192]);0)" office:value-type="float" office:value="8.5">
            <text:p>8,50</text:p>
          </table:table-cell>
          <table:table-cell table:style-name="ce5" table:formula="of:=[.D192]-[.E192]" office:value-type="float" office:value="24">
            <text:p>2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7-11">
            <text:p>11.07.2017</text:p>
          </table:table-cell>
          <table:table-cell table:style-name="Excel_20_Built-in_20_Normal" office:value-type="float" office:value="44788">
            <text:p>44788</text:p>
          </table:table-cell>
          <table:table-cell table:style-name="Excel_20_Built-in_20_Normal" table:formula="of:=[.B194]" office:value-type="float" office:value="44818">
            <text:p>44818</text:p>
          </table:table-cell>
          <table:table-cell table:style-name="Excel_20_Built-in_20_Normal" office:value-type="float" office:value="39.6">
            <text:p>39,6</text:p>
          </table:table-cell>
          <table:table-cell table:style-name="ce5" table:formula="of:=IF([.C193] &gt;0;[.D193]-([.C193]-[.B193]);0)" office:value-type="float" office:value="9.6">
            <text:p>9,60</text:p>
          </table:table-cell>
          <table:table-cell table:style-name="ce5" table:formula="of:=[.D193]-[.E193]" office:value-type="float" office:value="30">
            <text:p>3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7-12">
            <text:p>12.07.2017</text:p>
          </table:table-cell>
          <table:table-cell table:style-name="Excel_20_Built-in_20_Normal" office:value-type="float" office:value="44818">
            <text:p>44818</text:p>
          </table:table-cell>
          <table:table-cell table:style-name="Excel_20_Built-in_20_Normal" table:formula="of:=[.B195]" office:value-type="float" office:value="44839">
            <text:p>44839</text:p>
          </table:table-cell>
          <table:table-cell table:style-name="Excel_20_Built-in_20_Normal" office:value-type="float" office:value="26.1">
            <text:p>26,1</text:p>
          </table:table-cell>
          <table:table-cell table:style-name="ce5" table:formula="of:=IF([.C194] &gt;0;[.D194]-([.C194]-[.B194]);0)" office:value-type="float" office:value="5.1">
            <text:p>5,10</text:p>
          </table:table-cell>
          <table:table-cell table:style-name="ce5" table:formula="of:=[.D194]-[.E194]" office:value-type="float" office:value="21">
            <text:p>2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7-13">
            <text:p>13.07.2017</text:p>
          </table:table-cell>
          <table:table-cell table:style-name="Excel_20_Built-in_20_Normal" office:value-type="float" office:value="44839">
            <text:p>44839</text:p>
          </table:table-cell>
          <table:table-cell table:style-name="Excel_20_Built-in_20_Normal" table:formula="of:=[.B196]" office:value-type="float" office:value="44890">
            <text:p>44890</text:p>
          </table:table-cell>
          <table:table-cell table:style-name="Excel_20_Built-in_20_Normal" office:value-type="float" office:value="65">
            <text:p>65</text:p>
          </table:table-cell>
          <table:table-cell table:style-name="ce5" table:formula="of:=IF([.C195] &gt;0;[.D195]-([.C195]-[.B195]);0)" office:value-type="float" office:value="14">
            <text:p>14,00</text:p>
          </table:table-cell>
          <table:table-cell table:style-name="ce5" table:formula="of:=[.D195]-[.E195]" office:value-type="float" office:value="51">
            <text:p>5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7-14">
            <text:p>14.07.2017</text:p>
          </table:table-cell>
          <table:table-cell table:style-name="Excel_20_Built-in_20_Normal" office:value-type="float" office:value="44890">
            <text:p>44890</text:p>
          </table:table-cell>
          <table:table-cell table:style-name="Excel_20_Built-in_20_Normal" table:formula="of:=[.B197]" office:value-type="float" office:value="44918">
            <text:p>44918</text:p>
          </table:table-cell>
          <table:table-cell table:style-name="Excel_20_Built-in_20_Normal" office:value-type="float" office:value="34">
            <text:p>34</text:p>
          </table:table-cell>
          <table:table-cell table:style-name="ce5" table:formula="of:=IF([.C196] &gt;0;[.D196]-([.C196]-[.B196]);0)" office:value-type="float" office:value="6">
            <text:p>6,00</text:p>
          </table:table-cell>
          <table:table-cell table:style-name="ce5" table:formula="of:=[.D196]-[.E196]" office:value-type="float" office:value="28">
            <text:p>2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7-15">
            <text:p>15.07.2017</text:p>
          </table:table-cell>
          <table:table-cell table:style-name="Excel_20_Built-in_20_Normal" office:value-type="float" office:value="44918">
            <text:p>44918</text:p>
          </table:table-cell>
          <table:table-cell table:style-name="Excel_20_Built-in_20_Normal" table:formula="of:=[.B198]" office:value-type="float" office:value="44953">
            <text:p>44953</text:p>
          </table:table-cell>
          <table:table-cell table:style-name="Excel_20_Built-in_20_Normal" office:value-type="float" office:value="44.8">
            <text:p>44,8</text:p>
          </table:table-cell>
          <table:table-cell table:style-name="ce5" table:formula="of:=IF([.C197] &gt;0;[.D197]-([.C197]-[.B197]);0)" office:value-type="float" office:value="9.8">
            <text:p>9,80</text:p>
          </table:table-cell>
          <table:table-cell table:style-name="ce5" table:formula="of:=[.D197]-[.E197]" office:value-type="float" office:value="35">
            <text:p>3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7-16">
            <text:p>16.07.2017</text:p>
          </table:table-cell>
          <table:table-cell table:style-name="Excel_20_Built-in_20_Normal" office:value-type="float" office:value="44953">
            <text:p>44953</text:p>
          </table:table-cell>
          <table:table-cell table:style-name="Excel_20_Built-in_20_Normal" table:formula="of:=[.B199]" office:value-type="float" office:value="45004">
            <text:p>45004</text:p>
          </table:table-cell>
          <table:table-cell table:style-name="Excel_20_Built-in_20_Normal" office:value-type="float" office:value="58.8">
            <text:p>58,8</text:p>
          </table:table-cell>
          <table:table-cell table:style-name="ce5" table:formula="of:=IF([.C198] &gt;0;[.D198]-([.C198]-[.B198]);0)" office:value-type="float" office:value="7.8">
            <text:p>7,80</text:p>
          </table:table-cell>
          <table:table-cell table:style-name="ce5" table:formula="of:=[.D198]-[.E198]" office:value-type="float" office:value="51">
            <text:p>5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7-17">
            <text:p>17.07.2017</text:p>
          </table:table-cell>
          <table:table-cell table:style-name="Excel_20_Built-in_20_Normal" office:value-type="float" office:value="45004">
            <text:p>45004</text:p>
          </table:table-cell>
          <table:table-cell table:style-name="Excel_20_Built-in_20_Normal" table:formula="of:=[.B200]" office:value-type="float" office:value="45057">
            <text:p>45057</text:p>
          </table:table-cell>
          <table:table-cell table:style-name="Excel_20_Built-in_20_Normal" office:value-type="float" office:value="60.1">
            <text:p>60,1</text:p>
          </table:table-cell>
          <table:table-cell table:style-name="ce5" table:formula="of:=IF([.C199] &gt;0;[.D199]-([.C199]-[.B199]);0)" office:value-type="float" office:value="7.1">
            <text:p>7,10</text:p>
          </table:table-cell>
          <table:table-cell table:style-name="ce5" table:formula="of:=[.D199]-[.E199]" office:value-type="float" office:value="53">
            <text:p>5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7-18">
            <text:p>18.07.2017</text:p>
          </table:table-cell>
          <table:table-cell table:style-name="Excel_20_Built-in_20_Normal" office:value-type="float" office:value="45057">
            <text:p>45057</text:p>
          </table:table-cell>
          <table:table-cell table:style-name="Excel_20_Built-in_20_Normal" table:formula="of:=[.B201]" office:value-type="float" office:value="45097">
            <text:p>45097</text:p>
          </table:table-cell>
          <table:table-cell table:style-name="Excel_20_Built-in_20_Normal" office:value-type="float" office:value="52.5">
            <text:p>52,5</text:p>
          </table:table-cell>
          <table:table-cell table:style-name="ce5" table:formula="of:=IF([.C200] &gt;0;[.D200]-([.C200]-[.B200]);0)" office:value-type="float" office:value="12.5">
            <text:p>12,50</text:p>
          </table:table-cell>
          <table:table-cell table:style-name="ce5" table:formula="of:=[.D200]-[.E200]" office:value-type="float" office:value="40">
            <text:p>4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7-19">
            <text:p>19.07.2017</text:p>
          </table:table-cell>
          <table:table-cell table:style-name="Excel_20_Built-in_20_Normal" office:value-type="float" office:value="45097">
            <text:p>45097</text:p>
          </table:table-cell>
          <table:table-cell table:style-name="Excel_20_Built-in_20_Normal" table:formula="of:=[.B202]" office:value-type="float" office:value="45144">
            <text:p>45144</text:p>
          </table:table-cell>
          <table:table-cell table:style-name="Excel_20_Built-in_20_Normal" office:value-type="float" office:value="57.1">
            <text:p>57,1</text:p>
          </table:table-cell>
          <table:table-cell table:style-name="ce5" table:formula="of:=IF([.C201] &gt;0;[.D201]-([.C201]-[.B201]);0)" office:value-type="float" office:value="10.1">
            <text:p>10,10</text:p>
          </table:table-cell>
          <table:table-cell table:style-name="ce5" table:formula="of:=[.D201]-[.E201]" office:value-type="float" office:value="47">
            <text:p>4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7-20">
            <text:p>20.07.2017</text:p>
          </table:table-cell>
          <table:table-cell table:style-name="Excel_20_Built-in_20_Normal" office:value-type="float" office:value="45144">
            <text:p>45144</text:p>
          </table:table-cell>
          <table:table-cell table:style-name="Excel_20_Built-in_20_Normal" table:formula="of:=[.B203]" office:value-type="float" office:value="45200">
            <text:p>45200</text:p>
          </table:table-cell>
          <table:table-cell table:style-name="Excel_20_Built-in_20_Normal" office:value-type="float" office:value="58">
            <text:p>58</text:p>
          </table:table-cell>
          <table:table-cell table:style-name="ce5" table:formula="of:=IF([.C202] &gt;0;[.D202]-([.C202]-[.B202]);0)" office:value-type="float" office:value="2">
            <text:p>2,00</text:p>
          </table:table-cell>
          <table:table-cell table:style-name="ce5" table:formula="of:=[.D202]-[.E202]" office:value-type="float" office:value="56">
            <text:p>5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7-21">
            <text:p>21.07.2017</text:p>
          </table:table-cell>
          <table:table-cell table:style-name="Excel_20_Built-in_20_Normal" office:value-type="float" office:value="45200">
            <text:p>45200</text:p>
          </table:table-cell>
          <table:table-cell table:style-name="Excel_20_Built-in_20_Normal" table:formula="of:=[.B204]" office:value-type="float" office:value="45220">
            <text:p>45220</text:p>
          </table:table-cell>
          <table:table-cell table:style-name="Excel_20_Built-in_20_Normal" office:value-type="float" office:value="22">
            <text:p>22</text:p>
          </table:table-cell>
          <table:table-cell table:style-name="ce5" table:formula="of:=IF([.C203] &gt;0;[.D203]-([.C203]-[.B203]);0)" office:value-type="float" office:value="2">
            <text:p>2,00</text:p>
          </table:table-cell>
          <table:table-cell table:style-name="ce5" table:formula="of:=[.D203]-[.E203]" office:value-type="float" office:value="20">
            <text:p>2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7-22">
            <text:p>22.07.2017</text:p>
          </table:table-cell>
          <table:table-cell table:style-name="Excel_20_Built-in_20_Normal" office:value-type="float" office:value="45220">
            <text:p>45220</text:p>
          </table:table-cell>
          <table:table-cell table:style-name="Excel_20_Built-in_20_Normal" table:formula="of:=[.B205]" office:value-type="float" office:value="45258">
            <text:p>45258</text:p>
          </table:table-cell>
          <table:table-cell table:style-name="Excel_20_Built-in_20_Normal" office:value-type="float" office:value="40">
            <text:p>40</text:p>
          </table:table-cell>
          <table:table-cell table:style-name="ce5" table:formula="of:=IF([.C204] &gt;0;[.D204]-([.C204]-[.B204]);0)" office:value-type="float" office:value="2">
            <text:p>2,00</text:p>
          </table:table-cell>
          <table:table-cell table:style-name="ce5" table:formula="of:=[.D204]-[.E204]" office:value-type="float" office:value="38">
            <text:p>3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7-23">
            <text:p>23.07.2017</text:p>
          </table:table-cell>
          <table:table-cell table:style-name="Excel_20_Built-in_20_Normal" office:value-type="float" office:value="45258">
            <text:p>45258</text:p>
          </table:table-cell>
          <table:table-cell table:style-name="Excel_20_Built-in_20_Normal" table:formula="of:=[.B206]" office:value-type="float" office:value="45286">
            <text:p>45286</text:p>
          </table:table-cell>
          <table:table-cell table:style-name="Excel_20_Built-in_20_Normal" office:value-type="float" office:value="30.3">
            <text:p>30,3</text:p>
          </table:table-cell>
          <table:table-cell table:style-name="ce5" table:formula="of:=IF([.C205] &gt;0;[.D205]-([.C205]-[.B205]);0)" office:value-type="float" office:value="2.3">
            <text:p>2,30</text:p>
          </table:table-cell>
          <table:table-cell table:style-name="ce5" table:formula="of:=[.D205]-[.E205]" office:value-type="float" office:value="28">
            <text:p>2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7-24">
            <text:p>24.07.2017</text:p>
          </table:table-cell>
          <table:table-cell table:style-name="Excel_20_Built-in_20_Normal" office:value-type="float" office:value="45286">
            <text:p>45286</text:p>
          </table:table-cell>
          <table:table-cell table:style-name="Excel_20_Built-in_20_Normal" table:formula="of:=[.B207]" office:value-type="float" office:value="45303">
            <text:p>45303</text:p>
          </table:table-cell>
          <table:table-cell table:style-name="Excel_20_Built-in_20_Normal" office:value-type="float" office:value="25.7">
            <text:p>25,7</text:p>
          </table:table-cell>
          <table:table-cell table:style-name="ce5" table:formula="of:=IF([.C206] &gt;0;[.D206]-([.C206]-[.B206]);0)" office:value-type="float" office:value="8.7">
            <text:p>8,70</text:p>
          </table:table-cell>
          <table:table-cell table:style-name="ce5" table:formula="of:=[.D206]-[.E206]" office:value-type="float" office:value="17">
            <text:p>1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7-25">
            <text:p>25.07.2017</text:p>
          </table:table-cell>
          <table:table-cell table:style-name="Excel_20_Built-in_20_Normal" office:value-type="float" office:value="45303">
            <text:p>45303</text:p>
          </table:table-cell>
          <table:table-cell table:style-name="Excel_20_Built-in_20_Normal" table:formula="of:=[.B208]" office:value-type="float" office:value="45313">
            <text:p>45313</text:p>
          </table:table-cell>
          <table:table-cell table:style-name="Excel_20_Built-in_20_Normal" office:value-type="float" office:value="14.8">
            <text:p>14,8</text:p>
          </table:table-cell>
          <table:table-cell table:style-name="ce5" table:formula="of:=IF([.C207] &gt;0;[.D207]-([.C207]-[.B207]);0)" office:value-type="float" office:value="4.8">
            <text:p>4,80</text:p>
          </table:table-cell>
          <table:table-cell table:style-name="ce5" table:formula="of:=[.D207]-[.E207]" office:value-type="float" office:value="10">
            <text:p>1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7-26">
            <text:p>26.07.2017</text:p>
          </table:table-cell>
          <table:table-cell table:style-name="Excel_20_Built-in_20_Normal" office:value-type="float" office:value="45313">
            <text:p>45313</text:p>
          </table:table-cell>
          <table:table-cell table:style-name="Excel_20_Built-in_20_Normal" table:formula="of:=[.B209]" office:value-type="float" office:value="45317">
            <text:p>45317</text:p>
          </table:table-cell>
          <table:table-cell table:style-name="Excel_20_Built-in_20_Normal" office:value-type="float" office:value="8.7">
            <text:p>8,7</text:p>
          </table:table-cell>
          <table:table-cell table:style-name="ce5" table:formula="of:=IF([.C208] &gt;0;[.D208]-([.C208]-[.B208]);0)" office:value-type="float" office:value="4.7">
            <text:p>4,70</text:p>
          </table:table-cell>
          <table:table-cell table:style-name="ce5" table:formula="of:=[.D208]-[.E208]" office:value-type="float" office:value="4">
            <text:p>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7-27">
            <text:p>27.07.2017</text:p>
          </table:table-cell>
          <table:table-cell table:style-name="Excel_20_Built-in_20_Normal" office:value-type="float" office:value="45317">
            <text:p>45317</text:p>
          </table:table-cell>
          <table:table-cell table:style-name="Excel_20_Built-in_20_Normal" table:formula="of:=[.B210]" office:value-type="float" office:value="45334">
            <text:p>45334</text:p>
          </table:table-cell>
          <table:table-cell table:style-name="Excel_20_Built-in_20_Normal" office:value-type="float" office:value="25.5">
            <text:p>25,5</text:p>
          </table:table-cell>
          <table:table-cell table:style-name="ce5" table:formula="of:=IF([.C209] &gt;0;[.D209]-([.C209]-[.B209]);0)" office:value-type="float" office:value="8.5">
            <text:p>8,50</text:p>
          </table:table-cell>
          <table:table-cell table:style-name="ce5" table:formula="of:=[.D209]-[.E209]" office:value-type="float" office:value="17">
            <text:p>1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7-28">
            <text:p>28.07.2017</text:p>
          </table:table-cell>
          <table:table-cell table:style-name="Excel_20_Built-in_20_Normal" office:value-type="float" office:value="45334">
            <text:p>45334</text:p>
          </table:table-cell>
          <table:table-cell table:style-name="Excel_20_Built-in_20_Normal" table:formula="of:=[.B211]" office:value-type="float" office:value="45378">
            <text:p>45378</text:p>
          </table:table-cell>
          <table:table-cell table:style-name="Excel_20_Built-in_20_Normal" office:value-type="float" office:value="53.2">
            <text:p>53,2</text:p>
          </table:table-cell>
          <table:table-cell table:style-name="ce5" table:formula="of:=IF([.C210] &gt;0;[.D210]-([.C210]-[.B210]);0)" office:value-type="float" office:value="9.2">
            <text:p>9,20</text:p>
          </table:table-cell>
          <table:table-cell table:style-name="ce5" table:formula="of:=[.D210]-[.E210]" office:value-type="float" office:value="44">
            <text:p>4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7-29">
            <text:p>29.07.2017</text:p>
          </table:table-cell>
          <table:table-cell table:style-name="Excel_20_Built-in_20_Normal" office:value-type="float" office:value="45378">
            <text:p>45378</text:p>
          </table:table-cell>
          <table:table-cell table:style-name="Excel_20_Built-in_20_Normal" table:formula="of:=[.B212]" office:value-type="float" office:value="45428">
            <text:p>45428</text:p>
          </table:table-cell>
          <table:table-cell table:style-name="Excel_20_Built-in_20_Normal" office:value-type="float" office:value="58">
            <text:p>58</text:p>
          </table:table-cell>
          <table:table-cell table:style-name="ce5" table:formula="of:=IF([.C211] &gt;0;[.D211]-([.C211]-[.B211]);0)" office:value-type="float" office:value="8">
            <text:p>8,00</text:p>
          </table:table-cell>
          <table:table-cell table:style-name="ce5" table:formula="of:=[.D211]-[.E211]" office:value-type="float" office:value="50">
            <text:p>5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7-30">
            <text:p>30.07.2017</text:p>
          </table:table-cell>
          <table:table-cell table:style-name="Excel_20_Built-in_20_Normal" office:value-type="float" office:value="45428">
            <text:p>45428</text:p>
          </table:table-cell>
          <table:table-cell table:style-name="Excel_20_Built-in_20_Normal" table:formula="of:=[.B213]" office:value-type="float" office:value="45467">
            <text:p>45467</text:p>
          </table:table-cell>
          <table:table-cell table:style-name="Excel_20_Built-in_20_Normal" office:value-type="float" office:value="48.6">
            <text:p>48,6</text:p>
          </table:table-cell>
          <table:table-cell table:style-name="ce5" table:formula="of:=IF([.C212] &gt;0;[.D212]-([.C212]-[.B212]);0)" office:value-type="float" office:value="9.6">
            <text:p>9,60</text:p>
          </table:table-cell>
          <table:table-cell table:style-name="ce5" table:formula="of:=[.D212]-[.E212]" office:value-type="float" office:value="39">
            <text:p>3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7-31">
            <text:p>31.07.2017</text:p>
          </table:table-cell>
          <table:table-cell table:style-name="Excel_20_Built-in_20_Normal" office:value-type="float" office:value="45467">
            <text:p>45467</text:p>
          </table:table-cell>
          <table:table-cell table:style-name="Excel_20_Built-in_20_Normal" table:formula="of:=[.B214]" office:value-type="float" office:value="45499">
            <text:p>45499</text:p>
          </table:table-cell>
          <table:table-cell table:style-name="Excel_20_Built-in_20_Normal" office:value-type="float" office:value="38.3">
            <text:p>38,3</text:p>
          </table:table-cell>
          <table:table-cell table:style-name="ce5" table:formula="of:=IF([.C213] &gt;0;[.D213]-([.C213]-[.B213]);0)" office:value-type="float" office:value="6.3">
            <text:p>6,30</text:p>
          </table:table-cell>
          <table:table-cell table:style-name="ce5" table:formula="of:=[.D213]-[.E213]" office:value-type="float" office:value="32">
            <text:p>3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8-01">
            <text:p>01.08.2017</text:p>
          </table:table-cell>
          <table:table-cell table:style-name="Excel_20_Built-in_20_Normal" office:value-type="float" office:value="45499">
            <text:p>45499</text:p>
          </table:table-cell>
          <table:table-cell table:style-name="Excel_20_Built-in_20_Normal" table:formula="of:=[.B215]" office:value-type="float" office:value="45542">
            <text:p>45542</text:p>
          </table:table-cell>
          <table:table-cell table:style-name="Excel_20_Built-in_20_Normal" office:value-type="float" office:value="48.6">
            <text:p>48,6</text:p>
          </table:table-cell>
          <table:table-cell table:style-name="ce5" table:formula="of:=IF([.C214] &gt;0;[.D214]-([.C214]-[.B214]);0)" office:value-type="float" office:value="5.6">
            <text:p>5,60</text:p>
          </table:table-cell>
          <table:table-cell table:style-name="ce5" table:formula="of:=[.D214]-[.E214]" office:value-type="float" office:value="43">
            <text:p>4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8-02">
            <text:p>02.08.2017</text:p>
          </table:table-cell>
          <table:table-cell table:style-name="Excel_20_Built-in_20_Normal" office:value-type="float" office:value="45542">
            <text:p>45542</text:p>
          </table:table-cell>
          <table:table-cell table:style-name="Excel_20_Built-in_20_Normal" table:formula="of:=[.B216]" office:value-type="float" office:value="45590">
            <text:p>45590</text:p>
          </table:table-cell>
          <table:table-cell table:style-name="Excel_20_Built-in_20_Normal" office:value-type="float" office:value="51.2">
            <text:p>51,2</text:p>
          </table:table-cell>
          <table:table-cell table:style-name="ce5" table:formula="of:=IF([.C215] &gt;0;[.D215]-([.C215]-[.B215]);0)" office:value-type="float" office:value="3.2">
            <text:p>3,20</text:p>
          </table:table-cell>
          <table:table-cell table:style-name="ce5" table:formula="of:=[.D215]-[.E215]" office:value-type="float" office:value="48">
            <text:p>4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8-03">
            <text:p>03.08.2017</text:p>
          </table:table-cell>
          <table:table-cell table:style-name="Excel_20_Built-in_20_Normal" office:value-type="float" office:value="45590">
            <text:p>45590</text:p>
          </table:table-cell>
          <table:table-cell table:style-name="Excel_20_Built-in_20_Normal" table:formula="of:=[.B217]" office:value-type="float" office:value="45613">
            <text:p>45613</text:p>
          </table:table-cell>
          <table:table-cell table:style-name="Excel_20_Built-in_20_Normal" office:value-type="float" office:value="27.7">
            <text:p>27,7</text:p>
          </table:table-cell>
          <table:table-cell table:style-name="ce5" table:formula="of:=IF([.C216] &gt;0;[.D216]-([.C216]-[.B216]);0)" office:value-type="float" office:value="4.7">
            <text:p>4,70</text:p>
          </table:table-cell>
          <table:table-cell table:style-name="ce5" table:formula="of:=[.D216]-[.E216]" office:value-type="float" office:value="23">
            <text:p>2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8-04">
            <text:p>04.08.2017</text:p>
          </table:table-cell>
          <table:table-cell table:style-name="Excel_20_Built-in_20_Normal" office:value-type="float" office:value="45613">
            <text:p>45613</text:p>
          </table:table-cell>
          <table:table-cell table:style-name="Excel_20_Built-in_20_Normal" table:formula="of:=[.B218]" office:value-type="float" office:value="45643">
            <text:p>45643</text:p>
          </table:table-cell>
          <table:table-cell table:style-name="Excel_20_Built-in_20_Normal" office:value-type="float" office:value="33.1">
            <text:p>33,1</text:p>
          </table:table-cell>
          <table:table-cell table:style-name="ce5" table:formula="of:=IF([.C217] &gt;0;[.D217]-([.C217]-[.B217]);0)" office:value-type="float" office:value="3.1">
            <text:p>3,10</text:p>
          </table:table-cell>
          <table:table-cell table:style-name="ce5" table:formula="of:=[.D217]-[.E217]" office:value-type="float" office:value="30">
            <text:p>3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8-05">
            <text:p>05.08.2017</text:p>
          </table:table-cell>
          <table:table-cell table:style-name="Excel_20_Built-in_20_Normal" office:value-type="float" office:value="45643">
            <text:p>45643</text:p>
          </table:table-cell>
          <table:table-cell table:style-name="Excel_20_Built-in_20_Normal" table:formula="of:=[.B219]" office:value-type="float" office:value="45678">
            <text:p>45678</text:p>
          </table:table-cell>
          <table:table-cell table:style-name="Excel_20_Built-in_20_Normal" office:value-type="float" office:value="40.6">
            <text:p>40,6</text:p>
          </table:table-cell>
          <table:table-cell table:style-name="ce5" table:formula="of:=IF([.C218] &gt;0;[.D218]-([.C218]-[.B218]);0)" office:value-type="float" office:value="5.6">
            <text:p>5,60</text:p>
          </table:table-cell>
          <table:table-cell table:style-name="ce5" table:formula="of:=[.D218]-[.E218]" office:value-type="float" office:value="35">
            <text:p>3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8-06">
            <text:p>06.08.2017</text:p>
          </table:table-cell>
          <table:table-cell table:style-name="Excel_20_Built-in_20_Normal" office:value-type="float" office:value="45678">
            <text:p>45678</text:p>
          </table:table-cell>
          <table:table-cell table:style-name="Excel_20_Built-in_20_Normal" table:formula="of:=[.B220]" office:value-type="float" office:value="45711">
            <text:p>45711</text:p>
          </table:table-cell>
          <table:table-cell table:style-name="Excel_20_Built-in_20_Normal" office:value-type="float" office:value="41.5">
            <text:p>41,5</text:p>
          </table:table-cell>
          <table:table-cell table:style-name="ce5" table:formula="of:=IF([.C219] &gt;0;[.D219]-([.C219]-[.B219]);0)" office:value-type="float" office:value="8.5">
            <text:p>8,50</text:p>
          </table:table-cell>
          <table:table-cell table:style-name="ce5" table:formula="of:=[.D219]-[.E219]" office:value-type="float" office:value="33">
            <text:p>3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8-07">
            <text:p>07.08.2017</text:p>
          </table:table-cell>
          <table:table-cell table:style-name="Excel_20_Built-in_20_Normal" office:value-type="float" office:value="45711">
            <text:p>45711</text:p>
          </table:table-cell>
          <table:table-cell table:style-name="Excel_20_Built-in_20_Normal" table:formula="of:=[.B221]" office:value-type="float" office:value="45768">
            <text:p>45768</text:p>
          </table:table-cell>
          <table:table-cell table:style-name="Excel_20_Built-in_20_Normal" office:value-type="float" office:value="61.7">
            <text:p>61,7</text:p>
          </table:table-cell>
          <table:table-cell table:style-name="ce5" table:formula="of:=IF([.C220] &gt;0;[.D220]-([.C220]-[.B220]);0)" office:value-type="float" office:value="4.7">
            <text:p>4,70</text:p>
          </table:table-cell>
          <table:table-cell table:style-name="ce5" table:formula="of:=[.D220]-[.E220]" office:value-type="float" office:value="57">
            <text:p>5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8-08">
            <text:p>08.08.2017</text:p>
          </table:table-cell>
          <table:table-cell table:style-name="Excel_20_Built-in_20_Normal" office:value-type="float" office:value="45768">
            <text:p>45768</text:p>
          </table:table-cell>
          <table:table-cell table:style-name="Excel_20_Built-in_20_Normal" table:formula="of:=[.B222]" office:value-type="float" office:value="45790">
            <text:p>45790</text:p>
          </table:table-cell>
          <table:table-cell table:style-name="Excel_20_Built-in_20_Normal" office:value-type="float" office:value="25.3">
            <text:p>25,3</text:p>
          </table:table-cell>
          <table:table-cell table:style-name="ce5" table:formula="of:=IF([.C221] &gt;0;[.D221]-([.C221]-[.B221]);0)" office:value-type="float" office:value="3.3">
            <text:p>3,30</text:p>
          </table:table-cell>
          <table:table-cell table:style-name="ce5" table:formula="of:=[.D221]-[.E221]" office:value-type="float" office:value="22">
            <text:p>2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8-09">
            <text:p>09.08.2017</text:p>
          </table:table-cell>
          <table:table-cell table:style-name="Excel_20_Built-in_20_Normal" office:value-type="float" office:value="45790">
            <text:p>45790</text:p>
          </table:table-cell>
          <table:table-cell table:style-name="Excel_20_Built-in_20_Normal" table:formula="of:=[.B223]" office:value-type="float" office:value="45815">
            <text:p>45815</text:p>
          </table:table-cell>
          <table:table-cell table:style-name="Excel_20_Built-in_20_Normal" office:value-type="float" office:value="27.5">
            <text:p>27,5</text:p>
          </table:table-cell>
          <table:table-cell table:style-name="ce5" table:formula="of:=IF([.C222] &gt;0;[.D222]-([.C222]-[.B222]);0)" office:value-type="float" office:value="2.5">
            <text:p>2,50</text:p>
          </table:table-cell>
          <table:table-cell table:style-name="ce5" table:formula="of:=[.D222]-[.E222]" office:value-type="float" office:value="25">
            <text:p>2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8-10">
            <text:p>10.08.2017</text:p>
          </table:table-cell>
          <table:table-cell table:style-name="Excel_20_Built-in_20_Normal" office:value-type="float" office:value="45815">
            <text:p>45815</text:p>
          </table:table-cell>
          <table:table-cell table:style-name="Excel_20_Built-in_20_Normal" table:formula="of:=[.B224]" office:value-type="float" office:value="45816">
            <text:p>45816</text:p>
          </table:table-cell>
          <table:table-cell table:style-name="Excel_20_Built-in_20_Normal" office:value-type="float" office:value="3.6">
            <text:p>3,6</text:p>
          </table:table-cell>
          <table:table-cell table:style-name="ce5" table:formula="of:=IF([.C223] &gt;0;[.D223]-([.C223]-[.B223]);0)" office:value-type="float" office:value="2.6">
            <text:p>2,60</text:p>
          </table:table-cell>
          <table:table-cell table:style-name="ce5" table:formula="of:=[.D223]-[.E223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8-11">
            <text:p>11.08.2017</text:p>
          </table:table-cell>
          <table:table-cell table:style-name="Excel_20_Built-in_20_Normal" office:value-type="float" office:value="45816">
            <text:p>45816</text:p>
          </table:table-cell>
          <table:table-cell table:style-name="Excel_20_Built-in_20_Normal" table:formula="of:=[.B225]" office:value-type="float" office:value="45828">
            <text:p>45828</text:p>
          </table:table-cell>
          <table:table-cell table:style-name="Excel_20_Built-in_20_Normal" office:value-type="float" office:value="14.4">
            <text:p>14,4</text:p>
          </table:table-cell>
          <table:table-cell table:style-name="ce5" table:formula="of:=IF([.C224] &gt;0;[.D224]-([.C224]-[.B224]);0)" office:value-type="float" office:value="2.4">
            <text:p>2,40</text:p>
          </table:table-cell>
          <table:table-cell table:style-name="ce5" table:formula="of:=[.D224]-[.E224]" office:value-type="float" office:value="12">
            <text:p>1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8-12">
            <text:p>12.08.2017</text:p>
          </table:table-cell>
          <table:table-cell table:style-name="Excel_20_Built-in_20_Normal" office:value-type="float" office:value="45828">
            <text:p>45828</text:p>
          </table:table-cell>
          <table:table-cell table:style-name="Excel_20_Built-in_20_Normal" table:formula="of:=[.B226]" office:value-type="float" office:value="45852">
            <text:p>45852</text:p>
          </table:table-cell>
          <table:table-cell table:style-name="Excel_20_Built-in_20_Normal" office:value-type="float" office:value="27.1">
            <text:p>27,1</text:p>
          </table:table-cell>
          <table:table-cell table:style-name="ce5" table:formula="of:=IF([.C225] &gt;0;[.D225]-([.C225]-[.B225]);0)" office:value-type="float" office:value="3.1">
            <text:p>3,10</text:p>
          </table:table-cell>
          <table:table-cell table:style-name="ce5" table:formula="of:=[.D225]-[.E225]" office:value-type="float" office:value="24">
            <text:p>2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8-13">
            <text:p>13.08.2017</text:p>
          </table:table-cell>
          <table:table-cell table:style-name="Excel_20_Built-in_20_Normal" office:value-type="float" office:value="45852">
            <text:p>45852</text:p>
          </table:table-cell>
          <table:table-cell table:style-name="Excel_20_Built-in_20_Normal" table:formula="of:=[.B227]" office:value-type="float" office:value="45897">
            <text:p>45897</text:p>
          </table:table-cell>
          <table:table-cell table:style-name="Excel_20_Built-in_20_Normal" office:value-type="float" office:value="47.7">
            <text:p>47,7</text:p>
          </table:table-cell>
          <table:table-cell table:style-name="ce5" table:formula="of:=IF([.C226] &gt;0;[.D226]-([.C226]-[.B226]);0)" office:value-type="float" office:value="2.7">
            <text:p>2,70</text:p>
          </table:table-cell>
          <table:table-cell table:style-name="ce5" table:formula="of:=[.D226]-[.E226]" office:value-type="float" office:value="45">
            <text:p>4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8-14">
            <text:p>14.08.2017</text:p>
          </table:table-cell>
          <table:table-cell table:style-name="Excel_20_Built-in_20_Normal" office:value-type="float" office:value="45897">
            <text:p>45897</text:p>
          </table:table-cell>
          <table:table-cell table:style-name="Excel_20_Built-in_20_Normal" table:formula="of:=[.B228]" office:value-type="float" office:value="45943">
            <text:p>45943</text:p>
          </table:table-cell>
          <table:table-cell table:style-name="Excel_20_Built-in_20_Normal" office:value-type="float" office:value="51.9">
            <text:p>51,9</text:p>
          </table:table-cell>
          <table:table-cell table:style-name="ce5" table:formula="of:=IF([.C227] &gt;0;[.D227]-([.C227]-[.B227]);0)" office:value-type="float" office:value="5.9">
            <text:p>5,90</text:p>
          </table:table-cell>
          <table:table-cell table:style-name="ce5" table:formula="of:=[.D227]-[.E227]" office:value-type="float" office:value="46">
            <text:p>4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8-15">
            <text:p>15.08.2017</text:p>
          </table:table-cell>
          <table:table-cell table:style-name="Excel_20_Built-in_20_Normal" office:value-type="float" office:value="45943">
            <text:p>45943</text:p>
          </table:table-cell>
          <table:table-cell table:style-name="Excel_20_Built-in_20_Normal" table:formula="of:=[.B229]" office:value-type="float" office:value="45988">
            <text:p>45988</text:p>
          </table:table-cell>
          <table:table-cell table:style-name="Excel_20_Built-in_20_Normal" office:value-type="float" office:value="51.8">
            <text:p>51,8</text:p>
          </table:table-cell>
          <table:table-cell table:style-name="ce5" table:formula="of:=IF([.C228] &gt;0;[.D228]-([.C228]-[.B228]);0)" office:value-type="float" office:value="6.8">
            <text:p>6,80</text:p>
          </table:table-cell>
          <table:table-cell table:style-name="ce5" table:formula="of:=[.D228]-[.E228]" office:value-type="float" office:value="45">
            <text:p>4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8-16">
            <text:p>16.08.2017</text:p>
          </table:table-cell>
          <table:table-cell table:style-name="Excel_20_Built-in_20_Normal" office:value-type="float" office:value="45988">
            <text:p>45988</text:p>
          </table:table-cell>
          <table:table-cell table:style-name="Excel_20_Built-in_20_Normal" table:formula="of:=[.B230]" office:value-type="float" office:value="46029">
            <text:p>46029</text:p>
          </table:table-cell>
          <table:table-cell table:style-name="Excel_20_Built-in_20_Normal" office:value-type="float" office:value="44.9">
            <text:p>44,9</text:p>
          </table:table-cell>
          <table:table-cell table:style-name="ce5" table:formula="of:=IF([.C229] &gt;0;[.D229]-([.C229]-[.B229]);0)" office:value-type="float" office:value="3.9">
            <text:p>3,90</text:p>
          </table:table-cell>
          <table:table-cell table:style-name="ce5" table:formula="of:=[.D229]-[.E229]" office:value-type="float" office:value="41">
            <text:p>4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8-17">
            <text:p>17.08.2017</text:p>
          </table:table-cell>
          <table:table-cell table:style-name="Excel_20_Built-in_20_Normal" office:value-type="float" office:value="46029">
            <text:p>46029</text:p>
          </table:table-cell>
          <table:table-cell table:style-name="Excel_20_Built-in_20_Normal" table:formula="of:=[.B231]" office:value-type="float" office:value="46072">
            <text:p>46072</text:p>
          </table:table-cell>
          <table:table-cell table:style-name="Excel_20_Built-in_20_Normal" office:value-type="float" office:value="48.3">
            <text:p>48,3</text:p>
          </table:table-cell>
          <table:table-cell table:style-name="ce5" table:formula="of:=IF([.C230] &gt;0;[.D230]-([.C230]-[.B230]);0)" office:value-type="float" office:value="5.3">
            <text:p>5,30</text:p>
          </table:table-cell>
          <table:table-cell table:style-name="ce5" table:formula="of:=[.D230]-[.E230]" office:value-type="float" office:value="43">
            <text:p>4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8-18">
            <text:p>18.08.2017</text:p>
          </table:table-cell>
          <table:table-cell table:style-name="Excel_20_Built-in_20_Normal" office:value-type="float" office:value="46072">
            <text:p>46072</text:p>
          </table:table-cell>
          <table:table-cell table:style-name="Excel_20_Built-in_20_Normal" table:formula="of:=[.B232]" office:value-type="float" office:value="46101">
            <text:p>46101</text:p>
          </table:table-cell>
          <table:table-cell table:style-name="Excel_20_Built-in_20_Normal" office:value-type="float" office:value="40">
            <text:p>40</text:p>
          </table:table-cell>
          <table:table-cell table:style-name="ce5" table:formula="of:=IF([.C231] &gt;0;[.D231]-([.C231]-[.B231]);0)" office:value-type="float" office:value="11">
            <text:p>11,00</text:p>
          </table:table-cell>
          <table:table-cell table:style-name="ce5" table:formula="of:=[.D231]-[.E231]" office:value-type="float" office:value="29">
            <text:p>2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8-19">
            <text:p>19.08.2017</text:p>
          </table:table-cell>
          <table:table-cell table:style-name="Excel_20_Built-in_20_Normal" office:value-type="float" office:value="46101">
            <text:p>46101</text:p>
          </table:table-cell>
          <table:table-cell table:style-name="Excel_20_Built-in_20_Normal" table:formula="of:=[.B233]" office:value-type="float" office:value="46140">
            <text:p>46140</text:p>
          </table:table-cell>
          <table:table-cell table:style-name="Excel_20_Built-in_20_Normal" office:value-type="float" office:value="42.3">
            <text:p>42,3</text:p>
          </table:table-cell>
          <table:table-cell table:style-name="ce5" table:formula="of:=IF([.C232] &gt;0;[.D232]-([.C232]-[.B232]);0)" office:value-type="float" office:value="3.3">
            <text:p>3,30</text:p>
          </table:table-cell>
          <table:table-cell table:style-name="ce5" table:formula="of:=[.D232]-[.E232]" office:value-type="float" office:value="39">
            <text:p>3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8-20">
            <text:p>20.08.2017</text:p>
          </table:table-cell>
          <table:table-cell table:style-name="Excel_20_Built-in_20_Normal" office:value-type="float" office:value="46140">
            <text:p>46140</text:p>
          </table:table-cell>
          <table:table-cell table:style-name="Excel_20_Built-in_20_Normal" table:formula="of:=[.B234]" office:value-type="float" office:value="46179">
            <text:p>46179</text:p>
          </table:table-cell>
          <table:table-cell table:style-name="Excel_20_Built-in_20_Normal" office:value-type="float" office:value="42.1">
            <text:p>42,1</text:p>
          </table:table-cell>
          <table:table-cell table:style-name="ce5" table:formula="of:=IF([.C233] &gt;0;[.D233]-([.C233]-[.B233]);0)" office:value-type="float" office:value="3.1">
            <text:p>3,10</text:p>
          </table:table-cell>
          <table:table-cell table:style-name="ce5" table:formula="of:=[.D233]-[.E233]" office:value-type="float" office:value="39">
            <text:p>3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8-21">
            <text:p>21.08.2017</text:p>
          </table:table-cell>
          <table:table-cell table:style-name="Excel_20_Built-in_20_Normal" office:value-type="float" office:value="46179">
            <text:p>46179</text:p>
          </table:table-cell>
          <table:table-cell table:style-name="Excel_20_Built-in_20_Normal" table:formula="of:=[.B235]" office:value-type="float" office:value="46228">
            <text:p>46228</text:p>
          </table:table-cell>
          <table:table-cell table:style-name="Excel_20_Built-in_20_Normal" office:value-type="float" office:value="56">
            <text:p>56</text:p>
          </table:table-cell>
          <table:table-cell table:style-name="ce5" table:formula="of:=IF([.C234] &gt;0;[.D234]-([.C234]-[.B234]);0)" office:value-type="float" office:value="7">
            <text:p>7,00</text:p>
          </table:table-cell>
          <table:table-cell table:style-name="ce5" table:formula="of:=[.D234]-[.E234]" office:value-type="float" office:value="49">
            <text:p>4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8-22">
            <text:p>22.08.2017</text:p>
          </table:table-cell>
          <table:table-cell table:style-name="Excel_20_Built-in_20_Normal" office:value-type="float" office:value="46228">
            <text:p>46228</text:p>
          </table:table-cell>
          <table:table-cell table:style-name="Excel_20_Built-in_20_Normal" table:formula="of:=[.B236]" office:value-type="float" office:value="46275">
            <text:p>46275</text:p>
          </table:table-cell>
          <table:table-cell table:style-name="Excel_20_Built-in_20_Normal" office:value-type="float" office:value="52.3">
            <text:p>52,3</text:p>
          </table:table-cell>
          <table:table-cell table:style-name="ce5" table:formula="of:=IF([.C235] &gt;0;[.D235]-([.C235]-[.B235]);0)" office:value-type="float" office:value="5.3">
            <text:p>5,30</text:p>
          </table:table-cell>
          <table:table-cell table:style-name="ce5" table:formula="of:=[.D235]-[.E235]" office:value-type="float" office:value="47">
            <text:p>4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8-23">
            <text:p>23.08.2017</text:p>
          </table:table-cell>
          <table:table-cell table:style-name="Excel_20_Built-in_20_Normal" office:value-type="float" office:value="46275">
            <text:p>46275</text:p>
          </table:table-cell>
          <table:table-cell table:style-name="Excel_20_Built-in_20_Normal" table:formula="of:=[.B237]" office:value-type="float" office:value="46325">
            <text:p>46325</text:p>
          </table:table-cell>
          <table:table-cell table:style-name="Excel_20_Built-in_20_Normal" office:value-type="float" office:value="56.3">
            <text:p>56,3</text:p>
          </table:table-cell>
          <table:table-cell table:style-name="ce5" table:formula="of:=IF([.C236] &gt;0;[.D236]-([.C236]-[.B236]);0)" office:value-type="float" office:value="6.3">
            <text:p>6,30</text:p>
          </table:table-cell>
          <table:table-cell table:style-name="ce5" table:formula="of:=[.D236]-[.E236]" office:value-type="float" office:value="50">
            <text:p>5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8-24">
            <text:p>24.08.2017</text:p>
          </table:table-cell>
          <table:table-cell table:style-name="Excel_20_Built-in_20_Normal" office:value-type="float" office:value="46325">
            <text:p>46325</text:p>
          </table:table-cell>
          <table:table-cell table:style-name="Excel_20_Built-in_20_Normal" table:formula="of:=[.B238]" office:value-type="float" office:value="46362">
            <text:p>46362</text:p>
          </table:table-cell>
          <table:table-cell table:style-name="Excel_20_Built-in_20_Normal" office:value-type="float" office:value="47.6">
            <text:p>47,6</text:p>
          </table:table-cell>
          <table:table-cell table:style-name="ce5" table:formula="of:=IF([.C237] &gt;0;[.D237]-([.C237]-[.B237]);0)" office:value-type="float" office:value="10.6">
            <text:p>10,60</text:p>
          </table:table-cell>
          <table:table-cell table:style-name="ce5" table:formula="of:=[.D237]-[.E237]" office:value-type="float" office:value="37">
            <text:p>3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8-25">
            <text:p>25.08.2017</text:p>
          </table:table-cell>
          <table:table-cell table:style-name="Excel_20_Built-in_20_Normal" office:value-type="float" office:value="46362">
            <text:p>46362</text:p>
          </table:table-cell>
          <table:table-cell table:style-name="Excel_20_Built-in_20_Normal" table:formula="of:=[.B239]" office:value-type="float" office:value="46403">
            <text:p>46403</text:p>
          </table:table-cell>
          <table:table-cell table:style-name="Excel_20_Built-in_20_Normal" office:value-type="float" office:value="49.8">
            <text:p>49,8</text:p>
          </table:table-cell>
          <table:table-cell table:style-name="ce5" table:formula="of:=IF([.C238] &gt;0;[.D238]-([.C238]-[.B238]);0)" office:value-type="float" office:value="8.8">
            <text:p>8,80</text:p>
          </table:table-cell>
          <table:table-cell table:style-name="ce5" table:formula="of:=[.D238]-[.E238]" office:value-type="float" office:value="41">
            <text:p>4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8-26">
            <text:p>26.08.2017</text:p>
          </table:table-cell>
          <table:table-cell table:style-name="Excel_20_Built-in_20_Normal" office:value-type="float" office:value="46403">
            <text:p>46403</text:p>
          </table:table-cell>
          <table:table-cell table:style-name="Excel_20_Built-in_20_Normal" table:formula="of:=[.B240]" office:value-type="float" office:value="46448">
            <text:p>46448</text:p>
          </table:table-cell>
          <table:table-cell table:style-name="Excel_20_Built-in_20_Normal" office:value-type="float" office:value="51.9">
            <text:p>51,9</text:p>
          </table:table-cell>
          <table:table-cell table:style-name="ce5" table:formula="of:=IF([.C239] &gt;0;[.D239]-([.C239]-[.B239]);0)" office:value-type="float" office:value="6.9">
            <text:p>6,90</text:p>
          </table:table-cell>
          <table:table-cell table:style-name="ce5" table:formula="of:=[.D239]-[.E239]" office:value-type="float" office:value="45">
            <text:p>4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8-27">
            <text:p>27.08.2017</text:p>
          </table:table-cell>
          <table:table-cell table:style-name="Excel_20_Built-in_20_Normal" office:value-type="float" office:value="46448">
            <text:p>46448</text:p>
          </table:table-cell>
          <table:table-cell table:style-name="Excel_20_Built-in_20_Normal" table:formula="of:=[.B241]" office:value-type="float" office:value="46473">
            <text:p>46473</text:p>
          </table:table-cell>
          <table:table-cell table:style-name="Excel_20_Built-in_20_Normal" office:value-type="float" office:value="31.8">
            <text:p>31,8</text:p>
          </table:table-cell>
          <table:table-cell table:style-name="ce5" table:formula="of:=IF([.C240] &gt;0;[.D240]-([.C240]-[.B240]);0)" office:value-type="float" office:value="6.8">
            <text:p>6,80</text:p>
          </table:table-cell>
          <table:table-cell table:style-name="ce5" table:formula="of:=[.D240]-[.E240]" office:value-type="float" office:value="25">
            <text:p>2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8-28">
            <text:p>28.08.2017</text:p>
          </table:table-cell>
          <table:table-cell table:style-name="Excel_20_Built-in_20_Normal" office:value-type="float" office:value="46473">
            <text:p>46473</text:p>
          </table:table-cell>
          <table:table-cell table:style-name="Excel_20_Built-in_20_Normal" table:formula="of:=[.B242]" office:value-type="float" office:value="46520">
            <text:p>46520</text:p>
          </table:table-cell>
          <table:table-cell table:style-name="Excel_20_Built-in_20_Normal" office:value-type="float" office:value="52.4">
            <text:p>52,4</text:p>
          </table:table-cell>
          <table:table-cell table:style-name="ce5" table:formula="of:=IF([.C241] &gt;0;[.D241]-([.C241]-[.B241]);0)" office:value-type="float" office:value="5.4">
            <text:p>5,40</text:p>
          </table:table-cell>
          <table:table-cell table:style-name="ce5" table:formula="of:=[.D241]-[.E241]" office:value-type="float" office:value="47">
            <text:p>4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8-29">
            <text:p>29.08.2017</text:p>
          </table:table-cell>
          <table:table-cell table:style-name="Excel_20_Built-in_20_Normal" office:value-type="float" office:value="46520">
            <text:p>46520</text:p>
          </table:table-cell>
          <table:table-cell table:style-name="Excel_20_Built-in_20_Normal" table:formula="of:=[.B243]" office:value-type="float" office:value="46570">
            <text:p>46570</text:p>
          </table:table-cell>
          <table:table-cell table:style-name="Excel_20_Built-in_20_Normal" office:value-type="float" office:value="55">
            <text:p>55</text:p>
          </table:table-cell>
          <table:table-cell table:style-name="ce5" table:formula="of:=IF([.C242] &gt;0;[.D242]-([.C242]-[.B242]);0)" office:value-type="float" office:value="5">
            <text:p>5,00</text:p>
          </table:table-cell>
          <table:table-cell table:style-name="ce5" table:formula="of:=[.D242]-[.E242]" office:value-type="float" office:value="50">
            <text:p>5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8-30">
            <text:p>30.08.2017</text:p>
          </table:table-cell>
          <table:table-cell table:style-name="Excel_20_Built-in_20_Normal" office:value-type="float" office:value="46570">
            <text:p>46570</text:p>
          </table:table-cell>
          <table:table-cell table:style-name="Excel_20_Built-in_20_Normal" table:formula="of:=[.B244]" office:value-type="float" office:value="46600">
            <text:p>46600</text:p>
          </table:table-cell>
          <table:table-cell table:style-name="Excel_20_Built-in_20_Normal" office:value-type="float" office:value="42.6">
            <text:p>42,6</text:p>
          </table:table-cell>
          <table:table-cell table:style-name="ce5" table:formula="of:=IF([.C243] &gt;0;[.D243]-([.C243]-[.B243]);0)" office:value-type="float" office:value="12.6">
            <text:p>12,60</text:p>
          </table:table-cell>
          <table:table-cell table:style-name="ce5" table:formula="of:=[.D243]-[.E243]" office:value-type="float" office:value="30">
            <text:p>3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8-31">
            <text:p>31.08.2017</text:p>
          </table:table-cell>
          <table:table-cell table:style-name="Excel_20_Built-in_20_Normal" office:value-type="float" office:value="46600">
            <text:p>46600</text:p>
          </table:table-cell>
          <table:table-cell table:style-name="Excel_20_Built-in_20_Normal" table:formula="of:=[.B245]" office:value-type="float" office:value="46603">
            <text:p>46603</text:p>
          </table:table-cell>
          <table:table-cell table:style-name="Excel_20_Built-in_20_Normal" office:value-type="float" office:value="7.6">
            <text:p>7,6</text:p>
          </table:table-cell>
          <table:table-cell table:style-name="ce5" table:formula="of:=IF([.C244] &gt;0;[.D244]-([.C244]-[.B244]);0)" office:value-type="float" office:value="4.6">
            <text:p>4,60</text:p>
          </table:table-cell>
          <table:table-cell table:style-name="ce5" table:formula="of:=[.D244]-[.E244]" office:value-type="float" office:value="3">
            <text:p>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9-01">
            <text:p>01.09.2017</text:p>
          </table:table-cell>
          <table:table-cell table:style-name="Excel_20_Built-in_20_Normal" office:value-type="float" office:value="46603">
            <text:p>46603</text:p>
          </table:table-cell>
          <table:table-cell table:style-name="Excel_20_Built-in_20_Normal" table:formula="of:=[.B246]" office:value-type="float" office:value="46606">
            <text:p>46606</text:p>
          </table:table-cell>
          <table:table-cell table:style-name="Excel_20_Built-in_20_Normal" office:value-type="float" office:value="7.6">
            <text:p>7,6</text:p>
          </table:table-cell>
          <table:table-cell table:style-name="ce5" table:formula="of:=IF([.C245] &gt;0;[.D245]-([.C245]-[.B245]);0)" office:value-type="float" office:value="4.6">
            <text:p>4,60</text:p>
          </table:table-cell>
          <table:table-cell table:style-name="ce5" table:formula="of:=[.D245]-[.E245]" office:value-type="float" office:value="3">
            <text:p>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9-02">
            <text:p>02.09.2017</text:p>
          </table:table-cell>
          <table:table-cell table:style-name="Excel_20_Built-in_20_Normal" office:value-type="float" office:value="46606">
            <text:p>46606</text:p>
          </table:table-cell>
          <table:table-cell table:style-name="Excel_20_Built-in_20_Normal" table:formula="of:=[.B247]" office:value-type="float" office:value="46627">
            <text:p>46627</text:p>
          </table:table-cell>
          <table:table-cell table:style-name="Excel_20_Built-in_20_Normal" office:value-type="float" office:value="29">
            <text:p>29</text:p>
          </table:table-cell>
          <table:table-cell table:style-name="ce5" table:formula="of:=IF([.C246] &gt;0;[.D246]-([.C246]-[.B246]);0)" office:value-type="float" office:value="8">
            <text:p>8,00</text:p>
          </table:table-cell>
          <table:table-cell table:style-name="ce5" table:formula="of:=[.D246]-[.E246]" office:value-type="float" office:value="21">
            <text:p>2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9-03">
            <text:p>03.09.2017</text:p>
          </table:table-cell>
          <table:table-cell table:style-name="Excel_20_Built-in_20_Normal" office:value-type="float" office:value="46627">
            <text:p>46627</text:p>
          </table:table-cell>
          <table:table-cell table:style-name="Excel_20_Built-in_20_Normal" table:formula="of:=[.B248]" office:value-type="float" office:value="46665">
            <text:p>46665</text:p>
          </table:table-cell>
          <table:table-cell table:style-name="Excel_20_Built-in_20_Normal" office:value-type="float" office:value="40.4">
            <text:p>40,4</text:p>
          </table:table-cell>
          <table:table-cell table:style-name="ce5" table:formula="of:=IF([.C247] &gt;0;[.D247]-([.C247]-[.B247]);0)" office:value-type="float" office:value="2.4">
            <text:p>2,40</text:p>
          </table:table-cell>
          <table:table-cell table:style-name="ce5" table:formula="of:=[.D247]-[.E247]" office:value-type="float" office:value="38">
            <text:p>3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9-04">
            <text:p>04.09.2017</text:p>
          </table:table-cell>
          <table:table-cell table:style-name="Excel_20_Built-in_20_Normal" office:value-type="float" office:value="46665">
            <text:p>46665</text:p>
          </table:table-cell>
          <table:table-cell table:style-name="Excel_20_Built-in_20_Normal" table:formula="of:=[.B249]" office:value-type="float" office:value="46697">
            <text:p>46697</text:p>
          </table:table-cell>
          <table:table-cell table:style-name="Excel_20_Built-in_20_Normal" office:value-type="float" office:value="40.5">
            <text:p>40,5</text:p>
          </table:table-cell>
          <table:table-cell table:style-name="ce5" table:formula="of:=IF([.C248] &gt;0;[.D248]-([.C248]-[.B248]);0)" office:value-type="float" office:value="8.5">
            <text:p>8,50</text:p>
          </table:table-cell>
          <table:table-cell table:style-name="ce5" table:formula="of:=[.D248]-[.E248]" office:value-type="float" office:value="32">
            <text:p>3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9-05">
            <text:p>05.09.2017</text:p>
          </table:table-cell>
          <table:table-cell table:style-name="Excel_20_Built-in_20_Normal" office:value-type="float" office:value="46697">
            <text:p>46697</text:p>
          </table:table-cell>
          <table:table-cell table:style-name="Excel_20_Built-in_20_Normal" table:formula="of:=[.B250]" office:value-type="float" office:value="46734">
            <text:p>46734</text:p>
          </table:table-cell>
          <table:table-cell table:style-name="Excel_20_Built-in_20_Normal" office:value-type="float" office:value="45.6">
            <text:p>45,6</text:p>
          </table:table-cell>
          <table:table-cell table:style-name="ce5" table:formula="of:=IF([.C249] &gt;0;[.D249]-([.C249]-[.B249]);0)" office:value-type="float" office:value="8.6">
            <text:p>8,60</text:p>
          </table:table-cell>
          <table:table-cell table:style-name="ce5" table:formula="of:=[.D249]-[.E249]" office:value-type="float" office:value="37">
            <text:p>3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9-06">
            <text:p>06.09.2017</text:p>
          </table:table-cell>
          <table:table-cell table:style-name="Excel_20_Built-in_20_Normal" office:value-type="float" office:value="46734">
            <text:p>46734</text:p>
          </table:table-cell>
          <table:table-cell table:style-name="Excel_20_Built-in_20_Normal" table:formula="of:=[.B251]" office:value-type="float" office:value="46753">
            <text:p>46753</text:p>
          </table:table-cell>
          <table:table-cell table:style-name="Excel_20_Built-in_20_Normal" office:value-type="float" office:value="24.5">
            <text:p>24,5</text:p>
          </table:table-cell>
          <table:table-cell table:style-name="ce5" table:formula="of:=IF([.C250] &gt;0;[.D250]-([.C250]-[.B250]);0)" office:value-type="float" office:value="5.5">
            <text:p>5,50</text:p>
          </table:table-cell>
          <table:table-cell table:style-name="ce5" table:formula="of:=[.D250]-[.E250]" office:value-type="float" office:value="19">
            <text:p>1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9-07">
            <text:p>07.09.2017</text:p>
          </table:table-cell>
          <table:table-cell table:style-name="Excel_20_Built-in_20_Normal" office:value-type="float" office:value="46753">
            <text:p>46753</text:p>
          </table:table-cell>
          <table:table-cell table:style-name="Excel_20_Built-in_20_Normal" table:formula="of:=[.B252]" office:value-type="float" office:value="46780">
            <text:p>46780</text:p>
          </table:table-cell>
          <table:table-cell table:style-name="Excel_20_Built-in_20_Normal" office:value-type="float" office:value="30.4">
            <text:p>30,4</text:p>
          </table:table-cell>
          <table:table-cell table:style-name="ce5" table:formula="of:=IF([.C251] &gt;0;[.D251]-([.C251]-[.B251]);0)" office:value-type="float" office:value="3.4">
            <text:p>3,40</text:p>
          </table:table-cell>
          <table:table-cell table:style-name="ce5" table:formula="of:=[.D251]-[.E251]" office:value-type="float" office:value="27">
            <text:p>2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9-08">
            <text:p>08.09.2017</text:p>
          </table:table-cell>
          <table:table-cell table:style-name="Excel_20_Built-in_20_Normal" office:value-type="float" office:value="46780">
            <text:p>46780</text:p>
          </table:table-cell>
          <table:table-cell table:style-name="Excel_20_Built-in_20_Normal" table:formula="of:=[.B253]" office:value-type="float" office:value="46803">
            <text:p>46803</text:p>
          </table:table-cell>
          <table:table-cell table:style-name="Excel_20_Built-in_20_Normal" office:value-type="float" office:value="33.2">
            <text:p>33,2</text:p>
          </table:table-cell>
          <table:table-cell table:style-name="ce5" table:formula="of:=IF([.C252] &gt;0;[.D252]-([.C252]-[.B252]);0)" office:value-type="float" office:value="10.2">
            <text:p>10,20</text:p>
          </table:table-cell>
          <table:table-cell table:style-name="ce5" table:formula="of:=[.D252]-[.E252]" office:value-type="float" office:value="23">
            <text:p>2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9-09">
            <text:p>09.09.2017</text:p>
          </table:table-cell>
          <table:table-cell table:style-name="Excel_20_Built-in_20_Normal" office:value-type="float" office:value="46803">
            <text:p>46803</text:p>
          </table:table-cell>
          <table:table-cell table:style-name="Excel_20_Built-in_20_Normal" table:formula="of:=[.B254]" office:value-type="float" office:value="46807">
            <text:p>46807</text:p>
          </table:table-cell>
          <table:table-cell table:style-name="Excel_20_Built-in_20_Normal" office:value-type="float" office:value="6.4">
            <text:p>6,4</text:p>
          </table:table-cell>
          <table:table-cell table:style-name="ce5" table:formula="of:=IF([.C253] &gt;0;[.D253]-([.C253]-[.B253]);0)" office:value-type="float" office:value="2.4">
            <text:p>2,40</text:p>
          </table:table-cell>
          <table:table-cell table:style-name="ce5" table:formula="of:=[.D253]-[.E253]" office:value-type="float" office:value="4">
            <text:p>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9-10">
            <text:p>10.09.2017</text:p>
          </table:table-cell>
          <table:table-cell table:style-name="Excel_20_Built-in_20_Normal" office:value-type="float" office:value="46807">
            <text:p>46807</text:p>
          </table:table-cell>
          <table:table-cell table:style-name="Excel_20_Built-in_20_Normal" table:formula="of:=[.B255]" office:value-type="float" office:value="46837">
            <text:p>46837</text:p>
          </table:table-cell>
          <table:table-cell table:style-name="Excel_20_Built-in_20_Normal" office:value-type="float" office:value="36.5">
            <text:p>36,5</text:p>
          </table:table-cell>
          <table:table-cell table:style-name="ce5" table:formula="of:=IF([.C254] &gt;0;[.D254]-([.C254]-[.B254]);0)" office:value-type="float" office:value="6.5">
            <text:p>6,50</text:p>
          </table:table-cell>
          <table:table-cell table:style-name="ce5" table:formula="of:=[.D254]-[.E254]" office:value-type="float" office:value="30">
            <text:p>3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9-11">
            <text:p>11.09.2017</text:p>
          </table:table-cell>
          <table:table-cell table:style-name="Excel_20_Built-in_20_Normal" office:value-type="float" office:value="46837">
            <text:p>46837</text:p>
          </table:table-cell>
          <table:table-cell table:style-name="Excel_20_Built-in_20_Normal" table:formula="of:=[.B256]" office:value-type="float" office:value="46865">
            <text:p>46865</text:p>
          </table:table-cell>
          <table:table-cell table:style-name="Excel_20_Built-in_20_Normal" office:value-type="float" office:value="34.8">
            <text:p>34,8</text:p>
          </table:table-cell>
          <table:table-cell table:style-name="ce5" table:formula="of:=IF([.C255] &gt;0;[.D255]-([.C255]-[.B255]);0)" office:value-type="float" office:value="6.8">
            <text:p>6,80</text:p>
          </table:table-cell>
          <table:table-cell table:style-name="ce5" table:formula="of:=[.D255]-[.E255]" office:value-type="float" office:value="28">
            <text:p>2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9-12">
            <text:p>12.09.2017</text:p>
          </table:table-cell>
          <table:table-cell table:style-name="Excel_20_Built-in_20_Normal" office:value-type="float" office:value="46865">
            <text:p>46865</text:p>
          </table:table-cell>
          <table:table-cell table:style-name="Excel_20_Built-in_20_Normal" table:formula="of:=[.B257]" office:value-type="float" office:value="46888">
            <text:p>46888</text:p>
          </table:table-cell>
          <table:table-cell table:style-name="Excel_20_Built-in_20_Normal" office:value-type="float" office:value="30.1">
            <text:p>30,1</text:p>
          </table:table-cell>
          <table:table-cell table:style-name="ce5" table:formula="of:=IF([.C256] &gt;0;[.D256]-([.C256]-[.B256]);0)" office:value-type="float" office:value="7.1">
            <text:p>7,10</text:p>
          </table:table-cell>
          <table:table-cell table:style-name="ce5" table:formula="of:=[.D256]-[.E256]" office:value-type="float" office:value="23">
            <text:p>2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9-13">
            <text:p>13.09.2017</text:p>
          </table:table-cell>
          <table:table-cell table:style-name="Excel_20_Built-in_20_Normal" office:value-type="float" office:value="46888">
            <text:p>46888</text:p>
          </table:table-cell>
          <table:table-cell table:style-name="Excel_20_Built-in_20_Normal" table:formula="of:=[.B258]" office:value-type="float" office:value="46902">
            <text:p>46902</text:p>
          </table:table-cell>
          <table:table-cell table:style-name="Excel_20_Built-in_20_Normal" office:value-type="float" office:value="16.3">
            <text:p>16,3</text:p>
          </table:table-cell>
          <table:table-cell table:style-name="ce5" table:formula="of:=IF([.C257] &gt;0;[.D257]-([.C257]-[.B257]);0)" office:value-type="float" office:value="2.3">
            <text:p>2,30</text:p>
          </table:table-cell>
          <table:table-cell table:style-name="ce5" table:formula="of:=[.D257]-[.E257]" office:value-type="float" office:value="14">
            <text:p>1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9-14">
            <text:p>14.09.2017</text:p>
          </table:table-cell>
          <table:table-cell table:style-name="Excel_20_Built-in_20_Normal" office:value-type="float" office:value="46902">
            <text:p>46902</text:p>
          </table:table-cell>
          <table:table-cell table:style-name="Excel_20_Built-in_20_Normal" table:formula="of:=[.B259]" office:value-type="float" office:value="46912">
            <text:p>46912</text:p>
          </table:table-cell>
          <table:table-cell table:style-name="Excel_20_Built-in_20_Normal" office:value-type="float" office:value="14.4">
            <text:p>14,4</text:p>
          </table:table-cell>
          <table:table-cell table:style-name="ce5" table:formula="of:=IF([.C258] &gt;0;[.D258]-([.C258]-[.B258]);0)" office:value-type="float" office:value="4.4">
            <text:p>4,40</text:p>
          </table:table-cell>
          <table:table-cell table:style-name="ce5" table:formula="of:=[.D258]-[.E258]" office:value-type="float" office:value="10">
            <text:p>1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9-15">
            <text:p>15.09.2017</text:p>
          </table:table-cell>
          <table:table-cell table:style-name="Excel_20_Built-in_20_Normal" office:value-type="float" office:value="46912">
            <text:p>46912</text:p>
          </table:table-cell>
          <table:table-cell table:style-name="Excel_20_Built-in_20_Normal" table:formula="of:=[.B260]" office:value-type="float" office:value="46945">
            <text:p>46945</text:p>
          </table:table-cell>
          <table:table-cell table:style-name="Excel_20_Built-in_20_Normal" office:value-type="float" office:value="44">
            <text:p>44</text:p>
          </table:table-cell>
          <table:table-cell table:style-name="ce5" table:formula="of:=IF([.C259] &gt;0;[.D259]-([.C259]-[.B259]);0)" office:value-type="float" office:value="11">
            <text:p>11,00</text:p>
          </table:table-cell>
          <table:table-cell table:style-name="ce5" table:formula="of:=[.D259]-[.E259]" office:value-type="float" office:value="33">
            <text:p>3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9-16">
            <text:p>16.09.2017</text:p>
          </table:table-cell>
          <table:table-cell table:style-name="Excel_20_Built-in_20_Normal" office:value-type="float" office:value="46945">
            <text:p>46945</text:p>
          </table:table-cell>
          <table:table-cell table:style-name="Excel_20_Built-in_20_Normal" table:formula="of:=[.B261]" office:value-type="float" office:value="46960">
            <text:p>46960</text:p>
          </table:table-cell>
          <table:table-cell table:style-name="Excel_20_Built-in_20_Normal" office:value-type="float" office:value="18.1">
            <text:p>18,1</text:p>
          </table:table-cell>
          <table:table-cell table:style-name="ce5" table:formula="of:=IF([.C260] &gt;0;[.D260]-([.C260]-[.B260]);0)" office:value-type="float" office:value="3.1">
            <text:p>3,10</text:p>
          </table:table-cell>
          <table:table-cell table:style-name="ce5" table:formula="of:=[.D260]-[.E260]" office:value-type="float" office:value="15">
            <text:p>1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9-17">
            <text:p>17.09.2017</text:p>
          </table:table-cell>
          <table:table-cell table:style-name="Excel_20_Built-in_20_Normal" office:value-type="float" office:value="46960">
            <text:p>46960</text:p>
          </table:table-cell>
          <table:table-cell table:style-name="Excel_20_Built-in_20_Normal" table:formula="of:=[.B262]" office:value-type="float" office:value="46992">
            <text:p>46992</text:p>
          </table:table-cell>
          <table:table-cell table:style-name="Excel_20_Built-in_20_Normal" office:value-type="float" office:value="43">
            <text:p>43</text:p>
          </table:table-cell>
          <table:table-cell table:style-name="ce5" table:formula="of:=IF([.C261] &gt;0;[.D261]-([.C261]-[.B261]);0)" office:value-type="float" office:value="11">
            <text:p>11,00</text:p>
          </table:table-cell>
          <table:table-cell table:style-name="ce5" table:formula="of:=[.D261]-[.E261]" office:value-type="float" office:value="32">
            <text:p>3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9-18">
            <text:p>18.09.2017</text:p>
          </table:table-cell>
          <table:table-cell table:style-name="Excel_20_Built-in_20_Normal" office:value-type="float" office:value="46992">
            <text:p>46992</text:p>
          </table:table-cell>
          <table:table-cell table:style-name="Excel_20_Built-in_20_Normal" table:formula="of:=[.B263]" office:value-type="float" office:value="47015">
            <text:p>47015</text:p>
          </table:table-cell>
          <table:table-cell table:style-name="Excel_20_Built-in_20_Normal" office:value-type="float" office:value="25.2">
            <text:p>25,2</text:p>
          </table:table-cell>
          <table:table-cell table:style-name="ce5" table:formula="of:=IF([.C262] &gt;0;[.D262]-([.C262]-[.B262]);0)" office:value-type="float" office:value="2.2">
            <text:p>2,20</text:p>
          </table:table-cell>
          <table:table-cell table:style-name="ce5" table:formula="of:=[.D262]-[.E262]" office:value-type="float" office:value="23">
            <text:p>2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9-19">
            <text:p>19.09.2017</text:p>
          </table:table-cell>
          <table:table-cell table:style-name="Excel_20_Built-in_20_Normal" office:value-type="float" office:value="47015">
            <text:p>47015</text:p>
          </table:table-cell>
          <table:table-cell table:style-name="Excel_20_Built-in_20_Normal" table:formula="of:=[.B264]" office:value-type="float" office:value="47031">
            <text:p>47031</text:p>
          </table:table-cell>
          <table:table-cell table:style-name="Excel_20_Built-in_20_Normal" office:value-type="float" office:value="19.3">
            <text:p>19,3</text:p>
          </table:table-cell>
          <table:table-cell table:style-name="ce5" table:formula="of:=IF([.C263] &gt;0;[.D263]-([.C263]-[.B263]);0)" office:value-type="float" office:value="3.3">
            <text:p>3,30</text:p>
          </table:table-cell>
          <table:table-cell table:style-name="ce5" table:formula="of:=[.D263]-[.E263]" office:value-type="float" office:value="16">
            <text:p>1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9-20">
            <text:p>20.09.2017</text:p>
          </table:table-cell>
          <table:table-cell table:style-name="Excel_20_Built-in_20_Normal" office:value-type="float" office:value="47031">
            <text:p>47031</text:p>
          </table:table-cell>
          <table:table-cell table:style-name="Excel_20_Built-in_20_Normal" table:formula="of:=[.B265]" office:value-type="float" office:value="47053">
            <text:p>47053</text:p>
          </table:table-cell>
          <table:table-cell table:style-name="Excel_20_Built-in_20_Normal" office:value-type="float" office:value="26.3">
            <text:p>26,3</text:p>
          </table:table-cell>
          <table:table-cell table:style-name="ce5" table:formula="of:=IF([.C264] &gt;0;[.D264]-([.C264]-[.B264]);0)" office:value-type="float" office:value="4.3">
            <text:p>4,30</text:p>
          </table:table-cell>
          <table:table-cell table:style-name="ce5" table:formula="of:=[.D264]-[.E264]" office:value-type="float" office:value="22">
            <text:p>2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9-21">
            <text:p>21.09.2017</text:p>
          </table:table-cell>
          <table:table-cell table:style-name="Excel_20_Built-in_20_Normal" office:value-type="float" office:value="47053">
            <text:p>47053</text:p>
          </table:table-cell>
          <table:table-cell table:style-name="Excel_20_Built-in_20_Normal" table:formula="of:=[.B266]" office:value-type="float" office:value="47096">
            <text:p>47096</text:p>
          </table:table-cell>
          <table:table-cell table:style-name="Excel_20_Built-in_20_Normal" office:value-type="float" office:value="50.8">
            <text:p>50,8</text:p>
          </table:table-cell>
          <table:table-cell table:style-name="ce5" table:formula="of:=IF([.C265] &gt;0;[.D265]-([.C265]-[.B265]);0)" office:value-type="float" office:value="7.8">
            <text:p>7,80</text:p>
          </table:table-cell>
          <table:table-cell table:style-name="ce5" table:formula="of:=[.D265]-[.E265]" office:value-type="float" office:value="43">
            <text:p>4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9-22">
            <text:p>22.09.2017</text:p>
          </table:table-cell>
          <table:table-cell table:style-name="Excel_20_Built-in_20_Normal" office:value-type="float" office:value="47096">
            <text:p>47096</text:p>
          </table:table-cell>
          <table:table-cell table:style-name="Excel_20_Built-in_20_Normal" table:formula="of:=[.B267]" office:value-type="float" office:value="47137">
            <text:p>47137</text:p>
          </table:table-cell>
          <table:table-cell table:style-name="Excel_20_Built-in_20_Normal" office:value-type="float" office:value="49.2">
            <text:p>49,2</text:p>
          </table:table-cell>
          <table:table-cell table:style-name="ce5" table:formula="of:=IF([.C266] &gt;0;[.D266]-([.C266]-[.B266]);0)" office:value-type="float" office:value="8.2">
            <text:p>8,20</text:p>
          </table:table-cell>
          <table:table-cell table:style-name="ce5" table:formula="of:=[.D266]-[.E266]" office:value-type="float" office:value="41">
            <text:p>4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9-23">
            <text:p>23.09.2017</text:p>
          </table:table-cell>
          <table:table-cell table:style-name="Excel_20_Built-in_20_Normal" office:value-type="float" office:value="47137">
            <text:p>47137</text:p>
          </table:table-cell>
          <table:table-cell table:style-name="Excel_20_Built-in_20_Normal" table:formula="of:=[.B268]" office:value-type="float" office:value="47178">
            <text:p>47178</text:p>
          </table:table-cell>
          <table:table-cell table:style-name="Excel_20_Built-in_20_Normal" office:value-type="float" office:value="45.9">
            <text:p>45,9</text:p>
          </table:table-cell>
          <table:table-cell table:style-name="ce5" table:formula="of:=IF([.C267] &gt;0;[.D267]-([.C267]-[.B267]);0)" office:value-type="float" office:value="4.9">
            <text:p>4,90</text:p>
          </table:table-cell>
          <table:table-cell table:style-name="ce5" table:formula="of:=[.D267]-[.E267]" office:value-type="float" office:value="41">
            <text:p>4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9-24">
            <text:p>24.09.2017</text:p>
          </table:table-cell>
          <table:table-cell table:style-name="Excel_20_Built-in_20_Normal" office:value-type="float" office:value="47178">
            <text:p>47178</text:p>
          </table:table-cell>
          <table:table-cell table:style-name="Excel_20_Built-in_20_Normal" table:formula="of:=[.B269]" office:value-type="float" office:value="47207">
            <text:p>47207</text:p>
          </table:table-cell>
          <table:table-cell table:style-name="Excel_20_Built-in_20_Normal" office:value-type="float" office:value="37.2">
            <text:p>37,2</text:p>
          </table:table-cell>
          <table:table-cell table:style-name="ce5" table:formula="of:=IF([.C268] &gt;0;[.D268]-([.C268]-[.B268]);0)" office:value-type="float" office:value="8.2">
            <text:p>8,20</text:p>
          </table:table-cell>
          <table:table-cell table:style-name="ce5" table:formula="of:=[.D268]-[.E268]" office:value-type="float" office:value="29">
            <text:p>2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9-25">
            <text:p>25.09.2017</text:p>
          </table:table-cell>
          <table:table-cell table:style-name="Excel_20_Built-in_20_Normal" office:value-type="float" office:value="47207">
            <text:p>47207</text:p>
          </table:table-cell>
          <table:table-cell table:style-name="Excel_20_Built-in_20_Normal" table:formula="of:=[.B270]" office:value-type="float" office:value="47233">
            <text:p>47233</text:p>
          </table:table-cell>
          <table:table-cell table:style-name="Excel_20_Built-in_20_Normal" office:value-type="float" office:value="32.9">
            <text:p>32,9</text:p>
          </table:table-cell>
          <table:table-cell table:style-name="ce5" table:formula="of:=IF([.C269] &gt;0;[.D269]-([.C269]-[.B269]);0)" office:value-type="float" office:value="6.9">
            <text:p>6,90</text:p>
          </table:table-cell>
          <table:table-cell table:style-name="ce5" table:formula="of:=[.D269]-[.E269]" office:value-type="float" office:value="26">
            <text:p>2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9-26">
            <text:p>26.09.2017</text:p>
          </table:table-cell>
          <table:table-cell table:style-name="Excel_20_Built-in_20_Normal" office:value-type="float" office:value="47233">
            <text:p>47233</text:p>
          </table:table-cell>
          <table:table-cell table:style-name="Excel_20_Built-in_20_Normal" table:formula="of:=[.B271]" office:value-type="float" office:value="47263">
            <text:p>47263</text:p>
          </table:table-cell>
          <table:table-cell table:style-name="Excel_20_Built-in_20_Normal" office:value-type="float" office:value="38.8">
            <text:p>38,8</text:p>
          </table:table-cell>
          <table:table-cell table:style-name="ce5" table:formula="of:=IF([.C270] &gt;0;[.D270]-([.C270]-[.B270]);0)" office:value-type="float" office:value="8.8">
            <text:p>8,80</text:p>
          </table:table-cell>
          <table:table-cell table:style-name="ce5" table:formula="of:=[.D270]-[.E270]" office:value-type="float" office:value="30">
            <text:p>3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9-27">
            <text:p>27.09.2017</text:p>
          </table:table-cell>
          <table:table-cell table:style-name="Excel_20_Built-in_20_Normal" office:value-type="float" office:value="47263">
            <text:p>47263</text:p>
          </table:table-cell>
          <table:table-cell table:style-name="Excel_20_Built-in_20_Normal" table:formula="of:=[.B272]" office:value-type="float" office:value="47298">
            <text:p>47298</text:p>
          </table:table-cell>
          <table:table-cell table:style-name="Excel_20_Built-in_20_Normal" office:value-type="float" office:value="44.3">
            <text:p>44,3</text:p>
          </table:table-cell>
          <table:table-cell table:style-name="ce5" table:formula="of:=IF([.C271] &gt;0;[.D271]-([.C271]-[.B271]);0)" office:value-type="float" office:value="9.3">
            <text:p>9,30</text:p>
          </table:table-cell>
          <table:table-cell table:style-name="ce5" table:formula="of:=[.D271]-[.E271]" office:value-type="float" office:value="35">
            <text:p>3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9-28">
            <text:p>28.09.2017</text:p>
          </table:table-cell>
          <table:table-cell table:style-name="Excel_20_Built-in_20_Normal" office:value-type="float" office:value="47298">
            <text:p>47298</text:p>
          </table:table-cell>
          <table:table-cell table:style-name="Excel_20_Built-in_20_Normal" table:formula="of:=[.B273]" office:value-type="float" office:value="47323">
            <text:p>47323</text:p>
          </table:table-cell>
          <table:table-cell table:style-name="Excel_20_Built-in_20_Normal" office:value-type="float" office:value="31">
            <text:p>31</text:p>
          </table:table-cell>
          <table:table-cell table:style-name="ce5" table:formula="of:=IF([.C272] &gt;0;[.D272]-([.C272]-[.B272]);0)" office:value-type="float" office:value="6">
            <text:p>6,00</text:p>
          </table:table-cell>
          <table:table-cell table:style-name="ce5" table:formula="of:=[.D272]-[.E272]" office:value-type="float" office:value="25">
            <text:p>2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9-29">
            <text:p>29.09.2017</text:p>
          </table:table-cell>
          <table:table-cell table:style-name="Excel_20_Built-in_20_Normal" office:value-type="float" office:value="47323">
            <text:p>47323</text:p>
          </table:table-cell>
          <table:table-cell table:style-name="Excel_20_Built-in_20_Normal" table:formula="of:=[.B274]" office:value-type="float" office:value="47341">
            <text:p>47341</text:p>
          </table:table-cell>
          <table:table-cell table:style-name="Excel_20_Built-in_20_Normal" office:value-type="float" office:value="27.3">
            <text:p>27,3</text:p>
          </table:table-cell>
          <table:table-cell table:style-name="ce5" table:formula="of:=IF([.C273] &gt;0;[.D273]-([.C273]-[.B273]);0)" office:value-type="float" office:value="9.3">
            <text:p>9,30</text:p>
          </table:table-cell>
          <table:table-cell table:style-name="ce5" table:formula="of:=[.D273]-[.E273]" office:value-type="float" office:value="18">
            <text:p>1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09-30">
            <text:p>30.09.2017</text:p>
          </table:table-cell>
          <table:table-cell table:style-name="Excel_20_Built-in_20_Normal" office:value-type="float" office:value="47341">
            <text:p>47341</text:p>
          </table:table-cell>
          <table:table-cell table:style-name="Excel_20_Built-in_20_Normal" table:formula="of:=[.B275]" office:value-type="float" office:value="47364">
            <text:p>47364</text:p>
          </table:table-cell>
          <table:table-cell table:style-name="Excel_20_Built-in_20_Normal" office:value-type="float" office:value="28.6">
            <text:p>28,6</text:p>
          </table:table-cell>
          <table:table-cell table:style-name="ce5" table:formula="of:=IF([.C274] &gt;0;[.D274]-([.C274]-[.B274]);0)" office:value-type="float" office:value="5.6">
            <text:p>5,60</text:p>
          </table:table-cell>
          <table:table-cell table:style-name="ce5" table:formula="of:=[.D274]-[.E274]" office:value-type="float" office:value="23">
            <text:p>2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0-01">
            <text:p>01.10.2017</text:p>
          </table:table-cell>
          <table:table-cell table:style-name="Excel_20_Built-in_20_Normal" office:value-type="float" office:value="47364">
            <text:p>47364</text:p>
          </table:table-cell>
          <table:table-cell table:style-name="Excel_20_Built-in_20_Normal" table:formula="of:=[.B276]" office:value-type="float" office:value="47396">
            <text:p>47396</text:p>
          </table:table-cell>
          <table:table-cell table:style-name="Excel_20_Built-in_20_Normal" office:value-type="float" office:value="38.6">
            <text:p>38,6</text:p>
          </table:table-cell>
          <table:table-cell table:style-name="ce5" table:formula="of:=IF([.C275] &gt;0;[.D275]-([.C275]-[.B275]);0)" office:value-type="float" office:value="6.6">
            <text:p>6,60</text:p>
          </table:table-cell>
          <table:table-cell table:style-name="ce5" table:formula="of:=[.D275]-[.E275]" office:value-type="float" office:value="32">
            <text:p>3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0-02">
            <text:p>02.10.2017</text:p>
          </table:table-cell>
          <table:table-cell table:style-name="Excel_20_Built-in_20_Normal" office:value-type="float" office:value="47396">
            <text:p>47396</text:p>
          </table:table-cell>
          <table:table-cell table:style-name="Excel_20_Built-in_20_Normal" table:formula="of:=[.B277]" office:value-type="float" office:value="47406">
            <text:p>47406</text:p>
          </table:table-cell>
          <table:table-cell table:style-name="Excel_20_Built-in_20_Normal" office:value-type="float" office:value="14">
            <text:p>14</text:p>
          </table:table-cell>
          <table:table-cell table:style-name="ce5" table:formula="of:=IF([.C276] &gt;0;[.D276]-([.C276]-[.B276]);0)" office:value-type="float" office:value="4">
            <text:p>4,00</text:p>
          </table:table-cell>
          <table:table-cell table:style-name="ce5" table:formula="of:=[.D276]-[.E276]" office:value-type="float" office:value="10">
            <text:p>1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0-03">
            <text:p>03.10.2017</text:p>
          </table:table-cell>
          <table:table-cell table:style-name="Excel_20_Built-in_20_Normal" office:value-type="float" office:value="47406">
            <text:p>47406</text:p>
          </table:table-cell>
          <table:table-cell table:style-name="Excel_20_Built-in_20_Normal" table:formula="of:=[.B278]" office:value-type="float" office:value="47423">
            <text:p>47423</text:p>
          </table:table-cell>
          <table:table-cell table:style-name="Excel_20_Built-in_20_Normal" office:value-type="float" office:value="24.7">
            <text:p>24,7</text:p>
          </table:table-cell>
          <table:table-cell table:style-name="ce5" table:formula="of:=IF([.C277] &gt;0;[.D277]-([.C277]-[.B277]);0)" office:value-type="float" office:value="7.7">
            <text:p>7,70</text:p>
          </table:table-cell>
          <table:table-cell table:style-name="ce5" table:formula="of:=[.D277]-[.E277]" office:value-type="float" office:value="17">
            <text:p>1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0-04">
            <text:p>04.10.2017</text:p>
          </table:table-cell>
          <table:table-cell table:style-name="Excel_20_Built-in_20_Normal" office:value-type="float" office:value="47423">
            <text:p>47423</text:p>
          </table:table-cell>
          <table:table-cell table:style-name="Excel_20_Built-in_20_Normal" table:formula="of:=[.B279]" office:value-type="float" office:value="47443">
            <text:p>47443</text:p>
          </table:table-cell>
          <table:table-cell table:style-name="Excel_20_Built-in_20_Normal" office:value-type="float" office:value="25.5">
            <text:p>25,5</text:p>
          </table:table-cell>
          <table:table-cell table:style-name="ce5" table:formula="of:=IF([.C278] &gt;0;[.D278]-([.C278]-[.B278]);0)" office:value-type="float" office:value="5.5">
            <text:p>5,50</text:p>
          </table:table-cell>
          <table:table-cell table:style-name="ce5" table:formula="of:=[.D278]-[.E278]" office:value-type="float" office:value="20">
            <text:p>2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0-05">
            <text:p>05.10.2017</text:p>
          </table:table-cell>
          <table:table-cell table:style-name="Excel_20_Built-in_20_Normal" office:value-type="float" office:value="47443">
            <text:p>47443</text:p>
          </table:table-cell>
          <table:table-cell table:style-name="Excel_20_Built-in_20_Normal" table:formula="of:=[.B280]" office:value-type="float" office:value="47475">
            <text:p>47475</text:p>
          </table:table-cell>
          <table:table-cell table:style-name="Excel_20_Built-in_20_Normal" office:value-type="float" office:value="42.1">
            <text:p>42,1</text:p>
          </table:table-cell>
          <table:table-cell table:style-name="ce5" table:formula="of:=IF([.C279] &gt;0;[.D279]-([.C279]-[.B279]);0)" office:value-type="float" office:value="10.1">
            <text:p>10,10</text:p>
          </table:table-cell>
          <table:table-cell table:style-name="ce5" table:formula="of:=[.D279]-[.E279]" office:value-type="float" office:value="32">
            <text:p>3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0-06">
            <text:p>06.10.2017</text:p>
          </table:table-cell>
          <table:table-cell table:style-name="Excel_20_Built-in_20_Normal" office:value-type="float" office:value="47475">
            <text:p>47475</text:p>
          </table:table-cell>
          <table:table-cell table:style-name="Excel_20_Built-in_20_Normal" table:formula="of:=[.B281]" office:value-type="float" office:value="47484">
            <text:p>47484</text:p>
          </table:table-cell>
          <table:table-cell table:style-name="Excel_20_Built-in_20_Normal" office:value-type="float" office:value="12.9">
            <text:p>12,9</text:p>
          </table:table-cell>
          <table:table-cell table:style-name="ce5" table:formula="of:=IF([.C280] &gt;0;[.D280]-([.C280]-[.B280]);0)" office:value-type="float" office:value="3.9">
            <text:p>3,90</text:p>
          </table:table-cell>
          <table:table-cell table:style-name="ce5" table:formula="of:=[.D280]-[.E280]" office:value-type="float" office:value="9">
            <text:p>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0-07">
            <text:p>07.10.2017</text:p>
          </table:table-cell>
          <table:table-cell table:style-name="Excel_20_Built-in_20_Normal" office:value-type="float" office:value="47484">
            <text:p>47484</text:p>
          </table:table-cell>
          <table:table-cell table:style-name="Excel_20_Built-in_20_Normal" table:formula="of:=[.B282]" office:value-type="float" office:value="47512">
            <text:p>47512</text:p>
          </table:table-cell>
          <table:table-cell table:style-name="Excel_20_Built-in_20_Normal" office:value-type="float" office:value="35.8">
            <text:p>35,8</text:p>
          </table:table-cell>
          <table:table-cell table:style-name="ce5" table:formula="of:=IF([.C281] &gt;0;[.D281]-([.C281]-[.B281]);0)" office:value-type="float" office:value="7.8">
            <text:p>7,80</text:p>
          </table:table-cell>
          <table:table-cell table:style-name="ce5" table:formula="of:=[.D281]-[.E281]" office:value-type="float" office:value="28">
            <text:p>2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0-08">
            <text:p>08.10.2017</text:p>
          </table:table-cell>
          <table:table-cell table:style-name="Excel_20_Built-in_20_Normal" office:value-type="float" office:value="47512">
            <text:p>47512</text:p>
          </table:table-cell>
          <table:table-cell table:style-name="Excel_20_Built-in_20_Normal" table:formula="of:=[.B283]" office:value-type="float" office:value="47515">
            <text:p>47515</text:p>
          </table:table-cell>
          <table:table-cell table:style-name="Excel_20_Built-in_20_Normal" office:value-type="float" office:value="8.4">
            <text:p>8,4</text:p>
          </table:table-cell>
          <table:table-cell table:style-name="ce5" table:formula="of:=IF([.C282] &gt;0;[.D282]-([.C282]-[.B282]);0)" office:value-type="float" office:value="5.4">
            <text:p>5,40</text:p>
          </table:table-cell>
          <table:table-cell table:style-name="ce5" table:formula="of:=[.D282]-[.E282]" office:value-type="float" office:value="3">
            <text:p>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0-09">
            <text:p>09.10.2017</text:p>
          </table:table-cell>
          <table:table-cell table:style-name="Excel_20_Built-in_20_Normal" office:value-type="float" office:value="47515">
            <text:p>47515</text:p>
          </table:table-cell>
          <table:table-cell table:style-name="Excel_20_Built-in_20_Normal" table:formula="of:=[.B284]" office:value-type="float" office:value="47522">
            <text:p>47522</text:p>
          </table:table-cell>
          <table:table-cell table:style-name="Excel_20_Built-in_20_Normal" office:value-type="float" office:value="13.4">
            <text:p>13,4</text:p>
          </table:table-cell>
          <table:table-cell table:style-name="ce5" table:formula="of:=IF([.C283] &gt;0;[.D283]-([.C283]-[.B283]);0)" office:value-type="float" office:value="6.4">
            <text:p>6,40</text:p>
          </table:table-cell>
          <table:table-cell table:style-name="ce5" table:formula="of:=[.D283]-[.E283]" office:value-type="float" office:value="7">
            <text:p>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0-10">
            <text:p>10.10.2017</text:p>
          </table:table-cell>
          <table:table-cell table:style-name="Excel_20_Built-in_20_Normal" office:value-type="float" office:value="47522">
            <text:p>47522</text:p>
          </table:table-cell>
          <table:table-cell table:style-name="Excel_20_Built-in_20_Normal" table:formula="of:=[.B285]" office:value-type="float" office:value="47526">
            <text:p>47526</text:p>
          </table:table-cell>
          <table:table-cell table:style-name="Excel_20_Built-in_20_Normal" office:value-type="float" office:value="10.2">
            <text:p>10,2</text:p>
          </table:table-cell>
          <table:table-cell table:style-name="ce5" table:formula="of:=IF([.C284] &gt;0;[.D284]-([.C284]-[.B284]);0)" office:value-type="float" office:value="6.2">
            <text:p>6,20</text:p>
          </table:table-cell>
          <table:table-cell table:style-name="ce5" table:formula="of:=[.D284]-[.E284]" office:value-type="float" office:value="4">
            <text:p>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0-11">
            <text:p>11.10.2017</text:p>
          </table:table-cell>
          <table:table-cell table:style-name="Excel_20_Built-in_20_Normal" office:value-type="float" office:value="47526">
            <text:p>47526</text:p>
          </table:table-cell>
          <table:table-cell table:style-name="Excel_20_Built-in_20_Normal" table:formula="of:=[.B286]" office:value-type="float" office:value="47558">
            <text:p>47558</text:p>
          </table:table-cell>
          <table:table-cell table:style-name="Excel_20_Built-in_20_Normal" office:value-type="float" office:value="40.7">
            <text:p>40,7</text:p>
          </table:table-cell>
          <table:table-cell table:style-name="ce5" table:formula="of:=IF([.C285] &gt;0;[.D285]-([.C285]-[.B285]);0)" office:value-type="float" office:value="8.7">
            <text:p>8,70</text:p>
          </table:table-cell>
          <table:table-cell table:style-name="ce5" table:formula="of:=[.D285]-[.E285]" office:value-type="float" office:value="32">
            <text:p>3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0-12">
            <text:p>12.10.2017</text:p>
          </table:table-cell>
          <table:table-cell table:style-name="Excel_20_Built-in_20_Normal" office:value-type="float" office:value="47558">
            <text:p>47558</text:p>
          </table:table-cell>
          <table:table-cell table:style-name="Excel_20_Built-in_20_Normal" table:formula="of:=[.B287]" office:value-type="float" office:value="47569">
            <text:p>47569</text:p>
          </table:table-cell>
          <table:table-cell table:style-name="Excel_20_Built-in_20_Normal" office:value-type="float" office:value="15.3">
            <text:p>15,3</text:p>
          </table:table-cell>
          <table:table-cell table:style-name="ce5" table:formula="of:=IF([.C286] &gt;0;[.D286]-([.C286]-[.B286]);0)" office:value-type="float" office:value="4.3">
            <text:p>4,30</text:p>
          </table:table-cell>
          <table:table-cell table:style-name="ce5" table:formula="of:=[.D286]-[.E286]" office:value-type="float" office:value="11">
            <text:p>1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0-13">
            <text:p>13.10.2017</text:p>
          </table:table-cell>
          <table:table-cell table:style-name="Excel_20_Built-in_20_Normal" office:value-type="float" office:value="47569">
            <text:p>47569</text:p>
          </table:table-cell>
          <table:table-cell table:style-name="Excel_20_Built-in_20_Normal" table:formula="of:=[.B288]" office:value-type="float" office:value="47601">
            <text:p>47601</text:p>
          </table:table-cell>
          <table:table-cell table:style-name="Excel_20_Built-in_20_Normal" office:value-type="float" office:value="44">
            <text:p>44</text:p>
          </table:table-cell>
          <table:table-cell table:style-name="ce5" table:formula="of:=IF([.C287] &gt;0;[.D287]-([.C287]-[.B287]);0)" office:value-type="float" office:value="12">
            <text:p>12,00</text:p>
          </table:table-cell>
          <table:table-cell table:style-name="ce5" table:formula="of:=[.D287]-[.E287]" office:value-type="float" office:value="32">
            <text:p>3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0-14">
            <text:p>14.10.2017</text:p>
          </table:table-cell>
          <table:table-cell table:style-name="Excel_20_Built-in_20_Normal" office:value-type="float" office:value="47601">
            <text:p>47601</text:p>
          </table:table-cell>
          <table:table-cell table:style-name="Excel_20_Built-in_20_Normal" table:formula="of:=[.B289]" office:value-type="float" office:value="47641">
            <text:p>47641</text:p>
          </table:table-cell>
          <table:table-cell table:style-name="Excel_20_Built-in_20_Normal" office:value-type="float" office:value="45">
            <text:p>45</text:p>
          </table:table-cell>
          <table:table-cell table:style-name="ce5" table:formula="of:=IF([.C288] &gt;0;[.D288]-([.C288]-[.B288]);0)" office:value-type="float" office:value="5">
            <text:p>5,00</text:p>
          </table:table-cell>
          <table:table-cell table:style-name="ce5" table:formula="of:=[.D288]-[.E288]" office:value-type="float" office:value="40">
            <text:p>4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0-15">
            <text:p>15.10.2017</text:p>
          </table:table-cell>
          <table:table-cell table:style-name="Excel_20_Built-in_20_Normal" office:value-type="float" office:value="47641">
            <text:p>47641</text:p>
          </table:table-cell>
          <table:table-cell table:style-name="Excel_20_Built-in_20_Normal" table:formula="of:=[.B290]" office:value-type="float" office:value="47676">
            <text:p>47676</text:p>
          </table:table-cell>
          <table:table-cell table:style-name="Excel_20_Built-in_20_Normal" office:value-type="float" office:value="44.3">
            <text:p>44,3</text:p>
          </table:table-cell>
          <table:table-cell table:style-name="ce5" table:formula="of:=IF([.C289] &gt;0;[.D289]-([.C289]-[.B289]);0)" office:value-type="float" office:value="9.3">
            <text:p>9,30</text:p>
          </table:table-cell>
          <table:table-cell table:style-name="ce5" table:formula="of:=[.D289]-[.E289]" office:value-type="float" office:value="35">
            <text:p>3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0-16">
            <text:p>16.10.2017</text:p>
          </table:table-cell>
          <table:table-cell table:style-name="Excel_20_Built-in_20_Normal" office:value-type="float" office:value="47676">
            <text:p>47676</text:p>
          </table:table-cell>
          <table:table-cell table:style-name="Excel_20_Built-in_20_Normal" table:formula="of:=[.B291]" office:value-type="float" office:value="47713">
            <text:p>47713</text:p>
          </table:table-cell>
          <table:table-cell table:style-name="Excel_20_Built-in_20_Normal" office:value-type="float" office:value="42.3">
            <text:p>42,3</text:p>
          </table:table-cell>
          <table:table-cell table:style-name="ce5" table:formula="of:=IF([.C290] &gt;0;[.D290]-([.C290]-[.B290]);0)" office:value-type="float" office:value="5.3">
            <text:p>5,30</text:p>
          </table:table-cell>
          <table:table-cell table:style-name="ce5" table:formula="of:=[.D290]-[.E290]" office:value-type="float" office:value="37">
            <text:p>3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0-17">
            <text:p>17.10.2017</text:p>
          </table:table-cell>
          <table:table-cell table:style-name="Excel_20_Built-in_20_Normal" office:value-type="float" office:value="47713">
            <text:p>47713</text:p>
          </table:table-cell>
          <table:table-cell table:style-name="Excel_20_Built-in_20_Normal" table:formula="of:=[.B292]" office:value-type="float" office:value="47744">
            <text:p>47744</text:p>
          </table:table-cell>
          <table:table-cell table:style-name="Excel_20_Built-in_20_Normal" office:value-type="float" office:value="43.3">
            <text:p>43,3</text:p>
          </table:table-cell>
          <table:table-cell table:style-name="ce5" table:formula="of:=IF([.C291] &gt;0;[.D291]-([.C291]-[.B291]);0)" office:value-type="float" office:value="12.3">
            <text:p>12,30</text:p>
          </table:table-cell>
          <table:table-cell table:style-name="ce5" table:formula="of:=[.D291]-[.E291]" office:value-type="float" office:value="31">
            <text:p>3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0-18">
            <text:p>18.10.2017</text:p>
          </table:table-cell>
          <table:table-cell table:style-name="Excel_20_Built-in_20_Normal" office:value-type="float" office:value="47744">
            <text:p>47744</text:p>
          </table:table-cell>
          <table:table-cell table:style-name="Excel_20_Built-in_20_Normal" table:formula="of:=[.B293]" office:value-type="float" office:value="47780">
            <text:p>47780</text:p>
          </table:table-cell>
          <table:table-cell table:style-name="Excel_20_Built-in_20_Normal" office:value-type="float" office:value="41.4">
            <text:p>41,4</text:p>
          </table:table-cell>
          <table:table-cell table:style-name="ce5" table:formula="of:=IF([.C292] &gt;0;[.D292]-([.C292]-[.B292]);0)" office:value-type="float" office:value="5.4">
            <text:p>5,40</text:p>
          </table:table-cell>
          <table:table-cell table:style-name="ce5" table:formula="of:=[.D292]-[.E292]" office:value-type="float" office:value="36">
            <text:p>3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0-19">
            <text:p>19.10.2017</text:p>
          </table:table-cell>
          <table:table-cell table:style-name="Excel_20_Built-in_20_Normal" office:value-type="float" office:value="47780">
            <text:p>47780</text:p>
          </table:table-cell>
          <table:table-cell table:style-name="Excel_20_Built-in_20_Normal" table:formula="of:=[.B294]" office:value-type="float" office:value="47803">
            <text:p>47803</text:p>
          </table:table-cell>
          <table:table-cell table:style-name="Excel_20_Built-in_20_Normal" office:value-type="float" office:value="29.4">
            <text:p>29,4</text:p>
          </table:table-cell>
          <table:table-cell table:style-name="ce5" table:formula="of:=IF([.C293] &gt;0;[.D293]-([.C293]-[.B293]);0)" office:value-type="float" office:value="6.4">
            <text:p>6,40</text:p>
          </table:table-cell>
          <table:table-cell table:style-name="ce5" table:formula="of:=[.D293]-[.E293]" office:value-type="float" office:value="23">
            <text:p>2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0-20">
            <text:p>20.10.2017</text:p>
          </table:table-cell>
          <table:table-cell table:style-name="Excel_20_Built-in_20_Normal" office:value-type="float" office:value="47803">
            <text:p>47803</text:p>
          </table:table-cell>
          <table:table-cell table:style-name="Excel_20_Built-in_20_Normal" table:formula="of:=[.B295]" office:value-type="float" office:value="47816">
            <text:p>47816</text:p>
          </table:table-cell>
          <table:table-cell table:style-name="Excel_20_Built-in_20_Normal" office:value-type="float" office:value="19.2">
            <text:p>19,2</text:p>
          </table:table-cell>
          <table:table-cell table:style-name="ce5" table:formula="of:=IF([.C294] &gt;0;[.D294]-([.C294]-[.B294]);0)" office:value-type="float" office:value="6.2">
            <text:p>6,20</text:p>
          </table:table-cell>
          <table:table-cell table:style-name="ce5" table:formula="of:=[.D294]-[.E294]" office:value-type="float" office:value="13">
            <text:p>1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0-21">
            <text:p>21.10.2017</text:p>
          </table:table-cell>
          <table:table-cell table:style-name="Excel_20_Built-in_20_Normal" office:value-type="float" office:value="47816">
            <text:p>47816</text:p>
          </table:table-cell>
          <table:table-cell table:style-name="Excel_20_Built-in_20_Normal" table:formula="of:=[.B296]" office:value-type="float" office:value="47834">
            <text:p>47834</text:p>
          </table:table-cell>
          <table:table-cell table:style-name="Excel_20_Built-in_20_Normal" office:value-type="float" office:value="22">
            <text:p>22</text:p>
          </table:table-cell>
          <table:table-cell table:style-name="ce5" table:formula="of:=IF([.C295] &gt;0;[.D295]-([.C295]-[.B295]);0)" office:value-type="float" office:value="4">
            <text:p>4,00</text:p>
          </table:table-cell>
          <table:table-cell table:style-name="ce5" table:formula="of:=[.D295]-[.E295]" office:value-type="float" office:value="18">
            <text:p>1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0-22">
            <text:p>22.10.2017</text:p>
          </table:table-cell>
          <table:table-cell table:style-name="Excel_20_Built-in_20_Normal" office:value-type="float" office:value="47834">
            <text:p>47834</text:p>
          </table:table-cell>
          <table:table-cell table:style-name="Excel_20_Built-in_20_Normal" table:formula="of:=[.B297]" office:value-type="float" office:value="47849">
            <text:p>47849</text:p>
          </table:table-cell>
          <table:table-cell table:style-name="Excel_20_Built-in_20_Normal" office:value-type="float" office:value="20.4">
            <text:p>20,4</text:p>
          </table:table-cell>
          <table:table-cell table:style-name="ce5" table:formula="of:=IF([.C296] &gt;0;[.D296]-([.C296]-[.B296]);0)" office:value-type="float" office:value="5.4">
            <text:p>5,40</text:p>
          </table:table-cell>
          <table:table-cell table:style-name="ce5" table:formula="of:=[.D296]-[.E296]" office:value-type="float" office:value="15">
            <text:p>1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0-23">
            <text:p>23.10.2017</text:p>
          </table:table-cell>
          <table:table-cell table:style-name="Excel_20_Built-in_20_Normal" office:value-type="float" office:value="47849">
            <text:p>47849</text:p>
          </table:table-cell>
          <table:table-cell table:style-name="Excel_20_Built-in_20_Normal" table:formula="of:=[.B298]" office:value-type="float" office:value="47853">
            <text:p>47853</text:p>
          </table:table-cell>
          <table:table-cell table:style-name="Excel_20_Built-in_20_Normal" office:value-type="float" office:value="7.4">
            <text:p>7,4</text:p>
          </table:table-cell>
          <table:table-cell table:style-name="ce5" table:formula="of:=IF([.C297] &gt;0;[.D297]-([.C297]-[.B297]);0)" office:value-type="float" office:value="3.4">
            <text:p>3,40</text:p>
          </table:table-cell>
          <table:table-cell table:style-name="ce5" table:formula="of:=[.D297]-[.E297]" office:value-type="float" office:value="4">
            <text:p>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0-24">
            <text:p>24.10.2017</text:p>
          </table:table-cell>
          <table:table-cell table:style-name="Excel_20_Built-in_20_Normal" office:value-type="float" office:value="47853">
            <text:p>47853</text:p>
          </table:table-cell>
          <table:table-cell table:style-name="Excel_20_Built-in_20_Normal" table:formula="of:=[.B299]" office:value-type="float" office:value="47869">
            <text:p>47869</text:p>
          </table:table-cell>
          <table:table-cell table:style-name="Excel_20_Built-in_20_Normal" office:value-type="float" office:value="24">
            <text:p>24</text:p>
          </table:table-cell>
          <table:table-cell table:style-name="ce5" table:formula="of:=IF([.C298] &gt;0;[.D298]-([.C298]-[.B298]);0)" office:value-type="float" office:value="8">
            <text:p>8,00</text:p>
          </table:table-cell>
          <table:table-cell table:style-name="ce5" table:formula="of:=[.D298]-[.E298]" office:value-type="float" office:value="16">
            <text:p>1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0-25">
            <text:p>25.10.2017</text:p>
          </table:table-cell>
          <table:table-cell table:style-name="Excel_20_Built-in_20_Normal" office:value-type="float" office:value="47869">
            <text:p>47869</text:p>
          </table:table-cell>
          <table:table-cell table:style-name="Excel_20_Built-in_20_Normal" table:formula="of:=[.B300]" office:value-type="float" office:value="47887">
            <text:p>47887</text:p>
          </table:table-cell>
          <table:table-cell table:style-name="Excel_20_Built-in_20_Normal" office:value-type="float" office:value="28.7">
            <text:p>28,7</text:p>
          </table:table-cell>
          <table:table-cell table:style-name="ce5" table:formula="of:=IF([.C299] &gt;0;[.D299]-([.C299]-[.B299]);0)" office:value-type="float" office:value="10.7">
            <text:p>10,70</text:p>
          </table:table-cell>
          <table:table-cell table:style-name="ce5" table:formula="of:=[.D299]-[.E299]" office:value-type="float" office:value="18">
            <text:p>1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0-26">
            <text:p>26.10.2017</text:p>
          </table:table-cell>
          <table:table-cell table:style-name="Excel_20_Built-in_20_Normal" office:value-type="float" office:value="47887">
            <text:p>47887</text:p>
          </table:table-cell>
          <table:table-cell table:style-name="Excel_20_Built-in_20_Normal" table:formula="of:=[.B301]" office:value-type="float" office:value="47909">
            <text:p>47909</text:p>
          </table:table-cell>
          <table:table-cell table:style-name="Excel_20_Built-in_20_Normal" office:value-type="float" office:value="27.3">
            <text:p>27,3</text:p>
          </table:table-cell>
          <table:table-cell table:style-name="ce5" table:formula="of:=IF([.C300] &gt;0;[.D300]-([.C300]-[.B300]);0)" office:value-type="float" office:value="5.3">
            <text:p>5,30</text:p>
          </table:table-cell>
          <table:table-cell table:style-name="ce5" table:formula="of:=[.D300]-[.E300]" office:value-type="float" office:value="22">
            <text:p>2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0-27">
            <text:p>27.10.2017</text:p>
          </table:table-cell>
          <table:table-cell table:style-name="Excel_20_Built-in_20_Normal" office:value-type="float" office:value="47909">
            <text:p>47909</text:p>
          </table:table-cell>
          <table:table-cell table:style-name="Excel_20_Built-in_20_Normal" table:formula="of:=[.B302]" office:value-type="float" office:value="47917">
            <text:p>47917</text:p>
          </table:table-cell>
          <table:table-cell table:style-name="Excel_20_Built-in_20_Normal" office:value-type="float" office:value="11.6">
            <text:p>11,6</text:p>
          </table:table-cell>
          <table:table-cell table:style-name="ce5" table:formula="of:=IF([.C301] &gt;0;[.D301]-([.C301]-[.B301]);0)" office:value-type="float" office:value="3.6">
            <text:p>3,60</text:p>
          </table:table-cell>
          <table:table-cell table:style-name="ce5" table:formula="of:=[.D301]-[.E301]" office:value-type="float" office:value="8">
            <text:p>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0-28">
            <text:p>28.10.2017</text:p>
          </table:table-cell>
          <table:table-cell table:style-name="Excel_20_Built-in_20_Normal" office:value-type="float" office:value="47917">
            <text:p>47917</text:p>
          </table:table-cell>
          <table:table-cell table:style-name="Excel_20_Built-in_20_Normal" table:formula="of:=[.B303]" office:value-type="float" office:value="47923">
            <text:p>47923</text:p>
          </table:table-cell>
          <table:table-cell table:style-name="Excel_20_Built-in_20_Normal" office:value-type="float" office:value="10.8">
            <text:p>10,8</text:p>
          </table:table-cell>
          <table:table-cell table:style-name="ce5" table:formula="of:=IF([.C302] &gt;0;[.D302]-([.C302]-[.B302]);0)" office:value-type="float" office:value="4.8">
            <text:p>4,80</text:p>
          </table:table-cell>
          <table:table-cell table:style-name="ce5" table:formula="of:=[.D302]-[.E302]" office:value-type="float" office:value="6">
            <text:p>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0-29">
            <text:p>29.10.2017</text:p>
          </table:table-cell>
          <table:table-cell table:style-name="Excel_20_Built-in_20_Normal" office:value-type="float" office:value="47923">
            <text:p>47923</text:p>
          </table:table-cell>
          <table:table-cell table:style-name="Excel_20_Built-in_20_Normal" table:formula="of:=[.B304]" office:value-type="float" office:value="47926">
            <text:p>47926</text:p>
          </table:table-cell>
          <table:table-cell table:style-name="Excel_20_Built-in_20_Normal" office:value-type="float" office:value="6.2">
            <text:p>6,2</text:p>
          </table:table-cell>
          <table:table-cell table:style-name="ce5" table:formula="of:=IF([.C303] &gt;0;[.D303]-([.C303]-[.B303]);0)" office:value-type="float" office:value="3.2">
            <text:p>3,20</text:p>
          </table:table-cell>
          <table:table-cell table:style-name="ce5" table:formula="of:=[.D303]-[.E303]" office:value-type="float" office:value="3">
            <text:p>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0-30">
            <text:p>30.10.2017</text:p>
          </table:table-cell>
          <table:table-cell table:style-name="Excel_20_Built-in_20_Normal" office:value-type="float" office:value="47926">
            <text:p>47926</text:p>
          </table:table-cell>
          <table:table-cell table:style-name="Excel_20_Built-in_20_Normal" table:formula="of:=[.B305]" office:value-type="float" office:value="47935">
            <text:p>47935</text:p>
          </table:table-cell>
          <table:table-cell table:style-name="Excel_20_Built-in_20_Normal" office:value-type="float" office:value="14.2">
            <text:p>14,2</text:p>
          </table:table-cell>
          <table:table-cell table:style-name="ce5" table:formula="of:=IF([.C304] &gt;0;[.D304]-([.C304]-[.B304]);0)" office:value-type="float" office:value="5.2">
            <text:p>5,20</text:p>
          </table:table-cell>
          <table:table-cell table:style-name="ce5" table:formula="of:=[.D304]-[.E304]" office:value-type="float" office:value="9">
            <text:p>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0-31">
            <text:p>31.10.2017</text:p>
          </table:table-cell>
          <table:table-cell table:style-name="Excel_20_Built-in_20_Normal" office:value-type="float" office:value="47935">
            <text:p>47935</text:p>
          </table:table-cell>
          <table:table-cell table:style-name="Excel_20_Built-in_20_Normal" table:formula="of:=[.B306]" office:value-type="float" office:value="47961">
            <text:p>47961</text:p>
          </table:table-cell>
          <table:table-cell table:style-name="Excel_20_Built-in_20_Normal" office:value-type="float" office:value="35.9">
            <text:p>35,9</text:p>
          </table:table-cell>
          <table:table-cell table:style-name="ce5" table:formula="of:=IF([.C305] &gt;0;[.D305]-([.C305]-[.B305]);0)" office:value-type="float" office:value="9.9">
            <text:p>9,90</text:p>
          </table:table-cell>
          <table:table-cell table:style-name="ce5" table:formula="of:=[.D305]-[.E305]" office:value-type="float" office:value="26">
            <text:p>2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1-01">
            <text:p>01.11.2017</text:p>
          </table:table-cell>
          <table:table-cell table:style-name="Excel_20_Built-in_20_Normal" office:value-type="float" office:value="47961">
            <text:p>47961</text:p>
          </table:table-cell>
          <table:table-cell table:style-name="Excel_20_Built-in_20_Normal" table:formula="of:=[.B307]" office:value-type="float" office:value="47972">
            <text:p>47972</text:p>
          </table:table-cell>
          <table:table-cell table:style-name="Excel_20_Built-in_20_Normal" office:value-type="float" office:value="16.8">
            <text:p>16,8</text:p>
          </table:table-cell>
          <table:table-cell table:style-name="ce5" table:formula="of:=IF([.C306] &gt;0;[.D306]-([.C306]-[.B306]);0)" office:value-type="float" office:value="5.8">
            <text:p>5,80</text:p>
          </table:table-cell>
          <table:table-cell table:style-name="ce5" table:formula="of:=[.D306]-[.E306]" office:value-type="float" office:value="11">
            <text:p>1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1-02">
            <text:p>02.11.2017</text:p>
          </table:table-cell>
          <table:table-cell table:style-name="Excel_20_Built-in_20_Normal" office:value-type="float" office:value="47972">
            <text:p>47972</text:p>
          </table:table-cell>
          <table:table-cell table:style-name="Excel_20_Built-in_20_Normal" table:formula="of:=[.B308]" office:value-type="float" office:value="47980">
            <text:p>47980</text:p>
          </table:table-cell>
          <table:table-cell table:style-name="Excel_20_Built-in_20_Normal" office:value-type="float" office:value="11.7">
            <text:p>11,7</text:p>
          </table:table-cell>
          <table:table-cell table:style-name="ce5" table:formula="of:=IF([.C307] &gt;0;[.D307]-([.C307]-[.B307]);0)" office:value-type="float" office:value="3.7">
            <text:p>3,70</text:p>
          </table:table-cell>
          <table:table-cell table:style-name="ce5" table:formula="of:=[.D307]-[.E307]" office:value-type="float" office:value="8">
            <text:p>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1-03">
            <text:p>03.11.2017</text:p>
          </table:table-cell>
          <table:table-cell table:style-name="Excel_20_Built-in_20_Normal" office:value-type="float" office:value="47980">
            <text:p>47980</text:p>
          </table:table-cell>
          <table:table-cell table:style-name="Excel_20_Built-in_20_Normal" table:formula="of:=[.B309]" office:value-type="float" office:value="47985">
            <text:p>47985</text:p>
          </table:table-cell>
          <table:table-cell table:style-name="Excel_20_Built-in_20_Normal" office:value-type="float" office:value="10.6">
            <text:p>10,6</text:p>
          </table:table-cell>
          <table:table-cell table:style-name="ce5" table:formula="of:=IF([.C308] &gt;0;[.D308]-([.C308]-[.B308]);0)" office:value-type="float" office:value="5.6">
            <text:p>5,60</text:p>
          </table:table-cell>
          <table:table-cell table:style-name="ce5" table:formula="of:=[.D308]-[.E308]" office:value-type="float" office:value="5">
            <text:p>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1-04">
            <text:p>04.11.2017</text:p>
          </table:table-cell>
          <table:table-cell table:style-name="Excel_20_Built-in_20_Normal" office:value-type="float" office:value="47985">
            <text:p>47985</text:p>
          </table:table-cell>
          <table:table-cell table:style-name="Excel_20_Built-in_20_Normal" table:formula="of:=[.B310]" office:value-type="float" office:value="47998">
            <text:p>47998</text:p>
          </table:table-cell>
          <table:table-cell table:style-name="Excel_20_Built-in_20_Normal" office:value-type="float" office:value="20">
            <text:p>20</text:p>
          </table:table-cell>
          <table:table-cell table:style-name="ce5" table:formula="of:=IF([.C309] &gt;0;[.D309]-([.C309]-[.B309]);0)" office:value-type="float" office:value="7">
            <text:p>7,00</text:p>
          </table:table-cell>
          <table:table-cell table:style-name="ce5" table:formula="of:=[.D309]-[.E309]" office:value-type="float" office:value="13">
            <text:p>1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1-05">
            <text:p>05.11.2017</text:p>
          </table:table-cell>
          <table:table-cell table:style-name="Excel_20_Built-in_20_Normal" office:value-type="float" office:value="47998">
            <text:p>47998</text:p>
          </table:table-cell>
          <table:table-cell table:style-name="Excel_20_Built-in_20_Normal" table:formula="of:=[.B311]" office:value-type="float" office:value="47999">
            <text:p>47999</text:p>
          </table:table-cell>
          <table:table-cell table:style-name="Excel_20_Built-in_20_Normal" office:value-type="float" office:value="2">
            <text:p>2</text:p>
          </table:table-cell>
          <table:table-cell table:style-name="ce5" table:formula="of:=IF([.C310] &gt;0;[.D310]-([.C310]-[.B310]);0)" office:value-type="float" office:value="1">
            <text:p>1,00</text:p>
          </table:table-cell>
          <table:table-cell table:style-name="ce5" table:formula="of:=[.D310]-[.E310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1-06">
            <text:p>06.11.2017</text:p>
          </table:table-cell>
          <table:table-cell table:style-name="Excel_20_Built-in_20_Normal" office:value-type="float" office:value="47999">
            <text:p>47999</text:p>
          </table:table-cell>
          <table:table-cell table:style-name="Excel_20_Built-in_20_Normal" table:formula="of:=[.B312]" office:value-type="float" office:value="48000">
            <text:p>48000</text:p>
          </table:table-cell>
          <table:table-cell table:style-name="Excel_20_Built-in_20_Normal" office:value-type="float" office:value="2.9">
            <text:p>2,9</text:p>
          </table:table-cell>
          <table:table-cell table:style-name="ce5" table:formula="of:=IF([.C311] &gt;0;[.D311]-([.C311]-[.B311]);0)" office:value-type="float" office:value="1.9">
            <text:p>1,90</text:p>
          </table:table-cell>
          <table:table-cell table:style-name="ce5" table:formula="of:=[.D311]-[.E311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1-07">
            <text:p>07.11.2017</text:p>
          </table:table-cell>
          <table:table-cell table:style-name="Excel_20_Built-in_20_Normal" office:value-type="float" office:value="48000">
            <text:p>48000</text:p>
          </table:table-cell>
          <table:table-cell table:style-name="Excel_20_Built-in_20_Normal" table:formula="of:=[.B313]" office:value-type="float" office:value="48000">
            <text:p>48000</text:p>
          </table:table-cell>
          <table:table-cell table:style-name="Excel_20_Built-in_20_Normal" office:value-type="float" office:value="1">
            <text:p>1</text:p>
          </table:table-cell>
          <table:table-cell table:style-name="ce5" table:formula="of:=IF([.C312] &gt;0;[.D312]-([.C312]-[.B312]);0)" office:value-type="float" office:value="1">
            <text:p>1,00</text:p>
          </table:table-cell>
          <table:table-cell table:style-name="ce5" table:formula="of:=[.D312]-[.E31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1-08">
            <text:p>08.11.2017</text:p>
          </table:table-cell>
          <table:table-cell table:style-name="Excel_20_Built-in_20_Normal" office:value-type="float" office:value="48000">
            <text:p>48000</text:p>
          </table:table-cell>
          <table:table-cell table:style-name="Excel_20_Built-in_20_Normal" table:formula="of:=[.B314]" office:value-type="float" office:value="48000">
            <text:p>48000</text:p>
          </table:table-cell>
          <table:table-cell table:style-name="Excel_20_Built-in_20_Normal" office:value-type="float" office:value="1.9">
            <text:p>1,9</text:p>
          </table:table-cell>
          <table:table-cell table:style-name="ce5" table:formula="of:=IF([.C313] &gt;0;[.D313]-([.C313]-[.B313]);0)" office:value-type="float" office:value="1.9">
            <text:p>1,90</text:p>
          </table:table-cell>
          <table:table-cell table:style-name="ce5" table:formula="of:=[.D313]-[.E31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1-09">
            <text:p>09.11.2017</text:p>
          </table:table-cell>
          <table:table-cell table:style-name="Excel_20_Built-in_20_Normal" office:value-type="float" office:value="48000">
            <text:p>48000</text:p>
          </table:table-cell>
          <table:table-cell table:style-name="Excel_20_Built-in_20_Normal" table:formula="of:=[.B315]" office:value-type="float" office:value="48002">
            <text:p>48002</text:p>
          </table:table-cell>
          <table:table-cell table:style-name="Excel_20_Built-in_20_Normal" office:value-type="float" office:value="3.6">
            <text:p>3,6</text:p>
          </table:table-cell>
          <table:table-cell table:style-name="ce5" table:formula="of:=IF([.C314] &gt;0;[.D314]-([.C314]-[.B314]);0)" office:value-type="float" office:value="1.6">
            <text:p>1,60</text:p>
          </table:table-cell>
          <table:table-cell table:style-name="ce5" table:formula="of:=[.D314]-[.E314]" office:value-type="float" office:value="2">
            <text:p>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1-10">
            <text:p>10.11.2017</text:p>
          </table:table-cell>
          <table:table-cell table:style-name="Excel_20_Built-in_20_Normal" office:value-type="float" office:value="48002">
            <text:p>48002</text:p>
          </table:table-cell>
          <table:table-cell table:style-name="Excel_20_Built-in_20_Normal" table:formula="of:=[.B316]" office:value-type="float" office:value="48003">
            <text:p>48003</text:p>
          </table:table-cell>
          <table:table-cell table:style-name="Excel_20_Built-in_20_Normal" office:value-type="float" office:value="3.7">
            <text:p>3,7</text:p>
          </table:table-cell>
          <table:table-cell table:style-name="ce5" table:formula="of:=IF([.C315] &gt;0;[.D315]-([.C315]-[.B315]);0)" office:value-type="float" office:value="2.7">
            <text:p>2,70</text:p>
          </table:table-cell>
          <table:table-cell table:style-name="ce5" table:formula="of:=[.D315]-[.E315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1-11">
            <text:p>11.11.2017</text:p>
          </table:table-cell>
          <table:table-cell table:style-name="Excel_20_Built-in_20_Normal" office:value-type="float" office:value="48003">
            <text:p>48003</text:p>
          </table:table-cell>
          <table:table-cell table:style-name="Excel_20_Built-in_20_Normal" table:formula="of:=[.B317]" office:value-type="float" office:value="48003">
            <text:p>48003</text:p>
          </table:table-cell>
          <table:table-cell table:style-name="Excel_20_Built-in_20_Normal" office:value-type="float" office:value="3.9">
            <text:p>3,9</text:p>
          </table:table-cell>
          <table:table-cell table:style-name="ce5" table:formula="of:=IF([.C316] &gt;0;[.D316]-([.C316]-[.B316]);0)" office:value-type="float" office:value="3.9">
            <text:p>3,90</text:p>
          </table:table-cell>
          <table:table-cell table:style-name="ce5" table:formula="of:=[.D316]-[.E31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1-12">
            <text:p>12.11.2017</text:p>
          </table:table-cell>
          <table:table-cell table:style-name="Excel_20_Built-in_20_Normal" office:value-type="float" office:value="48003">
            <text:p>48003</text:p>
          </table:table-cell>
          <table:table-cell table:style-name="Excel_20_Built-in_20_Normal" table:formula="of:=[.B318]" office:value-type="float" office:value="48004">
            <text:p>48004</text:p>
          </table:table-cell>
          <table:table-cell table:style-name="Excel_20_Built-in_20_Normal" office:value-type="float" office:value="3.2">
            <text:p>3,2</text:p>
          </table:table-cell>
          <table:table-cell table:style-name="ce5" table:formula="of:=IF([.C317] &gt;0;[.D317]-([.C317]-[.B317]);0)" office:value-type="float" office:value="2.2">
            <text:p>2,20</text:p>
          </table:table-cell>
          <table:table-cell table:style-name="ce5" table:formula="of:=[.D317]-[.E317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1-13">
            <text:p>13.11.2017</text:p>
          </table:table-cell>
          <table:table-cell table:style-name="Excel_20_Built-in_20_Normal" office:value-type="float" office:value="48004">
            <text:p>48004</text:p>
          </table:table-cell>
          <table:table-cell table:style-name="Excel_20_Built-in_20_Normal" table:formula="of:=[.B319]" office:value-type="float" office:value="48006">
            <text:p>48006</text:p>
          </table:table-cell>
          <table:table-cell table:style-name="Excel_20_Built-in_20_Normal" office:value-type="float" office:value="5.7">
            <text:p>5,7</text:p>
          </table:table-cell>
          <table:table-cell table:style-name="ce5" table:formula="of:=IF([.C318] &gt;0;[.D318]-([.C318]-[.B318]);0)" office:value-type="float" office:value="3.7">
            <text:p>3,70</text:p>
          </table:table-cell>
          <table:table-cell table:style-name="ce5" table:formula="of:=[.D318]-[.E318]" office:value-type="float" office:value="2">
            <text:p>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1-14">
            <text:p>14.11.2017</text:p>
          </table:table-cell>
          <table:table-cell table:style-name="Excel_20_Built-in_20_Normal" office:value-type="float" office:value="48006">
            <text:p>48006</text:p>
          </table:table-cell>
          <table:table-cell table:style-name="Excel_20_Built-in_20_Normal" table:formula="of:=[.B320]" office:value-type="float" office:value="48013">
            <text:p>48013</text:p>
          </table:table-cell>
          <table:table-cell table:style-name="Excel_20_Built-in_20_Normal" office:value-type="float" office:value="11.3">
            <text:p>11,3</text:p>
          </table:table-cell>
          <table:table-cell table:style-name="ce5" table:formula="of:=IF([.C319] &gt;0;[.D319]-([.C319]-[.B319]);0)" office:value-type="float" office:value="4.3">
            <text:p>4,30</text:p>
          </table:table-cell>
          <table:table-cell table:style-name="ce5" table:formula="of:=[.D319]-[.E319]" office:value-type="float" office:value="7">
            <text:p>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1-15">
            <text:p>15.11.2017</text:p>
          </table:table-cell>
          <table:table-cell table:style-name="Excel_20_Built-in_20_Normal" office:value-type="float" office:value="48013">
            <text:p>48013</text:p>
          </table:table-cell>
          <table:table-cell table:style-name="Excel_20_Built-in_20_Normal" table:formula="of:=[.B321]" office:value-type="float" office:value="48041">
            <text:p>48041</text:p>
          </table:table-cell>
          <table:table-cell table:style-name="Excel_20_Built-in_20_Normal" office:value-type="float" office:value="31.2">
            <text:p>31,2</text:p>
          </table:table-cell>
          <table:table-cell table:style-name="ce5" table:formula="of:=IF([.C320] &gt;0;[.D320]-([.C320]-[.B320]);0)" office:value-type="float" office:value="3.2">
            <text:p>3,20</text:p>
          </table:table-cell>
          <table:table-cell table:style-name="ce5" table:formula="of:=[.D320]-[.E320]" office:value-type="float" office:value="28">
            <text:p>2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1-16">
            <text:p>16.11.2017</text:p>
          </table:table-cell>
          <table:table-cell table:style-name="Excel_20_Built-in_20_Normal" office:value-type="float" office:value="48041">
            <text:p>48041</text:p>
          </table:table-cell>
          <table:table-cell table:style-name="Excel_20_Built-in_20_Normal" table:formula="of:=[.B322]" office:value-type="float" office:value="48043">
            <text:p>48043</text:p>
          </table:table-cell>
          <table:table-cell table:style-name="Excel_20_Built-in_20_Normal" office:value-type="float" office:value="3.3">
            <text:p>3,3</text:p>
          </table:table-cell>
          <table:table-cell table:style-name="ce5" table:formula="of:=IF([.C321] &gt;0;[.D321]-([.C321]-[.B321]);0)" office:value-type="float" office:value="1.3">
            <text:p>1,30</text:p>
          </table:table-cell>
          <table:table-cell table:style-name="ce5" table:formula="of:=[.D321]-[.E321]" office:value-type="float" office:value="2">
            <text:p>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1-17">
            <text:p>17.11.2017</text:p>
          </table:table-cell>
          <table:table-cell table:style-name="Excel_20_Built-in_20_Normal" office:value-type="float" office:value="48043">
            <text:p>48043</text:p>
          </table:table-cell>
          <table:table-cell table:style-name="Excel_20_Built-in_20_Normal" table:formula="of:=[.B323]" office:value-type="float" office:value="48044">
            <text:p>48044</text:p>
          </table:table-cell>
          <table:table-cell table:style-name="Excel_20_Built-in_20_Normal" office:value-type="float" office:value="4.1">
            <text:p>4,1</text:p>
          </table:table-cell>
          <table:table-cell table:style-name="ce5" table:formula="of:=IF([.C322] &gt;0;[.D322]-([.C322]-[.B322]);0)" office:value-type="float" office:value="3.1">
            <text:p>3,10</text:p>
          </table:table-cell>
          <table:table-cell table:style-name="ce5" table:formula="of:=[.D322]-[.E322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1-18">
            <text:p>18.11.2017</text:p>
          </table:table-cell>
          <table:table-cell table:style-name="Excel_20_Built-in_20_Normal" office:value-type="float" office:value="48044">
            <text:p>48044</text:p>
          </table:table-cell>
          <table:table-cell table:style-name="Excel_20_Built-in_20_Normal" table:formula="of:=[.B324]" office:value-type="float" office:value="48045">
            <text:p>48045</text:p>
          </table:table-cell>
          <table:table-cell table:style-name="Excel_20_Built-in_20_Normal" office:value-type="float" office:value="4.4">
            <text:p>4,4</text:p>
          </table:table-cell>
          <table:table-cell table:style-name="ce5" table:formula="of:=IF([.C323] &gt;0;[.D323]-([.C323]-[.B323]);0)" office:value-type="float" office:value="3.4">
            <text:p>3,40</text:p>
          </table:table-cell>
          <table:table-cell table:style-name="ce5" table:formula="of:=[.D323]-[.E323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1-19">
            <text:p>19.11.2017</text:p>
          </table:table-cell>
          <table:table-cell table:style-name="Excel_20_Built-in_20_Normal" office:value-type="float" office:value="48045">
            <text:p>48045</text:p>
          </table:table-cell>
          <table:table-cell table:style-name="Excel_20_Built-in_20_Normal" table:formula="of:=[.B325]" office:value-type="float" office:value="48047">
            <text:p>48047</text:p>
          </table:table-cell>
          <table:table-cell table:style-name="Excel_20_Built-in_20_Normal" office:value-type="float" office:value="5.4">
            <text:p>5,4</text:p>
          </table:table-cell>
          <table:table-cell table:style-name="ce5" table:formula="of:=IF([.C324] &gt;0;[.D324]-([.C324]-[.B324]);0)" office:value-type="float" office:value="3.4">
            <text:p>3,40</text:p>
          </table:table-cell>
          <table:table-cell table:style-name="ce5" table:formula="of:=[.D324]-[.E324]" office:value-type="float" office:value="2">
            <text:p>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1-20">
            <text:p>20.11.2017</text:p>
          </table:table-cell>
          <table:table-cell table:style-name="Excel_20_Built-in_20_Normal" office:value-type="float" office:value="48047">
            <text:p>48047</text:p>
          </table:table-cell>
          <table:table-cell table:style-name="Excel_20_Built-in_20_Normal" table:formula="of:=[.B326]" office:value-type="float" office:value="48049">
            <text:p>48049</text:p>
          </table:table-cell>
          <table:table-cell table:style-name="Excel_20_Built-in_20_Normal" office:value-type="float" office:value="4.4">
            <text:p>4,4</text:p>
          </table:table-cell>
          <table:table-cell table:style-name="ce5" table:formula="of:=IF([.C325] &gt;0;[.D325]-([.C325]-[.B325]);0)" office:value-type="float" office:value="2.4">
            <text:p>2,40</text:p>
          </table:table-cell>
          <table:table-cell table:style-name="ce5" table:formula="of:=[.D325]-[.E325]" office:value-type="float" office:value="2">
            <text:p>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1-21">
            <text:p>21.11.2017</text:p>
          </table:table-cell>
          <table:table-cell table:style-name="Excel_20_Built-in_20_Normal" office:value-type="float" office:value="48049">
            <text:p>48049</text:p>
          </table:table-cell>
          <table:table-cell table:style-name="Excel_20_Built-in_20_Normal" table:formula="of:=[.B327]" office:value-type="float" office:value="48052">
            <text:p>48052</text:p>
          </table:table-cell>
          <table:table-cell table:style-name="Excel_20_Built-in_20_Normal" office:value-type="float" office:value="5.6">
            <text:p>5,6</text:p>
          </table:table-cell>
          <table:table-cell table:style-name="ce5" table:formula="of:=IF([.C326] &gt;0;[.D326]-([.C326]-[.B326]);0)" office:value-type="float" office:value="2.6">
            <text:p>2,60</text:p>
          </table:table-cell>
          <table:table-cell table:style-name="ce5" table:formula="of:=[.D326]-[.E326]" office:value-type="float" office:value="3">
            <text:p>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1-22">
            <text:p>22.11.2017</text:p>
          </table:table-cell>
          <table:table-cell table:style-name="Excel_20_Built-in_20_Normal" office:value-type="float" office:value="48052">
            <text:p>48052</text:p>
          </table:table-cell>
          <table:table-cell table:style-name="Excel_20_Built-in_20_Normal" table:formula="of:=[.B328]" office:value-type="float" office:value="48074">
            <text:p>48074</text:p>
          </table:table-cell>
          <table:table-cell table:style-name="Excel_20_Built-in_20_Normal" office:value-type="float" office:value="28.5">
            <text:p>28,5</text:p>
          </table:table-cell>
          <table:table-cell table:style-name="ce5" table:formula="of:=IF([.C327] &gt;0;[.D327]-([.C327]-[.B327]);0)" office:value-type="float" office:value="6.5">
            <text:p>6,50</text:p>
          </table:table-cell>
          <table:table-cell table:style-name="ce5" table:formula="of:=[.D327]-[.E327]" office:value-type="float" office:value="22">
            <text:p>2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1-23">
            <text:p>23.11.2017</text:p>
          </table:table-cell>
          <table:table-cell table:style-name="Excel_20_Built-in_20_Normal" office:value-type="float" office:value="48074">
            <text:p>48074</text:p>
          </table:table-cell>
          <table:table-cell table:style-name="Excel_20_Built-in_20_Normal" table:formula="of:=[.B329]" office:value-type="float" office:value="48081">
            <text:p>48081</text:p>
          </table:table-cell>
          <table:table-cell table:style-name="Excel_20_Built-in_20_Normal" office:value-type="float" office:value="13.7">
            <text:p>13,7</text:p>
          </table:table-cell>
          <table:table-cell table:style-name="ce5" table:formula="of:=IF([.C328] &gt;0;[.D328]-([.C328]-[.B328]);0)" office:value-type="float" office:value="6.7">
            <text:p>6,70</text:p>
          </table:table-cell>
          <table:table-cell table:style-name="ce5" table:formula="of:=[.D328]-[.E328]" office:value-type="float" office:value="7">
            <text:p>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1-24">
            <text:p>24.11.2017</text:p>
          </table:table-cell>
          <table:table-cell table:style-name="Excel_20_Built-in_20_Normal" office:value-type="float" office:value="48081">
            <text:p>48081</text:p>
          </table:table-cell>
          <table:table-cell table:style-name="Excel_20_Built-in_20_Normal" table:formula="of:=[.B330]" office:value-type="float" office:value="48090">
            <text:p>48090</text:p>
          </table:table-cell>
          <table:table-cell table:style-name="Excel_20_Built-in_20_Normal" office:value-type="float" office:value="15.8">
            <text:p>15,8</text:p>
          </table:table-cell>
          <table:table-cell table:style-name="ce5" table:formula="of:=IF([.C329] &gt;0;[.D329]-([.C329]-[.B329]);0)" office:value-type="float" office:value="6.8">
            <text:p>6,80</text:p>
          </table:table-cell>
          <table:table-cell table:style-name="ce5" table:formula="of:=[.D329]-[.E329]" office:value-type="float" office:value="9">
            <text:p>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1-25">
            <text:p>25.11.2017</text:p>
          </table:table-cell>
          <table:table-cell table:style-name="Excel_20_Built-in_20_Normal" office:value-type="float" office:value="48090">
            <text:p>48090</text:p>
          </table:table-cell>
          <table:table-cell table:style-name="Excel_20_Built-in_20_Normal" table:formula="of:=[.B331]" office:value-type="float" office:value="48090">
            <text:p>48090</text:p>
          </table:table-cell>
          <table:table-cell table:style-name="Excel_20_Built-in_20_Normal" office:value-type="float" office:value="1.4">
            <text:p>1,4</text:p>
          </table:table-cell>
          <table:table-cell table:style-name="ce5" table:formula="of:=IF([.C330] &gt;0;[.D330]-([.C330]-[.B330]);0)" office:value-type="float" office:value="1.4">
            <text:p>1,40</text:p>
          </table:table-cell>
          <table:table-cell table:style-name="ce5" table:formula="of:=[.D330]-[.E33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1-26">
            <text:p>26.11.2017</text:p>
          </table:table-cell>
          <table:table-cell table:style-name="Excel_20_Built-in_20_Normal" office:value-type="float" office:value="48090">
            <text:p>48090</text:p>
          </table:table-cell>
          <table:table-cell table:style-name="Excel_20_Built-in_20_Normal" table:formula="of:=[.B332]" office:value-type="float" office:value="48093">
            <text:p>48093</text:p>
          </table:table-cell>
          <table:table-cell table:style-name="Excel_20_Built-in_20_Normal" office:value-type="float" office:value="7">
            <text:p>7</text:p>
          </table:table-cell>
          <table:table-cell table:style-name="ce5" table:formula="of:=IF([.C331] &gt;0;[.D331]-([.C331]-[.B331]);0)" office:value-type="float" office:value="4">
            <text:p>4,00</text:p>
          </table:table-cell>
          <table:table-cell table:style-name="ce5" table:formula="of:=[.D331]-[.E331]" office:value-type="float" office:value="3">
            <text:p>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1-27">
            <text:p>27.11.2017</text:p>
          </table:table-cell>
          <table:table-cell table:style-name="Excel_20_Built-in_20_Normal" office:value-type="float" office:value="48093">
            <text:p>48093</text:p>
          </table:table-cell>
          <table:table-cell table:style-name="Excel_20_Built-in_20_Normal" table:formula="of:=[.B333]" office:value-type="float" office:value="48098">
            <text:p>48098</text:p>
          </table:table-cell>
          <table:table-cell table:style-name="Excel_20_Built-in_20_Normal" office:value-type="float" office:value="7.7">
            <text:p>7,7</text:p>
          </table:table-cell>
          <table:table-cell table:style-name="ce5" table:formula="of:=IF([.C332] &gt;0;[.D332]-([.C332]-[.B332]);0)" office:value-type="float" office:value="2.7">
            <text:p>2,70</text:p>
          </table:table-cell>
          <table:table-cell table:style-name="ce5" table:formula="of:=[.D332]-[.E332]" office:value-type="float" office:value="5">
            <text:p>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1-28">
            <text:p>28.11.2017</text:p>
          </table:table-cell>
          <table:table-cell table:style-name="Excel_20_Built-in_20_Normal" office:value-type="float" office:value="48098">
            <text:p>48098</text:p>
          </table:table-cell>
          <table:table-cell table:style-name="Excel_20_Built-in_20_Normal" table:formula="of:=[.B334]" office:value-type="float" office:value="48099">
            <text:p>48099</text:p>
          </table:table-cell>
          <table:table-cell table:style-name="Excel_20_Built-in_20_Normal" office:value-type="float" office:value="3">
            <text:p>3</text:p>
          </table:table-cell>
          <table:table-cell table:style-name="ce5" table:formula="of:=IF([.C333] &gt;0;[.D333]-([.C333]-[.B333]);0)" office:value-type="float" office:value="2">
            <text:p>2,00</text:p>
          </table:table-cell>
          <table:table-cell table:style-name="ce5" table:formula="of:=[.D333]-[.E333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1-29">
            <text:p>29.11.2017</text:p>
          </table:table-cell>
          <table:table-cell table:style-name="Excel_20_Built-in_20_Normal" office:value-type="float" office:value="48099">
            <text:p>48099</text:p>
          </table:table-cell>
          <table:table-cell table:style-name="Excel_20_Built-in_20_Normal" table:formula="of:=[.B335]" office:value-type="float" office:value="48105">
            <text:p>48105</text:p>
          </table:table-cell>
          <table:table-cell table:style-name="Excel_20_Built-in_20_Normal" office:value-type="float" office:value="10.3">
            <text:p>10,3</text:p>
          </table:table-cell>
          <table:table-cell table:style-name="ce5" table:formula="of:=IF([.C334] &gt;0;[.D334]-([.C334]-[.B334]);0)" office:value-type="float" office:value="4.3">
            <text:p>4,30</text:p>
          </table:table-cell>
          <table:table-cell table:style-name="ce5" table:formula="of:=[.D334]-[.E334]" office:value-type="float" office:value="6">
            <text:p>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1-30">
            <text:p>30.11.2017</text:p>
          </table:table-cell>
          <table:table-cell table:style-name="Excel_20_Built-in_20_Normal" office:value-type="float" office:value="48105">
            <text:p>48105</text:p>
          </table:table-cell>
          <table:table-cell table:style-name="Excel_20_Built-in_20_Normal" table:formula="of:=[.B336]" office:value-type="float" office:value="48105">
            <text:p>48105</text:p>
          </table:table-cell>
          <table:table-cell table:style-name="Excel_20_Built-in_20_Normal" office:value-type="float" office:value="0">
            <text:p>0</text:p>
          </table:table-cell>
          <table:table-cell table:style-name="ce5" table:formula="of:=IF([.C335] &gt;0;[.D335]-([.C335]-[.B335]);0)" office:value-type="float" office:value="0">
            <text:p>0,00</text:p>
          </table:table-cell>
          <table:table-cell table:style-name="ce5" table:formula="of:=[.D335]-[.E33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2-01">
            <text:p>01.12.2017</text:p>
          </table:table-cell>
          <table:table-cell table:style-name="Excel_20_Built-in_20_Normal" office:value-type="float" office:value="48105">
            <text:p>48105</text:p>
          </table:table-cell>
          <table:table-cell table:style-name="Excel_20_Built-in_20_Normal" table:formula="of:=[.B337]" office:value-type="float" office:value="48105">
            <text:p>48105</text:p>
          </table:table-cell>
          <table:table-cell table:style-name="Excel_20_Built-in_20_Normal" office:value-type="float" office:value="0.3">
            <text:p>0,3</text:p>
          </table:table-cell>
          <table:table-cell table:style-name="ce5" table:formula="of:=IF([.C336] &gt;0;[.D336]-([.C336]-[.B336]);0)" office:value-type="float" office:value="0.3">
            <text:p>0,30</text:p>
          </table:table-cell>
          <table:table-cell table:style-name="ce5" table:formula="of:=[.D336]-[.E33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2-02">
            <text:p>02.12.2017</text:p>
          </table:table-cell>
          <table:table-cell table:style-name="Excel_20_Built-in_20_Normal" office:value-type="float" office:value="48105">
            <text:p>48105</text:p>
          </table:table-cell>
          <table:table-cell table:style-name="Excel_20_Built-in_20_Normal" table:formula="of:=[.B338]" office:value-type="float" office:value="48105">
            <text:p>48105</text:p>
          </table:table-cell>
          <table:table-cell table:style-name="Excel_20_Built-in_20_Normal" office:value-type="float" office:value="1">
            <text:p>1</text:p>
          </table:table-cell>
          <table:table-cell table:style-name="ce5" table:formula="of:=IF([.C337] &gt;0;[.D337]-([.C337]-[.B337]);0)" office:value-type="float" office:value="1">
            <text:p>1,00</text:p>
          </table:table-cell>
          <table:table-cell table:style-name="ce5" table:formula="of:=[.D337]-[.E33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2-03">
            <text:p>03.12.2017</text:p>
          </table:table-cell>
          <table:table-cell table:style-name="Excel_20_Built-in_20_Normal" office:value-type="float" office:value="48105">
            <text:p>48105</text:p>
          </table:table-cell>
          <table:table-cell table:style-name="Excel_20_Built-in_20_Normal" table:formula="of:=[.B339]" office:value-type="float" office:value="48105">
            <text:p>48105</text:p>
          </table:table-cell>
          <table:table-cell table:style-name="Excel_20_Built-in_20_Normal" office:value-type="float" office:value="2.6">
            <text:p>2,6</text:p>
          </table:table-cell>
          <table:table-cell table:style-name="ce5" table:formula="of:=IF([.C338] &gt;0;[.D338]-([.C338]-[.B338]);0)" office:value-type="float" office:value="2.6">
            <text:p>2,60</text:p>
          </table:table-cell>
          <table:table-cell table:style-name="ce5" table:formula="of:=[.D338]-[.E33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2-04">
            <text:p>04.12.2017</text:p>
          </table:table-cell>
          <table:table-cell table:style-name="Excel_20_Built-in_20_Normal" office:value-type="float" office:value="48105">
            <text:p>48105</text:p>
          </table:table-cell>
          <table:table-cell table:style-name="Excel_20_Built-in_20_Normal" table:formula="of:=[.B340]" office:value-type="float" office:value="48105">
            <text:p>48105</text:p>
          </table:table-cell>
          <table:table-cell table:style-name="Excel_20_Built-in_20_Normal" office:value-type="float" office:value="0.6">
            <text:p>0,6</text:p>
          </table:table-cell>
          <table:table-cell table:style-name="ce5" table:formula="of:=IF([.C339] &gt;0;[.D339]-([.C339]-[.B339]);0)" office:value-type="float" office:value="0.6">
            <text:p>0,60</text:p>
          </table:table-cell>
          <table:table-cell table:style-name="ce5" table:formula="of:=[.D339]-[.E33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2-05">
            <text:p>05.12.2017</text:p>
          </table:table-cell>
          <table:table-cell table:style-name="Excel_20_Built-in_20_Normal" office:value-type="float" office:value="48105">
            <text:p>48105</text:p>
          </table:table-cell>
          <table:table-cell table:style-name="Excel_20_Built-in_20_Normal" table:formula="of:=[.B341]" office:value-type="float" office:value="48108">
            <text:p>48108</text:p>
          </table:table-cell>
          <table:table-cell table:style-name="Excel_20_Built-in_20_Normal" office:value-type="float" office:value="5.8">
            <text:p>5,8</text:p>
          </table:table-cell>
          <table:table-cell table:style-name="ce5" table:formula="of:=IF([.C340] &gt;0;[.D340]-([.C340]-[.B340]);0)" office:value-type="float" office:value="2.8">
            <text:p>2,80</text:p>
          </table:table-cell>
          <table:table-cell table:style-name="ce5" table:formula="of:=[.D340]-[.E340]" office:value-type="float" office:value="3">
            <text:p>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2-06">
            <text:p>06.12.2017</text:p>
          </table:table-cell>
          <table:table-cell table:style-name="Excel_20_Built-in_20_Normal" office:value-type="float" office:value="48108">
            <text:p>48108</text:p>
          </table:table-cell>
          <table:table-cell table:style-name="Excel_20_Built-in_20_Normal" table:formula="of:=[.B342]" office:value-type="float" office:value="48108">
            <text:p>48108</text:p>
          </table:table-cell>
          <table:table-cell table:style-name="Excel_20_Built-in_20_Normal" office:value-type="float" office:value="2.8">
            <text:p>2,8</text:p>
          </table:table-cell>
          <table:table-cell table:style-name="ce5" table:formula="of:=IF([.C341] &gt;0;[.D341]-([.C341]-[.B341]);0)" office:value-type="float" office:value="2.8">
            <text:p>2,80</text:p>
          </table:table-cell>
          <table:table-cell table:style-name="ce5" table:formula="of:=[.D341]-[.E34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2-07">
            <text:p>07.12.2017</text:p>
          </table:table-cell>
          <table:table-cell table:style-name="Excel_20_Built-in_20_Normal" office:value-type="float" office:value="48108">
            <text:p>48108</text:p>
          </table:table-cell>
          <table:table-cell table:style-name="Excel_20_Built-in_20_Normal" table:formula="of:=[.B343]" office:value-type="float" office:value="48127">
            <text:p>48127</text:p>
          </table:table-cell>
          <table:table-cell table:style-name="Excel_20_Built-in_20_Normal" office:value-type="float" office:value="26.2">
            <text:p>26,2</text:p>
          </table:table-cell>
          <table:table-cell table:style-name="ce5" table:formula="of:=IF([.C342] &gt;0;[.D342]-([.C342]-[.B342]);0)" office:value-type="float" office:value="7.2">
            <text:p>7,20</text:p>
          </table:table-cell>
          <table:table-cell table:style-name="ce5" table:formula="of:=[.D342]-[.E342]" office:value-type="float" office:value="19">
            <text:p>1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2-08">
            <text:p>08.12.2017</text:p>
          </table:table-cell>
          <table:table-cell table:style-name="Excel_20_Built-in_20_Normal" office:value-type="float" office:value="48127">
            <text:p>48127</text:p>
          </table:table-cell>
          <table:table-cell table:style-name="Excel_20_Built-in_20_Normal" table:formula="of:=[.B344]" office:value-type="float" office:value="48131">
            <text:p>48131</text:p>
          </table:table-cell>
          <table:table-cell table:style-name="Excel_20_Built-in_20_Normal" office:value-type="float" office:value="9.6">
            <text:p>9,6</text:p>
          </table:table-cell>
          <table:table-cell table:style-name="ce5" table:formula="of:=IF([.C343] &gt;0;[.D343]-([.C343]-[.B343]);0)" office:value-type="float" office:value="5.6">
            <text:p>5,60</text:p>
          </table:table-cell>
          <table:table-cell table:style-name="ce5" table:formula="of:=[.D343]-[.E343]" office:value-type="float" office:value="4">
            <text:p>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2-09">
            <text:p>09.12.2017</text:p>
          </table:table-cell>
          <table:table-cell table:style-name="Excel_20_Built-in_20_Normal" office:value-type="float" office:value="48131">
            <text:p>48131</text:p>
          </table:table-cell>
          <table:table-cell table:style-name="Excel_20_Built-in_20_Normal" table:formula="of:=[.B345]" office:value-type="float" office:value="48135">
            <text:p>48135</text:p>
          </table:table-cell>
          <table:table-cell table:style-name="Excel_20_Built-in_20_Normal" office:value-type="float" office:value="6.8">
            <text:p>6,8</text:p>
          </table:table-cell>
          <table:table-cell table:style-name="ce5" table:formula="of:=IF([.C344] &gt;0;[.D344]-([.C344]-[.B344]);0)" office:value-type="float" office:value="2.8">
            <text:p>2,80</text:p>
          </table:table-cell>
          <table:table-cell table:style-name="ce5" table:formula="of:=[.D344]-[.E344]" office:value-type="float" office:value="4">
            <text:p>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2-10">
            <text:p>10.12.2017</text:p>
          </table:table-cell>
          <table:table-cell table:style-name="Excel_20_Built-in_20_Normal" office:value-type="float" office:value="48135">
            <text:p>48135</text:p>
          </table:table-cell>
          <table:table-cell table:style-name="Excel_20_Built-in_20_Normal" table:formula="of:=[.B346]" office:value-type="float" office:value="48135">
            <text:p>48135</text:p>
          </table:table-cell>
          <table:table-cell table:style-name="Excel_20_Built-in_20_Normal" office:value-type="float" office:value="2.5">
            <text:p>2,5</text:p>
          </table:table-cell>
          <table:table-cell table:style-name="ce5" table:formula="of:=IF([.C345] &gt;0;[.D345]-([.C345]-[.B345]);0)" office:value-type="float" office:value="2.5">
            <text:p>2,50</text:p>
          </table:table-cell>
          <table:table-cell table:style-name="ce5" table:formula="of:=[.D345]-[.E34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2-11">
            <text:p>11.12.2017</text:p>
          </table:table-cell>
          <table:table-cell table:style-name="Excel_20_Built-in_20_Normal" office:value-type="float" office:value="48135">
            <text:p>48135</text:p>
          </table:table-cell>
          <table:table-cell table:style-name="Excel_20_Built-in_20_Normal" table:formula="of:=[.B347]" office:value-type="float" office:value="48136">
            <text:p>48136</text:p>
          </table:table-cell>
          <table:table-cell table:style-name="Excel_20_Built-in_20_Normal" office:value-type="float" office:value="2.5">
            <text:p>2,5</text:p>
          </table:table-cell>
          <table:table-cell table:style-name="ce5" table:formula="of:=IF([.C346] &gt;0;[.D346]-([.C346]-[.B346]);0)" office:value-type="float" office:value="1.5">
            <text:p>1,50</text:p>
          </table:table-cell>
          <table:table-cell table:style-name="ce5" table:formula="of:=[.D346]-[.E346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2-12">
            <text:p>12.12.2017</text:p>
          </table:table-cell>
          <table:table-cell table:style-name="Excel_20_Built-in_20_Normal" office:value-type="float" office:value="48136">
            <text:p>48136</text:p>
          </table:table-cell>
          <table:table-cell table:style-name="Excel_20_Built-in_20_Normal" table:formula="of:=[.B348]" office:value-type="float" office:value="48137">
            <text:p>48137</text:p>
          </table:table-cell>
          <table:table-cell table:style-name="Excel_20_Built-in_20_Normal" office:value-type="float" office:value="4">
            <text:p>4</text:p>
          </table:table-cell>
          <table:table-cell table:style-name="ce5" table:formula="of:=IF([.C347] &gt;0;[.D347]-([.C347]-[.B347]);0)" office:value-type="float" office:value="3">
            <text:p>3,00</text:p>
          </table:table-cell>
          <table:table-cell table:style-name="ce5" table:formula="of:=[.D347]-[.E347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2-13">
            <text:p>13.12.2017</text:p>
          </table:table-cell>
          <table:table-cell table:style-name="Excel_20_Built-in_20_Normal" office:value-type="float" office:value="48137">
            <text:p>48137</text:p>
          </table:table-cell>
          <table:table-cell table:style-name="Excel_20_Built-in_20_Normal" table:formula="of:=[.B349]" office:value-type="float" office:value="48150">
            <text:p>48150</text:p>
          </table:table-cell>
          <table:table-cell table:style-name="Excel_20_Built-in_20_Normal" office:value-type="float" office:value="19">
            <text:p>19</text:p>
          </table:table-cell>
          <table:table-cell table:style-name="ce5" table:formula="of:=IF([.C348] &gt;0;[.D348]-([.C348]-[.B348]);0)" office:value-type="float" office:value="6">
            <text:p>6,00</text:p>
          </table:table-cell>
          <table:table-cell table:style-name="ce5" table:formula="of:=[.D348]-[.E348]" office:value-type="float" office:value="13">
            <text:p>1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2-14">
            <text:p>14.12.2017</text:p>
          </table:table-cell>
          <table:table-cell table:style-name="Excel_20_Built-in_20_Normal" office:value-type="float" office:value="48150">
            <text:p>48150</text:p>
          </table:table-cell>
          <table:table-cell table:style-name="Excel_20_Built-in_20_Normal" table:formula="of:=[.B350]" office:value-type="float" office:value="48164">
            <text:p>48164</text:p>
          </table:table-cell>
          <table:table-cell table:style-name="Excel_20_Built-in_20_Normal" office:value-type="float" office:value="23.7">
            <text:p>23,7</text:p>
          </table:table-cell>
          <table:table-cell table:style-name="ce5" table:formula="of:=IF([.C349] &gt;0;[.D349]-([.C349]-[.B349]);0)" office:value-type="float" office:value="9.7">
            <text:p>9,70</text:p>
          </table:table-cell>
          <table:table-cell table:style-name="ce5" table:formula="of:=[.D349]-[.E349]" office:value-type="float" office:value="14">
            <text:p>1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2-15">
            <text:p>15.12.2017</text:p>
          </table:table-cell>
          <table:table-cell table:style-name="Excel_20_Built-in_20_Normal" office:value-type="float" office:value="48164">
            <text:p>48164</text:p>
          </table:table-cell>
          <table:table-cell table:style-name="Excel_20_Built-in_20_Normal" table:formula="of:=[.B351]" office:value-type="float" office:value="48172">
            <text:p>48172</text:p>
          </table:table-cell>
          <table:table-cell table:style-name="Excel_20_Built-in_20_Normal" office:value-type="float" office:value="12">
            <text:p>12</text:p>
          </table:table-cell>
          <table:table-cell table:style-name="ce5" table:formula="of:=IF([.C350] &gt;0;[.D350]-([.C350]-[.B350]);0)" office:value-type="float" office:value="4">
            <text:p>4,00</text:p>
          </table:table-cell>
          <table:table-cell table:style-name="ce5" table:formula="of:=[.D350]-[.E350]" office:value-type="float" office:value="8">
            <text:p>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2-16">
            <text:p>16.12.2017</text:p>
          </table:table-cell>
          <table:table-cell table:style-name="Excel_20_Built-in_20_Normal" office:value-type="float" office:value="48172">
            <text:p>48172</text:p>
          </table:table-cell>
          <table:table-cell table:style-name="Excel_20_Built-in_20_Normal" table:formula="of:=[.B352]" office:value-type="float" office:value="48172">
            <text:p>48172</text:p>
          </table:table-cell>
          <table:table-cell table:style-name="Excel_20_Built-in_20_Normal" office:value-type="float" office:value="2">
            <text:p>2</text:p>
          </table:table-cell>
          <table:table-cell table:style-name="ce5" table:formula="of:=IF([.C351] &gt;0;[.D351]-([.C351]-[.B351]);0)" office:value-type="float" office:value="2">
            <text:p>2,00</text:p>
          </table:table-cell>
          <table:table-cell table:style-name="ce5" table:formula="of:=[.D351]-[.E35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2-17">
            <text:p>17.12.2017</text:p>
          </table:table-cell>
          <table:table-cell table:style-name="Excel_20_Built-in_20_Normal" office:value-type="float" office:value="48172">
            <text:p>48172</text:p>
          </table:table-cell>
          <table:table-cell table:style-name="Excel_20_Built-in_20_Normal" table:formula="of:=[.B353]" office:value-type="float" office:value="48173">
            <text:p>48173</text:p>
          </table:table-cell>
          <table:table-cell table:style-name="Excel_20_Built-in_20_Normal" office:value-type="float" office:value="3.6">
            <text:p>3,6</text:p>
          </table:table-cell>
          <table:table-cell table:style-name="ce5" table:formula="of:=IF([.C352] &gt;0;[.D352]-([.C352]-[.B352]);0)" office:value-type="float" office:value="2.6">
            <text:p>2,60</text:p>
          </table:table-cell>
          <table:table-cell table:style-name="ce5" table:formula="of:=[.D352]-[.E352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2-18">
            <text:p>18.12.2017</text:p>
          </table:table-cell>
          <table:table-cell table:style-name="Excel_20_Built-in_20_Normal" office:value-type="float" office:value="48173">
            <text:p>48173</text:p>
          </table:table-cell>
          <table:table-cell table:style-name="Excel_20_Built-in_20_Normal" table:formula="of:=[.B354]" office:value-type="float" office:value="48173">
            <text:p>48173</text:p>
          </table:table-cell>
          <table:table-cell table:style-name="Excel_20_Built-in_20_Normal" office:value-type="float" office:value="3">
            <text:p>3</text:p>
          </table:table-cell>
          <table:table-cell table:style-name="ce5" table:formula="of:=IF([.C353] &gt;0;[.D353]-([.C353]-[.B353]);0)" office:value-type="float" office:value="3">
            <text:p>3,00</text:p>
          </table:table-cell>
          <table:table-cell table:style-name="ce5" table:formula="of:=[.D353]-[.E35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2-19">
            <text:p>19.12.2017</text:p>
          </table:table-cell>
          <table:table-cell table:style-name="Excel_20_Built-in_20_Normal" office:value-type="float" office:value="48173">
            <text:p>48173</text:p>
          </table:table-cell>
          <table:table-cell table:style-name="Excel_20_Built-in_20_Normal" table:formula="of:=[.B355]" office:value-type="float" office:value="48174">
            <text:p>48174</text:p>
          </table:table-cell>
          <table:table-cell table:style-name="Excel_20_Built-in_20_Normal" office:value-type="float" office:value="1.6">
            <text:p>1,6</text:p>
          </table:table-cell>
          <table:table-cell table:style-name="ce5" table:formula="of:=IF([.C354] &gt;0;[.D354]-([.C354]-[.B354]);0)" office:value-type="float" office:value="0.6">
            <text:p>0,60</text:p>
          </table:table-cell>
          <table:table-cell table:style-name="ce5" table:formula="of:=[.D354]-[.E354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2-20">
            <text:p>20.12.2017</text:p>
          </table:table-cell>
          <table:table-cell table:style-name="Excel_20_Built-in_20_Normal" office:value-type="float" office:value="48174">
            <text:p>48174</text:p>
          </table:table-cell>
          <table:table-cell table:style-name="Excel_20_Built-in_20_Normal" table:formula="of:=[.B356]" office:value-type="float" office:value="48174">
            <text:p>48174</text:p>
          </table:table-cell>
          <table:table-cell table:style-name="Excel_20_Built-in_20_Normal" office:value-type="float" office:value="2.9">
            <text:p>2,9</text:p>
          </table:table-cell>
          <table:table-cell table:style-name="ce5" table:formula="of:=IF([.C355] &gt;0;[.D355]-([.C355]-[.B355]);0)" office:value-type="float" office:value="2.9">
            <text:p>2,90</text:p>
          </table:table-cell>
          <table:table-cell table:style-name="ce5" table:formula="of:=[.D355]-[.E35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2-21">
            <text:p>21.12.2017</text:p>
          </table:table-cell>
          <table:table-cell table:style-name="Excel_20_Built-in_20_Normal" office:value-type="float" office:value="48174">
            <text:p>48174</text:p>
          </table:table-cell>
          <table:table-cell table:style-name="Excel_20_Built-in_20_Normal" table:formula="of:=[.B357]" office:value-type="float" office:value="48175">
            <text:p>48175</text:p>
          </table:table-cell>
          <table:table-cell table:style-name="Excel_20_Built-in_20_Normal" office:value-type="float" office:value="3.3">
            <text:p>3,3</text:p>
          </table:table-cell>
          <table:table-cell table:style-name="ce5" table:formula="of:=IF([.C356] &gt;0;[.D356]-([.C356]-[.B356]);0)" office:value-type="float" office:value="2.3">
            <text:p>2,30</text:p>
          </table:table-cell>
          <table:table-cell table:style-name="ce5" table:formula="of:=[.D356]-[.E356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2-22">
            <text:p>22.12.2017</text:p>
          </table:table-cell>
          <table:table-cell table:style-name="Excel_20_Built-in_20_Normal" office:value-type="float" office:value="48175">
            <text:p>48175</text:p>
          </table:table-cell>
          <table:table-cell table:style-name="Excel_20_Built-in_20_Normal" table:formula="of:=[.B358]" office:value-type="float" office:value="48176">
            <text:p>48176</text:p>
          </table:table-cell>
          <table:table-cell table:style-name="Excel_20_Built-in_20_Normal" office:value-type="float" office:value="2.4">
            <text:p>2,4</text:p>
          </table:table-cell>
          <table:table-cell table:style-name="ce5" table:formula="of:=IF([.C357] &gt;0;[.D357]-([.C357]-[.B357]);0)" office:value-type="float" office:value="1.4">
            <text:p>1,40</text:p>
          </table:table-cell>
          <table:table-cell table:style-name="ce5" table:formula="of:=[.D357]-[.E357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2-23">
            <text:p>23.12.2017</text:p>
          </table:table-cell>
          <table:table-cell table:style-name="Excel_20_Built-in_20_Normal" office:value-type="float" office:value="48176">
            <text:p>48176</text:p>
          </table:table-cell>
          <table:table-cell table:style-name="Excel_20_Built-in_20_Normal" table:formula="of:=[.B359]" office:value-type="float" office:value="48176">
            <text:p>48176</text:p>
          </table:table-cell>
          <table:table-cell table:style-name="Excel_20_Built-in_20_Normal" office:value-type="float" office:value="3.4">
            <text:p>3,4</text:p>
          </table:table-cell>
          <table:table-cell table:style-name="ce5" table:formula="of:=IF([.C358] &gt;0;[.D358]-([.C358]-[.B358]);0)" office:value-type="float" office:value="3.4">
            <text:p>3,40</text:p>
          </table:table-cell>
          <table:table-cell table:style-name="ce5" table:formula="of:=[.D358]-[.E35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2-24">
            <text:p>24.12.2017</text:p>
          </table:table-cell>
          <table:table-cell table:style-name="Excel_20_Built-in_20_Normal" office:value-type="float" office:value="48176">
            <text:p>48176</text:p>
          </table:table-cell>
          <table:table-cell table:style-name="Excel_20_Built-in_20_Normal" table:formula="of:=[.B360]" office:value-type="float" office:value="48178">
            <text:p>48178</text:p>
          </table:table-cell>
          <table:table-cell table:style-name="Excel_20_Built-in_20_Normal" office:value-type="float" office:value="4.4">
            <text:p>4,4</text:p>
          </table:table-cell>
          <table:table-cell table:style-name="ce5" table:formula="of:=IF([.C359] &gt;0;[.D359]-([.C359]-[.B359]);0)" office:value-type="float" office:value="2.4">
            <text:p>2,40</text:p>
          </table:table-cell>
          <table:table-cell table:style-name="ce5" table:formula="of:=[.D359]-[.E359]" office:value-type="float" office:value="2">
            <text:p>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2-25">
            <text:p>25.12.2017</text:p>
          </table:table-cell>
          <table:table-cell table:style-name="Excel_20_Built-in_20_Normal" office:value-type="float" office:value="48178">
            <text:p>48178</text:p>
          </table:table-cell>
          <table:table-cell table:style-name="Excel_20_Built-in_20_Normal" table:formula="of:=[.B361]" office:value-type="float" office:value="48193">
            <text:p>48193</text:p>
          </table:table-cell>
          <table:table-cell table:style-name="Excel_20_Built-in_20_Normal" office:value-type="float" office:value="24">
            <text:p>24</text:p>
          </table:table-cell>
          <table:table-cell table:style-name="ce5" table:formula="of:=IF([.C360] &gt;0;[.D360]-([.C360]-[.B360]);0)" office:value-type="float" office:value="9">
            <text:p>9,00</text:p>
          </table:table-cell>
          <table:table-cell table:style-name="ce5" table:formula="of:=[.D360]-[.E360]" office:value-type="float" office:value="15">
            <text:p>1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2-26">
            <text:p>26.12.2017</text:p>
          </table:table-cell>
          <table:table-cell table:style-name="Excel_20_Built-in_20_Normal" office:value-type="float" office:value="48193">
            <text:p>48193</text:p>
          </table:table-cell>
          <table:table-cell table:style-name="Excel_20_Built-in_20_Normal" table:formula="of:=[.B362]" office:value-type="float" office:value="48205">
            <text:p>48205</text:p>
          </table:table-cell>
          <table:table-cell table:style-name="Excel_20_Built-in_20_Normal" office:value-type="float" office:value="16.3">
            <text:p>16,3</text:p>
          </table:table-cell>
          <table:table-cell table:style-name="ce5" table:formula="of:=IF([.C361] &gt;0;[.D361]-([.C361]-[.B361]);0)" office:value-type="float" office:value="4.3">
            <text:p>4,30</text:p>
          </table:table-cell>
          <table:table-cell table:style-name="ce5" table:formula="of:=[.D361]-[.E361]" office:value-type="float" office:value="12">
            <text:p>1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2-27">
            <text:p>27.12.2017</text:p>
          </table:table-cell>
          <table:table-cell table:style-name="Excel_20_Built-in_20_Normal" office:value-type="float" office:value="48205">
            <text:p>48205</text:p>
          </table:table-cell>
          <table:table-cell table:style-name="Excel_20_Built-in_20_Normal" table:formula="of:=[.B363]" office:value-type="float" office:value="48206">
            <text:p>48206</text:p>
          </table:table-cell>
          <table:table-cell table:style-name="Excel_20_Built-in_20_Normal" office:value-type="float" office:value="3">
            <text:p>3</text:p>
          </table:table-cell>
          <table:table-cell table:style-name="ce5" table:formula="of:=IF([.C362] &gt;0;[.D362]-([.C362]-[.B362]);0)" office:value-type="float" office:value="2">
            <text:p>2,00</text:p>
          </table:table-cell>
          <table:table-cell table:style-name="ce5" table:formula="of:=[.D362]-[.E362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2-28">
            <text:p>28.12.2017</text:p>
          </table:table-cell>
          <table:table-cell table:style-name="Excel_20_Built-in_20_Normal" office:value-type="float" office:value="48206">
            <text:p>48206</text:p>
          </table:table-cell>
          <table:table-cell table:style-name="Excel_20_Built-in_20_Normal" table:formula="of:=[.B364]" office:value-type="float" office:value="48208">
            <text:p>48208</text:p>
          </table:table-cell>
          <table:table-cell table:style-name="Excel_20_Built-in_20_Normal" office:value-type="float" office:value="0.8">
            <text:p>0,8</text:p>
          </table:table-cell>
          <table:table-cell table:style-name="ce5" table:formula="of:=IF([.C363] &gt;0;[.D363]-([.C363]-[.B363]);0)" office:value-type="float" office:value="-1.2">
            <text:p>-1,20</text:p>
          </table:table-cell>
          <table:table-cell table:style-name="ce5" table:formula="of:=[.D363]-[.E363]" office:value-type="float" office:value="2">
            <text:p>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2-29">
            <text:p>29.12.2017</text:p>
          </table:table-cell>
          <table:table-cell table:style-name="Excel_20_Built-in_20_Normal" office:value-type="float" office:value="48208">
            <text:p>48208</text:p>
          </table:table-cell>
          <table:table-cell table:style-name="Excel_20_Built-in_20_Normal" table:formula="of:=[.B365]" office:value-type="float" office:value="48208">
            <text:p>48208</text:p>
          </table:table-cell>
          <table:table-cell table:style-name="Excel_20_Built-in_20_Normal" office:value-type="float" office:value="5.4">
            <text:p>5,4</text:p>
          </table:table-cell>
          <table:table-cell table:style-name="ce5" table:formula="of:=IF([.C364] &gt;0;[.D364]-([.C364]-[.B364]);0)" office:value-type="float" office:value="5.4">
            <text:p>5,40</text:p>
          </table:table-cell>
          <table:table-cell table:style-name="ce5" table:formula="of:=[.D364]-[.E36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2-30">
            <text:p>30.12.2017</text:p>
          </table:table-cell>
          <table:table-cell table:style-name="Excel_20_Built-in_20_Normal" office:value-type="float" office:value="48208">
            <text:p>48208</text:p>
          </table:table-cell>
          <table:table-cell table:style-name="Excel_20_Built-in_20_Normal" table:formula="of:=[.B366]" office:value-type="float" office:value="48209">
            <text:p>48209</text:p>
          </table:table-cell>
          <table:table-cell table:style-name="Excel_20_Built-in_20_Normal" office:value-type="float" office:value="3.3">
            <text:p>3,3</text:p>
          </table:table-cell>
          <table:table-cell table:style-name="ce5" table:formula="of:=IF([.C365] &gt;0;[.D365]-([.C365]-[.B365]);0)" office:value-type="float" office:value="2.3">
            <text:p>2,30</text:p>
          </table:table-cell>
          <table:table-cell table:style-name="ce5" table:formula="of:=[.D365]-[.E365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7-12-31">
            <text:p>31.12.2017</text:p>
          </table:table-cell>
          <table:table-cell table:style-name="Excel_20_Built-in_20_Normal" office:value-type="float" office:value="48209">
            <text:p>48209</text:p>
          </table:table-cell>
          <table:table-cell table:style-name="Excel_20_Built-in_20_Normal" office:value-type="float" office:value="48212">
            <text:p>48212</text:p>
          </table:table-cell>
          <table:table-cell table:style-name="Excel_20_Built-in_20_Normal" office:value-type="float" office:value="7.3">
            <text:p>7,3</text:p>
          </table:table-cell>
          <table:table-cell table:style-name="ce5" table:formula="of:=IF([.C366] &gt;0;[.D366]-([.C366]-[.B366]);0)" office:value-type="float" office:value="4.3">
            <text:p>4,30</text:p>
          </table:table-cell>
          <table:table-cell table:style-name="ce5" table:formula="of:=[.D366]-[.E366]" office:value-type="float" office:value="3">
            <text:p>3,00</text:p>
          </table:table-cell>
          <table:table-cell table:style-name="Excel_20_Built-in_20_Normal"/>
          <table:table-cell table:number-columns-repeated="1017"/>
        </table:table-row>
        <table:table-row table:style-name="ro2" table:number-rows-repeated="2">
          <table:table-cell table:style-name="ce2"/>
          <table:table-cell table:style-name="Excel_20_Built-in_20_Normal" table:number-columns-repeated="3"/>
          <table:table-cell table:style-name="ce5" table:number-columns-repeated="2"/>
          <table:table-cell table:style-name="Excel_20_Built-in_20_Normal"/>
          <table:table-cell table:number-columns-repeated="1017"/>
        </table:table-row>
        <table:table-row table:style-name="ro2">
          <table:table-cell table:style-name="ce2"/>
          <table:table-cell table:style-name="Excel_20_Built-in_20_Normal" table:number-columns-repeated="6"/>
          <table:table-cell table:number-columns-repeated="1017"/>
        </table:table-row>
        <table:table-row table:style-name="ro2" table:number-rows-repeated="2">
          <table:table-cell table:style-name="Excel_20_Built-in_20_Normal" table:number-columns-repeated="7"/>
          <table:table-cell table:number-columns-repeated="1017"/>
        </table:table-row>
        <table:table-row table:style-name="ro1">
          <table:table-cell table:style-name="ce3" table:number-columns-repeated="3"/>
          <table:table-cell table:style-name="ce4" table:number-columns-repeated="3"/>
          <table:table-cell table:style-name="Excel_20_Built-in_20_Normal"/>
          <table:table-cell table:number-columns-repeated="1017"/>
        </table:table-row>
        <table:table-row table:style-name="ro1">
          <table:table-cell table:style-name="ce3" table:number-columns-repeated="3"/>
          <table:table-cell table:style-name="ce4" table:number-columns-repeated="3"/>
          <table:table-cell table:style-name="Excel_20_Built-in_20_Normal"/>
          <table:table-cell table:style-name="ce6"/>
          <table:table-cell table:number-columns-repeated="1016"/>
        </table:table-row>
        <table:table-row table:style-name="ro1">
          <table:table-cell table:style-name="ce3" table:number-columns-repeated="3"/>
          <table:table-cell table:style-name="ce4" table:number-columns-repeated="3"/>
          <table:table-cell table:style-name="Excel_20_Built-in_20_Normal"/>
          <table:table-cell table:number-columns-repeated="1017"/>
        </table:table-row>
        <table:table-row table:style-name="ro2">
          <table:table-cell table:style-name="Excel_20_Built-in_20_Normal" table:number-columns-repeated="7"/>
          <table:table-cell table:number-columns-repeated="1017"/>
        </table:table-row>
        <table:table-row table:style-name="ro1">
          <table:table-cell table:style-name="ce3" table:number-columns-repeated="4"/>
          <table:table-cell table:style-name="ce4"/>
          <table:table-cell table:style-name="ce3"/>
          <table:table-cell table:style-name="Excel_20_Built-in_20_Normal"/>
          <table:table-cell table:number-columns-repeated="1017"/>
        </table:table-row>
        <table:table-row table:style-name="ro1">
          <table:table-cell table:style-name="ce3"/>
          <table:table-cell table:style-name="Excel_20_Built-in_20_Normal" table:number-columns-repeated="2"/>
          <table:table-cell table:style-name="ce4" table:number-columns-repeated="3"/>
          <table:table-cell table:style-name="Excel_20_Built-in_20_Normal"/>
          <table:table-cell table:number-columns-repeated="1017"/>
        </table:table-row>
        <table:table-row table:style-name="ro2" table:number-rows-repeated="3">
          <table:table-cell table:style-name="Excel_20_Built-in_20_Normal" table:number-columns-repeated="7"/>
          <table:table-cell table:number-columns-repeated="1017"/>
        </table:table-row>
        <table:table-row table:style-name="ro1">
          <table:table-cell table:style-name="Excel_20_Built-in_20_Normal" table:number-columns-repeated="6"/>
          <table:table-cell table:style-name="ce3"/>
          <table:table-cell table:number-columns-repeated="1017"/>
        </table:table-row>
        <table:table-row table:style-name="ro1" table:number-rows-repeated="12">
          <table:table-cell table:style-name="ce3" table:number-columns-repeated="3"/>
          <table:table-cell table:style-name="ce4" table:number-columns-repeated="3"/>
          <table:table-cell table:style-name="ce3"/>
          <table:table-cell table:number-columns-repeated="1017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3"/>
          <table:table-cell table:style-name="Excel_20_Built-in_20_Normal"/>
          <table:table-cell table:number-columns-repeated="1020"/>
        </table:table-row>
        <table:table-row table:style-name="ro1" table:number-rows-repeated="10481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6" table:style-name="ta3" table:print="false">
        <table:table-column table:style-name="co9" table:default-cell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"/>
        <table:table-column table:style-name="co10" table:default-cell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"/>
        <table:table-column table:style-name="co11" table:default-cell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"/>
        <table:table-column table:style-name="co12" table:default-cell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"/>
        <table:table-column table:style-name="co5" table:default-cell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"/>
        <table:table-column table:style-name="co9" table:number-columns-repeated="252" table:default-cell-style-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"/>
        <table:table-column table:style-name="co8" table:number-columns-repeated="767" table:default-cell-style-name="Excel_20_Built-in_20_Normal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Zählerstand morgens</text:p>
          </table:table-cell>
          <table:table-cell table:style-name="ce1" office:value-type="string">
            <text:p>Zählerstand abends</text:p>
          </table:table-cell>
          <table:table-cell table:style-name="ce1" office:value-type="string">
            <text:p>Produktion</text:p>
          </table:table-cell>
          <table:table-cell table:style-name="ce1" office:value-type="string">
            <text:p>Eigen verbrauch</text:p>
          </table:table-cell>
          <table:table-cell table:style-name="ce1" office:value-type="string">
            <text:p>eingespeist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1-01">
            <text:p>01.01.2016</text:p>
          </table:table-cell>
          <table:table-cell table:style-name="Excel_20_Built-in_20_Normal" office:value-type="float" office:value="31639">
            <text:p>31639</text:p>
          </table:table-cell>
          <table:table-cell table:style-name="Excel_20_Built-in_20_Normal" table:formula="of:=[.B3]" office:value-type="float" office:value="31642">
            <text:p>31642</text:p>
          </table:table-cell>
          <table:table-cell table:style-name="Excel_20_Built-in_20_Normal" office:value-type="float" office:value="8">
            <text:p>8</text:p>
          </table:table-cell>
          <table:table-cell table:style-name="ce5" table:formula="of:=IF([.C2] &gt;0;[.D2]-([.C2]-[.B2]);0)" office:value-type="float" office:value="5">
            <text:p>5,00</text:p>
          </table:table-cell>
          <table:table-cell table:style-name="ce5" table:formula="of:=[.D2]-[.E2]" office:value-type="float" office:value="3">
            <text:p>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1-02">
            <text:p>02.01.2016</text:p>
          </table:table-cell>
          <table:table-cell table:style-name="Excel_20_Built-in_20_Normal" office:value-type="float" office:value="31642">
            <text:p>31642</text:p>
          </table:table-cell>
          <table:table-cell table:style-name="Excel_20_Built-in_20_Normal" table:formula="of:=[.B4]" office:value-type="float" office:value="31643">
            <text:p>31643</text:p>
          </table:table-cell>
          <table:table-cell table:style-name="Excel_20_Built-in_20_Normal" office:value-type="float" office:value="2.8">
            <text:p>2,8</text:p>
          </table:table-cell>
          <table:table-cell table:style-name="ce5" table:formula="of:=IF([.C3] &gt;0;[.D3]-([.C3]-[.B3]);0)" office:value-type="float" office:value="1.8">
            <text:p>1,80</text:p>
          </table:table-cell>
          <table:table-cell table:style-name="ce5" table:formula="of:=[.D3]-[.E3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1-03">
            <text:p>03.01.2016</text:p>
          </table:table-cell>
          <table:table-cell table:style-name="Excel_20_Built-in_20_Normal" office:value-type="float" office:value="31643">
            <text:p>31643</text:p>
          </table:table-cell>
          <table:table-cell table:style-name="Excel_20_Built-in_20_Normal" table:formula="of:=[.B5]" office:value-type="float" office:value="31647">
            <text:p>31647</text:p>
          </table:table-cell>
          <table:table-cell table:style-name="Excel_20_Built-in_20_Normal" office:value-type="float" office:value="10.2">
            <text:p>10,2</text:p>
          </table:table-cell>
          <table:table-cell table:style-name="ce5" table:formula="of:=IF([.C4] &gt;0;[.D4]-([.C4]-[.B4]);0)" office:value-type="float" office:value="6.2">
            <text:p>6,20</text:p>
          </table:table-cell>
          <table:table-cell table:style-name="ce5" table:formula="of:=[.D4]-[.E4]" office:value-type="float" office:value="4">
            <text:p>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1-04">
            <text:p>04.01.2016</text:p>
          </table:table-cell>
          <table:table-cell table:style-name="Excel_20_Built-in_20_Normal" office:value-type="float" office:value="31647">
            <text:p>31647</text:p>
          </table:table-cell>
          <table:table-cell table:style-name="Excel_20_Built-in_20_Normal" table:formula="of:=[.B6]" office:value-type="float" office:value="31652">
            <text:p>31652</text:p>
          </table:table-cell>
          <table:table-cell table:style-name="Excel_20_Built-in_20_Normal" office:value-type="float" office:value="7.6">
            <text:p>7,6</text:p>
          </table:table-cell>
          <table:table-cell table:style-name="ce5" table:formula="of:=IF([.C5] &gt;0;[.D5]-([.C5]-[.B5]);0)" office:value-type="float" office:value="2.6">
            <text:p>2,60</text:p>
          </table:table-cell>
          <table:table-cell table:style-name="ce5" table:formula="of:=[.D5]-[.E5]" office:value-type="float" office:value="5">
            <text:p>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1-05">
            <text:p>05.01.2016</text:p>
          </table:table-cell>
          <table:table-cell table:style-name="Excel_20_Built-in_20_Normal" office:value-type="float" office:value="31652">
            <text:p>31652</text:p>
          </table:table-cell>
          <table:table-cell table:style-name="Excel_20_Built-in_20_Normal" table:formula="of:=[.B7]" office:value-type="float" office:value="31662">
            <text:p>31662</text:p>
          </table:table-cell>
          <table:table-cell table:style-name="Excel_20_Built-in_20_Normal" office:value-type="float" office:value="15.2">
            <text:p>15,2</text:p>
          </table:table-cell>
          <table:table-cell table:style-name="ce5" table:formula="of:=IF([.C6] &gt;0;[.D6]-([.C6]-[.B6]);0)" office:value-type="float" office:value="5.2">
            <text:p>5,20</text:p>
          </table:table-cell>
          <table:table-cell table:style-name="ce5" table:formula="of:=[.D6]-[.E6]" office:value-type="float" office:value="10">
            <text:p>1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1-06">
            <text:p>06.01.2016</text:p>
          </table:table-cell>
          <table:table-cell table:style-name="Excel_20_Built-in_20_Normal" office:value-type="float" office:value="31662">
            <text:p>31662</text:p>
          </table:table-cell>
          <table:table-cell table:style-name="Excel_20_Built-in_20_Normal" table:formula="of:=[.B8]" office:value-type="float" office:value="31665">
            <text:p>31665</text:p>
          </table:table-cell>
          <table:table-cell table:style-name="Excel_20_Built-in_20_Normal" office:value-type="float" office:value="5.7">
            <text:p>5,7</text:p>
          </table:table-cell>
          <table:table-cell table:style-name="ce5" table:formula="of:=IF([.C7] &gt;0;[.D7]-([.C7]-[.B7]);0)" office:value-type="float" office:value="2.7">
            <text:p>2,70</text:p>
          </table:table-cell>
          <table:table-cell table:style-name="ce5" table:formula="of:=[.D7]-[.E7]" office:value-type="float" office:value="3">
            <text:p>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1-07">
            <text:p>07.01.2016</text:p>
          </table:table-cell>
          <table:table-cell table:style-name="Excel_20_Built-in_20_Normal" office:value-type="float" office:value="31665">
            <text:p>31665</text:p>
          </table:table-cell>
          <table:table-cell table:style-name="Excel_20_Built-in_20_Normal" table:formula="of:=[.B9]" office:value-type="float" office:value="31671">
            <text:p>31671</text:p>
          </table:table-cell>
          <table:table-cell table:style-name="Excel_20_Built-in_20_Normal" office:value-type="float" office:value="8.1">
            <text:p>8,1</text:p>
          </table:table-cell>
          <table:table-cell table:style-name="ce5" table:formula="of:=IF([.C8] &gt;0;[.D8]-([.C8]-[.B8]);0)" office:value-type="float" office:value="2.1">
            <text:p>2,10</text:p>
          </table:table-cell>
          <table:table-cell table:style-name="ce5" table:formula="of:=[.D8]-[.E8]" office:value-type="float" office:value="6">
            <text:p>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1-08">
            <text:p>08.01.2016</text:p>
          </table:table-cell>
          <table:table-cell table:style-name="Excel_20_Built-in_20_Normal" office:value-type="float" office:value="31671">
            <text:p>31671</text:p>
          </table:table-cell>
          <table:table-cell table:style-name="Excel_20_Built-in_20_Normal" table:formula="of:=[.B10]" office:value-type="float" office:value="31677">
            <text:p>31677</text:p>
          </table:table-cell>
          <table:table-cell table:style-name="Excel_20_Built-in_20_Normal" office:value-type="float" office:value="12.4">
            <text:p>12,4</text:p>
          </table:table-cell>
          <table:table-cell table:style-name="ce5" table:formula="of:=IF([.C9] &gt;0;[.D9]-([.C9]-[.B9]);0)" office:value-type="float" office:value="6.4">
            <text:p>6,40</text:p>
          </table:table-cell>
          <table:table-cell table:style-name="ce5" table:formula="of:=[.D9]-[.E9]" office:value-type="float" office:value="6">
            <text:p>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1-09">
            <text:p>09.01.2016</text:p>
          </table:table-cell>
          <table:table-cell table:style-name="Excel_20_Built-in_20_Normal" office:value-type="float" office:value="31677">
            <text:p>31677</text:p>
          </table:table-cell>
          <table:table-cell table:style-name="Excel_20_Built-in_20_Normal" table:formula="of:=[.B11]" office:value-type="float" office:value="31677">
            <text:p>31677</text:p>
          </table:table-cell>
          <table:table-cell table:style-name="Excel_20_Built-in_20_Normal" office:value-type="float" office:value="3.1">
            <text:p>3,1</text:p>
          </table:table-cell>
          <table:table-cell table:style-name="ce5" table:formula="of:=IF([.C10] &gt;0;[.D10]-([.C10]-[.B10]);0)" office:value-type="float" office:value="3.1">
            <text:p>3,10</text:p>
          </table:table-cell>
          <table:table-cell table:style-name="ce5" table:formula="of:=[.D10]-[.E1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1-10">
            <text:p>10.01.2016</text:p>
          </table:table-cell>
          <table:table-cell table:style-name="Excel_20_Built-in_20_Normal" office:value-type="float" office:value="31677">
            <text:p>31677</text:p>
          </table:table-cell>
          <table:table-cell table:style-name="Excel_20_Built-in_20_Normal" table:formula="of:=[.B12]" office:value-type="float" office:value="31678">
            <text:p>31678</text:p>
          </table:table-cell>
          <table:table-cell table:style-name="Excel_20_Built-in_20_Normal" office:value-type="float" office:value="2.4">
            <text:p>2,4</text:p>
          </table:table-cell>
          <table:table-cell table:style-name="ce5" table:formula="of:=IF([.C11] &gt;0;[.D11]-([.C11]-[.B11]);0)" office:value-type="float" office:value="1.4">
            <text:p>1,40</text:p>
          </table:table-cell>
          <table:table-cell table:style-name="ce5" table:formula="of:=[.D11]-[.E11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1-11">
            <text:p>11.01.2016</text:p>
          </table:table-cell>
          <table:table-cell table:style-name="Excel_20_Built-in_20_Normal" office:value-type="float" office:value="31678">
            <text:p>31678</text:p>
          </table:table-cell>
          <table:table-cell table:style-name="Excel_20_Built-in_20_Normal" table:formula="of:=[.B13]" office:value-type="float" office:value="31681">
            <text:p>31681</text:p>
          </table:table-cell>
          <table:table-cell table:style-name="Excel_20_Built-in_20_Normal" office:value-type="float" office:value="5.7">
            <text:p>5,7</text:p>
          </table:table-cell>
          <table:table-cell table:style-name="ce5" table:formula="of:=IF([.C12] &gt;0;[.D12]-([.C12]-[.B12]);0)" office:value-type="float" office:value="2.7">
            <text:p>2,70</text:p>
          </table:table-cell>
          <table:table-cell table:style-name="ce5" table:formula="of:=[.D12]-[.E12]" office:value-type="float" office:value="3">
            <text:p>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1-12">
            <text:p>12.01.2016</text:p>
          </table:table-cell>
          <table:table-cell table:style-name="Excel_20_Built-in_20_Normal" office:value-type="float" office:value="31681">
            <text:p>31681</text:p>
          </table:table-cell>
          <table:table-cell table:style-name="Excel_20_Built-in_20_Normal" table:formula="of:=[.B14]" office:value-type="float" office:value="31687">
            <text:p>31687</text:p>
          </table:table-cell>
          <table:table-cell table:style-name="Excel_20_Built-in_20_Normal" office:value-type="float" office:value="10.4">
            <text:p>10,4</text:p>
          </table:table-cell>
          <table:table-cell table:style-name="ce5" table:formula="of:=IF([.C13] &gt;0;[.D13]-([.C13]-[.B13]);0)" office:value-type="float" office:value="4.4">
            <text:p>4,40</text:p>
          </table:table-cell>
          <table:table-cell table:style-name="ce5" table:formula="of:=[.D13]-[.E13]" office:value-type="float" office:value="6">
            <text:p>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1-13">
            <text:p>13.01.2016</text:p>
          </table:table-cell>
          <table:table-cell table:style-name="Excel_20_Built-in_20_Normal" office:value-type="float" office:value="31687">
            <text:p>31687</text:p>
          </table:table-cell>
          <table:table-cell table:style-name="Excel_20_Built-in_20_Normal" table:formula="of:=[.B15]" office:value-type="float" office:value="31687">
            <text:p>31687</text:p>
          </table:table-cell>
          <table:table-cell table:style-name="Excel_20_Built-in_20_Normal" office:value-type="float" office:value="3">
            <text:p>3</text:p>
          </table:table-cell>
          <table:table-cell table:style-name="ce5" table:formula="of:=IF([.C14] &gt;0;[.D14]-([.C14]-[.B14]);0)" office:value-type="float" office:value="3">
            <text:p>3,00</text:p>
          </table:table-cell>
          <table:table-cell table:style-name="ce5" table:formula="of:=[.D14]-[.E1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1-14">
            <text:p>14.01.2016</text:p>
          </table:table-cell>
          <table:table-cell table:style-name="Excel_20_Built-in_20_Normal" office:value-type="float" office:value="31687">
            <text:p>31687</text:p>
          </table:table-cell>
          <table:table-cell table:style-name="Excel_20_Built-in_20_Normal" table:formula="of:=[.B16]" office:value-type="float" office:value="31705">
            <text:p>31705</text:p>
          </table:table-cell>
          <table:table-cell table:style-name="Excel_20_Built-in_20_Normal" office:value-type="float" office:value="29.7">
            <text:p>29,7</text:p>
          </table:table-cell>
          <table:table-cell table:style-name="ce5" table:formula="of:=IF([.C15] &gt;0;[.D15]-([.C15]-[.B15]);0)" office:value-type="float" office:value="11.7">
            <text:p>11,70</text:p>
          </table:table-cell>
          <table:table-cell table:style-name="ce5" table:formula="of:=[.D15]-[.E15]" office:value-type="float" office:value="18">
            <text:p>1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1-15">
            <text:p>15.01.2016</text:p>
          </table:table-cell>
          <table:table-cell table:style-name="Excel_20_Built-in_20_Normal" office:value-type="float" office:value="31705">
            <text:p>31705</text:p>
          </table:table-cell>
          <table:table-cell table:style-name="Excel_20_Built-in_20_Normal" table:formula="of:=[.B17]" office:value-type="float" office:value="31705">
            <text:p>31705</text:p>
          </table:table-cell>
          <table:table-cell table:style-name="Excel_20_Built-in_20_Normal" office:value-type="float" office:value="1.1">
            <text:p>1,1</text:p>
          </table:table-cell>
          <table:table-cell table:style-name="ce5" table:formula="of:=IF([.C16] &gt;0;[.D16]-([.C16]-[.B16]);0)" office:value-type="float" office:value="1.1">
            <text:p>1,10</text:p>
          </table:table-cell>
          <table:table-cell table:style-name="ce5" table:formula="of:=[.D16]-[.E16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1-16">
            <text:p>16.01.2016</text:p>
          </table:table-cell>
          <table:table-cell table:style-name="Excel_20_Built-in_20_Normal" office:value-type="float" office:value="31705">
            <text:p>31705</text:p>
          </table:table-cell>
          <table:table-cell table:style-name="Excel_20_Built-in_20_Normal" table:formula="of:=[.B18]" office:value-type="float" office:value="31705">
            <text:p>31705</text:p>
          </table:table-cell>
          <table:table-cell table:style-name="Excel_20_Built-in_20_Normal" office:value-type="float" office:value="0.1">
            <text:p>0,1</text:p>
          </table:table-cell>
          <table:table-cell table:style-name="ce5" table:formula="of:=IF([.C17] &gt;0;[.D17]-([.C17]-[.B17]);0)" office:value-type="float" office:value="0.1">
            <text:p>0,10</text:p>
          </table:table-cell>
          <table:table-cell table:style-name="ce5" table:formula="of:=[.D17]-[.E1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1-17">
            <text:p>17.01.2016</text:p>
          </table:table-cell>
          <table:table-cell table:style-name="Excel_20_Built-in_20_Normal" office:value-type="float" office:value="31705">
            <text:p>31705</text:p>
          </table:table-cell>
          <table:table-cell table:style-name="Excel_20_Built-in_20_Normal" table:formula="of:=[.B19]" office:value-type="float" office:value="31705">
            <text:p>31705</text:p>
          </table:table-cell>
          <table:table-cell table:style-name="Excel_20_Built-in_20_Normal" office:value-type="float" office:value="0">
            <text:p>0</text:p>
          </table:table-cell>
          <table:table-cell table:style-name="ce5" table:formula="of:=IF([.C18] &gt;0;[.D18]-([.C18]-[.B18]);0)" office:value-type="float" office:value="0">
            <text:p>0,00</text:p>
          </table:table-cell>
          <table:table-cell table:style-name="ce5" table:formula="of:=[.D18]-[.E1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1-18">
            <text:p>18.01.2016</text:p>
          </table:table-cell>
          <table:table-cell table:style-name="Excel_20_Built-in_20_Normal" office:value-type="float" office:value="31705">
            <text:p>31705</text:p>
          </table:table-cell>
          <table:table-cell table:style-name="Excel_20_Built-in_20_Normal" table:formula="of:=[.B20]" office:value-type="float" office:value="31705">
            <text:p>31705</text:p>
          </table:table-cell>
          <table:table-cell table:style-name="Excel_20_Built-in_20_Normal" office:value-type="float" office:value="1.2">
            <text:p>1,2</text:p>
          </table:table-cell>
          <table:table-cell table:style-name="ce5" table:formula="of:=IF([.C19] &gt;0;[.D19]-([.C19]-[.B19]);0)" office:value-type="float" office:value="1.2">
            <text:p>1,20</text:p>
          </table:table-cell>
          <table:table-cell table:style-name="ce5" table:formula="of:=[.D19]-[.E1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1-19">
            <text:p>19.01.2016</text:p>
          </table:table-cell>
          <table:table-cell table:style-name="Excel_20_Built-in_20_Normal" office:value-type="float" office:value="31705">
            <text:p>31705</text:p>
          </table:table-cell>
          <table:table-cell table:style-name="Excel_20_Built-in_20_Normal" table:formula="of:=[.B21]" office:value-type="float" office:value="31705">
            <text:p>31705</text:p>
          </table:table-cell>
          <table:table-cell table:style-name="Excel_20_Built-in_20_Normal" office:value-type="float" office:value="2.7">
            <text:p>2,7</text:p>
          </table:table-cell>
          <table:table-cell table:style-name="ce5" table:formula="of:=IF([.C20] &gt;0;[.D20]-([.C20]-[.B20]);0)" office:value-type="float" office:value="2.7">
            <text:p>2,70</text:p>
          </table:table-cell>
          <table:table-cell table:style-name="ce5" table:formula="of:=[.D20]-[.E20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1-20">
            <text:p>20.01.2016</text:p>
          </table:table-cell>
          <table:table-cell table:style-name="Excel_20_Built-in_20_Normal" office:value-type="float" office:value="31705">
            <text:p>31705</text:p>
          </table:table-cell>
          <table:table-cell table:style-name="Excel_20_Built-in_20_Normal" table:formula="of:=[.B22]" office:value-type="float" office:value="31721">
            <text:p>31721</text:p>
          </table:table-cell>
          <table:table-cell table:style-name="Excel_20_Built-in_20_Normal" office:value-type="float" office:value="21.5">
            <text:p>21,5</text:p>
          </table:table-cell>
          <table:table-cell table:style-name="ce5" table:formula="of:=IF([.C21] &gt;0;[.D21]-([.C21]-[.B21]);0)" office:value-type="float" office:value="5.5">
            <text:p>5,50</text:p>
          </table:table-cell>
          <table:table-cell table:style-name="ce5" table:formula="of:=[.D21]-[.E21]" office:value-type="float" office:value="16">
            <text:p>1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1-21">
            <text:p>21.01.2016</text:p>
          </table:table-cell>
          <table:table-cell table:style-name="Excel_20_Built-in_20_Normal" office:value-type="float" office:value="31721">
            <text:p>31721</text:p>
          </table:table-cell>
          <table:table-cell table:style-name="Excel_20_Built-in_20_Normal" table:formula="of:=[.B23]" office:value-type="float" office:value="31735">
            <text:p>31735</text:p>
          </table:table-cell>
          <table:table-cell table:style-name="Excel_20_Built-in_20_Normal" office:value-type="float" office:value="21.6">
            <text:p>21,6</text:p>
          </table:table-cell>
          <table:table-cell table:style-name="ce5" table:formula="of:=IF([.C22] &gt;0;[.D22]-([.C22]-[.B22]);0)" office:value-type="float" office:value="7.6">
            <text:p>7,60</text:p>
          </table:table-cell>
          <table:table-cell table:style-name="ce5" table:formula="of:=[.D22]-[.E22]" office:value-type="float" office:value="14">
            <text:p>1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1-22">
            <text:p>22.01.2016</text:p>
          </table:table-cell>
          <table:table-cell table:style-name="Excel_20_Built-in_20_Normal" office:value-type="float" office:value="31735">
            <text:p>31735</text:p>
          </table:table-cell>
          <table:table-cell table:style-name="Excel_20_Built-in_20_Normal" table:formula="of:=[.B24]" office:value-type="float" office:value="31754">
            <text:p>31754</text:p>
          </table:table-cell>
          <table:table-cell table:style-name="Excel_20_Built-in_20_Normal" office:value-type="float" office:value="28.3">
            <text:p>28,3</text:p>
          </table:table-cell>
          <table:table-cell table:style-name="ce5" table:formula="of:=IF([.C23] &gt;0;[.D23]-([.C23]-[.B23]);0)" office:value-type="float" office:value="9.3">
            <text:p>9,30</text:p>
          </table:table-cell>
          <table:table-cell table:style-name="ce5" table:formula="of:=[.D23]-[.E23]" office:value-type="float" office:value="19">
            <text:p>1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1-23">
            <text:p>23.01.2016</text:p>
          </table:table-cell>
          <table:table-cell table:style-name="Excel_20_Built-in_20_Normal" office:value-type="float" office:value="31754">
            <text:p>31754</text:p>
          </table:table-cell>
          <table:table-cell table:style-name="Excel_20_Built-in_20_Normal" table:formula="of:=[.B25]" office:value-type="float" office:value="31755">
            <text:p>31755</text:p>
          </table:table-cell>
          <table:table-cell table:style-name="Excel_20_Built-in_20_Normal" office:value-type="float" office:value="3.2">
            <text:p>3,2</text:p>
          </table:table-cell>
          <table:table-cell table:style-name="ce5" table:formula="of:=IF([.C24] &gt;0;[.D24]-([.C24]-[.B24]);0)" office:value-type="float" office:value="2.2">
            <text:p>2,20</text:p>
          </table:table-cell>
          <table:table-cell table:style-name="ce5" table:formula="of:=[.D24]-[.E24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1-24">
            <text:p>24.01.2016</text:p>
          </table:table-cell>
          <table:table-cell table:style-name="Excel_20_Built-in_20_Normal" office:value-type="float" office:value="31755">
            <text:p>31755</text:p>
          </table:table-cell>
          <table:table-cell table:style-name="Excel_20_Built-in_20_Normal" table:formula="of:=[.B26]" office:value-type="float" office:value="31759">
            <text:p>31759</text:p>
          </table:table-cell>
          <table:table-cell table:style-name="Excel_20_Built-in_20_Normal" office:value-type="float" office:value="8.3">
            <text:p>8,3</text:p>
          </table:table-cell>
          <table:table-cell table:style-name="ce5" table:formula="of:=IF([.C25] &gt;0;[.D25]-([.C25]-[.B25]);0)" office:value-type="float" office:value="4.3">
            <text:p>4,30</text:p>
          </table:table-cell>
          <table:table-cell table:style-name="ce5" table:formula="of:=[.D25]-[.E25]" office:value-type="float" office:value="4">
            <text:p>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1-25">
            <text:p>25.01.2016</text:p>
          </table:table-cell>
          <table:table-cell table:style-name="Excel_20_Built-in_20_Normal" office:value-type="float" office:value="31759">
            <text:p>31759</text:p>
          </table:table-cell>
          <table:table-cell table:style-name="Excel_20_Built-in_20_Normal" table:formula="of:=[.B27]" office:value-type="float" office:value="31781">
            <text:p>31781</text:p>
          </table:table-cell>
          <table:table-cell table:style-name="Excel_20_Built-in_20_Normal" office:value-type="float" office:value="30.5">
            <text:p>30,5</text:p>
          </table:table-cell>
          <table:table-cell table:style-name="ce5" table:formula="of:=IF([.C26] &gt;0;[.D26]-([.C26]-[.B26]);0)" office:value-type="float" office:value="8.5">
            <text:p>8,50</text:p>
          </table:table-cell>
          <table:table-cell table:style-name="ce5" table:formula="of:=[.D26]-[.E26]" office:value-type="float" office:value="22">
            <text:p>2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1-26">
            <text:p>26.01.2016</text:p>
          </table:table-cell>
          <table:table-cell table:style-name="Excel_20_Built-in_20_Normal" office:value-type="float" office:value="31781">
            <text:p>31781</text:p>
          </table:table-cell>
          <table:table-cell table:style-name="Excel_20_Built-in_20_Normal" table:formula="of:=[.B28]" office:value-type="float" office:value="31804">
            <text:p>31804</text:p>
          </table:table-cell>
          <table:table-cell table:style-name="Excel_20_Built-in_20_Normal" office:value-type="float" office:value="29.2">
            <text:p>29,2</text:p>
          </table:table-cell>
          <table:table-cell table:style-name="ce5" table:formula="of:=IF([.C27] &gt;0;[.D27]-([.C27]-[.B27]);0)" office:value-type="float" office:value="6.2">
            <text:p>6,20</text:p>
          </table:table-cell>
          <table:table-cell table:style-name="ce5" table:formula="of:=[.D27]-[.E27]" office:value-type="float" office:value="23">
            <text:p>2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1-27">
            <text:p>27.01.2016</text:p>
          </table:table-cell>
          <table:table-cell table:style-name="Excel_20_Built-in_20_Normal" office:value-type="float" office:value="31804">
            <text:p>31804</text:p>
          </table:table-cell>
          <table:table-cell table:style-name="Excel_20_Built-in_20_Normal" table:formula="of:=[.B29]" office:value-type="float" office:value="31806">
            <text:p>31806</text:p>
          </table:table-cell>
          <table:table-cell table:style-name="Excel_20_Built-in_20_Normal" office:value-type="float" office:value="6.7">
            <text:p>6,7</text:p>
          </table:table-cell>
          <table:table-cell table:style-name="ce5" table:formula="of:=IF([.C28] &gt;0;[.D28]-([.C28]-[.B28]);0)" office:value-type="float" office:value="4.7">
            <text:p>4,70</text:p>
          </table:table-cell>
          <table:table-cell table:style-name="ce5" table:formula="of:=[.D28]-[.E28]" office:value-type="float" office:value="2">
            <text:p>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1-28">
            <text:p>28.01.2016</text:p>
          </table:table-cell>
          <table:table-cell table:style-name="Excel_20_Built-in_20_Normal" office:value-type="float" office:value="31806">
            <text:p>31806</text:p>
          </table:table-cell>
          <table:table-cell table:style-name="Excel_20_Built-in_20_Normal" table:formula="of:=[.B30]" office:value-type="float" office:value="31807">
            <text:p>31807</text:p>
          </table:table-cell>
          <table:table-cell table:style-name="Excel_20_Built-in_20_Normal" office:value-type="float" office:value="1.9">
            <text:p>1,9</text:p>
          </table:table-cell>
          <table:table-cell table:style-name="ce5" table:formula="of:=IF([.C29] &gt;0;[.D29]-([.C29]-[.B29]);0)" office:value-type="float" office:value="0.9">
            <text:p>0,90</text:p>
          </table:table-cell>
          <table:table-cell table:style-name="ce5" table:formula="of:=[.D29]-[.E29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1-29">
            <text:p>29.01.2016</text:p>
          </table:table-cell>
          <table:table-cell table:style-name="Excel_20_Built-in_20_Normal" office:value-type="float" office:value="31807">
            <text:p>31807</text:p>
          </table:table-cell>
          <table:table-cell table:style-name="Excel_20_Built-in_20_Normal" table:formula="of:=[.B31]" office:value-type="float" office:value="31825">
            <text:p>31825</text:p>
          </table:table-cell>
          <table:table-cell table:style-name="Excel_20_Built-in_20_Normal" office:value-type="float" office:value="32.2">
            <text:p>32,2</text:p>
          </table:table-cell>
          <table:table-cell table:style-name="ce5" table:formula="of:=IF([.C30] &gt;0;[.D30]-([.C30]-[.B30]);0)" office:value-type="float" office:value="14.2">
            <text:p>14,20</text:p>
          </table:table-cell>
          <table:table-cell table:style-name="ce5" table:formula="of:=[.D30]-[.E30]" office:value-type="float" office:value="18">
            <text:p>1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1-30">
            <text:p>30.01.2016</text:p>
          </table:table-cell>
          <table:table-cell table:style-name="Excel_20_Built-in_20_Normal" office:value-type="float" office:value="31825">
            <text:p>31825</text:p>
          </table:table-cell>
          <table:table-cell table:style-name="Excel_20_Built-in_20_Normal" table:formula="of:=[.B32]" office:value-type="float" office:value="31834">
            <text:p>31834</text:p>
          </table:table-cell>
          <table:table-cell table:style-name="Excel_20_Built-in_20_Normal" office:value-type="float" office:value="12.4">
            <text:p>12,4</text:p>
          </table:table-cell>
          <table:table-cell table:style-name="ce5" table:formula="of:=IF([.C31] &gt;0;[.D31]-([.C31]-[.B31]);0)" office:value-type="float" office:value="3.4">
            <text:p>3,40</text:p>
          </table:table-cell>
          <table:table-cell table:style-name="ce5" table:formula="of:=[.D31]-[.E31]" office:value-type="float" office:value="9">
            <text:p>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1-31">
            <text:p>31.01.2016</text:p>
          </table:table-cell>
          <table:table-cell table:style-name="Excel_20_Built-in_20_Normal" office:value-type="float" office:value="31834">
            <text:p>31834</text:p>
          </table:table-cell>
          <table:table-cell table:style-name="Excel_20_Built-in_20_Normal" table:formula="of:=[.B33]" office:value-type="float" office:value="31834">
            <text:p>31834</text:p>
          </table:table-cell>
          <table:table-cell table:style-name="Excel_20_Built-in_20_Normal" office:value-type="float" office:value="2.7">
            <text:p>2,7</text:p>
          </table:table-cell>
          <table:table-cell table:style-name="ce5" table:formula="of:=IF([.C32] &gt;0;[.D32]-([.C32]-[.B32]);0)" office:value-type="float" office:value="2.7">
            <text:p>2,70</text:p>
          </table:table-cell>
          <table:table-cell table:style-name="ce5" table:formula="of:=[.D32]-[.E3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2-01">
            <text:p>01.02.2016</text:p>
          </table:table-cell>
          <table:table-cell table:style-name="Excel_20_Built-in_20_Normal" office:value-type="float" office:value="31834">
            <text:p>31834</text:p>
          </table:table-cell>
          <table:table-cell table:style-name="Excel_20_Built-in_20_Normal" table:formula="of:=[.B34]" office:value-type="float" office:value="31836">
            <text:p>31836</text:p>
          </table:table-cell>
          <table:table-cell table:style-name="Excel_20_Built-in_20_Normal" office:value-type="float" office:value="4.3">
            <text:p>4,3</text:p>
          </table:table-cell>
          <table:table-cell table:style-name="ce5" table:formula="of:=IF([.C33] &gt;0;[.D33]-([.C33]-[.B33]);0)" office:value-type="float" office:value="2.3">
            <text:p>2,30</text:p>
          </table:table-cell>
          <table:table-cell table:style-name="ce5" table:formula="of:=[.D33]-[.E33]" office:value-type="float" office:value="2">
            <text:p>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2-02">
            <text:p>02.02.2016</text:p>
          </table:table-cell>
          <table:table-cell table:style-name="Excel_20_Built-in_20_Normal" office:value-type="float" office:value="31836">
            <text:p>31836</text:p>
          </table:table-cell>
          <table:table-cell table:style-name="Excel_20_Built-in_20_Normal" table:formula="of:=[.B35]" office:value-type="float" office:value="31841">
            <text:p>31841</text:p>
          </table:table-cell>
          <table:table-cell table:style-name="Excel_20_Built-in_20_Normal" office:value-type="float" office:value="10.1">
            <text:p>10,1</text:p>
          </table:table-cell>
          <table:table-cell table:style-name="ce5" table:formula="of:=IF([.C34] &gt;0;[.D34]-([.C34]-[.B34]);0)" office:value-type="float" office:value="5.1">
            <text:p>5,10</text:p>
          </table:table-cell>
          <table:table-cell table:style-name="ce5" table:formula="of:=[.D34]-[.E34]" office:value-type="float" office:value="5">
            <text:p>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2-03">
            <text:p>03.02.2016</text:p>
          </table:table-cell>
          <table:table-cell table:style-name="Excel_20_Built-in_20_Normal" office:value-type="float" office:value="31841">
            <text:p>31841</text:p>
          </table:table-cell>
          <table:table-cell table:style-name="Excel_20_Built-in_20_Normal" table:formula="of:=[.B36]" office:value-type="float" office:value="31843">
            <text:p>31843</text:p>
          </table:table-cell>
          <table:table-cell table:style-name="Excel_20_Built-in_20_Normal" office:value-type="float" office:value="3.8">
            <text:p>3,8</text:p>
          </table:table-cell>
          <table:table-cell table:style-name="ce5" table:formula="of:=IF([.C35] &gt;0;[.D35]-([.C35]-[.B35]);0)" office:value-type="float" office:value="1.8">
            <text:p>1,80</text:p>
          </table:table-cell>
          <table:table-cell table:style-name="ce5" table:formula="of:=[.D35]-[.E35]" office:value-type="float" office:value="2">
            <text:p>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2-04">
            <text:p>04.02.2016</text:p>
          </table:table-cell>
          <table:table-cell table:style-name="Excel_20_Built-in_20_Normal" office:value-type="float" office:value="31843">
            <text:p>31843</text:p>
          </table:table-cell>
          <table:table-cell table:style-name="Excel_20_Built-in_20_Normal" table:formula="of:=[.B37]" office:value-type="float" office:value="31847">
            <text:p>31847</text:p>
          </table:table-cell>
          <table:table-cell table:style-name="Excel_20_Built-in_20_Normal" office:value-type="float" office:value="6">
            <text:p>6</text:p>
          </table:table-cell>
          <table:table-cell table:style-name="ce5" table:formula="of:=IF([.C36] &gt;0;[.D36]-([.C36]-[.B36]);0)" office:value-type="float" office:value="2">
            <text:p>2,00</text:p>
          </table:table-cell>
          <table:table-cell table:style-name="ce5" table:formula="of:=[.D36]-[.E36]" office:value-type="float" office:value="4">
            <text:p>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2-05">
            <text:p>05.02.2016</text:p>
          </table:table-cell>
          <table:table-cell table:style-name="Excel_20_Built-in_20_Normal" office:value-type="float" office:value="31847">
            <text:p>31847</text:p>
          </table:table-cell>
          <table:table-cell table:style-name="Excel_20_Built-in_20_Normal" table:formula="of:=[.B38]" office:value-type="float" office:value="31857">
            <text:p>31857</text:p>
          </table:table-cell>
          <table:table-cell table:style-name="Excel_20_Built-in_20_Normal" office:value-type="float" office:value="15.9">
            <text:p>15,9</text:p>
          </table:table-cell>
          <table:table-cell table:style-name="ce5" table:formula="of:=IF([.C37] &gt;0;[.D37]-([.C37]-[.B37]);0)" office:value-type="float" office:value="5.9">
            <text:p>5,90</text:p>
          </table:table-cell>
          <table:table-cell table:style-name="ce5" table:formula="of:=[.D37]-[.E37]" office:value-type="float" office:value="10">
            <text:p>1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2-06">
            <text:p>06.02.2016</text:p>
          </table:table-cell>
          <table:table-cell table:style-name="Excel_20_Built-in_20_Normal" office:value-type="float" office:value="31857">
            <text:p>31857</text:p>
          </table:table-cell>
          <table:table-cell table:style-name="Excel_20_Built-in_20_Normal" table:formula="of:=[.B39]" office:value-type="float" office:value="31873">
            <text:p>31873</text:p>
          </table:table-cell>
          <table:table-cell table:style-name="Excel_20_Built-in_20_Normal" office:value-type="float" office:value="24.5">
            <text:p>24,5</text:p>
          </table:table-cell>
          <table:table-cell table:style-name="ce5" table:formula="of:=IF([.C38] &gt;0;[.D38]-([.C38]-[.B38]);0)" office:value-type="float" office:value="8.5">
            <text:p>8,50</text:p>
          </table:table-cell>
          <table:table-cell table:style-name="ce5" table:formula="of:=[.D38]-[.E38]" office:value-type="float" office:value="16">
            <text:p>1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2-07">
            <text:p>07.02.2016</text:p>
          </table:table-cell>
          <table:table-cell table:style-name="Excel_20_Built-in_20_Normal" office:value-type="float" office:value="31873">
            <text:p>31873</text:p>
          </table:table-cell>
          <table:table-cell table:style-name="Excel_20_Built-in_20_Normal" table:formula="of:=[.B40]" office:value-type="float" office:value="31874">
            <text:p>31874</text:p>
          </table:table-cell>
          <table:table-cell table:style-name="Excel_20_Built-in_20_Normal" office:value-type="float" office:value="4.4">
            <text:p>4,4</text:p>
          </table:table-cell>
          <table:table-cell table:style-name="ce5" table:formula="of:=IF([.C39] &gt;0;[.D39]-([.C39]-[.B39]);0)" office:value-type="float" office:value="3.4">
            <text:p>3,40</text:p>
          </table:table-cell>
          <table:table-cell table:style-name="ce5" table:formula="of:=[.D39]-[.E39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2-08">
            <text:p>08.02.2016</text:p>
          </table:table-cell>
          <table:table-cell table:style-name="Excel_20_Built-in_20_Normal" office:value-type="float" office:value="31874">
            <text:p>31874</text:p>
          </table:table-cell>
          <table:table-cell table:style-name="Excel_20_Built-in_20_Normal" table:formula="of:=[.B41]" office:value-type="float" office:value="31886">
            <text:p>31886</text:p>
          </table:table-cell>
          <table:table-cell table:style-name="Excel_20_Built-in_20_Normal" office:value-type="float" office:value="16.4">
            <text:p>16,4</text:p>
          </table:table-cell>
          <table:table-cell table:style-name="ce5" table:formula="of:=IF([.C40] &gt;0;[.D40]-([.C40]-[.B40]);0)" office:value-type="float" office:value="4.4">
            <text:p>4,40</text:p>
          </table:table-cell>
          <table:table-cell table:style-name="ce5" table:formula="of:=[.D40]-[.E40]" office:value-type="float" office:value="12">
            <text:p>1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2-09">
            <text:p>09.02.2016</text:p>
          </table:table-cell>
          <table:table-cell table:style-name="Excel_20_Built-in_20_Normal" office:value-type="float" office:value="31886">
            <text:p>31886</text:p>
          </table:table-cell>
          <table:table-cell table:style-name="Excel_20_Built-in_20_Normal" table:formula="of:=[.B42]" office:value-type="float" office:value="31889">
            <text:p>31889</text:p>
          </table:table-cell>
          <table:table-cell table:style-name="Excel_20_Built-in_20_Normal" office:value-type="float" office:value="4.5">
            <text:p>4,5</text:p>
          </table:table-cell>
          <table:table-cell table:style-name="ce5" table:formula="of:=IF([.C41] &gt;0;[.D41]-([.C41]-[.B41]);0)" office:value-type="float" office:value="1.5">
            <text:p>1,50</text:p>
          </table:table-cell>
          <table:table-cell table:style-name="ce5" table:formula="of:=[.D41]-[.E41]" office:value-type="float" office:value="3">
            <text:p>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2-10">
            <text:p>10.02.2016</text:p>
          </table:table-cell>
          <table:table-cell table:style-name="Excel_20_Built-in_20_Normal" office:value-type="float" office:value="31889">
            <text:p>31889</text:p>
          </table:table-cell>
          <table:table-cell table:style-name="Excel_20_Built-in_20_Normal" table:formula="of:=[.B43]" office:value-type="float" office:value="31894">
            <text:p>31894</text:p>
          </table:table-cell>
          <table:table-cell table:style-name="Excel_20_Built-in_20_Normal" office:value-type="float" office:value="13">
            <text:p>13</text:p>
          </table:table-cell>
          <table:table-cell table:style-name="ce5" table:formula="of:=IF([.C42] &gt;0;[.D42]-([.C42]-[.B42]);0)" office:value-type="float" office:value="8">
            <text:p>8,00</text:p>
          </table:table-cell>
          <table:table-cell table:style-name="ce5" table:formula="of:=[.D42]-[.E42]" office:value-type="float" office:value="5">
            <text:p>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2-11">
            <text:p>11.02.2016</text:p>
          </table:table-cell>
          <table:table-cell table:style-name="Excel_20_Built-in_20_Normal" office:value-type="float" office:value="31894">
            <text:p>31894</text:p>
          </table:table-cell>
          <table:table-cell table:style-name="Excel_20_Built-in_20_Normal" table:formula="of:=[.B44]" office:value-type="float" office:value="31900">
            <text:p>31900</text:p>
          </table:table-cell>
          <table:table-cell table:style-name="Excel_20_Built-in_20_Normal" office:value-type="float" office:value="10.6">
            <text:p>10,6</text:p>
          </table:table-cell>
          <table:table-cell table:style-name="ce5" table:formula="of:=IF([.C43] &gt;0;[.D43]-([.C43]-[.B43]);0)" office:value-type="float" office:value="4.6">
            <text:p>4,60</text:p>
          </table:table-cell>
          <table:table-cell table:style-name="ce5" table:formula="of:=[.D43]-[.E43]" office:value-type="float" office:value="6">
            <text:p>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2-12">
            <text:p>12.02.2016</text:p>
          </table:table-cell>
          <table:table-cell table:style-name="Excel_20_Built-in_20_Normal" office:value-type="float" office:value="31900">
            <text:p>31900</text:p>
          </table:table-cell>
          <table:table-cell table:style-name="Excel_20_Built-in_20_Normal" table:formula="of:=[.B45]" office:value-type="float" office:value="31931">
            <text:p>31931</text:p>
          </table:table-cell>
          <table:table-cell table:style-name="Excel_20_Built-in_20_Normal" office:value-type="float" office:value="36.6">
            <text:p>36,6</text:p>
          </table:table-cell>
          <table:table-cell table:style-name="ce5" table:formula="of:=IF([.C44] &gt;0;[.D44]-([.C44]-[.B44]);0)" office:value-type="float" office:value="5.6">
            <text:p>5,60</text:p>
          </table:table-cell>
          <table:table-cell table:style-name="ce5" table:formula="of:=[.D44]-[.E44]" office:value-type="float" office:value="31">
            <text:p>3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2-13">
            <text:p>13.02.2016</text:p>
          </table:table-cell>
          <table:table-cell table:style-name="Excel_20_Built-in_20_Normal" office:value-type="float" office:value="31931">
            <text:p>31931</text:p>
          </table:table-cell>
          <table:table-cell table:style-name="Excel_20_Built-in_20_Normal" table:formula="of:=[.B46]" office:value-type="float" office:value="31937">
            <text:p>31937</text:p>
          </table:table-cell>
          <table:table-cell table:style-name="Excel_20_Built-in_20_Normal" office:value-type="float" office:value="8.8">
            <text:p>8,8</text:p>
          </table:table-cell>
          <table:table-cell table:style-name="ce5" table:formula="of:=IF([.C45] &gt;0;[.D45]-([.C45]-[.B45]);0)" office:value-type="float" office:value="2.8">
            <text:p>2,80</text:p>
          </table:table-cell>
          <table:table-cell table:style-name="ce5" table:formula="of:=[.D45]-[.E45]" office:value-type="float" office:value="6">
            <text:p>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2-14">
            <text:p>14.02.2016</text:p>
          </table:table-cell>
          <table:table-cell table:style-name="Excel_20_Built-in_20_Normal" office:value-type="float" office:value="31937">
            <text:p>31937</text:p>
          </table:table-cell>
          <table:table-cell table:style-name="Excel_20_Built-in_20_Normal" table:formula="of:=[.B47]" office:value-type="float" office:value="31940">
            <text:p>31940</text:p>
          </table:table-cell>
          <table:table-cell table:style-name="Excel_20_Built-in_20_Normal" office:value-type="float" office:value="6.3">
            <text:p>6,3</text:p>
          </table:table-cell>
          <table:table-cell table:style-name="ce5" table:formula="of:=IF([.C46] &gt;0;[.D46]-([.C46]-[.B46]);0)" office:value-type="float" office:value="3.3">
            <text:p>3,30</text:p>
          </table:table-cell>
          <table:table-cell table:style-name="ce5" table:formula="of:=[.D46]-[.E46]" office:value-type="float" office:value="3">
            <text:p>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2-15">
            <text:p>15.02.2016</text:p>
          </table:table-cell>
          <table:table-cell table:style-name="Excel_20_Built-in_20_Normal" office:value-type="float" office:value="31940">
            <text:p>31940</text:p>
          </table:table-cell>
          <table:table-cell table:style-name="Excel_20_Built-in_20_Normal" table:formula="of:=[.B48]" office:value-type="float" office:value="31940">
            <text:p>31940</text:p>
          </table:table-cell>
          <table:table-cell table:style-name="Excel_20_Built-in_20_Normal" office:value-type="float" office:value="1.6">
            <text:p>1,6</text:p>
          </table:table-cell>
          <table:table-cell table:style-name="ce5" table:formula="of:=IF([.C47] &gt;0;[.D47]-([.C47]-[.B47]);0)" office:value-type="float" office:value="1.6">
            <text:p>1,60</text:p>
          </table:table-cell>
          <table:table-cell table:style-name="ce5" table:formula="of:=[.D47]-[.E4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2-16">
            <text:p>16.02.2016</text:p>
          </table:table-cell>
          <table:table-cell table:style-name="Excel_20_Built-in_20_Normal" office:value-type="float" office:value="31940">
            <text:p>31940</text:p>
          </table:table-cell>
          <table:table-cell table:style-name="Excel_20_Built-in_20_Normal" table:formula="of:=[.B49]" office:value-type="float" office:value="31940">
            <text:p>31940</text:p>
          </table:table-cell>
          <table:table-cell table:style-name="Excel_20_Built-in_20_Normal" office:value-type="float" office:value="3.7">
            <text:p>3,7</text:p>
          </table:table-cell>
          <table:table-cell table:style-name="ce5" table:formula="of:=IF([.C48] &gt;0;[.D48]-([.C48]-[.B48]);0)" office:value-type="float" office:value="3.7">
            <text:p>3,70</text:p>
          </table:table-cell>
          <table:table-cell table:style-name="ce5" table:formula="of:=[.D48]-[.E48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2-17">
            <text:p>17.02.2016</text:p>
          </table:table-cell>
          <table:table-cell table:style-name="Excel_20_Built-in_20_Normal" office:value-type="float" office:value="31940">
            <text:p>31940</text:p>
          </table:table-cell>
          <table:table-cell table:style-name="Excel_20_Built-in_20_Normal" table:formula="of:=[.B50]" office:value-type="float" office:value="31941">
            <text:p>31941</text:p>
          </table:table-cell>
          <table:table-cell table:style-name="Excel_20_Built-in_20_Normal" office:value-type="float" office:value="2.8">
            <text:p>2,8</text:p>
          </table:table-cell>
          <table:table-cell table:style-name="ce5" table:formula="of:=IF([.C49] &gt;0;[.D49]-([.C49]-[.B49]);0)" office:value-type="float" office:value="1.8">
            <text:p>1,80</text:p>
          </table:table-cell>
          <table:table-cell table:style-name="ce5" table:formula="of:=[.D49]-[.E49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2-18">
            <text:p>18.02.2016</text:p>
          </table:table-cell>
          <table:table-cell table:style-name="Excel_20_Built-in_20_Normal" office:value-type="float" office:value="31941">
            <text:p>31941</text:p>
          </table:table-cell>
          <table:table-cell table:style-name="Excel_20_Built-in_20_Normal" table:formula="of:=[.B51]" office:value-type="float" office:value="31962">
            <text:p>31962</text:p>
          </table:table-cell>
          <table:table-cell table:style-name="Excel_20_Built-in_20_Normal" office:value-type="float" office:value="27.5">
            <text:p>27,5</text:p>
          </table:table-cell>
          <table:table-cell table:style-name="ce5" table:formula="of:=IF([.C50] &gt;0;[.D50]-([.C50]-[.B50]);0)" office:value-type="float" office:value="6.5">
            <text:p>6,50</text:p>
          </table:table-cell>
          <table:table-cell table:style-name="ce5" table:formula="of:=[.D50]-[.E50]" office:value-type="float" office:value="21">
            <text:p>2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2-19">
            <text:p>19.02.2016</text:p>
          </table:table-cell>
          <table:table-cell table:style-name="Excel_20_Built-in_20_Normal" office:value-type="float" office:value="31962">
            <text:p>31962</text:p>
          </table:table-cell>
          <table:table-cell table:style-name="Excel_20_Built-in_20_Normal" table:formula="of:=[.B52]" office:value-type="float" office:value="31963">
            <text:p>31963</text:p>
          </table:table-cell>
          <table:table-cell table:style-name="Excel_20_Built-in_20_Normal" office:value-type="float" office:value="4.5">
            <text:p>4,5</text:p>
          </table:table-cell>
          <table:table-cell table:style-name="ce5" table:formula="of:=IF([.C51] &gt;0;[.D51]-([.C51]-[.B51]);0)" office:value-type="float" office:value="3.5">
            <text:p>3,50</text:p>
          </table:table-cell>
          <table:table-cell table:style-name="ce5" table:formula="of:=[.D51]-[.E51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2-20">
            <text:p>20.02.2016</text:p>
          </table:table-cell>
          <table:table-cell table:style-name="Excel_20_Built-in_20_Normal" office:value-type="float" office:value="31963">
            <text:p>31963</text:p>
          </table:table-cell>
          <table:table-cell table:style-name="Excel_20_Built-in_20_Normal" table:formula="of:=[.B53]" office:value-type="float" office:value="31963">
            <text:p>31963</text:p>
          </table:table-cell>
          <table:table-cell table:style-name="Excel_20_Built-in_20_Normal" office:value-type="float" office:value="1.8">
            <text:p>1,8</text:p>
          </table:table-cell>
          <table:table-cell table:style-name="ce5" table:formula="of:=IF([.C52] &gt;0;[.D52]-([.C52]-[.B52]);0)" office:value-type="float" office:value="1.8">
            <text:p>1,80</text:p>
          </table:table-cell>
          <table:table-cell table:style-name="ce5" table:formula="of:=[.D52]-[.E5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2-21">
            <text:p>21.02.2016</text:p>
          </table:table-cell>
          <table:table-cell table:style-name="Excel_20_Built-in_20_Normal" office:value-type="float" office:value="31963">
            <text:p>31963</text:p>
          </table:table-cell>
          <table:table-cell table:style-name="Excel_20_Built-in_20_Normal" table:formula="of:=[.B54]" office:value-type="float" office:value="31968">
            <text:p>31968</text:p>
          </table:table-cell>
          <table:table-cell table:style-name="Excel_20_Built-in_20_Normal" office:value-type="float" office:value="8.7">
            <text:p>8,7</text:p>
          </table:table-cell>
          <table:table-cell table:style-name="ce5" table:formula="of:=IF([.C53] &gt;0;[.D53]-([.C53]-[.B53]);0)" office:value-type="float" office:value="3.7">
            <text:p>3,70</text:p>
          </table:table-cell>
          <table:table-cell table:style-name="ce5" table:formula="of:=[.D53]-[.E53]" office:value-type="float" office:value="5">
            <text:p>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2-22">
            <text:p>22.02.2016</text:p>
          </table:table-cell>
          <table:table-cell table:style-name="Excel_20_Built-in_20_Normal" office:value-type="float" office:value="31968">
            <text:p>31968</text:p>
          </table:table-cell>
          <table:table-cell table:style-name="Excel_20_Built-in_20_Normal" table:formula="of:=[.B55]" office:value-type="float" office:value="31994">
            <text:p>31994</text:p>
          </table:table-cell>
          <table:table-cell table:style-name="Excel_20_Built-in_20_Normal" office:value-type="float" office:value="35.3">
            <text:p>35,3</text:p>
          </table:table-cell>
          <table:table-cell table:style-name="ce5" table:formula="of:=IF([.C54] &gt;0;[.D54]-([.C54]-[.B54]);0)" office:value-type="float" office:value="9.3">
            <text:p>9,30</text:p>
          </table:table-cell>
          <table:table-cell table:style-name="ce5" table:formula="of:=[.D54]-[.E54]" office:value-type="float" office:value="26">
            <text:p>2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2-23">
            <text:p>23.02.2016</text:p>
          </table:table-cell>
          <table:table-cell table:style-name="Excel_20_Built-in_20_Normal" office:value-type="float" office:value="31994">
            <text:p>31994</text:p>
          </table:table-cell>
          <table:table-cell table:style-name="Excel_20_Built-in_20_Normal" table:formula="of:=[.B56]" office:value-type="float" office:value="31996">
            <text:p>31996</text:p>
          </table:table-cell>
          <table:table-cell table:style-name="Excel_20_Built-in_20_Normal" office:value-type="float" office:value="3.3">
            <text:p>3,3</text:p>
          </table:table-cell>
          <table:table-cell table:style-name="ce5" table:formula="of:=IF([.C55] &gt;0;[.D55]-([.C55]-[.B55]);0)" office:value-type="float" office:value="1.3">
            <text:p>1,30</text:p>
          </table:table-cell>
          <table:table-cell table:style-name="ce5" table:formula="of:=[.D55]-[.E55]" office:value-type="float" office:value="2">
            <text:p>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2-24">
            <text:p>24.02.2016</text:p>
          </table:table-cell>
          <table:table-cell table:style-name="Excel_20_Built-in_20_Normal" office:value-type="float" office:value="31996">
            <text:p>31996</text:p>
          </table:table-cell>
          <table:table-cell table:style-name="Excel_20_Built-in_20_Normal" table:formula="of:=[.B57]" office:value-type="float" office:value="32016">
            <text:p>32016</text:p>
          </table:table-cell>
          <table:table-cell table:style-name="Excel_20_Built-in_20_Normal" office:value-type="float" office:value="30.7">
            <text:p>30,7</text:p>
          </table:table-cell>
          <table:table-cell table:style-name="ce5" table:formula="of:=IF([.C56] &gt;0;[.D56]-([.C56]-[.B56]);0)" office:value-type="float" office:value="10.7">
            <text:p>10,70</text:p>
          </table:table-cell>
          <table:table-cell table:style-name="ce5" table:formula="of:=[.D56]-[.E56]" office:value-type="float" office:value="20">
            <text:p>2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2-25">
            <text:p>25.02.2016</text:p>
          </table:table-cell>
          <table:table-cell table:style-name="Excel_20_Built-in_20_Normal" office:value-type="float" office:value="32016">
            <text:p>32016</text:p>
          </table:table-cell>
          <table:table-cell table:style-name="Excel_20_Built-in_20_Normal" table:formula="of:=[.B58]" office:value-type="float" office:value="32018">
            <text:p>32018</text:p>
          </table:table-cell>
          <table:table-cell table:style-name="Excel_20_Built-in_20_Normal" office:value-type="float" office:value="3.1">
            <text:p>3,1</text:p>
          </table:table-cell>
          <table:table-cell table:style-name="ce5" table:formula="of:=IF([.C57] &gt;0;[.D57]-([.C57]-[.B57]);0)" office:value-type="float" office:value="1.1">
            <text:p>1,10</text:p>
          </table:table-cell>
          <table:table-cell table:style-name="ce5" table:formula="of:=[.D57]-[.E57]" office:value-type="float" office:value="2">
            <text:p>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2-26">
            <text:p>26.02.2016</text:p>
          </table:table-cell>
          <table:table-cell table:style-name="Excel_20_Built-in_20_Normal" office:value-type="float" office:value="32018">
            <text:p>32018</text:p>
          </table:table-cell>
          <table:table-cell table:style-name="Excel_20_Built-in_20_Normal" table:formula="of:=[.B59]" office:value-type="float" office:value="32049">
            <text:p>32049</text:p>
          </table:table-cell>
          <table:table-cell table:style-name="Excel_20_Built-in_20_Normal" office:value-type="float" office:value="43.8">
            <text:p>43,8</text:p>
          </table:table-cell>
          <table:table-cell table:style-name="ce5" table:formula="of:=IF([.C58] &gt;0;[.D58]-([.C58]-[.B58]);0)" office:value-type="float" office:value="12.8">
            <text:p>12,80</text:p>
          </table:table-cell>
          <table:table-cell table:style-name="ce5" table:formula="of:=[.D58]-[.E58]" office:value-type="float" office:value="31">
            <text:p>3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2-27">
            <text:p>27.02.2016</text:p>
          </table:table-cell>
          <table:table-cell table:style-name="Excel_20_Built-in_20_Normal" office:value-type="float" office:value="32049">
            <text:p>32049</text:p>
          </table:table-cell>
          <table:table-cell table:style-name="Excel_20_Built-in_20_Normal" table:formula="of:=[.B60]" office:value-type="float" office:value="32088">
            <text:p>32088</text:p>
          </table:table-cell>
          <table:table-cell table:style-name="Excel_20_Built-in_20_Normal" office:value-type="float" office:value="45.4">
            <text:p>45,4</text:p>
          </table:table-cell>
          <table:table-cell table:style-name="ce5" table:formula="of:=IF([.C59] &gt;0;[.D59]-([.C59]-[.B59]);0)" office:value-type="float" office:value="6.4">
            <text:p>6,40</text:p>
          </table:table-cell>
          <table:table-cell table:style-name="ce5" table:formula="of:=[.D59]-[.E59]" office:value-type="float" office:value="39">
            <text:p>3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2-28">
            <text:p>28.02.2016</text:p>
          </table:table-cell>
          <table:table-cell table:style-name="Excel_20_Built-in_20_Normal" office:value-type="float" office:value="32088">
            <text:p>32088</text:p>
          </table:table-cell>
          <table:table-cell table:style-name="Excel_20_Built-in_20_Normal" table:formula="of:=[.B61]" office:value-type="float" office:value="32096">
            <text:p>32096</text:p>
          </table:table-cell>
          <table:table-cell table:style-name="Excel_20_Built-in_20_Normal" office:value-type="float" office:value="12.7">
            <text:p>12,7</text:p>
          </table:table-cell>
          <table:table-cell table:style-name="ce5" table:formula="of:=IF([.C60] &gt;0;[.D60]-([.C60]-[.B60]);0)" office:value-type="float" office:value="4.7">
            <text:p>4,70</text:p>
          </table:table-cell>
          <table:table-cell table:style-name="ce5" table:formula="of:=[.D60]-[.E60]" office:value-type="float" office:value="8">
            <text:p>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2-29">
            <text:p>29.02.2016</text:p>
          </table:table-cell>
          <table:table-cell table:style-name="Excel_20_Built-in_20_Normal" office:value-type="float" office:value="32096">
            <text:p>32096</text:p>
          </table:table-cell>
          <table:table-cell table:style-name="Excel_20_Built-in_20_Normal" table:formula="of:=[.B62]" office:value-type="float" office:value="32096">
            <text:p>32096</text:p>
          </table:table-cell>
          <table:table-cell table:style-name="Excel_20_Built-in_20_Normal" office:value-type="float" office:value="1.4">
            <text:p>1,4</text:p>
          </table:table-cell>
          <table:table-cell table:style-name="ce5" table:formula="of:=IF([.C61] &gt;0;[.D61]-([.C61]-[.B61]);0)" office:value-type="float" office:value="1.4">
            <text:p>1,40</text:p>
          </table:table-cell>
          <table:table-cell table:style-name="ce5" table:formula="of:=[.D61]-[.E6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3-01">
            <text:p>01.03.2016</text:p>
          </table:table-cell>
          <table:table-cell table:style-name="Excel_20_Built-in_20_Normal" office:value-type="float" office:value="32096">
            <text:p>32096</text:p>
          </table:table-cell>
          <table:table-cell table:style-name="Excel_20_Built-in_20_Normal" table:formula="of:=[.B63]" office:value-type="float" office:value="32104">
            <text:p>32104</text:p>
          </table:table-cell>
          <table:table-cell table:style-name="Excel_20_Built-in_20_Normal" office:value-type="float" office:value="13.9">
            <text:p>13,9</text:p>
          </table:table-cell>
          <table:table-cell table:style-name="ce5" table:formula="of:=IF([.C62] &gt;0;[.D62]-([.C62]-[.B62]);0)" office:value-type="float" office:value="5.9">
            <text:p>5,90</text:p>
          </table:table-cell>
          <table:table-cell table:style-name="ce5" table:formula="of:=[.D62]-[.E62]" office:value-type="float" office:value="8">
            <text:p>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3-02">
            <text:p>02.03.2016</text:p>
          </table:table-cell>
          <table:table-cell table:style-name="Excel_20_Built-in_20_Normal" office:value-type="float" office:value="32104">
            <text:p>32104</text:p>
          </table:table-cell>
          <table:table-cell table:style-name="Excel_20_Built-in_20_Normal" table:formula="of:=[.B64]" office:value-type="float" office:value="32110">
            <text:p>32110</text:p>
          </table:table-cell>
          <table:table-cell table:style-name="Excel_20_Built-in_20_Normal" office:value-type="float" office:value="8.6">
            <text:p>8,6</text:p>
          </table:table-cell>
          <table:table-cell table:style-name="ce5" table:formula="of:=IF([.C63] &gt;0;[.D63]-([.C63]-[.B63]);0)" office:value-type="float" office:value="2.6">
            <text:p>2,60</text:p>
          </table:table-cell>
          <table:table-cell table:style-name="ce5" table:formula="of:=[.D63]-[.E63]" office:value-type="float" office:value="6">
            <text:p>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3-03">
            <text:p>03.03.2016</text:p>
          </table:table-cell>
          <table:table-cell table:style-name="Excel_20_Built-in_20_Normal" office:value-type="float" office:value="32110">
            <text:p>32110</text:p>
          </table:table-cell>
          <table:table-cell table:style-name="Excel_20_Built-in_20_Normal" table:formula="of:=[.B65]" office:value-type="float" office:value="32122">
            <text:p>32122</text:p>
          </table:table-cell>
          <table:table-cell table:style-name="Excel_20_Built-in_20_Normal" office:value-type="float" office:value="23.4">
            <text:p>23,4</text:p>
          </table:table-cell>
          <table:table-cell table:style-name="ce5" table:formula="of:=IF([.C64] &gt;0;[.D64]-([.C64]-[.B64]);0)" office:value-type="float" office:value="11.4">
            <text:p>11,40</text:p>
          </table:table-cell>
          <table:table-cell table:style-name="ce5" table:formula="of:=[.D64]-[.E64]" office:value-type="float" office:value="12">
            <text:p>1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3-04">
            <text:p>04.03.2016</text:p>
          </table:table-cell>
          <table:table-cell table:style-name="Excel_20_Built-in_20_Normal" office:value-type="float" office:value="32122">
            <text:p>32122</text:p>
          </table:table-cell>
          <table:table-cell table:style-name="Excel_20_Built-in_20_Normal" table:formula="of:=[.B66]" office:value-type="float" office:value="32133">
            <text:p>32133</text:p>
          </table:table-cell>
          <table:table-cell table:style-name="Excel_20_Built-in_20_Normal" office:value-type="float" office:value="21.7">
            <text:p>21,7</text:p>
          </table:table-cell>
          <table:table-cell table:style-name="ce5" table:formula="of:=IF([.C65] &gt;0;[.D65]-([.C65]-[.B65]);0)" office:value-type="float" office:value="10.7">
            <text:p>10,70</text:p>
          </table:table-cell>
          <table:table-cell table:style-name="ce5" table:formula="of:=[.D65]-[.E65]" office:value-type="float" office:value="11">
            <text:p>1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3-05">
            <text:p>05.03.2016</text:p>
          </table:table-cell>
          <table:table-cell table:style-name="Excel_20_Built-in_20_Normal" office:value-type="float" office:value="32133">
            <text:p>32133</text:p>
          </table:table-cell>
          <table:table-cell table:style-name="Excel_20_Built-in_20_Normal" table:formula="of:=[.B67]" office:value-type="float" office:value="32135">
            <text:p>32135</text:p>
          </table:table-cell>
          <table:table-cell table:style-name="Excel_20_Built-in_20_Normal" office:value-type="float" office:value="5.8">
            <text:p>5,8</text:p>
          </table:table-cell>
          <table:table-cell table:style-name="ce5" table:formula="of:=IF([.C66] &gt;0;[.D66]-([.C66]-[.B66]);0)" office:value-type="float" office:value="3.8">
            <text:p>3,80</text:p>
          </table:table-cell>
          <table:table-cell table:style-name="ce5" table:formula="of:=[.D66]-[.E66]" office:value-type="float" office:value="2">
            <text:p>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3-06">
            <text:p>06.03.2016</text:p>
          </table:table-cell>
          <table:table-cell table:style-name="Excel_20_Built-in_20_Normal" office:value-type="float" office:value="32135">
            <text:p>32135</text:p>
          </table:table-cell>
          <table:table-cell table:style-name="Excel_20_Built-in_20_Normal" table:formula="of:=[.B68]" office:value-type="float" office:value="32147">
            <text:p>32147</text:p>
          </table:table-cell>
          <table:table-cell table:style-name="Excel_20_Built-in_20_Normal" office:value-type="float" office:value="17">
            <text:p>17</text:p>
          </table:table-cell>
          <table:table-cell table:style-name="ce5" table:formula="of:=IF([.C67] &gt;0;[.D67]-([.C67]-[.B67]);0)" office:value-type="float" office:value="5">
            <text:p>5,00</text:p>
          </table:table-cell>
          <table:table-cell table:style-name="ce5" table:formula="of:=[.D67]-[.E67]" office:value-type="float" office:value="12">
            <text:p>1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3-07">
            <text:p>07.03.2016</text:p>
          </table:table-cell>
          <table:table-cell table:style-name="Excel_20_Built-in_20_Normal" office:value-type="float" office:value="32147">
            <text:p>32147</text:p>
          </table:table-cell>
          <table:table-cell table:style-name="Excel_20_Built-in_20_Normal" table:formula="of:=[.B69]" office:value-type="float" office:value="32174">
            <text:p>32174</text:p>
          </table:table-cell>
          <table:table-cell table:style-name="Excel_20_Built-in_20_Normal" office:value-type="float" office:value="34">
            <text:p>34</text:p>
          </table:table-cell>
          <table:table-cell table:style-name="ce5" table:formula="of:=IF([.C68] &gt;0;[.D68]-([.C68]-[.B68]);0)" office:value-type="float" office:value="7">
            <text:p>7,00</text:p>
          </table:table-cell>
          <table:table-cell table:style-name="ce5" table:formula="of:=[.D68]-[.E68]" office:value-type="float" office:value="27">
            <text:p>2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3-08">
            <text:p>08.03.2016</text:p>
          </table:table-cell>
          <table:table-cell table:style-name="Excel_20_Built-in_20_Normal" office:value-type="float" office:value="32174">
            <text:p>32174</text:p>
          </table:table-cell>
          <table:table-cell table:style-name="Excel_20_Built-in_20_Normal" table:formula="of:=[.B70]" office:value-type="float" office:value="32193">
            <text:p>32193</text:p>
          </table:table-cell>
          <table:table-cell table:style-name="Excel_20_Built-in_20_Normal" office:value-type="float" office:value="25.6">
            <text:p>25,6</text:p>
          </table:table-cell>
          <table:table-cell table:style-name="ce5" table:formula="of:=IF([.C69] &gt;0;[.D69]-([.C69]-[.B69]);0)" office:value-type="float" office:value="6.6">
            <text:p>6,60</text:p>
          </table:table-cell>
          <table:table-cell table:style-name="ce5" table:formula="of:=[.D69]-[.E69]" office:value-type="float" office:value="19">
            <text:p>1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3-09">
            <text:p>09.03.2016</text:p>
          </table:table-cell>
          <table:table-cell table:style-name="Excel_20_Built-in_20_Normal" office:value-type="float" office:value="32193">
            <text:p>32193</text:p>
          </table:table-cell>
          <table:table-cell table:style-name="Excel_20_Built-in_20_Normal" table:formula="of:=[.B71]" office:value-type="float" office:value="32210">
            <text:p>32210</text:p>
          </table:table-cell>
          <table:table-cell table:style-name="Excel_20_Built-in_20_Normal" office:value-type="float" office:value="28.6">
            <text:p>28,6</text:p>
          </table:table-cell>
          <table:table-cell table:style-name="ce5" table:formula="of:=IF([.C70] &gt;0;[.D70]-([.C70]-[.B70]);0)" office:value-type="float" office:value="11.6">
            <text:p>11,60</text:p>
          </table:table-cell>
          <table:table-cell table:style-name="ce5" table:formula="of:=[.D70]-[.E70]" office:value-type="float" office:value="17">
            <text:p>1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3-10">
            <text:p>10.03.2016</text:p>
          </table:table-cell>
          <table:table-cell table:style-name="Excel_20_Built-in_20_Normal" office:value-type="float" office:value="32210">
            <text:p>32210</text:p>
          </table:table-cell>
          <table:table-cell table:style-name="Excel_20_Built-in_20_Normal" table:formula="of:=[.B72]" office:value-type="float" office:value="32251">
            <text:p>32251</text:p>
          </table:table-cell>
          <table:table-cell table:style-name="Excel_20_Built-in_20_Normal" office:value-type="float" office:value="51.8">
            <text:p>51,8</text:p>
          </table:table-cell>
          <table:table-cell table:style-name="ce5" table:formula="of:=IF([.C71] &gt;0;[.D71]-([.C71]-[.B71]);0)" office:value-type="float" office:value="10.8">
            <text:p>10,80</text:p>
          </table:table-cell>
          <table:table-cell table:style-name="ce5" table:formula="of:=[.D71]-[.E71]" office:value-type="float" office:value="41">
            <text:p>4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3-11">
            <text:p>11.03.2016</text:p>
          </table:table-cell>
          <table:table-cell table:style-name="Excel_20_Built-in_20_Normal" office:value-type="float" office:value="32251">
            <text:p>32251</text:p>
          </table:table-cell>
          <table:table-cell table:style-name="Excel_20_Built-in_20_Normal" table:formula="of:=[.B73]" office:value-type="float" office:value="32266">
            <text:p>32266</text:p>
          </table:table-cell>
          <table:table-cell table:style-name="Excel_20_Built-in_20_Normal" office:value-type="float" office:value="19.9">
            <text:p>19,9</text:p>
          </table:table-cell>
          <table:table-cell table:style-name="ce5" table:formula="of:=IF([.C72] &gt;0;[.D72]-([.C72]-[.B72]);0)" office:value-type="float" office:value="4.9">
            <text:p>4,90</text:p>
          </table:table-cell>
          <table:table-cell table:style-name="ce5" table:formula="of:=[.D72]-[.E72]" office:value-type="float" office:value="15">
            <text:p>1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3-12">
            <text:p>12.03.2016</text:p>
          </table:table-cell>
          <table:table-cell table:style-name="Excel_20_Built-in_20_Normal" office:value-type="float" office:value="32266">
            <text:p>32266</text:p>
          </table:table-cell>
          <table:table-cell table:style-name="Excel_20_Built-in_20_Normal" table:formula="of:=[.B74]" office:value-type="float" office:value="32284">
            <text:p>32284</text:p>
          </table:table-cell>
          <table:table-cell table:style-name="Excel_20_Built-in_20_Normal" office:value-type="float" office:value="22.7">
            <text:p>22,7</text:p>
          </table:table-cell>
          <table:table-cell table:style-name="ce5" table:formula="of:=IF([.C73] &gt;0;[.D73]-([.C73]-[.B73]);0)" office:value-type="float" office:value="4.7">
            <text:p>4,70</text:p>
          </table:table-cell>
          <table:table-cell table:style-name="ce5" table:formula="of:=[.D73]-[.E73]" office:value-type="float" office:value="18">
            <text:p>1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3-13">
            <text:p>13.03.2016</text:p>
          </table:table-cell>
          <table:table-cell table:style-name="Excel_20_Built-in_20_Normal" office:value-type="float" office:value="32284">
            <text:p>32284</text:p>
          </table:table-cell>
          <table:table-cell table:style-name="Excel_20_Built-in_20_Normal" table:formula="of:=[.B75]" office:value-type="float" office:value="32289">
            <text:p>32289</text:p>
          </table:table-cell>
          <table:table-cell table:style-name="Excel_20_Built-in_20_Normal" office:value-type="float" office:value="11.1">
            <text:p>11,1</text:p>
          </table:table-cell>
          <table:table-cell table:style-name="ce5" table:formula="of:=IF([.C74] &gt;0;[.D74]-([.C74]-[.B74]);0)" office:value-type="float" office:value="6.1">
            <text:p>6,10</text:p>
          </table:table-cell>
          <table:table-cell table:style-name="ce5" table:formula="of:=[.D74]-[.E74]" office:value-type="float" office:value="5">
            <text:p>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3-14">
            <text:p>14.03.2016</text:p>
          </table:table-cell>
          <table:table-cell table:style-name="Excel_20_Built-in_20_Normal" office:value-type="float" office:value="32289">
            <text:p>32289</text:p>
          </table:table-cell>
          <table:table-cell table:style-name="Excel_20_Built-in_20_Normal" table:formula="of:=[.B76]" office:value-type="float" office:value="32333">
            <text:p>32333</text:p>
          </table:table-cell>
          <table:table-cell table:style-name="Excel_20_Built-in_20_Normal" office:value-type="float" office:value="51.1">
            <text:p>51,1</text:p>
          </table:table-cell>
          <table:table-cell table:style-name="ce5" table:formula="of:=IF([.C75] &gt;0;[.D75]-([.C75]-[.B75]);0)" office:value-type="float" office:value="7.1">
            <text:p>7,10</text:p>
          </table:table-cell>
          <table:table-cell table:style-name="ce5" table:formula="of:=[.D75]-[.E75]" office:value-type="float" office:value="44">
            <text:p>4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3-15">
            <text:p>15.03.2016</text:p>
          </table:table-cell>
          <table:table-cell table:style-name="Excel_20_Built-in_20_Normal" office:value-type="float" office:value="32333">
            <text:p>32333</text:p>
          </table:table-cell>
          <table:table-cell table:style-name="Excel_20_Built-in_20_Normal" table:formula="of:=[.B77]" office:value-type="float" office:value="32338">
            <text:p>32338</text:p>
          </table:table-cell>
          <table:table-cell table:style-name="Excel_20_Built-in_20_Normal" office:value-type="float" office:value="8.1">
            <text:p>8,1</text:p>
          </table:table-cell>
          <table:table-cell table:style-name="ce5" table:formula="of:=IF([.C76] &gt;0;[.D76]-([.C76]-[.B76]);0)" office:value-type="float" office:value="3.1">
            <text:p>3,10</text:p>
          </table:table-cell>
          <table:table-cell table:style-name="ce5" table:formula="of:=[.D76]-[.E76]" office:value-type="float" office:value="5">
            <text:p>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3-16">
            <text:p>16.03.2016</text:p>
          </table:table-cell>
          <table:table-cell table:style-name="Excel_20_Built-in_20_Normal" office:value-type="float" office:value="32338">
            <text:p>32338</text:p>
          </table:table-cell>
          <table:table-cell table:style-name="Excel_20_Built-in_20_Normal" table:formula="of:=[.B78]" office:value-type="float" office:value="32368">
            <text:p>32368</text:p>
          </table:table-cell>
          <table:table-cell table:style-name="Excel_20_Built-in_20_Normal" office:value-type="float" office:value="38.6">
            <text:p>38,6</text:p>
          </table:table-cell>
          <table:table-cell table:style-name="ce5" table:formula="of:=IF([.C77] &gt;0;[.D77]-([.C77]-[.B77]);0)" office:value-type="float" office:value="8.6">
            <text:p>8,60</text:p>
          </table:table-cell>
          <table:table-cell table:style-name="ce5" table:formula="of:=[.D77]-[.E77]" office:value-type="float" office:value="30">
            <text:p>3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3-17">
            <text:p>17.03.2016</text:p>
          </table:table-cell>
          <table:table-cell table:style-name="Excel_20_Built-in_20_Normal" office:value-type="float" office:value="32368">
            <text:p>32368</text:p>
          </table:table-cell>
          <table:table-cell table:style-name="Excel_20_Built-in_20_Normal" table:formula="of:=[.B79]" office:value-type="float" office:value="32412">
            <text:p>32412</text:p>
          </table:table-cell>
          <table:table-cell table:style-name="Excel_20_Built-in_20_Normal" office:value-type="float" office:value="55.5">
            <text:p>55,5</text:p>
          </table:table-cell>
          <table:table-cell table:style-name="ce5" table:formula="of:=IF([.C78] &gt;0;[.D78]-([.C78]-[.B78]);0)" office:value-type="float" office:value="11.5">
            <text:p>11,50</text:p>
          </table:table-cell>
          <table:table-cell table:style-name="ce5" table:formula="of:=[.D78]-[.E78]" office:value-type="float" office:value="44">
            <text:p>4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3-18">
            <text:p>18.03.2016</text:p>
          </table:table-cell>
          <table:table-cell table:style-name="Excel_20_Built-in_20_Normal" office:value-type="float" office:value="32412">
            <text:p>32412</text:p>
          </table:table-cell>
          <table:table-cell table:style-name="Excel_20_Built-in_20_Normal" table:formula="of:=[.B80]" office:value-type="float" office:value="32459">
            <text:p>32459</text:p>
          </table:table-cell>
          <table:table-cell table:style-name="Excel_20_Built-in_20_Normal" office:value-type="float" office:value="55.2">
            <text:p>55,2</text:p>
          </table:table-cell>
          <table:table-cell table:style-name="ce5" table:formula="of:=IF([.C79] &gt;0;[.D79]-([.C79]-[.B79]);0)" office:value-type="float" office:value="8.2">
            <text:p>8,20</text:p>
          </table:table-cell>
          <table:table-cell table:style-name="ce5" table:formula="of:=[.D79]-[.E79]" office:value-type="float" office:value="47">
            <text:p>4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3-19">
            <text:p>19.03.2016</text:p>
          </table:table-cell>
          <table:table-cell table:style-name="Excel_20_Built-in_20_Normal" office:value-type="float" office:value="32459">
            <text:p>32459</text:p>
          </table:table-cell>
          <table:table-cell table:style-name="Excel_20_Built-in_20_Normal" table:formula="of:=[.B81]" office:value-type="float" office:value="32477">
            <text:p>32477</text:p>
          </table:table-cell>
          <table:table-cell table:style-name="Excel_20_Built-in_20_Normal" office:value-type="float" office:value="25">
            <text:p>25</text:p>
          </table:table-cell>
          <table:table-cell table:style-name="ce5" table:formula="of:=IF([.C80] &gt;0;[.D80]-([.C80]-[.B80]);0)" office:value-type="float" office:value="7">
            <text:p>7,00</text:p>
          </table:table-cell>
          <table:table-cell table:style-name="ce5" table:formula="of:=[.D80]-[.E80]" office:value-type="float" office:value="18">
            <text:p>1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3-20">
            <text:p>20.03.2016</text:p>
          </table:table-cell>
          <table:table-cell table:style-name="Excel_20_Built-in_20_Normal" office:value-type="float" office:value="32477">
            <text:p>32477</text:p>
          </table:table-cell>
          <table:table-cell table:style-name="Excel_20_Built-in_20_Normal" table:formula="of:=[.B82]" office:value-type="float" office:value="32519">
            <text:p>32519</text:p>
          </table:table-cell>
          <table:table-cell table:style-name="Excel_20_Built-in_20_Normal" office:value-type="float" office:value="47.3">
            <text:p>47,3</text:p>
          </table:table-cell>
          <table:table-cell table:style-name="ce5" table:formula="of:=IF([.C81] &gt;0;[.D81]-([.C81]-[.B81]);0)" office:value-type="float" office:value="5.3">
            <text:p>5,30</text:p>
          </table:table-cell>
          <table:table-cell table:style-name="ce5" table:formula="of:=[.D81]-[.E81]" office:value-type="float" office:value="42">
            <text:p>4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3-21">
            <text:p>21.03.2016</text:p>
          </table:table-cell>
          <table:table-cell table:style-name="Excel_20_Built-in_20_Normal" office:value-type="float" office:value="32519">
            <text:p>32519</text:p>
          </table:table-cell>
          <table:table-cell table:style-name="Excel_20_Built-in_20_Normal" table:formula="of:=[.B83]" office:value-type="float" office:value="32540">
            <text:p>32540</text:p>
          </table:table-cell>
          <table:table-cell table:style-name="Excel_20_Built-in_20_Normal" office:value-type="float" office:value="27.1">
            <text:p>27,1</text:p>
          </table:table-cell>
          <table:table-cell table:style-name="ce5" table:formula="of:=IF([.C82] &gt;0;[.D82]-([.C82]-[.B82]);0)" office:value-type="float" office:value="6.1">
            <text:p>6,10</text:p>
          </table:table-cell>
          <table:table-cell table:style-name="ce5" table:formula="of:=[.D82]-[.E82]" office:value-type="float" office:value="21">
            <text:p>2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3-22">
            <text:p>22.03.2016</text:p>
          </table:table-cell>
          <table:table-cell table:style-name="Excel_20_Built-in_20_Normal" office:value-type="float" office:value="32540">
            <text:p>32540</text:p>
          </table:table-cell>
          <table:table-cell table:style-name="Excel_20_Built-in_20_Normal" table:formula="of:=[.B84]" office:value-type="float" office:value="32556">
            <text:p>32556</text:p>
          </table:table-cell>
          <table:table-cell table:style-name="Excel_20_Built-in_20_Normal" office:value-type="float" office:value="24.7">
            <text:p>24,7</text:p>
          </table:table-cell>
          <table:table-cell table:style-name="ce5" table:formula="of:=IF([.C83] &gt;0;[.D83]-([.C83]-[.B83]);0)" office:value-type="float" office:value="8.7">
            <text:p>8,70</text:p>
          </table:table-cell>
          <table:table-cell table:style-name="ce5" table:formula="of:=[.D83]-[.E83]" office:value-type="float" office:value="16">
            <text:p>1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3-23">
            <text:p>23.03.2016</text:p>
          </table:table-cell>
          <table:table-cell table:style-name="Excel_20_Built-in_20_Normal" office:value-type="float" office:value="32556">
            <text:p>32556</text:p>
          </table:table-cell>
          <table:table-cell table:style-name="Excel_20_Built-in_20_Normal" table:formula="of:=[.B85]" office:value-type="float" office:value="32560">
            <text:p>32560</text:p>
          </table:table-cell>
          <table:table-cell table:style-name="Excel_20_Built-in_20_Normal" office:value-type="float" office:value="10.3">
            <text:p>10,3</text:p>
          </table:table-cell>
          <table:table-cell table:style-name="ce5" table:formula="of:=IF([.C84] &gt;0;[.D84]-([.C84]-[.B84]);0)" office:value-type="float" office:value="6.3">
            <text:p>6,30</text:p>
          </table:table-cell>
          <table:table-cell table:style-name="ce5" table:formula="of:=[.D84]-[.E84]" office:value-type="float" office:value="4">
            <text:p>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3-24">
            <text:p>24.03.2016</text:p>
          </table:table-cell>
          <table:table-cell table:style-name="Excel_20_Built-in_20_Normal" office:value-type="float" office:value="32560">
            <text:p>32560</text:p>
          </table:table-cell>
          <table:table-cell table:style-name="Excel_20_Built-in_20_Normal" table:formula="of:=[.B86]" office:value-type="float" office:value="32566">
            <text:p>32566</text:p>
          </table:table-cell>
          <table:table-cell table:style-name="Excel_20_Built-in_20_Normal" office:value-type="float" office:value="11.3">
            <text:p>11,3</text:p>
          </table:table-cell>
          <table:table-cell table:style-name="ce5" table:formula="of:=IF([.C85] &gt;0;[.D85]-([.C85]-[.B85]);0)" office:value-type="float" office:value="5.3">
            <text:p>5,30</text:p>
          </table:table-cell>
          <table:table-cell table:style-name="ce5" table:formula="of:=[.D85]-[.E85]" office:value-type="float" office:value="6">
            <text:p>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3-25">
            <text:p>25.03.2016</text:p>
          </table:table-cell>
          <table:table-cell table:style-name="Excel_20_Built-in_20_Normal" office:value-type="float" office:value="32566">
            <text:p>32566</text:p>
          </table:table-cell>
          <table:table-cell table:style-name="Excel_20_Built-in_20_Normal" table:formula="of:=[.B87]" office:value-type="float" office:value="32573">
            <text:p>32573</text:p>
          </table:table-cell>
          <table:table-cell table:style-name="Excel_20_Built-in_20_Normal" office:value-type="float" office:value="12.6">
            <text:p>12,6</text:p>
          </table:table-cell>
          <table:table-cell table:style-name="ce5" table:formula="of:=IF([.C86] &gt;0;[.D86]-([.C86]-[.B86]);0)" office:value-type="float" office:value="5.6">
            <text:p>5,60</text:p>
          </table:table-cell>
          <table:table-cell table:style-name="ce5" table:formula="of:=[.D86]-[.E86]" office:value-type="float" office:value="7">
            <text:p>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3-26">
            <text:p>26.03.2016</text:p>
          </table:table-cell>
          <table:table-cell table:style-name="Excel_20_Built-in_20_Normal" office:value-type="float" office:value="32573">
            <text:p>32573</text:p>
          </table:table-cell>
          <table:table-cell table:style-name="Excel_20_Built-in_20_Normal" table:formula="of:=[.B88]" office:value-type="float" office:value="32615">
            <text:p>32615</text:p>
          </table:table-cell>
          <table:table-cell table:style-name="Excel_20_Built-in_20_Normal" office:value-type="float" office:value="49.9">
            <text:p>49,9</text:p>
          </table:table-cell>
          <table:table-cell table:style-name="ce5" table:formula="of:=IF([.C87] &gt;0;[.D87]-([.C87]-[.B87]);0)" office:value-type="float" office:value="7.9">
            <text:p>7,90</text:p>
          </table:table-cell>
          <table:table-cell table:style-name="ce5" table:formula="of:=[.D87]-[.E87]" office:value-type="float" office:value="42">
            <text:p>4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3-27">
            <text:p>27.03.2016</text:p>
          </table:table-cell>
          <table:table-cell table:style-name="Excel_20_Built-in_20_Normal" office:value-type="float" office:value="32615">
            <text:p>32615</text:p>
          </table:table-cell>
          <table:table-cell table:style-name="Excel_20_Built-in_20_Normal" table:formula="of:=[.B89]" office:value-type="float" office:value="32630">
            <text:p>32630</text:p>
          </table:table-cell>
          <table:table-cell table:style-name="Excel_20_Built-in_20_Normal" office:value-type="float" office:value="18.5">
            <text:p>18,5</text:p>
          </table:table-cell>
          <table:table-cell table:style-name="ce5" table:formula="of:=IF([.C88] &gt;0;[.D88]-([.C88]-[.B88]);0)" office:value-type="float" office:value="3.5">
            <text:p>3,50</text:p>
          </table:table-cell>
          <table:table-cell table:style-name="ce5" table:formula="of:=[.D88]-[.E88]" office:value-type="float" office:value="15">
            <text:p>1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3-28">
            <text:p>28.03.2016</text:p>
          </table:table-cell>
          <table:table-cell table:style-name="Excel_20_Built-in_20_Normal" office:value-type="float" office:value="32630">
            <text:p>32630</text:p>
          </table:table-cell>
          <table:table-cell table:style-name="Excel_20_Built-in_20_Normal" table:formula="of:=[.B90]" office:value-type="float" office:value="32658">
            <text:p>32658</text:p>
          </table:table-cell>
          <table:table-cell table:style-name="Excel_20_Built-in_20_Normal" office:value-type="float" office:value="33.6">
            <text:p>33,6</text:p>
          </table:table-cell>
          <table:table-cell table:style-name="ce5" table:formula="of:=IF([.C89] &gt;0;[.D89]-([.C89]-[.B89]);0)" office:value-type="float" office:value="5.6">
            <text:p>5,60</text:p>
          </table:table-cell>
          <table:table-cell table:style-name="ce5" table:formula="of:=[.D89]-[.E89]" office:value-type="float" office:value="28">
            <text:p>2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3-29">
            <text:p>29.03.2016</text:p>
          </table:table-cell>
          <table:table-cell table:style-name="Excel_20_Built-in_20_Normal" office:value-type="float" office:value="32658">
            <text:p>32658</text:p>
          </table:table-cell>
          <table:table-cell table:style-name="Excel_20_Built-in_20_Normal" table:formula="of:=[.B91]" office:value-type="float" office:value="32702">
            <text:p>32702</text:p>
          </table:table-cell>
          <table:table-cell table:style-name="Excel_20_Built-in_20_Normal" office:value-type="float" office:value="47.7">
            <text:p>47,7</text:p>
          </table:table-cell>
          <table:table-cell table:style-name="ce5" table:formula="of:=IF([.C90] &gt;0;[.D90]-([.C90]-[.B90]);0)" office:value-type="float" office:value="3.7">
            <text:p>3,70</text:p>
          </table:table-cell>
          <table:table-cell table:style-name="ce5" table:formula="of:=[.D90]-[.E90]" office:value-type="float" office:value="44">
            <text:p>4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3-30">
            <text:p>30.03.2016</text:p>
          </table:table-cell>
          <table:table-cell table:style-name="Excel_20_Built-in_20_Normal" office:value-type="float" office:value="32702">
            <text:p>32702</text:p>
          </table:table-cell>
          <table:table-cell table:style-name="Excel_20_Built-in_20_Normal" table:formula="of:=[.B92]" office:value-type="float" office:value="32713">
            <text:p>32713</text:p>
          </table:table-cell>
          <table:table-cell table:style-name="Excel_20_Built-in_20_Normal" office:value-type="float" office:value="16.4">
            <text:p>16,4</text:p>
          </table:table-cell>
          <table:table-cell table:style-name="ce5" table:formula="of:=IF([.C91] &gt;0;[.D91]-([.C91]-[.B91]);0)" office:value-type="float" office:value="5.4">
            <text:p>5,40</text:p>
          </table:table-cell>
          <table:table-cell table:style-name="ce5" table:formula="of:=[.D91]-[.E91]" office:value-type="float" office:value="11">
            <text:p>1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3-31">
            <text:p>31.03.2016</text:p>
          </table:table-cell>
          <table:table-cell table:style-name="Excel_20_Built-in_20_Normal" office:value-type="float" office:value="32713">
            <text:p>32713</text:p>
          </table:table-cell>
          <table:table-cell table:style-name="Excel_20_Built-in_20_Normal" table:formula="of:=[.B93]" office:value-type="float" office:value="32745">
            <text:p>32745</text:p>
          </table:table-cell>
          <table:table-cell table:style-name="Excel_20_Built-in_20_Normal" office:value-type="float" office:value="43.4">
            <text:p>43,4</text:p>
          </table:table-cell>
          <table:table-cell table:style-name="ce5" table:formula="of:=IF([.C92] &gt;0;[.D92]-([.C92]-[.B92]);0)" office:value-type="float" office:value="11.4">
            <text:p>11,40</text:p>
          </table:table-cell>
          <table:table-cell table:style-name="ce5" table:formula="of:=[.D92]-[.E92]" office:value-type="float" office:value="32">
            <text:p>3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4-01">
            <text:p>01.04.2016</text:p>
          </table:table-cell>
          <table:table-cell table:style-name="Excel_20_Built-in_20_Normal" office:value-type="float" office:value="32745">
            <text:p>32745</text:p>
          </table:table-cell>
          <table:table-cell table:style-name="Excel_20_Built-in_20_Normal" table:formula="of:=[.B94]" office:value-type="float" office:value="32748">
            <text:p>32748</text:p>
          </table:table-cell>
          <table:table-cell table:style-name="Excel_20_Built-in_20_Normal" office:value-type="float" office:value="7">
            <text:p>7</text:p>
          </table:table-cell>
          <table:table-cell table:style-name="ce5" table:formula="of:=IF([.C93] &gt;0;[.D93]-([.C93]-[.B93]);0)" office:value-type="float" office:value="4">
            <text:p>4,00</text:p>
          </table:table-cell>
          <table:table-cell table:style-name="ce5" table:formula="of:=[.D93]-[.E93]" office:value-type="float" office:value="3">
            <text:p>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4-02">
            <text:p>02.04.2016</text:p>
          </table:table-cell>
          <table:table-cell table:style-name="Excel_20_Built-in_20_Normal" office:value-type="float" office:value="32748">
            <text:p>32748</text:p>
          </table:table-cell>
          <table:table-cell table:style-name="Excel_20_Built-in_20_Normal" table:formula="of:=[.B95]" office:value-type="float" office:value="32774">
            <text:p>32774</text:p>
          </table:table-cell>
          <table:table-cell table:style-name="Excel_20_Built-in_20_Normal" office:value-type="float" office:value="33.5">
            <text:p>33,5</text:p>
          </table:table-cell>
          <table:table-cell table:style-name="ce5" table:formula="of:=IF([.C94] &gt;0;[.D94]-([.C94]-[.B94]);0)" office:value-type="float" office:value="7.5">
            <text:p>7,50</text:p>
          </table:table-cell>
          <table:table-cell table:style-name="ce5" table:formula="of:=[.D94]-[.E94]" office:value-type="float" office:value="26">
            <text:p>2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4-03">
            <text:p>03.04.2016</text:p>
          </table:table-cell>
          <table:table-cell table:style-name="Excel_20_Built-in_20_Normal" office:value-type="float" office:value="32774">
            <text:p>32774</text:p>
          </table:table-cell>
          <table:table-cell table:style-name="Excel_20_Built-in_20_Normal" table:formula="of:=[.B96]" office:value-type="float" office:value="32812">
            <text:p>32812</text:p>
          </table:table-cell>
          <table:table-cell table:style-name="Excel_20_Built-in_20_Normal" office:value-type="float" office:value="43.2">
            <text:p>43,2</text:p>
          </table:table-cell>
          <table:table-cell table:style-name="ce5" table:formula="of:=IF([.C95] &gt;0;[.D95]-([.C95]-[.B95]);0)" office:value-type="float" office:value="5.2">
            <text:p>5,20</text:p>
          </table:table-cell>
          <table:table-cell table:style-name="ce5" table:formula="of:=[.D95]-[.E95]" office:value-type="float" office:value="38">
            <text:p>3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4-04">
            <text:p>04.04.2016</text:p>
          </table:table-cell>
          <table:table-cell table:style-name="Excel_20_Built-in_20_Normal" office:value-type="float" office:value="32812">
            <text:p>32812</text:p>
          </table:table-cell>
          <table:table-cell table:style-name="Excel_20_Built-in_20_Normal" table:formula="of:=[.B97]" office:value-type="float" office:value="32836">
            <text:p>32836</text:p>
          </table:table-cell>
          <table:table-cell table:style-name="Excel_20_Built-in_20_Normal" office:value-type="float" office:value="31.3">
            <text:p>31,3</text:p>
          </table:table-cell>
          <table:table-cell table:style-name="ce5" table:formula="of:=IF([.C96] &gt;0;[.D96]-([.C96]-[.B96]);0)" office:value-type="float" office:value="7.3">
            <text:p>7,30</text:p>
          </table:table-cell>
          <table:table-cell table:style-name="ce5" table:formula="of:=[.D96]-[.E96]" office:value-type="float" office:value="24">
            <text:p>2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4-05">
            <text:p>05.04.2016</text:p>
          </table:table-cell>
          <table:table-cell table:style-name="Excel_20_Built-in_20_Normal" office:value-type="float" office:value="32836">
            <text:p>32836</text:p>
          </table:table-cell>
          <table:table-cell table:style-name="Excel_20_Built-in_20_Normal" table:formula="of:=[.B98]" office:value-type="float" office:value="32855">
            <text:p>32855</text:p>
          </table:table-cell>
          <table:table-cell table:style-name="Excel_20_Built-in_20_Normal" office:value-type="float" office:value="28.4">
            <text:p>28,4</text:p>
          </table:table-cell>
          <table:table-cell table:style-name="ce5" table:formula="of:=IF([.C97] &gt;0;[.D97]-([.C97]-[.B97]);0)" office:value-type="float" office:value="9.4">
            <text:p>9,40</text:p>
          </table:table-cell>
          <table:table-cell table:style-name="ce5" table:formula="of:=[.D97]-[.E97]" office:value-type="float" office:value="19">
            <text:p>1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4-06">
            <text:p>06.04.2016</text:p>
          </table:table-cell>
          <table:table-cell table:style-name="Excel_20_Built-in_20_Normal" office:value-type="float" office:value="32855">
            <text:p>32855</text:p>
          </table:table-cell>
          <table:table-cell table:style-name="Excel_20_Built-in_20_Normal" table:formula="of:=[.B99]" office:value-type="float" office:value="32894">
            <text:p>32894</text:p>
          </table:table-cell>
          <table:table-cell table:style-name="Excel_20_Built-in_20_Normal" office:value-type="float" office:value="43.3">
            <text:p>43,3</text:p>
          </table:table-cell>
          <table:table-cell table:style-name="ce5" table:formula="of:=IF([.C98] &gt;0;[.D98]-([.C98]-[.B98]);0)" office:value-type="float" office:value="4.3">
            <text:p>4,30</text:p>
          </table:table-cell>
          <table:table-cell table:style-name="ce5" table:formula="of:=[.D98]-[.E98]" office:value-type="float" office:value="39">
            <text:p>3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4-07">
            <text:p>07.04.2016</text:p>
          </table:table-cell>
          <table:table-cell table:style-name="Excel_20_Built-in_20_Normal" office:value-type="float" office:value="32894">
            <text:p>32894</text:p>
          </table:table-cell>
          <table:table-cell table:style-name="Excel_20_Built-in_20_Normal" table:formula="of:=[.B100]" office:value-type="float" office:value="32904">
            <text:p>32904</text:p>
          </table:table-cell>
          <table:table-cell table:style-name="Excel_20_Built-in_20_Normal" office:value-type="float" office:value="14.7">
            <text:p>14,7</text:p>
          </table:table-cell>
          <table:table-cell table:style-name="ce5" table:formula="of:=IF([.C99] &gt;0;[.D99]-([.C99]-[.B99]);0)" office:value-type="float" office:value="4.7">
            <text:p>4,70</text:p>
          </table:table-cell>
          <table:table-cell table:style-name="ce5" table:formula="of:=[.D99]-[.E99]" office:value-type="float" office:value="10">
            <text:p>1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4-08">
            <text:p>08.04.2016</text:p>
          </table:table-cell>
          <table:table-cell table:style-name="Excel_20_Built-in_20_Normal" office:value-type="float" office:value="32904">
            <text:p>32904</text:p>
          </table:table-cell>
          <table:table-cell table:style-name="Excel_20_Built-in_20_Normal" table:formula="of:=[.B101]" office:value-type="float" office:value="32928">
            <text:p>32928</text:p>
          </table:table-cell>
          <table:table-cell table:style-name="Excel_20_Built-in_20_Normal" office:value-type="float" office:value="33">
            <text:p>33</text:p>
          </table:table-cell>
          <table:table-cell table:style-name="ce5" table:formula="of:=IF([.C100] &gt;0;[.D100]-([.C100]-[.B100]);0)" office:value-type="float" office:value="9">
            <text:p>9,00</text:p>
          </table:table-cell>
          <table:table-cell table:style-name="ce5" table:formula="of:=[.D100]-[.E100]" office:value-type="float" office:value="24">
            <text:p>2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4-09">
            <text:p>09.04.2016</text:p>
          </table:table-cell>
          <table:table-cell table:style-name="Excel_20_Built-in_20_Normal" office:value-type="float" office:value="32928">
            <text:p>32928</text:p>
          </table:table-cell>
          <table:table-cell table:style-name="Excel_20_Built-in_20_Normal" table:formula="of:=[.B102]" office:value-type="float" office:value="32936">
            <text:p>32936</text:p>
          </table:table-cell>
          <table:table-cell table:style-name="Excel_20_Built-in_20_Normal" office:value-type="float" office:value="12.9">
            <text:p>12,9</text:p>
          </table:table-cell>
          <table:table-cell table:style-name="ce5" table:formula="of:=IF([.C101] &gt;0;[.D101]-([.C101]-[.B101]);0)" office:value-type="float" office:value="4.9">
            <text:p>4,90</text:p>
          </table:table-cell>
          <table:table-cell table:style-name="ce5" table:formula="of:=[.D101]-[.E101]" office:value-type="float" office:value="8">
            <text:p>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4-10">
            <text:p>10.04.2016</text:p>
          </table:table-cell>
          <table:table-cell table:style-name="Excel_20_Built-in_20_Normal" office:value-type="float" office:value="32936">
            <text:p>32936</text:p>
          </table:table-cell>
          <table:table-cell table:style-name="Excel_20_Built-in_20_Normal" table:formula="of:=[.B103]" office:value-type="float" office:value="32955">
            <text:p>32955</text:p>
          </table:table-cell>
          <table:table-cell table:style-name="Excel_20_Built-in_20_Normal" office:value-type="float" office:value="26.9">
            <text:p>26,9</text:p>
          </table:table-cell>
          <table:table-cell table:style-name="ce5" table:formula="of:=IF([.C102] &gt;0;[.D102]-([.C102]-[.B102]);0)" office:value-type="float" office:value="7.9">
            <text:p>7,90</text:p>
          </table:table-cell>
          <table:table-cell table:style-name="ce5" table:formula="of:=[.D102]-[.E102]" office:value-type="float" office:value="19">
            <text:p>1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4-11">
            <text:p>11.04.2016</text:p>
          </table:table-cell>
          <table:table-cell table:style-name="Excel_20_Built-in_20_Normal" office:value-type="float" office:value="32955">
            <text:p>32955</text:p>
          </table:table-cell>
          <table:table-cell table:style-name="Excel_20_Built-in_20_Normal" table:formula="of:=[.B104]" office:value-type="float" office:value="33004">
            <text:p>33004</text:p>
          </table:table-cell>
          <table:table-cell table:style-name="Excel_20_Built-in_20_Normal" office:value-type="float" office:value="58.8">
            <text:p>58,8</text:p>
          </table:table-cell>
          <table:table-cell table:style-name="ce5" table:formula="of:=IF([.C103] &gt;0;[.D103]-([.C103]-[.B103]);0)" office:value-type="float" office:value="9.8">
            <text:p>9,80</text:p>
          </table:table-cell>
          <table:table-cell table:style-name="ce5" table:formula="of:=[.D103]-[.E103]" office:value-type="float" office:value="49">
            <text:p>4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4-12">
            <text:p>12.04.2016</text:p>
          </table:table-cell>
          <table:table-cell table:style-name="Excel_20_Built-in_20_Normal" office:value-type="float" office:value="33004">
            <text:p>33004</text:p>
          </table:table-cell>
          <table:table-cell table:style-name="Excel_20_Built-in_20_Normal" table:formula="of:=[.B105]" office:value-type="float" office:value="33042">
            <text:p>33042</text:p>
          </table:table-cell>
          <table:table-cell table:style-name="Excel_20_Built-in_20_Normal" office:value-type="float" office:value="38.2">
            <text:p>38,2</text:p>
          </table:table-cell>
          <table:table-cell table:style-name="ce5" table:formula="of:=IF([.C104] &gt;0;[.D104]-([.C104]-[.B104]);0)" office:value-type="float" office:value="0.200000000000003">
            <text:p>0,20</text:p>
          </table:table-cell>
          <table:table-cell table:style-name="ce5" table:formula="of:=[.D104]-[.E104]" office:value-type="float" office:value="38">
            <text:p>3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4-13">
            <text:p>13.04.2016</text:p>
          </table:table-cell>
          <table:table-cell table:style-name="Excel_20_Built-in_20_Normal" office:value-type="float" office:value="33042">
            <text:p>33042</text:p>
          </table:table-cell>
          <table:table-cell table:style-name="Excel_20_Built-in_20_Normal" table:formula="of:=[.B106]" office:value-type="float" office:value="33057">
            <text:p>33057</text:p>
          </table:table-cell>
          <table:table-cell table:style-name="Excel_20_Built-in_20_Normal" office:value-type="float" office:value="21.1">
            <text:p>21,1</text:p>
          </table:table-cell>
          <table:table-cell table:style-name="ce5" table:formula="of:=IF([.C105] &gt;0;[.D105]-([.C105]-[.B105]);0)" office:value-type="float" office:value="6.1">
            <text:p>6,10</text:p>
          </table:table-cell>
          <table:table-cell table:style-name="ce5" table:formula="of:=[.D105]-[.E105]" office:value-type="float" office:value="15">
            <text:p>1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4-14">
            <text:p>14.04.2016</text:p>
          </table:table-cell>
          <table:table-cell table:style-name="Excel_20_Built-in_20_Normal" office:value-type="float" office:value="33057">
            <text:p>33057</text:p>
          </table:table-cell>
          <table:table-cell table:style-name="Excel_20_Built-in_20_Normal" table:formula="of:=[.B107]" office:value-type="float" office:value="33089">
            <text:p>33089</text:p>
          </table:table-cell>
          <table:table-cell table:style-name="Excel_20_Built-in_20_Normal" office:value-type="float" office:value="38.6">
            <text:p>38,6</text:p>
          </table:table-cell>
          <table:table-cell table:style-name="ce5" table:formula="of:=IF([.C106] &gt;0;[.D106]-([.C106]-[.B106]);0)" office:value-type="float" office:value="6.6">
            <text:p>6,60</text:p>
          </table:table-cell>
          <table:table-cell table:style-name="ce5" table:formula="of:=[.D106]-[.E106]" office:value-type="float" office:value="32">
            <text:p>3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4-15">
            <text:p>15.04.2016</text:p>
          </table:table-cell>
          <table:table-cell table:style-name="Excel_20_Built-in_20_Normal" office:value-type="float" office:value="33089">
            <text:p>33089</text:p>
          </table:table-cell>
          <table:table-cell table:style-name="Excel_20_Built-in_20_Normal" table:formula="of:=[.B108]" office:value-type="float" office:value="33107">
            <text:p>33107</text:p>
          </table:table-cell>
          <table:table-cell table:style-name="Excel_20_Built-in_20_Normal" office:value-type="float" office:value="24.3">
            <text:p>24,3</text:p>
          </table:table-cell>
          <table:table-cell table:style-name="ce5" table:formula="of:=IF([.C107] &gt;0;[.D107]-([.C107]-[.B107]);0)" office:value-type="float" office:value="6.3">
            <text:p>6,30</text:p>
          </table:table-cell>
          <table:table-cell table:style-name="ce5" table:formula="of:=[.D107]-[.E107]" office:value-type="float" office:value="18">
            <text:p>1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4-16">
            <text:p>16.04.2016</text:p>
          </table:table-cell>
          <table:table-cell table:style-name="Excel_20_Built-in_20_Normal" office:value-type="float" office:value="33107">
            <text:p>33107</text:p>
          </table:table-cell>
          <table:table-cell table:style-name="Excel_20_Built-in_20_Normal" table:formula="of:=[.B109]" office:value-type="float" office:value="33118">
            <text:p>33118</text:p>
          </table:table-cell>
          <table:table-cell table:style-name="Excel_20_Built-in_20_Normal" office:value-type="float" office:value="15.3">
            <text:p>15,3</text:p>
          </table:table-cell>
          <table:table-cell table:style-name="ce5" table:formula="of:=IF([.C108] &gt;0;[.D108]-([.C108]-[.B108]);0)" office:value-type="float" office:value="4.3">
            <text:p>4,30</text:p>
          </table:table-cell>
          <table:table-cell table:style-name="ce5" table:formula="of:=[.D108]-[.E108]" office:value-type="float" office:value="11">
            <text:p>1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4-17">
            <text:p>17.04.2016</text:p>
          </table:table-cell>
          <table:table-cell table:style-name="Excel_20_Built-in_20_Normal" office:value-type="float" office:value="33118">
            <text:p>33118</text:p>
          </table:table-cell>
          <table:table-cell table:style-name="Excel_20_Built-in_20_Normal" table:formula="of:=[.B110]" office:value-type="float" office:value="33124">
            <text:p>33124</text:p>
          </table:table-cell>
          <table:table-cell table:style-name="Excel_20_Built-in_20_Normal" office:value-type="float" office:value="11.3">
            <text:p>11,3</text:p>
          </table:table-cell>
          <table:table-cell table:style-name="ce5" table:formula="of:=IF([.C109] &gt;0;[.D109]-([.C109]-[.B109]);0)" office:value-type="float" office:value="5.3">
            <text:p>5,30</text:p>
          </table:table-cell>
          <table:table-cell table:style-name="ce5" table:formula="of:=[.D109]-[.E109]" office:value-type="float" office:value="6">
            <text:p>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4-18">
            <text:p>18.04.2016</text:p>
          </table:table-cell>
          <table:table-cell table:style-name="Excel_20_Built-in_20_Normal" office:value-type="float" office:value="33124">
            <text:p>33124</text:p>
          </table:table-cell>
          <table:table-cell table:style-name="Excel_20_Built-in_20_Normal" table:formula="of:=[.B111]" office:value-type="float" office:value="33134">
            <text:p>33134</text:p>
          </table:table-cell>
          <table:table-cell table:style-name="Excel_20_Built-in_20_Normal" office:value-type="float" office:value="16.6">
            <text:p>16,6</text:p>
          </table:table-cell>
          <table:table-cell table:style-name="ce5" table:formula="of:=IF([.C110] &gt;0;[.D110]-([.C110]-[.B110]);0)" office:value-type="float" office:value="6.6">
            <text:p>6,60</text:p>
          </table:table-cell>
          <table:table-cell table:style-name="ce5" table:formula="of:=[.D110]-[.E110]" office:value-type="float" office:value="10">
            <text:p>1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4-19">
            <text:p>19.04.2016</text:p>
          </table:table-cell>
          <table:table-cell table:style-name="Excel_20_Built-in_20_Normal" office:value-type="float" office:value="33134">
            <text:p>33134</text:p>
          </table:table-cell>
          <table:table-cell table:style-name="Excel_20_Built-in_20_Normal" table:formula="of:=[.B112]" office:value-type="float" office:value="33171">
            <text:p>33171</text:p>
          </table:table-cell>
          <table:table-cell table:style-name="Excel_20_Built-in_20_Normal" office:value-type="float" office:value="48.1">
            <text:p>48,1</text:p>
          </table:table-cell>
          <table:table-cell table:style-name="ce5" table:formula="of:=IF([.C111] &gt;0;[.D111]-([.C111]-[.B111]);0)" office:value-type="float" office:value="11.1">
            <text:p>11,10</text:p>
          </table:table-cell>
          <table:table-cell table:style-name="ce5" table:formula="of:=[.D111]-[.E111]" office:value-type="float" office:value="37">
            <text:p>3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4-20">
            <text:p>20.04.2016</text:p>
          </table:table-cell>
          <table:table-cell table:style-name="Excel_20_Built-in_20_Normal" office:value-type="float" office:value="33171">
            <text:p>33171</text:p>
          </table:table-cell>
          <table:table-cell table:style-name="Excel_20_Built-in_20_Normal" table:formula="of:=[.B113]" office:value-type="float" office:value="33222">
            <text:p>33222</text:p>
          </table:table-cell>
          <table:table-cell table:style-name="Excel_20_Built-in_20_Normal" office:value-type="float" office:value="62.8">
            <text:p>62,8</text:p>
          </table:table-cell>
          <table:table-cell table:style-name="ce5" table:formula="of:=IF([.C112] &gt;0;[.D112]-([.C112]-[.B112]);0)" office:value-type="float" office:value="11.8">
            <text:p>11,80</text:p>
          </table:table-cell>
          <table:table-cell table:style-name="ce5" table:formula="of:=[.D112]-[.E112]" office:value-type="float" office:value="51">
            <text:p>5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4-21">
            <text:p>21.04.2016</text:p>
          </table:table-cell>
          <table:table-cell table:style-name="Excel_20_Built-in_20_Normal" office:value-type="float" office:value="33222">
            <text:p>33222</text:p>
          </table:table-cell>
          <table:table-cell table:style-name="Excel_20_Built-in_20_Normal" table:formula="of:=[.B114]" office:value-type="float" office:value="33270">
            <text:p>33270</text:p>
          </table:table-cell>
          <table:table-cell table:style-name="Excel_20_Built-in_20_Normal" office:value-type="float" office:value="61.1">
            <text:p>61,1</text:p>
          </table:table-cell>
          <table:table-cell table:style-name="ce5" table:formula="of:=IF([.C113] &gt;0;[.D113]-([.C113]-[.B113]);0)" office:value-type="float" office:value="13.1">
            <text:p>13,10</text:p>
          </table:table-cell>
          <table:table-cell table:style-name="ce5" table:formula="of:=[.D113]-[.E113]" office:value-type="float" office:value="48">
            <text:p>4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4-22">
            <text:p>22.04.2016</text:p>
          </table:table-cell>
          <table:table-cell table:style-name="Excel_20_Built-in_20_Normal" office:value-type="float" office:value="33270">
            <text:p>33270</text:p>
          </table:table-cell>
          <table:table-cell table:style-name="Excel_20_Built-in_20_Normal" table:formula="of:=[.B115]" office:value-type="float" office:value="33299">
            <text:p>33299</text:p>
          </table:table-cell>
          <table:table-cell table:style-name="Excel_20_Built-in_20_Normal" office:value-type="float" office:value="38.2">
            <text:p>38,2</text:p>
          </table:table-cell>
          <table:table-cell table:style-name="ce5" table:formula="of:=IF([.C114] &gt;0;[.D114]-([.C114]-[.B114]);0)" office:value-type="float" office:value="9.2">
            <text:p>9,20</text:p>
          </table:table-cell>
          <table:table-cell table:style-name="ce5" table:formula="of:=[.D114]-[.E114]" office:value-type="float" office:value="29">
            <text:p>2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4-23">
            <text:p>23.04.2016</text:p>
          </table:table-cell>
          <table:table-cell table:style-name="Excel_20_Built-in_20_Normal" office:value-type="float" office:value="33299">
            <text:p>33299</text:p>
          </table:table-cell>
          <table:table-cell table:style-name="Excel_20_Built-in_20_Normal" table:formula="of:=[.B116]" office:value-type="float" office:value="33306">
            <text:p>33306</text:p>
          </table:table-cell>
          <table:table-cell table:style-name="Excel_20_Built-in_20_Normal" office:value-type="float" office:value="10.8">
            <text:p>10,8</text:p>
          </table:table-cell>
          <table:table-cell table:style-name="ce5" table:formula="of:=IF([.C115] &gt;0;[.D115]-([.C115]-[.B115]);0)" office:value-type="float" office:value="3.8">
            <text:p>3,80</text:p>
          </table:table-cell>
          <table:table-cell table:style-name="ce5" table:formula="of:=[.D115]-[.E115]" office:value-type="float" office:value="7">
            <text:p>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4-24">
            <text:p>24.04.2016</text:p>
          </table:table-cell>
          <table:table-cell table:style-name="Excel_20_Built-in_20_Normal" office:value-type="float" office:value="33306">
            <text:p>33306</text:p>
          </table:table-cell>
          <table:table-cell table:style-name="Excel_20_Built-in_20_Normal" table:formula="of:=[.B117]" office:value-type="float" office:value="33333">
            <text:p>33333</text:p>
          </table:table-cell>
          <table:table-cell table:style-name="Excel_20_Built-in_20_Normal" office:value-type="float" office:value="34">
            <text:p>34</text:p>
          </table:table-cell>
          <table:table-cell table:style-name="ce5" table:formula="of:=IF([.C116] &gt;0;[.D116]-([.C116]-[.B116]);0)" office:value-type="float" office:value="7">
            <text:p>7,00</text:p>
          </table:table-cell>
          <table:table-cell table:style-name="ce5" table:formula="of:=[.D116]-[.E116]" office:value-type="float" office:value="27">
            <text:p>2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4-25">
            <text:p>25.04.2016</text:p>
          </table:table-cell>
          <table:table-cell table:style-name="Excel_20_Built-in_20_Normal" office:value-type="float" office:value="33333">
            <text:p>33333</text:p>
          </table:table-cell>
          <table:table-cell table:style-name="Excel_20_Built-in_20_Normal" table:formula="of:=[.B118]" office:value-type="float" office:value="33357">
            <text:p>33357</text:p>
          </table:table-cell>
          <table:table-cell table:style-name="Excel_20_Built-in_20_Normal" office:value-type="float" office:value="29.3">
            <text:p>29,3</text:p>
          </table:table-cell>
          <table:table-cell table:style-name="ce5" table:formula="of:=IF([.C117] &gt;0;[.D117]-([.C117]-[.B117]);0)" office:value-type="float" office:value="5.3">
            <text:p>5,30</text:p>
          </table:table-cell>
          <table:table-cell table:style-name="ce5" table:formula="of:=[.D117]-[.E117]" office:value-type="float" office:value="24">
            <text:p>2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4-26">
            <text:p>26.04.2016</text:p>
          </table:table-cell>
          <table:table-cell table:style-name="Excel_20_Built-in_20_Normal" office:value-type="float" office:value="33357">
            <text:p>33357</text:p>
          </table:table-cell>
          <table:table-cell table:style-name="Excel_20_Built-in_20_Normal" table:formula="of:=[.B119]" office:value-type="float" office:value="33362">
            <text:p>33362</text:p>
          </table:table-cell>
          <table:table-cell table:style-name="Excel_20_Built-in_20_Normal" office:value-type="float" office:value="10.2">
            <text:p>10,2</text:p>
          </table:table-cell>
          <table:table-cell table:style-name="ce5" table:formula="of:=IF([.C118] &gt;0;[.D118]-([.C118]-[.B118]);0)" office:value-type="float" office:value="5.2">
            <text:p>5,20</text:p>
          </table:table-cell>
          <table:table-cell table:style-name="ce5" table:formula="of:=[.D118]-[.E118]" office:value-type="float" office:value="5">
            <text:p>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4-27">
            <text:p>27.04.2016</text:p>
          </table:table-cell>
          <table:table-cell table:style-name="Excel_20_Built-in_20_Normal" office:value-type="float" office:value="33362">
            <text:p>33362</text:p>
          </table:table-cell>
          <table:table-cell table:style-name="Excel_20_Built-in_20_Normal" table:formula="of:=[.B120]" office:value-type="float" office:value="33399">
            <text:p>33399</text:p>
          </table:table-cell>
          <table:table-cell table:style-name="Excel_20_Built-in_20_Normal" office:value-type="float" office:value="44.1">
            <text:p>44,1</text:p>
          </table:table-cell>
          <table:table-cell table:style-name="ce5" table:formula="of:=IF([.C119] &gt;0;[.D119]-([.C119]-[.B119]);0)" office:value-type="float" office:value="7.1">
            <text:p>7,10</text:p>
          </table:table-cell>
          <table:table-cell table:style-name="ce5" table:formula="of:=[.D119]-[.E119]" office:value-type="float" office:value="37">
            <text:p>3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4-28">
            <text:p>28.04.2016</text:p>
          </table:table-cell>
          <table:table-cell table:style-name="Excel_20_Built-in_20_Normal" office:value-type="float" office:value="33399">
            <text:p>33399</text:p>
          </table:table-cell>
          <table:table-cell table:style-name="Excel_20_Built-in_20_Normal" table:formula="of:=[.B121]" office:value-type="float" office:value="33429">
            <text:p>33429</text:p>
          </table:table-cell>
          <table:table-cell table:style-name="Excel_20_Built-in_20_Normal" office:value-type="float" office:value="39.1">
            <text:p>39,1</text:p>
          </table:table-cell>
          <table:table-cell table:style-name="ce5" table:formula="of:=IF([.C120] &gt;0;[.D120]-([.C120]-[.B120]);0)" office:value-type="float" office:value="9.1">
            <text:p>9,10</text:p>
          </table:table-cell>
          <table:table-cell table:style-name="ce5" table:formula="of:=[.D120]-[.E120]" office:value-type="float" office:value="30">
            <text:p>3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4-29">
            <text:p>29.04.2016</text:p>
          </table:table-cell>
          <table:table-cell table:style-name="Excel_20_Built-in_20_Normal" office:value-type="float" office:value="33429">
            <text:p>33429</text:p>
          </table:table-cell>
          <table:table-cell table:style-name="Excel_20_Built-in_20_Normal" table:formula="of:=[.B122]" office:value-type="float" office:value="33471">
            <text:p>33471</text:p>
          </table:table-cell>
          <table:table-cell table:style-name="Excel_20_Built-in_20_Normal" office:value-type="float" office:value="52.7">
            <text:p>52,7</text:p>
          </table:table-cell>
          <table:table-cell table:style-name="ce5" table:formula="of:=IF([.C121] &gt;0;[.D121]-([.C121]-[.B121]);0)" office:value-type="float" office:value="10.7">
            <text:p>10,70</text:p>
          </table:table-cell>
          <table:table-cell table:style-name="ce5" table:formula="of:=[.D121]-[.E121]" office:value-type="float" office:value="42">
            <text:p>4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4-30">
            <text:p>30.04.2016</text:p>
          </table:table-cell>
          <table:table-cell table:style-name="Excel_20_Built-in_20_Normal" office:value-type="float" office:value="33471">
            <text:p>33471</text:p>
          </table:table-cell>
          <table:table-cell table:style-name="Excel_20_Built-in_20_Normal" table:formula="of:=[.B123]" office:value-type="float" office:value="33511">
            <text:p>33511</text:p>
          </table:table-cell>
          <table:table-cell table:style-name="Excel_20_Built-in_20_Normal" office:value-type="float" office:value="45.3">
            <text:p>45,3</text:p>
          </table:table-cell>
          <table:table-cell table:style-name="ce5" table:formula="of:=IF([.C122] &gt;0;[.D122]-([.C122]-[.B122]);0)" office:value-type="float" office:value="5.3">
            <text:p>5,30</text:p>
          </table:table-cell>
          <table:table-cell table:style-name="ce5" table:formula="of:=[.D122]-[.E122]" office:value-type="float" office:value="40">
            <text:p>4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5-01">
            <text:p>01.05.2016</text:p>
          </table:table-cell>
          <table:table-cell table:style-name="Excel_20_Built-in_20_Normal" office:value-type="float" office:value="33511">
            <text:p>33511</text:p>
          </table:table-cell>
          <table:table-cell table:style-name="Excel_20_Built-in_20_Normal" table:formula="of:=[.B124]" office:value-type="float" office:value="33531">
            <text:p>33531</text:p>
          </table:table-cell>
          <table:table-cell table:style-name="Excel_20_Built-in_20_Normal" office:value-type="float" office:value="28.2">
            <text:p>28,2</text:p>
          </table:table-cell>
          <table:table-cell table:style-name="ce5" table:formula="of:=IF([.C123] &gt;0;[.D123]-([.C123]-[.B123]);0)" office:value-type="float" office:value="8.2">
            <text:p>8,20</text:p>
          </table:table-cell>
          <table:table-cell table:style-name="ce5" table:formula="of:=[.D123]-[.E123]" office:value-type="float" office:value="20">
            <text:p>2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5-02">
            <text:p>02.05.2016</text:p>
          </table:table-cell>
          <table:table-cell table:style-name="Excel_20_Built-in_20_Normal" office:value-type="float" office:value="33531">
            <text:p>33531</text:p>
          </table:table-cell>
          <table:table-cell table:style-name="Excel_20_Built-in_20_Normal" table:formula="of:=[.B125]" office:value-type="float" office:value="33577">
            <text:p>33577</text:p>
          </table:table-cell>
          <table:table-cell table:style-name="Excel_20_Built-in_20_Normal" office:value-type="float" office:value="56.6">
            <text:p>56,6</text:p>
          </table:table-cell>
          <table:table-cell table:style-name="ce5" table:formula="of:=IF([.C124] &gt;0;[.D124]-([.C124]-[.B124]);0)" office:value-type="float" office:value="10.6">
            <text:p>10,60</text:p>
          </table:table-cell>
          <table:table-cell table:style-name="ce5" table:formula="of:=[.D124]-[.E124]" office:value-type="float" office:value="46">
            <text:p>4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5-03">
            <text:p>03.05.2016</text:p>
          </table:table-cell>
          <table:table-cell table:style-name="Excel_20_Built-in_20_Normal" office:value-type="float" office:value="33577">
            <text:p>33577</text:p>
          </table:table-cell>
          <table:table-cell table:style-name="Excel_20_Built-in_20_Normal" table:formula="of:=[.B126]" office:value-type="float" office:value="33599">
            <text:p>33599</text:p>
          </table:table-cell>
          <table:table-cell table:style-name="Excel_20_Built-in_20_Normal" office:value-type="float" office:value="29.6">
            <text:p>29,6</text:p>
          </table:table-cell>
          <table:table-cell table:style-name="ce5" table:formula="of:=IF([.C125] &gt;0;[.D125]-([.C125]-[.B125]);0)" office:value-type="float" office:value="7.6">
            <text:p>7,60</text:p>
          </table:table-cell>
          <table:table-cell table:style-name="ce5" table:formula="of:=[.D125]-[.E125]" office:value-type="float" office:value="22">
            <text:p>2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5-04">
            <text:p>04.05.2016</text:p>
          </table:table-cell>
          <table:table-cell table:style-name="Excel_20_Built-in_20_Normal" office:value-type="float" office:value="33599">
            <text:p>33599</text:p>
          </table:table-cell>
          <table:table-cell table:style-name="Excel_20_Built-in_20_Normal" table:formula="of:=[.B127]" office:value-type="float" office:value="33644">
            <text:p>33644</text:p>
          </table:table-cell>
          <table:table-cell table:style-name="Excel_20_Built-in_20_Normal" office:value-type="float" office:value="53.5">
            <text:p>53,5</text:p>
          </table:table-cell>
          <table:table-cell table:style-name="ce5" table:formula="of:=IF([.C126] &gt;0;[.D126]-([.C126]-[.B126]);0)" office:value-type="float" office:value="8.5">
            <text:p>8,50</text:p>
          </table:table-cell>
          <table:table-cell table:style-name="ce5" table:formula="of:=[.D126]-[.E126]" office:value-type="float" office:value="45">
            <text:p>4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5-05">
            <text:p>05.05.2016</text:p>
          </table:table-cell>
          <table:table-cell table:style-name="Excel_20_Built-in_20_Normal" office:value-type="float" office:value="33644">
            <text:p>33644</text:p>
          </table:table-cell>
          <table:table-cell table:style-name="Excel_20_Built-in_20_Normal" table:formula="of:=[.B128]" office:value-type="float" office:value="33700">
            <text:p>33700</text:p>
          </table:table-cell>
          <table:table-cell table:style-name="Excel_20_Built-in_20_Normal" office:value-type="float" office:value="66.6">
            <text:p>66,6</text:p>
          </table:table-cell>
          <table:table-cell table:style-name="ce5" table:formula="of:=IF([.C127] &gt;0;[.D127]-([.C127]-[.B127]);0)" office:value-type="float" office:value="10.6">
            <text:p>10,60</text:p>
          </table:table-cell>
          <table:table-cell table:style-name="ce5" table:formula="of:=[.D127]-[.E127]" office:value-type="float" office:value="56">
            <text:p>5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5-06">
            <text:p>06.05.2016</text:p>
          </table:table-cell>
          <table:table-cell table:style-name="Excel_20_Built-in_20_Normal" office:value-type="float" office:value="33700">
            <text:p>33700</text:p>
          </table:table-cell>
          <table:table-cell table:style-name="Excel_20_Built-in_20_Normal" table:formula="of:=[.B129]" office:value-type="float" office:value="33757">
            <text:p>33757</text:p>
          </table:table-cell>
          <table:table-cell table:style-name="Excel_20_Built-in_20_Normal" office:value-type="float" office:value="63.4">
            <text:p>63,4</text:p>
          </table:table-cell>
          <table:table-cell table:style-name="ce5" table:formula="of:=IF([.C128] &gt;0;[.D128]-([.C128]-[.B128]);0)" office:value-type="float" office:value="6.4">
            <text:p>6,40</text:p>
          </table:table-cell>
          <table:table-cell table:style-name="ce5" table:formula="of:=[.D128]-[.E128]" office:value-type="float" office:value="57">
            <text:p>5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5-07">
            <text:p>07.05.2016</text:p>
          </table:table-cell>
          <table:table-cell table:style-name="Excel_20_Built-in_20_Normal" office:value-type="float" office:value="33757">
            <text:p>33757</text:p>
          </table:table-cell>
          <table:table-cell table:style-name="Excel_20_Built-in_20_Normal" table:formula="of:=[.B130]" office:value-type="float" office:value="33803">
            <text:p>33803</text:p>
          </table:table-cell>
          <table:table-cell table:style-name="Excel_20_Built-in_20_Normal" office:value-type="float" office:value="60.3">
            <text:p>60,3</text:p>
          </table:table-cell>
          <table:table-cell table:style-name="ce5" table:formula="of:=IF([.C129] &gt;0;[.D129]-([.C129]-[.B129]);0)" office:value-type="float" office:value="14.3">
            <text:p>14,30</text:p>
          </table:table-cell>
          <table:table-cell table:style-name="ce5" table:formula="of:=[.D129]-[.E129]" office:value-type="float" office:value="46">
            <text:p>4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5-08">
            <text:p>08.05.2016</text:p>
          </table:table-cell>
          <table:table-cell table:style-name="Excel_20_Built-in_20_Normal" office:value-type="float" office:value="33803">
            <text:p>33803</text:p>
          </table:table-cell>
          <table:table-cell table:style-name="Excel_20_Built-in_20_Normal" table:formula="of:=[.B131]" office:value-type="float" office:value="33857">
            <text:p>33857</text:p>
          </table:table-cell>
          <table:table-cell table:style-name="Excel_20_Built-in_20_Normal" office:value-type="float" office:value="62.8">
            <text:p>62,8</text:p>
          </table:table-cell>
          <table:table-cell table:style-name="ce5" table:formula="of:=IF([.C130] &gt;0;[.D130]-([.C130]-[.B130]);0)" office:value-type="float" office:value="8.8">
            <text:p>8,80</text:p>
          </table:table-cell>
          <table:table-cell table:style-name="ce5" table:formula="of:=[.D130]-[.E130]" office:value-type="float" office:value="54">
            <text:p>5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5-09">
            <text:p>09.05.2016</text:p>
          </table:table-cell>
          <table:table-cell table:style-name="Excel_20_Built-in_20_Normal" office:value-type="float" office:value="33857">
            <text:p>33857</text:p>
          </table:table-cell>
          <table:table-cell table:style-name="Excel_20_Built-in_20_Normal" table:formula="of:=[.B132]" office:value-type="float" office:value="33902">
            <text:p>33902</text:p>
          </table:table-cell>
          <table:table-cell table:style-name="Excel_20_Built-in_20_Normal" office:value-type="float" office:value="53.4">
            <text:p>53,4</text:p>
          </table:table-cell>
          <table:table-cell table:style-name="ce5" table:formula="of:=IF([.C131] &gt;0;[.D131]-([.C131]-[.B131]);0)" office:value-type="float" office:value="8.4">
            <text:p>8,40</text:p>
          </table:table-cell>
          <table:table-cell table:style-name="ce5" table:formula="of:=[.D131]-[.E131]" office:value-type="float" office:value="45">
            <text:p>4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5-10">
            <text:p>10.05.2016</text:p>
          </table:table-cell>
          <table:table-cell table:style-name="Excel_20_Built-in_20_Normal" office:value-type="float" office:value="33902">
            <text:p>33902</text:p>
          </table:table-cell>
          <table:table-cell table:style-name="Excel_20_Built-in_20_Normal" table:formula="of:=[.B133]" office:value-type="float" office:value="33921">
            <text:p>33921</text:p>
          </table:table-cell>
          <table:table-cell table:style-name="Excel_20_Built-in_20_Normal" office:value-type="float" office:value="23.5">
            <text:p>23,5</text:p>
          </table:table-cell>
          <table:table-cell table:style-name="ce5" table:formula="of:=IF([.C132] &gt;0;[.D132]-([.C132]-[.B132]);0)" office:value-type="float" office:value="4.5">
            <text:p>4,50</text:p>
          </table:table-cell>
          <table:table-cell table:style-name="ce5" table:formula="of:=[.D132]-[.E132]" office:value-type="float" office:value="19">
            <text:p>1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5-11">
            <text:p>11.05.2016</text:p>
          </table:table-cell>
          <table:table-cell table:style-name="Excel_20_Built-in_20_Normal" office:value-type="float" office:value="33921">
            <text:p>33921</text:p>
          </table:table-cell>
          <table:table-cell table:style-name="Excel_20_Built-in_20_Normal" table:formula="of:=[.B134]" office:value-type="float" office:value="33955">
            <text:p>33955</text:p>
          </table:table-cell>
          <table:table-cell table:style-name="Excel_20_Built-in_20_Normal" office:value-type="float" office:value="43.2">
            <text:p>43,2</text:p>
          </table:table-cell>
          <table:table-cell table:style-name="ce5" table:formula="of:=IF([.C133] &gt;0;[.D133]-([.C133]-[.B133]);0)" office:value-type="float" office:value="9.2">
            <text:p>9,20</text:p>
          </table:table-cell>
          <table:table-cell table:style-name="ce5" table:formula="of:=[.D133]-[.E133]" office:value-type="float" office:value="34">
            <text:p>3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5-12">
            <text:p>12.05.2016</text:p>
          </table:table-cell>
          <table:table-cell table:style-name="Excel_20_Built-in_20_Normal" office:value-type="float" office:value="33955">
            <text:p>33955</text:p>
          </table:table-cell>
          <table:table-cell table:style-name="Excel_20_Built-in_20_Normal" table:formula="of:=[.B135]" office:value-type="float" office:value="33958">
            <text:p>33958</text:p>
          </table:table-cell>
          <table:table-cell table:style-name="Excel_20_Built-in_20_Normal" office:value-type="float" office:value="6.7">
            <text:p>6,7</text:p>
          </table:table-cell>
          <table:table-cell table:style-name="ce5" table:formula="of:=IF([.C134] &gt;0;[.D134]-([.C134]-[.B134]);0)" office:value-type="float" office:value="3.7">
            <text:p>3,70</text:p>
          </table:table-cell>
          <table:table-cell table:style-name="ce5" table:formula="of:=[.D134]-[.E134]" office:value-type="float" office:value="3">
            <text:p>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5-13">
            <text:p>13.05.2016</text:p>
          </table:table-cell>
          <table:table-cell table:style-name="Excel_20_Built-in_20_Normal" office:value-type="float" office:value="33958">
            <text:p>33958</text:p>
          </table:table-cell>
          <table:table-cell table:style-name="Excel_20_Built-in_20_Normal" table:formula="of:=[.B136]" office:value-type="float" office:value="33965">
            <text:p>33965</text:p>
          </table:table-cell>
          <table:table-cell table:style-name="Excel_20_Built-in_20_Normal" office:value-type="float" office:value="13.4">
            <text:p>13,4</text:p>
          </table:table-cell>
          <table:table-cell table:style-name="ce5" table:formula="of:=IF([.C135] &gt;0;[.D135]-([.C135]-[.B135]);0)" office:value-type="float" office:value="6.4">
            <text:p>6,40</text:p>
          </table:table-cell>
          <table:table-cell table:style-name="ce5" table:formula="of:=[.D135]-[.E135]" office:value-type="float" office:value="7">
            <text:p>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5-14">
            <text:p>14.05.2016</text:p>
          </table:table-cell>
          <table:table-cell table:style-name="Excel_20_Built-in_20_Normal" office:value-type="float" office:value="33965">
            <text:p>33965</text:p>
          </table:table-cell>
          <table:table-cell table:style-name="Excel_20_Built-in_20_Normal" table:formula="of:=[.B137]" office:value-type="float" office:value="33975">
            <text:p>33975</text:p>
          </table:table-cell>
          <table:table-cell table:style-name="Excel_20_Built-in_20_Normal" office:value-type="float" office:value="12">
            <text:p>12</text:p>
          </table:table-cell>
          <table:table-cell table:style-name="ce5" table:formula="of:=IF([.C136] &gt;0;[.D136]-([.C136]-[.B136]);0)" office:value-type="float" office:value="2">
            <text:p>2,00</text:p>
          </table:table-cell>
          <table:table-cell table:style-name="ce5" table:formula="of:=[.D136]-[.E136]" office:value-type="float" office:value="10">
            <text:p>1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5-15">
            <text:p>15.05.2016</text:p>
          </table:table-cell>
          <table:table-cell table:style-name="Excel_20_Built-in_20_Normal" office:value-type="float" office:value="33975">
            <text:p>33975</text:p>
          </table:table-cell>
          <table:table-cell table:style-name="Excel_20_Built-in_20_Normal" table:formula="of:=[.B138]" office:value-type="float" office:value="33991">
            <text:p>33991</text:p>
          </table:table-cell>
          <table:table-cell table:style-name="Excel_20_Built-in_20_Normal" office:value-type="float" office:value="25.2">
            <text:p>25,2</text:p>
          </table:table-cell>
          <table:table-cell table:style-name="ce5" table:formula="of:=IF([.C137] &gt;0;[.D137]-([.C137]-[.B137]);0)" office:value-type="float" office:value="9.2">
            <text:p>9,20</text:p>
          </table:table-cell>
          <table:table-cell table:style-name="ce5" table:formula="of:=[.D137]-[.E137]" office:value-type="float" office:value="16">
            <text:p>1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5-16">
            <text:p>16.05.2016</text:p>
          </table:table-cell>
          <table:table-cell table:style-name="Excel_20_Built-in_20_Normal" office:value-type="float" office:value="33991">
            <text:p>33991</text:p>
          </table:table-cell>
          <table:table-cell table:style-name="Excel_20_Built-in_20_Normal" table:formula="of:=[.B139]" office:value-type="float" office:value="33998">
            <text:p>33998</text:p>
          </table:table-cell>
          <table:table-cell table:style-name="Excel_20_Built-in_20_Normal" office:value-type="float" office:value="12.1">
            <text:p>12,1</text:p>
          </table:table-cell>
          <table:table-cell table:style-name="ce5" table:formula="of:=IF([.C138] &gt;0;[.D138]-([.C138]-[.B138]);0)" office:value-type="float" office:value="5.1">
            <text:p>5,10</text:p>
          </table:table-cell>
          <table:table-cell table:style-name="ce5" table:formula="of:=[.D138]-[.E138]" office:value-type="float" office:value="7">
            <text:p>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5-17">
            <text:p>17.05.2016</text:p>
          </table:table-cell>
          <table:table-cell table:style-name="Excel_20_Built-in_20_Normal" office:value-type="float" office:value="33998">
            <text:p>33998</text:p>
          </table:table-cell>
          <table:table-cell table:style-name="Excel_20_Built-in_20_Normal" table:formula="of:=[.B140]" office:value-type="float" office:value="34025">
            <text:p>34025</text:p>
          </table:table-cell>
          <table:table-cell table:style-name="Excel_20_Built-in_20_Normal" office:value-type="float" office:value="33.1">
            <text:p>33,1</text:p>
          </table:table-cell>
          <table:table-cell table:style-name="ce5" table:formula="of:=IF([.C139] &gt;0;[.D139]-([.C139]-[.B139]);0)" office:value-type="float" office:value="6.1">
            <text:p>6,10</text:p>
          </table:table-cell>
          <table:table-cell table:style-name="ce5" table:formula="of:=[.D139]-[.E139]" office:value-type="float" office:value="27">
            <text:p>2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5-18">
            <text:p>18.05.2016</text:p>
          </table:table-cell>
          <table:table-cell table:style-name="Excel_20_Built-in_20_Normal" office:value-type="float" office:value="34025">
            <text:p>34025</text:p>
          </table:table-cell>
          <table:table-cell table:style-name="Excel_20_Built-in_20_Normal" table:formula="of:=[.B141]" office:value-type="float" office:value="34061">
            <text:p>34061</text:p>
          </table:table-cell>
          <table:table-cell table:style-name="Excel_20_Built-in_20_Normal" office:value-type="float" office:value="49.1">
            <text:p>49,1</text:p>
          </table:table-cell>
          <table:table-cell table:style-name="ce5" table:formula="of:=IF([.C140] &gt;0;[.D140]-([.C140]-[.B140]);0)" office:value-type="float" office:value="13.1">
            <text:p>13,10</text:p>
          </table:table-cell>
          <table:table-cell table:style-name="ce5" table:formula="of:=[.D140]-[.E140]" office:value-type="float" office:value="36">
            <text:p>3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5-19">
            <text:p>19.05.2016</text:p>
          </table:table-cell>
          <table:table-cell table:style-name="Excel_20_Built-in_20_Normal" office:value-type="float" office:value="34061">
            <text:p>34061</text:p>
          </table:table-cell>
          <table:table-cell table:style-name="Excel_20_Built-in_20_Normal" table:formula="of:=[.B142]" office:value-type="float" office:value="34079">
            <text:p>34079</text:p>
          </table:table-cell>
          <table:table-cell table:style-name="Excel_20_Built-in_20_Normal" office:value-type="float" office:value="25.5">
            <text:p>25,5</text:p>
          </table:table-cell>
          <table:table-cell table:style-name="ce5" table:formula="of:=IF([.C141] &gt;0;[.D141]-([.C141]-[.B141]);0)" office:value-type="float" office:value="7.5">
            <text:p>7,50</text:p>
          </table:table-cell>
          <table:table-cell table:style-name="ce5" table:formula="of:=[.D141]-[.E141]" office:value-type="float" office:value="18">
            <text:p>1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5-20">
            <text:p>20.05.2016</text:p>
          </table:table-cell>
          <table:table-cell table:style-name="Excel_20_Built-in_20_Normal" office:value-type="float" office:value="34079">
            <text:p>34079</text:p>
          </table:table-cell>
          <table:table-cell table:style-name="Excel_20_Built-in_20_Normal" table:formula="of:=[.B143]" office:value-type="float" office:value="34134">
            <text:p>34134</text:p>
          </table:table-cell>
          <table:table-cell table:style-name="Excel_20_Built-in_20_Normal" office:value-type="float" office:value="61.2">
            <text:p>61,2</text:p>
          </table:table-cell>
          <table:table-cell table:style-name="ce5" table:formula="of:=IF([.C142] &gt;0;[.D142]-([.C142]-[.B142]);0)" office:value-type="float" office:value="6.2">
            <text:p>6,20</text:p>
          </table:table-cell>
          <table:table-cell table:style-name="ce5" table:formula="of:=[.D142]-[.E142]" office:value-type="float" office:value="55">
            <text:p>5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5-21">
            <text:p>21.05.2016</text:p>
          </table:table-cell>
          <table:table-cell table:style-name="Excel_20_Built-in_20_Normal" office:value-type="float" office:value="34134">
            <text:p>34134</text:p>
          </table:table-cell>
          <table:table-cell table:style-name="Excel_20_Built-in_20_Normal" table:formula="of:=[.B144]" office:value-type="float" office:value="34186">
            <text:p>34186</text:p>
          </table:table-cell>
          <table:table-cell table:style-name="Excel_20_Built-in_20_Normal" office:value-type="float" office:value="60.1">
            <text:p>60,1</text:p>
          </table:table-cell>
          <table:table-cell table:style-name="ce5" table:formula="of:=IF([.C143] &gt;0;[.D143]-([.C143]-[.B143]);0)" office:value-type="float" office:value="8.1">
            <text:p>8,10</text:p>
          </table:table-cell>
          <table:table-cell table:style-name="ce5" table:formula="of:=[.D143]-[.E143]" office:value-type="float" office:value="52">
            <text:p>5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5-22">
            <text:p>22.05.2016</text:p>
          </table:table-cell>
          <table:table-cell table:style-name="Excel_20_Built-in_20_Normal" office:value-type="float" office:value="34186">
            <text:p>34186</text:p>
          </table:table-cell>
          <table:table-cell table:style-name="Excel_20_Built-in_20_Normal" table:formula="of:=[.B145]" office:value-type="float" office:value="34232">
            <text:p>34232</text:p>
          </table:table-cell>
          <table:table-cell table:style-name="Excel_20_Built-in_20_Normal" office:value-type="float" office:value="54.6">
            <text:p>54,6</text:p>
          </table:table-cell>
          <table:table-cell table:style-name="ce5" table:formula="of:=IF([.C144] &gt;0;[.D144]-([.C144]-[.B144]);0)" office:value-type="float" office:value="8.6">
            <text:p>8,60</text:p>
          </table:table-cell>
          <table:table-cell table:style-name="ce5" table:formula="of:=[.D144]-[.E144]" office:value-type="float" office:value="46">
            <text:p>4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5-23">
            <text:p>23.05.2016</text:p>
          </table:table-cell>
          <table:table-cell table:style-name="Excel_20_Built-in_20_Normal" office:value-type="float" office:value="34232">
            <text:p>34232</text:p>
          </table:table-cell>
          <table:table-cell table:style-name="Excel_20_Built-in_20_Normal" table:formula="of:=[.B146]" office:value-type="float" office:value="34241">
            <text:p>34241</text:p>
          </table:table-cell>
          <table:table-cell table:style-name="Excel_20_Built-in_20_Normal" office:value-type="float" office:value="13.8">
            <text:p>13,8</text:p>
          </table:table-cell>
          <table:table-cell table:style-name="ce5" table:formula="of:=IF([.C145] &gt;0;[.D145]-([.C145]-[.B145]);0)" office:value-type="float" office:value="4.8">
            <text:p>4,80</text:p>
          </table:table-cell>
          <table:table-cell table:style-name="ce5" table:formula="of:=[.D145]-[.E145]" office:value-type="float" office:value="9">
            <text:p>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5-24">
            <text:p>24.05.2016</text:p>
          </table:table-cell>
          <table:table-cell table:style-name="Excel_20_Built-in_20_Normal" office:value-type="float" office:value="34241">
            <text:p>34241</text:p>
          </table:table-cell>
          <table:table-cell table:style-name="Excel_20_Built-in_20_Normal" table:formula="of:=[.B147]" office:value-type="float" office:value="34246">
            <text:p>34246</text:p>
          </table:table-cell>
          <table:table-cell table:style-name="Excel_20_Built-in_20_Normal" office:value-type="float" office:value="10.1">
            <text:p>10,1</text:p>
          </table:table-cell>
          <table:table-cell table:style-name="ce5" table:formula="of:=IF([.C146] &gt;0;[.D146]-([.C146]-[.B146]);0)" office:value-type="float" office:value="5.1">
            <text:p>5,10</text:p>
          </table:table-cell>
          <table:table-cell table:style-name="ce5" table:formula="of:=[.D146]-[.E146]" office:value-type="float" office:value="5">
            <text:p>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5-25">
            <text:p>25.05.2016</text:p>
          </table:table-cell>
          <table:table-cell table:style-name="Excel_20_Built-in_20_Normal" office:value-type="float" office:value="34246">
            <text:p>34246</text:p>
          </table:table-cell>
          <table:table-cell table:style-name="Excel_20_Built-in_20_Normal" table:formula="of:=[.B148]" office:value-type="float" office:value="34283">
            <text:p>34283</text:p>
          </table:table-cell>
          <table:table-cell table:style-name="Excel_20_Built-in_20_Normal" office:value-type="float" office:value="42.6">
            <text:p>42,6</text:p>
          </table:table-cell>
          <table:table-cell table:style-name="ce5" table:formula="of:=IF([.C147] &gt;0;[.D147]-([.C147]-[.B147]);0)" office:value-type="float" office:value="5.6">
            <text:p>5,60</text:p>
          </table:table-cell>
          <table:table-cell table:style-name="ce5" table:formula="of:=[.D147]-[.E147]" office:value-type="float" office:value="37">
            <text:p>3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5-26">
            <text:p>26.05.2016</text:p>
          </table:table-cell>
          <table:table-cell table:style-name="Excel_20_Built-in_20_Normal" office:value-type="float" office:value="34283">
            <text:p>34283</text:p>
          </table:table-cell>
          <table:table-cell table:style-name="Excel_20_Built-in_20_Normal" table:formula="of:=[.B149]" office:value-type="float" office:value="34335">
            <text:p>34335</text:p>
          </table:table-cell>
          <table:table-cell table:style-name="Excel_20_Built-in_20_Normal" office:value-type="float" office:value="62.3">
            <text:p>62,3</text:p>
          </table:table-cell>
          <table:table-cell table:style-name="ce5" table:formula="of:=IF([.C148] &gt;0;[.D148]-([.C148]-[.B148]);0)" office:value-type="float" office:value="10.3">
            <text:p>10,30</text:p>
          </table:table-cell>
          <table:table-cell table:style-name="ce5" table:formula="of:=[.D148]-[.E148]" office:value-type="float" office:value="52">
            <text:p>5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5-27">
            <text:p>27.05.2016</text:p>
          </table:table-cell>
          <table:table-cell table:style-name="Excel_20_Built-in_20_Normal" office:value-type="float" office:value="34335">
            <text:p>34335</text:p>
          </table:table-cell>
          <table:table-cell table:style-name="Excel_20_Built-in_20_Normal" table:formula="of:=[.B150]" office:value-type="float" office:value="34380">
            <text:p>34380</text:p>
          </table:table-cell>
          <table:table-cell table:style-name="Excel_20_Built-in_20_Normal" office:value-type="float" office:value="48.2">
            <text:p>48,2</text:p>
          </table:table-cell>
          <table:table-cell table:style-name="ce5" table:formula="of:=IF([.C149] &gt;0;[.D149]-([.C149]-[.B149]);0)" office:value-type="float" office:value="3.2">
            <text:p>3,20</text:p>
          </table:table-cell>
          <table:table-cell table:style-name="ce5" table:formula="of:=[.D149]-[.E149]" office:value-type="float" office:value="45">
            <text:p>4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5-28">
            <text:p>28.05.2016</text:p>
          </table:table-cell>
          <table:table-cell table:style-name="Excel_20_Built-in_20_Normal" office:value-type="float" office:value="34380">
            <text:p>34380</text:p>
          </table:table-cell>
          <table:table-cell table:style-name="Excel_20_Built-in_20_Normal" table:formula="of:=[.B151]" office:value-type="float" office:value="34408">
            <text:p>34408</text:p>
          </table:table-cell>
          <table:table-cell table:style-name="Excel_20_Built-in_20_Normal" office:value-type="float" office:value="38.4">
            <text:p>38,4</text:p>
          </table:table-cell>
          <table:table-cell table:style-name="ce5" table:formula="of:=IF([.C150] &gt;0;[.D150]-([.C150]-[.B150]);0)" office:value-type="float" office:value="10.4">
            <text:p>10,40</text:p>
          </table:table-cell>
          <table:table-cell table:style-name="ce5" table:formula="of:=[.D150]-[.E150]" office:value-type="float" office:value="28">
            <text:p>2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5-29">
            <text:p>29.05.2016</text:p>
          </table:table-cell>
          <table:table-cell table:style-name="Excel_20_Built-in_20_Normal" office:value-type="float" office:value="34408">
            <text:p>34408</text:p>
          </table:table-cell>
          <table:table-cell table:style-name="Excel_20_Built-in_20_Normal" table:formula="of:=[.B152]" office:value-type="float" office:value="34427">
            <text:p>34427</text:p>
          </table:table-cell>
          <table:table-cell table:style-name="Excel_20_Built-in_20_Normal" office:value-type="float" office:value="26">
            <text:p>26</text:p>
          </table:table-cell>
          <table:table-cell table:style-name="ce5" table:formula="of:=IF([.C151] &gt;0;[.D151]-([.C151]-[.B151]);0)" office:value-type="float" office:value="7">
            <text:p>7,00</text:p>
          </table:table-cell>
          <table:table-cell table:style-name="ce5" table:formula="of:=[.D151]-[.E151]" office:value-type="float" office:value="19">
            <text:p>1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5-30">
            <text:p>30.05.2016</text:p>
          </table:table-cell>
          <table:table-cell table:style-name="Excel_20_Built-in_20_Normal" office:value-type="float" office:value="34427">
            <text:p>34427</text:p>
          </table:table-cell>
          <table:table-cell table:style-name="Excel_20_Built-in_20_Normal" table:formula="of:=[.B153]" office:value-type="float" office:value="34460">
            <text:p>34460</text:p>
          </table:table-cell>
          <table:table-cell table:style-name="Excel_20_Built-in_20_Normal" office:value-type="float" office:value="38.8">
            <text:p>38,8</text:p>
          </table:table-cell>
          <table:table-cell table:style-name="ce5" table:formula="of:=IF([.C152] &gt;0;[.D152]-([.C152]-[.B152]);0)" office:value-type="float" office:value="5.8">
            <text:p>5,80</text:p>
          </table:table-cell>
          <table:table-cell table:style-name="ce5" table:formula="of:=[.D152]-[.E152]" office:value-type="float" office:value="33">
            <text:p>3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5-31">
            <text:p>31.05.2016</text:p>
          </table:table-cell>
          <table:table-cell table:style-name="Excel_20_Built-in_20_Normal" office:value-type="float" office:value="34460">
            <text:p>34460</text:p>
          </table:table-cell>
          <table:table-cell table:style-name="Excel_20_Built-in_20_Normal" table:formula="of:=[.B154]" office:value-type="float" office:value="34476">
            <text:p>34476</text:p>
          </table:table-cell>
          <table:table-cell table:style-name="Excel_20_Built-in_20_Normal" office:value-type="float" office:value="28.3">
            <text:p>28,3</text:p>
          </table:table-cell>
          <table:table-cell table:style-name="ce5" table:formula="of:=IF([.C153] &gt;0;[.D153]-([.C153]-[.B153]);0)" office:value-type="float" office:value="12.3">
            <text:p>12,30</text:p>
          </table:table-cell>
          <table:table-cell table:style-name="ce5" table:formula="of:=[.D153]-[.E153]" office:value-type="float" office:value="16">
            <text:p>1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6-01">
            <text:p>01.06.2016</text:p>
          </table:table-cell>
          <table:table-cell table:style-name="Excel_20_Built-in_20_Normal" office:value-type="float" office:value="34476">
            <text:p>34476</text:p>
          </table:table-cell>
          <table:table-cell table:style-name="Excel_20_Built-in_20_Normal" table:formula="of:=[.B155]" office:value-type="float" office:value="34499">
            <text:p>34499</text:p>
          </table:table-cell>
          <table:table-cell table:style-name="Excel_20_Built-in_20_Normal" office:value-type="float" office:value="28.2">
            <text:p>28,2</text:p>
          </table:table-cell>
          <table:table-cell table:style-name="ce5" table:formula="of:=IF([.C154] &gt;0;[.D154]-([.C154]-[.B154]);0)" office:value-type="float" office:value="5.2">
            <text:p>5,20</text:p>
          </table:table-cell>
          <table:table-cell table:style-name="ce5" table:formula="of:=[.D154]-[.E154]" office:value-type="float" office:value="23">
            <text:p>2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6-02">
            <text:p>02.06.2016</text:p>
          </table:table-cell>
          <table:table-cell table:style-name="Excel_20_Built-in_20_Normal" office:value-type="float" office:value="34499">
            <text:p>34499</text:p>
          </table:table-cell>
          <table:table-cell table:style-name="Excel_20_Built-in_20_Normal" table:formula="of:=[.B156]" office:value-type="float" office:value="34512">
            <text:p>34512</text:p>
          </table:table-cell>
          <table:table-cell table:style-name="Excel_20_Built-in_20_Normal" office:value-type="float" office:value="21.6">
            <text:p>21,6</text:p>
          </table:table-cell>
          <table:table-cell table:style-name="ce5" table:formula="of:=IF([.C155] &gt;0;[.D155]-([.C155]-[.B155]);0)" office:value-type="float" office:value="8.6">
            <text:p>8,60</text:p>
          </table:table-cell>
          <table:table-cell table:style-name="ce5" table:formula="of:=[.D155]-[.E155]" office:value-type="float" office:value="13">
            <text:p>1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6-03">
            <text:p>03.06.2016</text:p>
          </table:table-cell>
          <table:table-cell table:style-name="Excel_20_Built-in_20_Normal" office:value-type="float" office:value="34512">
            <text:p>34512</text:p>
          </table:table-cell>
          <table:table-cell table:style-name="Excel_20_Built-in_20_Normal" table:formula="of:=[.B157]" office:value-type="float" office:value="34531">
            <text:p>34531</text:p>
          </table:table-cell>
          <table:table-cell table:style-name="Excel_20_Built-in_20_Normal" office:value-type="float" office:value="28.2">
            <text:p>28,2</text:p>
          </table:table-cell>
          <table:table-cell table:style-name="ce5" table:formula="of:=IF([.C156] &gt;0;[.D156]-([.C156]-[.B156]);0)" office:value-type="float" office:value="9.2">
            <text:p>9,20</text:p>
          </table:table-cell>
          <table:table-cell table:style-name="ce5" table:formula="of:=[.D156]-[.E156]" office:value-type="float" office:value="19">
            <text:p>1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6-04">
            <text:p>04.06.2016</text:p>
          </table:table-cell>
          <table:table-cell table:style-name="Excel_20_Built-in_20_Normal" office:value-type="float" office:value="34531">
            <text:p>34531</text:p>
          </table:table-cell>
          <table:table-cell table:style-name="Excel_20_Built-in_20_Normal" table:formula="of:=[.B158]" office:value-type="float" office:value="34557">
            <text:p>34557</text:p>
          </table:table-cell>
          <table:table-cell table:style-name="Excel_20_Built-in_20_Normal" office:value-type="float" office:value="32.5">
            <text:p>32,5</text:p>
          </table:table-cell>
          <table:table-cell table:style-name="ce5" table:formula="of:=IF([.C157] &gt;0;[.D157]-([.C157]-[.B157]);0)" office:value-type="float" office:value="6.5">
            <text:p>6,50</text:p>
          </table:table-cell>
          <table:table-cell table:style-name="ce5" table:formula="of:=[.D157]-[.E157]" office:value-type="float" office:value="26">
            <text:p>2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6-05">
            <text:p>05.06.2016</text:p>
          </table:table-cell>
          <table:table-cell table:style-name="Excel_20_Built-in_20_Normal" office:value-type="float" office:value="34557">
            <text:p>34557</text:p>
          </table:table-cell>
          <table:table-cell table:style-name="Excel_20_Built-in_20_Normal" table:formula="of:=[.B159]" office:value-type="float" office:value="34573">
            <text:p>34573</text:p>
          </table:table-cell>
          <table:table-cell table:style-name="Excel_20_Built-in_20_Normal" office:value-type="float" office:value="24.7">
            <text:p>24,7</text:p>
          </table:table-cell>
          <table:table-cell table:style-name="ce5" table:formula="of:=IF([.C158] &gt;0;[.D158]-([.C158]-[.B158]);0)" office:value-type="float" office:value="8.7">
            <text:p>8,70</text:p>
          </table:table-cell>
          <table:table-cell table:style-name="ce5" table:formula="of:=[.D158]-[.E158]" office:value-type="float" office:value="16">
            <text:p>1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6-06">
            <text:p>06.06.2016</text:p>
          </table:table-cell>
          <table:table-cell table:style-name="Excel_20_Built-in_20_Normal" office:value-type="float" office:value="34573">
            <text:p>34573</text:p>
          </table:table-cell>
          <table:table-cell table:style-name="Excel_20_Built-in_20_Normal" table:formula="of:=[.B160]" office:value-type="float" office:value="34624">
            <text:p>34624</text:p>
          </table:table-cell>
          <table:table-cell table:style-name="Excel_20_Built-in_20_Normal" office:value-type="float" office:value="61.1">
            <text:p>61,1</text:p>
          </table:table-cell>
          <table:table-cell table:style-name="ce5" table:formula="of:=IF([.C159] &gt;0;[.D159]-([.C159]-[.B159]);0)" office:value-type="float" office:value="10.1">
            <text:p>10,10</text:p>
          </table:table-cell>
          <table:table-cell table:style-name="ce5" table:formula="of:=[.D159]-[.E159]" office:value-type="float" office:value="51">
            <text:p>5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6-07">
            <text:p>07.06.2016</text:p>
          </table:table-cell>
          <table:table-cell table:style-name="Excel_20_Built-in_20_Normal" office:value-type="float" office:value="34624">
            <text:p>34624</text:p>
          </table:table-cell>
          <table:table-cell table:style-name="Excel_20_Built-in_20_Normal" table:formula="of:=[.B161]" office:value-type="float" office:value="34662">
            <text:p>34662</text:p>
          </table:table-cell>
          <table:table-cell table:style-name="Excel_20_Built-in_20_Normal" office:value-type="float" office:value="50.3">
            <text:p>50,3</text:p>
          </table:table-cell>
          <table:table-cell table:style-name="ce5" table:formula="of:=IF([.C160] &gt;0;[.D160]-([.C160]-[.B160]);0)" office:value-type="float" office:value="12.3">
            <text:p>12,30</text:p>
          </table:table-cell>
          <table:table-cell table:style-name="ce5" table:formula="of:=[.D160]-[.E160]" office:value-type="float" office:value="38">
            <text:p>3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6-08">
            <text:p>08.06.2016</text:p>
          </table:table-cell>
          <table:table-cell table:style-name="Excel_20_Built-in_20_Normal" office:value-type="float" office:value="34662">
            <text:p>34662</text:p>
          </table:table-cell>
          <table:table-cell table:style-name="Excel_20_Built-in_20_Normal" table:formula="of:=[.B162]" office:value-type="float" office:value="34679">
            <text:p>34679</text:p>
          </table:table-cell>
          <table:table-cell table:style-name="Excel_20_Built-in_20_Normal" office:value-type="float" office:value="20.4">
            <text:p>20,4</text:p>
          </table:table-cell>
          <table:table-cell table:style-name="ce5" table:formula="of:=IF([.C161] &gt;0;[.D161]-([.C161]-[.B161]);0)" office:value-type="float" office:value="3.4">
            <text:p>3,40</text:p>
          </table:table-cell>
          <table:table-cell table:style-name="ce5" table:formula="of:=[.D161]-[.E161]" office:value-type="float" office:value="17">
            <text:p>1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6-09">
            <text:p>09.06.2016</text:p>
          </table:table-cell>
          <table:table-cell table:style-name="Excel_20_Built-in_20_Normal" office:value-type="float" office:value="34679">
            <text:p>34679</text:p>
          </table:table-cell>
          <table:table-cell table:style-name="Excel_20_Built-in_20_Normal" table:formula="of:=[.B163]" office:value-type="float" office:value="34714">
            <text:p>34714</text:p>
          </table:table-cell>
          <table:table-cell table:style-name="Excel_20_Built-in_20_Normal" office:value-type="float" office:value="42.3">
            <text:p>42,3</text:p>
          </table:table-cell>
          <table:table-cell table:style-name="ce5" table:formula="of:=IF([.C162] &gt;0;[.D162]-([.C162]-[.B162]);0)" office:value-type="float" office:value="7.3">
            <text:p>7,30</text:p>
          </table:table-cell>
          <table:table-cell table:style-name="ce5" table:formula="of:=[.D162]-[.E162]" office:value-type="float" office:value="35">
            <text:p>3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6-10">
            <text:p>10.06.2016</text:p>
          </table:table-cell>
          <table:table-cell table:style-name="Excel_20_Built-in_20_Normal" office:value-type="float" office:value="34714">
            <text:p>34714</text:p>
          </table:table-cell>
          <table:table-cell table:style-name="Excel_20_Built-in_20_Normal" table:formula="of:=[.B164]" office:value-type="float" office:value="34766">
            <text:p>34766</text:p>
          </table:table-cell>
          <table:table-cell table:style-name="Excel_20_Built-in_20_Normal" office:value-type="float" office:value="61.5">
            <text:p>61,5</text:p>
          </table:table-cell>
          <table:table-cell table:style-name="ce5" table:formula="of:=IF([.C163] &gt;0;[.D163]-([.C163]-[.B163]);0)" office:value-type="float" office:value="9.5">
            <text:p>9,50</text:p>
          </table:table-cell>
          <table:table-cell table:style-name="ce5" table:formula="of:=[.D163]-[.E163]" office:value-type="float" office:value="52">
            <text:p>5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6-11">
            <text:p>11.06.2016</text:p>
          </table:table-cell>
          <table:table-cell table:style-name="Excel_20_Built-in_20_Normal" office:value-type="float" office:value="34766">
            <text:p>34766</text:p>
          </table:table-cell>
          <table:table-cell table:style-name="Excel_20_Built-in_20_Normal" table:formula="of:=[.B165]" office:value-type="float" office:value="34781">
            <text:p>34781</text:p>
          </table:table-cell>
          <table:table-cell table:style-name="Excel_20_Built-in_20_Normal" office:value-type="float" office:value="21.4">
            <text:p>21,4</text:p>
          </table:table-cell>
          <table:table-cell table:style-name="ce5" table:formula="of:=IF([.C164] &gt;0;[.D164]-([.C164]-[.B164]);0)" office:value-type="float" office:value="6.4">
            <text:p>6,40</text:p>
          </table:table-cell>
          <table:table-cell table:style-name="ce5" table:formula="of:=[.D164]-[.E164]" office:value-type="float" office:value="15">
            <text:p>1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6-12">
            <text:p>12.06.2016</text:p>
          </table:table-cell>
          <table:table-cell table:style-name="Excel_20_Built-in_20_Normal" office:value-type="float" office:value="34781">
            <text:p>34781</text:p>
          </table:table-cell>
          <table:table-cell table:style-name="Excel_20_Built-in_20_Normal" table:formula="of:=[.B166]" office:value-type="float" office:value="34803">
            <text:p>34803</text:p>
          </table:table-cell>
          <table:table-cell table:style-name="Excel_20_Built-in_20_Normal" office:value-type="float" office:value="28.5">
            <text:p>28,5</text:p>
          </table:table-cell>
          <table:table-cell table:style-name="ce5" table:formula="of:=IF([.C165] &gt;0;[.D165]-([.C165]-[.B165]);0)" office:value-type="float" office:value="6.5">
            <text:p>6,50</text:p>
          </table:table-cell>
          <table:table-cell table:style-name="ce5" table:formula="of:=[.D165]-[.E165]" office:value-type="float" office:value="22">
            <text:p>2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6-13">
            <text:p>13.06.2016</text:p>
          </table:table-cell>
          <table:table-cell table:style-name="Excel_20_Built-in_20_Normal" office:value-type="float" office:value="34803">
            <text:p>34803</text:p>
          </table:table-cell>
          <table:table-cell table:style-name="Excel_20_Built-in_20_Normal" table:formula="of:=[.B167]" office:value-type="float" office:value="34829">
            <text:p>34829</text:p>
          </table:table-cell>
          <table:table-cell table:style-name="Excel_20_Built-in_20_Normal" office:value-type="float" office:value="33.3">
            <text:p>33,3</text:p>
          </table:table-cell>
          <table:table-cell table:style-name="ce5" table:formula="of:=IF([.C166] &gt;0;[.D166]-([.C166]-[.B166]);0)" office:value-type="float" office:value="7.3">
            <text:p>7,30</text:p>
          </table:table-cell>
          <table:table-cell table:style-name="ce5" table:formula="of:=[.D166]-[.E166]" office:value-type="float" office:value="26">
            <text:p>2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6-14">
            <text:p>14.06.2016</text:p>
          </table:table-cell>
          <table:table-cell table:style-name="Excel_20_Built-in_20_Normal" office:value-type="float" office:value="34829">
            <text:p>34829</text:p>
          </table:table-cell>
          <table:table-cell table:style-name="Excel_20_Built-in_20_Normal" table:formula="of:=[.B168]" office:value-type="float" office:value="34851">
            <text:p>34851</text:p>
          </table:table-cell>
          <table:table-cell table:style-name="Excel_20_Built-in_20_Normal" office:value-type="float" office:value="27">
            <text:p>27</text:p>
          </table:table-cell>
          <table:table-cell table:style-name="ce5" table:formula="of:=IF([.C167] &gt;0;[.D167]-([.C167]-[.B167]);0)" office:value-type="float" office:value="5">
            <text:p>5,00</text:p>
          </table:table-cell>
          <table:table-cell table:style-name="ce5" table:formula="of:=[.D167]-[.E167]" office:value-type="float" office:value="22">
            <text:p>2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6-15">
            <text:p>15.06.2016</text:p>
          </table:table-cell>
          <table:table-cell table:style-name="Excel_20_Built-in_20_Normal" office:value-type="float" office:value="34851">
            <text:p>34851</text:p>
          </table:table-cell>
          <table:table-cell table:style-name="Excel_20_Built-in_20_Normal" table:formula="of:=[.B169]" office:value-type="float" office:value="34883">
            <text:p>34883</text:p>
          </table:table-cell>
          <table:table-cell table:style-name="Excel_20_Built-in_20_Normal" office:value-type="float" office:value="41.3">
            <text:p>41,3</text:p>
          </table:table-cell>
          <table:table-cell table:style-name="ce5" table:formula="of:=IF([.C168] &gt;0;[.D168]-([.C168]-[.B168]);0)" office:value-type="float" office:value="9.3">
            <text:p>9,30</text:p>
          </table:table-cell>
          <table:table-cell table:style-name="ce5" table:formula="of:=[.D168]-[.E168]" office:value-type="float" office:value="32">
            <text:p>3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6-16">
            <text:p>16.06.2016</text:p>
          </table:table-cell>
          <table:table-cell table:style-name="Excel_20_Built-in_20_Normal" office:value-type="float" office:value="34883">
            <text:p>34883</text:p>
          </table:table-cell>
          <table:table-cell table:style-name="Excel_20_Built-in_20_Normal" table:formula="of:=[.B170]" office:value-type="float" office:value="34893">
            <text:p>34893</text:p>
          </table:table-cell>
          <table:table-cell table:style-name="Excel_20_Built-in_20_Normal" office:value-type="float" office:value="16.3">
            <text:p>16,3</text:p>
          </table:table-cell>
          <table:table-cell table:style-name="ce5" table:formula="of:=IF([.C169] &gt;0;[.D169]-([.C169]-[.B169]);0)" office:value-type="float" office:value="6.3">
            <text:p>6,30</text:p>
          </table:table-cell>
          <table:table-cell table:style-name="ce5" table:formula="of:=[.D169]-[.E169]" office:value-type="float" office:value="10">
            <text:p>1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6-17">
            <text:p>17.06.2016</text:p>
          </table:table-cell>
          <table:table-cell table:style-name="Excel_20_Built-in_20_Normal" office:value-type="float" office:value="34893">
            <text:p>34893</text:p>
          </table:table-cell>
          <table:table-cell table:style-name="Excel_20_Built-in_20_Normal" table:formula="of:=[.B171]" office:value-type="float" office:value="34928">
            <text:p>34928</text:p>
          </table:table-cell>
          <table:table-cell table:style-name="Excel_20_Built-in_20_Normal" office:value-type="float" office:value="44.6">
            <text:p>44,6</text:p>
          </table:table-cell>
          <table:table-cell table:style-name="ce5" table:formula="of:=IF([.C170] &gt;0;[.D170]-([.C170]-[.B170]);0)" office:value-type="float" office:value="9.6">
            <text:p>9,60</text:p>
          </table:table-cell>
          <table:table-cell table:style-name="ce5" table:formula="of:=[.D170]-[.E170]" office:value-type="float" office:value="35">
            <text:p>3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6-18">
            <text:p>18.06.2016</text:p>
          </table:table-cell>
          <table:table-cell table:style-name="Excel_20_Built-in_20_Normal" office:value-type="float" office:value="34928">
            <text:p>34928</text:p>
          </table:table-cell>
          <table:table-cell table:style-name="Excel_20_Built-in_20_Normal" table:formula="of:=[.B172]" office:value-type="float" office:value="34959">
            <text:p>34959</text:p>
          </table:table-cell>
          <table:table-cell table:style-name="Excel_20_Built-in_20_Normal" office:value-type="float" office:value="37.6">
            <text:p>37,6</text:p>
          </table:table-cell>
          <table:table-cell table:style-name="ce5" table:formula="of:=IF([.C171] &gt;0;[.D171]-([.C171]-[.B171]);0)" office:value-type="float" office:value="6.6">
            <text:p>6,60</text:p>
          </table:table-cell>
          <table:table-cell table:style-name="ce5" table:formula="of:=[.D171]-[.E171]" office:value-type="float" office:value="31">
            <text:p>3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6-19">
            <text:p>19.06.2016</text:p>
          </table:table-cell>
          <table:table-cell table:style-name="Excel_20_Built-in_20_Normal" office:value-type="float" office:value="34959">
            <text:p>34959</text:p>
          </table:table-cell>
          <table:table-cell table:style-name="Excel_20_Built-in_20_Normal" table:formula="of:=[.B173]" office:value-type="float" office:value="34983">
            <text:p>34983</text:p>
          </table:table-cell>
          <table:table-cell table:style-name="Excel_20_Built-in_20_Normal" office:value-type="float" office:value="32.6">
            <text:p>32,6</text:p>
          </table:table-cell>
          <table:table-cell table:style-name="ce5" table:formula="of:=IF([.C172] &gt;0;[.D172]-([.C172]-[.B172]);0)" office:value-type="float" office:value="8.6">
            <text:p>8,60</text:p>
          </table:table-cell>
          <table:table-cell table:style-name="ce5" table:formula="of:=[.D172]-[.E172]" office:value-type="float" office:value="24">
            <text:p>2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6-20">
            <text:p>20.06.2016</text:p>
          </table:table-cell>
          <table:table-cell table:style-name="Excel_20_Built-in_20_Normal" office:value-type="float" office:value="34983">
            <text:p>34983</text:p>
          </table:table-cell>
          <table:table-cell table:style-name="Excel_20_Built-in_20_Normal" table:formula="of:=[.B174]" office:value-type="float" office:value="35026">
            <text:p>35026</text:p>
          </table:table-cell>
          <table:table-cell table:style-name="Excel_20_Built-in_20_Normal" office:value-type="float" office:value="53.9">
            <text:p>53,9</text:p>
          </table:table-cell>
          <table:table-cell table:style-name="ce5" table:formula="of:=IF([.C173] &gt;0;[.D173]-([.C173]-[.B173]);0)" office:value-type="float" office:value="10.9">
            <text:p>10,90</text:p>
          </table:table-cell>
          <table:table-cell table:style-name="ce5" table:formula="of:=[.D173]-[.E173]" office:value-type="float" office:value="43">
            <text:p>4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6-21">
            <text:p>21.06.2016</text:p>
          </table:table-cell>
          <table:table-cell table:style-name="Excel_20_Built-in_20_Normal" office:value-type="float" office:value="35026">
            <text:p>35026</text:p>
          </table:table-cell>
          <table:table-cell table:style-name="Excel_20_Built-in_20_Normal" table:formula="of:=[.B175]" office:value-type="float" office:value="35060">
            <text:p>35060</text:p>
          </table:table-cell>
          <table:table-cell table:style-name="Excel_20_Built-in_20_Normal" office:value-type="float" office:value="38.7">
            <text:p>38,7</text:p>
          </table:table-cell>
          <table:table-cell table:style-name="ce5" table:formula="of:=IF([.C174] &gt;0;[.D174]-([.C174]-[.B174]);0)" office:value-type="float" office:value="4.7">
            <text:p>4,70</text:p>
          </table:table-cell>
          <table:table-cell table:style-name="ce5" table:formula="of:=[.D174]-[.E174]" office:value-type="float" office:value="34">
            <text:p>3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6-22">
            <text:p>22.06.2016</text:p>
          </table:table-cell>
          <table:table-cell table:style-name="Excel_20_Built-in_20_Normal" office:value-type="float" office:value="35060">
            <text:p>35060</text:p>
          </table:table-cell>
          <table:table-cell table:style-name="Excel_20_Built-in_20_Normal" table:formula="of:=[.B176]" office:value-type="float" office:value="35115">
            <text:p>35115</text:p>
          </table:table-cell>
          <table:table-cell table:style-name="Excel_20_Built-in_20_Normal" office:value-type="float" office:value="61.7">
            <text:p>61,7</text:p>
          </table:table-cell>
          <table:table-cell table:style-name="ce5" table:formula="of:=IF([.C175] &gt;0;[.D175]-([.C175]-[.B175]);0)" office:value-type="float" office:value="6.7">
            <text:p>6,70</text:p>
          </table:table-cell>
          <table:table-cell table:style-name="ce5" table:formula="of:=[.D175]-[.E175]" office:value-type="float" office:value="55">
            <text:p>5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6-23">
            <text:p>23.06.2016</text:p>
          </table:table-cell>
          <table:table-cell table:style-name="Excel_20_Built-in_20_Normal" office:value-type="float" office:value="35115">
            <text:p>35115</text:p>
          </table:table-cell>
          <table:table-cell table:style-name="Excel_20_Built-in_20_Normal" table:formula="of:=[.B177]" office:value-type="float" office:value="35167">
            <text:p>35167</text:p>
          </table:table-cell>
          <table:table-cell table:style-name="Excel_20_Built-in_20_Normal" office:value-type="float" office:value="61.2">
            <text:p>61,2</text:p>
          </table:table-cell>
          <table:table-cell table:style-name="ce5" table:formula="of:=IF([.C176] &gt;0;[.D176]-([.C176]-[.B176]);0)" office:value-type="float" office:value="9.2">
            <text:p>9,20</text:p>
          </table:table-cell>
          <table:table-cell table:style-name="ce5" table:formula="of:=[.D176]-[.E176]" office:value-type="float" office:value="52">
            <text:p>5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6-24">
            <text:p>24.06.2016</text:p>
          </table:table-cell>
          <table:table-cell table:style-name="Excel_20_Built-in_20_Normal" office:value-type="float" office:value="35167">
            <text:p>35167</text:p>
          </table:table-cell>
          <table:table-cell table:style-name="Excel_20_Built-in_20_Normal" table:formula="of:=[.B178]" office:value-type="float" office:value="35216">
            <text:p>35216</text:p>
          </table:table-cell>
          <table:table-cell table:style-name="Excel_20_Built-in_20_Normal" office:value-type="float" office:value="58.9">
            <text:p>58,9</text:p>
          </table:table-cell>
          <table:table-cell table:style-name="ce5" table:formula="of:=IF([.C177] &gt;0;[.D177]-([.C177]-[.B177]);0)" office:value-type="float" office:value="9.9">
            <text:p>9,90</text:p>
          </table:table-cell>
          <table:table-cell table:style-name="ce5" table:formula="of:=[.D177]-[.E177]" office:value-type="float" office:value="49">
            <text:p>4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6-25">
            <text:p>25.06.2016</text:p>
          </table:table-cell>
          <table:table-cell table:style-name="Excel_20_Built-in_20_Normal" office:value-type="float" office:value="35216">
            <text:p>35216</text:p>
          </table:table-cell>
          <table:table-cell table:style-name="Excel_20_Built-in_20_Normal" table:formula="of:=[.B179]" office:value-type="float" office:value="35246">
            <text:p>35246</text:p>
          </table:table-cell>
          <table:table-cell table:style-name="Excel_20_Built-in_20_Normal" office:value-type="float" office:value="34.8">
            <text:p>34,8</text:p>
          </table:table-cell>
          <table:table-cell table:style-name="ce5" table:formula="of:=IF([.C178] &gt;0;[.D178]-([.C178]-[.B178]);0)" office:value-type="float" office:value="4.8">
            <text:p>4,80</text:p>
          </table:table-cell>
          <table:table-cell table:style-name="ce5" table:formula="of:=[.D178]-[.E178]" office:value-type="float" office:value="30">
            <text:p>3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6-26">
            <text:p>26.06.2016</text:p>
          </table:table-cell>
          <table:table-cell table:style-name="Excel_20_Built-in_20_Normal" office:value-type="float" office:value="35246">
            <text:p>35246</text:p>
          </table:table-cell>
          <table:table-cell table:style-name="Excel_20_Built-in_20_Normal" table:formula="of:=[.B180]" office:value-type="float" office:value="35286">
            <text:p>35286</text:p>
          </table:table-cell>
          <table:table-cell table:style-name="Excel_20_Built-in_20_Normal" office:value-type="float" office:value="49.1">
            <text:p>49,1</text:p>
          </table:table-cell>
          <table:table-cell table:style-name="ce5" table:formula="of:=IF([.C179] &gt;0;[.D179]-([.C179]-[.B179]);0)" office:value-type="float" office:value="9.1">
            <text:p>9,10</text:p>
          </table:table-cell>
          <table:table-cell table:style-name="ce5" table:formula="of:=[.D179]-[.E179]" office:value-type="float" office:value="40">
            <text:p>4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6-27">
            <text:p>27.06.2016</text:p>
          </table:table-cell>
          <table:table-cell table:style-name="Excel_20_Built-in_20_Normal" office:value-type="float" office:value="35286">
            <text:p>35286</text:p>
          </table:table-cell>
          <table:table-cell table:style-name="Excel_20_Built-in_20_Normal" table:formula="of:=[.B181]" office:value-type="float" office:value="35333">
            <text:p>35333</text:p>
          </table:table-cell>
          <table:table-cell table:style-name="Excel_20_Built-in_20_Normal" office:value-type="float" office:value="52.2">
            <text:p>52,2</text:p>
          </table:table-cell>
          <table:table-cell table:style-name="ce5" table:formula="of:=IF([.C180] &gt;0;[.D180]-([.C180]-[.B180]);0)" office:value-type="float" office:value="5.2">
            <text:p>5,20</text:p>
          </table:table-cell>
          <table:table-cell table:style-name="ce5" table:formula="of:=[.D180]-[.E180]" office:value-type="float" office:value="47">
            <text:p>4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6-28">
            <text:p>28.06.2016</text:p>
          </table:table-cell>
          <table:table-cell table:style-name="Excel_20_Built-in_20_Normal" office:value-type="float" office:value="35333">
            <text:p>35333</text:p>
          </table:table-cell>
          <table:table-cell table:style-name="Excel_20_Built-in_20_Normal" table:formula="of:=[.B182]" office:value-type="float" office:value="35372">
            <text:p>35372</text:p>
          </table:table-cell>
          <table:table-cell table:style-name="Excel_20_Built-in_20_Normal" office:value-type="float" office:value="53.8">
            <text:p>53,8</text:p>
          </table:table-cell>
          <table:table-cell table:style-name="ce5" table:formula="of:=IF([.C181] &gt;0;[.D181]-([.C181]-[.B181]);0)" office:value-type="float" office:value="14.8">
            <text:p>14,80</text:p>
          </table:table-cell>
          <table:table-cell table:style-name="ce5" table:formula="of:=[.D181]-[.E181]" office:value-type="float" office:value="39">
            <text:p>3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6-29">
            <text:p>29.06.2016</text:p>
          </table:table-cell>
          <table:table-cell table:style-name="Excel_20_Built-in_20_Normal" office:value-type="float" office:value="35372">
            <text:p>35372</text:p>
          </table:table-cell>
          <table:table-cell table:style-name="Excel_20_Built-in_20_Normal" table:formula="of:=[.B183]" office:value-type="float" office:value="35415">
            <text:p>35415</text:p>
          </table:table-cell>
          <table:table-cell table:style-name="Excel_20_Built-in_20_Normal" office:value-type="float" office:value="52.4">
            <text:p>52,4</text:p>
          </table:table-cell>
          <table:table-cell table:style-name="ce5" table:formula="of:=IF([.C182] &gt;0;[.D182]-([.C182]-[.B182]);0)" office:value-type="float" office:value="9.4">
            <text:p>9,40</text:p>
          </table:table-cell>
          <table:table-cell table:style-name="ce5" table:formula="of:=[.D182]-[.E182]" office:value-type="float" office:value="43">
            <text:p>4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6-30">
            <text:p>30.06.2016</text:p>
          </table:table-cell>
          <table:table-cell table:style-name="Excel_20_Built-in_20_Normal" office:value-type="float" office:value="35415">
            <text:p>35415</text:p>
          </table:table-cell>
          <table:table-cell table:style-name="Excel_20_Built-in_20_Normal" table:formula="of:=[.B184]" office:value-type="float" office:value="35451">
            <text:p>35451</text:p>
          </table:table-cell>
          <table:table-cell table:style-name="Excel_20_Built-in_20_Normal" office:value-type="float" office:value="44">
            <text:p>44</text:p>
          </table:table-cell>
          <table:table-cell table:style-name="ce5" table:formula="of:=IF([.C183] &gt;0;[.D183]-([.C183]-[.B183]);0)" office:value-type="float" office:value="8">
            <text:p>8,00</text:p>
          </table:table-cell>
          <table:table-cell table:style-name="ce5" table:formula="of:=[.D183]-[.E183]" office:value-type="float" office:value="36">
            <text:p>3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7-01">
            <text:p>01.07.2016</text:p>
          </table:table-cell>
          <table:table-cell table:style-name="Excel_20_Built-in_20_Normal" office:value-type="float" office:value="35451">
            <text:p>35451</text:p>
          </table:table-cell>
          <table:table-cell table:style-name="Excel_20_Built-in_20_Normal" table:formula="of:=[.B185]" office:value-type="float" office:value="35498">
            <text:p>35498</text:p>
          </table:table-cell>
          <table:table-cell table:style-name="Excel_20_Built-in_20_Normal" office:value-type="float" office:value="58">
            <text:p>58</text:p>
          </table:table-cell>
          <table:table-cell table:style-name="ce5" table:formula="of:=IF([.C184] &gt;0;[.D184]-([.C184]-[.B184]);0)" office:value-type="float" office:value="11">
            <text:p>11,00</text:p>
          </table:table-cell>
          <table:table-cell table:style-name="ce5" table:formula="of:=[.D184]-[.E184]" office:value-type="float" office:value="47">
            <text:p>4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7-02">
            <text:p>02.07.2016</text:p>
          </table:table-cell>
          <table:table-cell table:style-name="Excel_20_Built-in_20_Normal" office:value-type="float" office:value="35498">
            <text:p>35498</text:p>
          </table:table-cell>
          <table:table-cell table:style-name="Excel_20_Built-in_20_Normal" table:formula="of:=[.B186]" office:value-type="float" office:value="35509">
            <text:p>35509</text:p>
          </table:table-cell>
          <table:table-cell table:style-name="Excel_20_Built-in_20_Normal" office:value-type="float" office:value="16.4">
            <text:p>16,4</text:p>
          </table:table-cell>
          <table:table-cell table:style-name="ce5" table:formula="of:=IF([.C185] &gt;0;[.D185]-([.C185]-[.B185]);0)" office:value-type="float" office:value="5.4">
            <text:p>5,40</text:p>
          </table:table-cell>
          <table:table-cell table:style-name="ce5" table:formula="of:=[.D185]-[.E185]" office:value-type="float" office:value="11">
            <text:p>1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7-03">
            <text:p>03.07.2016</text:p>
          </table:table-cell>
          <table:table-cell table:style-name="Excel_20_Built-in_20_Normal" office:value-type="float" office:value="35509">
            <text:p>35509</text:p>
          </table:table-cell>
          <table:table-cell table:style-name="Excel_20_Built-in_20_Normal" table:formula="of:=[.B187]" office:value-type="float" office:value="35539">
            <text:p>35539</text:p>
          </table:table-cell>
          <table:table-cell table:style-name="Excel_20_Built-in_20_Normal" office:value-type="float" office:value="35.7">
            <text:p>35,7</text:p>
          </table:table-cell>
          <table:table-cell table:style-name="ce5" table:formula="of:=IF([.C186] &gt;0;[.D186]-([.C186]-[.B186]);0)" office:value-type="float" office:value="5.7">
            <text:p>5,70</text:p>
          </table:table-cell>
          <table:table-cell table:style-name="ce5" table:formula="of:=[.D186]-[.E186]" office:value-type="float" office:value="30">
            <text:p>3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7-04">
            <text:p>04.07.2016</text:p>
          </table:table-cell>
          <table:table-cell table:style-name="Excel_20_Built-in_20_Normal" office:value-type="float" office:value="35539">
            <text:p>35539</text:p>
          </table:table-cell>
          <table:table-cell table:style-name="Excel_20_Built-in_20_Normal" table:formula="of:=[.B188]" office:value-type="float" office:value="35583">
            <text:p>35583</text:p>
          </table:table-cell>
          <table:table-cell table:style-name="Excel_20_Built-in_20_Normal" office:value-type="float" office:value="53.7">
            <text:p>53,7</text:p>
          </table:table-cell>
          <table:table-cell table:style-name="ce5" table:formula="of:=IF([.C187] &gt;0;[.D187]-([.C187]-[.B187]);0)" office:value-type="float" office:value="9.7">
            <text:p>9,70</text:p>
          </table:table-cell>
          <table:table-cell table:style-name="ce5" table:formula="of:=[.D187]-[.E187]" office:value-type="float" office:value="44">
            <text:p>4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7-05">
            <text:p>05.07.2016</text:p>
          </table:table-cell>
          <table:table-cell table:style-name="Excel_20_Built-in_20_Normal" office:value-type="float" office:value="35583">
            <text:p>35583</text:p>
          </table:table-cell>
          <table:table-cell table:style-name="Excel_20_Built-in_20_Normal" table:formula="of:=[.B189]" office:value-type="float" office:value="35622">
            <text:p>35622</text:p>
          </table:table-cell>
          <table:table-cell table:style-name="Excel_20_Built-in_20_Normal" office:value-type="float" office:value="45.9">
            <text:p>45,9</text:p>
          </table:table-cell>
          <table:table-cell table:style-name="ce5" table:formula="of:=IF([.C188] &gt;0;[.D188]-([.C188]-[.B188]);0)" office:value-type="float" office:value="6.9">
            <text:p>6,90</text:p>
          </table:table-cell>
          <table:table-cell table:style-name="ce5" table:formula="of:=[.D188]-[.E188]" office:value-type="float" office:value="39">
            <text:p>3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7-06">
            <text:p>06.07.2016</text:p>
          </table:table-cell>
          <table:table-cell table:style-name="Excel_20_Built-in_20_Normal" office:value-type="float" office:value="35622">
            <text:p>35622</text:p>
          </table:table-cell>
          <table:table-cell table:style-name="Excel_20_Built-in_20_Normal" table:formula="of:=[.B190]" office:value-type="float" office:value="35667">
            <text:p>35667</text:p>
          </table:table-cell>
          <table:table-cell table:style-name="Excel_20_Built-in_20_Normal" office:value-type="float" office:value="52.6">
            <text:p>52,6</text:p>
          </table:table-cell>
          <table:table-cell table:style-name="ce5" table:formula="of:=IF([.C189] &gt;0;[.D189]-([.C189]-[.B189]);0)" office:value-type="float" office:value="7.6">
            <text:p>7,60</text:p>
          </table:table-cell>
          <table:table-cell table:style-name="ce5" table:formula="of:=[.D189]-[.E189]" office:value-type="float" office:value="45">
            <text:p>4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7-07">
            <text:p>07.07.2016</text:p>
          </table:table-cell>
          <table:table-cell table:style-name="Excel_20_Built-in_20_Normal" office:value-type="float" office:value="35667">
            <text:p>35667</text:p>
          </table:table-cell>
          <table:table-cell table:style-name="Excel_20_Built-in_20_Normal" table:formula="of:=[.B191]" office:value-type="float" office:value="35722">
            <text:p>35722</text:p>
          </table:table-cell>
          <table:table-cell table:style-name="Excel_20_Built-in_20_Normal" office:value-type="float" office:value="61.6">
            <text:p>61,6</text:p>
          </table:table-cell>
          <table:table-cell table:style-name="ce5" table:formula="of:=IF([.C190] &gt;0;[.D190]-([.C190]-[.B190]);0)" office:value-type="float" office:value="6.6">
            <text:p>6,60</text:p>
          </table:table-cell>
          <table:table-cell table:style-name="ce5" table:formula="of:=[.D190]-[.E190]" office:value-type="float" office:value="55">
            <text:p>5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7-08">
            <text:p>08.07.2016</text:p>
          </table:table-cell>
          <table:table-cell table:style-name="Excel_20_Built-in_20_Normal" office:value-type="float" office:value="35722">
            <text:p>35722</text:p>
          </table:table-cell>
          <table:table-cell table:style-name="Excel_20_Built-in_20_Normal" table:formula="of:=[.B192]" office:value-type="float" office:value="35772">
            <text:p>35772</text:p>
          </table:table-cell>
          <table:table-cell table:style-name="Excel_20_Built-in_20_Normal" office:value-type="float" office:value="56.3">
            <text:p>56,3</text:p>
          </table:table-cell>
          <table:table-cell table:style-name="ce5" table:formula="of:=IF([.C191] &gt;0;[.D191]-([.C191]-[.B191]);0)" office:value-type="float" office:value="6.3">
            <text:p>6,30</text:p>
          </table:table-cell>
          <table:table-cell table:style-name="ce5" table:formula="of:=[.D191]-[.E191]" office:value-type="float" office:value="50">
            <text:p>5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7-09">
            <text:p>09.07.2016</text:p>
          </table:table-cell>
          <table:table-cell table:style-name="Excel_20_Built-in_20_Normal" office:value-type="float" office:value="35772">
            <text:p>35772</text:p>
          </table:table-cell>
          <table:table-cell table:style-name="Excel_20_Built-in_20_Normal" table:formula="of:=[.B193]" office:value-type="float" office:value="35816">
            <text:p>35816</text:p>
          </table:table-cell>
          <table:table-cell table:style-name="Excel_20_Built-in_20_Normal" office:value-type="float" office:value="55.7">
            <text:p>55,7</text:p>
          </table:table-cell>
          <table:table-cell table:style-name="ce5" table:formula="of:=IF([.C192] &gt;0;[.D192]-([.C192]-[.B192]);0)" office:value-type="float" office:value="11.7">
            <text:p>11,70</text:p>
          </table:table-cell>
          <table:table-cell table:style-name="ce5" table:formula="of:=[.D192]-[.E192]" office:value-type="float" office:value="44">
            <text:p>4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7-10">
            <text:p>10.07.2016</text:p>
          </table:table-cell>
          <table:table-cell table:style-name="Excel_20_Built-in_20_Normal" office:value-type="float" office:value="35816">
            <text:p>35816</text:p>
          </table:table-cell>
          <table:table-cell table:style-name="Excel_20_Built-in_20_Normal" table:formula="of:=[.B194]" office:value-type="float" office:value="35865">
            <text:p>35865</text:p>
          </table:table-cell>
          <table:table-cell table:style-name="Excel_20_Built-in_20_Normal" office:value-type="float" office:value="59.1">
            <text:p>59,1</text:p>
          </table:table-cell>
          <table:table-cell table:style-name="ce5" table:formula="of:=IF([.C193] &gt;0;[.D193]-([.C193]-[.B193]);0)" office:value-type="float" office:value="10.1">
            <text:p>10,10</text:p>
          </table:table-cell>
          <table:table-cell table:style-name="ce5" table:formula="of:=[.D193]-[.E193]" office:value-type="float" office:value="49">
            <text:p>4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7-11">
            <text:p>11.07.2016</text:p>
          </table:table-cell>
          <table:table-cell table:style-name="Excel_20_Built-in_20_Normal" office:value-type="float" office:value="35865">
            <text:p>35865</text:p>
          </table:table-cell>
          <table:table-cell table:style-name="Excel_20_Built-in_20_Normal" table:formula="of:=[.B195]" office:value-type="float" office:value="35904">
            <text:p>35904</text:p>
          </table:table-cell>
          <table:table-cell table:style-name="Excel_20_Built-in_20_Normal" office:value-type="float" office:value="43.8">
            <text:p>43,8</text:p>
          </table:table-cell>
          <table:table-cell table:style-name="ce5" table:formula="of:=IF([.C194] &gt;0;[.D194]-([.C194]-[.B194]);0)" office:value-type="float" office:value="4.8">
            <text:p>4,80</text:p>
          </table:table-cell>
          <table:table-cell table:style-name="ce5" table:formula="of:=[.D194]-[.E194]" office:value-type="float" office:value="39">
            <text:p>3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7-12">
            <text:p>12.07.2016</text:p>
          </table:table-cell>
          <table:table-cell table:style-name="Excel_20_Built-in_20_Normal" office:value-type="float" office:value="35904">
            <text:p>35904</text:p>
          </table:table-cell>
          <table:table-cell table:style-name="Excel_20_Built-in_20_Normal" table:formula="of:=[.B196]" office:value-type="float" office:value="35914">
            <text:p>35914</text:p>
          </table:table-cell>
          <table:table-cell table:style-name="Excel_20_Built-in_20_Normal" office:value-type="float" office:value="15.5">
            <text:p>15,5</text:p>
          </table:table-cell>
          <table:table-cell table:style-name="ce5" table:formula="of:=IF([.C195] &gt;0;[.D195]-([.C195]-[.B195]);0)" office:value-type="float" office:value="5.5">
            <text:p>5,50</text:p>
          </table:table-cell>
          <table:table-cell table:style-name="ce5" table:formula="of:=[.D195]-[.E195]" office:value-type="float" office:value="10">
            <text:p>1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7-13">
            <text:p>13.07.2016</text:p>
          </table:table-cell>
          <table:table-cell table:style-name="Excel_20_Built-in_20_Normal" office:value-type="float" office:value="35914">
            <text:p>35914</text:p>
          </table:table-cell>
          <table:table-cell table:style-name="Excel_20_Built-in_20_Normal" table:formula="of:=[.B197]" office:value-type="float" office:value="35932">
            <text:p>35932</text:p>
          </table:table-cell>
          <table:table-cell table:style-name="Excel_20_Built-in_20_Normal" office:value-type="float" office:value="27.7">
            <text:p>27,7</text:p>
          </table:table-cell>
          <table:table-cell table:style-name="ce5" table:formula="of:=IF([.C196] &gt;0;[.D196]-([.C196]-[.B196]);0)" office:value-type="float" office:value="9.7">
            <text:p>9,70</text:p>
          </table:table-cell>
          <table:table-cell table:style-name="ce5" table:formula="of:=[.D196]-[.E196]" office:value-type="float" office:value="18">
            <text:p>1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7-14">
            <text:p>14.07.2016</text:p>
          </table:table-cell>
          <table:table-cell table:style-name="Excel_20_Built-in_20_Normal" office:value-type="float" office:value="35932">
            <text:p>35932</text:p>
          </table:table-cell>
          <table:table-cell table:style-name="Excel_20_Built-in_20_Normal" table:formula="of:=[.B198]" office:value-type="float" office:value="35960">
            <text:p>35960</text:p>
          </table:table-cell>
          <table:table-cell table:style-name="Excel_20_Built-in_20_Normal" office:value-type="float" office:value="40.2">
            <text:p>40,2</text:p>
          </table:table-cell>
          <table:table-cell table:style-name="ce5" table:formula="of:=IF([.C197] &gt;0;[.D197]-([.C197]-[.B197]);0)" office:value-type="float" office:value="12.2">
            <text:p>12,20</text:p>
          </table:table-cell>
          <table:table-cell table:style-name="ce5" table:formula="of:=[.D197]-[.E197]" office:value-type="float" office:value="28">
            <text:p>2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7-15">
            <text:p>15.07.2016</text:p>
          </table:table-cell>
          <table:table-cell table:style-name="Excel_20_Built-in_20_Normal" office:value-type="float" office:value="35960">
            <text:p>35960</text:p>
          </table:table-cell>
          <table:table-cell table:style-name="Excel_20_Built-in_20_Normal" table:formula="of:=[.B199]" office:value-type="float" office:value="35995">
            <text:p>35995</text:p>
          </table:table-cell>
          <table:table-cell table:style-name="Excel_20_Built-in_20_Normal" office:value-type="float" office:value="38.7">
            <text:p>38,7</text:p>
          </table:table-cell>
          <table:table-cell table:style-name="ce5" table:formula="of:=IF([.C198] &gt;0;[.D198]-([.C198]-[.B198]);0)" office:value-type="float" office:value="3.7">
            <text:p>3,70</text:p>
          </table:table-cell>
          <table:table-cell table:style-name="ce5" table:formula="of:=[.D197]-[.E198]" office:value-type="float" office:value="36.5">
            <text:p>36,5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7-16">
            <text:p>16.07.2016</text:p>
          </table:table-cell>
          <table:table-cell table:style-name="Excel_20_Built-in_20_Normal" office:value-type="float" office:value="35995">
            <text:p>35995</text:p>
          </table:table-cell>
          <table:table-cell table:style-name="Excel_20_Built-in_20_Normal" table:formula="of:=[.B200]" office:value-type="float" office:value="36043">
            <text:p>36043</text:p>
          </table:table-cell>
          <table:table-cell table:style-name="Excel_20_Built-in_20_Normal" office:value-type="float" office:value="54.4">
            <text:p>54,4</text:p>
          </table:table-cell>
          <table:table-cell table:style-name="ce5" table:formula="of:=IF([.C199] &gt;0;[.D199]-([.C199]-[.B199]);0)" office:value-type="float" office:value="6.4">
            <text:p>6,40</text:p>
          </table:table-cell>
          <table:table-cell table:style-name="ce5" table:formula="of:=[.D198]-[.E199]" office:value-type="float" office:value="32.3">
            <text:p>32,3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7-17">
            <text:p>17.07.2016</text:p>
          </table:table-cell>
          <table:table-cell table:style-name="Excel_20_Built-in_20_Normal" office:value-type="float" office:value="36043">
            <text:p>36043</text:p>
          </table:table-cell>
          <table:table-cell table:style-name="Excel_20_Built-in_20_Normal" table:formula="of:=[.B201]" office:value-type="float" office:value="36084">
            <text:p>36084</text:p>
          </table:table-cell>
          <table:table-cell table:style-name="Excel_20_Built-in_20_Normal" office:value-type="float" office:value="48">
            <text:p>48</text:p>
          </table:table-cell>
          <table:table-cell table:style-name="ce5" table:formula="of:=IF([.C200] &gt;0;[.D200]-([.C200]-[.B200]);0)" office:value-type="float" office:value="7">
            <text:p>7,00</text:p>
          </table:table-cell>
          <table:table-cell table:style-name="ce5" table:formula="of:=[.D199]-[.E200]" office:value-type="float" office:value="47.4">
            <text:p>47,4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7-18">
            <text:p>18.07.2016</text:p>
          </table:table-cell>
          <table:table-cell table:style-name="Excel_20_Built-in_20_Normal" office:value-type="float" office:value="36084">
            <text:p>36084</text:p>
          </table:table-cell>
          <table:table-cell table:style-name="Excel_20_Built-in_20_Normal" table:formula="of:=[.B202]" office:value-type="float" office:value="36127">
            <text:p>36127</text:p>
          </table:table-cell>
          <table:table-cell table:style-name="Excel_20_Built-in_20_Normal" office:value-type="float" office:value="53.7">
            <text:p>53,7</text:p>
          </table:table-cell>
          <table:table-cell table:style-name="ce5" table:formula="of:=IF([.C201] &gt;0;[.D201]-([.C201]-[.B201]);0)" office:value-type="float" office:value="10.7">
            <text:p>10,70</text:p>
          </table:table-cell>
          <table:table-cell table:style-name="ce5" table:formula="of:=[.D200]-[.E201]" office:value-type="float" office:value="37.3">
            <text:p>37,3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7-19">
            <text:p>19.07.2016</text:p>
          </table:table-cell>
          <table:table-cell table:style-name="Excel_20_Built-in_20_Normal" office:value-type="float" office:value="36127">
            <text:p>36127</text:p>
          </table:table-cell>
          <table:table-cell table:style-name="Excel_20_Built-in_20_Normal" table:formula="of:=[.B203]" office:value-type="float" office:value="36178">
            <text:p>36178</text:p>
          </table:table-cell>
          <table:table-cell table:style-name="Excel_20_Built-in_20_Normal" office:value-type="float" office:value="59">
            <text:p>59</text:p>
          </table:table-cell>
          <table:table-cell table:style-name="ce5" table:formula="of:=IF([.C202] &gt;0;[.D202]-([.C202]-[.B202]);0)" office:value-type="float" office:value="8">
            <text:p>8,00</text:p>
          </table:table-cell>
          <table:table-cell table:style-name="ce5" table:formula="of:=[.D201]-[.E202]" office:value-type="float" office:value="45.7">
            <text:p>45,7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7-20">
            <text:p>20.07.2016</text:p>
          </table:table-cell>
          <table:table-cell table:style-name="Excel_20_Built-in_20_Normal" office:value-type="float" office:value="36178">
            <text:p>36178</text:p>
          </table:table-cell>
          <table:table-cell table:style-name="Excel_20_Built-in_20_Normal" table:formula="of:=[.B204]" office:value-type="float" office:value="36223">
            <text:p>36223</text:p>
          </table:table-cell>
          <table:table-cell office:value-type="float" office:value="59.2">
            <text:p>59,2</text:p>
          </table:table-cell>
          <table:table-cell table:style-name="ce5" table:formula="of:=IF([.C203] &gt;0;[.D203]-([.C203]-[.B203]);0)" office:value-type="float" office:value="14.2">
            <text:p>14,20</text:p>
          </table:table-cell>
          <table:table-cell table:style-name="ce5" table:formula="of:=[.D202]-[.E203]" office:value-type="float" office:value="44.8">
            <text:p>44,8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7-21">
            <text:p>21.07.2016</text:p>
          </table:table-cell>
          <table:table-cell table:style-name="Excel_20_Built-in_20_Normal" office:value-type="float" office:value="36223">
            <text:p>36223</text:p>
          </table:table-cell>
          <table:table-cell table:style-name="Excel_20_Built-in_20_Normal" table:formula="of:=[.B205]" office:value-type="float" office:value="36259">
            <text:p>36259</text:p>
          </table:table-cell>
          <table:table-cell table:style-name="Excel_20_Built-in_20_Normal" office:value-type="float" office:value="42.1">
            <text:p>42,1</text:p>
          </table:table-cell>
          <table:table-cell table:style-name="ce5" table:formula="of:=IF([.C204] &gt;0;[.D204]-([.C204]-[.B204]);0)" office:value-type="float" office:value="6.1">
            <text:p>6,10</text:p>
          </table:table-cell>
          <table:table-cell table:style-name="ce5" table:formula="of:=[.D204]-[.E204]" office:value-type="float" office:value="36">
            <text:p>3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7-22">
            <text:p>22.07.2016</text:p>
          </table:table-cell>
          <table:table-cell table:style-name="Excel_20_Built-in_20_Normal" office:value-type="float" office:value="36259">
            <text:p>36259</text:p>
          </table:table-cell>
          <table:table-cell table:style-name="Excel_20_Built-in_20_Normal" table:formula="of:=[.B206]" office:value-type="float" office:value="36290">
            <text:p>36290</text:p>
          </table:table-cell>
          <table:table-cell table:style-name="Excel_20_Built-in_20_Normal" office:value-type="float" office:value="42.1">
            <text:p>42,1</text:p>
          </table:table-cell>
          <table:table-cell table:style-name="ce5" table:formula="of:=IF([.C205] &gt;0;[.D205]-([.C205]-[.B205]);0)" office:value-type="float" office:value="11.1">
            <text:p>11,10</text:p>
          </table:table-cell>
          <table:table-cell table:style-name="ce5" table:formula="of:=[.D205]-[.E205]" office:value-type="float" office:value="31">
            <text:p>3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7-23">
            <text:p>23.07.2016</text:p>
          </table:table-cell>
          <table:table-cell table:style-name="Excel_20_Built-in_20_Normal" office:value-type="float" office:value="36290">
            <text:p>36290</text:p>
          </table:table-cell>
          <table:table-cell table:style-name="Excel_20_Built-in_20_Normal" table:formula="of:=[.B207]" office:value-type="float" office:value="36319">
            <text:p>36319</text:p>
          </table:table-cell>
          <table:table-cell table:style-name="Excel_20_Built-in_20_Normal" office:value-type="float" office:value="35.6">
            <text:p>35,6</text:p>
          </table:table-cell>
          <table:table-cell table:style-name="ce5" table:formula="of:=IF([.C206] &gt;0;[.D206]-([.C206]-[.B206]);0)" office:value-type="float" office:value="6.6">
            <text:p>6,60</text:p>
          </table:table-cell>
          <table:table-cell table:style-name="ce5" table:formula="of:=[.D206]-[.E206]" office:value-type="float" office:value="29">
            <text:p>2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7-24">
            <text:p>24.07.2016</text:p>
          </table:table-cell>
          <table:table-cell table:style-name="Excel_20_Built-in_20_Normal" office:value-type="float" office:value="36319">
            <text:p>36319</text:p>
          </table:table-cell>
          <table:table-cell table:style-name="Excel_20_Built-in_20_Normal" table:formula="of:=[.B208]" office:value-type="float" office:value="36362">
            <text:p>36362</text:p>
          </table:table-cell>
          <table:table-cell table:style-name="Excel_20_Built-in_20_Normal" office:value-type="float" office:value="52.3">
            <text:p>52,3</text:p>
          </table:table-cell>
          <table:table-cell table:style-name="ce5" table:formula="of:=IF([.C207] &gt;0;[.D207]-([.C207]-[.B207]);0)" office:value-type="float" office:value="9.3">
            <text:p>9,30</text:p>
          </table:table-cell>
          <table:table-cell table:style-name="ce5" table:formula="of:=[.D207]-[.E207]" office:value-type="float" office:value="43">
            <text:p>4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7-25">
            <text:p>25.07.2016</text:p>
          </table:table-cell>
          <table:table-cell table:style-name="Excel_20_Built-in_20_Normal" office:value-type="float" office:value="36362">
            <text:p>36362</text:p>
          </table:table-cell>
          <table:table-cell table:style-name="Excel_20_Built-in_20_Normal" table:formula="of:=[.B209]" office:value-type="float" office:value="36391">
            <text:p>36391</text:p>
          </table:table-cell>
          <table:table-cell table:style-name="Excel_20_Built-in_20_Normal" office:value-type="float" office:value="39.5">
            <text:p>39,5</text:p>
          </table:table-cell>
          <table:table-cell table:style-name="ce5" table:formula="of:=IF([.C208] &gt;0;[.D208]-([.C208]-[.B208]);0)" office:value-type="float" office:value="10.5">
            <text:p>10,50</text:p>
          </table:table-cell>
          <table:table-cell table:style-name="ce5" table:formula="of:=[.D208]-[.E208]" office:value-type="float" office:value="29">
            <text:p>2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7-26">
            <text:p>26.07.2016</text:p>
          </table:table-cell>
          <table:table-cell table:style-name="Excel_20_Built-in_20_Normal" office:value-type="float" office:value="36391">
            <text:p>36391</text:p>
          </table:table-cell>
          <table:table-cell table:style-name="Excel_20_Built-in_20_Normal" table:formula="of:=[.B210]" office:value-type="float" office:value="36429">
            <text:p>36429</text:p>
          </table:table-cell>
          <table:table-cell table:style-name="Excel_20_Built-in_20_Normal" office:value-type="float" office:value="47">
            <text:p>47</text:p>
          </table:table-cell>
          <table:table-cell table:style-name="ce5" table:formula="of:=IF([.C209] &gt;0;[.D209]-([.C209]-[.B209]);0)" office:value-type="float" office:value="9">
            <text:p>9,00</text:p>
          </table:table-cell>
          <table:table-cell table:style-name="ce5" table:formula="of:=[.D209]-[.E209]" office:value-type="float" office:value="38">
            <text:p>3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7-27">
            <text:p>27.07.2016</text:p>
          </table:table-cell>
          <table:table-cell table:style-name="Excel_20_Built-in_20_Normal" office:value-type="float" office:value="36429">
            <text:p>36429</text:p>
          </table:table-cell>
          <table:table-cell table:style-name="Excel_20_Built-in_20_Normal" table:formula="of:=[.B211]" office:value-type="float" office:value="36471">
            <text:p>36471</text:p>
          </table:table-cell>
          <table:table-cell table:style-name="Excel_20_Built-in_20_Normal" office:value-type="float" office:value="49.3">
            <text:p>49,3</text:p>
          </table:table-cell>
          <table:table-cell table:style-name="ce5" table:formula="of:=IF([.C210] &gt;0;[.D210]-([.C210]-[.B210]);0)" office:value-type="float" office:value="7.3">
            <text:p>7,30</text:p>
          </table:table-cell>
          <table:table-cell table:style-name="ce5" table:formula="of:=[.D210]-[.E210]" office:value-type="float" office:value="42">
            <text:p>4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7-28">
            <text:p>28.07.2016</text:p>
          </table:table-cell>
          <table:table-cell table:style-name="Excel_20_Built-in_20_Normal" office:value-type="float" office:value="36471">
            <text:p>36471</text:p>
          </table:table-cell>
          <table:table-cell table:style-name="Excel_20_Built-in_20_Normal" table:formula="of:=[.B212]" office:value-type="float" office:value="36496">
            <text:p>36496</text:p>
          </table:table-cell>
          <table:table-cell table:style-name="Excel_20_Built-in_20_Normal" office:value-type="float" office:value="34">
            <text:p>34</text:p>
          </table:table-cell>
          <table:table-cell table:style-name="ce5" table:formula="of:=IF([.C211] &gt;0;[.D211]-([.C211]-[.B211]);0)" office:value-type="float" office:value="9">
            <text:p>9,00</text:p>
          </table:table-cell>
          <table:table-cell table:style-name="ce5" table:formula="of:=[.D211]-[.E211]" office:value-type="float" office:value="25">
            <text:p>2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7-29">
            <text:p>29.07.2016</text:p>
          </table:table-cell>
          <table:table-cell table:style-name="Excel_20_Built-in_20_Normal" office:value-type="float" office:value="36496">
            <text:p>36496</text:p>
          </table:table-cell>
          <table:table-cell table:style-name="Excel_20_Built-in_20_Normal" table:formula="of:=[.B213]" office:value-type="float" office:value="36534">
            <text:p>36534</text:p>
          </table:table-cell>
          <table:table-cell table:style-name="Excel_20_Built-in_20_Normal" office:value-type="float" office:value="46.9">
            <text:p>46,9</text:p>
          </table:table-cell>
          <table:table-cell table:style-name="ce5" table:formula="of:=IF([.C212] &gt;0;[.D212]-([.C212]-[.B212]);0)" office:value-type="float" office:value="8.9">
            <text:p>8,90</text:p>
          </table:table-cell>
          <table:table-cell table:style-name="ce5" table:formula="of:=[.D212]-[.E212]" office:value-type="float" office:value="38">
            <text:p>3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7-30">
            <text:p>30.07.2016</text:p>
          </table:table-cell>
          <table:table-cell table:style-name="Excel_20_Built-in_20_Normal" office:value-type="float" office:value="36534">
            <text:p>36534</text:p>
          </table:table-cell>
          <table:table-cell table:style-name="Excel_20_Built-in_20_Normal" table:formula="of:=[.B214]" office:value-type="float" office:value="36579">
            <text:p>36579</text:p>
          </table:table-cell>
          <table:table-cell table:style-name="Excel_20_Built-in_20_Normal" office:value-type="float" office:value="54.2">
            <text:p>54,2</text:p>
          </table:table-cell>
          <table:table-cell table:style-name="ce5" table:formula="of:=IF([.C213] &gt;0;[.D213]-([.C213]-[.B213]);0)" office:value-type="float" office:value="9.2">
            <text:p>9,20</text:p>
          </table:table-cell>
          <table:table-cell table:style-name="ce5" table:formula="of:=[.D213]-[.E213]" office:value-type="float" office:value="45">
            <text:p>4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7-31">
            <text:p>31.07.2016</text:p>
          </table:table-cell>
          <table:table-cell table:style-name="Excel_20_Built-in_20_Normal" office:value-type="float" office:value="36579">
            <text:p>36579</text:p>
          </table:table-cell>
          <table:table-cell table:style-name="Excel_20_Built-in_20_Normal" table:formula="of:=[.B215]" office:value-type="float" office:value="36589">
            <text:p>36589</text:p>
          </table:table-cell>
          <table:table-cell table:style-name="Excel_20_Built-in_20_Normal" office:value-type="float" office:value="14.8">
            <text:p>14,8</text:p>
          </table:table-cell>
          <table:table-cell table:style-name="ce5" table:formula="of:=IF([.C214] &gt;0;[.D214]-([.C214]-[.B214]);0)" office:value-type="float" office:value="4.8">
            <text:p>4,80</text:p>
          </table:table-cell>
          <table:table-cell table:style-name="ce5" table:formula="of:=[.D214]-[.E214]" office:value-type="float" office:value="10">
            <text:p>1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8-01">
            <text:p>01.08.2016</text:p>
          </table:table-cell>
          <table:table-cell table:style-name="Excel_20_Built-in_20_Normal" office:value-type="float" office:value="36589">
            <text:p>36589</text:p>
          </table:table-cell>
          <table:table-cell table:style-name="Excel_20_Built-in_20_Normal" table:formula="of:=[.B216]" office:value-type="float" office:value="36623">
            <text:p>36623</text:p>
          </table:table-cell>
          <table:table-cell table:style-name="Excel_20_Built-in_20_Normal" office:value-type="float" office:value="47.5">
            <text:p>47,5</text:p>
          </table:table-cell>
          <table:table-cell table:style-name="ce5" table:formula="of:=IF([.C215] &gt;0;[.D215]-([.C215]-[.B215]);0)" office:value-type="float" office:value="13.5">
            <text:p>13,50</text:p>
          </table:table-cell>
          <table:table-cell table:style-name="ce5" table:formula="of:=[.D215]-[.E215]" office:value-type="float" office:value="34">
            <text:p>3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8-02">
            <text:p>02.08.2016</text:p>
          </table:table-cell>
          <table:table-cell table:style-name="Excel_20_Built-in_20_Normal" office:value-type="float" office:value="36623">
            <text:p>36623</text:p>
          </table:table-cell>
          <table:table-cell table:style-name="Excel_20_Built-in_20_Normal" table:formula="of:=[.B217]" office:value-type="float" office:value="36633">
            <text:p>36633</text:p>
          </table:table-cell>
          <table:table-cell table:style-name="Excel_20_Built-in_20_Normal" office:value-type="float" office:value="15.8">
            <text:p>15,8</text:p>
          </table:table-cell>
          <table:table-cell table:style-name="ce5" table:formula="of:=IF([.C216] &gt;0;[.D216]-([.C216]-[.B216]);0)" office:value-type="float" office:value="5.8">
            <text:p>5,80</text:p>
          </table:table-cell>
          <table:table-cell table:style-name="ce5" table:formula="of:=[.D216]-[.E216]" office:value-type="float" office:value="10">
            <text:p>1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8-03">
            <text:p>03.08.2016</text:p>
          </table:table-cell>
          <table:table-cell table:style-name="Excel_20_Built-in_20_Normal" office:value-type="float" office:value="36633">
            <text:p>36633</text:p>
          </table:table-cell>
          <table:table-cell table:style-name="Excel_20_Built-in_20_Normal" table:formula="of:=[.B218]" office:value-type="float" office:value="36669">
            <text:p>36669</text:p>
          </table:table-cell>
          <table:table-cell table:style-name="Excel_20_Built-in_20_Normal" office:value-type="float" office:value="45.4">
            <text:p>45,4</text:p>
          </table:table-cell>
          <table:table-cell table:style-name="ce5" table:formula="of:=IF([.C217] &gt;0;[.D217]-([.C217]-[.B217]);0)" office:value-type="float" office:value="9.4">
            <text:p>9,40</text:p>
          </table:table-cell>
          <table:table-cell table:style-name="ce5" table:formula="of:=[.D217]-[.E217]" office:value-type="float" office:value="36">
            <text:p>3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8-04">
            <text:p>04.08.2016</text:p>
          </table:table-cell>
          <table:table-cell table:style-name="Excel_20_Built-in_20_Normal" office:value-type="float" office:value="36669">
            <text:p>36669</text:p>
          </table:table-cell>
          <table:table-cell table:style-name="Excel_20_Built-in_20_Normal" table:formula="of:=[.B219]" office:value-type="float" office:value="36702">
            <text:p>36702</text:p>
          </table:table-cell>
          <table:table-cell table:style-name="Excel_20_Built-in_20_Normal" office:value-type="float" office:value="41.5">
            <text:p>41,5</text:p>
          </table:table-cell>
          <table:table-cell table:style-name="ce5" table:formula="of:=IF([.C218] &gt;0;[.D218]-([.C218]-[.B218]);0)" office:value-type="float" office:value="8.5">
            <text:p>8,50</text:p>
          </table:table-cell>
          <table:table-cell table:style-name="ce5" table:formula="of:=[.D218]-[.E218]" office:value-type="float" office:value="33">
            <text:p>3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8-05">
            <text:p>05.08.2016</text:p>
          </table:table-cell>
          <table:table-cell table:style-name="Excel_20_Built-in_20_Normal" office:value-type="float" office:value="36702">
            <text:p>36702</text:p>
          </table:table-cell>
          <table:table-cell table:style-name="Excel_20_Built-in_20_Normal" table:formula="of:=[.B220]" office:value-type="float" office:value="36717">
            <text:p>36717</text:p>
          </table:table-cell>
          <table:table-cell table:style-name="Excel_20_Built-in_20_Normal" office:value-type="float" office:value="19.6">
            <text:p>19,6</text:p>
          </table:table-cell>
          <table:table-cell table:style-name="ce5" table:formula="of:=IF([.C219] &gt;0;[.D219]-([.C219]-[.B219]);0)" office:value-type="float" office:value="4.6">
            <text:p>4,60</text:p>
          </table:table-cell>
          <table:table-cell table:style-name="ce5" table:formula="of:=[.D219]-[.E219]" office:value-type="float" office:value="15">
            <text:p>1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8-06">
            <text:p>06.08.2016</text:p>
          </table:table-cell>
          <table:table-cell table:style-name="Excel_20_Built-in_20_Normal" office:value-type="float" office:value="36717">
            <text:p>36717</text:p>
          </table:table-cell>
          <table:table-cell table:style-name="Excel_20_Built-in_20_Normal" table:formula="of:=[.B221]" office:value-type="float" office:value="36749">
            <text:p>36749</text:p>
          </table:table-cell>
          <table:table-cell table:style-name="Excel_20_Built-in_20_Normal" office:value-type="float" office:value="37.7">
            <text:p>37,7</text:p>
          </table:table-cell>
          <table:table-cell table:style-name="ce5" table:formula="of:=IF([.C220] &gt;0;[.D220]-([.C220]-[.B220]);0)" office:value-type="float" office:value="5.7">
            <text:p>5,70</text:p>
          </table:table-cell>
          <table:table-cell table:style-name="ce5" table:formula="of:=[.D220]-[.E220]" office:value-type="float" office:value="32">
            <text:p>3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8-07">
            <text:p>07.08.2016</text:p>
          </table:table-cell>
          <table:table-cell table:style-name="Excel_20_Built-in_20_Normal" office:value-type="float" office:value="36749">
            <text:p>36749</text:p>
          </table:table-cell>
          <table:table-cell table:style-name="Excel_20_Built-in_20_Normal" table:formula="of:=[.B222]" office:value-type="float" office:value="36801">
            <text:p>36801</text:p>
          </table:table-cell>
          <table:table-cell table:style-name="Excel_20_Built-in_20_Normal" office:value-type="float" office:value="58.8">
            <text:p>58,8</text:p>
          </table:table-cell>
          <table:table-cell table:style-name="ce5" table:formula="of:=IF([.C221] &gt;0;[.D221]-([.C221]-[.B221]);0)" office:value-type="float" office:value="6.8">
            <text:p>6,80</text:p>
          </table:table-cell>
          <table:table-cell table:style-name="ce5" table:formula="of:=[.D221]-[.E221]" office:value-type="float" office:value="52">
            <text:p>5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8-08">
            <text:p>08.08.2016</text:p>
          </table:table-cell>
          <table:table-cell table:style-name="Excel_20_Built-in_20_Normal" office:value-type="float" office:value="36801">
            <text:p>36801</text:p>
          </table:table-cell>
          <table:table-cell table:style-name="Excel_20_Built-in_20_Normal" table:formula="of:=[.B223]" office:value-type="float" office:value="36841">
            <text:p>36841</text:p>
          </table:table-cell>
          <table:table-cell table:style-name="Excel_20_Built-in_20_Normal" office:value-type="float" office:value="49.3">
            <text:p>49,3</text:p>
          </table:table-cell>
          <table:table-cell table:style-name="ce5" table:formula="of:=IF([.C222] &gt;0;[.D222]-([.C222]-[.B222]);0)" office:value-type="float" office:value="9.3">
            <text:p>9,30</text:p>
          </table:table-cell>
          <table:table-cell table:style-name="ce5" table:formula="of:=[.D222]-[.E222]" office:value-type="float" office:value="40">
            <text:p>4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8-09">
            <text:p>09.08.2016</text:p>
          </table:table-cell>
          <table:table-cell table:style-name="Excel_20_Built-in_20_Normal" office:value-type="float" office:value="36841">
            <text:p>36841</text:p>
          </table:table-cell>
          <table:table-cell table:style-name="Excel_20_Built-in_20_Normal" table:formula="of:=[.B224]" office:value-type="float" office:value="36860">
            <text:p>36860</text:p>
          </table:table-cell>
          <table:table-cell table:style-name="Excel_20_Built-in_20_Normal" office:value-type="float" office:value="22">
            <text:p>22</text:p>
          </table:table-cell>
          <table:table-cell table:style-name="ce5" table:formula="of:=IF([.C223] &gt;0;[.D223]-([.C223]-[.B223]);0)" office:value-type="float" office:value="3">
            <text:p>3,00</text:p>
          </table:table-cell>
          <table:table-cell table:style-name="ce5" table:formula="of:=[.D223]-[.E223]" office:value-type="float" office:value="19">
            <text:p>1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8-10">
            <text:p>10.08.2016</text:p>
          </table:table-cell>
          <table:table-cell table:style-name="Excel_20_Built-in_20_Normal" office:value-type="float" office:value="36860">
            <text:p>36860</text:p>
          </table:table-cell>
          <table:table-cell table:style-name="Excel_20_Built-in_20_Normal" table:formula="of:=[.B225]" office:value-type="float" office:value="36888">
            <text:p>36888</text:p>
          </table:table-cell>
          <table:table-cell table:style-name="Excel_20_Built-in_20_Normal" office:value-type="float" office:value="37.5">
            <text:p>37,5</text:p>
          </table:table-cell>
          <table:table-cell table:style-name="ce5" table:formula="of:=IF([.C224] &gt;0;[.D224]-([.C224]-[.B224]);0)" office:value-type="float" office:value="9.5">
            <text:p>9,50</text:p>
          </table:table-cell>
          <table:table-cell table:style-name="ce5" table:formula="of:=[.D224]-[.E224]" office:value-type="float" office:value="28">
            <text:p>2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8-11">
            <text:p>11.08.2016</text:p>
          </table:table-cell>
          <table:table-cell table:style-name="Excel_20_Built-in_20_Normal" office:value-type="float" office:value="36888">
            <text:p>36888</text:p>
          </table:table-cell>
          <table:table-cell table:style-name="Excel_20_Built-in_20_Normal" table:formula="of:=[.B226]" office:value-type="float" office:value="36935">
            <text:p>36935</text:p>
          </table:table-cell>
          <table:table-cell table:style-name="Excel_20_Built-in_20_Normal" office:value-type="float" office:value="54.6">
            <text:p>54,6</text:p>
          </table:table-cell>
          <table:table-cell table:style-name="ce5" table:formula="of:=IF([.C225] &gt;0;[.D225]-([.C225]-[.B225]);0)" office:value-type="float" office:value="7.6">
            <text:p>7,60</text:p>
          </table:table-cell>
          <table:table-cell table:style-name="ce5" table:formula="of:=[.D225]-[.E225]" office:value-type="float" office:value="47">
            <text:p>4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8-12">
            <text:p>12.08.2016</text:p>
          </table:table-cell>
          <table:table-cell table:style-name="Excel_20_Built-in_20_Normal" office:value-type="float" office:value="36935">
            <text:p>36935</text:p>
          </table:table-cell>
          <table:table-cell table:style-name="Excel_20_Built-in_20_Normal" table:formula="of:=[.B227]" office:value-type="float" office:value="36946">
            <text:p>36946</text:p>
          </table:table-cell>
          <table:table-cell table:style-name="Excel_20_Built-in_20_Normal" office:value-type="float" office:value="17">
            <text:p>17</text:p>
          </table:table-cell>
          <table:table-cell table:style-name="ce5" table:formula="of:=IF([.C226] &gt;0;[.D226]-([.C226]-[.B226]);0)" office:value-type="float" office:value="6">
            <text:p>6,00</text:p>
          </table:table-cell>
          <table:table-cell table:style-name="ce5" table:formula="of:=[.D226]-[.E226]" office:value-type="float" office:value="11">
            <text:p>1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8-13">
            <text:p>13.08.2016</text:p>
          </table:table-cell>
          <table:table-cell table:style-name="Excel_20_Built-in_20_Normal" office:value-type="float" office:value="36946">
            <text:p>36946</text:p>
          </table:table-cell>
          <table:table-cell table:style-name="Excel_20_Built-in_20_Normal" table:formula="of:=[.B228]" office:value-type="float" office:value="36997">
            <text:p>36997</text:p>
          </table:table-cell>
          <table:table-cell table:style-name="Excel_20_Built-in_20_Normal" office:value-type="float" office:value="58.7">
            <text:p>58,7</text:p>
          </table:table-cell>
          <table:table-cell table:style-name="ce5" table:formula="of:=IF([.C227] &gt;0;[.D227]-([.C227]-[.B227]);0)" office:value-type="float" office:value="7.7">
            <text:p>7,70</text:p>
          </table:table-cell>
          <table:table-cell table:style-name="ce5" table:formula="of:=[.D227]-[.E227]" office:value-type="float" office:value="51">
            <text:p>5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8-14">
            <text:p>14.08.2016</text:p>
          </table:table-cell>
          <table:table-cell table:style-name="Excel_20_Built-in_20_Normal" office:value-type="float" office:value="36997">
            <text:p>36997</text:p>
          </table:table-cell>
          <table:table-cell table:style-name="Excel_20_Built-in_20_Normal" table:formula="of:=[.B229]" office:value-type="float" office:value="37039">
            <text:p>37039</text:p>
          </table:table-cell>
          <table:table-cell table:style-name="Excel_20_Built-in_20_Normal" office:value-type="float" office:value="55.7">
            <text:p>55,7</text:p>
          </table:table-cell>
          <table:table-cell table:style-name="ce5" table:formula="of:=IF([.C228] &gt;0;[.D228]-([.C228]-[.B228]);0)" office:value-type="float" office:value="13.7">
            <text:p>13,70</text:p>
          </table:table-cell>
          <table:table-cell table:style-name="ce5" table:formula="of:=[.D228]-[.E228]" office:value-type="float" office:value="42">
            <text:p>4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8-15">
            <text:p>15.08.2016</text:p>
          </table:table-cell>
          <table:table-cell table:style-name="Excel_20_Built-in_20_Normal" office:value-type="float" office:value="37039">
            <text:p>37039</text:p>
          </table:table-cell>
          <table:table-cell table:style-name="Excel_20_Built-in_20_Normal" table:formula="of:=[.B230]" office:value-type="float" office:value="37092">
            <text:p>37092</text:p>
          </table:table-cell>
          <table:table-cell table:style-name="Excel_20_Built-in_20_Normal" office:value-type="float" office:value="56.6">
            <text:p>56,6</text:p>
          </table:table-cell>
          <table:table-cell table:style-name="ce5" table:formula="of:=IF([.C229] &gt;0;[.D229]-([.C229]-[.B229]);0)" office:value-type="float" office:value="3.6">
            <text:p>3,60</text:p>
          </table:table-cell>
          <table:table-cell table:style-name="ce5" table:formula="of:=[.D229]-[.E229]" office:value-type="float" office:value="53">
            <text:p>5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8-16">
            <text:p>16.08.2016</text:p>
          </table:table-cell>
          <table:table-cell table:style-name="Excel_20_Built-in_20_Normal" office:value-type="float" office:value="37092">
            <text:p>37092</text:p>
          </table:table-cell>
          <table:table-cell table:style-name="Excel_20_Built-in_20_Normal" table:formula="of:=[.B231]" office:value-type="float" office:value="37142">
            <text:p>37142</text:p>
          </table:table-cell>
          <table:table-cell table:style-name="Excel_20_Built-in_20_Normal" office:value-type="float" office:value="55">
            <text:p>55</text:p>
          </table:table-cell>
          <table:table-cell table:style-name="ce5" table:formula="of:=IF([.C230] &gt;0;[.D230]-([.C230]-[.B230]);0)" office:value-type="float" office:value="5">
            <text:p>5,00</text:p>
          </table:table-cell>
          <table:table-cell table:style-name="ce5" table:formula="of:=[.D230]-[.E230]" office:value-type="float" office:value="50">
            <text:p>5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8-17">
            <text:p>17.08.2016</text:p>
          </table:table-cell>
          <table:table-cell table:style-name="Excel_20_Built-in_20_Normal" office:value-type="float" office:value="37142">
            <text:p>37142</text:p>
          </table:table-cell>
          <table:table-cell table:style-name="Excel_20_Built-in_20_Normal" table:formula="of:=[.B232]" office:value-type="float" office:value="37185">
            <text:p>37185</text:p>
          </table:table-cell>
          <table:table-cell table:style-name="Excel_20_Built-in_20_Normal" office:value-type="float" office:value="47">
            <text:p>47</text:p>
          </table:table-cell>
          <table:table-cell table:style-name="ce5" table:formula="of:=IF([.C231] &gt;0;[.D231]-([.C231]-[.B231]);0)" office:value-type="float" office:value="4">
            <text:p>4,00</text:p>
          </table:table-cell>
          <table:table-cell table:style-name="ce5" table:formula="of:=[.D231]-[.E231]" office:value-type="float" office:value="43">
            <text:p>4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8-18">
            <text:p>18.08.2016</text:p>
          </table:table-cell>
          <table:table-cell table:style-name="Excel_20_Built-in_20_Normal" office:value-type="float" office:value="37185">
            <text:p>37185</text:p>
          </table:table-cell>
          <table:table-cell table:style-name="Excel_20_Built-in_20_Normal" table:formula="of:=[.B233]" office:value-type="float" office:value="37207">
            <text:p>37207</text:p>
          </table:table-cell>
          <table:table-cell table:style-name="Excel_20_Built-in_20_Normal" office:value-type="float" office:value="25">
            <text:p>25</text:p>
          </table:table-cell>
          <table:table-cell table:style-name="ce5" table:formula="of:=IF([.C232] &gt;0;[.D232]-([.C232]-[.B232]);0)" office:value-type="float" office:value="3">
            <text:p>3,00</text:p>
          </table:table-cell>
          <table:table-cell table:style-name="ce5" table:formula="of:=[.D232]-[.E232]" office:value-type="float" office:value="22">
            <text:p>2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8-19">
            <text:p>19.08.2016</text:p>
          </table:table-cell>
          <table:table-cell table:style-name="Excel_20_Built-in_20_Normal" office:value-type="float" office:value="37207">
            <text:p>37207</text:p>
          </table:table-cell>
          <table:table-cell table:style-name="Excel_20_Built-in_20_Normal" table:formula="of:=[.B234]" office:value-type="float" office:value="37247">
            <text:p>37247</text:p>
          </table:table-cell>
          <table:table-cell table:style-name="Excel_20_Built-in_20_Normal" office:value-type="float" office:value="43">
            <text:p>43</text:p>
          </table:table-cell>
          <table:table-cell table:style-name="ce5" table:formula="of:=IF([.C233] &gt;0;[.D233]-([.C233]-[.B233]);0)" office:value-type="float" office:value="3">
            <text:p>3,00</text:p>
          </table:table-cell>
          <table:table-cell table:style-name="ce5" table:formula="of:=[.D233]-[.E233]" office:value-type="float" office:value="40">
            <text:p>4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8-20">
            <text:p>20.08.2016</text:p>
          </table:table-cell>
          <table:table-cell table:style-name="Excel_20_Built-in_20_Normal" office:value-type="float" office:value="37247">
            <text:p>37247</text:p>
          </table:table-cell>
          <table:table-cell table:style-name="Excel_20_Built-in_20_Normal" table:formula="of:=[.B235]" office:value-type="float" office:value="37260">
            <text:p>37260</text:p>
          </table:table-cell>
          <table:table-cell table:style-name="Excel_20_Built-in_20_Normal" office:value-type="float" office:value="18.4">
            <text:p>18,4</text:p>
          </table:table-cell>
          <table:table-cell table:style-name="ce5" table:formula="of:=IF([.C234] &gt;0;[.D234]-([.C234]-[.B234]);0)" office:value-type="float" office:value="5.4">
            <text:p>5,40</text:p>
          </table:table-cell>
          <table:table-cell table:style-name="ce5" table:formula="of:=[.D234]-[.E234]" office:value-type="float" office:value="13">
            <text:p>1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8-21">
            <text:p>21.08.2016</text:p>
          </table:table-cell>
          <table:table-cell table:style-name="Excel_20_Built-in_20_Normal" office:value-type="float" office:value="37260">
            <text:p>37260</text:p>
          </table:table-cell>
          <table:table-cell table:style-name="Excel_20_Built-in_20_Normal" table:formula="of:=[.B236]" office:value-type="float" office:value="37297">
            <text:p>37297</text:p>
          </table:table-cell>
          <table:table-cell table:style-name="Excel_20_Built-in_20_Normal" office:value-type="float" office:value="43.1">
            <text:p>43,1</text:p>
          </table:table-cell>
          <table:table-cell table:style-name="ce5" table:formula="of:=IF([.C235] &gt;0;[.D235]-([.C235]-[.B235]);0)" office:value-type="float" office:value="6.1">
            <text:p>6,10</text:p>
          </table:table-cell>
          <table:table-cell table:style-name="ce5" table:formula="of:=[.D235]-[.E235]" office:value-type="float" office:value="37">
            <text:p>3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8-22">
            <text:p>22.08.2016</text:p>
          </table:table-cell>
          <table:table-cell table:style-name="Excel_20_Built-in_20_Normal" office:value-type="float" office:value="37297">
            <text:p>37297</text:p>
          </table:table-cell>
          <table:table-cell table:style-name="Excel_20_Built-in_20_Normal" table:formula="of:=[.B237]" office:value-type="float" office:value="37337">
            <text:p>37337</text:p>
          </table:table-cell>
          <table:table-cell table:style-name="Excel_20_Built-in_20_Normal" office:value-type="float" office:value="47.6">
            <text:p>47,6</text:p>
          </table:table-cell>
          <table:table-cell table:style-name="ce5" table:formula="of:=IF([.C236] &gt;0;[.D236]-([.C236]-[.B236]);0)" office:value-type="float" office:value="7.6">
            <text:p>7,60</text:p>
          </table:table-cell>
          <table:table-cell table:style-name="ce5" table:formula="of:=[.D236]-[.E236]" office:value-type="float" office:value="40">
            <text:p>4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8-23">
            <text:p>23.08.2016</text:p>
          </table:table-cell>
          <table:table-cell table:style-name="Excel_20_Built-in_20_Normal" office:value-type="float" office:value="37337">
            <text:p>37337</text:p>
          </table:table-cell>
          <table:table-cell table:style-name="Excel_20_Built-in_20_Normal" table:formula="of:=[.B238]" office:value-type="float" office:value="37387">
            <text:p>37387</text:p>
          </table:table-cell>
          <table:table-cell table:style-name="Excel_20_Built-in_20_Normal" office:value-type="float" office:value="57.2">
            <text:p>57,2</text:p>
          </table:table-cell>
          <table:table-cell table:style-name="ce5" table:formula="of:=IF([.C237] &gt;0;[.D237]-([.C237]-[.B237]);0)" office:value-type="float" office:value="7.2">
            <text:p>7,20</text:p>
          </table:table-cell>
          <table:table-cell table:style-name="ce5" table:formula="of:=[.D237]-[.E237]" office:value-type="float" office:value="50">
            <text:p>5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8-24">
            <text:p>24.08.2016</text:p>
          </table:table-cell>
          <table:table-cell table:style-name="Excel_20_Built-in_20_Normal" office:value-type="float" office:value="37387">
            <text:p>37387</text:p>
          </table:table-cell>
          <table:table-cell table:style-name="Excel_20_Built-in_20_Normal" table:formula="of:=[.B239]" office:value-type="float" office:value="37439">
            <text:p>37439</text:p>
          </table:table-cell>
          <table:table-cell table:style-name="Excel_20_Built-in_20_Normal" office:value-type="float" office:value="57.3">
            <text:p>57,3</text:p>
          </table:table-cell>
          <table:table-cell table:style-name="ce5" table:formula="of:=IF([.C238] &gt;0;[.D238]-([.C238]-[.B238]);0)" office:value-type="float" office:value="5.3">
            <text:p>5,30</text:p>
          </table:table-cell>
          <table:table-cell table:style-name="ce5" table:formula="of:=[.D238]-[.E238]" office:value-type="float" office:value="52">
            <text:p>5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8-25">
            <text:p>25.08.2016</text:p>
          </table:table-cell>
          <table:table-cell table:style-name="Excel_20_Built-in_20_Normal" office:value-type="float" office:value="37439">
            <text:p>37439</text:p>
          </table:table-cell>
          <table:table-cell table:style-name="Excel_20_Built-in_20_Normal" table:formula="of:=[.B240]" office:value-type="float" office:value="37489">
            <text:p>37489</text:p>
          </table:table-cell>
          <table:table-cell table:style-name="Excel_20_Built-in_20_Normal" office:value-type="float" office:value="56.8">
            <text:p>56,8</text:p>
          </table:table-cell>
          <table:table-cell table:style-name="ce5" table:formula="of:=IF([.C239] &gt;0;[.D239]-([.C239]-[.B239]);0)" office:value-type="float" office:value="6.8">
            <text:p>6,80</text:p>
          </table:table-cell>
          <table:table-cell table:style-name="ce5" table:formula="of:=[.D239]-[.E239]" office:value-type="float" office:value="50">
            <text:p>5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8-26">
            <text:p>26.08.2016</text:p>
          </table:table-cell>
          <table:table-cell table:style-name="Excel_20_Built-in_20_Normal" office:value-type="float" office:value="37489">
            <text:p>37489</text:p>
          </table:table-cell>
          <table:table-cell table:style-name="Excel_20_Built-in_20_Normal" table:formula="of:=[.B241]" office:value-type="float" office:value="37538">
            <text:p>37538</text:p>
          </table:table-cell>
          <table:table-cell table:style-name="Excel_20_Built-in_20_Normal" office:value-type="float" office:value="54.9">
            <text:p>54,9</text:p>
          </table:table-cell>
          <table:table-cell table:style-name="ce5" table:formula="of:=IF([.C240] &gt;0;[.D240]-([.C240]-[.B240]);0)" office:value-type="float" office:value="5.9">
            <text:p>5,90</text:p>
          </table:table-cell>
          <table:table-cell table:style-name="ce5" table:formula="of:=[.D240]-[.E240]" office:value-type="float" office:value="49">
            <text:p>4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8-27">
            <text:p>27.08.2016</text:p>
          </table:table-cell>
          <table:table-cell table:style-name="Excel_20_Built-in_20_Normal" office:value-type="float" office:value="37538">
            <text:p>37538</text:p>
          </table:table-cell>
          <table:table-cell table:style-name="Excel_20_Built-in_20_Normal" table:formula="of:=[.B242]" office:value-type="float" office:value="37580">
            <text:p>37580</text:p>
          </table:table-cell>
          <table:table-cell table:style-name="Excel_20_Built-in_20_Normal" office:value-type="float" office:value="52.3">
            <text:p>52,3</text:p>
          </table:table-cell>
          <table:table-cell table:style-name="ce5" table:formula="of:=IF([.C241] &gt;0;[.D241]-([.C241]-[.B241]);0)" office:value-type="float" office:value="10.3">
            <text:p>10,30</text:p>
          </table:table-cell>
          <table:table-cell table:style-name="ce5" table:formula="of:=[.D241]-[.E241]" office:value-type="float" office:value="42">
            <text:p>4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8-28">
            <text:p>28.08.2016</text:p>
          </table:table-cell>
          <table:table-cell table:style-name="Excel_20_Built-in_20_Normal" office:value-type="float" office:value="37580">
            <text:p>37580</text:p>
          </table:table-cell>
          <table:table-cell table:style-name="Excel_20_Built-in_20_Normal" table:formula="of:=[.B243]" office:value-type="float" office:value="37623">
            <text:p>37623</text:p>
          </table:table-cell>
          <table:table-cell table:style-name="Excel_20_Built-in_20_Normal" office:value-type="float" office:value="40.2">
            <text:p>40,2</text:p>
          </table:table-cell>
          <table:table-cell table:style-name="ce5" table:formula="of:=IF([.C242] &gt;0;[.D242]-([.C242]-[.B242]);0)" office:value-type="float" office:value="-2.8">
            <text:p>-2,80</text:p>
          </table:table-cell>
          <table:table-cell table:style-name="ce5" table:formula="of:=[.D242]-[.E242]" office:value-type="float" office:value="43">
            <text:p>4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8-29">
            <text:p>29.08.2016</text:p>
          </table:table-cell>
          <table:table-cell table:style-name="Excel_20_Built-in_20_Normal" office:value-type="float" office:value="37623">
            <text:p>37623</text:p>
          </table:table-cell>
          <table:table-cell table:style-name="Excel_20_Built-in_20_Normal" table:formula="of:=[.B244]" office:value-type="float" office:value="37648">
            <text:p>37648</text:p>
          </table:table-cell>
          <table:table-cell table:style-name="Excel_20_Built-in_20_Normal" office:value-type="float" office:value="28.4">
            <text:p>28,4</text:p>
          </table:table-cell>
          <table:table-cell table:style-name="ce5" table:formula="of:=IF([.C243] &gt;0;[.D243]-([.C243]-[.B243]);0)" office:value-type="float" office:value="3.4">
            <text:p>3,40</text:p>
          </table:table-cell>
          <table:table-cell table:style-name="ce5" table:formula="of:=[.D243]-[.E243]" office:value-type="float" office:value="25">
            <text:p>2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8-30">
            <text:p>30.08.2016</text:p>
          </table:table-cell>
          <table:table-cell table:style-name="Excel_20_Built-in_20_Normal" office:value-type="float" office:value="37648">
            <text:p>37648</text:p>
          </table:table-cell>
          <table:table-cell table:style-name="Excel_20_Built-in_20_Normal" table:formula="of:=[.B245]" office:value-type="float" office:value="37692">
            <text:p>37692</text:p>
          </table:table-cell>
          <table:table-cell table:style-name="Excel_20_Built-in_20_Normal" office:value-type="float" office:value="49.9">
            <text:p>49,9</text:p>
          </table:table-cell>
          <table:table-cell table:style-name="ce5" table:formula="of:=IF([.C244] &gt;0;[.D244]-([.C244]-[.B244]);0)" office:value-type="float" office:value="5.9">
            <text:p>5,90</text:p>
          </table:table-cell>
          <table:table-cell table:style-name="ce5" table:formula="of:=[.D244]-[.E244]" office:value-type="float" office:value="44">
            <text:p>4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8-31">
            <text:p>31.08.2016</text:p>
          </table:table-cell>
          <table:table-cell table:style-name="Excel_20_Built-in_20_Normal" office:value-type="float" office:value="37692">
            <text:p>37692</text:p>
          </table:table-cell>
          <table:table-cell table:style-name="Excel_20_Built-in_20_Normal" table:formula="of:=[.B246]" office:value-type="float" office:value="37737">
            <text:p>37737</text:p>
          </table:table-cell>
          <table:table-cell table:style-name="Excel_20_Built-in_20_Normal" office:value-type="float" office:value="51.7">
            <text:p>51,7</text:p>
          </table:table-cell>
          <table:table-cell table:style-name="ce5" table:formula="of:=IF([.C245] &gt;0;[.D245]-([.C245]-[.B245]);0)" office:value-type="float" office:value="6.7">
            <text:p>6,70</text:p>
          </table:table-cell>
          <table:table-cell table:style-name="ce5" table:formula="of:=[.D245]-[.E245]" office:value-type="float" office:value="45">
            <text:p>4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9-01">
            <text:p>01.09.2016</text:p>
          </table:table-cell>
          <table:table-cell table:style-name="Excel_20_Built-in_20_Normal" office:value-type="float" office:value="37737">
            <text:p>37737</text:p>
          </table:table-cell>
          <table:table-cell table:style-name="Excel_20_Built-in_20_Normal" table:formula="of:=[.B247]" office:value-type="float" office:value="37779">
            <text:p>37779</text:p>
          </table:table-cell>
          <table:table-cell table:style-name="Excel_20_Built-in_20_Normal" office:value-type="float" office:value="51">
            <text:p>51</text:p>
          </table:table-cell>
          <table:table-cell table:style-name="ce5" table:formula="of:=IF([.C246] &gt;0;[.D246]-([.C246]-[.B246]);0)" office:value-type="float" office:value="9">
            <text:p>9,00</text:p>
          </table:table-cell>
          <table:table-cell table:style-name="ce5" table:formula="of:=[.D246]-[.E246]" office:value-type="float" office:value="42">
            <text:p>4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9-02">
            <text:p>02.09.2016</text:p>
          </table:table-cell>
          <table:table-cell table:style-name="Excel_20_Built-in_20_Normal" office:value-type="float" office:value="37779">
            <text:p>37779</text:p>
          </table:table-cell>
          <table:table-cell table:style-name="Excel_20_Built-in_20_Normal" table:formula="of:=[.B248]" office:value-type="float" office:value="37818">
            <text:p>37818</text:p>
          </table:table-cell>
          <table:table-cell table:style-name="Excel_20_Built-in_20_Normal" office:value-type="float" office:value="51">
            <text:p>51</text:p>
          </table:table-cell>
          <table:table-cell table:style-name="ce5" table:formula="of:=IF([.C247] &gt;0;[.D247]-([.C247]-[.B247]);0)" office:value-type="float" office:value="12">
            <text:p>12,00</text:p>
          </table:table-cell>
          <table:table-cell table:style-name="ce5" table:formula="of:=[.D247]-[.E247]" office:value-type="float" office:value="39">
            <text:p>3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9-03">
            <text:p>03.09.2016</text:p>
          </table:table-cell>
          <table:table-cell table:style-name="Excel_20_Built-in_20_Normal" office:value-type="float" office:value="37818">
            <text:p>37818</text:p>
          </table:table-cell>
          <table:table-cell table:style-name="Excel_20_Built-in_20_Normal" table:formula="of:=[.B249]" office:value-type="float" office:value="37846">
            <text:p>37846</text:p>
          </table:table-cell>
          <table:table-cell table:style-name="Excel_20_Built-in_20_Normal" office:value-type="float" office:value="37.2">
            <text:p>37,2</text:p>
          </table:table-cell>
          <table:table-cell table:style-name="ce5" table:formula="of:=IF([.C248] &gt;0;[.D248]-([.C248]-[.B248]);0)" office:value-type="float" office:value="9.2">
            <text:p>9,20</text:p>
          </table:table-cell>
          <table:table-cell table:style-name="ce5" table:formula="of:=[.D248]-[.E248]" office:value-type="float" office:value="28">
            <text:p>2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9-04">
            <text:p>04.09.2016</text:p>
          </table:table-cell>
          <table:table-cell table:style-name="Excel_20_Built-in_20_Normal" office:value-type="float" office:value="37846">
            <text:p>37846</text:p>
          </table:table-cell>
          <table:table-cell table:style-name="Excel_20_Built-in_20_Normal" table:formula="of:=[.B250]" office:value-type="float" office:value="37855">
            <text:p>37855</text:p>
          </table:table-cell>
          <table:table-cell table:style-name="Excel_20_Built-in_20_Normal" office:value-type="float" office:value="15">
            <text:p>15</text:p>
          </table:table-cell>
          <table:table-cell table:style-name="ce5" table:formula="of:=IF([.C249] &gt;0;[.D249]-([.C249]-[.B249]);0)" office:value-type="float" office:value="6">
            <text:p>6,00</text:p>
          </table:table-cell>
          <table:table-cell table:style-name="ce5" table:formula="of:=[.D249]-[.E249]" office:value-type="float" office:value="9">
            <text:p>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9-05">
            <text:p>05.09.2016</text:p>
          </table:table-cell>
          <table:table-cell table:style-name="Excel_20_Built-in_20_Normal" office:value-type="float" office:value="37855">
            <text:p>37855</text:p>
          </table:table-cell>
          <table:table-cell table:style-name="Excel_20_Built-in_20_Normal" table:formula="of:=[.B251]" office:value-type="float" office:value="37865">
            <text:p>37865</text:p>
          </table:table-cell>
          <table:table-cell table:style-name="Excel_20_Built-in_20_Normal" office:value-type="float" office:value="16.8">
            <text:p>16,8</text:p>
          </table:table-cell>
          <table:table-cell table:style-name="ce5" table:formula="of:=IF([.C250] &gt;0;[.D250]-([.C250]-[.B250]);0)" office:value-type="float" office:value="6.8">
            <text:p>6,80</text:p>
          </table:table-cell>
          <table:table-cell table:style-name="ce5" table:formula="of:=[.D250]-[.E250]" office:value-type="float" office:value="10">
            <text:p>1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9-06">
            <text:p>06.09.2016</text:p>
          </table:table-cell>
          <table:table-cell table:style-name="Excel_20_Built-in_20_Normal" office:value-type="float" office:value="37865">
            <text:p>37865</text:p>
          </table:table-cell>
          <table:table-cell table:style-name="Excel_20_Built-in_20_Normal" table:formula="of:=[.B252]" office:value-type="float" office:value="37908">
            <text:p>37908</text:p>
          </table:table-cell>
          <table:table-cell table:style-name="Excel_20_Built-in_20_Normal" office:value-type="float" office:value="51.3">
            <text:p>51,3</text:p>
          </table:table-cell>
          <table:table-cell table:style-name="ce5" table:formula="of:=IF([.C251] &gt;0;[.D251]-([.C251]-[.B251]);0)" office:value-type="float" office:value="8.3">
            <text:p>8,30</text:p>
          </table:table-cell>
          <table:table-cell table:style-name="ce5" table:formula="of:=[.D251]-[.E251]" office:value-type="float" office:value="43">
            <text:p>4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9-07">
            <text:p>07.09.2016</text:p>
          </table:table-cell>
          <table:table-cell table:style-name="Excel_20_Built-in_20_Normal" office:value-type="float" office:value="37908">
            <text:p>37908</text:p>
          </table:table-cell>
          <table:table-cell table:style-name="Excel_20_Built-in_20_Normal" table:formula="of:=[.B253]" office:value-type="float" office:value="37942">
            <text:p>37942</text:p>
          </table:table-cell>
          <table:table-cell table:style-name="Excel_20_Built-in_20_Normal" office:value-type="float" office:value="43">
            <text:p>43</text:p>
          </table:table-cell>
          <table:table-cell table:style-name="ce5" table:formula="of:=IF([.C252] &gt;0;[.D252]-([.C252]-[.B252]);0)" office:value-type="float" office:value="9">
            <text:p>9,00</text:p>
          </table:table-cell>
          <table:table-cell table:style-name="ce5" table:formula="of:=[.D252]-[.E252]" office:value-type="float" office:value="34">
            <text:p>3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9-08">
            <text:p>08.09.2016</text:p>
          </table:table-cell>
          <table:table-cell table:style-name="Excel_20_Built-in_20_Normal" office:value-type="float" office:value="37942">
            <text:p>37942</text:p>
          </table:table-cell>
          <table:table-cell table:style-name="Excel_20_Built-in_20_Normal" table:formula="of:=[.B254]" office:value-type="float" office:value="37988">
            <text:p>37988</text:p>
          </table:table-cell>
          <table:table-cell table:style-name="Excel_20_Built-in_20_Normal" office:value-type="float" office:value="53.9">
            <text:p>53,9</text:p>
          </table:table-cell>
          <table:table-cell table:style-name="ce5" table:formula="of:=IF([.C253] &gt;0;[.D253]-([.C253]-[.B253]);0)" office:value-type="float" office:value="7.9">
            <text:p>7,90</text:p>
          </table:table-cell>
          <table:table-cell table:style-name="ce5" table:formula="of:=[.D253]-[.E253]" office:value-type="float" office:value="46">
            <text:p>4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9-09">
            <text:p>09.09.2016</text:p>
          </table:table-cell>
          <table:table-cell table:style-name="Excel_20_Built-in_20_Normal" office:value-type="float" office:value="37988">
            <text:p>37988</text:p>
          </table:table-cell>
          <table:table-cell table:style-name="Excel_20_Built-in_20_Normal" table:formula="of:=[.B255]" office:value-type="float" office:value="38034">
            <text:p>38034</text:p>
          </table:table-cell>
          <table:table-cell table:style-name="Excel_20_Built-in_20_Normal" office:value-type="float" office:value="53.3">
            <text:p>53,3</text:p>
          </table:table-cell>
          <table:table-cell table:style-name="ce5" table:formula="of:=IF([.C254] &gt;0;[.D254]-([.C254]-[.B254]);0)" office:value-type="float" office:value="7.3">
            <text:p>7,30</text:p>
          </table:table-cell>
          <table:table-cell table:style-name="ce5" table:formula="of:=[.D254]-[.E254]" office:value-type="float" office:value="46">
            <text:p>4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9-10">
            <text:p>10.09.2016</text:p>
          </table:table-cell>
          <table:table-cell table:style-name="Excel_20_Built-in_20_Normal" office:value-type="float" office:value="38034">
            <text:p>38034</text:p>
          </table:table-cell>
          <table:table-cell table:style-name="Excel_20_Built-in_20_Normal" table:formula="of:=[.B256]" office:value-type="float" office:value="38079">
            <text:p>38079</text:p>
          </table:table-cell>
          <table:table-cell table:style-name="Excel_20_Built-in_20_Normal" office:value-type="float" office:value="50.8">
            <text:p>50,8</text:p>
          </table:table-cell>
          <table:table-cell table:style-name="ce5" table:formula="of:=IF([.C255] &gt;0;[.D255]-([.C255]-[.B255]);0)" office:value-type="float" office:value="5.8">
            <text:p>5,80</text:p>
          </table:table-cell>
          <table:table-cell table:style-name="ce5" table:formula="of:=[.D255]-[.E255]" office:value-type="float" office:value="45">
            <text:p>4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9-11">
            <text:p>11.09.2016</text:p>
          </table:table-cell>
          <table:table-cell table:style-name="Excel_20_Built-in_20_Normal" office:value-type="float" office:value="38079">
            <text:p>38079</text:p>
          </table:table-cell>
          <table:table-cell table:style-name="Excel_20_Built-in_20_Normal" table:formula="of:=[.B257]" office:value-type="float" office:value="38121">
            <text:p>38121</text:p>
          </table:table-cell>
          <table:table-cell table:style-name="Excel_20_Built-in_20_Normal" office:value-type="float" office:value="50.1">
            <text:p>50,1</text:p>
          </table:table-cell>
          <table:table-cell table:style-name="ce5" table:formula="of:=IF([.C256] &gt;0;[.D256]-([.C256]-[.B256]);0)" office:value-type="float" office:value="8.1">
            <text:p>8,10</text:p>
          </table:table-cell>
          <table:table-cell table:style-name="ce5" table:formula="of:=[.D256]-[.E256]" office:value-type="float" office:value="42">
            <text:p>4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9-12">
            <text:p>12.09.2016</text:p>
          </table:table-cell>
          <table:table-cell table:style-name="Excel_20_Built-in_20_Normal" office:value-type="float" office:value="38121">
            <text:p>38121</text:p>
          </table:table-cell>
          <table:table-cell table:style-name="Excel_20_Built-in_20_Normal" table:formula="of:=[.B258]" office:value-type="float" office:value="38158">
            <text:p>38158</text:p>
          </table:table-cell>
          <table:table-cell table:style-name="Excel_20_Built-in_20_Normal" office:value-type="float" office:value="46.8">
            <text:p>46,8</text:p>
          </table:table-cell>
          <table:table-cell table:style-name="ce5" table:formula="of:=IF([.C257] &gt;0;[.D257]-([.C257]-[.B257]);0)" office:value-type="float" office:value="9.8">
            <text:p>9,80</text:p>
          </table:table-cell>
          <table:table-cell table:style-name="ce5" table:formula="of:=[.D257]-[.E257]" office:value-type="float" office:value="37">
            <text:p>3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9-13">
            <text:p>13.09.2016</text:p>
          </table:table-cell>
          <table:table-cell table:style-name="Excel_20_Built-in_20_Normal" office:value-type="float" office:value="38158">
            <text:p>38158</text:p>
          </table:table-cell>
          <table:table-cell table:style-name="Excel_20_Built-in_20_Normal" table:formula="of:=[.B259]" office:value-type="float" office:value="38201">
            <text:p>38201</text:p>
          </table:table-cell>
          <table:table-cell table:style-name="Excel_20_Built-in_20_Normal" office:value-type="float" office:value="50.6">
            <text:p>50,6</text:p>
          </table:table-cell>
          <table:table-cell table:style-name="ce5" table:formula="of:=IF([.C258] &gt;0;[.D258]-([.C258]-[.B258]);0)" office:value-type="float" office:value="7.6">
            <text:p>7,60</text:p>
          </table:table-cell>
          <table:table-cell table:style-name="ce5" table:formula="of:=[.D258]-[.E258]" office:value-type="float" office:value="43">
            <text:p>4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9-14">
            <text:p>14.09.2016</text:p>
          </table:table-cell>
          <table:table-cell table:style-name="Excel_20_Built-in_20_Normal" office:value-type="float" office:value="38201">
            <text:p>38201</text:p>
          </table:table-cell>
          <table:table-cell table:style-name="Excel_20_Built-in_20_Normal" table:formula="of:=[.B260]" office:value-type="float" office:value="38243">
            <text:p>38243</text:p>
          </table:table-cell>
          <table:table-cell table:style-name="Excel_20_Built-in_20_Normal" office:value-type="float" office:value="50.9">
            <text:p>50,9</text:p>
          </table:table-cell>
          <table:table-cell table:style-name="ce5" table:formula="of:=IF([.C259] &gt;0;[.D259]-([.C259]-[.B259]);0)" office:value-type="float" office:value="8.9">
            <text:p>8,90</text:p>
          </table:table-cell>
          <table:table-cell table:style-name="ce5" table:formula="of:=[.D259]-[.E259]" office:value-type="float" office:value="42">
            <text:p>4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9-15">
            <text:p>15.09.2016</text:p>
          </table:table-cell>
          <table:table-cell table:style-name="Excel_20_Built-in_20_Normal" office:value-type="float" office:value="38243">
            <text:p>38243</text:p>
          </table:table-cell>
          <table:table-cell table:style-name="Excel_20_Built-in_20_Normal" table:formula="of:=[.B261]" office:value-type="float" office:value="38270">
            <text:p>38270</text:p>
          </table:table-cell>
          <table:table-cell table:style-name="Excel_20_Built-in_20_Normal" office:value-type="float" office:value="34.4">
            <text:p>34,4</text:p>
          </table:table-cell>
          <table:table-cell table:style-name="ce5" table:formula="of:=IF([.C260] &gt;0;[.D260]-([.C260]-[.B260]);0)" office:value-type="float" office:value="7.4">
            <text:p>7,40</text:p>
          </table:table-cell>
          <table:table-cell table:style-name="ce5" table:formula="of:=[.D260]-[.E260]" office:value-type="float" office:value="27">
            <text:p>2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9-16">
            <text:p>16.09.2016</text:p>
          </table:table-cell>
          <table:table-cell table:style-name="Excel_20_Built-in_20_Normal" office:value-type="float" office:value="38270">
            <text:p>38270</text:p>
          </table:table-cell>
          <table:table-cell table:style-name="Excel_20_Built-in_20_Normal" table:formula="of:=[.B262]" office:value-type="float" office:value="38292">
            <text:p>38292</text:p>
          </table:table-cell>
          <table:table-cell table:style-name="Excel_20_Built-in_20_Normal" office:value-type="float" office:value="30.1">
            <text:p>30,1</text:p>
          </table:table-cell>
          <table:table-cell table:style-name="ce5" table:formula="of:=IF([.C261] &gt;0;[.D261]-([.C261]-[.B261]);0)" office:value-type="float" office:value="8.1">
            <text:p>8,10</text:p>
          </table:table-cell>
          <table:table-cell table:style-name="ce5" table:formula="of:=[.D261]-[.E261]" office:value-type="float" office:value="22">
            <text:p>2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9-17">
            <text:p>17.09.2016</text:p>
          </table:table-cell>
          <table:table-cell table:style-name="Excel_20_Built-in_20_Normal" office:value-type="float" office:value="38292">
            <text:p>38292</text:p>
          </table:table-cell>
          <table:table-cell table:style-name="Excel_20_Built-in_20_Normal" table:formula="of:=[.B263]" office:value-type="float" office:value="38311">
            <text:p>38311</text:p>
          </table:table-cell>
          <table:table-cell table:style-name="Excel_20_Built-in_20_Normal" office:value-type="float" office:value="25.8">
            <text:p>25,8</text:p>
          </table:table-cell>
          <table:table-cell table:style-name="ce5" table:formula="of:=IF([.C262] &gt;0;[.D262]-([.C262]-[.B262]);0)" office:value-type="float" office:value="6.8">
            <text:p>6,80</text:p>
          </table:table-cell>
          <table:table-cell table:style-name="ce5" table:formula="of:=[.D262]-[.E262]" office:value-type="float" office:value="19">
            <text:p>1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9-18">
            <text:p>18.09.2016</text:p>
          </table:table-cell>
          <table:table-cell table:style-name="Excel_20_Built-in_20_Normal" office:value-type="float" office:value="38311">
            <text:p>38311</text:p>
          </table:table-cell>
          <table:table-cell table:style-name="Excel_20_Built-in_20_Normal" table:formula="of:=[.B264]" office:value-type="float" office:value="38311">
            <text:p>38311</text:p>
          </table:table-cell>
          <table:table-cell table:style-name="Excel_20_Built-in_20_Normal" office:value-type="float" office:value="5.1">
            <text:p>5,1</text:p>
          </table:table-cell>
          <table:table-cell table:style-name="ce5" table:formula="of:=IF([.C263] &gt;0;[.D263]-([.C263]-[.B263]);0)" office:value-type="float" office:value="5.1">
            <text:p>5,10</text:p>
          </table:table-cell>
          <table:table-cell table:style-name="ce5" table:formula="of:=[.D263]-[.E263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9-19">
            <text:p>19.09.2016</text:p>
          </table:table-cell>
          <table:table-cell table:style-name="Excel_20_Built-in_20_Normal" office:value-type="float" office:value="38311">
            <text:p>38311</text:p>
          </table:table-cell>
          <table:table-cell table:style-name="Excel_20_Built-in_20_Normal" table:formula="of:=[.B265]" office:value-type="float" office:value="38316">
            <text:p>38316</text:p>
          </table:table-cell>
          <table:table-cell table:style-name="Excel_20_Built-in_20_Normal" office:value-type="float" office:value="10">
            <text:p>10</text:p>
          </table:table-cell>
          <table:table-cell table:style-name="ce5" table:formula="of:=IF([.C264] &gt;0;[.D264]-([.C264]-[.B264]);0)" office:value-type="float" office:value="5">
            <text:p>5,00</text:p>
          </table:table-cell>
          <table:table-cell table:style-name="ce5" table:formula="of:=[.D264]-[.E264]" office:value-type="float" office:value="5">
            <text:p>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9-20">
            <text:p>20.09.2016</text:p>
          </table:table-cell>
          <table:table-cell table:style-name="Excel_20_Built-in_20_Normal" office:value-type="float" office:value="38316">
            <text:p>38316</text:p>
          </table:table-cell>
          <table:table-cell table:style-name="Excel_20_Built-in_20_Normal" table:formula="of:=[.B266]" office:value-type="float" office:value="38329">
            <text:p>38329</text:p>
          </table:table-cell>
          <table:table-cell table:style-name="Excel_20_Built-in_20_Normal" office:value-type="float" office:value="19.4">
            <text:p>19,4</text:p>
          </table:table-cell>
          <table:table-cell table:style-name="ce5" table:formula="of:=IF([.C265] &gt;0;[.D265]-([.C265]-[.B265]);0)" office:value-type="float" office:value="6.4">
            <text:p>6,40</text:p>
          </table:table-cell>
          <table:table-cell table:style-name="ce5" table:formula="of:=[.D265]-[.E265]" office:value-type="float" office:value="13">
            <text:p>1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9-21">
            <text:p>21.09.2016</text:p>
          </table:table-cell>
          <table:table-cell table:style-name="Excel_20_Built-in_20_Normal" office:value-type="float" office:value="38329">
            <text:p>38329</text:p>
          </table:table-cell>
          <table:table-cell table:style-name="Excel_20_Built-in_20_Normal" table:formula="of:=[.B267]" office:value-type="float" office:value="38358">
            <text:p>38358</text:p>
          </table:table-cell>
          <table:table-cell table:style-name="Excel_20_Built-in_20_Normal" office:value-type="float" office:value="40.6">
            <text:p>40,6</text:p>
          </table:table-cell>
          <table:table-cell table:style-name="ce5" table:formula="of:=IF([.C266] &gt;0;[.D266]-([.C266]-[.B266]);0)" office:value-type="float" office:value="11.6">
            <text:p>11,60</text:p>
          </table:table-cell>
          <table:table-cell table:style-name="ce5" table:formula="of:=[.D266]-[.E266]" office:value-type="float" office:value="29">
            <text:p>2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9-22">
            <text:p>22.09.2016</text:p>
          </table:table-cell>
          <table:table-cell table:style-name="Excel_20_Built-in_20_Normal" office:value-type="float" office:value="38358">
            <text:p>38358</text:p>
          </table:table-cell>
          <table:table-cell table:style-name="Excel_20_Built-in_20_Normal" table:formula="of:=[.B268]" office:value-type="float" office:value="38397">
            <text:p>38397</text:p>
          </table:table-cell>
          <table:table-cell table:style-name="Excel_20_Built-in_20_Normal" office:value-type="float" office:value="49.1">
            <text:p>49,1</text:p>
          </table:table-cell>
          <table:table-cell table:style-name="ce5" table:formula="of:=IF([.C267] &gt;0;[.D267]-([.C267]-[.B267]);0)" office:value-type="float" office:value="10.1">
            <text:p>10,10</text:p>
          </table:table-cell>
          <table:table-cell table:style-name="ce5" table:formula="of:=[.D267]-[.E267]" office:value-type="float" office:value="39">
            <text:p>3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9-23">
            <text:p>23.09.2016</text:p>
          </table:table-cell>
          <table:table-cell table:style-name="Excel_20_Built-in_20_Normal" office:value-type="float" office:value="38397">
            <text:p>38397</text:p>
          </table:table-cell>
          <table:table-cell table:style-name="Excel_20_Built-in_20_Normal" table:formula="of:=[.B269]" office:value-type="float" office:value="38425">
            <text:p>38425</text:p>
          </table:table-cell>
          <table:table-cell table:style-name="Excel_20_Built-in_20_Normal" office:value-type="float" office:value="36.7">
            <text:p>36,7</text:p>
          </table:table-cell>
          <table:table-cell table:style-name="ce5" table:formula="of:=IF([.C268] &gt;0;[.D268]-([.C268]-[.B268]);0)" office:value-type="float" office:value="8.7">
            <text:p>8,70</text:p>
          </table:table-cell>
          <table:table-cell table:style-name="ce5" table:formula="of:=[.D268]-[.E268]" office:value-type="float" office:value="28">
            <text:p>2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9-24">
            <text:p>24.09.2016</text:p>
          </table:table-cell>
          <table:table-cell table:style-name="Excel_20_Built-in_20_Normal" office:value-type="float" office:value="38425">
            <text:p>38425</text:p>
          </table:table-cell>
          <table:table-cell table:style-name="Excel_20_Built-in_20_Normal" table:formula="of:=[.B270]" office:value-type="float" office:value="38468">
            <text:p>38468</text:p>
          </table:table-cell>
          <table:table-cell table:style-name="Excel_20_Built-in_20_Normal" office:value-type="float" office:value="50.1">
            <text:p>50,1</text:p>
          </table:table-cell>
          <table:table-cell table:style-name="ce5" table:formula="of:=IF([.C269] &gt;0;[.D269]-([.C269]-[.B269]);0)" office:value-type="float" office:value="7.1">
            <text:p>7,10</text:p>
          </table:table-cell>
          <table:table-cell table:style-name="ce5" table:formula="of:=[.D269]-[.E269]" office:value-type="float" office:value="43">
            <text:p>4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9-25">
            <text:p>25.09.2016</text:p>
          </table:table-cell>
          <table:table-cell table:style-name="Excel_20_Built-in_20_Normal" office:value-type="float" office:value="38468">
            <text:p>38468</text:p>
          </table:table-cell>
          <table:table-cell table:style-name="Excel_20_Built-in_20_Normal" table:formula="of:=[.B271]" office:value-type="float" office:value="38511">
            <text:p>38511</text:p>
          </table:table-cell>
          <table:table-cell table:style-name="Excel_20_Built-in_20_Normal" office:value-type="float" office:value="51.1">
            <text:p>51,1</text:p>
          </table:table-cell>
          <table:table-cell table:style-name="ce5" table:formula="of:=IF([.C270] &gt;0;[.D270]-([.C270]-[.B270]);0)" office:value-type="float" office:value="8.1">
            <text:p>8,10</text:p>
          </table:table-cell>
          <table:table-cell table:style-name="ce5" table:formula="of:=[.D270]-[.E270]" office:value-type="float" office:value="43">
            <text:p>4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9-26">
            <text:p>26.09.2016</text:p>
          </table:table-cell>
          <table:table-cell table:style-name="Excel_20_Built-in_20_Normal" office:value-type="float" office:value="38511">
            <text:p>38511</text:p>
          </table:table-cell>
          <table:table-cell table:style-name="Excel_20_Built-in_20_Normal" table:formula="of:=[.B272]" office:value-type="float" office:value="38516">
            <text:p>38516</text:p>
          </table:table-cell>
          <table:table-cell table:style-name="Excel_20_Built-in_20_Normal" office:value-type="float" office:value="11.5">
            <text:p>11,5</text:p>
          </table:table-cell>
          <table:table-cell table:style-name="ce5" table:formula="of:=IF([.C271] &gt;0;[.D271]-([.C271]-[.B271]);0)" office:value-type="float" office:value="6.5">
            <text:p>6,50</text:p>
          </table:table-cell>
          <table:table-cell table:style-name="ce5" table:formula="of:=[.D271]-[.E271]" office:value-type="float" office:value="5">
            <text:p>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9-27">
            <text:p>27.09.2016</text:p>
          </table:table-cell>
          <table:table-cell table:style-name="Excel_20_Built-in_20_Normal" office:value-type="float" office:value="38516">
            <text:p>38516</text:p>
          </table:table-cell>
          <table:table-cell table:style-name="Excel_20_Built-in_20_Normal" table:formula="of:=[.B273]" office:value-type="float" office:value="38542">
            <text:p>38542</text:p>
          </table:table-cell>
          <table:table-cell table:style-name="Excel_20_Built-in_20_Normal" office:value-type="float" office:value="35.2">
            <text:p>35,2</text:p>
          </table:table-cell>
          <table:table-cell table:style-name="ce5" table:formula="of:=IF([.C272] &gt;0;[.D272]-([.C272]-[.B272]);0)" office:value-type="float" office:value="9.2">
            <text:p>9,20</text:p>
          </table:table-cell>
          <table:table-cell table:style-name="ce5" table:formula="of:=[.D272]-[.E272]" office:value-type="float" office:value="26">
            <text:p>2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9-28">
            <text:p>28.09.2016</text:p>
          </table:table-cell>
          <table:table-cell table:style-name="Excel_20_Built-in_20_Normal" office:value-type="float" office:value="38542">
            <text:p>38542</text:p>
          </table:table-cell>
          <table:table-cell table:style-name="Excel_20_Built-in_20_Normal" table:formula="of:=[.B274]" office:value-type="float" office:value="38574">
            <text:p>38574</text:p>
          </table:table-cell>
          <table:table-cell table:style-name="Excel_20_Built-in_20_Normal" office:value-type="float" office:value="42.5">
            <text:p>42,5</text:p>
          </table:table-cell>
          <table:table-cell table:style-name="ce5" table:formula="of:=IF([.C273] &gt;0;[.D273]-([.C273]-[.B273]);0)" office:value-type="float" office:value="10.5">
            <text:p>10,50</text:p>
          </table:table-cell>
          <table:table-cell table:style-name="ce5" table:formula="of:=[.D273]-[.E273]" office:value-type="float" office:value="32">
            <text:p>3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9-29">
            <text:p>29.09.2016</text:p>
          </table:table-cell>
          <table:table-cell table:style-name="Excel_20_Built-in_20_Normal" office:value-type="float" office:value="38574">
            <text:p>38574</text:p>
          </table:table-cell>
          <table:table-cell table:style-name="Excel_20_Built-in_20_Normal" table:formula="of:=[.B275]" office:value-type="float" office:value="38616">
            <text:p>38616</text:p>
          </table:table-cell>
          <table:table-cell table:style-name="Excel_20_Built-in_20_Normal" office:value-type="float" office:value="50.6">
            <text:p>50,6</text:p>
          </table:table-cell>
          <table:table-cell table:style-name="ce5" table:formula="of:=IF([.C274] &gt;0;[.D274]-([.C274]-[.B274]);0)" office:value-type="float" office:value="8.6">
            <text:p>8,60</text:p>
          </table:table-cell>
          <table:table-cell table:style-name="ce5" table:formula="of:=[.D274]-[.E274]" office:value-type="float" office:value="42">
            <text:p>4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09-30">
            <text:p>30.09.2016</text:p>
          </table:table-cell>
          <table:table-cell table:style-name="Excel_20_Built-in_20_Normal" office:value-type="float" office:value="38616">
            <text:p>38616</text:p>
          </table:table-cell>
          <table:table-cell table:style-name="Excel_20_Built-in_20_Normal" table:formula="of:=[.B276]" office:value-type="float" office:value="38640">
            <text:p>38640</text:p>
          </table:table-cell>
          <table:table-cell table:style-name="Excel_20_Built-in_20_Normal" office:value-type="float" office:value="31.3">
            <text:p>31,3</text:p>
          </table:table-cell>
          <table:table-cell table:style-name="ce5" table:formula="of:=IF([.C275] &gt;0;[.D275]-([.C275]-[.B275]);0)" office:value-type="float" office:value="7.3">
            <text:p>7,30</text:p>
          </table:table-cell>
          <table:table-cell table:style-name="ce5" table:formula="of:=[.D275]-[.E275]" office:value-type="float" office:value="24">
            <text:p>2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0-01">
            <text:p>01.10.2016</text:p>
          </table:table-cell>
          <table:table-cell table:style-name="Excel_20_Built-in_20_Normal" office:value-type="float" office:value="38640">
            <text:p>38640</text:p>
          </table:table-cell>
          <table:table-cell table:style-name="Excel_20_Built-in_20_Normal" table:formula="of:=[.B277]" office:value-type="float" office:value="38656">
            <text:p>38656</text:p>
          </table:table-cell>
          <table:table-cell table:style-name="Excel_20_Built-in_20_Normal" office:value-type="float" office:value="19.9">
            <text:p>19,9</text:p>
          </table:table-cell>
          <table:table-cell table:style-name="ce5" table:formula="of:=IF([.C276] &gt;0;[.D276]-([.C276]-[.B276]);0)" office:value-type="float" office:value="3.9">
            <text:p>3,90</text:p>
          </table:table-cell>
          <table:table-cell table:style-name="ce5" table:formula="of:=[.D276]-[.E276]" office:value-type="float" office:value="16">
            <text:p>1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0-02">
            <text:p>02.10.2016</text:p>
          </table:table-cell>
          <table:table-cell table:style-name="Excel_20_Built-in_20_Normal" office:value-type="float" office:value="38656">
            <text:p>38656</text:p>
          </table:table-cell>
          <table:table-cell table:style-name="Excel_20_Built-in_20_Normal" table:formula="of:=[.B278]" office:value-type="float" office:value="38672">
            <text:p>38672</text:p>
          </table:table-cell>
          <table:table-cell table:style-name="Excel_20_Built-in_20_Normal" office:value-type="float" office:value="21.6">
            <text:p>21,6</text:p>
          </table:table-cell>
          <table:table-cell table:style-name="ce5" table:formula="of:=IF([.C277] &gt;0;[.D277]-([.C277]-[.B277]);0)" office:value-type="float" office:value="5.6">
            <text:p>5,60</text:p>
          </table:table-cell>
          <table:table-cell table:style-name="ce5" table:formula="of:=[.D277]-[.E277]" office:value-type="float" office:value="16">
            <text:p>1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0-03">
            <text:p>03.10.2016</text:p>
          </table:table-cell>
          <table:table-cell table:style-name="Excel_20_Built-in_20_Normal" office:value-type="float" office:value="38672">
            <text:p>38672</text:p>
          </table:table-cell>
          <table:table-cell table:style-name="Excel_20_Built-in_20_Normal" table:formula="of:=[.B279]" office:value-type="float" office:value="38690">
            <text:p>38690</text:p>
          </table:table-cell>
          <table:table-cell table:style-name="Excel_20_Built-in_20_Normal" office:value-type="float" office:value="23">
            <text:p>23</text:p>
          </table:table-cell>
          <table:table-cell table:style-name="ce5" table:formula="of:=IF([.C278] &gt;0;[.D278]-([.C278]-[.B278]);0)" office:value-type="float" office:value="5">
            <text:p>5,00</text:p>
          </table:table-cell>
          <table:table-cell table:style-name="ce5" table:formula="of:=[.D278]-[.E278]" office:value-type="float" office:value="18">
            <text:p>1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0-04">
            <text:p>04.10.2016</text:p>
          </table:table-cell>
          <table:table-cell table:style-name="Excel_20_Built-in_20_Normal" office:value-type="float" office:value="38690">
            <text:p>38690</text:p>
          </table:table-cell>
          <table:table-cell table:style-name="Excel_20_Built-in_20_Normal" table:formula="of:=[.B280]" office:value-type="float" office:value="38695">
            <text:p>38695</text:p>
          </table:table-cell>
          <table:table-cell table:style-name="Excel_20_Built-in_20_Normal" office:value-type="float" office:value="10.4">
            <text:p>10,4</text:p>
          </table:table-cell>
          <table:table-cell table:style-name="ce5" table:formula="of:=IF([.C279] &gt;0;[.D279]-([.C279]-[.B279]);0)" office:value-type="float" office:value="5.4">
            <text:p>5,40</text:p>
          </table:table-cell>
          <table:table-cell table:style-name="ce5" table:formula="of:=[.D279]-[.E279]" office:value-type="float" office:value="5">
            <text:p>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0-05">
            <text:p>05.10.2016</text:p>
          </table:table-cell>
          <table:table-cell table:style-name="Excel_20_Built-in_20_Normal" office:value-type="float" office:value="38695">
            <text:p>38695</text:p>
          </table:table-cell>
          <table:table-cell table:style-name="Excel_20_Built-in_20_Normal" table:formula="of:=[.B281]" office:value-type="float" office:value="38728">
            <text:p>38728</text:p>
          </table:table-cell>
          <table:table-cell table:style-name="Excel_20_Built-in_20_Normal" office:value-type="float" office:value="39.7">
            <text:p>39,7</text:p>
          </table:table-cell>
          <table:table-cell table:style-name="ce5" table:formula="of:=IF([.C280] &gt;0;[.D280]-([.C280]-[.B280]);0)" office:value-type="float" office:value="6.7">
            <text:p>6,70</text:p>
          </table:table-cell>
          <table:table-cell table:style-name="ce5" table:formula="of:=[.D280]-[.E280]" office:value-type="float" office:value="33">
            <text:p>3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0-06">
            <text:p>06.10.2016</text:p>
          </table:table-cell>
          <table:table-cell table:style-name="Excel_20_Built-in_20_Normal" office:value-type="float" office:value="38728">
            <text:p>38728</text:p>
          </table:table-cell>
          <table:table-cell table:style-name="Excel_20_Built-in_20_Normal" table:formula="of:=[.B282]" office:value-type="float" office:value="38730">
            <text:p>38730</text:p>
          </table:table-cell>
          <table:table-cell table:style-name="Excel_20_Built-in_20_Normal" office:value-type="float" office:value="5.4">
            <text:p>5,4</text:p>
          </table:table-cell>
          <table:table-cell table:style-name="ce5" table:formula="of:=IF([.C281] &gt;0;[.D281]-([.C281]-[.B281]);0)" office:value-type="float" office:value="3.4">
            <text:p>3,40</text:p>
          </table:table-cell>
          <table:table-cell table:style-name="ce5" table:formula="of:=[.D281]-[.E281]" office:value-type="float" office:value="2">
            <text:p>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0-07">
            <text:p>07.10.2016</text:p>
          </table:table-cell>
          <table:table-cell table:style-name="Excel_20_Built-in_20_Normal" office:value-type="float" office:value="38730">
            <text:p>38730</text:p>
          </table:table-cell>
          <table:table-cell table:style-name="Excel_20_Built-in_20_Normal" table:formula="of:=[.B283]" office:value-type="float" office:value="38736">
            <text:p>38736</text:p>
          </table:table-cell>
          <table:table-cell table:style-name="Excel_20_Built-in_20_Normal" office:value-type="float" office:value="11.1">
            <text:p>11,1</text:p>
          </table:table-cell>
          <table:table-cell table:style-name="ce5" table:formula="of:=IF([.C282] &gt;0;[.D282]-([.C282]-[.B282]);0)" office:value-type="float" office:value="5.1">
            <text:p>5,10</text:p>
          </table:table-cell>
          <table:table-cell table:style-name="ce5" table:formula="of:=[.D282]-[.E282]" office:value-type="float" office:value="6">
            <text:p>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0-08">
            <text:p>08.10.2016</text:p>
          </table:table-cell>
          <table:table-cell table:style-name="Excel_20_Built-in_20_Normal" office:value-type="float" office:value="38736">
            <text:p>38736</text:p>
          </table:table-cell>
          <table:table-cell table:style-name="Excel_20_Built-in_20_Normal" table:formula="of:=[.B284]" office:value-type="float" office:value="38743">
            <text:p>38743</text:p>
          </table:table-cell>
          <table:table-cell table:style-name="Excel_20_Built-in_20_Normal" office:value-type="float" office:value="12.3">
            <text:p>12,3</text:p>
          </table:table-cell>
          <table:table-cell table:style-name="ce5" table:formula="of:=IF([.C283] &gt;0;[.D283]-([.C283]-[.B283]);0)" office:value-type="float" office:value="5.3">
            <text:p>5,30</text:p>
          </table:table-cell>
          <table:table-cell table:style-name="ce5" table:formula="of:=[.D283]-[.E283]" office:value-type="float" office:value="7">
            <text:p>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0-09">
            <text:p>09.10.2016</text:p>
          </table:table-cell>
          <table:table-cell table:style-name="Excel_20_Built-in_20_Normal" office:value-type="float" office:value="38743">
            <text:p>38743</text:p>
          </table:table-cell>
          <table:table-cell table:style-name="Excel_20_Built-in_20_Normal" table:formula="of:=[.B285]" office:value-type="float" office:value="38753">
            <text:p>38753</text:p>
          </table:table-cell>
          <table:table-cell table:style-name="Excel_20_Built-in_20_Normal" office:value-type="float" office:value="15.9">
            <text:p>15,9</text:p>
          </table:table-cell>
          <table:table-cell table:style-name="ce5" table:formula="of:=IF([.C284] &gt;0;[.D284]-([.C284]-[.B284]);0)" office:value-type="float" office:value="5.9">
            <text:p>5,90</text:p>
          </table:table-cell>
          <table:table-cell table:style-name="ce5" table:formula="of:=[.D284]-[.E284]" office:value-type="float" office:value="10">
            <text:p>1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0-10">
            <text:p>10.10.2016</text:p>
          </table:table-cell>
          <table:table-cell table:style-name="Excel_20_Built-in_20_Normal" office:value-type="float" office:value="38753">
            <text:p>38753</text:p>
          </table:table-cell>
          <table:table-cell table:style-name="Excel_20_Built-in_20_Normal" table:formula="of:=[.B286]" office:value-type="float" office:value="38765">
            <text:p>38765</text:p>
          </table:table-cell>
          <table:table-cell table:style-name="Excel_20_Built-in_20_Normal" office:value-type="float" office:value="17.3">
            <text:p>17,3</text:p>
          </table:table-cell>
          <table:table-cell table:style-name="ce5" table:formula="of:=IF([.C285] &gt;0;[.D285]-([.C285]-[.B285]);0)" office:value-type="float" office:value="5.3">
            <text:p>5,30</text:p>
          </table:table-cell>
          <table:table-cell table:style-name="ce5" table:formula="of:=[.D285]-[.E285]" office:value-type="float" office:value="12">
            <text:p>1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0-11">
            <text:p>11.10.2016</text:p>
          </table:table-cell>
          <table:table-cell table:style-name="Excel_20_Built-in_20_Normal" office:value-type="float" office:value="38765">
            <text:p>38765</text:p>
          </table:table-cell>
          <table:table-cell table:style-name="Excel_20_Built-in_20_Normal" table:formula="of:=[.B287]" office:value-type="float" office:value="38776">
            <text:p>38776</text:p>
          </table:table-cell>
          <table:table-cell table:style-name="Excel_20_Built-in_20_Normal" office:value-type="float" office:value="22.1">
            <text:p>22,1</text:p>
          </table:table-cell>
          <table:table-cell table:style-name="ce5" table:formula="of:=IF([.C286] &gt;0;[.D286]-([.C286]-[.B286]);0)" office:value-type="float" office:value="11.1">
            <text:p>11,10</text:p>
          </table:table-cell>
          <table:table-cell table:style-name="ce5" table:formula="of:=[.D286]-[.E286]" office:value-type="float" office:value="11">
            <text:p>1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0-12">
            <text:p>12.10.2016</text:p>
          </table:table-cell>
          <table:table-cell table:style-name="Excel_20_Built-in_20_Normal" office:value-type="float" office:value="38776">
            <text:p>38776</text:p>
          </table:table-cell>
          <table:table-cell table:style-name="Excel_20_Built-in_20_Normal" table:formula="of:=[.B288]" office:value-type="float" office:value="38799">
            <text:p>38799</text:p>
          </table:table-cell>
          <table:table-cell table:style-name="Excel_20_Built-in_20_Normal" office:value-type="float" office:value="30.2">
            <text:p>30,2</text:p>
          </table:table-cell>
          <table:table-cell table:style-name="ce5" table:formula="of:=IF([.C287] &gt;0;[.D287]-([.C287]-[.B287]);0)" office:value-type="float" office:value="7.2">
            <text:p>7,20</text:p>
          </table:table-cell>
          <table:table-cell table:style-name="ce5" table:formula="of:=[.D287]-[.E287]" office:value-type="float" office:value="23">
            <text:p>2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0-13">
            <text:p>13.10.2016</text:p>
          </table:table-cell>
          <table:table-cell table:style-name="Excel_20_Built-in_20_Normal" office:value-type="float" office:value="38799">
            <text:p>38799</text:p>
          </table:table-cell>
          <table:table-cell table:style-name="Excel_20_Built-in_20_Normal" table:formula="of:=[.B289]" office:value-type="float" office:value="38821">
            <text:p>38821</text:p>
          </table:table-cell>
          <table:table-cell table:style-name="Excel_20_Built-in_20_Normal" office:value-type="float" office:value="32.1">
            <text:p>32,1</text:p>
          </table:table-cell>
          <table:table-cell table:style-name="ce5" table:formula="of:=IF([.C288] &gt;0;[.D288]-([.C288]-[.B288]);0)" office:value-type="float" office:value="10.1">
            <text:p>10,10</text:p>
          </table:table-cell>
          <table:table-cell table:style-name="ce5" table:formula="of:=[.D288]-[.E288]" office:value-type="float" office:value="22">
            <text:p>2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0-14">
            <text:p>14.10.2016</text:p>
          </table:table-cell>
          <table:table-cell table:style-name="Excel_20_Built-in_20_Normal" office:value-type="float" office:value="38821">
            <text:p>38821</text:p>
          </table:table-cell>
          <table:table-cell table:style-name="Excel_20_Built-in_20_Normal" table:formula="of:=[.B290]" office:value-type="float" office:value="38827">
            <text:p>38827</text:p>
          </table:table-cell>
          <table:table-cell table:style-name="Excel_20_Built-in_20_Normal" office:value-type="float" office:value="11.7">
            <text:p>11,7</text:p>
          </table:table-cell>
          <table:table-cell table:style-name="ce5" table:formula="of:=IF([.C289] &gt;0;[.D289]-([.C289]-[.B289]);0)" office:value-type="float" office:value="5.7">
            <text:p>5,70</text:p>
          </table:table-cell>
          <table:table-cell table:style-name="ce5" table:formula="of:=[.D289]-[.E289]" office:value-type="float" office:value="6">
            <text:p>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0-15">
            <text:p>15.10.2016</text:p>
          </table:table-cell>
          <table:table-cell table:style-name="Excel_20_Built-in_20_Normal" office:value-type="float" office:value="38827">
            <text:p>38827</text:p>
          </table:table-cell>
          <table:table-cell table:style-name="Excel_20_Built-in_20_Normal" table:formula="of:=[.B291]" office:value-type="float" office:value="38848">
            <text:p>38848</text:p>
          </table:table-cell>
          <table:table-cell table:style-name="Excel_20_Built-in_20_Normal" office:value-type="float" office:value="23.9">
            <text:p>23,9</text:p>
          </table:table-cell>
          <table:table-cell table:style-name="ce5" table:formula="of:=IF([.C290] &gt;0;[.D290]-([.C290]-[.B290]);0)" office:value-type="float" office:value="2.9">
            <text:p>2,90</text:p>
          </table:table-cell>
          <table:table-cell table:style-name="ce5" table:formula="of:=[.D290]-[.E290]" office:value-type="float" office:value="21">
            <text:p>2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0-16">
            <text:p>16.10.2016</text:p>
          </table:table-cell>
          <table:table-cell table:style-name="Excel_20_Built-in_20_Normal" office:value-type="float" office:value="38848">
            <text:p>38848</text:p>
          </table:table-cell>
          <table:table-cell table:style-name="Excel_20_Built-in_20_Normal" table:formula="of:=[.B292]" office:value-type="float" office:value="38885">
            <text:p>38885</text:p>
          </table:table-cell>
          <table:table-cell table:style-name="Excel_20_Built-in_20_Normal" office:value-type="float" office:value="45">
            <text:p>45</text:p>
          </table:table-cell>
          <table:table-cell table:style-name="ce5" table:formula="of:=IF([.C291] &gt;0;[.D291]-([.C291]-[.B291]);0)" office:value-type="float" office:value="8">
            <text:p>8,00</text:p>
          </table:table-cell>
          <table:table-cell table:style-name="ce5" table:formula="of:=[.D291]-[.E291]" office:value-type="float" office:value="37">
            <text:p>3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0-17">
            <text:p>17.10.2016</text:p>
          </table:table-cell>
          <table:table-cell table:style-name="Excel_20_Built-in_20_Normal" office:value-type="float" office:value="38885">
            <text:p>38885</text:p>
          </table:table-cell>
          <table:table-cell table:style-name="Excel_20_Built-in_20_Normal" table:formula="of:=[.B293]" office:value-type="float" office:value="38899">
            <text:p>38899</text:p>
          </table:table-cell>
          <table:table-cell table:style-name="Excel_20_Built-in_20_Normal" office:value-type="float" office:value="20.4">
            <text:p>20,4</text:p>
          </table:table-cell>
          <table:table-cell table:style-name="ce5" table:formula="of:=IF([.C292] &gt;0;[.D292]-([.C292]-[.B292]);0)" office:value-type="float" office:value="6.4">
            <text:p>6,40</text:p>
          </table:table-cell>
          <table:table-cell table:style-name="ce5" table:formula="of:=[.D292]-[.E292]" office:value-type="float" office:value="14">
            <text:p>1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0-18">
            <text:p>18.10.2016</text:p>
          </table:table-cell>
          <table:table-cell table:style-name="Excel_20_Built-in_20_Normal" office:value-type="float" office:value="38899">
            <text:p>38899</text:p>
          </table:table-cell>
          <table:table-cell table:style-name="Excel_20_Built-in_20_Normal" table:formula="of:=[.B294]" office:value-type="float" office:value="38904">
            <text:p>38904</text:p>
          </table:table-cell>
          <table:table-cell table:style-name="Excel_20_Built-in_20_Normal" office:value-type="float" office:value="12.3">
            <text:p>12,3</text:p>
          </table:table-cell>
          <table:table-cell table:style-name="ce5" table:formula="of:=IF([.C293] &gt;0;[.D293]-([.C293]-[.B293]);0)" office:value-type="float" office:value="7.3">
            <text:p>7,30</text:p>
          </table:table-cell>
          <table:table-cell table:style-name="ce5" table:formula="of:=[.D293]-[.E293]" office:value-type="float" office:value="5">
            <text:p>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0-19">
            <text:p>19.10.2016</text:p>
          </table:table-cell>
          <table:table-cell table:style-name="Excel_20_Built-in_20_Normal" office:value-type="float" office:value="38904">
            <text:p>38904</text:p>
          </table:table-cell>
          <table:table-cell table:style-name="Excel_20_Built-in_20_Normal" table:formula="of:=[.B295]" office:value-type="float" office:value="38920">
            <text:p>38920</text:p>
          </table:table-cell>
          <table:table-cell table:style-name="Excel_20_Built-in_20_Normal" office:value-type="float" office:value="21.5">
            <text:p>21,5</text:p>
          </table:table-cell>
          <table:table-cell table:style-name="ce5" table:formula="of:=IF([.C294] &gt;0;[.D294]-([.C294]-[.B294]);0)" office:value-type="float" office:value="5.5">
            <text:p>5,50</text:p>
          </table:table-cell>
          <table:table-cell table:style-name="ce5" table:formula="of:=[.D294]-[.E294]" office:value-type="float" office:value="16">
            <text:p>1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0-20">
            <text:p>20.10.2016</text:p>
          </table:table-cell>
          <table:table-cell table:style-name="Excel_20_Built-in_20_Normal" office:value-type="float" office:value="38920">
            <text:p>38920</text:p>
          </table:table-cell>
          <table:table-cell table:style-name="Excel_20_Built-in_20_Normal" table:formula="of:=[.B296]" office:value-type="float" office:value="38926">
            <text:p>38926</text:p>
          </table:table-cell>
          <table:table-cell table:style-name="Excel_20_Built-in_20_Normal" office:value-type="float" office:value="9.6">
            <text:p>9,6</text:p>
          </table:table-cell>
          <table:table-cell table:style-name="ce5" table:formula="of:=IF([.C295] &gt;0;[.D295]-([.C295]-[.B295]);0)" office:value-type="float" office:value="3.6">
            <text:p>3,60</text:p>
          </table:table-cell>
          <table:table-cell table:style-name="ce5" table:formula="of:=[.D295]-[.E295]" office:value-type="float" office:value="6">
            <text:p>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0-21">
            <text:p>21.10.2016</text:p>
          </table:table-cell>
          <table:table-cell table:style-name="Excel_20_Built-in_20_Normal" office:value-type="float" office:value="38926">
            <text:p>38926</text:p>
          </table:table-cell>
          <table:table-cell table:style-name="Excel_20_Built-in_20_Normal" table:formula="of:=[.B297]" office:value-type="float" office:value="38933">
            <text:p>38933</text:p>
          </table:table-cell>
          <table:table-cell table:style-name="Excel_20_Built-in_20_Normal" office:value-type="float" office:value="10.9">
            <text:p>10,9</text:p>
          </table:table-cell>
          <table:table-cell table:style-name="ce5" table:formula="of:=IF([.C296] &gt;0;[.D296]-([.C296]-[.B296]);0)" office:value-type="float" office:value="3.9">
            <text:p>3,90</text:p>
          </table:table-cell>
          <table:table-cell table:style-name="ce5" table:formula="of:=[.D296]-[.E296]" office:value-type="float" office:value="7">
            <text:p>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0-22">
            <text:p>22.10.2016</text:p>
          </table:table-cell>
          <table:table-cell table:style-name="Excel_20_Built-in_20_Normal" office:value-type="float" office:value="38933">
            <text:p>38933</text:p>
          </table:table-cell>
          <table:table-cell table:style-name="Excel_20_Built-in_20_Normal" table:formula="of:=[.B298]" office:value-type="float" office:value="38949">
            <text:p>38949</text:p>
          </table:table-cell>
          <table:table-cell table:style-name="Excel_20_Built-in_20_Normal" office:value-type="float" office:value="21.2">
            <text:p>21,2</text:p>
          </table:table-cell>
          <table:table-cell table:style-name="ce5" table:formula="of:=IF([.C297] &gt;0;[.D297]-([.C297]-[.B297]);0)" office:value-type="float" office:value="5.2">
            <text:p>5,20</text:p>
          </table:table-cell>
          <table:table-cell table:style-name="ce5" table:formula="of:=[.D297]-[.E297]" office:value-type="float" office:value="16">
            <text:p>1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0-23">
            <text:p>23.10.2016</text:p>
          </table:table-cell>
          <table:table-cell table:style-name="Excel_20_Built-in_20_Normal" office:value-type="float" office:value="38949">
            <text:p>38949</text:p>
          </table:table-cell>
          <table:table-cell table:style-name="Excel_20_Built-in_20_Normal" table:formula="of:=[.B299]" office:value-type="float" office:value="38958">
            <text:p>38958</text:p>
          </table:table-cell>
          <table:table-cell table:style-name="Excel_20_Built-in_20_Normal" office:value-type="float" office:value="14.6">
            <text:p>14,6</text:p>
          </table:table-cell>
          <table:table-cell table:style-name="ce5" table:formula="of:=IF([.C298] &gt;0;[.D298]-([.C298]-[.B298]);0)" office:value-type="float" office:value="5.6">
            <text:p>5,60</text:p>
          </table:table-cell>
          <table:table-cell table:style-name="ce5" table:formula="of:=[.D298]-[.E298]" office:value-type="float" office:value="9">
            <text:p>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0-24">
            <text:p>24.10.2016</text:p>
          </table:table-cell>
          <table:table-cell table:style-name="Excel_20_Built-in_20_Normal" office:value-type="float" office:value="38958">
            <text:p>38958</text:p>
          </table:table-cell>
          <table:table-cell table:style-name="Excel_20_Built-in_20_Normal" table:formula="of:=[.B300]" office:value-type="float" office:value="38963">
            <text:p>38963</text:p>
          </table:table-cell>
          <table:table-cell table:style-name="Excel_20_Built-in_20_Normal" office:value-type="float" office:value="10.8">
            <text:p>10,8</text:p>
          </table:table-cell>
          <table:table-cell table:style-name="ce5" table:formula="of:=IF([.C299] &gt;0;[.D299]-([.C299]-[.B299]);0)" office:value-type="float" office:value="5.8">
            <text:p>5,80</text:p>
          </table:table-cell>
          <table:table-cell table:style-name="ce5" table:formula="of:=[.D299]-[.E299]" office:value-type="float" office:value="5">
            <text:p>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0-25">
            <text:p>25.10.2016</text:p>
          </table:table-cell>
          <table:table-cell table:style-name="Excel_20_Built-in_20_Normal" office:value-type="float" office:value="38963">
            <text:p>38963</text:p>
          </table:table-cell>
          <table:table-cell table:style-name="Excel_20_Built-in_20_Normal" table:formula="of:=[.B301]" office:value-type="float" office:value="38965">
            <text:p>38965</text:p>
          </table:table-cell>
          <table:table-cell table:style-name="Excel_20_Built-in_20_Normal" office:value-type="float" office:value="5">
            <text:p>5</text:p>
          </table:table-cell>
          <table:table-cell table:style-name="ce5" table:formula="of:=IF([.C300] &gt;0;[.D300]-([.C300]-[.B300]);0)" office:value-type="float" office:value="3">
            <text:p>3,00</text:p>
          </table:table-cell>
          <table:table-cell table:style-name="ce5" table:formula="of:=[.D300]-[.E300]" office:value-type="float" office:value="2">
            <text:p>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0-26">
            <text:p>26.10.2016</text:p>
          </table:table-cell>
          <table:table-cell table:style-name="Excel_20_Built-in_20_Normal" office:value-type="float" office:value="38965">
            <text:p>38965</text:p>
          </table:table-cell>
          <table:table-cell table:style-name="Excel_20_Built-in_20_Normal" table:formula="of:=[.B302]" office:value-type="float" office:value="38966">
            <text:p>38966</text:p>
          </table:table-cell>
          <table:table-cell table:style-name="Excel_20_Built-in_20_Normal" office:value-type="float" office:value="6.5">
            <text:p>6,5</text:p>
          </table:table-cell>
          <table:table-cell table:style-name="ce5" table:formula="of:=IF([.C301] &gt;0;[.D301]-([.C301]-[.B301]);0)" office:value-type="float" office:value="5.5">
            <text:p>5,50</text:p>
          </table:table-cell>
          <table:table-cell table:style-name="ce5" table:formula="of:=[.D301]-[.E301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0-27">
            <text:p>27.10.2016</text:p>
          </table:table-cell>
          <table:table-cell table:style-name="Excel_20_Built-in_20_Normal" office:value-type="float" office:value="38966">
            <text:p>38966</text:p>
          </table:table-cell>
          <table:table-cell table:style-name="Excel_20_Built-in_20_Normal" table:formula="of:=[.B303]" office:value-type="float" office:value="38994">
            <text:p>38994</text:p>
          </table:table-cell>
          <table:table-cell table:style-name="Excel_20_Built-in_20_Normal" office:value-type="float" office:value="33.1">
            <text:p>33,1</text:p>
          </table:table-cell>
          <table:table-cell table:style-name="ce5" table:formula="of:=IF([.C302] &gt;0;[.D302]-([.C302]-[.B302]);0)" office:value-type="float" office:value="5.1">
            <text:p>5,10</text:p>
          </table:table-cell>
          <table:table-cell table:style-name="ce5" table:formula="of:=[.D302]-[.E302]" office:value-type="float" office:value="28">
            <text:p>2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0-28">
            <text:p>28.10.2016</text:p>
          </table:table-cell>
          <table:table-cell table:style-name="Excel_20_Built-in_20_Normal" office:value-type="float" office:value="38994">
            <text:p>38994</text:p>
          </table:table-cell>
          <table:table-cell table:style-name="Excel_20_Built-in_20_Normal" table:formula="of:=[.B304]" office:value-type="float" office:value="39017">
            <text:p>39017</text:p>
          </table:table-cell>
          <table:table-cell table:style-name="Excel_20_Built-in_20_Normal" office:value-type="float" office:value="31.2">
            <text:p>31,2</text:p>
          </table:table-cell>
          <table:table-cell table:style-name="ce5" table:formula="of:=IF([.C303] &gt;0;[.D303]-([.C303]-[.B303]);0)" office:value-type="float" office:value="8.2">
            <text:p>8,20</text:p>
          </table:table-cell>
          <table:table-cell table:style-name="ce5" table:formula="of:=[.D303]-[.E303]" office:value-type="float" office:value="23">
            <text:p>2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0-29">
            <text:p>29.10.2016</text:p>
          </table:table-cell>
          <table:table-cell table:style-name="Excel_20_Built-in_20_Normal" office:value-type="float" office:value="39017">
            <text:p>39017</text:p>
          </table:table-cell>
          <table:table-cell table:style-name="Excel_20_Built-in_20_Normal" table:formula="of:=[.B305]" office:value-type="float" office:value="39028">
            <text:p>39028</text:p>
          </table:table-cell>
          <table:table-cell table:style-name="Excel_20_Built-in_20_Normal" office:value-type="float" office:value="14.9">
            <text:p>14,9</text:p>
          </table:table-cell>
          <table:table-cell table:style-name="ce5" table:formula="of:=IF([.C304] &gt;0;[.D304]-([.C304]-[.B304]);0)" office:value-type="float" office:value="3.9">
            <text:p>3,90</text:p>
          </table:table-cell>
          <table:table-cell table:style-name="ce5" table:formula="of:=[.D304]-[.E304]" office:value-type="float" office:value="11">
            <text:p>1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0-30">
            <text:p>30.10.2016</text:p>
          </table:table-cell>
          <table:table-cell table:style-name="Excel_20_Built-in_20_Normal" office:value-type="float" office:value="39028">
            <text:p>39028</text:p>
          </table:table-cell>
          <table:table-cell table:style-name="Excel_20_Built-in_20_Normal" table:formula="of:=[.B306]" office:value-type="float" office:value="39046">
            <text:p>39046</text:p>
          </table:table-cell>
          <table:table-cell table:style-name="Excel_20_Built-in_20_Normal" office:value-type="float" office:value="25.4">
            <text:p>25,4</text:p>
          </table:table-cell>
          <table:table-cell table:style-name="ce5" table:formula="of:=IF([.C305] &gt;0;[.D305]-([.C305]-[.B305]);0)" office:value-type="float" office:value="7.4">
            <text:p>7,40</text:p>
          </table:table-cell>
          <table:table-cell table:style-name="ce5" table:formula="of:=[.D305]-[.E305]" office:value-type="float" office:value="18">
            <text:p>1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0-31">
            <text:p>31.10.2016</text:p>
          </table:table-cell>
          <table:table-cell table:style-name="Excel_20_Built-in_20_Normal" office:value-type="float" office:value="39046">
            <text:p>39046</text:p>
          </table:table-cell>
          <table:table-cell table:style-name="Excel_20_Built-in_20_Normal" table:formula="of:=[.B307]" office:value-type="float" office:value="39071">
            <text:p>39071</text:p>
          </table:table-cell>
          <table:table-cell table:style-name="Excel_20_Built-in_20_Normal" office:value-type="float" office:value="37.9">
            <text:p>37,9</text:p>
          </table:table-cell>
          <table:table-cell table:style-name="ce5" table:formula="of:=IF([.C306] &gt;0;[.D306]-([.C306]-[.B306]);0)" office:value-type="float" office:value="12.9">
            <text:p>12,90</text:p>
          </table:table-cell>
          <table:table-cell table:style-name="ce5" table:formula="of:=[.D306]-[.E306]" office:value-type="float" office:value="25">
            <text:p>2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1-01">
            <text:p>01.11.2016</text:p>
          </table:table-cell>
          <table:table-cell table:style-name="Excel_20_Built-in_20_Normal" office:value-type="float" office:value="39071">
            <text:p>39071</text:p>
          </table:table-cell>
          <table:table-cell table:style-name="Excel_20_Built-in_20_Normal" table:formula="of:=[.B308]" office:value-type="float" office:value="39095">
            <text:p>39095</text:p>
          </table:table-cell>
          <table:table-cell table:style-name="Excel_20_Built-in_20_Normal" office:value-type="float" office:value="33.7">
            <text:p>33,7</text:p>
          </table:table-cell>
          <table:table-cell table:style-name="ce5" table:formula="of:=IF([.C307] &gt;0;[.D307]-([.C307]-[.B307]);0)" office:value-type="float" office:value="9.7">
            <text:p>9,70</text:p>
          </table:table-cell>
          <table:table-cell table:style-name="ce5" table:formula="of:=[.D307]-[.E307]" office:value-type="float" office:value="24">
            <text:p>2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1-02">
            <text:p>02.11.2016</text:p>
          </table:table-cell>
          <table:table-cell table:style-name="Excel_20_Built-in_20_Normal" office:value-type="float" office:value="39095">
            <text:p>39095</text:p>
          </table:table-cell>
          <table:table-cell table:style-name="Excel_20_Built-in_20_Normal" table:formula="of:=[.B309]" office:value-type="float" office:value="39096">
            <text:p>39096</text:p>
          </table:table-cell>
          <table:table-cell table:style-name="Excel_20_Built-in_20_Normal" office:value-type="float" office:value="2.9">
            <text:p>2,9</text:p>
          </table:table-cell>
          <table:table-cell table:style-name="ce5" table:formula="of:=IF([.C308] &gt;0;[.D308]-([.C308]-[.B308]);0)" office:value-type="float" office:value="1.9">
            <text:p>1,90</text:p>
          </table:table-cell>
          <table:table-cell table:style-name="ce5" table:formula="of:=[.D308]-[.E308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1-03">
            <text:p>03.11.2016</text:p>
          </table:table-cell>
          <table:table-cell table:style-name="Excel_20_Built-in_20_Normal" office:value-type="float" office:value="39096">
            <text:p>39096</text:p>
          </table:table-cell>
          <table:table-cell table:style-name="Excel_20_Built-in_20_Normal" table:formula="of:=[.B310]" office:value-type="float" office:value="39105">
            <text:p>39105</text:p>
          </table:table-cell>
          <table:table-cell table:style-name="Excel_20_Built-in_20_Normal" office:value-type="float" office:value="17.7">
            <text:p>17,7</text:p>
          </table:table-cell>
          <table:table-cell table:style-name="ce5" table:formula="of:=IF([.C309] &gt;0;[.D309]-([.C309]-[.B309]);0)" office:value-type="float" office:value="8.7">
            <text:p>8,70</text:p>
          </table:table-cell>
          <table:table-cell table:style-name="ce5" table:formula="of:=[.D309]-[.E309]" office:value-type="float" office:value="9">
            <text:p>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1-04">
            <text:p>04.11.2016</text:p>
          </table:table-cell>
          <table:table-cell table:style-name="Excel_20_Built-in_20_Normal" office:value-type="float" office:value="39105">
            <text:p>39105</text:p>
          </table:table-cell>
          <table:table-cell table:style-name="Excel_20_Built-in_20_Normal" table:formula="of:=[.B311]" office:value-type="float" office:value="39122">
            <text:p>39122</text:p>
          </table:table-cell>
          <table:table-cell table:style-name="Excel_20_Built-in_20_Normal" office:value-type="float" office:value="23.7">
            <text:p>23,7</text:p>
          </table:table-cell>
          <table:table-cell table:style-name="ce5" table:formula="of:=IF([.C310] &gt;0;[.D310]-([.C310]-[.B310]);0)" office:value-type="float" office:value="6.7">
            <text:p>6,70</text:p>
          </table:table-cell>
          <table:table-cell table:style-name="ce5" table:formula="of:=[.D310]-[.E310]" office:value-type="float" office:value="17">
            <text:p>1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1-05">
            <text:p>05.11.2016</text:p>
          </table:table-cell>
          <table:table-cell table:style-name="Excel_20_Built-in_20_Normal" office:value-type="float" office:value="39122">
            <text:p>39122</text:p>
          </table:table-cell>
          <table:table-cell table:style-name="Excel_20_Built-in_20_Normal" table:formula="of:=[.B312]" office:value-type="float" office:value="39122">
            <text:p>39122</text:p>
          </table:table-cell>
          <table:table-cell table:style-name="Excel_20_Built-in_20_Normal" office:value-type="float" office:value="6.2">
            <text:p>6,2</text:p>
          </table:table-cell>
          <table:table-cell table:style-name="ce5" table:formula="of:=IF([.C311] &gt;0;[.D311]-([.C311]-[.B311]);0)" office:value-type="float" office:value="6.2">
            <text:p>6,20</text:p>
          </table:table-cell>
          <table:table-cell table:style-name="ce5" table:formula="of:=[.D311]-[.E31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1-06">
            <text:p>06.11.2016</text:p>
          </table:table-cell>
          <table:table-cell table:style-name="Excel_20_Built-in_20_Normal" office:value-type="float" office:value="39122">
            <text:p>39122</text:p>
          </table:table-cell>
          <table:table-cell table:style-name="Excel_20_Built-in_20_Normal" table:formula="of:=[.B313]" office:value-type="float" office:value="39126">
            <text:p>39126</text:p>
          </table:table-cell>
          <table:table-cell table:style-name="Excel_20_Built-in_20_Normal" office:value-type="float" office:value="5.5">
            <text:p>5,5</text:p>
          </table:table-cell>
          <table:table-cell table:style-name="ce5" table:formula="of:=IF([.C312] &gt;0;[.D312]-([.C312]-[.B312]);0)" office:value-type="float" office:value="1.5">
            <text:p>1,50</text:p>
          </table:table-cell>
          <table:table-cell table:style-name="ce5" table:formula="of:=[.D312]-[.E312]" office:value-type="float" office:value="4">
            <text:p>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1-07">
            <text:p>07.11.2016</text:p>
          </table:table-cell>
          <table:table-cell table:style-name="Excel_20_Built-in_20_Normal" office:value-type="float" office:value="39126">
            <text:p>39126</text:p>
          </table:table-cell>
          <table:table-cell table:style-name="Excel_20_Built-in_20_Normal" table:formula="of:=[.B314]" office:value-type="float" office:value="39133">
            <text:p>39133</text:p>
          </table:table-cell>
          <table:table-cell table:style-name="Excel_20_Built-in_20_Normal" office:value-type="float" office:value="13.1">
            <text:p>13,1</text:p>
          </table:table-cell>
          <table:table-cell table:style-name="ce5" table:formula="of:=IF([.C313] &gt;0;[.D313]-([.C313]-[.B313]);0)" office:value-type="float" office:value="6.1">
            <text:p>6,10</text:p>
          </table:table-cell>
          <table:table-cell table:style-name="ce5" table:formula="of:=[.D313]-[.E313]" office:value-type="float" office:value="7">
            <text:p>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1-08">
            <text:p>08.11.2016</text:p>
          </table:table-cell>
          <table:table-cell table:style-name="Excel_20_Built-in_20_Normal" office:value-type="float" office:value="39133">
            <text:p>39133</text:p>
          </table:table-cell>
          <table:table-cell table:style-name="Excel_20_Built-in_20_Normal" table:formula="of:=[.B315]" office:value-type="float" office:value="39142">
            <text:p>39142</text:p>
          </table:table-cell>
          <table:table-cell table:style-name="Excel_20_Built-in_20_Normal" office:value-type="float" office:value="12.4">
            <text:p>12,4</text:p>
          </table:table-cell>
          <table:table-cell table:style-name="ce5" table:formula="of:=IF([.C314] &gt;0;[.D314]-([.C314]-[.B314]);0)" office:value-type="float" office:value="3.4">
            <text:p>3,40</text:p>
          </table:table-cell>
          <table:table-cell table:style-name="ce5" table:formula="of:=[.D314]-[.E314]" office:value-type="float" office:value="9">
            <text:p>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1-09">
            <text:p>09.11.2016</text:p>
          </table:table-cell>
          <table:table-cell table:style-name="Excel_20_Built-in_20_Normal" office:value-type="float" office:value="39142">
            <text:p>39142</text:p>
          </table:table-cell>
          <table:table-cell table:style-name="Excel_20_Built-in_20_Normal" table:formula="of:=[.B316]" office:value-type="float" office:value="39148">
            <text:p>39148</text:p>
          </table:table-cell>
          <table:table-cell table:style-name="Excel_20_Built-in_20_Normal" office:value-type="float" office:value="10.7">
            <text:p>10,7</text:p>
          </table:table-cell>
          <table:table-cell table:style-name="ce5" table:formula="of:=IF([.C315] &gt;0;[.D315]-([.C315]-[.B315]);0)" office:value-type="float" office:value="4.7">
            <text:p>4,70</text:p>
          </table:table-cell>
          <table:table-cell table:style-name="ce5" table:formula="of:=[.D315]-[.E315]" office:value-type="float" office:value="6">
            <text:p>6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1-10">
            <text:p>10.11.2016</text:p>
          </table:table-cell>
          <table:table-cell table:style-name="Excel_20_Built-in_20_Normal" office:value-type="float" office:value="39148">
            <text:p>39148</text:p>
          </table:table-cell>
          <table:table-cell table:style-name="Excel_20_Built-in_20_Normal" table:formula="of:=[.B317]" office:value-type="float" office:value="39150">
            <text:p>39150</text:p>
          </table:table-cell>
          <table:table-cell table:style-name="Excel_20_Built-in_20_Normal" office:value-type="float" office:value="6.8">
            <text:p>6,8</text:p>
          </table:table-cell>
          <table:table-cell table:style-name="ce5" table:formula="of:=IF([.C316] &gt;0;[.D316]-([.C316]-[.B316]);0)" office:value-type="float" office:value="4.8">
            <text:p>4,80</text:p>
          </table:table-cell>
          <table:table-cell table:style-name="ce5" table:formula="of:=[.D316]-[.E316]" office:value-type="float" office:value="2">
            <text:p>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1-11">
            <text:p>11.11.2016</text:p>
          </table:table-cell>
          <table:table-cell table:style-name="Excel_20_Built-in_20_Normal" office:value-type="float" office:value="39150">
            <text:p>39150</text:p>
          </table:table-cell>
          <table:table-cell table:style-name="Excel_20_Built-in_20_Normal" table:formula="of:=[.B318]" office:value-type="float" office:value="39150">
            <text:p>39150</text:p>
          </table:table-cell>
          <table:table-cell table:style-name="Excel_20_Built-in_20_Normal" office:value-type="float" office:value="3">
            <text:p>3</text:p>
          </table:table-cell>
          <table:table-cell table:style-name="ce5" table:formula="of:=IF([.C317] &gt;0;[.D317]-([.C317]-[.B317]);0)" office:value-type="float" office:value="3">
            <text:p>3,00</text:p>
          </table:table-cell>
          <table:table-cell table:style-name="ce5" table:formula="of:=[.D317]-[.E31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1-12">
            <text:p>12.11.2016</text:p>
          </table:table-cell>
          <table:table-cell table:style-name="Excel_20_Built-in_20_Normal" office:value-type="float" office:value="39150">
            <text:p>39150</text:p>
          </table:table-cell>
          <table:table-cell table:style-name="Excel_20_Built-in_20_Normal" table:formula="of:=[.B319]" office:value-type="float" office:value="39153">
            <text:p>39153</text:p>
          </table:table-cell>
          <table:table-cell table:style-name="Excel_20_Built-in_20_Normal" office:value-type="float" office:value="7">
            <text:p>7</text:p>
          </table:table-cell>
          <table:table-cell table:style-name="ce5" table:formula="of:=IF([.C318] &gt;0;[.D318]-([.C318]-[.B318]);0)" office:value-type="float" office:value="4">
            <text:p>4,00</text:p>
          </table:table-cell>
          <table:table-cell table:style-name="ce5" table:formula="of:=[.D318]-[.E318]" office:value-type="float" office:value="3">
            <text:p>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1-13">
            <text:p>13.11.2016</text:p>
          </table:table-cell>
          <table:table-cell table:style-name="Excel_20_Built-in_20_Normal" office:value-type="float" office:value="39153">
            <text:p>39153</text:p>
          </table:table-cell>
          <table:table-cell table:style-name="Excel_20_Built-in_20_Normal" table:formula="of:=[.B320]" office:value-type="float" office:value="39164">
            <text:p>39164</text:p>
          </table:table-cell>
          <table:table-cell table:style-name="Excel_20_Built-in_20_Normal" office:value-type="float" office:value="18">
            <text:p>18</text:p>
          </table:table-cell>
          <table:table-cell table:style-name="ce5" table:formula="of:=IF([.C319] &gt;0;[.D319]-([.C319]-[.B319]);0)" office:value-type="float" office:value="7">
            <text:p>7,00</text:p>
          </table:table-cell>
          <table:table-cell table:style-name="ce5" table:formula="of:=[.D319]-[.E319]" office:value-type="float" office:value="11">
            <text:p>1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1-14">
            <text:p>14.11.2016</text:p>
          </table:table-cell>
          <table:table-cell table:style-name="Excel_20_Built-in_20_Normal" office:value-type="float" office:value="39164">
            <text:p>39164</text:p>
          </table:table-cell>
          <table:table-cell table:style-name="Excel_20_Built-in_20_Normal" table:formula="of:=[.B321]" office:value-type="float" office:value="39168">
            <text:p>39168</text:p>
          </table:table-cell>
          <table:table-cell table:style-name="Excel_20_Built-in_20_Normal" office:value-type="float" office:value="6.6">
            <text:p>6,6</text:p>
          </table:table-cell>
          <table:table-cell table:style-name="ce5" table:formula="of:=IF([.C320] &gt;0;[.D320]-([.C320]-[.B320]);0)" office:value-type="float" office:value="2.6">
            <text:p>2,60</text:p>
          </table:table-cell>
          <table:table-cell table:style-name="ce5" table:formula="of:=[.D320]-[.E320]" office:value-type="float" office:value="4">
            <text:p>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1-15">
            <text:p>15.11.2016</text:p>
          </table:table-cell>
          <table:table-cell table:style-name="Excel_20_Built-in_20_Normal" office:value-type="float" office:value="39168">
            <text:p>39168</text:p>
          </table:table-cell>
          <table:table-cell table:style-name="Excel_20_Built-in_20_Normal" table:formula="of:=[.B322]" office:value-type="float" office:value="39170">
            <text:p>39170</text:p>
          </table:table-cell>
          <table:table-cell table:style-name="Excel_20_Built-in_20_Normal" office:value-type="float" office:value="6.9">
            <text:p>6,9</text:p>
          </table:table-cell>
          <table:table-cell table:style-name="ce5" table:formula="of:=IF([.C321] &gt;0;[.D321]-([.C321]-[.B321]);0)" office:value-type="float" office:value="4.9">
            <text:p>4,90</text:p>
          </table:table-cell>
          <table:table-cell table:style-name="ce5" table:formula="of:=[.D321]-[.E321]" office:value-type="float" office:value="2">
            <text:p>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1-16">
            <text:p>16.11.2016</text:p>
          </table:table-cell>
          <table:table-cell table:style-name="Excel_20_Built-in_20_Normal" office:value-type="float" office:value="39170">
            <text:p>39170</text:p>
          </table:table-cell>
          <table:table-cell table:style-name="Excel_20_Built-in_20_Normal" table:formula="of:=[.B323]" office:value-type="float" office:value="39171">
            <text:p>39171</text:p>
          </table:table-cell>
          <table:table-cell table:style-name="Excel_20_Built-in_20_Normal" office:value-type="float" office:value="2.6">
            <text:p>2,6</text:p>
          </table:table-cell>
          <table:table-cell table:style-name="ce5" table:formula="of:=IF([.C322] &gt;0;[.D322]-([.C322]-[.B322]);0)" office:value-type="float" office:value="1.6">
            <text:p>1,60</text:p>
          </table:table-cell>
          <table:table-cell table:style-name="ce5" table:formula="of:=[.D322]-[.E322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1-17">
            <text:p>17.11.2016</text:p>
          </table:table-cell>
          <table:table-cell table:style-name="Excel_20_Built-in_20_Normal" office:value-type="float" office:value="39171">
            <text:p>39171</text:p>
          </table:table-cell>
          <table:table-cell table:style-name="Excel_20_Built-in_20_Normal" table:formula="of:=[.B324]" office:value-type="float" office:value="39178">
            <text:p>39178</text:p>
          </table:table-cell>
          <table:table-cell table:style-name="Excel_20_Built-in_20_Normal" office:value-type="float" office:value="12.3">
            <text:p>12,3</text:p>
          </table:table-cell>
          <table:table-cell table:style-name="ce5" table:formula="of:=IF([.C323] &gt;0;[.D323]-([.C323]-[.B323]);0)" office:value-type="float" office:value="5.3">
            <text:p>5,30</text:p>
          </table:table-cell>
          <table:table-cell table:style-name="ce5" table:formula="of:=[.D323]-[.E323]" office:value-type="float" office:value="7">
            <text:p>7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1-18">
            <text:p>18.11.2016</text:p>
          </table:table-cell>
          <table:table-cell table:style-name="Excel_20_Built-in_20_Normal" office:value-type="float" office:value="39178">
            <text:p>39178</text:p>
          </table:table-cell>
          <table:table-cell table:style-name="Excel_20_Built-in_20_Normal" table:formula="of:=[.B325]" office:value-type="float" office:value="39181">
            <text:p>39181</text:p>
          </table:table-cell>
          <table:table-cell table:style-name="Excel_20_Built-in_20_Normal" office:value-type="float" office:value="5.4">
            <text:p>5,4</text:p>
          </table:table-cell>
          <table:table-cell table:style-name="ce5" table:formula="of:=IF([.C324] &gt;0;[.D324]-([.C324]-[.B324]);0)" office:value-type="float" office:value="2.4">
            <text:p>2,40</text:p>
          </table:table-cell>
          <table:table-cell table:style-name="ce5" table:formula="of:=[.D324]-[.E324]" office:value-type="float" office:value="3">
            <text:p>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1-19">
            <text:p>19.11.2016</text:p>
          </table:table-cell>
          <table:table-cell table:style-name="Excel_20_Built-in_20_Normal" office:value-type="float" office:value="39181">
            <text:p>39181</text:p>
          </table:table-cell>
          <table:table-cell table:style-name="Excel_20_Built-in_20_Normal" table:formula="of:=[.B326]" office:value-type="float" office:value="39181">
            <text:p>39181</text:p>
          </table:table-cell>
          <table:table-cell table:style-name="Excel_20_Built-in_20_Normal" office:value-type="float" office:value="2.5">
            <text:p>2,5</text:p>
          </table:table-cell>
          <table:table-cell table:style-name="ce5" table:formula="of:=IF([.C325] &gt;0;[.D325]-([.C325]-[.B325]);0)" office:value-type="float" office:value="2.5">
            <text:p>2,50</text:p>
          </table:table-cell>
          <table:table-cell table:style-name="ce5" table:formula="of:=[.D325]-[.E325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1-20">
            <text:p>20.11.2016</text:p>
          </table:table-cell>
          <table:table-cell table:style-name="Excel_20_Built-in_20_Normal" office:value-type="float" office:value="39181">
            <text:p>39181</text:p>
          </table:table-cell>
          <table:table-cell table:style-name="Excel_20_Built-in_20_Normal" table:formula="of:=[.B327]" office:value-type="float" office:value="39202">
            <text:p>39202</text:p>
          </table:table-cell>
          <table:table-cell table:style-name="Excel_20_Built-in_20_Normal" office:value-type="float" office:value="28.7">
            <text:p>28,7</text:p>
          </table:table-cell>
          <table:table-cell table:style-name="ce5" table:formula="of:=IF([.C326] &gt;0;[.D326]-([.C326]-[.B326]);0)" office:value-type="float" office:value="7.7">
            <text:p>7,70</text:p>
          </table:table-cell>
          <table:table-cell table:style-name="ce5" table:formula="of:=[.D326]-[.E326]" office:value-type="float" office:value="21">
            <text:p>2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1-21">
            <text:p>21.11.2016</text:p>
          </table:table-cell>
          <table:table-cell table:style-name="Excel_20_Built-in_20_Normal" office:value-type="float" office:value="39202">
            <text:p>39202</text:p>
          </table:table-cell>
          <table:table-cell table:style-name="Excel_20_Built-in_20_Normal" table:formula="of:=[.B328]" office:value-type="float" office:value="39204">
            <text:p>39204</text:p>
          </table:table-cell>
          <table:table-cell table:style-name="Excel_20_Built-in_20_Normal" office:value-type="float" office:value="4.7">
            <text:p>4,7</text:p>
          </table:table-cell>
          <table:table-cell table:style-name="ce5" table:formula="of:=IF([.C327] &gt;0;[.D327]-([.C327]-[.B327]);0)" office:value-type="float" office:value="2.7">
            <text:p>2,70</text:p>
          </table:table-cell>
          <table:table-cell table:style-name="ce5" table:formula="of:=[.D327]-[.E327]" office:value-type="float" office:value="2">
            <text:p>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1-22">
            <text:p>22.11.2016</text:p>
          </table:table-cell>
          <table:table-cell table:style-name="Excel_20_Built-in_20_Normal" office:value-type="float" office:value="39204">
            <text:p>39204</text:p>
          </table:table-cell>
          <table:table-cell table:style-name="Excel_20_Built-in_20_Normal" table:formula="of:=[.B329]" office:value-type="float" office:value="39205">
            <text:p>39205</text:p>
          </table:table-cell>
          <table:table-cell table:style-name="Excel_20_Built-in_20_Normal" office:value-type="float" office:value="4.1">
            <text:p>4,1</text:p>
          </table:table-cell>
          <table:table-cell table:style-name="ce5" table:formula="of:=IF([.C328] &gt;0;[.D328]-([.C328]-[.B328]);0)" office:value-type="float" office:value="3.1">
            <text:p>3,10</text:p>
          </table:table-cell>
          <table:table-cell table:style-name="ce5" table:formula="of:=[.D328]-[.E328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1-23">
            <text:p>23.11.2016</text:p>
          </table:table-cell>
          <table:table-cell table:style-name="Excel_20_Built-in_20_Normal" office:value-type="float" office:value="39205">
            <text:p>39205</text:p>
          </table:table-cell>
          <table:table-cell table:style-name="Excel_20_Built-in_20_Normal" table:formula="of:=[.B330]" office:value-type="float" office:value="39205">
            <text:p>39205</text:p>
          </table:table-cell>
          <table:table-cell table:style-name="Excel_20_Built-in_20_Normal" office:value-type="float" office:value="3.9">
            <text:p>3,9</text:p>
          </table:table-cell>
          <table:table-cell table:style-name="ce5" table:formula="of:=IF([.C329] &gt;0;[.D329]-([.C329]-[.B329]);0)" office:value-type="float" office:value="3.9">
            <text:p>3,90</text:p>
          </table:table-cell>
          <table:table-cell table:style-name="ce5" table:formula="of:=[.D329]-[.E329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1-24">
            <text:p>24.11.2016</text:p>
          </table:table-cell>
          <table:table-cell table:style-name="Excel_20_Built-in_20_Normal" office:value-type="float" office:value="39205">
            <text:p>39205</text:p>
          </table:table-cell>
          <table:table-cell table:style-name="Excel_20_Built-in_20_Normal" table:formula="of:=[.B331]" office:value-type="float" office:value="39210">
            <text:p>39210</text:p>
          </table:table-cell>
          <table:table-cell table:style-name="Excel_20_Built-in_20_Normal" office:value-type="float" office:value="12.2">
            <text:p>12,2</text:p>
          </table:table-cell>
          <table:table-cell table:style-name="ce5" table:formula="of:=IF([.C330] &gt;0;[.D330]-([.C330]-[.B330]);0)" office:value-type="float" office:value="7.2">
            <text:p>7,20</text:p>
          </table:table-cell>
          <table:table-cell table:style-name="ce5" table:formula="of:=[.D330]-[.E330]" office:value-type="float" office:value="5">
            <text:p>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1-25">
            <text:p>25.11.2016</text:p>
          </table:table-cell>
          <table:table-cell table:style-name="Excel_20_Built-in_20_Normal" office:value-type="float" office:value="39210">
            <text:p>39210</text:p>
          </table:table-cell>
          <table:table-cell table:style-name="Excel_20_Built-in_20_Normal" table:formula="of:=[.B332]" office:value-type="float" office:value="39210">
            <text:p>39210</text:p>
          </table:table-cell>
          <table:table-cell table:style-name="Excel_20_Built-in_20_Normal" office:value-type="float" office:value="2">
            <text:p>2</text:p>
          </table:table-cell>
          <table:table-cell table:style-name="ce5" table:formula="of:=IF([.C331] &gt;0;[.D331]-([.C331]-[.B331]);0)" office:value-type="float" office:value="2">
            <text:p>2,00</text:p>
          </table:table-cell>
          <table:table-cell table:style-name="ce5" table:formula="of:=[.D331]-[.E331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1-26">
            <text:p>26.11.2016</text:p>
          </table:table-cell>
          <table:table-cell table:style-name="Excel_20_Built-in_20_Normal" office:value-type="float" office:value="39210">
            <text:p>39210</text:p>
          </table:table-cell>
          <table:table-cell table:style-name="Excel_20_Built-in_20_Normal" table:formula="of:=[.B333]" office:value-type="float" office:value="39210">
            <text:p>39210</text:p>
          </table:table-cell>
          <table:table-cell table:style-name="Excel_20_Built-in_20_Normal" office:value-type="float" office:value="1">
            <text:p>1</text:p>
          </table:table-cell>
          <table:table-cell table:style-name="ce5" table:formula="of:=IF([.C332] &gt;0;[.D332]-([.C332]-[.B332]);0)" office:value-type="float" office:value="1">
            <text:p>1,00</text:p>
          </table:table-cell>
          <table:table-cell table:style-name="ce5" table:formula="of:=[.D332]-[.E332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1-27">
            <text:p>27.11.2016</text:p>
          </table:table-cell>
          <table:table-cell table:style-name="Excel_20_Built-in_20_Normal" office:value-type="float" office:value="39210">
            <text:p>39210</text:p>
          </table:table-cell>
          <table:table-cell table:style-name="Excel_20_Built-in_20_Normal" table:formula="of:=[.B334]" office:value-type="float" office:value="39211">
            <text:p>39211</text:p>
          </table:table-cell>
          <table:table-cell table:style-name="Excel_20_Built-in_20_Normal" office:value-type="float" office:value="4.3">
            <text:p>4,3</text:p>
          </table:table-cell>
          <table:table-cell table:style-name="ce5" table:formula="of:=IF([.C333] &gt;0;[.D333]-([.C333]-[.B333]);0)" office:value-type="float" office:value="3.3">
            <text:p>3,30</text:p>
          </table:table-cell>
          <table:table-cell table:style-name="ce5" table:formula="of:=[.D333]-[.E333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1-28">
            <text:p>28.11.2016</text:p>
          </table:table-cell>
          <table:table-cell table:style-name="Excel_20_Built-in_20_Normal" office:value-type="float" office:value="39211">
            <text:p>39211</text:p>
          </table:table-cell>
          <table:table-cell table:style-name="Excel_20_Built-in_20_Normal" table:formula="of:=[.B335]" office:value-type="float" office:value="39229">
            <text:p>39229</text:p>
          </table:table-cell>
          <table:table-cell table:style-name="Excel_20_Built-in_20_Normal" office:value-type="float" office:value="26.6">
            <text:p>26,6</text:p>
          </table:table-cell>
          <table:table-cell table:style-name="ce5" table:formula="of:=IF([.C334] &gt;0;[.D334]-([.C334]-[.B334]);0)" office:value-type="float" office:value="8.6">
            <text:p>8,60</text:p>
          </table:table-cell>
          <table:table-cell table:style-name="ce5" table:formula="of:=[.D334]-[.E334]" office:value-type="float" office:value="18">
            <text:p>1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1-29">
            <text:p>29.11.2016</text:p>
          </table:table-cell>
          <table:table-cell table:style-name="Excel_20_Built-in_20_Normal" office:value-type="float" office:value="39229">
            <text:p>39229</text:p>
          </table:table-cell>
          <table:table-cell table:style-name="Excel_20_Built-in_20_Normal" table:formula="of:=[.B336]" office:value-type="float" office:value="39252">
            <text:p>39252</text:p>
          </table:table-cell>
          <table:table-cell table:style-name="Excel_20_Built-in_20_Normal" office:value-type="float" office:value="29.2">
            <text:p>29,2</text:p>
          </table:table-cell>
          <table:table-cell table:style-name="ce5" table:formula="of:=IF([.C335] &gt;0;[.D335]-([.C335]-[.B335]);0)" office:value-type="float" office:value="6.2">
            <text:p>6,20</text:p>
          </table:table-cell>
          <table:table-cell table:style-name="ce5" table:formula="of:=[.D335]-[.E335]" office:value-type="float" office:value="23">
            <text:p>2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1-30">
            <text:p>30.11.2016</text:p>
          </table:table-cell>
          <table:table-cell table:style-name="Excel_20_Built-in_20_Normal" office:value-type="float" office:value="39252">
            <text:p>39252</text:p>
          </table:table-cell>
          <table:table-cell table:style-name="Excel_20_Built-in_20_Normal" table:formula="of:=[.B337]" office:value-type="float" office:value="39271">
            <text:p>39271</text:p>
          </table:table-cell>
          <table:table-cell table:style-name="Excel_20_Built-in_20_Normal" office:value-type="float" office:value="26.3">
            <text:p>26,3</text:p>
          </table:table-cell>
          <table:table-cell table:style-name="ce5" table:formula="of:=IF([.C336] &gt;0;[.D336]-([.C336]-[.B336]);0)" office:value-type="float" office:value="7.3">
            <text:p>7,30</text:p>
          </table:table-cell>
          <table:table-cell table:style-name="ce5" table:formula="of:=[.D336]-[.E336]" office:value-type="float" office:value="19">
            <text:p>1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2-01">
            <text:p>01.12.2016</text:p>
          </table:table-cell>
          <table:table-cell table:style-name="Excel_20_Built-in_20_Normal" office:value-type="float" office:value="39271">
            <text:p>39271</text:p>
          </table:table-cell>
          <table:table-cell table:style-name="Excel_20_Built-in_20_Normal" table:formula="of:=[.B338]" office:value-type="float" office:value="39283">
            <text:p>39283</text:p>
          </table:table-cell>
          <table:table-cell table:style-name="Excel_20_Built-in_20_Normal" office:value-type="float" office:value="22">
            <text:p>22</text:p>
          </table:table-cell>
          <table:table-cell table:style-name="ce5" table:formula="of:=IF([.C337] &gt;0;[.D337]-([.C337]-[.B337]);0)" office:value-type="float" office:value="10">
            <text:p>10,00</text:p>
          </table:table-cell>
          <table:table-cell table:style-name="ce5" table:formula="of:=[.D337]-[.E337]" office:value-type="float" office:value="12">
            <text:p>1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2-02">
            <text:p>02.12.2016</text:p>
          </table:table-cell>
          <table:table-cell table:style-name="Excel_20_Built-in_20_Normal" office:value-type="float" office:value="39283">
            <text:p>39283</text:p>
          </table:table-cell>
          <table:table-cell table:style-name="Excel_20_Built-in_20_Normal" table:formula="of:=[.B339]" office:value-type="float" office:value="39284">
            <text:p>39284</text:p>
          </table:table-cell>
          <table:table-cell table:style-name="Excel_20_Built-in_20_Normal" office:value-type="float" office:value="3.7">
            <text:p>3,7</text:p>
          </table:table-cell>
          <table:table-cell table:style-name="ce5" table:formula="of:=IF([.C338] &gt;0;[.D338]-([.C338]-[.B338]);0)" office:value-type="float" office:value="2.7">
            <text:p>2,70</text:p>
          </table:table-cell>
          <table:table-cell table:style-name="ce5" table:formula="of:=[.D338]-[.E338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2-03">
            <text:p>03.12.2016</text:p>
          </table:table-cell>
          <table:table-cell table:style-name="Excel_20_Built-in_20_Normal" office:value-type="float" office:value="39284">
            <text:p>39284</text:p>
          </table:table-cell>
          <table:table-cell table:style-name="Excel_20_Built-in_20_Normal" table:formula="of:=[.B340]" office:value-type="float" office:value="39304">
            <text:p>39304</text:p>
          </table:table-cell>
          <table:table-cell table:style-name="Excel_20_Built-in_20_Normal" office:value-type="float" office:value="28">
            <text:p>28</text:p>
          </table:table-cell>
          <table:table-cell table:style-name="ce5" table:formula="of:=IF([.C339] &gt;0;[.D339]-([.C339]-[.B339]);0)" office:value-type="float" office:value="8">
            <text:p>8,00</text:p>
          </table:table-cell>
          <table:table-cell table:style-name="ce5" table:formula="of:=[.D339]-[.E339]" office:value-type="float" office:value="20">
            <text:p>2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2-04">
            <text:p>04.12.2016</text:p>
          </table:table-cell>
          <table:table-cell table:style-name="Excel_20_Built-in_20_Normal" office:value-type="float" office:value="39304">
            <text:p>39304</text:p>
          </table:table-cell>
          <table:table-cell table:style-name="Excel_20_Built-in_20_Normal" table:formula="of:=[.B341]" office:value-type="float" office:value="39318">
            <text:p>39318</text:p>
          </table:table-cell>
          <table:table-cell table:style-name="Excel_20_Built-in_20_Normal" office:value-type="float" office:value="18.6">
            <text:p>18,6</text:p>
          </table:table-cell>
          <table:table-cell table:style-name="ce5" table:formula="of:=IF([.C340] &gt;0;[.D340]-([.C340]-[.B340]);0)" office:value-type="float" office:value="4.6">
            <text:p>4,60</text:p>
          </table:table-cell>
          <table:table-cell table:style-name="ce5" table:formula="of:=[.D340]-[.E340]" office:value-type="float" office:value="14">
            <text:p>14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2-05">
            <text:p>05.12.2016</text:p>
          </table:table-cell>
          <table:table-cell table:style-name="Excel_20_Built-in_20_Normal" office:value-type="float" office:value="39318">
            <text:p>39318</text:p>
          </table:table-cell>
          <table:table-cell table:style-name="Excel_20_Built-in_20_Normal" table:formula="of:=[.B342]" office:value-type="float" office:value="39337">
            <text:p>39337</text:p>
          </table:table-cell>
          <table:table-cell table:style-name="Excel_20_Built-in_20_Normal" office:value-type="float" office:value="25.6">
            <text:p>25,6</text:p>
          </table:table-cell>
          <table:table-cell table:style-name="ce5" table:formula="of:=IF([.C341] &gt;0;[.D341]-([.C341]-[.B341]);0)" office:value-type="float" office:value="6.6">
            <text:p>6,60</text:p>
          </table:table-cell>
          <table:table-cell table:style-name="ce5" table:formula="of:=[.D341]-[.E341]" office:value-type="float" office:value="19">
            <text:p>1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2-06">
            <text:p>06.12.2016</text:p>
          </table:table-cell>
          <table:table-cell table:style-name="Excel_20_Built-in_20_Normal" office:value-type="float" office:value="39337">
            <text:p>39337</text:p>
          </table:table-cell>
          <table:table-cell table:style-name="Excel_20_Built-in_20_Normal" table:formula="of:=[.B343]" office:value-type="float" office:value="39355">
            <text:p>39355</text:p>
          </table:table-cell>
          <table:table-cell table:style-name="Excel_20_Built-in_20_Normal" office:value-type="float" office:value="25.2">
            <text:p>25,2</text:p>
          </table:table-cell>
          <table:table-cell table:style-name="ce5" table:formula="of:=IF([.C342] &gt;0;[.D342]-([.C342]-[.B342]);0)" office:value-type="float" office:value="7.2">
            <text:p>7,20</text:p>
          </table:table-cell>
          <table:table-cell table:style-name="ce5" table:formula="of:=[.D342]-[.E342]" office:value-type="float" office:value="18">
            <text:p>1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2-07">
            <text:p>07.12.2016</text:p>
          </table:table-cell>
          <table:table-cell table:style-name="Excel_20_Built-in_20_Normal" office:value-type="float" office:value="39355">
            <text:p>39355</text:p>
          </table:table-cell>
          <table:table-cell table:style-name="Excel_20_Built-in_20_Normal" table:formula="of:=[.B344]" office:value-type="float" office:value="39373">
            <text:p>39373</text:p>
          </table:table-cell>
          <table:table-cell table:style-name="Excel_20_Built-in_20_Normal" office:value-type="float" office:value="24.5">
            <text:p>24,5</text:p>
          </table:table-cell>
          <table:table-cell table:style-name="ce5" table:formula="of:=IF([.C343] &gt;0;[.D343]-([.C343]-[.B343]);0)" office:value-type="float" office:value="6.5">
            <text:p>6,50</text:p>
          </table:table-cell>
          <table:table-cell table:style-name="ce5" table:formula="of:=[.D343]-[.E343]" office:value-type="float" office:value="18">
            <text:p>1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2-08">
            <text:p>08.12.2016</text:p>
          </table:table-cell>
          <table:table-cell table:style-name="Excel_20_Built-in_20_Normal" office:value-type="float" office:value="39373">
            <text:p>39373</text:p>
          </table:table-cell>
          <table:table-cell table:style-name="Excel_20_Built-in_20_Normal" table:formula="of:=[.B345]" office:value-type="float" office:value="39392">
            <text:p>39392</text:p>
          </table:table-cell>
          <table:table-cell table:style-name="Excel_20_Built-in_20_Normal" office:value-type="float" office:value="24.4">
            <text:p>24,4</text:p>
          </table:table-cell>
          <table:table-cell table:style-name="ce5" table:formula="of:=IF([.C344] &gt;0;[.D344]-([.C344]-[.B344]);0)" office:value-type="float" office:value="5.4">
            <text:p>5,40</text:p>
          </table:table-cell>
          <table:table-cell table:style-name="ce5" table:formula="of:=[.D344]-[.E344]" office:value-type="float" office:value="19">
            <text:p>1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2-09">
            <text:p>09.12.2016</text:p>
          </table:table-cell>
          <table:table-cell table:style-name="Excel_20_Built-in_20_Normal" office:value-type="float" office:value="39392">
            <text:p>39392</text:p>
          </table:table-cell>
          <table:table-cell table:style-name="Excel_20_Built-in_20_Normal" table:formula="of:=[.B346]" office:value-type="float" office:value="39397">
            <text:p>39397</text:p>
          </table:table-cell>
          <table:table-cell table:style-name="Excel_20_Built-in_20_Normal" office:value-type="float" office:value="11.6">
            <text:p>11,6</text:p>
          </table:table-cell>
          <table:table-cell table:style-name="ce5" table:formula="of:=IF([.C345] &gt;0;[.D345]-([.C345]-[.B345]);0)" office:value-type="float" office:value="6.6">
            <text:p>6,60</text:p>
          </table:table-cell>
          <table:table-cell table:style-name="ce5" table:formula="of:=[.D345]-[.E345]" office:value-type="float" office:value="5">
            <text:p>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2-10">
            <text:p>10.12.2016</text:p>
          </table:table-cell>
          <table:table-cell table:style-name="Excel_20_Built-in_20_Normal" office:value-type="float" office:value="39397">
            <text:p>39397</text:p>
          </table:table-cell>
          <table:table-cell table:style-name="Excel_20_Built-in_20_Normal" table:formula="of:=[.B347]" office:value-type="float" office:value="39416">
            <text:p>39416</text:p>
          </table:table-cell>
          <table:table-cell table:style-name="Excel_20_Built-in_20_Normal" office:value-type="float" office:value="23.7">
            <text:p>23,7</text:p>
          </table:table-cell>
          <table:table-cell table:style-name="ce5" table:formula="of:=IF([.C346] &gt;0;[.D346]-([.C346]-[.B346]);0)" office:value-type="float" office:value="4.7">
            <text:p>4,70</text:p>
          </table:table-cell>
          <table:table-cell table:style-name="ce5" table:formula="of:=[.D346]-[.E346]" office:value-type="float" office:value="19">
            <text:p>1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2-11">
            <text:p>11.12.2016</text:p>
          </table:table-cell>
          <table:table-cell table:style-name="Excel_20_Built-in_20_Normal" office:value-type="float" office:value="39416">
            <text:p>39416</text:p>
          </table:table-cell>
          <table:table-cell table:style-name="Excel_20_Built-in_20_Normal" table:formula="of:=[.B348]" office:value-type="float" office:value="39416">
            <text:p>39416</text:p>
          </table:table-cell>
          <table:table-cell table:style-name="Excel_20_Built-in_20_Normal" office:value-type="float" office:value="1.9">
            <text:p>1,9</text:p>
          </table:table-cell>
          <table:table-cell table:style-name="ce5" table:formula="of:=IF([.C347] &gt;0;[.D347]-([.C347]-[.B347]);0)" office:value-type="float" office:value="1.9">
            <text:p>1,90</text:p>
          </table:table-cell>
          <table:table-cell table:style-name="ce5" table:formula="of:=[.D347]-[.E347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2-12">
            <text:p>12.12.2016</text:p>
          </table:table-cell>
          <table:table-cell table:style-name="Excel_20_Built-in_20_Normal" office:value-type="float" office:value="39416">
            <text:p>39416</text:p>
          </table:table-cell>
          <table:table-cell table:style-name="Excel_20_Built-in_20_Normal" table:formula="of:=[.B349]" office:value-type="float" office:value="39418">
            <text:p>39418</text:p>
          </table:table-cell>
          <table:table-cell table:style-name="Excel_20_Built-in_20_Normal" office:value-type="float" office:value="3.7">
            <text:p>3,7</text:p>
          </table:table-cell>
          <table:table-cell table:style-name="ce5" table:formula="of:=IF([.C348] &gt;0;[.D348]-([.C348]-[.B348]);0)" office:value-type="float" office:value="1.7">
            <text:p>1,70</text:p>
          </table:table-cell>
          <table:table-cell table:style-name="ce5" table:formula="of:=[.D348]-[.E348]" office:value-type="float" office:value="2">
            <text:p>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2-13">
            <text:p>13.12.2016</text:p>
          </table:table-cell>
          <table:table-cell table:style-name="Excel_20_Built-in_20_Normal" office:value-type="float" office:value="39418">
            <text:p>39418</text:p>
          </table:table-cell>
          <table:table-cell table:style-name="Excel_20_Built-in_20_Normal" table:formula="of:=[.B350]" office:value-type="float" office:value="39430">
            <text:p>39430</text:p>
          </table:table-cell>
          <table:table-cell table:style-name="Excel_20_Built-in_20_Normal" office:value-type="float" office:value="17.3">
            <text:p>17,3</text:p>
          </table:table-cell>
          <table:table-cell table:style-name="ce5" table:formula="of:=IF([.C349] &gt;0;[.D349]-([.C349]-[.B349]);0)" office:value-type="float" office:value="5.3">
            <text:p>5,30</text:p>
          </table:table-cell>
          <table:table-cell table:style-name="ce5" table:formula="of:=[.D349]-[.E349]" office:value-type="float" office:value="12">
            <text:p>1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2-14">
            <text:p>14.12.2016</text:p>
          </table:table-cell>
          <table:table-cell table:style-name="Excel_20_Built-in_20_Normal" office:value-type="float" office:value="39430">
            <text:p>39430</text:p>
          </table:table-cell>
          <table:table-cell table:style-name="Excel_20_Built-in_20_Normal" table:formula="of:=[.B351]" office:value-type="float" office:value="39438">
            <text:p>39438</text:p>
          </table:table-cell>
          <table:table-cell table:style-name="Excel_20_Built-in_20_Normal" office:value-type="float" office:value="12.3">
            <text:p>12,3</text:p>
          </table:table-cell>
          <table:table-cell table:style-name="ce5" table:formula="of:=IF([.C350] &gt;0;[.D350]-([.C350]-[.B350]);0)" office:value-type="float" office:value="4.3">
            <text:p>4,30</text:p>
          </table:table-cell>
          <table:table-cell table:style-name="ce5" table:formula="of:=[.D350]-[.E350]" office:value-type="float" office:value="8">
            <text:p>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2-15">
            <text:p>15.12.2016</text:p>
          </table:table-cell>
          <table:table-cell table:style-name="Excel_20_Built-in_20_Normal" office:value-type="float" office:value="39438">
            <text:p>39438</text:p>
          </table:table-cell>
          <table:table-cell table:style-name="Excel_20_Built-in_20_Normal" table:formula="of:=[.B352]" office:value-type="float" office:value="39450">
            <text:p>39450</text:p>
          </table:table-cell>
          <table:table-cell table:style-name="Excel_20_Built-in_20_Normal" office:value-type="float" office:value="22.9">
            <text:p>22,9</text:p>
          </table:table-cell>
          <table:table-cell table:style-name="ce5" table:formula="of:=IF([.C351] &gt;0;[.D351]-([.C351]-[.B351]);0)" office:value-type="float" office:value="10.9">
            <text:p>10,90</text:p>
          </table:table-cell>
          <table:table-cell table:style-name="ce5" table:formula="of:=[.D351]-[.E351]" office:value-type="float" office:value="12">
            <text:p>1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2-16">
            <text:p>16.12.2016</text:p>
          </table:table-cell>
          <table:table-cell table:style-name="Excel_20_Built-in_20_Normal" office:value-type="float" office:value="39450">
            <text:p>39450</text:p>
          </table:table-cell>
          <table:table-cell table:style-name="Excel_20_Built-in_20_Normal" table:formula="of:=[.B353]" office:value-type="float" office:value="39459">
            <text:p>39459</text:p>
          </table:table-cell>
          <table:table-cell table:style-name="Excel_20_Built-in_20_Normal" office:value-type="float" office:value="15.3">
            <text:p>15,3</text:p>
          </table:table-cell>
          <table:table-cell table:style-name="ce5" table:formula="of:=IF([.C352] &gt;0;[.D352]-([.C352]-[.B352]);0)" office:value-type="float" office:value="6.3">
            <text:p>6,30</text:p>
          </table:table-cell>
          <table:table-cell table:style-name="ce5" table:formula="of:=[.D352]-[.E352]" office:value-type="float" office:value="9">
            <text:p>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2-17">
            <text:p>17.12.2016</text:p>
          </table:table-cell>
          <table:table-cell table:style-name="Excel_20_Built-in_20_Normal" office:value-type="float" office:value="39459">
            <text:p>39459</text:p>
          </table:table-cell>
          <table:table-cell table:style-name="Excel_20_Built-in_20_Normal" table:formula="of:=[.B354]" office:value-type="float" office:value="39467">
            <text:p>39467</text:p>
          </table:table-cell>
          <table:table-cell table:style-name="Excel_20_Built-in_20_Normal" office:value-type="float" office:value="11.4">
            <text:p>11,4</text:p>
          </table:table-cell>
          <table:table-cell table:style-name="ce5" table:formula="of:=IF([.C353] &gt;0;[.D353]-([.C353]-[.B353]);0)" office:value-type="float" office:value="3.4">
            <text:p>3,40</text:p>
          </table:table-cell>
          <table:table-cell table:style-name="ce5" table:formula="of:=[.D353]-[.E353]" office:value-type="float" office:value="8">
            <text:p>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2-18">
            <text:p>18.12.2016</text:p>
          </table:table-cell>
          <table:table-cell table:style-name="Excel_20_Built-in_20_Normal" office:value-type="float" office:value="39467">
            <text:p>39467</text:p>
          </table:table-cell>
          <table:table-cell table:style-name="Excel_20_Built-in_20_Normal" table:formula="of:=[.B355]" office:value-type="float" office:value="39467">
            <text:p>39467</text:p>
          </table:table-cell>
          <table:table-cell table:style-name="Excel_20_Built-in_20_Normal" office:value-type="float" office:value="1.5">
            <text:p>1,5</text:p>
          </table:table-cell>
          <table:table-cell table:style-name="ce5" table:formula="of:=IF([.C354] &gt;0;[.D354]-([.C354]-[.B354]);0)" office:value-type="float" office:value="1.5">
            <text:p>1,50</text:p>
          </table:table-cell>
          <table:table-cell table:style-name="ce5" table:formula="of:=[.D354]-[.E354]" office:value-type="float" office:value="0">
            <text:p>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2-19">
            <text:p>19.12.2016</text:p>
          </table:table-cell>
          <table:table-cell table:style-name="Excel_20_Built-in_20_Normal" office:value-type="float" office:value="39467">
            <text:p>39467</text:p>
          </table:table-cell>
          <table:table-cell table:style-name="Excel_20_Built-in_20_Normal" table:formula="of:=[.B356]" office:value-type="float" office:value="39468">
            <text:p>39468</text:p>
          </table:table-cell>
          <table:table-cell table:style-name="Excel_20_Built-in_20_Normal" office:value-type="float" office:value="2.9">
            <text:p>2,9</text:p>
          </table:table-cell>
          <table:table-cell table:style-name="ce5" table:formula="of:=IF([.C355] &gt;0;[.D355]-([.C355]-[.B355]);0)" office:value-type="float" office:value="1.9">
            <text:p>1,90</text:p>
          </table:table-cell>
          <table:table-cell table:style-name="ce5" table:formula="of:=[.D355]-[.E355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2-20">
            <text:p>20.12.2016</text:p>
          </table:table-cell>
          <table:table-cell table:style-name="Excel_20_Built-in_20_Normal" office:value-type="float" office:value="39468">
            <text:p>39468</text:p>
          </table:table-cell>
          <table:table-cell table:style-name="Excel_20_Built-in_20_Normal" table:formula="of:=[.B357]" office:value-type="float" office:value="39478">
            <text:p>39478</text:p>
          </table:table-cell>
          <table:table-cell table:style-name="Excel_20_Built-in_20_Normal" office:value-type="float" office:value="17.7">
            <text:p>17,7</text:p>
          </table:table-cell>
          <table:table-cell table:style-name="ce5" table:formula="of:=IF([.C356] &gt;0;[.D356]-([.C356]-[.B356]);0)" office:value-type="float" office:value="7.7">
            <text:p>7,70</text:p>
          </table:table-cell>
          <table:table-cell table:style-name="ce5" table:formula="of:=[.D356]-[.E356]" office:value-type="float" office:value="10">
            <text:p>1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2-21">
            <text:p>21.12.2016</text:p>
          </table:table-cell>
          <table:table-cell table:style-name="Excel_20_Built-in_20_Normal" office:value-type="float" office:value="39478">
            <text:p>39478</text:p>
          </table:table-cell>
          <table:table-cell table:style-name="Excel_20_Built-in_20_Normal" table:formula="of:=[.B358]" office:value-type="float" office:value="39493">
            <text:p>39493</text:p>
          </table:table-cell>
          <table:table-cell table:style-name="Excel_20_Built-in_20_Normal" office:value-type="float" office:value="22.1">
            <text:p>22,1</text:p>
          </table:table-cell>
          <table:table-cell table:style-name="ce5" table:formula="of:=IF([.C357] &gt;0;[.D357]-([.C357]-[.B357]);0)" office:value-type="float" office:value="7.1">
            <text:p>7,10</text:p>
          </table:table-cell>
          <table:table-cell table:style-name="ce5" table:formula="of:=[.D357]-[.E357]" office:value-type="float" office:value="15">
            <text:p>1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2-22">
            <text:p>22.12.2016</text:p>
          </table:table-cell>
          <table:table-cell table:style-name="Excel_20_Built-in_20_Normal" office:value-type="float" office:value="39493">
            <text:p>39493</text:p>
          </table:table-cell>
          <table:table-cell table:style-name="Excel_20_Built-in_20_Normal" table:formula="of:=[.B359]" office:value-type="float" office:value="39502">
            <text:p>39502</text:p>
          </table:table-cell>
          <table:table-cell table:style-name="Excel_20_Built-in_20_Normal" office:value-type="float" office:value="22.1">
            <text:p>22,1</text:p>
          </table:table-cell>
          <table:table-cell table:style-name="ce5" table:formula="of:=IF([.C358] &gt;0;[.D358]-([.C358]-[.B358]);0)" office:value-type="float" office:value="13.1">
            <text:p>13,10</text:p>
          </table:table-cell>
          <table:table-cell table:style-name="ce5" table:formula="of:=[.D358]-[.E358]" office:value-type="float" office:value="9">
            <text:p>9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2-23">
            <text:p>23.12.2016</text:p>
          </table:table-cell>
          <table:table-cell table:style-name="Excel_20_Built-in_20_Normal" office:value-type="float" office:value="39502">
            <text:p>39502</text:p>
          </table:table-cell>
          <table:table-cell table:style-name="Excel_20_Built-in_20_Normal" table:formula="of:=[.B360]" office:value-type="float" office:value="39505">
            <text:p>39505</text:p>
          </table:table-cell>
          <table:table-cell table:style-name="Excel_20_Built-in_20_Normal" office:value-type="float" office:value="6.3">
            <text:p>6,3</text:p>
          </table:table-cell>
          <table:table-cell table:style-name="ce5" table:formula="of:=IF([.C359] &gt;0;[.D359]-([.C359]-[.B359]);0)" office:value-type="float" office:value="3.3">
            <text:p>3,30</text:p>
          </table:table-cell>
          <table:table-cell table:style-name="ce5" table:formula="of:=[.D359]-[.E359]" office:value-type="float" office:value="3">
            <text:p>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2-24">
            <text:p>24.12.2016</text:p>
          </table:table-cell>
          <table:table-cell table:style-name="Excel_20_Built-in_20_Normal" office:value-type="float" office:value="39505">
            <text:p>39505</text:p>
          </table:table-cell>
          <table:table-cell table:style-name="Excel_20_Built-in_20_Normal" table:formula="of:=[.B361]" office:value-type="float" office:value="39506">
            <text:p>39506</text:p>
          </table:table-cell>
          <table:table-cell table:style-name="Excel_20_Built-in_20_Normal" office:value-type="float" office:value="2.8">
            <text:p>2,8</text:p>
          </table:table-cell>
          <table:table-cell table:style-name="ce5" table:formula="of:=IF([.C360] &gt;0;[.D360]-([.C360]-[.B360]);0)" office:value-type="float" office:value="1.8">
            <text:p>1,80</text:p>
          </table:table-cell>
          <table:table-cell table:style-name="ce5" table:formula="of:=[.D360]-[.E360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2-25">
            <text:p>25.12.2016</text:p>
          </table:table-cell>
          <table:table-cell table:style-name="Excel_20_Built-in_20_Normal" office:value-type="float" office:value="39506">
            <text:p>39506</text:p>
          </table:table-cell>
          <table:table-cell table:style-name="Excel_20_Built-in_20_Normal" table:formula="of:=[.B362]" office:value-type="float" office:value="39507">
            <text:p>39507</text:p>
          </table:table-cell>
          <table:table-cell table:style-name="Excel_20_Built-in_20_Normal" office:value-type="float" office:value="4.7">
            <text:p>4,7</text:p>
          </table:table-cell>
          <table:table-cell table:style-name="ce5" table:formula="of:=IF([.C361] &gt;0;[.D361]-([.C361]-[.B361]);0)" office:value-type="float" office:value="3.7">
            <text:p>3,70</text:p>
          </table:table-cell>
          <table:table-cell table:style-name="ce5" table:formula="of:=[.D361]-[.E361]" office:value-type="float" office:value="1">
            <text:p>1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2-26">
            <text:p>26.12.2016</text:p>
          </table:table-cell>
          <table:table-cell table:style-name="Excel_20_Built-in_20_Normal" office:value-type="float" office:value="39507">
            <text:p>39507</text:p>
          </table:table-cell>
          <table:table-cell table:style-name="Excel_20_Built-in_20_Normal" table:formula="of:=[.B363]" office:value-type="float" office:value="39510">
            <text:p>39510</text:p>
          </table:table-cell>
          <table:table-cell table:style-name="Excel_20_Built-in_20_Normal" office:value-type="float" office:value="6.6">
            <text:p>6,6</text:p>
          </table:table-cell>
          <table:table-cell table:style-name="ce5" table:formula="of:=IF([.C362] &gt;0;[.D362]-([.C362]-[.B362]);0)" office:value-type="float" office:value="3.6">
            <text:p>3,60</text:p>
          </table:table-cell>
          <table:table-cell table:style-name="ce5" table:formula="of:=[.D362]-[.E362]" office:value-type="float" office:value="3">
            <text:p>3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2-27">
            <text:p>27.12.2016</text:p>
          </table:table-cell>
          <table:table-cell table:style-name="Excel_20_Built-in_20_Normal" office:value-type="float" office:value="39510">
            <text:p>39510</text:p>
          </table:table-cell>
          <table:table-cell table:style-name="Excel_20_Built-in_20_Normal" table:formula="of:=[.B364]" office:value-type="float" office:value="39515">
            <text:p>39515</text:p>
          </table:table-cell>
          <table:table-cell table:style-name="Excel_20_Built-in_20_Normal" office:value-type="float" office:value="10.9">
            <text:p>10,9</text:p>
          </table:table-cell>
          <table:table-cell table:style-name="ce5" table:formula="of:=IF([.C363] &gt;0;[.D363]-([.C363]-[.B363]);0)" office:value-type="float" office:value="5.9">
            <text:p>5,90</text:p>
          </table:table-cell>
          <table:table-cell table:style-name="ce5" table:formula="of:=[.D363]-[.E363]" office:value-type="float" office:value="5">
            <text:p>5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2-28">
            <text:p>28.12.2016</text:p>
          </table:table-cell>
          <table:table-cell table:style-name="Excel_20_Built-in_20_Normal" office:value-type="float" office:value="39515">
            <text:p>39515</text:p>
          </table:table-cell>
          <table:table-cell table:style-name="Excel_20_Built-in_20_Normal" table:formula="of:=[.B365]" office:value-type="float" office:value="39517">
            <text:p>39517</text:p>
          </table:table-cell>
          <table:table-cell table:style-name="Excel_20_Built-in_20_Normal" office:value-type="float" office:value="6">
            <text:p>6</text:p>
          </table:table-cell>
          <table:table-cell table:style-name="ce5" table:formula="of:=IF([.C364] &gt;0;[.D364]-([.C364]-[.B364]);0)" office:value-type="float" office:value="4">
            <text:p>4,00</text:p>
          </table:table-cell>
          <table:table-cell table:style-name="ce5" table:formula="of:=[.D364]-[.E364]" office:value-type="float" office:value="2">
            <text:p>2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2-29">
            <text:p>29.12.2016</text:p>
          </table:table-cell>
          <table:table-cell table:style-name="Excel_20_Built-in_20_Normal" office:value-type="float" office:value="39517">
            <text:p>39517</text:p>
          </table:table-cell>
          <table:table-cell table:style-name="Excel_20_Built-in_20_Normal" table:formula="of:=[.B366]" office:value-type="float" office:value="39535">
            <text:p>39535</text:p>
          </table:table-cell>
          <table:table-cell table:style-name="Excel_20_Built-in_20_Normal" office:value-type="float" office:value="24.4">
            <text:p>24,4</text:p>
          </table:table-cell>
          <table:table-cell table:style-name="ce5" table:formula="of:=IF([.C365] &gt;0;[.D365]-([.C365]-[.B365]);0)" office:value-type="float" office:value="6.4">
            <text:p>6,40</text:p>
          </table:table-cell>
          <table:table-cell table:style-name="ce5" table:formula="of:=[.D365]-[.E365]" office:value-type="float" office:value="18">
            <text:p>1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2-30">
            <text:p>30.12.2016</text:p>
          </table:table-cell>
          <table:table-cell table:style-name="Excel_20_Built-in_20_Normal" office:value-type="float" office:value="39535">
            <text:p>39535</text:p>
          </table:table-cell>
          <table:table-cell table:style-name="Excel_20_Built-in_20_Normal" table:formula="of:=[.B367]" office:value-type="float" office:value="39553">
            <text:p>39553</text:p>
          </table:table-cell>
          <table:table-cell table:style-name="Excel_20_Built-in_20_Normal" office:value-type="float" office:value="24.1">
            <text:p>24,1</text:p>
          </table:table-cell>
          <table:table-cell table:style-name="ce5" table:formula="of:=IF([.C366] &gt;0;[.D366]-([.C366]-[.B366]);0)" office:value-type="float" office:value="6.1">
            <text:p>6,10</text:p>
          </table:table-cell>
          <table:table-cell table:style-name="ce5" table:formula="of:=[.D366]-[.E366]" office:value-type="float" office:value="18">
            <text:p>18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 office:value-type="date" office:date-value="2016-12-31">
            <text:p>31.12.2016</text:p>
          </table:table-cell>
          <table:table-cell table:style-name="Excel_20_Built-in_20_Normal" office:value-type="float" office:value="39553">
            <text:p>39553</text:p>
          </table:table-cell>
          <table:table-cell table:style-name="Excel_20_Built-in_20_Normal" office:value-type="float" office:value="39573">
            <text:p>39573</text:p>
          </table:table-cell>
          <table:table-cell table:style-name="Excel_20_Built-in_20_Normal" office:value-type="float" office:value="24.8">
            <text:p>24,8</text:p>
          </table:table-cell>
          <table:table-cell table:style-name="ce5" table:formula="of:=IF([.C367] &gt;0;[.D367]-([.C367]-[.B367]);0)" office:value-type="float" office:value="4.8">
            <text:p>4,80</text:p>
          </table:table-cell>
          <table:table-cell table:style-name="ce5" table:formula="of:=[.D367]-[.E367]" office:value-type="float" office:value="20">
            <text:p>20,00</text:p>
          </table:table-cell>
          <table:table-cell table:style-name="Excel_20_Built-in_20_Normal"/>
          <table:table-cell table:number-columns-repeated="1017"/>
        </table:table-row>
        <table:table-row table:style-name="ro2">
          <table:table-cell table:style-name="ce2"/>
          <table:table-cell table:style-name="Excel_20_Built-in_20_Normal" table:number-columns-repeated="3"/>
          <table:table-cell table:style-name="ce5" table:number-columns-repeated="2"/>
          <table:table-cell table:style-name="Excel_20_Built-in_20_Normal"/>
          <table:table-cell table:number-columns-repeated="1017"/>
        </table:table-row>
        <table:table-row table:style-name="ro2">
          <table:table-cell table:style-name="ce2"/>
          <table:table-cell table:style-name="Excel_20_Built-in_20_Normal" table:number-columns-repeated="6"/>
          <table:table-cell table:number-columns-repeated="1017"/>
        </table:table-row>
        <table:table-row table:style-name="ro2" table:number-rows-repeated="2">
          <table:table-cell table:style-name="Excel_20_Built-in_20_Normal" table:number-columns-repeated="7"/>
          <table:table-cell table:number-columns-repeated="1017"/>
        </table:table-row>
        <table:table-row table:style-name="ro1">
          <table:table-cell table:style-name="ce3" table:number-columns-repeated="3"/>
          <table:table-cell table:style-name="ce4" table:number-columns-repeated="3"/>
          <table:table-cell table:style-name="Excel_20_Built-in_20_Normal"/>
          <table:table-cell table:number-columns-repeated="1017"/>
        </table:table-row>
        <table:table-row table:style-name="ro1">
          <table:table-cell table:style-name="ce3" table:number-columns-repeated="3"/>
          <table:table-cell table:style-name="ce4" table:number-columns-repeated="3"/>
          <table:table-cell table:style-name="Excel_20_Built-in_20_Normal"/>
          <table:table-cell table:style-name="ce6"/>
          <table:table-cell table:number-columns-repeated="1016"/>
        </table:table-row>
        <table:table-row table:style-name="ro1">
          <table:table-cell table:style-name="ce3" table:number-columns-repeated="3"/>
          <table:table-cell table:style-name="ce4" table:number-columns-repeated="3"/>
          <table:table-cell table:style-name="Excel_20_Built-in_20_Normal"/>
          <table:table-cell table:number-columns-repeated="1017"/>
        </table:table-row>
        <table:table-row table:style-name="ro2">
          <table:table-cell table:style-name="Excel_20_Built-in_20_Normal" table:number-columns-repeated="7"/>
          <table:table-cell table:number-columns-repeated="1017"/>
        </table:table-row>
        <table:table-row table:style-name="ro1">
          <table:table-cell table:style-name="ce3" table:number-columns-repeated="4"/>
          <table:table-cell table:style-name="ce4"/>
          <table:table-cell table:style-name="ce3"/>
          <table:table-cell table:style-name="Excel_20_Built-in_20_Normal"/>
          <table:table-cell table:number-columns-repeated="1017"/>
        </table:table-row>
        <table:table-row table:style-name="ro1">
          <table:table-cell table:style-name="ce3"/>
          <table:table-cell table:style-name="Excel_20_Built-in_20_Normal" table:number-columns-repeated="2"/>
          <table:table-cell table:style-name="ce4" table:number-columns-repeated="3"/>
          <table:table-cell table:style-name="Excel_20_Built-in_20_Normal"/>
          <table:table-cell table:number-columns-repeated="1017"/>
        </table:table-row>
        <table:table-row table:style-name="ro2" table:number-rows-repeated="3">
          <table:table-cell table:style-name="Excel_20_Built-in_20_Normal" table:number-columns-repeated="7"/>
          <table:table-cell table:number-columns-repeated="1017"/>
        </table:table-row>
        <table:table-row table:style-name="ro1">
          <table:table-cell table:style-name="Excel_20_Built-in_20_Normal" table:number-columns-repeated="6"/>
          <table:table-cell table:style-name="ce3"/>
          <table:table-cell table:number-columns-repeated="1017"/>
        </table:table-row>
        <table:table-row table:style-name="ro1" table:number-rows-repeated="12">
          <table:table-cell table:style-name="ce3" table:number-columns-repeated="3"/>
          <table:table-cell table:style-name="ce4" table:number-columns-repeated="3"/>
          <table:table-cell table:style-name="ce3"/>
          <table:table-cell table:number-columns-repeated="1017"/>
        </table:table-row>
        <table:table-row table:style-name="ro1" table:number-rows-repeated="10481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5" table:style-name="ta4" table:print="false"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number-columns-repeated="251" table:default-cell-style-name="Excel_20_Built-in_20_Normal"/>
        <table:table-column table:style-name="co8" table:number-columns-repeated="767" table:default-cell-style-name="Excel_20_Built-in_20_Normal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Zählerstand morgens</text:p>
          </table:table-cell>
          <table:table-cell table:style-name="ce1" office:value-type="string">
            <text:p>Zählerstand abends</text:p>
          </table:table-cell>
          <table:table-cell table:style-name="ce1" office:value-type="string">
            <text:p>Produktion</text:p>
          </table:table-cell>
          <table:table-cell table:style-name="ce1" office:value-type="string">
            <text:p>Eigen verbrauch</text:p>
          </table:table-cell>
          <table:table-cell table:style-name="ce1" office:value-type="string">
            <text:p>eingespeist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1-01">
            <text:p>01.01.2015</text:p>
          </table:table-cell>
          <table:table-cell office:value-type="float" office:value="23130">
            <text:p>23130</text:p>
          </table:table-cell>
          <table:table-cell table:formula="of:=[.B3]" office:value-type="float" office:value="23130">
            <text:p>23130</text:p>
          </table:table-cell>
          <table:table-cell office:value-type="float" office:value="0">
            <text:p>0</text:p>
          </table:table-cell>
          <table:table-cell table:style-name="ce5" table:formula="of:=[.D2]-([.C2]-[.B2])" office:value-type="float" office:value="0">
            <text:p>0,00</text:p>
          </table:table-cell>
          <table:table-cell table:style-name="ce5" table:formula="of:=[.D2]-[.E2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1-02">
            <text:p>02.01.2015</text:p>
          </table:table-cell>
          <table:table-cell office:value-type="float" office:value="23130">
            <text:p>23130</text:p>
          </table:table-cell>
          <table:table-cell table:formula="of:=[.B4]" office:value-type="float" office:value="23130">
            <text:p>23130</text:p>
          </table:table-cell>
          <table:table-cell office:value-type="float" office:value="0">
            <text:p>0</text:p>
          </table:table-cell>
          <table:table-cell table:style-name="ce5" table:formula="of:=[.D3]-([.C3]-[.B3])" office:value-type="float" office:value="0">
            <text:p>0,00</text:p>
          </table:table-cell>
          <table:table-cell table:style-name="ce5" table:formula="of:=[.D3]-[.E3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1-03">
            <text:p>03.01.2015</text:p>
          </table:table-cell>
          <table:table-cell table:number-columns-repeated="2" office:value-type="float" office:value="23130">
            <text:p>23130</text:p>
          </table:table-cell>
          <table:table-cell office:value-type="float" office:value="3.5">
            <text:p>3,5</text:p>
          </table:table-cell>
          <table:table-cell table:style-name="ce5" table:formula="of:=[.D4]-([.C4]-[.B4])" office:value-type="float" office:value="3.5">
            <text:p>3,50</text:p>
          </table:table-cell>
          <table:table-cell table:style-name="ce5" table:formula="of:=[.D4]-[.E4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1-04">
            <text:p>04.01.2015</text:p>
          </table:table-cell>
          <table:table-cell office:value-type="float" office:value="23130">
            <text:p>23130</text:p>
          </table:table-cell>
          <table:table-cell table:formula="of:=[.B6]" office:value-type="float" office:value="23133">
            <text:p>23133</text:p>
          </table:table-cell>
          <table:table-cell office:value-type="float" office:value="5.2">
            <text:p>5,2</text:p>
          </table:table-cell>
          <table:table-cell table:style-name="ce5" table:formula="of:=[.D5]-([.C5]-[.B5])" office:value-type="float" office:value="2.2">
            <text:p>2,20</text:p>
          </table:table-cell>
          <table:table-cell table:style-name="ce5" table:formula="of:=[.D5]-[.E5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1-05">
            <text:p>05.01.2015</text:p>
          </table:table-cell>
          <table:table-cell office:value-type="float" office:value="23133">
            <text:p>23133</text:p>
          </table:table-cell>
          <table:table-cell table:formula="of:=[.B7]" office:value-type="float" office:value="23155">
            <text:p>23155</text:p>
          </table:table-cell>
          <table:table-cell office:value-type="float" office:value="26.2">
            <text:p>26,2</text:p>
          </table:table-cell>
          <table:table-cell table:style-name="ce5" table:formula="of:=[.D6]-([.C6]-[.B6])" office:value-type="float" office:value="4.2">
            <text:p>4,20</text:p>
          </table:table-cell>
          <table:table-cell table:style-name="ce5" table:formula="of:=[.D6]-[.E6]" office:value-type="float" office:value="22">
            <text:p>2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1-06">
            <text:p>06.01.2015</text:p>
          </table:table-cell>
          <table:table-cell office:value-type="float" office:value="23155">
            <text:p>23155</text:p>
          </table:table-cell>
          <table:table-cell table:formula="of:=[.B8]" office:value-type="float" office:value="23175">
            <text:p>23175</text:p>
          </table:table-cell>
          <table:table-cell office:value-type="float" office:value="22.5">
            <text:p>22,5</text:p>
          </table:table-cell>
          <table:table-cell table:style-name="ce5" table:formula="of:=[.D7]-([.C7]-[.B7])" office:value-type="float" office:value="2.5">
            <text:p>2,50</text:p>
          </table:table-cell>
          <table:table-cell table:style-name="ce5" table:formula="of:=[.D7]-[.E7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1-07">
            <text:p>07.01.2015</text:p>
          </table:table-cell>
          <table:table-cell office:value-type="float" office:value="23175">
            <text:p>23175</text:p>
          </table:table-cell>
          <table:table-cell table:formula="of:=[.B9]" office:value-type="float" office:value="23175">
            <text:p>23175</text:p>
          </table:table-cell>
          <table:table-cell office:value-type="float" office:value="4.2">
            <text:p>4,2</text:p>
          </table:table-cell>
          <table:table-cell table:style-name="ce5" table:formula="of:=[.D8]-([.C8]-[.B8])" office:value-type="float" office:value="4.2">
            <text:p>4,20</text:p>
          </table:table-cell>
          <table:table-cell table:style-name="ce5" table:formula="of:=[.D8]-[.E8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1-08">
            <text:p>08.01.2015</text:p>
          </table:table-cell>
          <table:table-cell office:value-type="float" office:value="23175">
            <text:p>23175</text:p>
          </table:table-cell>
          <table:table-cell table:formula="of:=[.B10]" office:value-type="float" office:value="23176">
            <text:p>23176</text:p>
          </table:table-cell>
          <table:table-cell office:value-type="float" office:value="4">
            <text:p>4</text:p>
          </table:table-cell>
          <table:table-cell table:style-name="ce5" table:formula="of:=[.D9]-([.C9]-[.B9])" office:value-type="float" office:value="3">
            <text:p>3,00</text:p>
          </table:table-cell>
          <table:table-cell table:style-name="ce5" table:formula="of:=[.D9]-[.E9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1-09">
            <text:p>09.01.2015</text:p>
          </table:table-cell>
          <table:table-cell office:value-type="float" office:value="23176">
            <text:p>23176</text:p>
          </table:table-cell>
          <table:table-cell table:formula="of:=[.B11]" office:value-type="float" office:value="23178">
            <text:p>23178</text:p>
          </table:table-cell>
          <table:table-cell office:value-type="float" office:value="5.1">
            <text:p>5,1</text:p>
          </table:table-cell>
          <table:table-cell table:style-name="ce5" table:formula="of:=[.D10]-([.C10]-[.B10])" office:value-type="float" office:value="3.1">
            <text:p>3,10</text:p>
          </table:table-cell>
          <table:table-cell table:style-name="ce5" table:formula="of:=[.D10]-[.E10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1-10">
            <text:p>10.01.2015</text:p>
          </table:table-cell>
          <table:table-cell office:value-type="float" office:value="23178">
            <text:p>23178</text:p>
          </table:table-cell>
          <table:table-cell table:formula="of:=[.B12]" office:value-type="float" office:value="23185">
            <text:p>23185</text:p>
          </table:table-cell>
          <table:table-cell office:value-type="float" office:value="14.7">
            <text:p>14,7</text:p>
          </table:table-cell>
          <table:table-cell table:style-name="ce5" table:formula="of:=[.D11]-([.C11]-[.B11])" office:value-type="float" office:value="7.7">
            <text:p>7,70</text:p>
          </table:table-cell>
          <table:table-cell table:style-name="ce5" table:formula="of:=[.D11]-[.E11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1-11">
            <text:p>11.01.2015</text:p>
          </table:table-cell>
          <table:table-cell office:value-type="float" office:value="23185">
            <text:p>23185</text:p>
          </table:table-cell>
          <table:table-cell table:formula="of:=[.B13]" office:value-type="float" office:value="23186">
            <text:p>23186</text:p>
          </table:table-cell>
          <table:table-cell office:value-type="float" office:value="3.9">
            <text:p>3,9</text:p>
          </table:table-cell>
          <table:table-cell table:style-name="ce5" table:formula="of:=[.D12]-([.C12]-[.B12])" office:value-type="float" office:value="2.9">
            <text:p>2,90</text:p>
          </table:table-cell>
          <table:table-cell table:style-name="ce5" table:formula="of:=[.D12]-[.E12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1-12">
            <text:p>12.01.2015</text:p>
          </table:table-cell>
          <table:table-cell office:value-type="float" office:value="23186">
            <text:p>23186</text:p>
          </table:table-cell>
          <table:table-cell table:formula="of:=[.B14]" office:value-type="float" office:value="23194">
            <text:p>23194</text:p>
          </table:table-cell>
          <table:table-cell office:value-type="float" office:value="16.3">
            <text:p>16,3</text:p>
          </table:table-cell>
          <table:table-cell table:style-name="ce5" table:formula="of:=[.D13]-([.C13]-[.B13])" office:value-type="float" office:value="8.3">
            <text:p>8,30</text:p>
          </table:table-cell>
          <table:table-cell table:style-name="ce5" table:formula="of:=[.D13]-[.E13]" office:value-type="float" office:value="8">
            <text:p>8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1-13">
            <text:p>13.01.2015</text:p>
          </table:table-cell>
          <table:table-cell office:value-type="float" office:value="23194">
            <text:p>23194</text:p>
          </table:table-cell>
          <table:table-cell table:formula="of:=[.B15]" office:value-type="float" office:value="23214">
            <text:p>23214</text:p>
          </table:table-cell>
          <table:table-cell office:value-type="float" office:value="27.5">
            <text:p>27,5</text:p>
          </table:table-cell>
          <table:table-cell table:style-name="ce5" table:formula="of:=[.D14]-([.C14]-[.B14])" office:value-type="float" office:value="7.5">
            <text:p>7,50</text:p>
          </table:table-cell>
          <table:table-cell table:style-name="ce5" table:formula="of:=[.D14]-[.E14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1-14">
            <text:p>14.01.2015</text:p>
          </table:table-cell>
          <table:table-cell office:value-type="float" office:value="23214">
            <text:p>23214</text:p>
          </table:table-cell>
          <table:table-cell table:formula="of:=[.B16]" office:value-type="float" office:value="23216">
            <text:p>23216</text:p>
          </table:table-cell>
          <table:table-cell office:value-type="float" office:value="5.5">
            <text:p>5,5</text:p>
          </table:table-cell>
          <table:table-cell table:style-name="ce5" table:formula="of:=[.D15]-([.C15]-[.B15])" office:value-type="float" office:value="3.5">
            <text:p>3,50</text:p>
          </table:table-cell>
          <table:table-cell table:style-name="ce5" table:formula="of:=[.D15]-[.E15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1-15">
            <text:p>15.01.2015</text:p>
          </table:table-cell>
          <table:table-cell office:value-type="float" office:value="23216">
            <text:p>23216</text:p>
          </table:table-cell>
          <table:table-cell table:formula="of:=[.B17]" office:value-type="float" office:value="23216">
            <text:p>23216</text:p>
          </table:table-cell>
          <table:table-cell office:value-type="float" office:value="3.5">
            <text:p>3,5</text:p>
          </table:table-cell>
          <table:table-cell table:style-name="ce5" table:formula="of:=[.D16]-([.C16]-[.B16])" office:value-type="float" office:value="3.5">
            <text:p>3,50</text:p>
          </table:table-cell>
          <table:table-cell table:style-name="ce5" table:formula="of:=[.D16]-[.E16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1-16">
            <text:p>16.01.2015</text:p>
          </table:table-cell>
          <table:table-cell office:value-type="float" office:value="23216">
            <text:p>23216</text:p>
          </table:table-cell>
          <table:table-cell table:formula="of:=[.B18]" office:value-type="float" office:value="23217">
            <text:p>23217</text:p>
          </table:table-cell>
          <table:table-cell office:value-type="float" office:value="4.3">
            <text:p>4,3</text:p>
          </table:table-cell>
          <table:table-cell table:style-name="ce5" table:formula="of:=[.D17]-([.C17]-[.B17])" office:value-type="float" office:value="3.3">
            <text:p>3,30</text:p>
          </table:table-cell>
          <table:table-cell table:style-name="ce5" table:formula="of:=[.D17]-[.E17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1-17">
            <text:p>17.01.2015</text:p>
          </table:table-cell>
          <table:table-cell office:value-type="float" office:value="23217">
            <text:p>23217</text:p>
          </table:table-cell>
          <table:table-cell table:formula="of:=[.B19]" office:value-type="float" office:value="23217">
            <text:p>23217</text:p>
          </table:table-cell>
          <table:table-cell office:value-type="float" office:value="3.1">
            <text:p>3,1</text:p>
          </table:table-cell>
          <table:table-cell table:style-name="ce5" table:formula="of:=[.D18]-([.C18]-[.B18])" office:value-type="float" office:value="3.1">
            <text:p>3,10</text:p>
          </table:table-cell>
          <table:table-cell table:style-name="ce5" table:formula="of:=[.D18]-[.E18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1-18">
            <text:p>18.01.2015</text:p>
          </table:table-cell>
          <table:table-cell office:value-type="float" office:value="23217">
            <text:p>23217</text:p>
          </table:table-cell>
          <table:table-cell table:formula="of:=[.B20]" office:value-type="float" office:value="23238">
            <text:p>23238</text:p>
          </table:table-cell>
          <table:table-cell office:value-type="float" office:value="24.9">
            <text:p>24,9</text:p>
          </table:table-cell>
          <table:table-cell table:style-name="ce5" table:formula="of:=[.D19]-([.C19]-[.B19])" office:value-type="float" office:value="3.9">
            <text:p>3,90</text:p>
          </table:table-cell>
          <table:table-cell table:style-name="ce5" table:formula="of:=[.D19]-[.E19]" office:value-type="float" office:value="21">
            <text:p>2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1-19">
            <text:p>19.01.2015</text:p>
          </table:table-cell>
          <table:table-cell office:value-type="float" office:value="23238">
            <text:p>23238</text:p>
          </table:table-cell>
          <table:table-cell table:formula="of:=[.B21]" office:value-type="float" office:value="23250">
            <text:p>23250</text:p>
          </table:table-cell>
          <table:table-cell office:value-type="float" office:value="14.8">
            <text:p>14,8</text:p>
          </table:table-cell>
          <table:table-cell table:style-name="ce5" table:formula="of:=[.D20]-([.C20]-[.B20])" office:value-type="float" office:value="2.8">
            <text:p>2,80</text:p>
          </table:table-cell>
          <table:table-cell table:style-name="ce5" table:formula="of:=[.D20]-[.E20]" office:value-type="float" office:value="12">
            <text:p>1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1-20">
            <text:p>20.01.2015</text:p>
          </table:table-cell>
          <table:table-cell office:value-type="float" office:value="23250">
            <text:p>23250</text:p>
          </table:table-cell>
          <table:table-cell table:formula="of:=[.B22]" office:value-type="float" office:value="23250">
            <text:p>23250</text:p>
          </table:table-cell>
          <table:table-cell office:value-type="float" office:value="1">
            <text:p>1</text:p>
          </table:table-cell>
          <table:table-cell table:style-name="ce5" table:formula="of:=[.D21]-([.C21]-[.B21])" office:value-type="float" office:value="1">
            <text:p>1,00</text:p>
          </table:table-cell>
          <table:table-cell table:style-name="ce5" table:formula="of:=[.D21]-[.E21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1-21">
            <text:p>21.01.2015</text:p>
          </table:table-cell>
          <table:table-cell office:value-type="float" office:value="23250">
            <text:p>23250</text:p>
          </table:table-cell>
          <table:table-cell table:formula="of:=[.B23]" office:value-type="float" office:value="23251">
            <text:p>23251</text:p>
          </table:table-cell>
          <table:table-cell office:value-type="float" office:value="5.8">
            <text:p>5,8</text:p>
          </table:table-cell>
          <table:table-cell table:style-name="ce5" table:formula="of:=[.D22]-([.C22]-[.B22])" office:value-type="float" office:value="4.8">
            <text:p>4,80</text:p>
          </table:table-cell>
          <table:table-cell table:style-name="ce5" table:formula="of:=[.D22]-[.E22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1-22">
            <text:p>22.01.2015</text:p>
          </table:table-cell>
          <table:table-cell office:value-type="float" office:value="23251">
            <text:p>23251</text:p>
          </table:table-cell>
          <table:table-cell table:formula="of:=[.B24]" office:value-type="float" office:value="23251">
            <text:p>23251</text:p>
          </table:table-cell>
          <table:table-cell office:value-type="float" office:value="1.2">
            <text:p>1,2</text:p>
          </table:table-cell>
          <table:table-cell table:style-name="ce5" table:formula="of:=[.D23]-([.C23]-[.B23])" office:value-type="float" office:value="1.2">
            <text:p>1,20</text:p>
          </table:table-cell>
          <table:table-cell table:style-name="ce5" table:formula="of:=[.D23]-[.E23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1-23">
            <text:p>23.01.2015</text:p>
          </table:table-cell>
          <table:table-cell office:value-type="float" office:value="23251">
            <text:p>23251</text:p>
          </table:table-cell>
          <table:table-cell table:formula="of:=[.B25]" office:value-type="float" office:value="23251">
            <text:p>23251</text:p>
          </table:table-cell>
          <table:table-cell office:value-type="float" office:value="0">
            <text:p>0</text:p>
          </table:table-cell>
          <table:table-cell table:style-name="ce5" table:formula="of:=[.D24]-([.C24]-[.B24])" office:value-type="float" office:value="0">
            <text:p>0,00</text:p>
          </table:table-cell>
          <table:table-cell table:style-name="ce5" table:formula="of:=[.D24]-[.E24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1-24">
            <text:p>24.01.2015</text:p>
          </table:table-cell>
          <table:table-cell office:value-type="float" office:value="23251">
            <text:p>23251</text:p>
          </table:table-cell>
          <table:table-cell table:formula="of:=[.B26]" office:value-type="float" office:value="23251">
            <text:p>23251</text:p>
          </table:table-cell>
          <table:table-cell office:value-type="float" office:value="2.8">
            <text:p>2,8</text:p>
          </table:table-cell>
          <table:table-cell table:style-name="ce5" table:formula="of:=[.D25]-([.C25]-[.B25])" office:value-type="float" office:value="2.8">
            <text:p>2,80</text:p>
          </table:table-cell>
          <table:table-cell table:style-name="ce5" table:formula="of:=[.D25]-[.E25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1-25">
            <text:p>25.01.2015</text:p>
          </table:table-cell>
          <table:table-cell office:value-type="float" office:value="23251">
            <text:p>23251</text:p>
          </table:table-cell>
          <table:table-cell table:formula="of:=[.B27]" office:value-type="float" office:value="23252">
            <text:p>23252</text:p>
          </table:table-cell>
          <table:table-cell office:value-type="float" office:value="1">
            <text:p>1</text:p>
          </table:table-cell>
          <table:table-cell table:style-name="ce5" table:formula="of:=[.D26]-([.C26]-[.B26])" office:value-type="float" office:value="0">
            <text:p>0,00</text:p>
          </table:table-cell>
          <table:table-cell table:style-name="ce5" table:formula="of:=[.D26]-[.E26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1-26">
            <text:p>26.01.2015</text:p>
          </table:table-cell>
          <table:table-cell office:value-type="float" office:value="23252">
            <text:p>23252</text:p>
          </table:table-cell>
          <table:table-cell table:formula="of:=[.B28]" office:value-type="float" office:value="23253">
            <text:p>23253</text:p>
          </table:table-cell>
          <table:table-cell office:value-type="float" office:value="4.2">
            <text:p>4,2</text:p>
          </table:table-cell>
          <table:table-cell table:style-name="ce5" table:formula="of:=[.D27]-([.C27]-[.B27])" office:value-type="float" office:value="3.2">
            <text:p>3,20</text:p>
          </table:table-cell>
          <table:table-cell table:style-name="ce5" table:formula="of:=[.D27]-[.E27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1-27">
            <text:p>27.01.2015</text:p>
          </table:table-cell>
          <table:table-cell office:value-type="float" office:value="23253">
            <text:p>23253</text:p>
          </table:table-cell>
          <table:table-cell table:formula="of:=[.B29]" office:value-type="float" office:value="23253">
            <text:p>23253</text:p>
          </table:table-cell>
          <table:table-cell office:value-type="float" office:value="3.8">
            <text:p>3,8</text:p>
          </table:table-cell>
          <table:table-cell table:style-name="ce5" table:formula="of:=[.D28]-([.C28]-[.B28])" office:value-type="float" office:value="3.8">
            <text:p>3,80</text:p>
          </table:table-cell>
          <table:table-cell table:style-name="ce5" table:formula="of:=[.D28]-[.E28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1-28">
            <text:p>28.01.2015</text:p>
          </table:table-cell>
          <table:table-cell office:value-type="float" office:value="23253">
            <text:p>23253</text:p>
          </table:table-cell>
          <table:table-cell table:formula="of:=[.B30]" office:value-type="float" office:value="23258">
            <text:p>23258</text:p>
          </table:table-cell>
          <table:table-cell office:value-type="float" office:value="11.6">
            <text:p>11,6</text:p>
          </table:table-cell>
          <table:table-cell table:style-name="ce5" table:formula="of:=[.D29]-([.C29]-[.B29])" office:value-type="float" office:value="6.6">
            <text:p>6,60</text:p>
          </table:table-cell>
          <table:table-cell table:style-name="ce5" table:formula="of:=[.D29]-[.E29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1-29">
            <text:p>29.01.2015</text:p>
          </table:table-cell>
          <table:table-cell office:value-type="float" office:value="23258">
            <text:p>23258</text:p>
          </table:table-cell>
          <table:table-cell table:formula="of:=[.B31]" office:value-type="float" office:value="23264">
            <text:p>23264</text:p>
          </table:table-cell>
          <table:table-cell office:value-type="float" office:value="11.1">
            <text:p>11,1</text:p>
          </table:table-cell>
          <table:table-cell table:style-name="ce5" table:formula="of:=[.D30]-([.C30]-[.B30])" office:value-type="float" office:value="5.1">
            <text:p>5,10</text:p>
          </table:table-cell>
          <table:table-cell table:style-name="ce5" table:formula="of:=[.D30]-[.E30]" office:value-type="float" office:value="6">
            <text:p>6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1-30">
            <text:p>30.01.2015</text:p>
          </table:table-cell>
          <table:table-cell office:value-type="float" office:value="23264">
            <text:p>23264</text:p>
          </table:table-cell>
          <table:table-cell table:formula="of:=[.B32]" office:value-type="float" office:value="23270">
            <text:p>23270</text:p>
          </table:table-cell>
          <table:table-cell office:value-type="float" office:value="10.2">
            <text:p>10,2</text:p>
          </table:table-cell>
          <table:table-cell table:style-name="ce5" table:formula="of:=[.D31]-([.C31]-[.B31])" office:value-type="float" office:value="4.2">
            <text:p>4,20</text:p>
          </table:table-cell>
          <table:table-cell table:style-name="ce5" table:formula="of:=[.D31]-[.E31]" office:value-type="float" office:value="6">
            <text:p>6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1-31">
            <text:p>31.01.2015</text:p>
          </table:table-cell>
          <table:table-cell office:value-type="float" office:value="23270">
            <text:p>23270</text:p>
          </table:table-cell>
          <table:table-cell table:formula="of:=[.B33]" office:value-type="float" office:value="23277">
            <text:p>23277</text:p>
          </table:table-cell>
          <table:table-cell office:value-type="float" office:value="8.8">
            <text:p>8,8</text:p>
          </table:table-cell>
          <table:table-cell table:style-name="ce5" table:formula="of:=[.D32]-([.C32]-[.B32])" office:value-type="float" office:value="1.8">
            <text:p>1,80</text:p>
          </table:table-cell>
          <table:table-cell table:style-name="ce5" table:formula="of:=[.D32]-[.E32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2-01">
            <text:p>01.02.2015</text:p>
          </table:table-cell>
          <table:table-cell office:value-type="float" office:value="23277">
            <text:p>23277</text:p>
          </table:table-cell>
          <table:table-cell table:formula="of:=[.B34]" office:value-type="float" office:value="23279">
            <text:p>23279</text:p>
          </table:table-cell>
          <table:table-cell office:value-type="float" office:value="4.9">
            <text:p>4,9</text:p>
          </table:table-cell>
          <table:table-cell table:style-name="ce5" table:formula="of:=[.D33]-([.C33]-[.B33])" office:value-type="float" office:value="2.9">
            <text:p>2,90</text:p>
          </table:table-cell>
          <table:table-cell table:style-name="ce5" table:formula="of:=[.D33]-[.E33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2-02">
            <text:p>02.02.2015</text:p>
          </table:table-cell>
          <table:table-cell office:value-type="float" office:value="23279">
            <text:p>23279</text:p>
          </table:table-cell>
          <table:table-cell table:formula="of:=[.B35]" office:value-type="float" office:value="23279">
            <text:p>23279</text:p>
          </table:table-cell>
          <table:table-cell office:value-type="float" office:value="0">
            <text:p>0</text:p>
          </table:table-cell>
          <table:table-cell table:style-name="ce5" table:formula="of:=[.D34]-([.C34]-[.B34])" office:value-type="float" office:value="0">
            <text:p>0,00</text:p>
          </table:table-cell>
          <table:table-cell table:style-name="ce5" table:formula="of:=[.D34]-[.E34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2-03">
            <text:p>03.02.2015</text:p>
          </table:table-cell>
          <table:table-cell office:value-type="float" office:value="23279">
            <text:p>23279</text:p>
          </table:table-cell>
          <table:table-cell table:formula="of:=[.B36]" office:value-type="float" office:value="23285">
            <text:p>23285</text:p>
          </table:table-cell>
          <table:table-cell office:value-type="float" office:value="12.2">
            <text:p>12,2</text:p>
          </table:table-cell>
          <table:table-cell table:style-name="ce5" table:formula="of:=[.D35]-([.C35]-[.B35])" office:value-type="float" office:value="6.2">
            <text:p>6,20</text:p>
          </table:table-cell>
          <table:table-cell table:style-name="ce5" table:formula="of:=[.D35]-[.E35]" office:value-type="float" office:value="6">
            <text:p>6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2-04">
            <text:p>04.02.2015</text:p>
          </table:table-cell>
          <table:table-cell office:value-type="float" office:value="23285">
            <text:p>23285</text:p>
          </table:table-cell>
          <table:table-cell table:formula="of:=[.B37]" office:value-type="float" office:value="23289">
            <text:p>23289</text:p>
          </table:table-cell>
          <table:table-cell office:value-type="float" office:value="9.3">
            <text:p>9,3</text:p>
          </table:table-cell>
          <table:table-cell table:style-name="ce5" table:formula="of:=[.D36]-([.C36]-[.B36])" office:value-type="float" office:value="5.3">
            <text:p>5,30</text:p>
          </table:table-cell>
          <table:table-cell table:style-name="ce5" table:formula="of:=[.D36]-[.E36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2-05">
            <text:p>05.02.2015</text:p>
          </table:table-cell>
          <table:table-cell office:value-type="float" office:value="23289">
            <text:p>23289</text:p>
          </table:table-cell>
          <table:table-cell table:formula="of:=[.B38]" office:value-type="float" office:value="23290">
            <text:p>23290</text:p>
          </table:table-cell>
          <table:table-cell office:value-type="float" office:value="5.5">
            <text:p>5,5</text:p>
          </table:table-cell>
          <table:table-cell table:style-name="ce5" table:formula="of:=[.D37]-([.C37]-[.B37])" office:value-type="float" office:value="4.5">
            <text:p>4,50</text:p>
          </table:table-cell>
          <table:table-cell table:style-name="ce5" table:formula="of:=[.D37]-[.E37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2-06">
            <text:p>06.02.2015</text:p>
          </table:table-cell>
          <table:table-cell office:value-type="float" office:value="23290">
            <text:p>23290</text:p>
          </table:table-cell>
          <table:table-cell table:formula="of:=[.B39]" office:value-type="float" office:value="23302">
            <text:p>23302</text:p>
          </table:table-cell>
          <table:table-cell office:value-type="float" office:value="20.2">
            <text:p>20,2</text:p>
          </table:table-cell>
          <table:table-cell table:style-name="ce5" table:formula="of:=[.D38]-([.C38]-[.B38])" office:value-type="float" office:value="8.2">
            <text:p>8,20</text:p>
          </table:table-cell>
          <table:table-cell table:style-name="ce5" table:formula="of:=[.D38]-[.E38]" office:value-type="float" office:value="12">
            <text:p>1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2-07">
            <text:p>07.02.2015</text:p>
          </table:table-cell>
          <table:table-cell office:value-type="float" office:value="23302">
            <text:p>23302</text:p>
          </table:table-cell>
          <table:table-cell table:formula="of:=[.B40]" office:value-type="float" office:value="23336">
            <text:p>23336</text:p>
          </table:table-cell>
          <table:table-cell office:value-type="float" office:value="39.1">
            <text:p>39,1</text:p>
          </table:table-cell>
          <table:table-cell table:style-name="ce5" table:formula="of:=[.D39]-([.C39]-[.B39])" office:value-type="float" office:value="5.1">
            <text:p>5,10</text:p>
          </table:table-cell>
          <table:table-cell table:style-name="ce5" table:formula="of:=[.D39]-[.E39]" office:value-type="float" office:value="34">
            <text:p>3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2-08">
            <text:p>08.02.2015</text:p>
          </table:table-cell>
          <table:table-cell office:value-type="float" office:value="23336">
            <text:p>23336</text:p>
          </table:table-cell>
          <table:table-cell table:formula="of:=[.B41]" office:value-type="float" office:value="23348">
            <text:p>23348</text:p>
          </table:table-cell>
          <table:table-cell office:value-type="float" office:value="15.1">
            <text:p>15,1</text:p>
          </table:table-cell>
          <table:table-cell table:style-name="ce5" table:formula="of:=[.D40]-([.C40]-[.B40])" office:value-type="float" office:value="3.1">
            <text:p>3,10</text:p>
          </table:table-cell>
          <table:table-cell table:style-name="ce5" table:formula="of:=[.D40]-[.E40]" office:value-type="float" office:value="12">
            <text:p>1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2-09">
            <text:p>09.02.2015</text:p>
          </table:table-cell>
          <table:table-cell office:value-type="float" office:value="23348">
            <text:p>23348</text:p>
          </table:table-cell>
          <table:table-cell table:formula="of:=[.B42]" office:value-type="float" office:value="23350">
            <text:p>23350</text:p>
          </table:table-cell>
          <table:table-cell office:value-type="float" office:value="6.2">
            <text:p>6,2</text:p>
          </table:table-cell>
          <table:table-cell table:style-name="ce5" table:formula="of:=[.D41]-([.C41]-[.B41])" office:value-type="float" office:value="4.2">
            <text:p>4,20</text:p>
          </table:table-cell>
          <table:table-cell table:style-name="ce5" table:formula="of:=[.D41]-[.E41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2-10">
            <text:p>10.02.2015</text:p>
          </table:table-cell>
          <table:table-cell office:value-type="float" office:value="23350">
            <text:p>23350</text:p>
          </table:table-cell>
          <table:table-cell table:formula="of:=[.B43]" office:value-type="float" office:value="23354">
            <text:p>23354</text:p>
          </table:table-cell>
          <table:table-cell office:value-type="float" office:value="11.2">
            <text:p>11,2</text:p>
          </table:table-cell>
          <table:table-cell table:style-name="ce5" table:formula="of:=[.D42]-([.C42]-[.B42])" office:value-type="float" office:value="7.2">
            <text:p>7,20</text:p>
          </table:table-cell>
          <table:table-cell table:style-name="ce5" table:formula="of:=[.D42]-[.E42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2-11">
            <text:p>11.02.2015</text:p>
          </table:table-cell>
          <table:table-cell office:value-type="float" office:value="23354">
            <text:p>23354</text:p>
          </table:table-cell>
          <table:table-cell table:formula="of:=[.B44]" office:value-type="float" office:value="23380">
            <text:p>23380</text:p>
          </table:table-cell>
          <table:table-cell office:value-type="float" office:value="38.2">
            <text:p>38,2</text:p>
          </table:table-cell>
          <table:table-cell table:style-name="ce5" table:formula="of:=[.D43]-([.C43]-[.B43])" office:value-type="float" office:value="12.2">
            <text:p>12,20</text:p>
          </table:table-cell>
          <table:table-cell table:style-name="ce5" table:formula="of:=[.D43]-[.E43]" office:value-type="float" office:value="26">
            <text:p>26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2-12">
            <text:p>12.02.2015</text:p>
          </table:table-cell>
          <table:table-cell office:value-type="float" office:value="23380">
            <text:p>23380</text:p>
          </table:table-cell>
          <table:table-cell table:formula="of:=[.B45]" office:value-type="float" office:value="23415">
            <text:p>23415</text:p>
          </table:table-cell>
          <table:table-cell office:value-type="float" office:value="44.4">
            <text:p>44,4</text:p>
          </table:table-cell>
          <table:table-cell table:style-name="ce5" table:formula="of:=[.D44]-([.C44]-[.B44])" office:value-type="float" office:value="9.4">
            <text:p>9,40</text:p>
          </table:table-cell>
          <table:table-cell table:style-name="ce5" table:formula="of:=[.D44]-[.E44]" office:value-type="float" office:value="35">
            <text:p>3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2-13">
            <text:p>13.02.2015</text:p>
          </table:table-cell>
          <table:table-cell office:value-type="float" office:value="23415">
            <text:p>23415</text:p>
          </table:table-cell>
          <table:table-cell table:formula="of:=[.B46]" office:value-type="float" office:value="23448">
            <text:p>23448</text:p>
          </table:table-cell>
          <table:table-cell office:value-type="float" office:value="44.3">
            <text:p>44,3</text:p>
          </table:table-cell>
          <table:table-cell table:style-name="ce5" table:formula="of:=[.D45]-([.C45]-[.B45])" office:value-type="float" office:value="11.3">
            <text:p>11,30</text:p>
          </table:table-cell>
          <table:table-cell table:style-name="ce5" table:formula="of:=[.D45]-[.E45]" office:value-type="float" office:value="33">
            <text:p>3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2-14">
            <text:p>14.02.2015</text:p>
          </table:table-cell>
          <table:table-cell office:value-type="float" office:value="23448">
            <text:p>23448</text:p>
          </table:table-cell>
          <table:table-cell table:formula="of:=[.B47]" office:value-type="float" office:value="23469">
            <text:p>23469</text:p>
          </table:table-cell>
          <table:table-cell office:value-type="float" office:value="30.7">
            <text:p>30,7</text:p>
          </table:table-cell>
          <table:table-cell table:style-name="ce5" table:formula="of:=[.D46]-([.C46]-[.B46])" office:value-type="float" office:value="9.7">
            <text:p>9,70</text:p>
          </table:table-cell>
          <table:table-cell table:style-name="ce5" table:formula="of:=[.D46]-[.E46]" office:value-type="float" office:value="21">
            <text:p>2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2-15">
            <text:p>15.02.2015</text:p>
          </table:table-cell>
          <table:table-cell office:value-type="float" office:value="23469">
            <text:p>23469</text:p>
          </table:table-cell>
          <table:table-cell table:formula="of:=[.B48]" office:value-type="float" office:value="23501">
            <text:p>23501</text:p>
          </table:table-cell>
          <table:table-cell office:value-type="float" office:value="35.8">
            <text:p>35,8</text:p>
          </table:table-cell>
          <table:table-cell table:style-name="ce5" table:formula="of:=[.D47]-([.C47]-[.B47])" office:value-type="float" office:value="3.8">
            <text:p>3,80</text:p>
          </table:table-cell>
          <table:table-cell table:style-name="ce5" table:formula="of:=[.D47]-[.E47]" office:value-type="float" office:value="32">
            <text:p>3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2-16">
            <text:p>16.02.2015</text:p>
          </table:table-cell>
          <table:table-cell office:value-type="float" office:value="23501">
            <text:p>23501</text:p>
          </table:table-cell>
          <table:table-cell table:formula="of:=[.B49]" office:value-type="float" office:value="23534">
            <text:p>23534</text:p>
          </table:table-cell>
          <table:table-cell office:value-type="float" office:value="41.6">
            <text:p>41,6</text:p>
          </table:table-cell>
          <table:table-cell table:style-name="ce5" table:formula="of:=[.D48]-([.C48]-[.B48])" office:value-type="float" office:value="8.6">
            <text:p>8,60</text:p>
          </table:table-cell>
          <table:table-cell table:style-name="ce5" table:formula="of:=[.D48]-[.E48]" office:value-type="float" office:value="33">
            <text:p>3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2-17">
            <text:p>17.02.2015</text:p>
          </table:table-cell>
          <table:table-cell office:value-type="float" office:value="23534">
            <text:p>23534</text:p>
          </table:table-cell>
          <table:table-cell table:formula="of:=[.B50]" office:value-type="float" office:value="23534">
            <text:p>23534</text:p>
          </table:table-cell>
          <table:table-cell office:value-type="float" office:value="3.3">
            <text:p>3,3</text:p>
          </table:table-cell>
          <table:table-cell table:style-name="ce5" table:formula="of:=[.D49]-([.C49]-[.B49])" office:value-type="float" office:value="3.3">
            <text:p>3,30</text:p>
          </table:table-cell>
          <table:table-cell table:style-name="ce5" table:formula="of:=[.D49]-[.E49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2-18">
            <text:p>18.02.2015</text:p>
          </table:table-cell>
          <table:table-cell office:value-type="float" office:value="23534">
            <text:p>23534</text:p>
          </table:table-cell>
          <table:table-cell table:formula="of:=[.B51]" office:value-type="float" office:value="23539">
            <text:p>23539</text:p>
          </table:table-cell>
          <table:table-cell office:value-type="float" office:value="11.3">
            <text:p>11,3</text:p>
          </table:table-cell>
          <table:table-cell table:style-name="ce5" table:formula="of:=[.D50]-([.C50]-[.B50])" office:value-type="float" office:value="6.3">
            <text:p>6,30</text:p>
          </table:table-cell>
          <table:table-cell table:style-name="ce5" table:formula="of:=[.D50]-[.E50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2-19">
            <text:p>19.02.2015</text:p>
          </table:table-cell>
          <table:table-cell office:value-type="float" office:value="23539">
            <text:p>23539</text:p>
          </table:table-cell>
          <table:table-cell table:formula="of:=[.B52]" office:value-type="float" office:value="23558">
            <text:p>23558</text:p>
          </table:table-cell>
          <table:table-cell office:value-type="float" office:value="29.5">
            <text:p>29,5</text:p>
          </table:table-cell>
          <table:table-cell table:style-name="ce5" table:formula="of:=[.D51]-([.C51]-[.B51])" office:value-type="float" office:value="10.5">
            <text:p>10,50</text:p>
          </table:table-cell>
          <table:table-cell table:style-name="ce5" table:formula="of:=[.D51]-[.E51]" office:value-type="float" office:value="19">
            <text:p>19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2-20">
            <text:p>20.02.2015</text:p>
          </table:table-cell>
          <table:table-cell office:value-type="float" office:value="23558">
            <text:p>23558</text:p>
          </table:table-cell>
          <table:table-cell table:formula="of:=[.B53]" office:value-type="float" office:value="23594">
            <text:p>23594</text:p>
          </table:table-cell>
          <table:table-cell office:value-type="float" office:value="48.3">
            <text:p>48,3</text:p>
          </table:table-cell>
          <table:table-cell table:style-name="ce5" table:formula="of:=[.D52]-([.C52]-[.B52])" office:value-type="float" office:value="12.3">
            <text:p>12,30</text:p>
          </table:table-cell>
          <table:table-cell table:style-name="ce5" table:formula="of:=[.D52]-[.E52]" office:value-type="float" office:value="36">
            <text:p>36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2-21">
            <text:p>21.02.2015</text:p>
          </table:table-cell>
          <table:table-cell office:value-type="float" office:value="23594">
            <text:p>23594</text:p>
          </table:table-cell>
          <table:table-cell table:formula="of:=[.B54]" office:value-type="float" office:value="23600">
            <text:p>23600</text:p>
          </table:table-cell>
          <table:table-cell office:value-type="float" office:value="10.9">
            <text:p>10,9</text:p>
          </table:table-cell>
          <table:table-cell table:style-name="ce5" table:formula="of:=[.D53]-([.C53]-[.B53])" office:value-type="float" office:value="4.9">
            <text:p>4,90</text:p>
          </table:table-cell>
          <table:table-cell table:style-name="ce5" table:formula="of:=[.D53]-[.E53]" office:value-type="float" office:value="6">
            <text:p>6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2-22">
            <text:p>22.02.2015</text:p>
          </table:table-cell>
          <table:table-cell office:value-type="float" office:value="23600">
            <text:p>23600</text:p>
          </table:table-cell>
          <table:table-cell table:formula="of:=[.B55]" office:value-type="float" office:value="23611">
            <text:p>23611</text:p>
          </table:table-cell>
          <table:table-cell office:value-type="float" office:value="14.7">
            <text:p>14,7</text:p>
          </table:table-cell>
          <table:table-cell table:style-name="ce5" table:formula="of:=[.D54]-([.C54]-[.B54])" office:value-type="float" office:value="3.7">
            <text:p>3,70</text:p>
          </table:table-cell>
          <table:table-cell table:style-name="ce5" table:formula="of:=[.D54]-[.E54]" office:value-type="float" office:value="11">
            <text:p>1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2-23">
            <text:p>23.02.2015</text:p>
          </table:table-cell>
          <table:table-cell office:value-type="float" office:value="23611">
            <text:p>23611</text:p>
          </table:table-cell>
          <table:table-cell table:formula="of:=[.B56]" office:value-type="float" office:value="23615">
            <text:p>23615</text:p>
          </table:table-cell>
          <table:table-cell office:value-type="float" office:value="7.7">
            <text:p>7,7</text:p>
          </table:table-cell>
          <table:table-cell table:style-name="ce5" table:formula="of:=[.D55]-([.C55]-[.B55])" office:value-type="float" office:value="3.7">
            <text:p>3,70</text:p>
          </table:table-cell>
          <table:table-cell table:style-name="ce5" table:formula="of:=[.D55]-[.E55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2-24">
            <text:p>24.02.2015</text:p>
          </table:table-cell>
          <table:table-cell office:value-type="float" office:value="23615">
            <text:p>23615</text:p>
          </table:table-cell>
          <table:table-cell table:formula="of:=[.B57]" office:value-type="float" office:value="23626">
            <text:p>23626</text:p>
          </table:table-cell>
          <table:table-cell office:value-type="float" office:value="16.9">
            <text:p>16,9</text:p>
          </table:table-cell>
          <table:table-cell table:style-name="ce5" table:formula="of:=[.D56]-([.C56]-[.B56])" office:value-type="float" office:value="5.9">
            <text:p>5,90</text:p>
          </table:table-cell>
          <table:table-cell table:style-name="ce5" table:formula="of:=[.D56]-[.E56]" office:value-type="float" office:value="11">
            <text:p>1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2-25">
            <text:p>25.02.2015</text:p>
          </table:table-cell>
          <table:table-cell office:value-type="float" office:value="23626">
            <text:p>23626</text:p>
          </table:table-cell>
          <table:table-cell table:formula="of:=[.B58]" office:value-type="float" office:value="23663">
            <text:p>23663</text:p>
          </table:table-cell>
          <table:table-cell office:value-type="float" office:value="44">
            <text:p>44</text:p>
          </table:table-cell>
          <table:table-cell table:style-name="ce5" table:formula="of:=[.D57]-([.C57]-[.B57])" office:value-type="float" office:value="7">
            <text:p>7,00</text:p>
          </table:table-cell>
          <table:table-cell table:style-name="ce5" table:formula="of:=[.D57]-[.E57]" office:value-type="float" office:value="37">
            <text:p>37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2-26">
            <text:p>26.02.2015</text:p>
          </table:table-cell>
          <table:table-cell office:value-type="float" office:value="23663">
            <text:p>23663</text:p>
          </table:table-cell>
          <table:table-cell table:formula="of:=[.B59]" office:value-type="float" office:value="23704">
            <text:p>23704</text:p>
          </table:table-cell>
          <table:table-cell office:value-type="float" office:value="52">
            <text:p>52</text:p>
          </table:table-cell>
          <table:table-cell table:style-name="ce5" table:formula="of:=[.D58]-([.C58]-[.B58])" office:value-type="float" office:value="11">
            <text:p>11,00</text:p>
          </table:table-cell>
          <table:table-cell table:style-name="ce5" table:formula="of:=[.D58]-[.E58]" office:value-type="float" office:value="41">
            <text:p>4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2-27">
            <text:p>27.02.2015</text:p>
          </table:table-cell>
          <table:table-cell office:value-type="float" office:value="23704">
            <text:p>23704</text:p>
          </table:table-cell>
          <table:table-cell table:formula="of:=[.B60]" office:value-type="float" office:value="23707">
            <text:p>23707</text:p>
          </table:table-cell>
          <table:table-cell office:value-type="float" office:value="6.4">
            <text:p>6,4</text:p>
          </table:table-cell>
          <table:table-cell table:style-name="ce5" table:formula="of:=[.D59]-([.C59]-[.B59])" office:value-type="float" office:value="3.4">
            <text:p>3,40</text:p>
          </table:table-cell>
          <table:table-cell table:style-name="ce5" table:formula="of:=[.D59]-[.E59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2-28">
            <text:p>28.02.2015</text:p>
          </table:table-cell>
          <table:table-cell office:value-type="float" office:value="23707">
            <text:p>23707</text:p>
          </table:table-cell>
          <table:table-cell table:formula="of:=[.B61]" office:value-type="float" office:value="23742">
            <text:p>23742</text:p>
          </table:table-cell>
          <table:table-cell office:value-type="float" office:value="40">
            <text:p>40</text:p>
          </table:table-cell>
          <table:table-cell table:style-name="ce5" table:formula="of:=[.D60]-([.C60]-[.B60])" office:value-type="float" office:value="5">
            <text:p>5,00</text:p>
          </table:table-cell>
          <table:table-cell table:style-name="ce5" table:formula="of:=[.D60]-[.E60]" office:value-type="float" office:value="35">
            <text:p>3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3-01">
            <text:p>01.03.2015</text:p>
          </table:table-cell>
          <table:table-cell office:value-type="float" office:value="23742">
            <text:p>23742</text:p>
          </table:table-cell>
          <table:table-cell table:formula="of:=[.B62]" office:value-type="float" office:value="23746">
            <text:p>23746</text:p>
          </table:table-cell>
          <table:table-cell office:value-type="float" office:value="10.1">
            <text:p>10,1</text:p>
          </table:table-cell>
          <table:table-cell table:style-name="ce5" table:formula="of:=[.D61]-([.C61]-[.B61])" office:value-type="float" office:value="6.1">
            <text:p>6,10</text:p>
          </table:table-cell>
          <table:table-cell table:style-name="ce5" table:formula="of:=[.D61]-[.E61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3-02">
            <text:p>02.03.2015</text:p>
          </table:table-cell>
          <table:table-cell office:value-type="float" office:value="23746">
            <text:p>23746</text:p>
          </table:table-cell>
          <table:table-cell table:formula="of:=[.B63]" office:value-type="float" office:value="23752">
            <text:p>23752</text:p>
          </table:table-cell>
          <table:table-cell office:value-type="float" office:value="11">
            <text:p>11</text:p>
          </table:table-cell>
          <table:table-cell table:style-name="ce5" table:formula="of:=[.D62]-([.C62]-[.B62])" office:value-type="float" office:value="5">
            <text:p>5,00</text:p>
          </table:table-cell>
          <table:table-cell table:style-name="ce5" table:formula="of:=[.D62]-[.E62]" office:value-type="float" office:value="6">
            <text:p>6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3-03">
            <text:p>03.03.2015</text:p>
          </table:table-cell>
          <table:table-cell office:value-type="float" office:value="23752">
            <text:p>23752</text:p>
          </table:table-cell>
          <table:table-cell table:formula="of:=[.B64]" office:value-type="float" office:value="23796">
            <text:p>23796</text:p>
          </table:table-cell>
          <table:table-cell office:value-type="float" office:value="50.3">
            <text:p>50,3</text:p>
          </table:table-cell>
          <table:table-cell table:style-name="ce5" table:formula="of:=[.D63]-([.C63]-[.B63])" office:value-type="float" office:value="6.3">
            <text:p>6,30</text:p>
          </table:table-cell>
          <table:table-cell table:style-name="ce5" table:formula="of:=[.D63]-[.E63]" office:value-type="float" office:value="44">
            <text:p>4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3-04">
            <text:p>04.03.2015</text:p>
          </table:table-cell>
          <table:table-cell office:value-type="float" office:value="23796">
            <text:p>23796</text:p>
          </table:table-cell>
          <table:table-cell table:formula="of:=[.B65]" office:value-type="float" office:value="23817">
            <text:p>23817</text:p>
          </table:table-cell>
          <table:table-cell office:value-type="float" office:value="29.2">
            <text:p>29,2</text:p>
          </table:table-cell>
          <table:table-cell table:style-name="ce5" table:formula="of:=[.D64]-([.C64]-[.B64])" office:value-type="float" office:value="8.2">
            <text:p>8,20</text:p>
          </table:table-cell>
          <table:table-cell table:style-name="ce5" table:formula="of:=[.D64]-[.E64]" office:value-type="float" office:value="21">
            <text:p>2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3-05">
            <text:p>05.03.2015</text:p>
          </table:table-cell>
          <table:table-cell office:value-type="float" office:value="23817">
            <text:p>23817</text:p>
          </table:table-cell>
          <table:table-cell table:formula="of:=[.B66]" office:value-type="float" office:value="23835">
            <text:p>23835</text:p>
          </table:table-cell>
          <table:table-cell office:value-type="float" office:value="23.4">
            <text:p>23,4</text:p>
          </table:table-cell>
          <table:table-cell table:style-name="ce5" table:formula="of:=[.D65]-([.C65]-[.B65])" office:value-type="float" office:value="5.4">
            <text:p>5,40</text:p>
          </table:table-cell>
          <table:table-cell table:style-name="ce5" table:formula="of:=[.D65]-[.E65]" office:value-type="float" office:value="18">
            <text:p>18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3-06">
            <text:p>06.03.2015</text:p>
          </table:table-cell>
          <table:table-cell office:value-type="float" office:value="23835">
            <text:p>23835</text:p>
          </table:table-cell>
          <table:table-cell table:formula="of:=[.B67]" office:value-type="float" office:value="23867">
            <text:p>23867</text:p>
          </table:table-cell>
          <table:table-cell office:value-type="float" office:value="38">
            <text:p>38</text:p>
          </table:table-cell>
          <table:table-cell table:style-name="ce5" table:formula="of:=[.D66]-([.C66]-[.B66])" office:value-type="float" office:value="6">
            <text:p>6,00</text:p>
          </table:table-cell>
          <table:table-cell table:style-name="ce5" table:formula="of:=[.D66]-[.E66]" office:value-type="float" office:value="32">
            <text:p>3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3-07">
            <text:p>07.03.2015</text:p>
          </table:table-cell>
          <table:table-cell office:value-type="float" office:value="23867">
            <text:p>23867</text:p>
          </table:table-cell>
          <table:table-cell table:formula="of:=[.B68]" office:value-type="float" office:value="23903">
            <text:p>23903</text:p>
          </table:table-cell>
          <table:table-cell office:value-type="float" office:value="41.9">
            <text:p>41,9</text:p>
          </table:table-cell>
          <table:table-cell table:style-name="ce5" table:formula="of:=[.D67]-([.C67]-[.B67])" office:value-type="float" office:value="5.9">
            <text:p>5,90</text:p>
          </table:table-cell>
          <table:table-cell table:style-name="ce5" table:formula="of:=[.D67]-[.E67]" office:value-type="float" office:value="36">
            <text:p>36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3-08">
            <text:p>08.03.2015</text:p>
          </table:table-cell>
          <table:table-cell office:value-type="float" office:value="23903">
            <text:p>23903</text:p>
          </table:table-cell>
          <table:table-cell table:formula="of:=[.B69]" office:value-type="float" office:value="23945">
            <text:p>23945</text:p>
          </table:table-cell>
          <table:table-cell office:value-type="float" office:value="50">
            <text:p>50</text:p>
          </table:table-cell>
          <table:table-cell table:style-name="ce5" table:formula="of:=[.D68]-([.C68]-[.B68])" office:value-type="float" office:value="8">
            <text:p>8,00</text:p>
          </table:table-cell>
          <table:table-cell table:style-name="ce5" table:formula="of:=[.D68]-[.E68]" office:value-type="float" office:value="42">
            <text:p>4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3-09">
            <text:p>09.03.2015</text:p>
          </table:table-cell>
          <table:table-cell office:value-type="float" office:value="23945">
            <text:p>23945</text:p>
          </table:table-cell>
          <table:table-cell table:formula="of:=[.B70]" office:value-type="float" office:value="23993">
            <text:p>23993</text:p>
          </table:table-cell>
          <table:table-cell office:value-type="float" office:value="52.8">
            <text:p>52,8</text:p>
          </table:table-cell>
          <table:table-cell table:style-name="ce5" table:formula="of:=[.D69]-([.C69]-[.B69])" office:value-type="float" office:value="4.8">
            <text:p>4,80</text:p>
          </table:table-cell>
          <table:table-cell table:style-name="ce5" table:formula="of:=[.D69]-[.E69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3-10">
            <text:p>10.03.2015</text:p>
          </table:table-cell>
          <table:table-cell office:value-type="float" office:value="23993">
            <text:p>23993</text:p>
          </table:table-cell>
          <table:table-cell table:formula="of:=[.B71]" office:value-type="float" office:value="24017">
            <text:p>24017</text:p>
          </table:table-cell>
          <table:table-cell office:value-type="float" office:value="35.3">
            <text:p>35,3</text:p>
          </table:table-cell>
          <table:table-cell table:style-name="ce5" table:formula="of:=[.D70]-([.C70]-[.B70])" office:value-type="float" office:value="11.3">
            <text:p>11,30</text:p>
          </table:table-cell>
          <table:table-cell table:style-name="ce5" table:formula="of:=[.D70]-[.E70]" office:value-type="float" office:value="24">
            <text:p>2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3-11">
            <text:p>11.03.2015</text:p>
          </table:table-cell>
          <table:table-cell office:value-type="float" office:value="24017">
            <text:p>24017</text:p>
          </table:table-cell>
          <table:table-cell table:formula="of:=[.B72]" office:value-type="float" office:value="24051">
            <text:p>24051</text:p>
          </table:table-cell>
          <table:table-cell office:value-type="float" office:value="42.7">
            <text:p>42,7</text:p>
          </table:table-cell>
          <table:table-cell table:style-name="ce5" table:formula="of:=[.D71]-([.C71]-[.B71])" office:value-type="float" office:value="8.7">
            <text:p>8,70</text:p>
          </table:table-cell>
          <table:table-cell table:style-name="ce5" table:formula="of:=[.D71]-[.E71]" office:value-type="float" office:value="34">
            <text:p>3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3-12">
            <text:p>12.03.2015</text:p>
          </table:table-cell>
          <table:table-cell office:value-type="float" office:value="24051">
            <text:p>24051</text:p>
          </table:table-cell>
          <table:table-cell table:formula="of:=[.B73]" office:value-type="float" office:value="24075">
            <text:p>24075</text:p>
          </table:table-cell>
          <table:table-cell office:value-type="float" office:value="28.8">
            <text:p>28,8</text:p>
          </table:table-cell>
          <table:table-cell table:style-name="ce5" table:formula="of:=[.D72]-([.C72]-[.B72])" office:value-type="float" office:value="4.8">
            <text:p>4,80</text:p>
          </table:table-cell>
          <table:table-cell table:style-name="ce5" table:formula="of:=[.D72]-[.E72]" office:value-type="float" office:value="24">
            <text:p>2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3-13">
            <text:p>13.03.2015</text:p>
          </table:table-cell>
          <table:table-cell office:value-type="float" office:value="24075">
            <text:p>24075</text:p>
          </table:table-cell>
          <table:table-cell table:formula="of:=[.B74]" office:value-type="float" office:value="24099">
            <text:p>24099</text:p>
          </table:table-cell>
          <table:table-cell office:value-type="float" office:value="32.1">
            <text:p>32,1</text:p>
          </table:table-cell>
          <table:table-cell table:style-name="ce5" table:formula="of:=[.D73]-([.C73]-[.B73])" office:value-type="float" office:value="8.1">
            <text:p>8,10</text:p>
          </table:table-cell>
          <table:table-cell table:style-name="ce5" table:formula="of:=[.D73]-[.E73]" office:value-type="float" office:value="24">
            <text:p>2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3-14">
            <text:p>14.03.2015</text:p>
          </table:table-cell>
          <table:table-cell office:value-type="float" office:value="24099">
            <text:p>24099</text:p>
          </table:table-cell>
          <table:table-cell table:formula="of:=[.B75]" office:value-type="float" office:value="24103">
            <text:p>24103</text:p>
          </table:table-cell>
          <table:table-cell office:value-type="float" office:value="9.3">
            <text:p>9,3</text:p>
          </table:table-cell>
          <table:table-cell table:style-name="ce5" table:formula="of:=[.D74]-([.C74]-[.B74])" office:value-type="float" office:value="5.3">
            <text:p>5,30</text:p>
          </table:table-cell>
          <table:table-cell table:style-name="ce5" table:formula="of:=[.D74]-[.E74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3-15">
            <text:p>15.03.2015</text:p>
          </table:table-cell>
          <table:table-cell office:value-type="float" office:value="24103">
            <text:p>24103</text:p>
          </table:table-cell>
          <table:table-cell table:formula="of:=[.B76]" office:value-type="float" office:value="24133">
            <text:p>24133</text:p>
          </table:table-cell>
          <table:table-cell office:value-type="float" office:value="38">
            <text:p>38</text:p>
          </table:table-cell>
          <table:table-cell table:style-name="ce5" table:formula="of:=[.D75]-([.C75]-[.B75])" office:value-type="float" office:value="8">
            <text:p>8,00</text:p>
          </table:table-cell>
          <table:table-cell table:style-name="ce5" table:formula="of:=[.D75]-[.E75]" office:value-type="float" office:value="30">
            <text:p>3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3-16">
            <text:p>16.03.2015</text:p>
          </table:table-cell>
          <table:table-cell office:value-type="float" office:value="24133">
            <text:p>24133</text:p>
          </table:table-cell>
          <table:table-cell table:formula="of:=[.B77]" office:value-type="float" office:value="24177">
            <text:p>24177</text:p>
          </table:table-cell>
          <table:table-cell office:value-type="float" office:value="50.6">
            <text:p>50,6</text:p>
          </table:table-cell>
          <table:table-cell table:style-name="ce5" table:formula="of:=[.D76]-([.C76]-[.B76])" office:value-type="float" office:value="6.6">
            <text:p>6,60</text:p>
          </table:table-cell>
          <table:table-cell table:style-name="ce5" table:formula="of:=[.D76]-[.E76]" office:value-type="float" office:value="44">
            <text:p>4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3-17">
            <text:p>17.03.2015</text:p>
          </table:table-cell>
          <table:table-cell office:value-type="float" office:value="24177">
            <text:p>24177</text:p>
          </table:table-cell>
          <table:table-cell table:formula="of:=[.B78]" office:value-type="float" office:value="24222">
            <text:p>24222</text:p>
          </table:table-cell>
          <table:table-cell office:value-type="float" office:value="50">
            <text:p>50</text:p>
          </table:table-cell>
          <table:table-cell table:style-name="ce5" table:formula="of:=[.D77]-([.C77]-[.B77])" office:value-type="float" office:value="5">
            <text:p>5,00</text:p>
          </table:table-cell>
          <table:table-cell table:style-name="ce5" table:formula="of:=[.D77]-[.E77]" office:value-type="float" office:value="45">
            <text:p>4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3-18">
            <text:p>18.03.2015</text:p>
          </table:table-cell>
          <table:table-cell office:value-type="float" office:value="24222">
            <text:p>24222</text:p>
          </table:table-cell>
          <table:table-cell table:formula="of:=[.B79]" office:value-type="float" office:value="24263">
            <text:p>24263</text:p>
          </table:table-cell>
          <table:table-cell office:value-type="float" office:value="50.2">
            <text:p>50,2</text:p>
          </table:table-cell>
          <table:table-cell table:style-name="ce5" table:formula="of:=[.D78]-([.C78]-[.B78])" office:value-type="float" office:value="9.2">
            <text:p>9,20</text:p>
          </table:table-cell>
          <table:table-cell table:style-name="ce5" table:formula="of:=[.D78]-[.E78]" office:value-type="float" office:value="41">
            <text:p>4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3-19">
            <text:p>19.03.2015</text:p>
          </table:table-cell>
          <table:table-cell office:value-type="float" office:value="24263">
            <text:p>24263</text:p>
          </table:table-cell>
          <table:table-cell table:formula="of:=[.B80]" office:value-type="float" office:value="24305">
            <text:p>24305</text:p>
          </table:table-cell>
          <table:table-cell office:value-type="float" office:value="52.9">
            <text:p>52,9</text:p>
          </table:table-cell>
          <table:table-cell table:style-name="ce5" table:formula="of:=[.D79]-([.C79]-[.B79])" office:value-type="float" office:value="10.9">
            <text:p>10,90</text:p>
          </table:table-cell>
          <table:table-cell table:style-name="ce5" table:formula="of:=[.D79]-[.E79]" office:value-type="float" office:value="42">
            <text:p>4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3-20">
            <text:p>20.03.2015</text:p>
          </table:table-cell>
          <table:table-cell office:value-type="float" office:value="24305">
            <text:p>24305</text:p>
          </table:table-cell>
          <table:table-cell table:formula="of:=[.B81]" office:value-type="float" office:value="24347">
            <text:p>24347</text:p>
          </table:table-cell>
          <table:table-cell office:value-type="float" office:value="49">
            <text:p>49</text:p>
          </table:table-cell>
          <table:table-cell table:style-name="ce5" table:formula="of:=[.D80]-([.C80]-[.B80])" office:value-type="float" office:value="7">
            <text:p>7,00</text:p>
          </table:table-cell>
          <table:table-cell table:style-name="ce5" table:formula="of:=[.D80]-[.E80]" office:value-type="float" office:value="42">
            <text:p>4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3-21">
            <text:p>21.03.2015</text:p>
          </table:table-cell>
          <table:table-cell office:value-type="float" office:value="24347">
            <text:p>24347</text:p>
          </table:table-cell>
          <table:table-cell table:formula="of:=[.B82]" office:value-type="float" office:value="24367">
            <text:p>24367</text:p>
          </table:table-cell>
          <table:table-cell office:value-type="float" office:value="28.4">
            <text:p>28,4</text:p>
          </table:table-cell>
          <table:table-cell table:style-name="ce5" table:formula="of:=[.D81]-([.C81]-[.B81])" office:value-type="float" office:value="8.4">
            <text:p>8,40</text:p>
          </table:table-cell>
          <table:table-cell table:style-name="ce5" table:formula="of:=[.D81]-[.E81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3-22">
            <text:p>22.03.2015</text:p>
          </table:table-cell>
          <table:table-cell office:value-type="float" office:value="24367">
            <text:p>24367</text:p>
          </table:table-cell>
          <table:table-cell table:formula="of:=[.B83]" office:value-type="float" office:value="24372">
            <text:p>24372</text:p>
          </table:table-cell>
          <table:table-cell office:value-type="float" office:value="9.8">
            <text:p>9,8</text:p>
          </table:table-cell>
          <table:table-cell table:style-name="ce5" table:formula="of:=[.D82]-([.C82]-[.B82])" office:value-type="float" office:value="4.8">
            <text:p>4,80</text:p>
          </table:table-cell>
          <table:table-cell table:style-name="ce5" table:formula="of:=[.D82]-[.E82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3-23">
            <text:p>23.03.2015</text:p>
          </table:table-cell>
          <table:table-cell office:value-type="float" office:value="24372">
            <text:p>24372</text:p>
          </table:table-cell>
          <table:table-cell table:formula="of:=[.B84]" office:value-type="float" office:value="24392">
            <text:p>24392</text:p>
          </table:table-cell>
          <table:table-cell office:value-type="float" office:value="23.8">
            <text:p>23,8</text:p>
          </table:table-cell>
          <table:table-cell table:style-name="ce5" table:formula="of:=[.D83]-([.C83]-[.B83])" office:value-type="float" office:value="3.8">
            <text:p>3,80</text:p>
          </table:table-cell>
          <table:table-cell table:style-name="ce5" table:formula="of:=[.D83]-[.E83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3-24">
            <text:p>24.03.2015</text:p>
          </table:table-cell>
          <table:table-cell office:value-type="float" office:value="24392">
            <text:p>24392</text:p>
          </table:table-cell>
          <table:table-cell table:formula="of:=[.B85]" office:value-type="float" office:value="24426">
            <text:p>24426</text:p>
          </table:table-cell>
          <table:table-cell office:value-type="float" office:value="45.6">
            <text:p>45,6</text:p>
          </table:table-cell>
          <table:table-cell table:style-name="ce5" table:formula="of:=[.D84]-([.C84]-[.B84])" office:value-type="float" office:value="11.6">
            <text:p>11,60</text:p>
          </table:table-cell>
          <table:table-cell table:style-name="ce5" table:formula="of:=[.D84]-[.E84]" office:value-type="float" office:value="34">
            <text:p>3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3-25">
            <text:p>25.03.2015</text:p>
          </table:table-cell>
          <table:table-cell office:value-type="float" office:value="24426">
            <text:p>24426</text:p>
          </table:table-cell>
          <table:table-cell table:formula="of:=[.B86]" office:value-type="float" office:value="24458">
            <text:p>24458</text:p>
          </table:table-cell>
          <table:table-cell office:value-type="float" office:value="43">
            <text:p>43</text:p>
          </table:table-cell>
          <table:table-cell table:style-name="ce5" table:formula="of:=[.D85]-([.C85]-[.B85])" office:value-type="float" office:value="11">
            <text:p>11,00</text:p>
          </table:table-cell>
          <table:table-cell table:style-name="ce5" table:formula="of:=[.D85]-[.E85]" office:value-type="float" office:value="32">
            <text:p>3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3-26">
            <text:p>26.03.2015</text:p>
          </table:table-cell>
          <table:table-cell office:value-type="float" office:value="24458">
            <text:p>24458</text:p>
          </table:table-cell>
          <table:table-cell table:formula="of:=[.B87]" office:value-type="float" office:value="24460">
            <text:p>24460</text:p>
          </table:table-cell>
          <table:table-cell office:value-type="float" office:value="5.8">
            <text:p>5,8</text:p>
          </table:table-cell>
          <table:table-cell table:style-name="ce5" table:formula="of:=[.D86]-([.C86]-[.B86])" office:value-type="float" office:value="3.8">
            <text:p>3,80</text:p>
          </table:table-cell>
          <table:table-cell table:style-name="ce5" table:formula="of:=[.D86]-[.E86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3-27">
            <text:p>27.03.2015</text:p>
          </table:table-cell>
          <table:table-cell office:value-type="float" office:value="24460">
            <text:p>24460</text:p>
          </table:table-cell>
          <table:table-cell table:formula="of:=[.B88]" office:value-type="float" office:value="24482">
            <text:p>24482</text:p>
          </table:table-cell>
          <table:table-cell office:value-type="float" office:value="26.8">
            <text:p>26,8</text:p>
          </table:table-cell>
          <table:table-cell table:style-name="ce5" table:formula="of:=[.D87]-([.C87]-[.B87])" office:value-type="float" office:value="4.8">
            <text:p>4,80</text:p>
          </table:table-cell>
          <table:table-cell table:style-name="ce5" table:formula="of:=[.D87]-[.E87]" office:value-type="float" office:value="22">
            <text:p>2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3-28">
            <text:p>28.03.2015</text:p>
          </table:table-cell>
          <table:table-cell office:value-type="float" office:value="24482">
            <text:p>24482</text:p>
          </table:table-cell>
          <table:table-cell table:formula="of:=[.B89]" office:value-type="float" office:value="24524">
            <text:p>24524</text:p>
          </table:table-cell>
          <table:table-cell office:value-type="float" office:value="51">
            <text:p>51</text:p>
          </table:table-cell>
          <table:table-cell table:style-name="ce5" table:formula="of:=[.D88]-([.C88]-[.B88])" office:value-type="float" office:value="9">
            <text:p>9,00</text:p>
          </table:table-cell>
          <table:table-cell table:style-name="ce5" table:formula="of:=[.D88]-[.E88]" office:value-type="float" office:value="42">
            <text:p>4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3-29">
            <text:p>29.03.2015</text:p>
          </table:table-cell>
          <table:table-cell office:value-type="float" office:value="24524">
            <text:p>24524</text:p>
          </table:table-cell>
          <table:table-cell table:formula="of:=[.B90]" office:value-type="float" office:value="24533">
            <text:p>24533</text:p>
          </table:table-cell>
          <table:table-cell office:value-type="float" office:value="12.9">
            <text:p>12,9</text:p>
          </table:table-cell>
          <table:table-cell table:style-name="ce5" table:formula="of:=[.D89]-([.C89]-[.B89])" office:value-type="float" office:value="3.9">
            <text:p>3,90</text:p>
          </table:table-cell>
          <table:table-cell table:style-name="ce5" table:formula="of:=[.D89]-[.E89]" office:value-type="float" office:value="9">
            <text:p>9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3-30">
            <text:p>30.03.2015</text:p>
          </table:table-cell>
          <table:table-cell office:value-type="float" office:value="24533">
            <text:p>24533</text:p>
          </table:table-cell>
          <table:table-cell table:formula="of:=[.B91]" office:value-type="float" office:value="24539">
            <text:p>24539</text:p>
          </table:table-cell>
          <table:table-cell office:value-type="float" office:value="12.2">
            <text:p>12,2</text:p>
          </table:table-cell>
          <table:table-cell table:style-name="ce5" table:formula="of:=[.D90]-([.C90]-[.B90])" office:value-type="float" office:value="6.2">
            <text:p>6,20</text:p>
          </table:table-cell>
          <table:table-cell table:style-name="ce5" table:formula="of:=[.D90]-[.E90]" office:value-type="float" office:value="6">
            <text:p>6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3-31">
            <text:p>31.03.2015</text:p>
          </table:table-cell>
          <table:table-cell office:value-type="float" office:value="24539">
            <text:p>24539</text:p>
          </table:table-cell>
          <table:table-cell table:formula="of:=[.B92]" office:value-type="float" office:value="24544">
            <text:p>24544</text:p>
          </table:table-cell>
          <table:table-cell office:value-type="float" office:value="11.3">
            <text:p>11,3</text:p>
          </table:table-cell>
          <table:table-cell table:style-name="ce5" table:formula="of:=[.D91]-([.C91]-[.B91])" office:value-type="float" office:value="6.3">
            <text:p>6,30</text:p>
          </table:table-cell>
          <table:table-cell table:style-name="ce5" table:formula="of:=[.D91]-[.E91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4-01">
            <text:p>01.04.2015</text:p>
          </table:table-cell>
          <table:table-cell office:value-type="float" office:value="24544">
            <text:p>24544</text:p>
          </table:table-cell>
          <table:table-cell table:formula="of:=[.B93]" office:value-type="float" office:value="24566">
            <text:p>24566</text:p>
          </table:table-cell>
          <table:table-cell office:value-type="float" office:value="32.7">
            <text:p>32,7</text:p>
          </table:table-cell>
          <table:table-cell table:style-name="ce5" table:formula="of:=[.D92]-([.C92]-[.B92])" office:value-type="float" office:value="10.7">
            <text:p>10,70</text:p>
          </table:table-cell>
          <table:table-cell table:style-name="ce5" table:formula="of:=[.D92]-[.E92]" office:value-type="float" office:value="22">
            <text:p>2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4-02">
            <text:p>02.04.2015</text:p>
          </table:table-cell>
          <table:table-cell office:value-type="float" office:value="24566">
            <text:p>24566</text:p>
          </table:table-cell>
          <table:table-cell table:formula="of:=[.B94]" office:value-type="float" office:value="24568">
            <text:p>24568</text:p>
          </table:table-cell>
          <table:table-cell office:value-type="float" office:value="8.2">
            <text:p>8,2</text:p>
          </table:table-cell>
          <table:table-cell table:style-name="ce5" table:formula="of:=[.D93]-([.C93]-[.B93])" office:value-type="float" office:value="6.2">
            <text:p>6,20</text:p>
          </table:table-cell>
          <table:table-cell table:style-name="ce5" table:formula="of:=[.D93]-[.E93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4-03">
            <text:p>03.04.2015</text:p>
          </table:table-cell>
          <table:table-cell office:value-type="float" office:value="24568">
            <text:p>24568</text:p>
          </table:table-cell>
          <table:table-cell table:formula="of:=[.B95]" office:value-type="float" office:value="24608">
            <text:p>24608</text:p>
          </table:table-cell>
          <table:table-cell office:value-type="float" office:value="55.5">
            <text:p>55,5</text:p>
          </table:table-cell>
          <table:table-cell table:style-name="ce5" table:formula="of:=[.D94]-([.C94]-[.B94])" office:value-type="float" office:value="15.5">
            <text:p>15,50</text:p>
          </table:table-cell>
          <table:table-cell table:style-name="ce5" table:formula="of:=[.D94]-[.E94]" office:value-type="float" office:value="40">
            <text:p>4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4-04">
            <text:p>04.04.2015</text:p>
          </table:table-cell>
          <table:table-cell office:value-type="float" office:value="24608">
            <text:p>24608</text:p>
          </table:table-cell>
          <table:table-cell table:formula="of:=[.B96]" office:value-type="float" office:value="24612">
            <text:p>24612</text:p>
          </table:table-cell>
          <table:table-cell office:value-type="float" office:value="10.2">
            <text:p>10,2</text:p>
          </table:table-cell>
          <table:table-cell table:style-name="ce5" table:formula="of:=[.D95]-([.C95]-[.B95])" office:value-type="float" office:value="6.2">
            <text:p>6,20</text:p>
          </table:table-cell>
          <table:table-cell table:style-name="ce5" table:formula="of:=[.D95]-[.E95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4-05">
            <text:p>05.04.2015</text:p>
          </table:table-cell>
          <table:table-cell office:value-type="float" office:value="24612">
            <text:p>24612</text:p>
          </table:table-cell>
          <table:table-cell table:formula="of:=[.B97]" office:value-type="float" office:value="24641">
            <text:p>24641</text:p>
          </table:table-cell>
          <table:table-cell office:value-type="float" office:value="41.4">
            <text:p>41,4</text:p>
          </table:table-cell>
          <table:table-cell table:style-name="ce5" table:formula="of:=[.D96]-([.C96]-[.B96])" office:value-type="float" office:value="12.4">
            <text:p>12,40</text:p>
          </table:table-cell>
          <table:table-cell table:style-name="ce5" table:formula="of:=[.D96]-[.E96]" office:value-type="float" office:value="29">
            <text:p>29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4-06">
            <text:p>06.04.2015</text:p>
          </table:table-cell>
          <table:table-cell office:value-type="float" office:value="24641">
            <text:p>24641</text:p>
          </table:table-cell>
          <table:table-cell table:formula="of:=[.B98]" office:value-type="float" office:value="24653">
            <text:p>24653</text:p>
          </table:table-cell>
          <table:table-cell office:value-type="float" office:value="20.1">
            <text:p>20,1</text:p>
          </table:table-cell>
          <table:table-cell table:style-name="ce5" table:formula="of:=[.D97]-([.C97]-[.B97])" office:value-type="float" office:value="8.1">
            <text:p>8,10</text:p>
          </table:table-cell>
          <table:table-cell table:style-name="ce5" table:formula="of:=[.D97]-[.E97]" office:value-type="float" office:value="12">
            <text:p>1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4-07">
            <text:p>07.04.2015</text:p>
          </table:table-cell>
          <table:table-cell office:value-type="float" office:value="24653">
            <text:p>24653</text:p>
          </table:table-cell>
          <table:table-cell table:formula="of:=[.B99]" office:value-type="float" office:value="24704">
            <text:p>24704</text:p>
          </table:table-cell>
          <table:table-cell office:value-type="float" office:value="62">
            <text:p>62</text:p>
          </table:table-cell>
          <table:table-cell table:style-name="ce5" table:formula="of:=[.D98]-([.C98]-[.B98])" office:value-type="float" office:value="11">
            <text:p>11,00</text:p>
          </table:table-cell>
          <table:table-cell table:style-name="ce5" table:formula="of:=[.D98]-[.E98]" office:value-type="float" office:value="51">
            <text:p>5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4-08">
            <text:p>08.04.2015</text:p>
          </table:table-cell>
          <table:table-cell office:value-type="float" office:value="24704">
            <text:p>24704</text:p>
          </table:table-cell>
          <table:table-cell table:formula="of:=[.B100]" office:value-type="float" office:value="24756">
            <text:p>24756</text:p>
          </table:table-cell>
          <table:table-cell office:value-type="float" office:value="60.7">
            <text:p>60,7</text:p>
          </table:table-cell>
          <table:table-cell table:style-name="ce5" table:formula="of:=[.D99]-([.C99]-[.B99])" office:value-type="float" office:value="8.7">
            <text:p>8,70</text:p>
          </table:table-cell>
          <table:table-cell table:style-name="ce5" table:formula="of:=[.D99]-[.E99]" office:value-type="float" office:value="52">
            <text:p>5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4-09">
            <text:p>09.04.2015</text:p>
          </table:table-cell>
          <table:table-cell office:value-type="float" office:value="24756">
            <text:p>24756</text:p>
          </table:table-cell>
          <table:table-cell table:formula="of:=[.B101]" office:value-type="float" office:value="24803">
            <text:p>24803</text:p>
          </table:table-cell>
          <table:table-cell office:value-type="float" office:value="57.7">
            <text:p>57,7</text:p>
          </table:table-cell>
          <table:table-cell table:style-name="ce5" table:formula="of:=[.D100]-([.C100]-[.B100])" office:value-type="float" office:value="10.7">
            <text:p>10,70</text:p>
          </table:table-cell>
          <table:table-cell table:style-name="ce5" table:formula="of:=[.D100]-[.E100]" office:value-type="float" office:value="47">
            <text:p>47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4-10">
            <text:p>10.04.2015</text:p>
          </table:table-cell>
          <table:table-cell office:value-type="float" office:value="24803">
            <text:p>24803</text:p>
          </table:table-cell>
          <table:table-cell table:formula="of:=[.B102]" office:value-type="float" office:value="24850">
            <text:p>24850</text:p>
          </table:table-cell>
          <table:table-cell office:value-type="float" office:value="55.2">
            <text:p>55,2</text:p>
          </table:table-cell>
          <table:table-cell table:style-name="ce5" table:formula="of:=[.D101]-([.C101]-[.B101])" office:value-type="float" office:value="8.2">
            <text:p>8,20</text:p>
          </table:table-cell>
          <table:table-cell table:style-name="ce5" table:formula="of:=[.D101]-[.E101]" office:value-type="float" office:value="47">
            <text:p>47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4-11">
            <text:p>11.04.2015</text:p>
          </table:table-cell>
          <table:table-cell office:value-type="float" office:value="24850">
            <text:p>24850</text:p>
          </table:table-cell>
          <table:table-cell table:formula="of:=[.B103]" office:value-type="float" office:value="24873">
            <text:p>24873</text:p>
          </table:table-cell>
          <table:table-cell office:value-type="float" office:value="29.8">
            <text:p>29,8</text:p>
          </table:table-cell>
          <table:table-cell table:style-name="ce5" table:formula="of:=[.D102]-([.C102]-[.B102])" office:value-type="float" office:value="6.8">
            <text:p>6,80</text:p>
          </table:table-cell>
          <table:table-cell table:style-name="ce5" table:formula="of:=[.D102]-[.E102]" office:value-type="float" office:value="23">
            <text:p>2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4-12">
            <text:p>12.04.2015</text:p>
          </table:table-cell>
          <table:table-cell office:value-type="float" office:value="24873">
            <text:p>24873</text:p>
          </table:table-cell>
          <table:table-cell table:formula="of:=[.B104]" office:value-type="float" office:value="24915">
            <text:p>24915</text:p>
          </table:table-cell>
          <table:table-cell office:value-type="float" office:value="49.6">
            <text:p>49,6</text:p>
          </table:table-cell>
          <table:table-cell table:style-name="ce5" table:formula="of:=[.D103]-([.C103]-[.B103])" office:value-type="float" office:value="7.6">
            <text:p>7,60</text:p>
          </table:table-cell>
          <table:table-cell table:style-name="ce5" table:formula="of:=[.D103]-[.E103]" office:value-type="float" office:value="42">
            <text:p>4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4-13">
            <text:p>13.04.2015</text:p>
          </table:table-cell>
          <table:table-cell office:value-type="float" office:value="24915">
            <text:p>24915</text:p>
          </table:table-cell>
          <table:table-cell table:formula="of:=[.B105]" office:value-type="float" office:value="24954">
            <text:p>24954</text:p>
          </table:table-cell>
          <table:table-cell office:value-type="float" office:value="43.6">
            <text:p>43,6</text:p>
          </table:table-cell>
          <table:table-cell table:style-name="ce5" table:formula="of:=[.D104]-([.C104]-[.B104])" office:value-type="float" office:value="4.6">
            <text:p>4,60</text:p>
          </table:table-cell>
          <table:table-cell table:style-name="ce5" table:formula="of:=[.D104]-[.E104]" office:value-type="float" office:value="39">
            <text:p>39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4-14">
            <text:p>14.04.2015</text:p>
          </table:table-cell>
          <table:table-cell office:value-type="float" office:value="24954">
            <text:p>24954</text:p>
          </table:table-cell>
          <table:table-cell table:formula="of:=[.B106]" office:value-type="float" office:value="25004">
            <text:p>25004</text:p>
          </table:table-cell>
          <table:table-cell office:value-type="float" office:value="60">
            <text:p>60</text:p>
          </table:table-cell>
          <table:table-cell table:style-name="ce5" table:formula="of:=[.D105]-([.C105]-[.B105])" office:value-type="float" office:value="10">
            <text:p>10,00</text:p>
          </table:table-cell>
          <table:table-cell table:style-name="ce5" table:formula="of:=[.D105]-[.E105]" office:value-type="float" office:value="50">
            <text:p>5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4-15">
            <text:p>15.04.2015</text:p>
          </table:table-cell>
          <table:table-cell office:value-type="float" office:value="25004">
            <text:p>25004</text:p>
          </table:table-cell>
          <table:table-cell table:formula="of:=[.B107]" office:value-type="float" office:value="25055">
            <text:p>25055</text:p>
          </table:table-cell>
          <table:table-cell office:value-type="float" office:value="58.7">
            <text:p>58,7</text:p>
          </table:table-cell>
          <table:table-cell table:style-name="ce5" table:formula="of:=[.D106]-([.C106]-[.B106])" office:value-type="float" office:value="7.7">
            <text:p>7,70</text:p>
          </table:table-cell>
          <table:table-cell table:style-name="ce5" table:formula="of:=[.D106]-[.E106]" office:value-type="float" office:value="51">
            <text:p>5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4-16">
            <text:p>16.04.2015</text:p>
          </table:table-cell>
          <table:table-cell office:value-type="float" office:value="25055">
            <text:p>25055</text:p>
          </table:table-cell>
          <table:table-cell table:formula="of:=[.B108]" office:value-type="float" office:value="25079">
            <text:p>25079</text:p>
          </table:table-cell>
          <table:table-cell office:value-type="float" office:value="32.4">
            <text:p>32,4</text:p>
          </table:table-cell>
          <table:table-cell table:style-name="ce5" table:formula="of:=[.D107]-([.C107]-[.B107])" office:value-type="float" office:value="8.4">
            <text:p>8,40</text:p>
          </table:table-cell>
          <table:table-cell table:style-name="ce5" table:formula="of:=[.D107]-[.E107]" office:value-type="float" office:value="24">
            <text:p>2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4-17">
            <text:p>17.04.2015</text:p>
          </table:table-cell>
          <table:table-cell office:value-type="float" office:value="25079">
            <text:p>25079</text:p>
          </table:table-cell>
          <table:table-cell table:formula="of:=[.B109]" office:value-type="float" office:value="25089">
            <text:p>25089</text:p>
          </table:table-cell>
          <table:table-cell office:value-type="float" office:value="13.7">
            <text:p>13,7</text:p>
          </table:table-cell>
          <table:table-cell table:style-name="ce5" table:formula="of:=[.D108]-([.C108]-[.B108])" office:value-type="float" office:value="3.7">
            <text:p>3,70</text:p>
          </table:table-cell>
          <table:table-cell table:style-name="ce5" table:formula="of:=[.D108]-[.E108]" office:value-type="float" office:value="10">
            <text:p>1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4-18">
            <text:p>18.04.2015</text:p>
          </table:table-cell>
          <table:table-cell office:value-type="float" office:value="25089">
            <text:p>25089</text:p>
          </table:table-cell>
          <table:table-cell table:formula="of:=[.B110]" office:value-type="float" office:value="25139">
            <text:p>25139</text:p>
          </table:table-cell>
          <table:table-cell office:value-type="float" office:value="58.2">
            <text:p>58,2</text:p>
          </table:table-cell>
          <table:table-cell table:style-name="ce5" table:formula="of:=[.D109]-([.C109]-[.B109])" office:value-type="float" office:value="8.2">
            <text:p>8,20</text:p>
          </table:table-cell>
          <table:table-cell table:style-name="ce5" table:formula="of:=[.D109]-[.E109]" office:value-type="float" office:value="50">
            <text:p>5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4-19">
            <text:p>19.04.2015</text:p>
          </table:table-cell>
          <table:table-cell office:value-type="float" office:value="25139">
            <text:p>25139</text:p>
          </table:table-cell>
          <table:table-cell table:formula="of:=[.B111]" office:value-type="float" office:value="25195">
            <text:p>25195</text:p>
          </table:table-cell>
          <table:table-cell office:value-type="float" office:value="65">
            <text:p>65</text:p>
          </table:table-cell>
          <table:table-cell table:style-name="ce5" table:formula="of:=[.D110]-([.C110]-[.B110])" office:value-type="float" office:value="9">
            <text:p>9,00</text:p>
          </table:table-cell>
          <table:table-cell table:style-name="ce5" table:formula="of:=[.D110]-[.E110]" office:value-type="float" office:value="56">
            <text:p>56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4-20">
            <text:p>20.04.2015</text:p>
          </table:table-cell>
          <table:table-cell office:value-type="float" office:value="25195">
            <text:p>25195</text:p>
          </table:table-cell>
          <table:table-cell table:formula="of:=[.B112]" office:value-type="float" office:value="25251">
            <text:p>25251</text:p>
          </table:table-cell>
          <table:table-cell office:value-type="float" office:value="62.6">
            <text:p>62,6</text:p>
          </table:table-cell>
          <table:table-cell table:style-name="ce5" table:formula="of:=[.D111]-([.C111]-[.B111])" office:value-type="float" office:value="6.6">
            <text:p>6,60</text:p>
          </table:table-cell>
          <table:table-cell table:style-name="ce5" table:formula="of:=[.D111]-[.E111]" office:value-type="float" office:value="56">
            <text:p>56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4-21">
            <text:p>21.04.2015</text:p>
          </table:table-cell>
          <table:table-cell office:value-type="float" office:value="25251">
            <text:p>25251</text:p>
          </table:table-cell>
          <table:table-cell table:formula="of:=[.B113]" office:value-type="float" office:value="25306">
            <text:p>25306</text:p>
          </table:table-cell>
          <table:table-cell office:value-type="float" office:value="62.6">
            <text:p>62,6</text:p>
          </table:table-cell>
          <table:table-cell table:style-name="ce5" table:formula="of:=[.D112]-([.C112]-[.B112])" office:value-type="float" office:value="7.6">
            <text:p>7,60</text:p>
          </table:table-cell>
          <table:table-cell table:style-name="ce5" table:formula="of:=[.D112]-[.E112]" office:value-type="float" office:value="55">
            <text:p>5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4-22">
            <text:p>22.04.2015</text:p>
          </table:table-cell>
          <table:table-cell office:value-type="float" office:value="25306">
            <text:p>25306</text:p>
          </table:table-cell>
          <table:table-cell table:formula="of:=[.B114]" office:value-type="float" office:value="25360">
            <text:p>25360</text:p>
          </table:table-cell>
          <table:table-cell office:value-type="float" office:value="61.6">
            <text:p>61,6</text:p>
          </table:table-cell>
          <table:table-cell table:style-name="ce5" table:formula="of:=[.D113]-([.C113]-[.B113])" office:value-type="float" office:value="7.6">
            <text:p>7,60</text:p>
          </table:table-cell>
          <table:table-cell table:style-name="ce5" table:formula="of:=[.D113]-[.E113]" office:value-type="float" office:value="54">
            <text:p>5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4-23">
            <text:p>23.04.2015</text:p>
          </table:table-cell>
          <table:table-cell office:value-type="float" office:value="25360">
            <text:p>25360</text:p>
          </table:table-cell>
          <table:table-cell table:formula="of:=[.B115]" office:value-type="float" office:value="25416">
            <text:p>25416</text:p>
          </table:table-cell>
          <table:table-cell office:value-type="float" office:value="62.2">
            <text:p>62,2</text:p>
          </table:table-cell>
          <table:table-cell table:style-name="ce5" table:formula="of:=[.D114]-([.C114]-[.B114])" office:value-type="float" office:value="6.2">
            <text:p>6,20</text:p>
          </table:table-cell>
          <table:table-cell table:style-name="ce5" table:formula="of:=[.D114]-[.E114]" office:value-type="float" office:value="56">
            <text:p>56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4-24">
            <text:p>24.04.2015</text:p>
          </table:table-cell>
          <table:table-cell office:value-type="float" office:value="25416">
            <text:p>25416</text:p>
          </table:table-cell>
          <table:table-cell table:formula="of:=[.B116]" office:value-type="float" office:value="25468">
            <text:p>25468</text:p>
          </table:table-cell>
          <table:table-cell office:value-type="float" office:value="62.8">
            <text:p>62,8</text:p>
          </table:table-cell>
          <table:table-cell table:style-name="ce5" table:formula="of:=[.D115]-([.C115]-[.B115])" office:value-type="float" office:value="10.8">
            <text:p>10,80</text:p>
          </table:table-cell>
          <table:table-cell table:style-name="ce5" table:formula="of:=[.D115]-[.E115]" office:value-type="float" office:value="52">
            <text:p>5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4-25">
            <text:p>25.04.2015</text:p>
          </table:table-cell>
          <table:table-cell office:value-type="float" office:value="25468">
            <text:p>25468</text:p>
          </table:table-cell>
          <table:table-cell table:formula="of:=[.B117]" office:value-type="float" office:value="25480">
            <text:p>25480</text:p>
          </table:table-cell>
          <table:table-cell office:value-type="float" office:value="16">
            <text:p>16</text:p>
          </table:table-cell>
          <table:table-cell table:style-name="ce5" table:formula="of:=[.D116]-([.C116]-[.B116])" office:value-type="float" office:value="4">
            <text:p>4,00</text:p>
          </table:table-cell>
          <table:table-cell table:style-name="ce5" table:formula="of:=[.D116]-[.E116]" office:value-type="float" office:value="12">
            <text:p>1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4-26">
            <text:p>26.04.2015</text:p>
          </table:table-cell>
          <table:table-cell office:value-type="float" office:value="25480">
            <text:p>25480</text:p>
          </table:table-cell>
          <table:table-cell table:formula="of:=[.B118]" office:value-type="float" office:value="25522">
            <text:p>25522</text:p>
          </table:table-cell>
          <table:table-cell office:value-type="float" office:value="51">
            <text:p>51</text:p>
          </table:table-cell>
          <table:table-cell table:style-name="ce5" table:formula="of:=[.D117]-([.C117]-[.B117])" office:value-type="float" office:value="9">
            <text:p>9,00</text:p>
          </table:table-cell>
          <table:table-cell table:style-name="ce5" table:formula="of:=[.D117]-[.E117]" office:value-type="float" office:value="42">
            <text:p>4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4-27">
            <text:p>27.04.2015</text:p>
          </table:table-cell>
          <table:table-cell office:value-type="float" office:value="25522">
            <text:p>25522</text:p>
          </table:table-cell>
          <table:table-cell table:formula="of:=[.B119]" office:value-type="float" office:value="25555">
            <text:p>25555</text:p>
          </table:table-cell>
          <table:table-cell office:value-type="float" office:value="39.6">
            <text:p>39,6</text:p>
          </table:table-cell>
          <table:table-cell table:style-name="ce5" table:formula="of:=[.D118]-([.C118]-[.B118])" office:value-type="float" office:value="6.6">
            <text:p>6,60</text:p>
          </table:table-cell>
          <table:table-cell table:style-name="ce5" table:formula="of:=[.D118]-[.E118]" office:value-type="float" office:value="33">
            <text:p>3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4-28">
            <text:p>28.04.2015</text:p>
          </table:table-cell>
          <table:table-cell office:value-type="float" office:value="25555">
            <text:p>25555</text:p>
          </table:table-cell>
          <table:table-cell table:formula="of:=[.B120]" office:value-type="float" office:value="25565">
            <text:p>25565</text:p>
          </table:table-cell>
          <table:table-cell office:value-type="float" office:value="16.7">
            <text:p>16,7</text:p>
          </table:table-cell>
          <table:table-cell table:style-name="ce5" table:formula="of:=[.D119]-([.C119]-[.B119])" office:value-type="float" office:value="6.7">
            <text:p>6,70</text:p>
          </table:table-cell>
          <table:table-cell table:style-name="ce5" table:formula="of:=[.D119]-[.E119]" office:value-type="float" office:value="10">
            <text:p>1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4-29">
            <text:p>29.04.2015</text:p>
          </table:table-cell>
          <table:table-cell office:value-type="float" office:value="25565">
            <text:p>25565</text:p>
          </table:table-cell>
          <table:table-cell table:formula="of:=[.B121]" office:value-type="float" office:value="25609">
            <text:p>25609</text:p>
          </table:table-cell>
          <table:table-cell office:value-type="float" office:value="57.1">
            <text:p>57,1</text:p>
          </table:table-cell>
          <table:table-cell table:style-name="ce5" table:formula="of:=[.D120]-([.C120]-[.B120])" office:value-type="float" office:value="13.1">
            <text:p>13,10</text:p>
          </table:table-cell>
          <table:table-cell table:style-name="ce5" table:formula="of:=[.D120]-[.E120]" office:value-type="float" office:value="44">
            <text:p>4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4-30">
            <text:p>30.04.2015</text:p>
          </table:table-cell>
          <table:table-cell office:value-type="float" office:value="25609">
            <text:p>25609</text:p>
          </table:table-cell>
          <table:table-cell table:formula="of:=[.B122]" office:value-type="float" office:value="25637">
            <text:p>25637</text:p>
          </table:table-cell>
          <table:table-cell office:value-type="float" office:value="37.9">
            <text:p>37,9</text:p>
          </table:table-cell>
          <table:table-cell table:style-name="ce5" table:formula="of:=[.D121]-([.C121]-[.B121])" office:value-type="float" office:value="9.9">
            <text:p>9,90</text:p>
          </table:table-cell>
          <table:table-cell table:style-name="ce5" table:formula="of:=[.D121]-[.E121]" office:value-type="float" office:value="28">
            <text:p>28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5-01">
            <text:p>01.05.2015</text:p>
          </table:table-cell>
          <table:table-cell office:value-type="float" office:value="25637">
            <text:p>25637</text:p>
          </table:table-cell>
          <table:table-cell table:formula="of:=[.B123]" office:value-type="float" office:value="25643">
            <text:p>25643</text:p>
          </table:table-cell>
          <table:table-cell office:value-type="float" office:value="11.4">
            <text:p>11,4</text:p>
          </table:table-cell>
          <table:table-cell table:style-name="ce5" table:formula="of:=[.D122]-([.C122]-[.B122])" office:value-type="float" office:value="5.4">
            <text:p>5,40</text:p>
          </table:table-cell>
          <table:table-cell table:style-name="ce5" table:formula="of:=[.D122]-[.E122]" office:value-type="float" office:value="6">
            <text:p>6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5-02">
            <text:p>02.05.2015</text:p>
          </table:table-cell>
          <table:table-cell office:value-type="float" office:value="25643">
            <text:p>25643</text:p>
          </table:table-cell>
          <table:table-cell table:formula="of:=[.B124]" office:value-type="float" office:value="25658">
            <text:p>25658</text:p>
          </table:table-cell>
          <table:table-cell office:value-type="float" office:value="21.4">
            <text:p>21,4</text:p>
          </table:table-cell>
          <table:table-cell table:style-name="ce5" table:formula="of:=[.D123]-([.C123]-[.B123])" office:value-type="float" office:value="6.4">
            <text:p>6,40</text:p>
          </table:table-cell>
          <table:table-cell table:style-name="ce5" table:formula="of:=[.D123]-[.E123]" office:value-type="float" office:value="15">
            <text:p>1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5-03">
            <text:p>03.05.2015</text:p>
          </table:table-cell>
          <table:table-cell office:value-type="float" office:value="25658">
            <text:p>25658</text:p>
          </table:table-cell>
          <table:table-cell table:formula="of:=[.B125]" office:value-type="float" office:value="25667">
            <text:p>25667</text:p>
          </table:table-cell>
          <table:table-cell office:value-type="float" office:value="16.2">
            <text:p>16,2</text:p>
          </table:table-cell>
          <table:table-cell table:style-name="ce5" table:formula="of:=[.D124]-([.C124]-[.B124])" office:value-type="float" office:value="7.2">
            <text:p>7,20</text:p>
          </table:table-cell>
          <table:table-cell table:style-name="ce5" table:formula="of:=[.D124]-[.E124]" office:value-type="float" office:value="9">
            <text:p>9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5-04">
            <text:p>04.05.2015</text:p>
          </table:table-cell>
          <table:table-cell office:value-type="float" office:value="25667">
            <text:p>25667</text:p>
          </table:table-cell>
          <table:table-cell table:formula="of:=[.B126]" office:value-type="float" office:value="25694">
            <text:p>25694</text:p>
          </table:table-cell>
          <table:table-cell office:value-type="float" office:value="35.7">
            <text:p>35,7</text:p>
          </table:table-cell>
          <table:table-cell table:style-name="ce5" table:formula="of:=[.D125]-([.C125]-[.B125])" office:value-type="float" office:value="8.7">
            <text:p>8,70</text:p>
          </table:table-cell>
          <table:table-cell table:style-name="ce5" table:formula="of:=[.D125]-[.E125]" office:value-type="float" office:value="27">
            <text:p>27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5-05">
            <text:p>05.05.2015</text:p>
          </table:table-cell>
          <table:table-cell office:value-type="float" office:value="25694">
            <text:p>25694</text:p>
          </table:table-cell>
          <table:table-cell table:formula="of:=[.B127]" office:value-type="float" office:value="25706">
            <text:p>25706</text:p>
          </table:table-cell>
          <table:table-cell office:value-type="float" office:value="15.7">
            <text:p>15,7</text:p>
          </table:table-cell>
          <table:table-cell table:style-name="ce5" table:formula="of:=[.D126]-([.C126]-[.B126])" office:value-type="float" office:value="3.7">
            <text:p>3,70</text:p>
          </table:table-cell>
          <table:table-cell table:style-name="ce5" table:formula="of:=[.D126]-[.E126]" office:value-type="float" office:value="12">
            <text:p>1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5-06">
            <text:p>06.05.2015</text:p>
          </table:table-cell>
          <table:table-cell office:value-type="float" office:value="25706">
            <text:p>25706</text:p>
          </table:table-cell>
          <table:table-cell table:formula="of:=[.B128]" office:value-type="float" office:value="25745">
            <text:p>25745</text:p>
          </table:table-cell>
          <table:table-cell office:value-type="float" office:value="45.6">
            <text:p>45,6</text:p>
          </table:table-cell>
          <table:table-cell table:style-name="ce5" table:formula="of:=[.D127]-([.C127]-[.B127])" office:value-type="float" office:value="6.6">
            <text:p>6,60</text:p>
          </table:table-cell>
          <table:table-cell table:style-name="ce5" table:formula="of:=[.D127]-[.E127]" office:value-type="float" office:value="39">
            <text:p>39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5-07">
            <text:p>07.05.2015</text:p>
          </table:table-cell>
          <table:table-cell office:value-type="float" office:value="25745">
            <text:p>25745</text:p>
          </table:table-cell>
          <table:table-cell table:formula="of:=[.B129]" office:value-type="float" office:value="25799">
            <text:p>25799</text:p>
          </table:table-cell>
          <table:table-cell office:value-type="float" office:value="63.7">
            <text:p>63,7</text:p>
          </table:table-cell>
          <table:table-cell table:style-name="ce5" table:formula="of:=[.D128]-([.C128]-[.B128])" office:value-type="float" office:value="9.7">
            <text:p>9,70</text:p>
          </table:table-cell>
          <table:table-cell table:style-name="ce5" table:formula="of:=[.D128]-[.E128]" office:value-type="float" office:value="54">
            <text:p>5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5-08">
            <text:p>08.05.2015</text:p>
          </table:table-cell>
          <table:table-cell office:value-type="float" office:value="25799">
            <text:p>25799</text:p>
          </table:table-cell>
          <table:table-cell table:formula="of:=[.B130]" office:value-type="float" office:value="25849">
            <text:p>25849</text:p>
          </table:table-cell>
          <table:table-cell office:value-type="float" office:value="57.8">
            <text:p>57,8</text:p>
          </table:table-cell>
          <table:table-cell table:style-name="ce5" table:formula="of:=[.D129]-([.C129]-[.B129])" office:value-type="float" office:value="7.8">
            <text:p>7,80</text:p>
          </table:table-cell>
          <table:table-cell table:style-name="ce5" table:formula="of:=[.D129]-[.E129]" office:value-type="float" office:value="50">
            <text:p>5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5-09">
            <text:p>09.05.2015</text:p>
          </table:table-cell>
          <table:table-cell office:value-type="float" office:value="25849">
            <text:p>25849</text:p>
          </table:table-cell>
          <table:table-cell table:formula="of:=[.B131]" office:value-type="float" office:value="25882">
            <text:p>25882</text:p>
          </table:table-cell>
          <table:table-cell office:value-type="float" office:value="41.1">
            <text:p>41,1</text:p>
          </table:table-cell>
          <table:table-cell table:style-name="ce5" table:formula="of:=[.D130]-([.C130]-[.B130])" office:value-type="float" office:value="8.1">
            <text:p>8,10</text:p>
          </table:table-cell>
          <table:table-cell table:style-name="ce5" table:formula="of:=[.D130]-[.E130]" office:value-type="float" office:value="33">
            <text:p>3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5-10">
            <text:p>10.05.2015</text:p>
          </table:table-cell>
          <table:table-cell office:value-type="float" office:value="25882">
            <text:p>25882</text:p>
          </table:table-cell>
          <table:table-cell table:formula="of:=[.B132]" office:value-type="float" office:value="25921">
            <text:p>25921</text:p>
          </table:table-cell>
          <table:table-cell office:value-type="float" office:value="48.1">
            <text:p>48,1</text:p>
          </table:table-cell>
          <table:table-cell table:style-name="ce5" table:formula="of:=[.D131]-([.C131]-[.B131])" office:value-type="float" office:value="9.1">
            <text:p>9,10</text:p>
          </table:table-cell>
          <table:table-cell table:style-name="ce5" table:formula="of:=[.D131]-[.E131]" office:value-type="float" office:value="39">
            <text:p>39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5-11">
            <text:p>11.05.2015</text:p>
          </table:table-cell>
          <table:table-cell office:value-type="float" office:value="25921">
            <text:p>25921</text:p>
          </table:table-cell>
          <table:table-cell table:formula="of:=[.B133]" office:value-type="float" office:value="25964">
            <text:p>25964</text:p>
          </table:table-cell>
          <table:table-cell office:value-type="float" office:value="50.7">
            <text:p>50,7</text:p>
          </table:table-cell>
          <table:table-cell table:style-name="ce5" table:formula="of:=[.D132]-([.C132]-[.B132])" office:value-type="float" office:value="7.7">
            <text:p>7,70</text:p>
          </table:table-cell>
          <table:table-cell table:style-name="ce5" table:formula="of:=[.D132]-[.E132]" office:value-type="float" office:value="43">
            <text:p>4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5-12">
            <text:p>12.05.2015</text:p>
          </table:table-cell>
          <table:table-cell office:value-type="float" office:value="25964">
            <text:p>25964</text:p>
          </table:table-cell>
          <table:table-cell table:formula="of:=[.B134]" office:value-type="float" office:value="26004">
            <text:p>26004</text:p>
          </table:table-cell>
          <table:table-cell office:value-type="float" office:value="53.4">
            <text:p>53,4</text:p>
          </table:table-cell>
          <table:table-cell table:style-name="ce5" table:formula="of:=[.D133]-([.C133]-[.B133])" office:value-type="float" office:value="13.4">
            <text:p>13,40</text:p>
          </table:table-cell>
          <table:table-cell table:style-name="ce5" table:formula="of:=[.D133]-[.E133]" office:value-type="float" office:value="40">
            <text:p>4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5-13">
            <text:p>13.05.2015</text:p>
          </table:table-cell>
          <table:table-cell office:value-type="float" office:value="26004">
            <text:p>26004</text:p>
          </table:table-cell>
          <table:table-cell table:formula="of:=[.B135]" office:value-type="float" office:value="26049">
            <text:p>26049</text:p>
          </table:table-cell>
          <table:table-cell office:value-type="float" office:value="58.4">
            <text:p>58,4</text:p>
          </table:table-cell>
          <table:table-cell table:style-name="ce5" table:formula="of:=[.D134]-([.C134]-[.B134])" office:value-type="float" office:value="13.4">
            <text:p>13,40</text:p>
          </table:table-cell>
          <table:table-cell table:style-name="ce5" table:formula="of:=[.D134]-[.E134]" office:value-type="float" office:value="45">
            <text:p>4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5-14">
            <text:p>14.05.2015</text:p>
          </table:table-cell>
          <table:table-cell office:value-type="float" office:value="26049">
            <text:p>26049</text:p>
          </table:table-cell>
          <table:table-cell table:formula="of:=[.B136]" office:value-type="float" office:value="26074">
            <text:p>26074</text:p>
          </table:table-cell>
          <table:table-cell office:value-type="float" office:value="33.5">
            <text:p>33,5</text:p>
          </table:table-cell>
          <table:table-cell table:style-name="ce5" table:formula="of:=[.D135]-([.C135]-[.B135])" office:value-type="float" office:value="8.5">
            <text:p>8,50</text:p>
          </table:table-cell>
          <table:table-cell table:style-name="ce5" table:formula="of:=[.D135]-[.E135]" office:value-type="float" office:value="25">
            <text:p>2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5-15">
            <text:p>15.05.2015</text:p>
          </table:table-cell>
          <table:table-cell office:value-type="float" office:value="26074">
            <text:p>26074</text:p>
          </table:table-cell>
          <table:table-cell table:formula="of:=[.B137]" office:value-type="float" office:value="26079">
            <text:p>26079</text:p>
          </table:table-cell>
          <table:table-cell office:value-type="float" office:value="8.7">
            <text:p>8,7</text:p>
          </table:table-cell>
          <table:table-cell table:style-name="ce5" table:formula="of:=[.D136]-([.C136]-[.B136])" office:value-type="float" office:value="3.7">
            <text:p>3,70</text:p>
          </table:table-cell>
          <table:table-cell table:style-name="ce5" table:formula="of:=[.D136]-[.E136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5-16">
            <text:p>16.05.2015</text:p>
          </table:table-cell>
          <table:table-cell office:value-type="float" office:value="26079">
            <text:p>26079</text:p>
          </table:table-cell>
          <table:table-cell table:formula="of:=[.B138]" office:value-type="float" office:value="26122">
            <text:p>26122</text:p>
          </table:table-cell>
          <table:table-cell office:value-type="float" office:value="52.5">
            <text:p>52,5</text:p>
          </table:table-cell>
          <table:table-cell table:style-name="ce5" table:formula="of:=[.D137]-([.C137]-[.B137])" office:value-type="float" office:value="9.5">
            <text:p>9,50</text:p>
          </table:table-cell>
          <table:table-cell table:style-name="ce5" table:formula="of:=[.D137]-[.E137]" office:value-type="float" office:value="43">
            <text:p>4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5-17">
            <text:p>17.05.2015</text:p>
          </table:table-cell>
          <table:table-cell office:value-type="float" office:value="26122">
            <text:p>26122</text:p>
          </table:table-cell>
          <table:table-cell table:formula="of:=[.B139]" office:value-type="float" office:value="26155">
            <text:p>26155</text:p>
          </table:table-cell>
          <table:table-cell office:value-type="float" office:value="41.5">
            <text:p>41,5</text:p>
          </table:table-cell>
          <table:table-cell table:style-name="ce5" table:formula="of:=[.D138]-([.C138]-[.B138])" office:value-type="float" office:value="8.5">
            <text:p>8,50</text:p>
          </table:table-cell>
          <table:table-cell table:style-name="ce5" table:formula="of:=[.D138]-[.E138]" office:value-type="float" office:value="33">
            <text:p>3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5-18">
            <text:p>18.05.2015</text:p>
          </table:table-cell>
          <table:table-cell office:value-type="float" office:value="26155">
            <text:p>26155</text:p>
          </table:table-cell>
          <table:table-cell table:formula="of:=[.B140]" office:value-type="float" office:value="26212">
            <text:p>26212</text:p>
          </table:table-cell>
          <table:table-cell office:value-type="float" office:value="64.3">
            <text:p>64,3</text:p>
          </table:table-cell>
          <table:table-cell table:style-name="ce5" table:formula="of:=[.D139]-([.C139]-[.B139])" office:value-type="float" office:value="7.3">
            <text:p>7,30</text:p>
          </table:table-cell>
          <table:table-cell table:style-name="ce5" table:formula="of:=[.D139]-[.E139]" office:value-type="float" office:value="57">
            <text:p>57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5-19">
            <text:p>19.05.2015</text:p>
          </table:table-cell>
          <table:table-cell office:value-type="float" office:value="26212">
            <text:p>26212</text:p>
          </table:table-cell>
          <table:table-cell table:formula="of:=[.B141]" office:value-type="float" office:value="26227">
            <text:p>26227</text:p>
          </table:table-cell>
          <table:table-cell office:value-type="float" office:value="22.6">
            <text:p>22,6</text:p>
          </table:table-cell>
          <table:table-cell table:style-name="ce5" table:formula="of:=[.D140]-([.C140]-[.B140])" office:value-type="float" office:value="7.6">
            <text:p>7,60</text:p>
          </table:table-cell>
          <table:table-cell table:style-name="ce5" table:formula="of:=[.D140]-[.E140]" office:value-type="float" office:value="15">
            <text:p>1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5-20">
            <text:p>20.05.2015</text:p>
          </table:table-cell>
          <table:table-cell office:value-type="float" office:value="26227">
            <text:p>26227</text:p>
          </table:table-cell>
          <table:table-cell table:formula="of:=[.B142]" office:value-type="float" office:value="26244">
            <text:p>26244</text:p>
          </table:table-cell>
          <table:table-cell office:value-type="float" office:value="22.5">
            <text:p>22,5</text:p>
          </table:table-cell>
          <table:table-cell table:style-name="ce5" table:formula="of:=[.D141]-([.C141]-[.B141])" office:value-type="float" office:value="5.5">
            <text:p>5,50</text:p>
          </table:table-cell>
          <table:table-cell table:style-name="ce5" table:formula="of:=[.D141]-[.E141]" office:value-type="float" office:value="17">
            <text:p>17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5-21">
            <text:p>21.05.2015</text:p>
          </table:table-cell>
          <table:table-cell office:value-type="float" office:value="26244">
            <text:p>26244</text:p>
          </table:table-cell>
          <table:table-cell table:formula="of:=[.B143]" office:value-type="float" office:value="26269">
            <text:p>26269</text:p>
          </table:table-cell>
          <table:table-cell office:value-type="float" office:value="35.1">
            <text:p>35,1</text:p>
          </table:table-cell>
          <table:table-cell table:style-name="ce5" table:formula="of:=[.D142]-([.C142]-[.B142])" office:value-type="float" office:value="10.1">
            <text:p>10,10</text:p>
          </table:table-cell>
          <table:table-cell table:style-name="ce5" table:formula="of:=[.D142]-[.E142]" office:value-type="float" office:value="25">
            <text:p>2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5-22">
            <text:p>22.05.2015</text:p>
          </table:table-cell>
          <table:table-cell office:value-type="float" office:value="26269">
            <text:p>26269</text:p>
          </table:table-cell>
          <table:table-cell table:formula="of:=[.B144]" office:value-type="float" office:value="26325">
            <text:p>26325</text:p>
          </table:table-cell>
          <table:table-cell office:value-type="float" office:value="62.4">
            <text:p>62,4</text:p>
          </table:table-cell>
          <table:table-cell table:style-name="ce5" table:formula="of:=[.D143]-([.C143]-[.B143])" office:value-type="float" office:value="6.4">
            <text:p>6,40</text:p>
          </table:table-cell>
          <table:table-cell table:style-name="ce5" table:formula="of:=[.D143]-[.E143]" office:value-type="float" office:value="56">
            <text:p>56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5-23">
            <text:p>23.05.2015</text:p>
          </table:table-cell>
          <table:table-cell office:value-type="float" office:value="26325">
            <text:p>26325</text:p>
          </table:table-cell>
          <table:table-cell table:formula="of:=[.B145]" office:value-type="float" office:value="26362">
            <text:p>26362</text:p>
          </table:table-cell>
          <table:table-cell office:value-type="float" office:value="42.2">
            <text:p>42,2</text:p>
          </table:table-cell>
          <table:table-cell table:style-name="ce5" table:formula="of:=[.D144]-([.C144]-[.B144])" office:value-type="float" office:value="5.2">
            <text:p>5,20</text:p>
          </table:table-cell>
          <table:table-cell table:style-name="ce5" table:formula="of:=[.D144]-[.E144]" office:value-type="float" office:value="37">
            <text:p>37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5-24">
            <text:p>24.05.2015</text:p>
          </table:table-cell>
          <table:table-cell office:value-type="float" office:value="26362">
            <text:p>26362</text:p>
          </table:table-cell>
          <table:table-cell table:formula="of:=[.B146]" office:value-type="float" office:value="26385">
            <text:p>26385</text:p>
          </table:table-cell>
          <table:table-cell office:value-type="float" office:value="27.4">
            <text:p>27,4</text:p>
          </table:table-cell>
          <table:table-cell table:style-name="ce5" table:formula="of:=[.D145]-([.C145]-[.B145])" office:value-type="float" office:value="4.4">
            <text:p>4,40</text:p>
          </table:table-cell>
          <table:table-cell table:style-name="ce5" table:formula="of:=[.D145]-[.E145]" office:value-type="float" office:value="23">
            <text:p>2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5-25">
            <text:p>25.05.2015</text:p>
          </table:table-cell>
          <table:table-cell office:value-type="float" office:value="26385">
            <text:p>26385</text:p>
          </table:table-cell>
          <table:table-cell table:formula="of:=[.B147]" office:value-type="float" office:value="26403">
            <text:p>26403</text:p>
          </table:table-cell>
          <table:table-cell office:value-type="float" office:value="22">
            <text:p>22</text:p>
          </table:table-cell>
          <table:table-cell table:style-name="ce5" table:formula="of:=[.D146]-([.C146]-[.B146])" office:value-type="float" office:value="4">
            <text:p>4,00</text:p>
          </table:table-cell>
          <table:table-cell table:style-name="ce5" table:formula="of:=[.D146]-[.E146]" office:value-type="float" office:value="18">
            <text:p>18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5-26">
            <text:p>26.05.2015</text:p>
          </table:table-cell>
          <table:table-cell office:value-type="float" office:value="26403">
            <text:p>26403</text:p>
          </table:table-cell>
          <table:table-cell table:formula="of:=[.B148]" office:value-type="float" office:value="26422">
            <text:p>26422</text:p>
          </table:table-cell>
          <table:table-cell office:value-type="float" office:value="22.7">
            <text:p>22,7</text:p>
          </table:table-cell>
          <table:table-cell table:style-name="ce5" table:formula="of:=[.D147]-([.C147]-[.B147])" office:value-type="float" office:value="3.7">
            <text:p>3,70</text:p>
          </table:table-cell>
          <table:table-cell table:style-name="ce5" table:formula="of:=[.D147]-[.E147]" office:value-type="float" office:value="19">
            <text:p>19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5-27">
            <text:p>27.05.2015</text:p>
          </table:table-cell>
          <table:table-cell office:value-type="float" office:value="26422">
            <text:p>26422</text:p>
          </table:table-cell>
          <table:table-cell table:formula="of:=[.B149]" office:value-type="float" office:value="26445">
            <text:p>26445</text:p>
          </table:table-cell>
          <table:table-cell office:value-type="float" office:value="31">
            <text:p>31</text:p>
          </table:table-cell>
          <table:table-cell table:style-name="ce5" table:formula="of:=[.D148]-([.C148]-[.B148])" office:value-type="float" office:value="8">
            <text:p>8,00</text:p>
          </table:table-cell>
          <table:table-cell table:style-name="ce5" table:formula="of:=[.D148]-[.E148]" office:value-type="float" office:value="23">
            <text:p>2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5-28">
            <text:p>28.05.2015</text:p>
          </table:table-cell>
          <table:table-cell office:value-type="float" office:value="26445">
            <text:p>26445</text:p>
          </table:table-cell>
          <table:table-cell table:formula="of:=[.B150]" office:value-type="float" office:value="26504">
            <text:p>26504</text:p>
          </table:table-cell>
          <table:table-cell office:value-type="float" office:value="64.1">
            <text:p>64,1</text:p>
          </table:table-cell>
          <table:table-cell table:style-name="ce5" table:formula="of:=[.D149]-([.C149]-[.B149])" office:value-type="float" office:value="5.09999999999999">
            <text:p>5,10</text:p>
          </table:table-cell>
          <table:table-cell table:style-name="ce5" table:formula="of:=[.D149]-[.E149]" office:value-type="float" office:value="59">
            <text:p>59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5-29">
            <text:p>29.05.2015</text:p>
          </table:table-cell>
          <table:table-cell office:value-type="float" office:value="26504">
            <text:p>26504</text:p>
          </table:table-cell>
          <table:table-cell table:formula="of:=[.B151]" office:value-type="float" office:value="26541">
            <text:p>26541</text:p>
          </table:table-cell>
          <table:table-cell office:value-type="float" office:value="41">
            <text:p>41</text:p>
          </table:table-cell>
          <table:table-cell table:style-name="ce5" table:formula="of:=[.D150]-([.C150]-[.B150])" office:value-type="float" office:value="4">
            <text:p>4,00</text:p>
          </table:table-cell>
          <table:table-cell table:style-name="ce5" table:formula="of:=[.D150]-[.E150]" office:value-type="float" office:value="37">
            <text:p>37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5-30">
            <text:p>30.05.2015</text:p>
          </table:table-cell>
          <table:table-cell office:value-type="float" office:value="26541">
            <text:p>26541</text:p>
          </table:table-cell>
          <table:table-cell table:formula="of:=[.B152]" office:value-type="float" office:value="26556">
            <text:p>26556</text:p>
          </table:table-cell>
          <table:table-cell office:value-type="float" office:value="20.6">
            <text:p>20,6</text:p>
          </table:table-cell>
          <table:table-cell table:style-name="ce5" table:formula="of:=[.D151]-([.C151]-[.B151])" office:value-type="float" office:value="5.6">
            <text:p>5,60</text:p>
          </table:table-cell>
          <table:table-cell table:style-name="ce5" table:formula="of:=[.D151]-[.E151]" office:value-type="float" office:value="15">
            <text:p>1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5-31">
            <text:p>31.05.2015</text:p>
          </table:table-cell>
          <table:table-cell office:value-type="float" office:value="26556">
            <text:p>26556</text:p>
          </table:table-cell>
          <table:table-cell table:formula="of:=[.B153]" office:value-type="float" office:value="26597">
            <text:p>26597</text:p>
          </table:table-cell>
          <table:table-cell office:value-type="float" office:value="49.9">
            <text:p>49,9</text:p>
          </table:table-cell>
          <table:table-cell table:style-name="ce5" table:formula="of:=[.D152]-([.C152]-[.B152])" office:value-type="float" office:value="8.9">
            <text:p>8,90</text:p>
          </table:table-cell>
          <table:table-cell table:style-name="ce5" table:formula="of:=[.D152]-[.E152]" office:value-type="float" office:value="41">
            <text:p>4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6-01">
            <text:p>01.06.2015</text:p>
          </table:table-cell>
          <table:table-cell office:value-type="float" office:value="26597">
            <text:p>26597</text:p>
          </table:table-cell>
          <table:table-cell table:formula="of:=[.B154]" office:value-type="float" office:value="26624">
            <text:p>26624</text:p>
          </table:table-cell>
          <table:table-cell office:value-type="float" office:value="33.4">
            <text:p>33,4</text:p>
          </table:table-cell>
          <table:table-cell table:style-name="ce5" table:formula="of:=[.D153]-([.C153]-[.B153])" office:value-type="float" office:value="6.4">
            <text:p>6,40</text:p>
          </table:table-cell>
          <table:table-cell table:style-name="ce5" table:formula="of:=[.D153]-[.E153]" office:value-type="float" office:value="27">
            <text:p>27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6-02">
            <text:p>02.06.2015</text:p>
          </table:table-cell>
          <table:table-cell office:value-type="float" office:value="26624">
            <text:p>26624</text:p>
          </table:table-cell>
          <table:table-cell table:formula="of:=[.B155]" office:value-type="float" office:value="26673">
            <text:p>26673</text:p>
          </table:table-cell>
          <table:table-cell office:value-type="float" office:value="55.7">
            <text:p>55,7</text:p>
          </table:table-cell>
          <table:table-cell table:style-name="ce5" table:formula="of:=[.D154]-([.C154]-[.B154])" office:value-type="float" office:value="6.7">
            <text:p>6,70</text:p>
          </table:table-cell>
          <table:table-cell table:style-name="ce5" table:formula="of:=[.D154]-[.E154]" office:value-type="float" office:value="49">
            <text:p>49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6-03">
            <text:p>03.06.2015</text:p>
          </table:table-cell>
          <table:table-cell office:value-type="float" office:value="26673">
            <text:p>26673</text:p>
          </table:table-cell>
          <table:table-cell table:formula="of:=[.B156]" office:value-type="float" office:value="26723">
            <text:p>26723</text:p>
          </table:table-cell>
          <table:table-cell office:value-type="float" office:value="59.1">
            <text:p>59,1</text:p>
          </table:table-cell>
          <table:table-cell table:style-name="ce5" table:formula="of:=[.D155]-([.C155]-[.B155])" office:value-type="float" office:value="9.1">
            <text:p>9,10</text:p>
          </table:table-cell>
          <table:table-cell table:style-name="ce5" table:formula="of:=[.D155]-[.E155]" office:value-type="float" office:value="50">
            <text:p>5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6-04">
            <text:p>04.06.2015</text:p>
          </table:table-cell>
          <table:table-cell office:value-type="float" office:value="26723">
            <text:p>26723</text:p>
          </table:table-cell>
          <table:table-cell table:formula="of:=[.B157]" office:value-type="float" office:value="26770">
            <text:p>26770</text:p>
          </table:table-cell>
          <table:table-cell office:value-type="float" office:value="61.7">
            <text:p>61,7</text:p>
          </table:table-cell>
          <table:table-cell table:style-name="ce5" table:formula="of:=[.D156]-([.C156]-[.B156])" office:value-type="float" office:value="14.7">
            <text:p>14,70</text:p>
          </table:table-cell>
          <table:table-cell table:style-name="ce5" table:formula="of:=[.D156]-[.E156]" office:value-type="float" office:value="47">
            <text:p>47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6-05">
            <text:p>05.06.2015</text:p>
          </table:table-cell>
          <table:table-cell office:value-type="float" office:value="26770">
            <text:p>26770</text:p>
          </table:table-cell>
          <table:table-cell table:formula="of:=[.B158]" office:value-type="float" office:value="26818">
            <text:p>26818</text:p>
          </table:table-cell>
          <table:table-cell office:value-type="float" office:value="60">
            <text:p>60</text:p>
          </table:table-cell>
          <table:table-cell table:style-name="ce5" table:formula="of:=[.D157]-([.C157]-[.B157])" office:value-type="float" office:value="12">
            <text:p>12,00</text:p>
          </table:table-cell>
          <table:table-cell table:style-name="ce5" table:formula="of:=[.D157]-[.E157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6-06">
            <text:p>06.06.2015</text:p>
          </table:table-cell>
          <table:table-cell office:value-type="float" office:value="26818">
            <text:p>26818</text:p>
          </table:table-cell>
          <table:table-cell table:formula="of:=[.B159]" office:value-type="float" office:value="26864">
            <text:p>26864</text:p>
          </table:table-cell>
          <table:table-cell office:value-type="float" office:value="53">
            <text:p>53</text:p>
          </table:table-cell>
          <table:table-cell table:style-name="ce5" table:formula="of:=[.D158]-([.C158]-[.B158])" office:value-type="float" office:value="7">
            <text:p>7,00</text:p>
          </table:table-cell>
          <table:table-cell table:style-name="ce5" table:formula="of:=[.D158]-[.E158]" office:value-type="float" office:value="46">
            <text:p>46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6-07">
            <text:p>07.06.2015</text:p>
          </table:table-cell>
          <table:table-cell office:value-type="float" office:value="26864">
            <text:p>26864</text:p>
          </table:table-cell>
          <table:table-cell table:formula="of:=[.B160]" office:value-type="float" office:value="26912">
            <text:p>26912</text:p>
          </table:table-cell>
          <table:table-cell office:value-type="float" office:value="55">
            <text:p>55</text:p>
          </table:table-cell>
          <table:table-cell table:style-name="ce5" table:formula="of:=[.D159]-([.C159]-[.B159])" office:value-type="float" office:value="7">
            <text:p>7,00</text:p>
          </table:table-cell>
          <table:table-cell table:style-name="ce5" table:formula="of:=[.D159]-[.E159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6-08">
            <text:p>08.06.2015</text:p>
          </table:table-cell>
          <table:table-cell office:value-type="float" office:value="26912">
            <text:p>26912</text:p>
          </table:table-cell>
          <table:table-cell table:formula="of:=[.B161]" office:value-type="float" office:value="26914">
            <text:p>26914</text:p>
          </table:table-cell>
          <table:table-cell office:value-type="float" office:value="4.9">
            <text:p>4,9</text:p>
          </table:table-cell>
          <table:table-cell table:style-name="ce5" table:formula="of:=[.D160]-([.C160]-[.B160])" office:value-type="float" office:value="2.9">
            <text:p>2,90</text:p>
          </table:table-cell>
          <table:table-cell table:style-name="ce5" table:formula="of:=[.D160]-[.E160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6-09">
            <text:p>09.06.2015</text:p>
          </table:table-cell>
          <table:table-cell office:value-type="float" office:value="26914">
            <text:p>26914</text:p>
          </table:table-cell>
          <table:table-cell table:formula="of:=[.B162]" office:value-type="float" office:value="26917">
            <text:p>26917</text:p>
          </table:table-cell>
          <table:table-cell office:value-type="float" office:value="7.8">
            <text:p>7,8</text:p>
          </table:table-cell>
          <table:table-cell table:style-name="ce5" table:formula="of:=[.D161]-([.C161]-[.B161])" office:value-type="float" office:value="4.8">
            <text:p>4,80</text:p>
          </table:table-cell>
          <table:table-cell table:style-name="ce5" table:formula="of:=[.D161]-[.E161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6-10">
            <text:p>10.06.2015</text:p>
          </table:table-cell>
          <table:table-cell office:value-type="float" office:value="26917">
            <text:p>26917</text:p>
          </table:table-cell>
          <table:table-cell table:formula="of:=[.B163]" office:value-type="float" office:value="26927">
            <text:p>26927</text:p>
          </table:table-cell>
          <table:table-cell office:value-type="float" office:value="17">
            <text:p>17</text:p>
          </table:table-cell>
          <table:table-cell table:style-name="ce5" table:formula="of:=[.D162]-([.C162]-[.B162])" office:value-type="float" office:value="7">
            <text:p>7,00</text:p>
          </table:table-cell>
          <table:table-cell table:style-name="ce5" table:formula="of:=[.D162]-[.E162]" office:value-type="float" office:value="10">
            <text:p>1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6-11">
            <text:p>11.06.2015</text:p>
          </table:table-cell>
          <table:table-cell office:value-type="float" office:value="26927">
            <text:p>26927</text:p>
          </table:table-cell>
          <table:table-cell table:formula="of:=[.B164]" office:value-type="float" office:value="26962">
            <text:p>26962</text:p>
          </table:table-cell>
          <table:table-cell office:value-type="float" office:value="49.3">
            <text:p>49,3</text:p>
          </table:table-cell>
          <table:table-cell table:style-name="ce5" table:formula="of:=[.D163]-([.C163]-[.B163])" office:value-type="float" office:value="14.3">
            <text:p>14,30</text:p>
          </table:table-cell>
          <table:table-cell table:style-name="ce5" table:formula="of:=[.D163]-[.E163]" office:value-type="float" office:value="35">
            <text:p>3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6-12">
            <text:p>12.06.2015</text:p>
          </table:table-cell>
          <table:table-cell office:value-type="float" office:value="26962">
            <text:p>26962</text:p>
          </table:table-cell>
          <table:table-cell table:formula="of:=[.B165]" office:value-type="float" office:value="27007">
            <text:p>27007</text:p>
          </table:table-cell>
          <table:table-cell office:value-type="float" office:value="52.3">
            <text:p>52,3</text:p>
          </table:table-cell>
          <table:table-cell table:style-name="ce5" table:formula="of:=[.D164]-([.C164]-[.B164])" office:value-type="float" office:value="7.3">
            <text:p>7,30</text:p>
          </table:table-cell>
          <table:table-cell table:style-name="ce5" table:formula="of:=[.D164]-[.E164]" office:value-type="float" office:value="45">
            <text:p>4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6-13">
            <text:p>13.06.2015</text:p>
          </table:table-cell>
          <table:table-cell office:value-type="float" office:value="27007">
            <text:p>27007</text:p>
          </table:table-cell>
          <table:table-cell table:formula="of:=[.B166]" office:value-type="float" office:value="27056">
            <text:p>27056</text:p>
          </table:table-cell>
          <table:table-cell office:value-type="float" office:value="57.5">
            <text:p>57,5</text:p>
          </table:table-cell>
          <table:table-cell table:style-name="ce5" table:formula="of:=[.D165]-([.C165]-[.B165])" office:value-type="float" office:value="8.5">
            <text:p>8,50</text:p>
          </table:table-cell>
          <table:table-cell table:style-name="ce5" table:formula="of:=[.D165]-[.E165]" office:value-type="float" office:value="49">
            <text:p>49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6-14">
            <text:p>14.06.2015</text:p>
          </table:table-cell>
          <table:table-cell office:value-type="float" office:value="27056">
            <text:p>27056</text:p>
          </table:table-cell>
          <table:table-cell table:formula="of:=[.B167]" office:value-type="float" office:value="27104">
            <text:p>27104</text:p>
          </table:table-cell>
          <table:table-cell office:value-type="float" office:value="53">
            <text:p>53</text:p>
          </table:table-cell>
          <table:table-cell table:style-name="ce5" table:formula="of:=[.D166]-([.C166]-[.B166])" office:value-type="float" office:value="5">
            <text:p>5,00</text:p>
          </table:table-cell>
          <table:table-cell table:style-name="ce5" table:formula="of:=[.D166]-[.E166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6-15">
            <text:p>15.06.2015</text:p>
          </table:table-cell>
          <table:table-cell office:value-type="float" office:value="27104">
            <text:p>27104</text:p>
          </table:table-cell>
          <table:table-cell table:formula="of:=[.B168]" office:value-type="float" office:value="27118">
            <text:p>27118</text:p>
          </table:table-cell>
          <table:table-cell office:value-type="float" office:value="19.3">
            <text:p>19,3</text:p>
          </table:table-cell>
          <table:table-cell table:style-name="ce5" table:formula="of:=[.D167]-([.C167]-[.B167])" office:value-type="float" office:value="5.3">
            <text:p>5,30</text:p>
          </table:table-cell>
          <table:table-cell table:style-name="ce5" table:formula="of:=[.D167]-[.E167]" office:value-type="float" office:value="14">
            <text:p>1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6-16">
            <text:p>16.06.2015</text:p>
          </table:table-cell>
          <table:table-cell office:value-type="float" office:value="27118">
            <text:p>27118</text:p>
          </table:table-cell>
          <table:table-cell table:formula="of:=[.B169]" office:value-type="float" office:value="27138">
            <text:p>27138</text:p>
          </table:table-cell>
          <table:table-cell office:value-type="float" office:value="28.8">
            <text:p>28,8</text:p>
          </table:table-cell>
          <table:table-cell table:style-name="ce5" table:formula="of:=[.D168]-([.C168]-[.B168])" office:value-type="float" office:value="8.8">
            <text:p>8,80</text:p>
          </table:table-cell>
          <table:table-cell table:style-name="ce5" table:formula="of:=[.D168]-[.E168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6-17">
            <text:p>17.06.2015</text:p>
          </table:table-cell>
          <table:table-cell office:value-type="float" office:value="27138">
            <text:p>27138</text:p>
          </table:table-cell>
          <table:table-cell table:formula="of:=[.B170]" office:value-type="float" office:value="27187">
            <text:p>27187</text:p>
          </table:table-cell>
          <table:table-cell office:value-type="float" office:value="57.7">
            <text:p>57,7</text:p>
          </table:table-cell>
          <table:table-cell table:style-name="ce5" table:formula="of:=[.D169]-([.C169]-[.B169])" office:value-type="float" office:value="8.7">
            <text:p>8,70</text:p>
          </table:table-cell>
          <table:table-cell table:style-name="ce5" table:formula="of:=[.D169]-[.E169]" office:value-type="float" office:value="49">
            <text:p>49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6-18">
            <text:p>18.06.2015</text:p>
          </table:table-cell>
          <table:table-cell office:value-type="float" office:value="27187">
            <text:p>27187</text:p>
          </table:table-cell>
          <table:table-cell table:formula="of:=[.B171]" office:value-type="float" office:value="27196">
            <text:p>27196</text:p>
          </table:table-cell>
          <table:table-cell office:value-type="float" office:value="14.8">
            <text:p>14,8</text:p>
          </table:table-cell>
          <table:table-cell table:style-name="ce5" table:formula="of:=[.D170]-([.C170]-[.B170])" office:value-type="float" office:value="5.8">
            <text:p>5,80</text:p>
          </table:table-cell>
          <table:table-cell table:style-name="ce5" table:formula="of:=[.D170]-[.E170]" office:value-type="float" office:value="9">
            <text:p>9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6-19">
            <text:p>19.06.2015</text:p>
          </table:table-cell>
          <table:table-cell office:value-type="float" office:value="27196">
            <text:p>27196</text:p>
          </table:table-cell>
          <table:table-cell table:formula="of:=[.B172]" office:value-type="float" office:value="27215">
            <text:p>27215</text:p>
          </table:table-cell>
          <table:table-cell office:value-type="float" office:value="27">
            <text:p>27</text:p>
          </table:table-cell>
          <table:table-cell table:style-name="ce5" table:formula="of:=[.D171]-([.C171]-[.B171])" office:value-type="float" office:value="8">
            <text:p>8,00</text:p>
          </table:table-cell>
          <table:table-cell table:style-name="ce5" table:formula="of:=[.D171]-[.E171]" office:value-type="float" office:value="19">
            <text:p>19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6-20">
            <text:p>20.06.2015</text:p>
          </table:table-cell>
          <table:table-cell office:value-type="float" office:value="27215">
            <text:p>27215</text:p>
          </table:table-cell>
          <table:table-cell table:formula="of:=[.B173]" office:value-type="float" office:value="27234">
            <text:p>27234</text:p>
          </table:table-cell>
          <table:table-cell office:value-type="float" office:value="24.1">
            <text:p>24,1</text:p>
          </table:table-cell>
          <table:table-cell table:style-name="ce5" table:formula="of:=[.D172]-([.C172]-[.B172])" office:value-type="float" office:value="5.1">
            <text:p>5,10</text:p>
          </table:table-cell>
          <table:table-cell table:style-name="ce5" table:formula="of:=[.D172]-[.E172]" office:value-type="float" office:value="19">
            <text:p>19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6-21">
            <text:p>21.06.2015</text:p>
          </table:table-cell>
          <table:table-cell office:value-type="float" office:value="27234">
            <text:p>27234</text:p>
          </table:table-cell>
          <table:table-cell table:formula="of:=[.B174]" office:value-type="float" office:value="27265">
            <text:p>27265</text:p>
          </table:table-cell>
          <table:table-cell office:value-type="float" office:value="41.1">
            <text:p>41,1</text:p>
          </table:table-cell>
          <table:table-cell table:style-name="ce5" table:formula="of:=[.D173]-([.C173]-[.B173])" office:value-type="float" office:value="10.1">
            <text:p>10,10</text:p>
          </table:table-cell>
          <table:table-cell table:style-name="ce5" table:formula="of:=[.D173]-[.E173]" office:value-type="float" office:value="31">
            <text:p>3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6-22">
            <text:p>22.06.2015</text:p>
          </table:table-cell>
          <table:table-cell office:value-type="float" office:value="27265">
            <text:p>27265</text:p>
          </table:table-cell>
          <table:table-cell table:formula="of:=[.B175]" office:value-type="float" office:value="27278">
            <text:p>27278</text:p>
          </table:table-cell>
          <table:table-cell office:value-type="float" office:value="20.8">
            <text:p>20,8</text:p>
          </table:table-cell>
          <table:table-cell table:style-name="ce5" table:formula="of:=[.D174]-([.C174]-[.B174])" office:value-type="float" office:value="7.8">
            <text:p>7,80</text:p>
          </table:table-cell>
          <table:table-cell table:style-name="ce5" table:formula="of:=[.D174]-[.E174]" office:value-type="float" office:value="13">
            <text:p>1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6-23">
            <text:p>23.06.2015</text:p>
          </table:table-cell>
          <table:table-cell office:value-type="float" office:value="27278">
            <text:p>27278</text:p>
          </table:table-cell>
          <table:table-cell table:formula="of:=[.B176]" office:value-type="float" office:value="27303">
            <text:p>27303</text:p>
          </table:table-cell>
          <table:table-cell office:value-type="float" office:value="31.9">
            <text:p>31,9</text:p>
          </table:table-cell>
          <table:table-cell table:style-name="ce5" table:formula="of:=[.D175]-([.C175]-[.B175])" office:value-type="float" office:value="6.9">
            <text:p>6,90</text:p>
          </table:table-cell>
          <table:table-cell table:style-name="ce5" table:formula="of:=[.D175]-[.E175]" office:value-type="float" office:value="25">
            <text:p>2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6-24">
            <text:p>24.06.2015</text:p>
          </table:table-cell>
          <table:table-cell office:value-type="float" office:value="27303">
            <text:p>27303</text:p>
          </table:table-cell>
          <table:table-cell table:formula="of:=[.B177]" office:value-type="float" office:value="27351">
            <text:p>27351</text:p>
          </table:table-cell>
          <table:table-cell office:value-type="float" office:value="58.9">
            <text:p>58,9</text:p>
          </table:table-cell>
          <table:table-cell table:style-name="ce5" table:formula="of:=[.D176]-([.C176]-[.B176])" office:value-type="float" office:value="10.9">
            <text:p>10,90</text:p>
          </table:table-cell>
          <table:table-cell table:style-name="ce5" table:formula="of:=[.D176]-[.E176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6-25">
            <text:p>25.06.2015</text:p>
          </table:table-cell>
          <table:table-cell office:value-type="float" office:value="27351">
            <text:p>27351</text:p>
          </table:table-cell>
          <table:table-cell table:formula="of:=[.B178]" office:value-type="float" office:value="27399">
            <text:p>27399</text:p>
          </table:table-cell>
          <table:table-cell office:value-type="float" office:value="55.8">
            <text:p>55,8</text:p>
          </table:table-cell>
          <table:table-cell table:style-name="ce5" table:formula="of:=[.D177]-([.C177]-[.B177])" office:value-type="float" office:value="7.8">
            <text:p>7,80</text:p>
          </table:table-cell>
          <table:table-cell table:style-name="ce5" table:formula="of:=[.D177]-[.E177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6-26">
            <text:p>26.06.2015</text:p>
          </table:table-cell>
          <table:table-cell office:value-type="float" office:value="27399">
            <text:p>27399</text:p>
          </table:table-cell>
          <table:table-cell table:formula="of:=[.B179]" office:value-type="float" office:value="27447">
            <text:p>27447</text:p>
          </table:table-cell>
          <table:table-cell office:value-type="float" office:value="59.2">
            <text:p>59,2</text:p>
          </table:table-cell>
          <table:table-cell table:style-name="ce5" table:formula="of:=[.D178]-([.C178]-[.B178])" office:value-type="float" office:value="11.2">
            <text:p>11,20</text:p>
          </table:table-cell>
          <table:table-cell table:style-name="ce5" table:formula="of:=[.D178]-[.E178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6-27">
            <text:p>27.06.2015</text:p>
          </table:table-cell>
          <table:table-cell office:value-type="float" office:value="27447">
            <text:p>27447</text:p>
          </table:table-cell>
          <table:table-cell table:formula="of:=[.B180]" office:value-type="float" office:value="27475">
            <text:p>27475</text:p>
          </table:table-cell>
          <table:table-cell office:value-type="float" office:value="33.8">
            <text:p>33,8</text:p>
          </table:table-cell>
          <table:table-cell table:style-name="ce5" table:formula="of:=[.D179]-([.C179]-[.B179])" office:value-type="float" office:value="5.8">
            <text:p>5,80</text:p>
          </table:table-cell>
          <table:table-cell table:style-name="ce5" table:formula="of:=[.D179]-[.E179]" office:value-type="float" office:value="28">
            <text:p>28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6-28">
            <text:p>28.06.2015</text:p>
          </table:table-cell>
          <table:table-cell office:value-type="float" office:value="27475">
            <text:p>27475</text:p>
          </table:table-cell>
          <table:table-cell table:formula="of:=[.B181]" office:value-type="float" office:value="27528">
            <text:p>27528</text:p>
          </table:table-cell>
          <table:table-cell office:value-type="float" office:value="59">
            <text:p>59</text:p>
          </table:table-cell>
          <table:table-cell table:style-name="ce5" table:formula="of:=[.D180]-([.C180]-[.B180])" office:value-type="float" office:value="6">
            <text:p>6,00</text:p>
          </table:table-cell>
          <table:table-cell table:style-name="ce5" table:formula="of:=[.D180]-[.E180]" office:value-type="float" office:value="53">
            <text:p>5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6-29">
            <text:p>29.06.2015</text:p>
          </table:table-cell>
          <table:table-cell office:value-type="float" office:value="27528">
            <text:p>27528</text:p>
          </table:table-cell>
          <table:table-cell table:formula="of:=[.B182]" office:value-type="float" office:value="27572">
            <text:p>27572</text:p>
          </table:table-cell>
          <table:table-cell office:value-type="float" office:value="54.7">
            <text:p>54,7</text:p>
          </table:table-cell>
          <table:table-cell table:style-name="ce5" table:formula="of:=[.D181]-([.C181]-[.B181])" office:value-type="float" office:value="10.7">
            <text:p>10,70</text:p>
          </table:table-cell>
          <table:table-cell table:style-name="ce5" table:formula="of:=[.D181]-[.E181]" office:value-type="float" office:value="44">
            <text:p>4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6-30">
            <text:p>30.06.2015</text:p>
          </table:table-cell>
          <table:table-cell office:value-type="float" office:value="27572">
            <text:p>27572</text:p>
          </table:table-cell>
          <table:table-cell table:formula="of:=[.B183]" office:value-type="float" office:value="27622">
            <text:p>27622</text:p>
          </table:table-cell>
          <table:table-cell office:value-type="float" office:value="60.3">
            <text:p>60,3</text:p>
          </table:table-cell>
          <table:table-cell table:style-name="ce5" table:formula="of:=[.D182]-([.C182]-[.B182])" office:value-type="float" office:value="10.3">
            <text:p>10,30</text:p>
          </table:table-cell>
          <table:table-cell table:style-name="ce5" table:formula="of:=[.D182]-[.E182]" office:value-type="float" office:value="50">
            <text:p>5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7-01">
            <text:p>01.07.2015</text:p>
          </table:table-cell>
          <table:table-cell office:value-type="float" office:value="27622">
            <text:p>27622</text:p>
          </table:table-cell>
          <table:table-cell table:formula="of:=[.B184]" office:value-type="float" office:value="27673">
            <text:p>27673</text:p>
          </table:table-cell>
          <table:table-cell office:value-type="float" office:value="60">
            <text:p>60</text:p>
          </table:table-cell>
          <table:table-cell table:style-name="ce5" table:formula="of:=[.D183]-([.C183]-[.B183])" office:value-type="float" office:value="9">
            <text:p>9,00</text:p>
          </table:table-cell>
          <table:table-cell table:style-name="ce5" table:formula="of:=[.D183]-[.E183]" office:value-type="float" office:value="51">
            <text:p>5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7-02">
            <text:p>02.07.2015</text:p>
          </table:table-cell>
          <table:table-cell office:value-type="float" office:value="27673">
            <text:p>27673</text:p>
          </table:table-cell>
          <table:table-cell table:formula="of:=[.B185]" office:value-type="float" office:value="27724">
            <text:p>27724</text:p>
          </table:table-cell>
          <table:table-cell office:value-type="float" office:value="58.5">
            <text:p>58,5</text:p>
          </table:table-cell>
          <table:table-cell table:style-name="ce5" table:formula="of:=[.D184]-([.C184]-[.B184])" office:value-type="float" office:value="7.5">
            <text:p>7,50</text:p>
          </table:table-cell>
          <table:table-cell table:style-name="ce5" table:formula="of:=[.D184]-[.E184]" office:value-type="float" office:value="51">
            <text:p>5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7-03">
            <text:p>03.07.2015</text:p>
          </table:table-cell>
          <table:table-cell office:value-type="float" office:value="27724">
            <text:p>27724</text:p>
          </table:table-cell>
          <table:table-cell table:formula="of:=[.B186]" office:value-type="float" office:value="27761">
            <text:p>27761</text:p>
          </table:table-cell>
          <table:table-cell office:value-type="float" office:value="44.4">
            <text:p>44,4</text:p>
          </table:table-cell>
          <table:table-cell table:style-name="ce5" table:formula="of:=[.D185]-([.C185]-[.B185])" office:value-type="float" office:value="7.4">
            <text:p>7,40</text:p>
          </table:table-cell>
          <table:table-cell table:style-name="ce5" table:formula="of:=[.D185]-[.E185]" office:value-type="float" office:value="37">
            <text:p>37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7-04">
            <text:p>04.07.2015</text:p>
          </table:table-cell>
          <table:table-cell office:value-type="float" office:value="27761">
            <text:p>27761</text:p>
          </table:table-cell>
          <table:table-cell table:formula="of:=[.B187]" office:value-type="float" office:value="27808">
            <text:p>27808</text:p>
          </table:table-cell>
          <table:table-cell office:value-type="float" office:value="54.9">
            <text:p>54,9</text:p>
          </table:table-cell>
          <table:table-cell table:style-name="ce5" table:formula="of:=[.D186]-([.C186]-[.B186])" office:value-type="float" office:value="7.9">
            <text:p>7,90</text:p>
          </table:table-cell>
          <table:table-cell table:style-name="ce5" table:formula="of:=[.D186]-[.E186]" office:value-type="float" office:value="47">
            <text:p>47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7-05">
            <text:p>05.07.2015</text:p>
          </table:table-cell>
          <table:table-cell office:value-type="float" office:value="27808">
            <text:p>27808</text:p>
          </table:table-cell>
          <table:table-cell table:formula="of:=[.B188]" office:value-type="float" office:value="27857">
            <text:p>27857</text:p>
          </table:table-cell>
          <table:table-cell office:value-type="float" office:value="57">
            <text:p>57</text:p>
          </table:table-cell>
          <table:table-cell table:style-name="ce5" table:formula="of:=[.D187]-([.C187]-[.B187])" office:value-type="float" office:value="8">
            <text:p>8,00</text:p>
          </table:table-cell>
          <table:table-cell table:style-name="ce5" table:formula="of:=[.D187]-[.E187]" office:value-type="float" office:value="49">
            <text:p>49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7-06">
            <text:p>06.07.2015</text:p>
          </table:table-cell>
          <table:table-cell office:value-type="float" office:value="27857">
            <text:p>27857</text:p>
          </table:table-cell>
          <table:table-cell table:formula="of:=[.B189]" office:value-type="float" office:value="27910">
            <text:p>27910</text:p>
          </table:table-cell>
          <table:table-cell office:value-type="float" office:value="60.2">
            <text:p>60,2</text:p>
          </table:table-cell>
          <table:table-cell table:style-name="ce5" table:formula="of:=[.D188]-([.C188]-[.B188])" office:value-type="float" office:value="7.2">
            <text:p>7,20</text:p>
          </table:table-cell>
          <table:table-cell table:style-name="ce5" table:formula="of:=[.D188]-[.E188]" office:value-type="float" office:value="53">
            <text:p>5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7-07">
            <text:p>07.07.2015</text:p>
          </table:table-cell>
          <table:table-cell office:value-type="float" office:value="27910">
            <text:p>27910</text:p>
          </table:table-cell>
          <table:table-cell table:formula="of:=[.B190]" office:value-type="float" office:value="27956">
            <text:p>27956</text:p>
          </table:table-cell>
          <table:table-cell office:value-type="float" office:value="53.8">
            <text:p>53,8</text:p>
          </table:table-cell>
          <table:table-cell table:style-name="ce5" table:formula="of:=[.D189]-([.C189]-[.B189])" office:value-type="float" office:value="7.8">
            <text:p>7,80</text:p>
          </table:table-cell>
          <table:table-cell table:style-name="ce5" table:formula="of:=[.D189]-[.E189]" office:value-type="float" office:value="46">
            <text:p>46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7-08">
            <text:p>08.07.2015</text:p>
          </table:table-cell>
          <table:table-cell office:value-type="float" office:value="27956">
            <text:p>27956</text:p>
          </table:table-cell>
          <table:table-cell table:formula="of:=[.B191]" office:value-type="float" office:value="27989">
            <text:p>27989</text:p>
          </table:table-cell>
          <table:table-cell office:value-type="float" office:value="39.6">
            <text:p>39,6</text:p>
          </table:table-cell>
          <table:table-cell table:style-name="ce5" table:formula="of:=[.D190]-([.C190]-[.B190])" office:value-type="float" office:value="6.6">
            <text:p>6,60</text:p>
          </table:table-cell>
          <table:table-cell table:style-name="ce5" table:formula="of:=[.D190]-[.E190]" office:value-type="float" office:value="33">
            <text:p>3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7-09">
            <text:p>09.07.2015</text:p>
          </table:table-cell>
          <table:table-cell office:value-type="float" office:value="27989">
            <text:p>27989</text:p>
          </table:table-cell>
          <table:table-cell table:formula="of:=[.B192]" office:value-type="float" office:value="28010">
            <text:p>28010</text:p>
          </table:table-cell>
          <table:table-cell office:value-type="float" office:value="26.1">
            <text:p>26,1</text:p>
          </table:table-cell>
          <table:table-cell table:style-name="ce5" table:formula="of:=[.D191]-([.C191]-[.B191])" office:value-type="float" office:value="5.1">
            <text:p>5,10</text:p>
          </table:table-cell>
          <table:table-cell table:style-name="ce5" table:formula="of:=[.D191]-[.E191]" office:value-type="float" office:value="21">
            <text:p>2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7-10">
            <text:p>10.07.2015</text:p>
          </table:table-cell>
          <table:table-cell office:value-type="float" office:value="28010">
            <text:p>28010</text:p>
          </table:table-cell>
          <table:table-cell table:formula="of:=[.B193]" office:value-type="float" office:value="28065">
            <text:p>28065</text:p>
          </table:table-cell>
          <table:table-cell office:value-type="float" office:value="63.5">
            <text:p>63,5</text:p>
          </table:table-cell>
          <table:table-cell table:style-name="ce5" table:formula="of:=[.D192]-([.C192]-[.B192])" office:value-type="float" office:value="8.5">
            <text:p>8,50</text:p>
          </table:table-cell>
          <table:table-cell table:style-name="ce5" table:formula="of:=[.D192]-[.E192]" office:value-type="float" office:value="55">
            <text:p>5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7-11">
            <text:p>11.07.2015</text:p>
          </table:table-cell>
          <table:table-cell office:value-type="float" office:value="28065">
            <text:p>28065</text:p>
          </table:table-cell>
          <table:table-cell table:formula="of:=[.B194]" office:value-type="float" office:value="28113">
            <text:p>28113</text:p>
          </table:table-cell>
          <table:table-cell office:value-type="float" office:value="58">
            <text:p>58</text:p>
          </table:table-cell>
          <table:table-cell table:style-name="ce5" table:formula="of:=[.D193]-([.C193]-[.B193])" office:value-type="float" office:value="10">
            <text:p>10,00</text:p>
          </table:table-cell>
          <table:table-cell table:style-name="ce5" table:formula="of:=[.D193]-[.E193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7-12">
            <text:p>12.07.2015</text:p>
          </table:table-cell>
          <table:table-cell office:value-type="float" office:value="28113">
            <text:p>28113</text:p>
          </table:table-cell>
          <table:table-cell table:formula="of:=[.B195]" office:value-type="float" office:value="28148">
            <text:p>28148</text:p>
          </table:table-cell>
          <table:table-cell office:value-type="float" office:value="48.8">
            <text:p>48,8</text:p>
          </table:table-cell>
          <table:table-cell table:style-name="ce5" table:formula="of:=[.D194]-([.C194]-[.B194])" office:value-type="float" office:value="13.8">
            <text:p>13,80</text:p>
          </table:table-cell>
          <table:table-cell table:style-name="ce5" table:formula="of:=[.D194]-[.E194]" office:value-type="float" office:value="35">
            <text:p>3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7-13">
            <text:p>13.07.2015</text:p>
          </table:table-cell>
          <table:table-cell office:value-type="float" office:value="28148">
            <text:p>28148</text:p>
          </table:table-cell>
          <table:table-cell table:formula="of:=[.B196]" office:value-type="float" office:value="28164">
            <text:p>28164</text:p>
          </table:table-cell>
          <table:table-cell office:value-type="float" office:value="24.2">
            <text:p>24,2</text:p>
          </table:table-cell>
          <table:table-cell table:style-name="ce5" table:formula="of:=[.D195]-([.C195]-[.B195])" office:value-type="float" office:value="8.2">
            <text:p>8,20</text:p>
          </table:table-cell>
          <table:table-cell table:style-name="ce5" table:formula="of:=[.D195]-[.E195]" office:value-type="float" office:value="16">
            <text:p>16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7-14">
            <text:p>14.07.2015</text:p>
          </table:table-cell>
          <table:table-cell office:value-type="float" office:value="28164">
            <text:p>28164</text:p>
          </table:table-cell>
          <table:table-cell table:formula="of:=[.B197]" office:value-type="float" office:value="28196">
            <text:p>28196</text:p>
          </table:table-cell>
          <table:table-cell office:value-type="float" office:value="37">
            <text:p>37</text:p>
          </table:table-cell>
          <table:table-cell table:style-name="ce5" table:formula="of:=[.D196]-([.C196]-[.B196])" office:value-type="float" office:value="5">
            <text:p>5,00</text:p>
          </table:table-cell>
          <table:table-cell table:style-name="ce5" table:formula="of:=[.D196]-[.E196]" office:value-type="float" office:value="32">
            <text:p>3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7-15">
            <text:p>15.07.2015</text:p>
          </table:table-cell>
          <table:table-cell office:value-type="float" office:value="28196">
            <text:p>28196</text:p>
          </table:table-cell>
          <table:table-cell table:formula="of:=[.B198]" office:value-type="float" office:value="28245">
            <text:p>28245</text:p>
          </table:table-cell>
          <table:table-cell office:value-type="float" office:value="57">
            <text:p>57</text:p>
          </table:table-cell>
          <table:table-cell table:style-name="ce5" table:formula="of:=[.D197]-([.C197]-[.B197])" office:value-type="float" office:value="8">
            <text:p>8,00</text:p>
          </table:table-cell>
          <table:table-cell table:style-name="ce5" table:formula="of:=[.D197]-[.E197]" office:value-type="float" office:value="49">
            <text:p>49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7-16">
            <text:p>16.07.2015</text:p>
          </table:table-cell>
          <table:table-cell office:value-type="float" office:value="28245">
            <text:p>28245</text:p>
          </table:table-cell>
          <table:table-cell table:formula="of:=[.B199]" office:value-type="float" office:value="28293">
            <text:p>28293</text:p>
          </table:table-cell>
          <table:table-cell office:value-type="float" office:value="58.5">
            <text:p>58,5</text:p>
          </table:table-cell>
          <table:table-cell table:style-name="ce5" table:formula="of:=[.D198]-([.C198]-[.B198])" office:value-type="float" office:value="10.5">
            <text:p>10,50</text:p>
          </table:table-cell>
          <table:table-cell table:style-name="ce5" table:formula="of:=[.D198]-[.E198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7-17">
            <text:p>17.07.2015</text:p>
          </table:table-cell>
          <table:table-cell office:value-type="float" office:value="28293">
            <text:p>28293</text:p>
          </table:table-cell>
          <table:table-cell table:formula="of:=[.B200]" office:value-type="float" office:value="28335">
            <text:p>28335</text:p>
          </table:table-cell>
          <table:table-cell office:value-type="float" office:value="49.6">
            <text:p>49,6</text:p>
          </table:table-cell>
          <table:table-cell table:style-name="ce5" table:formula="of:=[.D199]-([.C199]-[.B199])" office:value-type="float" office:value="7.6">
            <text:p>7,60</text:p>
          </table:table-cell>
          <table:table-cell table:style-name="ce5" table:formula="of:=[.D199]-[.E199]" office:value-type="float" office:value="42">
            <text:p>4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7-18">
            <text:p>18.07.2015</text:p>
          </table:table-cell>
          <table:table-cell office:value-type="float" office:value="28335">
            <text:p>28335</text:p>
          </table:table-cell>
          <table:table-cell table:formula="of:=[.B201]" office:value-type="float" office:value="28361">
            <text:p>28361</text:p>
          </table:table-cell>
          <table:table-cell office:value-type="float" office:value="31.2">
            <text:p>31,2</text:p>
          </table:table-cell>
          <table:table-cell table:style-name="ce5" table:formula="of:=[.D200]-([.C200]-[.B200])" office:value-type="float" office:value="5.2">
            <text:p>5,20</text:p>
          </table:table-cell>
          <table:table-cell table:style-name="ce5" table:formula="of:=[.D200]-[.E200]" office:value-type="float" office:value="26">
            <text:p>26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7-19">
            <text:p>19.07.2015</text:p>
          </table:table-cell>
          <table:table-cell office:value-type="float" office:value="28361">
            <text:p>28361</text:p>
          </table:table-cell>
          <table:table-cell table:formula="of:=[.B202]" office:value-type="float" office:value="28380">
            <text:p>28380</text:p>
          </table:table-cell>
          <table:table-cell office:value-type="float" office:value="26.5">
            <text:p>26,5</text:p>
          </table:table-cell>
          <table:table-cell table:style-name="ce5" table:formula="of:=[.D201]-([.C201]-[.B201])" office:value-type="float" office:value="7.5">
            <text:p>7,50</text:p>
          </table:table-cell>
          <table:table-cell table:style-name="ce5" table:formula="of:=[.D201]-[.E201]" office:value-type="float" office:value="19">
            <text:p>19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7-20">
            <text:p>20.07.2015</text:p>
          </table:table-cell>
          <table:table-cell office:value-type="float" office:value="28380">
            <text:p>28380</text:p>
          </table:table-cell>
          <table:table-cell table:formula="of:=[.B203]" office:value-type="float" office:value="28416">
            <text:p>28416</text:p>
          </table:table-cell>
          <table:table-cell office:value-type="float" office:value="41.9">
            <text:p>41,9</text:p>
          </table:table-cell>
          <table:table-cell table:style-name="ce5" table:formula="of:=[.D202]-([.C202]-[.B202])" office:value-type="float" office:value="5.9">
            <text:p>5,90</text:p>
          </table:table-cell>
          <table:table-cell table:style-name="ce5" table:formula="of:=[.D202]-[.E202]" office:value-type="float" office:value="36">
            <text:p>36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7-21">
            <text:p>21.07.2015</text:p>
          </table:table-cell>
          <table:table-cell office:value-type="float" office:value="28416">
            <text:p>28416</text:p>
          </table:table-cell>
          <table:table-cell table:formula="of:=[.B204]" office:value-type="float" office:value="28469">
            <text:p>28469</text:p>
          </table:table-cell>
          <table:table-cell office:value-type="float" office:value="58.7">
            <text:p>58,7</text:p>
          </table:table-cell>
          <table:table-cell table:style-name="ce5" table:formula="of:=[.D203]-([.C203]-[.B203])" office:value-type="float" office:value="5.7">
            <text:p>5,70</text:p>
          </table:table-cell>
          <table:table-cell table:style-name="ce5" table:formula="of:=[.D203]-[.E203]" office:value-type="float" office:value="53">
            <text:p>5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7-22">
            <text:p>22.07.2015</text:p>
          </table:table-cell>
          <table:table-cell office:value-type="float" office:value="28469">
            <text:p>28469</text:p>
          </table:table-cell>
          <table:table-cell table:formula="of:=[.B205]" office:value-type="float" office:value="28502">
            <text:p>28502</text:p>
          </table:table-cell>
          <table:table-cell office:value-type="float" office:value="40.1">
            <text:p>40,1</text:p>
          </table:table-cell>
          <table:table-cell table:style-name="ce5" table:formula="of:=[.D204]-([.C204]-[.B204])" office:value-type="float" office:value="7.1">
            <text:p>7,10</text:p>
          </table:table-cell>
          <table:table-cell table:style-name="ce5" table:formula="of:=[.D204]-[.E204]" office:value-type="float" office:value="33">
            <text:p>3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7-23">
            <text:p>23.07.2015</text:p>
          </table:table-cell>
          <table:table-cell office:value-type="float" office:value="28502">
            <text:p>28502</text:p>
          </table:table-cell>
          <table:table-cell table:formula="of:=[.B206]" office:value-type="float" office:value="28531">
            <text:p>28531</text:p>
          </table:table-cell>
          <table:table-cell office:value-type="float" office:value="35">
            <text:p>35</text:p>
          </table:table-cell>
          <table:table-cell table:style-name="ce5" table:formula="of:=[.D205]-([.C205]-[.B205])" office:value-type="float" office:value="6">
            <text:p>6,00</text:p>
          </table:table-cell>
          <table:table-cell table:style-name="ce5" table:formula="of:=[.D205]-[.E205]" office:value-type="float" office:value="29">
            <text:p>29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7-24">
            <text:p>24.07.2015</text:p>
          </table:table-cell>
          <table:table-cell office:value-type="float" office:value="28531">
            <text:p>28531</text:p>
          </table:table-cell>
          <table:table-cell table:formula="of:=[.B207]" office:value-type="float" office:value="28578">
            <text:p>28578</text:p>
          </table:table-cell>
          <table:table-cell office:value-type="float" office:value="54.7">
            <text:p>54,7</text:p>
          </table:table-cell>
          <table:table-cell table:style-name="ce5" table:formula="of:=[.D206]-([.C206]-[.B206])" office:value-type="float" office:value="7.7">
            <text:p>7,70</text:p>
          </table:table-cell>
          <table:table-cell table:style-name="ce5" table:formula="of:=[.D206]-[.E206]" office:value-type="float" office:value="47">
            <text:p>47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7-25">
            <text:p>25.07.2015</text:p>
          </table:table-cell>
          <table:table-cell office:value-type="float" office:value="28578">
            <text:p>28578</text:p>
          </table:table-cell>
          <table:table-cell table:formula="of:=[.B208]" office:value-type="float" office:value="28627">
            <text:p>28627</text:p>
          </table:table-cell>
          <table:table-cell office:value-type="float" office:value="59.2">
            <text:p>59,2</text:p>
          </table:table-cell>
          <table:table-cell table:style-name="ce5" table:formula="of:=[.D207]-([.C207]-[.B207])" office:value-type="float" office:value="10.2">
            <text:p>10,20</text:p>
          </table:table-cell>
          <table:table-cell table:style-name="ce5" table:formula="of:=[.D207]-[.E207]" office:value-type="float" office:value="49">
            <text:p>49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7-26">
            <text:p>26.07.2015</text:p>
          </table:table-cell>
          <table:table-cell office:value-type="float" office:value="28627">
            <text:p>28627</text:p>
          </table:table-cell>
          <table:table-cell table:formula="of:=[.B209]" office:value-type="float" office:value="28670">
            <text:p>28670</text:p>
          </table:table-cell>
          <table:table-cell office:value-type="float" office:value="55">
            <text:p>55</text:p>
          </table:table-cell>
          <table:table-cell table:style-name="ce5" table:formula="of:=[.D208]-([.C208]-[.B208])" office:value-type="float" office:value="12">
            <text:p>12,00</text:p>
          </table:table-cell>
          <table:table-cell table:style-name="ce5" table:formula="of:=[.D208]-[.E208]" office:value-type="float" office:value="43">
            <text:p>4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7-27">
            <text:p>27.07.2015</text:p>
          </table:table-cell>
          <table:table-cell office:value-type="float" office:value="28670">
            <text:p>28670</text:p>
          </table:table-cell>
          <table:table-cell table:formula="of:=[.B210]" office:value-type="float" office:value="28709">
            <text:p>28709</text:p>
          </table:table-cell>
          <table:table-cell office:value-type="float" office:value="45">
            <text:p>45</text:p>
          </table:table-cell>
          <table:table-cell table:style-name="ce5" table:formula="of:=[.D209]-([.C209]-[.B209])" office:value-type="float" office:value="6">
            <text:p>6,00</text:p>
          </table:table-cell>
          <table:table-cell table:style-name="ce5" table:formula="of:=[.D209]-[.E209]" office:value-type="float" office:value="39">
            <text:p>39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7-28">
            <text:p>28.07.2015</text:p>
          </table:table-cell>
          <table:table-cell office:value-type="float" office:value="28709">
            <text:p>28709</text:p>
          </table:table-cell>
          <table:table-cell table:formula="of:=[.B211]" office:value-type="float" office:value="28738">
            <text:p>28738</text:p>
          </table:table-cell>
          <table:table-cell office:value-type="float" office:value="36.6">
            <text:p>36,6</text:p>
          </table:table-cell>
          <table:table-cell table:style-name="ce5" table:formula="of:=[.D210]-([.C210]-[.B210])" office:value-type="float" office:value="7.6">
            <text:p>7,60</text:p>
          </table:table-cell>
          <table:table-cell table:style-name="ce5" table:formula="of:=[.D210]-[.E210]" office:value-type="float" office:value="29">
            <text:p>29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7-29">
            <text:p>29.07.2015</text:p>
          </table:table-cell>
          <table:table-cell office:value-type="float" office:value="28738">
            <text:p>28738</text:p>
          </table:table-cell>
          <table:table-cell table:formula="of:=[.B212]" office:value-type="float" office:value="28749">
            <text:p>28749</text:p>
          </table:table-cell>
          <table:table-cell office:value-type="float" office:value="17.1">
            <text:p>17,1</text:p>
          </table:table-cell>
          <table:table-cell table:style-name="ce5" table:formula="of:=[.D211]-([.C211]-[.B211])" office:value-type="float" office:value="6.1">
            <text:p>6,10</text:p>
          </table:table-cell>
          <table:table-cell table:style-name="ce5" table:formula="of:=[.D211]-[.E211]" office:value-type="float" office:value="11">
            <text:p>1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7-30">
            <text:p>30.07.2015</text:p>
          </table:table-cell>
          <table:table-cell office:value-type="float" office:value="28749">
            <text:p>28749</text:p>
          </table:table-cell>
          <table:table-cell table:formula="of:=[.B213]" office:value-type="float" office:value="28792">
            <text:p>28792</text:p>
          </table:table-cell>
          <table:table-cell office:value-type="float" office:value="50.6">
            <text:p>50,6</text:p>
          </table:table-cell>
          <table:table-cell table:style-name="ce5" table:formula="of:=[.D212]-([.C212]-[.B212])" office:value-type="float" office:value="7.6">
            <text:p>7,60</text:p>
          </table:table-cell>
          <table:table-cell table:style-name="ce5" table:formula="of:=[.D212]-[.E212]" office:value-type="float" office:value="43">
            <text:p>4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7-31">
            <text:p>31.07.2015</text:p>
          </table:table-cell>
          <table:table-cell office:value-type="float" office:value="28792">
            <text:p>28792</text:p>
          </table:table-cell>
          <table:table-cell table:formula="of:=[.B214]" office:value-type="float" office:value="28847">
            <text:p>28847</text:p>
          </table:table-cell>
          <table:table-cell office:value-type="float" office:value="59.3">
            <text:p>59,3</text:p>
          </table:table-cell>
          <table:table-cell table:style-name="ce5" table:formula="of:=[.D213]-([.C213]-[.B213])" office:value-type="float" office:value="4.3">
            <text:p>4,30</text:p>
          </table:table-cell>
          <table:table-cell table:style-name="ce5" table:formula="of:=[.D213]-[.E213]" office:value-type="float" office:value="55">
            <text:p>5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8-01">
            <text:p>01.08.2015</text:p>
          </table:table-cell>
          <table:table-cell office:value-type="float" office:value="28847">
            <text:p>28847</text:p>
          </table:table-cell>
          <table:table-cell table:formula="of:=[.B215]" office:value-type="float" office:value="28864">
            <text:p>28864</text:p>
          </table:table-cell>
          <table:table-cell office:value-type="float" office:value="24.6">
            <text:p>24,6</text:p>
          </table:table-cell>
          <table:table-cell table:style-name="ce5" table:formula="of:=[.D214]-([.C214]-[.B214])" office:value-type="float" office:value="7.6">
            <text:p>7,60</text:p>
          </table:table-cell>
          <table:table-cell table:style-name="ce5" table:formula="of:=[.D214]-[.E214]" office:value-type="float" office:value="17">
            <text:p>17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8-02">
            <text:p>02.08.2015</text:p>
          </table:table-cell>
          <table:table-cell office:value-type="float" office:value="28864">
            <text:p>28864</text:p>
          </table:table-cell>
          <table:table-cell table:formula="of:=[.B216]" office:value-type="float" office:value="28912">
            <text:p>28912</text:p>
          </table:table-cell>
          <table:table-cell office:value-type="float" office:value="56.6">
            <text:p>56,6</text:p>
          </table:table-cell>
          <table:table-cell table:style-name="ce5" table:formula="of:=[.D215]-([.C215]-[.B215])" office:value-type="float" office:value="8.6">
            <text:p>8,60</text:p>
          </table:table-cell>
          <table:table-cell table:style-name="ce5" table:formula="of:=[.D215]-[.E215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8-03">
            <text:p>03.08.2015</text:p>
          </table:table-cell>
          <table:table-cell office:value-type="float" office:value="28912">
            <text:p>28912</text:p>
          </table:table-cell>
          <table:table-cell table:formula="of:=[.B217]" office:value-type="float" office:value="28965">
            <text:p>28965</text:p>
          </table:table-cell>
          <table:table-cell office:value-type="float" office:value="59.7">
            <text:p>59,7</text:p>
          </table:table-cell>
          <table:table-cell table:style-name="ce5" table:formula="of:=[.D216]-([.C216]-[.B216])" office:value-type="float" office:value="6.7">
            <text:p>6,70</text:p>
          </table:table-cell>
          <table:table-cell table:style-name="ce5" table:formula="of:=[.D216]-[.E216]" office:value-type="float" office:value="53">
            <text:p>5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8-04">
            <text:p>04.08.2015</text:p>
          </table:table-cell>
          <table:table-cell office:value-type="float" office:value="28965">
            <text:p>28965</text:p>
          </table:table-cell>
          <table:table-cell table:formula="of:=[.B218]" office:value-type="float" office:value="28997">
            <text:p>28997</text:p>
          </table:table-cell>
          <table:table-cell office:value-type="float" office:value="36.2">
            <text:p>36,2</text:p>
          </table:table-cell>
          <table:table-cell table:style-name="ce5" table:formula="of:=[.D217]-([.C217]-[.B217])" office:value-type="float" office:value="4.2">
            <text:p>4,20</text:p>
          </table:table-cell>
          <table:table-cell table:style-name="ce5" table:formula="of:=[.D217]-[.E217]" office:value-type="float" office:value="32">
            <text:p>3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8-05">
            <text:p>05.08.2015</text:p>
          </table:table-cell>
          <table:table-cell office:value-type="float" office:value="28997">
            <text:p>28997</text:p>
          </table:table-cell>
          <table:table-cell table:formula="of:=[.B219]" office:value-type="float" office:value="29037">
            <text:p>29037</text:p>
          </table:table-cell>
          <table:table-cell office:value-type="float" office:value="47.3">
            <text:p>47,3</text:p>
          </table:table-cell>
          <table:table-cell table:style-name="ce5" table:formula="of:=[.D218]-([.C218]-[.B218])" office:value-type="float" office:value="7.3">
            <text:p>7,30</text:p>
          </table:table-cell>
          <table:table-cell table:style-name="ce5" table:formula="of:=[.D218]-[.E218]" office:value-type="float" office:value="40">
            <text:p>4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8-06">
            <text:p>06.08.2015</text:p>
          </table:table-cell>
          <table:table-cell office:value-type="float" office:value="29037">
            <text:p>29037</text:p>
          </table:table-cell>
          <table:table-cell table:formula="of:=[.B220]" office:value-type="float" office:value="29078">
            <text:p>29078</text:p>
          </table:table-cell>
          <table:table-cell office:value-type="float" office:value="48.3">
            <text:p>48,3</text:p>
          </table:table-cell>
          <table:table-cell table:style-name="ce5" table:formula="of:=[.D219]-([.C219]-[.B219])" office:value-type="float" office:value="7.3">
            <text:p>7,30</text:p>
          </table:table-cell>
          <table:table-cell table:style-name="ce5" table:formula="of:=[.D219]-[.E219]" office:value-type="float" office:value="41">
            <text:p>4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8-07">
            <text:p>07.08.2015</text:p>
          </table:table-cell>
          <table:table-cell office:value-type="float" office:value="29078">
            <text:p>29078</text:p>
          </table:table-cell>
          <table:table-cell table:formula="of:=[.B221]" office:value-type="float" office:value="29118">
            <text:p>29118</text:p>
          </table:table-cell>
          <table:table-cell office:value-type="float" office:value="47">
            <text:p>47</text:p>
          </table:table-cell>
          <table:table-cell table:style-name="ce5" table:formula="of:=[.D220]-([.C220]-[.B220])" office:value-type="float" office:value="7">
            <text:p>7,00</text:p>
          </table:table-cell>
          <table:table-cell table:style-name="ce5" table:formula="of:=[.D220]-[.E220]" office:value-type="float" office:value="40">
            <text:p>4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8-08">
            <text:p>08.08.2015</text:p>
          </table:table-cell>
          <table:table-cell office:value-type="float" office:value="29118">
            <text:p>29118</text:p>
          </table:table-cell>
          <table:table-cell table:formula="of:=[.B222]" office:value-type="float" office:value="29162">
            <text:p>29162</text:p>
          </table:table-cell>
          <table:table-cell office:value-type="float" office:value="54.3">
            <text:p>54,3</text:p>
          </table:table-cell>
          <table:table-cell table:style-name="ce5" table:formula="of:=[.D221]-([.C221]-[.B221])" office:value-type="float" office:value="10.3">
            <text:p>10,30</text:p>
          </table:table-cell>
          <table:table-cell table:style-name="ce5" table:formula="of:=[.D221]-[.E221]" office:value-type="float" office:value="44">
            <text:p>4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8-09">
            <text:p>09.08.2015</text:p>
          </table:table-cell>
          <table:table-cell office:value-type="float" office:value="29162">
            <text:p>29162</text:p>
          </table:table-cell>
          <table:table-cell table:formula="of:=[.B223]" office:value-type="float" office:value="29201">
            <text:p>29201</text:p>
          </table:table-cell>
          <table:table-cell office:value-type="float" office:value="43.4">
            <text:p>43,4</text:p>
          </table:table-cell>
          <table:table-cell table:style-name="ce5" table:formula="of:=[.D222]-([.C222]-[.B222])" office:value-type="float" office:value="4.4">
            <text:p>4,40</text:p>
          </table:table-cell>
          <table:table-cell table:style-name="ce5" table:formula="of:=[.D222]-[.E222]" office:value-type="float" office:value="39">
            <text:p>39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8-10">
            <text:p>10.08.2015</text:p>
          </table:table-cell>
          <table:table-cell office:value-type="float" office:value="29201">
            <text:p>29201</text:p>
          </table:table-cell>
          <table:table-cell table:formula="of:=[.B224]" office:value-type="float" office:value="29217">
            <text:p>29217</text:p>
          </table:table-cell>
          <table:table-cell office:value-type="float" office:value="23.4">
            <text:p>23,4</text:p>
          </table:table-cell>
          <table:table-cell table:style-name="ce5" table:formula="of:=[.D223]-([.C223]-[.B223])" office:value-type="float" office:value="7.4">
            <text:p>7,40</text:p>
          </table:table-cell>
          <table:table-cell table:style-name="ce5" table:formula="of:=[.D223]-[.E223]" office:value-type="float" office:value="16">
            <text:p>16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8-11">
            <text:p>11.08.2015</text:p>
          </table:table-cell>
          <table:table-cell office:value-type="float" office:value="29217">
            <text:p>29217</text:p>
          </table:table-cell>
          <table:table-cell table:formula="of:=[.B225]" office:value-type="float" office:value="29257">
            <text:p>29257</text:p>
          </table:table-cell>
          <table:table-cell office:value-type="float" office:value="50.2">
            <text:p>50,2</text:p>
          </table:table-cell>
          <table:table-cell table:style-name="ce5" table:formula="of:=[.D224]-([.C224]-[.B224])" office:value-type="float" office:value="10.2">
            <text:p>10,20</text:p>
          </table:table-cell>
          <table:table-cell table:style-name="ce5" table:formula="of:=[.D224]-[.E224]" office:value-type="float" office:value="40">
            <text:p>4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8-12">
            <text:p>12.08.2015</text:p>
          </table:table-cell>
          <table:table-cell office:value-type="float" office:value="29257">
            <text:p>29257</text:p>
          </table:table-cell>
          <table:table-cell table:formula="of:=[.B226]" office:value-type="float" office:value="29298">
            <text:p>29298</text:p>
          </table:table-cell>
          <table:table-cell office:value-type="float" office:value="52.2">
            <text:p>52,2</text:p>
          </table:table-cell>
          <table:table-cell table:style-name="ce5" table:formula="of:=[.D225]-([.C225]-[.B225])" office:value-type="float" office:value="11.2">
            <text:p>11,20</text:p>
          </table:table-cell>
          <table:table-cell table:style-name="ce5" table:formula="of:=[.D225]-[.E225]" office:value-type="float" office:value="41">
            <text:p>4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8-13">
            <text:p>13.08.2015</text:p>
          </table:table-cell>
          <table:table-cell office:value-type="float" office:value="29298">
            <text:p>29298</text:p>
          </table:table-cell>
          <table:table-cell table:formula="of:=[.B227]" office:value-type="float" office:value="29339">
            <text:p>29339</text:p>
          </table:table-cell>
          <table:table-cell office:value-type="float" office:value="53.4">
            <text:p>53,4</text:p>
          </table:table-cell>
          <table:table-cell table:style-name="ce5" table:formula="of:=[.D226]-([.C226]-[.B226])" office:value-type="float" office:value="12.4">
            <text:p>12,40</text:p>
          </table:table-cell>
          <table:table-cell table:style-name="ce5" table:formula="of:=[.D226]-[.E226]" office:value-type="float" office:value="41">
            <text:p>4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8-14">
            <text:p>14.08.2015</text:p>
          </table:table-cell>
          <table:table-cell office:value-type="float" office:value="29339">
            <text:p>29339</text:p>
          </table:table-cell>
          <table:table-cell table:formula="of:=[.B228]" office:value-type="float" office:value="29369">
            <text:p>29369</text:p>
          </table:table-cell>
          <table:table-cell office:value-type="float" office:value="37.7">
            <text:p>37,7</text:p>
          </table:table-cell>
          <table:table-cell table:style-name="ce5" table:formula="of:=[.D227]-([.C227]-[.B227])" office:value-type="float" office:value="7.7">
            <text:p>7,70</text:p>
          </table:table-cell>
          <table:table-cell table:style-name="ce5" table:formula="of:=[.D227]-[.E227]" office:value-type="float" office:value="30">
            <text:p>3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8-15">
            <text:p>15.08.2015</text:p>
          </table:table-cell>
          <table:table-cell office:value-type="float" office:value="29369">
            <text:p>29369</text:p>
          </table:table-cell>
          <table:table-cell table:formula="of:=[.B229]" office:value-type="float" office:value="29384">
            <text:p>29384</text:p>
          </table:table-cell>
          <table:table-cell office:value-type="float" office:value="21">
            <text:p>21</text:p>
          </table:table-cell>
          <table:table-cell table:style-name="ce5" table:formula="of:=[.D228]-([.C228]-[.B228])" office:value-type="float" office:value="6">
            <text:p>6,00</text:p>
          </table:table-cell>
          <table:table-cell table:style-name="ce5" table:formula="of:=[.D228]-[.E228]" office:value-type="float" office:value="15">
            <text:p>1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8-16">
            <text:p>16.08.2015</text:p>
          </table:table-cell>
          <table:table-cell office:value-type="float" office:value="29384">
            <text:p>29384</text:p>
          </table:table-cell>
          <table:table-cell table:formula="of:=[.B230]" office:value-type="float" office:value="29390">
            <text:p>29390</text:p>
          </table:table-cell>
          <table:table-cell office:value-type="float" office:value="12.6">
            <text:p>12,6</text:p>
          </table:table-cell>
          <table:table-cell table:style-name="ce5" table:formula="of:=[.D229]-([.C229]-[.B229])" office:value-type="float" office:value="6.6">
            <text:p>6,60</text:p>
          </table:table-cell>
          <table:table-cell table:style-name="ce5" table:formula="of:=[.D229]-[.E229]" office:value-type="float" office:value="6">
            <text:p>6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8-17">
            <text:p>17.08.2015</text:p>
          </table:table-cell>
          <table:table-cell office:value-type="float" office:value="29390">
            <text:p>29390</text:p>
          </table:table-cell>
          <table:table-cell table:formula="of:=[.B231]" office:value-type="float" office:value="29398">
            <text:p>29398</text:p>
          </table:table-cell>
          <table:table-cell office:value-type="float" office:value="14.8">
            <text:p>14,8</text:p>
          </table:table-cell>
          <table:table-cell table:style-name="ce5" table:formula="of:=[.D230]-([.C230]-[.B230])" office:value-type="float" office:value="6.8">
            <text:p>6,80</text:p>
          </table:table-cell>
          <table:table-cell table:style-name="ce5" table:formula="of:=[.D230]-[.E230]" office:value-type="float" office:value="8">
            <text:p>8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8-18">
            <text:p>18.08.2015</text:p>
          </table:table-cell>
          <table:table-cell office:value-type="float" office:value="29398">
            <text:p>29398</text:p>
          </table:table-cell>
          <table:table-cell table:formula="of:=[.B232]" office:value-type="float" office:value="29438">
            <text:p>29438</text:p>
          </table:table-cell>
          <table:table-cell office:value-type="float" office:value="49.7">
            <text:p>49,7</text:p>
          </table:table-cell>
          <table:table-cell table:style-name="ce5" table:formula="of:=[.D231]-([.C231]-[.B231])" office:value-type="float" office:value="9.7">
            <text:p>9,70</text:p>
          </table:table-cell>
          <table:table-cell table:style-name="ce5" table:formula="of:=[.D231]-[.E231]" office:value-type="float" office:value="40">
            <text:p>4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8-19">
            <text:p>19.08.2015</text:p>
          </table:table-cell>
          <table:table-cell office:value-type="float" office:value="29438">
            <text:p>29438</text:p>
          </table:table-cell>
          <table:table-cell table:formula="of:=[.B233]" office:value-type="float" office:value="29442">
            <text:p>29442</text:p>
          </table:table-cell>
          <table:table-cell office:value-type="float" office:value="11.5">
            <text:p>11,5</text:p>
          </table:table-cell>
          <table:table-cell table:style-name="ce5" table:formula="of:=[.D232]-([.C232]-[.B232])" office:value-type="float" office:value="7.5">
            <text:p>7,50</text:p>
          </table:table-cell>
          <table:table-cell table:style-name="ce5" table:formula="of:=[.D232]-[.E232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8-20">
            <text:p>20.08.2015</text:p>
          </table:table-cell>
          <table:table-cell office:value-type="float" office:value="29442">
            <text:p>29442</text:p>
          </table:table-cell>
          <table:table-cell table:formula="of:=[.B234]" office:value-type="float" office:value="29467">
            <text:p>29467</text:p>
          </table:table-cell>
          <table:table-cell office:value-type="float" office:value="35.6">
            <text:p>35,6</text:p>
          </table:table-cell>
          <table:table-cell table:style-name="ce5" table:formula="of:=[.D233]-([.C233]-[.B233])" office:value-type="float" office:value="10.6">
            <text:p>10,60</text:p>
          </table:table-cell>
          <table:table-cell table:style-name="ce5" table:formula="of:=[.D233]-[.E233]" office:value-type="float" office:value="25">
            <text:p>2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8-21">
            <text:p>21.08.2015</text:p>
          </table:table-cell>
          <table:table-cell office:value-type="float" office:value="29467">
            <text:p>29467</text:p>
          </table:table-cell>
          <table:table-cell table:formula="of:=[.B235]" office:value-type="float" office:value="29510">
            <text:p>29510</text:p>
          </table:table-cell>
          <table:table-cell office:value-type="float" office:value="50.5">
            <text:p>50,5</text:p>
          </table:table-cell>
          <table:table-cell table:style-name="ce5" table:formula="of:=[.D234]-([.C234]-[.B234])" office:value-type="float" office:value="7.5">
            <text:p>7,50</text:p>
          </table:table-cell>
          <table:table-cell table:style-name="ce5" table:formula="of:=[.D234]-[.E234]" office:value-type="float" office:value="43">
            <text:p>4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8-22">
            <text:p>22.08.2015</text:p>
          </table:table-cell>
          <table:table-cell office:value-type="float" office:value="29510">
            <text:p>29510</text:p>
          </table:table-cell>
          <table:table-cell table:formula="of:=[.B236]" office:value-type="float" office:value="29553">
            <text:p>29553</text:p>
          </table:table-cell>
          <table:table-cell office:value-type="float" office:value="54">
            <text:p>54</text:p>
          </table:table-cell>
          <table:table-cell table:style-name="ce5" table:formula="of:=[.D235]-([.C235]-[.B235])" office:value-type="float" office:value="11">
            <text:p>11,00</text:p>
          </table:table-cell>
          <table:table-cell table:style-name="ce5" table:formula="of:=[.D235]-[.E235]" office:value-type="float" office:value="43">
            <text:p>4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8-23">
            <text:p>23.08.2015</text:p>
          </table:table-cell>
          <table:table-cell office:value-type="float" office:value="29553">
            <text:p>29553</text:p>
          </table:table-cell>
          <table:table-cell table:formula="of:=[.B237]" office:value-type="float" office:value="29577">
            <text:p>29577</text:p>
          </table:table-cell>
          <table:table-cell office:value-type="float" office:value="34">
            <text:p>34</text:p>
          </table:table-cell>
          <table:table-cell table:style-name="ce5" table:formula="of:=[.D236]-([.C236]-[.B236])" office:value-type="float" office:value="10">
            <text:p>10,00</text:p>
          </table:table-cell>
          <table:table-cell table:style-name="ce5" table:formula="of:=[.D236]-[.E236]" office:value-type="float" office:value="24">
            <text:p>2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8-24">
            <text:p>24.08.2015</text:p>
          </table:table-cell>
          <table:table-cell office:value-type="float" office:value="29577">
            <text:p>29577</text:p>
          </table:table-cell>
          <table:table-cell table:formula="of:=[.B238]" office:value-type="float" office:value="29591">
            <text:p>29591</text:p>
          </table:table-cell>
          <table:table-cell office:value-type="float" office:value="24.4">
            <text:p>24,4</text:p>
          </table:table-cell>
          <table:table-cell table:style-name="ce5" table:formula="of:=[.D237]-([.C237]-[.B237])" office:value-type="float" office:value="10.4">
            <text:p>10,40</text:p>
          </table:table-cell>
          <table:table-cell table:style-name="ce5" table:formula="of:=[.D237]-[.E237]" office:value-type="float" office:value="14">
            <text:p>1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8-25">
            <text:p>25.08.2015</text:p>
          </table:table-cell>
          <table:table-cell office:value-type="float" office:value="29591">
            <text:p>29591</text:p>
          </table:table-cell>
          <table:table-cell table:formula="of:=[.B239]" office:value-type="float" office:value="29641">
            <text:p>29641</text:p>
          </table:table-cell>
          <table:table-cell office:value-type="float" office:value="59.6">
            <text:p>59,6</text:p>
          </table:table-cell>
          <table:table-cell table:style-name="ce5" table:formula="of:=[.D238]-([.C238]-[.B238])" office:value-type="float" office:value="9.6">
            <text:p>9,60</text:p>
          </table:table-cell>
          <table:table-cell table:style-name="ce5" table:formula="of:=[.D238]-[.E238]" office:value-type="float" office:value="50">
            <text:p>5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8-26">
            <text:p>26.08.2015</text:p>
          </table:table-cell>
          <table:table-cell office:value-type="float" office:value="29641">
            <text:p>29641</text:p>
          </table:table-cell>
          <table:table-cell table:formula="of:=[.B240]" office:value-type="float" office:value="29690">
            <text:p>29690</text:p>
          </table:table-cell>
          <table:table-cell office:value-type="float" office:value="59.5">
            <text:p>59,5</text:p>
          </table:table-cell>
          <table:table-cell table:style-name="ce5" table:formula="of:=[.D239]-([.C239]-[.B239])" office:value-type="float" office:value="10.5">
            <text:p>10,50</text:p>
          </table:table-cell>
          <table:table-cell table:style-name="ce5" table:formula="of:=[.D239]-[.E239]" office:value-type="float" office:value="49">
            <text:p>49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8-27">
            <text:p>27.08.2015</text:p>
          </table:table-cell>
          <table:table-cell office:value-type="float" office:value="29690">
            <text:p>29690</text:p>
          </table:table-cell>
          <table:table-cell table:formula="of:=[.B241]" office:value-type="float" office:value="29731">
            <text:p>29731</text:p>
          </table:table-cell>
          <table:table-cell office:value-type="float" office:value="52.6">
            <text:p>52,6</text:p>
          </table:table-cell>
          <table:table-cell table:style-name="ce5" table:formula="of:=[.D240]-([.C240]-[.B240])" office:value-type="float" office:value="11.6">
            <text:p>11,60</text:p>
          </table:table-cell>
          <table:table-cell table:style-name="ce5" table:formula="of:=[.D240]-[.E240]" office:value-type="float" office:value="41">
            <text:p>4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8-28">
            <text:p>28.08.2015</text:p>
          </table:table-cell>
          <table:table-cell office:value-type="float" office:value="29731">
            <text:p>29731</text:p>
          </table:table-cell>
          <table:table-cell table:formula="of:=[.B242]" office:value-type="float" office:value="29752">
            <text:p>29752</text:p>
          </table:table-cell>
          <table:table-cell office:value-type="float" office:value="28">
            <text:p>28</text:p>
          </table:table-cell>
          <table:table-cell table:style-name="ce5" table:formula="of:=[.D241]-([.C241]-[.B241])" office:value-type="float" office:value="7">
            <text:p>7,00</text:p>
          </table:table-cell>
          <table:table-cell table:style-name="ce5" table:formula="of:=[.D241]-[.E241]" office:value-type="float" office:value="21">
            <text:p>2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8-29">
            <text:p>29.08.2015</text:p>
          </table:table-cell>
          <table:table-cell office:value-type="float" office:value="29752">
            <text:p>29752</text:p>
          </table:table-cell>
          <table:table-cell table:formula="of:=[.B243]" office:value-type="float" office:value="29800">
            <text:p>29800</text:p>
          </table:table-cell>
          <table:table-cell office:value-type="float" office:value="53.8">
            <text:p>53,8</text:p>
          </table:table-cell>
          <table:table-cell table:style-name="ce5" table:formula="of:=[.D242]-([.C242]-[.B242])" office:value-type="float" office:value="5.8">
            <text:p>5,80</text:p>
          </table:table-cell>
          <table:table-cell table:style-name="ce5" table:formula="of:=[.D242]-[.E242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8-30">
            <text:p>30.08.2015</text:p>
          </table:table-cell>
          <table:table-cell office:value-type="float" office:value="29800">
            <text:p>29800</text:p>
          </table:table-cell>
          <table:table-cell table:formula="of:=[.B244]" office:value-type="float" office:value="29843">
            <text:p>29843</text:p>
          </table:table-cell>
          <table:table-cell office:value-type="float" office:value="53.3">
            <text:p>53,3</text:p>
          </table:table-cell>
          <table:table-cell table:style-name="ce5" table:formula="of:=[.D243]-([.C243]-[.B243])" office:value-type="float" office:value="10.3">
            <text:p>10,30</text:p>
          </table:table-cell>
          <table:table-cell table:style-name="ce5" table:formula="of:=[.D243]-[.E243]" office:value-type="float" office:value="43">
            <text:p>4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8-31">
            <text:p>31.08.2015</text:p>
          </table:table-cell>
          <table:table-cell office:value-type="float" office:value="29843">
            <text:p>29843</text:p>
          </table:table-cell>
          <table:table-cell table:formula="of:=[.B245]" office:value-type="float" office:value="29884">
            <text:p>29884</text:p>
          </table:table-cell>
          <table:table-cell office:value-type="float" office:value="52.3">
            <text:p>52,3</text:p>
          </table:table-cell>
          <table:table-cell table:style-name="ce5" table:formula="of:=[.D244]-([.C244]-[.B244])" office:value-type="float" office:value="11.3">
            <text:p>11,30</text:p>
          </table:table-cell>
          <table:table-cell table:style-name="ce5" table:formula="of:=[.D244]-[.E244]" office:value-type="float" office:value="41">
            <text:p>4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9-01">
            <text:p>01.09.2015</text:p>
          </table:table-cell>
          <table:table-cell office:value-type="float" office:value="29884">
            <text:p>29884</text:p>
          </table:table-cell>
          <table:table-cell table:formula="of:=[.B246]" office:value-type="float" office:value="29896">
            <text:p>29896</text:p>
          </table:table-cell>
          <table:table-cell office:value-type="float" office:value="18.7">
            <text:p>18,7</text:p>
          </table:table-cell>
          <table:table-cell table:style-name="ce5" table:formula="of:=[.D245]-([.C245]-[.B245])" office:value-type="float" office:value="6.7">
            <text:p>6,70</text:p>
          </table:table-cell>
          <table:table-cell table:style-name="ce5" table:formula="of:=[.D245]-[.E245]" office:value-type="float" office:value="12">
            <text:p>1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9-02">
            <text:p>02.09.2015</text:p>
          </table:table-cell>
          <table:table-cell office:value-type="float" office:value="29896">
            <text:p>29896</text:p>
          </table:table-cell>
          <table:table-cell table:formula="of:=[.B247]" office:value-type="float" office:value="29933">
            <text:p>29933</text:p>
          </table:table-cell>
          <table:table-cell office:value-type="float" office:value="48.8">
            <text:p>48,8</text:p>
          </table:table-cell>
          <table:table-cell table:style-name="ce5" table:formula="of:=[.D246]-([.C246]-[.B246])" office:value-type="float" office:value="11.8">
            <text:p>11,80</text:p>
          </table:table-cell>
          <table:table-cell table:style-name="ce5" table:formula="of:=[.D246]-[.E246]" office:value-type="float" office:value="37">
            <text:p>37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9-03">
            <text:p>03.09.2015</text:p>
          </table:table-cell>
          <table:table-cell office:value-type="float" office:value="29933">
            <text:p>29933</text:p>
          </table:table-cell>
          <table:table-cell table:formula="of:=[.B248]" office:value-type="float" office:value="29947">
            <text:p>29947</text:p>
          </table:table-cell>
          <table:table-cell office:value-type="float" office:value="25.8">
            <text:p>25,8</text:p>
          </table:table-cell>
          <table:table-cell table:style-name="ce5" table:formula="of:=[.D247]-([.C247]-[.B247])" office:value-type="float" office:value="11.8">
            <text:p>11,80</text:p>
          </table:table-cell>
          <table:table-cell table:style-name="ce5" table:formula="of:=[.D247]-[.E247]" office:value-type="float" office:value="14">
            <text:p>1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9-04">
            <text:p>04.09.2015</text:p>
          </table:table-cell>
          <table:table-cell office:value-type="float" office:value="29947">
            <text:p>29947</text:p>
          </table:table-cell>
          <table:table-cell table:formula="of:=[.B249]" office:value-type="float" office:value="29984">
            <text:p>29984</text:p>
          </table:table-cell>
          <table:table-cell office:value-type="float" office:value="49.9">
            <text:p>49,9</text:p>
          </table:table-cell>
          <table:table-cell table:style-name="ce5" table:formula="of:=[.D248]-([.C248]-[.B248])" office:value-type="float" office:value="12.9">
            <text:p>12,90</text:p>
          </table:table-cell>
          <table:table-cell table:style-name="ce5" table:formula="of:=[.D248]-[.E248]" office:value-type="float" office:value="37">
            <text:p>37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9-05">
            <text:p>05.09.2015</text:p>
          </table:table-cell>
          <table:table-cell office:value-type="float" office:value="29984">
            <text:p>29984</text:p>
          </table:table-cell>
          <table:table-cell table:formula="of:=[.B250]" office:value-type="float" office:value="30004">
            <text:p>30004</text:p>
          </table:table-cell>
          <table:table-cell office:value-type="float" office:value="30.7">
            <text:p>30,7</text:p>
          </table:table-cell>
          <table:table-cell table:style-name="ce5" table:formula="of:=[.D249]-([.C249]-[.B249])" office:value-type="float" office:value="10.7">
            <text:p>10,70</text:p>
          </table:table-cell>
          <table:table-cell table:style-name="ce5" table:formula="of:=[.D249]-[.E249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9-06">
            <text:p>06.09.2015</text:p>
          </table:table-cell>
          <table:table-cell office:value-type="float" office:value="30004">
            <text:p>30004</text:p>
          </table:table-cell>
          <table:table-cell table:formula="of:=[.B251]" office:value-type="float" office:value="30027">
            <text:p>30027</text:p>
          </table:table-cell>
          <table:table-cell office:value-type="float" office:value="30.6">
            <text:p>30,6</text:p>
          </table:table-cell>
          <table:table-cell table:style-name="ce5" table:formula="of:=[.D250]-([.C250]-[.B250])" office:value-type="float" office:value="7.6">
            <text:p>7,60</text:p>
          </table:table-cell>
          <table:table-cell table:style-name="ce5" table:formula="of:=[.D250]-[.E250]" office:value-type="float" office:value="23">
            <text:p>2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9-07">
            <text:p>07.09.2015</text:p>
          </table:table-cell>
          <table:table-cell office:value-type="float" office:value="30027">
            <text:p>30027</text:p>
          </table:table-cell>
          <table:table-cell table:formula="of:=[.B252]" office:value-type="float" office:value="30045">
            <text:p>30045</text:p>
          </table:table-cell>
          <table:table-cell office:value-type="float" office:value="26.6">
            <text:p>26,6</text:p>
          </table:table-cell>
          <table:table-cell table:style-name="ce5" table:formula="of:=[.D251]-([.C251]-[.B251])" office:value-type="float" office:value="8.6">
            <text:p>8,60</text:p>
          </table:table-cell>
          <table:table-cell table:style-name="ce5" table:formula="of:=[.D251]-[.E251]" office:value-type="float" office:value="18">
            <text:p>18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9-08">
            <text:p>08.09.2015</text:p>
          </table:table-cell>
          <table:table-cell office:value-type="float" office:value="30045">
            <text:p>30045</text:p>
          </table:table-cell>
          <table:table-cell table:formula="of:=[.B253]" office:value-type="float" office:value="30074">
            <text:p>30074</text:p>
          </table:table-cell>
          <table:table-cell office:value-type="float" office:value="40">
            <text:p>40</text:p>
          </table:table-cell>
          <table:table-cell table:style-name="ce5" table:formula="of:=[.D252]-([.C252]-[.B252])" office:value-type="float" office:value="11">
            <text:p>11,00</text:p>
          </table:table-cell>
          <table:table-cell table:style-name="ce5" table:formula="of:=[.D252]-[.E252]" office:value-type="float" office:value="29">
            <text:p>29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9-09">
            <text:p>09.09.2015</text:p>
          </table:table-cell>
          <table:table-cell office:value-type="float" office:value="30074">
            <text:p>30074</text:p>
          </table:table-cell>
          <table:table-cell table:formula="of:=[.B254]" office:value-type="float" office:value="30108">
            <text:p>30108</text:p>
          </table:table-cell>
          <table:table-cell office:value-type="float" office:value="44.8">
            <text:p>44,8</text:p>
          </table:table-cell>
          <table:table-cell table:style-name="ce5" table:formula="of:=[.D253]-([.C253]-[.B253])" office:value-type="float" office:value="10.8">
            <text:p>10,80</text:p>
          </table:table-cell>
          <table:table-cell table:style-name="ce5" table:formula="of:=[.D253]-[.E253]" office:value-type="float" office:value="34">
            <text:p>3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9-10">
            <text:p>10.09.2015</text:p>
          </table:table-cell>
          <table:table-cell office:value-type="float" office:value="30108">
            <text:p>30108</text:p>
          </table:table-cell>
          <table:table-cell table:formula="of:=[.B255]" office:value-type="float" office:value="30151">
            <text:p>30151</text:p>
          </table:table-cell>
          <table:table-cell office:value-type="float" office:value="52.7">
            <text:p>52,7</text:p>
          </table:table-cell>
          <table:table-cell table:style-name="ce5" table:formula="of:=[.D254]-([.C254]-[.B254])" office:value-type="float" office:value="9.7">
            <text:p>9,70</text:p>
          </table:table-cell>
          <table:table-cell table:style-name="ce5" table:formula="of:=[.D254]-[.E254]" office:value-type="float" office:value="43">
            <text:p>4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9-11">
            <text:p>11.09.2015</text:p>
          </table:table-cell>
          <table:table-cell office:value-type="float" office:value="30151">
            <text:p>30151</text:p>
          </table:table-cell>
          <table:table-cell table:formula="of:=[.B256]" office:value-type="float" office:value="30187">
            <text:p>30187</text:p>
          </table:table-cell>
          <table:table-cell office:value-type="float" office:value="47.9">
            <text:p>47,9</text:p>
          </table:table-cell>
          <table:table-cell table:style-name="ce5" table:formula="of:=[.D255]-([.C255]-[.B255])" office:value-type="float" office:value="11.9">
            <text:p>11,90</text:p>
          </table:table-cell>
          <table:table-cell table:style-name="ce5" table:formula="of:=[.D255]-[.E255]" office:value-type="float" office:value="36">
            <text:p>36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9-12">
            <text:p>12.09.2015</text:p>
          </table:table-cell>
          <table:table-cell office:value-type="float" office:value="30187">
            <text:p>30187</text:p>
          </table:table-cell>
          <table:table-cell table:formula="of:=[.B257]" office:value-type="float" office:value="30222">
            <text:p>30222</text:p>
          </table:table-cell>
          <table:table-cell office:value-type="float" office:value="43.3">
            <text:p>43,3</text:p>
          </table:table-cell>
          <table:table-cell table:style-name="ce5" table:formula="of:=[.D256]-([.C256]-[.B256])" office:value-type="float" office:value="8.3">
            <text:p>8,30</text:p>
          </table:table-cell>
          <table:table-cell table:style-name="ce5" table:formula="of:=[.D256]-[.E256]" office:value-type="float" office:value="35">
            <text:p>3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9-13">
            <text:p>13.09.2015</text:p>
          </table:table-cell>
          <table:table-cell office:value-type="float" office:value="30222">
            <text:p>30222</text:p>
          </table:table-cell>
          <table:table-cell table:formula="of:=[.B258]" office:value-type="float" office:value="30235">
            <text:p>30235</text:p>
          </table:table-cell>
          <table:table-cell office:value-type="float" office:value="20.4">
            <text:p>20,4</text:p>
          </table:table-cell>
          <table:table-cell table:style-name="ce5" table:formula="of:=[.D257]-([.C257]-[.B257])" office:value-type="float" office:value="7.4">
            <text:p>7,40</text:p>
          </table:table-cell>
          <table:table-cell table:style-name="ce5" table:formula="of:=[.D257]-[.E257]" office:value-type="float" office:value="13">
            <text:p>1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9-14">
            <text:p>14.09.2015</text:p>
          </table:table-cell>
          <table:table-cell office:value-type="float" office:value="30235">
            <text:p>30235</text:p>
          </table:table-cell>
          <table:table-cell table:formula="of:=[.B259]" office:value-type="float" office:value="30256">
            <text:p>30256</text:p>
          </table:table-cell>
          <table:table-cell office:value-type="float" office:value="25.5">
            <text:p>25,5</text:p>
          </table:table-cell>
          <table:table-cell table:style-name="ce5" table:formula="of:=[.D258]-([.C258]-[.B258])" office:value-type="float" office:value="4.5">
            <text:p>4,50</text:p>
          </table:table-cell>
          <table:table-cell table:style-name="ce5" table:formula="of:=[.D258]-[.E258]" office:value-type="float" office:value="21">
            <text:p>2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9-15">
            <text:p>15.09.2015</text:p>
          </table:table-cell>
          <table:table-cell office:value-type="float" office:value="30256">
            <text:p>30256</text:p>
          </table:table-cell>
          <table:table-cell table:formula="of:=[.B260]" office:value-type="float" office:value="30275">
            <text:p>30275</text:p>
          </table:table-cell>
          <table:table-cell office:value-type="float" office:value="27.9">
            <text:p>27,9</text:p>
          </table:table-cell>
          <table:table-cell table:style-name="ce5" table:formula="of:=[.D259]-([.C259]-[.B259])" office:value-type="float" office:value="8.9">
            <text:p>8,90</text:p>
          </table:table-cell>
          <table:table-cell table:style-name="ce5" table:formula="of:=[.D259]-[.E259]" office:value-type="float" office:value="19">
            <text:p>19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9-16">
            <text:p>16.09.2015</text:p>
          </table:table-cell>
          <table:table-cell office:value-type="float" office:value="30275">
            <text:p>30275</text:p>
          </table:table-cell>
          <table:table-cell table:formula="of:=[.B261]" office:value-type="float" office:value="30280">
            <text:p>30280</text:p>
          </table:table-cell>
          <table:table-cell office:value-type="float" office:value="11.9">
            <text:p>11,9</text:p>
          </table:table-cell>
          <table:table-cell table:style-name="ce5" table:formula="of:=[.D260]-([.C260]-[.B260])" office:value-type="float" office:value="6.9">
            <text:p>6,90</text:p>
          </table:table-cell>
          <table:table-cell table:style-name="ce5" table:formula="of:=[.D260]-[.E260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9-17">
            <text:p>17.09.2015</text:p>
          </table:table-cell>
          <table:table-cell office:value-type="float" office:value="30280">
            <text:p>30280</text:p>
          </table:table-cell>
          <table:table-cell table:formula="of:=[.B262]" office:value-type="float" office:value="30282">
            <text:p>30282</text:p>
          </table:table-cell>
          <table:table-cell office:value-type="float" office:value="7">
            <text:p>7</text:p>
          </table:table-cell>
          <table:table-cell table:style-name="ce5" table:formula="of:=[.D261]-([.C261]-[.B261])" office:value-type="float" office:value="5">
            <text:p>5,00</text:p>
          </table:table-cell>
          <table:table-cell table:style-name="ce5" table:formula="of:=[.D261]-[.E261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9-18">
            <text:p>18.09.2015</text:p>
          </table:table-cell>
          <table:table-cell office:value-type="float" office:value="30282">
            <text:p>30282</text:p>
          </table:table-cell>
          <table:table-cell table:formula="of:=[.B263]" office:value-type="float" office:value="30297">
            <text:p>30297</text:p>
          </table:table-cell>
          <table:table-cell office:value-type="float" office:value="23">
            <text:p>23</text:p>
          </table:table-cell>
          <table:table-cell table:style-name="ce5" table:formula="of:=[.D262]-([.C262]-[.B262])" office:value-type="float" office:value="8">
            <text:p>8,00</text:p>
          </table:table-cell>
          <table:table-cell table:style-name="ce5" table:formula="of:=[.D262]-[.E262]" office:value-type="float" office:value="15">
            <text:p>1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9-19">
            <text:p>19.09.2015</text:p>
          </table:table-cell>
          <table:table-cell office:value-type="float" office:value="30297">
            <text:p>30297</text:p>
          </table:table-cell>
          <table:table-cell table:formula="of:=[.B264]" office:value-type="float" office:value="30316">
            <text:p>30316</text:p>
          </table:table-cell>
          <table:table-cell office:value-type="float" office:value="27">
            <text:p>27</text:p>
          </table:table-cell>
          <table:table-cell table:style-name="ce5" table:formula="of:=[.D263]-([.C263]-[.B263])" office:value-type="float" office:value="8">
            <text:p>8,00</text:p>
          </table:table-cell>
          <table:table-cell table:style-name="ce5" table:formula="of:=[.D263]-[.E263]" office:value-type="float" office:value="19">
            <text:p>19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9-20">
            <text:p>20.09.2015</text:p>
          </table:table-cell>
          <table:table-cell office:value-type="float" office:value="30316">
            <text:p>30316</text:p>
          </table:table-cell>
          <table:table-cell table:formula="of:=[.B265]" office:value-type="float" office:value="30324">
            <text:p>30324</text:p>
          </table:table-cell>
          <table:table-cell office:value-type="float" office:value="17.5">
            <text:p>17,5</text:p>
          </table:table-cell>
          <table:table-cell table:style-name="ce5" table:formula="of:=[.D264]-([.C264]-[.B264])" office:value-type="float" office:value="9.5">
            <text:p>9,50</text:p>
          </table:table-cell>
          <table:table-cell table:style-name="ce5" table:formula="of:=[.D264]-[.E264]" office:value-type="float" office:value="8">
            <text:p>8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9-21">
            <text:p>21.09.2015</text:p>
          </table:table-cell>
          <table:table-cell office:value-type="float" office:value="30324">
            <text:p>30324</text:p>
          </table:table-cell>
          <table:table-cell table:formula="of:=[.B266]" office:value-type="float" office:value="30366">
            <text:p>30366</text:p>
          </table:table-cell>
          <table:table-cell office:value-type="float" office:value="52">
            <text:p>52</text:p>
          </table:table-cell>
          <table:table-cell table:style-name="ce5" table:formula="of:=[.D265]-([.C265]-[.B265])" office:value-type="float" office:value="10">
            <text:p>10,00</text:p>
          </table:table-cell>
          <table:table-cell table:style-name="ce5" table:formula="of:=[.D265]-[.E265]" office:value-type="float" office:value="42">
            <text:p>4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9-22">
            <text:p>22.09.2015</text:p>
          </table:table-cell>
          <table:table-cell office:value-type="float" office:value="30366">
            <text:p>30366</text:p>
          </table:table-cell>
          <table:table-cell table:formula="of:=[.B267]" office:value-type="float" office:value="30371">
            <text:p>30371</text:p>
          </table:table-cell>
          <table:table-cell office:value-type="float" office:value="14.2">
            <text:p>14,2</text:p>
          </table:table-cell>
          <table:table-cell table:style-name="ce5" table:formula="of:=[.D266]-([.C266]-[.B266])" office:value-type="float" office:value="9.2">
            <text:p>9,20</text:p>
          </table:table-cell>
          <table:table-cell table:style-name="ce5" table:formula="of:=[.D266]-[.E266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9-23">
            <text:p>23.09.2015</text:p>
          </table:table-cell>
          <table:table-cell office:value-type="float" office:value="30371">
            <text:p>30371</text:p>
          </table:table-cell>
          <table:table-cell table:formula="of:=[.B268]" office:value-type="float" office:value="30379">
            <text:p>30379</text:p>
          </table:table-cell>
          <table:table-cell office:value-type="float" office:value="14.1">
            <text:p>14,1</text:p>
          </table:table-cell>
          <table:table-cell table:style-name="ce5" table:formula="of:=[.D267]-([.C267]-[.B267])" office:value-type="float" office:value="6.1">
            <text:p>6,10</text:p>
          </table:table-cell>
          <table:table-cell table:style-name="ce5" table:formula="of:=[.D267]-[.E267]" office:value-type="float" office:value="8">
            <text:p>8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9-24">
            <text:p>24.09.2015</text:p>
          </table:table-cell>
          <table:table-cell office:value-type="float" office:value="30379">
            <text:p>30379</text:p>
          </table:table-cell>
          <table:table-cell table:formula="of:=[.B269]" office:value-type="float" office:value="30407">
            <text:p>30407</text:p>
          </table:table-cell>
          <table:table-cell office:value-type="float" office:value="37.1">
            <text:p>37,1</text:p>
          </table:table-cell>
          <table:table-cell table:style-name="ce5" table:formula="of:=[.D268]-([.C268]-[.B268])" office:value-type="float" office:value="9.1">
            <text:p>9,10</text:p>
          </table:table-cell>
          <table:table-cell table:style-name="ce5" table:formula="of:=[.D268]-[.E268]" office:value-type="float" office:value="28">
            <text:p>28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9-25">
            <text:p>25.09.2015</text:p>
          </table:table-cell>
          <table:table-cell office:value-type="float" office:value="30407">
            <text:p>30407</text:p>
          </table:table-cell>
          <table:table-cell table:formula="of:=[.B270]" office:value-type="float" office:value="30428">
            <text:p>30428</text:p>
          </table:table-cell>
          <table:table-cell office:value-type="float" office:value="31.4">
            <text:p>31,4</text:p>
          </table:table-cell>
          <table:table-cell table:style-name="ce5" table:formula="of:=[.D269]-([.C269]-[.B269])" office:value-type="float" office:value="10.4">
            <text:p>10,40</text:p>
          </table:table-cell>
          <table:table-cell table:style-name="ce5" table:formula="of:=[.D269]-[.E269]" office:value-type="float" office:value="21">
            <text:p>2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9-26">
            <text:p>26.09.2015</text:p>
          </table:table-cell>
          <table:table-cell office:value-type="float" office:value="30428">
            <text:p>30428</text:p>
          </table:table-cell>
          <table:table-cell table:formula="of:=[.B271]" office:value-type="float" office:value="30443">
            <text:p>30443</text:p>
          </table:table-cell>
          <table:table-cell office:value-type="float" office:value="24.3">
            <text:p>24,3</text:p>
          </table:table-cell>
          <table:table-cell table:style-name="ce5" table:formula="of:=[.D270]-([.C270]-[.B270])" office:value-type="float" office:value="9.3">
            <text:p>9,30</text:p>
          </table:table-cell>
          <table:table-cell table:style-name="ce5" table:formula="of:=[.D270]-[.E270]" office:value-type="float" office:value="15">
            <text:p>1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9-27">
            <text:p>27.09.2015</text:p>
          </table:table-cell>
          <table:table-cell office:value-type="float" office:value="30443">
            <text:p>30443</text:p>
          </table:table-cell>
          <table:table-cell table:formula="of:=[.B272]" office:value-type="float" office:value="30465">
            <text:p>30465</text:p>
          </table:table-cell>
          <table:table-cell office:value-type="float" office:value="31.6">
            <text:p>31,6</text:p>
          </table:table-cell>
          <table:table-cell table:style-name="ce5" table:formula="of:=[.D271]-([.C271]-[.B271])" office:value-type="float" office:value="9.6">
            <text:p>9,60</text:p>
          </table:table-cell>
          <table:table-cell table:style-name="ce5" table:formula="of:=[.D271]-[.E271]" office:value-type="float" office:value="22">
            <text:p>2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9-28">
            <text:p>28.09.2015</text:p>
          </table:table-cell>
          <table:table-cell office:value-type="float" office:value="30465">
            <text:p>30465</text:p>
          </table:table-cell>
          <table:table-cell table:formula="of:=[.B273]" office:value-type="float" office:value="30485">
            <text:p>30485</text:p>
          </table:table-cell>
          <table:table-cell office:value-type="float" office:value="30.3">
            <text:p>30,3</text:p>
          </table:table-cell>
          <table:table-cell table:style-name="ce5" table:formula="of:=[.D272]-([.C272]-[.B272])" office:value-type="float" office:value="10.3">
            <text:p>10,30</text:p>
          </table:table-cell>
          <table:table-cell table:style-name="ce5" table:formula="of:=[.D272]-[.E272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9-29">
            <text:p>29.09.2015</text:p>
          </table:table-cell>
          <table:table-cell office:value-type="float" office:value="30485">
            <text:p>30485</text:p>
          </table:table-cell>
          <table:table-cell table:formula="of:=[.B274]" office:value-type="float" office:value="30529">
            <text:p>30529</text:p>
          </table:table-cell>
          <table:table-cell office:value-type="float" office:value="52.2">
            <text:p>52,2</text:p>
          </table:table-cell>
          <table:table-cell table:style-name="ce5" table:formula="of:=[.D273]-([.C273]-[.B273])" office:value-type="float" office:value="8.2">
            <text:p>8,20</text:p>
          </table:table-cell>
          <table:table-cell table:style-name="ce5" table:formula="of:=[.D273]-[.E273]" office:value-type="float" office:value="44">
            <text:p>4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09-30">
            <text:p>30.09.2015</text:p>
          </table:table-cell>
          <table:table-cell office:value-type="float" office:value="30529">
            <text:p>30529</text:p>
          </table:table-cell>
          <table:table-cell table:formula="of:=[.B275]" office:value-type="float" office:value="30573">
            <text:p>30573</text:p>
          </table:table-cell>
          <table:table-cell office:value-type="float" office:value="54.9">
            <text:p>54,9</text:p>
          </table:table-cell>
          <table:table-cell table:style-name="ce5" table:formula="of:=[.D274]-([.C274]-[.B274])" office:value-type="float" office:value="10.9">
            <text:p>10,90</text:p>
          </table:table-cell>
          <table:table-cell table:style-name="ce5" table:formula="of:=[.D274]-[.E274]" office:value-type="float" office:value="44">
            <text:p>4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0-01">
            <text:p>01.10.2015</text:p>
          </table:table-cell>
          <table:table-cell office:value-type="float" office:value="30573">
            <text:p>30573</text:p>
          </table:table-cell>
          <table:table-cell table:formula="of:=[.B276]" office:value-type="float" office:value="30618">
            <text:p>30618</text:p>
          </table:table-cell>
          <table:table-cell office:value-type="float" office:value="53.8">
            <text:p>53,8</text:p>
          </table:table-cell>
          <table:table-cell table:style-name="ce5" table:formula="of:=[.D275]-([.C275]-[.B275])" office:value-type="float" office:value="8.8">
            <text:p>8,80</text:p>
          </table:table-cell>
          <table:table-cell table:style-name="ce5" table:formula="of:=[.D275]-[.E275]" office:value-type="float" office:value="45">
            <text:p>4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0-02">
            <text:p>02.10.2015</text:p>
          </table:table-cell>
          <table:table-cell office:value-type="float" office:value="30618">
            <text:p>30618</text:p>
          </table:table-cell>
          <table:table-cell table:formula="of:=[.B277]" office:value-type="float" office:value="30657">
            <text:p>30657</text:p>
          </table:table-cell>
          <table:table-cell office:value-type="float" office:value="50">
            <text:p>50</text:p>
          </table:table-cell>
          <table:table-cell table:style-name="ce5" table:formula="of:=[.D276]-([.C276]-[.B276])" office:value-type="float" office:value="11">
            <text:p>11,00</text:p>
          </table:table-cell>
          <table:table-cell table:style-name="ce5" table:formula="of:=[.D276]-[.E276]" office:value-type="float" office:value="39">
            <text:p>39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0-03">
            <text:p>03.10.2015</text:p>
          </table:table-cell>
          <table:table-cell office:value-type="float" office:value="30657">
            <text:p>30657</text:p>
          </table:table-cell>
          <table:table-cell table:formula="of:=[.B278]" office:value-type="float" office:value="30693">
            <text:p>30693</text:p>
          </table:table-cell>
          <table:table-cell office:value-type="float" office:value="44">
            <text:p>44</text:p>
          </table:table-cell>
          <table:table-cell table:style-name="ce5" table:formula="of:=[.D277]-([.C277]-[.B277])" office:value-type="float" office:value="8">
            <text:p>8,00</text:p>
          </table:table-cell>
          <table:table-cell table:style-name="ce5" table:formula="of:=[.D277]-[.E277]" office:value-type="float" office:value="36">
            <text:p>36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0-04">
            <text:p>04.10.2015</text:p>
          </table:table-cell>
          <table:table-cell office:value-type="float" office:value="30693">
            <text:p>30693</text:p>
          </table:table-cell>
          <table:table-cell table:formula="of:=[.B279]" office:value-type="float" office:value="30696">
            <text:p>30696</text:p>
          </table:table-cell>
          <table:table-cell office:value-type="float" office:value="9.2">
            <text:p>9,2</text:p>
          </table:table-cell>
          <table:table-cell table:style-name="ce5" table:formula="of:=[.D278]-([.C278]-[.B278])" office:value-type="float" office:value="6.2">
            <text:p>6,20</text:p>
          </table:table-cell>
          <table:table-cell table:style-name="ce5" table:formula="of:=[.D278]-[.E278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0-05">
            <text:p>05.10.2015</text:p>
          </table:table-cell>
          <table:table-cell office:value-type="float" office:value="30696">
            <text:p>30696</text:p>
          </table:table-cell>
          <table:table-cell table:formula="of:=[.B280]" office:value-type="float" office:value="30714">
            <text:p>30714</text:p>
          </table:table-cell>
          <table:table-cell office:value-type="float" office:value="25.1">
            <text:p>25,1</text:p>
          </table:table-cell>
          <table:table-cell table:style-name="ce5" table:formula="of:=[.D279]-([.C279]-[.B279])" office:value-type="float" office:value="7.1">
            <text:p>7,10</text:p>
          </table:table-cell>
          <table:table-cell table:style-name="ce5" table:formula="of:=[.D279]-[.E279]" office:value-type="float" office:value="18">
            <text:p>18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0-06">
            <text:p>06.10.2015</text:p>
          </table:table-cell>
          <table:table-cell office:value-type="float" office:value="30714">
            <text:p>30714</text:p>
          </table:table-cell>
          <table:table-cell table:formula="of:=[.B281]" office:value-type="float" office:value="30724">
            <text:p>30724</text:p>
          </table:table-cell>
          <table:table-cell office:value-type="float" office:value="15.9">
            <text:p>15,9</text:p>
          </table:table-cell>
          <table:table-cell table:style-name="ce5" table:formula="of:=[.D280]-([.C280]-[.B280])" office:value-type="float" office:value="5.9">
            <text:p>5,90</text:p>
          </table:table-cell>
          <table:table-cell table:style-name="ce5" table:formula="of:=[.D280]-[.E280]" office:value-type="float" office:value="10">
            <text:p>1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0-07">
            <text:p>07.10.2015</text:p>
          </table:table-cell>
          <table:table-cell office:value-type="float" office:value="30724">
            <text:p>30724</text:p>
          </table:table-cell>
          <table:table-cell table:formula="of:=[.B282]" office:value-type="float" office:value="30730">
            <text:p>30730</text:p>
          </table:table-cell>
          <table:table-cell office:value-type="float" office:value="10">
            <text:p>10</text:p>
          </table:table-cell>
          <table:table-cell table:style-name="ce5" table:formula="of:=[.D281]-([.C281]-[.B281])" office:value-type="float" office:value="4">
            <text:p>4,00</text:p>
          </table:table-cell>
          <table:table-cell table:style-name="ce5" table:formula="of:=[.D281]-[.E281]" office:value-type="float" office:value="6">
            <text:p>6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0-08">
            <text:p>08.10.2015</text:p>
          </table:table-cell>
          <table:table-cell office:value-type="float" office:value="30730">
            <text:p>30730</text:p>
          </table:table-cell>
          <table:table-cell table:formula="of:=[.B283]" office:value-type="float" office:value="30745">
            <text:p>30745</text:p>
          </table:table-cell>
          <table:table-cell office:value-type="float" office:value="24.8">
            <text:p>24,8</text:p>
          </table:table-cell>
          <table:table-cell table:style-name="ce5" table:formula="of:=[.D282]-([.C282]-[.B282])" office:value-type="float" office:value="9.8">
            <text:p>9,80</text:p>
          </table:table-cell>
          <table:table-cell table:style-name="ce5" table:formula="of:=[.D282]-[.E282]" office:value-type="float" office:value="15">
            <text:p>1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0-09">
            <text:p>09.10.2015</text:p>
          </table:table-cell>
          <table:table-cell office:value-type="float" office:value="30745">
            <text:p>30745</text:p>
          </table:table-cell>
          <table:table-cell table:formula="of:=[.B284]" office:value-type="float" office:value="30756">
            <text:p>30756</text:p>
          </table:table-cell>
          <table:table-cell office:value-type="float" office:value="17.5">
            <text:p>17,5</text:p>
          </table:table-cell>
          <table:table-cell table:style-name="ce5" table:formula="of:=[.D283]-([.C283]-[.B283])" office:value-type="float" office:value="6.5">
            <text:p>6,50</text:p>
          </table:table-cell>
          <table:table-cell table:style-name="ce5" table:formula="of:=[.D283]-[.E283]" office:value-type="float" office:value="11">
            <text:p>1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0-10">
            <text:p>10.10.2015</text:p>
          </table:table-cell>
          <table:table-cell office:value-type="float" office:value="30756">
            <text:p>30756</text:p>
          </table:table-cell>
          <table:table-cell table:formula="of:=[.B285]" office:value-type="float" office:value="30758">
            <text:p>30758</text:p>
          </table:table-cell>
          <table:table-cell office:value-type="float" office:value="6.3">
            <text:p>6,3</text:p>
          </table:table-cell>
          <table:table-cell table:style-name="ce5" table:formula="of:=[.D284]-([.C284]-[.B284])" office:value-type="float" office:value="4.3">
            <text:p>4,30</text:p>
          </table:table-cell>
          <table:table-cell table:style-name="ce5" table:formula="of:=[.D284]-[.E284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0-11">
            <text:p>11.10.2015</text:p>
          </table:table-cell>
          <table:table-cell office:value-type="float" office:value="30758">
            <text:p>30758</text:p>
          </table:table-cell>
          <table:table-cell table:formula="of:=[.B286]" office:value-type="float" office:value="30770">
            <text:p>30770</text:p>
          </table:table-cell>
          <table:table-cell office:value-type="float" office:value="16.4">
            <text:p>16,4</text:p>
          </table:table-cell>
          <table:table-cell table:style-name="ce5" table:formula="of:=[.D285]-([.C285]-[.B285])" office:value-type="float" office:value="4.4">
            <text:p>4,40</text:p>
          </table:table-cell>
          <table:table-cell table:style-name="ce5" table:formula="of:=[.D285]-[.E285]" office:value-type="float" office:value="12">
            <text:p>1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0-12">
            <text:p>12.10.2015</text:p>
          </table:table-cell>
          <table:table-cell office:value-type="float" office:value="30770">
            <text:p>30770</text:p>
          </table:table-cell>
          <table:table-cell table:formula="of:=[.B287]" office:value-type="float" office:value="30804">
            <text:p>30804</text:p>
          </table:table-cell>
          <table:table-cell office:value-type="float" office:value="41.8">
            <text:p>41,8</text:p>
          </table:table-cell>
          <table:table-cell table:style-name="ce5" table:formula="of:=[.D286]-([.C286]-[.B286])" office:value-type="float" office:value="7.8">
            <text:p>7,80</text:p>
          </table:table-cell>
          <table:table-cell table:style-name="ce5" table:formula="of:=[.D286]-[.E286]" office:value-type="float" office:value="34">
            <text:p>3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0-13">
            <text:p>13.10.2015</text:p>
          </table:table-cell>
          <table:table-cell office:value-type="float" office:value="30804">
            <text:p>30804</text:p>
          </table:table-cell>
          <table:table-cell table:formula="of:=[.B288]" office:value-type="float" office:value="30809">
            <text:p>30809</text:p>
          </table:table-cell>
          <table:table-cell office:value-type="float" office:value="11">
            <text:p>11</text:p>
          </table:table-cell>
          <table:table-cell table:style-name="ce5" table:formula="of:=[.D287]-([.C287]-[.B287])" office:value-type="float" office:value="6">
            <text:p>6,00</text:p>
          </table:table-cell>
          <table:table-cell table:style-name="ce5" table:formula="of:=[.D287]-[.E287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0-14">
            <text:p>14.10.2015</text:p>
          </table:table-cell>
          <table:table-cell office:value-type="float" office:value="30809">
            <text:p>30809</text:p>
          </table:table-cell>
          <table:table-cell table:formula="of:=[.B289]" office:value-type="float" office:value="30811">
            <text:p>30811</text:p>
          </table:table-cell>
          <table:table-cell office:value-type="float" office:value="5.5">
            <text:p>5,5</text:p>
          </table:table-cell>
          <table:table-cell table:style-name="ce5" table:formula="of:=[.D288]-([.C288]-[.B288])" office:value-type="float" office:value="3.5">
            <text:p>3,50</text:p>
          </table:table-cell>
          <table:table-cell table:style-name="ce5" table:formula="of:=[.D288]-[.E288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0-15">
            <text:p>15.10.2015</text:p>
          </table:table-cell>
          <table:table-cell office:value-type="float" office:value="30811">
            <text:p>30811</text:p>
          </table:table-cell>
          <table:table-cell table:formula="of:=[.B290]" office:value-type="float" office:value="30811">
            <text:p>30811</text:p>
          </table:table-cell>
          <table:table-cell office:value-type="float" office:value="3.5">
            <text:p>3,5</text:p>
          </table:table-cell>
          <table:table-cell table:style-name="ce5" table:formula="of:=[.D289]-([.C289]-[.B289])" office:value-type="float" office:value="3.5">
            <text:p>3,50</text:p>
          </table:table-cell>
          <table:table-cell table:style-name="ce5" table:formula="of:=[.D289]-[.E289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0-16">
            <text:p>16.10.2015</text:p>
          </table:table-cell>
          <table:table-cell office:value-type="float" office:value="30811">
            <text:p>30811</text:p>
          </table:table-cell>
          <table:table-cell table:formula="of:=[.B291]" office:value-type="float" office:value="30811">
            <text:p>30811</text:p>
          </table:table-cell>
          <table:table-cell office:value-type="float" office:value="2.6">
            <text:p>2,6</text:p>
          </table:table-cell>
          <table:table-cell table:style-name="ce5" table:formula="of:=[.D290]-([.C290]-[.B290])" office:value-type="float" office:value="2.6">
            <text:p>2,60</text:p>
          </table:table-cell>
          <table:table-cell table:style-name="ce5" table:formula="of:=[.D290]-[.E290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0-17">
            <text:p>17.10.2015</text:p>
          </table:table-cell>
          <table:table-cell office:value-type="float" office:value="30811">
            <text:p>30811</text:p>
          </table:table-cell>
          <table:table-cell table:formula="of:=[.B292]" office:value-type="float" office:value="30817">
            <text:p>30817</text:p>
          </table:table-cell>
          <table:table-cell office:value-type="float" office:value="10">
            <text:p>10</text:p>
          </table:table-cell>
          <table:table-cell table:style-name="ce5" table:formula="of:=[.D291]-([.C291]-[.B291])" office:value-type="float" office:value="4">
            <text:p>4,00</text:p>
          </table:table-cell>
          <table:table-cell table:style-name="ce5" table:formula="of:=[.D291]-[.E291]" office:value-type="float" office:value="6">
            <text:p>6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0-18">
            <text:p>18.10.2015</text:p>
          </table:table-cell>
          <table:table-cell office:value-type="float" office:value="30817">
            <text:p>30817</text:p>
          </table:table-cell>
          <table:table-cell table:formula="of:=[.B293]" office:value-type="float" office:value="30820">
            <text:p>30820</text:p>
          </table:table-cell>
          <table:table-cell office:value-type="float" office:value="6.1">
            <text:p>6,1</text:p>
          </table:table-cell>
          <table:table-cell table:style-name="ce5" table:formula="of:=[.D292]-([.C292]-[.B292])" office:value-type="float" office:value="3.1">
            <text:p>3,10</text:p>
          </table:table-cell>
          <table:table-cell table:style-name="ce5" table:formula="of:=[.D292]-[.E292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0-19">
            <text:p>19.10.2015</text:p>
          </table:table-cell>
          <table:table-cell office:value-type="float" office:value="30820">
            <text:p>30820</text:p>
          </table:table-cell>
          <table:table-cell table:formula="of:=[.B294]" office:value-type="float" office:value="30825">
            <text:p>30825</text:p>
          </table:table-cell>
          <table:table-cell office:value-type="float" office:value="9">
            <text:p>9</text:p>
          </table:table-cell>
          <table:table-cell table:style-name="ce5" table:formula="of:=[.D293]-([.C293]-[.B293])" office:value-type="float" office:value="4">
            <text:p>4,00</text:p>
          </table:table-cell>
          <table:table-cell table:style-name="ce5" table:formula="of:=[.D293]-[.E293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0-20">
            <text:p>20.10.2015</text:p>
          </table:table-cell>
          <table:table-cell office:value-type="float" office:value="30825">
            <text:p>30825</text:p>
          </table:table-cell>
          <table:table-cell table:formula="of:=[.B295]" office:value-type="float" office:value="30830">
            <text:p>30830</text:p>
          </table:table-cell>
          <table:table-cell office:value-type="float" office:value="10.5">
            <text:p>10,5</text:p>
          </table:table-cell>
          <table:table-cell table:style-name="ce5" table:formula="of:=[.D294]-([.C294]-[.B294])" office:value-type="float" office:value="5.5">
            <text:p>5,50</text:p>
          </table:table-cell>
          <table:table-cell table:style-name="ce5" table:formula="of:=[.D294]-[.E294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0-21">
            <text:p>21.10.2015</text:p>
          </table:table-cell>
          <table:table-cell office:value-type="float" office:value="30830">
            <text:p>30830</text:p>
          </table:table-cell>
          <table:table-cell table:formula="of:=[.B296]" office:value-type="float" office:value="30844">
            <text:p>30844</text:p>
          </table:table-cell>
          <table:table-cell office:value-type="float" office:value="22.3">
            <text:p>22,3</text:p>
          </table:table-cell>
          <table:table-cell table:style-name="ce5" table:formula="of:=[.D295]-([.C295]-[.B295])" office:value-type="float" office:value="8.3">
            <text:p>8,30</text:p>
          </table:table-cell>
          <table:table-cell table:style-name="ce5" table:formula="of:=[.D295]-[.E295]" office:value-type="float" office:value="14">
            <text:p>1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0-22">
            <text:p>22.10.2015</text:p>
          </table:table-cell>
          <table:table-cell office:value-type="float" office:value="30844">
            <text:p>30844</text:p>
          </table:table-cell>
          <table:table-cell table:formula="of:=[.B297]" office:value-type="float" office:value="30856">
            <text:p>30856</text:p>
          </table:table-cell>
          <table:table-cell office:value-type="float" office:value="21">
            <text:p>21</text:p>
          </table:table-cell>
          <table:table-cell table:style-name="ce5" table:formula="of:=[.D296]-([.C296]-[.B296])" office:value-type="float" office:value="9">
            <text:p>9,00</text:p>
          </table:table-cell>
          <table:table-cell table:style-name="ce5" table:formula="of:=[.D296]-[.E296]" office:value-type="float" office:value="12">
            <text:p>1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0-23">
            <text:p>23.10.2015</text:p>
          </table:table-cell>
          <table:table-cell office:value-type="float" office:value="30856">
            <text:p>30856</text:p>
          </table:table-cell>
          <table:table-cell table:formula="of:=[.B298]" office:value-type="float" office:value="30859">
            <text:p>30859</text:p>
          </table:table-cell>
          <table:table-cell office:value-type="float" office:value="7.9">
            <text:p>7,9</text:p>
          </table:table-cell>
          <table:table-cell table:style-name="ce5" table:formula="of:=[.D297]-([.C297]-[.B297])" office:value-type="float" office:value="4.9">
            <text:p>4,90</text:p>
          </table:table-cell>
          <table:table-cell table:style-name="ce5" table:formula="of:=[.D297]-[.E297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0-24">
            <text:p>24.10.2015</text:p>
          </table:table-cell>
          <table:table-cell office:value-type="float" office:value="30859">
            <text:p>30859</text:p>
          </table:table-cell>
          <table:table-cell table:formula="of:=[.B299]" office:value-type="float" office:value="30885">
            <text:p>30885</text:p>
          </table:table-cell>
          <table:table-cell office:value-type="float" office:value="34.6">
            <text:p>34,6</text:p>
          </table:table-cell>
          <table:table-cell table:style-name="ce5" table:formula="of:=[.D298]-([.C298]-[.B298])" office:value-type="float" office:value="8.6">
            <text:p>8,60</text:p>
          </table:table-cell>
          <table:table-cell table:style-name="ce5" table:formula="of:=[.D298]-[.E298]" office:value-type="float" office:value="26">
            <text:p>26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0-25">
            <text:p>25.10.2015</text:p>
          </table:table-cell>
          <table:table-cell office:value-type="float" office:value="30885">
            <text:p>30885</text:p>
          </table:table-cell>
          <table:table-cell table:formula="of:=[.B300]" office:value-type="float" office:value="30891">
            <text:p>30891</text:p>
          </table:table-cell>
          <table:table-cell office:value-type="float" office:value="8.6">
            <text:p>8,6</text:p>
          </table:table-cell>
          <table:table-cell table:style-name="ce5" table:formula="of:=[.D299]-([.C299]-[.B299])" office:value-type="float" office:value="2.6">
            <text:p>2,60</text:p>
          </table:table-cell>
          <table:table-cell table:style-name="ce5" table:formula="of:=[.D299]-[.E299]" office:value-type="float" office:value="6">
            <text:p>6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0-26">
            <text:p>26.10.2015</text:p>
          </table:table-cell>
          <table:table-cell office:value-type="float" office:value="30891">
            <text:p>30891</text:p>
          </table:table-cell>
          <table:table-cell table:formula="of:=[.B301]" office:value-type="float" office:value="30915">
            <text:p>30915</text:p>
          </table:table-cell>
          <table:table-cell office:value-type="float" office:value="34.1">
            <text:p>34,1</text:p>
          </table:table-cell>
          <table:table-cell table:style-name="ce5" table:formula="of:=[.D300]-([.C300]-[.B300])" office:value-type="float" office:value="10.1">
            <text:p>10,10</text:p>
          </table:table-cell>
          <table:table-cell table:style-name="ce5" table:formula="of:=[.D300]-[.E300]" office:value-type="float" office:value="24">
            <text:p>2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0-27">
            <text:p>27.10.2015</text:p>
          </table:table-cell>
          <table:table-cell office:value-type="float" office:value="30915">
            <text:p>30915</text:p>
          </table:table-cell>
          <table:table-cell table:formula="of:=[.B302]" office:value-type="float" office:value="30933">
            <text:p>30933</text:p>
          </table:table-cell>
          <table:table-cell office:value-type="float" office:value="25.1">
            <text:p>25,1</text:p>
          </table:table-cell>
          <table:table-cell table:style-name="ce5" table:formula="of:=[.D301]-([.C301]-[.B301])" office:value-type="float" office:value="7.1">
            <text:p>7,10</text:p>
          </table:table-cell>
          <table:table-cell table:style-name="ce5" table:formula="of:=[.D301]-[.E301]" office:value-type="float" office:value="18">
            <text:p>18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0-28">
            <text:p>28.10.2015</text:p>
          </table:table-cell>
          <table:table-cell office:value-type="float" office:value="30933">
            <text:p>30933</text:p>
          </table:table-cell>
          <table:table-cell table:formula="of:=[.B303]" office:value-type="float" office:value="30945">
            <text:p>30945</text:p>
          </table:table-cell>
          <table:table-cell office:value-type="float" office:value="20.2">
            <text:p>20,2</text:p>
          </table:table-cell>
          <table:table-cell table:style-name="ce5" table:formula="of:=[.D302]-([.C302]-[.B302])" office:value-type="float" office:value="8.2">
            <text:p>8,20</text:p>
          </table:table-cell>
          <table:table-cell table:style-name="ce5" table:formula="of:=[.D302]-[.E302]" office:value-type="float" office:value="12">
            <text:p>1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0-29">
            <text:p>29.10.2015</text:p>
          </table:table-cell>
          <table:table-cell office:value-type="float" office:value="30945">
            <text:p>30945</text:p>
          </table:table-cell>
          <table:table-cell table:formula="of:=[.B304]" office:value-type="float" office:value="30946">
            <text:p>30946</text:p>
          </table:table-cell>
          <table:table-cell office:value-type="float" office:value="3.9">
            <text:p>3,9</text:p>
          </table:table-cell>
          <table:table-cell table:style-name="ce5" table:formula="of:=[.D303]-([.C303]-[.B303])" office:value-type="float" office:value="2.9">
            <text:p>2,90</text:p>
          </table:table-cell>
          <table:table-cell table:style-name="ce5" table:formula="of:=[.D303]-[.E303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0-30">
            <text:p>30.10.2015</text:p>
          </table:table-cell>
          <table:table-cell office:value-type="float" office:value="30946">
            <text:p>30946</text:p>
          </table:table-cell>
          <table:table-cell table:formula="of:=[.B305]" office:value-type="float" office:value="30948">
            <text:p>30948</text:p>
          </table:table-cell>
          <table:table-cell office:value-type="float" office:value="6.1">
            <text:p>6,1</text:p>
          </table:table-cell>
          <table:table-cell table:style-name="ce5" table:formula="of:=[.D304]-([.C304]-[.B304])" office:value-type="float" office:value="4.1">
            <text:p>4,10</text:p>
          </table:table-cell>
          <table:table-cell table:style-name="ce5" table:formula="of:=[.D304]-[.E304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0-31">
            <text:p>31.10.2015</text:p>
          </table:table-cell>
          <table:table-cell office:value-type="float" office:value="30948">
            <text:p>30948</text:p>
          </table:table-cell>
          <table:table-cell table:formula="of:=[.B306]" office:value-type="float" office:value="30956">
            <text:p>30956</text:p>
          </table:table-cell>
          <table:table-cell office:value-type="float" office:value="14.9">
            <text:p>14,9</text:p>
          </table:table-cell>
          <table:table-cell table:style-name="ce5" table:formula="of:=[.D305]-([.C305]-[.B305])" office:value-type="float" office:value="6.9">
            <text:p>6,90</text:p>
          </table:table-cell>
          <table:table-cell table:style-name="ce5" table:formula="of:=[.D305]-[.E305]" office:value-type="float" office:value="8">
            <text:p>8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1-01">
            <text:p>01.11.2015</text:p>
          </table:table-cell>
          <table:table-cell office:value-type="float" office:value="30956">
            <text:p>30956</text:p>
          </table:table-cell>
          <table:table-cell table:formula="of:=[.B307]" office:value-type="float" office:value="30972">
            <text:p>30972</text:p>
          </table:table-cell>
          <table:table-cell office:value-type="float" office:value="23">
            <text:p>23</text:p>
          </table:table-cell>
          <table:table-cell table:style-name="ce5" table:formula="of:=[.D306]-([.C306]-[.B306])" office:value-type="float" office:value="7">
            <text:p>7,00</text:p>
          </table:table-cell>
          <table:table-cell table:style-name="ce5" table:formula="of:=[.D306]-[.E306]" office:value-type="float" office:value="16">
            <text:p>16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1-02">
            <text:p>02.11.2015</text:p>
          </table:table-cell>
          <table:table-cell office:value-type="float" office:value="30972">
            <text:p>30972</text:p>
          </table:table-cell>
          <table:table-cell table:formula="of:=[.B308]" office:value-type="float" office:value="30984">
            <text:p>30984</text:p>
          </table:table-cell>
          <table:table-cell office:value-type="float" office:value="20.7">
            <text:p>20,7</text:p>
          </table:table-cell>
          <table:table-cell table:style-name="ce5" table:formula="of:=[.D307]-([.C307]-[.B307])" office:value-type="float" office:value="8.7">
            <text:p>8,70</text:p>
          </table:table-cell>
          <table:table-cell table:style-name="ce5" table:formula="of:=[.D307]-[.E307]" office:value-type="float" office:value="12">
            <text:p>1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1-03">
            <text:p>03.11.2015</text:p>
          </table:table-cell>
          <table:table-cell office:value-type="float" office:value="30984">
            <text:p>30984</text:p>
          </table:table-cell>
          <table:table-cell table:formula="of:=[.B309]" office:value-type="float" office:value="31008">
            <text:p>31008</text:p>
          </table:table-cell>
          <table:table-cell office:value-type="float" office:value="32">
            <text:p>32</text:p>
          </table:table-cell>
          <table:table-cell table:style-name="ce5" table:formula="of:=[.D308]-([.C308]-[.B308])" office:value-type="float" office:value="8">
            <text:p>8,00</text:p>
          </table:table-cell>
          <table:table-cell table:style-name="ce5" table:formula="of:=[.D308]-[.E308]" office:value-type="float" office:value="24">
            <text:p>2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1-04">
            <text:p>04.11.2015</text:p>
          </table:table-cell>
          <table:table-cell office:value-type="float" office:value="31008">
            <text:p>31008</text:p>
          </table:table-cell>
          <table:table-cell table:formula="of:=[.B310]" office:value-type="float" office:value="31036">
            <text:p>31036</text:p>
          </table:table-cell>
          <table:table-cell office:value-type="float" office:value="35.6">
            <text:p>35,6</text:p>
          </table:table-cell>
          <table:table-cell table:style-name="ce5" table:formula="of:=[.D309]-([.C309]-[.B309])" office:value-type="float" office:value="7.6">
            <text:p>7,60</text:p>
          </table:table-cell>
          <table:table-cell table:style-name="ce5" table:formula="of:=[.D309]-[.E309]" office:value-type="float" office:value="28">
            <text:p>28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1-05">
            <text:p>05.11.2015</text:p>
          </table:table-cell>
          <table:table-cell office:value-type="float" office:value="31036">
            <text:p>31036</text:p>
          </table:table-cell>
          <table:table-cell table:formula="of:=[.B311]" office:value-type="float" office:value="31061">
            <text:p>31061</text:p>
          </table:table-cell>
          <table:table-cell office:value-type="float" office:value="34">
            <text:p>34</text:p>
          </table:table-cell>
          <table:table-cell table:style-name="ce5" table:formula="of:=[.D310]-([.C310]-[.B310])" office:value-type="float" office:value="9">
            <text:p>9,00</text:p>
          </table:table-cell>
          <table:table-cell table:style-name="ce5" table:formula="of:=[.D310]-[.E310]" office:value-type="float" office:value="25">
            <text:p>2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1-06">
            <text:p>06.11.2015</text:p>
          </table:table-cell>
          <table:table-cell office:value-type="float" office:value="31061">
            <text:p>31061</text:p>
          </table:table-cell>
          <table:table-cell table:formula="of:=[.B312]" office:value-type="float" office:value="31073">
            <text:p>31073</text:p>
          </table:table-cell>
          <table:table-cell office:value-type="float" office:value="18.5">
            <text:p>18,5</text:p>
          </table:table-cell>
          <table:table-cell table:style-name="ce5" table:formula="of:=[.D311]-([.C311]-[.B311])" office:value-type="float" office:value="6.5">
            <text:p>6,50</text:p>
          </table:table-cell>
          <table:table-cell table:style-name="ce5" table:formula="of:=[.D311]-[.E311]" office:value-type="float" office:value="12">
            <text:p>1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1-07">
            <text:p>07.11.2015</text:p>
          </table:table-cell>
          <table:table-cell office:value-type="float" office:value="31073">
            <text:p>31073</text:p>
          </table:table-cell>
          <table:table-cell table:formula="of:=[.B313]" office:value-type="float" office:value="31086">
            <text:p>31086</text:p>
          </table:table-cell>
          <table:table-cell office:value-type="float" office:value="15">
            <text:p>15</text:p>
          </table:table-cell>
          <table:table-cell table:style-name="ce5" table:formula="of:=[.D312]-([.C312]-[.B312])" office:value-type="float" office:value="2">
            <text:p>2,00</text:p>
          </table:table-cell>
          <table:table-cell table:style-name="ce5" table:formula="of:=[.D312]-[.E312]" office:value-type="float" office:value="13">
            <text:p>1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1-08">
            <text:p>08.11.2015</text:p>
          </table:table-cell>
          <table:table-cell office:value-type="float" office:value="31086">
            <text:p>31086</text:p>
          </table:table-cell>
          <table:table-cell table:formula="of:=[.B314]" office:value-type="float" office:value="31106">
            <text:p>31106</text:p>
          </table:table-cell>
          <table:table-cell office:value-type="float" office:value="27.4">
            <text:p>27,4</text:p>
          </table:table-cell>
          <table:table-cell table:style-name="ce5" table:formula="of:=[.D313]-([.C313]-[.B313])" office:value-type="float" office:value="7.4">
            <text:p>7,40</text:p>
          </table:table-cell>
          <table:table-cell table:style-name="ce5" table:formula="of:=[.D313]-[.E313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1-09">
            <text:p>09.11.2015</text:p>
          </table:table-cell>
          <table:table-cell office:value-type="float" office:value="31106">
            <text:p>31106</text:p>
          </table:table-cell>
          <table:table-cell table:formula="of:=[.B315]" office:value-type="float" office:value="31115">
            <text:p>31115</text:p>
          </table:table-cell>
          <table:table-cell office:value-type="float" office:value="12.1">
            <text:p>12,1</text:p>
          </table:table-cell>
          <table:table-cell table:style-name="ce5" table:formula="of:=[.D314]-([.C314]-[.B314])" office:value-type="float" office:value="3.1">
            <text:p>3,10</text:p>
          </table:table-cell>
          <table:table-cell table:style-name="ce5" table:formula="of:=[.D314]-[.E314]" office:value-type="float" office:value="9">
            <text:p>9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1-10">
            <text:p>10.11.2015</text:p>
          </table:table-cell>
          <table:table-cell office:value-type="float" office:value="31115">
            <text:p>31115</text:p>
          </table:table-cell>
          <table:table-cell table:formula="of:=[.B316]" office:value-type="float" office:value="31134">
            <text:p>31134</text:p>
          </table:table-cell>
          <table:table-cell office:value-type="float" office:value="26.3">
            <text:p>26,3</text:p>
          </table:table-cell>
          <table:table-cell table:style-name="ce5" table:formula="of:=[.D315]-([.C315]-[.B315])" office:value-type="float" office:value="7.3">
            <text:p>7,30</text:p>
          </table:table-cell>
          <table:table-cell table:style-name="ce5" table:formula="of:=[.D315]-[.E315]" office:value-type="float" office:value="19">
            <text:p>19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1-11">
            <text:p>11.11.2015</text:p>
          </table:table-cell>
          <table:table-cell office:value-type="float" office:value="31134">
            <text:p>31134</text:p>
          </table:table-cell>
          <table:table-cell table:formula="of:=[.B317]" office:value-type="float" office:value="31165">
            <text:p>31165</text:p>
          </table:table-cell>
          <table:table-cell office:value-type="float" office:value="34.6">
            <text:p>34,6</text:p>
          </table:table-cell>
          <table:table-cell table:style-name="ce5" table:formula="of:=[.D316]-([.C316]-[.B316])" office:value-type="float" office:value="3.6">
            <text:p>3,60</text:p>
          </table:table-cell>
          <table:table-cell table:style-name="ce5" table:formula="of:=[.D316]-[.E316]" office:value-type="float" office:value="31">
            <text:p>3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1-12">
            <text:p>12.11.2015</text:p>
          </table:table-cell>
          <table:table-cell office:value-type="float" office:value="31165">
            <text:p>31165</text:p>
          </table:table-cell>
          <table:table-cell table:formula="of:=[.B318]" office:value-type="float" office:value="31192">
            <text:p>31192</text:p>
          </table:table-cell>
          <table:table-cell office:value-type="float" office:value="32.1">
            <text:p>32,1</text:p>
          </table:table-cell>
          <table:table-cell table:style-name="ce5" table:formula="of:=[.D317]-([.C317]-[.B317])" office:value-type="float" office:value="5.1">
            <text:p>5,10</text:p>
          </table:table-cell>
          <table:table-cell table:style-name="ce5" table:formula="of:=[.D317]-[.E317]" office:value-type="float" office:value="27">
            <text:p>27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1-13">
            <text:p>13.11.2015</text:p>
          </table:table-cell>
          <table:table-cell office:value-type="float" office:value="31192">
            <text:p>31192</text:p>
          </table:table-cell>
          <table:table-cell table:formula="of:=[.B319]" office:value-type="float" office:value="31196">
            <text:p>31196</text:p>
          </table:table-cell>
          <table:table-cell office:value-type="float" office:value="9.6">
            <text:p>9,6</text:p>
          </table:table-cell>
          <table:table-cell table:style-name="ce5" table:formula="of:=[.D318]-([.C318]-[.B318])" office:value-type="float" office:value="5.6">
            <text:p>5,60</text:p>
          </table:table-cell>
          <table:table-cell table:style-name="ce5" table:formula="of:=[.D318]-[.E318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1-14">
            <text:p>14.11.2015</text:p>
          </table:table-cell>
          <table:table-cell office:value-type="float" office:value="31196">
            <text:p>31196</text:p>
          </table:table-cell>
          <table:table-cell table:formula="of:=[.B320]" office:value-type="float" office:value="31216">
            <text:p>31216</text:p>
          </table:table-cell>
          <table:table-cell office:value-type="float" office:value="23.2">
            <text:p>23,2</text:p>
          </table:table-cell>
          <table:table-cell table:style-name="ce5" table:formula="of:=[.D319]-([.C319]-[.B319])" office:value-type="float" office:value="3.2">
            <text:p>3,20</text:p>
          </table:table-cell>
          <table:table-cell table:style-name="ce5" table:formula="of:=[.D319]-[.E319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1-15">
            <text:p>15.11.2015</text:p>
          </table:table-cell>
          <table:table-cell office:value-type="float" office:value="31216">
            <text:p>31216</text:p>
          </table:table-cell>
          <table:table-cell table:formula="of:=[.B321]" office:value-type="float" office:value="31230">
            <text:p>31230</text:p>
          </table:table-cell>
          <table:table-cell office:value-type="float" office:value="22.1">
            <text:p>22,1</text:p>
          </table:table-cell>
          <table:table-cell table:style-name="ce5" table:formula="of:=[.D320]-([.C320]-[.B320])" office:value-type="float" office:value="8.1">
            <text:p>8,10</text:p>
          </table:table-cell>
          <table:table-cell table:style-name="ce5" table:formula="of:=[.D320]-[.E320]" office:value-type="float" office:value="14">
            <text:p>14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1-16">
            <text:p>16.11.2015</text:p>
          </table:table-cell>
          <table:table-cell office:value-type="float" office:value="31230">
            <text:p>31230</text:p>
          </table:table-cell>
          <table:table-cell table:formula="of:=[.B322]" office:value-type="float" office:value="31253">
            <text:p>31253</text:p>
          </table:table-cell>
          <table:table-cell office:value-type="float" office:value="28.6">
            <text:p>28,6</text:p>
          </table:table-cell>
          <table:table-cell table:style-name="ce5" table:formula="of:=[.D321]-([.C321]-[.B321])" office:value-type="float" office:value="5.6">
            <text:p>5,60</text:p>
          </table:table-cell>
          <table:table-cell table:style-name="ce5" table:formula="of:=[.D321]-[.E321]" office:value-type="float" office:value="23">
            <text:p>2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1-17">
            <text:p>17.11.2015</text:p>
          </table:table-cell>
          <table:table-cell office:value-type="float" office:value="31253">
            <text:p>31253</text:p>
          </table:table-cell>
          <table:table-cell table:formula="of:=[.B323]" office:value-type="float" office:value="31254">
            <text:p>31254</text:p>
          </table:table-cell>
          <table:table-cell office:value-type="float" office:value="3.2">
            <text:p>3,2</text:p>
          </table:table-cell>
          <table:table-cell table:style-name="ce5" table:formula="of:=[.D322]-([.C322]-[.B322])" office:value-type="float" office:value="2.2">
            <text:p>2,20</text:p>
          </table:table-cell>
          <table:table-cell table:style-name="ce5" table:formula="of:=[.D322]-[.E322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1-18">
            <text:p>18.11.2015</text:p>
          </table:table-cell>
          <table:table-cell office:value-type="float" office:value="31254">
            <text:p>31254</text:p>
          </table:table-cell>
          <table:table-cell table:formula="of:=[.B324]" office:value-type="float" office:value="31267">
            <text:p>31267</text:p>
          </table:table-cell>
          <table:table-cell office:value-type="float" office:value="19.2">
            <text:p>19,2</text:p>
          </table:table-cell>
          <table:table-cell table:style-name="ce5" table:formula="of:=[.D323]-([.C323]-[.B323])" office:value-type="float" office:value="6.2">
            <text:p>6,20</text:p>
          </table:table-cell>
          <table:table-cell table:style-name="ce5" table:formula="of:=[.D323]-[.E323]" office:value-type="float" office:value="13">
            <text:p>1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1-19">
            <text:p>19.11.2015</text:p>
          </table:table-cell>
          <table:table-cell office:value-type="float" office:value="31267">
            <text:p>31267</text:p>
          </table:table-cell>
          <table:table-cell table:formula="of:=[.B325]" office:value-type="float" office:value="31277">
            <text:p>31277</text:p>
          </table:table-cell>
          <table:table-cell office:value-type="float" office:value="12.7">
            <text:p>12,7</text:p>
          </table:table-cell>
          <table:table-cell table:style-name="ce5" table:formula="of:=[.D324]-([.C324]-[.B324])" office:value-type="float" office:value="2.7">
            <text:p>2,70</text:p>
          </table:table-cell>
          <table:table-cell table:style-name="ce5" table:formula="of:=[.D324]-[.E324]" office:value-type="float" office:value="10">
            <text:p>1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1-20">
            <text:p>20.11.2015</text:p>
          </table:table-cell>
          <table:table-cell office:value-type="float" office:value="31277">
            <text:p>31277</text:p>
          </table:table-cell>
          <table:table-cell table:formula="of:=[.B326]" office:value-type="float" office:value="31277">
            <text:p>31277</text:p>
          </table:table-cell>
          <table:table-cell office:value-type="float" office:value="0.9">
            <text:p>0,9</text:p>
          </table:table-cell>
          <table:table-cell table:style-name="ce5" table:formula="of:=[.D325]-([.C325]-[.B325])" office:value-type="float" office:value="0.9">
            <text:p>0,90</text:p>
          </table:table-cell>
          <table:table-cell table:style-name="ce5" table:formula="of:=[.D325]-[.E325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1-21">
            <text:p>21.11.2015</text:p>
          </table:table-cell>
          <table:table-cell office:value-type="float" office:value="31277">
            <text:p>31277</text:p>
          </table:table-cell>
          <table:table-cell table:formula="of:=[.B327]" office:value-type="float" office:value="31282">
            <text:p>31282</text:p>
          </table:table-cell>
          <table:table-cell office:value-type="float" office:value="9.3">
            <text:p>9,3</text:p>
          </table:table-cell>
          <table:table-cell table:style-name="ce5" table:formula="of:=[.D326]-([.C326]-[.B326])" office:value-type="float" office:value="4.3">
            <text:p>4,30</text:p>
          </table:table-cell>
          <table:table-cell table:style-name="ce5" table:formula="of:=[.D326]-[.E326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1-22">
            <text:p>22.11.2015</text:p>
          </table:table-cell>
          <table:table-cell office:value-type="float" office:value="31282">
            <text:p>31282</text:p>
          </table:table-cell>
          <table:table-cell table:formula="of:=[.B328]" office:value-type="float" office:value="31282">
            <text:p>31282</text:p>
          </table:table-cell>
          <table:table-cell office:value-type="float" office:value="0.6">
            <text:p>0,6</text:p>
          </table:table-cell>
          <table:table-cell table:style-name="ce5" table:formula="of:=[.D327]-([.C327]-[.B327])" office:value-type="float" office:value="0.6">
            <text:p>0,60</text:p>
          </table:table-cell>
          <table:table-cell table:style-name="ce5" table:formula="of:=[.D327]-[.E327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1-23">
            <text:p>23.11.2015</text:p>
          </table:table-cell>
          <table:table-cell office:value-type="float" office:value="31282">
            <text:p>31282</text:p>
          </table:table-cell>
          <table:table-cell table:formula="of:=[.B329]" office:value-type="float" office:value="31284">
            <text:p>31284</text:p>
          </table:table-cell>
          <table:table-cell office:value-type="float" office:value="4.4">
            <text:p>4,4</text:p>
          </table:table-cell>
          <table:table-cell table:style-name="ce5" table:formula="of:=[.D328]-([.C328]-[.B328])" office:value-type="float" office:value="2.4">
            <text:p>2,40</text:p>
          </table:table-cell>
          <table:table-cell table:style-name="ce5" table:formula="of:=[.D328]-[.E328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1-24">
            <text:p>24.11.2015</text:p>
          </table:table-cell>
          <table:table-cell office:value-type="float" office:value="31284">
            <text:p>31284</text:p>
          </table:table-cell>
          <table:table-cell table:formula="of:=[.B330]" office:value-type="float" office:value="31302">
            <text:p>31302</text:p>
          </table:table-cell>
          <table:table-cell office:value-type="float" office:value="24">
            <text:p>24</text:p>
          </table:table-cell>
          <table:table-cell table:style-name="ce5" table:formula="of:=[.D329]-([.C329]-[.B329])" office:value-type="float" office:value="6">
            <text:p>6,00</text:p>
          </table:table-cell>
          <table:table-cell table:style-name="ce5" table:formula="of:=[.D329]-[.E329]" office:value-type="float" office:value="18">
            <text:p>18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1-25">
            <text:p>25.11.2015</text:p>
          </table:table-cell>
          <table:table-cell office:value-type="float" office:value="31302">
            <text:p>31302</text:p>
          </table:table-cell>
          <table:table-cell table:formula="of:=[.B331]" office:value-type="float" office:value="31302">
            <text:p>31302</text:p>
          </table:table-cell>
          <table:table-cell office:value-type="float" office:value="3.4">
            <text:p>3,4</text:p>
          </table:table-cell>
          <table:table-cell table:style-name="ce5" table:formula="of:=[.D330]-([.C330]-[.B330])" office:value-type="float" office:value="3.4">
            <text:p>3,40</text:p>
          </table:table-cell>
          <table:table-cell table:style-name="ce5" table:formula="of:=[.D330]-[.E330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1-26">
            <text:p>26.11.2015</text:p>
          </table:table-cell>
          <table:table-cell office:value-type="float" office:value="31302">
            <text:p>31302</text:p>
          </table:table-cell>
          <table:table-cell table:formula="of:=[.B332]" office:value-type="float" office:value="31302">
            <text:p>31302</text:p>
          </table:table-cell>
          <table:table-cell office:value-type="float" office:value="1.3">
            <text:p>1,3</text:p>
          </table:table-cell>
          <table:table-cell table:style-name="ce5" table:formula="of:=[.D331]-([.C331]-[.B331])" office:value-type="float" office:value="1.3">
            <text:p>1,30</text:p>
          </table:table-cell>
          <table:table-cell table:style-name="ce5" table:formula="of:=[.D331]-[.E331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1-27">
            <text:p>27.11.2015</text:p>
          </table:table-cell>
          <table:table-cell office:value-type="float" office:value="31302">
            <text:p>31302</text:p>
          </table:table-cell>
          <table:table-cell table:formula="of:=[.B333]" office:value-type="float" office:value="31318">
            <text:p>31318</text:p>
          </table:table-cell>
          <table:table-cell office:value-type="float" office:value="27">
            <text:p>27</text:p>
          </table:table-cell>
          <table:table-cell table:style-name="ce5" table:formula="of:=[.D332]-([.C332]-[.B332])" office:value-type="float" office:value="11">
            <text:p>11,00</text:p>
          </table:table-cell>
          <table:table-cell table:style-name="ce5" table:formula="of:=[.D332]-[.E332]" office:value-type="float" office:value="16">
            <text:p>16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1-28">
            <text:p>28.11.2015</text:p>
          </table:table-cell>
          <table:table-cell office:value-type="float" office:value="31318">
            <text:p>31318</text:p>
          </table:table-cell>
          <table:table-cell table:formula="of:=[.B334]" office:value-type="float" office:value="31318">
            <text:p>31318</text:p>
          </table:table-cell>
          <table:table-cell office:value-type="float" office:value="0.7">
            <text:p>0,7</text:p>
          </table:table-cell>
          <table:table-cell table:style-name="ce5" table:formula="of:=[.D333]-([.C333]-[.B333])" office:value-type="float" office:value="0.7">
            <text:p>0,70</text:p>
          </table:table-cell>
          <table:table-cell table:style-name="ce5" table:formula="of:=[.D333]-[.E333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1-29">
            <text:p>29.11.2015</text:p>
          </table:table-cell>
          <table:table-cell office:value-type="float" office:value="31318">
            <text:p>31318</text:p>
          </table:table-cell>
          <table:table-cell table:formula="of:=[.B335]" office:value-type="float" office:value="31320">
            <text:p>31320</text:p>
          </table:table-cell>
          <table:table-cell office:value-type="float" office:value="3.9">
            <text:p>3,9</text:p>
          </table:table-cell>
          <table:table-cell table:style-name="ce5" table:formula="of:=[.D334]-([.C334]-[.B334])" office:value-type="float" office:value="1.9">
            <text:p>1,90</text:p>
          </table:table-cell>
          <table:table-cell table:style-name="ce5" table:formula="of:=[.D334]-[.E334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1-30">
            <text:p>30.11.2015</text:p>
          </table:table-cell>
          <table:table-cell office:value-type="float" office:value="31320">
            <text:p>31320</text:p>
          </table:table-cell>
          <table:table-cell table:formula="of:=[.B336]" office:value-type="float" office:value="31321">
            <text:p>31321</text:p>
          </table:table-cell>
          <table:table-cell office:value-type="float" office:value="3.1">
            <text:p>3,1</text:p>
          </table:table-cell>
          <table:table-cell table:style-name="ce5" table:formula="of:=[.D335]-([.C335]-[.B335])" office:value-type="float" office:value="2.1">
            <text:p>2,10</text:p>
          </table:table-cell>
          <table:table-cell table:style-name="ce5" table:formula="of:=[.D335]-[.E335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2-01">
            <text:p>01.12.2015</text:p>
          </table:table-cell>
          <table:table-cell office:value-type="float" office:value="31321">
            <text:p>31321</text:p>
          </table:table-cell>
          <table:table-cell table:formula="of:=[.B337]" office:value-type="float" office:value="31321">
            <text:p>31321</text:p>
          </table:table-cell>
          <table:table-cell office:value-type="float" office:value="2.1">
            <text:p>2,1</text:p>
          </table:table-cell>
          <table:table-cell table:style-name="ce5" table:formula="of:=[.D336]-([.C336]-[.B336])" office:value-type="float" office:value="2.1">
            <text:p>2,10</text:p>
          </table:table-cell>
          <table:table-cell table:style-name="ce5" table:formula="of:=[.D336]-[.E336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2-02">
            <text:p>02.12.2015</text:p>
          </table:table-cell>
          <table:table-cell office:value-type="float" office:value="31321">
            <text:p>31321</text:p>
          </table:table-cell>
          <table:table-cell table:formula="of:=[.B338]" office:value-type="float" office:value="31323">
            <text:p>31323</text:p>
          </table:table-cell>
          <table:table-cell office:value-type="float" office:value="4">
            <text:p>4</text:p>
          </table:table-cell>
          <table:table-cell table:style-name="ce5" table:formula="of:=[.D337]-([.C337]-[.B337])" office:value-type="float" office:value="2">
            <text:p>2,00</text:p>
          </table:table-cell>
          <table:table-cell table:style-name="ce5" table:formula="of:=[.D337]-[.E337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2-03">
            <text:p>03.12.2015</text:p>
          </table:table-cell>
          <table:table-cell office:value-type="float" office:value="31323">
            <text:p>31323</text:p>
          </table:table-cell>
          <table:table-cell table:formula="of:=[.B339]" office:value-type="float" office:value="31336">
            <text:p>31336</text:p>
          </table:table-cell>
          <table:table-cell office:value-type="float" office:value="17.7">
            <text:p>17,7</text:p>
          </table:table-cell>
          <table:table-cell table:style-name="ce5" table:formula="of:=[.D338]-([.C338]-[.B338])" office:value-type="float" office:value="4.7">
            <text:p>4,70</text:p>
          </table:table-cell>
          <table:table-cell table:style-name="ce5" table:formula="of:=[.D338]-[.E338]" office:value-type="float" office:value="13">
            <text:p>1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2-04">
            <text:p>04.12.2015</text:p>
          </table:table-cell>
          <table:table-cell office:value-type="float" office:value="31336">
            <text:p>31336</text:p>
          </table:table-cell>
          <table:table-cell table:formula="of:=[.B340]" office:value-type="float" office:value="31337">
            <text:p>31337</text:p>
          </table:table-cell>
          <table:table-cell office:value-type="float" office:value="4">
            <text:p>4</text:p>
          </table:table-cell>
          <table:table-cell table:style-name="ce5" table:formula="of:=[.D339]-([.C339]-[.B339])" office:value-type="float" office:value="3">
            <text:p>3,00</text:p>
          </table:table-cell>
          <table:table-cell table:style-name="ce5" table:formula="of:=[.D339]-[.E339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2-05">
            <text:p>05.12.2015</text:p>
          </table:table-cell>
          <table:table-cell office:value-type="float" office:value="31337">
            <text:p>31337</text:p>
          </table:table-cell>
          <table:table-cell table:formula="of:=[.B341]" office:value-type="float" office:value="31355">
            <text:p>31355</text:p>
          </table:table-cell>
          <table:table-cell office:value-type="float" office:value="22.5">
            <text:p>22,5</text:p>
          </table:table-cell>
          <table:table-cell table:style-name="ce5" table:formula="of:=[.D340]-([.C340]-[.B340])" office:value-type="float" office:value="4.5">
            <text:p>4,50</text:p>
          </table:table-cell>
          <table:table-cell table:style-name="ce5" table:formula="of:=[.D340]-[.E340]" office:value-type="float" office:value="18">
            <text:p>18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2-06">
            <text:p>06.12.2015</text:p>
          </table:table-cell>
          <table:table-cell office:value-type="float" office:value="31355">
            <text:p>31355</text:p>
          </table:table-cell>
          <table:table-cell table:formula="of:=[.B342]" office:value-type="float" office:value="31373">
            <text:p>31373</text:p>
          </table:table-cell>
          <table:table-cell office:value-type="float" office:value="25.8">
            <text:p>25,8</text:p>
          </table:table-cell>
          <table:table-cell table:style-name="ce5" table:formula="of:=[.D341]-([.C341]-[.B341])" office:value-type="float" office:value="7.8">
            <text:p>7,80</text:p>
          </table:table-cell>
          <table:table-cell table:style-name="ce5" table:formula="of:=[.D341]-[.E341]" office:value-type="float" office:value="18">
            <text:p>18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2-07">
            <text:p>07.12.2015</text:p>
          </table:table-cell>
          <table:table-cell office:value-type="float" office:value="31373">
            <text:p>31373</text:p>
          </table:table-cell>
          <table:table-cell table:formula="of:=[.B343]" office:value-type="float" office:value="31391">
            <text:p>31391</text:p>
          </table:table-cell>
          <table:table-cell office:value-type="float" office:value="23.9">
            <text:p>23,9</text:p>
          </table:table-cell>
          <table:table-cell table:style-name="ce5" table:formula="of:=[.D342]-([.C342]-[.B342])" office:value-type="float" office:value="5.9">
            <text:p>5,90</text:p>
          </table:table-cell>
          <table:table-cell table:style-name="ce5" table:formula="of:=[.D342]-[.E342]" office:value-type="float" office:value="18">
            <text:p>18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2-08">
            <text:p>08.12.2015</text:p>
          </table:table-cell>
          <table:table-cell office:value-type="float" office:value="31391">
            <text:p>31391</text:p>
          </table:table-cell>
          <table:table-cell table:formula="of:=[.B344]" office:value-type="float" office:value="31407">
            <text:p>31407</text:p>
          </table:table-cell>
          <table:table-cell office:value-type="float" office:value="21">
            <text:p>21</text:p>
          </table:table-cell>
          <table:table-cell table:style-name="ce5" table:formula="of:=[.D343]-([.C343]-[.B343])" office:value-type="float" office:value="5">
            <text:p>5,00</text:p>
          </table:table-cell>
          <table:table-cell table:style-name="ce5" table:formula="of:=[.D343]-[.E343]" office:value-type="float" office:value="16">
            <text:p>16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2-09">
            <text:p>09.12.2015</text:p>
          </table:table-cell>
          <table:table-cell office:value-type="float" office:value="31407">
            <text:p>31407</text:p>
          </table:table-cell>
          <table:table-cell table:formula="of:=[.B345]" office:value-type="float" office:value="31410">
            <text:p>31410</text:p>
          </table:table-cell>
          <table:table-cell office:value-type="float" office:value="4.8">
            <text:p>4,8</text:p>
          </table:table-cell>
          <table:table-cell table:style-name="ce5" table:formula="of:=[.D344]-([.C344]-[.B344])" office:value-type="float" office:value="1.8">
            <text:p>1,80</text:p>
          </table:table-cell>
          <table:table-cell table:style-name="ce5" table:formula="of:=[.D344]-[.E344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2-10">
            <text:p>10.12.2015</text:p>
          </table:table-cell>
          <table:table-cell office:value-type="float" office:value="31410">
            <text:p>31410</text:p>
          </table:table-cell>
          <table:table-cell table:formula="of:=[.B346]" office:value-type="float" office:value="31430">
            <text:p>31430</text:p>
          </table:table-cell>
          <table:table-cell office:value-type="float" office:value="25.8">
            <text:p>25,8</text:p>
          </table:table-cell>
          <table:table-cell table:style-name="ce5" table:formula="of:=[.D345]-([.C345]-[.B345])" office:value-type="float" office:value="5.8">
            <text:p>5,80</text:p>
          </table:table-cell>
          <table:table-cell table:style-name="ce5" table:formula="of:=[.D345]-[.E345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2-11">
            <text:p>11.12.2015</text:p>
          </table:table-cell>
          <table:table-cell office:value-type="float" office:value="31430">
            <text:p>31430</text:p>
          </table:table-cell>
          <table:table-cell table:formula="of:=[.B347]" office:value-type="float" office:value="31437">
            <text:p>31437</text:p>
          </table:table-cell>
          <table:table-cell office:value-type="float" office:value="16.1">
            <text:p>16,1</text:p>
          </table:table-cell>
          <table:table-cell table:style-name="ce5" table:formula="of:=[.D346]-([.C346]-[.B346])" office:value-type="float" office:value="9.1">
            <text:p>9,10</text:p>
          </table:table-cell>
          <table:table-cell table:style-name="ce5" table:formula="of:=[.D346]-[.E346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2-12">
            <text:p>12.12.2015</text:p>
          </table:table-cell>
          <table:table-cell office:value-type="float" office:value="31437">
            <text:p>31437</text:p>
          </table:table-cell>
          <table:table-cell table:formula="of:=[.B348]" office:value-type="float" office:value="31448">
            <text:p>31448</text:p>
          </table:table-cell>
          <table:table-cell office:value-type="float" office:value="14.9">
            <text:p>14,9</text:p>
          </table:table-cell>
          <table:table-cell table:style-name="ce5" table:formula="of:=[.D347]-([.C347]-[.B347])" office:value-type="float" office:value="3.9">
            <text:p>3,90</text:p>
          </table:table-cell>
          <table:table-cell table:style-name="ce5" table:formula="of:=[.D347]-[.E347]" office:value-type="float" office:value="11">
            <text:p>1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2-13">
            <text:p>13.12.2015</text:p>
          </table:table-cell>
          <table:table-cell office:value-type="float" office:value="31448">
            <text:p>31448</text:p>
          </table:table-cell>
          <table:table-cell table:formula="of:=[.B349]" office:value-type="float" office:value="31455">
            <text:p>31455</text:p>
          </table:table-cell>
          <table:table-cell office:value-type="float" office:value="8.6">
            <text:p>8,6</text:p>
          </table:table-cell>
          <table:table-cell table:style-name="ce5" table:formula="of:=[.D348]-([.C348]-[.B348])" office:value-type="float" office:value="1.6">
            <text:p>1,60</text:p>
          </table:table-cell>
          <table:table-cell table:style-name="ce5" table:formula="of:=[.D348]-[.E348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2-14">
            <text:p>14.12.2015</text:p>
          </table:table-cell>
          <table:table-cell office:value-type="float" office:value="31455">
            <text:p>31455</text:p>
          </table:table-cell>
          <table:table-cell table:formula="of:=[.B350]" office:value-type="float" office:value="31472">
            <text:p>31472</text:p>
          </table:table-cell>
          <table:table-cell office:value-type="float" office:value="23.3">
            <text:p>23,3</text:p>
          </table:table-cell>
          <table:table-cell table:style-name="ce5" table:formula="of:=[.D349]-([.C349]-[.B349])" office:value-type="float" office:value="6.3">
            <text:p>6,30</text:p>
          </table:table-cell>
          <table:table-cell table:style-name="ce5" table:formula="of:=[.D349]-[.E349]" office:value-type="float" office:value="17">
            <text:p>17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2-15">
            <text:p>15.12.2015</text:p>
          </table:table-cell>
          <table:table-cell office:value-type="float" office:value="31472">
            <text:p>31472</text:p>
          </table:table-cell>
          <table:table-cell table:formula="of:=[.B351]" office:value-type="float" office:value="31474">
            <text:p>31474</text:p>
          </table:table-cell>
          <table:table-cell office:value-type="float" office:value="3.5">
            <text:p>3,5</text:p>
          </table:table-cell>
          <table:table-cell table:style-name="ce5" table:formula="of:=[.D350]-([.C350]-[.B350])" office:value-type="float" office:value="1.5">
            <text:p>1,50</text:p>
          </table:table-cell>
          <table:table-cell table:style-name="ce5" table:formula="of:=[.D350]-[.E350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2-16">
            <text:p>16.12.2015</text:p>
          </table:table-cell>
          <table:table-cell office:value-type="float" office:value="31474">
            <text:p>31474</text:p>
          </table:table-cell>
          <table:table-cell table:formula="of:=[.B352]" office:value-type="float" office:value="31476">
            <text:p>31476</text:p>
          </table:table-cell>
          <table:table-cell office:value-type="float" office:value="3.5">
            <text:p>3,5</text:p>
          </table:table-cell>
          <table:table-cell table:style-name="ce5" table:formula="of:=[.D351]-([.C351]-[.B351])" office:value-type="float" office:value="1.5">
            <text:p>1,50</text:p>
          </table:table-cell>
          <table:table-cell table:style-name="ce5" table:formula="of:=[.D351]-[.E351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2-17">
            <text:p>17.12.2015</text:p>
          </table:table-cell>
          <table:table-cell office:value-type="float" office:value="31476">
            <text:p>31476</text:p>
          </table:table-cell>
          <table:table-cell table:formula="of:=[.B353]" office:value-type="float" office:value="31481">
            <text:p>31481</text:p>
          </table:table-cell>
          <table:table-cell office:value-type="float" office:value="10.1">
            <text:p>10,1</text:p>
          </table:table-cell>
          <table:table-cell table:style-name="ce5" table:formula="of:=[.D352]-([.C352]-[.B352])" office:value-type="float" office:value="5.1">
            <text:p>5,10</text:p>
          </table:table-cell>
          <table:table-cell table:style-name="ce5" table:formula="of:=[.D352]-[.E352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2-18">
            <text:p>18.12.2015</text:p>
          </table:table-cell>
          <table:table-cell office:value-type="float" office:value="31481">
            <text:p>31481</text:p>
          </table:table-cell>
          <table:table-cell table:formula="of:=[.B354]" office:value-type="float" office:value="31490">
            <text:p>31490</text:p>
          </table:table-cell>
          <table:table-cell office:value-type="float" office:value="12">
            <text:p>12</text:p>
          </table:table-cell>
          <table:table-cell table:style-name="ce5" table:formula="of:=[.D353]-([.C353]-[.B353])" office:value-type="float" office:value="3">
            <text:p>3,00</text:p>
          </table:table-cell>
          <table:table-cell table:style-name="ce5" table:formula="of:=[.D353]-[.E353]" office:value-type="float" office:value="9">
            <text:p>9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2-19">
            <text:p>19.12.2015</text:p>
          </table:table-cell>
          <table:table-cell office:value-type="float" office:value="31490">
            <text:p>31490</text:p>
          </table:table-cell>
          <table:table-cell table:formula="of:=[.B355]" office:value-type="float" office:value="31502">
            <text:p>31502</text:p>
          </table:table-cell>
          <table:table-cell office:value-type="float" office:value="17.6">
            <text:p>17,6</text:p>
          </table:table-cell>
          <table:table-cell table:style-name="ce5" table:formula="of:=[.D354]-([.C354]-[.B354])" office:value-type="float" office:value="5.6">
            <text:p>5,60</text:p>
          </table:table-cell>
          <table:table-cell table:style-name="ce5" table:formula="of:=[.D354]-[.E354]" office:value-type="float" office:value="12">
            <text:p>12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2-20">
            <text:p>20.12.2015</text:p>
          </table:table-cell>
          <table:table-cell office:value-type="float" office:value="31502">
            <text:p>31502</text:p>
          </table:table-cell>
          <table:table-cell table:formula="of:=[.B356]" office:value-type="float" office:value="31518">
            <text:p>31518</text:p>
          </table:table-cell>
          <table:table-cell office:value-type="float" office:value="22.5">
            <text:p>22,5</text:p>
          </table:table-cell>
          <table:table-cell table:style-name="ce5" table:formula="of:=[.D355]-([.C355]-[.B355])" office:value-type="float" office:value="6.5">
            <text:p>6,50</text:p>
          </table:table-cell>
          <table:table-cell table:style-name="ce5" table:formula="of:=[.D355]-[.E355]" office:value-type="float" office:value="16">
            <text:p>16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2-21">
            <text:p>21.12.2015</text:p>
          </table:table-cell>
          <table:table-cell office:value-type="float" office:value="31518">
            <text:p>31518</text:p>
          </table:table-cell>
          <table:table-cell table:formula="of:=[.B357]" office:value-type="float" office:value="31519">
            <text:p>31519</text:p>
          </table:table-cell>
          <table:table-cell office:value-type="float" office:value="3.9">
            <text:p>3,9</text:p>
          </table:table-cell>
          <table:table-cell table:style-name="ce5" table:formula="of:=[.D356]-([.C356]-[.B356])" office:value-type="float" office:value="2.9">
            <text:p>2,90</text:p>
          </table:table-cell>
          <table:table-cell table:style-name="ce5" table:formula="of:=[.D356]-[.E356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2-22">
            <text:p>22.12.2015</text:p>
          </table:table-cell>
          <table:table-cell office:value-type="float" office:value="31519">
            <text:p>31519</text:p>
          </table:table-cell>
          <table:table-cell table:formula="of:=[.B358]" office:value-type="float" office:value="31536">
            <text:p>31536</text:p>
          </table:table-cell>
          <table:table-cell office:value-type="float" office:value="21.8">
            <text:p>21,8</text:p>
          </table:table-cell>
          <table:table-cell table:style-name="ce5" table:formula="of:=[.D357]-([.C357]-[.B357])" office:value-type="float" office:value="4.8">
            <text:p>4,80</text:p>
          </table:table-cell>
          <table:table-cell table:style-name="ce5" table:formula="of:=[.D357]-[.E357]" office:value-type="float" office:value="17">
            <text:p>17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2-23">
            <text:p>23.12.2015</text:p>
          </table:table-cell>
          <table:table-cell office:value-type="float" office:value="31536">
            <text:p>31536</text:p>
          </table:table-cell>
          <table:table-cell table:formula="of:=[.B359]" office:value-type="float" office:value="31541">
            <text:p>31541</text:p>
          </table:table-cell>
          <table:table-cell office:value-type="float" office:value="11.3">
            <text:p>11,3</text:p>
          </table:table-cell>
          <table:table-cell table:style-name="ce5" table:formula="of:=[.D358]-([.C358]-[.B358])" office:value-type="float" office:value="6.3">
            <text:p>6,30</text:p>
          </table:table-cell>
          <table:table-cell table:style-name="ce5" table:formula="of:=[.D358]-[.E358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2-24">
            <text:p>24.12.2015</text:p>
          </table:table-cell>
          <table:table-cell office:value-type="float" office:value="31541">
            <text:p>31541</text:p>
          </table:table-cell>
          <table:table-cell table:formula="of:=[.B360]" office:value-type="float" office:value="31549">
            <text:p>31549</text:p>
          </table:table-cell>
          <table:table-cell office:value-type="float" office:value="12.5">
            <text:p>12,5</text:p>
          </table:table-cell>
          <table:table-cell table:style-name="ce5" table:formula="of:=[.D359]-([.C359]-[.B359])" office:value-type="float" office:value="4.5">
            <text:p>4,50</text:p>
          </table:table-cell>
          <table:table-cell table:style-name="ce5" table:formula="of:=[.D359]-[.E359]" office:value-type="float" office:value="8">
            <text:p>8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2-25">
            <text:p>25.12.2015</text:p>
          </table:table-cell>
          <table:table-cell office:value-type="float" office:value="31549">
            <text:p>31549</text:p>
          </table:table-cell>
          <table:table-cell table:formula="of:=[.B361]" office:value-type="float" office:value="31562">
            <text:p>31562</text:p>
          </table:table-cell>
          <table:table-cell office:value-type="float" office:value="21.2">
            <text:p>21,2</text:p>
          </table:table-cell>
          <table:table-cell table:style-name="ce5" table:formula="of:=[.D360]-([.C360]-[.B360])" office:value-type="float" office:value="8.2">
            <text:p>8,20</text:p>
          </table:table-cell>
          <table:table-cell table:style-name="ce5" table:formula="of:=[.D360]-[.E360]" office:value-type="float" office:value="13">
            <text:p>1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2-26">
            <text:p>26.12.2015</text:p>
          </table:table-cell>
          <table:table-cell office:value-type="float" office:value="31562">
            <text:p>31562</text:p>
          </table:table-cell>
          <table:table-cell table:formula="of:=[.B362]" office:value-type="float" office:value="31579">
            <text:p>31579</text:p>
          </table:table-cell>
          <table:table-cell office:value-type="float" office:value="22.6">
            <text:p>22,6</text:p>
          </table:table-cell>
          <table:table-cell table:style-name="ce5" table:formula="of:=[.D361]-([.C361]-[.B361])" office:value-type="float" office:value="5.6">
            <text:p>5,60</text:p>
          </table:table-cell>
          <table:table-cell table:style-name="ce5" table:formula="of:=[.D361]-[.E361]" office:value-type="float" office:value="17">
            <text:p>17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2-27">
            <text:p>27.12.2015</text:p>
          </table:table-cell>
          <table:table-cell office:value-type="float" office:value="31579">
            <text:p>31579</text:p>
          </table:table-cell>
          <table:table-cell table:formula="of:=[.B363]" office:value-type="float" office:value="31594">
            <text:p>31594</text:p>
          </table:table-cell>
          <table:table-cell office:value-type="float" office:value="22.1">
            <text:p>22,1</text:p>
          </table:table-cell>
          <table:table-cell table:style-name="ce5" table:formula="of:=[.D362]-([.C362]-[.B362])" office:value-type="float" office:value="7.1">
            <text:p>7,10</text:p>
          </table:table-cell>
          <table:table-cell table:style-name="ce5" table:formula="of:=[.D362]-[.E362]" office:value-type="float" office:value="15">
            <text:p>15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2-28">
            <text:p>28.12.2015</text:p>
          </table:table-cell>
          <table:table-cell office:value-type="float" office:value="31594">
            <text:p>31594</text:p>
          </table:table-cell>
          <table:table-cell table:formula="of:=[.B364]" office:value-type="float" office:value="31617">
            <text:p>31617</text:p>
          </table:table-cell>
          <table:table-cell office:value-type="float" office:value="24.2">
            <text:p>24,2</text:p>
          </table:table-cell>
          <table:table-cell table:style-name="ce5" table:formula="of:=[.D363]-([.C363]-[.B363])" office:value-type="float" office:value="1.2">
            <text:p>1,20</text:p>
          </table:table-cell>
          <table:table-cell table:style-name="ce5" table:formula="of:=[.D363]-[.E363]" office:value-type="float" office:value="23">
            <text:p>23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2-29">
            <text:p>29.12.2015</text:p>
          </table:table-cell>
          <table:table-cell office:value-type="float" office:value="31617">
            <text:p>31617</text:p>
          </table:table-cell>
          <table:table-cell table:formula="of:=[.B365]" office:value-type="float" office:value="31628">
            <text:p>31628</text:p>
          </table:table-cell>
          <table:table-cell office:value-type="float" office:value="23.6">
            <text:p>23,6</text:p>
          </table:table-cell>
          <table:table-cell table:style-name="ce5" table:formula="of:=[.D364]-([.C364]-[.B364])" office:value-type="float" office:value="12.6">
            <text:p>12,60</text:p>
          </table:table-cell>
          <table:table-cell table:style-name="ce5" table:formula="of:=[.D364]-[.E364]" office:value-type="float" office:value="11">
            <text:p>1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2-30">
            <text:p>30.12.2015</text:p>
          </table:table-cell>
          <table:table-cell office:value-type="float" office:value="31628">
            <text:p>31628</text:p>
          </table:table-cell>
          <table:table-cell table:formula="of:=[.B366]" office:value-type="float" office:value="31639">
            <text:p>31639</text:p>
          </table:table-cell>
          <table:table-cell office:value-type="float" office:value="16.1">
            <text:p>16,1</text:p>
          </table:table-cell>
          <table:table-cell table:style-name="ce5" table:formula="of:=[.D365]-([.C365]-[.B365])" office:value-type="float" office:value="5.1">
            <text:p>5,10</text:p>
          </table:table-cell>
          <table:table-cell table:style-name="ce5" table:formula="of:=[.D365]-[.E365]" office:value-type="float" office:value="11">
            <text:p>11,00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5-12-31">
            <text:p>31.12.2015</text:p>
          </table:table-cell>
          <table:table-cell table:number-columns-repeated="2" office:value-type="float" office:value="31639">
            <text:p>31639</text:p>
          </table:table-cell>
          <table:table-cell office:value-type="float" office:value="2">
            <text:p>2</text:p>
          </table:table-cell>
          <table:table-cell table:style-name="ce5" table:formula="of:=[.D366]-([.C366]-[.B366])" office:value-type="float" office:value="2">
            <text:p>2,00</text:p>
          </table:table-cell>
          <table:table-cell table:style-name="ce5" table:formula="of:=[.D366]-[.E366]" office:value-type="float" office:value="0">
            <text:p>0,00</text:p>
          </table:table-cell>
          <table:table-cell table:number-columns-repeated="1018"/>
        </table:table-row>
        <table:table-row table:style-name="ro2" table:number-rows-repeated="2">
          <table:table-cell table:style-name="ce2"/>
          <table:table-cell table:number-columns-repeated="3"/>
          <table:table-cell table:style-name="ce5" table:number-columns-repeated="2"/>
          <table:table-cell table:number-columns-repeated="1018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3">
          <table:table-cell table:style-name="ce3" table:number-columns-repeated="3"/>
          <table:table-cell table:style-name="ce4"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3" table:number-columns-repeated="4"/>
          <table:table-cell table:style-name="ce4"/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number-columns-repeated="2"/>
          <table:table-cell table:style-name="ce4" table:number-columns-repeated="3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 table:number-rows-repeated="12">
          <table:table-cell table:style-name="ce3" table:number-columns-repeated="3"/>
          <table:table-cell table:style-name="ce4" table:number-columns-repeated="3"/>
          <table:table-cell table:style-name="ce3"/>
          <table:table-cell table:number-columns-repeated="1017"/>
        </table:table-row>
        <table:table-row table:style-name="ro1" table:number-rows-repeated="10481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4" table:style-name="ta5" table:print="false">
        <table:table-column table:style-name="co20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20" table:number-columns-repeated="251" table:default-cell-style-name="Excel_20_Built-in_20_Normal"/>
        <table:table-column table:style-name="co8" table:number-columns-repeated="767" table:default-cell-style-name="Excel_20_Built-in_20_Normal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Zählerstand morgens</text:p>
          </table:table-cell>
          <table:table-cell table:style-name="ce1" office:value-type="string">
            <text:p>Zählerstand abends</text:p>
          </table:table-cell>
          <table:table-cell table:style-name="ce1" office:value-type="string">
            <text:p>Produktion</text:p>
          </table:table-cell>
          <table:table-cell table:style-name="ce1" office:value-type="string">
            <text:p>Eigen verbrauch</text:p>
          </table:table-cell>
          <table:table-cell table:style-name="ce1" office:value-type="string">
            <text:p>eingespeist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7" office:value-type="date" office:date-value="2014-01-01">
            <text:p>01.01.2014</text:p>
          </table:table-cell>
          <table:table-cell office:value-type="float" office:value="15111">
            <text:p>15111</text:p>
          </table:table-cell>
          <table:table-cell table:formula="of:=[.B3]" office:value-type="float" office:value="15125">
            <text:p>15125</text:p>
          </table:table-cell>
          <table:table-cell table:style-name="ce5" office:value-type="float" office:value="17.5">
            <text:p>17,50</text:p>
          </table:table-cell>
          <table:table-cell table:style-name="ce5" table:formula="of:=[.D2]-([.C2]-[.B2])" office:value-type="float" office:value="3.5">
            <text:p>3,50</text:p>
          </table:table-cell>
          <table:table-cell table:style-name="ce5" table:formula="of:=[.D2]-[.E2]" office:value-type="float" office:value="14">
            <text:p>1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1-02">
            <text:p>02.01.2014</text:p>
          </table:table-cell>
          <table:table-cell office:value-type="float" office:value="15125">
            <text:p>15125</text:p>
          </table:table-cell>
          <table:table-cell table:formula="of:=[.B4]" office:value-type="float" office:value="15125">
            <text:p>15125</text:p>
          </table:table-cell>
          <table:table-cell table:style-name="ce5" office:value-type="float" office:value="3.8">
            <text:p>3,80</text:p>
          </table:table-cell>
          <table:table-cell table:style-name="ce5" table:formula="of:=[.D3]-([.C3]-[.B3])" office:value-type="float" office:value="3.8">
            <text:p>3,80</text:p>
          </table:table-cell>
          <table:table-cell table:style-name="ce5" table:formula="of:=[.D3]-[.E3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1-03">
            <text:p>03.01.2014</text:p>
          </table:table-cell>
          <table:table-cell office:value-type="float" office:value="15125">
            <text:p>15125</text:p>
          </table:table-cell>
          <table:table-cell table:formula="of:=[.B5]" office:value-type="float" office:value="15127">
            <text:p>15127</text:p>
          </table:table-cell>
          <table:table-cell table:style-name="ce5" office:value-type="float" office:value="5.4">
            <text:p>5,40</text:p>
          </table:table-cell>
          <table:table-cell table:style-name="ce5" table:formula="of:=[.D4]-([.C4]-[.B4])" office:value-type="float" office:value="3.4">
            <text:p>3,40</text:p>
          </table:table-cell>
          <table:table-cell table:style-name="ce5" table:formula="of:=[.D4]-[.E4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1-04">
            <text:p>04.01.2014</text:p>
          </table:table-cell>
          <table:table-cell office:value-type="float" office:value="15127">
            <text:p>15127</text:p>
          </table:table-cell>
          <table:table-cell table:formula="of:=[.B6]" office:value-type="float" office:value="15127">
            <text:p>15127</text:p>
          </table:table-cell>
          <table:table-cell table:style-name="ce5" office:value-type="float" office:value="2.2">
            <text:p>2,20</text:p>
          </table:table-cell>
          <table:table-cell table:style-name="ce5" table:formula="of:=[.D5]-([.C5]-[.B5])" office:value-type="float" office:value="2.2">
            <text:p>2,20</text:p>
          </table:table-cell>
          <table:table-cell table:style-name="ce5" table:formula="of:=[.D5]-[.E5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1-05">
            <text:p>05.01.2014</text:p>
          </table:table-cell>
          <table:table-cell office:value-type="float" office:value="15127">
            <text:p>15127</text:p>
          </table:table-cell>
          <table:table-cell table:formula="of:=[.B7]" office:value-type="float" office:value="15127">
            <text:p>15127</text:p>
          </table:table-cell>
          <table:table-cell table:style-name="ce5" office:value-type="float" office:value="2.7">
            <text:p>2,70</text:p>
          </table:table-cell>
          <table:table-cell table:style-name="ce5" table:formula="of:=[.D6]-([.C6]-[.B6])" office:value-type="float" office:value="2.7">
            <text:p>2,70</text:p>
          </table:table-cell>
          <table:table-cell table:style-name="ce5" table:formula="of:=[.D6]-[.E6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1-06">
            <text:p>06.01.2014</text:p>
          </table:table-cell>
          <table:table-cell office:value-type="float" office:value="15127">
            <text:p>15127</text:p>
          </table:table-cell>
          <table:table-cell table:formula="of:=[.B8]" office:value-type="float" office:value="15138">
            <text:p>15138</text:p>
          </table:table-cell>
          <table:table-cell table:style-name="ce5" office:value-type="float" office:value="16.1">
            <text:p>16,10</text:p>
          </table:table-cell>
          <table:table-cell table:style-name="ce5" table:formula="of:=[.D7]-([.C7]-[.B7])" office:value-type="float" office:value="5.1">
            <text:p>5,10</text:p>
          </table:table-cell>
          <table:table-cell table:style-name="ce5" table:formula="of:=[.D7]-[.E7]" office:value-type="float" office:value="11">
            <text:p>1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1-07">
            <text:p>07.01.2014</text:p>
          </table:table-cell>
          <table:table-cell office:value-type="float" office:value="15138">
            <text:p>15138</text:p>
          </table:table-cell>
          <table:table-cell table:formula="of:=[.B9]" office:value-type="float" office:value="15145">
            <text:p>15145</text:p>
          </table:table-cell>
          <table:table-cell table:style-name="ce5" office:value-type="float" office:value="10">
            <text:p>10,00</text:p>
          </table:table-cell>
          <table:table-cell table:style-name="ce5" table:formula="of:=[.D8]-([.C8]-[.B8])" office:value-type="float" office:value="3">
            <text:p>3,00</text:p>
          </table:table-cell>
          <table:table-cell table:style-name="ce5" table:formula="of:=[.D8]-[.E8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1-08">
            <text:p>08.01.2014</text:p>
          </table:table-cell>
          <table:table-cell office:value-type="float" office:value="15145">
            <text:p>15145</text:p>
          </table:table-cell>
          <table:table-cell table:formula="of:=[.B10]" office:value-type="float" office:value="15154">
            <text:p>15154</text:p>
          </table:table-cell>
          <table:table-cell table:style-name="ce5" office:value-type="float" office:value="14.4">
            <text:p>14,40</text:p>
          </table:table-cell>
          <table:table-cell table:style-name="ce5" table:formula="of:=[.D9]-([.C9]-[.B9])" office:value-type="float" office:value="5.4">
            <text:p>5,40</text:p>
          </table:table-cell>
          <table:table-cell table:style-name="ce5" table:formula="of:=[.D9]-[.E9]" office:value-type="float" office:value="9">
            <text:p>9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1-09">
            <text:p>09.01.2014</text:p>
          </table:table-cell>
          <table:table-cell office:value-type="float" office:value="15154">
            <text:p>15154</text:p>
          </table:table-cell>
          <table:table-cell table:formula="of:=[.B11]" office:value-type="float" office:value="15162">
            <text:p>15162</text:p>
          </table:table-cell>
          <table:table-cell table:style-name="ce5" office:value-type="float" office:value="12.7">
            <text:p>12,70</text:p>
          </table:table-cell>
          <table:table-cell table:style-name="ce5" table:formula="of:=[.D10]-([.C10]-[.B10])" office:value-type="float" office:value="4.7">
            <text:p>4,70</text:p>
          </table:table-cell>
          <table:table-cell table:style-name="ce5" table:formula="of:=[.D10]-[.E10]" office:value-type="float" office:value="8">
            <text:p>8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1-10">
            <text:p>10.01.2014</text:p>
          </table:table-cell>
          <table:table-cell office:value-type="float" office:value="15162">
            <text:p>15162</text:p>
          </table:table-cell>
          <table:table-cell table:formula="of:=[.B12]" office:value-type="float" office:value="15167">
            <text:p>15167</text:p>
          </table:table-cell>
          <table:table-cell table:style-name="ce5" office:value-type="float" office:value="9.1">
            <text:p>9,10</text:p>
          </table:table-cell>
          <table:table-cell table:style-name="ce5" table:formula="of:=[.D11]-([.C11]-[.B11])" office:value-type="float" office:value="4.1">
            <text:p>4,10</text:p>
          </table:table-cell>
          <table:table-cell table:style-name="ce5" table:formula="of:=[.D11]-[.E11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1-11">
            <text:p>11.01.2014</text:p>
          </table:table-cell>
          <table:table-cell office:value-type="float" office:value="15167">
            <text:p>15167</text:p>
          </table:table-cell>
          <table:table-cell table:formula="of:=[.B13]" office:value-type="float" office:value="15168">
            <text:p>15168</text:p>
          </table:table-cell>
          <table:table-cell table:style-name="ce5" office:value-type="float" office:value="2.7">
            <text:p>2,70</text:p>
          </table:table-cell>
          <table:table-cell table:style-name="ce5" table:formula="of:=[.D12]-([.C12]-[.B12])" office:value-type="float" office:value="1.7">
            <text:p>1,70</text:p>
          </table:table-cell>
          <table:table-cell table:style-name="ce5" table:formula="of:=[.D12]-[.E12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1-12">
            <text:p>12.01.2014</text:p>
          </table:table-cell>
          <table:table-cell office:value-type="float" office:value="15168">
            <text:p>15168</text:p>
          </table:table-cell>
          <table:table-cell table:formula="of:=[.B14]" office:value-type="float" office:value="15188">
            <text:p>15188</text:p>
          </table:table-cell>
          <table:table-cell table:style-name="ce5" office:value-type="float" office:value="22">
            <text:p>22,00</text:p>
          </table:table-cell>
          <table:table-cell table:style-name="ce5" table:formula="of:=[.D13]-([.C13]-[.B13])" office:value-type="float" office:value="2">
            <text:p>2,00</text:p>
          </table:table-cell>
          <table:table-cell table:style-name="ce5" table:formula="of:=[.D13]-[.E13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1-13">
            <text:p>13.01.2014</text:p>
          </table:table-cell>
          <table:table-cell office:value-type="float" office:value="15188">
            <text:p>15188</text:p>
          </table:table-cell>
          <table:table-cell table:formula="of:=[.B15]" office:value-type="float" office:value="15199">
            <text:p>15199</text:p>
          </table:table-cell>
          <table:table-cell table:style-name="ce5" office:value-type="float" office:value="17.4">
            <text:p>17,40</text:p>
          </table:table-cell>
          <table:table-cell table:style-name="ce5" table:formula="of:=[.D14]-([.C14]-[.B14])" office:value-type="float" office:value="6.4">
            <text:p>6,40</text:p>
          </table:table-cell>
          <table:table-cell table:style-name="ce5" table:formula="of:=[.D14]-[.E14]" office:value-type="float" office:value="11">
            <text:p>1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1-14">
            <text:p>14.01.2014</text:p>
          </table:table-cell>
          <table:table-cell office:value-type="float" office:value="15199">
            <text:p>15199</text:p>
          </table:table-cell>
          <table:table-cell table:formula="of:=[.B16]" office:value-type="float" office:value="15199">
            <text:p>15199</text:p>
          </table:table-cell>
          <table:table-cell table:style-name="ce5" office:value-type="float" office:value="2">
            <text:p>2,00</text:p>
          </table:table-cell>
          <table:table-cell table:style-name="ce5" table:formula="of:=[.D15]-([.C15]-[.B15])" office:value-type="float" office:value="2">
            <text:p>2,00</text:p>
          </table:table-cell>
          <table:table-cell table:style-name="ce5" table:formula="of:=[.D15]-[.E15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1-15">
            <text:p>15.01.2014</text:p>
          </table:table-cell>
          <table:table-cell office:value-type="float" office:value="15199">
            <text:p>15199</text:p>
          </table:table-cell>
          <table:table-cell table:formula="of:=[.B17]" office:value-type="float" office:value="15219">
            <text:p>15219</text:p>
          </table:table-cell>
          <table:table-cell table:style-name="ce5" office:value-type="float" office:value="27.7">
            <text:p>27,70</text:p>
          </table:table-cell>
          <table:table-cell table:style-name="ce5" table:formula="of:=[.D16]-([.C16]-[.B16])" office:value-type="float" office:value="7.7">
            <text:p>7,70</text:p>
          </table:table-cell>
          <table:table-cell table:style-name="ce5" table:formula="of:=[.D16]-[.E16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1-16">
            <text:p>16.01.2014</text:p>
          </table:table-cell>
          <table:table-cell office:value-type="float" office:value="15219">
            <text:p>15219</text:p>
          </table:table-cell>
          <table:table-cell table:formula="of:=[.B18]" office:value-type="float" office:value="15220">
            <text:p>15220</text:p>
          </table:table-cell>
          <table:table-cell table:style-name="ce5" office:value-type="float" office:value="2.7">
            <text:p>2,70</text:p>
          </table:table-cell>
          <table:table-cell table:style-name="ce5" table:formula="of:=[.D17]-([.C17]-[.B17])" office:value-type="float" office:value="1.7">
            <text:p>1,70</text:p>
          </table:table-cell>
          <table:table-cell table:style-name="ce5" table:formula="of:=[.D17]-[.E17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1-17">
            <text:p>17.01.2014</text:p>
          </table:table-cell>
          <table:table-cell office:value-type="float" office:value="15220">
            <text:p>15220</text:p>
          </table:table-cell>
          <table:table-cell table:formula="of:=[.B19]" office:value-type="float" office:value="15221">
            <text:p>15221</text:p>
          </table:table-cell>
          <table:table-cell table:style-name="ce5" office:value-type="float" office:value="6">
            <text:p>6,00</text:p>
          </table:table-cell>
          <table:table-cell table:style-name="ce5" table:formula="of:=[.D18]-([.C18]-[.B18])" office:value-type="float" office:value="5">
            <text:p>5,00</text:p>
          </table:table-cell>
          <table:table-cell table:style-name="ce5" table:formula="of:=[.D18]-[.E18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1-18">
            <text:p>18.01.2014</text:p>
          </table:table-cell>
          <table:table-cell office:value-type="float" office:value="15221">
            <text:p>15221</text:p>
          </table:table-cell>
          <table:table-cell table:formula="of:=[.B20]" office:value-type="float" office:value="15234">
            <text:p>15234</text:p>
          </table:table-cell>
          <table:table-cell table:style-name="ce5" office:value-type="float" office:value="20.6">
            <text:p>20,60</text:p>
          </table:table-cell>
          <table:table-cell table:style-name="ce5" table:formula="of:=[.D19]-([.C19]-[.B19])" office:value-type="float" office:value="7.6">
            <text:p>7,60</text:p>
          </table:table-cell>
          <table:table-cell table:style-name="ce5" table:formula="of:=[.D19]-[.E19]" office:value-type="float" office:value="13">
            <text:p>13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1-19">
            <text:p>19.01.2014</text:p>
          </table:table-cell>
          <table:table-cell office:value-type="float" office:value="15234">
            <text:p>15234</text:p>
          </table:table-cell>
          <table:table-cell table:formula="of:=[.B21]" office:value-type="float" office:value="15238">
            <text:p>15238</text:p>
          </table:table-cell>
          <table:table-cell table:style-name="ce5" office:value-type="float" office:value="10.2">
            <text:p>10,20</text:p>
          </table:table-cell>
          <table:table-cell table:style-name="ce5" table:formula="of:=[.D20]-([.C20]-[.B20])" office:value-type="float" office:value="6.2">
            <text:p>6,20</text:p>
          </table:table-cell>
          <table:table-cell table:style-name="ce5" table:formula="of:=[.D20]-[.E20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1-20">
            <text:p>20.01.2014</text:p>
          </table:table-cell>
          <table:table-cell office:value-type="float" office:value="15238">
            <text:p>15238</text:p>
          </table:table-cell>
          <table:table-cell table:formula="of:=[.B22]" office:value-type="float" office:value="15238">
            <text:p>15238</text:p>
          </table:table-cell>
          <table:table-cell table:style-name="ce5" office:value-type="float" office:value="2.1">
            <text:p>2,10</text:p>
          </table:table-cell>
          <table:table-cell table:style-name="ce5" table:formula="of:=[.D21]-([.C21]-[.B21])" office:value-type="float" office:value="2.1">
            <text:p>2,10</text:p>
          </table:table-cell>
          <table:table-cell table:style-name="ce5" table:formula="of:=[.D21]-[.E21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1-21">
            <text:p>21.01.2014</text:p>
          </table:table-cell>
          <table:table-cell office:value-type="float" office:value="15238">
            <text:p>15238</text:p>
          </table:table-cell>
          <table:table-cell table:formula="of:=[.B23]" office:value-type="float" office:value="15239">
            <text:p>15239</text:p>
          </table:table-cell>
          <table:table-cell table:style-name="ce5" office:value-type="float" office:value="2.5">
            <text:p>2,50</text:p>
          </table:table-cell>
          <table:table-cell table:style-name="ce5" table:formula="of:=[.D22]-([.C22]-[.B22])" office:value-type="float" office:value="1.5">
            <text:p>1,50</text:p>
          </table:table-cell>
          <table:table-cell table:style-name="ce5" table:formula="of:=[.D22]-[.E22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1-22">
            <text:p>22.01.2014</text:p>
          </table:table-cell>
          <table:table-cell office:value-type="float" office:value="15239">
            <text:p>15239</text:p>
          </table:table-cell>
          <table:table-cell table:formula="of:=[.B24]" office:value-type="float" office:value="15239">
            <text:p>15239</text:p>
          </table:table-cell>
          <table:table-cell table:style-name="ce5" office:value-type="float" office:value="2.3">
            <text:p>2,30</text:p>
          </table:table-cell>
          <table:table-cell table:style-name="ce5" table:formula="of:=[.D23]-([.C23]-[.B23])" office:value-type="float" office:value="2.3">
            <text:p>2,30</text:p>
          </table:table-cell>
          <table:table-cell table:style-name="ce5" table:formula="of:=[.D23]-[.E23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1-23">
            <text:p>23.01.2014</text:p>
          </table:table-cell>
          <table:table-cell office:value-type="float" office:value="15239">
            <text:p>15239</text:p>
          </table:table-cell>
          <table:table-cell table:formula="of:=[.B25]" office:value-type="float" office:value="15240">
            <text:p>15240</text:p>
          </table:table-cell>
          <table:table-cell table:style-name="ce5" office:value-type="float" office:value="5">
            <text:p>5,00</text:p>
          </table:table-cell>
          <table:table-cell table:style-name="ce5" table:formula="of:=[.D24]-([.C24]-[.B24])" office:value-type="float" office:value="4">
            <text:p>4,00</text:p>
          </table:table-cell>
          <table:table-cell table:style-name="ce5" table:formula="of:=[.D24]-[.E24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1-24">
            <text:p>24.01.2014</text:p>
          </table:table-cell>
          <table:table-cell office:value-type="float" office:value="15240">
            <text:p>15240</text:p>
          </table:table-cell>
          <table:table-cell table:formula="of:=[.B26]" office:value-type="float" office:value="15240">
            <text:p>15240</text:p>
          </table:table-cell>
          <table:table-cell table:style-name="ce5" office:value-type="float" office:value="0">
            <text:p>0,00</text:p>
          </table:table-cell>
          <table:table-cell table:style-name="ce5" table:formula="of:=[.D25]-([.C25]-[.B25])" office:value-type="float" office:value="0">
            <text:p>0,00</text:p>
          </table:table-cell>
          <table:table-cell table:style-name="ce5" table:formula="of:=[.D25]-[.E25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1-25">
            <text:p>25.01.2014</text:p>
          </table:table-cell>
          <table:table-cell office:value-type="float" office:value="15240">
            <text:p>15240</text:p>
          </table:table-cell>
          <table:table-cell table:formula="of:=[.B27]" office:value-type="float" office:value="15242">
            <text:p>15242</text:p>
          </table:table-cell>
          <table:table-cell table:style-name="ce5" office:value-type="float" office:value="3.8">
            <text:p>3,80</text:p>
          </table:table-cell>
          <table:table-cell table:style-name="ce5" table:formula="of:=[.D26]-([.C26]-[.B26])" office:value-type="float" office:value="1.8">
            <text:p>1,80</text:p>
          </table:table-cell>
          <table:table-cell table:style-name="ce5" table:formula="of:=[.D26]-[.E26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1-26">
            <text:p>26.01.2014</text:p>
          </table:table-cell>
          <table:table-cell office:value-type="float" office:value="15242">
            <text:p>15242</text:p>
          </table:table-cell>
          <table:table-cell table:formula="of:=[.B28]" office:value-type="float" office:value="15246">
            <text:p>15246</text:p>
          </table:table-cell>
          <table:table-cell table:style-name="ce5" office:value-type="float" office:value="8.2">
            <text:p>8,20</text:p>
          </table:table-cell>
          <table:table-cell table:style-name="ce5" table:formula="of:=[.D27]-([.C27]-[.B27])" office:value-type="float" office:value="4.2">
            <text:p>4,20</text:p>
          </table:table-cell>
          <table:table-cell table:style-name="ce5" table:formula="of:=[.D27]-[.E27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1-27">
            <text:p>27.01.2014</text:p>
          </table:table-cell>
          <table:table-cell office:value-type="float" office:value="15246">
            <text:p>15246</text:p>
          </table:table-cell>
          <table:table-cell table:formula="of:=[.B29]" office:value-type="float" office:value="15251">
            <text:p>15251</text:p>
          </table:table-cell>
          <table:table-cell table:style-name="ce5" office:value-type="float" office:value="8">
            <text:p>8,00</text:p>
          </table:table-cell>
          <table:table-cell table:style-name="ce5" table:formula="of:=[.D28]-([.C28]-[.B28])" office:value-type="float" office:value="3">
            <text:p>3,00</text:p>
          </table:table-cell>
          <table:table-cell table:style-name="ce5" table:formula="of:=[.D28]-[.E28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1-28">
            <text:p>28.01.2014</text:p>
          </table:table-cell>
          <table:table-cell office:value-type="float" office:value="15251">
            <text:p>15251</text:p>
          </table:table-cell>
          <table:table-cell table:formula="of:=[.B30]" office:value-type="float" office:value="15267">
            <text:p>15267</text:p>
          </table:table-cell>
          <table:table-cell table:style-name="ce5" office:value-type="float" office:value="25.6">
            <text:p>25,60</text:p>
          </table:table-cell>
          <table:table-cell table:style-name="ce5" table:formula="of:=[.D29]-([.C29]-[.B29])" office:value-type="float" office:value="9.6">
            <text:p>9,60</text:p>
          </table:table-cell>
          <table:table-cell table:style-name="ce5" table:formula="of:=[.D29]-[.E29]" office:value-type="float" office:value="16">
            <text:p>16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1-29">
            <text:p>29.01.2014</text:p>
          </table:table-cell>
          <table:table-cell office:value-type="float" office:value="15267">
            <text:p>15267</text:p>
          </table:table-cell>
          <table:table-cell table:formula="of:=[.B31]" office:value-type="float" office:value="15272">
            <text:p>15272</text:p>
          </table:table-cell>
          <table:table-cell table:style-name="ce5" office:value-type="float" office:value="11.4">
            <text:p>11,40</text:p>
          </table:table-cell>
          <table:table-cell table:style-name="ce5" table:formula="of:=[.D30]-([.C30]-[.B30])" office:value-type="float" office:value="6.4">
            <text:p>6,40</text:p>
          </table:table-cell>
          <table:table-cell table:style-name="ce5" table:formula="of:=[.D30]-[.E30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1-30">
            <text:p>30.01.2014</text:p>
          </table:table-cell>
          <table:table-cell office:value-type="float" office:value="15272">
            <text:p>15272</text:p>
          </table:table-cell>
          <table:table-cell table:formula="of:=[.B32]" office:value-type="float" office:value="15281">
            <text:p>15281</text:p>
          </table:table-cell>
          <table:table-cell table:style-name="ce5" office:value-type="float" office:value="15">
            <text:p>15,00</text:p>
          </table:table-cell>
          <table:table-cell table:style-name="ce5" table:formula="of:=[.D31]-([.C31]-[.B31])" office:value-type="float" office:value="6">
            <text:p>6,00</text:p>
          </table:table-cell>
          <table:table-cell table:style-name="ce5" table:formula="of:=[.D31]-[.E31]" office:value-type="float" office:value="9">
            <text:p>9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1-31">
            <text:p>31.01.2014</text:p>
          </table:table-cell>
          <table:table-cell office:value-type="float" office:value="15281">
            <text:p>15281</text:p>
          </table:table-cell>
          <table:table-cell table:formula="of:=[.B33]" office:value-type="float" office:value="15298">
            <text:p>15298</text:p>
          </table:table-cell>
          <table:table-cell table:style-name="ce5" office:value-type="float" office:value="25.2">
            <text:p>25,20</text:p>
          </table:table-cell>
          <table:table-cell table:style-name="ce5" table:formula="of:=[.D32]-([.C32]-[.B32])" office:value-type="float" office:value="8.2">
            <text:p>8,20</text:p>
          </table:table-cell>
          <table:table-cell table:style-name="ce5" table:formula="of:=[.D32]-[.E32]" office:value-type="float" office:value="17">
            <text:p>1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2-01">
            <text:p>01.02.2014</text:p>
          </table:table-cell>
          <table:table-cell office:value-type="float" office:value="15298">
            <text:p>15298</text:p>
          </table:table-cell>
          <table:table-cell table:formula="of:=[.B34]" office:value-type="float" office:value="15318">
            <text:p>15318</text:p>
          </table:table-cell>
          <table:table-cell table:style-name="ce5" office:value-type="float" office:value="24.6">
            <text:p>24,60</text:p>
          </table:table-cell>
          <table:table-cell table:style-name="ce5" table:formula="of:=[.D33]-([.C33]-[.B33])" office:value-type="float" office:value="4.6">
            <text:p>4,60</text:p>
          </table:table-cell>
          <table:table-cell table:style-name="ce5" table:formula="of:=[.D33]-[.E33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2-02">
            <text:p>02.02.2014</text:p>
          </table:table-cell>
          <table:table-cell office:value-type="float" office:value="15318">
            <text:p>15318</text:p>
          </table:table-cell>
          <table:table-cell table:formula="of:=[.B35]" office:value-type="float" office:value="15321">
            <text:p>15321</text:p>
          </table:table-cell>
          <table:table-cell table:style-name="ce5" office:value-type="float" office:value="7">
            <text:p>7,00</text:p>
          </table:table-cell>
          <table:table-cell table:style-name="ce5" table:formula="of:=[.D34]-([.C34]-[.B34])" office:value-type="float" office:value="4">
            <text:p>4,00</text:p>
          </table:table-cell>
          <table:table-cell table:style-name="ce5" table:formula="of:=[.D34]-[.E34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2-03">
            <text:p>03.02.2014</text:p>
          </table:table-cell>
          <table:table-cell office:value-type="float" office:value="15321">
            <text:p>15321</text:p>
          </table:table-cell>
          <table:table-cell table:formula="of:=[.B36]" office:value-type="float" office:value="15321">
            <text:p>15321</text:p>
          </table:table-cell>
          <table:table-cell table:style-name="ce5" office:value-type="float" office:value="3.3">
            <text:p>3,30</text:p>
          </table:table-cell>
          <table:table-cell table:style-name="ce5" table:formula="of:=[.D35]-([.C35]-[.B35])" office:value-type="float" office:value="3.3">
            <text:p>3,30</text:p>
          </table:table-cell>
          <table:table-cell table:style-name="ce5" table:formula="of:=[.D35]-[.E35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2-04">
            <text:p>04.02.2014</text:p>
          </table:table-cell>
          <table:table-cell office:value-type="float" office:value="15321">
            <text:p>15321</text:p>
          </table:table-cell>
          <table:table-cell table:formula="of:=[.B37]" office:value-type="float" office:value="15332">
            <text:p>15332</text:p>
          </table:table-cell>
          <table:table-cell table:style-name="ce5" office:value-type="float" office:value="17.4">
            <text:p>17,40</text:p>
          </table:table-cell>
          <table:table-cell table:style-name="ce5" table:formula="of:=[.D36]-([.C36]-[.B36])" office:value-type="float" office:value="6.4">
            <text:p>6,40</text:p>
          </table:table-cell>
          <table:table-cell table:style-name="ce5" table:formula="of:=[.D36]-[.E36]" office:value-type="float" office:value="11">
            <text:p>1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2-05">
            <text:p>05.02.2014</text:p>
          </table:table-cell>
          <table:table-cell office:value-type="float" office:value="15332">
            <text:p>15332</text:p>
          </table:table-cell>
          <table:table-cell table:formula="of:=[.B38]" office:value-type="float" office:value="15335">
            <text:p>15335</text:p>
          </table:table-cell>
          <table:table-cell table:style-name="ce5" office:value-type="float" office:value="7.4">
            <text:p>7,40</text:p>
          </table:table-cell>
          <table:table-cell table:style-name="ce5" table:formula="of:=[.D37]-([.C37]-[.B37])" office:value-type="float" office:value="4.4">
            <text:p>4,40</text:p>
          </table:table-cell>
          <table:table-cell table:style-name="ce5" table:formula="of:=[.D37]-[.E37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2-06">
            <text:p>06.02.2014</text:p>
          </table:table-cell>
          <table:table-cell office:value-type="float" office:value="15335">
            <text:p>15335</text:p>
          </table:table-cell>
          <table:table-cell table:formula="of:=[.B39]" office:value-type="float" office:value="15354">
            <text:p>15354</text:p>
          </table:table-cell>
          <table:table-cell table:style-name="ce5" office:value-type="float" office:value="25.4">
            <text:p>25,40</text:p>
          </table:table-cell>
          <table:table-cell table:style-name="ce5" table:formula="of:=[.D38]-([.C38]-[.B38])" office:value-type="float" office:value="6.4">
            <text:p>6,40</text:p>
          </table:table-cell>
          <table:table-cell table:style-name="ce5" table:formula="of:=[.D38]-[.E38]" office:value-type="float" office:value="19">
            <text:p>19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2-07">
            <text:p>07.02.2014</text:p>
          </table:table-cell>
          <table:table-cell office:value-type="float" office:value="15354">
            <text:p>15354</text:p>
          </table:table-cell>
          <table:table-cell table:formula="of:=[.B40]" office:value-type="float" office:value="15356">
            <text:p>15356</text:p>
          </table:table-cell>
          <table:table-cell table:style-name="ce5" office:value-type="float" office:value="6.8">
            <text:p>6,80</text:p>
          </table:table-cell>
          <table:table-cell table:style-name="ce5" table:formula="of:=[.D39]-([.C39]-[.B39])" office:value-type="float" office:value="4.8">
            <text:p>4,80</text:p>
          </table:table-cell>
          <table:table-cell table:style-name="ce5" table:formula="of:=[.D39]-[.E39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2-08">
            <text:p>08.02.2014</text:p>
          </table:table-cell>
          <table:table-cell office:value-type="float" office:value="15356">
            <text:p>15356</text:p>
          </table:table-cell>
          <table:table-cell table:formula="of:=[.B41]" office:value-type="float" office:value="15363">
            <text:p>15363</text:p>
          </table:table-cell>
          <table:table-cell table:style-name="ce5" office:value-type="float" office:value="11">
            <text:p>11,00</text:p>
          </table:table-cell>
          <table:table-cell table:style-name="ce5" table:formula="of:=[.D40]-([.C40]-[.B40])" office:value-type="float" office:value="4">
            <text:p>4,00</text:p>
          </table:table-cell>
          <table:table-cell table:style-name="ce5" table:formula="of:=[.D40]-[.E40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2-09">
            <text:p>09.02.2014</text:p>
          </table:table-cell>
          <table:table-cell office:value-type="float" office:value="15363">
            <text:p>15363</text:p>
          </table:table-cell>
          <table:table-cell table:formula="of:=[.B42]" office:value-type="float" office:value="15371">
            <text:p>15371</text:p>
          </table:table-cell>
          <table:table-cell table:style-name="ce5" office:value-type="float" office:value="13.7">
            <text:p>13,70</text:p>
          </table:table-cell>
          <table:table-cell table:style-name="ce5" table:formula="of:=[.D41]-([.C41]-[.B41])" office:value-type="float" office:value="5.7">
            <text:p>5,70</text:p>
          </table:table-cell>
          <table:table-cell table:style-name="ce5" table:formula="of:=[.D41]-[.E41]" office:value-type="float" office:value="8">
            <text:p>8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2-10">
            <text:p>10.02.2014</text:p>
          </table:table-cell>
          <table:table-cell office:value-type="float" office:value="15371">
            <text:p>15371</text:p>
          </table:table-cell>
          <table:table-cell table:formula="of:=[.B43]" office:value-type="float" office:value="15373">
            <text:p>15373</text:p>
          </table:table-cell>
          <table:table-cell table:style-name="ce5" office:value-type="float" office:value="5.3">
            <text:p>5,30</text:p>
          </table:table-cell>
          <table:table-cell table:style-name="ce5" table:formula="of:=[.D42]-([.C42]-[.B42])" office:value-type="float" office:value="3.3">
            <text:p>3,30</text:p>
          </table:table-cell>
          <table:table-cell table:style-name="ce5" table:formula="of:=[.D42]-[.E42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2-11">
            <text:p>11.02.2014</text:p>
          </table:table-cell>
          <table:table-cell office:value-type="float" office:value="15373">
            <text:p>15373</text:p>
          </table:table-cell>
          <table:table-cell table:formula="of:=[.B44]" office:value-type="float" office:value="15387">
            <text:p>15387</text:p>
          </table:table-cell>
          <table:table-cell table:style-name="ce5" office:value-type="float" office:value="18.6">
            <text:p>18,60</text:p>
          </table:table-cell>
          <table:table-cell table:style-name="ce5" table:formula="of:=[.D43]-([.C43]-[.B43])" office:value-type="float" office:value="4.6">
            <text:p>4,60</text:p>
          </table:table-cell>
          <table:table-cell table:style-name="ce5" table:formula="of:=[.D43]-[.E43]" office:value-type="float" office:value="14">
            <text:p>1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2-12">
            <text:p>12.02.2014</text:p>
          </table:table-cell>
          <table:table-cell office:value-type="float" office:value="15387">
            <text:p>15387</text:p>
          </table:table-cell>
          <table:table-cell table:formula="of:=[.B45]" office:value-type="float" office:value="15404">
            <text:p>15404</text:p>
          </table:table-cell>
          <table:table-cell table:style-name="ce5" office:value-type="float" office:value="23.2">
            <text:p>23,20</text:p>
          </table:table-cell>
          <table:table-cell table:style-name="ce5" table:formula="of:=[.D44]-([.C44]-[.B44])" office:value-type="float" office:value="6.2">
            <text:p>6,20</text:p>
          </table:table-cell>
          <table:table-cell table:style-name="ce5" table:formula="of:=[.D44]-[.E44]" office:value-type="float" office:value="17">
            <text:p>1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2-13">
            <text:p>13.02.2014</text:p>
          </table:table-cell>
          <table:table-cell office:value-type="float" office:value="15404">
            <text:p>15404</text:p>
          </table:table-cell>
          <table:table-cell table:formula="of:=[.B46]" office:value-type="float" office:value="15409">
            <text:p>15409</text:p>
          </table:table-cell>
          <table:table-cell table:style-name="ce5" office:value-type="float" office:value="9.1">
            <text:p>9,10</text:p>
          </table:table-cell>
          <table:table-cell table:style-name="ce5" table:formula="of:=[.D45]-([.C45]-[.B45])" office:value-type="float" office:value="4.1">
            <text:p>4,10</text:p>
          </table:table-cell>
          <table:table-cell table:style-name="ce5" table:formula="of:=[.D45]-[.E45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2-14">
            <text:p>14.02.2014</text:p>
          </table:table-cell>
          <table:table-cell office:value-type="float" office:value="15409">
            <text:p>15409</text:p>
          </table:table-cell>
          <table:table-cell table:formula="of:=[.B47]" office:value-type="float" office:value="15429">
            <text:p>15429</text:p>
          </table:table-cell>
          <table:table-cell table:style-name="ce5" office:value-type="float" office:value="28.9">
            <text:p>28,90</text:p>
          </table:table-cell>
          <table:table-cell table:style-name="ce5" table:formula="of:=[.D46]-([.C46]-[.B46])" office:value-type="float" office:value="8.9">
            <text:p>8,90</text:p>
          </table:table-cell>
          <table:table-cell table:style-name="ce5" table:formula="of:=[.D46]-[.E46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2-15">
            <text:p>15.02.2014</text:p>
          </table:table-cell>
          <table:table-cell office:value-type="float" office:value="15429">
            <text:p>15429</text:p>
          </table:table-cell>
          <table:table-cell table:formula="of:=[.B48]" office:value-type="float" office:value="15430">
            <text:p>15430</text:p>
          </table:table-cell>
          <table:table-cell table:style-name="ce5" office:value-type="float" office:value="2.9">
            <text:p>2,90</text:p>
          </table:table-cell>
          <table:table-cell table:style-name="ce5" table:formula="of:=[.D47]-([.C47]-[.B47])" office:value-type="float" office:value="1.9">
            <text:p>1,90</text:p>
          </table:table-cell>
          <table:table-cell table:style-name="ce5" table:formula="of:=[.D47]-[.E47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2-16">
            <text:p>16.02.2014</text:p>
          </table:table-cell>
          <table:table-cell office:value-type="float" office:value="15430">
            <text:p>15430</text:p>
          </table:table-cell>
          <table:table-cell table:formula="of:=[.B49]" office:value-type="float" office:value="15434">
            <text:p>15434</text:p>
          </table:table-cell>
          <table:table-cell table:style-name="ce5" office:value-type="float" office:value="8.3">
            <text:p>8,30</text:p>
          </table:table-cell>
          <table:table-cell table:style-name="ce5" table:formula="of:=[.D48]-([.C48]-[.B48])" office:value-type="float" office:value="4.3">
            <text:p>4,30</text:p>
          </table:table-cell>
          <table:table-cell table:style-name="ce5" table:formula="of:=[.D48]-[.E48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2-17">
            <text:p>17.02.2014</text:p>
          </table:table-cell>
          <table:table-cell office:value-type="float" office:value="15434">
            <text:p>15434</text:p>
          </table:table-cell>
          <table:table-cell table:formula="of:=[.B50]" office:value-type="float" office:value="15460">
            <text:p>15460</text:p>
          </table:table-cell>
          <table:table-cell table:style-name="ce5" office:value-type="float" office:value="31.8">
            <text:p>31,80</text:p>
          </table:table-cell>
          <table:table-cell table:style-name="ce5" table:formula="of:=[.D49]-([.C49]-[.B49])" office:value-type="float" office:value="5.8">
            <text:p>5,80</text:p>
          </table:table-cell>
          <table:table-cell table:style-name="ce5" table:formula="of:=[.D49]-[.E49]" office:value-type="float" office:value="26">
            <text:p>26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2-18">
            <text:p>18.02.2014</text:p>
          </table:table-cell>
          <table:table-cell office:value-type="float" office:value="15460">
            <text:p>15460</text:p>
          </table:table-cell>
          <table:table-cell table:formula="of:=[.B51]" office:value-type="float" office:value="15477">
            <text:p>15477</text:p>
          </table:table-cell>
          <table:table-cell table:style-name="ce5" office:value-type="float" office:value="23.6">
            <text:p>23,60</text:p>
          </table:table-cell>
          <table:table-cell table:style-name="ce5" table:formula="of:=[.D50]-([.C50]-[.B50])" office:value-type="float" office:value="6.6">
            <text:p>6,60</text:p>
          </table:table-cell>
          <table:table-cell table:style-name="ce5" table:formula="of:=[.D50]-[.E50]" office:value-type="float" office:value="17">
            <text:p>1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2-19">
            <text:p>19.02.2014</text:p>
          </table:table-cell>
          <table:table-cell office:value-type="float" office:value="15477">
            <text:p>15477</text:p>
          </table:table-cell>
          <table:table-cell table:formula="of:=[.B52]" office:value-type="float" office:value="15481">
            <text:p>15481</text:p>
          </table:table-cell>
          <table:table-cell table:style-name="ce5" office:value-type="float" office:value="8.7">
            <text:p>8,70</text:p>
          </table:table-cell>
          <table:table-cell table:style-name="ce5" table:formula="of:=[.D51]-([.C51]-[.B51])" office:value-type="float" office:value="4.7">
            <text:p>4,70</text:p>
          </table:table-cell>
          <table:table-cell table:style-name="ce5" table:formula="of:=[.D51]-[.E51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2-20">
            <text:p>20.02.2014</text:p>
          </table:table-cell>
          <table:table-cell office:value-type="float" office:value="15481">
            <text:p>15481</text:p>
          </table:table-cell>
          <table:table-cell table:formula="of:=[.B53]" office:value-type="float" office:value="15510">
            <text:p>15510</text:p>
          </table:table-cell>
          <table:table-cell table:style-name="ce5" office:value-type="float" office:value="36.3">
            <text:p>36,30</text:p>
          </table:table-cell>
          <table:table-cell table:style-name="ce5" table:formula="of:=[.D52]-([.C52]-[.B52])" office:value-type="float" office:value="7.3">
            <text:p>7,30</text:p>
          </table:table-cell>
          <table:table-cell table:style-name="ce5" table:formula="of:=[.D52]-[.E52]" office:value-type="float" office:value="29">
            <text:p>29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2-21">
            <text:p>21.02.2014</text:p>
          </table:table-cell>
          <table:table-cell office:value-type="float" office:value="15510">
            <text:p>15510</text:p>
          </table:table-cell>
          <table:table-cell table:formula="of:=[.B54]" office:value-type="float" office:value="15512">
            <text:p>15512</text:p>
          </table:table-cell>
          <table:table-cell table:style-name="ce5" office:value-type="float" office:value="6.6">
            <text:p>6,60</text:p>
          </table:table-cell>
          <table:table-cell table:style-name="ce5" table:formula="of:=[.D53]-([.C53]-[.B53])" office:value-type="float" office:value="4.6">
            <text:p>4,60</text:p>
          </table:table-cell>
          <table:table-cell table:style-name="ce5" table:formula="of:=[.D53]-[.E53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2-22">
            <text:p>22.02.2014</text:p>
          </table:table-cell>
          <table:table-cell office:value-type="float" office:value="15512">
            <text:p>15512</text:p>
          </table:table-cell>
          <table:table-cell table:formula="of:=[.B55]" office:value-type="float" office:value="15540">
            <text:p>15540</text:p>
          </table:table-cell>
          <table:table-cell table:style-name="ce5" office:value-type="float" office:value="32.2">
            <text:p>32,20</text:p>
          </table:table-cell>
          <table:table-cell table:style-name="ce5" table:formula="of:=[.D54]-([.C54]-[.B54])" office:value-type="float" office:value="4.2">
            <text:p>4,20</text:p>
          </table:table-cell>
          <table:table-cell table:style-name="ce5" table:formula="of:=[.D54]-[.E54]" office:value-type="float" office:value="28">
            <text:p>28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2-23">
            <text:p>23.02.2014</text:p>
          </table:table-cell>
          <table:table-cell office:value-type="float" office:value="15540">
            <text:p>15540</text:p>
          </table:table-cell>
          <table:table-cell table:formula="of:=[.B56]" office:value-type="float" office:value="15571">
            <text:p>15571</text:p>
          </table:table-cell>
          <table:table-cell table:style-name="ce5" office:value-type="float" office:value="37.5">
            <text:p>37,50</text:p>
          </table:table-cell>
          <table:table-cell table:style-name="ce5" table:formula="of:=[.D55]-([.C55]-[.B55])" office:value-type="float" office:value="6.5">
            <text:p>6,50</text:p>
          </table:table-cell>
          <table:table-cell table:style-name="ce5" table:formula="of:=[.D55]-[.E55]" office:value-type="float" office:value="31">
            <text:p>3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2-24">
            <text:p>24.02.2014</text:p>
          </table:table-cell>
          <table:table-cell office:value-type="float" office:value="15571">
            <text:p>15571</text:p>
          </table:table-cell>
          <table:table-cell table:formula="of:=[.B57]" office:value-type="float" office:value="15612">
            <text:p>15612</text:p>
          </table:table-cell>
          <table:table-cell table:style-name="ce5" office:value-type="float" office:value="50.2">
            <text:p>50,20</text:p>
          </table:table-cell>
          <table:table-cell table:style-name="ce5" table:formula="of:=[.D56]-([.C56]-[.B56])" office:value-type="float" office:value="9.2">
            <text:p>9,20</text:p>
          </table:table-cell>
          <table:table-cell table:style-name="ce5" table:formula="of:=[.D56]-[.E56]" office:value-type="float" office:value="41">
            <text:p>4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2-25">
            <text:p>25.02.2014</text:p>
          </table:table-cell>
          <table:table-cell office:value-type="float" office:value="15612">
            <text:p>15612</text:p>
          </table:table-cell>
          <table:table-cell table:formula="of:=[.B58]" office:value-type="float" office:value="15639">
            <text:p>15639</text:p>
          </table:table-cell>
          <table:table-cell table:style-name="ce5" office:value-type="float" office:value="37.9">
            <text:p>37,90</text:p>
          </table:table-cell>
          <table:table-cell table:style-name="ce5" table:formula="of:=[.D57]-([.C57]-[.B57])" office:value-type="float" office:value="10.9">
            <text:p>10,90</text:p>
          </table:table-cell>
          <table:table-cell table:style-name="ce5" table:formula="of:=[.D57]-[.E57]" office:value-type="float" office:value="27">
            <text:p>2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2-26">
            <text:p>26.02.2014</text:p>
          </table:table-cell>
          <table:table-cell office:value-type="float" office:value="15639">
            <text:p>15639</text:p>
          </table:table-cell>
          <table:table-cell table:formula="of:=[.B59]" office:value-type="float" office:value="15665">
            <text:p>15665</text:p>
          </table:table-cell>
          <table:table-cell table:style-name="ce5" office:value-type="float" office:value="31.7">
            <text:p>31,70</text:p>
          </table:table-cell>
          <table:table-cell table:style-name="ce5" table:formula="of:=[.D58]-([.C58]-[.B58])" office:value-type="float" office:value="5.7">
            <text:p>5,70</text:p>
          </table:table-cell>
          <table:table-cell table:style-name="ce5" table:formula="of:=[.D58]-[.E58]" office:value-type="float" office:value="26">
            <text:p>26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2-27">
            <text:p>27.02.2014</text:p>
          </table:table-cell>
          <table:table-cell office:value-type="float" office:value="15665">
            <text:p>15665</text:p>
          </table:table-cell>
          <table:table-cell table:formula="of:=[.B60]" office:value-type="float" office:value="15679">
            <text:p>15679</text:p>
          </table:table-cell>
          <table:table-cell table:style-name="ce5" office:value-type="float" office:value="18">
            <text:p>18,00</text:p>
          </table:table-cell>
          <table:table-cell table:style-name="ce5" table:formula="of:=[.D59]-([.C59]-[.B59])" office:value-type="float" office:value="4">
            <text:p>4,00</text:p>
          </table:table-cell>
          <table:table-cell table:style-name="ce5" table:formula="of:=[.D59]-[.E59]" office:value-type="float" office:value="14">
            <text:p>1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2-28">
            <text:p>28.02.2014</text:p>
          </table:table-cell>
          <table:table-cell office:value-type="float" office:value="15679">
            <text:p>15679</text:p>
          </table:table-cell>
          <table:table-cell table:formula="of:=[.B61]" office:value-type="float" office:value="15712">
            <text:p>15712</text:p>
          </table:table-cell>
          <table:table-cell table:style-name="ce5" office:value-type="float" office:value="41.1">
            <text:p>41,10</text:p>
          </table:table-cell>
          <table:table-cell table:style-name="ce5" table:formula="of:=[.D60]-([.C60]-[.B60])" office:value-type="float" office:value="8.1">
            <text:p>8,10</text:p>
          </table:table-cell>
          <table:table-cell table:style-name="ce5" table:formula="of:=[.D60]-[.E60]" office:value-type="float" office:value="33">
            <text:p>33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3-01">
            <text:p>01.03.2014</text:p>
          </table:table-cell>
          <table:table-cell office:value-type="float" office:value="15712">
            <text:p>15712</text:p>
          </table:table-cell>
          <table:table-cell table:formula="of:=[.B62]" office:value-type="float" office:value="15722">
            <text:p>15722</text:p>
          </table:table-cell>
          <table:table-cell table:style-name="ce5" office:value-type="float" office:value="13.8">
            <text:p>13,80</text:p>
          </table:table-cell>
          <table:table-cell table:style-name="ce5" table:formula="of:=[.D61]-([.C61]-[.B61])" office:value-type="float" office:value="3.8">
            <text:p>3,80</text:p>
          </table:table-cell>
          <table:table-cell table:style-name="ce5" table:formula="of:=[.D61]-[.E61]" office:value-type="float" office:value="10">
            <text:p>1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3-02">
            <text:p>02.03.2014</text:p>
          </table:table-cell>
          <table:table-cell office:value-type="float" office:value="15722">
            <text:p>15722</text:p>
          </table:table-cell>
          <table:table-cell table:formula="of:=[.B63]" office:value-type="float" office:value="15727">
            <text:p>15727</text:p>
          </table:table-cell>
          <table:table-cell table:style-name="ce5" office:value-type="float" office:value="10">
            <text:p>10,00</text:p>
          </table:table-cell>
          <table:table-cell table:style-name="ce5" table:formula="of:=[.D62]-([.C62]-[.B62])" office:value-type="float" office:value="5">
            <text:p>5,00</text:p>
          </table:table-cell>
          <table:table-cell table:style-name="ce5" table:formula="of:=[.D62]-[.E62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3-03">
            <text:p>03.03.2014</text:p>
          </table:table-cell>
          <table:table-cell office:value-type="float" office:value="15727">
            <text:p>15727</text:p>
          </table:table-cell>
          <table:table-cell table:formula="of:=[.B64]" office:value-type="float" office:value="15737">
            <text:p>15737</text:p>
          </table:table-cell>
          <table:table-cell table:style-name="ce5" office:value-type="float" office:value="17.8">
            <text:p>17,80</text:p>
          </table:table-cell>
          <table:table-cell table:style-name="ce5" table:formula="of:=[.D63]-([.C63]-[.B63])" office:value-type="float" office:value="7.8">
            <text:p>7,80</text:p>
          </table:table-cell>
          <table:table-cell table:style-name="ce5" table:formula="of:=[.D63]-[.E63]" office:value-type="float" office:value="10">
            <text:p>1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3-04">
            <text:p>04.03.2014</text:p>
          </table:table-cell>
          <table:table-cell office:value-type="float" office:value="15737">
            <text:p>15737</text:p>
          </table:table-cell>
          <table:table-cell table:formula="of:=[.B65]" office:value-type="float" office:value="15754">
            <text:p>15754</text:p>
          </table:table-cell>
          <table:table-cell table:style-name="ce5" office:value-type="float" office:value="22.8">
            <text:p>22,80</text:p>
          </table:table-cell>
          <table:table-cell table:style-name="ce5" table:formula="of:=[.D64]-([.C64]-[.B64])" office:value-type="float" office:value="5.8">
            <text:p>5,80</text:p>
          </table:table-cell>
          <table:table-cell table:style-name="ce5" table:formula="of:=[.D64]-[.E64]" office:value-type="float" office:value="17">
            <text:p>1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3-05">
            <text:p>05.03.2014</text:p>
          </table:table-cell>
          <table:table-cell office:value-type="float" office:value="15754">
            <text:p>15754</text:p>
          </table:table-cell>
          <table:table-cell table:formula="of:=[.B66]" office:value-type="float" office:value="15775">
            <text:p>15775</text:p>
          </table:table-cell>
          <table:table-cell table:style-name="ce5" office:value-type="float" office:value="26.3">
            <text:p>26,30</text:p>
          </table:table-cell>
          <table:table-cell table:style-name="ce5" table:formula="of:=[.D65]-([.C65]-[.B65])" office:value-type="float" office:value="5.3">
            <text:p>5,30</text:p>
          </table:table-cell>
          <table:table-cell table:style-name="ce5" table:formula="of:=[.D65]-[.E65]" office:value-type="float" office:value="21">
            <text:p>2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3-06">
            <text:p>06.03.2014</text:p>
          </table:table-cell>
          <table:table-cell office:value-type="float" office:value="15775">
            <text:p>15775</text:p>
          </table:table-cell>
          <table:table-cell table:formula="of:=[.B67]" office:value-type="float" office:value="15798">
            <text:p>15798</text:p>
          </table:table-cell>
          <table:table-cell table:style-name="ce5" office:value-type="float" office:value="34.5">
            <text:p>34,50</text:p>
          </table:table-cell>
          <table:table-cell table:style-name="ce5" table:formula="of:=[.D66]-([.C66]-[.B66])" office:value-type="float" office:value="11.5">
            <text:p>11,50</text:p>
          </table:table-cell>
          <table:table-cell table:style-name="ce5" table:formula="of:=[.D66]-[.E66]" office:value-type="float" office:value="23">
            <text:p>23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3-07">
            <text:p>07.03.2014</text:p>
          </table:table-cell>
          <table:table-cell office:value-type="float" office:value="15798">
            <text:p>15798</text:p>
          </table:table-cell>
          <table:table-cell table:formula="of:=[.B68]" office:value-type="float" office:value="15834">
            <text:p>15834</text:p>
          </table:table-cell>
          <table:table-cell table:style-name="ce5" office:value-type="float" office:value="48.2">
            <text:p>48,20</text:p>
          </table:table-cell>
          <table:table-cell table:style-name="ce5" table:formula="of:=[.D67]-([.C67]-[.B67])" office:value-type="float" office:value="12.2">
            <text:p>12,20</text:p>
          </table:table-cell>
          <table:table-cell table:style-name="ce5" table:formula="of:=[.D67]-[.E67]" office:value-type="float" office:value="36">
            <text:p>36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3-08">
            <text:p>08.03.2014</text:p>
          </table:table-cell>
          <table:table-cell office:value-type="float" office:value="15834">
            <text:p>15834</text:p>
          </table:table-cell>
          <table:table-cell table:formula="of:=[.B69]" office:value-type="float" office:value="15878">
            <text:p>15878</text:p>
          </table:table-cell>
          <table:table-cell table:style-name="ce5" office:value-type="float" office:value="48.3">
            <text:p>48,30</text:p>
          </table:table-cell>
          <table:table-cell table:style-name="ce5" table:formula="of:=[.D68]-([.C68]-[.B68])" office:value-type="float" office:value="4.3">
            <text:p>4,30</text:p>
          </table:table-cell>
          <table:table-cell table:style-name="ce5" table:formula="of:=[.D68]-[.E68]" office:value-type="float" office:value="44">
            <text:p>4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3-09">
            <text:p>09.03.2014</text:p>
          </table:table-cell>
          <table:table-cell office:value-type="float" office:value="15878">
            <text:p>15878</text:p>
          </table:table-cell>
          <table:table-cell table:formula="of:=[.B70]" office:value-type="float" office:value="15929">
            <text:p>15929</text:p>
          </table:table-cell>
          <table:table-cell table:style-name="ce5" office:value-type="float" office:value="54.6">
            <text:p>54,60</text:p>
          </table:table-cell>
          <table:table-cell table:style-name="ce5" table:formula="of:=[.D69]-([.C69]-[.B69])" office:value-type="float" office:value="3.6">
            <text:p>3,60</text:p>
          </table:table-cell>
          <table:table-cell table:style-name="ce5" table:formula="of:=[.D69]-[.E69]" office:value-type="float" office:value="51">
            <text:p>5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3-10">
            <text:p>10.03.2014</text:p>
          </table:table-cell>
          <table:table-cell office:value-type="float" office:value="15929">
            <text:p>15929</text:p>
          </table:table-cell>
          <table:table-cell table:formula="of:=[.B71]" office:value-type="float" office:value="15971">
            <text:p>15971</text:p>
          </table:table-cell>
          <table:table-cell table:style-name="ce5" office:value-type="float" office:value="52.4">
            <text:p>52,40</text:p>
          </table:table-cell>
          <table:table-cell table:style-name="ce5" table:formula="of:=[.D70]-([.C70]-[.B70])" office:value-type="float" office:value="10.4">
            <text:p>10,40</text:p>
          </table:table-cell>
          <table:table-cell table:style-name="ce5" table:formula="of:=[.D70]-[.E70]" office:value-type="float" office:value="42">
            <text:p>4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3-11">
            <text:p>11.03.2014</text:p>
          </table:table-cell>
          <table:table-cell office:value-type="float" office:value="15971">
            <text:p>15971</text:p>
          </table:table-cell>
          <table:table-cell table:formula="of:=[.B72]" office:value-type="float" office:value="16007">
            <text:p>16007</text:p>
          </table:table-cell>
          <table:table-cell table:style-name="ce5" office:value-type="float" office:value="45.9">
            <text:p>45,90</text:p>
          </table:table-cell>
          <table:table-cell table:style-name="ce5" table:formula="of:=[.D71]-([.C71]-[.B71])" office:value-type="float" office:value="9.9">
            <text:p>9,90</text:p>
          </table:table-cell>
          <table:table-cell table:style-name="ce5" table:formula="of:=[.D71]-[.E71]" office:value-type="float" office:value="36">
            <text:p>36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3-12">
            <text:p>12.03.2014</text:p>
          </table:table-cell>
          <table:table-cell office:value-type="float" office:value="16007">
            <text:p>16007</text:p>
          </table:table-cell>
          <table:table-cell table:formula="of:=[.B73]" office:value-type="float" office:value="16054">
            <text:p>16054</text:p>
          </table:table-cell>
          <table:table-cell table:style-name="ce5" office:value-type="float" office:value="53.7">
            <text:p>53,70</text:p>
          </table:table-cell>
          <table:table-cell table:style-name="ce5" table:formula="of:=[.D72]-([.C72]-[.B72])" office:value-type="float" office:value="6.7">
            <text:p>6,70</text:p>
          </table:table-cell>
          <table:table-cell table:style-name="ce5" table:formula="of:=[.D72]-[.E72]" office:value-type="float" office:value="47">
            <text:p>4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3-13">
            <text:p>13.03.2014</text:p>
          </table:table-cell>
          <table:table-cell office:value-type="float" office:value="16054">
            <text:p>16054</text:p>
          </table:table-cell>
          <table:table-cell table:formula="of:=[.B74]" office:value-type="float" office:value="16095">
            <text:p>16095</text:p>
          </table:table-cell>
          <table:table-cell table:style-name="ce5" office:value-type="float" office:value="51">
            <text:p>51,00</text:p>
          </table:table-cell>
          <table:table-cell table:style-name="ce5" table:formula="of:=[.D73]-([.C73]-[.B73])" office:value-type="float" office:value="10">
            <text:p>10,00</text:p>
          </table:table-cell>
          <table:table-cell table:style-name="ce5" table:formula="of:=[.D73]-[.E73]" office:value-type="float" office:value="41">
            <text:p>4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3-14">
            <text:p>14.03.2014</text:p>
          </table:table-cell>
          <table:table-cell office:value-type="float" office:value="16095">
            <text:p>16095</text:p>
          </table:table-cell>
          <table:table-cell table:formula="of:=[.B75]" office:value-type="float" office:value="16137">
            <text:p>16137</text:p>
          </table:table-cell>
          <table:table-cell table:style-name="ce5" office:value-type="float" office:value="50.5">
            <text:p>50,50</text:p>
          </table:table-cell>
          <table:table-cell table:style-name="ce5" table:formula="of:=[.D74]-([.C74]-[.B74])" office:value-type="float" office:value="8.5">
            <text:p>8,50</text:p>
          </table:table-cell>
          <table:table-cell table:style-name="ce5" table:formula="of:=[.D74]-[.E74]" office:value-type="float" office:value="42">
            <text:p>4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3-15">
            <text:p>15.03.2014</text:p>
          </table:table-cell>
          <table:table-cell office:value-type="float" office:value="16137">
            <text:p>16137</text:p>
          </table:table-cell>
          <table:table-cell table:formula="of:=[.B76]" office:value-type="float" office:value="16140">
            <text:p>16140</text:p>
          </table:table-cell>
          <table:table-cell table:style-name="ce5" office:value-type="float" office:value="7.5">
            <text:p>7,50</text:p>
          </table:table-cell>
          <table:table-cell table:style-name="ce5" table:formula="of:=[.D75]-([.C75]-[.B75])" office:value-type="float" office:value="4.5">
            <text:p>4,50</text:p>
          </table:table-cell>
          <table:table-cell table:style-name="ce5" table:formula="of:=[.D75]-[.E75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3-16">
            <text:p>16.03.2014</text:p>
          </table:table-cell>
          <table:table-cell office:value-type="float" office:value="16140">
            <text:p>16140</text:p>
          </table:table-cell>
          <table:table-cell table:formula="of:=[.B77]" office:value-type="float" office:value="16149">
            <text:p>16149</text:p>
          </table:table-cell>
          <table:table-cell table:style-name="ce5" office:value-type="float" office:value="13.2">
            <text:p>13,20</text:p>
          </table:table-cell>
          <table:table-cell table:style-name="ce5" table:formula="of:=[.D76]-([.C76]-[.B76])" office:value-type="float" office:value="4.2">
            <text:p>4,20</text:p>
          </table:table-cell>
          <table:table-cell table:style-name="ce5" table:formula="of:=[.D76]-[.E76]" office:value-type="float" office:value="9">
            <text:p>9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3-17">
            <text:p>17.03.2014</text:p>
          </table:table-cell>
          <table:table-cell office:value-type="float" office:value="16149">
            <text:p>16149</text:p>
          </table:table-cell>
          <table:table-cell table:formula="of:=[.B78]" office:value-type="float" office:value="16196">
            <text:p>16196</text:p>
          </table:table-cell>
          <table:table-cell table:style-name="ce5" office:value-type="float" office:value="55">
            <text:p>55,00</text:p>
          </table:table-cell>
          <table:table-cell table:style-name="ce5" table:formula="of:=[.D77]-([.C77]-[.B77])" office:value-type="float" office:value="8">
            <text:p>8,00</text:p>
          </table:table-cell>
          <table:table-cell table:style-name="ce5" table:formula="of:=[.D77]-[.E77]" office:value-type="float" office:value="47">
            <text:p>4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3-18">
            <text:p>18.03.2014</text:p>
          </table:table-cell>
          <table:table-cell office:value-type="float" office:value="16196">
            <text:p>16196</text:p>
          </table:table-cell>
          <table:table-cell table:formula="of:=[.B79]" office:value-type="float" office:value="16228">
            <text:p>16228</text:p>
          </table:table-cell>
          <table:table-cell table:style-name="ce5" office:value-type="float" office:value="40.3">
            <text:p>40,30</text:p>
          </table:table-cell>
          <table:table-cell table:style-name="ce5" table:formula="of:=[.D78]-([.C78]-[.B78])" office:value-type="float" office:value="8.3">
            <text:p>8,30</text:p>
          </table:table-cell>
          <table:table-cell table:style-name="ce5" table:formula="of:=[.D78]-[.E78]" office:value-type="float" office:value="32">
            <text:p>3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3-19">
            <text:p>19.03.2014</text:p>
          </table:table-cell>
          <table:table-cell office:value-type="float" office:value="16228">
            <text:p>16228</text:p>
          </table:table-cell>
          <table:table-cell table:formula="of:=[.B80]" office:value-type="float" office:value="16247">
            <text:p>16247</text:p>
          </table:table-cell>
          <table:table-cell table:style-name="ce5" office:value-type="float" office:value="25.4">
            <text:p>25,40</text:p>
          </table:table-cell>
          <table:table-cell table:style-name="ce5" table:formula="of:=[.D79]-([.C79]-[.B79])" office:value-type="float" office:value="6.4">
            <text:p>6,40</text:p>
          </table:table-cell>
          <table:table-cell table:style-name="ce5" table:formula="of:=[.D79]-[.E79]" office:value-type="float" office:value="19">
            <text:p>19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3-20">
            <text:p>20.03.2014</text:p>
          </table:table-cell>
          <table:table-cell office:value-type="float" office:value="16247">
            <text:p>16247</text:p>
          </table:table-cell>
          <table:table-cell table:formula="of:=[.B81]" office:value-type="float" office:value="16297">
            <text:p>16297</text:p>
          </table:table-cell>
          <table:table-cell table:style-name="ce5" office:value-type="float" office:value="57.2">
            <text:p>57,20</text:p>
          </table:table-cell>
          <table:table-cell table:style-name="ce5" table:formula="of:=[.D80]-([.C80]-[.B80])" office:value-type="float" office:value="7.2">
            <text:p>7,20</text:p>
          </table:table-cell>
          <table:table-cell table:style-name="ce5" table:formula="of:=[.D80]-[.E80]" office:value-type="float" office:value="50">
            <text:p>5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3-21">
            <text:p>21.03.2014</text:p>
          </table:table-cell>
          <table:table-cell office:value-type="float" office:value="16297">
            <text:p>16297</text:p>
          </table:table-cell>
          <table:table-cell table:formula="of:=[.B82]" office:value-type="float" office:value="16337">
            <text:p>16337</text:p>
          </table:table-cell>
          <table:table-cell table:style-name="ce5" office:value-type="float" office:value="46.9">
            <text:p>46,90</text:p>
          </table:table-cell>
          <table:table-cell table:style-name="ce5" table:formula="of:=[.D81]-([.C81]-[.B81])" office:value-type="float" office:value="6.9">
            <text:p>6,90</text:p>
          </table:table-cell>
          <table:table-cell table:style-name="ce5" table:formula="of:=[.D81]-[.E81]" office:value-type="float" office:value="40">
            <text:p>4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3-22">
            <text:p>22.03.2014</text:p>
          </table:table-cell>
          <table:table-cell office:value-type="float" office:value="16337">
            <text:p>16337</text:p>
          </table:table-cell>
          <table:table-cell table:formula="of:=[.B83]" office:value-type="float" office:value="16342">
            <text:p>16342</text:p>
          </table:table-cell>
          <table:table-cell table:style-name="ce5" office:value-type="float" office:value="7.3">
            <text:p>7,30</text:p>
          </table:table-cell>
          <table:table-cell table:style-name="ce5" table:formula="of:=[.D82]-([.C82]-[.B82])" office:value-type="float" office:value="2.3">
            <text:p>2,30</text:p>
          </table:table-cell>
          <table:table-cell table:style-name="ce5" table:formula="of:=[.D82]-[.E82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3-23">
            <text:p>23.03.2014</text:p>
          </table:table-cell>
          <table:table-cell office:value-type="float" office:value="16342">
            <text:p>16342</text:p>
          </table:table-cell>
          <table:table-cell table:formula="of:=[.B84]" office:value-type="float" office:value="16346">
            <text:p>16346</text:p>
          </table:table-cell>
          <table:table-cell table:style-name="ce5" office:value-type="float" office:value="8.9">
            <text:p>8,90</text:p>
          </table:table-cell>
          <table:table-cell table:style-name="ce5" table:formula="of:=[.D83]-([.C83]-[.B83])" office:value-type="float" office:value="4.9">
            <text:p>4,90</text:p>
          </table:table-cell>
          <table:table-cell table:style-name="ce5" table:formula="of:=[.D83]-[.E83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3-24">
            <text:p>24.03.2014</text:p>
          </table:table-cell>
          <table:table-cell office:value-type="float" office:value="16346">
            <text:p>16346</text:p>
          </table:table-cell>
          <table:table-cell table:formula="of:=[.B85]" office:value-type="float" office:value="16368">
            <text:p>16368</text:p>
          </table:table-cell>
          <table:table-cell table:style-name="ce5" office:value-type="float" office:value="28.1">
            <text:p>28,10</text:p>
          </table:table-cell>
          <table:table-cell table:style-name="ce5" table:formula="of:=[.D84]-([.C84]-[.B84])" office:value-type="float" office:value="6.1">
            <text:p>6,10</text:p>
          </table:table-cell>
          <table:table-cell table:style-name="ce5" table:formula="of:=[.D84]-[.E84]" office:value-type="float" office:value="22">
            <text:p>2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3-25">
            <text:p>25.03.2014</text:p>
          </table:table-cell>
          <table:table-cell office:value-type="float" office:value="16368">
            <text:p>16368</text:p>
          </table:table-cell>
          <table:table-cell table:formula="of:=[.B86]" office:value-type="float" office:value="16404">
            <text:p>16404</text:p>
          </table:table-cell>
          <table:table-cell table:style-name="ce5" office:value-type="float" office:value="42.2">
            <text:p>42,20</text:p>
          </table:table-cell>
          <table:table-cell table:style-name="ce5" table:formula="of:=[.D85]-([.C85]-[.B85])" office:value-type="float" office:value="6.2">
            <text:p>6,20</text:p>
          </table:table-cell>
          <table:table-cell table:style-name="ce5" table:formula="of:=[.D85]-[.E85]" office:value-type="float" office:value="36">
            <text:p>36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3-26">
            <text:p>26.03.2014</text:p>
          </table:table-cell>
          <table:table-cell office:value-type="float" office:value="16404">
            <text:p>16404</text:p>
          </table:table-cell>
          <table:table-cell table:formula="of:=[.B87]" office:value-type="float" office:value="16445">
            <text:p>16445</text:p>
          </table:table-cell>
          <table:table-cell table:style-name="ce5" office:value-type="float" office:value="47.2">
            <text:p>47,20</text:p>
          </table:table-cell>
          <table:table-cell table:style-name="ce5" table:formula="of:=[.D86]-([.C86]-[.B86])" office:value-type="float" office:value="6.2">
            <text:p>6,20</text:p>
          </table:table-cell>
          <table:table-cell table:style-name="ce5" table:formula="of:=[.D86]-[.E86]" office:value-type="float" office:value="41">
            <text:p>4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3-27">
            <text:p>27.03.2014</text:p>
          </table:table-cell>
          <table:table-cell office:value-type="float" office:value="16445">
            <text:p>16445</text:p>
          </table:table-cell>
          <table:table-cell table:formula="of:=[.B88]" office:value-type="float" office:value="16488">
            <text:p>16488</text:p>
          </table:table-cell>
          <table:table-cell table:style-name="ce5" office:value-type="float" office:value="52">
            <text:p>52,00</text:p>
          </table:table-cell>
          <table:table-cell table:style-name="ce5" table:formula="of:=[.D87]-([.C87]-[.B87])" office:value-type="float" office:value="9">
            <text:p>9,00</text:p>
          </table:table-cell>
          <table:table-cell table:style-name="ce5" table:formula="of:=[.D87]-[.E87]" office:value-type="float" office:value="43">
            <text:p>43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3-28">
            <text:p>28.03.2014</text:p>
          </table:table-cell>
          <table:table-cell office:value-type="float" office:value="16488">
            <text:p>16488</text:p>
          </table:table-cell>
          <table:table-cell table:formula="of:=[.B89]" office:value-type="float" office:value="16534">
            <text:p>16534</text:p>
          </table:table-cell>
          <table:table-cell table:style-name="ce5" office:value-type="float" office:value="55.2">
            <text:p>55,20</text:p>
          </table:table-cell>
          <table:table-cell table:style-name="ce5" table:formula="of:=[.D88]-([.C88]-[.B88])" office:value-type="float" office:value="9.2">
            <text:p>9,20</text:p>
          </table:table-cell>
          <table:table-cell table:style-name="ce5" table:formula="of:=[.D88]-[.E88]" office:value-type="float" office:value="46">
            <text:p>46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3-29">
            <text:p>29.03.2014</text:p>
          </table:table-cell>
          <table:table-cell office:value-type="float" office:value="16534">
            <text:p>16534</text:p>
          </table:table-cell>
          <table:table-cell table:formula="of:=[.B90]" office:value-type="float" office:value="16586">
            <text:p>16586</text:p>
          </table:table-cell>
          <table:table-cell table:style-name="ce5" office:value-type="float" office:value="57.2">
            <text:p>57,20</text:p>
          </table:table-cell>
          <table:table-cell table:style-name="ce5" table:formula="of:=[.D89]-([.C89]-[.B89])" office:value-type="float" office:value="5.2">
            <text:p>5,20</text:p>
          </table:table-cell>
          <table:table-cell table:style-name="ce5" table:formula="of:=[.D89]-[.E89]" office:value-type="float" office:value="52">
            <text:p>5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3-30">
            <text:p>30.03.2014</text:p>
          </table:table-cell>
          <table:table-cell office:value-type="float" office:value="16586">
            <text:p>16586</text:p>
          </table:table-cell>
          <table:table-cell table:formula="of:=[.B91]" office:value-type="float" office:value="16630">
            <text:p>16630</text:p>
          </table:table-cell>
          <table:table-cell table:style-name="ce5" office:value-type="float" office:value="54.2">
            <text:p>54,20</text:p>
          </table:table-cell>
          <table:table-cell table:style-name="ce5" table:formula="of:=[.D90]-([.C90]-[.B90])" office:value-type="float" office:value="10.2">
            <text:p>10,20</text:p>
          </table:table-cell>
          <table:table-cell table:style-name="ce5" table:formula="of:=[.D90]-[.E90]" office:value-type="float" office:value="44">
            <text:p>4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3-31">
            <text:p>31.03.2014</text:p>
          </table:table-cell>
          <table:table-cell office:value-type="float" office:value="16630">
            <text:p>16630</text:p>
          </table:table-cell>
          <table:table-cell table:formula="of:=[.B92]" office:value-type="float" office:value="16669">
            <text:p>16669</text:p>
          </table:table-cell>
          <table:table-cell table:style-name="ce5" office:value-type="float" office:value="45.4">
            <text:p>45,40</text:p>
          </table:table-cell>
          <table:table-cell table:style-name="ce5" table:formula="of:=[.D91]-([.C91]-[.B91])" office:value-type="float" office:value="6.4">
            <text:p>6,40</text:p>
          </table:table-cell>
          <table:table-cell table:style-name="ce5" table:formula="of:=[.D91]-[.E91]" office:value-type="float" office:value="39">
            <text:p>39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4-01">
            <text:p>01.04.2014</text:p>
          </table:table-cell>
          <table:table-cell office:value-type="float" office:value="16669">
            <text:p>16669</text:p>
          </table:table-cell>
          <table:table-cell table:formula="of:=[.B93]" office:value-type="float" office:value="16705">
            <text:p>16705</text:p>
          </table:table-cell>
          <table:table-cell table:style-name="ce5" office:value-type="float" office:value="43.3">
            <text:p>43,30</text:p>
          </table:table-cell>
          <table:table-cell table:style-name="ce5" table:formula="of:=[.D92]-([.C92]-[.B92])" office:value-type="float" office:value="7.3">
            <text:p>7,30</text:p>
          </table:table-cell>
          <table:table-cell table:style-name="ce5" table:formula="of:=[.D92]-[.E92]" office:value-type="float" office:value="36">
            <text:p>36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4-02">
            <text:p>02.04.2014</text:p>
          </table:table-cell>
          <table:table-cell office:value-type="float" office:value="16705">
            <text:p>16705</text:p>
          </table:table-cell>
          <table:table-cell table:formula="of:=[.B94]" office:value-type="float" office:value="16752">
            <text:p>16752</text:p>
          </table:table-cell>
          <table:table-cell table:style-name="ce5" office:value-type="float" office:value="52.5">
            <text:p>52,50</text:p>
          </table:table-cell>
          <table:table-cell table:style-name="ce5" table:formula="of:=[.D93]-([.C93]-[.B93])" office:value-type="float" office:value="5.5">
            <text:p>5,50</text:p>
          </table:table-cell>
          <table:table-cell table:style-name="ce5" table:formula="of:=[.D93]-[.E93]" office:value-type="float" office:value="47">
            <text:p>4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4-03">
            <text:p>03.04.2014</text:p>
          </table:table-cell>
          <table:table-cell office:value-type="float" office:value="16752">
            <text:p>16752</text:p>
          </table:table-cell>
          <table:table-cell table:formula="of:=[.B95]" office:value-type="float" office:value="16780">
            <text:p>16780</text:p>
          </table:table-cell>
          <table:table-cell table:style-name="ce5" office:value-type="float" office:value="31.8">
            <text:p>31,80</text:p>
          </table:table-cell>
          <table:table-cell table:style-name="ce5" table:formula="of:=[.D94]-([.C94]-[.B94])" office:value-type="float" office:value="3.8">
            <text:p>3,80</text:p>
          </table:table-cell>
          <table:table-cell table:style-name="ce5" table:formula="of:=[.D94]-[.E94]" office:value-type="float" office:value="28">
            <text:p>28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4-04">
            <text:p>04.04.2014</text:p>
          </table:table-cell>
          <table:table-cell office:value-type="float" office:value="16780">
            <text:p>16780</text:p>
          </table:table-cell>
          <table:table-cell table:formula="of:=[.B96]" office:value-type="float" office:value="16803">
            <text:p>16803</text:p>
          </table:table-cell>
          <table:table-cell table:style-name="ce5" office:value-type="float" office:value="32.3">
            <text:p>32,30</text:p>
          </table:table-cell>
          <table:table-cell table:style-name="ce5" table:formula="of:=[.D95]-([.C95]-[.B95])" office:value-type="float" office:value="9.3">
            <text:p>9,30</text:p>
          </table:table-cell>
          <table:table-cell table:style-name="ce5" table:formula="of:=[.D95]-[.E95]" office:value-type="float" office:value="23">
            <text:p>23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4-05">
            <text:p>05.04.2014</text:p>
          </table:table-cell>
          <table:table-cell office:value-type="float" office:value="16803">
            <text:p>16803</text:p>
          </table:table-cell>
          <table:table-cell table:formula="of:=[.B97]" office:value-type="float" office:value="16809">
            <text:p>16809</text:p>
          </table:table-cell>
          <table:table-cell table:style-name="ce5" office:value-type="float" office:value="10.8">
            <text:p>10,80</text:p>
          </table:table-cell>
          <table:table-cell table:style-name="ce5" table:formula="of:=[.D96]-([.C96]-[.B96])" office:value-type="float" office:value="4.8">
            <text:p>4,80</text:p>
          </table:table-cell>
          <table:table-cell table:style-name="ce5" table:formula="of:=[.D96]-[.E96]" office:value-type="float" office:value="6">
            <text:p>6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4-06">
            <text:p>06.04.2014</text:p>
          </table:table-cell>
          <table:table-cell office:value-type="float" office:value="16809">
            <text:p>16809</text:p>
          </table:table-cell>
          <table:table-cell table:formula="of:=[.B98]" office:value-type="float" office:value="16840">
            <text:p>16840</text:p>
          </table:table-cell>
          <table:table-cell table:style-name="ce5" office:value-type="float" office:value="39.8">
            <text:p>39,80</text:p>
          </table:table-cell>
          <table:table-cell table:style-name="ce5" table:formula="of:=[.D97]-([.C97]-[.B97])" office:value-type="float" office:value="8.8">
            <text:p>8,80</text:p>
          </table:table-cell>
          <table:table-cell table:style-name="ce5" table:formula="of:=[.D97]-[.E97]" office:value-type="float" office:value="31">
            <text:p>3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4-07">
            <text:p>07.04.2014</text:p>
          </table:table-cell>
          <table:table-cell office:value-type="float" office:value="16840">
            <text:p>16840</text:p>
          </table:table-cell>
          <table:table-cell table:formula="of:=[.B99]" office:value-type="float" office:value="16879">
            <text:p>16879</text:p>
          </table:table-cell>
          <table:table-cell table:style-name="ce5" office:value-type="float" office:value="45.1">
            <text:p>45,10</text:p>
          </table:table-cell>
          <table:table-cell table:style-name="ce5" table:formula="of:=[.D98]-([.C98]-[.B98])" office:value-type="float" office:value="6.1">
            <text:p>6,10</text:p>
          </table:table-cell>
          <table:table-cell table:style-name="ce5" table:formula="of:=[.D98]-[.E98]" office:value-type="float" office:value="39">
            <text:p>39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4-08">
            <text:p>08.04.2014</text:p>
          </table:table-cell>
          <table:table-cell office:value-type="float" office:value="16879">
            <text:p>16879</text:p>
          </table:table-cell>
          <table:table-cell table:formula="of:=[.B100]" office:value-type="float" office:value="16897">
            <text:p>16897</text:p>
          </table:table-cell>
          <table:table-cell table:style-name="ce5" office:value-type="float" office:value="22.2">
            <text:p>22,20</text:p>
          </table:table-cell>
          <table:table-cell table:style-name="ce5" table:formula="of:=[.D99]-([.C99]-[.B99])" office:value-type="float" office:value="4.2">
            <text:p>4,20</text:p>
          </table:table-cell>
          <table:table-cell table:style-name="ce5" table:formula="of:=[.D99]-[.E99]" office:value-type="float" office:value="18">
            <text:p>18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4-09">
            <text:p>09.04.2014</text:p>
          </table:table-cell>
          <table:table-cell office:value-type="float" office:value="16897">
            <text:p>16897</text:p>
          </table:table-cell>
          <table:table-cell table:formula="of:=[.B101]" office:value-type="float" office:value="16939">
            <text:p>16939</text:p>
          </table:table-cell>
          <table:table-cell table:style-name="ce5" office:value-type="float" office:value="49.5">
            <text:p>49,50</text:p>
          </table:table-cell>
          <table:table-cell table:style-name="ce5" table:formula="of:=[.D100]-([.C100]-[.B100])" office:value-type="float" office:value="7.5">
            <text:p>7,50</text:p>
          </table:table-cell>
          <table:table-cell table:style-name="ce5" table:formula="of:=[.D100]-[.E100]" office:value-type="float" office:value="42">
            <text:p>4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4-10">
            <text:p>10.04.2014</text:p>
          </table:table-cell>
          <table:table-cell office:value-type="float" office:value="16939">
            <text:p>16939</text:p>
          </table:table-cell>
          <table:table-cell table:formula="of:=[.B102]" office:value-type="float" office:value="16969">
            <text:p>16969</text:p>
          </table:table-cell>
          <table:table-cell table:style-name="ce5" office:value-type="float" office:value="37.1">
            <text:p>37,10</text:p>
          </table:table-cell>
          <table:table-cell table:style-name="ce5" table:formula="of:=[.D101]-([.C101]-[.B101])" office:value-type="float" office:value="7.1">
            <text:p>7,10</text:p>
          </table:table-cell>
          <table:table-cell table:style-name="ce5" table:formula="of:=[.D101]-[.E101]" office:value-type="float" office:value="30">
            <text:p>3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4-11">
            <text:p>11.04.2014</text:p>
          </table:table-cell>
          <table:table-cell office:value-type="float" office:value="16969">
            <text:p>16969</text:p>
          </table:table-cell>
          <table:table-cell table:formula="of:=[.B103]" office:value-type="float" office:value="17018">
            <text:p>17018</text:p>
          </table:table-cell>
          <table:table-cell table:style-name="ce5" office:value-type="float" office:value="59.8">
            <text:p>59,80</text:p>
          </table:table-cell>
          <table:table-cell table:style-name="ce5" table:formula="of:=[.D102]-([.C102]-[.B102])" office:value-type="float" office:value="10.8">
            <text:p>10,80</text:p>
          </table:table-cell>
          <table:table-cell table:style-name="ce5" table:formula="of:=[.D102]-[.E102]" office:value-type="float" office:value="49">
            <text:p>49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4-12">
            <text:p>12.04.2014</text:p>
          </table:table-cell>
          <table:table-cell office:value-type="float" office:value="17018">
            <text:p>17018</text:p>
          </table:table-cell>
          <table:table-cell table:formula="of:=[.B104]" office:value-type="float" office:value="17057">
            <text:p>17057</text:p>
          </table:table-cell>
          <table:table-cell table:style-name="ce5" office:value-type="float" office:value="45.1">
            <text:p>45,10</text:p>
          </table:table-cell>
          <table:table-cell table:style-name="ce5" table:formula="of:=[.D103]-([.C103]-[.B103])" office:value-type="float" office:value="6.1">
            <text:p>6,10</text:p>
          </table:table-cell>
          <table:table-cell table:style-name="ce5" table:formula="of:=[.D103]-[.E103]" office:value-type="float" office:value="39">
            <text:p>39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4-13">
            <text:p>13.04.2014</text:p>
          </table:table-cell>
          <table:table-cell office:value-type="float" office:value="17057">
            <text:p>17057</text:p>
          </table:table-cell>
          <table:table-cell table:formula="of:=[.B105]" office:value-type="float" office:value="17100">
            <text:p>17100</text:p>
          </table:table-cell>
          <table:table-cell table:style-name="ce5" office:value-type="float" office:value="52">
            <text:p>52,00</text:p>
          </table:table-cell>
          <table:table-cell table:style-name="ce5" table:formula="of:=[.D104]-([.C104]-[.B104])" office:value-type="float" office:value="9">
            <text:p>9,00</text:p>
          </table:table-cell>
          <table:table-cell table:style-name="ce5" table:formula="of:=[.D104]-[.E104]" office:value-type="float" office:value="43">
            <text:p>43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4-14">
            <text:p>14.04.2014</text:p>
          </table:table-cell>
          <table:table-cell office:value-type="float" office:value="17100">
            <text:p>17100</text:p>
          </table:table-cell>
          <table:table-cell table:formula="of:=[.B106]" office:value-type="float" office:value="17117">
            <text:p>17117</text:p>
          </table:table-cell>
          <table:table-cell table:style-name="ce5" office:value-type="float" office:value="22.1">
            <text:p>22,10</text:p>
          </table:table-cell>
          <table:table-cell table:style-name="ce5" table:formula="of:=[.D105]-([.C105]-[.B105])" office:value-type="float" office:value="5.1">
            <text:p>5,10</text:p>
          </table:table-cell>
          <table:table-cell table:style-name="ce5" table:formula="of:=[.D105]-[.E105]" office:value-type="float" office:value="17">
            <text:p>1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4-15">
            <text:p>15.04.2014</text:p>
          </table:table-cell>
          <table:table-cell office:value-type="float" office:value="17117">
            <text:p>17117</text:p>
          </table:table-cell>
          <table:table-cell table:formula="of:=[.B107]" office:value-type="float" office:value="17129">
            <text:p>17129</text:p>
          </table:table-cell>
          <table:table-cell table:style-name="ce5" office:value-type="float" office:value="19.7">
            <text:p>19,70</text:p>
          </table:table-cell>
          <table:table-cell table:style-name="ce5" table:formula="of:=[.D106]-([.C106]-[.B106])" office:value-type="float" office:value="7.7">
            <text:p>7,70</text:p>
          </table:table-cell>
          <table:table-cell table:style-name="ce5" table:formula="of:=[.D106]-[.E106]" office:value-type="float" office:value="12">
            <text:p>1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4-16">
            <text:p>16.04.2014</text:p>
          </table:table-cell>
          <table:table-cell office:value-type="float" office:value="17129">
            <text:p>17129</text:p>
          </table:table-cell>
          <table:table-cell table:formula="of:=[.B108]" office:value-type="float" office:value="17167">
            <text:p>17167</text:p>
          </table:table-cell>
          <table:table-cell table:style-name="ce5" office:value-type="float" office:value="45.4">
            <text:p>45,40</text:p>
          </table:table-cell>
          <table:table-cell table:style-name="ce5" table:formula="of:=[.D107]-([.C107]-[.B107])" office:value-type="float" office:value="7.4">
            <text:p>7,40</text:p>
          </table:table-cell>
          <table:table-cell table:style-name="ce5" table:formula="of:=[.D107]-[.E107]" office:value-type="float" office:value="38">
            <text:p>38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4-17">
            <text:p>17.04.2014</text:p>
          </table:table-cell>
          <table:table-cell office:value-type="float" office:value="17167">
            <text:p>17167</text:p>
          </table:table-cell>
          <table:table-cell table:formula="of:=[.B109]" office:value-type="float" office:value="17218">
            <text:p>17218</text:p>
          </table:table-cell>
          <table:table-cell table:style-name="ce5" office:value-type="float" office:value="62.7">
            <text:p>62,70</text:p>
          </table:table-cell>
          <table:table-cell table:style-name="ce5" table:formula="of:=[.D108]-([.C108]-[.B108])" office:value-type="float" office:value="11.7">
            <text:p>11,70</text:p>
          </table:table-cell>
          <table:table-cell table:style-name="ce5" table:formula="of:=[.D108]-[.E108]" office:value-type="float" office:value="51">
            <text:p>5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4-18">
            <text:p>18.04.2014</text:p>
          </table:table-cell>
          <table:table-cell office:value-type="float" office:value="17218">
            <text:p>17218</text:p>
          </table:table-cell>
          <table:table-cell table:formula="of:=[.B110]" office:value-type="float" office:value="17225">
            <text:p>17225</text:p>
          </table:table-cell>
          <table:table-cell table:style-name="ce5" office:value-type="float" office:value="10.9">
            <text:p>10,90</text:p>
          </table:table-cell>
          <table:table-cell table:style-name="ce5" table:formula="of:=[.D109]-([.C109]-[.B109])" office:value-type="float" office:value="3.9">
            <text:p>3,90</text:p>
          </table:table-cell>
          <table:table-cell table:style-name="ce5" table:formula="of:=[.D109]-[.E109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4-19">
            <text:p>19.04.2014</text:p>
          </table:table-cell>
          <table:table-cell office:value-type="float" office:value="17225">
            <text:p>17225</text:p>
          </table:table-cell>
          <table:table-cell table:formula="of:=[.B111]" office:value-type="float" office:value="17235">
            <text:p>17235</text:p>
          </table:table-cell>
          <table:table-cell table:style-name="ce5" office:value-type="float" office:value="15.8">
            <text:p>15,80</text:p>
          </table:table-cell>
          <table:table-cell table:style-name="ce5" table:formula="of:=[.D110]-([.C110]-[.B110])" office:value-type="float" office:value="5.8">
            <text:p>5,80</text:p>
          </table:table-cell>
          <table:table-cell table:style-name="ce5" table:formula="of:=[.D110]-[.E110]" office:value-type="float" office:value="10">
            <text:p>1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4-20">
            <text:p>20.04.2014</text:p>
          </table:table-cell>
          <table:table-cell office:value-type="float" office:value="17235">
            <text:p>17235</text:p>
          </table:table-cell>
          <table:table-cell table:formula="of:=[.B112]" office:value-type="float" office:value="17265">
            <text:p>17265</text:p>
          </table:table-cell>
          <table:table-cell table:style-name="ce5" office:value-type="float" office:value="39.3">
            <text:p>39,30</text:p>
          </table:table-cell>
          <table:table-cell table:style-name="ce5" table:formula="of:=[.D111]-([.C111]-[.B111])" office:value-type="float" office:value="9.3">
            <text:p>9,30</text:p>
          </table:table-cell>
          <table:table-cell table:style-name="ce5" table:formula="of:=[.D111]-[.E111]" office:value-type="float" office:value="30">
            <text:p>3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4-21">
            <text:p>21.04.2014</text:p>
          </table:table-cell>
          <table:table-cell office:value-type="float" office:value="17265">
            <text:p>17265</text:p>
          </table:table-cell>
          <table:table-cell table:formula="of:=[.B113]" office:value-type="float" office:value="17292">
            <text:p>17292</text:p>
          </table:table-cell>
          <table:table-cell table:style-name="ce5" office:value-type="float" office:value="36.8">
            <text:p>36,80</text:p>
          </table:table-cell>
          <table:table-cell table:style-name="ce5" table:formula="of:=[.D112]-([.C112]-[.B112])" office:value-type="float" office:value="9.8">
            <text:p>9,80</text:p>
          </table:table-cell>
          <table:table-cell table:style-name="ce5" table:formula="of:=[.D112]-[.E112]" office:value-type="float" office:value="27">
            <text:p>2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4-22">
            <text:p>22.04.2014</text:p>
          </table:table-cell>
          <table:table-cell office:value-type="float" office:value="17292">
            <text:p>17292</text:p>
          </table:table-cell>
          <table:table-cell table:formula="of:=[.B114]" office:value-type="float" office:value="17338">
            <text:p>17338</text:p>
          </table:table-cell>
          <table:table-cell table:style-name="ce5" office:value-type="float" office:value="52.3">
            <text:p>52,30</text:p>
          </table:table-cell>
          <table:table-cell table:style-name="ce5" table:formula="of:=[.D113]-([.C113]-[.B113])" office:value-type="float" office:value="6.3">
            <text:p>6,30</text:p>
          </table:table-cell>
          <table:table-cell table:style-name="ce5" table:formula="of:=[.D113]-[.E113]" office:value-type="float" office:value="46">
            <text:p>46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4-23">
            <text:p>23.04.2014</text:p>
          </table:table-cell>
          <table:table-cell office:value-type="float" office:value="17338">
            <text:p>17338</text:p>
          </table:table-cell>
          <table:table-cell table:formula="of:=[.B115]" office:value-type="float" office:value="17377">
            <text:p>17377</text:p>
          </table:table-cell>
          <table:table-cell table:style-name="ce5" office:value-type="float" office:value="47.9">
            <text:p>47,90</text:p>
          </table:table-cell>
          <table:table-cell table:style-name="ce5" table:formula="of:=[.D114]-([.C114]-[.B114])" office:value-type="float" office:value="8.9">
            <text:p>8,90</text:p>
          </table:table-cell>
          <table:table-cell table:style-name="ce5" table:formula="of:=[.D114]-[.E114]" office:value-type="float" office:value="39">
            <text:p>39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4-24">
            <text:p>24.04.2014</text:p>
          </table:table-cell>
          <table:table-cell office:value-type="float" office:value="17377">
            <text:p>17377</text:p>
          </table:table-cell>
          <table:table-cell table:formula="of:=[.B116]" office:value-type="float" office:value="17425">
            <text:p>17425</text:p>
          </table:table-cell>
          <table:table-cell table:style-name="ce5" office:value-type="float" office:value="57.4">
            <text:p>57,40</text:p>
          </table:table-cell>
          <table:table-cell table:style-name="ce5" table:formula="of:=[.D115]-([.C115]-[.B115])" office:value-type="float" office:value="9.4">
            <text:p>9,40</text:p>
          </table:table-cell>
          <table:table-cell table:style-name="ce5" table:formula="of:=[.D115]-[.E115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4-25">
            <text:p>25.04.2014</text:p>
          </table:table-cell>
          <table:table-cell office:value-type="float" office:value="17425">
            <text:p>17425</text:p>
          </table:table-cell>
          <table:table-cell table:formula="of:=[.B117]" office:value-type="float" office:value="17471">
            <text:p>17471</text:p>
          </table:table-cell>
          <table:table-cell table:style-name="ce5" office:value-type="float" office:value="53">
            <text:p>53,00</text:p>
          </table:table-cell>
          <table:table-cell table:style-name="ce5" table:formula="of:=[.D116]-([.C116]-[.B116])" office:value-type="float" office:value="7">
            <text:p>7,00</text:p>
          </table:table-cell>
          <table:table-cell table:style-name="ce5" table:formula="of:=[.D116]-[.E116]" office:value-type="float" office:value="46">
            <text:p>46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4-26">
            <text:p>26.04.2014</text:p>
          </table:table-cell>
          <table:table-cell office:value-type="float" office:value="17471">
            <text:p>17471</text:p>
          </table:table-cell>
          <table:table-cell table:formula="of:=[.B118]" office:value-type="float" office:value="17501">
            <text:p>17501</text:p>
          </table:table-cell>
          <table:table-cell table:style-name="ce5" office:value-type="float" office:value="39.3">
            <text:p>39,30</text:p>
          </table:table-cell>
          <table:table-cell table:style-name="ce5" table:formula="of:=[.D117]-([.C117]-[.B117])" office:value-type="float" office:value="9.3">
            <text:p>9,30</text:p>
          </table:table-cell>
          <table:table-cell table:style-name="ce5" table:formula="of:=[.D117]-[.E117]" office:value-type="float" office:value="30">
            <text:p>3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4-27">
            <text:p>27.04.2014</text:p>
          </table:table-cell>
          <table:table-cell office:value-type="float" office:value="17501">
            <text:p>17501</text:p>
          </table:table-cell>
          <table:table-cell table:formula="of:=[.B119]" office:value-type="float" office:value="17510">
            <text:p>17510</text:p>
          </table:table-cell>
          <table:table-cell table:style-name="ce5" office:value-type="float" office:value="15.4">
            <text:p>15,40</text:p>
          </table:table-cell>
          <table:table-cell table:style-name="ce5" table:formula="of:=[.D118]-([.C118]-[.B118])" office:value-type="float" office:value="6.4">
            <text:p>6,40</text:p>
          </table:table-cell>
          <table:table-cell table:style-name="ce5" table:formula="of:=[.D118]-[.E118]" office:value-type="float" office:value="9">
            <text:p>9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4-28">
            <text:p>28.04.2014</text:p>
          </table:table-cell>
          <table:table-cell office:value-type="float" office:value="17510">
            <text:p>17510</text:p>
          </table:table-cell>
          <table:table-cell table:formula="of:=[.B120]" office:value-type="float" office:value="17516">
            <text:p>17516</text:p>
          </table:table-cell>
          <table:table-cell table:style-name="ce5" office:value-type="float" office:value="11.9">
            <text:p>11,90</text:p>
          </table:table-cell>
          <table:table-cell table:style-name="ce5" table:formula="of:=[.D119]-([.C119]-[.B119])" office:value-type="float" office:value="5.9">
            <text:p>5,90</text:p>
          </table:table-cell>
          <table:table-cell table:style-name="ce5" table:formula="of:=[.D119]-[.E119]" office:value-type="float" office:value="6">
            <text:p>6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4-29">
            <text:p>29.04.2014</text:p>
          </table:table-cell>
          <table:table-cell office:value-type="float" office:value="17516">
            <text:p>17516</text:p>
          </table:table-cell>
          <table:table-cell table:formula="of:=[.B121]" office:value-type="float" office:value="17536">
            <text:p>17536</text:p>
          </table:table-cell>
          <table:table-cell table:style-name="ce5" office:value-type="float" office:value="29.5">
            <text:p>29,50</text:p>
          </table:table-cell>
          <table:table-cell table:style-name="ce5" table:formula="of:=[.D120]-([.C120]-[.B120])" office:value-type="float" office:value="9.5">
            <text:p>9,50</text:p>
          </table:table-cell>
          <table:table-cell table:style-name="ce5" table:formula="of:=[.D120]-[.E120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4-30">
            <text:p>30.04.2014</text:p>
          </table:table-cell>
          <table:table-cell office:value-type="float" office:value="17536">
            <text:p>17536</text:p>
          </table:table-cell>
          <table:table-cell table:formula="of:=[.B122]" office:value-type="float" office:value="17552">
            <text:p>17552</text:p>
          </table:table-cell>
          <table:table-cell table:style-name="ce5" office:value-type="float" office:value="21.5">
            <text:p>21,50</text:p>
          </table:table-cell>
          <table:table-cell table:style-name="ce5" table:formula="of:=[.D121]-([.C121]-[.B121])" office:value-type="float" office:value="5.5">
            <text:p>5,50</text:p>
          </table:table-cell>
          <table:table-cell table:style-name="ce5" table:formula="of:=[.D121]-[.E121]" office:value-type="float" office:value="16">
            <text:p>16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5-01">
            <text:p>01.05.2014</text:p>
          </table:table-cell>
          <table:table-cell office:value-type="float" office:value="17552">
            <text:p>17552</text:p>
          </table:table-cell>
          <table:table-cell table:formula="of:=[.B123]" office:value-type="float" office:value="17582">
            <text:p>17582</text:p>
          </table:table-cell>
          <table:table-cell table:style-name="ce5" office:value-type="float" office:value="41">
            <text:p>41,00</text:p>
          </table:table-cell>
          <table:table-cell table:style-name="ce5" table:formula="of:=[.D122]-([.C122]-[.B122])" office:value-type="float" office:value="11">
            <text:p>11,00</text:p>
          </table:table-cell>
          <table:table-cell table:style-name="ce5" table:formula="of:=[.D122]-[.E122]" office:value-type="float" office:value="30">
            <text:p>3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5-02">
            <text:p>02.05.2014</text:p>
          </table:table-cell>
          <table:table-cell office:value-type="float" office:value="17582">
            <text:p>17582</text:p>
          </table:table-cell>
          <table:table-cell table:formula="of:=[.B124]" office:value-type="float" office:value="17593">
            <text:p>17593</text:p>
          </table:table-cell>
          <table:table-cell table:style-name="ce5" office:value-type="float" office:value="17.6">
            <text:p>17,60</text:p>
          </table:table-cell>
          <table:table-cell table:style-name="ce5" table:formula="of:=[.D123]-([.C123]-[.B123])" office:value-type="float" office:value="6.6">
            <text:p>6,60</text:p>
          </table:table-cell>
          <table:table-cell table:style-name="ce5" table:formula="of:=[.D123]-[.E123]" office:value-type="float" office:value="11">
            <text:p>1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5-03">
            <text:p>03.05.2014</text:p>
          </table:table-cell>
          <table:table-cell office:value-type="float" office:value="17593">
            <text:p>17593</text:p>
          </table:table-cell>
          <table:table-cell table:formula="of:=[.B125]" office:value-type="float" office:value="17597">
            <text:p>17597</text:p>
          </table:table-cell>
          <table:table-cell table:style-name="ce5" office:value-type="float" office:value="7.4">
            <text:p>7,40</text:p>
          </table:table-cell>
          <table:table-cell table:style-name="ce5" table:formula="of:=[.D124]-([.C124]-[.B124])" office:value-type="float" office:value="3.4">
            <text:p>3,40</text:p>
          </table:table-cell>
          <table:table-cell table:style-name="ce5" table:formula="of:=[.D124]-[.E124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5-04">
            <text:p>04.05.2014</text:p>
          </table:table-cell>
          <table:table-cell office:value-type="float" office:value="17597">
            <text:p>17597</text:p>
          </table:table-cell>
          <table:table-cell table:formula="of:=[.B126]" office:value-type="float" office:value="17650">
            <text:p>17650</text:p>
          </table:table-cell>
          <table:table-cell table:style-name="ce5" office:value-type="float" office:value="62.5">
            <text:p>62,50</text:p>
          </table:table-cell>
          <table:table-cell table:style-name="ce5" table:formula="of:=[.D125]-([.C125]-[.B125])" office:value-type="float" office:value="9.5">
            <text:p>9,50</text:p>
          </table:table-cell>
          <table:table-cell table:style-name="ce5" table:formula="of:=[.D125]-[.E125]" office:value-type="float" office:value="53">
            <text:p>53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5-05">
            <text:p>05.05.2014</text:p>
          </table:table-cell>
          <table:table-cell office:value-type="float" office:value="17650">
            <text:p>17650</text:p>
          </table:table-cell>
          <table:table-cell table:formula="of:=[.B127]" office:value-type="float" office:value="17696">
            <text:p>17696</text:p>
          </table:table-cell>
          <table:table-cell table:style-name="ce5" office:value-type="float" office:value="57.7">
            <text:p>57,70</text:p>
          </table:table-cell>
          <table:table-cell table:style-name="ce5" table:formula="of:=[.D126]-([.C126]-[.B126])" office:value-type="float" office:value="11.7">
            <text:p>11,70</text:p>
          </table:table-cell>
          <table:table-cell table:style-name="ce5" table:formula="of:=[.D126]-[.E126]" office:value-type="float" office:value="46">
            <text:p>46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5-06">
            <text:p>06.05.2014</text:p>
          </table:table-cell>
          <table:table-cell office:value-type="float" office:value="17696">
            <text:p>17696</text:p>
          </table:table-cell>
          <table:table-cell table:formula="of:=[.B128]" office:value-type="float" office:value="17728">
            <text:p>17728</text:p>
          </table:table-cell>
          <table:table-cell table:style-name="ce5" office:value-type="float" office:value="40.1">
            <text:p>40,10</text:p>
          </table:table-cell>
          <table:table-cell table:style-name="ce5" table:formula="of:=[.D127]-([.C127]-[.B127])" office:value-type="float" office:value="8.1">
            <text:p>8,10</text:p>
          </table:table-cell>
          <table:table-cell table:style-name="ce5" table:formula="of:=[.D127]-[.E127]" office:value-type="float" office:value="32">
            <text:p>3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5-07">
            <text:p>07.05.2014</text:p>
          </table:table-cell>
          <table:table-cell office:value-type="float" office:value="17728">
            <text:p>17728</text:p>
          </table:table-cell>
          <table:table-cell table:formula="of:=[.B129]" office:value-type="float" office:value="17752">
            <text:p>17752</text:p>
          </table:table-cell>
          <table:table-cell table:style-name="ce5" office:value-type="float" office:value="29.9">
            <text:p>29,90</text:p>
          </table:table-cell>
          <table:table-cell table:style-name="ce5" table:formula="of:=[.D128]-([.C128]-[.B128])" office:value-type="float" office:value="5.9">
            <text:p>5,90</text:p>
          </table:table-cell>
          <table:table-cell table:style-name="ce5" table:formula="of:=[.D128]-[.E128]" office:value-type="float" office:value="24">
            <text:p>2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5-08">
            <text:p>08.05.2014</text:p>
          </table:table-cell>
          <table:table-cell office:value-type="float" office:value="17752">
            <text:p>17752</text:p>
          </table:table-cell>
          <table:table-cell table:formula="of:=[.B130]" office:value-type="float" office:value="17784">
            <text:p>17784</text:p>
          </table:table-cell>
          <table:table-cell table:style-name="ce5" office:value-type="float" office:value="40">
            <text:p>40,00</text:p>
          </table:table-cell>
          <table:table-cell table:style-name="ce5" table:formula="of:=[.D129]-([.C129]-[.B129])" office:value-type="float" office:value="8">
            <text:p>8,00</text:p>
          </table:table-cell>
          <table:table-cell table:style-name="ce5" table:formula="of:=[.D129]-[.E129]" office:value-type="float" office:value="32">
            <text:p>3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5-09">
            <text:p>09.05.2014</text:p>
          </table:table-cell>
          <table:table-cell office:value-type="float" office:value="17784">
            <text:p>17784</text:p>
          </table:table-cell>
          <table:table-cell table:formula="of:=[.B131]" office:value-type="float" office:value="17819">
            <text:p>17819</text:p>
          </table:table-cell>
          <table:table-cell table:style-name="ce5" office:value-type="float" office:value="37.6">
            <text:p>37,60</text:p>
          </table:table-cell>
          <table:table-cell table:style-name="ce5" table:formula="of:=[.D130]-([.C130]-[.B130])" office:value-type="float" office:value="2.6">
            <text:p>2,60</text:p>
          </table:table-cell>
          <table:table-cell table:style-name="ce5" table:formula="of:=[.D130]-[.E130]" office:value-type="float" office:value="35">
            <text:p>35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5-10">
            <text:p>10.05.2014</text:p>
          </table:table-cell>
          <table:table-cell office:value-type="float" office:value="17819">
            <text:p>17819</text:p>
          </table:table-cell>
          <table:table-cell table:formula="of:=[.B132]" office:value-type="float" office:value="17839">
            <text:p>17839</text:p>
          </table:table-cell>
          <table:table-cell table:style-name="ce5" office:value-type="float" office:value="33.6">
            <text:p>33,60</text:p>
          </table:table-cell>
          <table:table-cell table:style-name="ce5" table:formula="of:=[.D131]-([.C131]-[.B131])" office:value-type="float" office:value="13.6">
            <text:p>13,60</text:p>
          </table:table-cell>
          <table:table-cell table:style-name="ce5" table:formula="of:=[.D131]-[.E131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5-11">
            <text:p>11.05.2014</text:p>
          </table:table-cell>
          <table:table-cell office:value-type="float" office:value="17839">
            <text:p>17839</text:p>
          </table:table-cell>
          <table:table-cell table:formula="of:=[.B133]" office:value-type="float" office:value="17881">
            <text:p>17881</text:p>
          </table:table-cell>
          <table:table-cell table:style-name="ce5" office:value-type="float" office:value="46.7">
            <text:p>46,70</text:p>
          </table:table-cell>
          <table:table-cell table:style-name="ce5" table:formula="of:=[.D132]-([.C132]-[.B132])" office:value-type="float" office:value="4.7">
            <text:p>4,70</text:p>
          </table:table-cell>
          <table:table-cell table:style-name="ce5" table:formula="of:=[.D132]-[.E132]" office:value-type="float" office:value="42">
            <text:p>4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5-12">
            <text:p>12.05.2014</text:p>
          </table:table-cell>
          <table:table-cell office:value-type="float" office:value="17881">
            <text:p>17881</text:p>
          </table:table-cell>
          <table:table-cell table:formula="of:=[.B134]" office:value-type="float" office:value="17911">
            <text:p>17911</text:p>
          </table:table-cell>
          <table:table-cell table:style-name="ce5" office:value-type="float" office:value="39.1">
            <text:p>39,10</text:p>
          </table:table-cell>
          <table:table-cell table:style-name="ce5" table:formula="of:=[.D133]-([.C133]-[.B133])" office:value-type="float" office:value="9.1">
            <text:p>9,10</text:p>
          </table:table-cell>
          <table:table-cell table:style-name="ce5" table:formula="of:=[.D133]-[.E133]" office:value-type="float" office:value="30">
            <text:p>3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5-13">
            <text:p>13.05.2014</text:p>
          </table:table-cell>
          <table:table-cell office:value-type="float" office:value="17911">
            <text:p>17911</text:p>
          </table:table-cell>
          <table:table-cell table:formula="of:=[.B135]" office:value-type="float" office:value="17937">
            <text:p>17937</text:p>
          </table:table-cell>
          <table:table-cell table:style-name="ce5" office:value-type="float" office:value="34.3">
            <text:p>34,30</text:p>
          </table:table-cell>
          <table:table-cell table:style-name="ce5" table:formula="of:=[.D134]-([.C134]-[.B134])" office:value-type="float" office:value="8.3">
            <text:p>8,30</text:p>
          </table:table-cell>
          <table:table-cell table:style-name="ce5" table:formula="of:=[.D134]-[.E134]" office:value-type="float" office:value="26">
            <text:p>26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5-14">
            <text:p>14.05.2014</text:p>
          </table:table-cell>
          <table:table-cell office:value-type="float" office:value="17937">
            <text:p>17937</text:p>
          </table:table-cell>
          <table:table-cell table:formula="of:=[.B136]" office:value-type="float" office:value="17985">
            <text:p>17985</text:p>
          </table:table-cell>
          <table:table-cell table:style-name="ce5" office:value-type="float" office:value="53.6">
            <text:p>53,60</text:p>
          </table:table-cell>
          <table:table-cell table:style-name="ce5" table:formula="of:=[.D135]-([.C135]-[.B135])" office:value-type="float" office:value="5.6">
            <text:p>5,60</text:p>
          </table:table-cell>
          <table:table-cell table:style-name="ce5" table:formula="of:=[.D135]-[.E135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5-15">
            <text:p>15.05.2014</text:p>
          </table:table-cell>
          <table:table-cell office:value-type="float" office:value="17985">
            <text:p>17985</text:p>
          </table:table-cell>
          <table:table-cell table:formula="of:=[.B137]" office:value-type="float" office:value="18007">
            <text:p>18007</text:p>
          </table:table-cell>
          <table:table-cell table:style-name="ce5" office:value-type="float" office:value="27.2">
            <text:p>27,20</text:p>
          </table:table-cell>
          <table:table-cell table:style-name="ce5" table:formula="of:=[.D136]-([.C136]-[.B136])" office:value-type="float" office:value="5.2">
            <text:p>5,20</text:p>
          </table:table-cell>
          <table:table-cell table:style-name="ce5" table:formula="of:=[.D136]-[.E136]" office:value-type="float" office:value="22">
            <text:p>2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5-16">
            <text:p>16.05.2014</text:p>
          </table:table-cell>
          <table:table-cell office:value-type="float" office:value="18007">
            <text:p>18007</text:p>
          </table:table-cell>
          <table:table-cell table:formula="of:=[.B138]" office:value-type="float" office:value="18038">
            <text:p>18038</text:p>
          </table:table-cell>
          <table:table-cell table:style-name="ce5" office:value-type="float" office:value="40.6">
            <text:p>40,60</text:p>
          </table:table-cell>
          <table:table-cell table:style-name="ce5" table:formula="of:=[.D137]-([.C137]-[.B137])" office:value-type="float" office:value="9.6">
            <text:p>9,60</text:p>
          </table:table-cell>
          <table:table-cell table:style-name="ce5" table:formula="of:=[.D137]-[.E137]" office:value-type="float" office:value="31">
            <text:p>3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5-17">
            <text:p>17.05.2014</text:p>
          </table:table-cell>
          <table:table-cell office:value-type="float" office:value="18038">
            <text:p>18038</text:p>
          </table:table-cell>
          <table:table-cell table:formula="of:=[.B139]" office:value-type="float" office:value="18073">
            <text:p>18073</text:p>
          </table:table-cell>
          <table:table-cell table:style-name="ce5" office:value-type="float" office:value="42.4">
            <text:p>42,40</text:p>
          </table:table-cell>
          <table:table-cell table:style-name="ce5" table:formula="of:=[.D138]-([.C138]-[.B138])" office:value-type="float" office:value="7.4">
            <text:p>7,40</text:p>
          </table:table-cell>
          <table:table-cell table:style-name="ce5" table:formula="of:=[.D138]-[.E138]" office:value-type="float" office:value="35">
            <text:p>35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5-18">
            <text:p>18.05.2014</text:p>
          </table:table-cell>
          <table:table-cell office:value-type="float" office:value="18073">
            <text:p>18073</text:p>
          </table:table-cell>
          <table:table-cell table:formula="of:=[.B140]" office:value-type="float" office:value="18120">
            <text:p>18120</text:p>
          </table:table-cell>
          <table:table-cell table:style-name="ce5" office:value-type="float" office:value="58.2">
            <text:p>58,20</text:p>
          </table:table-cell>
          <table:table-cell table:style-name="ce5" table:formula="of:=[.D139]-([.C139]-[.B139])" office:value-type="float" office:value="11.2">
            <text:p>11,20</text:p>
          </table:table-cell>
          <table:table-cell table:style-name="ce5" table:formula="of:=[.D139]-[.E139]" office:value-type="float" office:value="47">
            <text:p>4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5-19">
            <text:p>19.05.2014</text:p>
          </table:table-cell>
          <table:table-cell office:value-type="float" office:value="18120">
            <text:p>18120</text:p>
          </table:table-cell>
          <table:table-cell table:formula="of:=[.B141]" office:value-type="float" office:value="18156">
            <text:p>18156</text:p>
          </table:table-cell>
          <table:table-cell table:style-name="ce5" office:value-type="float" office:value="43.5">
            <text:p>43,50</text:p>
          </table:table-cell>
          <table:table-cell table:style-name="ce5" table:formula="of:=[.D140]-([.C140]-[.B140])" office:value-type="float" office:value="7.5">
            <text:p>7,50</text:p>
          </table:table-cell>
          <table:table-cell table:style-name="ce5" table:formula="of:=[.D140]-[.E140]" office:value-type="float" office:value="36">
            <text:p>36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5-20">
            <text:p>20.05.2014</text:p>
          </table:table-cell>
          <table:table-cell office:value-type="float" office:value="18156">
            <text:p>18156</text:p>
          </table:table-cell>
          <table:table-cell table:formula="of:=[.B142]" office:value-type="float" office:value="18203">
            <text:p>18203</text:p>
          </table:table-cell>
          <table:table-cell table:style-name="ce5" office:value-type="float" office:value="58.2">
            <text:p>58,20</text:p>
          </table:table-cell>
          <table:table-cell table:style-name="ce5" table:formula="of:=[.D141]-([.C141]-[.B141])" office:value-type="float" office:value="11.2">
            <text:p>11,20</text:p>
          </table:table-cell>
          <table:table-cell table:style-name="ce5" table:formula="of:=[.D141]-[.E141]" office:value-type="float" office:value="47">
            <text:p>4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5-21">
            <text:p>21.05.2014</text:p>
          </table:table-cell>
          <table:table-cell office:value-type="float" office:value="18203">
            <text:p>18203</text:p>
          </table:table-cell>
          <table:table-cell table:formula="of:=[.B143]" office:value-type="float" office:value="18252">
            <text:p>18252</text:p>
          </table:table-cell>
          <table:table-cell table:style-name="ce5" office:value-type="float" office:value="58.2">
            <text:p>58,20</text:p>
          </table:table-cell>
          <table:table-cell table:style-name="ce5" table:formula="of:=[.D142]-([.C142]-[.B142])" office:value-type="float" office:value="9.2">
            <text:p>9,20</text:p>
          </table:table-cell>
          <table:table-cell table:style-name="ce5" table:formula="of:=[.D142]-[.E142]" office:value-type="float" office:value="49">
            <text:p>49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5-22">
            <text:p>22.05.2014</text:p>
          </table:table-cell>
          <table:table-cell office:value-type="float" office:value="18252">
            <text:p>18252</text:p>
          </table:table-cell>
          <table:table-cell table:formula="of:=[.B144]" office:value-type="float" office:value="18289">
            <text:p>18289</text:p>
          </table:table-cell>
          <table:table-cell table:style-name="ce5" office:value-type="float" office:value="45.7">
            <text:p>45,70</text:p>
          </table:table-cell>
          <table:table-cell table:style-name="ce5" table:formula="of:=[.D143]-([.C143]-[.B143])" office:value-type="float" office:value="8.7">
            <text:p>8,70</text:p>
          </table:table-cell>
          <table:table-cell table:style-name="ce5" table:formula="of:=[.D143]-[.E143]" office:value-type="float" office:value="37">
            <text:p>3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5-23">
            <text:p>23.05.2014</text:p>
          </table:table-cell>
          <table:table-cell office:value-type="float" office:value="18289">
            <text:p>18289</text:p>
          </table:table-cell>
          <table:table-cell table:formula="of:=[.B145]" office:value-type="float" office:value="18331">
            <text:p>18331</text:p>
          </table:table-cell>
          <table:table-cell table:style-name="ce5" office:value-type="float" office:value="52.7">
            <text:p>52,70</text:p>
          </table:table-cell>
          <table:table-cell table:style-name="ce5" table:formula="of:=[.D144]-([.C144]-[.B144])" office:value-type="float" office:value="10.7">
            <text:p>10,70</text:p>
          </table:table-cell>
          <table:table-cell table:style-name="ce5" table:formula="of:=[.D144]-[.E144]" office:value-type="float" office:value="42">
            <text:p>4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5-24">
            <text:p>24.05.2014</text:p>
          </table:table-cell>
          <table:table-cell office:value-type="float" office:value="18331">
            <text:p>18331</text:p>
          </table:table-cell>
          <table:table-cell table:formula="of:=[.B146]" office:value-type="float" office:value="18363">
            <text:p>18363</text:p>
          </table:table-cell>
          <table:table-cell table:style-name="ce5" office:value-type="float" office:value="37">
            <text:p>37,00</text:p>
          </table:table-cell>
          <table:table-cell table:style-name="ce5" table:formula="of:=[.D145]-([.C145]-[.B145])" office:value-type="float" office:value="5">
            <text:p>5,00</text:p>
          </table:table-cell>
          <table:table-cell table:style-name="ce5" table:formula="of:=[.D145]-[.E145]" office:value-type="float" office:value="32">
            <text:p>3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5-25">
            <text:p>25.05.2014</text:p>
          </table:table-cell>
          <table:table-cell office:value-type="float" office:value="18363">
            <text:p>18363</text:p>
          </table:table-cell>
          <table:table-cell table:formula="of:=[.B147]" office:value-type="float" office:value="18412">
            <text:p>18412</text:p>
          </table:table-cell>
          <table:table-cell table:style-name="ce5" office:value-type="float" office:value="59.5">
            <text:p>59,50</text:p>
          </table:table-cell>
          <table:table-cell table:style-name="ce5" table:formula="of:=[.D146]-([.C146]-[.B146])" office:value-type="float" office:value="10.5">
            <text:p>10,50</text:p>
          </table:table-cell>
          <table:table-cell table:style-name="ce5" table:formula="of:=[.D146]-[.E146]" office:value-type="float" office:value="49">
            <text:p>49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5-26">
            <text:p>26.05.2014</text:p>
          </table:table-cell>
          <table:table-cell office:value-type="float" office:value="18412">
            <text:p>18412</text:p>
          </table:table-cell>
          <table:table-cell table:formula="of:=[.B148]" office:value-type="float" office:value="18430">
            <text:p>18430</text:p>
          </table:table-cell>
          <table:table-cell table:style-name="ce5" office:value-type="float" office:value="23.1">
            <text:p>23,10</text:p>
          </table:table-cell>
          <table:table-cell table:style-name="ce5" table:formula="of:=[.D147]-([.C147]-[.B147])" office:value-type="float" office:value="5.1">
            <text:p>5,10</text:p>
          </table:table-cell>
          <table:table-cell table:style-name="ce5" table:formula="of:=[.D147]-[.E147]" office:value-type="float" office:value="18">
            <text:p>18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5-27">
            <text:p>27.05.2014</text:p>
          </table:table-cell>
          <table:table-cell office:value-type="float" office:value="18430">
            <text:p>18430</text:p>
          </table:table-cell>
          <table:table-cell table:formula="of:=[.B149]" office:value-type="float" office:value="18442">
            <text:p>18442</text:p>
          </table:table-cell>
          <table:table-cell table:style-name="ce5" office:value-type="float" office:value="17.8">
            <text:p>17,80</text:p>
          </table:table-cell>
          <table:table-cell table:style-name="ce5" table:formula="of:=[.D148]-([.C148]-[.B148])" office:value-type="float" office:value="5.8">
            <text:p>5,80</text:p>
          </table:table-cell>
          <table:table-cell table:style-name="ce5" table:formula="of:=[.D148]-[.E148]" office:value-type="float" office:value="12">
            <text:p>1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5-28">
            <text:p>28.05.2014</text:p>
          </table:table-cell>
          <table:table-cell office:value-type="float" office:value="18442">
            <text:p>18442</text:p>
          </table:table-cell>
          <table:table-cell table:formula="of:=[.B150]" office:value-type="float" office:value="18461">
            <text:p>18461</text:p>
          </table:table-cell>
          <table:table-cell table:style-name="ce5" office:value-type="float" office:value="25.9">
            <text:p>25,90</text:p>
          </table:table-cell>
          <table:table-cell table:style-name="ce5" table:formula="of:=[.D149]-([.C149]-[.B149])" office:value-type="float" office:value="6.9">
            <text:p>6,90</text:p>
          </table:table-cell>
          <table:table-cell table:style-name="ce5" table:formula="of:=[.D149]-[.E149]" office:value-type="float" office:value="19">
            <text:p>19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5-29">
            <text:p>29.05.2014</text:p>
          </table:table-cell>
          <table:table-cell office:value-type="float" office:value="18461">
            <text:p>18461</text:p>
          </table:table-cell>
          <table:table-cell table:formula="of:=[.B151]" office:value-type="float" office:value="18476">
            <text:p>18476</text:p>
          </table:table-cell>
          <table:table-cell table:style-name="ce5" office:value-type="float" office:value="23.9">
            <text:p>23,90</text:p>
          </table:table-cell>
          <table:table-cell table:style-name="ce5" table:formula="of:=[.D150]-([.C150]-[.B150])" office:value-type="float" office:value="8.9">
            <text:p>8,90</text:p>
          </table:table-cell>
          <table:table-cell table:style-name="ce5" table:formula="of:=[.D150]-[.E150]" office:value-type="float" office:value="15">
            <text:p>15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5-30">
            <text:p>30.05.2014</text:p>
          </table:table-cell>
          <table:table-cell office:value-type="float" office:value="18476">
            <text:p>18476</text:p>
          </table:table-cell>
          <table:table-cell table:formula="of:=[.B152]" office:value-type="float" office:value="18499">
            <text:p>18499</text:p>
          </table:table-cell>
          <table:table-cell table:style-name="ce5" office:value-type="float" office:value="31.2">
            <text:p>31,20</text:p>
          </table:table-cell>
          <table:table-cell table:style-name="ce5" table:formula="of:=[.D151]-([.C151]-[.B151])" office:value-type="float" office:value="8.2">
            <text:p>8,20</text:p>
          </table:table-cell>
          <table:table-cell table:style-name="ce5" table:formula="of:=[.D151]-[.E151]" office:value-type="float" office:value="23">
            <text:p>23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5-31">
            <text:p>31.05.2014</text:p>
          </table:table-cell>
          <table:table-cell office:value-type="float" office:value="18499">
            <text:p>18499</text:p>
          </table:table-cell>
          <table:table-cell table:formula="of:=[.B153]" office:value-type="float" office:value="18540">
            <text:p>18540</text:p>
          </table:table-cell>
          <table:table-cell table:style-name="ce5" office:value-type="float" office:value="50.6">
            <text:p>50,60</text:p>
          </table:table-cell>
          <table:table-cell table:style-name="ce5" table:formula="of:=[.D152]-([.C152]-[.B152])" office:value-type="float" office:value="9.6">
            <text:p>9,60</text:p>
          </table:table-cell>
          <table:table-cell table:style-name="ce5" table:formula="of:=[.D152]-[.E152]" office:value-type="float" office:value="41">
            <text:p>4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6-01">
            <text:p>01.06.2014</text:p>
          </table:table-cell>
          <table:table-cell office:value-type="float" office:value="18540">
            <text:p>18540</text:p>
          </table:table-cell>
          <table:table-cell table:formula="of:=[.B154]" office:value-type="float" office:value="18582">
            <text:p>18582</text:p>
          </table:table-cell>
          <table:table-cell table:style-name="ce5" office:value-type="float" office:value="49.5">
            <text:p>49,50</text:p>
          </table:table-cell>
          <table:table-cell table:style-name="ce5" table:formula="of:=[.D153]-([.C153]-[.B153])" office:value-type="float" office:value="7.5">
            <text:p>7,50</text:p>
          </table:table-cell>
          <table:table-cell table:style-name="ce5" table:formula="of:=[.D153]-[.E153]" office:value-type="float" office:value="42">
            <text:p>4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6-02">
            <text:p>02.06.2014</text:p>
          </table:table-cell>
          <table:table-cell office:value-type="float" office:value="18582">
            <text:p>18582</text:p>
          </table:table-cell>
          <table:table-cell table:formula="of:=[.B155]" office:value-type="float" office:value="18625">
            <text:p>18625</text:p>
          </table:table-cell>
          <table:table-cell table:style-name="ce5" office:value-type="float" office:value="50.1">
            <text:p>50,10</text:p>
          </table:table-cell>
          <table:table-cell table:style-name="ce5" table:formula="of:=[.D154]-([.C154]-[.B154])" office:value-type="float" office:value="7.1">
            <text:p>7,10</text:p>
          </table:table-cell>
          <table:table-cell table:style-name="ce5" table:formula="of:=[.D154]-[.E154]" office:value-type="float" office:value="43">
            <text:p>43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6-03">
            <text:p>03.06.2014</text:p>
          </table:table-cell>
          <table:table-cell office:value-type="float" office:value="18625">
            <text:p>18625</text:p>
          </table:table-cell>
          <table:table-cell table:formula="of:=[.B156]" office:value-type="float" office:value="18662">
            <text:p>18662</text:p>
          </table:table-cell>
          <table:table-cell table:style-name="ce5" office:value-type="float" office:value="47.5">
            <text:p>47,50</text:p>
          </table:table-cell>
          <table:table-cell table:style-name="ce5" table:formula="of:=[.D155]-([.C155]-[.B155])" office:value-type="float" office:value="10.5">
            <text:p>10,50</text:p>
          </table:table-cell>
          <table:table-cell table:style-name="ce5" table:formula="of:=[.D155]-[.E155]" office:value-type="float" office:value="37">
            <text:p>3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6-04">
            <text:p>04.06.2014</text:p>
          </table:table-cell>
          <table:table-cell office:value-type="float" office:value="18662">
            <text:p>18662</text:p>
          </table:table-cell>
          <table:table-cell table:formula="of:=[.B157]" office:value-type="float" office:value="18692">
            <text:p>18692</text:p>
          </table:table-cell>
          <table:table-cell table:style-name="ce5" office:value-type="float" office:value="36.3">
            <text:p>36,30</text:p>
          </table:table-cell>
          <table:table-cell table:style-name="ce5" table:formula="of:=[.D156]-([.C156]-[.B156])" office:value-type="float" office:value="6.3">
            <text:p>6,30</text:p>
          </table:table-cell>
          <table:table-cell table:style-name="ce5" table:formula="of:=[.D156]-[.E156]" office:value-type="float" office:value="30">
            <text:p>3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6-05">
            <text:p>05.06.2014</text:p>
          </table:table-cell>
          <table:table-cell office:value-type="float" office:value="18692">
            <text:p>18692</text:p>
          </table:table-cell>
          <table:table-cell table:formula="of:=[.B158]" office:value-type="float" office:value="18739">
            <text:p>18739</text:p>
          </table:table-cell>
          <table:table-cell table:style-name="ce5" office:value-type="float" office:value="53.9">
            <text:p>53,90</text:p>
          </table:table-cell>
          <table:table-cell table:style-name="ce5" table:formula="of:=[.D157]-([.C157]-[.B157])" office:value-type="float" office:value="6.9">
            <text:p>6,90</text:p>
          </table:table-cell>
          <table:table-cell table:style-name="ce5" table:formula="of:=[.D157]-[.E157]" office:value-type="float" office:value="47">
            <text:p>4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6-06">
            <text:p>06.06.2014</text:p>
          </table:table-cell>
          <table:table-cell office:value-type="float" office:value="18739">
            <text:p>18739</text:p>
          </table:table-cell>
          <table:table-cell table:formula="of:=[.B159]" office:value-type="float" office:value="18789">
            <text:p>18789</text:p>
          </table:table-cell>
          <table:table-cell table:style-name="ce5" office:value-type="float" office:value="60.2">
            <text:p>60,20</text:p>
          </table:table-cell>
          <table:table-cell table:style-name="ce5" table:formula="of:=[.D158]-([.C158]-[.B158])" office:value-type="float" office:value="10.2">
            <text:p>10,20</text:p>
          </table:table-cell>
          <table:table-cell table:style-name="ce5" table:formula="of:=[.D158]-[.E158]" office:value-type="float" office:value="50">
            <text:p>5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6-07">
            <text:p>07.06.2014</text:p>
          </table:table-cell>
          <table:table-cell office:value-type="float" office:value="18789">
            <text:p>18789</text:p>
          </table:table-cell>
          <table:table-cell table:formula="of:=[.B160]" office:value-type="float" office:value="18839">
            <text:p>18839</text:p>
          </table:table-cell>
          <table:table-cell table:style-name="ce5" office:value-type="float" office:value="56.4">
            <text:p>56,40</text:p>
          </table:table-cell>
          <table:table-cell table:style-name="ce5" table:formula="of:=[.D159]-([.C159]-[.B159])" office:value-type="float" office:value="6.4">
            <text:p>6,40</text:p>
          </table:table-cell>
          <table:table-cell table:style-name="ce5" table:formula="of:=[.D159]-[.E159]" office:value-type="float" office:value="50">
            <text:p>5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6-08">
            <text:p>08.06.2014</text:p>
          </table:table-cell>
          <table:table-cell office:value-type="float" office:value="18839">
            <text:p>18839</text:p>
          </table:table-cell>
          <table:table-cell table:formula="of:=[.B161]" office:value-type="float" office:value="18890">
            <text:p>18890</text:p>
          </table:table-cell>
          <table:table-cell table:style-name="ce5" office:value-type="float" office:value="59.1">
            <text:p>59,10</text:p>
          </table:table-cell>
          <table:table-cell table:style-name="ce5" table:formula="of:=[.D160]-([.C160]-[.B160])" office:value-type="float" office:value="8.1">
            <text:p>8,10</text:p>
          </table:table-cell>
          <table:table-cell table:style-name="ce5" table:formula="of:=[.D160]-[.E160]" office:value-type="float" office:value="51">
            <text:p>5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6-09">
            <text:p>09.06.2014</text:p>
          </table:table-cell>
          <table:table-cell office:value-type="float" office:value="18890">
            <text:p>18890</text:p>
          </table:table-cell>
          <table:table-cell table:formula="of:=[.B162]" office:value-type="float" office:value="18939">
            <text:p>18939</text:p>
          </table:table-cell>
          <table:table-cell table:style-name="ce5" office:value-type="float" office:value="58.8">
            <text:p>58,80</text:p>
          </table:table-cell>
          <table:table-cell table:style-name="ce5" table:formula="of:=[.D161]-([.C161]-[.B161])" office:value-type="float" office:value="9.8">
            <text:p>9,80</text:p>
          </table:table-cell>
          <table:table-cell table:style-name="ce5" table:formula="of:=[.D161]-[.E161]" office:value-type="float" office:value="49">
            <text:p>49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6-10">
            <text:p>10.06.2014</text:p>
          </table:table-cell>
          <table:table-cell office:value-type="float" office:value="18939">
            <text:p>18939</text:p>
          </table:table-cell>
          <table:table-cell table:formula="of:=[.B163]" office:value-type="float" office:value="18985">
            <text:p>18985</text:p>
          </table:table-cell>
          <table:table-cell table:style-name="ce5" office:value-type="float" office:value="53.6">
            <text:p>53,60</text:p>
          </table:table-cell>
          <table:table-cell table:style-name="ce5" table:formula="of:=[.D162]-([.C162]-[.B162])" office:value-type="float" office:value="7.6">
            <text:p>7,60</text:p>
          </table:table-cell>
          <table:table-cell table:style-name="ce5" table:formula="of:=[.D162]-[.E162]" office:value-type="float" office:value="46">
            <text:p>46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6-11">
            <text:p>11.06.2014</text:p>
          </table:table-cell>
          <table:table-cell office:value-type="float" office:value="18985">
            <text:p>18985</text:p>
          </table:table-cell>
          <table:table-cell table:formula="of:=[.B164]" office:value-type="float" office:value="19035">
            <text:p>19035</text:p>
          </table:table-cell>
          <table:table-cell table:style-name="ce5" office:value-type="float" office:value="55">
            <text:p>55,00</text:p>
          </table:table-cell>
          <table:table-cell table:style-name="ce5" table:formula="of:=[.D163]-([.C163]-[.B163])" office:value-type="float" office:value="5">
            <text:p>5,00</text:p>
          </table:table-cell>
          <table:table-cell table:style-name="ce5" table:formula="of:=[.D163]-[.E163]" office:value-type="float" office:value="50">
            <text:p>5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6-12">
            <text:p>12.06.2014</text:p>
          </table:table-cell>
          <table:table-cell office:value-type="float" office:value="19035">
            <text:p>19035</text:p>
          </table:table-cell>
          <table:table-cell table:formula="of:=[.B165]" office:value-type="float" office:value="19079">
            <text:p>19079</text:p>
          </table:table-cell>
          <table:table-cell table:style-name="ce5" office:value-type="float" office:value="51">
            <text:p>51,00</text:p>
          </table:table-cell>
          <table:table-cell table:style-name="ce5" table:formula="of:=[.D164]-([.C164]-[.B164])" office:value-type="float" office:value="7">
            <text:p>7,00</text:p>
          </table:table-cell>
          <table:table-cell table:style-name="ce5" table:formula="of:=[.D164]-[.E164]" office:value-type="float" office:value="44">
            <text:p>4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6-13">
            <text:p>13.06.2014</text:p>
          </table:table-cell>
          <table:table-cell office:value-type="float" office:value="19079">
            <text:p>19079</text:p>
          </table:table-cell>
          <table:table-cell table:formula="of:=[.B166]" office:value-type="float" office:value="19126">
            <text:p>19126</text:p>
          </table:table-cell>
          <table:table-cell table:style-name="ce5" office:value-type="float" office:value="54.7">
            <text:p>54,70</text:p>
          </table:table-cell>
          <table:table-cell table:style-name="ce5" table:formula="of:=[.D165]-([.C165]-[.B165])" office:value-type="float" office:value="7.7">
            <text:p>7,70</text:p>
          </table:table-cell>
          <table:table-cell table:style-name="ce5" table:formula="of:=[.D165]-[.E165]" office:value-type="float" office:value="47">
            <text:p>4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6-14">
            <text:p>14.06.2014</text:p>
          </table:table-cell>
          <table:table-cell office:value-type="float" office:value="19126">
            <text:p>19126</text:p>
          </table:table-cell>
          <table:table-cell table:formula="of:=[.B167]" office:value-type="float" office:value="19154">
            <text:p>19154</text:p>
          </table:table-cell>
          <table:table-cell table:style-name="ce5" office:value-type="float" office:value="33.8">
            <text:p>33,80</text:p>
          </table:table-cell>
          <table:table-cell table:style-name="ce5" table:formula="of:=[.D166]-([.C166]-[.B166])" office:value-type="float" office:value="5.8">
            <text:p>5,80</text:p>
          </table:table-cell>
          <table:table-cell table:style-name="ce5" table:formula="of:=[.D166]-[.E166]" office:value-type="float" office:value="28">
            <text:p>28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6-15">
            <text:p>15.06.2014</text:p>
          </table:table-cell>
          <table:table-cell office:value-type="float" office:value="19154">
            <text:p>19154</text:p>
          </table:table-cell>
          <table:table-cell table:formula="of:=[.B168]" office:value-type="float" office:value="19186">
            <text:p>19186</text:p>
          </table:table-cell>
          <table:table-cell table:style-name="ce5" office:value-type="float" office:value="46">
            <text:p>46,00</text:p>
          </table:table-cell>
          <table:table-cell table:style-name="ce5" table:formula="of:=[.D167]-([.C167]-[.B167])" office:value-type="float" office:value="14">
            <text:p>14,00</text:p>
          </table:table-cell>
          <table:table-cell table:style-name="ce5" table:formula="of:=[.D167]-[.E167]" office:value-type="float" office:value="32">
            <text:p>3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6-16">
            <text:p>16.06.2014</text:p>
          </table:table-cell>
          <table:table-cell office:value-type="float" office:value="19186">
            <text:p>19186</text:p>
          </table:table-cell>
          <table:table-cell table:formula="of:=[.B169]" office:value-type="float" office:value="19234">
            <text:p>19234</text:p>
          </table:table-cell>
          <table:table-cell table:style-name="ce5" office:value-type="float" office:value="55">
            <text:p>55,00</text:p>
          </table:table-cell>
          <table:table-cell table:style-name="ce5" table:formula="of:=[.D168]-([.C168]-[.B168])" office:value-type="float" office:value="7">
            <text:p>7,00</text:p>
          </table:table-cell>
          <table:table-cell table:style-name="ce5" table:formula="of:=[.D168]-[.E168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6-17">
            <text:p>17.06.2014</text:p>
          </table:table-cell>
          <table:table-cell office:value-type="float" office:value="19234">
            <text:p>19234</text:p>
          </table:table-cell>
          <table:table-cell table:formula="of:=[.B170]" office:value-type="float" office:value="19268">
            <text:p>19268</text:p>
          </table:table-cell>
          <table:table-cell table:style-name="ce5" office:value-type="float" office:value="39.1">
            <text:p>39,10</text:p>
          </table:table-cell>
          <table:table-cell table:style-name="ce5" table:formula="of:=[.D169]-([.C169]-[.B169])" office:value-type="float" office:value="5.1">
            <text:p>5,10</text:p>
          </table:table-cell>
          <table:table-cell table:style-name="ce5" table:formula="of:=[.D169]-[.E169]" office:value-type="float" office:value="34">
            <text:p>3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6-18">
            <text:p>18.06.2014</text:p>
          </table:table-cell>
          <table:table-cell office:value-type="float" office:value="19268">
            <text:p>19268</text:p>
          </table:table-cell>
          <table:table-cell table:formula="of:=[.B171]" office:value-type="float" office:value="19308">
            <text:p>19308</text:p>
          </table:table-cell>
          <table:table-cell table:style-name="ce5" office:value-type="float" office:value="50.5">
            <text:p>50,50</text:p>
          </table:table-cell>
          <table:table-cell table:style-name="ce5" table:formula="of:=[.D170]-([.C170]-[.B170])" office:value-type="float" office:value="10.5">
            <text:p>10,50</text:p>
          </table:table-cell>
          <table:table-cell table:style-name="ce5" table:formula="of:=[.D170]-[.E170]" office:value-type="float" office:value="40">
            <text:p>4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6-19">
            <text:p>19.06.2014</text:p>
          </table:table-cell>
          <table:table-cell office:value-type="float" office:value="19308">
            <text:p>19308</text:p>
          </table:table-cell>
          <table:table-cell table:formula="of:=[.B172]" office:value-type="float" office:value="19358">
            <text:p>19358</text:p>
          </table:table-cell>
          <table:table-cell table:style-name="ce5" office:value-type="float" office:value="58.7">
            <text:p>58,70</text:p>
          </table:table-cell>
          <table:table-cell table:style-name="ce5" table:formula="of:=[.D171]-([.C171]-[.B171])" office:value-type="float" office:value="8.7">
            <text:p>8,70</text:p>
          </table:table-cell>
          <table:table-cell table:style-name="ce5" table:formula="of:=[.D171]-[.E171]" office:value-type="float" office:value="50">
            <text:p>5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6-20">
            <text:p>20.06.2014</text:p>
          </table:table-cell>
          <table:table-cell office:value-type="float" office:value="19358">
            <text:p>19358</text:p>
          </table:table-cell>
          <table:table-cell table:formula="of:=[.B173]" office:value-type="float" office:value="19388">
            <text:p>19388</text:p>
          </table:table-cell>
          <table:table-cell table:style-name="ce5" office:value-type="float" office:value="35.5">
            <text:p>35,50</text:p>
          </table:table-cell>
          <table:table-cell table:style-name="ce5" table:formula="of:=[.D172]-([.C172]-[.B172])" office:value-type="float" office:value="5.5">
            <text:p>5,50</text:p>
          </table:table-cell>
          <table:table-cell table:style-name="ce5" table:formula="of:=[.D172]-[.E172]" office:value-type="float" office:value="30">
            <text:p>3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6-21">
            <text:p>21.06.2014</text:p>
          </table:table-cell>
          <table:table-cell office:value-type="float" office:value="19388">
            <text:p>19388</text:p>
          </table:table-cell>
          <table:table-cell table:formula="of:=[.B174]" office:value-type="float" office:value="19441">
            <text:p>19441</text:p>
          </table:table-cell>
          <table:table-cell table:style-name="ce5" office:value-type="float" office:value="63.4">
            <text:p>63,40</text:p>
          </table:table-cell>
          <table:table-cell table:style-name="ce5" table:formula="of:=[.D173]-([.C173]-[.B173])" office:value-type="float" office:value="10.4">
            <text:p>10,40</text:p>
          </table:table-cell>
          <table:table-cell table:style-name="ce5" table:formula="of:=[.D173]-[.E173]" office:value-type="float" office:value="53">
            <text:p>53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6-22">
            <text:p>22.06.2014</text:p>
          </table:table-cell>
          <table:table-cell office:value-type="float" office:value="19441">
            <text:p>19441</text:p>
          </table:table-cell>
          <table:table-cell table:formula="of:=[.B175]" office:value-type="float" office:value="19499">
            <text:p>19499</text:p>
          </table:table-cell>
          <table:table-cell table:style-name="ce5" office:value-type="float" office:value="63">
            <text:p>63,00</text:p>
          </table:table-cell>
          <table:table-cell table:style-name="ce5" table:formula="of:=[.D174]-([.C174]-[.B174])" office:value-type="float" office:value="5">
            <text:p>5,00</text:p>
          </table:table-cell>
          <table:table-cell table:style-name="ce5" table:formula="of:=[.D174]-[.E174]" office:value-type="float" office:value="58">
            <text:p>58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6-23">
            <text:p>23.06.2014</text:p>
          </table:table-cell>
          <table:table-cell office:value-type="float" office:value="19499">
            <text:p>19499</text:p>
          </table:table-cell>
          <table:table-cell table:formula="of:=[.B176]" office:value-type="float" office:value="19545">
            <text:p>19545</text:p>
          </table:table-cell>
          <table:table-cell table:style-name="ce5" office:value-type="float" office:value="57">
            <text:p>57,00</text:p>
          </table:table-cell>
          <table:table-cell table:style-name="ce5" table:formula="of:=[.D175]-([.C175]-[.B175])" office:value-type="float" office:value="11">
            <text:p>11,00</text:p>
          </table:table-cell>
          <table:table-cell table:style-name="ce5" table:formula="of:=[.D175]-[.E175]" office:value-type="float" office:value="46">
            <text:p>46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6-24">
            <text:p>24.06.2014</text:p>
          </table:table-cell>
          <table:table-cell office:value-type="float" office:value="19545">
            <text:p>19545</text:p>
          </table:table-cell>
          <table:table-cell table:formula="of:=[.B177]" office:value-type="float" office:value="19596">
            <text:p>19596</text:p>
          </table:table-cell>
          <table:table-cell table:style-name="ce5" office:value-type="float" office:value="63.2">
            <text:p>63,20</text:p>
          </table:table-cell>
          <table:table-cell table:style-name="ce5" table:formula="of:=[.D176]-([.C176]-[.B176])" office:value-type="float" office:value="12.2">
            <text:p>12,20</text:p>
          </table:table-cell>
          <table:table-cell table:style-name="ce5" table:formula="of:=[.D176]-[.E176]" office:value-type="float" office:value="51">
            <text:p>5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6-25">
            <text:p>25.06.2014</text:p>
          </table:table-cell>
          <table:table-cell office:value-type="float" office:value="19596">
            <text:p>19596</text:p>
          </table:table-cell>
          <table:table-cell table:formula="of:=[.B178]" office:value-type="float" office:value="19627">
            <text:p>19627</text:p>
          </table:table-cell>
          <table:table-cell table:style-name="ce5" office:value-type="float" office:value="40.1">
            <text:p>40,10</text:p>
          </table:table-cell>
          <table:table-cell table:style-name="ce5" table:formula="of:=[.D177]-([.C177]-[.B177])" office:value-type="float" office:value="9.1">
            <text:p>9,10</text:p>
          </table:table-cell>
          <table:table-cell table:style-name="ce5" table:formula="of:=[.D177]-[.E177]" office:value-type="float" office:value="31">
            <text:p>3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6-26">
            <text:p>26.06.2014</text:p>
          </table:table-cell>
          <table:table-cell office:value-type="float" office:value="19627">
            <text:p>19627</text:p>
          </table:table-cell>
          <table:table-cell table:formula="of:=[.B179]" office:value-type="float" office:value="19681">
            <text:p>19681</text:p>
          </table:table-cell>
          <table:table-cell table:style-name="ce5" office:value-type="float" office:value="63.5">
            <text:p>63,50</text:p>
          </table:table-cell>
          <table:table-cell table:style-name="ce5" table:formula="of:=[.D178]-([.C178]-[.B178])" office:value-type="float" office:value="9.5">
            <text:p>9,50</text:p>
          </table:table-cell>
          <table:table-cell table:style-name="ce5" table:formula="of:=[.D178]-[.E178]" office:value-type="float" office:value="54">
            <text:p>5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6-27">
            <text:p>27.06.2014</text:p>
          </table:table-cell>
          <table:table-cell office:value-type="float" office:value="19681">
            <text:p>19681</text:p>
          </table:table-cell>
          <table:table-cell table:formula="of:=[.B180]" office:value-type="float" office:value="19727">
            <text:p>19727</text:p>
          </table:table-cell>
          <table:table-cell table:style-name="ce5" office:value-type="float" office:value="55.6">
            <text:p>55,60</text:p>
          </table:table-cell>
          <table:table-cell table:style-name="ce5" table:formula="of:=[.D179]-([.C179]-[.B179])" office:value-type="float" office:value="9.6">
            <text:p>9,60</text:p>
          </table:table-cell>
          <table:table-cell table:style-name="ce5" table:formula="of:=[.D179]-[.E179]" office:value-type="float" office:value="46">
            <text:p>46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6-28">
            <text:p>28.06.2014</text:p>
          </table:table-cell>
          <table:table-cell office:value-type="float" office:value="19727">
            <text:p>19727</text:p>
          </table:table-cell>
          <table:table-cell table:formula="of:=[.B181]" office:value-type="float" office:value="19751">
            <text:p>19751</text:p>
          </table:table-cell>
          <table:table-cell table:style-name="ce5" office:value-type="float" office:value="29.8">
            <text:p>29,80</text:p>
          </table:table-cell>
          <table:table-cell table:style-name="ce5" table:formula="of:=[.D180]-([.C180]-[.B180])" office:value-type="float" office:value="5.8">
            <text:p>5,80</text:p>
          </table:table-cell>
          <table:table-cell table:style-name="ce5" table:formula="of:=[.D180]-[.E180]" office:value-type="float" office:value="24">
            <text:p>2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6-29">
            <text:p>29.06.2014</text:p>
          </table:table-cell>
          <table:table-cell office:value-type="float" office:value="19751">
            <text:p>19751</text:p>
          </table:table-cell>
          <table:table-cell table:formula="of:=[.B182]" office:value-type="float" office:value="19764">
            <text:p>19764</text:p>
          </table:table-cell>
          <table:table-cell table:style-name="ce5" office:value-type="float" office:value="21.4">
            <text:p>21,40</text:p>
          </table:table-cell>
          <table:table-cell table:style-name="ce5" table:formula="of:=[.D181]-([.C181]-[.B181])" office:value-type="float" office:value="8.4">
            <text:p>8,40</text:p>
          </table:table-cell>
          <table:table-cell table:style-name="ce5" table:formula="of:=[.D181]-[.E181]" office:value-type="float" office:value="13">
            <text:p>13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6-30">
            <text:p>30.06.2014</text:p>
          </table:table-cell>
          <table:table-cell office:value-type="float" office:value="19764">
            <text:p>19764</text:p>
          </table:table-cell>
          <table:table-cell table:formula="of:=[.B183]" office:value-type="float" office:value="19790">
            <text:p>19790</text:p>
          </table:table-cell>
          <table:table-cell table:style-name="ce5" office:value-type="float" office:value="33.5">
            <text:p>33,50</text:p>
          </table:table-cell>
          <table:table-cell table:style-name="ce5" table:formula="of:=[.D182]-([.C182]-[.B182])" office:value-type="float" office:value="7.5">
            <text:p>7,50</text:p>
          </table:table-cell>
          <table:table-cell table:style-name="ce5" table:formula="of:=[.D182]-[.E182]" office:value-type="float" office:value="26">
            <text:p>26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7-01">
            <text:p>01.07.2014</text:p>
          </table:table-cell>
          <table:table-cell office:value-type="float" office:value="19790">
            <text:p>19790</text:p>
          </table:table-cell>
          <table:table-cell table:formula="of:=[.B184]" office:value-type="float" office:value="19831">
            <text:p>19831</text:p>
          </table:table-cell>
          <table:table-cell table:style-name="ce5" office:value-type="float" office:value="52.8">
            <text:p>52,80</text:p>
          </table:table-cell>
          <table:table-cell table:style-name="ce5" table:formula="of:=[.D183]-([.C183]-[.B183])" office:value-type="float" office:value="11.8">
            <text:p>11,80</text:p>
          </table:table-cell>
          <table:table-cell table:style-name="ce5" table:formula="of:=[.D183]-[.E183]" office:value-type="float" office:value="41">
            <text:p>4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7-02">
            <text:p>02.07.2014</text:p>
          </table:table-cell>
          <table:table-cell office:value-type="float" office:value="19831">
            <text:p>19831</text:p>
          </table:table-cell>
          <table:table-cell table:formula="of:=[.B185]" office:value-type="float" office:value="19853">
            <text:p>19853</text:p>
          </table:table-cell>
          <table:table-cell table:style-name="ce5" office:value-type="float" office:value="29.9">
            <text:p>29,90</text:p>
          </table:table-cell>
          <table:table-cell table:style-name="ce5" table:formula="of:=[.D184]-([.C184]-[.B184])" office:value-type="float" office:value="7.9">
            <text:p>7,90</text:p>
          </table:table-cell>
          <table:table-cell table:style-name="ce5" table:formula="of:=[.D184]-[.E184]" office:value-type="float" office:value="22">
            <text:p>2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7-03">
            <text:p>03.07.2014</text:p>
          </table:table-cell>
          <table:table-cell office:value-type="float" office:value="19853">
            <text:p>19853</text:p>
          </table:table-cell>
          <table:table-cell table:formula="of:=[.B186]" office:value-type="float" office:value="19908">
            <text:p>19908</text:p>
          </table:table-cell>
          <table:table-cell table:style-name="ce5" office:value-type="float" office:value="62.4">
            <text:p>62,40</text:p>
          </table:table-cell>
          <table:table-cell table:style-name="ce5" table:formula="of:=[.D185]-([.C185]-[.B185])" office:value-type="float" office:value="7.4">
            <text:p>7,40</text:p>
          </table:table-cell>
          <table:table-cell table:style-name="ce5" table:formula="of:=[.D185]-[.E185]" office:value-type="float" office:value="55">
            <text:p>55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7-04">
            <text:p>04.07.2014</text:p>
          </table:table-cell>
          <table:table-cell office:value-type="float" office:value="19908">
            <text:p>19908</text:p>
          </table:table-cell>
          <table:table-cell table:formula="of:=[.B187]" office:value-type="float" office:value="19944">
            <text:p>19944</text:p>
          </table:table-cell>
          <table:table-cell table:style-name="ce5" office:value-type="float" office:value="45.9">
            <text:p>45,90</text:p>
          </table:table-cell>
          <table:table-cell table:style-name="ce5" table:formula="of:=[.D186]-([.C186]-[.B186])" office:value-type="float" office:value="9.9">
            <text:p>9,90</text:p>
          </table:table-cell>
          <table:table-cell table:style-name="ce5" table:formula="of:=[.D186]-[.E186]" office:value-type="float" office:value="36">
            <text:p>36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7-05">
            <text:p>05.07.2014</text:p>
          </table:table-cell>
          <table:table-cell office:value-type="float" office:value="19944">
            <text:p>19944</text:p>
          </table:table-cell>
          <table:table-cell table:formula="of:=[.B188]" office:value-type="float" office:value="19974">
            <text:p>19974</text:p>
          </table:table-cell>
          <table:table-cell table:style-name="ce5" office:value-type="float" office:value="36.1">
            <text:p>36,10</text:p>
          </table:table-cell>
          <table:table-cell table:style-name="ce5" table:formula="of:=[.D187]-([.C187]-[.B187])" office:value-type="float" office:value="6.1">
            <text:p>6,10</text:p>
          </table:table-cell>
          <table:table-cell table:style-name="ce5" table:formula="of:=[.D187]-[.E187]" office:value-type="float" office:value="30">
            <text:p>3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7-06">
            <text:p>06.07.2014</text:p>
          </table:table-cell>
          <table:table-cell office:value-type="float" office:value="19974">
            <text:p>19974</text:p>
          </table:table-cell>
          <table:table-cell table:formula="of:=[.B189]" office:value-type="float" office:value="20022">
            <text:p>20022</text:p>
          </table:table-cell>
          <table:table-cell table:style-name="ce5" office:value-type="float" office:value="55.4">
            <text:p>55,40</text:p>
          </table:table-cell>
          <table:table-cell table:style-name="ce5" table:formula="of:=[.D188]-([.C188]-[.B188])" office:value-type="float" office:value="7.4">
            <text:p>7,40</text:p>
          </table:table-cell>
          <table:table-cell table:style-name="ce5" table:formula="of:=[.D188]-[.E188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7-07">
            <text:p>07.07.2014</text:p>
          </table:table-cell>
          <table:table-cell office:value-type="float" office:value="20022">
            <text:p>20022</text:p>
          </table:table-cell>
          <table:table-cell table:formula="of:=[.B190]" office:value-type="float" office:value="20048">
            <text:p>20048</text:p>
          </table:table-cell>
          <table:table-cell table:style-name="ce5" office:value-type="float" office:value="32.4">
            <text:p>32,40</text:p>
          </table:table-cell>
          <table:table-cell table:style-name="ce5" table:formula="of:=[.D189]-([.C189]-[.B189])" office:value-type="float" office:value="6.4">
            <text:p>6,40</text:p>
          </table:table-cell>
          <table:table-cell table:style-name="ce5" table:formula="of:=[.D189]-[.E189]" office:value-type="float" office:value="26">
            <text:p>26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7-08">
            <text:p>08.07.2014</text:p>
          </table:table-cell>
          <table:table-cell office:value-type="float" office:value="20048">
            <text:p>20048</text:p>
          </table:table-cell>
          <table:table-cell table:formula="of:=[.B191]" office:value-type="float" office:value="20052">
            <text:p>20052</text:p>
          </table:table-cell>
          <table:table-cell table:style-name="ce5" office:value-type="float" office:value="8.5">
            <text:p>8,50</text:p>
          </table:table-cell>
          <table:table-cell table:style-name="ce5" table:formula="of:=[.D190]-([.C190]-[.B190])" office:value-type="float" office:value="4.5">
            <text:p>4,50</text:p>
          </table:table-cell>
          <table:table-cell table:style-name="ce5" table:formula="of:=[.D190]-[.E190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7-09">
            <text:p>09.07.2014</text:p>
          </table:table-cell>
          <table:table-cell office:value-type="float" office:value="20052">
            <text:p>20052</text:p>
          </table:table-cell>
          <table:table-cell table:formula="of:=[.B192]" office:value-type="float" office:value="20060">
            <text:p>20060</text:p>
          </table:table-cell>
          <table:table-cell table:style-name="ce5" office:value-type="float" office:value="15.1">
            <text:p>15,10</text:p>
          </table:table-cell>
          <table:table-cell table:style-name="ce5" table:formula="of:=[.D191]-([.C191]-[.B191])" office:value-type="float" office:value="7.1">
            <text:p>7,10</text:p>
          </table:table-cell>
          <table:table-cell table:style-name="ce5" table:formula="of:=[.D191]-[.E191]" office:value-type="float" office:value="8">
            <text:p>8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7-10">
            <text:p>10.07.2014</text:p>
          </table:table-cell>
          <table:table-cell office:value-type="float" office:value="20060">
            <text:p>20060</text:p>
          </table:table-cell>
          <table:table-cell table:formula="of:=[.B193]" office:value-type="float" office:value="20067">
            <text:p>20067</text:p>
          </table:table-cell>
          <table:table-cell table:style-name="ce5" office:value-type="float" office:value="15.2">
            <text:p>15,20</text:p>
          </table:table-cell>
          <table:table-cell table:style-name="ce5" table:formula="of:=[.D192]-([.C192]-[.B192])" office:value-type="float" office:value="8.2">
            <text:p>8,20</text:p>
          </table:table-cell>
          <table:table-cell table:style-name="ce5" table:formula="of:=[.D192]-[.E192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7-11">
            <text:p>11.07.2014</text:p>
          </table:table-cell>
          <table:table-cell office:value-type="float" office:value="20067">
            <text:p>20067</text:p>
          </table:table-cell>
          <table:table-cell table:formula="of:=[.B194]" office:value-type="float" office:value="20102">
            <text:p>20102</text:p>
          </table:table-cell>
          <table:table-cell table:style-name="ce5" office:value-type="float" office:value="41.1">
            <text:p>41,10</text:p>
          </table:table-cell>
          <table:table-cell table:style-name="ce5" table:formula="of:=[.D193]-([.C193]-[.B193])" office:value-type="float" office:value="6.1">
            <text:p>6,10</text:p>
          </table:table-cell>
          <table:table-cell table:style-name="ce5" table:formula="of:=[.D193]-[.E193]" office:value-type="float" office:value="35">
            <text:p>35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7-12">
            <text:p>12.07.2014</text:p>
          </table:table-cell>
          <table:table-cell office:value-type="float" office:value="20102">
            <text:p>20102</text:p>
          </table:table-cell>
          <table:table-cell table:formula="of:=[.B195]" office:value-type="float" office:value="20116">
            <text:p>20116</text:p>
          </table:table-cell>
          <table:table-cell table:style-name="ce5" office:value-type="float" office:value="24.9">
            <text:p>24,90</text:p>
          </table:table-cell>
          <table:table-cell table:style-name="ce5" table:formula="of:=[.D194]-([.C194]-[.B194])" office:value-type="float" office:value="10.9">
            <text:p>10,90</text:p>
          </table:table-cell>
          <table:table-cell table:style-name="ce5" table:formula="of:=[.D194]-[.E194]" office:value-type="float" office:value="14">
            <text:p>1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7-13">
            <text:p>13.07.2014</text:p>
          </table:table-cell>
          <table:table-cell office:value-type="float" office:value="20116">
            <text:p>20116</text:p>
          </table:table-cell>
          <table:table-cell table:formula="of:=[.B196]" office:value-type="float" office:value="20151">
            <text:p>20151</text:p>
          </table:table-cell>
          <table:table-cell table:style-name="ce5" office:value-type="float" office:value="44.9">
            <text:p>44,90</text:p>
          </table:table-cell>
          <table:table-cell table:style-name="ce5" table:formula="of:=[.D195]-([.C195]-[.B195])" office:value-type="float" office:value="9.9">
            <text:p>9,90</text:p>
          </table:table-cell>
          <table:table-cell table:style-name="ce5" table:formula="of:=[.D195]-[.E195]" office:value-type="float" office:value="35">
            <text:p>35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7-14">
            <text:p>14.07.2014</text:p>
          </table:table-cell>
          <table:table-cell office:value-type="float" office:value="20151">
            <text:p>20151</text:p>
          </table:table-cell>
          <table:table-cell table:formula="of:=[.B197]" office:value-type="float" office:value="20187">
            <text:p>20187</text:p>
          </table:table-cell>
          <table:table-cell table:style-name="ce5" office:value-type="float" office:value="42.5">
            <text:p>42,50</text:p>
          </table:table-cell>
          <table:table-cell table:style-name="ce5" table:formula="of:=[.D196]-([.C196]-[.B196])" office:value-type="float" office:value="6.5">
            <text:p>6,50</text:p>
          </table:table-cell>
          <table:table-cell table:style-name="ce5" table:formula="of:=[.D196]-[.E196]" office:value-type="float" office:value="36">
            <text:p>36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7-15">
            <text:p>15.07.2014</text:p>
          </table:table-cell>
          <table:table-cell office:value-type="float" office:value="20187">
            <text:p>20187</text:p>
          </table:table-cell>
          <table:table-cell table:formula="of:=[.B198]" office:value-type="float" office:value="20231">
            <text:p>20231</text:p>
          </table:table-cell>
          <table:table-cell table:style-name="ce5" office:value-type="float" office:value="55.9">
            <text:p>55,90</text:p>
          </table:table-cell>
          <table:table-cell table:style-name="ce5" table:formula="of:=[.D197]-([.C197]-[.B197])" office:value-type="float" office:value="11.9">
            <text:p>11,90</text:p>
          </table:table-cell>
          <table:table-cell table:style-name="ce5" table:formula="of:=[.D197]-[.E197]" office:value-type="float" office:value="44">
            <text:p>4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7-16">
            <text:p>16.07.2014</text:p>
          </table:table-cell>
          <table:table-cell office:value-type="float" office:value="20231">
            <text:p>20231</text:p>
          </table:table-cell>
          <table:table-cell table:formula="of:=[.B199]" office:value-type="float" office:value="20275">
            <text:p>20275</text:p>
          </table:table-cell>
          <table:table-cell table:style-name="ce5" office:value-type="float" office:value="50.9">
            <text:p>50,90</text:p>
          </table:table-cell>
          <table:table-cell table:style-name="ce5" table:formula="of:=[.D198]-([.C198]-[.B198])" office:value-type="float" office:value="6.9">
            <text:p>6,90</text:p>
          </table:table-cell>
          <table:table-cell table:style-name="ce5" table:formula="of:=[.D198]-[.E198]" office:value-type="float" office:value="44">
            <text:p>4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7-17">
            <text:p>17.07.2014</text:p>
          </table:table-cell>
          <table:table-cell office:value-type="float" office:value="20275">
            <text:p>20275</text:p>
          </table:table-cell>
          <table:table-cell table:formula="of:=[.B200]" office:value-type="float" office:value="20320">
            <text:p>20320</text:p>
          </table:table-cell>
          <table:table-cell table:style-name="ce5" office:value-type="float" office:value="58.5">
            <text:p>58,50</text:p>
          </table:table-cell>
          <table:table-cell table:style-name="ce5" table:formula="of:=[.D199]-([.C199]-[.B199])" office:value-type="float" office:value="13.5">
            <text:p>13,50</text:p>
          </table:table-cell>
          <table:table-cell table:style-name="ce5" table:formula="of:=[.D199]-[.E199]" office:value-type="float" office:value="45">
            <text:p>45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7-18">
            <text:p>18.07.2014</text:p>
          </table:table-cell>
          <table:table-cell office:value-type="float" office:value="20320">
            <text:p>20320</text:p>
          </table:table-cell>
          <table:table-cell table:formula="of:=[.B201]" office:value-type="float" office:value="20373">
            <text:p>20373</text:p>
          </table:table-cell>
          <table:table-cell table:style-name="ce5" office:value-type="float" office:value="60">
            <text:p>60,00</text:p>
          </table:table-cell>
          <table:table-cell table:style-name="ce5" table:formula="of:=[.D200]-([.C200]-[.B200])" office:value-type="float" office:value="7">
            <text:p>7,00</text:p>
          </table:table-cell>
          <table:table-cell table:style-name="ce5" table:formula="of:=[.D200]-[.E200]" office:value-type="float" office:value="53">
            <text:p>53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7-19">
            <text:p>19.07.2014</text:p>
          </table:table-cell>
          <table:table-cell office:value-type="float" office:value="20373">
            <text:p>20373</text:p>
          </table:table-cell>
          <table:table-cell table:formula="of:=[.B202]" office:value-type="float" office:value="20420">
            <text:p>20420</text:p>
          </table:table-cell>
          <table:table-cell table:style-name="ce5" office:value-type="float" office:value="57.7">
            <text:p>57,70</text:p>
          </table:table-cell>
          <table:table-cell table:style-name="ce5" table:formula="of:=[.D201]-([.C201]-[.B201])" office:value-type="float" office:value="10.7">
            <text:p>10,70</text:p>
          </table:table-cell>
          <table:table-cell table:style-name="ce5" table:formula="of:=[.D201]-[.E201]" office:value-type="float" office:value="47">
            <text:p>4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7-20">
            <text:p>20.07.2014</text:p>
          </table:table-cell>
          <table:table-cell office:value-type="float" office:value="20420">
            <text:p>20420</text:p>
          </table:table-cell>
          <table:table-cell table:formula="of:=[.B203]" office:value-type="float" office:value="20444">
            <text:p>20444</text:p>
          </table:table-cell>
          <table:table-cell table:style-name="ce5" office:value-type="float" office:value="31">
            <text:p>31,00</text:p>
          </table:table-cell>
          <table:table-cell table:style-name="ce5" table:formula="of:=[.D202]-([.C202]-[.B202])" office:value-type="float" office:value="7">
            <text:p>7,00</text:p>
          </table:table-cell>
          <table:table-cell table:style-name="ce5" table:formula="of:=[.D202]-[.E202]" office:value-type="float" office:value="24">
            <text:p>2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7-21">
            <text:p>21.07.2014</text:p>
          </table:table-cell>
          <table:table-cell office:value-type="float" office:value="20444">
            <text:p>20444</text:p>
          </table:table-cell>
          <table:table-cell table:formula="of:=[.B204]" office:value-type="float" office:value="20458">
            <text:p>20458</text:p>
          </table:table-cell>
          <table:table-cell table:style-name="ce5" office:value-type="float" office:value="20">
            <text:p>20,00</text:p>
          </table:table-cell>
          <table:table-cell table:style-name="ce5" table:formula="of:=[.D203]-([.C203]-[.B203])" office:value-type="float" office:value="6">
            <text:p>6,00</text:p>
          </table:table-cell>
          <table:table-cell table:style-name="ce5" table:formula="of:=[.D203]-[.E203]" office:value-type="float" office:value="14">
            <text:p>1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7-22">
            <text:p>22.07.2014</text:p>
          </table:table-cell>
          <table:table-cell office:value-type="float" office:value="20458">
            <text:p>20458</text:p>
          </table:table-cell>
          <table:table-cell table:formula="of:=[.B205]" office:value-type="float" office:value="20466">
            <text:p>20466</text:p>
          </table:table-cell>
          <table:table-cell table:style-name="ce5" office:value-type="float" office:value="14.8">
            <text:p>14,80</text:p>
          </table:table-cell>
          <table:table-cell table:style-name="ce5" table:formula="of:=[.D204]-([.C204]-[.B204])" office:value-type="float" office:value="6.8">
            <text:p>6,80</text:p>
          </table:table-cell>
          <table:table-cell table:style-name="ce5" table:formula="of:=[.D204]-[.E204]" office:value-type="float" office:value="8">
            <text:p>8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7-23">
            <text:p>23.07.2014</text:p>
          </table:table-cell>
          <table:table-cell office:value-type="float" office:value="20466">
            <text:p>20466</text:p>
          </table:table-cell>
          <table:table-cell table:formula="of:=[.B206]" office:value-type="float" office:value="20506">
            <text:p>20506</text:p>
          </table:table-cell>
          <table:table-cell table:style-name="ce5" office:value-type="float" office:value="49.3">
            <text:p>49,30</text:p>
          </table:table-cell>
          <table:table-cell table:style-name="ce5" table:formula="of:=[.D205]-([.C205]-[.B205])" office:value-type="float" office:value="9.3">
            <text:p>9,30</text:p>
          </table:table-cell>
          <table:table-cell table:style-name="ce5" table:formula="of:=[.D205]-[.E205]" office:value-type="float" office:value="40">
            <text:p>4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7-24">
            <text:p>24.07.2014</text:p>
          </table:table-cell>
          <table:table-cell office:value-type="float" office:value="20506">
            <text:p>20506</text:p>
          </table:table-cell>
          <table:table-cell table:formula="of:=[.B207]" office:value-type="float" office:value="20554">
            <text:p>20554</text:p>
          </table:table-cell>
          <table:table-cell table:style-name="ce5" office:value-type="float" office:value="55.6">
            <text:p>55,60</text:p>
          </table:table-cell>
          <table:table-cell table:style-name="ce5" table:formula="of:=[.D206]-([.C206]-[.B206])" office:value-type="float" office:value="7.6">
            <text:p>7,60</text:p>
          </table:table-cell>
          <table:table-cell table:style-name="ce5" table:formula="of:=[.D206]-[.E206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7-25">
            <text:p>25.07.2014</text:p>
          </table:table-cell>
          <table:table-cell office:value-type="float" office:value="20554">
            <text:p>20554</text:p>
          </table:table-cell>
          <table:table-cell table:formula="of:=[.B208]" office:value-type="float" office:value="20591">
            <text:p>20591</text:p>
          </table:table-cell>
          <table:table-cell table:style-name="ce5" office:value-type="float" office:value="46.7">
            <text:p>46,70</text:p>
          </table:table-cell>
          <table:table-cell table:style-name="ce5" table:formula="of:=[.D207]-([.C207]-[.B207])" office:value-type="float" office:value="9.7">
            <text:p>9,70</text:p>
          </table:table-cell>
          <table:table-cell table:style-name="ce5" table:formula="of:=[.D207]-[.E207]" office:value-type="float" office:value="37">
            <text:p>3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7-26">
            <text:p>26.07.2014</text:p>
          </table:table-cell>
          <table:table-cell office:value-type="float" office:value="20591">
            <text:p>20591</text:p>
          </table:table-cell>
          <table:table-cell table:formula="of:=[.B209]" office:value-type="float" office:value="20602">
            <text:p>20602</text:p>
          </table:table-cell>
          <table:table-cell table:style-name="ce5" office:value-type="float" office:value="15.5">
            <text:p>15,50</text:p>
          </table:table-cell>
          <table:table-cell table:style-name="ce5" table:formula="of:=[.D208]-([.C208]-[.B208])" office:value-type="float" office:value="4.5">
            <text:p>4,50</text:p>
          </table:table-cell>
          <table:table-cell table:style-name="ce5" table:formula="of:=[.D208]-[.E208]" office:value-type="float" office:value="11">
            <text:p>1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7-27">
            <text:p>27.07.2014</text:p>
          </table:table-cell>
          <table:table-cell office:value-type="float" office:value="20602">
            <text:p>20602</text:p>
          </table:table-cell>
          <table:table-cell table:formula="of:=[.B210]" office:value-type="float" office:value="20641">
            <text:p>20641</text:p>
          </table:table-cell>
          <table:table-cell table:style-name="ce5" office:value-type="float" office:value="47.8">
            <text:p>47,80</text:p>
          </table:table-cell>
          <table:table-cell table:style-name="ce5" table:formula="of:=[.D209]-([.C209]-[.B209])" office:value-type="float" office:value="8.8">
            <text:p>8,80</text:p>
          </table:table-cell>
          <table:table-cell table:style-name="ce5" table:formula="of:=[.D209]-[.E209]" office:value-type="float" office:value="39">
            <text:p>39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7-28">
            <text:p>28.07.2014</text:p>
          </table:table-cell>
          <table:table-cell office:value-type="float" office:value="20641">
            <text:p>20641</text:p>
          </table:table-cell>
          <table:table-cell table:formula="of:=[.B211]" office:value-type="float" office:value="20680">
            <text:p>20680</text:p>
          </table:table-cell>
          <table:table-cell table:style-name="ce5" office:value-type="float" office:value="50">
            <text:p>50,00</text:p>
          </table:table-cell>
          <table:table-cell table:style-name="ce5" table:formula="of:=[.D210]-([.C210]-[.B210])" office:value-type="float" office:value="11">
            <text:p>11,00</text:p>
          </table:table-cell>
          <table:table-cell table:style-name="ce5" table:formula="of:=[.D210]-[.E210]" office:value-type="float" office:value="39">
            <text:p>39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7-29">
            <text:p>29.07.2014</text:p>
          </table:table-cell>
          <table:table-cell office:value-type="float" office:value="20680">
            <text:p>20680</text:p>
          </table:table-cell>
          <table:table-cell table:formula="of:=[.B212]" office:value-type="float" office:value="20687">
            <text:p>20687</text:p>
          </table:table-cell>
          <table:table-cell table:style-name="ce5" office:value-type="float" office:value="13.7">
            <text:p>13,70</text:p>
          </table:table-cell>
          <table:table-cell table:style-name="ce5" table:formula="of:=[.D211]-([.C211]-[.B211])" office:value-type="float" office:value="6.7">
            <text:p>6,70</text:p>
          </table:table-cell>
          <table:table-cell table:style-name="ce5" table:formula="of:=[.D211]-[.E211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7-30">
            <text:p>30.07.2014</text:p>
          </table:table-cell>
          <table:table-cell office:value-type="float" office:value="20687">
            <text:p>20687</text:p>
          </table:table-cell>
          <table:table-cell table:formula="of:=[.B213]" office:value-type="float" office:value="20694">
            <text:p>20694</text:p>
          </table:table-cell>
          <table:table-cell table:style-name="ce5" office:value-type="float" office:value="12.4">
            <text:p>12,40</text:p>
          </table:table-cell>
          <table:table-cell table:style-name="ce5" table:formula="of:=[.D212]-([.C212]-[.B212])" office:value-type="float" office:value="5.4">
            <text:p>5,40</text:p>
          </table:table-cell>
          <table:table-cell table:style-name="ce5" table:formula="of:=[.D212]-[.E212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7-31">
            <text:p>31.07.2014</text:p>
          </table:table-cell>
          <table:table-cell office:value-type="float" office:value="20694">
            <text:p>20694</text:p>
          </table:table-cell>
          <table:table-cell table:formula="of:=[.B214]" office:value-type="float" office:value="20734">
            <text:p>20734</text:p>
          </table:table-cell>
          <table:table-cell table:style-name="ce5" office:value-type="float" office:value="48.7">
            <text:p>48,70</text:p>
          </table:table-cell>
          <table:table-cell table:style-name="ce5" table:formula="of:=[.D213]-([.C213]-[.B213])" office:value-type="float" office:value="8.7">
            <text:p>8,70</text:p>
          </table:table-cell>
          <table:table-cell table:style-name="ce5" table:formula="of:=[.D213]-[.E213]" office:value-type="float" office:value="40">
            <text:p>4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8-01">
            <text:p>01.08.2014</text:p>
          </table:table-cell>
          <table:table-cell office:value-type="float" office:value="20734">
            <text:p>20734</text:p>
          </table:table-cell>
          <table:table-cell table:formula="of:=[.B215]" office:value-type="float" office:value="20767">
            <text:p>20767</text:p>
          </table:table-cell>
          <table:table-cell table:style-name="ce5" office:value-type="float" office:value="41.1">
            <text:p>41,10</text:p>
          </table:table-cell>
          <table:table-cell table:style-name="ce5" table:formula="of:=[.D214]-([.C214]-[.B214])" office:value-type="float" office:value="8.1">
            <text:p>8,10</text:p>
          </table:table-cell>
          <table:table-cell table:style-name="ce5" table:formula="of:=[.D214]-[.E214]" office:value-type="float" office:value="33">
            <text:p>33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8-02">
            <text:p>02.08.2014</text:p>
          </table:table-cell>
          <table:table-cell office:value-type="float" office:value="20767">
            <text:p>20767</text:p>
          </table:table-cell>
          <table:table-cell table:formula="of:=[.B216]" office:value-type="float" office:value="20787">
            <text:p>20787</text:p>
          </table:table-cell>
          <table:table-cell table:style-name="ce5" office:value-type="float" office:value="28.1">
            <text:p>28,10</text:p>
          </table:table-cell>
          <table:table-cell table:style-name="ce5" table:formula="of:=[.D215]-([.C215]-[.B215])" office:value-type="float" office:value="8.1">
            <text:p>8,10</text:p>
          </table:table-cell>
          <table:table-cell table:style-name="ce5" table:formula="of:=[.D215]-[.E215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8-03">
            <text:p>03.08.2014</text:p>
          </table:table-cell>
          <table:table-cell office:value-type="float" office:value="20787">
            <text:p>20787</text:p>
          </table:table-cell>
          <table:table-cell table:formula="of:=[.B217]" office:value-type="float" office:value="20810">
            <text:p>20810</text:p>
          </table:table-cell>
          <table:table-cell table:style-name="ce5" office:value-type="float" office:value="29.2">
            <text:p>29,20</text:p>
          </table:table-cell>
          <table:table-cell table:style-name="ce5" table:formula="of:=[.D216]-([.C216]-[.B216])" office:value-type="float" office:value="6.2">
            <text:p>6,20</text:p>
          </table:table-cell>
          <table:table-cell table:style-name="ce5" table:formula="of:=[.D216]-[.E216]" office:value-type="float" office:value="23">
            <text:p>23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8-04">
            <text:p>04.08.2014</text:p>
          </table:table-cell>
          <table:table-cell office:value-type="float" office:value="20810">
            <text:p>20810</text:p>
          </table:table-cell>
          <table:table-cell table:formula="of:=[.B218]" office:value-type="float" office:value="20859">
            <text:p>20859</text:p>
          </table:table-cell>
          <table:table-cell table:style-name="ce5" office:value-type="float" office:value="57.2">
            <text:p>57,20</text:p>
          </table:table-cell>
          <table:table-cell table:style-name="ce5" table:formula="of:=[.D217]-([.C217]-[.B217])" office:value-type="float" office:value="8.2">
            <text:p>8,20</text:p>
          </table:table-cell>
          <table:table-cell table:style-name="ce5" table:formula="of:=[.D217]-[.E217]" office:value-type="float" office:value="49">
            <text:p>49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8-05">
            <text:p>05.08.2014</text:p>
          </table:table-cell>
          <table:table-cell office:value-type="float" office:value="20859">
            <text:p>20859</text:p>
          </table:table-cell>
          <table:table-cell table:formula="of:=[.B219]" office:value-type="float" office:value="20884">
            <text:p>20884</text:p>
          </table:table-cell>
          <table:table-cell table:style-name="ce5" office:value-type="float" office:value="33.8">
            <text:p>33,80</text:p>
          </table:table-cell>
          <table:table-cell table:style-name="ce5" table:formula="of:=[.D218]-([.C218]-[.B218])" office:value-type="float" office:value="8.8">
            <text:p>8,80</text:p>
          </table:table-cell>
          <table:table-cell table:style-name="ce5" table:formula="of:=[.D218]-[.E218]" office:value-type="float" office:value="25">
            <text:p>25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8-06">
            <text:p>06.08.2014</text:p>
          </table:table-cell>
          <table:table-cell office:value-type="float" office:value="20884">
            <text:p>20884</text:p>
          </table:table-cell>
          <table:table-cell table:formula="of:=[.B220]" office:value-type="float" office:value="20919">
            <text:p>20919</text:p>
          </table:table-cell>
          <table:table-cell table:style-name="ce5" office:value-type="float" office:value="46.7">
            <text:p>46,70</text:p>
          </table:table-cell>
          <table:table-cell table:style-name="ce5" table:formula="of:=[.D219]-([.C219]-[.B219])" office:value-type="float" office:value="11.7">
            <text:p>11,70</text:p>
          </table:table-cell>
          <table:table-cell table:style-name="ce5" table:formula="of:=[.D219]-[.E219]" office:value-type="float" office:value="35">
            <text:p>35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8-07">
            <text:p>07.08.2014</text:p>
          </table:table-cell>
          <table:table-cell office:value-type="float" office:value="20919">
            <text:p>20919</text:p>
          </table:table-cell>
          <table:table-cell table:formula="of:=[.B221]" office:value-type="float" office:value="20950">
            <text:p>20950</text:p>
          </table:table-cell>
          <table:table-cell table:style-name="ce5" office:value-type="float" office:value="38.5">
            <text:p>38,50</text:p>
          </table:table-cell>
          <table:table-cell table:style-name="ce5" table:formula="of:=[.D220]-([.C220]-[.B220])" office:value-type="float" office:value="7.5">
            <text:p>7,50</text:p>
          </table:table-cell>
          <table:table-cell table:style-name="ce5" table:formula="of:=[.D220]-[.E220]" office:value-type="float" office:value="31">
            <text:p>3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8-08">
            <text:p>08.08.2014</text:p>
          </table:table-cell>
          <table:table-cell office:value-type="float" office:value="20950">
            <text:p>20950</text:p>
          </table:table-cell>
          <table:table-cell table:formula="of:=[.B222]" office:value-type="float" office:value="20988">
            <text:p>20988</text:p>
          </table:table-cell>
          <table:table-cell table:style-name="ce5" office:value-type="float" office:value="47.2">
            <text:p>47,20</text:p>
          </table:table-cell>
          <table:table-cell table:style-name="ce5" table:formula="of:=[.D221]-([.C221]-[.B221])" office:value-type="float" office:value="9.2">
            <text:p>9,20</text:p>
          </table:table-cell>
          <table:table-cell table:style-name="ce5" table:formula="of:=[.D221]-[.E221]" office:value-type="float" office:value="38">
            <text:p>38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8-09">
            <text:p>09.08.2014</text:p>
          </table:table-cell>
          <table:table-cell office:value-type="float" office:value="20988">
            <text:p>20988</text:p>
          </table:table-cell>
          <table:table-cell table:formula="of:=[.B223]" office:value-type="float" office:value="21021">
            <text:p>21021</text:p>
          </table:table-cell>
          <table:table-cell table:style-name="ce5" office:value-type="float" office:value="40.6">
            <text:p>40,60</text:p>
          </table:table-cell>
          <table:table-cell table:style-name="ce5" table:formula="of:=[.D222]-([.C222]-[.B222])" office:value-type="float" office:value="7.6">
            <text:p>7,60</text:p>
          </table:table-cell>
          <table:table-cell table:style-name="ce5" table:formula="of:=[.D222]-[.E222]" office:value-type="float" office:value="33">
            <text:p>33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8-10">
            <text:p>10.08.2014</text:p>
          </table:table-cell>
          <table:table-cell office:value-type="float" office:value="21021">
            <text:p>21021</text:p>
          </table:table-cell>
          <table:table-cell table:formula="of:=[.B224]" office:value-type="float" office:value="21053">
            <text:p>21053</text:p>
          </table:table-cell>
          <table:table-cell table:style-name="ce5" office:value-type="float" office:value="41.3">
            <text:p>41,30</text:p>
          </table:table-cell>
          <table:table-cell table:style-name="ce5" table:formula="of:=[.D223]-([.C223]-[.B223])" office:value-type="float" office:value="9.3">
            <text:p>9,30</text:p>
          </table:table-cell>
          <table:table-cell table:style-name="ce5" table:formula="of:=[.D223]-[.E223]" office:value-type="float" office:value="32">
            <text:p>3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8-11">
            <text:p>11.08.2014</text:p>
          </table:table-cell>
          <table:table-cell office:value-type="float" office:value="21053">
            <text:p>21053</text:p>
          </table:table-cell>
          <table:table-cell table:formula="of:=[.B225]" office:value-type="float" office:value="21082">
            <text:p>21082</text:p>
          </table:table-cell>
          <table:table-cell table:style-name="ce5" office:value-type="float" office:value="37.6">
            <text:p>37,60</text:p>
          </table:table-cell>
          <table:table-cell table:style-name="ce5" table:formula="of:=[.D224]-([.C224]-[.B224])" office:value-type="float" office:value="8.6">
            <text:p>8,60</text:p>
          </table:table-cell>
          <table:table-cell table:style-name="ce5" table:formula="of:=[.D224]-[.E224]" office:value-type="float" office:value="29">
            <text:p>29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8-12">
            <text:p>12.08.2014</text:p>
          </table:table-cell>
          <table:table-cell office:value-type="float" office:value="21082">
            <text:p>21082</text:p>
          </table:table-cell>
          <table:table-cell table:formula="of:=[.B226]" office:value-type="float" office:value="21116">
            <text:p>21116</text:p>
          </table:table-cell>
          <table:table-cell table:style-name="ce5" office:value-type="float" office:value="42.2">
            <text:p>42,20</text:p>
          </table:table-cell>
          <table:table-cell table:style-name="ce5" table:formula="of:=[.D225]-([.C225]-[.B225])" office:value-type="float" office:value="8.2">
            <text:p>8,20</text:p>
          </table:table-cell>
          <table:table-cell table:style-name="ce5" table:formula="of:=[.D225]-[.E225]" office:value-type="float" office:value="34">
            <text:p>3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8-13">
            <text:p>13.08.2014</text:p>
          </table:table-cell>
          <table:table-cell office:value-type="float" office:value="21116">
            <text:p>21116</text:p>
          </table:table-cell>
          <table:table-cell table:formula="of:=[.B227]" office:value-type="float" office:value="21123">
            <text:p>21123</text:p>
          </table:table-cell>
          <table:table-cell table:style-name="ce5" office:value-type="float" office:value="13.8">
            <text:p>13,80</text:p>
          </table:table-cell>
          <table:table-cell table:style-name="ce5" table:formula="of:=[.D226]-([.C226]-[.B226])" office:value-type="float" office:value="6.8">
            <text:p>6,80</text:p>
          </table:table-cell>
          <table:table-cell table:style-name="ce5" table:formula="of:=[.D226]-[.E226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8-14">
            <text:p>14.08.2014</text:p>
          </table:table-cell>
          <table:table-cell office:value-type="float" office:value="21123">
            <text:p>21123</text:p>
          </table:table-cell>
          <table:table-cell table:formula="of:=[.B228]" office:value-type="float" office:value="21149">
            <text:p>21149</text:p>
          </table:table-cell>
          <table:table-cell table:style-name="ce5" office:value-type="float" office:value="33.6">
            <text:p>33,60</text:p>
          </table:table-cell>
          <table:table-cell table:style-name="ce5" table:formula="of:=[.D227]-([.C227]-[.B227])" office:value-type="float" office:value="7.6">
            <text:p>7,60</text:p>
          </table:table-cell>
          <table:table-cell table:style-name="ce5" table:formula="of:=[.D227]-[.E227]" office:value-type="float" office:value="26">
            <text:p>26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8-15">
            <text:p>15.08.2014</text:p>
          </table:table-cell>
          <table:table-cell office:value-type="float" office:value="21149">
            <text:p>21149</text:p>
          </table:table-cell>
          <table:table-cell table:formula="of:=[.B229]" office:value-type="float" office:value="21168">
            <text:p>21168</text:p>
          </table:table-cell>
          <table:table-cell table:style-name="ce5" office:value-type="float" office:value="26.9">
            <text:p>26,90</text:p>
          </table:table-cell>
          <table:table-cell table:style-name="ce5" table:formula="of:=[.D228]-([.C228]-[.B228])" office:value-type="float" office:value="7.9">
            <text:p>7,90</text:p>
          </table:table-cell>
          <table:table-cell table:style-name="ce5" table:formula="of:=[.D228]-[.E228]" office:value-type="float" office:value="19">
            <text:p>19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8-16">
            <text:p>16.08.2014</text:p>
          </table:table-cell>
          <table:table-cell office:value-type="float" office:value="21168">
            <text:p>21168</text:p>
          </table:table-cell>
          <table:table-cell table:formula="of:=[.B230]" office:value-type="float" office:value="21194">
            <text:p>21194</text:p>
          </table:table-cell>
          <table:table-cell table:style-name="ce5" office:value-type="float" office:value="30.9">
            <text:p>30,90</text:p>
          </table:table-cell>
          <table:table-cell table:style-name="ce5" table:formula="of:=[.D229]-([.C229]-[.B229])" office:value-type="float" office:value="4.9">
            <text:p>4,90</text:p>
          </table:table-cell>
          <table:table-cell table:style-name="ce5" table:formula="of:=[.D229]-[.E229]" office:value-type="float" office:value="26">
            <text:p>26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8-17">
            <text:p>17.08.2014</text:p>
          </table:table-cell>
          <table:table-cell office:value-type="float" office:value="21194">
            <text:p>21194</text:p>
          </table:table-cell>
          <table:table-cell table:formula="of:=[.B231]" office:value-type="float" office:value="21234">
            <text:p>21234</text:p>
          </table:table-cell>
          <table:table-cell table:style-name="ce5" office:value-type="float" office:value="52.7">
            <text:p>52,70</text:p>
          </table:table-cell>
          <table:table-cell table:style-name="ce5" table:formula="of:=[.D230]-([.C230]-[.B230])" office:value-type="float" office:value="12.7">
            <text:p>12,70</text:p>
          </table:table-cell>
          <table:table-cell table:style-name="ce5" table:formula="of:=[.D230]-[.E230]" office:value-type="float" office:value="40">
            <text:p>4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8-18">
            <text:p>18.08.2014</text:p>
          </table:table-cell>
          <table:table-cell office:value-type="float" office:value="21234">
            <text:p>21234</text:p>
          </table:table-cell>
          <table:table-cell table:formula="of:=[.B232]" office:value-type="float" office:value="21254">
            <text:p>21254</text:p>
          </table:table-cell>
          <table:table-cell table:style-name="ce5" office:value-type="float" office:value="26">
            <text:p>26,00</text:p>
          </table:table-cell>
          <table:table-cell table:style-name="ce5" table:formula="of:=[.D231]-([.C231]-[.B231])" office:value-type="float" office:value="6">
            <text:p>6,00</text:p>
          </table:table-cell>
          <table:table-cell table:style-name="ce5" table:formula="of:=[.D231]-[.E231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8-19">
            <text:p>19.08.2014</text:p>
          </table:table-cell>
          <table:table-cell office:value-type="float" office:value="21254">
            <text:p>21254</text:p>
          </table:table-cell>
          <table:table-cell table:formula="of:=[.B233]" office:value-type="float" office:value="21283">
            <text:p>21283</text:p>
          </table:table-cell>
          <table:table-cell table:style-name="ce5" office:value-type="float" office:value="41.8">
            <text:p>41,80</text:p>
          </table:table-cell>
          <table:table-cell table:style-name="ce5" table:formula="of:=[.D232]-([.C232]-[.B232])" office:value-type="float" office:value="12.8">
            <text:p>12,80</text:p>
          </table:table-cell>
          <table:table-cell table:style-name="ce5" table:formula="of:=[.D232]-[.E232]" office:value-type="float" office:value="29">
            <text:p>29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8-20">
            <text:p>20.08.2014</text:p>
          </table:table-cell>
          <table:table-cell office:value-type="float" office:value="21283">
            <text:p>21283</text:p>
          </table:table-cell>
          <table:table-cell table:formula="of:=[.B234]" office:value-type="float" office:value="21310">
            <text:p>21310</text:p>
          </table:table-cell>
          <table:table-cell table:style-name="ce5" office:value-type="float" office:value="41">
            <text:p>41,00</text:p>
          </table:table-cell>
          <table:table-cell table:style-name="ce5" table:formula="of:=[.D233]-([.C233]-[.B233])" office:value-type="float" office:value="14">
            <text:p>14,00</text:p>
          </table:table-cell>
          <table:table-cell table:style-name="ce5" table:formula="of:=[.D233]-[.E233]" office:value-type="float" office:value="27">
            <text:p>2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8-21">
            <text:p>21.08.2014</text:p>
          </table:table-cell>
          <table:table-cell office:value-type="float" office:value="21310">
            <text:p>21310</text:p>
          </table:table-cell>
          <table:table-cell table:formula="of:=[.B235]" office:value-type="float" office:value="21355">
            <text:p>21355</text:p>
          </table:table-cell>
          <table:table-cell table:style-name="ce5" office:value-type="float" office:value="54.8">
            <text:p>54,80</text:p>
          </table:table-cell>
          <table:table-cell table:style-name="ce5" table:formula="of:=[.D234]-([.C234]-[.B234])" office:value-type="float" office:value="9.8">
            <text:p>9,80</text:p>
          </table:table-cell>
          <table:table-cell table:style-name="ce5" table:formula="of:=[.D234]-[.E234]" office:value-type="float" office:value="45">
            <text:p>45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8-22">
            <text:p>22.08.2014</text:p>
          </table:table-cell>
          <table:table-cell office:value-type="float" office:value="21355">
            <text:p>21355</text:p>
          </table:table-cell>
          <table:table-cell table:formula="of:=[.B236]" office:value-type="float" office:value="21386">
            <text:p>21386</text:p>
          </table:table-cell>
          <table:table-cell table:style-name="ce5" office:value-type="float" office:value="46">
            <text:p>46,00</text:p>
          </table:table-cell>
          <table:table-cell table:style-name="ce5" table:formula="of:=[.D235]-([.C235]-[.B235])" office:value-type="float" office:value="15">
            <text:p>15,00</text:p>
          </table:table-cell>
          <table:table-cell table:style-name="ce5" table:formula="of:=[.D235]-[.E235]" office:value-type="float" office:value="31">
            <text:p>3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8-23">
            <text:p>23.08.2014</text:p>
          </table:table-cell>
          <table:table-cell office:value-type="float" office:value="21386">
            <text:p>21386</text:p>
          </table:table-cell>
          <table:table-cell table:formula="of:=[.B237]" office:value-type="float" office:value="21398">
            <text:p>21398</text:p>
          </table:table-cell>
          <table:table-cell table:style-name="ce5" office:value-type="float" office:value="21.2">
            <text:p>21,20</text:p>
          </table:table-cell>
          <table:table-cell table:style-name="ce5" table:formula="of:=[.D236]-([.C236]-[.B236])" office:value-type="float" office:value="9.2">
            <text:p>9,20</text:p>
          </table:table-cell>
          <table:table-cell table:style-name="ce5" table:formula="of:=[.D236]-[.E236]" office:value-type="float" office:value="12">
            <text:p>1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8-24">
            <text:p>24.08.2014</text:p>
          </table:table-cell>
          <table:table-cell office:value-type="float" office:value="21398">
            <text:p>21398</text:p>
          </table:table-cell>
          <table:table-cell table:formula="of:=[.B238]" office:value-type="float" office:value="21421">
            <text:p>21421</text:p>
          </table:table-cell>
          <table:table-cell table:style-name="ce5" office:value-type="float" office:value="36.2">
            <text:p>36,20</text:p>
          </table:table-cell>
          <table:table-cell table:style-name="ce5" table:formula="of:=[.D237]-([.C237]-[.B237])" office:value-type="float" office:value="13.2">
            <text:p>13,20</text:p>
          </table:table-cell>
          <table:table-cell table:style-name="ce5" table:formula="of:=[.D237]-[.E237]" office:value-type="float" office:value="23">
            <text:p>23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8-25">
            <text:p>25.08.2014</text:p>
          </table:table-cell>
          <table:table-cell office:value-type="float" office:value="21421">
            <text:p>21421</text:p>
          </table:table-cell>
          <table:table-cell table:formula="of:=[.B239]" office:value-type="float" office:value="21441">
            <text:p>21441</text:p>
          </table:table-cell>
          <table:table-cell table:style-name="ce5" office:value-type="float" office:value="28.2">
            <text:p>28,20</text:p>
          </table:table-cell>
          <table:table-cell table:style-name="ce5" table:formula="of:=[.D238]-([.C238]-[.B238])" office:value-type="float" office:value="8.2">
            <text:p>8,20</text:p>
          </table:table-cell>
          <table:table-cell table:style-name="ce5" table:formula="of:=[.D238]-[.E238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8-26">
            <text:p>26.08.2014</text:p>
          </table:table-cell>
          <table:table-cell office:value-type="float" office:value="21441">
            <text:p>21441</text:p>
          </table:table-cell>
          <table:table-cell table:formula="of:=[.B240]" office:value-type="float" office:value="21457">
            <text:p>21457</text:p>
          </table:table-cell>
          <table:table-cell table:style-name="ce5" office:value-type="float" office:value="20.9">
            <text:p>20,90</text:p>
          </table:table-cell>
          <table:table-cell table:style-name="ce5" table:formula="of:=[.D239]-([.C239]-[.B239])" office:value-type="float" office:value="4.9">
            <text:p>4,90</text:p>
          </table:table-cell>
          <table:table-cell table:style-name="ce5" table:formula="of:=[.D239]-[.E239]" office:value-type="float" office:value="16">
            <text:p>16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8-27">
            <text:p>27.08.2014</text:p>
          </table:table-cell>
          <table:table-cell office:value-type="float" office:value="21457">
            <text:p>21457</text:p>
          </table:table-cell>
          <table:table-cell table:formula="of:=[.B241]" office:value-type="float" office:value="21474">
            <text:p>21474</text:p>
          </table:table-cell>
          <table:table-cell table:style-name="ce5" office:value-type="float" office:value="23.1">
            <text:p>23,10</text:p>
          </table:table-cell>
          <table:table-cell table:style-name="ce5" table:formula="of:=[.D240]-([.C240]-[.B240])" office:value-type="float" office:value="6.1">
            <text:p>6,10</text:p>
          </table:table-cell>
          <table:table-cell table:style-name="ce5" table:formula="of:=[.D240]-[.E240]" office:value-type="float" office:value="17">
            <text:p>1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8-28">
            <text:p>28.08.2014</text:p>
          </table:table-cell>
          <table:table-cell office:value-type="float" office:value="21474">
            <text:p>21474</text:p>
          </table:table-cell>
          <table:table-cell table:formula="of:=[.B242]" office:value-type="float" office:value="21518">
            <text:p>21518</text:p>
          </table:table-cell>
          <table:table-cell table:style-name="ce5" office:value-type="float" office:value="47.4">
            <text:p>47,40</text:p>
          </table:table-cell>
          <table:table-cell table:style-name="ce5" table:formula="of:=[.D241]-([.C241]-[.B241])" office:value-type="float" office:value="3.4">
            <text:p>3,40</text:p>
          </table:table-cell>
          <table:table-cell table:style-name="ce5" table:formula="of:=[.D241]-[.E241]" office:value-type="float" office:value="44">
            <text:p>4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8-29">
            <text:p>29.08.2014</text:p>
          </table:table-cell>
          <table:table-cell office:value-type="float" office:value="21518">
            <text:p>21518</text:p>
          </table:table-cell>
          <table:table-cell table:formula="of:=[.B243]" office:value-type="float" office:value="21532">
            <text:p>21532</text:p>
          </table:table-cell>
          <table:table-cell table:style-name="ce5" office:value-type="float" office:value="25.2">
            <text:p>25,20</text:p>
          </table:table-cell>
          <table:table-cell table:style-name="ce5" table:formula="of:=[.D242]-([.C242]-[.B242])" office:value-type="float" office:value="11.2">
            <text:p>11,20</text:p>
          </table:table-cell>
          <table:table-cell table:style-name="ce5" table:formula="of:=[.D242]-[.E242]" office:value-type="float" office:value="14">
            <text:p>1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8-30">
            <text:p>30.08.2014</text:p>
          </table:table-cell>
          <table:table-cell office:value-type="float" office:value="21532">
            <text:p>21532</text:p>
          </table:table-cell>
          <table:table-cell table:formula="of:=[.B244]" office:value-type="float" office:value="21578">
            <text:p>21578</text:p>
          </table:table-cell>
          <table:table-cell table:style-name="ce5" office:value-type="float" office:value="54.4">
            <text:p>54,40</text:p>
          </table:table-cell>
          <table:table-cell table:style-name="ce5" table:formula="of:=[.D243]-([.C243]-[.B243])" office:value-type="float" office:value="8.4">
            <text:p>8,40</text:p>
          </table:table-cell>
          <table:table-cell table:style-name="ce5" table:formula="of:=[.D243]-[.E243]" office:value-type="float" office:value="46">
            <text:p>46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8-31">
            <text:p>31.08.2014</text:p>
          </table:table-cell>
          <table:table-cell office:value-type="float" office:value="21578">
            <text:p>21578</text:p>
          </table:table-cell>
          <table:table-cell table:formula="of:=[.B245]" office:value-type="float" office:value="21582">
            <text:p>21582</text:p>
          </table:table-cell>
          <table:table-cell table:style-name="ce5" office:value-type="float" office:value="8.1">
            <text:p>8,10</text:p>
          </table:table-cell>
          <table:table-cell table:style-name="ce5" table:formula="of:=[.D244]-([.C244]-[.B244])" office:value-type="float" office:value="4.1">
            <text:p>4,10</text:p>
          </table:table-cell>
          <table:table-cell table:style-name="ce5" table:formula="of:=[.D244]-[.E244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9-01">
            <text:p>01.09.2014</text:p>
          </table:table-cell>
          <table:table-cell office:value-type="float" office:value="21582">
            <text:p>21582</text:p>
          </table:table-cell>
          <table:table-cell table:formula="of:=[.B246]" office:value-type="float" office:value="21595">
            <text:p>21595</text:p>
          </table:table-cell>
          <table:table-cell table:style-name="ce5" office:value-type="float" office:value="16.9">
            <text:p>16,90</text:p>
          </table:table-cell>
          <table:table-cell table:style-name="ce5" table:formula="of:=[.D245]-([.C245]-[.B245])" office:value-type="float" office:value="3.9">
            <text:p>3,90</text:p>
          </table:table-cell>
          <table:table-cell table:style-name="ce5" table:formula="of:=[.D245]-[.E245]" office:value-type="float" office:value="13">
            <text:p>13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9-02">
            <text:p>02.09.2014</text:p>
          </table:table-cell>
          <table:table-cell office:value-type="float" office:value="21595">
            <text:p>21595</text:p>
          </table:table-cell>
          <table:table-cell table:formula="of:=[.B247]" office:value-type="float" office:value="21612">
            <text:p>21612</text:p>
          </table:table-cell>
          <table:table-cell table:style-name="ce5" office:value-type="float" office:value="20.9">
            <text:p>20,90</text:p>
          </table:table-cell>
          <table:table-cell table:style-name="ce5" table:formula="of:=[.D246]-([.C246]-[.B246])" office:value-type="float" office:value="3.9">
            <text:p>3,90</text:p>
          </table:table-cell>
          <table:table-cell table:style-name="ce5" table:formula="of:=[.D246]-[.E246]" office:value-type="float" office:value="17">
            <text:p>1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9-03">
            <text:p>03.09.2014</text:p>
          </table:table-cell>
          <table:table-cell office:value-type="float" office:value="21612">
            <text:p>21612</text:p>
          </table:table-cell>
          <table:table-cell table:formula="of:=[.B248]" office:value-type="float" office:value="21617">
            <text:p>21617</text:p>
          </table:table-cell>
          <table:table-cell table:style-name="ce5" office:value-type="float" office:value="8.5">
            <text:p>8,50</text:p>
          </table:table-cell>
          <table:table-cell table:style-name="ce5" table:formula="of:=[.D247]-([.C247]-[.B247])" office:value-type="float" office:value="3.5">
            <text:p>3,50</text:p>
          </table:table-cell>
          <table:table-cell table:style-name="ce5" table:formula="of:=[.D247]-[.E247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9-04">
            <text:p>04.09.2014</text:p>
          </table:table-cell>
          <table:table-cell office:value-type="float" office:value="21617">
            <text:p>21617</text:p>
          </table:table-cell>
          <table:table-cell table:formula="of:=[.B249]" office:value-type="float" office:value="21621">
            <text:p>21621</text:p>
          </table:table-cell>
          <table:table-cell table:style-name="ce5" office:value-type="float" office:value="8.9">
            <text:p>8,90</text:p>
          </table:table-cell>
          <table:table-cell table:style-name="ce5" table:formula="of:=[.D248]-([.C248]-[.B248])" office:value-type="float" office:value="4.9">
            <text:p>4,90</text:p>
          </table:table-cell>
          <table:table-cell table:style-name="ce5" table:formula="of:=[.D248]-[.E248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9-05">
            <text:p>05.09.2014</text:p>
          </table:table-cell>
          <table:table-cell office:value-type="float" office:value="21621">
            <text:p>21621</text:p>
          </table:table-cell>
          <table:table-cell table:formula="of:=[.B250]" office:value-type="float" office:value="21658">
            <text:p>21658</text:p>
          </table:table-cell>
          <table:table-cell table:style-name="ce5" office:value-type="float" office:value="46.5">
            <text:p>46,50</text:p>
          </table:table-cell>
          <table:table-cell table:style-name="ce5" table:formula="of:=[.D249]-([.C249]-[.B249])" office:value-type="float" office:value="9.5">
            <text:p>9,50</text:p>
          </table:table-cell>
          <table:table-cell table:style-name="ce5" table:formula="of:=[.D249]-[.E249]" office:value-type="float" office:value="37">
            <text:p>3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9-06">
            <text:p>06.09.2014</text:p>
          </table:table-cell>
          <table:table-cell office:value-type="float" office:value="21658">
            <text:p>21658</text:p>
          </table:table-cell>
          <table:table-cell table:formula="of:=[.B251]" office:value-type="float" office:value="21691">
            <text:p>21691</text:p>
          </table:table-cell>
          <table:table-cell table:style-name="ce5" office:value-type="float" office:value="36.3">
            <text:p>36,30</text:p>
          </table:table-cell>
          <table:table-cell table:style-name="ce5" table:formula="of:=[.D250]-([.C250]-[.B250])" office:value-type="float" office:value="3.3">
            <text:p>3,30</text:p>
          </table:table-cell>
          <table:table-cell table:style-name="ce5" table:formula="of:=[.D250]-[.E250]" office:value-type="float" office:value="33">
            <text:p>33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9-07">
            <text:p>07.09.2014</text:p>
          </table:table-cell>
          <table:table-cell office:value-type="float" office:value="21691">
            <text:p>21691</text:p>
          </table:table-cell>
          <table:table-cell table:formula="of:=[.B252]" office:value-type="float" office:value="21721">
            <text:p>21721</text:p>
          </table:table-cell>
          <table:table-cell table:style-name="ce5" office:value-type="float" office:value="40.5">
            <text:p>40,50</text:p>
          </table:table-cell>
          <table:table-cell table:style-name="ce5" table:formula="of:=[.D251]-([.C251]-[.B251])" office:value-type="float" office:value="10.5">
            <text:p>10,50</text:p>
          </table:table-cell>
          <table:table-cell table:style-name="ce5" table:formula="of:=[.D251]-[.E251]" office:value-type="float" office:value="30">
            <text:p>3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9-08">
            <text:p>08.09.2014</text:p>
          </table:table-cell>
          <table:table-cell office:value-type="float" office:value="21721">
            <text:p>21721</text:p>
          </table:table-cell>
          <table:table-cell table:formula="of:=[.B253]" office:value-type="float" office:value="21763">
            <text:p>21763</text:p>
          </table:table-cell>
          <table:table-cell table:style-name="ce5" office:value-type="float" office:value="47.8">
            <text:p>47,80</text:p>
          </table:table-cell>
          <table:table-cell table:style-name="ce5" table:formula="of:=[.D252]-([.C252]-[.B252])" office:value-type="float" office:value="5.8">
            <text:p>5,80</text:p>
          </table:table-cell>
          <table:table-cell table:style-name="ce5" table:formula="of:=[.D252]-[.E252]" office:value-type="float" office:value="42">
            <text:p>4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9-09">
            <text:p>09.09.2014</text:p>
          </table:table-cell>
          <table:table-cell office:value-type="float" office:value="21763">
            <text:p>21763</text:p>
          </table:table-cell>
          <table:table-cell table:formula="of:=[.B254]" office:value-type="float" office:value="21791">
            <text:p>21791</text:p>
          </table:table-cell>
          <table:table-cell table:style-name="ce5" office:value-type="float" office:value="37.5">
            <text:p>37,50</text:p>
          </table:table-cell>
          <table:table-cell table:style-name="ce5" table:formula="of:=[.D253]-([.C253]-[.B253])" office:value-type="float" office:value="9.5">
            <text:p>9,50</text:p>
          </table:table-cell>
          <table:table-cell table:style-name="ce5" table:formula="of:=[.D253]-[.E253]" office:value-type="float" office:value="28">
            <text:p>28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9-10">
            <text:p>10.09.2014</text:p>
          </table:table-cell>
          <table:table-cell office:value-type="float" office:value="21791">
            <text:p>21791</text:p>
          </table:table-cell>
          <table:table-cell table:formula="of:=[.B255]" office:value-type="float" office:value="21816">
            <text:p>21816</text:p>
          </table:table-cell>
          <table:table-cell table:style-name="ce5" office:value-type="float" office:value="30.8">
            <text:p>30,80</text:p>
          </table:table-cell>
          <table:table-cell table:style-name="ce5" table:formula="of:=[.D254]-([.C254]-[.B254])" office:value-type="float" office:value="5.8">
            <text:p>5,80</text:p>
          </table:table-cell>
          <table:table-cell table:style-name="ce5" table:formula="of:=[.D254]-[.E254]" office:value-type="float" office:value="25">
            <text:p>25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9-11">
            <text:p>11.09.2014</text:p>
          </table:table-cell>
          <table:table-cell office:value-type="float" office:value="21816">
            <text:p>21816</text:p>
          </table:table-cell>
          <table:table-cell table:formula="of:=[.B256]" office:value-type="float" office:value="21840">
            <text:p>21840</text:p>
          </table:table-cell>
          <table:table-cell table:style-name="ce5" office:value-type="float" office:value="30.4">
            <text:p>30,40</text:p>
          </table:table-cell>
          <table:table-cell table:style-name="ce5" table:formula="of:=[.D255]-([.C255]-[.B255])" office:value-type="float" office:value="6.4">
            <text:p>6,40</text:p>
          </table:table-cell>
          <table:table-cell table:style-name="ce5" table:formula="of:=[.D255]-[.E255]" office:value-type="float" office:value="24">
            <text:p>2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9-12">
            <text:p>12.09.2014</text:p>
          </table:table-cell>
          <table:table-cell office:value-type="float" office:value="21840">
            <text:p>21840</text:p>
          </table:table-cell>
          <table:table-cell table:formula="of:=[.B257]" office:value-type="float" office:value="21841">
            <text:p>21841</text:p>
          </table:table-cell>
          <table:table-cell table:style-name="ce5" office:value-type="float" office:value="1">
            <text:p>1,00</text:p>
          </table:table-cell>
          <table:table-cell table:style-name="ce5" table:formula="of:=[.D256]-([.C256]-[.B256])" office:value-type="float" office:value="0">
            <text:p>0,00</text:p>
          </table:table-cell>
          <table:table-cell table:style-name="ce5" table:formula="of:=[.D256]-[.E256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9-13">
            <text:p>13.09.2014</text:p>
          </table:table-cell>
          <table:table-cell office:value-type="float" office:value="21841">
            <text:p>21841</text:p>
          </table:table-cell>
          <table:table-cell table:formula="of:=[.B258]" office:value-type="float" office:value="21848">
            <text:p>21848</text:p>
          </table:table-cell>
          <table:table-cell table:style-name="ce5" office:value-type="float" office:value="19.9">
            <text:p>19,90</text:p>
          </table:table-cell>
          <table:table-cell table:style-name="ce5" table:formula="of:=[.D257]-([.C257]-[.B257])" office:value-type="float" office:value="12.9">
            <text:p>12,90</text:p>
          </table:table-cell>
          <table:table-cell table:style-name="ce5" table:formula="of:=[.D257]-[.E257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9-14">
            <text:p>14.09.2014</text:p>
          </table:table-cell>
          <table:table-cell office:value-type="float" office:value="21848">
            <text:p>21848</text:p>
          </table:table-cell>
          <table:table-cell table:formula="of:=[.B259]" office:value-type="float" office:value="21868">
            <text:p>21868</text:p>
          </table:table-cell>
          <table:table-cell table:style-name="ce5" office:value-type="float" office:value="26.8">
            <text:p>26,80</text:p>
          </table:table-cell>
          <table:table-cell table:style-name="ce5" table:formula="of:=[.D258]-([.C258]-[.B258])" office:value-type="float" office:value="6.8">
            <text:p>6,80</text:p>
          </table:table-cell>
          <table:table-cell table:style-name="ce5" table:formula="of:=[.D258]-[.E258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9-15">
            <text:p>15.09.2014</text:p>
          </table:table-cell>
          <table:table-cell office:value-type="float" office:value="21868">
            <text:p>21868</text:p>
          </table:table-cell>
          <table:table-cell table:formula="of:=[.B260]" office:value-type="float" office:value="21881">
            <text:p>21881</text:p>
          </table:table-cell>
          <table:table-cell table:style-name="ce5" office:value-type="float" office:value="18.4">
            <text:p>18,40</text:p>
          </table:table-cell>
          <table:table-cell table:style-name="ce5" table:formula="of:=[.D259]-([.C259]-[.B259])" office:value-type="float" office:value="5.4">
            <text:p>5,40</text:p>
          </table:table-cell>
          <table:table-cell table:style-name="ce5" table:formula="of:=[.D259]-[.E259]" office:value-type="float" office:value="13">
            <text:p>13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9-16">
            <text:p>16.09.2014</text:p>
          </table:table-cell>
          <table:table-cell office:value-type="float" office:value="21881">
            <text:p>21881</text:p>
          </table:table-cell>
          <table:table-cell table:formula="of:=[.B261]" office:value-type="float" office:value="21916">
            <text:p>21916</text:p>
          </table:table-cell>
          <table:table-cell table:style-name="ce5" office:value-type="float" office:value="43.3">
            <text:p>43,30</text:p>
          </table:table-cell>
          <table:table-cell table:style-name="ce5" table:formula="of:=[.D260]-([.C260]-[.B260])" office:value-type="float" office:value="8.3">
            <text:p>8,30</text:p>
          </table:table-cell>
          <table:table-cell table:style-name="ce5" table:formula="of:=[.D260]-[.E260]" office:value-type="float" office:value="35">
            <text:p>35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9-17">
            <text:p>17.09.2014</text:p>
          </table:table-cell>
          <table:table-cell office:value-type="float" office:value="21916">
            <text:p>21916</text:p>
          </table:table-cell>
          <table:table-cell table:formula="of:=[.B262]" office:value-type="float" office:value="21956">
            <text:p>21956</text:p>
          </table:table-cell>
          <table:table-cell table:style-name="ce5" office:value-type="float" office:value="52.8">
            <text:p>52,80</text:p>
          </table:table-cell>
          <table:table-cell table:style-name="ce5" table:formula="of:=[.D261]-([.C261]-[.B261])" office:value-type="float" office:value="12.8">
            <text:p>12,80</text:p>
          </table:table-cell>
          <table:table-cell table:style-name="ce5" table:formula="of:=[.D261]-[.E261]" office:value-type="float" office:value="40">
            <text:p>4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9-18">
            <text:p>18.09.2014</text:p>
          </table:table-cell>
          <table:table-cell office:value-type="float" office:value="21956">
            <text:p>21956</text:p>
          </table:table-cell>
          <table:table-cell table:formula="of:=[.B263]" office:value-type="float" office:value="21981">
            <text:p>21981</text:p>
          </table:table-cell>
          <table:table-cell table:style-name="ce5" office:value-type="float" office:value="30.4">
            <text:p>30,40</text:p>
          </table:table-cell>
          <table:table-cell table:style-name="ce5" table:formula="of:=[.D262]-([.C262]-[.B262])" office:value-type="float" office:value="5.4">
            <text:p>5,40</text:p>
          </table:table-cell>
          <table:table-cell table:style-name="ce5" table:formula="of:=[.D262]-[.E262]" office:value-type="float" office:value="25">
            <text:p>25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9-19">
            <text:p>19.09.2014</text:p>
          </table:table-cell>
          <table:table-cell office:value-type="float" office:value="21981">
            <text:p>21981</text:p>
          </table:table-cell>
          <table:table-cell table:formula="of:=[.B264]" office:value-type="float" office:value="22005">
            <text:p>22005</text:p>
          </table:table-cell>
          <table:table-cell table:style-name="ce5" office:value-type="float" office:value="31.6">
            <text:p>31,60</text:p>
          </table:table-cell>
          <table:table-cell table:style-name="ce5" table:formula="of:=[.D263]-([.C263]-[.B263])" office:value-type="float" office:value="7.6">
            <text:p>7,60</text:p>
          </table:table-cell>
          <table:table-cell table:style-name="ce5" table:formula="of:=[.D263]-[.E263]" office:value-type="float" office:value="24">
            <text:p>2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9-20">
            <text:p>20.09.2014</text:p>
          </table:table-cell>
          <table:table-cell office:value-type="float" office:value="22005">
            <text:p>22005</text:p>
          </table:table-cell>
          <table:table-cell table:formula="of:=[.B265]" office:value-type="float" office:value="22032">
            <text:p>22032</text:p>
          </table:table-cell>
          <table:table-cell table:style-name="ce5" office:value-type="float" office:value="35">
            <text:p>35,00</text:p>
          </table:table-cell>
          <table:table-cell table:style-name="ce5" table:formula="of:=[.D264]-([.C264]-[.B264])" office:value-type="float" office:value="8">
            <text:p>8,00</text:p>
          </table:table-cell>
          <table:table-cell table:style-name="ce5" table:formula="of:=[.D264]-[.E264]" office:value-type="float" office:value="27">
            <text:p>2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9-21">
            <text:p>21.09.2014</text:p>
          </table:table-cell>
          <table:table-cell office:value-type="float" office:value="22032">
            <text:p>22032</text:p>
          </table:table-cell>
          <table:table-cell table:formula="of:=[.B266]" office:value-type="float" office:value="22042">
            <text:p>22042</text:p>
          </table:table-cell>
          <table:table-cell table:style-name="ce5" office:value-type="float" office:value="14.9">
            <text:p>14,90</text:p>
          </table:table-cell>
          <table:table-cell table:style-name="ce5" table:formula="of:=[.D265]-([.C265]-[.B265])" office:value-type="float" office:value="4.9">
            <text:p>4,90</text:p>
          </table:table-cell>
          <table:table-cell table:style-name="ce5" table:formula="of:=[.D265]-[.E265]" office:value-type="float" office:value="10">
            <text:p>1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9-22">
            <text:p>22.09.2014</text:p>
          </table:table-cell>
          <table:table-cell office:value-type="float" office:value="22042">
            <text:p>22042</text:p>
          </table:table-cell>
          <table:table-cell table:formula="of:=[.B267]" office:value-type="float" office:value="22081">
            <text:p>22081</text:p>
          </table:table-cell>
          <table:table-cell table:style-name="ce5" office:value-type="float" office:value="44.8">
            <text:p>44,80</text:p>
          </table:table-cell>
          <table:table-cell table:style-name="ce5" table:formula="of:=[.D266]-([.C266]-[.B266])" office:value-type="float" office:value="5.8">
            <text:p>5,80</text:p>
          </table:table-cell>
          <table:table-cell table:style-name="ce5" table:formula="of:=[.D266]-[.E266]" office:value-type="float" office:value="39">
            <text:p>39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9-23">
            <text:p>23.09.2014</text:p>
          </table:table-cell>
          <table:table-cell office:value-type="float" office:value="22081">
            <text:p>22081</text:p>
          </table:table-cell>
          <table:table-cell table:formula="of:=[.B268]" office:value-type="float" office:value="22109">
            <text:p>22109</text:p>
          </table:table-cell>
          <table:table-cell table:style-name="ce5" office:value-type="float" office:value="42.4">
            <text:p>42,40</text:p>
          </table:table-cell>
          <table:table-cell table:style-name="ce5" table:formula="of:=[.D267]-([.C267]-[.B267])" office:value-type="float" office:value="14.4">
            <text:p>14,40</text:p>
          </table:table-cell>
          <table:table-cell table:style-name="ce5" table:formula="of:=[.D267]-[.E267]" office:value-type="float" office:value="28">
            <text:p>28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9-24">
            <text:p>24.09.2014</text:p>
          </table:table-cell>
          <table:table-cell office:value-type="float" office:value="22109">
            <text:p>22109</text:p>
          </table:table-cell>
          <table:table-cell table:formula="of:=[.B269]" office:value-type="float" office:value="22118">
            <text:p>22118</text:p>
          </table:table-cell>
          <table:table-cell table:style-name="ce5" office:value-type="float" office:value="16.3">
            <text:p>16,30</text:p>
          </table:table-cell>
          <table:table-cell table:style-name="ce5" table:formula="of:=[.D268]-([.C268]-[.B268])" office:value-type="float" office:value="7.3">
            <text:p>7,30</text:p>
          </table:table-cell>
          <table:table-cell table:style-name="ce5" table:formula="of:=[.D268]-[.E268]" office:value-type="float" office:value="9">
            <text:p>9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9-25">
            <text:p>25.09.2014</text:p>
          </table:table-cell>
          <table:table-cell office:value-type="float" office:value="22118">
            <text:p>22118</text:p>
          </table:table-cell>
          <table:table-cell table:formula="of:=[.B270]" office:value-type="float" office:value="22155">
            <text:p>22155</text:p>
          </table:table-cell>
          <table:table-cell table:style-name="ce5" office:value-type="float" office:value="46.9">
            <text:p>46,90</text:p>
          </table:table-cell>
          <table:table-cell table:style-name="ce5" table:formula="of:=[.D269]-([.C269]-[.B269])" office:value-type="float" office:value="9.9">
            <text:p>9,90</text:p>
          </table:table-cell>
          <table:table-cell table:style-name="ce5" table:formula="of:=[.D269]-[.E269]" office:value-type="float" office:value="37">
            <text:p>3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9-26">
            <text:p>26.09.2014</text:p>
          </table:table-cell>
          <table:table-cell office:value-type="float" office:value="22155">
            <text:p>22155</text:p>
          </table:table-cell>
          <table:table-cell table:formula="of:=[.B271]" office:value-type="float" office:value="22178">
            <text:p>22178</text:p>
          </table:table-cell>
          <table:table-cell table:style-name="ce5" office:value-type="float" office:value="27.5">
            <text:p>27,50</text:p>
          </table:table-cell>
          <table:table-cell table:style-name="ce5" table:formula="of:=[.D270]-([.C270]-[.B270])" office:value-type="float" office:value="4.5">
            <text:p>4,50</text:p>
          </table:table-cell>
          <table:table-cell table:style-name="ce5" table:formula="of:=[.D270]-[.E270]" office:value-type="float" office:value="23">
            <text:p>23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9-27">
            <text:p>27.09.2014</text:p>
          </table:table-cell>
          <table:table-cell office:value-type="float" office:value="22178">
            <text:p>22178</text:p>
          </table:table-cell>
          <table:table-cell table:formula="of:=[.B272]" office:value-type="float" office:value="22216">
            <text:p>22216</text:p>
          </table:table-cell>
          <table:table-cell table:style-name="ce5" office:value-type="float" office:value="48">
            <text:p>48,00</text:p>
          </table:table-cell>
          <table:table-cell table:style-name="ce5" table:formula="of:=[.D271]-([.C271]-[.B271])" office:value-type="float" office:value="10">
            <text:p>10,00</text:p>
          </table:table-cell>
          <table:table-cell table:style-name="ce5" table:formula="of:=[.D271]-[.E271]" office:value-type="float" office:value="38">
            <text:p>38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9-28">
            <text:p>28.09.2014</text:p>
          </table:table-cell>
          <table:table-cell office:value-type="float" office:value="22216">
            <text:p>22216</text:p>
          </table:table-cell>
          <table:table-cell table:formula="of:=[.B273]" office:value-type="float" office:value="22246">
            <text:p>22246</text:p>
          </table:table-cell>
          <table:table-cell table:style-name="ce5" office:value-type="float" office:value="46.9">
            <text:p>46,90</text:p>
          </table:table-cell>
          <table:table-cell table:style-name="ce5" table:formula="of:=[.D272]-([.C272]-[.B272])" office:value-type="float" office:value="16.9">
            <text:p>16,90</text:p>
          </table:table-cell>
          <table:table-cell table:style-name="ce5" table:formula="of:=[.D272]-[.E272]" office:value-type="float" office:value="30">
            <text:p>3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9-29">
            <text:p>29.09.2014</text:p>
          </table:table-cell>
          <table:table-cell office:value-type="float" office:value="22246">
            <text:p>22246</text:p>
          </table:table-cell>
          <table:table-cell table:formula="of:=[.B274]" office:value-type="float" office:value="22246">
            <text:p>22246</text:p>
          </table:table-cell>
          <table:table-cell table:style-name="ce5" office:value-type="float" office:value="0">
            <text:p>0,00</text:p>
          </table:table-cell>
          <table:table-cell table:style-name="ce5" table:formula="of:=[.D273]-([.C273]-[.B273])" office:value-type="float" office:value="0">
            <text:p>0,00</text:p>
          </table:table-cell>
          <table:table-cell table:style-name="ce5" table:formula="of:=[.D273]-[.E273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09-30">
            <text:p>30.09.2014</text:p>
          </table:table-cell>
          <table:table-cell office:value-type="float" office:value="22246">
            <text:p>22246</text:p>
          </table:table-cell>
          <table:table-cell table:formula="of:=[.B275]" office:value-type="float" office:value="22253">
            <text:p>22253</text:p>
          </table:table-cell>
          <table:table-cell table:style-name="ce5" office:value-type="float" office:value="12.9">
            <text:p>12,90</text:p>
          </table:table-cell>
          <table:table-cell table:style-name="ce5" table:formula="of:=[.D274]-([.C274]-[.B274])" office:value-type="float" office:value="5.9">
            <text:p>5,90</text:p>
          </table:table-cell>
          <table:table-cell table:style-name="ce5" table:formula="of:=[.D274]-[.E274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0-01">
            <text:p>01.10.2014</text:p>
          </table:table-cell>
          <table:table-cell office:value-type="float" office:value="22253">
            <text:p>22253</text:p>
          </table:table-cell>
          <table:table-cell table:formula="of:=[.B276]" office:value-type="float" office:value="22278">
            <text:p>22278</text:p>
          </table:table-cell>
          <table:table-cell table:style-name="ce5" office:value-type="float" office:value="34">
            <text:p>34,00</text:p>
          </table:table-cell>
          <table:table-cell table:style-name="ce5" table:formula="of:=[.D275]-([.C275]-[.B275])" office:value-type="float" office:value="9">
            <text:p>9,00</text:p>
          </table:table-cell>
          <table:table-cell table:style-name="ce5" table:formula="of:=[.D275]-[.E275]" office:value-type="float" office:value="25">
            <text:p>25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0-02">
            <text:p>02.10.2014</text:p>
          </table:table-cell>
          <table:table-cell office:value-type="float" office:value="22278">
            <text:p>22278</text:p>
          </table:table-cell>
          <table:table-cell table:formula="of:=[.B277]" office:value-type="float" office:value="22311">
            <text:p>22311</text:p>
          </table:table-cell>
          <table:table-cell table:style-name="ce5" office:value-type="float" office:value="35.2">
            <text:p>35,20</text:p>
          </table:table-cell>
          <table:table-cell table:style-name="ce5" table:formula="of:=[.D276]-([.C276]-[.B276])" office:value-type="float" office:value="2.2">
            <text:p>2,20</text:p>
          </table:table-cell>
          <table:table-cell table:style-name="ce5" table:formula="of:=[.D276]-[.E276]" office:value-type="float" office:value="33">
            <text:p>33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0-03">
            <text:p>03.10.2014</text:p>
          </table:table-cell>
          <table:table-cell office:value-type="float" office:value="22311">
            <text:p>22311</text:p>
          </table:table-cell>
          <table:table-cell table:formula="of:=[.B278]" office:value-type="float" office:value="22350">
            <text:p>22350</text:p>
          </table:table-cell>
          <table:table-cell table:style-name="ce5" office:value-type="float" office:value="47.3">
            <text:p>47,30</text:p>
          </table:table-cell>
          <table:table-cell table:style-name="ce5" table:formula="of:=[.D277]-([.C277]-[.B277])" office:value-type="float" office:value="8.3">
            <text:p>8,30</text:p>
          </table:table-cell>
          <table:table-cell table:style-name="ce5" table:formula="of:=[.D277]-[.E277]" office:value-type="float" office:value="39">
            <text:p>39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0-04">
            <text:p>04.10.2014</text:p>
          </table:table-cell>
          <table:table-cell office:value-type="float" office:value="22350">
            <text:p>22350</text:p>
          </table:table-cell>
          <table:table-cell table:formula="of:=[.B279]" office:value-type="float" office:value="22390">
            <text:p>22390</text:p>
          </table:table-cell>
          <table:table-cell table:style-name="ce5" office:value-type="float" office:value="43">
            <text:p>43,00</text:p>
          </table:table-cell>
          <table:table-cell table:style-name="ce5" table:formula="of:=[.D278]-([.C278]-[.B278])" office:value-type="float" office:value="3">
            <text:p>3,00</text:p>
          </table:table-cell>
          <table:table-cell table:style-name="ce5" table:formula="of:=[.D278]-[.E278]" office:value-type="float" office:value="40">
            <text:p>4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0-05">
            <text:p>05.10.2014</text:p>
          </table:table-cell>
          <table:table-cell office:value-type="float" office:value="22390">
            <text:p>22390</text:p>
          </table:table-cell>
          <table:table-cell table:formula="of:=[.B280]" office:value-type="float" office:value="22418">
            <text:p>22418</text:p>
          </table:table-cell>
          <table:table-cell table:style-name="ce5" office:value-type="float" office:value="36.4">
            <text:p>36,40</text:p>
          </table:table-cell>
          <table:table-cell table:style-name="ce5" table:formula="of:=[.D279]-([.C279]-[.B279])" office:value-type="float" office:value="8.4">
            <text:p>8,40</text:p>
          </table:table-cell>
          <table:table-cell table:style-name="ce5" table:formula="of:=[.D279]-[.E279]" office:value-type="float" office:value="28">
            <text:p>28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0-06">
            <text:p>06.10.2014</text:p>
          </table:table-cell>
          <table:table-cell office:value-type="float" office:value="22418">
            <text:p>22418</text:p>
          </table:table-cell>
          <table:table-cell table:formula="of:=[.B281]" office:value-type="float" office:value="22434">
            <text:p>22434</text:p>
          </table:table-cell>
          <table:table-cell table:style-name="ce5" office:value-type="float" office:value="20.2">
            <text:p>20,20</text:p>
          </table:table-cell>
          <table:table-cell table:style-name="ce5" table:formula="of:=[.D280]-([.C280]-[.B280])" office:value-type="float" office:value="4.2">
            <text:p>4,20</text:p>
          </table:table-cell>
          <table:table-cell table:style-name="ce5" table:formula="of:=[.D280]-[.E280]" office:value-type="float" office:value="16">
            <text:p>16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0-07">
            <text:p>07.10.2014</text:p>
          </table:table-cell>
          <table:table-cell office:value-type="float" office:value="22434">
            <text:p>22434</text:p>
          </table:table-cell>
          <table:table-cell table:formula="of:=[.B282]" office:value-type="float" office:value="22438">
            <text:p>22438</text:p>
          </table:table-cell>
          <table:table-cell table:style-name="ce5" office:value-type="float" office:value="10.3">
            <text:p>10,30</text:p>
          </table:table-cell>
          <table:table-cell table:style-name="ce5" table:formula="of:=[.D281]-([.C281]-[.B281])" office:value-type="float" office:value="6.3">
            <text:p>6,30</text:p>
          </table:table-cell>
          <table:table-cell table:style-name="ce5" table:formula="of:=[.D281]-[.E281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0-08">
            <text:p>08.10.2014</text:p>
          </table:table-cell>
          <table:table-cell office:value-type="float" office:value="22438">
            <text:p>22438</text:p>
          </table:table-cell>
          <table:table-cell table:formula="of:=[.B283]" office:value-type="float" office:value="22452">
            <text:p>22452</text:p>
          </table:table-cell>
          <table:table-cell table:style-name="ce5" office:value-type="float" office:value="18">
            <text:p>18,00</text:p>
          </table:table-cell>
          <table:table-cell table:style-name="ce5" table:formula="of:=[.D282]-([.C282]-[.B282])" office:value-type="float" office:value="4">
            <text:p>4,00</text:p>
          </table:table-cell>
          <table:table-cell table:style-name="ce5" table:formula="of:=[.D282]-[.E282]" office:value-type="float" office:value="14">
            <text:p>1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0-09">
            <text:p>09.10.2014</text:p>
          </table:table-cell>
          <table:table-cell office:value-type="float" office:value="22452">
            <text:p>22452</text:p>
          </table:table-cell>
          <table:table-cell table:formula="of:=[.B284]" office:value-type="float" office:value="22478">
            <text:p>22478</text:p>
          </table:table-cell>
          <table:table-cell table:style-name="ce5" office:value-type="float" office:value="41">
            <text:p>41,00</text:p>
          </table:table-cell>
          <table:table-cell table:style-name="ce5" table:formula="of:=[.D283]-([.C283]-[.B283])" office:value-type="float" office:value="15">
            <text:p>15,00</text:p>
          </table:table-cell>
          <table:table-cell table:style-name="ce5" table:formula="of:=[.D283]-[.E283]" office:value-type="float" office:value="26">
            <text:p>26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0-10">
            <text:p>10.10.2014</text:p>
          </table:table-cell>
          <table:table-cell office:value-type="float" office:value="22478">
            <text:p>22478</text:p>
          </table:table-cell>
          <table:table-cell table:formula="of:=[.B285]" office:value-type="float" office:value="22481">
            <text:p>22481</text:p>
          </table:table-cell>
          <table:table-cell table:style-name="ce5" office:value-type="float" office:value="5.7">
            <text:p>5,70</text:p>
          </table:table-cell>
          <table:table-cell table:style-name="ce5" table:formula="of:=[.D284]-([.C284]-[.B284])" office:value-type="float" office:value="2.7">
            <text:p>2,70</text:p>
          </table:table-cell>
          <table:table-cell table:style-name="ce5" table:formula="of:=[.D284]-[.E284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0-11">
            <text:p>11.10.2014</text:p>
          </table:table-cell>
          <table:table-cell office:value-type="float" office:value="22481">
            <text:p>22481</text:p>
          </table:table-cell>
          <table:table-cell table:formula="of:=[.B286]" office:value-type="float" office:value="22487">
            <text:p>22487</text:p>
          </table:table-cell>
          <table:table-cell table:style-name="ce5" office:value-type="float" office:value="9.7">
            <text:p>9,70</text:p>
          </table:table-cell>
          <table:table-cell table:style-name="ce5" table:formula="of:=[.D285]-([.C285]-[.B285])" office:value-type="float" office:value="3.7">
            <text:p>3,70</text:p>
          </table:table-cell>
          <table:table-cell table:style-name="ce5" table:formula="of:=[.D285]-[.E285]" office:value-type="float" office:value="6">
            <text:p>6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0-12">
            <text:p>12.10.2014</text:p>
          </table:table-cell>
          <table:table-cell office:value-type="float" office:value="22487">
            <text:p>22487</text:p>
          </table:table-cell>
          <table:table-cell table:formula="of:=[.B287]" office:value-type="float" office:value="22507">
            <text:p>22507</text:p>
          </table:table-cell>
          <table:table-cell table:style-name="ce5" office:value-type="float" office:value="25.5">
            <text:p>25,50</text:p>
          </table:table-cell>
          <table:table-cell table:style-name="ce5" table:formula="of:=[.D286]-([.C286]-[.B286])" office:value-type="float" office:value="5.5">
            <text:p>5,50</text:p>
          </table:table-cell>
          <table:table-cell table:style-name="ce5" table:formula="of:=[.D286]-[.E286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0-13">
            <text:p>13.10.2014</text:p>
          </table:table-cell>
          <table:table-cell office:value-type="float" office:value="22507">
            <text:p>22507</text:p>
          </table:table-cell>
          <table:table-cell table:formula="of:=[.B288]" office:value-type="float" office:value="22510">
            <text:p>22510</text:p>
          </table:table-cell>
          <table:table-cell table:style-name="ce5" office:value-type="float" office:value="6">
            <text:p>6,00</text:p>
          </table:table-cell>
          <table:table-cell table:style-name="ce5" table:formula="of:=[.D287]-([.C287]-[.B287])" office:value-type="float" office:value="3">
            <text:p>3,00</text:p>
          </table:table-cell>
          <table:table-cell table:style-name="ce5" table:formula="of:=[.D287]-[.E287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0-14">
            <text:p>14.10.2014</text:p>
          </table:table-cell>
          <table:table-cell office:value-type="float" office:value="22510">
            <text:p>22510</text:p>
          </table:table-cell>
          <table:table-cell table:formula="of:=[.B289]" office:value-type="float" office:value="22540">
            <text:p>22540</text:p>
          </table:table-cell>
          <table:table-cell table:style-name="ce5" office:value-type="float" office:value="41.3">
            <text:p>41,30</text:p>
          </table:table-cell>
          <table:table-cell table:style-name="ce5" table:formula="of:=[.D288]-([.C288]-[.B288])" office:value-type="float" office:value="11.3">
            <text:p>11,30</text:p>
          </table:table-cell>
          <table:table-cell table:style-name="ce5" table:formula="of:=[.D288]-[.E288]" office:value-type="float" office:value="30">
            <text:p>3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0-15">
            <text:p>15.10.2014</text:p>
          </table:table-cell>
          <table:table-cell office:value-type="float" office:value="22540">
            <text:p>22540</text:p>
          </table:table-cell>
          <table:table-cell table:formula="of:=[.B290]" office:value-type="float" office:value="22562">
            <text:p>22562</text:p>
          </table:table-cell>
          <table:table-cell table:style-name="ce5" office:value-type="float" office:value="31.2">
            <text:p>31,20</text:p>
          </table:table-cell>
          <table:table-cell table:style-name="ce5" table:formula="of:=[.D289]-([.C289]-[.B289])" office:value-type="float" office:value="9.2">
            <text:p>9,20</text:p>
          </table:table-cell>
          <table:table-cell table:style-name="ce5" table:formula="of:=[.D289]-[.E289]" office:value-type="float" office:value="22">
            <text:p>2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0-16">
            <text:p>16.10.2014</text:p>
          </table:table-cell>
          <table:table-cell office:value-type="float" office:value="22562">
            <text:p>22562</text:p>
          </table:table-cell>
          <table:table-cell table:formula="of:=[.B291]" office:value-type="float" office:value="22567">
            <text:p>22567</text:p>
          </table:table-cell>
          <table:table-cell table:style-name="ce5" office:value-type="float" office:value="8">
            <text:p>8,00</text:p>
          </table:table-cell>
          <table:table-cell table:style-name="ce5" table:formula="of:=[.D290]-([.C290]-[.B290])" office:value-type="float" office:value="3">
            <text:p>3,00</text:p>
          </table:table-cell>
          <table:table-cell table:style-name="ce5" table:formula="of:=[.D290]-[.E290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0-17">
            <text:p>17.10.2014</text:p>
          </table:table-cell>
          <table:table-cell office:value-type="float" office:value="22567">
            <text:p>22567</text:p>
          </table:table-cell>
          <table:table-cell table:formula="of:=[.B292]" office:value-type="float" office:value="22571">
            <text:p>22571</text:p>
          </table:table-cell>
          <table:table-cell table:style-name="ce5" office:value-type="float" office:value="10.8">
            <text:p>10,80</text:p>
          </table:table-cell>
          <table:table-cell table:style-name="ce5" table:formula="of:=[.D291]-([.C291]-[.B291])" office:value-type="float" office:value="6.8">
            <text:p>6,80</text:p>
          </table:table-cell>
          <table:table-cell table:style-name="ce5" table:formula="of:=[.D291]-[.E291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0-18">
            <text:p>18.10.2014</text:p>
          </table:table-cell>
          <table:table-cell office:value-type="float" office:value="22571">
            <text:p>22571</text:p>
          </table:table-cell>
          <table:table-cell table:formula="of:=[.B293]" office:value-type="float" office:value="22603">
            <text:p>22603</text:p>
          </table:table-cell>
          <table:table-cell table:style-name="ce5" office:value-type="float" office:value="42.4">
            <text:p>42,40</text:p>
          </table:table-cell>
          <table:table-cell table:style-name="ce5" table:formula="of:=[.D292]-([.C292]-[.B292])" office:value-type="float" office:value="10.4">
            <text:p>10,40</text:p>
          </table:table-cell>
          <table:table-cell table:style-name="ce5" table:formula="of:=[.D292]-[.E292]" office:value-type="float" office:value="32">
            <text:p>3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0-19">
            <text:p>19.10.2014</text:p>
          </table:table-cell>
          <table:table-cell office:value-type="float" office:value="22603">
            <text:p>22603</text:p>
          </table:table-cell>
          <table:table-cell table:formula="of:=[.B294]" office:value-type="float" office:value="22631">
            <text:p>22631</text:p>
          </table:table-cell>
          <table:table-cell table:style-name="ce5" office:value-type="float" office:value="42.6">
            <text:p>42,60</text:p>
          </table:table-cell>
          <table:table-cell table:style-name="ce5" table:formula="of:=[.D293]-([.C293]-[.B293])" office:value-type="float" office:value="14.6">
            <text:p>14,60</text:p>
          </table:table-cell>
          <table:table-cell table:style-name="ce5" table:formula="of:=[.D293]-[.E293]" office:value-type="float" office:value="28">
            <text:p>28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0-20">
            <text:p>20.10.2014</text:p>
          </table:table-cell>
          <table:table-cell office:value-type="float" office:value="22631">
            <text:p>22631</text:p>
          </table:table-cell>
          <table:table-cell table:formula="of:=[.B295]" office:value-type="float" office:value="22638">
            <text:p>22638</text:p>
          </table:table-cell>
          <table:table-cell table:style-name="ce5" office:value-type="float" office:value="11.3">
            <text:p>11,30</text:p>
          </table:table-cell>
          <table:table-cell table:style-name="ce5" table:formula="of:=[.D294]-([.C294]-[.B294])" office:value-type="float" office:value="4.3">
            <text:p>4,30</text:p>
          </table:table-cell>
          <table:table-cell table:style-name="ce5" table:formula="of:=[.D294]-[.E294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0-21">
            <text:p>21.10.2014</text:p>
          </table:table-cell>
          <table:table-cell office:value-type="float" office:value="22638">
            <text:p>22638</text:p>
          </table:table-cell>
          <table:table-cell table:formula="of:=[.B296]" office:value-type="float" office:value="22649">
            <text:p>22649</text:p>
          </table:table-cell>
          <table:table-cell table:style-name="ce5" office:value-type="float" office:value="17">
            <text:p>17,00</text:p>
          </table:table-cell>
          <table:table-cell table:style-name="ce5" table:formula="of:=[.D295]-([.C295]-[.B295])" office:value-type="float" office:value="6">
            <text:p>6,00</text:p>
          </table:table-cell>
          <table:table-cell table:style-name="ce5" table:formula="of:=[.D295]-[.E295]" office:value-type="float" office:value="11">
            <text:p>1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0-22">
            <text:p>22.10.2014</text:p>
          </table:table-cell>
          <table:table-cell office:value-type="float" office:value="22649">
            <text:p>22649</text:p>
          </table:table-cell>
          <table:table-cell table:formula="of:=[.B297]" office:value-type="float" office:value="22650">
            <text:p>22650</text:p>
          </table:table-cell>
          <table:table-cell table:style-name="ce5" office:value-type="float" office:value="3.7">
            <text:p>3,70</text:p>
          </table:table-cell>
          <table:table-cell table:style-name="ce5" table:formula="of:=[.D296]-([.C296]-[.B296])" office:value-type="float" office:value="2.7">
            <text:p>2,70</text:p>
          </table:table-cell>
          <table:table-cell table:style-name="ce5" table:formula="of:=[.D296]-[.E296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0-23">
            <text:p>23.10.2014</text:p>
          </table:table-cell>
          <table:table-cell office:value-type="float" office:value="22650">
            <text:p>22650</text:p>
          </table:table-cell>
          <table:table-cell table:formula="of:=[.B298]" office:value-type="float" office:value="22657">
            <text:p>22657</text:p>
          </table:table-cell>
          <table:table-cell table:style-name="ce5" office:value-type="float" office:value="11.7">
            <text:p>11,70</text:p>
          </table:table-cell>
          <table:table-cell table:style-name="ce5" table:formula="of:=[.D297]-([.C297]-[.B297])" office:value-type="float" office:value="4.7">
            <text:p>4,70</text:p>
          </table:table-cell>
          <table:table-cell table:style-name="ce5" table:formula="of:=[.D297]-[.E297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0-24">
            <text:p>24.10.2014</text:p>
          </table:table-cell>
          <table:table-cell office:value-type="float" office:value="22657">
            <text:p>22657</text:p>
          </table:table-cell>
          <table:table-cell table:formula="of:=[.B299]" office:value-type="float" office:value="22689">
            <text:p>22689</text:p>
          </table:table-cell>
          <table:table-cell table:style-name="ce5" office:value-type="float" office:value="37.3">
            <text:p>37,30</text:p>
          </table:table-cell>
          <table:table-cell table:style-name="ce5" table:formula="of:=[.D298]-([.C298]-[.B298])" office:value-type="float" office:value="5.3">
            <text:p>5,30</text:p>
          </table:table-cell>
          <table:table-cell table:style-name="ce5" table:formula="of:=[.D298]-[.E298]" office:value-type="float" office:value="32">
            <text:p>3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0-25">
            <text:p>25.10.2014</text:p>
          </table:table-cell>
          <table:table-cell office:value-type="float" office:value="22689">
            <text:p>22689</text:p>
          </table:table-cell>
          <table:table-cell table:formula="of:=[.B300]" office:value-type="float" office:value="22698">
            <text:p>22698</text:p>
          </table:table-cell>
          <table:table-cell table:style-name="ce5" office:value-type="float" office:value="16.4">
            <text:p>16,40</text:p>
          </table:table-cell>
          <table:table-cell table:style-name="ce5" table:formula="of:=[.D299]-([.C299]-[.B299])" office:value-type="float" office:value="7.4">
            <text:p>7,40</text:p>
          </table:table-cell>
          <table:table-cell table:style-name="ce5" table:formula="of:=[.D299]-[.E299]" office:value-type="float" office:value="9">
            <text:p>9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0-26">
            <text:p>26.10.2014</text:p>
          </table:table-cell>
          <table:table-cell office:value-type="float" office:value="22698">
            <text:p>22698</text:p>
          </table:table-cell>
          <table:table-cell table:formula="of:=[.B301]" office:value-type="float" office:value="22718">
            <text:p>22718</text:p>
          </table:table-cell>
          <table:table-cell table:style-name="ce5" office:value-type="float" office:value="23.3">
            <text:p>23,30</text:p>
          </table:table-cell>
          <table:table-cell table:style-name="ce5" table:formula="of:=[.D300]-([.C300]-[.B300])" office:value-type="float" office:value="3.3">
            <text:p>3,30</text:p>
          </table:table-cell>
          <table:table-cell table:style-name="ce5" table:formula="of:=[.D300]-[.E300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0-27">
            <text:p>27.10.2014</text:p>
          </table:table-cell>
          <table:table-cell office:value-type="float" office:value="22718">
            <text:p>22718</text:p>
          </table:table-cell>
          <table:table-cell table:formula="of:=[.B302]" office:value-type="float" office:value="22738">
            <text:p>22738</text:p>
          </table:table-cell>
          <table:table-cell table:style-name="ce5" office:value-type="float" office:value="28.4">
            <text:p>28,40</text:p>
          </table:table-cell>
          <table:table-cell table:style-name="ce5" table:formula="of:=[.D301]-([.C301]-[.B301])" office:value-type="float" office:value="8.4">
            <text:p>8,40</text:p>
          </table:table-cell>
          <table:table-cell table:style-name="ce5" table:formula="of:=[.D301]-[.E301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0-28">
            <text:p>28.10.2014</text:p>
          </table:table-cell>
          <table:table-cell office:value-type="float" office:value="22738">
            <text:p>22738</text:p>
          </table:table-cell>
          <table:table-cell table:formula="of:=[.B303]" office:value-type="float" office:value="22742">
            <text:p>22742</text:p>
          </table:table-cell>
          <table:table-cell table:style-name="ce5" office:value-type="float" office:value="8.4">
            <text:p>8,40</text:p>
          </table:table-cell>
          <table:table-cell table:style-name="ce5" table:formula="of:=[.D302]-([.C302]-[.B302])" office:value-type="float" office:value="4.4">
            <text:p>4,40</text:p>
          </table:table-cell>
          <table:table-cell table:style-name="ce5" table:formula="of:=[.D302]-[.E302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0-29">
            <text:p>29.10.2014</text:p>
          </table:table-cell>
          <table:table-cell office:value-type="float" office:value="22742">
            <text:p>22742</text:p>
          </table:table-cell>
          <table:table-cell table:formula="of:=[.B304]" office:value-type="float" office:value="22760">
            <text:p>22760</text:p>
          </table:table-cell>
          <table:table-cell table:style-name="ce5" office:value-type="float" office:value="27.7">
            <text:p>27,70</text:p>
          </table:table-cell>
          <table:table-cell table:style-name="ce5" table:formula="of:=[.D303]-([.C303]-[.B303])" office:value-type="float" office:value="9.7">
            <text:p>9,70</text:p>
          </table:table-cell>
          <table:table-cell table:style-name="ce5" table:formula="of:=[.D303]-[.E303]" office:value-type="float" office:value="18">
            <text:p>18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0-30">
            <text:p>30.10.2014</text:p>
          </table:table-cell>
          <table:table-cell office:value-type="float" office:value="22760">
            <text:p>22760</text:p>
          </table:table-cell>
          <table:table-cell table:formula="of:=[.B305]" office:value-type="float" office:value="22764">
            <text:p>22764</text:p>
          </table:table-cell>
          <table:table-cell table:style-name="ce5" office:value-type="float" office:value="7.4">
            <text:p>7,40</text:p>
          </table:table-cell>
          <table:table-cell table:style-name="ce5" table:formula="of:=[.D304]-([.C304]-[.B304])" office:value-type="float" office:value="3.4">
            <text:p>3,40</text:p>
          </table:table-cell>
          <table:table-cell table:style-name="ce5" table:formula="of:=[.D304]-[.E304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0-31">
            <text:p>31.10.2014</text:p>
          </table:table-cell>
          <table:table-cell office:value-type="float" office:value="22764">
            <text:p>22764</text:p>
          </table:table-cell>
          <table:table-cell table:formula="of:=[.B306]" office:value-type="float" office:value="22781">
            <text:p>22781</text:p>
          </table:table-cell>
          <table:table-cell table:style-name="ce5" office:value-type="float" office:value="28.5">
            <text:p>28,50</text:p>
          </table:table-cell>
          <table:table-cell table:style-name="ce5" table:formula="of:=[.D305]-([.C305]-[.B305])" office:value-type="float" office:value="11.5">
            <text:p>11,50</text:p>
          </table:table-cell>
          <table:table-cell table:style-name="ce5" table:formula="of:=[.D305]-[.E305]" office:value-type="float" office:value="17">
            <text:p>1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1-01">
            <text:p>01.11.2014</text:p>
          </table:table-cell>
          <table:table-cell office:value-type="float" office:value="22781">
            <text:p>22781</text:p>
          </table:table-cell>
          <table:table-cell table:formula="of:=[.B307]" office:value-type="float" office:value="22811">
            <text:p>22811</text:p>
          </table:table-cell>
          <table:table-cell table:style-name="ce5" office:value-type="float" office:value="32">
            <text:p>32,00</text:p>
          </table:table-cell>
          <table:table-cell table:style-name="ce5" table:formula="of:=[.D306]-([.C306]-[.B306])" office:value-type="float" office:value="2">
            <text:p>2,00</text:p>
          </table:table-cell>
          <table:table-cell table:style-name="ce5" table:formula="of:=[.D306]-[.E306]" office:value-type="float" office:value="30">
            <text:p>3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1-02">
            <text:p>02.11.2014</text:p>
          </table:table-cell>
          <table:table-cell office:value-type="float" office:value="22811">
            <text:p>22811</text:p>
          </table:table-cell>
          <table:table-cell table:formula="of:=[.B308]" office:value-type="float" office:value="22838">
            <text:p>22838</text:p>
          </table:table-cell>
          <table:table-cell table:style-name="ce5" office:value-type="float" office:value="34.8">
            <text:p>34,80</text:p>
          </table:table-cell>
          <table:table-cell table:style-name="ce5" table:formula="of:=[.D307]-([.C307]-[.B307])" office:value-type="float" office:value="7.8">
            <text:p>7,80</text:p>
          </table:table-cell>
          <table:table-cell table:style-name="ce5" table:formula="of:=[.D307]-[.E307]" office:value-type="float" office:value="27">
            <text:p>2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1-03">
            <text:p>03.11.2014</text:p>
          </table:table-cell>
          <table:table-cell office:value-type="float" office:value="22838">
            <text:p>22838</text:p>
          </table:table-cell>
          <table:table-cell table:formula="of:=[.B309]" office:value-type="float" office:value="22856">
            <text:p>22856</text:p>
          </table:table-cell>
          <table:table-cell table:style-name="ce5" office:value-type="float" office:value="23.5">
            <text:p>23,50</text:p>
          </table:table-cell>
          <table:table-cell table:style-name="ce5" table:formula="of:=[.D308]-([.C308]-[.B308])" office:value-type="float" office:value="5.5">
            <text:p>5,50</text:p>
          </table:table-cell>
          <table:table-cell table:style-name="ce5" table:formula="of:=[.D308]-[.E308]" office:value-type="float" office:value="18">
            <text:p>18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1-04">
            <text:p>04.11.2014</text:p>
          </table:table-cell>
          <table:table-cell office:value-type="float" office:value="22856">
            <text:p>22856</text:p>
          </table:table-cell>
          <table:table-cell table:formula="of:=[.B310]" office:value-type="float" office:value="22862">
            <text:p>22862</text:p>
          </table:table-cell>
          <table:table-cell table:style-name="ce5" office:value-type="float" office:value="13">
            <text:p>13,00</text:p>
          </table:table-cell>
          <table:table-cell table:style-name="ce5" table:formula="of:=[.D309]-([.C309]-[.B309])" office:value-type="float" office:value="7">
            <text:p>7,00</text:p>
          </table:table-cell>
          <table:table-cell table:style-name="ce5" table:formula="of:=[.D309]-[.E309]" office:value-type="float" office:value="6">
            <text:p>6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1-05">
            <text:p>05.11.2014</text:p>
          </table:table-cell>
          <table:table-cell office:value-type="float" office:value="22862">
            <text:p>22862</text:p>
          </table:table-cell>
          <table:table-cell table:formula="of:=[.B311]" office:value-type="float" office:value="22863">
            <text:p>22863</text:p>
          </table:table-cell>
          <table:table-cell table:style-name="ce5" office:value-type="float" office:value="4.2">
            <text:p>4,20</text:p>
          </table:table-cell>
          <table:table-cell table:style-name="ce5" table:formula="of:=[.D310]-([.C310]-[.B310])" office:value-type="float" office:value="3.2">
            <text:p>3,20</text:p>
          </table:table-cell>
          <table:table-cell table:style-name="ce5" table:formula="of:=[.D310]-[.E310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1-06">
            <text:p>06.11.2014</text:p>
          </table:table-cell>
          <table:table-cell office:value-type="float" office:value="22863">
            <text:p>22863</text:p>
          </table:table-cell>
          <table:table-cell table:formula="of:=[.B312]" office:value-type="float" office:value="22866">
            <text:p>22866</text:p>
          </table:table-cell>
          <table:table-cell table:style-name="ce5" office:value-type="float" office:value="9.4">
            <text:p>9,40</text:p>
          </table:table-cell>
          <table:table-cell table:style-name="ce5" table:formula="of:=[.D311]-([.C311]-[.B311])" office:value-type="float" office:value="6.4">
            <text:p>6,40</text:p>
          </table:table-cell>
          <table:table-cell table:style-name="ce5" table:formula="of:=[.D311]-[.E311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1-07">
            <text:p>07.11.2014</text:p>
          </table:table-cell>
          <table:table-cell office:value-type="float" office:value="22866">
            <text:p>22866</text:p>
          </table:table-cell>
          <table:table-cell table:formula="of:=[.B313]" office:value-type="float" office:value="22888">
            <text:p>22888</text:p>
          </table:table-cell>
          <table:table-cell table:style-name="ce5" office:value-type="float" office:value="30.1">
            <text:p>30,10</text:p>
          </table:table-cell>
          <table:table-cell table:style-name="ce5" table:formula="of:=[.D312]-([.C312]-[.B312])" office:value-type="float" office:value="8.1">
            <text:p>8,10</text:p>
          </table:table-cell>
          <table:table-cell table:style-name="ce5" table:formula="of:=[.D312]-[.E312]" office:value-type="float" office:value="22">
            <text:p>2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1-08">
            <text:p>08.11.2014</text:p>
          </table:table-cell>
          <table:table-cell office:value-type="float" office:value="22888">
            <text:p>22888</text:p>
          </table:table-cell>
          <table:table-cell table:formula="of:=[.B314]" office:value-type="float" office:value="22918">
            <text:p>22918</text:p>
          </table:table-cell>
          <table:table-cell table:style-name="ce5" office:value-type="float" office:value="33.5">
            <text:p>33,50</text:p>
          </table:table-cell>
          <table:table-cell table:style-name="ce5" table:formula="of:=[.D313]-([.C313]-[.B313])" office:value-type="float" office:value="3.5">
            <text:p>3,50</text:p>
          </table:table-cell>
          <table:table-cell table:style-name="ce5" table:formula="of:=[.D313]-[.E313]" office:value-type="float" office:value="30">
            <text:p>3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1-09">
            <text:p>09.11.2014</text:p>
          </table:table-cell>
          <table:table-cell office:value-type="float" office:value="22918">
            <text:p>22918</text:p>
          </table:table-cell>
          <table:table-cell table:formula="of:=[.B315]" office:value-type="float" office:value="22939">
            <text:p>22939</text:p>
          </table:table-cell>
          <table:table-cell table:style-name="ce5" office:value-type="float" office:value="27.2">
            <text:p>27,20</text:p>
          </table:table-cell>
          <table:table-cell table:style-name="ce5" table:formula="of:=[.D314]-([.C314]-[.B314])" office:value-type="float" office:value="6.2">
            <text:p>6,20</text:p>
          </table:table-cell>
          <table:table-cell table:style-name="ce5" table:formula="of:=[.D314]-[.E314]" office:value-type="float" office:value="21">
            <text:p>2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1-10">
            <text:p>10.11.2014</text:p>
          </table:table-cell>
          <table:table-cell office:value-type="float" office:value="22939">
            <text:p>22939</text:p>
          </table:table-cell>
          <table:table-cell table:formula="of:=[.B316]" office:value-type="float" office:value="22941">
            <text:p>22941</text:p>
          </table:table-cell>
          <table:table-cell table:style-name="ce5" office:value-type="float" office:value="7">
            <text:p>7,00</text:p>
          </table:table-cell>
          <table:table-cell table:style-name="ce5" table:formula="of:=[.D315]-([.C315]-[.B315])" office:value-type="float" office:value="5">
            <text:p>5,00</text:p>
          </table:table-cell>
          <table:table-cell table:style-name="ce5" table:formula="of:=[.D315]-[.E315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1-11">
            <text:p>11.11.2014</text:p>
          </table:table-cell>
          <table:table-cell office:value-type="float" office:value="22941">
            <text:p>22941</text:p>
          </table:table-cell>
          <table:table-cell table:formula="of:=[.B317]" office:value-type="float" office:value="22950">
            <text:p>22950</text:p>
          </table:table-cell>
          <table:table-cell table:style-name="ce5" office:value-type="float" office:value="18.2">
            <text:p>18,20</text:p>
          </table:table-cell>
          <table:table-cell table:style-name="ce5" table:formula="of:=[.D316]-([.C316]-[.B316])" office:value-type="float" office:value="9.2">
            <text:p>9,20</text:p>
          </table:table-cell>
          <table:table-cell table:style-name="ce5" table:formula="of:=[.D316]-[.E316]" office:value-type="float" office:value="9">
            <text:p>9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1-12">
            <text:p>12.11.2014</text:p>
          </table:table-cell>
          <table:table-cell office:value-type="float" office:value="22950">
            <text:p>22950</text:p>
          </table:table-cell>
          <table:table-cell table:formula="of:=[.B318]" office:value-type="float" office:value="22950">
            <text:p>22950</text:p>
          </table:table-cell>
          <table:table-cell table:style-name="ce5" office:value-type="float" office:value="3">
            <text:p>3,00</text:p>
          </table:table-cell>
          <table:table-cell table:style-name="ce5" table:formula="of:=[.D317]-([.C317]-[.B317])" office:value-type="float" office:value="3">
            <text:p>3,00</text:p>
          </table:table-cell>
          <table:table-cell table:style-name="ce5" table:formula="of:=[.D317]-[.E317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1-13">
            <text:p>13.11.2014</text:p>
          </table:table-cell>
          <table:table-cell office:value-type="float" office:value="22950">
            <text:p>22950</text:p>
          </table:table-cell>
          <table:table-cell table:formula="of:=[.B319]" office:value-type="float" office:value="22950">
            <text:p>22950</text:p>
          </table:table-cell>
          <table:table-cell table:style-name="ce5" office:value-type="float" office:value="2">
            <text:p>2,00</text:p>
          </table:table-cell>
          <table:table-cell table:style-name="ce5" table:formula="of:=[.D318]-([.C318]-[.B318])" office:value-type="float" office:value="2">
            <text:p>2,00</text:p>
          </table:table-cell>
          <table:table-cell table:style-name="ce5" table:formula="of:=[.D318]-[.E318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1-14">
            <text:p>14.11.2014</text:p>
          </table:table-cell>
          <table:table-cell office:value-type="float" office:value="22950">
            <text:p>22950</text:p>
          </table:table-cell>
          <table:table-cell table:formula="of:=[.B320]" office:value-type="float" office:value="22967">
            <text:p>22967</text:p>
          </table:table-cell>
          <table:table-cell table:style-name="ce5" office:value-type="float" office:value="26.5">
            <text:p>26,50</text:p>
          </table:table-cell>
          <table:table-cell table:style-name="ce5" table:formula="of:=[.D319]-([.C319]-[.B319])" office:value-type="float" office:value="9.5">
            <text:p>9,50</text:p>
          </table:table-cell>
          <table:table-cell table:style-name="ce5" table:formula="of:=[.D319]-[.E319]" office:value-type="float" office:value="17">
            <text:p>1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1-15">
            <text:p>15.11.2014</text:p>
          </table:table-cell>
          <table:table-cell office:value-type="float" office:value="22967">
            <text:p>22967</text:p>
          </table:table-cell>
          <table:table-cell table:formula="of:=[.B321]" office:value-type="float" office:value="22978">
            <text:p>22978</text:p>
          </table:table-cell>
          <table:table-cell table:style-name="ce5" office:value-type="float" office:value="13">
            <text:p>13,00</text:p>
          </table:table-cell>
          <table:table-cell table:style-name="ce5" table:formula="of:=[.D320]-([.C320]-[.B320])" office:value-type="float" office:value="2">
            <text:p>2,00</text:p>
          </table:table-cell>
          <table:table-cell table:style-name="ce5" table:formula="of:=[.D320]-[.E320]" office:value-type="float" office:value="11">
            <text:p>1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1-16">
            <text:p>16.11.2014</text:p>
          </table:table-cell>
          <table:table-cell office:value-type="float" office:value="22978">
            <text:p>22978</text:p>
          </table:table-cell>
          <table:table-cell table:formula="of:=[.B322]" office:value-type="float" office:value="22986">
            <text:p>22986</text:p>
          </table:table-cell>
          <table:table-cell table:style-name="ce5" office:value-type="float" office:value="15.5">
            <text:p>15,50</text:p>
          </table:table-cell>
          <table:table-cell table:style-name="ce5" table:formula="of:=[.D321]-([.C321]-[.B321])" office:value-type="float" office:value="7.5">
            <text:p>7,50</text:p>
          </table:table-cell>
          <table:table-cell table:style-name="ce5" table:formula="of:=[.D321]-[.E321]" office:value-type="float" office:value="8">
            <text:p>8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1-17">
            <text:p>17.11.2014</text:p>
          </table:table-cell>
          <table:table-cell office:value-type="float" office:value="22986">
            <text:p>22986</text:p>
          </table:table-cell>
          <table:table-cell table:formula="of:=[.B323]" office:value-type="float" office:value="22990">
            <text:p>22990</text:p>
          </table:table-cell>
          <table:table-cell table:style-name="ce5" office:value-type="float" office:value="7.9">
            <text:p>7,90</text:p>
          </table:table-cell>
          <table:table-cell table:style-name="ce5" table:formula="of:=[.D322]-([.C322]-[.B322])" office:value-type="float" office:value="3.9">
            <text:p>3,90</text:p>
          </table:table-cell>
          <table:table-cell table:style-name="ce5" table:formula="of:=[.D322]-[.E322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1-18">
            <text:p>18.11.2014</text:p>
          </table:table-cell>
          <table:table-cell office:value-type="float" office:value="22990">
            <text:p>22990</text:p>
          </table:table-cell>
          <table:table-cell table:formula="of:=[.B324]" office:value-type="float" office:value="22990">
            <text:p>22990</text:p>
          </table:table-cell>
          <table:table-cell table:style-name="ce5" office:value-type="float" office:value="2">
            <text:p>2,00</text:p>
          </table:table-cell>
          <table:table-cell table:style-name="ce5" table:formula="of:=[.D323]-([.C323]-[.B323])" office:value-type="float" office:value="2">
            <text:p>2,00</text:p>
          </table:table-cell>
          <table:table-cell table:style-name="ce5" table:formula="of:=[.D323]-[.E323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1-19">
            <text:p>19.11.2014</text:p>
          </table:table-cell>
          <table:table-cell office:value-type="float" office:value="22990">
            <text:p>22990</text:p>
          </table:table-cell>
          <table:table-cell table:formula="of:=[.B325]" office:value-type="float" office:value="22990">
            <text:p>22990</text:p>
          </table:table-cell>
          <table:table-cell table:style-name="ce5" office:value-type="float" office:value="2">
            <text:p>2,00</text:p>
          </table:table-cell>
          <table:table-cell table:style-name="ce5" table:formula="of:=[.D324]-([.C324]-[.B324])" office:value-type="float" office:value="2">
            <text:p>2,00</text:p>
          </table:table-cell>
          <table:table-cell table:style-name="ce5" table:formula="of:=[.D324]-[.E324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1-20">
            <text:p>20.11.2014</text:p>
          </table:table-cell>
          <table:table-cell office:value-type="float" office:value="22990">
            <text:p>22990</text:p>
          </table:table-cell>
          <table:table-cell table:formula="of:=[.B326]" office:value-type="float" office:value="22995">
            <text:p>22995</text:p>
          </table:table-cell>
          <table:table-cell table:style-name="ce5" office:value-type="float" office:value="7">
            <text:p>7,00</text:p>
          </table:table-cell>
          <table:table-cell table:style-name="ce5" table:formula="of:=[.D325]-([.C325]-[.B325])" office:value-type="float" office:value="2">
            <text:p>2,00</text:p>
          </table:table-cell>
          <table:table-cell table:style-name="ce5" table:formula="of:=[.D325]-[.E325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1-21">
            <text:p>21.11.2014</text:p>
          </table:table-cell>
          <table:table-cell office:value-type="float" office:value="22995">
            <text:p>22995</text:p>
          </table:table-cell>
          <table:table-cell table:formula="of:=[.B327]" office:value-type="float" office:value="22995">
            <text:p>22995</text:p>
          </table:table-cell>
          <table:table-cell table:style-name="ce5" office:value-type="float" office:value="5">
            <text:p>5,00</text:p>
          </table:table-cell>
          <table:table-cell table:style-name="ce5" table:formula="of:=[.D326]-([.C326]-[.B326])" office:value-type="float" office:value="5">
            <text:p>5,00</text:p>
          </table:table-cell>
          <table:table-cell table:style-name="ce5" table:formula="of:=[.D326]-[.E326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1-22">
            <text:p>22.11.2014</text:p>
          </table:table-cell>
          <table:table-cell office:value-type="float" office:value="22995">
            <text:p>22995</text:p>
          </table:table-cell>
          <table:table-cell table:formula="of:=[.B328]" office:value-type="float" office:value="23017">
            <text:p>23017</text:p>
          </table:table-cell>
          <table:table-cell table:style-name="ce5" office:value-type="float" office:value="26.4">
            <text:p>26,40</text:p>
          </table:table-cell>
          <table:table-cell table:style-name="ce5" table:formula="of:=[.D327]-([.C327]-[.B327])" office:value-type="float" office:value="4.4">
            <text:p>4,40</text:p>
          </table:table-cell>
          <table:table-cell table:style-name="ce5" table:formula="of:=[.D327]-[.E327]" office:value-type="float" office:value="22">
            <text:p>2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1-23">
            <text:p>23.11.2014</text:p>
          </table:table-cell>
          <table:table-cell office:value-type="float" office:value="23017">
            <text:p>23017</text:p>
          </table:table-cell>
          <table:table-cell table:formula="of:=[.B329]" office:value-type="float" office:value="23041">
            <text:p>23041</text:p>
          </table:table-cell>
          <table:table-cell table:style-name="ce5" office:value-type="float" office:value="27.8">
            <text:p>27,80</text:p>
          </table:table-cell>
          <table:table-cell table:style-name="ce5" table:formula="of:=[.D328]-([.C328]-[.B328])" office:value-type="float" office:value="3.8">
            <text:p>3,80</text:p>
          </table:table-cell>
          <table:table-cell table:style-name="ce5" table:formula="of:=[.D328]-[.E328]" office:value-type="float" office:value="24">
            <text:p>24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1-24">
            <text:p>24.11.2014</text:p>
          </table:table-cell>
          <table:table-cell office:value-type="float" office:value="23041">
            <text:p>23041</text:p>
          </table:table-cell>
          <table:table-cell table:formula="of:=[.B330]" office:value-type="float" office:value="23057">
            <text:p>23057</text:p>
          </table:table-cell>
          <table:table-cell table:style-name="ce5" office:value-type="float" office:value="18.9">
            <text:p>18,90</text:p>
          </table:table-cell>
          <table:table-cell table:style-name="ce5" table:formula="of:=[.D329]-([.C329]-[.B329])" office:value-type="float" office:value="2.9">
            <text:p>2,90</text:p>
          </table:table-cell>
          <table:table-cell table:style-name="ce5" table:formula="of:=[.D329]-[.E329]" office:value-type="float" office:value="16">
            <text:p>16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1-25">
            <text:p>25.11.2014</text:p>
          </table:table-cell>
          <table:table-cell office:value-type="float" office:value="23057">
            <text:p>23057</text:p>
          </table:table-cell>
          <table:table-cell table:formula="of:=[.B331]" office:value-type="float" office:value="23058">
            <text:p>23058</text:p>
          </table:table-cell>
          <table:table-cell table:style-name="ce5" office:value-type="float" office:value="4.5">
            <text:p>4,50</text:p>
          </table:table-cell>
          <table:table-cell table:style-name="ce5" table:formula="of:=[.D330]-([.C330]-[.B330])" office:value-type="float" office:value="3.5">
            <text:p>3,50</text:p>
          </table:table-cell>
          <table:table-cell table:style-name="ce5" table:formula="of:=[.D330]-[.E330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1-26">
            <text:p>26.11.2014</text:p>
          </table:table-cell>
          <table:table-cell office:value-type="float" office:value="23058">
            <text:p>23058</text:p>
          </table:table-cell>
          <table:table-cell table:formula="of:=[.B332]" office:value-type="float" office:value="23059">
            <text:p>23059</text:p>
          </table:table-cell>
          <table:table-cell table:style-name="ce5" office:value-type="float" office:value="5">
            <text:p>5,00</text:p>
          </table:table-cell>
          <table:table-cell table:style-name="ce5" table:formula="of:=[.D331]-([.C331]-[.B331])" office:value-type="float" office:value="4">
            <text:p>4,00</text:p>
          </table:table-cell>
          <table:table-cell table:style-name="ce5" table:formula="of:=[.D331]-[.E331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1-27">
            <text:p>27.11.2014</text:p>
          </table:table-cell>
          <table:table-cell office:value-type="float" office:value="23059">
            <text:p>23059</text:p>
          </table:table-cell>
          <table:table-cell table:formula="of:=[.B333]" office:value-type="float" office:value="23062">
            <text:p>23062</text:p>
          </table:table-cell>
          <table:table-cell table:style-name="ce5" office:value-type="float" office:value="9.6">
            <text:p>9,60</text:p>
          </table:table-cell>
          <table:table-cell table:style-name="ce5" table:formula="of:=[.D332]-([.C332]-[.B332])" office:value-type="float" office:value="6.6">
            <text:p>6,60</text:p>
          </table:table-cell>
          <table:table-cell table:style-name="ce5" table:formula="of:=[.D332]-[.E332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1-28">
            <text:p>28.11.2014</text:p>
          </table:table-cell>
          <table:table-cell office:value-type="float" office:value="23062">
            <text:p>23062</text:p>
          </table:table-cell>
          <table:table-cell table:formula="of:=[.B334]" office:value-type="float" office:value="23084">
            <text:p>23084</text:p>
          </table:table-cell>
          <table:table-cell table:style-name="ce5" office:value-type="float" office:value="25.9">
            <text:p>25,90</text:p>
          </table:table-cell>
          <table:table-cell table:style-name="ce5" table:formula="of:=[.D333]-([.C333]-[.B333])" office:value-type="float" office:value="3.9">
            <text:p>3,90</text:p>
          </table:table-cell>
          <table:table-cell table:style-name="ce5" table:formula="of:=[.D333]-[.E333]" office:value-type="float" office:value="22">
            <text:p>2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1-29">
            <text:p>29.11.2014</text:p>
          </table:table-cell>
          <table:table-cell office:value-type="float" office:value="23084">
            <text:p>23084</text:p>
          </table:table-cell>
          <table:table-cell table:formula="of:=[.B335]" office:value-type="float" office:value="23093">
            <text:p>23093</text:p>
          </table:table-cell>
          <table:table-cell table:style-name="ce5" office:value-type="float" office:value="11.8">
            <text:p>11,80</text:p>
          </table:table-cell>
          <table:table-cell table:style-name="ce5" table:formula="of:=[.D334]-([.C334]-[.B334])" office:value-type="float" office:value="2.8">
            <text:p>2,80</text:p>
          </table:table-cell>
          <table:table-cell table:style-name="ce5" table:formula="of:=[.D334]-[.E334]" office:value-type="float" office:value="9">
            <text:p>9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1-30">
            <text:p>30.11.2014</text:p>
          </table:table-cell>
          <table:table-cell office:value-type="float" office:value="23093">
            <text:p>23093</text:p>
          </table:table-cell>
          <table:table-cell table:formula="of:=[.B336]" office:value-type="float" office:value="23096">
            <text:p>23096</text:p>
          </table:table-cell>
          <table:table-cell table:style-name="ce5" office:value-type="float" office:value="4.7">
            <text:p>4,70</text:p>
          </table:table-cell>
          <table:table-cell table:style-name="ce5" table:formula="of:=[.D335]-([.C335]-[.B335])" office:value-type="float" office:value="1.7">
            <text:p>1,70</text:p>
          </table:table-cell>
          <table:table-cell table:style-name="ce5" table:formula="of:=[.D335]-[.E335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2-01">
            <text:p>01.12.2014</text:p>
          </table:table-cell>
          <table:table-cell office:value-type="float" office:value="23096">
            <text:p>23096</text:p>
          </table:table-cell>
          <table:table-cell table:formula="of:=[.B337]" office:value-type="float" office:value="23096">
            <text:p>23096</text:p>
          </table:table-cell>
          <table:table-cell table:style-name="ce5" office:value-type="float" office:value="2">
            <text:p>2,00</text:p>
          </table:table-cell>
          <table:table-cell table:style-name="ce5" table:formula="of:=[.D336]-([.C336]-[.B336])" office:value-type="float" office:value="2">
            <text:p>2,00</text:p>
          </table:table-cell>
          <table:table-cell table:style-name="ce5" table:formula="of:=[.D336]-[.E336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2-02">
            <text:p>02.12.2014</text:p>
          </table:table-cell>
          <table:table-cell office:value-type="float" office:value="23096">
            <text:p>23096</text:p>
          </table:table-cell>
          <table:table-cell table:formula="of:=[.B338]" office:value-type="float" office:value="23096">
            <text:p>23096</text:p>
          </table:table-cell>
          <table:table-cell table:style-name="ce5" office:value-type="float" office:value="1">
            <text:p>1,00</text:p>
          </table:table-cell>
          <table:table-cell table:style-name="ce5" table:formula="of:=[.D337]-([.C337]-[.B337])" office:value-type="float" office:value="1">
            <text:p>1,00</text:p>
          </table:table-cell>
          <table:table-cell table:style-name="ce5" table:formula="of:=[.D337]-[.E337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2-03">
            <text:p>03.12.2014</text:p>
          </table:table-cell>
          <table:table-cell office:value-type="float" office:value="23096">
            <text:p>23096</text:p>
          </table:table-cell>
          <table:table-cell table:formula="of:=[.B339]" office:value-type="float" office:value="23096">
            <text:p>23096</text:p>
          </table:table-cell>
          <table:table-cell table:style-name="ce5" office:value-type="float" office:value="1.6">
            <text:p>1,60</text:p>
          </table:table-cell>
          <table:table-cell table:style-name="ce5" table:formula="of:=[.D338]-([.C338]-[.B338])" office:value-type="float" office:value="1.6">
            <text:p>1,60</text:p>
          </table:table-cell>
          <table:table-cell table:style-name="ce5" table:formula="of:=[.D338]-[.E338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2-04">
            <text:p>04.12.2014</text:p>
          </table:table-cell>
          <table:table-cell office:value-type="float" office:value="23096">
            <text:p>23096</text:p>
          </table:table-cell>
          <table:table-cell table:formula="of:=[.B340]" office:value-type="float" office:value="23096">
            <text:p>23096</text:p>
          </table:table-cell>
          <table:table-cell table:style-name="ce5" office:value-type="float" office:value="1.6">
            <text:p>1,60</text:p>
          </table:table-cell>
          <table:table-cell table:style-name="ce5" table:formula="of:=[.D339]-([.C339]-[.B339])" office:value-type="float" office:value="1.6">
            <text:p>1,60</text:p>
          </table:table-cell>
          <table:table-cell table:style-name="ce5" table:formula="of:=[.D339]-[.E339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2-05">
            <text:p>05.12.2014</text:p>
          </table:table-cell>
          <table:table-cell office:value-type="float" office:value="23096">
            <text:p>23096</text:p>
          </table:table-cell>
          <table:table-cell table:formula="of:=[.B341]" office:value-type="float" office:value="23096">
            <text:p>23096</text:p>
          </table:table-cell>
          <table:table-cell table:style-name="ce5" office:value-type="float" office:value="2.1">
            <text:p>2,10</text:p>
          </table:table-cell>
          <table:table-cell table:style-name="ce5" table:formula="of:=[.D340]-([.C340]-[.B340])" office:value-type="float" office:value="2.1">
            <text:p>2,10</text:p>
          </table:table-cell>
          <table:table-cell table:style-name="ce5" table:formula="of:=[.D340]-[.E340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2-06">
            <text:p>06.12.2014</text:p>
          </table:table-cell>
          <table:table-cell office:value-type="float" office:value="23096">
            <text:p>23096</text:p>
          </table:table-cell>
          <table:table-cell table:formula="of:=[.B342]" office:value-type="float" office:value="23096">
            <text:p>23096</text:p>
          </table:table-cell>
          <table:table-cell table:style-name="ce5" office:value-type="float" office:value="1">
            <text:p>1,00</text:p>
          </table:table-cell>
          <table:table-cell table:style-name="ce5" table:formula="of:=[.D341]-([.C341]-[.B341])" office:value-type="float" office:value="1">
            <text:p>1,00</text:p>
          </table:table-cell>
          <table:table-cell table:style-name="ce5" table:formula="of:=[.D341]-[.E341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2-07">
            <text:p>07.12.2014</text:p>
          </table:table-cell>
          <table:table-cell office:value-type="float" office:value="23096">
            <text:p>23096</text:p>
          </table:table-cell>
          <table:table-cell table:formula="of:=[.B343]" office:value-type="float" office:value="23096">
            <text:p>23096</text:p>
          </table:table-cell>
          <table:table-cell table:style-name="ce5" office:value-type="float" office:value="1">
            <text:p>1,00</text:p>
          </table:table-cell>
          <table:table-cell table:style-name="ce5" table:formula="of:=[.D342]-([.C342]-[.B342])" office:value-type="float" office:value="1">
            <text:p>1,00</text:p>
          </table:table-cell>
          <table:table-cell table:style-name="ce5" table:formula="of:=[.D342]-[.E342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2-08">
            <text:p>08.12.2014</text:p>
          </table:table-cell>
          <table:table-cell office:value-type="float" office:value="23096">
            <text:p>23096</text:p>
          </table:table-cell>
          <table:table-cell table:formula="of:=[.B344]" office:value-type="float" office:value="23097">
            <text:p>23097</text:p>
          </table:table-cell>
          <table:table-cell table:style-name="ce5" office:value-type="float" office:value="4.5">
            <text:p>4,50</text:p>
          </table:table-cell>
          <table:table-cell table:style-name="ce5" table:formula="of:=[.D343]-([.C343]-[.B343])" office:value-type="float" office:value="3.5">
            <text:p>3,50</text:p>
          </table:table-cell>
          <table:table-cell table:style-name="ce5" table:formula="of:=[.D343]-[.E343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2-09">
            <text:p>09.12.2014</text:p>
          </table:table-cell>
          <table:table-cell office:value-type="float" office:value="23097">
            <text:p>23097</text:p>
          </table:table-cell>
          <table:table-cell table:formula="of:=[.B345]" office:value-type="float" office:value="23097">
            <text:p>23097</text:p>
          </table:table-cell>
          <table:table-cell table:style-name="ce5" office:value-type="float" office:value="2.6">
            <text:p>2,60</text:p>
          </table:table-cell>
          <table:table-cell table:style-name="ce5" table:formula="of:=[.D344]-([.C344]-[.B344])" office:value-type="float" office:value="2.6">
            <text:p>2,60</text:p>
          </table:table-cell>
          <table:table-cell table:style-name="ce5" table:formula="of:=[.D344]-[.E344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2-10">
            <text:p>10.12.2014</text:p>
          </table:table-cell>
          <table:table-cell office:value-type="float" office:value="23097">
            <text:p>23097</text:p>
          </table:table-cell>
          <table:table-cell table:formula="of:=[.B346]" office:value-type="float" office:value="23098">
            <text:p>23098</text:p>
          </table:table-cell>
          <table:table-cell table:style-name="ce5" office:value-type="float" office:value="3.7">
            <text:p>3,70</text:p>
          </table:table-cell>
          <table:table-cell table:style-name="ce5" table:formula="of:=[.D345]-([.C345]-[.B345])" office:value-type="float" office:value="2.7">
            <text:p>2,70</text:p>
          </table:table-cell>
          <table:table-cell table:style-name="ce5" table:formula="of:=[.D345]-[.E345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2-11">
            <text:p>11.12.2014</text:p>
          </table:table-cell>
          <table:table-cell office:value-type="float" office:value="23098">
            <text:p>23098</text:p>
          </table:table-cell>
          <table:table-cell table:formula="of:=[.B347]" office:value-type="float" office:value="23099">
            <text:p>23099</text:p>
          </table:table-cell>
          <table:table-cell table:style-name="ce5" office:value-type="float" office:value="5.4">
            <text:p>5,40</text:p>
          </table:table-cell>
          <table:table-cell table:style-name="ce5" table:formula="of:=[.D346]-([.C346]-[.B346])" office:value-type="float" office:value="4.4">
            <text:p>4,40</text:p>
          </table:table-cell>
          <table:table-cell table:style-name="ce5" table:formula="of:=[.D346]-[.E346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2-12">
            <text:p>12.12.2014</text:p>
          </table:table-cell>
          <table:table-cell office:value-type="float" office:value="23099">
            <text:p>23099</text:p>
          </table:table-cell>
          <table:table-cell table:formula="of:=[.B348]" office:value-type="float" office:value="23100">
            <text:p>23100</text:p>
          </table:table-cell>
          <table:table-cell table:style-name="ce5" office:value-type="float" office:value="9.1">
            <text:p>9,10</text:p>
          </table:table-cell>
          <table:table-cell table:style-name="ce5" table:formula="of:=[.D347]-([.C347]-[.B347])" office:value-type="float" office:value="8.1">
            <text:p>8,10</text:p>
          </table:table-cell>
          <table:table-cell table:style-name="ce5" table:formula="of:=[.D347]-[.E347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2-13">
            <text:p>13.12.2014</text:p>
          </table:table-cell>
          <table:table-cell office:value-type="float" office:value="23100">
            <text:p>23100</text:p>
          </table:table-cell>
          <table:table-cell table:formula="of:=[.B349]" office:value-type="float" office:value="23101">
            <text:p>23101</text:p>
          </table:table-cell>
          <table:table-cell table:style-name="ce5" office:value-type="float" office:value="11.5">
            <text:p>11,50</text:p>
          </table:table-cell>
          <table:table-cell table:style-name="ce5" table:formula="of:=[.D348]-([.C348]-[.B348])" office:value-type="float" office:value="10.5">
            <text:p>10,50</text:p>
          </table:table-cell>
          <table:table-cell table:style-name="ce5" table:formula="of:=[.D348]-[.E348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2-14">
            <text:p>14.12.2014</text:p>
          </table:table-cell>
          <table:table-cell office:value-type="float" office:value="23101">
            <text:p>23101</text:p>
          </table:table-cell>
          <table:table-cell table:formula="of:=[.B350]" office:value-type="float" office:value="23101">
            <text:p>23101</text:p>
          </table:table-cell>
          <table:table-cell table:style-name="ce5" office:value-type="float" office:value="1.7">
            <text:p>1,70</text:p>
          </table:table-cell>
          <table:table-cell table:style-name="ce5" table:formula="of:=[.D349]-([.C349]-[.B349])" office:value-type="float" office:value="1.7">
            <text:p>1,70</text:p>
          </table:table-cell>
          <table:table-cell table:style-name="ce5" table:formula="of:=[.D349]-[.E349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2-15">
            <text:p>15.12.2014</text:p>
          </table:table-cell>
          <table:table-cell office:value-type="float" office:value="23101">
            <text:p>23101</text:p>
          </table:table-cell>
          <table:table-cell table:formula="of:=[.B351]" office:value-type="float" office:value="23102">
            <text:p>23102</text:p>
          </table:table-cell>
          <table:table-cell table:style-name="ce5" office:value-type="float" office:value="1.2">
            <text:p>1,20</text:p>
          </table:table-cell>
          <table:table-cell table:style-name="ce5" table:formula="of:=[.D350]-([.C350]-[.B350])" office:value-type="float" office:value="0.2">
            <text:p>0,20</text:p>
          </table:table-cell>
          <table:table-cell table:style-name="ce5" table:formula="of:=[.D350]-[.E350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2-16">
            <text:p>16.12.2014</text:p>
          </table:table-cell>
          <table:table-cell office:value-type="float" office:value="23102">
            <text:p>23102</text:p>
          </table:table-cell>
          <table:table-cell table:formula="of:=[.B352]" office:value-type="float" office:value="23102">
            <text:p>23102</text:p>
          </table:table-cell>
          <table:table-cell table:style-name="ce5" office:value-type="float" office:value="3.4">
            <text:p>3,40</text:p>
          </table:table-cell>
          <table:table-cell table:style-name="ce5" table:formula="of:=[.D351]-([.C351]-[.B351])" office:value-type="float" office:value="3.4">
            <text:p>3,40</text:p>
          </table:table-cell>
          <table:table-cell table:style-name="ce5" table:formula="of:=[.D351]-[.E351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2-17">
            <text:p>17.12.2014</text:p>
          </table:table-cell>
          <table:table-cell office:value-type="float" office:value="23102">
            <text:p>23102</text:p>
          </table:table-cell>
          <table:table-cell table:formula="of:=[.B353]" office:value-type="float" office:value="23102">
            <text:p>23102</text:p>
          </table:table-cell>
          <table:table-cell table:style-name="ce5" office:value-type="float" office:value="3">
            <text:p>3,00</text:p>
          </table:table-cell>
          <table:table-cell table:style-name="ce5" table:formula="of:=[.D352]-([.C352]-[.B352])" office:value-type="float" office:value="3">
            <text:p>3,00</text:p>
          </table:table-cell>
          <table:table-cell table:style-name="ce5" table:formula="of:=[.D352]-[.E352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2-18">
            <text:p>18.12.2014</text:p>
          </table:table-cell>
          <table:table-cell office:value-type="float" office:value="23102">
            <text:p>23102</text:p>
          </table:table-cell>
          <table:table-cell table:formula="of:=[.B354]" office:value-type="float" office:value="23102">
            <text:p>23102</text:p>
          </table:table-cell>
          <table:table-cell table:style-name="ce5" office:value-type="float" office:value="3">
            <text:p>3,00</text:p>
          </table:table-cell>
          <table:table-cell table:style-name="ce5" table:formula="of:=[.D353]-([.C353]-[.B353])" office:value-type="float" office:value="3">
            <text:p>3,00</text:p>
          </table:table-cell>
          <table:table-cell table:style-name="ce5" table:formula="of:=[.D353]-[.E353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2-19">
            <text:p>19.12.2014</text:p>
          </table:table-cell>
          <table:table-cell office:value-type="float" office:value="23102">
            <text:p>23102</text:p>
          </table:table-cell>
          <table:table-cell table:formula="of:=[.B355]" office:value-type="float" office:value="23102">
            <text:p>23102</text:p>
          </table:table-cell>
          <table:table-cell table:style-name="ce5" office:value-type="float" office:value="4.9">
            <text:p>4,90</text:p>
          </table:table-cell>
          <table:table-cell table:style-name="ce5" table:formula="of:=[.D354]-([.C354]-[.B354])" office:value-type="float" office:value="4.9">
            <text:p>4,90</text:p>
          </table:table-cell>
          <table:table-cell table:style-name="ce5" table:formula="of:=[.D354]-[.E354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2-20">
            <text:p>20.12.2014</text:p>
          </table:table-cell>
          <table:table-cell office:value-type="float" office:value="23102">
            <text:p>23102</text:p>
          </table:table-cell>
          <table:table-cell table:formula="of:=[.B356]" office:value-type="float" office:value="23103">
            <text:p>23103</text:p>
          </table:table-cell>
          <table:table-cell table:style-name="ce5" office:value-type="float" office:value="4.3">
            <text:p>4,30</text:p>
          </table:table-cell>
          <table:table-cell table:style-name="ce5" table:formula="of:=[.D355]-([.C355]-[.B355])" office:value-type="float" office:value="3.3">
            <text:p>3,30</text:p>
          </table:table-cell>
          <table:table-cell table:style-name="ce5" table:formula="of:=[.D355]-[.E355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2-21">
            <text:p>21.12.2014</text:p>
          </table:table-cell>
          <table:table-cell office:value-type="float" office:value="23103">
            <text:p>23103</text:p>
          </table:table-cell>
          <table:table-cell table:formula="of:=[.B357]" office:value-type="float" office:value="23104">
            <text:p>23104</text:p>
          </table:table-cell>
          <table:table-cell table:style-name="ce5" office:value-type="float" office:value="11">
            <text:p>11,00</text:p>
          </table:table-cell>
          <table:table-cell table:style-name="ce5" table:formula="of:=[.D356]-([.C356]-[.B356])" office:value-type="float" office:value="10">
            <text:p>10,00</text:p>
          </table:table-cell>
          <table:table-cell table:style-name="ce5" table:formula="of:=[.D356]-[.E356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2-22">
            <text:p>22.12.2014</text:p>
          </table:table-cell>
          <table:table-cell office:value-type="float" office:value="23104">
            <text:p>23104</text:p>
          </table:table-cell>
          <table:table-cell table:formula="of:=[.B358]" office:value-type="float" office:value="23109">
            <text:p>23109</text:p>
          </table:table-cell>
          <table:table-cell table:style-name="ce5" office:value-type="float" office:value="15.3">
            <text:p>15,30</text:p>
          </table:table-cell>
          <table:table-cell table:style-name="ce5" table:formula="of:=[.D357]-([.C357]-[.B357])" office:value-type="float" office:value="10.3">
            <text:p>10,30</text:p>
          </table:table-cell>
          <table:table-cell table:style-name="ce5" table:formula="of:=[.D357]-[.E357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2-23">
            <text:p>23.12.2014</text:p>
          </table:table-cell>
          <table:table-cell office:value-type="float" office:value="23109">
            <text:p>23109</text:p>
          </table:table-cell>
          <table:table-cell table:formula="of:=[.B359]" office:value-type="float" office:value="23127">
            <text:p>23127</text:p>
          </table:table-cell>
          <table:table-cell table:style-name="ce5" office:value-type="float" office:value="21.3">
            <text:p>21,30</text:p>
          </table:table-cell>
          <table:table-cell table:style-name="ce5" table:formula="of:=[.D358]-([.C358]-[.B358])" office:value-type="float" office:value="3.3">
            <text:p>3,30</text:p>
          </table:table-cell>
          <table:table-cell table:style-name="ce5" table:formula="of:=[.D358]-[.E358]" office:value-type="float" office:value="18">
            <text:p>18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2-24">
            <text:p>24.12.2014</text:p>
          </table:table-cell>
          <table:table-cell office:value-type="float" office:value="23127">
            <text:p>23127</text:p>
          </table:table-cell>
          <table:table-cell table:formula="of:=[.B360]" office:value-type="float" office:value="23129">
            <text:p>23129</text:p>
          </table:table-cell>
          <table:table-cell table:style-name="ce5" office:value-type="float" office:value="5.6">
            <text:p>5,60</text:p>
          </table:table-cell>
          <table:table-cell table:style-name="ce5" table:formula="of:=[.D359]-([.C359]-[.B359])" office:value-type="float" office:value="3.6">
            <text:p>3,60</text:p>
          </table:table-cell>
          <table:table-cell table:style-name="ce5" table:formula="of:=[.D359]-[.E359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2-25">
            <text:p>25.12.2014</text:p>
          </table:table-cell>
          <table:table-cell office:value-type="float" office:value="23129">
            <text:p>23129</text:p>
          </table:table-cell>
          <table:table-cell table:formula="of:=[.B361]" office:value-type="float" office:value="23130">
            <text:p>23130</text:p>
          </table:table-cell>
          <table:table-cell table:style-name="ce5" office:value-type="float" office:value="4.4">
            <text:p>4,40</text:p>
          </table:table-cell>
          <table:table-cell table:style-name="ce5" table:formula="of:=[.D360]-([.C360]-[.B360])" office:value-type="float" office:value="3.4">
            <text:p>3,40</text:p>
          </table:table-cell>
          <table:table-cell table:style-name="ce5" table:formula="of:=[.D360]-[.E360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2-26">
            <text:p>26.12.2014</text:p>
          </table:table-cell>
          <table:table-cell office:value-type="float" office:value="23130">
            <text:p>23130</text:p>
          </table:table-cell>
          <table:table-cell table:formula="of:=[.B362]" office:value-type="float" office:value="23130">
            <text:p>23130</text:p>
          </table:table-cell>
          <table:table-cell table:style-name="ce5" office:value-type="float" office:value="1">
            <text:p>1,00</text:p>
          </table:table-cell>
          <table:table-cell table:style-name="ce5" table:formula="of:=[.D361]-([.C361]-[.B361])" office:value-type="float" office:value="1">
            <text:p>1,00</text:p>
          </table:table-cell>
          <table:table-cell table:style-name="ce5" table:formula="of:=[.D361]-[.E361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2-27">
            <text:p>27.12.2014</text:p>
          </table:table-cell>
          <table:table-cell office:value-type="float" office:value="23130">
            <text:p>23130</text:p>
          </table:table-cell>
          <table:table-cell table:formula="of:=[.B363]" office:value-type="float" office:value="23130">
            <text:p>23130</text:p>
          </table:table-cell>
          <table:table-cell table:style-name="ce5" office:value-type="float" office:value="1.6">
            <text:p>1,60</text:p>
          </table:table-cell>
          <table:table-cell table:style-name="ce5" table:formula="of:=[.D362]-([.C362]-[.B362])" office:value-type="float" office:value="1.6">
            <text:p>1,60</text:p>
          </table:table-cell>
          <table:table-cell table:style-name="ce5" table:formula="of:=[.D362]-[.E362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2-28">
            <text:p>28.12.2014</text:p>
          </table:table-cell>
          <table:table-cell office:value-type="float" office:value="23130">
            <text:p>23130</text:p>
          </table:table-cell>
          <table:table-cell table:formula="of:=[.B364]" office:value-type="float" office:value="23130">
            <text:p>23130</text:p>
          </table:table-cell>
          <table:table-cell table:style-name="ce5" office:value-type="float" office:value="0">
            <text:p>0,00</text:p>
          </table:table-cell>
          <table:table-cell table:style-name="ce5" table:formula="of:=[.D363]-([.C363]-[.B363])" office:value-type="float" office:value="0">
            <text:p>0,00</text:p>
          </table:table-cell>
          <table:table-cell table:style-name="ce5" table:formula="of:=[.D363]-[.E363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2-29">
            <text:p>29.12.2014</text:p>
          </table:table-cell>
          <table:table-cell office:value-type="float" office:value="23130">
            <text:p>23130</text:p>
          </table:table-cell>
          <table:table-cell table:formula="of:=[.B365]" office:value-type="float" office:value="23130">
            <text:p>23130</text:p>
          </table:table-cell>
          <table:table-cell table:style-name="ce5" office:value-type="float" office:value="0">
            <text:p>0,00</text:p>
          </table:table-cell>
          <table:table-cell table:style-name="ce5" office:value-type="float" office:value="0">
            <text:p>0,00</text:p>
          </table:table-cell>
          <table:table-cell table:style-name="ce5" table:formula="of:=[.D364]-[.E364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2-30">
            <text:p>30.12.2014</text:p>
          </table:table-cell>
          <table:table-cell office:value-type="float" office:value="23130">
            <text:p>23130</text:p>
          </table:table-cell>
          <table:table-cell table:formula="of:=[.B366]" office:value-type="float" office:value="23130">
            <text:p>23130</text:p>
          </table:table-cell>
          <table:table-cell table:style-name="ce5" office:value-type="float" office:value="0">
            <text:p>0,00</text:p>
          </table:table-cell>
          <table:table-cell table:style-name="ce5" office:value-type="float" office:value="0">
            <text:p>0,00</text:p>
          </table:table-cell>
          <table:table-cell table:style-name="ce5" table:formula="of:=[.D365]-[.E365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4-12-31">
            <text:p>31.12.2014</text:p>
          </table:table-cell>
          <table:table-cell table:number-columns-repeated="2" office:value-type="float" office:value="23130">
            <text:p>23130</text:p>
          </table:table-cell>
          <table:table-cell table:style-name="ce5" office:value-type="float" office:value="0">
            <text:p>0,00</text:p>
          </table:table-cell>
          <table:table-cell table:style-name="ce5" table:formula="of:=[.D366]-([.C366]-[.B366])" office:value-type="float" office:value="0">
            <text:p>0,00</text:p>
          </table:table-cell>
          <table:table-cell table:style-name="ce5" table:formula="of:=[.D366]-[.E366]" office:value-type="float" office:value="0">
            <text:p>0,00</text:p>
          </table:table-cell>
          <table:table-cell table:number-columns-repeated="1018"/>
        </table:table-row>
        <table:table-row table:style-name="ro2" table:number-rows-repeated="2">
          <table:table-cell table:style-name="ce7"/>
          <table:table-cell table:number-columns-repeated="2"/>
          <table:table-cell table:style-name="ce5"/>
          <table:table-cell table:number-columns-repeated="1020"/>
        </table:table-row>
        <table:table-row table:style-name="ro2" table:number-rows-repeated="3">
          <table:table-cell table:style-name="ce7"/>
          <table:table-cell table:number-columns-repeated="1023"/>
        </table:table-row>
        <table:table-row table:style-name="ro1" table:number-rows-repeated="3">
          <table:table-cell table:style-name="ce3" table:number-columns-repeated="3"/>
          <table:table-cell table:style-name="ce4"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3" table:number-columns-repeated="4"/>
          <table:table-cell table:style-name="ce4"/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number-columns-repeated="2"/>
          <table:table-cell table:style-name="ce4" table:number-columns-repeated="3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 table:number-rows-repeated="12">
          <table:table-cell table:style-name="ce3" table:number-columns-repeated="3"/>
          <table:table-cell table:style-name="ce4" table:number-columns-repeated="3"/>
          <table:table-cell table:style-name="ce3"/>
          <table:table-cell table:number-columns-repeated="1017"/>
        </table:table-row>
        <table:table-row table:style-name="ro1" table:number-rows-repeated="41">
          <table:table-cell table:style-name="ce2"/>
          <table:table-cell table:number-columns-repeated="1023"/>
        </table:table-row>
        <table:table-row table:style-name="ro1" table:number-rows-repeated="10481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3" table:style-name="ta6" table:print="false">
        <table:table-column table:style-name="co20" table:number-columns-repeated="257" table:default-cell-style-name="Excel_20_Built-in_20_Normal"/>
        <table:table-column table:style-name="co8" table:number-columns-repeated="767" table:default-cell-style-name="Excel_20_Built-in_20_Normal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Zählerstand morgens</text:p>
          </table:table-cell>
          <table:table-cell table:style-name="ce1" office:value-type="string">
            <text:p>Zählerstand abends</text:p>
          </table:table-cell>
          <table:table-cell table:style-name="ce1" office:value-type="string">
            <text:p>Produktion</text:p>
          </table:table-cell>
          <table:table-cell table:style-name="ce1" office:value-type="string">
            <text:p>Eigen verbrauch</text:p>
          </table:table-cell>
          <table:table-cell table:style-name="ce1" office:value-type="string">
            <text:p>eingespeist</text:p>
          </table:table-cell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7" office:value-type="date" office:date-value="2013-01-01">
            <text:p>01.01.2013</text:p>
          </table:table-cell>
          <table:table-cell office:value-type="float" office:value="8040">
            <text:p>8040</text:p>
          </table:table-cell>
          <table:table-cell table:formula="of:=[.B3]" office:value-type="float" office:value="8041">
            <text:p>8041</text:p>
          </table:table-cell>
          <table:table-cell table:style-name="ce5" office:value-type="float" office:value="3.9">
            <text:p>3,90</text:p>
          </table:table-cell>
          <table:table-cell table:style-name="ce5" table:formula="of:=[.D2]-([.C2]-[.B2])" office:value-type="float" office:value="2.9">
            <text:p>2,90</text:p>
          </table:table-cell>
          <table:table-cell table:style-name="ce5" table:formula="of:=[.D2]-[.E2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3-01-02">
            <text:p>02.01.2013</text:p>
          </table:table-cell>
          <table:table-cell office:value-type="float" office:value="8041">
            <text:p>8041</text:p>
          </table:table-cell>
          <table:table-cell table:formula="of:=[.B4]" office:value-type="float" office:value="8053">
            <text:p>8053</text:p>
          </table:table-cell>
          <table:table-cell table:style-name="ce5" office:value-type="float" office:value="19.9">
            <text:p>19,90</text:p>
          </table:table-cell>
          <table:table-cell table:style-name="ce5" table:formula="of:=[.D3]-([.C3]-[.B3])" office:value-type="float" office:value="7.9">
            <text:p>7,90</text:p>
          </table:table-cell>
          <table:table-cell table:style-name="ce5" table:formula="of:=[.D3]-[.E3]" office:value-type="float" office:value="12">
            <text:p>1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3-01-03">
            <text:p>03.01.2013</text:p>
          </table:table-cell>
          <table:table-cell office:value-type="float" office:value="8053">
            <text:p>8053</text:p>
          </table:table-cell>
          <table:table-cell table:formula="of:=[.B5]" office:value-type="float" office:value="8053">
            <text:p>8053</text:p>
          </table:table-cell>
          <table:table-cell table:style-name="ce5" office:value-type="float" office:value="2">
            <text:p>2,00</text:p>
          </table:table-cell>
          <table:table-cell table:style-name="ce5" table:formula="of:=[.D4]-([.C4]-[.B4])" office:value-type="float" office:value="2">
            <text:p>2,00</text:p>
          </table:table-cell>
          <table:table-cell table:style-name="ce5" table:formula="of:=[.D4]-[.E4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3-01-04">
            <text:p>04.01.2013</text:p>
          </table:table-cell>
          <table:table-cell office:value-type="float" office:value="8053">
            <text:p>8053</text:p>
          </table:table-cell>
          <table:table-cell table:formula="of:=[.B6]" office:value-type="float" office:value="8054">
            <text:p>8054</text:p>
          </table:table-cell>
          <table:table-cell table:style-name="ce5" office:value-type="float" office:value="2.1">
            <text:p>2,10</text:p>
          </table:table-cell>
          <table:table-cell table:style-name="ce5" table:formula="of:=[.D5]-([.C5]-[.B5])" office:value-type="float" office:value="1.1">
            <text:p>1,10</text:p>
          </table:table-cell>
          <table:table-cell table:style-name="ce5" table:formula="of:=[.D5]-[.E5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3-01-05">
            <text:p>05.01.2013</text:p>
          </table:table-cell>
          <table:table-cell office:value-type="float" office:value="8054">
            <text:p>8054</text:p>
          </table:table-cell>
          <table:table-cell table:formula="of:=[.B7]" office:value-type="float" office:value="8054">
            <text:p>8054</text:p>
          </table:table-cell>
          <table:table-cell table:style-name="ce5" office:value-type="float" office:value="0.4">
            <text:p>0,40</text:p>
          </table:table-cell>
          <table:table-cell table:style-name="ce5" table:formula="of:=[.D6]-([.C6]-[.B6])" office:value-type="float" office:value="0.4">
            <text:p>0,40</text:p>
          </table:table-cell>
          <table:table-cell table:style-name="ce5" table:formula="of:=[.D6]-[.E6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3-01-06">
            <text:p>06.01.2013</text:p>
          </table:table-cell>
          <table:table-cell office:value-type="float" office:value="8054">
            <text:p>8054</text:p>
          </table:table-cell>
          <table:table-cell table:formula="of:=[.B8]" office:value-type="float" office:value="8054">
            <text:p>8054</text:p>
          </table:table-cell>
          <table:table-cell table:style-name="ce5" office:value-type="float" office:value="1.2">
            <text:p>1,20</text:p>
          </table:table-cell>
          <table:table-cell table:style-name="ce5" table:formula="of:=[.D7]-([.C7]-[.B7])" office:value-type="float" office:value="1.2">
            <text:p>1,20</text:p>
          </table:table-cell>
          <table:table-cell table:style-name="ce5" table:formula="of:=[.D7]-[.E7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3-01-07">
            <text:p>07.01.2013</text:p>
          </table:table-cell>
          <table:table-cell office:value-type="float" office:value="8054">
            <text:p>8054</text:p>
          </table:table-cell>
          <table:table-cell table:formula="of:=[.B9]" office:value-type="float" office:value="8056">
            <text:p>8056</text:p>
          </table:table-cell>
          <table:table-cell table:style-name="ce5" office:value-type="float" office:value="7">
            <text:p>7,00</text:p>
          </table:table-cell>
          <table:table-cell table:style-name="ce5" table:formula="of:=[.D8]-([.C8]-[.B8])" office:value-type="float" office:value="5">
            <text:p>5,00</text:p>
          </table:table-cell>
          <table:table-cell table:style-name="ce5" table:formula="of:=[.D8]-[.E8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3-01-08">
            <text:p>08.01.2013</text:p>
          </table:table-cell>
          <table:table-cell office:value-type="float" office:value="8056">
            <text:p>8056</text:p>
          </table:table-cell>
          <table:table-cell table:formula="of:=[.B10]" office:value-type="float" office:value="8063">
            <text:p>8063</text:p>
          </table:table-cell>
          <table:table-cell table:style-name="ce5" office:value-type="float" office:value="11.1">
            <text:p>11,10</text:p>
          </table:table-cell>
          <table:table-cell table:style-name="ce5" table:formula="of:=[.D9]-([.C9]-[.B9])" office:value-type="float" office:value="4.1">
            <text:p>4,10</text:p>
          </table:table-cell>
          <table:table-cell table:style-name="ce5" table:formula="of:=[.D9]-[.E9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3-01-09">
            <text:p>09.01.2013</text:p>
          </table:table-cell>
          <table:table-cell office:value-type="float" office:value="8063">
            <text:p>8063</text:p>
          </table:table-cell>
          <table:table-cell table:formula="of:=[.B11]" office:value-type="float" office:value="8071">
            <text:p>8071</text:p>
          </table:table-cell>
          <table:table-cell table:style-name="ce5" office:value-type="float" office:value="16.2">
            <text:p>16,20</text:p>
          </table:table-cell>
          <table:table-cell table:style-name="ce5" table:formula="of:=[.D10]-([.C10]-[.B10])" office:value-type="float" office:value="8.2">
            <text:p>8,20</text:p>
          </table:table-cell>
          <table:table-cell table:style-name="ce5" table:formula="of:=[.D10]-[.E10]" office:value-type="float" office:value="8">
            <text:p>8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3-01-10">
            <text:p>10.01.2013</text:p>
          </table:table-cell>
          <table:table-cell office:value-type="float" office:value="8071">
            <text:p>8071</text:p>
          </table:table-cell>
          <table:table-cell table:formula="of:=[.B12]" office:value-type="float" office:value="8072">
            <text:p>8072</text:p>
          </table:table-cell>
          <table:table-cell table:style-name="ce5" office:value-type="float" office:value="3.2">
            <text:p>3,20</text:p>
          </table:table-cell>
          <table:table-cell table:style-name="ce5" table:formula="of:=[.D11]-([.C11]-[.B11])" office:value-type="float" office:value="2.2">
            <text:p>2,20</text:p>
          </table:table-cell>
          <table:table-cell table:style-name="ce5" table:formula="of:=[.D11]-[.E11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3-01-11">
            <text:p>11.01.2013</text:p>
          </table:table-cell>
          <table:table-cell office:value-type="float" office:value="8072">
            <text:p>8072</text:p>
          </table:table-cell>
          <table:table-cell table:formula="of:=[.B13]" office:value-type="float" office:value="8074">
            <text:p>8074</text:p>
          </table:table-cell>
          <table:table-cell table:style-name="ce5" office:value-type="float" office:value="4.5">
            <text:p>4,50</text:p>
          </table:table-cell>
          <table:table-cell table:style-name="ce5" table:formula="of:=[.D12]-([.C12]-[.B12])" office:value-type="float" office:value="2.5">
            <text:p>2,50</text:p>
          </table:table-cell>
          <table:table-cell table:style-name="ce5" table:formula="of:=[.D12]-[.E12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3-01-12">
            <text:p>12.01.2013</text:p>
          </table:table-cell>
          <table:table-cell office:value-type="float" office:value="8074">
            <text:p>8074</text:p>
          </table:table-cell>
          <table:table-cell table:formula="of:=[.B14]" office:value-type="float" office:value="8074">
            <text:p>8074</text:p>
          </table:table-cell>
          <table:table-cell table:style-name="ce5" office:value-type="float" office:value="0.1">
            <text:p>0,10</text:p>
          </table:table-cell>
          <table:table-cell table:style-name="ce5" table:formula="of:=[.D13]-([.C13]-[.B13])" office:value-type="float" office:value="0.1">
            <text:p>0,10</text:p>
          </table:table-cell>
          <table:table-cell table:style-name="ce5" table:formula="of:=[.D13]-[.E13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3-01-13">
            <text:p>13.01.2013</text:p>
          </table:table-cell>
          <table:table-cell office:value-type="float" office:value="8074">
            <text:p>8074</text:p>
          </table:table-cell>
          <table:table-cell table:formula="of:=[.B15]" office:value-type="float" office:value="8074">
            <text:p>8074</text:p>
          </table:table-cell>
          <table:table-cell table:style-name="ce5" office:value-type="float" office:value="0.4">
            <text:p>0,40</text:p>
          </table:table-cell>
          <table:table-cell table:style-name="ce5" table:formula="of:=[.D14]-([.C14]-[.B14])" office:value-type="float" office:value="0.4">
            <text:p>0,40</text:p>
          </table:table-cell>
          <table:table-cell table:style-name="ce5" table:formula="of:=[.D14]-[.E14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3-01-14">
            <text:p>14.01.2013</text:p>
          </table:table-cell>
          <table:table-cell office:value-type="float" office:value="8074">
            <text:p>8074</text:p>
          </table:table-cell>
          <table:table-cell table:formula="of:=[.B16]" office:value-type="float" office:value="8074">
            <text:p>8074</text:p>
          </table:table-cell>
          <table:table-cell table:style-name="ce5" office:value-type="float" office:value="0.1">
            <text:p>0,10</text:p>
          </table:table-cell>
          <table:table-cell table:style-name="ce5" table:formula="of:=[.D15]-([.C15]-[.B15])" office:value-type="float" office:value="0.1">
            <text:p>0,10</text:p>
          </table:table-cell>
          <table:table-cell table:style-name="ce5" table:formula="of:=[.D15]-[.E15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3-01-15">
            <text:p>15.01.2013</text:p>
          </table:table-cell>
          <table:table-cell office:value-type="float" office:value="8074">
            <text:p>8074</text:p>
          </table:table-cell>
          <table:table-cell table:formula="of:=[.B17]" office:value-type="float" office:value="8081">
            <text:p>8081</text:p>
          </table:table-cell>
          <table:table-cell table:style-name="ce5" office:value-type="float" office:value="12.1">
            <text:p>12,10</text:p>
          </table:table-cell>
          <table:table-cell table:style-name="ce5" table:formula="of:=[.D16]-([.C16]-[.B16])" office:value-type="float" office:value="5.1">
            <text:p>5,10</text:p>
          </table:table-cell>
          <table:table-cell table:style-name="ce5" table:formula="of:=[.D16]-[.E16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3-01-16">
            <text:p>16.01.2013</text:p>
          </table:table-cell>
          <table:table-cell office:value-type="float" office:value="8081">
            <text:p>8081</text:p>
          </table:table-cell>
          <table:table-cell table:formula="of:=[.B18]" office:value-type="float" office:value="8081">
            <text:p>8081</text:p>
          </table:table-cell>
          <table:table-cell table:style-name="ce5" office:value-type="float" office:value="0">
            <text:p>0,00</text:p>
          </table:table-cell>
          <table:table-cell table:style-name="ce5" table:formula="of:=[.D17]-([.C17]-[.B17])" office:value-type="float" office:value="0">
            <text:p>0,00</text:p>
          </table:table-cell>
          <table:table-cell table:style-name="ce5" table:formula="of:=[.D17]-[.E17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3-01-17">
            <text:p>17.01.2013</text:p>
          </table:table-cell>
          <table:table-cell office:value-type="float" office:value="8081">
            <text:p>8081</text:p>
          </table:table-cell>
          <table:table-cell table:formula="of:=[.B19]" office:value-type="float" office:value="8081">
            <text:p>8081</text:p>
          </table:table-cell>
          <table:table-cell table:style-name="ce5" office:value-type="float" office:value="0">
            <text:p>0,00</text:p>
          </table:table-cell>
          <table:table-cell table:style-name="ce5" table:formula="of:=[.D18]-([.C18]-[.B18])" office:value-type="float" office:value="0">
            <text:p>0,00</text:p>
          </table:table-cell>
          <table:table-cell table:style-name="ce5" table:formula="of:=[.D18]-[.E18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3-01-18">
            <text:p>18.01.2013</text:p>
          </table:table-cell>
          <table:table-cell office:value-type="float" office:value="8081">
            <text:p>8081</text:p>
          </table:table-cell>
          <table:table-cell table:formula="of:=[.B20]" office:value-type="float" office:value="8081">
            <text:p>8081</text:p>
          </table:table-cell>
          <table:table-cell table:style-name="ce5" office:value-type="float" office:value="0.5">
            <text:p>0,50</text:p>
          </table:table-cell>
          <table:table-cell table:style-name="ce5" table:formula="of:=[.D19]-([.C19]-[.B19])" office:value-type="float" office:value="0.5">
            <text:p>0,50</text:p>
          </table:table-cell>
          <table:table-cell table:style-name="ce5" table:formula="of:=[.D19]-[.E19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3-01-19">
            <text:p>19.01.2013</text:p>
          </table:table-cell>
          <table:table-cell office:value-type="float" office:value="8081">
            <text:p>8081</text:p>
          </table:table-cell>
          <table:table-cell table:formula="of:=[.B21]" office:value-type="float" office:value="8081">
            <text:p>8081</text:p>
          </table:table-cell>
          <table:table-cell table:style-name="ce5" office:value-type="float" office:value="2">
            <text:p>2,00</text:p>
          </table:table-cell>
          <table:table-cell table:style-name="ce5" table:formula="of:=[.D20]-([.C20]-[.B20])" office:value-type="float" office:value="2">
            <text:p>2,00</text:p>
          </table:table-cell>
          <table:table-cell table:style-name="ce5" table:formula="of:=[.D20]-[.E20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3-01-20">
            <text:p>20.01.2013</text:p>
          </table:table-cell>
          <table:table-cell office:value-type="float" office:value="8081">
            <text:p>8081</text:p>
          </table:table-cell>
          <table:table-cell table:formula="of:=[.B22]" office:value-type="float" office:value="8081">
            <text:p>8081</text:p>
          </table:table-cell>
          <table:table-cell table:style-name="ce5" office:value-type="float" office:value="3.5">
            <text:p>3,50</text:p>
          </table:table-cell>
          <table:table-cell table:style-name="ce5" table:formula="of:=[.D21]-([.C21]-[.B21])" office:value-type="float" office:value="3.5">
            <text:p>3,50</text:p>
          </table:table-cell>
          <table:table-cell table:style-name="ce5" table:formula="of:=[.D21]-[.E21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3-01-21">
            <text:p>21.01.2013</text:p>
          </table:table-cell>
          <table:table-cell office:value-type="float" office:value="8081">
            <text:p>8081</text:p>
          </table:table-cell>
          <table:table-cell table:formula="of:=[.B23]" office:value-type="float" office:value="8081">
            <text:p>8081</text:p>
          </table:table-cell>
          <table:table-cell table:style-name="ce5" office:value-type="float" office:value="0.2">
            <text:p>0,20</text:p>
          </table:table-cell>
          <table:table-cell table:style-name="ce5" table:formula="of:=[.D22]-([.C22]-[.B22])" office:value-type="float" office:value="0.2">
            <text:p>0,20</text:p>
          </table:table-cell>
          <table:table-cell table:style-name="ce5" table:formula="of:=[.D22]-[.E22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3-01-22">
            <text:p>22.01.2013</text:p>
          </table:table-cell>
          <table:table-cell office:value-type="float" office:value="8081">
            <text:p>8081</text:p>
          </table:table-cell>
          <table:table-cell table:formula="of:=[.B24]" office:value-type="float" office:value="8082">
            <text:p>8082</text:p>
          </table:table-cell>
          <table:table-cell table:style-name="ce5" office:value-type="float" office:value="4">
            <text:p>4,00</text:p>
          </table:table-cell>
          <table:table-cell table:style-name="ce5" table:formula="of:=[.D23]-([.C23]-[.B23])" office:value-type="float" office:value="3">
            <text:p>3,00</text:p>
          </table:table-cell>
          <table:table-cell table:style-name="ce5" table:formula="of:=[.D23]-[.E23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3-01-23">
            <text:p>23.01.2013</text:p>
          </table:table-cell>
          <table:table-cell office:value-type="float" office:value="8082">
            <text:p>8082</text:p>
          </table:table-cell>
          <table:table-cell table:formula="of:=[.B25]" office:value-type="float" office:value="8102">
            <text:p>8102</text:p>
          </table:table-cell>
          <table:table-cell table:style-name="ce5" office:value-type="float" office:value="31.3">
            <text:p>31,30</text:p>
          </table:table-cell>
          <table:table-cell table:style-name="ce5" table:formula="of:=[.D24]-([.C24]-[.B24])" office:value-type="float" office:value="11.3">
            <text:p>11,30</text:p>
          </table:table-cell>
          <table:table-cell table:style-name="ce5" table:formula="of:=[.D24]-[.E24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3-01-24">
            <text:p>24.01.2013</text:p>
          </table:table-cell>
          <table:table-cell office:value-type="float" office:value="8102">
            <text:p>8102</text:p>
          </table:table-cell>
          <table:table-cell table:formula="of:=[.B26]" office:value-type="float" office:value="8102">
            <text:p>8102</text:p>
          </table:table-cell>
          <table:table-cell table:style-name="ce5" office:value-type="float" office:value="2.4">
            <text:p>2,40</text:p>
          </table:table-cell>
          <table:table-cell table:style-name="ce5" table:formula="of:=[.D25]-([.C25]-[.B25])" office:value-type="float" office:value="2.4">
            <text:p>2,40</text:p>
          </table:table-cell>
          <table:table-cell table:style-name="ce5" table:formula="of:=[.D25]-[.E25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3-01-25">
            <text:p>25.01.2013</text:p>
          </table:table-cell>
          <table:table-cell office:value-type="float" office:value="8102">
            <text:p>8102</text:p>
          </table:table-cell>
          <table:table-cell table:formula="of:=[.B27]" office:value-type="float" office:value="8103">
            <text:p>8103</text:p>
          </table:table-cell>
          <table:table-cell table:style-name="ce5" office:value-type="float" office:value="3.8">
            <text:p>3,80</text:p>
          </table:table-cell>
          <table:table-cell table:style-name="ce5" table:formula="of:=[.D26]-([.C26]-[.B26])" office:value-type="float" office:value="2.8">
            <text:p>2,80</text:p>
          </table:table-cell>
          <table:table-cell table:style-name="ce5" table:formula="of:=[.D26]-[.E26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3-01-26">
            <text:p>26.01.2013</text:p>
          </table:table-cell>
          <table:table-cell office:value-type="float" office:value="8103">
            <text:p>8103</text:p>
          </table:table-cell>
          <table:table-cell table:formula="of:=[.B28]" office:value-type="float" office:value="8106">
            <text:p>8106</text:p>
          </table:table-cell>
          <table:table-cell table:style-name="ce5" office:value-type="float" office:value="8.7">
            <text:p>8,70</text:p>
          </table:table-cell>
          <table:table-cell table:style-name="ce5" table:formula="of:=[.D27]-([.C27]-[.B27])" office:value-type="float" office:value="5.7">
            <text:p>5,70</text:p>
          </table:table-cell>
          <table:table-cell table:style-name="ce5" table:formula="of:=[.D27]-[.E27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3-01-27">
            <text:p>27.01.2013</text:p>
          </table:table-cell>
          <table:table-cell office:value-type="float" office:value="8106">
            <text:p>8106</text:p>
          </table:table-cell>
          <table:table-cell table:formula="of:=[.B29]" office:value-type="float" office:value="8111">
            <text:p>8111</text:p>
          </table:table-cell>
          <table:table-cell table:style-name="ce5" office:value-type="float" office:value="13.2">
            <text:p>13,20</text:p>
          </table:table-cell>
          <table:table-cell table:style-name="ce5" table:formula="of:=[.D28]-([.C28]-[.B28])" office:value-type="float" office:value="8.2">
            <text:p>8,20</text:p>
          </table:table-cell>
          <table:table-cell table:style-name="ce5" table:formula="of:=[.D28]-[.E28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3-01-28">
            <text:p>28.01.2013</text:p>
          </table:table-cell>
          <table:table-cell office:value-type="float" office:value="8111">
            <text:p>8111</text:p>
          </table:table-cell>
          <table:table-cell table:formula="of:=[.B30]" office:value-type="float" office:value="8122">
            <text:p>8122</text:p>
          </table:table-cell>
          <table:table-cell table:style-name="ce5" office:value-type="float" office:value="17.6">
            <text:p>17,60</text:p>
          </table:table-cell>
          <table:table-cell table:style-name="ce5" table:formula="of:=[.D29]-([.C29]-[.B29])" office:value-type="float" office:value="6.6">
            <text:p>6,60</text:p>
          </table:table-cell>
          <table:table-cell table:style-name="ce5" table:formula="of:=[.D29]-[.E29]" office:value-type="float" office:value="11">
            <text:p>1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3-01-29">
            <text:p>29.01.2013</text:p>
          </table:table-cell>
          <table:table-cell office:value-type="float" office:value="8122">
            <text:p>8122</text:p>
          </table:table-cell>
          <table:table-cell table:formula="of:=[.B31]" office:value-type="float" office:value="8123">
            <text:p>8123</text:p>
          </table:table-cell>
          <table:table-cell table:style-name="ce5" office:value-type="float" office:value="3.6">
            <text:p>3,60</text:p>
          </table:table-cell>
          <table:table-cell table:style-name="ce5" table:formula="of:=[.D30]-([.C30]-[.B30])" office:value-type="float" office:value="2.6">
            <text:p>2,60</text:p>
          </table:table-cell>
          <table:table-cell table:style-name="ce5" table:formula="of:=[.D30]-[.E30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3-01-30">
            <text:p>30.01.2013</text:p>
          </table:table-cell>
          <table:table-cell office:value-type="float" office:value="8123">
            <text:p>8123</text:p>
          </table:table-cell>
          <table:table-cell table:formula="of:=[.B32]" office:value-type="float" office:value="8124">
            <text:p>8124</text:p>
          </table:table-cell>
          <table:table-cell table:style-name="ce5" office:value-type="float" office:value="5.8">
            <text:p>5,80</text:p>
          </table:table-cell>
          <table:table-cell table:style-name="ce5" table:formula="of:=[.D31]-([.C31]-[.B31])" office:value-type="float" office:value="4.8">
            <text:p>4,80</text:p>
          </table:table-cell>
          <table:table-cell table:style-name="ce5" table:formula="of:=[.D31]-[.E31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7" office:value-type="date" office:date-value="2013-01-31">
            <text:p>31.01.2013</text:p>
          </table:table-cell>
          <table:table-cell office:value-type="float" office:value="8124">
            <text:p>8124</text:p>
          </table:table-cell>
          <table:table-cell table:formula="of:=[.B33]" office:value-type="float" office:value="8129">
            <text:p>8129</text:p>
          </table:table-cell>
          <table:table-cell table:style-name="ce5" office:value-type="float" office:value="14.8">
            <text:p>14,80</text:p>
          </table:table-cell>
          <table:table-cell table:style-name="ce5" table:formula="of:=[.D32]-([.C32]-[.B32])" office:value-type="float" office:value="9.8">
            <text:p>9,80</text:p>
          </table:table-cell>
          <table:table-cell table:style-name="ce5" table:formula="of:=[.D32]-[.E32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02-01">
            <text:p>01.02.2013</text:p>
          </table:table-cell>
          <table:table-cell office:value-type="float" office:value="8129">
            <text:p>8129</text:p>
          </table:table-cell>
          <table:table-cell table:formula="of:=[.B34]" office:value-type="float" office:value="8129">
            <text:p>8129</text:p>
          </table:table-cell>
          <table:table-cell table:style-name="ce5" office:value-type="float" office:value="2.9">
            <text:p>2,90</text:p>
          </table:table-cell>
          <table:table-cell table:style-name="ce5" table:formula="of:=[.D33]-([.C33]-[.B33])" office:value-type="float" office:value="2.9">
            <text:p>2,90</text:p>
          </table:table-cell>
          <table:table-cell table:style-name="ce5" table:formula="of:=[.D33]-[.E33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02-02">
            <text:p>02.02.2013</text:p>
          </table:table-cell>
          <table:table-cell office:value-type="float" office:value="8129">
            <text:p>8129</text:p>
          </table:table-cell>
          <table:table-cell table:formula="of:=[.B35]" office:value-type="float" office:value="8130">
            <text:p>8130</text:p>
          </table:table-cell>
          <table:table-cell table:style-name="ce5" office:value-type="float" office:value="2.8">
            <text:p>2,80</text:p>
          </table:table-cell>
          <table:table-cell table:style-name="ce5" table:formula="of:=[.D34]-([.C34]-[.B34])" office:value-type="float" office:value="1.8">
            <text:p>1,80</text:p>
          </table:table-cell>
          <table:table-cell table:style-name="ce5" table:formula="of:=[.D34]-[.E34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02-03">
            <text:p>03.02.2013</text:p>
          </table:table-cell>
          <table:table-cell office:value-type="float" office:value="8130">
            <text:p>8130</text:p>
          </table:table-cell>
          <table:table-cell table:formula="of:=[.B36]" office:value-type="float" office:value="8131">
            <text:p>8131</text:p>
          </table:table-cell>
          <table:table-cell table:style-name="ce5" office:value-type="float" office:value="7.1">
            <text:p>7,10</text:p>
          </table:table-cell>
          <table:table-cell table:style-name="ce5" table:formula="of:=[.D35]-([.C35]-[.B35])" office:value-type="float" office:value="6.1">
            <text:p>6,10</text:p>
          </table:table-cell>
          <table:table-cell table:style-name="ce5" table:formula="of:=[.D35]-[.E35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02-04">
            <text:p>04.02.2013</text:p>
          </table:table-cell>
          <table:table-cell office:value-type="float" office:value="8131">
            <text:p>8131</text:p>
          </table:table-cell>
          <table:table-cell table:formula="of:=[.B37]" office:value-type="float" office:value="8131">
            <text:p>8131</text:p>
          </table:table-cell>
          <table:table-cell table:style-name="ce5" office:value-type="float" office:value="2.7">
            <text:p>2,70</text:p>
          </table:table-cell>
          <table:table-cell table:style-name="ce5" table:formula="of:=[.D36]-([.C36]-[.B36])" office:value-type="float" office:value="2.7">
            <text:p>2,70</text:p>
          </table:table-cell>
          <table:table-cell table:style-name="ce5" table:formula="of:=[.D36]-[.E36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02-05">
            <text:p>05.02.2013</text:p>
          </table:table-cell>
          <table:table-cell office:value-type="float" office:value="8131">
            <text:p>8131</text:p>
          </table:table-cell>
          <table:table-cell table:formula="of:=[.B38]" office:value-type="float" office:value="8136">
            <text:p>8136</text:p>
          </table:table-cell>
          <table:table-cell table:style-name="ce5" office:value-type="float" office:value="8.5">
            <text:p>8,50</text:p>
          </table:table-cell>
          <table:table-cell table:style-name="ce5" table:formula="of:=[.D37]-([.C37]-[.B37])" office:value-type="float" office:value="3.5">
            <text:p>3,50</text:p>
          </table:table-cell>
          <table:table-cell table:style-name="ce5" table:formula="of:=[.D37]-[.E37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02-06">
            <text:p>06.02.2013</text:p>
          </table:table-cell>
          <table:table-cell office:value-type="float" office:value="8136">
            <text:p>8136</text:p>
          </table:table-cell>
          <table:table-cell table:formula="of:=[.B39]" office:value-type="float" office:value="8136">
            <text:p>8136</text:p>
          </table:table-cell>
          <table:table-cell table:style-name="ce5" office:value-type="float" office:value="0">
            <text:p>0,00</text:p>
          </table:table-cell>
          <table:table-cell table:style-name="ce5" table:formula="of:=[.D38]-([.C38]-[.B38])" office:value-type="float" office:value="0">
            <text:p>0,00</text:p>
          </table:table-cell>
          <table:table-cell table:style-name="ce5" table:formula="of:=[.D38]-[.E38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02-07">
            <text:p>07.02.2013</text:p>
          </table:table-cell>
          <table:table-cell office:value-type="float" office:value="8136">
            <text:p>8136</text:p>
          </table:table-cell>
          <table:table-cell table:formula="of:=[.B40]" office:value-type="float" office:value="8136">
            <text:p>8136</text:p>
          </table:table-cell>
          <table:table-cell table:style-name="ce5" office:value-type="float" office:value="0">
            <text:p>0,00</text:p>
          </table:table-cell>
          <table:table-cell table:style-name="ce5" table:formula="of:=[.D39]-([.C39]-[.B39])" office:value-type="float" office:value="0">
            <text:p>0,00</text:p>
          </table:table-cell>
          <table:table-cell table:style-name="ce5" table:formula="of:=[.D39]-[.E39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02-08">
            <text:p>08.02.2013</text:p>
          </table:table-cell>
          <table:table-cell office:value-type="float" office:value="8136">
            <text:p>8136</text:p>
          </table:table-cell>
          <table:table-cell table:formula="of:=[.B41]" office:value-type="float" office:value="8137">
            <text:p>8137</text:p>
          </table:table-cell>
          <table:table-cell table:style-name="ce5" office:value-type="float" office:value="1.3">
            <text:p>1,30</text:p>
          </table:table-cell>
          <table:table-cell table:style-name="ce5" table:formula="of:=[.D40]-([.C40]-[.B40])" office:value-type="float" office:value="0.3">
            <text:p>0,30</text:p>
          </table:table-cell>
          <table:table-cell table:style-name="ce5" table:formula="of:=[.D40]-[.E40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02-09">
            <text:p>09.02.2013</text:p>
          </table:table-cell>
          <table:table-cell office:value-type="float" office:value="8137">
            <text:p>8137</text:p>
          </table:table-cell>
          <table:table-cell table:formula="of:=[.B42]" office:value-type="float" office:value="8137">
            <text:p>8137</text:p>
          </table:table-cell>
          <table:table-cell table:style-name="ce5" office:value-type="float" office:value="0.2">
            <text:p>0,20</text:p>
          </table:table-cell>
          <table:table-cell table:style-name="ce5" table:formula="of:=[.D41]-([.C41]-[.B41])" office:value-type="float" office:value="0.2">
            <text:p>0,20</text:p>
          </table:table-cell>
          <table:table-cell table:style-name="ce5" table:formula="of:=[.D41]-[.E41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02-10">
            <text:p>10.02.2013</text:p>
          </table:table-cell>
          <table:table-cell office:value-type="float" office:value="8137">
            <text:p>8137</text:p>
          </table:table-cell>
          <table:table-cell table:formula="of:=[.B43]" office:value-type="float" office:value="8148">
            <text:p>8148</text:p>
          </table:table-cell>
          <table:table-cell table:style-name="ce5" office:value-type="float" office:value="17.2">
            <text:p>17,20</text:p>
          </table:table-cell>
          <table:table-cell table:style-name="ce5" table:formula="of:=[.D42]-([.C42]-[.B42])" office:value-type="float" office:value="6.2">
            <text:p>6,20</text:p>
          </table:table-cell>
          <table:table-cell table:style-name="ce5" table:formula="of:=[.D42]-[.E42]" office:value-type="float" office:value="11">
            <text:p>11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02-11">
            <text:p>11.02.2013</text:p>
          </table:table-cell>
          <table:table-cell office:value-type="float" office:value="8148">
            <text:p>8148</text:p>
          </table:table-cell>
          <table:table-cell table:formula="of:=[.B44]" office:value-type="float" office:value="8162">
            <text:p>8162</text:p>
          </table:table-cell>
          <table:table-cell table:style-name="ce5" office:value-type="float" office:value="23.1">
            <text:p>23,10</text:p>
          </table:table-cell>
          <table:table-cell table:style-name="ce5" table:formula="of:=[.D43]-([.C43]-[.B43])" office:value-type="float" office:value="9.1">
            <text:p>9,10</text:p>
          </table:table-cell>
          <table:table-cell table:style-name="ce5" table:formula="of:=[.D43]-[.E43]" office:value-type="float" office:value="14">
            <text:p>14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02-12">
            <text:p>12.02.2013</text:p>
          </table:table-cell>
          <table:table-cell office:value-type="float" office:value="8162">
            <text:p>8162</text:p>
          </table:table-cell>
          <table:table-cell table:formula="of:=[.B45]" office:value-type="float" office:value="8164">
            <text:p>8164</text:p>
          </table:table-cell>
          <table:table-cell table:style-name="ce5" office:value-type="float" office:value="5.3">
            <text:p>5,30</text:p>
          </table:table-cell>
          <table:table-cell table:style-name="ce5" table:formula="of:=[.D44]-([.C44]-[.B44])" office:value-type="float" office:value="3.3">
            <text:p>3,30</text:p>
          </table:table-cell>
          <table:table-cell table:style-name="ce5" table:formula="of:=[.D44]-[.E44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02-13">
            <text:p>13.02.2013</text:p>
          </table:table-cell>
          <table:table-cell office:value-type="float" office:value="8164">
            <text:p>8164</text:p>
          </table:table-cell>
          <table:table-cell table:formula="of:=[.B46]" office:value-type="float" office:value="8187">
            <text:p>8187</text:p>
          </table:table-cell>
          <table:table-cell table:style-name="ce5" office:value-type="float" office:value="31">
            <text:p>31,00</text:p>
          </table:table-cell>
          <table:table-cell table:style-name="ce5" table:formula="of:=[.D45]-([.C45]-[.B45])" office:value-type="float" office:value="8">
            <text:p>8,00</text:p>
          </table:table-cell>
          <table:table-cell table:style-name="ce5" table:formula="of:=[.D45]-[.E45]" office:value-type="float" office:value="23">
            <text:p>23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02-14">
            <text:p>14.02.2013</text:p>
          </table:table-cell>
          <table:table-cell office:value-type="float" office:value="8187">
            <text:p>8187</text:p>
          </table:table-cell>
          <table:table-cell table:formula="of:=[.B47]" office:value-type="float" office:value="8216">
            <text:p>8216</text:p>
          </table:table-cell>
          <table:table-cell table:style-name="ce5" office:value-type="float" office:value="38.8">
            <text:p>38,80</text:p>
          </table:table-cell>
          <table:table-cell table:style-name="ce5" table:formula="of:=[.D46]-([.C46]-[.B46])" office:value-type="float" office:value="9.8">
            <text:p>9,80</text:p>
          </table:table-cell>
          <table:table-cell table:style-name="ce5" table:formula="of:=[.D46]-[.E46]" office:value-type="float" office:value="29">
            <text:p>29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02-15">
            <text:p>15.02.2013</text:p>
          </table:table-cell>
          <table:table-cell office:value-type="float" office:value="8216">
            <text:p>8216</text:p>
          </table:table-cell>
          <table:table-cell table:formula="of:=[.B48]" office:value-type="float" office:value="8216">
            <text:p>8216</text:p>
          </table:table-cell>
          <table:table-cell table:style-name="ce5" office:value-type="float" office:value="0.8">
            <text:p>0,80</text:p>
          </table:table-cell>
          <table:table-cell table:style-name="ce5" table:formula="of:=[.D47]-([.C47]-[.B47])" office:value-type="float" office:value="0.8">
            <text:p>0,80</text:p>
          </table:table-cell>
          <table:table-cell table:style-name="ce5" table:formula="of:=[.D47]-[.E47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02-16">
            <text:p>16.02.2013</text:p>
          </table:table-cell>
          <table:table-cell office:value-type="float" office:value="8216">
            <text:p>8216</text:p>
          </table:table-cell>
          <table:table-cell table:formula="of:=[.B49]" office:value-type="float" office:value="8220">
            <text:p>8220</text:p>
          </table:table-cell>
          <table:table-cell table:style-name="ce5" office:value-type="float" office:value="8.6">
            <text:p>8,60</text:p>
          </table:table-cell>
          <table:table-cell table:style-name="ce5" table:formula="of:=[.D48]-([.C48]-[.B48])" office:value-type="float" office:value="4.6">
            <text:p>4,60</text:p>
          </table:table-cell>
          <table:table-cell table:style-name="ce5" table:formula="of:=[.D48]-[.E48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02-17">
            <text:p>17.02.2013</text:p>
          </table:table-cell>
          <table:table-cell office:value-type="float" office:value="8220">
            <text:p>8220</text:p>
          </table:table-cell>
          <table:table-cell table:formula="of:=[.B50]" office:value-type="float" office:value="8223">
            <text:p>8223</text:p>
          </table:table-cell>
          <table:table-cell table:style-name="ce5" office:value-type="float" office:value="10.7">
            <text:p>10,70</text:p>
          </table:table-cell>
          <table:table-cell table:style-name="ce5" table:formula="of:=[.D49]-([.C49]-[.B49])" office:value-type="float" office:value="7.7">
            <text:p>7,70</text:p>
          </table:table-cell>
          <table:table-cell table:style-name="ce5" table:formula="of:=[.D49]-[.E49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02-18">
            <text:p>18.02.2013</text:p>
          </table:table-cell>
          <table:table-cell office:value-type="float" office:value="8223">
            <text:p>8223</text:p>
          </table:table-cell>
          <table:table-cell table:formula="of:=[.B51]" office:value-type="float" office:value="8242">
            <text:p>8242</text:p>
          </table:table-cell>
          <table:table-cell table:style-name="ce5" office:value-type="float" office:value="26.7">
            <text:p>26,70</text:p>
          </table:table-cell>
          <table:table-cell table:style-name="ce5" table:formula="of:=[.D50]-([.C50]-[.B50])" office:value-type="float" office:value="7.7">
            <text:p>7,70</text:p>
          </table:table-cell>
          <table:table-cell table:style-name="ce5" table:formula="of:=[.D50]-[.E50]" office:value-type="float" office:value="19">
            <text:p>19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02-19">
            <text:p>19.02.2013</text:p>
          </table:table-cell>
          <table:table-cell office:value-type="float" office:value="8242">
            <text:p>8242</text:p>
          </table:table-cell>
          <table:table-cell table:formula="of:=[.B52]" office:value-type="float" office:value="8247">
            <text:p>8247</text:p>
          </table:table-cell>
          <table:table-cell table:style-name="ce5" office:value-type="float" office:value="11.8">
            <text:p>11,80</text:p>
          </table:table-cell>
          <table:table-cell table:style-name="ce5" table:formula="of:=[.D51]-([.C51]-[.B51])" office:value-type="float" office:value="6.8">
            <text:p>6,80</text:p>
          </table:table-cell>
          <table:table-cell table:style-name="ce5" table:formula="of:=[.D51]-[.E51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02-20">
            <text:p>20.02.2013</text:p>
          </table:table-cell>
          <table:table-cell office:value-type="float" office:value="8247">
            <text:p>8247</text:p>
          </table:table-cell>
          <table:table-cell table:formula="of:=[.B53]" office:value-type="float" office:value="8257">
            <text:p>8257</text:p>
          </table:table-cell>
          <table:table-cell table:style-name="ce5" office:value-type="float" office:value="15.2">
            <text:p>15,20</text:p>
          </table:table-cell>
          <table:table-cell table:style-name="ce5" table:formula="of:=[.D52]-([.C52]-[.B52])" office:value-type="float" office:value="5.2">
            <text:p>5,20</text:p>
          </table:table-cell>
          <table:table-cell table:style-name="ce5" table:formula="of:=[.D52]-[.E52]" office:value-type="float" office:value="10">
            <text:p>10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02-21">
            <text:p>21.02.2013</text:p>
          </table:table-cell>
          <table:table-cell office:value-type="float" office:value="8257">
            <text:p>8257</text:p>
          </table:table-cell>
          <table:table-cell table:formula="of:=[.B54]" office:value-type="float" office:value="8263">
            <text:p>8263</text:p>
          </table:table-cell>
          <table:table-cell table:style-name="ce5" office:value-type="float" office:value="10.2">
            <text:p>10,20</text:p>
          </table:table-cell>
          <table:table-cell table:style-name="ce5" table:formula="of:=[.D53]-([.C53]-[.B53])" office:value-type="float" office:value="4.2">
            <text:p>4,20</text:p>
          </table:table-cell>
          <table:table-cell table:style-name="ce5" table:formula="of:=[.D53]-[.E53]" office:value-type="float" office:value="6">
            <text:p>6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02-22">
            <text:p>22.02.2013</text:p>
          </table:table-cell>
          <table:table-cell office:value-type="float" office:value="8263">
            <text:p>8263</text:p>
          </table:table-cell>
          <table:table-cell table:formula="of:=[.B55]" office:value-type="float" office:value="8268">
            <text:p>8268</text:p>
          </table:table-cell>
          <table:table-cell table:style-name="ce5" office:value-type="float" office:value="11.3">
            <text:p>11,30</text:p>
          </table:table-cell>
          <table:table-cell table:style-name="ce5" table:formula="of:=[.D54]-([.C54]-[.B54])" office:value-type="float" office:value="6.3">
            <text:p>6,30</text:p>
          </table:table-cell>
          <table:table-cell table:style-name="ce5" table:formula="of:=[.D54]-[.E54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02-23">
            <text:p>23.02.2013</text:p>
          </table:table-cell>
          <table:table-cell office:value-type="float" office:value="8268">
            <text:p>8268</text:p>
          </table:table-cell>
          <table:table-cell table:formula="of:=[.B56]" office:value-type="float" office:value="8271">
            <text:p>8271</text:p>
          </table:table-cell>
          <table:table-cell table:style-name="ce5" office:value-type="float" office:value="5.3">
            <text:p>5,30</text:p>
          </table:table-cell>
          <table:table-cell table:style-name="ce5" table:formula="of:=[.D55]-([.C55]-[.B55])" office:value-type="float" office:value="2.3">
            <text:p>2,30</text:p>
          </table:table-cell>
          <table:table-cell table:style-name="ce5" table:formula="of:=[.D55]-[.E55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02-24">
            <text:p>24.02.2013</text:p>
          </table:table-cell>
          <table:table-cell office:value-type="float" office:value="8271">
            <text:p>8271</text:p>
          </table:table-cell>
          <table:table-cell table:formula="of:=[.B57]" office:value-type="float" office:value="8271">
            <text:p>8271</text:p>
          </table:table-cell>
          <table:table-cell table:style-name="ce5" office:value-type="float" office:value="2.6">
            <text:p>2,60</text:p>
          </table:table-cell>
          <table:table-cell table:style-name="ce5" table:formula="of:=[.D56]-([.C56]-[.B56])" office:value-type="float" office:value="2.6">
            <text:p>2,60</text:p>
          </table:table-cell>
          <table:table-cell table:style-name="ce5" table:formula="of:=[.D56]-[.E56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02-25">
            <text:p>25.02.2013</text:p>
          </table:table-cell>
          <table:table-cell office:value-type="float" office:value="8271">
            <text:p>8271</text:p>
          </table:table-cell>
          <table:table-cell table:formula="of:=[.B58]" office:value-type="float" office:value="8271">
            <text:p>8271</text:p>
          </table:table-cell>
          <table:table-cell table:style-name="ce5" office:value-type="float" office:value="3">
            <text:p>3,00</text:p>
          </table:table-cell>
          <table:table-cell table:style-name="ce5" table:formula="of:=[.D57]-([.C57]-[.B57])" office:value-type="float" office:value="3">
            <text:p>3,00</text:p>
          </table:table-cell>
          <table:table-cell table:style-name="ce5" table:formula="of:=[.D57]-[.E57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02-26">
            <text:p>26.02.2013</text:p>
          </table:table-cell>
          <table:table-cell office:value-type="float" office:value="8271">
            <text:p>8271</text:p>
          </table:table-cell>
          <table:table-cell table:formula="of:=[.B59]" office:value-type="float" office:value="8271">
            <text:p>8271</text:p>
          </table:table-cell>
          <table:table-cell table:style-name="ce5" office:value-type="float" office:value="3.6">
            <text:p>3,60</text:p>
          </table:table-cell>
          <table:table-cell table:style-name="ce5" table:formula="of:=[.D58]-([.C58]-[.B58])" office:value-type="float" office:value="3.6">
            <text:p>3,60</text:p>
          </table:table-cell>
          <table:table-cell table:style-name="ce5" table:formula="of:=[.D58]-[.E58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02-27">
            <text:p>27.02.2013</text:p>
          </table:table-cell>
          <table:table-cell office:value-type="float" office:value="8271">
            <text:p>8271</text:p>
          </table:table-cell>
          <table:table-cell table:formula="of:=[.B60]" office:value-type="float" office:value="8271">
            <text:p>8271</text:p>
          </table:table-cell>
          <table:table-cell table:style-name="ce5" office:value-type="float" office:value="0.9">
            <text:p>0,90</text:p>
          </table:table-cell>
          <table:table-cell table:style-name="ce5" table:formula="of:=[.D59]-([.C59]-[.B59])" office:value-type="float" office:value="0.9">
            <text:p>0,90</text:p>
          </table:table-cell>
          <table:table-cell table:style-name="ce5" table:formula="of:=[.D59]-[.E59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02-28">
            <text:p>28.02.2013</text:p>
          </table:table-cell>
          <table:table-cell office:value-type="float" office:value="8271">
            <text:p>8271</text:p>
          </table:table-cell>
          <table:table-cell table:formula="of:=[.B61]" office:value-type="float" office:value="8273">
            <text:p>8273</text:p>
          </table:table-cell>
          <table:table-cell table:style-name="ce5" office:value-type="float" office:value="4.7">
            <text:p>4,70</text:p>
          </table:table-cell>
          <table:table-cell table:style-name="ce5" table:formula="of:=[.D60]-([.C60]-[.B60])" office:value-type="float" office:value="2.7">
            <text:p>2,70</text:p>
          </table:table-cell>
          <table:table-cell table:style-name="ce5" table:formula="of:=[.D60]-[.E60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3-03-01">
            <text:p>01.03.2013</text:p>
          </table:table-cell>
          <table:table-cell office:value-type="float" office:value="8273">
            <text:p>8273</text:p>
          </table:table-cell>
          <table:table-cell table:formula="of:=[.B62]" office:value-type="float" office:value="8273">
            <text:p>8273</text:p>
          </table:table-cell>
          <table:table-cell table:style-name="ce5" office:value-type="float" office:value="5.8">
            <text:p>5,80</text:p>
          </table:table-cell>
          <table:table-cell table:style-name="ce5" table:formula="of:=[.D61]-([.C61]-[.B61])" office:value-type="float" office:value="5.8">
            <text:p>5,80</text:p>
          </table:table-cell>
          <table:table-cell table:style-name="ce5" table:formula="of:=[.D61]-[.E61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3-03-02">
            <text:p>02.03.2013</text:p>
          </table:table-cell>
          <table:table-cell office:value-type="float" office:value="8273">
            <text:p>8273</text:p>
          </table:table-cell>
          <table:table-cell table:formula="of:=[.B63]" office:value-type="float" office:value="8290">
            <text:p>8290</text:p>
          </table:table-cell>
          <table:table-cell table:style-name="ce5" office:value-type="float" office:value="21.8">
            <text:p>21,80</text:p>
          </table:table-cell>
          <table:table-cell table:style-name="ce5" table:formula="of:=[.D62]-([.C62]-[.B62])" office:value-type="float" office:value="4.8">
            <text:p>4,80</text:p>
          </table:table-cell>
          <table:table-cell table:style-name="ce5" table:formula="of:=[.D62]-[.E62]" office:value-type="float" office:value="17">
            <text:p>17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3-03-03">
            <text:p>03.03.2013</text:p>
          </table:table-cell>
          <table:table-cell office:value-type="float" office:value="8290">
            <text:p>8290</text:p>
          </table:table-cell>
          <table:table-cell table:formula="of:=[.B64]" office:value-type="float" office:value="8331">
            <text:p>8331</text:p>
          </table:table-cell>
          <table:table-cell table:style-name="ce5" office:value-type="float" office:value="51">
            <text:p>51,00</text:p>
          </table:table-cell>
          <table:table-cell table:style-name="ce5" table:formula="of:=[.D63]-([.C63]-[.B63])" office:value-type="float" office:value="10">
            <text:p>10,00</text:p>
          </table:table-cell>
          <table:table-cell table:style-name="ce5" table:formula="of:=[.D63]-[.E63]" office:value-type="float" office:value="41">
            <text:p>41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3-03-04">
            <text:p>04.03.2013</text:p>
          </table:table-cell>
          <table:table-cell office:value-type="float" office:value="8331">
            <text:p>8331</text:p>
          </table:table-cell>
          <table:table-cell table:formula="of:=[.B65]" office:value-type="float" office:value="8375">
            <text:p>8375</text:p>
          </table:table-cell>
          <table:table-cell table:style-name="ce5" office:value-type="float" office:value="53.8">
            <text:p>53,80</text:p>
          </table:table-cell>
          <table:table-cell table:style-name="ce5" table:formula="of:=[.D64]-([.C64]-[.B64])" office:value-type="float" office:value="9.8">
            <text:p>9,80</text:p>
          </table:table-cell>
          <table:table-cell table:style-name="ce5" table:formula="of:=[.D64]-[.E64]" office:value-type="float" office:value="44">
            <text:p>44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3-03-05">
            <text:p>05.03.2013</text:p>
          </table:table-cell>
          <table:table-cell office:value-type="float" office:value="8375">
            <text:p>8375</text:p>
          </table:table-cell>
          <table:table-cell table:formula="of:=[.B66]" office:value-type="float" office:value="8411">
            <text:p>8411</text:p>
          </table:table-cell>
          <table:table-cell table:style-name="ce5" office:value-type="float" office:value="48.7">
            <text:p>48,70</text:p>
          </table:table-cell>
          <table:table-cell table:style-name="ce5" table:formula="of:=[.D65]-([.C65]-[.B65])" office:value-type="float" office:value="12.7">
            <text:p>12,70</text:p>
          </table:table-cell>
          <table:table-cell table:style-name="ce5" table:formula="of:=[.D65]-[.E65]" office:value-type="float" office:value="36">
            <text:p>36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3-03-06">
            <text:p>06.03.2013</text:p>
          </table:table-cell>
          <table:table-cell office:value-type="float" office:value="8411">
            <text:p>8411</text:p>
          </table:table-cell>
          <table:table-cell table:formula="of:=[.B67]" office:value-type="float" office:value="8441">
            <text:p>8441</text:p>
          </table:table-cell>
          <table:table-cell table:style-name="ce5" office:value-type="float" office:value="39.8">
            <text:p>39,80</text:p>
          </table:table-cell>
          <table:table-cell table:style-name="ce5" table:formula="of:=[.D66]-([.C66]-[.B66])" office:value-type="float" office:value="9.8">
            <text:p>9,80</text:p>
          </table:table-cell>
          <table:table-cell table:style-name="ce5" table:formula="of:=[.D66]-[.E66]" office:value-type="float" office:value="30">
            <text:p>30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3-03-07">
            <text:p>07.03.2013</text:p>
          </table:table-cell>
          <table:table-cell office:value-type="float" office:value="8441">
            <text:p>8441</text:p>
          </table:table-cell>
          <table:table-cell table:formula="of:=[.B68]" office:value-type="float" office:value="8474">
            <text:p>8474</text:p>
          </table:table-cell>
          <table:table-cell table:style-name="ce5" office:value-type="float" office:value="38.9">
            <text:p>38,90</text:p>
          </table:table-cell>
          <table:table-cell table:style-name="ce5" table:formula="of:=[.D67]-([.C67]-[.B67])" office:value-type="float" office:value="5.9">
            <text:p>5,90</text:p>
          </table:table-cell>
          <table:table-cell table:style-name="ce5" table:formula="of:=[.D67]-[.E67]" office:value-type="float" office:value="33">
            <text:p>33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3-03-08">
            <text:p>08.03.2013</text:p>
          </table:table-cell>
          <table:table-cell office:value-type="float" office:value="8474">
            <text:p>8474</text:p>
          </table:table-cell>
          <table:table-cell table:formula="of:=[.B69]" office:value-type="float" office:value="8510">
            <text:p>8510</text:p>
          </table:table-cell>
          <table:table-cell table:style-name="ce5" office:value-type="float" office:value="43.9">
            <text:p>43,90</text:p>
          </table:table-cell>
          <table:table-cell table:style-name="ce5" table:formula="of:=[.D68]-([.C68]-[.B68])" office:value-type="float" office:value="7.9">
            <text:p>7,90</text:p>
          </table:table-cell>
          <table:table-cell table:style-name="ce5" table:formula="of:=[.D68]-[.E68]" office:value-type="float" office:value="36">
            <text:p>36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3-03-09">
            <text:p>09.03.2013</text:p>
          </table:table-cell>
          <table:table-cell office:value-type="float" office:value="8510">
            <text:p>8510</text:p>
          </table:table-cell>
          <table:table-cell table:formula="of:=[.B70]" office:value-type="float" office:value="8541">
            <text:p>8541</text:p>
          </table:table-cell>
          <table:table-cell table:style-name="ce5" office:value-type="float" office:value="39.1">
            <text:p>39,10</text:p>
          </table:table-cell>
          <table:table-cell table:style-name="ce5" table:formula="of:=[.D69]-([.C69]-[.B69])" office:value-type="float" office:value="8.1">
            <text:p>8,10</text:p>
          </table:table-cell>
          <table:table-cell table:style-name="ce5" table:formula="of:=[.D69]-[.E69]" office:value-type="float" office:value="31">
            <text:p>31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3-03-10">
            <text:p>10.03.2013</text:p>
          </table:table-cell>
          <table:table-cell office:value-type="float" office:value="8541">
            <text:p>8541</text:p>
          </table:table-cell>
          <table:table-cell table:formula="of:=[.B71]" office:value-type="float" office:value="8555">
            <text:p>8555</text:p>
          </table:table-cell>
          <table:table-cell table:style-name="ce5" office:value-type="float" office:value="19.3">
            <text:p>19,30</text:p>
          </table:table-cell>
          <table:table-cell table:style-name="ce5" table:formula="of:=[.D70]-([.C70]-[.B70])" office:value-type="float" office:value="5.3">
            <text:p>5,30</text:p>
          </table:table-cell>
          <table:table-cell table:style-name="ce5" table:formula="of:=[.D70]-[.E70]" office:value-type="float" office:value="14">
            <text:p>14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3-03-11">
            <text:p>11.03.2013</text:p>
          </table:table-cell>
          <table:table-cell office:value-type="float" office:value="8555">
            <text:p>8555</text:p>
          </table:table-cell>
          <table:table-cell table:formula="of:=[.B72]" office:value-type="float" office:value="8555">
            <text:p>8555</text:p>
          </table:table-cell>
          <table:table-cell table:style-name="ce5" office:value-type="float" office:value="3.9">
            <text:p>3,90</text:p>
          </table:table-cell>
          <table:table-cell table:style-name="ce5" table:formula="of:=[.D71]-([.C71]-[.B71])" office:value-type="float" office:value="3.9">
            <text:p>3,90</text:p>
          </table:table-cell>
          <table:table-cell table:style-name="ce5" table:formula="of:=[.D71]-[.E71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3-03-12">
            <text:p>12.03.2013</text:p>
          </table:table-cell>
          <table:table-cell office:value-type="float" office:value="8555">
            <text:p>8555</text:p>
          </table:table-cell>
          <table:table-cell table:formula="of:=[.B73]" office:value-type="float" office:value="8565">
            <text:p>8565</text:p>
          </table:table-cell>
          <table:table-cell table:style-name="ce5" office:value-type="float" office:value="15.8">
            <text:p>15,80</text:p>
          </table:table-cell>
          <table:table-cell table:style-name="ce5" table:formula="of:=[.D72]-([.C72]-[.B72])" office:value-type="float" office:value="5.8">
            <text:p>5,80</text:p>
          </table:table-cell>
          <table:table-cell table:style-name="ce5" table:formula="of:=[.D72]-[.E72]" office:value-type="float" office:value="10">
            <text:p>10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3-03-13">
            <text:p>13.03.2013</text:p>
          </table:table-cell>
          <table:table-cell office:value-type="float" office:value="8565">
            <text:p>8565</text:p>
          </table:table-cell>
          <table:table-cell table:formula="of:=[.B74]" office:value-type="float" office:value="8565">
            <text:p>8565</text:p>
          </table:table-cell>
          <table:table-cell table:style-name="ce5" office:value-type="float" office:value="3.5">
            <text:p>3,50</text:p>
          </table:table-cell>
          <table:table-cell table:style-name="ce5" table:formula="of:=[.D73]-([.C73]-[.B73])" office:value-type="float" office:value="3.5">
            <text:p>3,50</text:p>
          </table:table-cell>
          <table:table-cell table:style-name="ce5" table:formula="of:=[.D73]-[.E73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3-03-14">
            <text:p>14.03.2013</text:p>
          </table:table-cell>
          <table:table-cell office:value-type="float" office:value="8565">
            <text:p>8565</text:p>
          </table:table-cell>
          <table:table-cell table:formula="of:=[.B75]" office:value-type="float" office:value="8584">
            <text:p>8584</text:p>
          </table:table-cell>
          <table:table-cell table:style-name="ce5" office:value-type="float" office:value="25.3">
            <text:p>25,30</text:p>
          </table:table-cell>
          <table:table-cell table:style-name="ce5" table:formula="of:=[.D74]-([.C74]-[.B74])" office:value-type="float" office:value="6.3">
            <text:p>6,30</text:p>
          </table:table-cell>
          <table:table-cell table:style-name="ce5" table:formula="of:=[.D74]-[.E74]" office:value-type="float" office:value="19">
            <text:p>19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3-03-15">
            <text:p>15.03.2013</text:p>
          </table:table-cell>
          <table:table-cell office:value-type="float" office:value="8584">
            <text:p>8584</text:p>
          </table:table-cell>
          <table:table-cell table:formula="of:=[.B76]" office:value-type="float" office:value="8611">
            <text:p>8611</text:p>
          </table:table-cell>
          <table:table-cell table:style-name="ce5" office:value-type="float" office:value="37.6">
            <text:p>37,60</text:p>
          </table:table-cell>
          <table:table-cell table:style-name="ce5" table:formula="of:=[.D75]-([.C75]-[.B75])" office:value-type="float" office:value="10.6">
            <text:p>10,60</text:p>
          </table:table-cell>
          <table:table-cell table:style-name="ce5" table:formula="of:=[.D75]-[.E75]" office:value-type="float" office:value="27">
            <text:p>27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3-03-16">
            <text:p>16.03.2013</text:p>
          </table:table-cell>
          <table:table-cell office:value-type="float" office:value="8611">
            <text:p>8611</text:p>
          </table:table-cell>
          <table:table-cell table:formula="of:=[.B77]" office:value-type="float" office:value="8652">
            <text:p>8652</text:p>
          </table:table-cell>
          <table:table-cell table:style-name="ce5" office:value-type="float" office:value="51.2">
            <text:p>51,20</text:p>
          </table:table-cell>
          <table:table-cell table:style-name="ce5" table:formula="of:=[.D76]-([.C76]-[.B76])" office:value-type="float" office:value="10.2">
            <text:p>10,20</text:p>
          </table:table-cell>
          <table:table-cell table:style-name="ce5" table:formula="of:=[.D76]-[.E76]" office:value-type="float" office:value="41">
            <text:p>41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3-03-17">
            <text:p>17.03.2013</text:p>
          </table:table-cell>
          <table:table-cell office:value-type="float" office:value="8652">
            <text:p>8652</text:p>
          </table:table-cell>
          <table:table-cell table:formula="of:=[.B78]" office:value-type="float" office:value="8656">
            <text:p>8656</text:p>
          </table:table-cell>
          <table:table-cell table:style-name="ce5" office:value-type="float" office:value="10.7">
            <text:p>10,70</text:p>
          </table:table-cell>
          <table:table-cell table:style-name="ce5" table:formula="of:=[.D77]-([.C77]-[.B77])" office:value-type="float" office:value="6.7">
            <text:p>6,70</text:p>
          </table:table-cell>
          <table:table-cell table:style-name="ce5" table:formula="of:=[.D77]-[.E77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3-03-18">
            <text:p>18.03.2013</text:p>
          </table:table-cell>
          <table:table-cell office:value-type="float" office:value="8656">
            <text:p>8656</text:p>
          </table:table-cell>
          <table:table-cell table:formula="of:=[.B79]" office:value-type="float" office:value="8659">
            <text:p>8659</text:p>
          </table:table-cell>
          <table:table-cell table:style-name="ce5" office:value-type="float" office:value="6.6">
            <text:p>6,60</text:p>
          </table:table-cell>
          <table:table-cell table:style-name="ce5" table:formula="of:=[.D78]-([.C78]-[.B78])" office:value-type="float" office:value="3.6">
            <text:p>3,60</text:p>
          </table:table-cell>
          <table:table-cell table:style-name="ce5" table:formula="of:=[.D78]-[.E78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3-03-19">
            <text:p>19.03.2013</text:p>
          </table:table-cell>
          <table:table-cell office:value-type="float" office:value="8659">
            <text:p>8659</text:p>
          </table:table-cell>
          <table:table-cell table:formula="of:=[.B80]" office:value-type="float" office:value="8683">
            <text:p>8683</text:p>
          </table:table-cell>
          <table:table-cell table:style-name="ce5" office:value-type="float" office:value="32.7">
            <text:p>32,70</text:p>
          </table:table-cell>
          <table:table-cell table:style-name="ce5" table:formula="of:=[.D79]-([.C79]-[.B79])" office:value-type="float" office:value="8.7">
            <text:p>8,70</text:p>
          </table:table-cell>
          <table:table-cell table:style-name="ce5" table:formula="of:=[.D79]-[.E79]" office:value-type="float" office:value="24">
            <text:p>24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3-03-20">
            <text:p>20.03.2013</text:p>
          </table:table-cell>
          <table:table-cell office:value-type="float" office:value="8683">
            <text:p>8683</text:p>
          </table:table-cell>
          <table:table-cell table:formula="of:=[.B81]" office:value-type="float" office:value="8695">
            <text:p>8695</text:p>
          </table:table-cell>
          <table:table-cell table:style-name="ce5" office:value-type="float" office:value="17.7">
            <text:p>17,70</text:p>
          </table:table-cell>
          <table:table-cell table:style-name="ce5" table:formula="of:=[.D80]-([.C80]-[.B80])" office:value-type="float" office:value="5.7">
            <text:p>5,70</text:p>
          </table:table-cell>
          <table:table-cell table:style-name="ce5" table:formula="of:=[.D80]-[.E80]" office:value-type="float" office:value="12">
            <text:p>12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3-03-21">
            <text:p>21.03.2013</text:p>
          </table:table-cell>
          <table:table-cell office:value-type="float" office:value="8695">
            <text:p>8695</text:p>
          </table:table-cell>
          <table:table-cell table:formula="of:=[.B82]" office:value-type="float" office:value="8716">
            <text:p>8716</text:p>
          </table:table-cell>
          <table:table-cell table:style-name="ce5" office:value-type="float" office:value="26.9">
            <text:p>26,90</text:p>
          </table:table-cell>
          <table:table-cell table:style-name="ce5" table:formula="of:=[.D81]-([.C81]-[.B81])" office:value-type="float" office:value="5.9">
            <text:p>5,90</text:p>
          </table:table-cell>
          <table:table-cell table:style-name="ce5" table:formula="of:=[.D81]-[.E81]" office:value-type="float" office:value="21">
            <text:p>21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3-03-22">
            <text:p>22.03.2013</text:p>
          </table:table-cell>
          <table:table-cell office:value-type="float" office:value="8716">
            <text:p>8716</text:p>
          </table:table-cell>
          <table:table-cell table:formula="of:=[.B83]" office:value-type="float" office:value="8762">
            <text:p>8762</text:p>
          </table:table-cell>
          <table:table-cell table:style-name="ce5" office:value-type="float" office:value="57.5">
            <text:p>57,50</text:p>
          </table:table-cell>
          <table:table-cell table:style-name="ce5" table:formula="of:=[.D82]-([.C82]-[.B82])" office:value-type="float" office:value="11.5">
            <text:p>11,50</text:p>
          </table:table-cell>
          <table:table-cell table:style-name="ce5" table:formula="of:=[.D82]-[.E82]" office:value-type="float" office:value="46">
            <text:p>46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3-03-23">
            <text:p>23.03.2013</text:p>
          </table:table-cell>
          <table:table-cell office:value-type="float" office:value="8762">
            <text:p>8762</text:p>
          </table:table-cell>
          <table:table-cell table:formula="of:=[.B84]" office:value-type="float" office:value="8772">
            <text:p>8772</text:p>
          </table:table-cell>
          <table:table-cell table:style-name="ce5" office:value-type="float" office:value="17.5">
            <text:p>17,50</text:p>
          </table:table-cell>
          <table:table-cell table:style-name="ce5" table:formula="of:=[.D83]-([.C83]-[.B83])" office:value-type="float" office:value="7.5">
            <text:p>7,50</text:p>
          </table:table-cell>
          <table:table-cell table:style-name="ce5" table:formula="of:=[.D83]-[.E83]" office:value-type="float" office:value="10">
            <text:p>10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3-03-24">
            <text:p>24.03.2013</text:p>
          </table:table-cell>
          <table:table-cell office:value-type="float" office:value="8772">
            <text:p>8772</text:p>
          </table:table-cell>
          <table:table-cell table:formula="of:=[.B85]" office:value-type="float" office:value="8795">
            <text:p>8795</text:p>
          </table:table-cell>
          <table:table-cell table:style-name="ce5" office:value-type="float" office:value="35.4">
            <text:p>35,40</text:p>
          </table:table-cell>
          <table:table-cell table:style-name="ce5" table:formula="of:=[.D84]-([.C84]-[.B84])" office:value-type="float" office:value="12.4">
            <text:p>12,40</text:p>
          </table:table-cell>
          <table:table-cell table:style-name="ce5" table:formula="of:=[.D84]-[.E84]" office:value-type="float" office:value="23">
            <text:p>23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3-03-25">
            <text:p>25.03.2013</text:p>
          </table:table-cell>
          <table:table-cell office:value-type="float" office:value="8795">
            <text:p>8795</text:p>
          </table:table-cell>
          <table:table-cell table:formula="of:=[.B86]" office:value-type="float" office:value="8795">
            <text:p>8795</text:p>
          </table:table-cell>
          <table:table-cell table:style-name="ce5" office:value-type="float" office:value="0">
            <text:p>0,00</text:p>
          </table:table-cell>
          <table:table-cell table:style-name="ce5" table:formula="of:=[.D85]-([.C85]-[.B85])" office:value-type="float" office:value="0">
            <text:p>0,00</text:p>
          </table:table-cell>
          <table:table-cell table:style-name="ce5" table:formula="of:=[.D85]-[.E85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3-03-26">
            <text:p>26.03.2013</text:p>
          </table:table-cell>
          <table:table-cell office:value-type="float" office:value="8795">
            <text:p>8795</text:p>
          </table:table-cell>
          <table:table-cell table:formula="of:=[.B87]" office:value-type="float" office:value="8795">
            <text:p>8795</text:p>
          </table:table-cell>
          <table:table-cell table:style-name="ce5" office:value-type="float" office:value="0">
            <text:p>0,00</text:p>
          </table:table-cell>
          <table:table-cell table:style-name="ce5" table:formula="of:=[.D86]-([.C86]-[.B86])" office:value-type="float" office:value="0">
            <text:p>0,00</text:p>
          </table:table-cell>
          <table:table-cell table:style-name="ce5" table:formula="of:=[.D86]-[.E86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3-03-27">
            <text:p>27.03.2013</text:p>
          </table:table-cell>
          <table:table-cell office:value-type="float" office:value="8795">
            <text:p>8795</text:p>
          </table:table-cell>
          <table:table-cell table:formula="of:=[.B88]" office:value-type="float" office:value="8801">
            <text:p>8801</text:p>
          </table:table-cell>
          <table:table-cell table:style-name="ce5" office:value-type="float" office:value="8.1">
            <text:p>8,10</text:p>
          </table:table-cell>
          <table:table-cell table:style-name="ce5" table:formula="of:=[.D87]-([.C87]-[.B87])" office:value-type="float" office:value="2.1">
            <text:p>2,10</text:p>
          </table:table-cell>
          <table:table-cell table:style-name="ce5" table:formula="of:=[.D87]-[.E87]" office:value-type="float" office:value="6">
            <text:p>6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3-03-28">
            <text:p>28.03.2013</text:p>
          </table:table-cell>
          <table:table-cell office:value-type="float" office:value="8801">
            <text:p>8801</text:p>
          </table:table-cell>
          <table:table-cell table:formula="of:=[.B89]" office:value-type="float" office:value="8815">
            <text:p>8815</text:p>
          </table:table-cell>
          <table:table-cell table:style-name="ce5" office:value-type="float" office:value="19.3">
            <text:p>19,30</text:p>
          </table:table-cell>
          <table:table-cell table:style-name="ce5" table:formula="of:=[.D88]-([.C88]-[.B88])" office:value-type="float" office:value="5.3">
            <text:p>5,30</text:p>
          </table:table-cell>
          <table:table-cell table:style-name="ce5" table:formula="of:=[.D88]-[.E88]" office:value-type="float" office:value="14">
            <text:p>14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3-03-29">
            <text:p>29.03.2013</text:p>
          </table:table-cell>
          <table:table-cell office:value-type="float" office:value="8815">
            <text:p>8815</text:p>
          </table:table-cell>
          <table:table-cell table:formula="of:=[.B90]" office:value-type="float" office:value="8862">
            <text:p>8862</text:p>
          </table:table-cell>
          <table:table-cell table:style-name="ce5" office:value-type="float" office:value="53.5">
            <text:p>53,50</text:p>
          </table:table-cell>
          <table:table-cell table:style-name="ce5" table:formula="of:=[.D89]-([.C89]-[.B89])" office:value-type="float" office:value="6.5">
            <text:p>6,50</text:p>
          </table:table-cell>
          <table:table-cell table:style-name="ce5" table:formula="of:=[.D89]-[.E89]" office:value-type="float" office:value="47">
            <text:p>47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3-03-30">
            <text:p>30.03.2013</text:p>
          </table:table-cell>
          <table:table-cell office:value-type="float" office:value="8862">
            <text:p>8862</text:p>
          </table:table-cell>
          <table:table-cell table:formula="of:=[.B91]" office:value-type="float" office:value="8866">
            <text:p>8866</text:p>
          </table:table-cell>
          <table:table-cell table:style-name="ce5" office:value-type="float" office:value="8.3">
            <text:p>8,30</text:p>
          </table:table-cell>
          <table:table-cell table:style-name="ce5" table:formula="of:=[.D90]-([.C90]-[.B90])" office:value-type="float" office:value="4.3">
            <text:p>4,30</text:p>
          </table:table-cell>
          <table:table-cell table:style-name="ce5" table:formula="of:=[.D90]-[.E90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3-03-31">
            <text:p>31.03.2013</text:p>
          </table:table-cell>
          <table:table-cell office:value-type="float" office:value="8866">
            <text:p>8866</text:p>
          </table:table-cell>
          <table:table-cell table:formula="of:=[.B92]" office:value-type="float" office:value="8876">
            <text:p>8876</text:p>
          </table:table-cell>
          <table:table-cell table:style-name="ce5" office:value-type="float" office:value="13.9">
            <text:p>13,90</text:p>
          </table:table-cell>
          <table:table-cell table:style-name="ce5" table:formula="of:=[.D91]-([.C91]-[.B91])" office:value-type="float" office:value="3.9">
            <text:p>3,90</text:p>
          </table:table-cell>
          <table:table-cell table:style-name="ce5" table:formula="of:=[.D91]-[.E91]" office:value-type="float" office:value="10">
            <text:p>10,00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3-04-01">
            <text:p>01.04.2013</text:p>
          </table:table-cell>
          <table:table-cell office:value-type="float" office:value="8876">
            <text:p>8876</text:p>
          </table:table-cell>
          <table:table-cell table:formula="of:=[.B93]" office:value-type="float" office:value="8929">
            <text:p>8929</text:p>
          </table:table-cell>
          <table:table-cell table:style-name="ce5" office:value-type="float" office:value="61">
            <text:p>61,00</text:p>
          </table:table-cell>
          <table:table-cell table:style-name="ce5" table:formula="of:=[.D92]-([.C92]-[.B92])" office:value-type="float" office:value="8">
            <text:p>8,00</text:p>
          </table:table-cell>
          <table:table-cell table:style-name="ce5" table:formula="of:=[.D92]-[.E92]" office:value-type="float" office:value="53">
            <text:p>53,00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3-04-02">
            <text:p>02.04.2013</text:p>
          </table:table-cell>
          <table:table-cell office:value-type="float" office:value="8929">
            <text:p>8929</text:p>
          </table:table-cell>
          <table:table-cell table:formula="of:=[.B94]" office:value-type="float" office:value="8936">
            <text:p>8936</text:p>
          </table:table-cell>
          <table:table-cell table:style-name="ce5" office:value-type="float" office:value="11.1">
            <text:p>11,10</text:p>
          </table:table-cell>
          <table:table-cell table:style-name="ce5" table:formula="of:=[.D93]-([.C93]-[.B93])" office:value-type="float" office:value="4.1">
            <text:p>4,10</text:p>
          </table:table-cell>
          <table:table-cell table:style-name="ce5" table:formula="of:=[.D93]-[.E93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3-04-03">
            <text:p>03.04.2013</text:p>
          </table:table-cell>
          <table:table-cell office:value-type="float" office:value="8936">
            <text:p>8936</text:p>
          </table:table-cell>
          <table:table-cell table:formula="of:=[.B95]" office:value-type="float" office:value="8954">
            <text:p>8954</text:p>
          </table:table-cell>
          <table:table-cell table:style-name="ce5" office:value-type="float" office:value="23.9">
            <text:p>23,90</text:p>
          </table:table-cell>
          <table:table-cell table:style-name="ce5" table:formula="of:=[.D94]-([.C94]-[.B94])" office:value-type="float" office:value="5.9">
            <text:p>5,90</text:p>
          </table:table-cell>
          <table:table-cell table:style-name="ce5" table:formula="of:=[.D94]-[.E94]" office:value-type="float" office:value="18">
            <text:p>18,00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3-04-04">
            <text:p>04.04.2013</text:p>
          </table:table-cell>
          <table:table-cell office:value-type="float" office:value="8954">
            <text:p>8954</text:p>
          </table:table-cell>
          <table:table-cell table:formula="of:=[.B96]" office:value-type="float" office:value="8991">
            <text:p>8991</text:p>
          </table:table-cell>
          <table:table-cell table:style-name="ce5" office:value-type="float" office:value="44.1">
            <text:p>44,10</text:p>
          </table:table-cell>
          <table:table-cell table:style-name="ce5" table:formula="of:=[.D95]-([.C95]-[.B95])" office:value-type="float" office:value="7.1">
            <text:p>7,10</text:p>
          </table:table-cell>
          <table:table-cell table:style-name="ce5" table:formula="of:=[.D95]-[.E95]" office:value-type="float" office:value="37">
            <text:p>37,00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3-04-05">
            <text:p>05.04.2013</text:p>
          </table:table-cell>
          <table:table-cell office:value-type="float" office:value="8991">
            <text:p>8991</text:p>
          </table:table-cell>
          <table:table-cell table:formula="of:=[.B97]" office:value-type="float" office:value="8995">
            <text:p>8995</text:p>
          </table:table-cell>
          <table:table-cell table:style-name="ce5" office:value-type="float" office:value="10.2">
            <text:p>10,20</text:p>
          </table:table-cell>
          <table:table-cell table:style-name="ce5" table:formula="of:=[.D96]-([.C96]-[.B96])" office:value-type="float" office:value="6.2">
            <text:p>6,20</text:p>
          </table:table-cell>
          <table:table-cell table:style-name="ce5" table:formula="of:=[.D96]-[.E96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3-04-06">
            <text:p>06.04.2013</text:p>
          </table:table-cell>
          <table:table-cell office:value-type="float" office:value="8995">
            <text:p>8995</text:p>
          </table:table-cell>
          <table:table-cell table:formula="of:=[.B98]" office:value-type="float" office:value="8998">
            <text:p>8998</text:p>
          </table:table-cell>
          <table:table-cell table:style-name="ce5" office:value-type="float" office:value="8.5">
            <text:p>8,50</text:p>
          </table:table-cell>
          <table:table-cell table:style-name="ce5" table:formula="of:=[.D97]-([.C97]-[.B97])" office:value-type="float" office:value="5.5">
            <text:p>5,50</text:p>
          </table:table-cell>
          <table:table-cell table:style-name="ce5" table:formula="of:=[.D97]-[.E97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3-04-07">
            <text:p>07.04.2013</text:p>
          </table:table-cell>
          <table:table-cell office:value-type="float" office:value="8998">
            <text:p>8998</text:p>
          </table:table-cell>
          <table:table-cell table:formula="of:=[.B99]" office:value-type="float" office:value="9016">
            <text:p>9016</text:p>
          </table:table-cell>
          <table:table-cell table:style-name="ce5" office:value-type="float" office:value="27.4">
            <text:p>27,40</text:p>
          </table:table-cell>
          <table:table-cell table:style-name="ce5" table:formula="of:=[.D98]-([.C98]-[.B98])" office:value-type="float" office:value="9.4">
            <text:p>9,40</text:p>
          </table:table-cell>
          <table:table-cell table:style-name="ce5" table:formula="of:=[.D98]-[.E98]" office:value-type="float" office:value="18">
            <text:p>18,00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3-04-08">
            <text:p>08.04.2013</text:p>
          </table:table-cell>
          <table:table-cell office:value-type="float" office:value="9016">
            <text:p>9016</text:p>
          </table:table-cell>
          <table:table-cell table:formula="of:=[.B100]" office:value-type="float" office:value="9035">
            <text:p>9035</text:p>
          </table:table-cell>
          <table:table-cell table:style-name="ce5" office:value-type="float" office:value="27.6">
            <text:p>27,60</text:p>
          </table:table-cell>
          <table:table-cell table:style-name="ce5" table:formula="of:=[.D99]-([.C99]-[.B99])" office:value-type="float" office:value="8.6">
            <text:p>8,60</text:p>
          </table:table-cell>
          <table:table-cell table:style-name="ce5" table:formula="of:=[.D99]-[.E99]" office:value-type="float" office:value="19">
            <text:p>19,00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3-04-09">
            <text:p>09.04.2013</text:p>
          </table:table-cell>
          <table:table-cell office:value-type="float" office:value="9035">
            <text:p>9035</text:p>
          </table:table-cell>
          <table:table-cell table:formula="of:=[.B101]" office:value-type="float" office:value="9053">
            <text:p>9053</text:p>
          </table:table-cell>
          <table:table-cell table:style-name="ce5" office:value-type="float" office:value="27.7">
            <text:p>27,70</text:p>
          </table:table-cell>
          <table:table-cell table:style-name="ce5" table:formula="of:=[.D100]-([.C100]-[.B100])" office:value-type="float" office:value="9.7">
            <text:p>9,70</text:p>
          </table:table-cell>
          <table:table-cell table:style-name="ce5" table:formula="of:=[.D100]-[.E100]" office:value-type="float" office:value="18">
            <text:p>18,00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3-04-10">
            <text:p>10.04.2013</text:p>
          </table:table-cell>
          <table:table-cell office:value-type="float" office:value="9053">
            <text:p>9053</text:p>
          </table:table-cell>
          <table:table-cell table:formula="of:=[.B102]" office:value-type="float" office:value="9072">
            <text:p>9072</text:p>
          </table:table-cell>
          <table:table-cell table:style-name="ce5" office:value-type="float" office:value="27.2">
            <text:p>27,20</text:p>
          </table:table-cell>
          <table:table-cell table:style-name="ce5" table:formula="of:=[.D101]-([.C101]-[.B101])" office:value-type="float" office:value="8.2">
            <text:p>8,20</text:p>
          </table:table-cell>
          <table:table-cell table:style-name="ce5" table:formula="of:=[.D101]-[.E101]" office:value-type="float" office:value="19">
            <text:p>19,00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3-04-11">
            <text:p>11.04.2013</text:p>
          </table:table-cell>
          <table:table-cell office:value-type="float" office:value="9072">
            <text:p>9072</text:p>
          </table:table-cell>
          <table:table-cell table:formula="of:=[.B103]" office:value-type="float" office:value="9081">
            <text:p>9081</text:p>
          </table:table-cell>
          <table:table-cell table:style-name="ce5" office:value-type="float" office:value="14.8">
            <text:p>14,80</text:p>
          </table:table-cell>
          <table:table-cell table:style-name="ce5" table:formula="of:=[.D102]-([.C102]-[.B102])" office:value-type="float" office:value="5.8">
            <text:p>5,80</text:p>
          </table:table-cell>
          <table:table-cell table:style-name="ce5" table:formula="of:=[.D102]-[.E102]" office:value-type="float" office:value="9">
            <text:p>9,00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3-04-12">
            <text:p>12.04.2013</text:p>
          </table:table-cell>
          <table:table-cell office:value-type="float" office:value="9081">
            <text:p>9081</text:p>
          </table:table-cell>
          <table:table-cell table:formula="of:=[.B104]" office:value-type="float" office:value="9119">
            <text:p>9119</text:p>
          </table:table-cell>
          <table:table-cell table:style-name="ce5" office:value-type="float" office:value="46.7">
            <text:p>46,70</text:p>
          </table:table-cell>
          <table:table-cell table:style-name="ce5" table:formula="of:=[.D103]-([.C103]-[.B103])" office:value-type="float" office:value="8.7">
            <text:p>8,70</text:p>
          </table:table-cell>
          <table:table-cell table:style-name="ce5" table:formula="of:=[.D103]-[.E103]" office:value-type="float" office:value="38">
            <text:p>38,00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3-04-13">
            <text:p>13.04.2013</text:p>
          </table:table-cell>
          <table:table-cell office:value-type="float" office:value="9119">
            <text:p>9119</text:p>
          </table:table-cell>
          <table:table-cell table:formula="of:=[.B105]" office:value-type="float" office:value="9161">
            <text:p>9161</text:p>
          </table:table-cell>
          <table:table-cell table:style-name="ce5" office:value-type="float" office:value="47.4">
            <text:p>47,40</text:p>
          </table:table-cell>
          <table:table-cell table:style-name="ce5" table:formula="of:=[.D104]-([.C104]-[.B104])" office:value-type="float" office:value="5.4">
            <text:p>5,40</text:p>
          </table:table-cell>
          <table:table-cell table:style-name="ce5" table:formula="of:=[.D104]-[.E104]" office:value-type="float" office:value="42">
            <text:p>42,00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3-04-14">
            <text:p>14.04.2013</text:p>
          </table:table-cell>
          <table:table-cell office:value-type="float" office:value="9161">
            <text:p>9161</text:p>
          </table:table-cell>
          <table:table-cell table:formula="of:=[.B106]" office:value-type="float" office:value="9210">
            <text:p>9210</text:p>
          </table:table-cell>
          <table:table-cell table:style-name="ce5" office:value-type="float" office:value="54.6">
            <text:p>54,60</text:p>
          </table:table-cell>
          <table:table-cell table:style-name="ce5" table:formula="of:=[.D105]-([.C105]-[.B105])" office:value-type="float" office:value="5.6">
            <text:p>5,60</text:p>
          </table:table-cell>
          <table:table-cell table:style-name="ce5" table:formula="of:=[.D105]-[.E105]" office:value-type="float" office:value="49">
            <text:p>49,00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3-04-15">
            <text:p>15.04.2013</text:p>
          </table:table-cell>
          <table:table-cell office:value-type="float" office:value="9210">
            <text:p>9210</text:p>
          </table:table-cell>
          <table:table-cell table:formula="of:=[.B107]" office:value-type="float" office:value="9248">
            <text:p>9248</text:p>
          </table:table-cell>
          <table:table-cell table:style-name="ce5" office:value-type="float" office:value="53.1">
            <text:p>53,10</text:p>
          </table:table-cell>
          <table:table-cell table:style-name="ce5" table:formula="of:=[.D106]-([.C106]-[.B106])" office:value-type="float" office:value="15.1">
            <text:p>15,10</text:p>
          </table:table-cell>
          <table:table-cell table:style-name="ce5" table:formula="of:=[.D106]-[.E106]" office:value-type="float" office:value="38">
            <text:p>38,00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3-04-16">
            <text:p>16.04.2013</text:p>
          </table:table-cell>
          <table:table-cell office:value-type="float" office:value="9248">
            <text:p>9248</text:p>
          </table:table-cell>
          <table:table-cell table:formula="of:=[.B108]" office:value-type="float" office:value="9279">
            <text:p>9279</text:p>
          </table:table-cell>
          <table:table-cell table:style-name="ce5" office:value-type="float" office:value="41.1">
            <text:p>41,10</text:p>
          </table:table-cell>
          <table:table-cell table:style-name="ce5" table:formula="of:=[.D107]-([.C107]-[.B107])" office:value-type="float" office:value="10.1">
            <text:p>10,10</text:p>
          </table:table-cell>
          <table:table-cell table:style-name="ce5" table:formula="of:=[.D107]-[.E107]" office:value-type="float" office:value="31">
            <text:p>31,00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3-04-17">
            <text:p>17.04.2013</text:p>
          </table:table-cell>
          <table:table-cell office:value-type="float" office:value="9279">
            <text:p>9279</text:p>
          </table:table-cell>
          <table:table-cell table:formula="of:=[.B109]" office:value-type="float" office:value="9323">
            <text:p>9323</text:p>
          </table:table-cell>
          <table:table-cell table:style-name="ce5" office:value-type="float" office:value="51.2">
            <text:p>51,20</text:p>
          </table:table-cell>
          <table:table-cell table:style-name="ce5" table:formula="of:=[.D108]-([.C108]-[.B108])" office:value-type="float" office:value="7.2">
            <text:p>7,20</text:p>
          </table:table-cell>
          <table:table-cell table:style-name="ce5" table:formula="of:=[.D108]-[.E108]" office:value-type="float" office:value="44">
            <text:p>44,00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3-04-18">
            <text:p>18.04.2013</text:p>
          </table:table-cell>
          <table:table-cell office:value-type="float" office:value="9323">
            <text:p>9323</text:p>
          </table:table-cell>
          <table:table-cell table:formula="of:=[.B110]" office:value-type="float" office:value="9354">
            <text:p>9354</text:p>
          </table:table-cell>
          <table:table-cell table:style-name="ce5" office:value-type="float" office:value="38.8">
            <text:p>38,80</text:p>
          </table:table-cell>
          <table:table-cell table:style-name="ce5" table:formula="of:=[.D109]-([.C109]-[.B109])" office:value-type="float" office:value="7.8">
            <text:p>7,80</text:p>
          </table:table-cell>
          <table:table-cell table:style-name="ce5" table:formula="of:=[.D109]-[.E109]" office:value-type="float" office:value="31">
            <text:p>31,00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3-04-19">
            <text:p>19.04.2013</text:p>
          </table:table-cell>
          <table:table-cell office:value-type="float" office:value="9354">
            <text:p>9354</text:p>
          </table:table-cell>
          <table:table-cell table:formula="of:=[.B111]" office:value-type="float" office:value="9360">
            <text:p>9360</text:p>
          </table:table-cell>
          <table:table-cell table:style-name="ce5" office:value-type="float" office:value="11.5">
            <text:p>11,50</text:p>
          </table:table-cell>
          <table:table-cell table:style-name="ce5" table:formula="of:=[.D110]-([.C110]-[.B110])" office:value-type="float" office:value="5.5">
            <text:p>5,50</text:p>
          </table:table-cell>
          <table:table-cell table:style-name="ce5" table:formula="of:=[.D110]-[.E110]" office:value-type="float" office:value="6">
            <text:p>6,00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3-04-20">
            <text:p>20.04.2013</text:p>
          </table:table-cell>
          <table:table-cell office:value-type="float" office:value="9360">
            <text:p>9360</text:p>
          </table:table-cell>
          <table:table-cell table:formula="of:=[.B112]" office:value-type="float" office:value="9360">
            <text:p>9360</text:p>
          </table:table-cell>
          <table:table-cell table:style-name="ce5" office:value-type="float" office:value="3.4">
            <text:p>3,40</text:p>
          </table:table-cell>
          <table:table-cell table:style-name="ce5" table:formula="of:=[.D111]-([.C111]-[.B111])" office:value-type="float" office:value="3.4">
            <text:p>3,40</text:p>
          </table:table-cell>
          <table:table-cell table:style-name="ce5" table:formula="of:=[.D111]-[.E111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3-04-21">
            <text:p>21.04.2013</text:p>
          </table:table-cell>
          <table:table-cell office:value-type="float" office:value="9360">
            <text:p>9360</text:p>
          </table:table-cell>
          <table:table-cell table:formula="of:=[.B113]" office:value-type="float" office:value="9364">
            <text:p>9364</text:p>
          </table:table-cell>
          <table:table-cell table:style-name="ce5" office:value-type="float" office:value="8.4">
            <text:p>8,40</text:p>
          </table:table-cell>
          <table:table-cell table:style-name="ce5" table:formula="of:=[.D112]-([.C112]-[.B112])" office:value-type="float" office:value="4.4">
            <text:p>4,40</text:p>
          </table:table-cell>
          <table:table-cell table:style-name="ce5" table:formula="of:=[.D112]-[.E112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3-04-22">
            <text:p>22.04.2013</text:p>
          </table:table-cell>
          <table:table-cell office:value-type="float" office:value="9364">
            <text:p>9364</text:p>
          </table:table-cell>
          <table:table-cell table:formula="of:=[.B114]" office:value-type="float" office:value="9372">
            <text:p>9372</text:p>
          </table:table-cell>
          <table:table-cell table:style-name="ce5" office:value-type="float" office:value="14.3">
            <text:p>14,30</text:p>
          </table:table-cell>
          <table:table-cell table:style-name="ce5" table:formula="of:=[.D113]-([.C113]-[.B113])" office:value-type="float" office:value="6.3">
            <text:p>6,30</text:p>
          </table:table-cell>
          <table:table-cell table:style-name="ce5" table:formula="of:=[.D113]-[.E113]" office:value-type="float" office:value="8">
            <text:p>8,00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3-04-23">
            <text:p>23.04.2013</text:p>
          </table:table-cell>
          <table:table-cell office:value-type="float" office:value="9372">
            <text:p>9372</text:p>
          </table:table-cell>
          <table:table-cell table:formula="of:=[.B115]" office:value-type="float" office:value="9415">
            <text:p>9415</text:p>
          </table:table-cell>
          <table:table-cell table:style-name="ce5" office:value-type="float" office:value="51.3">
            <text:p>51,30</text:p>
          </table:table-cell>
          <table:table-cell table:style-name="ce5" table:formula="of:=[.D114]-([.C114]-[.B114])" office:value-type="float" office:value="8.3">
            <text:p>8,30</text:p>
          </table:table-cell>
          <table:table-cell table:style-name="ce5" table:formula="of:=[.D114]-[.E114]" office:value-type="float" office:value="43">
            <text:p>43,00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3-04-24">
            <text:p>24.04.2013</text:p>
          </table:table-cell>
          <table:table-cell office:value-type="float" office:value="9415">
            <text:p>9415</text:p>
          </table:table-cell>
          <table:table-cell table:formula="of:=[.B116]" office:value-type="float" office:value="9466">
            <text:p>9466</text:p>
          </table:table-cell>
          <table:table-cell table:style-name="ce5" office:value-type="float" office:value="59.3">
            <text:p>59,30</text:p>
          </table:table-cell>
          <table:table-cell table:style-name="ce5" table:formula="of:=[.D115]-([.C115]-[.B115])" office:value-type="float" office:value="8.3">
            <text:p>8,30</text:p>
          </table:table-cell>
          <table:table-cell table:style-name="ce5" table:formula="of:=[.D115]-[.E115]" office:value-type="float" office:value="51">
            <text:p>51,00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3-04-25">
            <text:p>25.04.2013</text:p>
          </table:table-cell>
          <table:table-cell office:value-type="float" office:value="9466">
            <text:p>9466</text:p>
          </table:table-cell>
          <table:table-cell table:formula="of:=[.B117]" office:value-type="float" office:value="9509">
            <text:p>9509</text:p>
          </table:table-cell>
          <table:table-cell table:style-name="ce5" office:value-type="float" office:value="59.7">
            <text:p>59,70</text:p>
          </table:table-cell>
          <table:table-cell table:style-name="ce5" table:formula="of:=[.D116]-([.C116]-[.B116])" office:value-type="float" office:value="16.7">
            <text:p>16,70</text:p>
          </table:table-cell>
          <table:table-cell table:style-name="ce5" table:formula="of:=[.D116]-[.E116]" office:value-type="float" office:value="43">
            <text:p>43,00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3-04-26">
            <text:p>26.04.2013</text:p>
          </table:table-cell>
          <table:table-cell office:value-type="float" office:value="9509">
            <text:p>9509</text:p>
          </table:table-cell>
          <table:table-cell table:formula="of:=[.B118]" office:value-type="float" office:value="9535">
            <text:p>9535</text:p>
          </table:table-cell>
          <table:table-cell table:style-name="ce5" office:value-type="float" office:value="33.6">
            <text:p>33,60</text:p>
          </table:table-cell>
          <table:table-cell table:style-name="ce5" table:formula="of:=[.D117]-([.C117]-[.B117])" office:value-type="float" office:value="7.6">
            <text:p>7,60</text:p>
          </table:table-cell>
          <table:table-cell table:style-name="ce5" table:formula="of:=[.D117]-[.E117]" office:value-type="float" office:value="26">
            <text:p>26,00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3-04-27">
            <text:p>27.04.2013</text:p>
          </table:table-cell>
          <table:table-cell office:value-type="float" office:value="9535">
            <text:p>9535</text:p>
          </table:table-cell>
          <table:table-cell table:formula="of:=[.B119]" office:value-type="float" office:value="9536">
            <text:p>9536</text:p>
          </table:table-cell>
          <table:table-cell table:style-name="ce5" office:value-type="float" office:value="5.1">
            <text:p>5,10</text:p>
          </table:table-cell>
          <table:table-cell table:style-name="ce5" table:formula="of:=[.D118]-([.C118]-[.B118])" office:value-type="float" office:value="4.1">
            <text:p>4,10</text:p>
          </table:table-cell>
          <table:table-cell table:style-name="ce5" table:formula="of:=[.D118]-[.E118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3-04-28">
            <text:p>28.04.2013</text:p>
          </table:table-cell>
          <table:table-cell office:value-type="float" office:value="9536">
            <text:p>9536</text:p>
          </table:table-cell>
          <table:table-cell table:formula="of:=[.B120]" office:value-type="float" office:value="9546">
            <text:p>9546</text:p>
          </table:table-cell>
          <table:table-cell table:style-name="ce5" office:value-type="float" office:value="15.7">
            <text:p>15,70</text:p>
          </table:table-cell>
          <table:table-cell table:style-name="ce5" table:formula="of:=[.D119]-([.C119]-[.B119])" office:value-type="float" office:value="5.7">
            <text:p>5,70</text:p>
          </table:table-cell>
          <table:table-cell table:style-name="ce5" table:formula="of:=[.D119]-[.E119]" office:value-type="float" office:value="10">
            <text:p>10,00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3-04-29">
            <text:p>29.04.2013</text:p>
          </table:table-cell>
          <table:table-cell office:value-type="float" office:value="9546">
            <text:p>9546</text:p>
          </table:table-cell>
          <table:table-cell table:formula="of:=[.B121]" office:value-type="float" office:value="9553">
            <text:p>9553</text:p>
          </table:table-cell>
          <table:table-cell table:style-name="ce5" office:value-type="float" office:value="13.9">
            <text:p>13,90</text:p>
          </table:table-cell>
          <table:table-cell table:style-name="ce5" table:formula="of:=[.D120]-([.C120]-[.B120])" office:value-type="float" office:value="6.9">
            <text:p>6,90</text:p>
          </table:table-cell>
          <table:table-cell table:style-name="ce5" table:formula="of:=[.D120]-[.E120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3-04-30">
            <text:p>30.04.2013</text:p>
          </table:table-cell>
          <table:table-cell office:value-type="float" office:value="9553">
            <text:p>9553</text:p>
          </table:table-cell>
          <table:table-cell table:formula="of:=[.B122]" office:value-type="float" office:value="9560">
            <text:p>9560</text:p>
          </table:table-cell>
          <table:table-cell table:style-name="ce5" office:value-type="float" office:value="12.5">
            <text:p>12,50</text:p>
          </table:table-cell>
          <table:table-cell table:style-name="ce5" table:formula="of:=[.D121]-([.C121]-[.B121])" office:value-type="float" office:value="5.5">
            <text:p>5,50</text:p>
          </table:table-cell>
          <table:table-cell table:style-name="ce5" table:formula="of:=[.D121]-[.E121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11" office:value-type="date" office:date-value="2013-05-01">
            <text:p>01.05.2013</text:p>
          </table:table-cell>
          <table:table-cell office:value-type="float" office:value="9560">
            <text:p>9560</text:p>
          </table:table-cell>
          <table:table-cell table:formula="of:=[.B123]" office:value-type="float" office:value="9587">
            <text:p>9587</text:p>
          </table:table-cell>
          <table:table-cell table:style-name="ce5" office:value-type="float" office:value="34">
            <text:p>34,00</text:p>
          </table:table-cell>
          <table:table-cell table:style-name="ce5" table:formula="of:=[.D122]-([.C122]-[.B122])" office:value-type="float" office:value="7">
            <text:p>7,00</text:p>
          </table:table-cell>
          <table:table-cell table:style-name="ce5" table:formula="of:=[.D122]-[.E122]" office:value-type="float" office:value="27">
            <text:p>27,00</text:p>
          </table:table-cell>
          <table:table-cell table:number-columns-repeated="1018"/>
        </table:table-row>
        <table:table-row table:style-name="ro2">
          <table:table-cell table:style-name="ce11" office:value-type="date" office:date-value="2013-05-02">
            <text:p>02.05.2013</text:p>
          </table:table-cell>
          <table:table-cell office:value-type="float" office:value="9587">
            <text:p>9587</text:p>
          </table:table-cell>
          <table:table-cell table:formula="of:=[.B124]" office:value-type="float" office:value="9607">
            <text:p>9607</text:p>
          </table:table-cell>
          <table:table-cell table:style-name="ce5" office:value-type="float" office:value="29.6">
            <text:p>29,60</text:p>
          </table:table-cell>
          <table:table-cell table:style-name="ce5" table:formula="of:=[.D123]-([.C123]-[.B123])" office:value-type="float" office:value="9.6">
            <text:p>9,60</text:p>
          </table:table-cell>
          <table:table-cell table:style-name="ce5" table:formula="of:=[.D123]-[.E123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11" office:value-type="date" office:date-value="2013-05-03">
            <text:p>03.05.2013</text:p>
          </table:table-cell>
          <table:table-cell office:value-type="float" office:value="9607">
            <text:p>9607</text:p>
          </table:table-cell>
          <table:table-cell table:formula="of:=[.B125]" office:value-type="float" office:value="9608">
            <text:p>9608</text:p>
          </table:table-cell>
          <table:table-cell table:style-name="ce5" office:value-type="float" office:value="5.9">
            <text:p>5,90</text:p>
          </table:table-cell>
          <table:table-cell table:style-name="ce5" table:formula="of:=[.D124]-([.C124]-[.B124])" office:value-type="float" office:value="4.9">
            <text:p>4,90</text:p>
          </table:table-cell>
          <table:table-cell table:style-name="ce5" table:formula="of:=[.D124]-[.E124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11" office:value-type="date" office:date-value="2013-05-04">
            <text:p>04.05.2013</text:p>
          </table:table-cell>
          <table:table-cell office:value-type="float" office:value="9608">
            <text:p>9608</text:p>
          </table:table-cell>
          <table:table-cell table:formula="of:=[.B126]" office:value-type="float" office:value="9622">
            <text:p>9622</text:p>
          </table:table-cell>
          <table:table-cell table:style-name="ce5" office:value-type="float" office:value="20">
            <text:p>20,00</text:p>
          </table:table-cell>
          <table:table-cell table:style-name="ce5" table:formula="of:=[.D125]-([.C125]-[.B125])" office:value-type="float" office:value="6">
            <text:p>6,00</text:p>
          </table:table-cell>
          <table:table-cell table:style-name="ce5" table:formula="of:=[.D125]-[.E125]" office:value-type="float" office:value="14">
            <text:p>14,00</text:p>
          </table:table-cell>
          <table:table-cell table:number-columns-repeated="1018"/>
        </table:table-row>
        <table:table-row table:style-name="ro2">
          <table:table-cell table:style-name="ce11" office:value-type="date" office:date-value="2013-05-05">
            <text:p>05.05.2013</text:p>
          </table:table-cell>
          <table:table-cell office:value-type="float" office:value="9622">
            <text:p>9622</text:p>
          </table:table-cell>
          <table:table-cell table:formula="of:=[.B127]" office:value-type="float" office:value="9665">
            <text:p>9665</text:p>
          </table:table-cell>
          <table:table-cell table:style-name="ce5" office:value-type="float" office:value="53.4">
            <text:p>53,40</text:p>
          </table:table-cell>
          <table:table-cell table:style-name="ce5" table:formula="of:=[.D126]-([.C126]-[.B126])" office:value-type="float" office:value="10.4">
            <text:p>10,40</text:p>
          </table:table-cell>
          <table:table-cell table:style-name="ce5" table:formula="of:=[.D126]-[.E126]" office:value-type="float" office:value="43">
            <text:p>43,00</text:p>
          </table:table-cell>
          <table:table-cell table:number-columns-repeated="1018"/>
        </table:table-row>
        <table:table-row table:style-name="ro2">
          <table:table-cell table:style-name="ce11" office:value-type="date" office:date-value="2013-05-06">
            <text:p>06.05.2013</text:p>
          </table:table-cell>
          <table:table-cell office:value-type="float" office:value="9665">
            <text:p>9665</text:p>
          </table:table-cell>
          <table:table-cell table:formula="of:=[.B128]" office:value-type="float" office:value="9694">
            <text:p>9694</text:p>
          </table:table-cell>
          <table:table-cell table:style-name="ce5" office:value-type="float" office:value="38.3">
            <text:p>38,30</text:p>
          </table:table-cell>
          <table:table-cell table:style-name="ce5" table:formula="of:=[.D127]-([.C127]-[.B127])" office:value-type="float" office:value="9.3">
            <text:p>9,30</text:p>
          </table:table-cell>
          <table:table-cell table:style-name="ce5" table:formula="of:=[.D127]-[.E127]" office:value-type="float" office:value="29">
            <text:p>29,00</text:p>
          </table:table-cell>
          <table:table-cell table:number-columns-repeated="1018"/>
        </table:table-row>
        <table:table-row table:style-name="ro2">
          <table:table-cell table:style-name="ce11" office:value-type="date" office:date-value="2013-05-07">
            <text:p>07.05.2013</text:p>
          </table:table-cell>
          <table:table-cell office:value-type="float" office:value="9694">
            <text:p>9694</text:p>
          </table:table-cell>
          <table:table-cell table:formula="of:=[.B129]" office:value-type="float" office:value="9720">
            <text:p>9720</text:p>
          </table:table-cell>
          <table:table-cell table:style-name="ce5" office:value-type="float" office:value="38.8">
            <text:p>38,80</text:p>
          </table:table-cell>
          <table:table-cell table:style-name="ce5" table:formula="of:=[.D128]-([.C128]-[.B128])" office:value-type="float" office:value="12.8">
            <text:p>12,80</text:p>
          </table:table-cell>
          <table:table-cell table:style-name="ce5" table:formula="of:=[.D128]-[.E128]" office:value-type="float" office:value="26">
            <text:p>26,00</text:p>
          </table:table-cell>
          <table:table-cell table:number-columns-repeated="1018"/>
        </table:table-row>
        <table:table-row table:style-name="ro2">
          <table:table-cell table:style-name="ce11" office:value-type="date" office:date-value="2013-05-08">
            <text:p>08.05.2013</text:p>
          </table:table-cell>
          <table:table-cell office:value-type="float" office:value="9720">
            <text:p>9720</text:p>
          </table:table-cell>
          <table:table-cell table:formula="of:=[.B130]" office:value-type="float" office:value="9763">
            <text:p>9763</text:p>
          </table:table-cell>
          <table:table-cell table:style-name="ce5" office:value-type="float" office:value="51.1">
            <text:p>51,10</text:p>
          </table:table-cell>
          <table:table-cell table:style-name="ce5" table:formula="of:=[.D129]-([.C129]-[.B129])" office:value-type="float" office:value="8.1">
            <text:p>8,10</text:p>
          </table:table-cell>
          <table:table-cell table:style-name="ce5" table:formula="of:=[.D129]-[.E129]" office:value-type="float" office:value="43">
            <text:p>43,00</text:p>
          </table:table-cell>
          <table:table-cell table:number-columns-repeated="1018"/>
        </table:table-row>
        <table:table-row table:style-name="ro2">
          <table:table-cell table:style-name="ce11" office:value-type="date" office:date-value="2013-05-09">
            <text:p>09.05.2013</text:p>
          </table:table-cell>
          <table:table-cell office:value-type="float" office:value="9763">
            <text:p>9763</text:p>
          </table:table-cell>
          <table:table-cell table:formula="of:=[.B131]" office:value-type="float" office:value="9783">
            <text:p>9783</text:p>
          </table:table-cell>
          <table:table-cell table:style-name="ce5" office:value-type="float" office:value="28">
            <text:p>28,00</text:p>
          </table:table-cell>
          <table:table-cell table:style-name="ce5" table:formula="of:=[.D130]-([.C130]-[.B130])" office:value-type="float" office:value="8">
            <text:p>8,00</text:p>
          </table:table-cell>
          <table:table-cell table:style-name="ce5" table:formula="of:=[.D130]-[.E130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11" office:value-type="date" office:date-value="2013-05-10">
            <text:p>10.05.2013</text:p>
          </table:table-cell>
          <table:table-cell office:value-type="float" office:value="9783">
            <text:p>9783</text:p>
          </table:table-cell>
          <table:table-cell table:formula="of:=[.B132]" office:value-type="float" office:value="9798">
            <text:p>9798</text:p>
          </table:table-cell>
          <table:table-cell table:style-name="ce5" office:value-type="float" office:value="21.8">
            <text:p>21,80</text:p>
          </table:table-cell>
          <table:table-cell table:style-name="ce5" table:formula="of:=[.D131]-([.C131]-[.B131])" office:value-type="float" office:value="6.8">
            <text:p>6,80</text:p>
          </table:table-cell>
          <table:table-cell table:style-name="ce5" table:formula="of:=[.D131]-[.E131]" office:value-type="float" office:value="15">
            <text:p>15,00</text:p>
          </table:table-cell>
          <table:table-cell table:number-columns-repeated="1018"/>
        </table:table-row>
        <table:table-row table:style-name="ro2">
          <table:table-cell table:style-name="ce11" office:value-type="date" office:date-value="2013-05-11">
            <text:p>11.05.2013</text:p>
          </table:table-cell>
          <table:table-cell office:value-type="float" office:value="9798">
            <text:p>9798</text:p>
          </table:table-cell>
          <table:table-cell table:formula="of:=[.B133]" office:value-type="float" office:value="9819">
            <text:p>9819</text:p>
          </table:table-cell>
          <table:table-cell table:style-name="ce5" office:value-type="float" office:value="29.5">
            <text:p>29,50</text:p>
          </table:table-cell>
          <table:table-cell table:style-name="ce5" table:formula="of:=[.D132]-([.C132]-[.B132])" office:value-type="float" office:value="8.5">
            <text:p>8,50</text:p>
          </table:table-cell>
          <table:table-cell table:style-name="ce5" table:formula="of:=[.D132]-[.E132]" office:value-type="float" office:value="21">
            <text:p>21,00</text:p>
          </table:table-cell>
          <table:table-cell table:number-columns-repeated="1018"/>
        </table:table-row>
        <table:table-row table:style-name="ro2">
          <table:table-cell table:style-name="ce11" office:value-type="date" office:date-value="2013-05-12">
            <text:p>12.05.2013</text:p>
          </table:table-cell>
          <table:table-cell office:value-type="float" office:value="9819">
            <text:p>9819</text:p>
          </table:table-cell>
          <table:table-cell table:formula="of:=[.B134]" office:value-type="float" office:value="9834">
            <text:p>9834</text:p>
          </table:table-cell>
          <table:table-cell table:style-name="ce5" office:value-type="float" office:value="22.8">
            <text:p>22,80</text:p>
          </table:table-cell>
          <table:table-cell table:style-name="ce5" table:formula="of:=[.D133]-([.C133]-[.B133])" office:value-type="float" office:value="7.8">
            <text:p>7,80</text:p>
          </table:table-cell>
          <table:table-cell table:style-name="ce5" table:formula="of:=[.D133]-[.E133]" office:value-type="float" office:value="15">
            <text:p>15,00</text:p>
          </table:table-cell>
          <table:table-cell table:number-columns-repeated="1018"/>
        </table:table-row>
        <table:table-row table:style-name="ro2">
          <table:table-cell table:style-name="ce11" office:value-type="date" office:date-value="2013-05-13">
            <text:p>13.05.2013</text:p>
          </table:table-cell>
          <table:table-cell office:value-type="float" office:value="9834">
            <text:p>9834</text:p>
          </table:table-cell>
          <table:table-cell table:formula="of:=[.B135]" office:value-type="float" office:value="9852">
            <text:p>9852</text:p>
          </table:table-cell>
          <table:table-cell table:style-name="ce5" office:value-type="float" office:value="25.1">
            <text:p>25,10</text:p>
          </table:table-cell>
          <table:table-cell table:style-name="ce5" table:formula="of:=[.D134]-([.C134]-[.B134])" office:value-type="float" office:value="7.1">
            <text:p>7,10</text:p>
          </table:table-cell>
          <table:table-cell table:style-name="ce5" table:formula="of:=[.D134]-[.E134]" office:value-type="float" office:value="18">
            <text:p>18,00</text:p>
          </table:table-cell>
          <table:table-cell table:number-columns-repeated="1018"/>
        </table:table-row>
        <table:table-row table:style-name="ro2">
          <table:table-cell table:style-name="ce11" office:value-type="date" office:date-value="2013-05-14">
            <text:p>14.05.2013</text:p>
          </table:table-cell>
          <table:table-cell office:value-type="float" office:value="9852">
            <text:p>9852</text:p>
          </table:table-cell>
          <table:table-cell table:formula="of:=[.B136]" office:value-type="float" office:value="9892">
            <text:p>9892</text:p>
          </table:table-cell>
          <table:table-cell table:style-name="ce5" office:value-type="float" office:value="56.6">
            <text:p>56,60</text:p>
          </table:table-cell>
          <table:table-cell table:style-name="ce5" table:formula="of:=[.D135]-([.C135]-[.B135])" office:value-type="float" office:value="16.6">
            <text:p>16,60</text:p>
          </table:table-cell>
          <table:table-cell table:style-name="ce5" table:formula="of:=[.D135]-[.E135]" office:value-type="float" office:value="40">
            <text:p>40,00</text:p>
          </table:table-cell>
          <table:table-cell table:number-columns-repeated="1018"/>
        </table:table-row>
        <table:table-row table:style-name="ro2">
          <table:table-cell table:style-name="ce11" office:value-type="date" office:date-value="2013-05-15">
            <text:p>15.05.2013</text:p>
          </table:table-cell>
          <table:table-cell office:value-type="float" office:value="9892">
            <text:p>9892</text:p>
          </table:table-cell>
          <table:table-cell table:formula="of:=[.B137]" office:value-type="float" office:value="9930">
            <text:p>9930</text:p>
          </table:table-cell>
          <table:table-cell table:style-name="ce5" office:value-type="float" office:value="48.9">
            <text:p>48,90</text:p>
          </table:table-cell>
          <table:table-cell table:style-name="ce5" table:formula="of:=[.D136]-([.C136]-[.B136])" office:value-type="float" office:value="10.9">
            <text:p>10,90</text:p>
          </table:table-cell>
          <table:table-cell table:style-name="ce5" table:formula="of:=[.D136]-[.E136]" office:value-type="float" office:value="38">
            <text:p>38,00</text:p>
          </table:table-cell>
          <table:table-cell table:number-columns-repeated="1018"/>
        </table:table-row>
        <table:table-row table:style-name="ro2">
          <table:table-cell table:style-name="ce11" office:value-type="date" office:date-value="2013-05-16">
            <text:p>16.05.2013</text:p>
          </table:table-cell>
          <table:table-cell office:value-type="float" office:value="9930">
            <text:p>9930</text:p>
          </table:table-cell>
          <table:table-cell table:formula="of:=[.B138]" office:value-type="float" office:value="9939">
            <text:p>9939</text:p>
          </table:table-cell>
          <table:table-cell table:style-name="ce5" office:value-type="float" office:value="14.2">
            <text:p>14,20</text:p>
          </table:table-cell>
          <table:table-cell table:style-name="ce5" table:formula="of:=[.D137]-([.C137]-[.B137])" office:value-type="float" office:value="5.2">
            <text:p>5,20</text:p>
          </table:table-cell>
          <table:table-cell table:style-name="ce5" table:formula="of:=[.D137]-[.E137]" office:value-type="float" office:value="9">
            <text:p>9,00</text:p>
          </table:table-cell>
          <table:table-cell table:number-columns-repeated="1018"/>
        </table:table-row>
        <table:table-row table:style-name="ro2">
          <table:table-cell table:style-name="ce11" office:value-type="date" office:date-value="2013-05-17">
            <text:p>17.05.2013</text:p>
          </table:table-cell>
          <table:table-cell office:value-type="float" office:value="9939">
            <text:p>9939</text:p>
          </table:table-cell>
          <table:table-cell table:formula="of:=[.B139]" office:value-type="float" office:value="9941">
            <text:p>9941</text:p>
          </table:table-cell>
          <table:table-cell table:style-name="ce5" office:value-type="float" office:value="6.5">
            <text:p>6,50</text:p>
          </table:table-cell>
          <table:table-cell table:style-name="ce5" table:formula="of:=[.D138]-([.C138]-[.B138])" office:value-type="float" office:value="4.5">
            <text:p>4,50</text:p>
          </table:table-cell>
          <table:table-cell table:style-name="ce5" table:formula="of:=[.D138]-[.E138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11" office:value-type="date" office:date-value="2013-05-18">
            <text:p>18.05.2013</text:p>
          </table:table-cell>
          <table:table-cell office:value-type="float" office:value="9941">
            <text:p>9941</text:p>
          </table:table-cell>
          <table:table-cell table:formula="of:=[.B140]" office:value-type="float" office:value="9994">
            <text:p>9994</text:p>
          </table:table-cell>
          <table:table-cell table:style-name="ce5" office:value-type="float" office:value="63.5">
            <text:p>63,50</text:p>
          </table:table-cell>
          <table:table-cell table:style-name="ce5" table:formula="of:=[.D139]-([.C139]-[.B139])" office:value-type="float" office:value="10.5">
            <text:p>10,50</text:p>
          </table:table-cell>
          <table:table-cell table:style-name="ce5" table:formula="of:=[.D139]-[.E139]" office:value-type="float" office:value="53">
            <text:p>53,00</text:p>
          </table:table-cell>
          <table:table-cell table:number-columns-repeated="1018"/>
        </table:table-row>
        <table:table-row table:style-name="ro2">
          <table:table-cell table:style-name="ce11" office:value-type="date" office:date-value="2013-05-19">
            <text:p>19.05.2013</text:p>
          </table:table-cell>
          <table:table-cell office:value-type="float" office:value="9994">
            <text:p>9994</text:p>
          </table:table-cell>
          <table:table-cell table:formula="of:=[.B141]" office:value-type="float" office:value="10003">
            <text:p>10003</text:p>
          </table:table-cell>
          <table:table-cell table:style-name="ce5" office:value-type="float" office:value="14.9">
            <text:p>14,90</text:p>
          </table:table-cell>
          <table:table-cell table:style-name="ce5" table:formula="of:=[.D140]-([.C140]-[.B140])" office:value-type="float" office:value="5.9">
            <text:p>5,90</text:p>
          </table:table-cell>
          <table:table-cell table:style-name="ce5" table:formula="of:=[.D140]-[.E140]" office:value-type="float" office:value="9">
            <text:p>9,00</text:p>
          </table:table-cell>
          <table:table-cell table:number-columns-repeated="1018"/>
        </table:table-row>
        <table:table-row table:style-name="ro2">
          <table:table-cell table:style-name="ce11" office:value-type="date" office:date-value="2013-05-20">
            <text:p>20.05.2013</text:p>
          </table:table-cell>
          <table:table-cell office:value-type="float" office:value="10003">
            <text:p>10003</text:p>
          </table:table-cell>
          <table:table-cell table:formula="of:=[.B142]" office:value-type="float" office:value="10035">
            <text:p>10035</text:p>
          </table:table-cell>
          <table:table-cell table:style-name="ce5" office:value-type="float" office:value="43.7">
            <text:p>43,70</text:p>
          </table:table-cell>
          <table:table-cell table:style-name="ce5" table:formula="of:=[.D141]-([.C141]-[.B141])" office:value-type="float" office:value="11.7">
            <text:p>11,70</text:p>
          </table:table-cell>
          <table:table-cell table:style-name="ce5" table:formula="of:=[.D141]-[.E141]" office:value-type="float" office:value="32">
            <text:p>32,00</text:p>
          </table:table-cell>
          <table:table-cell table:number-columns-repeated="1018"/>
        </table:table-row>
        <table:table-row table:style-name="ro2">
          <table:table-cell table:style-name="ce11" office:value-type="date" office:date-value="2013-05-21">
            <text:p>21.05.2013</text:p>
          </table:table-cell>
          <table:table-cell office:value-type="float" office:value="10035">
            <text:p>10035</text:p>
          </table:table-cell>
          <table:table-cell table:formula="of:=[.B143]" office:value-type="float" office:value="10056">
            <text:p>10056</text:p>
          </table:table-cell>
          <table:table-cell table:style-name="ce5" office:value-type="float" office:value="31.8">
            <text:p>31,80</text:p>
          </table:table-cell>
          <table:table-cell table:style-name="ce5" table:formula="of:=[.D142]-([.C142]-[.B142])" office:value-type="float" office:value="10.8">
            <text:p>10,80</text:p>
          </table:table-cell>
          <table:table-cell table:style-name="ce5" table:formula="of:=[.D142]-[.E142]" office:value-type="float" office:value="21">
            <text:p>21,00</text:p>
          </table:table-cell>
          <table:table-cell table:number-columns-repeated="1018"/>
        </table:table-row>
        <table:table-row table:style-name="ro2">
          <table:table-cell table:style-name="ce11" office:value-type="date" office:date-value="2013-05-22">
            <text:p>22.05.2013</text:p>
          </table:table-cell>
          <table:table-cell office:value-type="float" office:value="10056">
            <text:p>10056</text:p>
          </table:table-cell>
          <table:table-cell table:formula="of:=[.B144]" office:value-type="float" office:value="10062">
            <text:p>10062</text:p>
          </table:table-cell>
          <table:table-cell table:style-name="ce5" office:value-type="float" office:value="10.8">
            <text:p>10,80</text:p>
          </table:table-cell>
          <table:table-cell table:style-name="ce5" table:formula="of:=[.D143]-([.C143]-[.B143])" office:value-type="float" office:value="4.8">
            <text:p>4,80</text:p>
          </table:table-cell>
          <table:table-cell table:style-name="ce5" table:formula="of:=[.D143]-[.E143]" office:value-type="float" office:value="6">
            <text:p>6,00</text:p>
          </table:table-cell>
          <table:table-cell table:number-columns-repeated="1018"/>
        </table:table-row>
        <table:table-row table:style-name="ro2">
          <table:table-cell table:style-name="ce11" office:value-type="date" office:date-value="2013-05-23">
            <text:p>23.05.2013</text:p>
          </table:table-cell>
          <table:table-cell office:value-type="float" office:value="10062">
            <text:p>10062</text:p>
          </table:table-cell>
          <table:table-cell table:formula="of:=[.B145]" office:value-type="float" office:value="10091">
            <text:p>10091</text:p>
          </table:table-cell>
          <table:table-cell table:style-name="ce5" office:value-type="float" office:value="35.8">
            <text:p>35,80</text:p>
          </table:table-cell>
          <table:table-cell table:style-name="ce5" table:formula="of:=[.D144]-([.C144]-[.B144])" office:value-type="float" office:value="6.8">
            <text:p>6,80</text:p>
          </table:table-cell>
          <table:table-cell table:style-name="ce5" table:formula="of:=[.D144]-[.E144]" office:value-type="float" office:value="29">
            <text:p>29,00</text:p>
          </table:table-cell>
          <table:table-cell table:number-columns-repeated="1018"/>
        </table:table-row>
        <table:table-row table:style-name="ro2">
          <table:table-cell table:style-name="ce11" office:value-type="date" office:date-value="2013-05-24">
            <text:p>24.05.2013</text:p>
          </table:table-cell>
          <table:table-cell office:value-type="float" office:value="10091">
            <text:p>10091</text:p>
          </table:table-cell>
          <table:table-cell table:formula="of:=[.B146]" office:value-type="float" office:value="10111">
            <text:p>10111</text:p>
          </table:table-cell>
          <table:table-cell table:style-name="ce5" office:value-type="float" office:value="29.8">
            <text:p>29,80</text:p>
          </table:table-cell>
          <table:table-cell table:style-name="ce5" table:formula="of:=[.D145]-([.C145]-[.B145])" office:value-type="float" office:value="9.8">
            <text:p>9,80</text:p>
          </table:table-cell>
          <table:table-cell table:style-name="ce5" table:formula="of:=[.D145]-[.E145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11" office:value-type="date" office:date-value="2013-05-25">
            <text:p>25.05.2013</text:p>
          </table:table-cell>
          <table:table-cell office:value-type="float" office:value="10111">
            <text:p>10111</text:p>
          </table:table-cell>
          <table:table-cell table:formula="of:=[.B147]" office:value-type="float" office:value="10132">
            <text:p>10132</text:p>
          </table:table-cell>
          <table:table-cell table:style-name="ce5" office:value-type="float" office:value="31.8">
            <text:p>31,80</text:p>
          </table:table-cell>
          <table:table-cell table:style-name="ce5" table:formula="of:=[.D146]-([.C146]-[.B146])" office:value-type="float" office:value="10.8">
            <text:p>10,80</text:p>
          </table:table-cell>
          <table:table-cell table:style-name="ce5" table:formula="of:=[.D146]-[.E146]" office:value-type="float" office:value="21">
            <text:p>21,00</text:p>
          </table:table-cell>
          <table:table-cell table:number-columns-repeated="1018"/>
        </table:table-row>
        <table:table-row table:style-name="ro2">
          <table:table-cell table:style-name="ce11" office:value-type="date" office:date-value="2013-05-26">
            <text:p>26.05.2013</text:p>
          </table:table-cell>
          <table:table-cell office:value-type="float" office:value="10132">
            <text:p>10132</text:p>
          </table:table-cell>
          <table:table-cell table:formula="of:=[.B148]" office:value-type="float" office:value="10141">
            <text:p>10141</text:p>
          </table:table-cell>
          <table:table-cell table:style-name="ce5" office:value-type="float" office:value="17.3">
            <text:p>17,30</text:p>
          </table:table-cell>
          <table:table-cell table:style-name="ce5" table:formula="of:=[.D147]-([.C147]-[.B147])" office:value-type="float" office:value="8.3">
            <text:p>8,30</text:p>
          </table:table-cell>
          <table:table-cell table:style-name="ce5" table:formula="of:=[.D147]-[.E147]" office:value-type="float" office:value="9">
            <text:p>9,00</text:p>
          </table:table-cell>
          <table:table-cell table:number-columns-repeated="1018"/>
        </table:table-row>
        <table:table-row table:style-name="ro2">
          <table:table-cell table:style-name="ce11" office:value-type="date" office:date-value="2013-05-27">
            <text:p>27.05.2013</text:p>
          </table:table-cell>
          <table:table-cell office:value-type="float" office:value="10141">
            <text:p>10141</text:p>
          </table:table-cell>
          <table:table-cell table:formula="of:=[.B149]" office:value-type="float" office:value="10163">
            <text:p>10163</text:p>
          </table:table-cell>
          <table:table-cell table:style-name="ce5" office:value-type="float" office:value="32.7">
            <text:p>32,70</text:p>
          </table:table-cell>
          <table:table-cell table:style-name="ce5" table:formula="of:=[.D148]-([.C148]-[.B148])" office:value-type="float" office:value="10.7">
            <text:p>10,70</text:p>
          </table:table-cell>
          <table:table-cell table:style-name="ce5" table:formula="of:=[.D148]-[.E148]" office:value-type="float" office:value="22">
            <text:p>22,00</text:p>
          </table:table-cell>
          <table:table-cell table:number-columns-repeated="1018"/>
        </table:table-row>
        <table:table-row table:style-name="ro2">
          <table:table-cell table:style-name="ce11" office:value-type="date" office:date-value="2013-05-28">
            <text:p>28.05.2013</text:p>
          </table:table-cell>
          <table:table-cell office:value-type="float" office:value="10163">
            <text:p>10163</text:p>
          </table:table-cell>
          <table:table-cell table:formula="of:=[.B150]" office:value-type="float" office:value="10214">
            <text:p>10214</text:p>
          </table:table-cell>
          <table:table-cell table:style-name="ce5" office:value-type="float" office:value="61.2">
            <text:p>61,20</text:p>
          </table:table-cell>
          <table:table-cell table:style-name="ce5" table:formula="of:=[.D149]-([.C149]-[.B149])" office:value-type="float" office:value="10.2">
            <text:p>10,20</text:p>
          </table:table-cell>
          <table:table-cell table:style-name="ce5" table:formula="of:=[.D149]-[.E149]" office:value-type="float" office:value="51">
            <text:p>51,00</text:p>
          </table:table-cell>
          <table:table-cell table:number-columns-repeated="1018"/>
        </table:table-row>
        <table:table-row table:style-name="ro2">
          <table:table-cell table:style-name="ce11" office:value-type="date" office:date-value="2013-05-29">
            <text:p>29.05.2013</text:p>
          </table:table-cell>
          <table:table-cell office:value-type="float" office:value="10214">
            <text:p>10214</text:p>
          </table:table-cell>
          <table:table-cell table:formula="of:=[.B151]" office:value-type="float" office:value="10227">
            <text:p>10227</text:p>
          </table:table-cell>
          <table:table-cell table:style-name="ce5" office:value-type="float" office:value="24.4">
            <text:p>24,40</text:p>
          </table:table-cell>
          <table:table-cell table:style-name="ce5" table:formula="of:=[.D150]-([.C150]-[.B150])" office:value-type="float" office:value="11.4">
            <text:p>11,40</text:p>
          </table:table-cell>
          <table:table-cell table:style-name="ce5" table:formula="of:=[.D150]-[.E150]" office:value-type="float" office:value="13">
            <text:p>13,00</text:p>
          </table:table-cell>
          <table:table-cell table:number-columns-repeated="1018"/>
        </table:table-row>
        <table:table-row table:style-name="ro2">
          <table:table-cell table:style-name="ce11" office:value-type="date" office:date-value="2013-05-30">
            <text:p>30.05.2013</text:p>
          </table:table-cell>
          <table:table-cell office:value-type="float" office:value="10227">
            <text:p>10227</text:p>
          </table:table-cell>
          <table:table-cell table:formula="of:=[.B152]" office:value-type="float" office:value="10256">
            <text:p>10256</text:p>
          </table:table-cell>
          <table:table-cell table:style-name="ce5" office:value-type="float" office:value="42.7">
            <text:p>42,70</text:p>
          </table:table-cell>
          <table:table-cell table:style-name="ce5" table:formula="of:=[.D151]-([.C151]-[.B151])" office:value-type="float" office:value="13.7">
            <text:p>13,70</text:p>
          </table:table-cell>
          <table:table-cell table:style-name="ce5" table:formula="of:=[.D151]-[.E151]" office:value-type="float" office:value="29">
            <text:p>29,00</text:p>
          </table:table-cell>
          <table:table-cell table:number-columns-repeated="1018"/>
        </table:table-row>
        <table:table-row table:style-name="ro2">
          <table:table-cell table:style-name="ce11" office:value-type="date" office:date-value="2013-05-31">
            <text:p>31.05.2013</text:p>
          </table:table-cell>
          <table:table-cell office:value-type="float" office:value="10256">
            <text:p>10256</text:p>
          </table:table-cell>
          <table:table-cell table:formula="of:=[.B153]" office:value-type="float" office:value="10258">
            <text:p>10258</text:p>
          </table:table-cell>
          <table:table-cell table:style-name="ce5" office:value-type="float" office:value="6">
            <text:p>6,00</text:p>
          </table:table-cell>
          <table:table-cell table:style-name="ce5" table:formula="of:=[.D152]-([.C152]-[.B152])" office:value-type="float" office:value="4">
            <text:p>4,00</text:p>
          </table:table-cell>
          <table:table-cell table:style-name="ce5" table:formula="of:=[.D152]-[.E152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3-06-01">
            <text:p>01.06.2013</text:p>
          </table:table-cell>
          <table:table-cell office:value-type="float" office:value="10258">
            <text:p>10258</text:p>
          </table:table-cell>
          <table:table-cell table:formula="of:=[.B154]" office:value-type="float" office:value="10258">
            <text:p>10258</text:p>
          </table:table-cell>
          <table:table-cell table:style-name="ce5" office:value-type="float" office:value="2.4">
            <text:p>2,40</text:p>
          </table:table-cell>
          <table:table-cell table:style-name="ce5" table:formula="of:=[.D153]-([.C153]-[.B153])" office:value-type="float" office:value="2.4">
            <text:p>2,40</text:p>
          </table:table-cell>
          <table:table-cell table:style-name="ce5" table:formula="of:=[.D153]-[.E153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3-06-02">
            <text:p>02.06.2013</text:p>
          </table:table-cell>
          <table:table-cell office:value-type="float" office:value="10258">
            <text:p>10258</text:p>
          </table:table-cell>
          <table:table-cell table:formula="of:=[.B155]" office:value-type="float" office:value="10285">
            <text:p>10285</text:p>
          </table:table-cell>
          <table:table-cell table:style-name="ce5" office:value-type="float" office:value="37.1">
            <text:p>37,10</text:p>
          </table:table-cell>
          <table:table-cell table:style-name="ce5" table:formula="of:=[.D154]-([.C154]-[.B154])" office:value-type="float" office:value="10.1">
            <text:p>10,10</text:p>
          </table:table-cell>
          <table:table-cell table:style-name="ce5" table:formula="of:=[.D154]-[.E154]" office:value-type="float" office:value="27">
            <text:p>27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3-06-03">
            <text:p>03.06.2013</text:p>
          </table:table-cell>
          <table:table-cell office:value-type="float" office:value="10285">
            <text:p>10285</text:p>
          </table:table-cell>
          <table:table-cell table:formula="of:=[.B156]" office:value-type="float" office:value="10296">
            <text:p>10296</text:p>
          </table:table-cell>
          <table:table-cell table:style-name="ce5" office:value-type="float" office:value="18.7">
            <text:p>18,70</text:p>
          </table:table-cell>
          <table:table-cell table:style-name="ce5" table:formula="of:=[.D155]-([.C155]-[.B155])" office:value-type="float" office:value="7.7">
            <text:p>7,70</text:p>
          </table:table-cell>
          <table:table-cell table:style-name="ce5" table:formula="of:=[.D155]-[.E155]" office:value-type="float" office:value="11">
            <text:p>11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3-06-04">
            <text:p>04.06.2013</text:p>
          </table:table-cell>
          <table:table-cell office:value-type="float" office:value="10296">
            <text:p>10296</text:p>
          </table:table-cell>
          <table:table-cell table:formula="of:=[.B157]" office:value-type="float" office:value="10345">
            <text:p>10345</text:p>
          </table:table-cell>
          <table:table-cell table:style-name="ce5" office:value-type="float" office:value="65.1">
            <text:p>65,10</text:p>
          </table:table-cell>
          <table:table-cell table:style-name="ce5" table:formula="of:=[.D156]-([.C156]-[.B156])" office:value-type="float" office:value="16.1">
            <text:p>16,10</text:p>
          </table:table-cell>
          <table:table-cell table:style-name="ce5" table:formula="of:=[.D156]-[.E156]" office:value-type="float" office:value="49">
            <text:p>49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3-06-05">
            <text:p>05.06.2013</text:p>
          </table:table-cell>
          <table:table-cell office:value-type="float" office:value="10345">
            <text:p>10345</text:p>
          </table:table-cell>
          <table:table-cell table:formula="of:=[.B158]" office:value-type="float" office:value="10393">
            <text:p>10393</text:p>
          </table:table-cell>
          <table:table-cell table:style-name="ce5" office:value-type="float" office:value="64.3">
            <text:p>64,30</text:p>
          </table:table-cell>
          <table:table-cell table:style-name="ce5" table:formula="of:=[.D157]-([.C157]-[.B157])" office:value-type="float" office:value="16.3">
            <text:p>16,30</text:p>
          </table:table-cell>
          <table:table-cell table:style-name="ce5" table:formula="of:=[.D157]-[.E157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3-06-06">
            <text:p>06.06.2013</text:p>
          </table:table-cell>
          <table:table-cell office:value-type="float" office:value="10393">
            <text:p>10393</text:p>
          </table:table-cell>
          <table:table-cell table:formula="of:=[.B159]" office:value-type="float" office:value="10445">
            <text:p>10445</text:p>
          </table:table-cell>
          <table:table-cell table:style-name="ce5" office:value-type="float" office:value="62">
            <text:p>62,00</text:p>
          </table:table-cell>
          <table:table-cell table:style-name="ce5" table:formula="of:=[.D158]-([.C158]-[.B158])" office:value-type="float" office:value="10">
            <text:p>10,00</text:p>
          </table:table-cell>
          <table:table-cell table:style-name="ce5" table:formula="of:=[.D158]-[.E158]" office:value-type="float" office:value="52">
            <text:p>52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3-06-07">
            <text:p>07.06.2013</text:p>
          </table:table-cell>
          <table:table-cell office:value-type="float" office:value="10445">
            <text:p>10445</text:p>
          </table:table-cell>
          <table:table-cell table:formula="of:=[.B160]" office:value-type="float" office:value="10494">
            <text:p>10494</text:p>
          </table:table-cell>
          <table:table-cell table:style-name="ce5" office:value-type="float" office:value="59.3">
            <text:p>59,30</text:p>
          </table:table-cell>
          <table:table-cell table:style-name="ce5" table:formula="of:=[.D159]-([.C159]-[.B159])" office:value-type="float" office:value="10.3">
            <text:p>10,30</text:p>
          </table:table-cell>
          <table:table-cell table:style-name="ce5" table:formula="of:=[.D159]-[.E159]" office:value-type="float" office:value="49">
            <text:p>49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3-06-08">
            <text:p>08.06.2013</text:p>
          </table:table-cell>
          <table:table-cell office:value-type="float" office:value="10494">
            <text:p>10494</text:p>
          </table:table-cell>
          <table:table-cell table:formula="of:=[.B161]" office:value-type="float" office:value="10536">
            <text:p>10536</text:p>
          </table:table-cell>
          <table:table-cell table:style-name="ce5" office:value-type="float" office:value="50">
            <text:p>50,00</text:p>
          </table:table-cell>
          <table:table-cell table:style-name="ce5" table:formula="of:=[.D160]-([.C160]-[.B160])" office:value-type="float" office:value="8">
            <text:p>8,00</text:p>
          </table:table-cell>
          <table:table-cell table:style-name="ce5" table:formula="of:=[.D160]-[.E160]" office:value-type="float" office:value="42">
            <text:p>42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3-06-09">
            <text:p>09.06.2013</text:p>
          </table:table-cell>
          <table:table-cell office:value-type="float" office:value="10536">
            <text:p>10536</text:p>
          </table:table-cell>
          <table:table-cell table:formula="of:=[.B162]" office:value-type="float" office:value="10565">
            <text:p>10565</text:p>
          </table:table-cell>
          <table:table-cell table:style-name="ce5" office:value-type="float" office:value="38">
            <text:p>38,00</text:p>
          </table:table-cell>
          <table:table-cell table:style-name="ce5" table:formula="of:=[.D161]-([.C161]-[.B161])" office:value-type="float" office:value="9">
            <text:p>9,00</text:p>
          </table:table-cell>
          <table:table-cell table:style-name="ce5" table:formula="of:=[.D161]-[.E161]" office:value-type="float" office:value="29">
            <text:p>29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3-06-10">
            <text:p>10.06.2013</text:p>
          </table:table-cell>
          <table:table-cell office:value-type="float" office:value="10565">
            <text:p>10565</text:p>
          </table:table-cell>
          <table:table-cell table:formula="of:=[.B163]" office:value-type="float" office:value="10572">
            <text:p>10572</text:p>
          </table:table-cell>
          <table:table-cell table:style-name="ce5" office:value-type="float" office:value="13.3">
            <text:p>13,30</text:p>
          </table:table-cell>
          <table:table-cell table:style-name="ce5" table:formula="of:=[.D162]-([.C162]-[.B162])" office:value-type="float" office:value="6.3">
            <text:p>6,30</text:p>
          </table:table-cell>
          <table:table-cell table:style-name="ce5" table:formula="of:=[.D162]-[.E162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3-06-11">
            <text:p>11.06.2013</text:p>
          </table:table-cell>
          <table:table-cell office:value-type="float" office:value="10572">
            <text:p>10572</text:p>
          </table:table-cell>
          <table:table-cell table:formula="of:=[.B164]" office:value-type="float" office:value="10600">
            <text:p>10600</text:p>
          </table:table-cell>
          <table:table-cell table:style-name="ce5" office:value-type="float" office:value="37.6">
            <text:p>37,60</text:p>
          </table:table-cell>
          <table:table-cell table:style-name="ce5" table:formula="of:=[.D163]-([.C163]-[.B163])" office:value-type="float" office:value="9.6">
            <text:p>9,60</text:p>
          </table:table-cell>
          <table:table-cell table:style-name="ce5" table:formula="of:=[.D163]-[.E163]" office:value-type="float" office:value="28">
            <text:p>28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3-06-12">
            <text:p>12.06.2013</text:p>
          </table:table-cell>
          <table:table-cell office:value-type="float" office:value="10600">
            <text:p>10600</text:p>
          </table:table-cell>
          <table:table-cell table:formula="of:=[.B165]" office:value-type="float" office:value="10630">
            <text:p>10630</text:p>
          </table:table-cell>
          <table:table-cell table:style-name="ce5" office:value-type="float" office:value="39.5">
            <text:p>39,50</text:p>
          </table:table-cell>
          <table:table-cell table:style-name="ce5" table:formula="of:=[.D164]-([.C164]-[.B164])" office:value-type="float" office:value="9.5">
            <text:p>9,50</text:p>
          </table:table-cell>
          <table:table-cell table:style-name="ce5" table:formula="of:=[.D164]-[.E164]" office:value-type="float" office:value="30">
            <text:p>30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3-06-13">
            <text:p>13.06.2013</text:p>
          </table:table-cell>
          <table:table-cell office:value-type="float" office:value="10630">
            <text:p>10630</text:p>
          </table:table-cell>
          <table:table-cell table:formula="of:=[.B166]" office:value-type="float" office:value="10680">
            <text:p>10680</text:p>
          </table:table-cell>
          <table:table-cell table:style-name="ce5" office:value-type="float" office:value="59.2">
            <text:p>59,20</text:p>
          </table:table-cell>
          <table:table-cell table:style-name="ce5" table:formula="of:=[.D165]-([.C165]-[.B165])" office:value-type="float" office:value="9.2">
            <text:p>9,20</text:p>
          </table:table-cell>
          <table:table-cell table:style-name="ce5" table:formula="of:=[.D165]-[.E165]" office:value-type="float" office:value="50">
            <text:p>50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3-06-14">
            <text:p>14.06.2013</text:p>
          </table:table-cell>
          <table:table-cell office:value-type="float" office:value="10680">
            <text:p>10680</text:p>
          </table:table-cell>
          <table:table-cell table:formula="of:=[.B167]" office:value-type="float" office:value="10719">
            <text:p>10719</text:p>
          </table:table-cell>
          <table:table-cell table:style-name="ce5" office:value-type="float" office:value="47.2">
            <text:p>47,20</text:p>
          </table:table-cell>
          <table:table-cell table:style-name="ce5" table:formula="of:=[.D166]-([.C166]-[.B166])" office:value-type="float" office:value="8.2">
            <text:p>8,20</text:p>
          </table:table-cell>
          <table:table-cell table:style-name="ce5" table:formula="of:=[.D166]-[.E166]" office:value-type="float" office:value="39">
            <text:p>39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3-06-15">
            <text:p>15.06.2013</text:p>
          </table:table-cell>
          <table:table-cell office:value-type="float" office:value="10719">
            <text:p>10719</text:p>
          </table:table-cell>
          <table:table-cell table:formula="of:=[.B168]" office:value-type="float" office:value="10767">
            <text:p>10767</text:p>
          </table:table-cell>
          <table:table-cell table:style-name="ce5" office:value-type="float" office:value="53.9">
            <text:p>53,90</text:p>
          </table:table-cell>
          <table:table-cell table:style-name="ce5" table:formula="of:=[.D167]-([.C167]-[.B167])" office:value-type="float" office:value="5.9">
            <text:p>5,90</text:p>
          </table:table-cell>
          <table:table-cell table:style-name="ce5" table:formula="of:=[.D167]-[.E167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3-06-16">
            <text:p>16.06.2013</text:p>
          </table:table-cell>
          <table:table-cell office:value-type="float" office:value="10767">
            <text:p>10767</text:p>
          </table:table-cell>
          <table:table-cell table:formula="of:=[.B169]" office:value-type="float" office:value="10817">
            <text:p>10817</text:p>
          </table:table-cell>
          <table:table-cell table:style-name="ce5" office:value-type="float" office:value="60.7">
            <text:p>60,70</text:p>
          </table:table-cell>
          <table:table-cell table:style-name="ce5" table:formula="of:=[.D168]-([.C168]-[.B168])" office:value-type="float" office:value="10.7">
            <text:p>10,70</text:p>
          </table:table-cell>
          <table:table-cell table:style-name="ce5" table:formula="of:=[.D168]-[.E168]" office:value-type="float" office:value="50">
            <text:p>50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3-06-17">
            <text:p>17.06.2013</text:p>
          </table:table-cell>
          <table:table-cell office:value-type="float" office:value="10817">
            <text:p>10817</text:p>
          </table:table-cell>
          <table:table-cell table:formula="of:=[.B170]" office:value-type="float" office:value="10863">
            <text:p>10863</text:p>
          </table:table-cell>
          <table:table-cell table:style-name="ce5" office:value-type="float" office:value="58.2">
            <text:p>58,20</text:p>
          </table:table-cell>
          <table:table-cell table:style-name="ce5" table:formula="of:=[.D169]-([.C169]-[.B169])" office:value-type="float" office:value="12.2">
            <text:p>12,20</text:p>
          </table:table-cell>
          <table:table-cell table:style-name="ce5" table:formula="of:=[.D169]-[.E169]" office:value-type="float" office:value="46">
            <text:p>46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3-06-18">
            <text:p>18.06.2013</text:p>
          </table:table-cell>
          <table:table-cell office:value-type="float" office:value="10863">
            <text:p>10863</text:p>
          </table:table-cell>
          <table:table-cell table:formula="of:=[.B171]" office:value-type="float" office:value="10913">
            <text:p>10913</text:p>
          </table:table-cell>
          <table:table-cell table:style-name="ce5" office:value-type="float" office:value="58.4">
            <text:p>58,40</text:p>
          </table:table-cell>
          <table:table-cell table:style-name="ce5" table:formula="of:=[.D170]-([.C170]-[.B170])" office:value-type="float" office:value="8.4">
            <text:p>8,40</text:p>
          </table:table-cell>
          <table:table-cell table:style-name="ce5" table:formula="of:=[.D170]-[.E170]" office:value-type="float" office:value="50">
            <text:p>50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3-06-19">
            <text:p>19.06.2013</text:p>
          </table:table-cell>
          <table:table-cell office:value-type="float" office:value="10913">
            <text:p>10913</text:p>
          </table:table-cell>
          <table:table-cell table:formula="of:=[.B172]" office:value-type="float" office:value="10959">
            <text:p>10959</text:p>
          </table:table-cell>
          <table:table-cell table:style-name="ce5" office:value-type="float" office:value="56.8">
            <text:p>56,80</text:p>
          </table:table-cell>
          <table:table-cell table:style-name="ce5" table:formula="of:=[.D171]-([.C171]-[.B171])" office:value-type="float" office:value="10.8">
            <text:p>10,80</text:p>
          </table:table-cell>
          <table:table-cell table:style-name="ce5" table:formula="of:=[.D171]-[.E171]" office:value-type="float" office:value="46">
            <text:p>46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3-06-20">
            <text:p>20.06.2013</text:p>
          </table:table-cell>
          <table:table-cell office:value-type="float" office:value="10959">
            <text:p>10959</text:p>
          </table:table-cell>
          <table:table-cell table:formula="of:=[.B173]" office:value-type="float" office:value="10995">
            <text:p>10995</text:p>
          </table:table-cell>
          <table:table-cell table:style-name="ce5" office:value-type="float" office:value="44.6">
            <text:p>44,60</text:p>
          </table:table-cell>
          <table:table-cell table:style-name="ce5" table:formula="of:=[.D172]-([.C172]-[.B172])" office:value-type="float" office:value="8.6">
            <text:p>8,60</text:p>
          </table:table-cell>
          <table:table-cell table:style-name="ce5" table:formula="of:=[.D172]-[.E172]" office:value-type="float" office:value="36">
            <text:p>36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3-06-21">
            <text:p>21.06.2013</text:p>
          </table:table-cell>
          <table:table-cell office:value-type="float" office:value="10995">
            <text:p>10995</text:p>
          </table:table-cell>
          <table:table-cell table:formula="of:=[.B174]" office:value-type="float" office:value="11039">
            <text:p>11039</text:p>
          </table:table-cell>
          <table:table-cell table:style-name="ce5" office:value-type="float" office:value="54.4">
            <text:p>54,40</text:p>
          </table:table-cell>
          <table:table-cell table:style-name="ce5" table:formula="of:=[.D173]-([.C173]-[.B173])" office:value-type="float" office:value="10.4">
            <text:p>10,40</text:p>
          </table:table-cell>
          <table:table-cell table:style-name="ce5" table:formula="of:=[.D173]-[.E173]" office:value-type="float" office:value="44">
            <text:p>44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3-06-22">
            <text:p>22.06.2013</text:p>
          </table:table-cell>
          <table:table-cell office:value-type="float" office:value="11039">
            <text:p>11039</text:p>
          </table:table-cell>
          <table:table-cell table:formula="of:=[.B175]" office:value-type="float" office:value="11070">
            <text:p>11070</text:p>
          </table:table-cell>
          <table:table-cell table:style-name="ce5" office:value-type="float" office:value="37.1">
            <text:p>37,10</text:p>
          </table:table-cell>
          <table:table-cell table:style-name="ce5" table:formula="of:=[.D174]-([.C174]-[.B174])" office:value-type="float" office:value="6.1">
            <text:p>6,10</text:p>
          </table:table-cell>
          <table:table-cell table:style-name="ce5" table:formula="of:=[.D174]-[.E174]" office:value-type="float" office:value="31">
            <text:p>31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3-06-23">
            <text:p>23.06.2013</text:p>
          </table:table-cell>
          <table:table-cell office:value-type="float" office:value="11070">
            <text:p>11070</text:p>
          </table:table-cell>
          <table:table-cell table:formula="of:=[.B176]" office:value-type="float" office:value="11100">
            <text:p>11100</text:p>
          </table:table-cell>
          <table:table-cell table:style-name="ce5" office:value-type="float" office:value="38.5">
            <text:p>38,50</text:p>
          </table:table-cell>
          <table:table-cell table:style-name="ce5" table:formula="of:=[.D175]-([.C175]-[.B175])" office:value-type="float" office:value="8.5">
            <text:p>8,50</text:p>
          </table:table-cell>
          <table:table-cell table:style-name="ce5" table:formula="of:=[.D175]-[.E175]" office:value-type="float" office:value="30">
            <text:p>30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3-06-24">
            <text:p>24.06.2013</text:p>
          </table:table-cell>
          <table:table-cell office:value-type="float" office:value="11100">
            <text:p>11100</text:p>
          </table:table-cell>
          <table:table-cell table:formula="of:=[.B177]" office:value-type="float" office:value="11117">
            <text:p>11117</text:p>
          </table:table-cell>
          <table:table-cell table:style-name="ce5" office:value-type="float" office:value="25.2">
            <text:p>25,20</text:p>
          </table:table-cell>
          <table:table-cell table:style-name="ce5" table:formula="of:=[.D176]-([.C176]-[.B176])" office:value-type="float" office:value="8.2">
            <text:p>8,20</text:p>
          </table:table-cell>
          <table:table-cell table:style-name="ce5" table:formula="of:=[.D176]-[.E176]" office:value-type="float" office:value="17">
            <text:p>17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3-06-25">
            <text:p>25.06.2013</text:p>
          </table:table-cell>
          <table:table-cell office:value-type="float" office:value="11117">
            <text:p>11117</text:p>
          </table:table-cell>
          <table:table-cell table:formula="of:=[.B178]" office:value-type="float" office:value="11133">
            <text:p>11133</text:p>
          </table:table-cell>
          <table:table-cell table:style-name="ce5" office:value-type="float" office:value="22.2">
            <text:p>22,20</text:p>
          </table:table-cell>
          <table:table-cell table:style-name="ce5" table:formula="of:=[.D177]-([.C177]-[.B177])" office:value-type="float" office:value="6.2">
            <text:p>6,20</text:p>
          </table:table-cell>
          <table:table-cell table:style-name="ce5" table:formula="of:=[.D177]-[.E177]" office:value-type="float" office:value="16">
            <text:p>16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3-06-26">
            <text:p>26.06.2013</text:p>
          </table:table-cell>
          <table:table-cell office:value-type="float" office:value="11133">
            <text:p>11133</text:p>
          </table:table-cell>
          <table:table-cell table:formula="of:=[.B179]" office:value-type="float" office:value="11163">
            <text:p>11163</text:p>
          </table:table-cell>
          <table:table-cell table:style-name="ce5" office:value-type="float" office:value="41.8">
            <text:p>41,80</text:p>
          </table:table-cell>
          <table:table-cell table:style-name="ce5" table:formula="of:=[.D178]-([.C178]-[.B178])" office:value-type="float" office:value="11.8">
            <text:p>11,80</text:p>
          </table:table-cell>
          <table:table-cell table:style-name="ce5" table:formula="of:=[.D178]-[.E178]" office:value-type="float" office:value="30">
            <text:p>30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3-06-27">
            <text:p>27.06.2013</text:p>
          </table:table-cell>
          <table:table-cell office:value-type="float" office:value="11163">
            <text:p>11163</text:p>
          </table:table-cell>
          <table:table-cell table:formula="of:=[.B180]" office:value-type="float" office:value="11183">
            <text:p>11183</text:p>
          </table:table-cell>
          <table:table-cell table:style-name="ce5" office:value-type="float" office:value="29.3">
            <text:p>29,30</text:p>
          </table:table-cell>
          <table:table-cell table:style-name="ce5" table:formula="of:=[.D179]-([.C179]-[.B179])" office:value-type="float" office:value="9.3">
            <text:p>9,30</text:p>
          </table:table-cell>
          <table:table-cell table:style-name="ce5" table:formula="of:=[.D179]-[.E179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3-06-28">
            <text:p>28.06.2013</text:p>
          </table:table-cell>
          <table:table-cell office:value-type="float" office:value="11183">
            <text:p>11183</text:p>
          </table:table-cell>
          <table:table-cell table:formula="of:=[.B181]" office:value-type="float" office:value="11216">
            <text:p>11216</text:p>
          </table:table-cell>
          <table:table-cell table:style-name="ce5" office:value-type="float" office:value="46.5">
            <text:p>46,50</text:p>
          </table:table-cell>
          <table:table-cell table:style-name="ce5" table:formula="of:=[.D180]-([.C180]-[.B180])" office:value-type="float" office:value="13.5">
            <text:p>13,50</text:p>
          </table:table-cell>
          <table:table-cell table:style-name="ce5" table:formula="of:=[.D180]-[.E180]" office:value-type="float" office:value="33">
            <text:p>33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3-06-29">
            <text:p>29.06.2013</text:p>
          </table:table-cell>
          <table:table-cell office:value-type="float" office:value="11216">
            <text:p>11216</text:p>
          </table:table-cell>
          <table:table-cell table:formula="of:=[.B182]" office:value-type="float" office:value="11228">
            <text:p>11228</text:p>
          </table:table-cell>
          <table:table-cell table:style-name="ce5" office:value-type="float" office:value="18.1">
            <text:p>18,10</text:p>
          </table:table-cell>
          <table:table-cell table:style-name="ce5" table:formula="of:=[.D181]-([.C181]-[.B181])" office:value-type="float" office:value="6.1">
            <text:p>6,10</text:p>
          </table:table-cell>
          <table:table-cell table:style-name="ce5" table:formula="of:=[.D181]-[.E181]" office:value-type="float" office:value="12">
            <text:p>12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3-06-30">
            <text:p>30.06.2013</text:p>
          </table:table-cell>
          <table:table-cell office:value-type="float" office:value="11228">
            <text:p>11228</text:p>
          </table:table-cell>
          <table:table-cell table:formula="of:=[.B183]" office:value-type="float" office:value="11271">
            <text:p>11271</text:p>
          </table:table-cell>
          <table:table-cell table:style-name="ce5" office:value-type="float" office:value="50.1">
            <text:p>50,10</text:p>
          </table:table-cell>
          <table:table-cell table:style-name="ce5" table:formula="of:=[.D182]-([.C182]-[.B182])" office:value-type="float" office:value="7.1">
            <text:p>7,10</text:p>
          </table:table-cell>
          <table:table-cell table:style-name="ce5" table:formula="of:=[.D182]-[.E182]" office:value-type="float" office:value="43">
            <text:p>43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3-07-01">
            <text:p>01.07.2013</text:p>
          </table:table-cell>
          <table:table-cell office:value-type="float" office:value="11271">
            <text:p>11271</text:p>
          </table:table-cell>
          <table:table-cell table:formula="of:=[.B184]" office:value-type="float" office:value="11316">
            <text:p>11316</text:p>
          </table:table-cell>
          <table:table-cell table:style-name="ce5" office:value-type="float" office:value="55.2">
            <text:p>55,20</text:p>
          </table:table-cell>
          <table:table-cell table:style-name="ce5" table:formula="of:=[.D183]-([.C183]-[.B183])" office:value-type="float" office:value="10.2">
            <text:p>10,20</text:p>
          </table:table-cell>
          <table:table-cell table:style-name="ce5" table:formula="of:=[.D183]-[.E183]" office:value-type="float" office:value="45">
            <text:p>45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3-07-02">
            <text:p>02.07.2013</text:p>
          </table:table-cell>
          <table:table-cell office:value-type="float" office:value="11316">
            <text:p>11316</text:p>
          </table:table-cell>
          <table:table-cell table:formula="of:=[.B185]" office:value-type="float" office:value="11361">
            <text:p>11361</text:p>
          </table:table-cell>
          <table:table-cell table:style-name="ce5" office:value-type="float" office:value="54.8">
            <text:p>54,80</text:p>
          </table:table-cell>
          <table:table-cell table:style-name="ce5" table:formula="of:=[.D184]-([.C184]-[.B184])" office:value-type="float" office:value="9.8">
            <text:p>9,80</text:p>
          </table:table-cell>
          <table:table-cell table:style-name="ce5" table:formula="of:=[.D184]-[.E184]" office:value-type="float" office:value="45">
            <text:p>45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3-07-03">
            <text:p>03.07.2013</text:p>
          </table:table-cell>
          <table:table-cell office:value-type="float" office:value="11361">
            <text:p>11361</text:p>
          </table:table-cell>
          <table:table-cell table:formula="of:=[.B186]" office:value-type="float" office:value="11371">
            <text:p>11371</text:p>
          </table:table-cell>
          <table:table-cell table:style-name="ce5" office:value-type="float" office:value="20.3">
            <text:p>20,30</text:p>
          </table:table-cell>
          <table:table-cell table:style-name="ce5" table:formula="of:=[.D185]-([.C185]-[.B185])" office:value-type="float" office:value="10.3">
            <text:p>10,30</text:p>
          </table:table-cell>
          <table:table-cell table:style-name="ce5" table:formula="of:=[.D185]-[.E185]" office:value-type="float" office:value="10">
            <text:p>10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3-07-04">
            <text:p>04.07.2013</text:p>
          </table:table-cell>
          <table:table-cell office:value-type="float" office:value="11371">
            <text:p>11371</text:p>
          </table:table-cell>
          <table:table-cell table:formula="of:=[.B187]" office:value-type="float" office:value="11401">
            <text:p>11401</text:p>
          </table:table-cell>
          <table:table-cell table:style-name="ce5" office:value-type="float" office:value="37.9">
            <text:p>37,90</text:p>
          </table:table-cell>
          <table:table-cell table:style-name="ce5" table:formula="of:=[.D186]-([.C186]-[.B186])" office:value-type="float" office:value="7.9">
            <text:p>7,90</text:p>
          </table:table-cell>
          <table:table-cell table:style-name="ce5" table:formula="of:=[.D186]-[.E186]" office:value-type="float" office:value="30">
            <text:p>30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3-07-05">
            <text:p>05.07.2013</text:p>
          </table:table-cell>
          <table:table-cell office:value-type="float" office:value="11401">
            <text:p>11401</text:p>
          </table:table-cell>
          <table:table-cell table:formula="of:=[.B188]" office:value-type="float" office:value="11439">
            <text:p>11439</text:p>
          </table:table-cell>
          <table:table-cell table:style-name="ce5" office:value-type="float" office:value="48.3">
            <text:p>48,30</text:p>
          </table:table-cell>
          <table:table-cell table:style-name="ce5" table:formula="of:=[.D187]-([.C187]-[.B187])" office:value-type="float" office:value="10.3">
            <text:p>10,30</text:p>
          </table:table-cell>
          <table:table-cell table:style-name="ce5" table:formula="of:=[.D187]-[.E187]" office:value-type="float" office:value="38">
            <text:p>38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3-07-06">
            <text:p>06.07.2013</text:p>
          </table:table-cell>
          <table:table-cell office:value-type="float" office:value="11439">
            <text:p>11439</text:p>
          </table:table-cell>
          <table:table-cell table:formula="of:=[.B189]" office:value-type="float" office:value="11476">
            <text:p>11476</text:p>
          </table:table-cell>
          <table:table-cell table:style-name="ce5" office:value-type="float" office:value="43.9">
            <text:p>43,90</text:p>
          </table:table-cell>
          <table:table-cell table:style-name="ce5" table:formula="of:=[.D188]-([.C188]-[.B188])" office:value-type="float" office:value="6.9">
            <text:p>6,90</text:p>
          </table:table-cell>
          <table:table-cell table:style-name="ce5" table:formula="of:=[.D188]-[.E188]" office:value-type="float" office:value="37">
            <text:p>37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3-07-07">
            <text:p>07.07.2013</text:p>
          </table:table-cell>
          <table:table-cell office:value-type="float" office:value="11476">
            <text:p>11476</text:p>
          </table:table-cell>
          <table:table-cell table:formula="of:=[.B190]" office:value-type="float" office:value="11514">
            <text:p>11514</text:p>
          </table:table-cell>
          <table:table-cell table:style-name="ce5" office:value-type="float" office:value="45.3">
            <text:p>45,30</text:p>
          </table:table-cell>
          <table:table-cell table:style-name="ce5" table:formula="of:=[.D189]-([.C189]-[.B189])" office:value-type="float" office:value="7.3">
            <text:p>7,30</text:p>
          </table:table-cell>
          <table:table-cell table:style-name="ce5" table:formula="of:=[.D189]-[.E189]" office:value-type="float" office:value="38">
            <text:p>38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3-07-08">
            <text:p>08.07.2013</text:p>
          </table:table-cell>
          <table:table-cell office:value-type="float" office:value="11514">
            <text:p>11514</text:p>
          </table:table-cell>
          <table:table-cell table:formula="of:=[.B191]" office:value-type="float" office:value="11562">
            <text:p>11562</text:p>
          </table:table-cell>
          <table:table-cell table:style-name="ce5" office:value-type="float" office:value="56.8">
            <text:p>56,80</text:p>
          </table:table-cell>
          <table:table-cell table:style-name="ce5" table:formula="of:=[.D190]-([.C190]-[.B190])" office:value-type="float" office:value="8.8">
            <text:p>8,80</text:p>
          </table:table-cell>
          <table:table-cell table:style-name="ce5" table:formula="of:=[.D190]-[.E190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3-07-09">
            <text:p>09.07.2013</text:p>
          </table:table-cell>
          <table:table-cell office:value-type="float" office:value="11562">
            <text:p>11562</text:p>
          </table:table-cell>
          <table:table-cell table:formula="of:=[.B192]" office:value-type="float" office:value="11613">
            <text:p>11613</text:p>
          </table:table-cell>
          <table:table-cell table:style-name="ce5" office:value-type="float" office:value="58.9">
            <text:p>58,90</text:p>
          </table:table-cell>
          <table:table-cell table:style-name="ce5" table:formula="of:=[.D191]-([.C191]-[.B191])" office:value-type="float" office:value="7.9">
            <text:p>7,90</text:p>
          </table:table-cell>
          <table:table-cell table:style-name="ce5" table:formula="of:=[.D191]-[.E191]" office:value-type="float" office:value="51">
            <text:p>51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3-07-10">
            <text:p>10.07.2013</text:p>
          </table:table-cell>
          <table:table-cell office:value-type="float" office:value="11613">
            <text:p>11613</text:p>
          </table:table-cell>
          <table:table-cell table:formula="of:=[.B193]" office:value-type="float" office:value="11656">
            <text:p>11656</text:p>
          </table:table-cell>
          <table:table-cell table:style-name="ce5" office:value-type="float" office:value="50.9">
            <text:p>50,90</text:p>
          </table:table-cell>
          <table:table-cell table:style-name="ce5" table:formula="of:=[.D192]-([.C192]-[.B192])" office:value-type="float" office:value="7.9">
            <text:p>7,90</text:p>
          </table:table-cell>
          <table:table-cell table:style-name="ce5" table:formula="of:=[.D192]-[.E192]" office:value-type="float" office:value="43">
            <text:p>43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3-07-11">
            <text:p>11.07.2013</text:p>
          </table:table-cell>
          <table:table-cell office:value-type="float" office:value="11656">
            <text:p>11656</text:p>
          </table:table-cell>
          <table:table-cell table:formula="of:=[.B194]" office:value-type="float" office:value="11698">
            <text:p>11698</text:p>
          </table:table-cell>
          <table:table-cell table:style-name="ce5" office:value-type="float" office:value="50.1">
            <text:p>50,10</text:p>
          </table:table-cell>
          <table:table-cell table:style-name="ce5" table:formula="of:=[.D193]-([.C193]-[.B193])" office:value-type="float" office:value="8.1">
            <text:p>8,10</text:p>
          </table:table-cell>
          <table:table-cell table:style-name="ce5" table:formula="of:=[.D193]-[.E193]" office:value-type="float" office:value="42">
            <text:p>42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3-07-12">
            <text:p>12.07.2013</text:p>
          </table:table-cell>
          <table:table-cell office:value-type="float" office:value="11698">
            <text:p>11698</text:p>
          </table:table-cell>
          <table:table-cell table:formula="of:=[.B195]" office:value-type="float" office:value="11748">
            <text:p>11748</text:p>
          </table:table-cell>
          <table:table-cell table:style-name="ce5" office:value-type="float" office:value="60">
            <text:p>60,00</text:p>
          </table:table-cell>
          <table:table-cell table:style-name="ce5" table:formula="of:=[.D194]-([.C194]-[.B194])" office:value-type="float" office:value="10">
            <text:p>10,00</text:p>
          </table:table-cell>
          <table:table-cell table:style-name="ce5" table:formula="of:=[.D194]-[.E194]" office:value-type="float" office:value="50">
            <text:p>50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3-07-13">
            <text:p>13.07.2013</text:p>
          </table:table-cell>
          <table:table-cell office:value-type="float" office:value="11748">
            <text:p>11748</text:p>
          </table:table-cell>
          <table:table-cell table:formula="of:=[.B196]" office:value-type="float" office:value="11795">
            <text:p>11795</text:p>
          </table:table-cell>
          <table:table-cell table:style-name="ce5" office:value-type="float" office:value="55.8">
            <text:p>55,80</text:p>
          </table:table-cell>
          <table:table-cell table:style-name="ce5" table:formula="of:=[.D195]-([.C195]-[.B195])" office:value-type="float" office:value="8.8">
            <text:p>8,80</text:p>
          </table:table-cell>
          <table:table-cell table:style-name="ce5" table:formula="of:=[.D195]-[.E195]" office:value-type="float" office:value="47">
            <text:p>47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3-07-14">
            <text:p>14.07.2013</text:p>
          </table:table-cell>
          <table:table-cell office:value-type="float" office:value="11795">
            <text:p>11795</text:p>
          </table:table-cell>
          <table:table-cell table:formula="of:=[.B197]" office:value-type="float" office:value="11842">
            <text:p>11842</text:p>
          </table:table-cell>
          <table:table-cell table:style-name="ce5" office:value-type="float" office:value="59.4">
            <text:p>59,40</text:p>
          </table:table-cell>
          <table:table-cell table:style-name="ce5" table:formula="of:=[.D196]-([.C196]-[.B196])" office:value-type="float" office:value="12.4">
            <text:p>12,40</text:p>
          </table:table-cell>
          <table:table-cell table:style-name="ce5" table:formula="of:=[.D196]-[.E196]" office:value-type="float" office:value="47">
            <text:p>47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3-07-15">
            <text:p>15.07.2013</text:p>
          </table:table-cell>
          <table:table-cell office:value-type="float" office:value="11842">
            <text:p>11842</text:p>
          </table:table-cell>
          <table:table-cell table:formula="of:=[.B198]" office:value-type="float" office:value="11895">
            <text:p>11895</text:p>
          </table:table-cell>
          <table:table-cell table:style-name="ce5" office:value-type="float" office:value="59">
            <text:p>59,00</text:p>
          </table:table-cell>
          <table:table-cell table:style-name="ce5" table:formula="of:=[.D197]-([.C197]-[.B197])" office:value-type="float" office:value="6">
            <text:p>6,00</text:p>
          </table:table-cell>
          <table:table-cell table:style-name="ce5" table:formula="of:=[.D197]-[.E197]" office:value-type="float" office:value="53">
            <text:p>53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3-07-16">
            <text:p>16.07.2013</text:p>
          </table:table-cell>
          <table:table-cell office:value-type="float" office:value="11895">
            <text:p>11895</text:p>
          </table:table-cell>
          <table:table-cell table:formula="of:=[.B199]" office:value-type="float" office:value="11942">
            <text:p>11942</text:p>
          </table:table-cell>
          <table:table-cell table:style-name="ce5" office:value-type="float" office:value="60.9">
            <text:p>60,90</text:p>
          </table:table-cell>
          <table:table-cell table:style-name="ce5" table:formula="of:=[.D198]-([.C198]-[.B198])" office:value-type="float" office:value="13.9">
            <text:p>13,90</text:p>
          </table:table-cell>
          <table:table-cell table:style-name="ce5" table:formula="of:=[.D198]-[.E198]" office:value-type="float" office:value="47">
            <text:p>47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3-07-17">
            <text:p>17.07.2013</text:p>
          </table:table-cell>
          <table:table-cell office:value-type="float" office:value="11942">
            <text:p>11942</text:p>
          </table:table-cell>
          <table:table-cell table:formula="of:=[.B200]" office:value-type="float" office:value="11987">
            <text:p>11987</text:p>
          </table:table-cell>
          <table:table-cell table:style-name="ce5" office:value-type="float" office:value="53.9">
            <text:p>53,90</text:p>
          </table:table-cell>
          <table:table-cell table:style-name="ce5" table:formula="of:=[.D199]-([.C199]-[.B199])" office:value-type="float" office:value="8.9">
            <text:p>8,90</text:p>
          </table:table-cell>
          <table:table-cell table:style-name="ce5" table:formula="of:=[.D199]-[.E199]" office:value-type="float" office:value="45">
            <text:p>45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3-07-18">
            <text:p>18.07.2013</text:p>
          </table:table-cell>
          <table:table-cell office:value-type="float" office:value="11987">
            <text:p>11987</text:p>
          </table:table-cell>
          <table:table-cell table:formula="of:=[.B201]" office:value-type="float" office:value="12023">
            <text:p>12023</text:p>
          </table:table-cell>
          <table:table-cell table:style-name="ce5" office:value-type="float" office:value="44.3">
            <text:p>44,30</text:p>
          </table:table-cell>
          <table:table-cell table:style-name="ce5" table:formula="of:=[.D200]-([.C200]-[.B200])" office:value-type="float" office:value="8.3">
            <text:p>8,30</text:p>
          </table:table-cell>
          <table:table-cell table:style-name="ce5" table:formula="of:=[.D200]-[.E200]" office:value-type="float" office:value="36">
            <text:p>36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3-07-19">
            <text:p>19.07.2013</text:p>
          </table:table-cell>
          <table:table-cell office:value-type="float" office:value="12023">
            <text:p>12023</text:p>
          </table:table-cell>
          <table:table-cell table:formula="of:=[.B202]" office:value-type="float" office:value="12066">
            <text:p>12066</text:p>
          </table:table-cell>
          <table:table-cell table:style-name="ce5" office:value-type="float" office:value="52.6">
            <text:p>52,60</text:p>
          </table:table-cell>
          <table:table-cell table:style-name="ce5" table:formula="of:=[.D201]-([.C201]-[.B201])" office:value-type="float" office:value="9.6">
            <text:p>9,60</text:p>
          </table:table-cell>
          <table:table-cell table:style-name="ce5" table:formula="of:=[.D201]-[.E201]" office:value-type="float" office:value="43">
            <text:p>43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3-07-20">
            <text:p>20.07.2013</text:p>
          </table:table-cell>
          <table:table-cell office:value-type="float" office:value="12066">
            <text:p>12066</text:p>
          </table:table-cell>
          <table:table-cell table:formula="of:=[.B203]" office:value-type="float" office:value="12112">
            <text:p>12112</text:p>
          </table:table-cell>
          <table:table-cell table:style-name="ce5" office:value-type="float" office:value="57.7">
            <text:p>57,70</text:p>
          </table:table-cell>
          <table:table-cell table:style-name="ce5" table:formula="of:=[.D202]-([.C202]-[.B202])" office:value-type="float" office:value="11.7">
            <text:p>11,70</text:p>
          </table:table-cell>
          <table:table-cell table:style-name="ce5" table:formula="of:=[.D202]-[.E202]" office:value-type="float" office:value="46">
            <text:p>46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3-07-21">
            <text:p>21.07.2013</text:p>
          </table:table-cell>
          <table:table-cell office:value-type="float" office:value="12112">
            <text:p>12112</text:p>
          </table:table-cell>
          <table:table-cell table:formula="of:=[.B204]" office:value-type="float" office:value="12166">
            <text:p>12166</text:p>
          </table:table-cell>
          <table:table-cell table:style-name="ce5" office:value-type="float" office:value="59.5">
            <text:p>59,50</text:p>
          </table:table-cell>
          <table:table-cell table:style-name="ce5" table:formula="of:=[.D203]-([.C203]-[.B203])" office:value-type="float" office:value="5.5">
            <text:p>5,50</text:p>
          </table:table-cell>
          <table:table-cell table:style-name="ce5" table:formula="of:=[.D203]-[.E203]" office:value-type="float" office:value="54">
            <text:p>54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3-07-22">
            <text:p>22.07.2013</text:p>
          </table:table-cell>
          <table:table-cell office:value-type="float" office:value="12166">
            <text:p>12166</text:p>
          </table:table-cell>
          <table:table-cell table:formula="of:=[.B205]" office:value-type="float" office:value="12214">
            <text:p>12214</text:p>
          </table:table-cell>
          <table:table-cell table:style-name="ce5" office:value-type="float" office:value="58.8">
            <text:p>58,80</text:p>
          </table:table-cell>
          <table:table-cell table:style-name="ce5" table:formula="of:=[.D204]-([.C204]-[.B204])" office:value-type="float" office:value="10.8">
            <text:p>10,80</text:p>
          </table:table-cell>
          <table:table-cell table:style-name="ce5" table:formula="of:=[.D204]-[.E204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3-07-23">
            <text:p>23.07.2013</text:p>
          </table:table-cell>
          <table:table-cell office:value-type="float" office:value="12214">
            <text:p>12214</text:p>
          </table:table-cell>
          <table:table-cell table:formula="of:=[.B206]" office:value-type="float" office:value="12249">
            <text:p>12249</text:p>
          </table:table-cell>
          <table:table-cell table:style-name="ce5" office:value-type="float" office:value="42.4">
            <text:p>42,40</text:p>
          </table:table-cell>
          <table:table-cell table:style-name="ce5" table:formula="of:=[.D205]-([.C205]-[.B205])" office:value-type="float" office:value="7.4">
            <text:p>7,40</text:p>
          </table:table-cell>
          <table:table-cell table:style-name="ce5" table:formula="of:=[.D205]-[.E205]" office:value-type="float" office:value="35">
            <text:p>35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3-07-24">
            <text:p>24.07.2013</text:p>
          </table:table-cell>
          <table:table-cell office:value-type="float" office:value="12249">
            <text:p>12249</text:p>
          </table:table-cell>
          <table:table-cell table:formula="of:=[.B207]" office:value-type="float" office:value="12270">
            <text:p>12270</text:p>
          </table:table-cell>
          <table:table-cell table:style-name="ce5" office:value-type="float" office:value="27.2">
            <text:p>27,20</text:p>
          </table:table-cell>
          <table:table-cell table:style-name="ce5" table:formula="of:=[.D206]-([.C206]-[.B206])" office:value-type="float" office:value="6.2">
            <text:p>6,20</text:p>
          </table:table-cell>
          <table:table-cell table:style-name="ce5" table:formula="of:=[.D206]-[.E206]" office:value-type="float" office:value="21">
            <text:p>21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3-07-25">
            <text:p>25.07.2013</text:p>
          </table:table-cell>
          <table:table-cell office:value-type="float" office:value="12270">
            <text:p>12270</text:p>
          </table:table-cell>
          <table:table-cell table:formula="of:=[.B208]" office:value-type="float" office:value="12300">
            <text:p>12300</text:p>
          </table:table-cell>
          <table:table-cell table:style-name="ce5" office:value-type="float" office:value="38.5">
            <text:p>38,50</text:p>
          </table:table-cell>
          <table:table-cell table:style-name="ce5" table:formula="of:=[.D207]-([.C207]-[.B207])" office:value-type="float" office:value="8.5">
            <text:p>8,50</text:p>
          </table:table-cell>
          <table:table-cell table:style-name="ce5" table:formula="of:=[.D207]-[.E207]" office:value-type="float" office:value="30">
            <text:p>30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3-07-26">
            <text:p>26.07.2013</text:p>
          </table:table-cell>
          <table:table-cell office:value-type="float" office:value="12300">
            <text:p>12300</text:p>
          </table:table-cell>
          <table:table-cell table:formula="of:=[.B209]" office:value-type="float" office:value="12329">
            <text:p>12329</text:p>
          </table:table-cell>
          <table:table-cell table:style-name="ce5" office:value-type="float" office:value="41.6">
            <text:p>41,60</text:p>
          </table:table-cell>
          <table:table-cell table:style-name="ce5" table:formula="of:=[.D208]-([.C208]-[.B208])" office:value-type="float" office:value="12.6">
            <text:p>12,60</text:p>
          </table:table-cell>
          <table:table-cell table:style-name="ce5" table:formula="of:=[.D208]-[.E208]" office:value-type="float" office:value="29">
            <text:p>29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3-07-27">
            <text:p>27.07.2013</text:p>
          </table:table-cell>
          <table:table-cell office:value-type="float" office:value="12329">
            <text:p>12329</text:p>
          </table:table-cell>
          <table:table-cell table:formula="of:=[.B210]" office:value-type="float" office:value="12375">
            <text:p>12375</text:p>
          </table:table-cell>
          <table:table-cell table:style-name="ce5" office:value-type="float" office:value="54">
            <text:p>54,00</text:p>
          </table:table-cell>
          <table:table-cell table:style-name="ce5" table:formula="of:=[.D209]-([.C209]-[.B209])" office:value-type="float" office:value="8">
            <text:p>8,00</text:p>
          </table:table-cell>
          <table:table-cell table:style-name="ce5" table:formula="of:=[.D209]-[.E209]" office:value-type="float" office:value="46">
            <text:p>46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3-07-28">
            <text:p>28.07.2013</text:p>
          </table:table-cell>
          <table:table-cell office:value-type="float" office:value="12375">
            <text:p>12375</text:p>
          </table:table-cell>
          <table:table-cell table:formula="of:=[.B211]" office:value-type="float" office:value="12408">
            <text:p>12408</text:p>
          </table:table-cell>
          <table:table-cell table:style-name="ce5" office:value-type="float" office:value="43.4">
            <text:p>43,40</text:p>
          </table:table-cell>
          <table:table-cell table:style-name="ce5" table:formula="of:=[.D210]-([.C210]-[.B210])" office:value-type="float" office:value="10.4">
            <text:p>10,40</text:p>
          </table:table-cell>
          <table:table-cell table:style-name="ce5" table:formula="of:=[.D210]-[.E210]" office:value-type="float" office:value="33">
            <text:p>33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3-07-29">
            <text:p>29.07.2013</text:p>
          </table:table-cell>
          <table:table-cell office:value-type="float" office:value="12408">
            <text:p>12408</text:p>
          </table:table-cell>
          <table:table-cell table:formula="of:=[.B212]" office:value-type="float" office:value="12411">
            <text:p>12411</text:p>
          </table:table-cell>
          <table:table-cell table:style-name="ce5" office:value-type="float" office:value="7.3">
            <text:p>7,30</text:p>
          </table:table-cell>
          <table:table-cell table:style-name="ce5" table:formula="of:=[.D211]-([.C211]-[.B211])" office:value-type="float" office:value="4.3">
            <text:p>4,30</text:p>
          </table:table-cell>
          <table:table-cell table:style-name="ce5" table:formula="of:=[.D211]-[.E211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3-07-30">
            <text:p>30.07.2013</text:p>
          </table:table-cell>
          <table:table-cell office:value-type="float" office:value="12411">
            <text:p>12411</text:p>
          </table:table-cell>
          <table:table-cell table:formula="of:=[.B213]" office:value-type="float" office:value="12449">
            <text:p>12449</text:p>
          </table:table-cell>
          <table:table-cell table:style-name="ce5" office:value-type="float" office:value="47.9">
            <text:p>47,90</text:p>
          </table:table-cell>
          <table:table-cell table:style-name="ce5" table:formula="of:=[.D212]-([.C212]-[.B212])" office:value-type="float" office:value="9.9">
            <text:p>9,90</text:p>
          </table:table-cell>
          <table:table-cell table:style-name="ce5" table:formula="of:=[.D212]-[.E212]" office:value-type="float" office:value="38">
            <text:p>38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3-07-31">
            <text:p>31.07.2013</text:p>
          </table:table-cell>
          <table:table-cell office:value-type="float" office:value="12449">
            <text:p>12449</text:p>
          </table:table-cell>
          <table:table-cell table:formula="of:=[.B214]" office:value-type="float" office:value="12486">
            <text:p>12486</text:p>
          </table:table-cell>
          <table:table-cell table:style-name="ce5" office:value-type="float" office:value="47.2">
            <text:p>47,20</text:p>
          </table:table-cell>
          <table:table-cell table:style-name="ce5" table:formula="of:=[.D213]-([.C213]-[.B213])" office:value-type="float" office:value="10.2">
            <text:p>10,20</text:p>
          </table:table-cell>
          <table:table-cell table:style-name="ce5" table:formula="of:=[.D213]-[.E213]" office:value-type="float" office:value="37">
            <text:p>37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3-08-01">
            <text:p>01.08.2013</text:p>
          </table:table-cell>
          <table:table-cell office:value-type="float" office:value="12486">
            <text:p>12486</text:p>
          </table:table-cell>
          <table:table-cell table:formula="of:=[.B215]" office:value-type="float" office:value="12535">
            <text:p>12535</text:p>
          </table:table-cell>
          <table:table-cell table:style-name="ce5" office:value-type="float" office:value="52.7">
            <text:p>52,70</text:p>
          </table:table-cell>
          <table:table-cell table:style-name="ce5" table:formula="of:=[.D214]-([.C214]-[.B214])" office:value-type="float" office:value="3.7">
            <text:p>3,70</text:p>
          </table:table-cell>
          <table:table-cell table:style-name="ce5" table:formula="of:=[.D214]-[.E214]" office:value-type="float" office:value="49">
            <text:p>49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3-08-02">
            <text:p>02.08.2013</text:p>
          </table:table-cell>
          <table:table-cell office:value-type="float" office:value="12535">
            <text:p>12535</text:p>
          </table:table-cell>
          <table:table-cell table:formula="of:=[.B216]" office:value-type="float" office:value="12582">
            <text:p>12582</text:p>
          </table:table-cell>
          <table:table-cell table:style-name="ce5" office:value-type="float" office:value="55.69">
            <text:p>55,69</text:p>
          </table:table-cell>
          <table:table-cell table:style-name="ce5" table:formula="of:=[.D215]-([.C215]-[.B215])" office:value-type="float" office:value="8.69">
            <text:p>8,69</text:p>
          </table:table-cell>
          <table:table-cell table:style-name="ce5" table:formula="of:=[.D215]-[.E215]" office:value-type="float" office:value="47">
            <text:p>47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3-08-03">
            <text:p>03.08.2013</text:p>
          </table:table-cell>
          <table:table-cell office:value-type="float" office:value="12582">
            <text:p>12582</text:p>
          </table:table-cell>
          <table:table-cell table:formula="of:=[.B217]" office:value-type="float" office:value="12619">
            <text:p>12619</text:p>
          </table:table-cell>
          <table:table-cell table:style-name="ce5" office:value-type="float" office:value="44.2">
            <text:p>44,20</text:p>
          </table:table-cell>
          <table:table-cell table:style-name="ce5" table:formula="of:=[.D216]-([.C216]-[.B216])" office:value-type="float" office:value="7.2">
            <text:p>7,20</text:p>
          </table:table-cell>
          <table:table-cell table:style-name="ce5" table:formula="of:=[.D216]-[.E216]" office:value-type="float" office:value="37">
            <text:p>37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3-08-04">
            <text:p>04.08.2013</text:p>
          </table:table-cell>
          <table:table-cell office:value-type="float" office:value="12619">
            <text:p>12619</text:p>
          </table:table-cell>
          <table:table-cell table:formula="of:=[.B218]" office:value-type="float" office:value="12646">
            <text:p>12646</text:p>
          </table:table-cell>
          <table:table-cell table:style-name="ce5" office:value-type="float" office:value="32.4">
            <text:p>32,40</text:p>
          </table:table-cell>
          <table:table-cell table:style-name="ce5" table:formula="of:=[.D217]-([.C217]-[.B217])" office:value-type="float" office:value="5.4">
            <text:p>5,40</text:p>
          </table:table-cell>
          <table:table-cell table:style-name="ce5" table:formula="of:=[.D217]-[.E217]" office:value-type="float" office:value="27">
            <text:p>27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3-08-05">
            <text:p>05.08.2013</text:p>
          </table:table-cell>
          <table:table-cell office:value-type="float" office:value="12646">
            <text:p>12646</text:p>
          </table:table-cell>
          <table:table-cell table:formula="of:=[.B219]" office:value-type="float" office:value="12694">
            <text:p>12694</text:p>
          </table:table-cell>
          <table:table-cell table:style-name="ce5" office:value-type="float" office:value="54.9">
            <text:p>54,90</text:p>
          </table:table-cell>
          <table:table-cell table:style-name="ce5" table:formula="of:=[.D218]-([.C218]-[.B218])" office:value-type="float" office:value="6.9">
            <text:p>6,90</text:p>
          </table:table-cell>
          <table:table-cell table:style-name="ce5" table:formula="of:=[.D218]-[.E218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3-08-06">
            <text:p>06.08.2013</text:p>
          </table:table-cell>
          <table:table-cell office:value-type="float" office:value="12694">
            <text:p>12694</text:p>
          </table:table-cell>
          <table:table-cell table:formula="of:=[.B220]" office:value-type="float" office:value="12723">
            <text:p>12723</text:p>
          </table:table-cell>
          <table:table-cell table:style-name="ce5" office:value-type="float" office:value="35.6">
            <text:p>35,60</text:p>
          </table:table-cell>
          <table:table-cell table:style-name="ce5" table:formula="of:=[.D219]-([.C219]-[.B219])" office:value-type="float" office:value="6.6">
            <text:p>6,60</text:p>
          </table:table-cell>
          <table:table-cell table:style-name="ce5" table:formula="of:=[.D219]-[.E219]" office:value-type="float" office:value="29">
            <text:p>29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3-08-07">
            <text:p>07.08.2013</text:p>
          </table:table-cell>
          <table:table-cell office:value-type="float" office:value="12723">
            <text:p>12723</text:p>
          </table:table-cell>
          <table:table-cell table:formula="of:=[.B221]" office:value-type="float" office:value="12747">
            <text:p>12747</text:p>
          </table:table-cell>
          <table:table-cell table:style-name="ce5" office:value-type="float" office:value="26.7">
            <text:p>26,70</text:p>
          </table:table-cell>
          <table:table-cell table:style-name="ce5" table:formula="of:=[.D220]-([.C220]-[.B220])" office:value-type="float" office:value="2.7">
            <text:p>2,70</text:p>
          </table:table-cell>
          <table:table-cell table:style-name="ce5" table:formula="of:=[.D220]-[.E220]" office:value-type="float" office:value="24">
            <text:p>24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3-08-08">
            <text:p>08.08.2013</text:p>
          </table:table-cell>
          <table:table-cell office:value-type="float" office:value="12747">
            <text:p>12747</text:p>
          </table:table-cell>
          <table:table-cell table:formula="of:=[.B222]" office:value-type="float" office:value="12760">
            <text:p>12760</text:p>
          </table:table-cell>
          <table:table-cell table:style-name="ce5" office:value-type="float" office:value="17.8">
            <text:p>17,80</text:p>
          </table:table-cell>
          <table:table-cell table:style-name="ce5" table:formula="of:=[.D221]-([.C221]-[.B221])" office:value-type="float" office:value="4.8">
            <text:p>4,80</text:p>
          </table:table-cell>
          <table:table-cell table:style-name="ce5" table:formula="of:=[.D221]-[.E221]" office:value-type="float" office:value="13">
            <text:p>13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3-08-09">
            <text:p>09.08.2013</text:p>
          </table:table-cell>
          <table:table-cell office:value-type="float" office:value="12760">
            <text:p>12760</text:p>
          </table:table-cell>
          <table:table-cell table:formula="of:=[.B223]" office:value-type="float" office:value="12771">
            <text:p>12771</text:p>
          </table:table-cell>
          <table:table-cell table:style-name="ce5" office:value-type="float" office:value="16.6">
            <text:p>16,60</text:p>
          </table:table-cell>
          <table:table-cell table:style-name="ce5" table:formula="of:=[.D222]-([.C222]-[.B222])" office:value-type="float" office:value="5.6">
            <text:p>5,60</text:p>
          </table:table-cell>
          <table:table-cell table:style-name="ce5" table:formula="of:=[.D222]-[.E222]" office:value-type="float" office:value="11">
            <text:p>11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3-08-10">
            <text:p>10.08.2013</text:p>
          </table:table-cell>
          <table:table-cell office:value-type="float" office:value="12771">
            <text:p>12771</text:p>
          </table:table-cell>
          <table:table-cell table:formula="of:=[.B224]" office:value-type="float" office:value="12817">
            <text:p>12817</text:p>
          </table:table-cell>
          <table:table-cell table:style-name="ce5" office:value-type="float" office:value="51.1">
            <text:p>51,10</text:p>
          </table:table-cell>
          <table:table-cell table:style-name="ce5" table:formula="of:=[.D223]-([.C223]-[.B223])" office:value-type="float" office:value="5.1">
            <text:p>5,10</text:p>
          </table:table-cell>
          <table:table-cell table:style-name="ce5" table:formula="of:=[.D223]-[.E223]" office:value-type="float" office:value="46">
            <text:p>46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3-08-11">
            <text:p>11.08.2013</text:p>
          </table:table-cell>
          <table:table-cell office:value-type="float" office:value="12817">
            <text:p>12817</text:p>
          </table:table-cell>
          <table:table-cell table:formula="of:=[.B225]" office:value-type="float" office:value="12863">
            <text:p>12863</text:p>
          </table:table-cell>
          <table:table-cell table:style-name="ce5" office:value-type="float" office:value="52.2">
            <text:p>52,20</text:p>
          </table:table-cell>
          <table:table-cell table:style-name="ce5" table:formula="of:=[.D224]-([.C224]-[.B224])" office:value-type="float" office:value="6.2">
            <text:p>6,20</text:p>
          </table:table-cell>
          <table:table-cell table:style-name="ce5" table:formula="of:=[.D224]-[.E224]" office:value-type="float" office:value="46">
            <text:p>46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3-08-12">
            <text:p>12.08.2013</text:p>
          </table:table-cell>
          <table:table-cell office:value-type="float" office:value="12863">
            <text:p>12863</text:p>
          </table:table-cell>
          <table:table-cell table:formula="of:=[.B226]" office:value-type="float" office:value="12904">
            <text:p>12904</text:p>
          </table:table-cell>
          <table:table-cell table:style-name="ce5" office:value-type="float" office:value="48.7">
            <text:p>48,70</text:p>
          </table:table-cell>
          <table:table-cell table:style-name="ce5" table:formula="of:=[.D225]-([.C225]-[.B225])" office:value-type="float" office:value="7.7">
            <text:p>7,70</text:p>
          </table:table-cell>
          <table:table-cell table:style-name="ce5" table:formula="of:=[.D225]-[.E225]" office:value-type="float" office:value="41">
            <text:p>41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3-08-13">
            <text:p>13.08.2013</text:p>
          </table:table-cell>
          <table:table-cell office:value-type="float" office:value="12904">
            <text:p>12904</text:p>
          </table:table-cell>
          <table:table-cell table:formula="of:=[.B227]" office:value-type="float" office:value="12937">
            <text:p>12937</text:p>
          </table:table-cell>
          <table:table-cell table:style-name="ce5" office:value-type="float" office:value="43.4">
            <text:p>43,40</text:p>
          </table:table-cell>
          <table:table-cell table:style-name="ce5" table:formula="of:=[.D226]-([.C226]-[.B226])" office:value-type="float" office:value="10.4">
            <text:p>10,40</text:p>
          </table:table-cell>
          <table:table-cell table:style-name="ce5" table:formula="of:=[.D226]-[.E226]" office:value-type="float" office:value="33">
            <text:p>33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3-08-14">
            <text:p>14.08.2013</text:p>
          </table:table-cell>
          <table:table-cell office:value-type="float" office:value="12937">
            <text:p>12937</text:p>
          </table:table-cell>
          <table:table-cell table:formula="of:=[.B228]" office:value-type="float" office:value="12971">
            <text:p>12971</text:p>
          </table:table-cell>
          <table:table-cell table:style-name="ce5" office:value-type="float" office:value="42.3">
            <text:p>42,30</text:p>
          </table:table-cell>
          <table:table-cell table:style-name="ce5" table:formula="of:=[.D227]-([.C227]-[.B227])" office:value-type="float" office:value="8.3">
            <text:p>8,30</text:p>
          </table:table-cell>
          <table:table-cell table:style-name="ce5" table:formula="of:=[.D227]-[.E227]" office:value-type="float" office:value="34">
            <text:p>34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3-08-15">
            <text:p>15.08.2013</text:p>
          </table:table-cell>
          <table:table-cell office:value-type="float" office:value="12971">
            <text:p>12971</text:p>
          </table:table-cell>
          <table:table-cell table:formula="of:=[.B229]" office:value-type="float" office:value="13019">
            <text:p>13019</text:p>
          </table:table-cell>
          <table:table-cell table:style-name="ce5" office:value-type="float" office:value="56.4">
            <text:p>56,40</text:p>
          </table:table-cell>
          <table:table-cell table:style-name="ce5" table:formula="of:=[.D228]-([.C228]-[.B228])" office:value-type="float" office:value="8.4">
            <text:p>8,40</text:p>
          </table:table-cell>
          <table:table-cell table:style-name="ce5" table:formula="of:=[.D228]-[.E228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3-08-16">
            <text:p>16.08.2013</text:p>
          </table:table-cell>
          <table:table-cell office:value-type="float" office:value="13019">
            <text:p>13019</text:p>
          </table:table-cell>
          <table:table-cell table:formula="of:=[.B230]" office:value-type="float" office:value="13066">
            <text:p>13066</text:p>
          </table:table-cell>
          <table:table-cell table:style-name="ce5" office:value-type="float" office:value="56.4">
            <text:p>56,40</text:p>
          </table:table-cell>
          <table:table-cell table:style-name="ce5" table:formula="of:=[.D229]-([.C229]-[.B229])" office:value-type="float" office:value="9.4">
            <text:p>9,40</text:p>
          </table:table-cell>
          <table:table-cell table:style-name="ce5" table:formula="of:=[.D229]-[.E229]" office:value-type="float" office:value="47">
            <text:p>47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3-08-17">
            <text:p>17.08.2013</text:p>
          </table:table-cell>
          <table:table-cell office:value-type="float" office:value="13066">
            <text:p>13066</text:p>
          </table:table-cell>
          <table:table-cell table:formula="of:=[.B231]" office:value-type="float" office:value="13110">
            <text:p>13110</text:p>
          </table:table-cell>
          <table:table-cell table:style-name="ce5" office:value-type="float" office:value="52.8">
            <text:p>52,80</text:p>
          </table:table-cell>
          <table:table-cell table:style-name="ce5" table:formula="of:=[.D230]-([.C230]-[.B230])" office:value-type="float" office:value="8.8">
            <text:p>8,80</text:p>
          </table:table-cell>
          <table:table-cell table:style-name="ce5" table:formula="of:=[.D230]-[.E230]" office:value-type="float" office:value="44">
            <text:p>44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3-08-18">
            <text:p>18.08.2013</text:p>
          </table:table-cell>
          <table:table-cell office:value-type="float" office:value="13110">
            <text:p>13110</text:p>
          </table:table-cell>
          <table:table-cell table:formula="of:=[.B232]" office:value-type="float" office:value="13145">
            <text:p>13145</text:p>
          </table:table-cell>
          <table:table-cell table:style-name="ce5" office:value-type="float" office:value="42.5">
            <text:p>42,50</text:p>
          </table:table-cell>
          <table:table-cell table:style-name="ce5" table:formula="of:=[.D231]-([.C231]-[.B231])" office:value-type="float" office:value="7.5">
            <text:p>7,50</text:p>
          </table:table-cell>
          <table:table-cell table:style-name="ce5" table:formula="of:=[.D231]-[.E231]" office:value-type="float" office:value="35">
            <text:p>35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3-08-19">
            <text:p>19.08.2013</text:p>
          </table:table-cell>
          <table:table-cell office:value-type="float" office:value="13145">
            <text:p>13145</text:p>
          </table:table-cell>
          <table:table-cell table:formula="of:=[.B233]" office:value-type="float" office:value="13162">
            <text:p>13162</text:p>
          </table:table-cell>
          <table:table-cell table:style-name="ce5" office:value-type="float" office:value="21.3">
            <text:p>21,30</text:p>
          </table:table-cell>
          <table:table-cell table:style-name="ce5" table:formula="of:=[.D232]-([.C232]-[.B232])" office:value-type="float" office:value="4.3">
            <text:p>4,30</text:p>
          </table:table-cell>
          <table:table-cell table:style-name="ce5" table:formula="of:=[.D232]-[.E232]" office:value-type="float" office:value="17">
            <text:p>17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3-08-20">
            <text:p>20.08.2013</text:p>
          </table:table-cell>
          <table:table-cell office:value-type="float" office:value="13162">
            <text:p>13162</text:p>
          </table:table-cell>
          <table:table-cell table:formula="of:=[.B234]" office:value-type="float" office:value="13191">
            <text:p>13191</text:p>
          </table:table-cell>
          <table:table-cell table:style-name="ce5" office:value-type="float" office:value="36.5">
            <text:p>36,50</text:p>
          </table:table-cell>
          <table:table-cell table:style-name="ce5" table:formula="of:=[.D233]-([.C233]-[.B233])" office:value-type="float" office:value="7.5">
            <text:p>7,50</text:p>
          </table:table-cell>
          <table:table-cell table:style-name="ce5" table:formula="of:=[.D233]-[.E233]" office:value-type="float" office:value="29">
            <text:p>29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3-08-21">
            <text:p>21.08.2013</text:p>
          </table:table-cell>
          <table:table-cell office:value-type="float" office:value="13191">
            <text:p>13191</text:p>
          </table:table-cell>
          <table:table-cell table:formula="of:=[.B235]" office:value-type="float" office:value="13239">
            <text:p>13239</text:p>
          </table:table-cell>
          <table:table-cell table:style-name="ce5" office:value-type="float" office:value="56.6">
            <text:p>56,60</text:p>
          </table:table-cell>
          <table:table-cell table:style-name="ce5" table:formula="of:=[.D234]-([.C234]-[.B234])" office:value-type="float" office:value="8.6">
            <text:p>8,60</text:p>
          </table:table-cell>
          <table:table-cell table:style-name="ce5" table:formula="of:=[.D234]-[.E234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3-08-22">
            <text:p>22.08.2013</text:p>
          </table:table-cell>
          <table:table-cell office:value-type="float" office:value="13239">
            <text:p>13239</text:p>
          </table:table-cell>
          <table:table-cell table:formula="of:=[.B236]" office:value-type="float" office:value="13284">
            <text:p>13284</text:p>
          </table:table-cell>
          <table:table-cell table:style-name="ce5" office:value-type="float" office:value="54">
            <text:p>54,00</text:p>
          </table:table-cell>
          <table:table-cell table:style-name="ce5" table:formula="of:=[.D235]-([.C235]-[.B235])" office:value-type="float" office:value="9">
            <text:p>9,00</text:p>
          </table:table-cell>
          <table:table-cell table:style-name="ce5" table:formula="of:=[.D235]-[.E235]" office:value-type="float" office:value="45">
            <text:p>45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3-08-23">
            <text:p>23.08.2013</text:p>
          </table:table-cell>
          <table:table-cell office:value-type="float" office:value="13284">
            <text:p>13284</text:p>
          </table:table-cell>
          <table:table-cell table:formula="of:=[.B237]" office:value-type="float" office:value="13310">
            <text:p>13310</text:p>
          </table:table-cell>
          <table:table-cell table:style-name="ce5" office:value-type="float" office:value="30">
            <text:p>30,00</text:p>
          </table:table-cell>
          <table:table-cell table:style-name="ce5" table:formula="of:=[.D236]-([.C236]-[.B236])" office:value-type="float" office:value="4">
            <text:p>4,00</text:p>
          </table:table-cell>
          <table:table-cell table:style-name="ce5" table:formula="of:=[.D236]-[.E236]" office:value-type="float" office:value="26">
            <text:p>26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3-08-24">
            <text:p>24.08.2013</text:p>
          </table:table-cell>
          <table:table-cell office:value-type="float" office:value="13310">
            <text:p>13310</text:p>
          </table:table-cell>
          <table:table-cell table:formula="of:=[.B238]" office:value-type="float" office:value="13325">
            <text:p>13325</text:p>
          </table:table-cell>
          <table:table-cell table:style-name="ce5" office:value-type="float" office:value="25.2">
            <text:p>25,20</text:p>
          </table:table-cell>
          <table:table-cell table:style-name="ce5" table:formula="of:=[.D237]-([.C237]-[.B237])" office:value-type="float" office:value="10.2">
            <text:p>10,20</text:p>
          </table:table-cell>
          <table:table-cell table:style-name="ce5" table:formula="of:=[.D237]-[.E237]" office:value-type="float" office:value="15">
            <text:p>15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3-08-25">
            <text:p>25.08.2013</text:p>
          </table:table-cell>
          <table:table-cell office:value-type="float" office:value="13325">
            <text:p>13325</text:p>
          </table:table-cell>
          <table:table-cell table:formula="of:=[.B239]" office:value-type="float" office:value="13330">
            <text:p>13330</text:p>
          </table:table-cell>
          <table:table-cell table:style-name="ce5" office:value-type="float" office:value="8.8">
            <text:p>8,80</text:p>
          </table:table-cell>
          <table:table-cell table:style-name="ce5" table:formula="of:=[.D238]-([.C238]-[.B238])" office:value-type="float" office:value="3.8">
            <text:p>3,80</text:p>
          </table:table-cell>
          <table:table-cell table:style-name="ce5" table:formula="of:=[.D238]-[.E238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3-08-26">
            <text:p>26.08.2013</text:p>
          </table:table-cell>
          <table:table-cell office:value-type="float" office:value="13330">
            <text:p>13330</text:p>
          </table:table-cell>
          <table:table-cell table:formula="of:=[.B240]" office:value-type="float" office:value="13345">
            <text:p>13345</text:p>
          </table:table-cell>
          <table:table-cell table:style-name="ce5" office:value-type="float" office:value="24.3">
            <text:p>24,30</text:p>
          </table:table-cell>
          <table:table-cell table:style-name="ce5" table:formula="of:=[.D239]-([.C239]-[.B239])" office:value-type="float" office:value="9.3">
            <text:p>9,30</text:p>
          </table:table-cell>
          <table:table-cell table:style-name="ce5" table:formula="of:=[.D239]-[.E239]" office:value-type="float" office:value="15">
            <text:p>15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3-08-27">
            <text:p>27.08.2013</text:p>
          </table:table-cell>
          <table:table-cell office:value-type="float" office:value="13345">
            <text:p>13345</text:p>
          </table:table-cell>
          <table:table-cell table:formula="of:=[.B241]" office:value-type="float" office:value="13357">
            <text:p>13357</text:p>
          </table:table-cell>
          <table:table-cell table:style-name="ce5" office:value-type="float" office:value="16">
            <text:p>16,00</text:p>
          </table:table-cell>
          <table:table-cell table:style-name="ce5" table:formula="of:=[.D240]-([.C240]-[.B240])" office:value-type="float" office:value="4">
            <text:p>4,00</text:p>
          </table:table-cell>
          <table:table-cell table:style-name="ce5" table:formula="of:=[.D240]-[.E240]" office:value-type="float" office:value="12">
            <text:p>12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3-08-28">
            <text:p>28.08.2013</text:p>
          </table:table-cell>
          <table:table-cell office:value-type="float" office:value="13357">
            <text:p>13357</text:p>
          </table:table-cell>
          <table:table-cell table:formula="of:=[.B242]" office:value-type="float" office:value="13380">
            <text:p>13380</text:p>
          </table:table-cell>
          <table:table-cell table:style-name="ce5" office:value-type="float" office:value="32.3">
            <text:p>32,30</text:p>
          </table:table-cell>
          <table:table-cell table:style-name="ce5" table:formula="of:=[.D241]-([.C241]-[.B241])" office:value-type="float" office:value="9.3">
            <text:p>9,30</text:p>
          </table:table-cell>
          <table:table-cell table:style-name="ce5" table:formula="of:=[.D241]-[.E241]" office:value-type="float" office:value="23">
            <text:p>23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3-08-29">
            <text:p>29.08.2013</text:p>
          </table:table-cell>
          <table:table-cell office:value-type="float" office:value="13380">
            <text:p>13380</text:p>
          </table:table-cell>
          <table:table-cell table:formula="of:=[.B243]" office:value-type="float" office:value="13428">
            <text:p>13428</text:p>
          </table:table-cell>
          <table:table-cell table:style-name="ce5" office:value-type="float" office:value="52.7">
            <text:p>52,70</text:p>
          </table:table-cell>
          <table:table-cell table:style-name="ce5" table:formula="of:=[.D242]-([.C242]-[.B242])" office:value-type="float" office:value="4.7">
            <text:p>4,70</text:p>
          </table:table-cell>
          <table:table-cell table:style-name="ce5" table:formula="of:=[.D242]-[.E242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3-08-30">
            <text:p>30.08.2013</text:p>
          </table:table-cell>
          <table:table-cell office:value-type="float" office:value="13428">
            <text:p>13428</text:p>
          </table:table-cell>
          <table:table-cell table:formula="of:=[.B244]" office:value-type="float" office:value="13469">
            <text:p>13469</text:p>
          </table:table-cell>
          <table:table-cell table:style-name="ce5" office:value-type="float" office:value="50.6">
            <text:p>50,60</text:p>
          </table:table-cell>
          <table:table-cell table:style-name="ce5" table:formula="of:=[.D243]-([.C243]-[.B243])" office:value-type="float" office:value="9.6">
            <text:p>9,60</text:p>
          </table:table-cell>
          <table:table-cell table:style-name="ce5" table:formula="of:=[.D243]-[.E243]" office:value-type="float" office:value="41">
            <text:p>41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3-08-31">
            <text:p>31.08.2013</text:p>
          </table:table-cell>
          <table:table-cell office:value-type="float" office:value="13469">
            <text:p>13469</text:p>
          </table:table-cell>
          <table:table-cell table:formula="of:=[.B245]" office:value-type="float" office:value="13497">
            <text:p>13497</text:p>
          </table:table-cell>
          <table:table-cell table:style-name="ce5" office:value-type="float" office:value="36.3">
            <text:p>36,30</text:p>
          </table:table-cell>
          <table:table-cell table:style-name="ce5" table:formula="of:=[.D244]-([.C244]-[.B244])" office:value-type="float" office:value="8.3">
            <text:p>8,30</text:p>
          </table:table-cell>
          <table:table-cell table:style-name="ce5" table:formula="of:=[.D244]-[.E244]" office:value-type="float" office:value="28">
            <text:p>28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3-09-01">
            <text:p>01.09.2013</text:p>
          </table:table-cell>
          <table:table-cell office:value-type="float" office:value="13497">
            <text:p>13497</text:p>
          </table:table-cell>
          <table:table-cell table:formula="of:=[.B246]" office:value-type="float" office:value="13513">
            <text:p>13513</text:p>
          </table:table-cell>
          <table:table-cell table:style-name="ce5" office:value-type="float" office:value="24.7">
            <text:p>24,70</text:p>
          </table:table-cell>
          <table:table-cell table:style-name="ce5" table:formula="of:=[.D245]-([.C245]-[.B245])" office:value-type="float" office:value="8.7">
            <text:p>8,70</text:p>
          </table:table-cell>
          <table:table-cell table:style-name="ce5" table:formula="of:=[.D245]-[.E245]" office:value-type="float" office:value="16">
            <text:p>16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3-09-02">
            <text:p>02.09.2013</text:p>
          </table:table-cell>
          <table:table-cell office:value-type="float" office:value="13513">
            <text:p>13513</text:p>
          </table:table-cell>
          <table:table-cell table:formula="of:=[.B247]" office:value-type="float" office:value="13554">
            <text:p>13554</text:p>
          </table:table-cell>
          <table:table-cell table:style-name="ce5" office:value-type="float" office:value="46.5">
            <text:p>46,50</text:p>
          </table:table-cell>
          <table:table-cell table:style-name="ce5" table:formula="of:=[.D246]-([.C246]-[.B246])" office:value-type="float" office:value="5.5">
            <text:p>5,50</text:p>
          </table:table-cell>
          <table:table-cell table:style-name="ce5" table:formula="of:=[.D246]-[.E246]" office:value-type="float" office:value="41">
            <text:p>41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3-09-03">
            <text:p>03.09.2013</text:p>
          </table:table-cell>
          <table:table-cell office:value-type="float" office:value="13554">
            <text:p>13554</text:p>
          </table:table-cell>
          <table:table-cell table:formula="of:=[.B248]" office:value-type="float" office:value="13599">
            <text:p>13599</text:p>
          </table:table-cell>
          <table:table-cell table:style-name="ce5" office:value-type="float" office:value="54">
            <text:p>54,00</text:p>
          </table:table-cell>
          <table:table-cell table:style-name="ce5" table:formula="of:=[.D247]-([.C247]-[.B247])" office:value-type="float" office:value="9">
            <text:p>9,00</text:p>
          </table:table-cell>
          <table:table-cell table:style-name="ce5" table:formula="of:=[.D247]-[.E247]" office:value-type="float" office:value="45">
            <text:p>45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3-09-04">
            <text:p>04.09.2013</text:p>
          </table:table-cell>
          <table:table-cell office:value-type="float" office:value="13599">
            <text:p>13599</text:p>
          </table:table-cell>
          <table:table-cell table:formula="of:=[.B249]" office:value-type="float" office:value="13644">
            <text:p>13644</text:p>
          </table:table-cell>
          <table:table-cell table:style-name="ce5" office:value-type="float" office:value="53.5">
            <text:p>53,50</text:p>
          </table:table-cell>
          <table:table-cell table:style-name="ce5" table:formula="of:=[.D248]-([.C248]-[.B248])" office:value-type="float" office:value="8.5">
            <text:p>8,50</text:p>
          </table:table-cell>
          <table:table-cell table:style-name="ce5" table:formula="of:=[.D248]-[.E248]" office:value-type="float" office:value="45">
            <text:p>45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3-09-05">
            <text:p>05.09.2013</text:p>
          </table:table-cell>
          <table:table-cell office:value-type="float" office:value="13644">
            <text:p>13644</text:p>
          </table:table-cell>
          <table:table-cell table:formula="of:=[.B250]" office:value-type="float" office:value="13688">
            <text:p>13688</text:p>
          </table:table-cell>
          <table:table-cell table:style-name="ce5" office:value-type="float" office:value="53.6">
            <text:p>53,60</text:p>
          </table:table-cell>
          <table:table-cell table:style-name="ce5" table:formula="of:=[.D249]-([.C249]-[.B249])" office:value-type="float" office:value="9.6">
            <text:p>9,60</text:p>
          </table:table-cell>
          <table:table-cell table:style-name="ce5" table:formula="of:=[.D249]-[.E249]" office:value-type="float" office:value="44">
            <text:p>44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3-09-06">
            <text:p>06.09.2013</text:p>
          </table:table-cell>
          <table:table-cell office:value-type="float" office:value="13688">
            <text:p>13688</text:p>
          </table:table-cell>
          <table:table-cell table:formula="of:=[.B251]" office:value-type="float" office:value="13721">
            <text:p>13721</text:p>
          </table:table-cell>
          <table:table-cell table:style-name="ce5" office:value-type="float" office:value="42">
            <text:p>42,00</text:p>
          </table:table-cell>
          <table:table-cell table:style-name="ce5" table:formula="of:=[.D250]-([.C250]-[.B250])" office:value-type="float" office:value="9">
            <text:p>9,00</text:p>
          </table:table-cell>
          <table:table-cell table:style-name="ce5" table:formula="of:=[.D250]-[.E250]" office:value-type="float" office:value="33">
            <text:p>33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3-09-07">
            <text:p>07.09.2013</text:p>
          </table:table-cell>
          <table:table-cell office:value-type="float" office:value="13721">
            <text:p>13721</text:p>
          </table:table-cell>
          <table:table-cell table:formula="of:=[.B252]" office:value-type="float" office:value="13752">
            <text:p>13752</text:p>
          </table:table-cell>
          <table:table-cell table:style-name="ce5" office:value-type="float" office:value="39.2">
            <text:p>39,20</text:p>
          </table:table-cell>
          <table:table-cell table:style-name="ce5" table:formula="of:=[.D251]-([.C251]-[.B251])" office:value-type="float" office:value="8.2">
            <text:p>8,20</text:p>
          </table:table-cell>
          <table:table-cell table:style-name="ce5" table:formula="of:=[.D251]-[.E251]" office:value-type="float" office:value="31">
            <text:p>31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3-09-08">
            <text:p>08.09.2013</text:p>
          </table:table-cell>
          <table:table-cell office:value-type="float" office:value="13752">
            <text:p>13752</text:p>
          </table:table-cell>
          <table:table-cell table:formula="of:=[.B253]" office:value-type="float" office:value="13768">
            <text:p>13768</text:p>
          </table:table-cell>
          <table:table-cell table:style-name="ce5" office:value-type="float" office:value="20.2">
            <text:p>20,20</text:p>
          </table:table-cell>
          <table:table-cell table:style-name="ce5" table:formula="of:=[.D252]-([.C252]-[.B252])" office:value-type="float" office:value="4.2">
            <text:p>4,20</text:p>
          </table:table-cell>
          <table:table-cell table:style-name="ce5" table:formula="of:=[.D252]-[.E252]" office:value-type="float" office:value="16">
            <text:p>16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3-09-09">
            <text:p>09.09.2013</text:p>
          </table:table-cell>
          <table:table-cell office:value-type="float" office:value="13768">
            <text:p>13768</text:p>
          </table:table-cell>
          <table:table-cell table:formula="of:=[.B254]" office:value-type="float" office:value="13798">
            <text:p>13798</text:p>
          </table:table-cell>
          <table:table-cell table:style-name="ce5" office:value-type="float" office:value="38.6">
            <text:p>38,60</text:p>
          </table:table-cell>
          <table:table-cell table:style-name="ce5" table:formula="of:=[.D253]-([.C253]-[.B253])" office:value-type="float" office:value="8.6">
            <text:p>8,60</text:p>
          </table:table-cell>
          <table:table-cell table:style-name="ce5" table:formula="of:=[.D253]-[.E253]" office:value-type="float" office:value="30">
            <text:p>30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3-09-10">
            <text:p>10.09.2013</text:p>
          </table:table-cell>
          <table:table-cell office:value-type="float" office:value="13798">
            <text:p>13798</text:p>
          </table:table-cell>
          <table:table-cell table:formula="of:=[.B255]" office:value-type="float" office:value="13812">
            <text:p>13812</text:p>
          </table:table-cell>
          <table:table-cell table:style-name="ce5" office:value-type="float" office:value="19.6">
            <text:p>19,60</text:p>
          </table:table-cell>
          <table:table-cell table:style-name="ce5" table:formula="of:=[.D254]-([.C254]-[.B254])" office:value-type="float" office:value="5.6">
            <text:p>5,60</text:p>
          </table:table-cell>
          <table:table-cell table:style-name="ce5" table:formula="of:=[.D254]-[.E254]" office:value-type="float" office:value="14">
            <text:p>14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3-09-11">
            <text:p>11.09.2013</text:p>
          </table:table-cell>
          <table:table-cell office:value-type="float" office:value="13812">
            <text:p>13812</text:p>
          </table:table-cell>
          <table:table-cell table:formula="of:=[.B256]" office:value-type="float" office:value="13821">
            <text:p>13821</text:p>
          </table:table-cell>
          <table:table-cell table:style-name="ce5" office:value-type="float" office:value="13.7">
            <text:p>13,70</text:p>
          </table:table-cell>
          <table:table-cell table:style-name="ce5" table:formula="of:=[.D255]-([.C255]-[.B255])" office:value-type="float" office:value="4.7">
            <text:p>4,70</text:p>
          </table:table-cell>
          <table:table-cell table:style-name="ce5" table:formula="of:=[.D255]-[.E255]" office:value-type="float" office:value="9">
            <text:p>9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3-09-12">
            <text:p>12.09.2013</text:p>
          </table:table-cell>
          <table:table-cell office:value-type="float" office:value="13821">
            <text:p>13821</text:p>
          </table:table-cell>
          <table:table-cell table:formula="of:=[.B257]" office:value-type="float" office:value="13829">
            <text:p>13829</text:p>
          </table:table-cell>
          <table:table-cell table:style-name="ce5" office:value-type="float" office:value="14.1">
            <text:p>14,10</text:p>
          </table:table-cell>
          <table:table-cell table:style-name="ce5" table:formula="of:=[.D256]-([.C256]-[.B256])" office:value-type="float" office:value="6.1">
            <text:p>6,10</text:p>
          </table:table-cell>
          <table:table-cell table:style-name="ce5" table:formula="of:=[.D256]-[.E256]" office:value-type="float" office:value="8">
            <text:p>8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3-09-13">
            <text:p>13.09.2013</text:p>
          </table:table-cell>
          <table:table-cell office:value-type="float" office:value="13829">
            <text:p>13829</text:p>
          </table:table-cell>
          <table:table-cell table:formula="of:=[.B258]" office:value-type="float" office:value="13844">
            <text:p>13844</text:p>
          </table:table-cell>
          <table:table-cell table:style-name="ce5" office:value-type="float" office:value="21">
            <text:p>21,00</text:p>
          </table:table-cell>
          <table:table-cell table:style-name="ce5" table:formula="of:=[.D257]-([.C257]-[.B257])" office:value-type="float" office:value="6">
            <text:p>6,00</text:p>
          </table:table-cell>
          <table:table-cell table:style-name="ce5" table:formula="of:=[.D257]-[.E257]" office:value-type="float" office:value="15">
            <text:p>15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3-09-14">
            <text:p>14.09.2013</text:p>
          </table:table-cell>
          <table:table-cell office:value-type="float" office:value="13844">
            <text:p>13844</text:p>
          </table:table-cell>
          <table:table-cell table:formula="of:=[.B259]" office:value-type="float" office:value="13855">
            <text:p>13855</text:p>
          </table:table-cell>
          <table:table-cell table:style-name="ce5" office:value-type="float" office:value="16.8">
            <text:p>16,80</text:p>
          </table:table-cell>
          <table:table-cell table:style-name="ce5" table:formula="of:=[.D258]-([.C258]-[.B258])" office:value-type="float" office:value="5.8">
            <text:p>5,80</text:p>
          </table:table-cell>
          <table:table-cell table:style-name="ce5" table:formula="of:=[.D258]-[.E258]" office:value-type="float" office:value="11">
            <text:p>11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3-09-15">
            <text:p>15.09.2013</text:p>
          </table:table-cell>
          <table:table-cell office:value-type="float" office:value="13855">
            <text:p>13855</text:p>
          </table:table-cell>
          <table:table-cell table:formula="of:=[.B260]" office:value-type="float" office:value="13865">
            <text:p>13865</text:p>
          </table:table-cell>
          <table:table-cell table:style-name="ce5" office:value-type="float" office:value="15.5">
            <text:p>15,50</text:p>
          </table:table-cell>
          <table:table-cell table:style-name="ce5" table:formula="of:=[.D259]-([.C259]-[.B259])" office:value-type="float" office:value="5.5">
            <text:p>5,50</text:p>
          </table:table-cell>
          <table:table-cell table:style-name="ce5" table:formula="of:=[.D259]-[.E259]" office:value-type="float" office:value="10">
            <text:p>10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3-09-16">
            <text:p>16.09.2013</text:p>
          </table:table-cell>
          <table:table-cell office:value-type="float" office:value="13865">
            <text:p>13865</text:p>
          </table:table-cell>
          <table:table-cell table:formula="of:=[.B261]" office:value-type="float" office:value="13872">
            <text:p>13872</text:p>
          </table:table-cell>
          <table:table-cell table:style-name="ce5" office:value-type="float" office:value="12.5">
            <text:p>12,50</text:p>
          </table:table-cell>
          <table:table-cell table:style-name="ce5" table:formula="of:=[.D260]-([.C260]-[.B260])" office:value-type="float" office:value="5.5">
            <text:p>5,50</text:p>
          </table:table-cell>
          <table:table-cell table:style-name="ce5" table:formula="of:=[.D260]-[.E260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3-09-17">
            <text:p>17.09.2013</text:p>
          </table:table-cell>
          <table:table-cell office:value-type="float" office:value="13872">
            <text:p>13872</text:p>
          </table:table-cell>
          <table:table-cell table:formula="of:=[.B262]" office:value-type="float" office:value="13895">
            <text:p>13895</text:p>
          </table:table-cell>
          <table:table-cell table:style-name="ce5" office:value-type="float" office:value="27.9">
            <text:p>27,90</text:p>
          </table:table-cell>
          <table:table-cell table:style-name="ce5" table:formula="of:=[.D261]-([.C261]-[.B261])" office:value-type="float" office:value="4.9">
            <text:p>4,90</text:p>
          </table:table-cell>
          <table:table-cell table:style-name="ce5" table:formula="of:=[.D261]-[.E261]" office:value-type="float" office:value="23">
            <text:p>23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3-09-18">
            <text:p>18.09.2013</text:p>
          </table:table-cell>
          <table:table-cell office:value-type="float" office:value="13895">
            <text:p>13895</text:p>
          </table:table-cell>
          <table:table-cell table:formula="of:=[.B263]" office:value-type="float" office:value="13909">
            <text:p>13909</text:p>
          </table:table-cell>
          <table:table-cell table:style-name="ce5" office:value-type="float" office:value="20.6">
            <text:p>20,60</text:p>
          </table:table-cell>
          <table:table-cell table:style-name="ce5" table:formula="of:=[.D262]-([.C262]-[.B262])" office:value-type="float" office:value="6.6">
            <text:p>6,60</text:p>
          </table:table-cell>
          <table:table-cell table:style-name="ce5" table:formula="of:=[.D262]-[.E262]" office:value-type="float" office:value="14">
            <text:p>14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3-09-19">
            <text:p>19.09.2013</text:p>
          </table:table-cell>
          <table:table-cell office:value-type="float" office:value="13909">
            <text:p>13909</text:p>
          </table:table-cell>
          <table:table-cell table:formula="of:=[.B264]" office:value-type="float" office:value="13930">
            <text:p>13930</text:p>
          </table:table-cell>
          <table:table-cell table:style-name="ce5" office:value-type="float" office:value="26">
            <text:p>26,00</text:p>
          </table:table-cell>
          <table:table-cell table:style-name="ce5" table:formula="of:=[.D263]-([.C263]-[.B263])" office:value-type="float" office:value="5">
            <text:p>5,00</text:p>
          </table:table-cell>
          <table:table-cell table:style-name="ce5" table:formula="of:=[.D263]-[.E263]" office:value-type="float" office:value="21">
            <text:p>21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3-09-20">
            <text:p>20.09.2013</text:p>
          </table:table-cell>
          <table:table-cell office:value-type="float" office:value="13930">
            <text:p>13930</text:p>
          </table:table-cell>
          <table:table-cell table:formula="of:=[.B265]" office:value-type="float" office:value="13944">
            <text:p>13944</text:p>
          </table:table-cell>
          <table:table-cell table:style-name="ce5" office:value-type="float" office:value="19.3">
            <text:p>19,30</text:p>
          </table:table-cell>
          <table:table-cell table:style-name="ce5" table:formula="of:=[.D264]-([.C264]-[.B264])" office:value-type="float" office:value="5.3">
            <text:p>5,30</text:p>
          </table:table-cell>
          <table:table-cell table:style-name="ce5" table:formula="of:=[.D264]-[.E264]" office:value-type="float" office:value="14">
            <text:p>14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3-09-21">
            <text:p>21.09.2013</text:p>
          </table:table-cell>
          <table:table-cell office:value-type="float" office:value="13944">
            <text:p>13944</text:p>
          </table:table-cell>
          <table:table-cell table:formula="of:=[.B266]" office:value-type="float" office:value="13967">
            <text:p>13967</text:p>
          </table:table-cell>
          <table:table-cell table:style-name="ce5" office:value-type="float" office:value="30.8">
            <text:p>30,80</text:p>
          </table:table-cell>
          <table:table-cell table:style-name="ce5" table:formula="of:=[.D265]-([.C265]-[.B265])" office:value-type="float" office:value="7.8">
            <text:p>7,80</text:p>
          </table:table-cell>
          <table:table-cell table:style-name="ce5" table:formula="of:=[.D265]-[.E265]" office:value-type="float" office:value="23">
            <text:p>23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3-09-22">
            <text:p>22.09.2013</text:p>
          </table:table-cell>
          <table:table-cell office:value-type="float" office:value="13967">
            <text:p>13967</text:p>
          </table:table-cell>
          <table:table-cell table:formula="of:=[.B267]" office:value-type="float" office:value="14003">
            <text:p>14003</text:p>
          </table:table-cell>
          <table:table-cell table:style-name="ce5" office:value-type="float" office:value="44.6">
            <text:p>44,60</text:p>
          </table:table-cell>
          <table:table-cell table:style-name="ce5" table:formula="of:=[.D266]-([.C266]-[.B266])" office:value-type="float" office:value="8.6">
            <text:p>8,60</text:p>
          </table:table-cell>
          <table:table-cell table:style-name="ce5" table:formula="of:=[.D266]-[.E266]" office:value-type="float" office:value="36">
            <text:p>36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3-09-23">
            <text:p>23.09.2013</text:p>
          </table:table-cell>
          <table:table-cell office:value-type="float" office:value="14003">
            <text:p>14003</text:p>
          </table:table-cell>
          <table:table-cell table:formula="of:=[.B268]" office:value-type="float" office:value="14043">
            <text:p>14043</text:p>
          </table:table-cell>
          <table:table-cell table:style-name="ce5" office:value-type="float" office:value="46.8">
            <text:p>46,80</text:p>
          </table:table-cell>
          <table:table-cell table:style-name="ce5" table:formula="of:=[.D267]-([.C267]-[.B267])" office:value-type="float" office:value="6.8">
            <text:p>6,80</text:p>
          </table:table-cell>
          <table:table-cell table:style-name="ce5" table:formula="of:=[.D267]-[.E267]" office:value-type="float" office:value="40">
            <text:p>40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3-09-24">
            <text:p>24.09.2013</text:p>
          </table:table-cell>
          <table:table-cell office:value-type="float" office:value="14043">
            <text:p>14043</text:p>
          </table:table-cell>
          <table:table-cell table:formula="of:=[.B269]" office:value-type="float" office:value="14083">
            <text:p>14083</text:p>
          </table:table-cell>
          <table:table-cell table:style-name="ce5" office:value-type="float" office:value="48.2">
            <text:p>48,20</text:p>
          </table:table-cell>
          <table:table-cell table:style-name="ce5" table:formula="of:=[.D268]-([.C268]-[.B268])" office:value-type="float" office:value="8.2">
            <text:p>8,20</text:p>
          </table:table-cell>
          <table:table-cell table:style-name="ce5" table:formula="of:=[.D268]-[.E268]" office:value-type="float" office:value="40">
            <text:p>40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3-09-25">
            <text:p>25.09.2013</text:p>
          </table:table-cell>
          <table:table-cell office:value-type="float" office:value="14083">
            <text:p>14083</text:p>
          </table:table-cell>
          <table:table-cell table:formula="of:=[.B270]" office:value-type="float" office:value="14110">
            <text:p>14110</text:p>
          </table:table-cell>
          <table:table-cell table:style-name="ce5" office:value-type="float" office:value="39.2">
            <text:p>39,20</text:p>
          </table:table-cell>
          <table:table-cell table:style-name="ce5" table:formula="of:=[.D269]-([.C269]-[.B269])" office:value-type="float" office:value="12.2">
            <text:p>12,20</text:p>
          </table:table-cell>
          <table:table-cell table:style-name="ce5" table:formula="of:=[.D269]-[.E269]" office:value-type="float" office:value="27">
            <text:p>27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3-09-26">
            <text:p>26.09.2013</text:p>
          </table:table-cell>
          <table:table-cell office:value-type="float" office:value="14110">
            <text:p>14110</text:p>
          </table:table-cell>
          <table:table-cell table:formula="of:=[.B271]" office:value-type="float" office:value="14113">
            <text:p>14113</text:p>
          </table:table-cell>
          <table:table-cell table:style-name="ce5" office:value-type="float" office:value="6.5">
            <text:p>6,50</text:p>
          </table:table-cell>
          <table:table-cell table:style-name="ce5" table:formula="of:=[.D270]-([.C270]-[.B270])" office:value-type="float" office:value="3.5">
            <text:p>3,50</text:p>
          </table:table-cell>
          <table:table-cell table:style-name="ce5" table:formula="of:=[.D270]-[.E270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3-09-27">
            <text:p>27.09.2013</text:p>
          </table:table-cell>
          <table:table-cell office:value-type="float" office:value="14113">
            <text:p>14113</text:p>
          </table:table-cell>
          <table:table-cell table:formula="of:=[.B272]" office:value-type="float" office:value="14125">
            <text:p>14125</text:p>
          </table:table-cell>
          <table:table-cell table:style-name="ce5" office:value-type="float" office:value="16.9">
            <text:p>16,90</text:p>
          </table:table-cell>
          <table:table-cell table:style-name="ce5" table:formula="of:=[.D271]-([.C271]-[.B271])" office:value-type="float" office:value="4.9">
            <text:p>4,90</text:p>
          </table:table-cell>
          <table:table-cell table:style-name="ce5" table:formula="of:=[.D271]-[.E271]" office:value-type="float" office:value="12">
            <text:p>12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3-09-28">
            <text:p>28.09.2013</text:p>
          </table:table-cell>
          <table:table-cell office:value-type="float" office:value="14125">
            <text:p>14125</text:p>
          </table:table-cell>
          <table:table-cell table:formula="of:=[.B273]" office:value-type="float" office:value="14157">
            <text:p>14157</text:p>
          </table:table-cell>
          <table:table-cell table:style-name="ce5" office:value-type="float" office:value="39.2">
            <text:p>39,20</text:p>
          </table:table-cell>
          <table:table-cell table:style-name="ce5" table:formula="of:=[.D272]-([.C272]-[.B272])" office:value-type="float" office:value="7.2">
            <text:p>7,20</text:p>
          </table:table-cell>
          <table:table-cell table:style-name="ce5" table:formula="of:=[.D272]-[.E272]" office:value-type="float" office:value="32">
            <text:p>32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3-09-29">
            <text:p>29.09.2013</text:p>
          </table:table-cell>
          <table:table-cell office:value-type="float" office:value="14157">
            <text:p>14157</text:p>
          </table:table-cell>
          <table:table-cell table:formula="of:=[.B274]" office:value-type="float" office:value="14180">
            <text:p>14180</text:p>
          </table:table-cell>
          <table:table-cell table:style-name="ce5" office:value-type="float" office:value="30.5">
            <text:p>30,50</text:p>
          </table:table-cell>
          <table:table-cell table:style-name="ce5" table:formula="of:=[.D273]-([.C273]-[.B273])" office:value-type="float" office:value="7.5">
            <text:p>7,50</text:p>
          </table:table-cell>
          <table:table-cell table:style-name="ce5" table:formula="of:=[.D273]-[.E273]" office:value-type="float" office:value="23">
            <text:p>23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3-09-30">
            <text:p>30.09.2013</text:p>
          </table:table-cell>
          <table:table-cell office:value-type="float" office:value="14180">
            <text:p>14180</text:p>
          </table:table-cell>
          <table:table-cell table:formula="of:=[.B275]" office:value-type="float" office:value="14183">
            <text:p>14183</text:p>
          </table:table-cell>
          <table:table-cell table:style-name="ce5" office:value-type="float" office:value="6.8">
            <text:p>6,80</text:p>
          </table:table-cell>
          <table:table-cell table:style-name="ce5" table:formula="of:=[.D274]-([.C274]-[.B274])" office:value-type="float" office:value="3.8">
            <text:p>3,80</text:p>
          </table:table-cell>
          <table:table-cell table:style-name="ce5" table:formula="of:=[.D274]-[.E274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10-01">
            <text:p>01.10.2013</text:p>
          </table:table-cell>
          <table:table-cell office:value-type="float" office:value="14183">
            <text:p>14183</text:p>
          </table:table-cell>
          <table:table-cell table:formula="of:=[.B276]" office:value-type="float" office:value="14216">
            <text:p>14216</text:p>
          </table:table-cell>
          <table:table-cell table:style-name="ce5" office:value-type="float" office:value="43">
            <text:p>43,00</text:p>
          </table:table-cell>
          <table:table-cell table:style-name="ce5" table:formula="of:=[.D275]-([.C275]-[.B275])" office:value-type="float" office:value="10">
            <text:p>10,00</text:p>
          </table:table-cell>
          <table:table-cell table:style-name="ce5" table:formula="of:=[.D275]-[.E275]" office:value-type="float" office:value="33">
            <text:p>33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10-02">
            <text:p>02.10.2013</text:p>
          </table:table-cell>
          <table:table-cell office:value-type="float" office:value="14216">
            <text:p>14216</text:p>
          </table:table-cell>
          <table:table-cell table:formula="of:=[.B277]" office:value-type="float" office:value="14254">
            <text:p>14254</text:p>
          </table:table-cell>
          <table:table-cell table:style-name="ce5" office:value-type="float" office:value="45.6">
            <text:p>45,60</text:p>
          </table:table-cell>
          <table:table-cell table:style-name="ce5" table:formula="of:=[.D276]-([.C276]-[.B276])" office:value-type="float" office:value="7.6">
            <text:p>7,60</text:p>
          </table:table-cell>
          <table:table-cell table:style-name="ce5" table:formula="of:=[.D276]-[.E276]" office:value-type="float" office:value="38">
            <text:p>38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10-03">
            <text:p>03.10.2013</text:p>
          </table:table-cell>
          <table:table-cell office:value-type="float" office:value="14254">
            <text:p>14254</text:p>
          </table:table-cell>
          <table:table-cell table:formula="of:=[.B278]" office:value-type="float" office:value="14294">
            <text:p>14294</text:p>
          </table:table-cell>
          <table:table-cell table:style-name="ce5" office:value-type="float" office:value="43.8">
            <text:p>43,80</text:p>
          </table:table-cell>
          <table:table-cell table:style-name="ce5" table:formula="of:=[.D277]-([.C277]-[.B277])" office:value-type="float" office:value="3.8">
            <text:p>3,80</text:p>
          </table:table-cell>
          <table:table-cell table:style-name="ce5" table:formula="of:=[.D277]-[.E277]" office:value-type="float" office:value="40">
            <text:p>40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10-04">
            <text:p>04.10.2013</text:p>
          </table:table-cell>
          <table:table-cell office:value-type="float" office:value="14294">
            <text:p>14294</text:p>
          </table:table-cell>
          <table:table-cell table:formula="of:=[.B279]" office:value-type="float" office:value="14314">
            <text:p>14314</text:p>
          </table:table-cell>
          <table:table-cell table:style-name="ce5" office:value-type="float" office:value="23.7">
            <text:p>23,70</text:p>
          </table:table-cell>
          <table:table-cell table:style-name="ce5" table:formula="of:=[.D278]-([.C278]-[.B278])" office:value-type="float" office:value="3.7">
            <text:p>3,70</text:p>
          </table:table-cell>
          <table:table-cell table:style-name="ce5" table:formula="of:=[.D278]-[.E278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10-05">
            <text:p>05.10.2013</text:p>
          </table:table-cell>
          <table:table-cell office:value-type="float" office:value="14314">
            <text:p>14314</text:p>
          </table:table-cell>
          <table:table-cell table:formula="of:=[.B280]" office:value-type="float" office:value="14319">
            <text:p>14319</text:p>
          </table:table-cell>
          <table:table-cell table:style-name="ce5" office:value-type="float" office:value="7.6">
            <text:p>7,60</text:p>
          </table:table-cell>
          <table:table-cell table:style-name="ce5" table:formula="of:=[.D279]-([.C279]-[.B279])" office:value-type="float" office:value="2.6">
            <text:p>2,60</text:p>
          </table:table-cell>
          <table:table-cell table:style-name="ce5" table:formula="of:=[.D279]-[.E279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10-06">
            <text:p>06.10.2013</text:p>
          </table:table-cell>
          <table:table-cell office:value-type="float" office:value="14319">
            <text:p>14319</text:p>
          </table:table-cell>
          <table:table-cell table:formula="of:=[.B281]" office:value-type="float" office:value="14322">
            <text:p>14322</text:p>
          </table:table-cell>
          <table:table-cell table:style-name="ce5" office:value-type="float" office:value="4.9">
            <text:p>4,90</text:p>
          </table:table-cell>
          <table:table-cell table:style-name="ce5" table:formula="of:=[.D280]-([.C280]-[.B280])" office:value-type="float" office:value="1.9">
            <text:p>1,90</text:p>
          </table:table-cell>
          <table:table-cell table:style-name="ce5" table:formula="of:=[.D280]-[.E280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10-07">
            <text:p>07.10.2013</text:p>
          </table:table-cell>
          <table:table-cell office:value-type="float" office:value="14322">
            <text:p>14322</text:p>
          </table:table-cell>
          <table:table-cell table:formula="of:=[.B282]" office:value-type="float" office:value="14330">
            <text:p>14330</text:p>
          </table:table-cell>
          <table:table-cell table:style-name="ce5" office:value-type="float" office:value="14.1">
            <text:p>14,10</text:p>
          </table:table-cell>
          <table:table-cell table:style-name="ce5" table:formula="of:=[.D281]-([.C281]-[.B281])" office:value-type="float" office:value="6.1">
            <text:p>6,10</text:p>
          </table:table-cell>
          <table:table-cell table:style-name="ce5" table:formula="of:=[.D281]-[.E281]" office:value-type="float" office:value="8">
            <text:p>8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10-08">
            <text:p>08.10.2013</text:p>
          </table:table-cell>
          <table:table-cell office:value-type="float" office:value="14330">
            <text:p>14330</text:p>
          </table:table-cell>
          <table:table-cell table:formula="of:=[.B283]" office:value-type="float" office:value="14334">
            <text:p>14334</text:p>
          </table:table-cell>
          <table:table-cell table:style-name="ce5" office:value-type="float" office:value="7.1">
            <text:p>7,10</text:p>
          </table:table-cell>
          <table:table-cell table:style-name="ce5" table:formula="of:=[.D282]-([.C282]-[.B282])" office:value-type="float" office:value="3.1">
            <text:p>3,10</text:p>
          </table:table-cell>
          <table:table-cell table:style-name="ce5" table:formula="of:=[.D282]-[.E282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10-09">
            <text:p>09.10.2013</text:p>
          </table:table-cell>
          <table:table-cell office:value-type="float" office:value="14334">
            <text:p>14334</text:p>
          </table:table-cell>
          <table:table-cell table:formula="of:=[.B284]" office:value-type="float" office:value="14341">
            <text:p>14341</text:p>
          </table:table-cell>
          <table:table-cell table:style-name="ce5" office:value-type="float" office:value="11.6">
            <text:p>11,60</text:p>
          </table:table-cell>
          <table:table-cell table:style-name="ce5" table:formula="of:=[.D283]-([.C283]-[.B283])" office:value-type="float" office:value="4.6">
            <text:p>4,60</text:p>
          </table:table-cell>
          <table:table-cell table:style-name="ce5" table:formula="of:=[.D283]-[.E283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10-10">
            <text:p>10.10.2013</text:p>
          </table:table-cell>
          <table:table-cell office:value-type="float" office:value="14341">
            <text:p>14341</text:p>
          </table:table-cell>
          <table:table-cell table:formula="of:=[.B285]" office:value-type="float" office:value="14342">
            <text:p>14342</text:p>
          </table:table-cell>
          <table:table-cell table:style-name="ce5" office:value-type="float" office:value="3.6">
            <text:p>3,60</text:p>
          </table:table-cell>
          <table:table-cell table:style-name="ce5" table:formula="of:=[.D284]-([.C284]-[.B284])" office:value-type="float" office:value="2.6">
            <text:p>2,60</text:p>
          </table:table-cell>
          <table:table-cell table:style-name="ce5" table:formula="of:=[.D284]-[.E284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10-11">
            <text:p>11.10.2013</text:p>
          </table:table-cell>
          <table:table-cell office:value-type="float" office:value="14342">
            <text:p>14342</text:p>
          </table:table-cell>
          <table:table-cell table:formula="of:=[.B286]" office:value-type="float" office:value="14349">
            <text:p>14349</text:p>
          </table:table-cell>
          <table:table-cell table:style-name="ce5" office:value-type="float" office:value="12.3">
            <text:p>12,30</text:p>
          </table:table-cell>
          <table:table-cell table:style-name="ce5" table:formula="of:=[.D285]-([.C285]-[.B285])" office:value-type="float" office:value="5.3">
            <text:p>5,30</text:p>
          </table:table-cell>
          <table:table-cell table:style-name="ce5" table:formula="of:=[.D285]-[.E285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10-12">
            <text:p>12.10.2013</text:p>
          </table:table-cell>
          <table:table-cell office:value-type="float" office:value="14349">
            <text:p>14349</text:p>
          </table:table-cell>
          <table:table-cell table:formula="of:=[.B287]" office:value-type="float" office:value="14355">
            <text:p>14355</text:p>
          </table:table-cell>
          <table:table-cell table:style-name="ce5" office:value-type="float" office:value="10.8">
            <text:p>10,80</text:p>
          </table:table-cell>
          <table:table-cell table:style-name="ce5" table:formula="of:=[.D286]-([.C286]-[.B286])" office:value-type="float" office:value="4.8">
            <text:p>4,80</text:p>
          </table:table-cell>
          <table:table-cell table:style-name="ce5" table:formula="of:=[.D286]-[.E286]" office:value-type="float" office:value="6">
            <text:p>6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10-13">
            <text:p>13.10.2013</text:p>
          </table:table-cell>
          <table:table-cell office:value-type="float" office:value="14355">
            <text:p>14355</text:p>
          </table:table-cell>
          <table:table-cell table:formula="of:=[.B288]" office:value-type="float" office:value="14380">
            <text:p>14380</text:p>
          </table:table-cell>
          <table:table-cell table:style-name="ce5" office:value-type="float" office:value="33.1">
            <text:p>33,10</text:p>
          </table:table-cell>
          <table:table-cell table:style-name="ce5" table:formula="of:=[.D287]-([.C287]-[.B287])" office:value-type="float" office:value="8.1">
            <text:p>8,10</text:p>
          </table:table-cell>
          <table:table-cell table:style-name="ce5" table:formula="of:=[.D287]-[.E287]" office:value-type="float" office:value="25">
            <text:p>25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10-14">
            <text:p>14.10.2013</text:p>
          </table:table-cell>
          <table:table-cell office:value-type="float" office:value="14380">
            <text:p>14380</text:p>
          </table:table-cell>
          <table:table-cell table:formula="of:=[.B289]" office:value-type="float" office:value="14386">
            <text:p>14386</text:p>
          </table:table-cell>
          <table:table-cell table:style-name="ce5" office:value-type="float" office:value="10">
            <text:p>10,00</text:p>
          </table:table-cell>
          <table:table-cell table:style-name="ce5" table:formula="of:=[.D288]-([.C288]-[.B288])" office:value-type="float" office:value="4">
            <text:p>4,00</text:p>
          </table:table-cell>
          <table:table-cell table:style-name="ce5" table:formula="of:=[.D288]-[.E288]" office:value-type="float" office:value="6">
            <text:p>6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10-15">
            <text:p>15.10.2013</text:p>
          </table:table-cell>
          <table:table-cell office:value-type="float" office:value="14386">
            <text:p>14386</text:p>
          </table:table-cell>
          <table:table-cell table:formula="of:=[.B290]" office:value-type="float" office:value="14390">
            <text:p>14390</text:p>
          </table:table-cell>
          <table:table-cell table:style-name="ce5" office:value-type="float" office:value="8.4">
            <text:p>8,40</text:p>
          </table:table-cell>
          <table:table-cell table:style-name="ce5" table:formula="of:=[.D289]-([.C289]-[.B289])" office:value-type="float" office:value="4.4">
            <text:p>4,40</text:p>
          </table:table-cell>
          <table:table-cell table:style-name="ce5" table:formula="of:=[.D289]-[.E289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10-16">
            <text:p>16.10.2013</text:p>
          </table:table-cell>
          <table:table-cell office:value-type="float" office:value="14390">
            <text:p>14390</text:p>
          </table:table-cell>
          <table:table-cell table:formula="of:=[.B291]" office:value-type="float" office:value="14402">
            <text:p>14402</text:p>
          </table:table-cell>
          <table:table-cell table:style-name="ce5" office:value-type="float" office:value="17.9">
            <text:p>17,90</text:p>
          </table:table-cell>
          <table:table-cell table:style-name="ce5" table:formula="of:=[.D290]-([.C290]-[.B290])" office:value-type="float" office:value="5.9">
            <text:p>5,90</text:p>
          </table:table-cell>
          <table:table-cell table:style-name="ce5" table:formula="of:=[.D290]-[.E290]" office:value-type="float" office:value="12">
            <text:p>12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10-17">
            <text:p>17.10.2013</text:p>
          </table:table-cell>
          <table:table-cell office:value-type="float" office:value="14402">
            <text:p>14402</text:p>
          </table:table-cell>
          <table:table-cell table:formula="of:=[.B292]" office:value-type="float" office:value="14423">
            <text:p>14423</text:p>
          </table:table-cell>
          <table:table-cell table:style-name="ce5" office:value-type="float" office:value="25.2">
            <text:p>25,20</text:p>
          </table:table-cell>
          <table:table-cell table:style-name="ce5" table:formula="of:=[.D291]-([.C291]-[.B291])" office:value-type="float" office:value="4.2">
            <text:p>4,20</text:p>
          </table:table-cell>
          <table:table-cell table:style-name="ce5" table:formula="of:=[.D291]-[.E291]" office:value-type="float" office:value="21">
            <text:p>21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10-18">
            <text:p>18.10.2013</text:p>
          </table:table-cell>
          <table:table-cell office:value-type="float" office:value="14423">
            <text:p>14423</text:p>
          </table:table-cell>
          <table:table-cell table:formula="of:=[.B293]" office:value-type="float" office:value="14440">
            <text:p>14440</text:p>
          </table:table-cell>
          <table:table-cell table:style-name="ce5" office:value-type="float" office:value="24.7">
            <text:p>24,70</text:p>
          </table:table-cell>
          <table:table-cell table:style-name="ce5" table:formula="of:=[.D292]-([.C292]-[.B292])" office:value-type="float" office:value="7.7">
            <text:p>7,70</text:p>
          </table:table-cell>
          <table:table-cell table:style-name="ce5" table:formula="of:=[.D292]-[.E292]" office:value-type="float" office:value="17">
            <text:p>17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10-19">
            <text:p>19.10.2013</text:p>
          </table:table-cell>
          <table:table-cell office:value-type="float" office:value="14440">
            <text:p>14440</text:p>
          </table:table-cell>
          <table:table-cell table:formula="of:=[.B294]" office:value-type="float" office:value="14474">
            <text:p>14474</text:p>
          </table:table-cell>
          <table:table-cell table:style-name="ce5" office:value-type="float" office:value="41.2">
            <text:p>41,20</text:p>
          </table:table-cell>
          <table:table-cell table:style-name="ce5" table:formula="of:=[.D293]-([.C293]-[.B293])" office:value-type="float" office:value="7.2">
            <text:p>7,20</text:p>
          </table:table-cell>
          <table:table-cell table:style-name="ce5" table:formula="of:=[.D293]-[.E293]" office:value-type="float" office:value="34">
            <text:p>34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10-20">
            <text:p>20.10.2013</text:p>
          </table:table-cell>
          <table:table-cell office:value-type="float" office:value="14474">
            <text:p>14474</text:p>
          </table:table-cell>
          <table:table-cell table:formula="of:=[.B295]" office:value-type="float" office:value="14479">
            <text:p>14479</text:p>
          </table:table-cell>
          <table:table-cell table:style-name="ce5" office:value-type="float" office:value="7.9">
            <text:p>7,90</text:p>
          </table:table-cell>
          <table:table-cell table:style-name="ce5" table:formula="of:=[.D294]-([.C294]-[.B294])" office:value-type="float" office:value="2.9">
            <text:p>2,90</text:p>
          </table:table-cell>
          <table:table-cell table:style-name="ce5" table:formula="of:=[.D294]-[.E294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10-21">
            <text:p>21.10.2013</text:p>
          </table:table-cell>
          <table:table-cell office:value-type="float" office:value="14479">
            <text:p>14479</text:p>
          </table:table-cell>
          <table:table-cell table:formula="of:=[.B296]" office:value-type="float" office:value="14491">
            <text:p>14491</text:p>
          </table:table-cell>
          <table:table-cell table:style-name="ce5" office:value-type="float" office:value="18.1">
            <text:p>18,10</text:p>
          </table:table-cell>
          <table:table-cell table:style-name="ce5" table:formula="of:=[.D295]-([.C295]-[.B295])" office:value-type="float" office:value="6.1">
            <text:p>6,10</text:p>
          </table:table-cell>
          <table:table-cell table:style-name="ce5" table:formula="of:=[.D295]-[.E295]" office:value-type="float" office:value="12">
            <text:p>12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10-22">
            <text:p>22.10.2013</text:p>
          </table:table-cell>
          <table:table-cell office:value-type="float" office:value="14491">
            <text:p>14491</text:p>
          </table:table-cell>
          <table:table-cell table:formula="of:=[.B297]" office:value-type="float" office:value="14506">
            <text:p>14506</text:p>
          </table:table-cell>
          <table:table-cell table:style-name="ce5" office:value-type="float" office:value="22.4">
            <text:p>22,40</text:p>
          </table:table-cell>
          <table:table-cell table:style-name="ce5" table:formula="of:=[.D296]-([.C296]-[.B296])" office:value-type="float" office:value="7.4">
            <text:p>7,40</text:p>
          </table:table-cell>
          <table:table-cell table:style-name="ce5" table:formula="of:=[.D296]-[.E296]" office:value-type="float" office:value="15">
            <text:p>15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10-23">
            <text:p>23.10.2013</text:p>
          </table:table-cell>
          <table:table-cell office:value-type="float" office:value="14506">
            <text:p>14506</text:p>
          </table:table-cell>
          <table:table-cell table:formula="of:=[.B298]" office:value-type="float" office:value="14508">
            <text:p>14508</text:p>
          </table:table-cell>
          <table:table-cell table:style-name="ce5" office:value-type="float" office:value="5">
            <text:p>5,00</text:p>
          </table:table-cell>
          <table:table-cell table:style-name="ce5" table:formula="of:=[.D297]-([.C297]-[.B297])" office:value-type="float" office:value="3">
            <text:p>3,00</text:p>
          </table:table-cell>
          <table:table-cell table:style-name="ce5" table:formula="of:=[.D297]-[.E297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10-24">
            <text:p>24.10.2013</text:p>
          </table:table-cell>
          <table:table-cell office:value-type="float" office:value="14508">
            <text:p>14508</text:p>
          </table:table-cell>
          <table:table-cell table:formula="of:=[.B299]" office:value-type="float" office:value="14540">
            <text:p>14540</text:p>
          </table:table-cell>
          <table:table-cell table:style-name="ce5" office:value-type="float" office:value="38">
            <text:p>38,00</text:p>
          </table:table-cell>
          <table:table-cell table:style-name="ce5" table:formula="of:=[.D298]-([.C298]-[.B298])" office:value-type="float" office:value="6">
            <text:p>6,00</text:p>
          </table:table-cell>
          <table:table-cell table:style-name="ce5" table:formula="of:=[.D298]-[.E298]" office:value-type="float" office:value="32">
            <text:p>32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10-25">
            <text:p>25.10.2013</text:p>
          </table:table-cell>
          <table:table-cell office:value-type="float" office:value="14540">
            <text:p>14540</text:p>
          </table:table-cell>
          <table:table-cell table:formula="of:=[.B300]" office:value-type="float" office:value="14552">
            <text:p>14552</text:p>
          </table:table-cell>
          <table:table-cell table:style-name="ce5" office:value-type="float" office:value="18.9">
            <text:p>18,90</text:p>
          </table:table-cell>
          <table:table-cell table:style-name="ce5" table:formula="of:=[.D299]-([.C299]-[.B299])" office:value-type="float" office:value="6.9">
            <text:p>6,90</text:p>
          </table:table-cell>
          <table:table-cell table:style-name="ce5" table:formula="of:=[.D299]-[.E299]" office:value-type="float" office:value="12">
            <text:p>12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10-26">
            <text:p>26.10.2013</text:p>
          </table:table-cell>
          <table:table-cell office:value-type="float" office:value="14552">
            <text:p>14552</text:p>
          </table:table-cell>
          <table:table-cell table:formula="of:=[.B301]" office:value-type="float" office:value="14570">
            <text:p>14570</text:p>
          </table:table-cell>
          <table:table-cell table:style-name="ce5" office:value-type="float" office:value="23.5">
            <text:p>23,50</text:p>
          </table:table-cell>
          <table:table-cell table:style-name="ce5" table:formula="of:=[.D300]-([.C300]-[.B300])" office:value-type="float" office:value="5.5">
            <text:p>5,50</text:p>
          </table:table-cell>
          <table:table-cell table:style-name="ce5" table:formula="of:=[.D300]-[.E300]" office:value-type="float" office:value="18">
            <text:p>18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10-27">
            <text:p>27.10.2013</text:p>
          </table:table-cell>
          <table:table-cell office:value-type="float" office:value="14570">
            <text:p>14570</text:p>
          </table:table-cell>
          <table:table-cell table:formula="of:=[.B302]" office:value-type="float" office:value="14587">
            <text:p>14587</text:p>
          </table:table-cell>
          <table:table-cell table:style-name="ce5" office:value-type="float" office:value="24.4">
            <text:p>24,40</text:p>
          </table:table-cell>
          <table:table-cell table:style-name="ce5" table:formula="of:=[.D301]-([.C301]-[.B301])" office:value-type="float" office:value="7.4">
            <text:p>7,40</text:p>
          </table:table-cell>
          <table:table-cell table:style-name="ce5" table:formula="of:=[.D301]-[.E301]" office:value-type="float" office:value="17">
            <text:p>17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10-28">
            <text:p>28.10.2013</text:p>
          </table:table-cell>
          <table:table-cell office:value-type="float" office:value="14587">
            <text:p>14587</text:p>
          </table:table-cell>
          <table:table-cell table:formula="of:=[.B303]" office:value-type="float" office:value="14612">
            <text:p>14612</text:p>
          </table:table-cell>
          <table:table-cell table:style-name="ce5" office:value-type="float" office:value="27.8">
            <text:p>27,80</text:p>
          </table:table-cell>
          <table:table-cell table:style-name="ce5" table:formula="of:=[.D302]-([.C302]-[.B302])" office:value-type="float" office:value="2.8">
            <text:p>2,80</text:p>
          </table:table-cell>
          <table:table-cell table:style-name="ce5" table:formula="of:=[.D302]-[.E302]" office:value-type="float" office:value="25">
            <text:p>25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10-29">
            <text:p>29.10.2013</text:p>
          </table:table-cell>
          <table:table-cell office:value-type="float" office:value="14612">
            <text:p>14612</text:p>
          </table:table-cell>
          <table:table-cell table:formula="of:=[.B304]" office:value-type="float" office:value="14622">
            <text:p>14622</text:p>
          </table:table-cell>
          <table:table-cell table:style-name="ce5" office:value-type="float" office:value="16.7">
            <text:p>16,70</text:p>
          </table:table-cell>
          <table:table-cell table:style-name="ce5" table:formula="of:=[.D303]-([.C303]-[.B303])" office:value-type="float" office:value="6.7">
            <text:p>6,70</text:p>
          </table:table-cell>
          <table:table-cell table:style-name="ce5" table:formula="of:=[.D303]-[.E303]" office:value-type="float" office:value="10">
            <text:p>10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10-30">
            <text:p>30.10.2013</text:p>
          </table:table-cell>
          <table:table-cell office:value-type="float" office:value="14622">
            <text:p>14622</text:p>
          </table:table-cell>
          <table:table-cell table:formula="of:=[.B305]" office:value-type="float" office:value="14648">
            <text:p>14648</text:p>
          </table:table-cell>
          <table:table-cell table:style-name="ce5" office:value-type="float" office:value="31">
            <text:p>31,00</text:p>
          </table:table-cell>
          <table:table-cell table:style-name="ce5" table:formula="of:=[.D304]-([.C304]-[.B304])" office:value-type="float" office:value="5">
            <text:p>5,00</text:p>
          </table:table-cell>
          <table:table-cell table:style-name="ce5" table:formula="of:=[.D304]-[.E304]" office:value-type="float" office:value="26">
            <text:p>26,00</text:p>
          </table:table-cell>
          <table:table-cell table:number-columns-repeated="1018"/>
        </table:table-row>
        <table:table-row table:style-name="ro2">
          <table:table-cell table:style-name="ce8" office:value-type="date" office:date-value="2013-10-31">
            <text:p>31.10.2013</text:p>
          </table:table-cell>
          <table:table-cell office:value-type="float" office:value="14648">
            <text:p>14648</text:p>
          </table:table-cell>
          <table:table-cell table:formula="of:=[.B306]" office:value-type="float" office:value="14676">
            <text:p>14676</text:p>
          </table:table-cell>
          <table:table-cell table:style-name="ce5" office:value-type="float" office:value="36.9">
            <text:p>36,90</text:p>
          </table:table-cell>
          <table:table-cell table:style-name="ce5" table:formula="of:=[.D305]-([.C305]-[.B305])" office:value-type="float" office:value="8.9">
            <text:p>8,90</text:p>
          </table:table-cell>
          <table:table-cell table:style-name="ce5" table:formula="of:=[.D305]-[.E305]" office:value-type="float" office:value="28">
            <text:p>28,00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3-11-01">
            <text:p>01.11.2013</text:p>
          </table:table-cell>
          <table:table-cell office:value-type="float" office:value="14676">
            <text:p>14676</text:p>
          </table:table-cell>
          <table:table-cell table:formula="of:=[.B307]" office:value-type="float" office:value="14682">
            <text:p>14682</text:p>
          </table:table-cell>
          <table:table-cell table:style-name="ce5" office:value-type="float" office:value="10.2">
            <text:p>10,20</text:p>
          </table:table-cell>
          <table:table-cell table:style-name="ce5" table:formula="of:=[.D306]-([.C306]-[.B306])" office:value-type="float" office:value="4.2">
            <text:p>4,20</text:p>
          </table:table-cell>
          <table:table-cell table:style-name="ce5" table:formula="of:=[.D306]-[.E306]" office:value-type="float" office:value="6">
            <text:p>6,00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3-11-02">
            <text:p>02.11.2013</text:p>
          </table:table-cell>
          <table:table-cell office:value-type="float" office:value="14682">
            <text:p>14682</text:p>
          </table:table-cell>
          <table:table-cell table:formula="of:=[.B308]" office:value-type="float" office:value="14686">
            <text:p>14686</text:p>
          </table:table-cell>
          <table:table-cell table:style-name="ce5" office:value-type="float" office:value="8.3">
            <text:p>8,30</text:p>
          </table:table-cell>
          <table:table-cell table:style-name="ce5" table:formula="of:=[.D307]-([.C307]-[.B307])" office:value-type="float" office:value="4.3">
            <text:p>4,30</text:p>
          </table:table-cell>
          <table:table-cell table:style-name="ce5" table:formula="of:=[.D307]-[.E307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3-11-03">
            <text:p>03.11.2013</text:p>
          </table:table-cell>
          <table:table-cell office:value-type="float" office:value="14686">
            <text:p>14686</text:p>
          </table:table-cell>
          <table:table-cell table:formula="of:=[.B309]" office:value-type="float" office:value="14698">
            <text:p>14698</text:p>
          </table:table-cell>
          <table:table-cell table:style-name="ce5" office:value-type="float" office:value="17.3">
            <text:p>17,30</text:p>
          </table:table-cell>
          <table:table-cell table:style-name="ce5" table:formula="of:=[.D308]-([.C308]-[.B308])" office:value-type="float" office:value="5.3">
            <text:p>5,30</text:p>
          </table:table-cell>
          <table:table-cell table:style-name="ce5" table:formula="of:=[.D308]-[.E308]" office:value-type="float" office:value="12">
            <text:p>12,00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3-11-04">
            <text:p>04.11.2013</text:p>
          </table:table-cell>
          <table:table-cell office:value-type="float" office:value="14698">
            <text:p>14698</text:p>
          </table:table-cell>
          <table:table-cell table:formula="of:=[.B310]" office:value-type="float" office:value="14705">
            <text:p>14705</text:p>
          </table:table-cell>
          <table:table-cell table:style-name="ce5" office:value-type="float" office:value="9.9">
            <text:p>9,90</text:p>
          </table:table-cell>
          <table:table-cell table:style-name="ce5" table:formula="of:=[.D309]-([.C309]-[.B309])" office:value-type="float" office:value="2.9">
            <text:p>2,90</text:p>
          </table:table-cell>
          <table:table-cell table:style-name="ce5" table:formula="of:=[.D309]-[.E309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3-11-05">
            <text:p>05.11.2013</text:p>
          </table:table-cell>
          <table:table-cell office:value-type="float" office:value="14705">
            <text:p>14705</text:p>
          </table:table-cell>
          <table:table-cell table:formula="of:=[.B311]" office:value-type="float" office:value="14735">
            <text:p>14735</text:p>
          </table:table-cell>
          <table:table-cell table:style-name="ce5" office:value-type="float" office:value="36.7">
            <text:p>36,70</text:p>
          </table:table-cell>
          <table:table-cell table:style-name="ce5" table:formula="of:=[.D310]-([.C310]-[.B310])" office:value-type="float" office:value="6.7">
            <text:p>6,70</text:p>
          </table:table-cell>
          <table:table-cell table:style-name="ce5" table:formula="of:=[.D310]-[.E310]" office:value-type="float" office:value="30">
            <text:p>30,00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3-11-06">
            <text:p>06.11.2013</text:p>
          </table:table-cell>
          <table:table-cell office:value-type="float" office:value="14735">
            <text:p>14735</text:p>
          </table:table-cell>
          <table:table-cell table:formula="of:=[.B312]" office:value-type="float" office:value="14736">
            <text:p>14736</text:p>
          </table:table-cell>
          <table:table-cell table:style-name="ce5" office:value-type="float" office:value="3">
            <text:p>3,00</text:p>
          </table:table-cell>
          <table:table-cell table:style-name="ce5" table:formula="of:=[.D311]-([.C311]-[.B311])" office:value-type="float" office:value="2">
            <text:p>2,00</text:p>
          </table:table-cell>
          <table:table-cell table:style-name="ce5" table:formula="of:=[.D311]-[.E311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3-11-07">
            <text:p>07.11.2013</text:p>
          </table:table-cell>
          <table:table-cell office:value-type="float" office:value="14736">
            <text:p>14736</text:p>
          </table:table-cell>
          <table:table-cell table:formula="of:=[.B313]" office:value-type="float" office:value="14743">
            <text:p>14743</text:p>
          </table:table-cell>
          <table:table-cell table:style-name="ce5" office:value-type="float" office:value="10.9">
            <text:p>10,90</text:p>
          </table:table-cell>
          <table:table-cell table:style-name="ce5" table:formula="of:=[.D312]-([.C312]-[.B312])" office:value-type="float" office:value="3.9">
            <text:p>3,90</text:p>
          </table:table-cell>
          <table:table-cell table:style-name="ce5" table:formula="of:=[.D312]-[.E312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3-11-08">
            <text:p>08.11.2013</text:p>
          </table:table-cell>
          <table:table-cell office:value-type="float" office:value="14743">
            <text:p>14743</text:p>
          </table:table-cell>
          <table:table-cell table:formula="of:=[.B314]" office:value-type="float" office:value="14748">
            <text:p>14748</text:p>
          </table:table-cell>
          <table:table-cell table:style-name="ce5" office:value-type="float" office:value="8.5">
            <text:p>8,50</text:p>
          </table:table-cell>
          <table:table-cell table:style-name="ce5" table:formula="of:=[.D313]-([.C313]-[.B313])" office:value-type="float" office:value="3.5">
            <text:p>3,50</text:p>
          </table:table-cell>
          <table:table-cell table:style-name="ce5" table:formula="of:=[.D313]-[.E313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3-11-09">
            <text:p>09.11.2013</text:p>
          </table:table-cell>
          <table:table-cell office:value-type="float" office:value="14748">
            <text:p>14748</text:p>
          </table:table-cell>
          <table:table-cell table:formula="of:=[.B315]" office:value-type="float" office:value="14765">
            <text:p>14765</text:p>
          </table:table-cell>
          <table:table-cell table:style-name="ce5" office:value-type="float" office:value="22.9">
            <text:p>22,90</text:p>
          </table:table-cell>
          <table:table-cell table:style-name="ce5" table:formula="of:=[.D314]-([.C314]-[.B314])" office:value-type="float" office:value="5.9">
            <text:p>5,90</text:p>
          </table:table-cell>
          <table:table-cell table:style-name="ce5" table:formula="of:=[.D314]-[.E314]" office:value-type="float" office:value="17">
            <text:p>17,00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3-11-10">
            <text:p>10.11.2013</text:p>
          </table:table-cell>
          <table:table-cell office:value-type="float" office:value="14765">
            <text:p>14765</text:p>
          </table:table-cell>
          <table:table-cell table:formula="of:=[.B316]" office:value-type="float" office:value="14765">
            <text:p>14765</text:p>
          </table:table-cell>
          <table:table-cell table:style-name="ce5" office:value-type="float" office:value="1.6">
            <text:p>1,60</text:p>
          </table:table-cell>
          <table:table-cell table:style-name="ce5" table:formula="of:=[.D315]-([.C315]-[.B315])" office:value-type="float" office:value="1.6">
            <text:p>1,60</text:p>
          </table:table-cell>
          <table:table-cell table:style-name="ce5" table:formula="of:=[.D315]-[.E315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3-11-11">
            <text:p>11.11.2013</text:p>
          </table:table-cell>
          <table:table-cell office:value-type="float" office:value="14765">
            <text:p>14765</text:p>
          </table:table-cell>
          <table:table-cell table:formula="of:=[.B317]" office:value-type="float" office:value="14771">
            <text:p>14771</text:p>
          </table:table-cell>
          <table:table-cell table:style-name="ce5" office:value-type="float" office:value="7.7">
            <text:p>7,70</text:p>
          </table:table-cell>
          <table:table-cell table:style-name="ce5" table:formula="of:=[.D316]-([.C316]-[.B316])" office:value-type="float" office:value="1.7">
            <text:p>1,70</text:p>
          </table:table-cell>
          <table:table-cell table:style-name="ce5" table:formula="of:=[.D316]-[.E316]" office:value-type="float" office:value="6">
            <text:p>6,00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3-11-12">
            <text:p>12.11.2013</text:p>
          </table:table-cell>
          <table:table-cell office:value-type="float" office:value="14771">
            <text:p>14771</text:p>
          </table:table-cell>
          <table:table-cell table:formula="of:=[.B318]" office:value-type="float" office:value="14775">
            <text:p>14775</text:p>
          </table:table-cell>
          <table:table-cell table:style-name="ce5" office:value-type="float" office:value="9.3">
            <text:p>9,30</text:p>
          </table:table-cell>
          <table:table-cell table:style-name="ce5" table:formula="of:=[.D317]-([.C317]-[.B317])" office:value-type="float" office:value="5.3">
            <text:p>5,30</text:p>
          </table:table-cell>
          <table:table-cell table:style-name="ce5" table:formula="of:=[.D317]-[.E317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3-11-13">
            <text:p>13.11.2013</text:p>
          </table:table-cell>
          <table:table-cell office:value-type="float" office:value="14775">
            <text:p>14775</text:p>
          </table:table-cell>
          <table:table-cell table:formula="of:=[.B319]" office:value-type="float" office:value="14778">
            <text:p>14778</text:p>
          </table:table-cell>
          <table:table-cell table:style-name="ce5" office:value-type="float" office:value="5.2">
            <text:p>5,20</text:p>
          </table:table-cell>
          <table:table-cell table:style-name="ce5" table:formula="of:=[.D318]-([.C318]-[.B318])" office:value-type="float" office:value="2.2">
            <text:p>2,20</text:p>
          </table:table-cell>
          <table:table-cell table:style-name="ce5" table:formula="of:=[.D318]-[.E318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3-11-14">
            <text:p>14.11.2013</text:p>
          </table:table-cell>
          <table:table-cell office:value-type="float" office:value="14778">
            <text:p>14778</text:p>
          </table:table-cell>
          <table:table-cell table:formula="of:=[.B320]" office:value-type="float" office:value="14778">
            <text:p>14778</text:p>
          </table:table-cell>
          <table:table-cell table:style-name="ce5" office:value-type="float" office:value="2.2">
            <text:p>2,20</text:p>
          </table:table-cell>
          <table:table-cell table:style-name="ce5" table:formula="of:=[.D319]-([.C319]-[.B319])" office:value-type="float" office:value="2.2">
            <text:p>2,20</text:p>
          </table:table-cell>
          <table:table-cell table:style-name="ce5" table:formula="of:=[.D319]-[.E319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3-11-15">
            <text:p>15.11.2013</text:p>
          </table:table-cell>
          <table:table-cell office:value-type="float" office:value="14778">
            <text:p>14778</text:p>
          </table:table-cell>
          <table:table-cell table:formula="of:=[.B321]" office:value-type="float" office:value="14779">
            <text:p>14779</text:p>
          </table:table-cell>
          <table:table-cell table:style-name="ce5" office:value-type="float" office:value="3.5">
            <text:p>3,50</text:p>
          </table:table-cell>
          <table:table-cell table:style-name="ce5" table:formula="of:=[.D320]-([.C320]-[.B320])" office:value-type="float" office:value="2.5">
            <text:p>2,50</text:p>
          </table:table-cell>
          <table:table-cell table:style-name="ce5" table:formula="of:=[.D320]-[.E320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3-11-16">
            <text:p>16.11.2013</text:p>
          </table:table-cell>
          <table:table-cell office:value-type="float" office:value="14779">
            <text:p>14779</text:p>
          </table:table-cell>
          <table:table-cell table:formula="of:=[.B322]" office:value-type="float" office:value="14780">
            <text:p>14780</text:p>
          </table:table-cell>
          <table:table-cell table:style-name="ce5" office:value-type="float" office:value="2.3">
            <text:p>2,30</text:p>
          </table:table-cell>
          <table:table-cell table:style-name="ce5" table:formula="of:=[.D321]-([.C321]-[.B321])" office:value-type="float" office:value="1.3">
            <text:p>1,30</text:p>
          </table:table-cell>
          <table:table-cell table:style-name="ce5" table:formula="of:=[.D321]-[.E321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3-11-17">
            <text:p>17.11.2013</text:p>
          </table:table-cell>
          <table:table-cell office:value-type="float" office:value="14780">
            <text:p>14780</text:p>
          </table:table-cell>
          <table:table-cell table:formula="of:=[.B323]" office:value-type="float" office:value="14780">
            <text:p>14780</text:p>
          </table:table-cell>
          <table:table-cell table:style-name="ce5" office:value-type="float" office:value="1.5">
            <text:p>1,50</text:p>
          </table:table-cell>
          <table:table-cell table:style-name="ce5" table:formula="of:=[.D322]-([.C322]-[.B322])" office:value-type="float" office:value="1.5">
            <text:p>1,50</text:p>
          </table:table-cell>
          <table:table-cell table:style-name="ce5" table:formula="of:=[.D322]-[.E322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3-11-18">
            <text:p>18.11.2013</text:p>
          </table:table-cell>
          <table:table-cell office:value-type="float" office:value="14780">
            <text:p>14780</text:p>
          </table:table-cell>
          <table:table-cell table:formula="of:=[.B324]" office:value-type="float" office:value="14802">
            <text:p>14802</text:p>
          </table:table-cell>
          <table:table-cell table:style-name="ce5" office:value-type="float" office:value="28.6">
            <text:p>28,60</text:p>
          </table:table-cell>
          <table:table-cell table:style-name="ce5" table:formula="of:=[.D323]-([.C323]-[.B323])" office:value-type="float" office:value="6.6">
            <text:p>6,60</text:p>
          </table:table-cell>
          <table:table-cell table:style-name="ce5" table:formula="of:=[.D323]-[.E323]" office:value-type="float" office:value="22">
            <text:p>22,00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3-11-19">
            <text:p>19.11.2013</text:p>
          </table:table-cell>
          <table:table-cell office:value-type="float" office:value="14802">
            <text:p>14802</text:p>
          </table:table-cell>
          <table:table-cell table:formula="of:=[.B325]" office:value-type="float" office:value="14802">
            <text:p>14802</text:p>
          </table:table-cell>
          <table:table-cell table:style-name="ce5" office:value-type="float" office:value="1.8">
            <text:p>1,80</text:p>
          </table:table-cell>
          <table:table-cell table:style-name="ce5" table:formula="of:=[.D324]-([.C324]-[.B324])" office:value-type="float" office:value="1.8">
            <text:p>1,80</text:p>
          </table:table-cell>
          <table:table-cell table:style-name="ce5" table:formula="of:=[.D324]-[.E324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3-11-20">
            <text:p>20.11.2013</text:p>
          </table:table-cell>
          <table:table-cell office:value-type="float" office:value="14802">
            <text:p>14802</text:p>
          </table:table-cell>
          <table:table-cell table:formula="of:=[.B326]" office:value-type="float" office:value="14803">
            <text:p>14803</text:p>
          </table:table-cell>
          <table:table-cell table:style-name="ce5" office:value-type="float" office:value="2">
            <text:p>2,00</text:p>
          </table:table-cell>
          <table:table-cell table:style-name="ce5" table:formula="of:=[.D325]-([.C325]-[.B325])" office:value-type="float" office:value="1">
            <text:p>1,00</text:p>
          </table:table-cell>
          <table:table-cell table:style-name="ce5" table:formula="of:=[.D325]-[.E325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3-11-21">
            <text:p>21.11.2013</text:p>
          </table:table-cell>
          <table:table-cell office:value-type="float" office:value="14803">
            <text:p>14803</text:p>
          </table:table-cell>
          <table:table-cell table:formula="of:=[.B327]" office:value-type="float" office:value="14803">
            <text:p>14803</text:p>
          </table:table-cell>
          <table:table-cell table:style-name="ce5" office:value-type="float" office:value="1.8">
            <text:p>1,80</text:p>
          </table:table-cell>
          <table:table-cell table:style-name="ce5" table:formula="of:=[.D326]-([.C326]-[.B326])" office:value-type="float" office:value="1.8">
            <text:p>1,80</text:p>
          </table:table-cell>
          <table:table-cell table:style-name="ce5" table:formula="of:=[.D326]-[.E326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3-11-22">
            <text:p>22.11.2013</text:p>
          </table:table-cell>
          <table:table-cell office:value-type="float" office:value="14803">
            <text:p>14803</text:p>
          </table:table-cell>
          <table:table-cell table:formula="of:=[.B328]" office:value-type="float" office:value="14803">
            <text:p>14803</text:p>
          </table:table-cell>
          <table:table-cell table:style-name="ce5" office:value-type="float" office:value="0.3">
            <text:p>0,30</text:p>
          </table:table-cell>
          <table:table-cell table:style-name="ce5" table:formula="of:=[.D327]-([.C327]-[.B327])" office:value-type="float" office:value="0.3">
            <text:p>0,30</text:p>
          </table:table-cell>
          <table:table-cell table:style-name="ce5" table:formula="of:=[.D327]-[.E327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3-11-23">
            <text:p>23.11.2013</text:p>
          </table:table-cell>
          <table:table-cell office:value-type="float" office:value="14803">
            <text:p>14803</text:p>
          </table:table-cell>
          <table:table-cell table:formula="of:=[.B329]" office:value-type="float" office:value="14803">
            <text:p>14803</text:p>
          </table:table-cell>
          <table:table-cell table:style-name="ce5" office:value-type="float" office:value="0.2">
            <text:p>0,20</text:p>
          </table:table-cell>
          <table:table-cell table:style-name="ce5" table:formula="of:=[.D328]-([.C328]-[.B328])" office:value-type="float" office:value="0.2">
            <text:p>0,20</text:p>
          </table:table-cell>
          <table:table-cell table:style-name="ce5" table:formula="of:=[.D328]-[.E328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3-11-24">
            <text:p>24.11.2013</text:p>
          </table:table-cell>
          <table:table-cell office:value-type="float" office:value="14803">
            <text:p>14803</text:p>
          </table:table-cell>
          <table:table-cell table:formula="of:=[.B330]" office:value-type="float" office:value="14803">
            <text:p>14803</text:p>
          </table:table-cell>
          <table:table-cell table:style-name="ce5" office:value-type="float" office:value="0.7">
            <text:p>0,70</text:p>
          </table:table-cell>
          <table:table-cell table:style-name="ce5" table:formula="of:=[.D329]-([.C329]-[.B329])" office:value-type="float" office:value="0.7">
            <text:p>0,70</text:p>
          </table:table-cell>
          <table:table-cell table:style-name="ce5" table:formula="of:=[.D329]-[.E329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3-11-25">
            <text:p>25.11.2013</text:p>
          </table:table-cell>
          <table:table-cell office:value-type="float" office:value="14803">
            <text:p>14803</text:p>
          </table:table-cell>
          <table:table-cell table:formula="of:=[.B331]" office:value-type="float" office:value="14820">
            <text:p>14820</text:p>
          </table:table-cell>
          <table:table-cell table:style-name="ce5" office:value-type="float" office:value="26.5">
            <text:p>26,50</text:p>
          </table:table-cell>
          <table:table-cell table:style-name="ce5" table:formula="of:=[.D330]-([.C330]-[.B330])" office:value-type="float" office:value="9.5">
            <text:p>9,50</text:p>
          </table:table-cell>
          <table:table-cell table:style-name="ce5" table:formula="of:=[.D330]-[.E330]" office:value-type="float" office:value="17">
            <text:p>17,00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3-11-26">
            <text:p>26.11.2013</text:p>
          </table:table-cell>
          <table:table-cell office:value-type="float" office:value="14820">
            <text:p>14820</text:p>
          </table:table-cell>
          <table:table-cell table:formula="of:=[.B332]" office:value-type="float" office:value="14822">
            <text:p>14822</text:p>
          </table:table-cell>
          <table:table-cell table:style-name="ce5" office:value-type="float" office:value="3.1">
            <text:p>3,10</text:p>
          </table:table-cell>
          <table:table-cell table:style-name="ce5" table:formula="of:=[.D331]-([.C331]-[.B331])" office:value-type="float" office:value="1.1">
            <text:p>1,10</text:p>
          </table:table-cell>
          <table:table-cell table:style-name="ce5" table:formula="of:=[.D331]-[.E331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3-11-27">
            <text:p>27.11.2013</text:p>
          </table:table-cell>
          <table:table-cell office:value-type="float" office:value="14822">
            <text:p>14822</text:p>
          </table:table-cell>
          <table:table-cell table:formula="of:=[.B333]" office:value-type="float" office:value="14847">
            <text:p>14847</text:p>
          </table:table-cell>
          <table:table-cell table:style-name="ce5" office:value-type="float" office:value="26">
            <text:p>26,00</text:p>
          </table:table-cell>
          <table:table-cell table:style-name="ce5" table:formula="of:=[.D332]-([.C332]-[.B332])" office:value-type="float" office:value="1">
            <text:p>1,00</text:p>
          </table:table-cell>
          <table:table-cell table:style-name="ce5" table:formula="of:=[.D332]-[.E332]" office:value-type="float" office:value="25">
            <text:p>25,00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3-11-28">
            <text:p>28.11.2013</text:p>
          </table:table-cell>
          <table:table-cell office:value-type="float" office:value="14847">
            <text:p>14847</text:p>
          </table:table-cell>
          <table:table-cell table:formula="of:=[.B334]" office:value-type="float" office:value="14849">
            <text:p>14849</text:p>
          </table:table-cell>
          <table:table-cell table:style-name="ce5" office:value-type="float" office:value="4.1">
            <text:p>4,10</text:p>
          </table:table-cell>
          <table:table-cell table:style-name="ce5" table:formula="of:=[.D333]-([.C333]-[.B333])" office:value-type="float" office:value="2.1">
            <text:p>2,10</text:p>
          </table:table-cell>
          <table:table-cell table:style-name="ce5" table:formula="of:=[.D333]-[.E333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3-11-29">
            <text:p>29.11.2013</text:p>
          </table:table-cell>
          <table:table-cell office:value-type="float" office:value="14849">
            <text:p>14849</text:p>
          </table:table-cell>
          <table:table-cell table:formula="of:=[.B335]" office:value-type="float" office:value="14850">
            <text:p>14850</text:p>
          </table:table-cell>
          <table:table-cell table:style-name="ce5" office:value-type="float" office:value="3.6">
            <text:p>3,60</text:p>
          </table:table-cell>
          <table:table-cell table:style-name="ce5" table:formula="of:=[.D334]-([.C334]-[.B334])" office:value-type="float" office:value="2.6">
            <text:p>2,60</text:p>
          </table:table-cell>
          <table:table-cell table:style-name="ce5" table:formula="of:=[.D334]-[.E334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3-11-30">
            <text:p>30.11.2013</text:p>
          </table:table-cell>
          <table:table-cell office:value-type="float" office:value="14850">
            <text:p>14850</text:p>
          </table:table-cell>
          <table:table-cell table:formula="of:=[.B336]" office:value-type="float" office:value="14853">
            <text:p>14853</text:p>
          </table:table-cell>
          <table:table-cell table:style-name="ce5" office:value-type="float" office:value="5.9">
            <text:p>5,90</text:p>
          </table:table-cell>
          <table:table-cell table:style-name="ce5" table:formula="of:=[.D335]-([.C335]-[.B335])" office:value-type="float" office:value="2.9">
            <text:p>2,90</text:p>
          </table:table-cell>
          <table:table-cell table:style-name="ce5" table:formula="of:=[.D335]-[.E335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3-12-01">
            <text:p>01.12.2013</text:p>
          </table:table-cell>
          <table:table-cell office:value-type="float" office:value="14853">
            <text:p>14853</text:p>
          </table:table-cell>
          <table:table-cell table:formula="of:=[.B337]" office:value-type="float" office:value="14855">
            <text:p>14855</text:p>
          </table:table-cell>
          <table:table-cell table:style-name="ce5" office:value-type="float" office:value="5.5">
            <text:p>5,50</text:p>
          </table:table-cell>
          <table:table-cell table:style-name="ce5" table:formula="of:=[.D336]-([.C336]-[.B336])" office:value-type="float" office:value="3.5">
            <text:p>3,50</text:p>
          </table:table-cell>
          <table:table-cell table:style-name="ce5" table:formula="of:=[.D336]-[.E336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3-12-02">
            <text:p>02.12.2013</text:p>
          </table:table-cell>
          <table:table-cell office:value-type="float" office:value="14855">
            <text:p>14855</text:p>
          </table:table-cell>
          <table:table-cell table:formula="of:=[.B338]" office:value-type="float" office:value="14867">
            <text:p>14867</text:p>
          </table:table-cell>
          <table:table-cell table:style-name="ce5" office:value-type="float" office:value="15.8">
            <text:p>15,80</text:p>
          </table:table-cell>
          <table:table-cell table:style-name="ce5" table:formula="of:=[.D337]-([.C337]-[.B337])" office:value-type="float" office:value="3.8">
            <text:p>3,80</text:p>
          </table:table-cell>
          <table:table-cell table:style-name="ce5" table:formula="of:=[.D337]-[.E337]" office:value-type="float" office:value="12">
            <text:p>12,00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3-12-03">
            <text:p>03.12.2013</text:p>
          </table:table-cell>
          <table:table-cell office:value-type="float" office:value="14867">
            <text:p>14867</text:p>
          </table:table-cell>
          <table:table-cell table:formula="of:=[.B339]" office:value-type="float" office:value="14882">
            <text:p>14882</text:p>
          </table:table-cell>
          <table:table-cell table:style-name="ce5" office:value-type="float" office:value="23.5">
            <text:p>23,50</text:p>
          </table:table-cell>
          <table:table-cell table:style-name="ce5" table:formula="of:=[.D338]-([.C338]-[.B338])" office:value-type="float" office:value="8.5">
            <text:p>8,50</text:p>
          </table:table-cell>
          <table:table-cell table:style-name="ce5" table:formula="of:=[.D338]-[.E338]" office:value-type="float" office:value="15">
            <text:p>15,00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3-12-04">
            <text:p>04.12.2013</text:p>
          </table:table-cell>
          <table:table-cell office:value-type="float" office:value="14882">
            <text:p>14882</text:p>
          </table:table-cell>
          <table:table-cell table:formula="of:=[.B340]" office:value-type="float" office:value="14884">
            <text:p>14884</text:p>
          </table:table-cell>
          <table:table-cell table:style-name="ce5" office:value-type="float" office:value="4.8">
            <text:p>4,80</text:p>
          </table:table-cell>
          <table:table-cell table:style-name="ce5" table:formula="of:=[.D339]-([.C339]-[.B339])" office:value-type="float" office:value="2.8">
            <text:p>2,80</text:p>
          </table:table-cell>
          <table:table-cell table:style-name="ce5" table:formula="of:=[.D339]-[.E339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3-12-05">
            <text:p>05.12.2013</text:p>
          </table:table-cell>
          <table:table-cell office:value-type="float" office:value="14884">
            <text:p>14884</text:p>
          </table:table-cell>
          <table:table-cell table:formula="of:=[.B341]" office:value-type="float" office:value="14893">
            <text:p>14893</text:p>
          </table:table-cell>
          <table:table-cell table:style-name="ce5" office:value-type="float" office:value="13">
            <text:p>13,00</text:p>
          </table:table-cell>
          <table:table-cell table:style-name="ce5" table:formula="of:=[.D340]-([.C340]-[.B340])" office:value-type="float" office:value="4">
            <text:p>4,00</text:p>
          </table:table-cell>
          <table:table-cell table:style-name="ce5" table:formula="of:=[.D340]-[.E340]" office:value-type="float" office:value="9">
            <text:p>9,00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3-12-06">
            <text:p>06.12.2013</text:p>
          </table:table-cell>
          <table:table-cell office:value-type="float" office:value="14893">
            <text:p>14893</text:p>
          </table:table-cell>
          <table:table-cell table:formula="of:=[.B342]" office:value-type="float" office:value="14896">
            <text:p>14896</text:p>
          </table:table-cell>
          <table:table-cell table:style-name="ce5" office:value-type="float" office:value="5.4">
            <text:p>5,40</text:p>
          </table:table-cell>
          <table:table-cell table:style-name="ce5" table:formula="of:=[.D341]-([.C341]-[.B341])" office:value-type="float" office:value="2.4">
            <text:p>2,40</text:p>
          </table:table-cell>
          <table:table-cell table:style-name="ce5" table:formula="of:=[.D341]-[.E341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3-12-07">
            <text:p>07.12.2013</text:p>
          </table:table-cell>
          <table:table-cell office:value-type="float" office:value="14896">
            <text:p>14896</text:p>
          </table:table-cell>
          <table:table-cell table:formula="of:=[.B343]" office:value-type="float" office:value="14896">
            <text:p>14896</text:p>
          </table:table-cell>
          <table:table-cell table:style-name="ce5" office:value-type="float" office:value="2.7">
            <text:p>2,70</text:p>
          </table:table-cell>
          <table:table-cell table:style-name="ce5" table:formula="of:=[.D342]-([.C342]-[.B342])" office:value-type="float" office:value="2.7">
            <text:p>2,70</text:p>
          </table:table-cell>
          <table:table-cell table:style-name="ce5" table:formula="of:=[.D342]-[.E342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3-12-08">
            <text:p>08.12.2013</text:p>
          </table:table-cell>
          <table:table-cell office:value-type="float" office:value="14896">
            <text:p>14896</text:p>
          </table:table-cell>
          <table:table-cell table:formula="of:=[.B344]" office:value-type="float" office:value="14899">
            <text:p>14899</text:p>
          </table:table-cell>
          <table:table-cell table:style-name="ce5" office:value-type="float" office:value="6.3">
            <text:p>6,30</text:p>
          </table:table-cell>
          <table:table-cell table:style-name="ce5" table:formula="of:=[.D343]-([.C343]-[.B343])" office:value-type="float" office:value="3.3">
            <text:p>3,30</text:p>
          </table:table-cell>
          <table:table-cell table:style-name="ce5" table:formula="of:=[.D343]-[.E343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3-12-09">
            <text:p>09.12.2013</text:p>
          </table:table-cell>
          <table:table-cell office:value-type="float" office:value="14899">
            <text:p>14899</text:p>
          </table:table-cell>
          <table:table-cell table:formula="of:=[.B345]" office:value-type="float" office:value="14910">
            <text:p>14910</text:p>
          </table:table-cell>
          <table:table-cell table:style-name="ce5" office:value-type="float" office:value="16.1">
            <text:p>16,10</text:p>
          </table:table-cell>
          <table:table-cell table:style-name="ce5" table:formula="of:=[.D344]-([.C344]-[.B344])" office:value-type="float" office:value="5.1">
            <text:p>5,10</text:p>
          </table:table-cell>
          <table:table-cell table:style-name="ce5" table:formula="of:=[.D344]-[.E344]" office:value-type="float" office:value="11">
            <text:p>11,00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3-12-10">
            <text:p>10.12.2013</text:p>
          </table:table-cell>
          <table:table-cell office:value-type="float" office:value="14910">
            <text:p>14910</text:p>
          </table:table-cell>
          <table:table-cell table:formula="of:=[.B346]" office:value-type="float" office:value="14927">
            <text:p>14927</text:p>
          </table:table-cell>
          <table:table-cell table:style-name="ce5" office:value-type="float" office:value="23">
            <text:p>23,00</text:p>
          </table:table-cell>
          <table:table-cell table:style-name="ce5" table:formula="of:=[.D345]-([.C345]-[.B345])" office:value-type="float" office:value="6">
            <text:p>6,00</text:p>
          </table:table-cell>
          <table:table-cell table:style-name="ce5" table:formula="of:=[.D345]-[.E345]" office:value-type="float" office:value="17">
            <text:p>17,00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3-12-11">
            <text:p>11.12.2013</text:p>
          </table:table-cell>
          <table:table-cell office:value-type="float" office:value="14927">
            <text:p>14927</text:p>
          </table:table-cell>
          <table:table-cell table:formula="of:=[.B347]" office:value-type="float" office:value="14941">
            <text:p>14941</text:p>
          </table:table-cell>
          <table:table-cell table:style-name="ce5" office:value-type="float" office:value="22.6">
            <text:p>22,60</text:p>
          </table:table-cell>
          <table:table-cell table:style-name="ce5" table:formula="of:=[.D346]-([.C346]-[.B346])" office:value-type="float" office:value="8.6">
            <text:p>8,60</text:p>
          </table:table-cell>
          <table:table-cell table:style-name="ce5" table:formula="of:=[.D346]-[.E346]" office:value-type="float" office:value="14">
            <text:p>14,00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3-12-12">
            <text:p>12.12.2013</text:p>
          </table:table-cell>
          <table:table-cell office:value-type="float" office:value="14941">
            <text:p>14941</text:p>
          </table:table-cell>
          <table:table-cell table:formula="of:=[.B348]" office:value-type="float" office:value="14958">
            <text:p>14958</text:p>
          </table:table-cell>
          <table:table-cell table:style-name="ce5" office:value-type="float" office:value="22.7">
            <text:p>22,70</text:p>
          </table:table-cell>
          <table:table-cell table:style-name="ce5" table:formula="of:=[.D347]-([.C347]-[.B347])" office:value-type="float" office:value="5.7">
            <text:p>5,70</text:p>
          </table:table-cell>
          <table:table-cell table:style-name="ce5" table:formula="of:=[.D347]-[.E347]" office:value-type="float" office:value="17">
            <text:p>17,00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3-12-13">
            <text:p>13.12.2013</text:p>
          </table:table-cell>
          <table:table-cell office:value-type="float" office:value="14958">
            <text:p>14958</text:p>
          </table:table-cell>
          <table:table-cell table:formula="of:=[.B349]" office:value-type="float" office:value="14971">
            <text:p>14971</text:p>
          </table:table-cell>
          <table:table-cell table:style-name="ce5" office:value-type="float" office:value="20.7">
            <text:p>20,70</text:p>
          </table:table-cell>
          <table:table-cell table:style-name="ce5" table:formula="of:=[.D348]-([.C348]-[.B348])" office:value-type="float" office:value="7.7">
            <text:p>7,70</text:p>
          </table:table-cell>
          <table:table-cell table:style-name="ce5" table:formula="of:=[.D348]-[.E348]" office:value-type="float" office:value="13">
            <text:p>13,00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3-12-14">
            <text:p>14.12.2013</text:p>
          </table:table-cell>
          <table:table-cell office:value-type="float" office:value="14971">
            <text:p>14971</text:p>
          </table:table-cell>
          <table:table-cell table:formula="of:=[.B350]" office:value-type="float" office:value="14972">
            <text:p>14972</text:p>
          </table:table-cell>
          <table:table-cell table:style-name="ce5" office:value-type="float" office:value="2.7">
            <text:p>2,70</text:p>
          </table:table-cell>
          <table:table-cell table:style-name="ce5" table:formula="of:=[.D349]-([.C349]-[.B349])" office:value-type="float" office:value="1.7">
            <text:p>1,70</text:p>
          </table:table-cell>
          <table:table-cell table:style-name="ce5" table:formula="of:=[.D349]-[.E349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3-12-15">
            <text:p>15.12.2013</text:p>
          </table:table-cell>
          <table:table-cell office:value-type="float" office:value="14972">
            <text:p>14972</text:p>
          </table:table-cell>
          <table:table-cell table:formula="of:=[.B351]" office:value-type="float" office:value="14981">
            <text:p>14981</text:p>
          </table:table-cell>
          <table:table-cell table:style-name="ce5" office:value-type="float" office:value="12.3">
            <text:p>12,30</text:p>
          </table:table-cell>
          <table:table-cell table:style-name="ce5" table:formula="of:=[.D350]-([.C350]-[.B350])" office:value-type="float" office:value="3.3">
            <text:p>3,30</text:p>
          </table:table-cell>
          <table:table-cell table:style-name="ce5" table:formula="of:=[.D350]-[.E350]" office:value-type="float" office:value="9">
            <text:p>9,00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3-12-16">
            <text:p>16.12.2013</text:p>
          </table:table-cell>
          <table:table-cell office:value-type="float" office:value="14981">
            <text:p>14981</text:p>
          </table:table-cell>
          <table:table-cell table:formula="of:=[.B352]" office:value-type="float" office:value="14995">
            <text:p>14995</text:p>
          </table:table-cell>
          <table:table-cell table:style-name="ce5" office:value-type="float" office:value="23.9">
            <text:p>23,90</text:p>
          </table:table-cell>
          <table:table-cell table:style-name="ce5" table:formula="of:=[.D351]-([.C351]-[.B351])" office:value-type="float" office:value="9.9">
            <text:p>9,90</text:p>
          </table:table-cell>
          <table:table-cell table:style-name="ce5" table:formula="of:=[.D351]-[.E351]" office:value-type="float" office:value="14">
            <text:p>14,00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3-12-17">
            <text:p>17.12.2013</text:p>
          </table:table-cell>
          <table:table-cell office:value-type="float" office:value="14995">
            <text:p>14995</text:p>
          </table:table-cell>
          <table:table-cell table:formula="of:=[.B353]" office:value-type="float" office:value="15008">
            <text:p>15008</text:p>
          </table:table-cell>
          <table:table-cell table:style-name="ce5" office:value-type="float" office:value="22.4">
            <text:p>22,40</text:p>
          </table:table-cell>
          <table:table-cell table:style-name="ce5" table:formula="of:=[.D352]-([.C352]-[.B352])" office:value-type="float" office:value="9.4">
            <text:p>9,40</text:p>
          </table:table-cell>
          <table:table-cell table:style-name="ce5" table:formula="of:=[.D352]-[.E352]" office:value-type="float" office:value="13">
            <text:p>13,00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3-12-18">
            <text:p>18.12.2013</text:p>
          </table:table-cell>
          <table:table-cell office:value-type="float" office:value="15008">
            <text:p>15008</text:p>
          </table:table-cell>
          <table:table-cell table:formula="of:=[.B354]" office:value-type="float" office:value="15009">
            <text:p>15009</text:p>
          </table:table-cell>
          <table:table-cell table:style-name="ce5" office:value-type="float" office:value="3">
            <text:p>3,00</text:p>
          </table:table-cell>
          <table:table-cell table:style-name="ce5" table:formula="of:=[.D353]-([.C353]-[.B353])" office:value-type="float" office:value="2">
            <text:p>2,00</text:p>
          </table:table-cell>
          <table:table-cell table:style-name="ce5" table:formula="of:=[.D353]-[.E353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3-12-19">
            <text:p>19.12.2013</text:p>
          </table:table-cell>
          <table:table-cell office:value-type="float" office:value="15009">
            <text:p>15009</text:p>
          </table:table-cell>
          <table:table-cell table:formula="of:=[.B355]" office:value-type="float" office:value="15011">
            <text:p>15011</text:p>
          </table:table-cell>
          <table:table-cell table:style-name="ce5" office:value-type="float" office:value="3.2">
            <text:p>3,20</text:p>
          </table:table-cell>
          <table:table-cell table:style-name="ce5" table:formula="of:=[.D354]-([.C354]-[.B354])" office:value-type="float" office:value="1.2">
            <text:p>1,20</text:p>
          </table:table-cell>
          <table:table-cell table:style-name="ce5" table:formula="of:=[.D354]-[.E354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3-12-20">
            <text:p>20.12.2013</text:p>
          </table:table-cell>
          <table:table-cell office:value-type="float" office:value="15011">
            <text:p>15011</text:p>
          </table:table-cell>
          <table:table-cell table:formula="of:=[.B356]" office:value-type="float" office:value="15012">
            <text:p>15012</text:p>
          </table:table-cell>
          <table:table-cell table:style-name="ce5" office:value-type="float" office:value="3.1">
            <text:p>3,10</text:p>
          </table:table-cell>
          <table:table-cell table:style-name="ce5" table:formula="of:=[.D355]-([.C355]-[.B355])" office:value-type="float" office:value="2.1">
            <text:p>2,10</text:p>
          </table:table-cell>
          <table:table-cell table:style-name="ce5" table:formula="of:=[.D355]-[.E355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3-12-21">
            <text:p>21.12.2013</text:p>
          </table:table-cell>
          <table:table-cell office:value-type="float" office:value="15012">
            <text:p>15012</text:p>
          </table:table-cell>
          <table:table-cell table:formula="of:=[.B357]" office:value-type="float" office:value="15021">
            <text:p>15021</text:p>
          </table:table-cell>
          <table:table-cell table:style-name="ce5" office:value-type="float" office:value="16.2">
            <text:p>16,20</text:p>
          </table:table-cell>
          <table:table-cell table:style-name="ce5" table:formula="of:=[.D356]-([.C356]-[.B356])" office:value-type="float" office:value="7.2">
            <text:p>7,20</text:p>
          </table:table-cell>
          <table:table-cell table:style-name="ce5" table:formula="of:=[.D356]-[.E356]" office:value-type="float" office:value="9">
            <text:p>9,00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3-12-22">
            <text:p>22.12.2013</text:p>
          </table:table-cell>
          <table:table-cell office:value-type="float" office:value="15021">
            <text:p>15021</text:p>
          </table:table-cell>
          <table:table-cell table:formula="of:=[.B358]" office:value-type="float" office:value="15024">
            <text:p>15024</text:p>
          </table:table-cell>
          <table:table-cell table:style-name="ce5" office:value-type="float" office:value="5.3">
            <text:p>5,30</text:p>
          </table:table-cell>
          <table:table-cell table:style-name="ce5" table:formula="of:=[.D357]-([.C357]-[.B357])" office:value-type="float" office:value="2.3">
            <text:p>2,30</text:p>
          </table:table-cell>
          <table:table-cell table:style-name="ce5" table:formula="of:=[.D357]-[.E357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3-12-23">
            <text:p>23.12.2013</text:p>
          </table:table-cell>
          <table:table-cell office:value-type="float" office:value="15024">
            <text:p>15024</text:p>
          </table:table-cell>
          <table:table-cell table:formula="of:=[.B359]" office:value-type="float" office:value="15031">
            <text:p>15031</text:p>
          </table:table-cell>
          <table:table-cell table:style-name="ce5" office:value-type="float" office:value="9.6">
            <text:p>9,60</text:p>
          </table:table-cell>
          <table:table-cell table:style-name="ce5" table:formula="of:=[.D358]-([.C358]-[.B358])" office:value-type="float" office:value="2.6">
            <text:p>2,60</text:p>
          </table:table-cell>
          <table:table-cell table:style-name="ce5" table:formula="of:=[.D358]-[.E358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3-12-24">
            <text:p>24.12.2013</text:p>
          </table:table-cell>
          <table:table-cell office:value-type="float" office:value="15031">
            <text:p>15031</text:p>
          </table:table-cell>
          <table:table-cell table:formula="of:=[.B360]" office:value-type="float" office:value="15043">
            <text:p>15043</text:p>
          </table:table-cell>
          <table:table-cell table:style-name="ce5" office:value-type="float" office:value="13.6">
            <text:p>13,60</text:p>
          </table:table-cell>
          <table:table-cell table:style-name="ce5" table:formula="of:=[.D359]-([.C359]-[.B359])" office:value-type="float" office:value="1.6">
            <text:p>1,60</text:p>
          </table:table-cell>
          <table:table-cell table:style-name="ce5" table:formula="of:=[.D359]-[.E359]" office:value-type="float" office:value="12">
            <text:p>12,00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3-12-25">
            <text:p>25.12.2013</text:p>
          </table:table-cell>
          <table:table-cell office:value-type="float" office:value="15043">
            <text:p>15043</text:p>
          </table:table-cell>
          <table:table-cell table:formula="of:=[.B361]" office:value-type="float" office:value="15043">
            <text:p>15043</text:p>
          </table:table-cell>
          <table:table-cell table:style-name="ce5" office:value-type="float" office:value="0">
            <text:p>0,00</text:p>
          </table:table-cell>
          <table:table-cell table:style-name="ce5" table:formula="of:=[.D360]-([.C360]-[.B360])" office:value-type="float" office:value="0">
            <text:p>0,00</text:p>
          </table:table-cell>
          <table:table-cell table:style-name="ce5" table:formula="of:=[.D360]-[.E360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3-12-26">
            <text:p>26.12.2013</text:p>
          </table:table-cell>
          <table:table-cell office:value-type="float" office:value="15043">
            <text:p>15043</text:p>
          </table:table-cell>
          <table:table-cell table:formula="of:=[.B362]" office:value-type="float" office:value="15043">
            <text:p>15043</text:p>
          </table:table-cell>
          <table:table-cell table:style-name="ce5" office:value-type="float" office:value="0">
            <text:p>0,00</text:p>
          </table:table-cell>
          <table:table-cell table:style-name="ce5" table:formula="of:=[.D361]-([.C361]-[.B361])" office:value-type="float" office:value="0">
            <text:p>0,00</text:p>
          </table:table-cell>
          <table:table-cell table:style-name="ce5" table:formula="of:=[.D361]-[.E361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3-12-27">
            <text:p>27.12.2013</text:p>
          </table:table-cell>
          <table:table-cell office:value-type="float" office:value="15043">
            <text:p>15043</text:p>
          </table:table-cell>
          <table:table-cell table:formula="of:=[.B363]" office:value-type="float" office:value="15065">
            <text:p>15065</text:p>
          </table:table-cell>
          <table:table-cell table:style-name="ce5" office:value-type="float" office:value="25">
            <text:p>25,00</text:p>
          </table:table-cell>
          <table:table-cell table:style-name="ce5" table:formula="of:=[.D362]-([.C362]-[.B362])" office:value-type="float" office:value="3">
            <text:p>3,00</text:p>
          </table:table-cell>
          <table:table-cell table:style-name="ce5" table:formula="of:=[.D362]-[.E362]" office:value-type="float" office:value="22">
            <text:p>22,00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3-12-28">
            <text:p>28.12.2013</text:p>
          </table:table-cell>
          <table:table-cell office:value-type="float" office:value="15065">
            <text:p>15065</text:p>
          </table:table-cell>
          <table:table-cell table:formula="of:=[.B364]" office:value-type="float" office:value="15067">
            <text:p>15067</text:p>
          </table:table-cell>
          <table:table-cell table:style-name="ce5" office:value-type="float" office:value="4.8">
            <text:p>4,80</text:p>
          </table:table-cell>
          <table:table-cell table:style-name="ce5" table:formula="of:=[.D363]-([.C363]-[.B363])" office:value-type="float" office:value="2.8">
            <text:p>2,80</text:p>
          </table:table-cell>
          <table:table-cell table:style-name="ce5" table:formula="of:=[.D363]-[.E363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3-12-29">
            <text:p>29.12.2013</text:p>
          </table:table-cell>
          <table:table-cell office:value-type="float" office:value="15067">
            <text:p>15067</text:p>
          </table:table-cell>
          <table:table-cell table:formula="of:=[.B365]" office:value-type="float" office:value="15071">
            <text:p>15071</text:p>
          </table:table-cell>
          <table:table-cell table:style-name="ce5" office:value-type="float" office:value="6.5">
            <text:p>6,50</text:p>
          </table:table-cell>
          <table:table-cell table:style-name="ce5" table:formula="of:=[.D364]-([.C364]-[.B364])" office:value-type="float" office:value="2.5">
            <text:p>2,50</text:p>
          </table:table-cell>
          <table:table-cell table:style-name="ce5" table:formula="of:=[.D364]-[.E364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3-12-30">
            <text:p>30.12.2013</text:p>
          </table:table-cell>
          <table:table-cell office:value-type="float" office:value="15071">
            <text:p>15071</text:p>
          </table:table-cell>
          <table:table-cell table:formula="of:=[.B366]" office:value-type="float" office:value="15092">
            <text:p>15092</text:p>
          </table:table-cell>
          <table:table-cell table:style-name="ce5" office:value-type="float" office:value="25">
            <text:p>25,00</text:p>
          </table:table-cell>
          <table:table-cell table:style-name="ce5" table:formula="of:=[.D365]-([.C365]-[.B365])" office:value-type="float" office:value="4">
            <text:p>4,00</text:p>
          </table:table-cell>
          <table:table-cell table:style-name="ce5" table:formula="of:=[.D365]-[.E365]" office:value-type="float" office:value="21">
            <text:p>21,00</text:p>
          </table:table-cell>
          <table:table-cell table:number-columns-repeated="1018"/>
        </table:table-row>
        <table:table-row table:style-name="ro2">
          <table:table-cell table:style-name="ce17" office:value-type="date" office:date-value="2013-12-31">
            <text:p>31.12.2013</text:p>
          </table:table-cell>
          <table:table-cell office:value-type="float" office:value="15092">
            <text:p>15092</text:p>
          </table:table-cell>
          <table:table-cell office:value-type="float" office:value="15111">
            <text:p>15111</text:p>
          </table:table-cell>
          <table:table-cell table:style-name="ce5" office:value-type="float" office:value="23">
            <text:p>23,00</text:p>
          </table:table-cell>
          <table:table-cell table:style-name="ce5" table:formula="of:=[.D366]-([.C366]-[.B366])" office:value-type="float" office:value="4">
            <text:p>4,00</text:p>
          </table:table-cell>
          <table:table-cell table:style-name="ce5" table:formula="of:=[.D366]-[.E366]" office:value-type="float" office:value="19">
            <text:p>19,00</text:p>
          </table:table-cell>
          <table:table-cell table:number-columns-repeated="1018"/>
        </table:table-row>
        <table:table-row table:style-name="ro2" table:number-rows-repeated="2">
          <table:table-cell table:style-name="ce2"/>
          <table:table-cell table:number-columns-repeated="2"/>
          <table:table-cell table:style-name="ce5"/>
          <table:table-cell table:number-columns-repeated="1020"/>
        </table:table-row>
        <table:table-row table:style-name="ro2" table:number-rows-repeated="3">
          <table:table-cell table:style-name="ce2"/>
          <table:table-cell table:number-columns-repeated="1023"/>
        </table:table-row>
        <table:table-row table:style-name="ro1" table:number-rows-repeated="3">
          <table:table-cell table:style-name="ce3" table:number-columns-repeated="3"/>
          <table:table-cell table:style-name="ce4"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3" table:number-columns-repeated="4"/>
          <table:table-cell table:style-name="ce4"/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number-columns-repeated="2"/>
          <table:table-cell table:style-name="ce4" table:number-columns-repeated="3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 table:number-rows-repeated="12">
          <table:table-cell table:style-name="ce3" table:number-columns-repeated="3"/>
          <table:table-cell table:style-name="ce4" table:number-columns-repeated="3"/>
          <table:table-cell table:style-name="ce3"/>
          <table:table-cell table:number-columns-repeated="1017"/>
        </table:table-row>
        <table:table-row table:style-name="ro1" table:number-rows-repeated="41">
          <table:table-cell table:style-name="ce2"/>
          <table:table-cell table:number-columns-repeated="1023"/>
        </table:table-row>
        <table:table-row table:style-name="ro1" table:number-rows-repeated="10481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2" table:style-name="ta7" table:print="false">
        <table:table-column table:style-name="co20" table:default-cell-style-name="Excel_20_Built-in_20_Normal"/>
        <table:table-column table:style-name="co21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20" table:number-columns-repeated="252" table:default-cell-style-name="Excel_20_Built-in_20_Normal"/>
        <table:table-column table:style-name="co8" table:number-columns-repeated="767" table:default-cell-style-name="Excel_20_Built-in_20_Normal"/>
        <table:table-row table:style-name="ro3">
          <table:table-cell table:style-name="ce1" office:value-type="string">
            <text:p>Datum</text:p>
          </table:table-cell>
          <table:table-cell table:style-name="ce1" office:value-type="string">
            <text:p>Zählerstand morgens</text:p>
          </table:table-cell>
          <table:table-cell table:style-name="ce1" office:value-type="string">
            <text:p>Zählerstand abends</text:p>
          </table:table-cell>
          <table:table-cell table:style-name="ce1" office:value-type="string">
            <text:p>Produktion</text:p>
          </table:table-cell>
          <table:table-cell table:style-name="ce1" office:value-type="string">
            <text:p>Eigen verbrauch</text:p>
          </table:table-cell>
          <table:table-cell table:style-name="ce1" office:value-type="string">
            <text:p>eingespeist</text:p>
          </table:table-cell>
          <table:table-cell table:style-name="ce1" table:number-columns-repeated="1018"/>
        </table:table-row>
        <table:table-row table:style-name="ro2">
          <table:table-cell table:style-name="ce18" office:value-type="date" office:date-value="2012-01-26">
            <text:p>26.01.2012</text:p>
          </table:table-cell>
          <table:table-cell office:value-type="float" office:value="160">
            <text:p>160</text:p>
          </table:table-cell>
          <table:table-cell table:formula="of:=[.B3]" office:value-type="float" office:value="182">
            <text:p>182</text:p>
          </table:table-cell>
          <table:table-cell table:style-name="ce5" office:value-type="float" office:value="35.96">
            <text:p>35,96</text:p>
          </table:table-cell>
          <table:table-cell table:style-name="ce5" table:formula="of:=[.D2]-([.C2]-[.B2])" office:value-type="float" office:value="13.96">
            <text:p>13,96</text:p>
          </table:table-cell>
          <table:table-cell table:style-name="ce5" table:formula="of:=[.D2]-[.E2]" office:value-type="float" office:value="22">
            <text:p>22,00</text:p>
          </table:table-cell>
          <table:table-cell table:number-columns-repeated="1018"/>
        </table:table-row>
        <table:table-row table:style-name="ro2">
          <table:table-cell table:style-name="ce18" office:value-type="date" office:date-value="2012-01-27">
            <text:p>27.01.2012</text:p>
          </table:table-cell>
          <table:table-cell office:value-type="float" office:value="182">
            <text:p>182</text:p>
          </table:table-cell>
          <table:table-cell table:formula="of:=[.B4]" office:value-type="float" office:value="182">
            <text:p>182</text:p>
          </table:table-cell>
          <table:table-cell table:style-name="ce5" office:value-type="float" office:value="1.8">
            <text:p>1,80</text:p>
          </table:table-cell>
          <table:table-cell table:style-name="ce5" table:formula="of:=[.D3]-([.C3]-[.B3])" office:value-type="float" office:value="1.8">
            <text:p>1,80</text:p>
          </table:table-cell>
          <table:table-cell table:style-name="ce5" table:formula="of:=[.D3]-[.E3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18" office:value-type="date" office:date-value="2012-01-28">
            <text:p>28.01.2012</text:p>
          </table:table-cell>
          <table:table-cell office:value-type="float" office:value="182">
            <text:p>182</text:p>
          </table:table-cell>
          <table:table-cell table:formula="of:=[.B5]" office:value-type="float" office:value="184">
            <text:p>184</text:p>
          </table:table-cell>
          <table:table-cell table:style-name="ce5" office:value-type="float" office:value="5.37">
            <text:p>5,37</text:p>
          </table:table-cell>
          <table:table-cell table:style-name="ce5" table:formula="of:=[.D4]-([.C4]-[.B4])" office:value-type="float" office:value="3.37">
            <text:p>3,37</text:p>
          </table:table-cell>
          <table:table-cell table:style-name="ce5" table:formula="of:=[.D4]-[.E4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18" office:value-type="date" office:date-value="2012-01-29">
            <text:p>29.01.2012</text:p>
          </table:table-cell>
          <table:table-cell office:value-type="float" office:value="184">
            <text:p>184</text:p>
          </table:table-cell>
          <table:table-cell table:formula="of:=[.B6]" office:value-type="float" office:value="184">
            <text:p>184</text:p>
          </table:table-cell>
          <table:table-cell table:style-name="ce5" office:value-type="float" office:value="0">
            <text:p>0,00</text:p>
          </table:table-cell>
          <table:table-cell table:style-name="ce5" table:formula="of:=[.D5]-([.C5]-[.B5])" office:value-type="float" office:value="0">
            <text:p>0,00</text:p>
          </table:table-cell>
          <table:table-cell table:style-name="ce5" table:formula="of:=[.D5]-[.E5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18" office:value-type="date" office:date-value="2012-01-30">
            <text:p>30.01.2012</text:p>
          </table:table-cell>
          <table:table-cell office:value-type="float" office:value="184">
            <text:p>184</text:p>
          </table:table-cell>
          <table:table-cell table:formula="of:=[.B7]" office:value-type="float" office:value="184">
            <text:p>184</text:p>
          </table:table-cell>
          <table:table-cell table:style-name="ce5" office:value-type="float" office:value="1.97">
            <text:p>1,97</text:p>
          </table:table-cell>
          <table:table-cell table:style-name="ce5" table:formula="of:=[.D6]-([.C6]-[.B6])" office:value-type="float" office:value="1.97">
            <text:p>1,97</text:p>
          </table:table-cell>
          <table:table-cell table:style-name="ce5" table:formula="of:=[.D6]-[.E6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18" office:value-type="date" office:date-value="2012-01-31">
            <text:p>31.01.2012</text:p>
          </table:table-cell>
          <table:table-cell office:value-type="float" office:value="184">
            <text:p>184</text:p>
          </table:table-cell>
          <table:table-cell table:formula="of:=[.B8]" office:value-type="float" office:value="185">
            <text:p>185</text:p>
          </table:table-cell>
          <table:table-cell table:style-name="ce5" office:value-type="float" office:value="2.5">
            <text:p>2,50</text:p>
          </table:table-cell>
          <table:table-cell table:style-name="ce5" table:formula="of:=[.D7]-([.C7]-[.B7])" office:value-type="float" office:value="1.5">
            <text:p>1,50</text:p>
          </table:table-cell>
          <table:table-cell table:style-name="ce5" table:formula="of:=[.D7]-[.E7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2-01">
            <text:p>01.02.2012</text:p>
          </table:table-cell>
          <table:table-cell office:value-type="float" office:value="185">
            <text:p>185</text:p>
          </table:table-cell>
          <table:table-cell table:formula="of:=[.B9]" office:value-type="float" office:value="199">
            <text:p>199</text:p>
          </table:table-cell>
          <table:table-cell table:style-name="ce5" office:value-type="float" office:value="25.76">
            <text:p>25,76</text:p>
          </table:table-cell>
          <table:table-cell table:style-name="ce5" table:formula="of:=[.D8]-([.C8]-[.B8])" office:value-type="float" office:value="11.76">
            <text:p>11,76</text:p>
          </table:table-cell>
          <table:table-cell table:style-name="ce5" table:formula="of:=[.D8]-[.E8]" office:value-type="float" office:value="14">
            <text:p>14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2-02">
            <text:p>02.02.2012</text:p>
          </table:table-cell>
          <table:table-cell office:value-type="float" office:value="199">
            <text:p>199</text:p>
          </table:table-cell>
          <table:table-cell table:formula="of:=[.B10]" office:value-type="float" office:value="207">
            <text:p>207</text:p>
          </table:table-cell>
          <table:table-cell table:style-name="ce5" office:value-type="float" office:value="15.51">
            <text:p>15,51</text:p>
          </table:table-cell>
          <table:table-cell table:style-name="ce5" table:formula="of:=[.D9]-([.C9]-[.B9])" office:value-type="float" office:value="7.51">
            <text:p>7,51</text:p>
          </table:table-cell>
          <table:table-cell table:style-name="ce5" table:formula="of:=[.D9]-[.E9]" office:value-type="float" office:value="8">
            <text:p>8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2-03">
            <text:p>03.02.2012</text:p>
          </table:table-cell>
          <table:table-cell office:value-type="float" office:value="207">
            <text:p>207</text:p>
          </table:table-cell>
          <table:table-cell table:formula="of:=[.B11]" office:value-type="float" office:value="232">
            <text:p>232</text:p>
          </table:table-cell>
          <table:table-cell table:style-name="ce5" office:value-type="float" office:value="38">
            <text:p>38,00</text:p>
          </table:table-cell>
          <table:table-cell table:style-name="ce5" table:formula="of:=[.D10]-([.C10]-[.B10])" office:value-type="float" office:value="13">
            <text:p>13,00</text:p>
          </table:table-cell>
          <table:table-cell table:style-name="ce5" table:formula="of:=[.D10]-[.E10]" office:value-type="float" office:value="25">
            <text:p>25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2-04">
            <text:p>04.02.2012</text:p>
          </table:table-cell>
          <table:table-cell office:value-type="float" office:value="232">
            <text:p>232</text:p>
          </table:table-cell>
          <table:table-cell table:formula="of:=[.B12]" office:value-type="float" office:value="257">
            <text:p>257</text:p>
          </table:table-cell>
          <table:table-cell table:style-name="ce5" office:value-type="float" office:value="36.5">
            <text:p>36,50</text:p>
          </table:table-cell>
          <table:table-cell table:style-name="ce5" table:formula="of:=[.D11]-([.C11]-[.B11])" office:value-type="float" office:value="11.5">
            <text:p>11,50</text:p>
          </table:table-cell>
          <table:table-cell table:style-name="ce5" table:formula="of:=[.D11]-[.E11]" office:value-type="float" office:value="25">
            <text:p>25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2-05">
            <text:p>05.02.2012</text:p>
          </table:table-cell>
          <table:table-cell office:value-type="float" office:value="257">
            <text:p>257</text:p>
          </table:table-cell>
          <table:table-cell table:formula="of:=[.B13]" office:value-type="float" office:value="288">
            <text:p>288</text:p>
          </table:table-cell>
          <table:table-cell table:style-name="ce5" office:value-type="float" office:value="41.5">
            <text:p>41,50</text:p>
          </table:table-cell>
          <table:table-cell table:style-name="ce5" table:formula="of:=[.D12]-([.C12]-[.B12])" office:value-type="float" office:value="10.5">
            <text:p>10,50</text:p>
          </table:table-cell>
          <table:table-cell table:style-name="ce5" table:formula="of:=[.D12]-[.E12]" office:value-type="float" office:value="31">
            <text:p>31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2-06">
            <text:p>06.02.2012</text:p>
          </table:table-cell>
          <table:table-cell office:value-type="float" office:value="288">
            <text:p>288</text:p>
          </table:table-cell>
          <table:table-cell table:formula="of:=[.B14]" office:value-type="float" office:value="309">
            <text:p>309</text:p>
          </table:table-cell>
          <table:table-cell table:style-name="ce5" office:value-type="float" office:value="37.4">
            <text:p>37,40</text:p>
          </table:table-cell>
          <table:table-cell table:style-name="ce5" table:formula="of:=[.D13]-([.C13]-[.B13])" office:value-type="float" office:value="16.4">
            <text:p>16,40</text:p>
          </table:table-cell>
          <table:table-cell table:style-name="ce5" table:formula="of:=[.D13]-[.E13]" office:value-type="float" office:value="21">
            <text:p>21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2-07">
            <text:p>07.02.2012</text:p>
          </table:table-cell>
          <table:table-cell office:value-type="float" office:value="309">
            <text:p>309</text:p>
          </table:table-cell>
          <table:table-cell table:formula="of:=[.B15]" office:value-type="float" office:value="309">
            <text:p>309</text:p>
          </table:table-cell>
          <table:table-cell table:style-name="ce5" office:value-type="float" office:value="2.8">
            <text:p>2,80</text:p>
          </table:table-cell>
          <table:table-cell table:style-name="ce5" table:formula="of:=[.D14]-([.C14]-[.B14])" office:value-type="float" office:value="2.8">
            <text:p>2,80</text:p>
          </table:table-cell>
          <table:table-cell table:style-name="ce5" table:formula="of:=[.D14]-[.E14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2-08">
            <text:p>08.02.2012</text:p>
          </table:table-cell>
          <table:table-cell office:value-type="float" office:value="309">
            <text:p>309</text:p>
          </table:table-cell>
          <table:table-cell table:formula="of:=[.B16]" office:value-type="float" office:value="325">
            <text:p>325</text:p>
          </table:table-cell>
          <table:table-cell table:style-name="ce5" office:value-type="float" office:value="25.5">
            <text:p>25,50</text:p>
          </table:table-cell>
          <table:table-cell table:style-name="ce5" table:formula="of:=[.D15]-([.C15]-[.B15])" office:value-type="float" office:value="9.5">
            <text:p>9,50</text:p>
          </table:table-cell>
          <table:table-cell table:style-name="ce5" table:formula="of:=[.D15]-[.E15]" office:value-type="float" office:value="16">
            <text:p>16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2-09">
            <text:p>09.02.2012</text:p>
          </table:table-cell>
          <table:table-cell office:value-type="float" office:value="325">
            <text:p>325</text:p>
          </table:table-cell>
          <table:table-cell table:formula="of:=[.B17]" office:value-type="float" office:value="332">
            <text:p>332</text:p>
          </table:table-cell>
          <table:table-cell table:style-name="ce5" office:value-type="float" office:value="10.89">
            <text:p>10,89</text:p>
          </table:table-cell>
          <table:table-cell table:style-name="ce5" table:formula="of:=[.D16]-([.C16]-[.B16])" office:value-type="float" office:value="3.89">
            <text:p>3,89</text:p>
          </table:table-cell>
          <table:table-cell table:style-name="ce5" table:formula="of:=[.D16]-[.E16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2-10">
            <text:p>10.02.2012</text:p>
          </table:table-cell>
          <table:table-cell office:value-type="float" office:value="332">
            <text:p>332</text:p>
          </table:table-cell>
          <table:table-cell table:formula="of:=[.B18]" office:value-type="float" office:value="332">
            <text:p>332</text:p>
          </table:table-cell>
          <table:table-cell table:style-name="ce5" office:value-type="float" office:value="1.63">
            <text:p>1,63</text:p>
          </table:table-cell>
          <table:table-cell table:style-name="ce5" table:formula="of:=[.D17]-([.C17]-[.B17])" office:value-type="float" office:value="1.63">
            <text:p>1,63</text:p>
          </table:table-cell>
          <table:table-cell table:style-name="ce5" table:formula="of:=[.D17]-[.E17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2-11">
            <text:p>11.02.2012</text:p>
          </table:table-cell>
          <table:table-cell office:value-type="float" office:value="332">
            <text:p>332</text:p>
          </table:table-cell>
          <table:table-cell table:formula="of:=[.B19]" office:value-type="float" office:value="334">
            <text:p>334</text:p>
          </table:table-cell>
          <table:table-cell table:style-name="ce5" office:value-type="float" office:value="5.1">
            <text:p>5,10</text:p>
          </table:table-cell>
          <table:table-cell table:style-name="ce5" table:formula="of:=[.D18]-([.C18]-[.B18])" office:value-type="float" office:value="3.1">
            <text:p>3,10</text:p>
          </table:table-cell>
          <table:table-cell table:style-name="ce5" table:formula="of:=[.D18]-[.E18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2-12">
            <text:p>12.02.2012</text:p>
          </table:table-cell>
          <table:table-cell office:value-type="float" office:value="334">
            <text:p>334</text:p>
          </table:table-cell>
          <table:table-cell table:formula="of:=[.B20]" office:value-type="float" office:value="354">
            <text:p>354</text:p>
          </table:table-cell>
          <table:table-cell table:style-name="ce5" office:value-type="float" office:value="27.2">
            <text:p>27,20</text:p>
          </table:table-cell>
          <table:table-cell table:style-name="ce5" table:formula="of:=[.D19]-([.C19]-[.B19])" office:value-type="float" office:value="7.2">
            <text:p>7,20</text:p>
          </table:table-cell>
          <table:table-cell table:style-name="ce5" table:formula="of:=[.D19]-[.E19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2-13">
            <text:p>13.02.2012</text:p>
          </table:table-cell>
          <table:table-cell office:value-type="float" office:value="354">
            <text:p>354</text:p>
          </table:table-cell>
          <table:table-cell table:formula="of:=[.B21]" office:value-type="float" office:value="358">
            <text:p>358</text:p>
          </table:table-cell>
          <table:table-cell table:style-name="ce5" office:value-type="float" office:value="9.3">
            <text:p>9,30</text:p>
          </table:table-cell>
          <table:table-cell table:style-name="ce5" table:formula="of:=[.D20]-([.C20]-[.B20])" office:value-type="float" office:value="5.3">
            <text:p>5,30</text:p>
          </table:table-cell>
          <table:table-cell table:style-name="ce5" table:formula="of:=[.D20]-[.E20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2-14">
            <text:p>14.02.2012</text:p>
          </table:table-cell>
          <table:table-cell office:value-type="float" office:value="358">
            <text:p>358</text:p>
          </table:table-cell>
          <table:table-cell table:formula="of:=[.B22]" office:value-type="float" office:value="358">
            <text:p>358</text:p>
          </table:table-cell>
          <table:table-cell table:style-name="ce5" office:value-type="float" office:value="1.4">
            <text:p>1,40</text:p>
          </table:table-cell>
          <table:table-cell table:style-name="ce5" table:formula="of:=[.D21]-([.C21]-[.B21])" office:value-type="float" office:value="1.4">
            <text:p>1,40</text:p>
          </table:table-cell>
          <table:table-cell table:style-name="ce5" table:formula="of:=[.D21]-[.E21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2-15">
            <text:p>15.02.2012</text:p>
          </table:table-cell>
          <table:table-cell office:value-type="float" office:value="358">
            <text:p>358</text:p>
          </table:table-cell>
          <table:table-cell table:formula="of:=[.B23]" office:value-type="float" office:value="359">
            <text:p>359</text:p>
          </table:table-cell>
          <table:table-cell table:style-name="ce5" office:value-type="float" office:value="2.8">
            <text:p>2,80</text:p>
          </table:table-cell>
          <table:table-cell table:style-name="ce5" table:formula="of:=[.D22]-([.C22]-[.B22])" office:value-type="float" office:value="1.8">
            <text:p>1,80</text:p>
          </table:table-cell>
          <table:table-cell table:style-name="ce5" table:formula="of:=[.D22]-[.E22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2-16">
            <text:p>16.02.2012</text:p>
          </table:table-cell>
          <table:table-cell office:value-type="float" office:value="359">
            <text:p>359</text:p>
          </table:table-cell>
          <table:table-cell table:formula="of:=[.B24]" office:value-type="float" office:value="370">
            <text:p>370</text:p>
          </table:table-cell>
          <table:table-cell table:style-name="ce5" office:value-type="float" office:value="17.7">
            <text:p>17,70</text:p>
          </table:table-cell>
          <table:table-cell table:style-name="ce5" table:formula="of:=[.D23]-([.C23]-[.B23])" office:value-type="float" office:value="6.7">
            <text:p>6,70</text:p>
          </table:table-cell>
          <table:table-cell table:style-name="ce5" table:formula="of:=[.D23]-[.E23]" office:value-type="float" office:value="11">
            <text:p>11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2-17">
            <text:p>17.02.2012</text:p>
          </table:table-cell>
          <table:table-cell office:value-type="float" office:value="370">
            <text:p>370</text:p>
          </table:table-cell>
          <table:table-cell table:formula="of:=[.B25]" office:value-type="float" office:value="374">
            <text:p>374</text:p>
          </table:table-cell>
          <table:table-cell table:style-name="ce5" office:value-type="float" office:value="8.4">
            <text:p>8,40</text:p>
          </table:table-cell>
          <table:table-cell table:style-name="ce5" table:formula="of:=[.D24]-([.C24]-[.B24])" office:value-type="float" office:value="4.4">
            <text:p>4,40</text:p>
          </table:table-cell>
          <table:table-cell table:style-name="ce5" table:formula="of:=[.D24]-[.E24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2-18">
            <text:p>18.02.2012</text:p>
          </table:table-cell>
          <table:table-cell office:value-type="float" office:value="374">
            <text:p>374</text:p>
          </table:table-cell>
          <table:table-cell table:formula="of:=[.B26]" office:value-type="float" office:value="395">
            <text:p>395</text:p>
          </table:table-cell>
          <table:table-cell table:style-name="ce5" office:value-type="float" office:value="25.9">
            <text:p>25,90</text:p>
          </table:table-cell>
          <table:table-cell table:style-name="ce5" table:formula="of:=[.D25]-([.C25]-[.B25])" office:value-type="float" office:value="4.9">
            <text:p>4,90</text:p>
          </table:table-cell>
          <table:table-cell table:style-name="ce5" table:formula="of:=[.D25]-[.E25]" office:value-type="float" office:value="21">
            <text:p>21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2-19">
            <text:p>19.02.2012</text:p>
          </table:table-cell>
          <table:table-cell office:value-type="float" office:value="395">
            <text:p>395</text:p>
          </table:table-cell>
          <table:table-cell table:formula="of:=[.B27]" office:value-type="float" office:value="397">
            <text:p>397</text:p>
          </table:table-cell>
          <table:table-cell table:style-name="ce5" office:value-type="float" office:value="5.8">
            <text:p>5,80</text:p>
          </table:table-cell>
          <table:table-cell table:style-name="ce5" table:formula="of:=[.D26]-([.C26]-[.B26])" office:value-type="float" office:value="3.8">
            <text:p>3,80</text:p>
          </table:table-cell>
          <table:table-cell table:style-name="ce5" table:formula="of:=[.D26]-[.E26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2-20">
            <text:p>20.02.2012</text:p>
          </table:table-cell>
          <table:table-cell office:value-type="float" office:value="397">
            <text:p>397</text:p>
          </table:table-cell>
          <table:table-cell table:formula="of:=[.B28]" office:value-type="float" office:value="410">
            <text:p>410</text:p>
          </table:table-cell>
          <table:table-cell table:style-name="ce5" office:value-type="float" office:value="19.9">
            <text:p>19,90</text:p>
          </table:table-cell>
          <table:table-cell table:style-name="ce5" table:formula="of:=[.D27]-([.C27]-[.B27])" office:value-type="float" office:value="6.9">
            <text:p>6,90</text:p>
          </table:table-cell>
          <table:table-cell table:style-name="ce5" table:formula="of:=[.D27]-[.E27]" office:value-type="float" office:value="13">
            <text:p>13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2-21">
            <text:p>21.02.2012</text:p>
          </table:table-cell>
          <table:table-cell office:value-type="float" office:value="410">
            <text:p>410</text:p>
          </table:table-cell>
          <table:table-cell table:formula="of:=[.B29]" office:value-type="float" office:value="442">
            <text:p>442</text:p>
          </table:table-cell>
          <table:table-cell table:style-name="ce5" office:value-type="float" office:value="46.2">
            <text:p>46,20</text:p>
          </table:table-cell>
          <table:table-cell table:style-name="ce5" table:formula="of:=[.D28]-([.C28]-[.B28])" office:value-type="float" office:value="14.2">
            <text:p>14,20</text:p>
          </table:table-cell>
          <table:table-cell table:style-name="ce5" table:formula="of:=[.D28]-[.E28]" office:value-type="float" office:value="32">
            <text:p>32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2-22">
            <text:p>22.02.2012</text:p>
          </table:table-cell>
          <table:table-cell office:value-type="float" office:value="442">
            <text:p>442</text:p>
          </table:table-cell>
          <table:table-cell table:formula="of:=[.B30]" office:value-type="float" office:value="481">
            <text:p>481</text:p>
          </table:table-cell>
          <table:table-cell table:style-name="ce5" office:value-type="float" office:value="47.1">
            <text:p>47,10</text:p>
          </table:table-cell>
          <table:table-cell table:style-name="ce5" table:formula="of:=[.D29]-([.C29]-[.B29])" office:value-type="float" office:value="8.1">
            <text:p>8,10</text:p>
          </table:table-cell>
          <table:table-cell table:style-name="ce5" table:formula="of:=[.D29]-[.E29]" office:value-type="float" office:value="39">
            <text:p>39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2-23">
            <text:p>23.02.2012</text:p>
          </table:table-cell>
          <table:table-cell office:value-type="float" office:value="481">
            <text:p>481</text:p>
          </table:table-cell>
          <table:table-cell table:formula="of:=[.B31]" office:value-type="float" office:value="486">
            <text:p>486</text:p>
          </table:table-cell>
          <table:table-cell table:style-name="ce5" office:value-type="float" office:value="9.6">
            <text:p>9,60</text:p>
          </table:table-cell>
          <table:table-cell table:style-name="ce5" table:formula="of:=[.D30]-([.C30]-[.B30])" office:value-type="float" office:value="4.6">
            <text:p>4,60</text:p>
          </table:table-cell>
          <table:table-cell table:style-name="ce5" table:formula="of:=[.D30]-[.E30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2-24">
            <text:p>24.02.2012</text:p>
          </table:table-cell>
          <table:table-cell office:value-type="float" office:value="486">
            <text:p>486</text:p>
          </table:table-cell>
          <table:table-cell table:formula="of:=[.B32]" office:value-type="float" office:value="514">
            <text:p>514</text:p>
          </table:table-cell>
          <table:table-cell table:style-name="ce5" office:value-type="float" office:value="40.97">
            <text:p>40,97</text:p>
          </table:table-cell>
          <table:table-cell table:style-name="ce5" table:formula="of:=[.D31]-([.C31]-[.B31])" office:value-type="float" office:value="12.97">
            <text:p>12,97</text:p>
          </table:table-cell>
          <table:table-cell table:style-name="ce5" table:formula="of:=[.D31]-[.E31]" office:value-type="float" office:value="28">
            <text:p>28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2-25">
            <text:p>25.02.2012</text:p>
          </table:table-cell>
          <table:table-cell office:value-type="float" office:value="514">
            <text:p>514</text:p>
          </table:table-cell>
          <table:table-cell office:value-type="float" office:value="516">
            <text:p>516</text:p>
          </table:table-cell>
          <table:table-cell table:style-name="ce5" office:value-type="float" office:value="6.4">
            <text:p>6,40</text:p>
          </table:table-cell>
          <table:table-cell table:style-name="ce5" table:formula="of:=[.D32]-([.C32]-[.B32])" office:value-type="float" office:value="4.4">
            <text:p>4,40</text:p>
          </table:table-cell>
          <table:table-cell table:style-name="ce5" table:formula="of:=[.D32]-[.E32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2-26">
            <text:p>26.02.2012</text:p>
          </table:table-cell>
          <table:table-cell office:value-type="float" office:value="516">
            <text:p>516</text:p>
          </table:table-cell>
          <table:table-cell office:value-type="float" office:value="522">
            <text:p>522</text:p>
          </table:table-cell>
          <table:table-cell table:style-name="ce5" office:value-type="float" office:value="13.4">
            <text:p>13,40</text:p>
          </table:table-cell>
          <table:table-cell table:style-name="ce5" table:formula="of:=[.D33]-([.C33]-[.B33])" office:value-type="float" office:value="7.4">
            <text:p>7,40</text:p>
          </table:table-cell>
          <table:table-cell table:style-name="ce5" table:formula="of:=[.D33]-[.E33]" office:value-type="float" office:value="6">
            <text:p>6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2-27">
            <text:p>27.02.2012</text:p>
          </table:table-cell>
          <table:table-cell office:value-type="float" office:value="522">
            <text:p>522</text:p>
          </table:table-cell>
          <table:table-cell office:value-type="float" office:value="541">
            <text:p>541</text:p>
          </table:table-cell>
          <table:table-cell table:style-name="ce5" office:value-type="float" office:value="27.76">
            <text:p>27,76</text:p>
          </table:table-cell>
          <table:table-cell table:style-name="ce5" table:formula="of:=[.D34]-([.C34]-[.B34])" office:value-type="float" office:value="8.76">
            <text:p>8,76</text:p>
          </table:table-cell>
          <table:table-cell table:style-name="ce5" table:formula="of:=[.D34]-[.E34]" office:value-type="float" office:value="19">
            <text:p>19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2-28">
            <text:p>28.02.2012</text:p>
          </table:table-cell>
          <table:table-cell office:value-type="float" office:value="541">
            <text:p>541</text:p>
          </table:table-cell>
          <table:table-cell table:formula="of:=[.B36]" office:value-type="float" office:value="543">
            <text:p>543</text:p>
          </table:table-cell>
          <table:table-cell table:style-name="ce5" office:value-type="float" office:value="6.1">
            <text:p>6,10</text:p>
          </table:table-cell>
          <table:table-cell table:style-name="ce5" table:formula="of:=[.D35]-([.C35]-[.B35])" office:value-type="float" office:value="4.1">
            <text:p>4,10</text:p>
          </table:table-cell>
          <table:table-cell table:style-name="ce5" table:formula="of:=[.D35]-[.E35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2-29">
            <text:p>29.02.2012</text:p>
          </table:table-cell>
          <table:table-cell office:value-type="float" office:value="543">
            <text:p>543</text:p>
          </table:table-cell>
          <table:table-cell table:formula="of:=[.B37]" office:value-type="float" office:value="558">
            <text:p>558</text:p>
          </table:table-cell>
          <table:table-cell table:style-name="ce5" office:value-type="float" office:value="20.95">
            <text:p>20,95</text:p>
          </table:table-cell>
          <table:table-cell table:style-name="ce5" table:formula="of:=[.D36]-([.C36]-[.B36])" office:value-type="float" office:value="5.95">
            <text:p>5,95</text:p>
          </table:table-cell>
          <table:table-cell table:style-name="ce5" table:formula="of:=[.D36]-[.E36]" office:value-type="float" office:value="15">
            <text:p>15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2-03-01">
            <text:p>01.03.2012</text:p>
          </table:table-cell>
          <table:table-cell office:value-type="float" office:value="558">
            <text:p>558</text:p>
          </table:table-cell>
          <table:table-cell table:formula="of:=[.B38]" office:value-type="float" office:value="594">
            <text:p>594</text:p>
          </table:table-cell>
          <table:table-cell table:style-name="ce5" office:value-type="float" office:value="46.91">
            <text:p>46,91</text:p>
          </table:table-cell>
          <table:table-cell table:style-name="ce5" table:formula="of:=[.D37]-([.C37]-[.B37])" office:value-type="float" office:value="10.91">
            <text:p>10,91</text:p>
          </table:table-cell>
          <table:table-cell table:style-name="ce5" table:formula="of:=[.D37]-[.E37]" office:value-type="float" office:value="36">
            <text:p>36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2-03-02">
            <text:p>02.03.2012</text:p>
          </table:table-cell>
          <table:table-cell office:value-type="float" office:value="594">
            <text:p>594</text:p>
          </table:table-cell>
          <table:table-cell table:formula="of:=[.B39]" office:value-type="float" office:value="618">
            <text:p>618</text:p>
          </table:table-cell>
          <table:table-cell table:style-name="ce5" office:value-type="float" office:value="29.49">
            <text:p>29,49</text:p>
          </table:table-cell>
          <table:table-cell table:style-name="ce5" table:formula="of:=[.D38]-([.C38]-[.B38])" office:value-type="float" office:value="5.49">
            <text:p>5,49</text:p>
          </table:table-cell>
          <table:table-cell table:style-name="ce5" table:formula="of:=[.D38]-[.E38]" office:value-type="float" office:value="24">
            <text:p>24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2-03-03">
            <text:p>03.03.2012</text:p>
          </table:table-cell>
          <table:table-cell office:value-type="float" office:value="618">
            <text:p>618</text:p>
          </table:table-cell>
          <table:table-cell table:formula="of:=[.B40]" office:value-type="float" office:value="638">
            <text:p>638</text:p>
          </table:table-cell>
          <table:table-cell table:style-name="ce5" office:value-type="float" office:value="30.78">
            <text:p>30,78</text:p>
          </table:table-cell>
          <table:table-cell table:style-name="ce5" table:formula="of:=[.D39]-([.C39]-[.B39])" office:value-type="float" office:value="10.78">
            <text:p>10,78</text:p>
          </table:table-cell>
          <table:table-cell table:style-name="ce5" table:formula="of:=[.D39]-[.E39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2-03-04">
            <text:p>04.03.2012</text:p>
          </table:table-cell>
          <table:table-cell office:value-type="float" office:value="638">
            <text:p>638</text:p>
          </table:table-cell>
          <table:table-cell table:formula="of:=[.B41]" office:value-type="float" office:value="645">
            <text:p>645</text:p>
          </table:table-cell>
          <table:table-cell table:style-name="ce5" office:value-type="float" office:value="11.91">
            <text:p>11,91</text:p>
          </table:table-cell>
          <table:table-cell table:style-name="ce5" table:formula="of:=[.D40]-([.C40]-[.B40])" office:value-type="float" office:value="4.91">
            <text:p>4,91</text:p>
          </table:table-cell>
          <table:table-cell table:style-name="ce5" table:formula="of:=[.D40]-[.E40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2-03-05">
            <text:p>05.03.2012</text:p>
          </table:table-cell>
          <table:table-cell office:value-type="float" office:value="645">
            <text:p>645</text:p>
          </table:table-cell>
          <table:table-cell table:formula="of:=[.B42]" office:value-type="float" office:value="654">
            <text:p>654</text:p>
          </table:table-cell>
          <table:table-cell table:style-name="ce5" office:value-type="float" office:value="15.43">
            <text:p>15,43</text:p>
          </table:table-cell>
          <table:table-cell table:style-name="ce5" table:formula="of:=[.D41]-([.C41]-[.B41])" office:value-type="float" office:value="6.43">
            <text:p>6,43</text:p>
          </table:table-cell>
          <table:table-cell table:style-name="ce5" table:formula="of:=[.D41]-[.E41]" office:value-type="float" office:value="9">
            <text:p>9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2-03-06">
            <text:p>06.03.2012</text:p>
          </table:table-cell>
          <table:table-cell office:value-type="float" office:value="654">
            <text:p>654</text:p>
          </table:table-cell>
          <table:table-cell table:formula="of:=[.B43]" office:value-type="float" office:value="681">
            <text:p>681</text:p>
          </table:table-cell>
          <table:table-cell table:style-name="ce5" office:value-type="float" office:value="39.41">
            <text:p>39,41</text:p>
          </table:table-cell>
          <table:table-cell table:style-name="ce5" table:formula="of:=[.D42]-([.C42]-[.B42])" office:value-type="float" office:value="12.41">
            <text:p>12,41</text:p>
          </table:table-cell>
          <table:table-cell table:style-name="ce5" table:formula="of:=[.D42]-[.E42]" office:value-type="float" office:value="27">
            <text:p>27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2-03-07">
            <text:p>07.03.2012</text:p>
          </table:table-cell>
          <table:table-cell office:value-type="float" office:value="681">
            <text:p>681</text:p>
          </table:table-cell>
          <table:table-cell table:formula="of:=[.B44]" office:value-type="float" office:value="706">
            <text:p>706</text:p>
          </table:table-cell>
          <table:table-cell table:style-name="ce5" office:value-type="float" office:value="36.81">
            <text:p>36,81</text:p>
          </table:table-cell>
          <table:table-cell table:style-name="ce5" table:formula="of:=[.D43]-([.C43]-[.B43])" office:value-type="float" office:value="11.81">
            <text:p>11,81</text:p>
          </table:table-cell>
          <table:table-cell table:style-name="ce5" table:formula="of:=[.D43]-[.E43]" office:value-type="float" office:value="25">
            <text:p>25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2-03-08">
            <text:p>08.03.2012</text:p>
          </table:table-cell>
          <table:table-cell office:value-type="float" office:value="706">
            <text:p>706</text:p>
          </table:table-cell>
          <table:table-cell table:formula="of:=[.B45]" office:value-type="float" office:value="712">
            <text:p>712</text:p>
          </table:table-cell>
          <table:table-cell table:style-name="ce5" office:value-type="float" office:value="11.19">
            <text:p>11,19</text:p>
          </table:table-cell>
          <table:table-cell table:style-name="ce5" table:formula="of:=[.D44]-([.C44]-[.B44])" office:value-type="float" office:value="5.19">
            <text:p>5,19</text:p>
          </table:table-cell>
          <table:table-cell table:style-name="ce5" table:formula="of:=[.D44]-[.E44]" office:value-type="float" office:value="6">
            <text:p>6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2-03-09">
            <text:p>09.03.2012</text:p>
          </table:table-cell>
          <table:table-cell office:value-type="float" office:value="712">
            <text:p>712</text:p>
          </table:table-cell>
          <table:table-cell table:formula="of:=[.B46]" office:value-type="float" office:value="749">
            <text:p>749</text:p>
          </table:table-cell>
          <table:table-cell table:style-name="ce5" office:value-type="float" office:value="46.09">
            <text:p>46,09</text:p>
          </table:table-cell>
          <table:table-cell table:style-name="ce5" table:formula="of:=[.D45]-([.C45]-[.B45])" office:value-type="float" office:value="9.09">
            <text:p>9,09</text:p>
          </table:table-cell>
          <table:table-cell table:style-name="ce5" table:formula="of:=[.D45]-[.E45]" office:value-type="float" office:value="37">
            <text:p>37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2-03-10">
            <text:p>10.03.2012</text:p>
          </table:table-cell>
          <table:table-cell office:value-type="float" office:value="749">
            <text:p>749</text:p>
          </table:table-cell>
          <table:table-cell table:formula="of:=[.B47]" office:value-type="float" office:value="785">
            <text:p>785</text:p>
          </table:table-cell>
          <table:table-cell table:style-name="ce5" office:value-type="float" office:value="45.14">
            <text:p>45,14</text:p>
          </table:table-cell>
          <table:table-cell table:style-name="ce5" table:formula="of:=[.D46]-([.C46]-[.B46])" office:value-type="float" office:value="9.14">
            <text:p>9,14</text:p>
          </table:table-cell>
          <table:table-cell table:style-name="ce5" table:formula="of:=[.D46]-[.E46]" office:value-type="float" office:value="36">
            <text:p>36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2-03-11">
            <text:p>11.03.2012</text:p>
          </table:table-cell>
          <table:table-cell office:value-type="float" office:value="785">
            <text:p>785</text:p>
          </table:table-cell>
          <table:table-cell table:formula="of:=[.B48]" office:value-type="float" office:value="785">
            <text:p>785</text:p>
          </table:table-cell>
          <table:table-cell table:style-name="ce5" office:value-type="float" office:value="4.5">
            <text:p>4,50</text:p>
          </table:table-cell>
          <table:table-cell table:style-name="ce5" table:formula="of:=[.D47]-([.C47]-[.B47])" office:value-type="float" office:value="4.5">
            <text:p>4,50</text:p>
          </table:table-cell>
          <table:table-cell table:style-name="ce5" table:formula="of:=[.D47]-[.E47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2-03-12">
            <text:p>12.03.2012</text:p>
          </table:table-cell>
          <table:table-cell office:value-type="float" office:value="785">
            <text:p>785</text:p>
          </table:table-cell>
          <table:table-cell table:formula="of:=[.B49]" office:value-type="float" office:value="792">
            <text:p>792</text:p>
          </table:table-cell>
          <table:table-cell table:style-name="ce5" office:value-type="float" office:value="12.25">
            <text:p>12,25</text:p>
          </table:table-cell>
          <table:table-cell table:style-name="ce5" table:formula="of:=[.D48]-([.C48]-[.B48])" office:value-type="float" office:value="5.25">
            <text:p>5,25</text:p>
          </table:table-cell>
          <table:table-cell table:style-name="ce5" table:formula="of:=[.D48]-[.E48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2-03-13">
            <text:p>13.03.2012</text:p>
          </table:table-cell>
          <table:table-cell office:value-type="float" office:value="792">
            <text:p>792</text:p>
          </table:table-cell>
          <table:table-cell table:formula="of:=[.B50]" office:value-type="float" office:value="800">
            <text:p>800</text:p>
          </table:table-cell>
          <table:table-cell table:style-name="ce5" office:value-type="float" office:value="15.36">
            <text:p>15,36</text:p>
          </table:table-cell>
          <table:table-cell table:style-name="ce5" table:formula="of:=[.D49]-([.C49]-[.B49])" office:value-type="float" office:value="7.36">
            <text:p>7,36</text:p>
          </table:table-cell>
          <table:table-cell table:style-name="ce5" table:formula="of:=[.D49]-[.E49]" office:value-type="float" office:value="8">
            <text:p>8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2-03-14">
            <text:p>14.03.2012</text:p>
          </table:table-cell>
          <table:table-cell office:value-type="float" office:value="800">
            <text:p>800</text:p>
          </table:table-cell>
          <table:table-cell table:formula="of:=[.B51]" office:value-type="float" office:value="836">
            <text:p>836</text:p>
          </table:table-cell>
          <table:table-cell table:style-name="ce5" office:value-type="float" office:value="47.96">
            <text:p>47,96</text:p>
          </table:table-cell>
          <table:table-cell table:style-name="ce5" table:formula="of:=[.D50]-([.C50]-[.B50])" office:value-type="float" office:value="11.96">
            <text:p>11,96</text:p>
          </table:table-cell>
          <table:table-cell table:style-name="ce5" table:formula="of:=[.D50]-[.E50]" office:value-type="float" office:value="36">
            <text:p>36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2-03-15">
            <text:p>15.03.2012</text:p>
          </table:table-cell>
          <table:table-cell office:value-type="float" office:value="836">
            <text:p>836</text:p>
          </table:table-cell>
          <table:table-cell table:formula="of:=[.B52]" office:value-type="float" office:value="880">
            <text:p>880</text:p>
          </table:table-cell>
          <table:table-cell table:style-name="ce5" office:value-type="float" office:value="53.27">
            <text:p>53,27</text:p>
          </table:table-cell>
          <table:table-cell table:style-name="ce5" table:formula="of:=[.D51]-([.C51]-[.B51])" office:value-type="float" office:value="9.27">
            <text:p>9,27</text:p>
          </table:table-cell>
          <table:table-cell table:style-name="ce5" table:formula="of:=[.D51]-[.E51]" office:value-type="float" office:value="44">
            <text:p>44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2-03-16">
            <text:p>16.03.2012</text:p>
          </table:table-cell>
          <table:table-cell office:value-type="float" office:value="880">
            <text:p>880</text:p>
          </table:table-cell>
          <table:table-cell table:formula="of:=[.B53]" office:value-type="float" office:value="923">
            <text:p>923</text:p>
          </table:table-cell>
          <table:table-cell table:style-name="ce5" office:value-type="float" office:value="53.77">
            <text:p>53,77</text:p>
          </table:table-cell>
          <table:table-cell table:style-name="ce5" table:formula="of:=[.D52]-([.C52]-[.B52])" office:value-type="float" office:value="10.77">
            <text:p>10,77</text:p>
          </table:table-cell>
          <table:table-cell table:style-name="ce5" table:formula="of:=[.D52]-[.E52]" office:value-type="float" office:value="43">
            <text:p>43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2-03-17">
            <text:p>17.03.2012</text:p>
          </table:table-cell>
          <table:table-cell office:value-type="float" office:value="923">
            <text:p>923</text:p>
          </table:table-cell>
          <table:table-cell table:formula="of:=[.B54]" office:value-type="float" office:value="960">
            <text:p>960</text:p>
          </table:table-cell>
          <table:table-cell table:style-name="ce5" office:value-type="float" office:value="43.77">
            <text:p>43,77</text:p>
          </table:table-cell>
          <table:table-cell table:style-name="ce5" table:formula="of:=[.D53]-([.C53]-[.B53])" office:value-type="float" office:value="6.77">
            <text:p>6,77</text:p>
          </table:table-cell>
          <table:table-cell table:style-name="ce5" table:formula="of:=[.D53]-[.E53]" office:value-type="float" office:value="37">
            <text:p>37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2-03-18">
            <text:p>18.03.2012</text:p>
          </table:table-cell>
          <table:table-cell office:value-type="float" office:value="960">
            <text:p>960</text:p>
          </table:table-cell>
          <table:table-cell table:formula="of:=[.B55]" office:value-type="float" office:value="965">
            <text:p>965</text:p>
          </table:table-cell>
          <table:table-cell table:style-name="ce5" office:value-type="float" office:value="11.28">
            <text:p>11,28</text:p>
          </table:table-cell>
          <table:table-cell table:style-name="ce5" table:formula="of:=[.D54]-([.C54]-[.B54])" office:value-type="float" office:value="6.28">
            <text:p>6,28</text:p>
          </table:table-cell>
          <table:table-cell table:style-name="ce5" table:formula="of:=[.D54]-[.E54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2-03-19">
            <text:p>19.03.2012</text:p>
          </table:table-cell>
          <table:table-cell office:value-type="float" office:value="965">
            <text:p>965</text:p>
          </table:table-cell>
          <table:table-cell table:formula="of:=[.B56]" office:value-type="float" office:value="974">
            <text:p>974</text:p>
          </table:table-cell>
          <table:table-cell office:value-type="float" office:value="16.91">
            <text:p>16,91</text:p>
          </table:table-cell>
          <table:table-cell table:style-name="ce5" table:formula="of:=[.D55]-([.C55]-[.B55])" office:value-type="float" office:value="7.91">
            <text:p>7,91</text:p>
          </table:table-cell>
          <table:table-cell table:style-name="ce5" table:formula="of:=[.D55]-[.E55]" office:value-type="float" office:value="9">
            <text:p>9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2-03-20">
            <text:p>20.03.2012</text:p>
          </table:table-cell>
          <table:table-cell office:value-type="float" office:value="974">
            <text:p>974</text:p>
          </table:table-cell>
          <table:table-cell table:formula="of:=[.B57]" office:value-type="float" office:value="1016">
            <text:p>1016</text:p>
          </table:table-cell>
          <table:table-cell table:style-name="ce5" office:value-type="float" office:value="54.75">
            <text:p>54,75</text:p>
          </table:table-cell>
          <table:table-cell table:style-name="ce5" table:formula="of:=[.D56]-([.C56]-[.B56])" office:value-type="float" office:value="12.75">
            <text:p>12,75</text:p>
          </table:table-cell>
          <table:table-cell table:style-name="ce5" table:formula="of:=[.D56]-[.E56]" office:value-type="float" office:value="42">
            <text:p>42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2-03-21">
            <text:p>21.03.2012</text:p>
          </table:table-cell>
          <table:table-cell office:value-type="float" office:value="1016">
            <text:p>1016</text:p>
          </table:table-cell>
          <table:table-cell table:formula="of:=[.B58]" office:value-type="float" office:value="1056">
            <text:p>1056</text:p>
          </table:table-cell>
          <table:table-cell table:style-name="ce5" office:value-type="float" office:value="52.27">
            <text:p>52,27</text:p>
          </table:table-cell>
          <table:table-cell table:style-name="ce5" table:formula="of:=[.D57]-([.C57]-[.B57])" office:value-type="float" office:value="12.27">
            <text:p>12,27</text:p>
          </table:table-cell>
          <table:table-cell table:style-name="ce5" table:formula="of:=[.D57]-[.E57]" office:value-type="float" office:value="40">
            <text:p>40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2-03-22">
            <text:p>22.03.2012</text:p>
          </table:table-cell>
          <table:table-cell office:value-type="float" office:value="1056">
            <text:p>1056</text:p>
          </table:table-cell>
          <table:table-cell table:formula="of:=[.B59]" office:value-type="float" office:value="1101">
            <text:p>1101</text:p>
          </table:table-cell>
          <table:table-cell table:style-name="ce5" office:value-type="float" office:value="56.04">
            <text:p>56,04</text:p>
          </table:table-cell>
          <table:table-cell table:style-name="ce5" table:formula="of:=[.D58]-([.C58]-[.B58])" office:value-type="float" office:value="11.04">
            <text:p>11,04</text:p>
          </table:table-cell>
          <table:table-cell table:style-name="ce5" table:formula="of:=[.D58]-[.E58]" office:value-type="float" office:value="45">
            <text:p>45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2-03-23">
            <text:p>23.03.2012</text:p>
          </table:table-cell>
          <table:table-cell office:value-type="float" office:value="1101">
            <text:p>1101</text:p>
          </table:table-cell>
          <table:table-cell table:formula="of:=[.B60]" office:value-type="float" office:value="1143">
            <text:p>1143</text:p>
          </table:table-cell>
          <table:table-cell table:style-name="ce5" office:value-type="float" office:value="51.57">
            <text:p>51,57</text:p>
          </table:table-cell>
          <table:table-cell table:style-name="ce5" table:formula="of:=[.D59]-([.C59]-[.B59])" office:value-type="float" office:value="9.57">
            <text:p>9,57</text:p>
          </table:table-cell>
          <table:table-cell table:style-name="ce5" table:formula="of:=[.D59]-[.E59]" office:value-type="float" office:value="42">
            <text:p>42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2-03-24">
            <text:p>24.03.2012</text:p>
          </table:table-cell>
          <table:table-cell office:value-type="float" office:value="1143">
            <text:p>1143</text:p>
          </table:table-cell>
          <table:table-cell table:formula="of:=[.B61]" office:value-type="float" office:value="1181">
            <text:p>1181</text:p>
          </table:table-cell>
          <table:table-cell table:style-name="ce5" office:value-type="float" office:value="47.84">
            <text:p>47,84</text:p>
          </table:table-cell>
          <table:table-cell table:style-name="ce5" table:formula="of:=[.D60]-([.C60]-[.B60])" office:value-type="float" office:value="9.84">
            <text:p>9,84</text:p>
          </table:table-cell>
          <table:table-cell table:style-name="ce5" table:formula="of:=[.D60]-[.E60]" office:value-type="float" office:value="38">
            <text:p>38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2-03-25">
            <text:p>25.03.2012</text:p>
          </table:table-cell>
          <table:table-cell office:value-type="float" office:value="1181">
            <text:p>1181</text:p>
          </table:table-cell>
          <table:table-cell table:formula="of:=[.B62]" office:value-type="float" office:value="1221">
            <text:p>1221</text:p>
          </table:table-cell>
          <table:table-cell table:style-name="ce5" office:value-type="float" office:value="51.8">
            <text:p>51,80</text:p>
          </table:table-cell>
          <table:table-cell table:style-name="ce5" table:formula="of:=[.D61]-([.C61]-[.B61])" office:value-type="float" office:value="11.8">
            <text:p>11,80</text:p>
          </table:table-cell>
          <table:table-cell table:style-name="ce5" table:formula="of:=[.D61]-[.E61]" office:value-type="float" office:value="40">
            <text:p>40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2-03-26">
            <text:p>26.03.2012</text:p>
          </table:table-cell>
          <table:table-cell office:value-type="float" office:value="1221">
            <text:p>1221</text:p>
          </table:table-cell>
          <table:table-cell table:formula="of:=[.B63]" office:value-type="float" office:value="1266">
            <text:p>1266</text:p>
          </table:table-cell>
          <table:table-cell table:style-name="ce5" office:value-type="float" office:value="55.4">
            <text:p>55,40</text:p>
          </table:table-cell>
          <table:table-cell table:style-name="ce5" table:formula="of:=[.D62]-([.C62]-[.B62])" office:value-type="float" office:value="10.4">
            <text:p>10,40</text:p>
          </table:table-cell>
          <table:table-cell table:style-name="ce5" table:formula="of:=[.D62]-[.E62]" office:value-type="float" office:value="45">
            <text:p>45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2-03-27">
            <text:p>27.03.2012</text:p>
          </table:table-cell>
          <table:table-cell office:value-type="float" office:value="1266">
            <text:p>1266</text:p>
          </table:table-cell>
          <table:table-cell table:formula="of:=[.B64]" office:value-type="float" office:value="1311">
            <text:p>1311</text:p>
          </table:table-cell>
          <table:table-cell table:style-name="ce5" office:value-type="float" office:value="54.84">
            <text:p>54,84</text:p>
          </table:table-cell>
          <table:table-cell table:style-name="ce5" table:formula="of:=[.D63]-([.C63]-[.B63])" office:value-type="float" office:value="9.84">
            <text:p>9,84</text:p>
          </table:table-cell>
          <table:table-cell table:style-name="ce5" table:formula="of:=[.D63]-[.E63]" office:value-type="float" office:value="45">
            <text:p>45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2-03-28">
            <text:p>28.03.2012</text:p>
          </table:table-cell>
          <table:table-cell office:value-type="float" office:value="1311">
            <text:p>1311</text:p>
          </table:table-cell>
          <table:table-cell table:formula="of:=[.B65]" office:value-type="float" office:value="1354">
            <text:p>1354</text:p>
          </table:table-cell>
          <table:table-cell table:style-name="ce5" office:value-type="float" office:value="54.87">
            <text:p>54,87</text:p>
          </table:table-cell>
          <table:table-cell table:style-name="ce5" table:formula="of:=[.D64]-([.C64]-[.B64])" office:value-type="float" office:value="11.87">
            <text:p>11,87</text:p>
          </table:table-cell>
          <table:table-cell table:style-name="ce5" table:formula="of:=[.D64]-[.E64]" office:value-type="float" office:value="43">
            <text:p>43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2-03-29">
            <text:p>29.03.2012</text:p>
          </table:table-cell>
          <table:table-cell office:value-type="float" office:value="1354">
            <text:p>1354</text:p>
          </table:table-cell>
          <table:table-cell table:formula="of:=[.B66]" office:value-type="float" office:value="1385">
            <text:p>1385</text:p>
          </table:table-cell>
          <table:table-cell table:style-name="ce5" office:value-type="float" office:value="38.89">
            <text:p>38,89</text:p>
          </table:table-cell>
          <table:table-cell table:style-name="ce5" table:formula="of:=[.D65]-([.C65]-[.B65])" office:value-type="float" office:value="7.89">
            <text:p>7,89</text:p>
          </table:table-cell>
          <table:table-cell table:style-name="ce5" table:formula="of:=[.D65]-[.E65]" office:value-type="float" office:value="31">
            <text:p>31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2-03-30">
            <text:p>30.03.2012</text:p>
          </table:table-cell>
          <table:table-cell office:value-type="float" office:value="1385">
            <text:p>1385</text:p>
          </table:table-cell>
          <table:table-cell table:formula="of:=[.B67]" office:value-type="float" office:value="1388">
            <text:p>1388</text:p>
          </table:table-cell>
          <table:table-cell table:style-name="ce5" office:value-type="float" office:value="7.13">
            <text:p>7,13</text:p>
          </table:table-cell>
          <table:table-cell table:style-name="ce5" table:formula="of:=[.D66]-([.C66]-[.B66])" office:value-type="float" office:value="4.13">
            <text:p>4,13</text:p>
          </table:table-cell>
          <table:table-cell table:style-name="ce5" table:formula="of:=[.D66]-[.E66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14" office:value-type="date" office:date-value="2012-03-31">
            <text:p>31.03.2012</text:p>
          </table:table-cell>
          <table:table-cell office:value-type="float" office:value="1388">
            <text:p>1388</text:p>
          </table:table-cell>
          <table:table-cell table:formula="of:=[.B68]" office:value-type="float" office:value="1414">
            <text:p>1414</text:p>
          </table:table-cell>
          <table:table-cell table:style-name="ce5" office:value-type="float" office:value="29.7">
            <text:p>29,70</text:p>
          </table:table-cell>
          <table:table-cell table:style-name="ce5" table:formula="of:=[.D67]-([.C67]-[.B67])" office:value-type="float" office:value="3.7">
            <text:p>3,70</text:p>
          </table:table-cell>
          <table:table-cell table:style-name="ce5" table:formula="of:=[.D67]-[.E67]" office:value-type="float" office:value="26">
            <text:p>26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2-04-01">
            <text:p>01.04.2012</text:p>
          </table:table-cell>
          <table:table-cell office:value-type="float" office:value="1414">
            <text:p>1414</text:p>
          </table:table-cell>
          <table:table-cell table:formula="of:=[.B69]" office:value-type="float" office:value="1462">
            <text:p>1462</text:p>
          </table:table-cell>
          <table:table-cell table:style-name="ce5" office:value-type="float" office:value="61.06">
            <text:p>61,06</text:p>
          </table:table-cell>
          <table:table-cell table:style-name="ce5" table:formula="of:=[.D68]-([.C68]-[.B68])" office:value-type="float" office:value="13.06">
            <text:p>13,06</text:p>
          </table:table-cell>
          <table:table-cell table:style-name="ce5" table:formula="of:=[.D68]-[.E68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2-04-02">
            <text:p>02.04.2012</text:p>
          </table:table-cell>
          <table:table-cell office:value-type="float" office:value="1462">
            <text:p>1462</text:p>
          </table:table-cell>
          <table:table-cell table:formula="of:=[.B70]" office:value-type="float" office:value="1509">
            <text:p>1509</text:p>
          </table:table-cell>
          <table:table-cell table:style-name="ce5" office:value-type="float" office:value="55.4">
            <text:p>55,40</text:p>
          </table:table-cell>
          <table:table-cell table:style-name="ce5" table:formula="of:=[.D69]-([.C69]-[.B69])" office:value-type="float" office:value="8.4">
            <text:p>8,40</text:p>
          </table:table-cell>
          <table:table-cell table:style-name="ce5" table:formula="of:=[.D69]-[.E69]" office:value-type="float" office:value="47">
            <text:p>47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2-04-03">
            <text:p>03.04.2012</text:p>
          </table:table-cell>
          <table:table-cell office:value-type="float" office:value="1509">
            <text:p>1509</text:p>
          </table:table-cell>
          <table:table-cell table:formula="of:=[.B71]" office:value-type="float" office:value="1541">
            <text:p>1541</text:p>
          </table:table-cell>
          <table:table-cell table:style-name="ce5" office:value-type="float" office:value="41.54">
            <text:p>41,54</text:p>
          </table:table-cell>
          <table:table-cell table:style-name="ce5" table:formula="of:=[.D70]-([.C70]-[.B70])" office:value-type="float" office:value="9.54">
            <text:p>9,54</text:p>
          </table:table-cell>
          <table:table-cell table:style-name="ce5" table:formula="of:=[.D70]-[.E70]" office:value-type="float" office:value="32">
            <text:p>32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2-04-04">
            <text:p>04.04.2012</text:p>
          </table:table-cell>
          <table:table-cell office:value-type="float" office:value="1541">
            <text:p>1541</text:p>
          </table:table-cell>
          <table:table-cell table:formula="of:=[.B72]" office:value-type="float" office:value="1547">
            <text:p>1547</text:p>
          </table:table-cell>
          <table:table-cell table:style-name="ce5" office:value-type="float" office:value="12.28">
            <text:p>12,28</text:p>
          </table:table-cell>
          <table:table-cell table:style-name="ce5" table:formula="of:=[.D71]-([.C71]-[.B71])" office:value-type="float" office:value="6.28">
            <text:p>6,28</text:p>
          </table:table-cell>
          <table:table-cell table:style-name="ce5" table:formula="of:=[.D71]-[.E71]" office:value-type="float" office:value="6">
            <text:p>6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2-04-05">
            <text:p>05.04.2012</text:p>
          </table:table-cell>
          <table:table-cell office:value-type="float" office:value="1547">
            <text:p>1547</text:p>
          </table:table-cell>
          <table:table-cell table:formula="of:=[.B73]" office:value-type="float" office:value="1547">
            <text:p>1547</text:p>
          </table:table-cell>
          <table:table-cell table:style-name="ce5" office:value-type="float" office:value="2.78">
            <text:p>2,78</text:p>
          </table:table-cell>
          <table:table-cell table:style-name="ce5" table:formula="of:=[.D72]-([.C72]-[.B72])" office:value-type="float" office:value="2.78">
            <text:p>2,78</text:p>
          </table:table-cell>
          <table:table-cell table:style-name="ce5" table:formula="of:=[.D72]-[.E72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2-04-06">
            <text:p>06.04.2012</text:p>
          </table:table-cell>
          <table:table-cell office:value-type="float" office:value="1547">
            <text:p>1547</text:p>
          </table:table-cell>
          <table:table-cell table:formula="of:=[.B74]" office:value-type="float" office:value="1550">
            <text:p>1550</text:p>
          </table:table-cell>
          <table:table-cell table:style-name="ce5" office:value-type="float" office:value="8.9">
            <text:p>8,90</text:p>
          </table:table-cell>
          <table:table-cell table:style-name="ce5" table:formula="of:=[.D73]-([.C73]-[.B73])" office:value-type="float" office:value="5.9">
            <text:p>5,90</text:p>
          </table:table-cell>
          <table:table-cell table:style-name="ce5" table:formula="of:=[.D73]-[.E73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2-04-07">
            <text:p>07.04.2012</text:p>
          </table:table-cell>
          <table:table-cell office:value-type="float" office:value="1550">
            <text:p>1550</text:p>
          </table:table-cell>
          <table:table-cell table:formula="of:=[.B75]" office:value-type="float" office:value="1561">
            <text:p>1561</text:p>
          </table:table-cell>
          <table:table-cell table:style-name="ce5" office:value-type="float" office:value="16.9">
            <text:p>16,90</text:p>
          </table:table-cell>
          <table:table-cell table:style-name="ce5" table:formula="of:=[.D74]-([.C74]-[.B74])" office:value-type="float" office:value="5.9">
            <text:p>5,90</text:p>
          </table:table-cell>
          <table:table-cell table:style-name="ce5" table:formula="of:=[.D74]-[.E74]" office:value-type="float" office:value="11">
            <text:p>11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2-04-08">
            <text:p>08.04.2012</text:p>
          </table:table-cell>
          <table:table-cell office:value-type="float" office:value="1561">
            <text:p>1561</text:p>
          </table:table-cell>
          <table:table-cell table:formula="of:=[.B76]" office:value-type="float" office:value="1587">
            <text:p>1587</text:p>
          </table:table-cell>
          <table:table-cell table:style-name="ce5" office:value-type="float" office:value="38.3">
            <text:p>38,30</text:p>
          </table:table-cell>
          <table:table-cell table:style-name="ce5" table:formula="of:=[.D75]-([.C75]-[.B75])" office:value-type="float" office:value="12.3">
            <text:p>12,30</text:p>
          </table:table-cell>
          <table:table-cell table:style-name="ce5" table:formula="of:=[.D75]-[.E75]" office:value-type="float" office:value="26">
            <text:p>26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2-04-09">
            <text:p>09.04.2012</text:p>
          </table:table-cell>
          <table:table-cell office:value-type="float" office:value="1587">
            <text:p>1587</text:p>
          </table:table-cell>
          <table:table-cell table:formula="of:=[.B77]" office:value-type="float" office:value="1600">
            <text:p>1600</text:p>
          </table:table-cell>
          <table:table-cell table:style-name="ce5" office:value-type="float" office:value="23.9">
            <text:p>23,90</text:p>
          </table:table-cell>
          <table:table-cell table:style-name="ce5" table:formula="of:=[.D76]-([.C76]-[.B76])" office:value-type="float" office:value="10.9">
            <text:p>10,90</text:p>
          </table:table-cell>
          <table:table-cell table:style-name="ce5" table:formula="of:=[.D76]-[.E76]" office:value-type="float" office:value="13">
            <text:p>13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2-04-10">
            <text:p>10.04.2012</text:p>
          </table:table-cell>
          <table:table-cell office:value-type="float" office:value="1600">
            <text:p>1600</text:p>
          </table:table-cell>
          <table:table-cell table:formula="of:=[.B78]" office:value-type="float" office:value="1635">
            <text:p>1635</text:p>
          </table:table-cell>
          <table:table-cell office:value-type="float" office:value="40.8">
            <text:p>40,8</text:p>
          </table:table-cell>
          <table:table-cell table:style-name="ce5" table:formula="of:=[.D77]-([.C77]-[.B77])" office:value-type="float" office:value="5.8">
            <text:p>5,80</text:p>
          </table:table-cell>
          <table:table-cell table:style-name="ce5" table:formula="of:=[.D77]-[.E77]" office:value-type="float" office:value="35">
            <text:p>35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2-04-11">
            <text:p>11.04.2012</text:p>
          </table:table-cell>
          <table:table-cell office:value-type="float" office:value="1635">
            <text:p>1635</text:p>
          </table:table-cell>
          <table:table-cell table:formula="of:=[.B79]" office:value-type="float" office:value="1646">
            <text:p>1646</text:p>
          </table:table-cell>
          <table:table-cell table:style-name="ce5" office:value-type="float" office:value="15.3">
            <text:p>15,30</text:p>
          </table:table-cell>
          <table:table-cell table:style-name="ce5" table:formula="of:=[.D78]-([.C78]-[.B78])" office:value-type="float" office:value="4.3">
            <text:p>4,30</text:p>
          </table:table-cell>
          <table:table-cell table:style-name="ce5" table:formula="of:=[.D78]-[.E78]" office:value-type="float" office:value="11">
            <text:p>11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2-04-12">
            <text:p>12.04.2012</text:p>
          </table:table-cell>
          <table:table-cell office:value-type="float" office:value="1646">
            <text:p>1646</text:p>
          </table:table-cell>
          <table:table-cell table:formula="of:=[.B80]" office:value-type="float" office:value="1669">
            <text:p>1669</text:p>
          </table:table-cell>
          <table:table-cell table:style-name="ce5" office:value-type="float" office:value="31.2">
            <text:p>31,20</text:p>
          </table:table-cell>
          <table:table-cell table:style-name="ce5" table:formula="of:=[.D79]-([.C79]-[.B79])" office:value-type="float" office:value="8.2">
            <text:p>8,20</text:p>
          </table:table-cell>
          <table:table-cell table:style-name="ce5" table:formula="of:=[.D79]-[.E79]" office:value-type="float" office:value="23">
            <text:p>23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2-04-13">
            <text:p>13.04.2012</text:p>
          </table:table-cell>
          <table:table-cell office:value-type="float" office:value="1669">
            <text:p>1669</text:p>
          </table:table-cell>
          <table:table-cell table:formula="of:=[.B81]" office:value-type="float" office:value="1710">
            <text:p>1710</text:p>
          </table:table-cell>
          <table:table-cell table:style-name="ce5" office:value-type="float" office:value="50.1">
            <text:p>50,10</text:p>
          </table:table-cell>
          <table:table-cell table:style-name="ce5" table:formula="of:=[.D80]-([.C80]-[.B80])" office:value-type="float" office:value="9.1">
            <text:p>9,10</text:p>
          </table:table-cell>
          <table:table-cell table:style-name="ce5" table:formula="of:=[.D80]-[.E80]" office:value-type="float" office:value="41">
            <text:p>41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2-04-14">
            <text:p>14.04.2012</text:p>
          </table:table-cell>
          <table:table-cell office:value-type="float" office:value="1710">
            <text:p>1710</text:p>
          </table:table-cell>
          <table:table-cell table:formula="of:=[.B82]" office:value-type="float" office:value="1722">
            <text:p>1722</text:p>
          </table:table-cell>
          <table:table-cell table:style-name="ce5" office:value-type="float" office:value="19.4">
            <text:p>19,40</text:p>
          </table:table-cell>
          <table:table-cell table:style-name="ce5" table:formula="of:=[.D81]-([.C81]-[.B81])" office:value-type="float" office:value="7.4">
            <text:p>7,40</text:p>
          </table:table-cell>
          <table:table-cell table:style-name="ce5" table:formula="of:=[.D81]-[.E81]" office:value-type="float" office:value="12">
            <text:p>12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2-04-15">
            <text:p>15.04.2012</text:p>
          </table:table-cell>
          <table:table-cell office:value-type="float" office:value="1722">
            <text:p>1722</text:p>
          </table:table-cell>
          <table:table-cell table:formula="of:=[.B83]" office:value-type="float" office:value="1724">
            <text:p>1724</text:p>
          </table:table-cell>
          <table:table-cell table:style-name="ce5" office:value-type="float" office:value="7.6">
            <text:p>7,60</text:p>
          </table:table-cell>
          <table:table-cell table:style-name="ce5" table:formula="of:=[.D82]-([.C82]-[.B82])" office:value-type="float" office:value="5.6">
            <text:p>5,60</text:p>
          </table:table-cell>
          <table:table-cell table:style-name="ce5" table:formula="of:=[.D82]-[.E82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2-04-16">
            <text:p>16.04.2012</text:p>
          </table:table-cell>
          <table:table-cell office:value-type="float" office:value="1724">
            <text:p>1724</text:p>
          </table:table-cell>
          <table:table-cell table:formula="of:=[.B84]" office:value-type="float" office:value="1730">
            <text:p>1730</text:p>
          </table:table-cell>
          <table:table-cell table:style-name="ce5" office:value-type="float" office:value="12.4">
            <text:p>12,40</text:p>
          </table:table-cell>
          <table:table-cell table:style-name="ce5" table:formula="of:=[.D83]-([.C83]-[.B83])" office:value-type="float" office:value="6.4">
            <text:p>6,40</text:p>
          </table:table-cell>
          <table:table-cell table:style-name="ce5" table:formula="of:=[.D83]-[.E83]" office:value-type="float" office:value="6">
            <text:p>6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2-04-17">
            <text:p>17.04.2012</text:p>
          </table:table-cell>
          <table:table-cell office:value-type="float" office:value="1730">
            <text:p>1730</text:p>
          </table:table-cell>
          <table:table-cell table:formula="of:=[.B85]" office:value-type="float" office:value="1768">
            <text:p>1768</text:p>
          </table:table-cell>
          <table:table-cell table:style-name="ce5" office:value-type="float" office:value="47.7">
            <text:p>47,70</text:p>
          </table:table-cell>
          <table:table-cell table:style-name="ce5" table:formula="of:=[.D84]-([.C84]-[.B84])" office:value-type="float" office:value="9.7">
            <text:p>9,70</text:p>
          </table:table-cell>
          <table:table-cell table:style-name="ce5" table:formula="of:=[.D84]-[.E84]" office:value-type="float" office:value="38">
            <text:p>38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2-04-18">
            <text:p>18.04.2012</text:p>
          </table:table-cell>
          <table:table-cell office:value-type="float" office:value="1768">
            <text:p>1768</text:p>
          </table:table-cell>
          <table:table-cell table:formula="of:=[.B86]" office:value-type="float" office:value="1787">
            <text:p>1787</text:p>
          </table:table-cell>
          <table:table-cell table:style-name="ce5" office:value-type="float" office:value="27.45">
            <text:p>27,45</text:p>
          </table:table-cell>
          <table:table-cell table:style-name="ce5" table:formula="of:=[.D85]-([.C85]-[.B85])" office:value-type="float" office:value="8.45">
            <text:p>8,45</text:p>
          </table:table-cell>
          <table:table-cell table:style-name="ce5" table:formula="of:=[.D85]-[.E85]" office:value-type="float" office:value="19">
            <text:p>19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2-04-19">
            <text:p>19.04.2012</text:p>
          </table:table-cell>
          <table:table-cell office:value-type="float" office:value="1787">
            <text:p>1787</text:p>
          </table:table-cell>
          <table:table-cell table:formula="of:=[.B87]" office:value-type="float" office:value="1816">
            <text:p>1816</text:p>
          </table:table-cell>
          <table:table-cell table:style-name="ce5" office:value-type="float" office:value="36.65">
            <text:p>36,65</text:p>
          </table:table-cell>
          <table:table-cell table:style-name="ce5" table:formula="of:=[.D86]-([.C86]-[.B86])" office:value-type="float" office:value="7.65">
            <text:p>7,65</text:p>
          </table:table-cell>
          <table:table-cell table:style-name="ce5" table:formula="of:=[.D86]-[.E86]" office:value-type="float" office:value="29">
            <text:p>29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2-04-20">
            <text:p>20.04.2012</text:p>
          </table:table-cell>
          <table:table-cell office:value-type="float" office:value="1816">
            <text:p>1816</text:p>
          </table:table-cell>
          <table:table-cell table:formula="of:=[.B88]" office:value-type="float" office:value="1845">
            <text:p>1845</text:p>
          </table:table-cell>
          <table:table-cell table:style-name="ce5" office:value-type="float" office:value="37.11">
            <text:p>37,11</text:p>
          </table:table-cell>
          <table:table-cell table:style-name="ce5" table:formula="of:=[.D87]-([.C87]-[.B87])" office:value-type="float" office:value="8.11">
            <text:p>8,11</text:p>
          </table:table-cell>
          <table:table-cell table:style-name="ce5" table:formula="of:=[.D87]-[.E87]" office:value-type="float" office:value="29">
            <text:p>29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2-04-21">
            <text:p>21.04.2012</text:p>
          </table:table-cell>
          <table:table-cell office:value-type="float" office:value="1845">
            <text:p>1845</text:p>
          </table:table-cell>
          <table:table-cell table:formula="of:=[.B89]" office:value-type="float" office:value="1867">
            <text:p>1867</text:p>
          </table:table-cell>
          <table:table-cell table:style-name="ce5" office:value-type="float" office:value="31.02">
            <text:p>31,02</text:p>
          </table:table-cell>
          <table:table-cell table:style-name="ce5" table:formula="of:=[.D88]-([.C88]-[.B88])" office:value-type="float" office:value="9.02">
            <text:p>9,02</text:p>
          </table:table-cell>
          <table:table-cell table:style-name="ce5" table:formula="of:=[.D88]-[.E88]" office:value-type="float" office:value="22">
            <text:p>22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2-04-22">
            <text:p>22.04.2012</text:p>
          </table:table-cell>
          <table:table-cell office:value-type="float" office:value="1867">
            <text:p>1867</text:p>
          </table:table-cell>
          <table:table-cell table:formula="of:=[.B90]" office:value-type="float" office:value="1896">
            <text:p>1896</text:p>
          </table:table-cell>
          <table:table-cell table:style-name="ce5" office:value-type="float" office:value="36.99">
            <text:p>36,99</text:p>
          </table:table-cell>
          <table:table-cell table:style-name="ce5" table:formula="of:=[.D89]-([.C89]-[.B89])" office:value-type="float" office:value="7.99">
            <text:p>7,99</text:p>
          </table:table-cell>
          <table:table-cell table:style-name="ce5" table:formula="of:=[.D89]-[.E89]" office:value-type="float" office:value="29">
            <text:p>29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2-04-23">
            <text:p>23.04.2012</text:p>
          </table:table-cell>
          <table:table-cell office:value-type="float" office:value="1896">
            <text:p>1896</text:p>
          </table:table-cell>
          <table:table-cell table:formula="of:=[.B91]" office:value-type="float" office:value="1918">
            <text:p>1918</text:p>
          </table:table-cell>
          <table:table-cell table:style-name="ce5" office:value-type="float" office:value="31.75">
            <text:p>31,75</text:p>
          </table:table-cell>
          <table:table-cell table:style-name="ce5" table:formula="of:=[.D90]-([.C90]-[.B90])" office:value-type="float" office:value="9.75">
            <text:p>9,75</text:p>
          </table:table-cell>
          <table:table-cell table:style-name="ce5" table:formula="of:=[.D90]-[.E90]" office:value-type="float" office:value="22">
            <text:p>22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2-04-24">
            <text:p>24.04.2012</text:p>
          </table:table-cell>
          <table:table-cell office:value-type="float" office:value="1918">
            <text:p>1918</text:p>
          </table:table-cell>
          <table:table-cell table:formula="of:=[.B92]" office:value-type="float" office:value="1937">
            <text:p>1937</text:p>
          </table:table-cell>
          <table:table-cell table:style-name="ce5" office:value-type="float" office:value="26.7">
            <text:p>26,70</text:p>
          </table:table-cell>
          <table:table-cell table:style-name="ce5" table:formula="of:=[.D91]-([.C91]-[.B91])" office:value-type="float" office:value="7.7">
            <text:p>7,70</text:p>
          </table:table-cell>
          <table:table-cell table:style-name="ce5" table:formula="of:=[.D91]-[.E91]" office:value-type="float" office:value="19">
            <text:p>19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2-04-25">
            <text:p>25.04.2012</text:p>
          </table:table-cell>
          <table:table-cell office:value-type="float" office:value="1937">
            <text:p>1937</text:p>
          </table:table-cell>
          <table:table-cell table:formula="of:=[.B93]" office:value-type="float" office:value="1975">
            <text:p>1975</text:p>
          </table:table-cell>
          <table:table-cell table:style-name="ce5" office:value-type="float" office:value="50.7">
            <text:p>50,70</text:p>
          </table:table-cell>
          <table:table-cell table:style-name="ce5" table:formula="of:=[.D92]-([.C92]-[.B92])" office:value-type="float" office:value="12.7">
            <text:p>12,70</text:p>
          </table:table-cell>
          <table:table-cell table:style-name="ce5" table:formula="of:=[.D92]-[.E92]" office:value-type="float" office:value="38">
            <text:p>38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2-04-26">
            <text:p>26.04.2012</text:p>
          </table:table-cell>
          <table:table-cell office:value-type="float" office:value="1975">
            <text:p>1975</text:p>
          </table:table-cell>
          <table:table-cell table:formula="of:=[.B94]" office:value-type="float" office:value="2008">
            <text:p>2008</text:p>
          </table:table-cell>
          <table:table-cell table:style-name="ce5" office:value-type="float" office:value="38.9">
            <text:p>38,90</text:p>
          </table:table-cell>
          <table:table-cell table:style-name="ce5" table:formula="of:=[.D93]-([.C93]-[.B93])" office:value-type="float" office:value="5.9">
            <text:p>5,90</text:p>
          </table:table-cell>
          <table:table-cell table:style-name="ce5" table:formula="of:=[.D93]-[.E93]" office:value-type="float" office:value="33">
            <text:p>33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2-04-27">
            <text:p>27.04.2012</text:p>
          </table:table-cell>
          <table:table-cell office:value-type="float" office:value="2008">
            <text:p>2008</text:p>
          </table:table-cell>
          <table:table-cell table:formula="of:=[.B95]" office:value-type="float" office:value="2046">
            <text:p>2046</text:p>
          </table:table-cell>
          <table:table-cell table:style-name="ce5" office:value-type="float" office:value="47.8">
            <text:p>47,80</text:p>
          </table:table-cell>
          <table:table-cell table:style-name="ce5" table:formula="of:=[.D94]-([.C94]-[.B94])" office:value-type="float" office:value="9.8">
            <text:p>9,80</text:p>
          </table:table-cell>
          <table:table-cell table:style-name="ce5" table:formula="of:=[.D94]-[.E94]" office:value-type="float" office:value="38">
            <text:p>38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2-04-28">
            <text:p>28.04.2012</text:p>
          </table:table-cell>
          <table:table-cell office:value-type="float" office:value="2046">
            <text:p>2046</text:p>
          </table:table-cell>
          <table:table-cell table:formula="of:=[.B96]" office:value-type="float" office:value="2094">
            <text:p>2094</text:p>
          </table:table-cell>
          <table:table-cell table:style-name="ce5" office:value-type="float" office:value="59.9">
            <text:p>59,90</text:p>
          </table:table-cell>
          <table:table-cell table:style-name="ce5" table:formula="of:=[.D95]-([.C95]-[.B95])" office:value-type="float" office:value="11.9">
            <text:p>11,90</text:p>
          </table:table-cell>
          <table:table-cell table:style-name="ce5" table:formula="of:=[.D95]-[.E95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2-04-29">
            <text:p>29.04.2012</text:p>
          </table:table-cell>
          <table:table-cell office:value-type="float" office:value="2094">
            <text:p>2094</text:p>
          </table:table-cell>
          <table:table-cell table:formula="of:=[.B97]" office:value-type="float" office:value="2119">
            <text:p>2119</text:p>
          </table:table-cell>
          <table:table-cell table:style-name="ce5" office:value-type="float" office:value="35.03">
            <text:p>35,03</text:p>
          </table:table-cell>
          <table:table-cell table:style-name="ce5" table:formula="of:=[.D96]-([.C96]-[.B96])" office:value-type="float" office:value="10.03">
            <text:p>10,03</text:p>
          </table:table-cell>
          <table:table-cell table:style-name="ce5" table:formula="of:=[.D96]-[.E96]" office:value-type="float" office:value="25">
            <text:p>25,00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2-04-30">
            <text:p>30.04.2012</text:p>
          </table:table-cell>
          <table:table-cell office:value-type="float" office:value="2119">
            <text:p>2119</text:p>
          </table:table-cell>
          <table:table-cell table:formula="of:=[.B98]" office:value-type="float" office:value="2165">
            <text:p>2165</text:p>
          </table:table-cell>
          <table:table-cell table:style-name="ce5" office:value-type="float" office:value="56.9">
            <text:p>56,90</text:p>
          </table:table-cell>
          <table:table-cell table:style-name="ce5" table:formula="of:=[.D97]-([.C97]-[.B97])" office:value-type="float" office:value="10.9">
            <text:p>10,90</text:p>
          </table:table-cell>
          <table:table-cell table:style-name="ce5" table:formula="of:=[.D97]-[.E97]" office:value-type="float" office:value="46">
            <text:p>46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2-05-01">
            <text:p>01.05.2012</text:p>
          </table:table-cell>
          <table:table-cell office:value-type="float" office:value="2165">
            <text:p>2165</text:p>
          </table:table-cell>
          <table:table-cell table:formula="of:=[.B99]" office:value-type="float" office:value="2204">
            <text:p>2204</text:p>
          </table:table-cell>
          <table:table-cell table:style-name="ce5" office:value-type="float" office:value="54.6">
            <text:p>54,60</text:p>
          </table:table-cell>
          <table:table-cell table:style-name="ce5" table:formula="of:=[.D98]-([.C98]-[.B98])" office:value-type="float" office:value="15.6">
            <text:p>15,60</text:p>
          </table:table-cell>
          <table:table-cell table:style-name="ce5" table:formula="of:=[.D98]-[.E98]" office:value-type="float" office:value="39">
            <text:p>39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2-05-02">
            <text:p>02.05.2012</text:p>
          </table:table-cell>
          <table:table-cell office:value-type="float" office:value="2204">
            <text:p>2204</text:p>
          </table:table-cell>
          <table:table-cell table:formula="of:=[.B100]" office:value-type="float" office:value="2242">
            <text:p>2242</text:p>
          </table:table-cell>
          <table:table-cell table:style-name="ce5" office:value-type="float" office:value="51.05">
            <text:p>51,05</text:p>
          </table:table-cell>
          <table:table-cell table:style-name="ce5" table:formula="of:=[.D99]-([.C99]-[.B99])" office:value-type="float" office:value="13.05">
            <text:p>13,05</text:p>
          </table:table-cell>
          <table:table-cell table:style-name="ce5" table:formula="of:=[.D99]-[.E99]" office:value-type="float" office:value="38">
            <text:p>38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2-05-03">
            <text:p>03.05.2012</text:p>
          </table:table-cell>
          <table:table-cell office:value-type="float" office:value="2242">
            <text:p>2242</text:p>
          </table:table-cell>
          <table:table-cell table:formula="of:=[.B101]" office:value-type="float" office:value="2276">
            <text:p>2276</text:p>
          </table:table-cell>
          <table:table-cell table:style-name="ce5" office:value-type="float" office:value="43">
            <text:p>43,00</text:p>
          </table:table-cell>
          <table:table-cell table:style-name="ce5" table:formula="of:=[.D100]-([.C100]-[.B100])" office:value-type="float" office:value="9">
            <text:p>9,00</text:p>
          </table:table-cell>
          <table:table-cell table:style-name="ce5" table:formula="of:=[.D100]-[.E100]" office:value-type="float" office:value="34">
            <text:p>34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2-05-04">
            <text:p>04.05.2012</text:p>
          </table:table-cell>
          <table:table-cell office:value-type="float" office:value="2276">
            <text:p>2276</text:p>
          </table:table-cell>
          <table:table-cell table:formula="of:=[.B102]" office:value-type="float" office:value="2319">
            <text:p>2319</text:p>
          </table:table-cell>
          <table:table-cell table:style-name="ce5" office:value-type="float" office:value="55.4">
            <text:p>55,40</text:p>
          </table:table-cell>
          <table:table-cell table:style-name="ce5" table:formula="of:=[.D101]-([.C101]-[.B101])" office:value-type="float" office:value="12.4">
            <text:p>12,40</text:p>
          </table:table-cell>
          <table:table-cell table:style-name="ce5" table:formula="of:=[.D101]-[.E101]" office:value-type="float" office:value="43">
            <text:p>43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2-05-05">
            <text:p>05.05.2012</text:p>
          </table:table-cell>
          <table:table-cell office:value-type="float" office:value="2319">
            <text:p>2319</text:p>
          </table:table-cell>
          <table:table-cell table:formula="of:=[.B103]" office:value-type="float" office:value="2337">
            <text:p>2337</text:p>
          </table:table-cell>
          <table:table-cell table:style-name="ce5" office:value-type="float" office:value="25.3">
            <text:p>25,30</text:p>
          </table:table-cell>
          <table:table-cell table:style-name="ce5" table:formula="of:=[.D102]-([.C102]-[.B102])" office:value-type="float" office:value="7.3">
            <text:p>7,30</text:p>
          </table:table-cell>
          <table:table-cell table:style-name="ce5" table:formula="of:=[.D102]-[.E102]" office:value-type="float" office:value="18">
            <text:p>18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2-05-06">
            <text:p>06.05.2012</text:p>
          </table:table-cell>
          <table:table-cell office:value-type="float" office:value="2337">
            <text:p>2337</text:p>
          </table:table-cell>
          <table:table-cell table:formula="of:=[.B104]" office:value-type="float" office:value="2360">
            <text:p>2360</text:p>
          </table:table-cell>
          <table:table-cell table:style-name="ce5" office:value-type="float" office:value="34.66">
            <text:p>34,66</text:p>
          </table:table-cell>
          <table:table-cell table:style-name="ce5" table:formula="of:=[.D103]-([.C103]-[.B103])" office:value-type="float" office:value="11.66">
            <text:p>11,66</text:p>
          </table:table-cell>
          <table:table-cell table:style-name="ce5" table:formula="of:=[.D103]-[.E103]" office:value-type="float" office:value="23">
            <text:p>23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2-05-07">
            <text:p>07.05.2012</text:p>
          </table:table-cell>
          <table:table-cell office:value-type="float" office:value="2360">
            <text:p>2360</text:p>
          </table:table-cell>
          <table:table-cell table:formula="of:=[.B105]" office:value-type="float" office:value="2395">
            <text:p>2395</text:p>
          </table:table-cell>
          <table:table-cell table:style-name="ce5" office:value-type="float" office:value="45.5">
            <text:p>45,50</text:p>
          </table:table-cell>
          <table:table-cell table:style-name="ce5" table:formula="of:=[.D104]-([.C104]-[.B104])" office:value-type="float" office:value="10.5">
            <text:p>10,50</text:p>
          </table:table-cell>
          <table:table-cell table:style-name="ce5" table:formula="of:=[.D104]-[.E104]" office:value-type="float" office:value="35">
            <text:p>35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2-05-08">
            <text:p>08.05.2012</text:p>
          </table:table-cell>
          <table:table-cell office:value-type="float" office:value="2395">
            <text:p>2395</text:p>
          </table:table-cell>
          <table:table-cell table:formula="of:=[.B106]" office:value-type="float" office:value="2425">
            <text:p>2425</text:p>
          </table:table-cell>
          <table:table-cell table:style-name="ce5" office:value-type="float" office:value="40.5">
            <text:p>40,50</text:p>
          </table:table-cell>
          <table:table-cell table:style-name="ce5" table:formula="of:=[.D105]-([.C105]-[.B105])" office:value-type="float" office:value="10.5">
            <text:p>10,50</text:p>
          </table:table-cell>
          <table:table-cell table:style-name="ce5" table:formula="of:=[.D105]-[.E105]" office:value-type="float" office:value="30">
            <text:p>30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2-05-09">
            <text:p>09.05.2012</text:p>
          </table:table-cell>
          <table:table-cell office:value-type="float" office:value="2425">
            <text:p>2425</text:p>
          </table:table-cell>
          <table:table-cell table:formula="of:=[.B107]" office:value-type="float" office:value="2457">
            <text:p>2457</text:p>
          </table:table-cell>
          <table:table-cell table:style-name="ce5" office:value-type="float" office:value="39.1">
            <text:p>39,10</text:p>
          </table:table-cell>
          <table:table-cell table:style-name="ce5" table:formula="of:=[.D106]-([.C106]-[.B106])" office:value-type="float" office:value="7.1">
            <text:p>7,10</text:p>
          </table:table-cell>
          <table:table-cell table:style-name="ce5" table:formula="of:=[.D106]-[.E106]" office:value-type="float" office:value="32">
            <text:p>32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2-05-10">
            <text:p>10.05.2012</text:p>
          </table:table-cell>
          <table:table-cell office:value-type="float" office:value="2457">
            <text:p>2457</text:p>
          </table:table-cell>
          <table:table-cell table:formula="of:=[.B108]" office:value-type="float" office:value="2497">
            <text:p>2497</text:p>
          </table:table-cell>
          <table:table-cell table:style-name="ce5" office:value-type="float" office:value="53.9">
            <text:p>53,90</text:p>
          </table:table-cell>
          <table:table-cell table:style-name="ce5" table:formula="of:=[.D107]-([.C107]-[.B107])" office:value-type="float" office:value="13.9">
            <text:p>13,90</text:p>
          </table:table-cell>
          <table:table-cell table:style-name="ce5" table:formula="of:=[.D107]-[.E107]" office:value-type="float" office:value="40">
            <text:p>40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2-05-11">
            <text:p>11.05.2012</text:p>
          </table:table-cell>
          <table:table-cell office:value-type="float" office:value="2497">
            <text:p>2497</text:p>
          </table:table-cell>
          <table:table-cell table:formula="of:=[.B109]" office:value-type="float" office:value="2537">
            <text:p>2537</text:p>
          </table:table-cell>
          <table:table-cell table:style-name="ce5" office:value-type="float" office:value="51.34">
            <text:p>51,34</text:p>
          </table:table-cell>
          <table:table-cell table:style-name="ce5" table:formula="of:=[.D108]-([.C108]-[.B108])" office:value-type="float" office:value="11.34">
            <text:p>11,34</text:p>
          </table:table-cell>
          <table:table-cell table:style-name="ce5" table:formula="of:=[.D108]-[.E108]" office:value-type="float" office:value="40">
            <text:p>40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2-05-12">
            <text:p>12.05.2012</text:p>
          </table:table-cell>
          <table:table-cell office:value-type="float" office:value="2537">
            <text:p>2537</text:p>
          </table:table-cell>
          <table:table-cell table:formula="of:=[.B110]" office:value-type="float" office:value="2553">
            <text:p>2553</text:p>
          </table:table-cell>
          <table:table-cell table:style-name="ce5" office:value-type="float" office:value="22.9">
            <text:p>22,90</text:p>
          </table:table-cell>
          <table:table-cell table:style-name="ce5" table:formula="of:=[.D109]-([.C109]-[.B109])" office:value-type="float" office:value="6.9">
            <text:p>6,90</text:p>
          </table:table-cell>
          <table:table-cell table:style-name="ce5" table:formula="of:=[.D109]-[.E109]" office:value-type="float" office:value="16">
            <text:p>16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2-05-13">
            <text:p>13.05.2012</text:p>
          </table:table-cell>
          <table:table-cell office:value-type="float" office:value="2553">
            <text:p>2553</text:p>
          </table:table-cell>
          <table:table-cell table:formula="of:=[.B111]" office:value-type="float" office:value="2588">
            <text:p>2588</text:p>
          </table:table-cell>
          <table:table-cell table:style-name="ce5" office:value-type="float" office:value="46.8">
            <text:p>46,80</text:p>
          </table:table-cell>
          <table:table-cell table:style-name="ce5" table:formula="of:=[.D110]-([.C110]-[.B110])" office:value-type="float" office:value="11.8">
            <text:p>11,80</text:p>
          </table:table-cell>
          <table:table-cell table:style-name="ce5" table:formula="of:=[.D110]-[.E110]" office:value-type="float" office:value="35">
            <text:p>35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2-05-14">
            <text:p>14.05.2012</text:p>
          </table:table-cell>
          <table:table-cell office:value-type="float" office:value="2588">
            <text:p>2588</text:p>
          </table:table-cell>
          <table:table-cell table:formula="of:=[.B112]" office:value-type="float" office:value="2640">
            <text:p>2640</text:p>
          </table:table-cell>
          <table:table-cell table:style-name="ce5" office:value-type="float" office:value="63.7">
            <text:p>63,70</text:p>
          </table:table-cell>
          <table:table-cell table:style-name="ce5" table:formula="of:=[.D111]-([.C111]-[.B111])" office:value-type="float" office:value="11.7">
            <text:p>11,70</text:p>
          </table:table-cell>
          <table:table-cell table:style-name="ce5" table:formula="of:=[.D111]-[.E111]" office:value-type="float" office:value="52">
            <text:p>52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2-05-15">
            <text:p>15.05.2012</text:p>
          </table:table-cell>
          <table:table-cell office:value-type="float" office:value="2640">
            <text:p>2640</text:p>
          </table:table-cell>
          <table:table-cell table:formula="of:=[.B113]" office:value-type="float" office:value="2659">
            <text:p>2659</text:p>
          </table:table-cell>
          <table:table-cell table:style-name="ce5" office:value-type="float" office:value="28.3">
            <text:p>28,30</text:p>
          </table:table-cell>
          <table:table-cell table:style-name="ce5" table:formula="of:=[.D112]-([.C112]-[.B112])" office:value-type="float" office:value="9.3">
            <text:p>9,30</text:p>
          </table:table-cell>
          <table:table-cell table:style-name="ce5" table:formula="of:=[.D112]-[.E112]" office:value-type="float" office:value="19">
            <text:p>19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2-05-16">
            <text:p>16.05.2012</text:p>
          </table:table-cell>
          <table:table-cell office:value-type="float" office:value="2659">
            <text:p>2659</text:p>
          </table:table-cell>
          <table:table-cell table:formula="of:=[.B114]" office:value-type="float" office:value="2678">
            <text:p>2678</text:p>
          </table:table-cell>
          <table:table-cell table:style-name="ce5" office:value-type="float" office:value="24.6">
            <text:p>24,60</text:p>
          </table:table-cell>
          <table:table-cell table:style-name="ce5" table:formula="of:=[.D113]-([.C113]-[.B113])" office:value-type="float" office:value="5.6">
            <text:p>5,60</text:p>
          </table:table-cell>
          <table:table-cell table:style-name="ce5" table:formula="of:=[.D113]-[.E113]" office:value-type="float" office:value="19">
            <text:p>19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2-05-17">
            <text:p>17.05.2012</text:p>
          </table:table-cell>
          <table:table-cell office:value-type="float" office:value="2678">
            <text:p>2678</text:p>
          </table:table-cell>
          <table:table-cell table:formula="of:=[.B115]" office:value-type="float" office:value="2718">
            <text:p>2718</text:p>
          </table:table-cell>
          <table:table-cell table:style-name="ce5" office:value-type="float" office:value="53.36">
            <text:p>53,36</text:p>
          </table:table-cell>
          <table:table-cell table:style-name="ce5" table:formula="of:=[.D114]-([.C114]-[.B114])" office:value-type="float" office:value="13.36">
            <text:p>13,36</text:p>
          </table:table-cell>
          <table:table-cell table:style-name="ce5" table:formula="of:=[.D114]-[.E114]" office:value-type="float" office:value="40">
            <text:p>40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2-05-18">
            <text:p>18.05.2012</text:p>
          </table:table-cell>
          <table:table-cell office:value-type="float" office:value="2718">
            <text:p>2718</text:p>
          </table:table-cell>
          <table:table-cell table:formula="of:=[.B116]" office:value-type="float" office:value="2748">
            <text:p>2748</text:p>
          </table:table-cell>
          <table:table-cell table:style-name="ce5" office:value-type="float" office:value="42.6">
            <text:p>42,60</text:p>
          </table:table-cell>
          <table:table-cell table:style-name="ce5" table:formula="of:=[.D115]-([.C115]-[.B115])" office:value-type="float" office:value="12.6">
            <text:p>12,60</text:p>
          </table:table-cell>
          <table:table-cell table:style-name="ce5" table:formula="of:=[.D115]-[.E115]" office:value-type="float" office:value="30">
            <text:p>30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2-05-19">
            <text:p>19.05.2012</text:p>
          </table:table-cell>
          <table:table-cell office:value-type="float" office:value="2748">
            <text:p>2748</text:p>
          </table:table-cell>
          <table:table-cell table:formula="of:=[.B117]" office:value-type="float" office:value="2792">
            <text:p>2792</text:p>
          </table:table-cell>
          <table:table-cell table:style-name="ce5" office:value-type="float" office:value="52.4">
            <text:p>52,40</text:p>
          </table:table-cell>
          <table:table-cell table:style-name="ce5" table:formula="of:=[.D116]-([.C116]-[.B116])" office:value-type="float" office:value="8.4">
            <text:p>8,40</text:p>
          </table:table-cell>
          <table:table-cell table:style-name="ce5" table:formula="of:=[.D116]-[.E116]" office:value-type="float" office:value="44">
            <text:p>44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2-05-20">
            <text:p>20.05.2012</text:p>
          </table:table-cell>
          <table:table-cell office:value-type="float" office:value="2792">
            <text:p>2792</text:p>
          </table:table-cell>
          <table:table-cell table:formula="of:=[.B118]" office:value-type="float" office:value="2831">
            <text:p>2831</text:p>
          </table:table-cell>
          <table:table-cell table:style-name="ce5" office:value-type="float" office:value="51.9">
            <text:p>51,90</text:p>
          </table:table-cell>
          <table:table-cell table:style-name="ce5" table:formula="of:=[.D117]-([.C117]-[.B117])" office:value-type="float" office:value="12.9">
            <text:p>12,90</text:p>
          </table:table-cell>
          <table:table-cell table:style-name="ce5" table:formula="of:=[.D117]-[.E117]" office:value-type="float" office:value="39">
            <text:p>39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2-05-21">
            <text:p>21.05.2012</text:p>
          </table:table-cell>
          <table:table-cell office:value-type="float" office:value="2831">
            <text:p>2831</text:p>
          </table:table-cell>
          <table:table-cell table:formula="of:=[.B119]" office:value-type="float" office:value="2867">
            <text:p>2867</text:p>
          </table:table-cell>
          <table:table-cell table:style-name="ce5" office:value-type="float" office:value="47.18">
            <text:p>47,18</text:p>
          </table:table-cell>
          <table:table-cell table:style-name="ce5" table:formula="of:=[.D118]-([.C118]-[.B118])" office:value-type="float" office:value="11.18">
            <text:p>11,18</text:p>
          </table:table-cell>
          <table:table-cell table:style-name="ce5" table:formula="of:=[.D118]-[.E118]" office:value-type="float" office:value="36">
            <text:p>36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2-05-22">
            <text:p>22.05.2012</text:p>
          </table:table-cell>
          <table:table-cell office:value-type="float" office:value="2867">
            <text:p>2867</text:p>
          </table:table-cell>
          <table:table-cell table:formula="of:=[.B120]" office:value-type="float" office:value="2905">
            <text:p>2905</text:p>
          </table:table-cell>
          <table:table-cell table:style-name="ce5" office:value-type="float" office:value="48.91">
            <text:p>48,91</text:p>
          </table:table-cell>
          <table:table-cell table:style-name="ce5" table:formula="of:=[.D119]-([.C119]-[.B119])" office:value-type="float" office:value="10.91">
            <text:p>10,91</text:p>
          </table:table-cell>
          <table:table-cell table:style-name="ce5" table:formula="of:=[.D119]-[.E119]" office:value-type="float" office:value="38">
            <text:p>38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2-05-23">
            <text:p>23.05.2012</text:p>
          </table:table-cell>
          <table:table-cell office:value-type="float" office:value="2905">
            <text:p>2905</text:p>
          </table:table-cell>
          <table:table-cell table:formula="of:=[.B121]" office:value-type="float" office:value="2930">
            <text:p>2930</text:p>
          </table:table-cell>
          <table:table-cell table:style-name="ce5" office:value-type="float" office:value="32.88">
            <text:p>32,88</text:p>
          </table:table-cell>
          <table:table-cell table:style-name="ce5" table:formula="of:=[.D120]-([.C120]-[.B120])" office:value-type="float" office:value="7.88">
            <text:p>7,88</text:p>
          </table:table-cell>
          <table:table-cell table:style-name="ce5" table:formula="of:=[.D120]-[.E120]" office:value-type="float" office:value="25">
            <text:p>25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2-05-24">
            <text:p>24.05.2012</text:p>
          </table:table-cell>
          <table:table-cell office:value-type="float" office:value="2930">
            <text:p>2930</text:p>
          </table:table-cell>
          <table:table-cell table:formula="of:=[.B122]" office:value-type="float" office:value="2963">
            <text:p>2963</text:p>
          </table:table-cell>
          <table:table-cell table:style-name="ce5" office:value-type="float" office:value="44.3">
            <text:p>44,30</text:p>
          </table:table-cell>
          <table:table-cell table:style-name="ce5" table:formula="of:=[.D121]-([.C121]-[.B121])" office:value-type="float" office:value="11.3">
            <text:p>11,30</text:p>
          </table:table-cell>
          <table:table-cell table:style-name="ce5" table:formula="of:=[.D121]-[.E121]" office:value-type="float" office:value="33">
            <text:p>33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2-05-25">
            <text:p>25.05.2012</text:p>
          </table:table-cell>
          <table:table-cell office:value-type="float" office:value="2963">
            <text:p>2963</text:p>
          </table:table-cell>
          <table:table-cell table:formula="of:=[.B123]" office:value-type="float" office:value="3011">
            <text:p>3011</text:p>
          </table:table-cell>
          <table:table-cell table:style-name="ce5" office:value-type="float" office:value="60.08">
            <text:p>60,08</text:p>
          </table:table-cell>
          <table:table-cell table:style-name="ce5" table:formula="of:=[.D122]-([.C122]-[.B122])" office:value-type="float" office:value="12.08">
            <text:p>12,08</text:p>
          </table:table-cell>
          <table:table-cell table:style-name="ce5" table:formula="of:=[.D122]-[.E122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2-05-26">
            <text:p>26.05.2012</text:p>
          </table:table-cell>
          <table:table-cell office:value-type="float" office:value="3011">
            <text:p>3011</text:p>
          </table:table-cell>
          <table:table-cell table:formula="of:=[.B124]" office:value-type="float" office:value="3065">
            <text:p>3065</text:p>
          </table:table-cell>
          <table:table-cell table:style-name="ce5" office:value-type="float" office:value="63.8">
            <text:p>63,80</text:p>
          </table:table-cell>
          <table:table-cell table:style-name="ce5" table:formula="of:=[.D123]-([.C123]-[.B123])" office:value-type="float" office:value="9.8">
            <text:p>9,80</text:p>
          </table:table-cell>
          <table:table-cell table:style-name="ce5" table:formula="of:=[.D123]-[.E123]" office:value-type="float" office:value="54">
            <text:p>54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2-05-27">
            <text:p>27.05.2012</text:p>
          </table:table-cell>
          <table:table-cell office:value-type="float" office:value="3065">
            <text:p>3065</text:p>
          </table:table-cell>
          <table:table-cell table:formula="of:=[.B125]" office:value-type="float" office:value="3088">
            <text:p>3088</text:p>
          </table:table-cell>
          <table:table-cell table:style-name="ce5" office:value-type="float" office:value="33">
            <text:p>33,00</text:p>
          </table:table-cell>
          <table:table-cell table:style-name="ce5" table:formula="of:=[.D124]-([.C124]-[.B124])" office:value-type="float" office:value="10">
            <text:p>10,00</text:p>
          </table:table-cell>
          <table:table-cell table:style-name="ce5" table:formula="of:=[.D124]-[.E124]" office:value-type="float" office:value="23">
            <text:p>23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2-05-28">
            <text:p>28.05.2012</text:p>
          </table:table-cell>
          <table:table-cell office:value-type="float" office:value="3088">
            <text:p>3088</text:p>
          </table:table-cell>
          <table:table-cell table:formula="of:=[.B126]" office:value-type="float" office:value="3136">
            <text:p>3136</text:p>
          </table:table-cell>
          <table:table-cell table:style-name="ce5" office:value-type="float" office:value="61.2">
            <text:p>61,20</text:p>
          </table:table-cell>
          <table:table-cell table:style-name="ce5" table:formula="of:=[.D125]-([.C125]-[.B125])" office:value-type="float" office:value="13.2">
            <text:p>13,20</text:p>
          </table:table-cell>
          <table:table-cell table:style-name="ce5" table:formula="of:=[.D125]-[.E125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2-05-29">
            <text:p>29.05.2012</text:p>
          </table:table-cell>
          <table:table-cell office:value-type="float" office:value="3136">
            <text:p>3136</text:p>
          </table:table-cell>
          <table:table-cell table:formula="of:=[.B127]" office:value-type="float" office:value="3185">
            <text:p>3185</text:p>
          </table:table-cell>
          <table:table-cell table:style-name="ce5" office:value-type="float" office:value="59.5">
            <text:p>59,50</text:p>
          </table:table-cell>
          <table:table-cell table:style-name="ce5" table:formula="of:=[.D126]-([.C126]-[.B126])" office:value-type="float" office:value="10.5">
            <text:p>10,50</text:p>
          </table:table-cell>
          <table:table-cell table:style-name="ce5" table:formula="of:=[.D126]-[.E126]" office:value-type="float" office:value="49">
            <text:p>49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2-05-30">
            <text:p>30.05.2012</text:p>
          </table:table-cell>
          <table:table-cell office:value-type="float" office:value="3185">
            <text:p>3185</text:p>
          </table:table-cell>
          <table:table-cell table:formula="of:=[.B128]" office:value-type="float" office:value="3219">
            <text:p>3219</text:p>
          </table:table-cell>
          <table:table-cell table:style-name="ce5" office:value-type="float" office:value="44.1">
            <text:p>44,10</text:p>
          </table:table-cell>
          <table:table-cell table:style-name="ce5" table:formula="of:=[.D127]-([.C127]-[.B127])" office:value-type="float" office:value="10.1">
            <text:p>10,10</text:p>
          </table:table-cell>
          <table:table-cell table:style-name="ce5" table:formula="of:=[.D127]-[.E127]" office:value-type="float" office:value="34">
            <text:p>34,00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2-05-31">
            <text:p>31.05.2012</text:p>
          </table:table-cell>
          <table:table-cell office:value-type="float" office:value="3219">
            <text:p>3219</text:p>
          </table:table-cell>
          <table:table-cell table:formula="of:=[.B129]" office:value-type="float" office:value="3252">
            <text:p>3252</text:p>
          </table:table-cell>
          <table:table-cell table:style-name="ce5" office:value-type="float" office:value="43.58">
            <text:p>43,58</text:p>
          </table:table-cell>
          <table:table-cell table:style-name="ce5" table:formula="of:=[.D128]-([.C128]-[.B128])" office:value-type="float" office:value="10.58">
            <text:p>10,58</text:p>
          </table:table-cell>
          <table:table-cell table:style-name="ce5" table:formula="of:=[.D128]-[.E128]" office:value-type="float" office:value="33">
            <text:p>33,00</text:p>
          </table:table-cell>
          <table:table-cell table:number-columns-repeated="1018"/>
        </table:table-row>
        <table:table-row table:style-name="ro2">
          <table:table-cell table:style-name="ce19" office:value-type="date" office:date-value="2012-06-01">
            <text:p>01.06.2012</text:p>
          </table:table-cell>
          <table:table-cell office:value-type="float" office:value="3252">
            <text:p>3252</text:p>
          </table:table-cell>
          <table:table-cell table:formula="of:=[.B130]" office:value-type="float" office:value="3274">
            <text:p>3274</text:p>
          </table:table-cell>
          <table:table-cell table:style-name="ce5" office:value-type="float" office:value="26.75">
            <text:p>26,75</text:p>
          </table:table-cell>
          <table:table-cell table:style-name="ce5" table:formula="of:=[.D129]-([.C129]-[.B129])" office:value-type="float" office:value="4.75">
            <text:p>4,75</text:p>
          </table:table-cell>
          <table:table-cell table:style-name="ce5" table:formula="of:=[.D129]-[.E129]" office:value-type="float" office:value="22">
            <text:p>22,00</text:p>
          </table:table-cell>
          <table:table-cell table:number-columns-repeated="1018"/>
        </table:table-row>
        <table:table-row table:style-name="ro2">
          <table:table-cell table:style-name="ce19" office:value-type="date" office:date-value="2012-06-02">
            <text:p>02.06.2012</text:p>
          </table:table-cell>
          <table:table-cell office:value-type="float" office:value="3274">
            <text:p>3274</text:p>
          </table:table-cell>
          <table:table-cell table:formula="of:=[.B131]" office:value-type="float" office:value="3317">
            <text:p>3317</text:p>
          </table:table-cell>
          <table:table-cell table:style-name="ce5" office:value-type="float" office:value="54.4">
            <text:p>54,40</text:p>
          </table:table-cell>
          <table:table-cell table:style-name="ce5" table:formula="of:=[.D130]-([.C130]-[.B130])" office:value-type="float" office:value="11.4">
            <text:p>11,40</text:p>
          </table:table-cell>
          <table:table-cell table:style-name="ce5" table:formula="of:=[.D130]-[.E130]" office:value-type="float" office:value="43">
            <text:p>43,00</text:p>
          </table:table-cell>
          <table:table-cell table:number-columns-repeated="1018"/>
        </table:table-row>
        <table:table-row table:style-name="ro2">
          <table:table-cell table:style-name="ce19" office:value-type="date" office:date-value="2012-06-03">
            <text:p>03.06.2012</text:p>
          </table:table-cell>
          <table:table-cell office:value-type="float" office:value="3317">
            <text:p>3317</text:p>
          </table:table-cell>
          <table:table-cell table:formula="of:=[.B132]" office:value-type="float" office:value="3333">
            <text:p>3333</text:p>
          </table:table-cell>
          <table:table-cell table:style-name="ce5" office:value-type="float" office:value="22.4">
            <text:p>22,40</text:p>
          </table:table-cell>
          <table:table-cell table:style-name="ce5" table:formula="of:=[.D131]-([.C131]-[.B131])" office:value-type="float" office:value="6.4">
            <text:p>6,40</text:p>
          </table:table-cell>
          <table:table-cell table:style-name="ce5" table:formula="of:=[.D131]-[.E131]" office:value-type="float" office:value="16">
            <text:p>16,00</text:p>
          </table:table-cell>
          <table:table-cell table:number-columns-repeated="1018"/>
        </table:table-row>
        <table:table-row table:style-name="ro2">
          <table:table-cell table:style-name="ce19" office:value-type="date" office:date-value="2012-06-04">
            <text:p>04.06.2012</text:p>
          </table:table-cell>
          <table:table-cell office:value-type="float" office:value="3333">
            <text:p>3333</text:p>
          </table:table-cell>
          <table:table-cell table:formula="of:=[.B133]" office:value-type="float" office:value="3356">
            <text:p>3356</text:p>
          </table:table-cell>
          <table:table-cell table:style-name="ce5" office:value-type="float" office:value="32.9">
            <text:p>32,90</text:p>
          </table:table-cell>
          <table:table-cell table:style-name="ce5" table:formula="of:=[.D132]-([.C132]-[.B132])" office:value-type="float" office:value="9.9">
            <text:p>9,90</text:p>
          </table:table-cell>
          <table:table-cell table:style-name="ce5" table:formula="of:=[.D132]-[.E132]" office:value-type="float" office:value="23">
            <text:p>23,00</text:p>
          </table:table-cell>
          <table:table-cell table:number-columns-repeated="1018"/>
        </table:table-row>
        <table:table-row table:style-name="ro2">
          <table:table-cell table:style-name="ce19" office:value-type="date" office:date-value="2012-06-05">
            <text:p>05.06.2012</text:p>
          </table:table-cell>
          <table:table-cell office:value-type="float" office:value="3356">
            <text:p>3356</text:p>
          </table:table-cell>
          <table:table-cell table:formula="of:=[.B134]" office:value-type="float" office:value="3392">
            <text:p>3392</text:p>
          </table:table-cell>
          <table:table-cell table:style-name="ce5" office:value-type="float" office:value="46.2">
            <text:p>46,20</text:p>
          </table:table-cell>
          <table:table-cell table:style-name="ce5" table:formula="of:=[.D133]-([.C133]-[.B133])" office:value-type="float" office:value="10.2">
            <text:p>10,20</text:p>
          </table:table-cell>
          <table:table-cell table:style-name="ce5" table:formula="of:=[.D133]-[.E133]" office:value-type="float" office:value="36">
            <text:p>36,00</text:p>
          </table:table-cell>
          <table:table-cell table:number-columns-repeated="1018"/>
        </table:table-row>
        <table:table-row table:style-name="ro2">
          <table:table-cell table:style-name="ce19" office:value-type="date" office:date-value="2012-06-06">
            <text:p>06.06.2012</text:p>
          </table:table-cell>
          <table:table-cell office:value-type="float" office:value="3392">
            <text:p>3392</text:p>
          </table:table-cell>
          <table:table-cell table:formula="of:=[.B135]" office:value-type="float" office:value="3405">
            <text:p>3405</text:p>
          </table:table-cell>
          <table:table-cell table:style-name="ce5" office:value-type="float" office:value="21.7">
            <text:p>21,70</text:p>
          </table:table-cell>
          <table:table-cell table:style-name="ce5" table:formula="of:=[.D134]-([.C134]-[.B134])" office:value-type="float" office:value="8.7">
            <text:p>8,70</text:p>
          </table:table-cell>
          <table:table-cell table:style-name="ce5" table:formula="of:=[.D134]-[.E134]" office:value-type="float" office:value="13">
            <text:p>13,00</text:p>
          </table:table-cell>
          <table:table-cell table:number-columns-repeated="1018"/>
        </table:table-row>
        <table:table-row table:style-name="ro2">
          <table:table-cell table:style-name="ce19" office:value-type="date" office:date-value="2012-06-07">
            <text:p>07.06.2012</text:p>
          </table:table-cell>
          <table:table-cell office:value-type="float" office:value="3405">
            <text:p>3405</text:p>
          </table:table-cell>
          <table:table-cell table:formula="of:=[.B136]" office:value-type="float" office:value="3430">
            <text:p>3430</text:p>
          </table:table-cell>
          <table:table-cell table:style-name="ce5" office:value-type="float" office:value="37.5">
            <text:p>37,50</text:p>
          </table:table-cell>
          <table:table-cell table:style-name="ce5" table:formula="of:=[.D135]-([.C135]-[.B135])" office:value-type="float" office:value="12.5">
            <text:p>12,50</text:p>
          </table:table-cell>
          <table:table-cell table:style-name="ce5" table:formula="of:=[.D135]-[.E135]" office:value-type="float" office:value="25">
            <text:p>25,00</text:p>
          </table:table-cell>
          <table:table-cell table:number-columns-repeated="1018"/>
        </table:table-row>
        <table:table-row table:style-name="ro2">
          <table:table-cell table:style-name="ce19" office:value-type="date" office:date-value="2012-06-08">
            <text:p>08.06.2012</text:p>
          </table:table-cell>
          <table:table-cell office:value-type="float" office:value="3430">
            <text:p>3430</text:p>
          </table:table-cell>
          <table:table-cell table:formula="of:=[.B137]" office:value-type="float" office:value="3444">
            <text:p>3444</text:p>
          </table:table-cell>
          <table:table-cell table:style-name="ce5" office:value-type="float" office:value="21.2">
            <text:p>21,20</text:p>
          </table:table-cell>
          <table:table-cell table:style-name="ce5" table:formula="of:=[.D136]-([.C136]-[.B136])" office:value-type="float" office:value="7.2">
            <text:p>7,20</text:p>
          </table:table-cell>
          <table:table-cell table:style-name="ce5" table:formula="of:=[.D136]-[.E136]" office:value-type="float" office:value="14">
            <text:p>14,00</text:p>
          </table:table-cell>
          <table:table-cell table:number-columns-repeated="1018"/>
        </table:table-row>
        <table:table-row table:style-name="ro2">
          <table:table-cell table:style-name="ce19" office:value-type="date" office:date-value="2012-06-09">
            <text:p>09.06.2012</text:p>
          </table:table-cell>
          <table:table-cell office:value-type="float" office:value="3444">
            <text:p>3444</text:p>
          </table:table-cell>
          <table:table-cell table:formula="of:=[.B138]" office:value-type="float" office:value="3491">
            <text:p>3491</text:p>
          </table:table-cell>
          <table:table-cell table:style-name="ce5" office:value-type="float" office:value="58.3">
            <text:p>58,30</text:p>
          </table:table-cell>
          <table:table-cell table:style-name="ce5" table:formula="of:=[.D137]-([.C137]-[.B137])" office:value-type="float" office:value="11.3">
            <text:p>11,30</text:p>
          </table:table-cell>
          <table:table-cell table:style-name="ce5" table:formula="of:=[.D137]-[.E137]" office:value-type="float" office:value="47">
            <text:p>47,00</text:p>
          </table:table-cell>
          <table:table-cell table:number-columns-repeated="1018"/>
        </table:table-row>
        <table:table-row table:style-name="ro2">
          <table:table-cell table:style-name="ce19" office:value-type="date" office:date-value="2012-06-10">
            <text:p>10.06.2012</text:p>
          </table:table-cell>
          <table:table-cell office:value-type="float" office:value="3491">
            <text:p>3491</text:p>
          </table:table-cell>
          <table:table-cell table:formula="of:=[.B139]" office:value-type="float" office:value="3510">
            <text:p>3510</text:p>
          </table:table-cell>
          <table:table-cell table:style-name="ce5" office:value-type="float" office:value="28.7">
            <text:p>28,70</text:p>
          </table:table-cell>
          <table:table-cell table:style-name="ce5" table:formula="of:=[.D138]-([.C138]-[.B138])" office:value-type="float" office:value="9.7">
            <text:p>9,70</text:p>
          </table:table-cell>
          <table:table-cell table:style-name="ce5" table:formula="of:=[.D138]-[.E138]" office:value-type="float" office:value="19">
            <text:p>19,00</text:p>
          </table:table-cell>
          <table:table-cell table:number-columns-repeated="1018"/>
        </table:table-row>
        <table:table-row table:style-name="ro2">
          <table:table-cell table:style-name="ce19" office:value-type="date" office:date-value="2012-06-11">
            <text:p>11.06.2012</text:p>
          </table:table-cell>
          <table:table-cell office:value-type="float" office:value="3510">
            <text:p>3510</text:p>
          </table:table-cell>
          <table:table-cell table:formula="of:=[.B140]" office:value-type="float" office:value="3543">
            <text:p>3543</text:p>
          </table:table-cell>
          <table:table-cell table:style-name="ce5" office:value-type="float" office:value="40.4">
            <text:p>40,40</text:p>
          </table:table-cell>
          <table:table-cell table:style-name="ce5" table:formula="of:=[.D139]-([.C139]-[.B139])" office:value-type="float" office:value="7.4">
            <text:p>7,40</text:p>
          </table:table-cell>
          <table:table-cell table:style-name="ce5" table:formula="of:=[.D139]-[.E139]" office:value-type="float" office:value="33">
            <text:p>33,00</text:p>
          </table:table-cell>
          <table:table-cell table:number-columns-repeated="1018"/>
        </table:table-row>
        <table:table-row table:style-name="ro2">
          <table:table-cell table:style-name="ce19" office:value-type="date" office:date-value="2012-06-12">
            <text:p>12.06.2012</text:p>
          </table:table-cell>
          <table:table-cell office:value-type="float" office:value="3543">
            <text:p>3543</text:p>
          </table:table-cell>
          <table:table-cell table:formula="of:=[.B141]" office:value-type="float" office:value="3561">
            <text:p>3561</text:p>
          </table:table-cell>
          <table:table-cell table:style-name="ce5" office:value-type="float" office:value="26.2">
            <text:p>26,20</text:p>
          </table:table-cell>
          <table:table-cell table:style-name="ce5" table:formula="of:=[.D140]-([.C140]-[.B140])" office:value-type="float" office:value="8.2">
            <text:p>8,20</text:p>
          </table:table-cell>
          <table:table-cell table:style-name="ce5" table:formula="of:=[.D140]-[.E140]" office:value-type="float" office:value="18">
            <text:p>18,00</text:p>
          </table:table-cell>
          <table:table-cell table:number-columns-repeated="1018"/>
        </table:table-row>
        <table:table-row table:style-name="ro2">
          <table:table-cell table:style-name="ce19" office:value-type="date" office:date-value="2012-06-13">
            <text:p>13.06.2012</text:p>
          </table:table-cell>
          <table:table-cell office:value-type="float" office:value="3561">
            <text:p>3561</text:p>
          </table:table-cell>
          <table:table-cell table:formula="of:=[.B142]" office:value-type="float" office:value="3587">
            <text:p>3587</text:p>
          </table:table-cell>
          <table:table-cell table:style-name="ce5" office:value-type="float" office:value="35">
            <text:p>35,00</text:p>
          </table:table-cell>
          <table:table-cell table:style-name="ce5" table:formula="of:=[.D141]-([.C141]-[.B141])" office:value-type="float" office:value="9">
            <text:p>9,00</text:p>
          </table:table-cell>
          <table:table-cell table:style-name="ce5" table:formula="of:=[.D141]-[.E141]" office:value-type="float" office:value="26">
            <text:p>26,00</text:p>
          </table:table-cell>
          <table:table-cell table:number-columns-repeated="1018"/>
        </table:table-row>
        <table:table-row table:style-name="ro2">
          <table:table-cell table:style-name="ce19" office:value-type="date" office:date-value="2012-06-14">
            <text:p>14.06.2012</text:p>
          </table:table-cell>
          <table:table-cell office:value-type="float" office:value="3587">
            <text:p>3587</text:p>
          </table:table-cell>
          <table:table-cell table:formula="of:=[.B143]" office:value-type="float" office:value="3628">
            <text:p>3628</text:p>
          </table:table-cell>
          <table:table-cell table:style-name="ce5" office:value-type="float" office:value="54">
            <text:p>54,00</text:p>
          </table:table-cell>
          <table:table-cell table:style-name="ce5" table:formula="of:=[.D142]-([.C142]-[.B142])" office:value-type="float" office:value="13">
            <text:p>13,00</text:p>
          </table:table-cell>
          <table:table-cell table:style-name="ce5" table:formula="of:=[.D142]-[.E142]" office:value-type="float" office:value="41">
            <text:p>41,00</text:p>
          </table:table-cell>
          <table:table-cell table:number-columns-repeated="1018"/>
        </table:table-row>
        <table:table-row table:style-name="ro2">
          <table:table-cell table:style-name="ce19" office:value-type="date" office:date-value="2012-06-15">
            <text:p>15.06.2012</text:p>
          </table:table-cell>
          <table:table-cell office:value-type="float" office:value="3628">
            <text:p>3628</text:p>
          </table:table-cell>
          <table:table-cell table:formula="of:=[.B144]" office:value-type="float" office:value="3665">
            <text:p>3665</text:p>
          </table:table-cell>
          <table:table-cell table:style-name="ce5" office:value-type="float" office:value="47.8">
            <text:p>47,80</text:p>
          </table:table-cell>
          <table:table-cell table:style-name="ce5" table:formula="of:=[.D143]-([.C143]-[.B143])" office:value-type="float" office:value="10.8">
            <text:p>10,80</text:p>
          </table:table-cell>
          <table:table-cell table:style-name="ce5" table:formula="of:=[.D143]-[.E143]" office:value-type="float" office:value="37">
            <text:p>37,00</text:p>
          </table:table-cell>
          <table:table-cell table:number-columns-repeated="1018"/>
        </table:table-row>
        <table:table-row table:style-name="ro2">
          <table:table-cell table:style-name="ce19" office:value-type="date" office:date-value="2012-06-16">
            <text:p>16.06.2012</text:p>
          </table:table-cell>
          <table:table-cell office:value-type="float" office:value="3665">
            <text:p>3665</text:p>
          </table:table-cell>
          <table:table-cell table:formula="of:=[.B145]" office:value-type="float" office:value="3714">
            <text:p>3714</text:p>
          </table:table-cell>
          <table:table-cell table:style-name="ce5" office:value-type="float" office:value="58.4">
            <text:p>58,40</text:p>
          </table:table-cell>
          <table:table-cell table:style-name="ce5" table:formula="of:=[.D144]-([.C144]-[.B144])" office:value-type="float" office:value="9.4">
            <text:p>9,40</text:p>
          </table:table-cell>
          <table:table-cell table:style-name="ce5" table:formula="of:=[.D144]-[.E144]" office:value-type="float" office:value="49">
            <text:p>49,00</text:p>
          </table:table-cell>
          <table:table-cell table:number-columns-repeated="1018"/>
        </table:table-row>
        <table:table-row table:style-name="ro2">
          <table:table-cell table:style-name="ce19" office:value-type="date" office:date-value="2012-06-17">
            <text:p>17.06.2012</text:p>
          </table:table-cell>
          <table:table-cell office:value-type="float" office:value="3714">
            <text:p>3714</text:p>
          </table:table-cell>
          <table:table-cell table:formula="of:=[.B146]" office:value-type="float" office:value="3752">
            <text:p>3752</text:p>
          </table:table-cell>
          <table:table-cell table:style-name="ce5" office:value-type="float" office:value="51.3">
            <text:p>51,30</text:p>
          </table:table-cell>
          <table:table-cell table:style-name="ce5" table:formula="of:=[.D145]-([.C145]-[.B145])" office:value-type="float" office:value="13.3">
            <text:p>13,30</text:p>
          </table:table-cell>
          <table:table-cell table:style-name="ce5" table:formula="of:=[.D145]-[.E145]" office:value-type="float" office:value="38">
            <text:p>38,00</text:p>
          </table:table-cell>
          <table:table-cell table:number-columns-repeated="1018"/>
        </table:table-row>
        <table:table-row table:style-name="ro2">
          <table:table-cell table:style-name="ce19" office:value-type="date" office:date-value="2012-06-18">
            <text:p>18.06.2012</text:p>
          </table:table-cell>
          <table:table-cell office:value-type="float" office:value="3752">
            <text:p>3752</text:p>
          </table:table-cell>
          <table:table-cell table:formula="of:=[.B147]" office:value-type="float" office:value="3794">
            <text:p>3794</text:p>
          </table:table-cell>
          <table:table-cell table:style-name="ce5" office:value-type="float" office:value="52.9">
            <text:p>52,90</text:p>
          </table:table-cell>
          <table:table-cell table:style-name="ce5" table:formula="of:=[.D146]-([.C146]-[.B146])" office:value-type="float" office:value="10.9">
            <text:p>10,90</text:p>
          </table:table-cell>
          <table:table-cell table:style-name="ce5" table:formula="of:=[.D146]-[.E146]" office:value-type="float" office:value="42">
            <text:p>42,00</text:p>
          </table:table-cell>
          <table:table-cell table:number-columns-repeated="1018"/>
        </table:table-row>
        <table:table-row table:style-name="ro2">
          <table:table-cell table:style-name="ce19" office:value-type="date" office:date-value="2012-06-19">
            <text:p>19.06.2012</text:p>
          </table:table-cell>
          <table:table-cell office:value-type="float" office:value="3794">
            <text:p>3794</text:p>
          </table:table-cell>
          <table:table-cell table:formula="of:=[.B148]" office:value-type="float" office:value="3832">
            <text:p>3832</text:p>
          </table:table-cell>
          <table:table-cell table:style-name="ce5" office:value-type="float" office:value="47.3">
            <text:p>47,30</text:p>
          </table:table-cell>
          <table:table-cell table:style-name="ce5" table:formula="of:=[.D147]-([.C147]-[.B147])" office:value-type="float" office:value="9.3">
            <text:p>9,30</text:p>
          </table:table-cell>
          <table:table-cell table:style-name="ce5" table:formula="of:=[.D147]-[.E147]" office:value-type="float" office:value="38">
            <text:p>38,00</text:p>
          </table:table-cell>
          <table:table-cell table:number-columns-repeated="1018"/>
        </table:table-row>
        <table:table-row table:style-name="ro2">
          <table:table-cell table:style-name="ce19" office:value-type="date" office:date-value="2012-06-20">
            <text:p>20.06.2012</text:p>
          </table:table-cell>
          <table:table-cell office:value-type="float" office:value="3832">
            <text:p>3832</text:p>
          </table:table-cell>
          <table:table-cell table:formula="of:=[.B149]" office:value-type="float" office:value="3841">
            <text:p>3841</text:p>
          </table:table-cell>
          <table:table-cell table:style-name="ce5" office:value-type="float" office:value="16.2">
            <text:p>16,20</text:p>
          </table:table-cell>
          <table:table-cell table:style-name="ce5" table:formula="of:=[.D148]-([.C148]-[.B148])" office:value-type="float" office:value="7.2">
            <text:p>7,20</text:p>
          </table:table-cell>
          <table:table-cell table:style-name="ce5" table:formula="of:=[.D148]-[.E148]" office:value-type="float" office:value="9">
            <text:p>9,00</text:p>
          </table:table-cell>
          <table:table-cell table:number-columns-repeated="1018"/>
        </table:table-row>
        <table:table-row table:style-name="ro2">
          <table:table-cell table:style-name="ce19" office:value-type="date" office:date-value="2012-06-21">
            <text:p>21.06.2012</text:p>
          </table:table-cell>
          <table:table-cell office:value-type="float" office:value="3841">
            <text:p>3841</text:p>
          </table:table-cell>
          <table:table-cell table:formula="of:=[.B150]" office:value-type="float" office:value="3884">
            <text:p>3884</text:p>
          </table:table-cell>
          <table:table-cell table:style-name="ce5" office:value-type="float" office:value="54.6">
            <text:p>54,60</text:p>
          </table:table-cell>
          <table:table-cell table:style-name="ce5" table:formula="of:=[.D149]-([.C149]-[.B149])" office:value-type="float" office:value="11.6">
            <text:p>11,60</text:p>
          </table:table-cell>
          <table:table-cell table:style-name="ce5" table:formula="of:=[.D149]-[.E149]" office:value-type="float" office:value="43">
            <text:p>43,00</text:p>
          </table:table-cell>
          <table:table-cell table:number-columns-repeated="1018"/>
        </table:table-row>
        <table:table-row table:style-name="ro2">
          <table:table-cell table:style-name="ce19" office:value-type="date" office:date-value="2012-06-22">
            <text:p>22.06.2012</text:p>
          </table:table-cell>
          <table:table-cell office:value-type="float" office:value="3884">
            <text:p>3884</text:p>
          </table:table-cell>
          <table:table-cell table:formula="of:=[.B151]" office:value-type="float" office:value="3933">
            <text:p>3933</text:p>
          </table:table-cell>
          <table:table-cell table:style-name="ce5" office:value-type="float" office:value="61.7">
            <text:p>61,70</text:p>
          </table:table-cell>
          <table:table-cell table:style-name="ce5" table:formula="of:=[.D150]-([.C150]-[.B150])" office:value-type="float" office:value="12.7">
            <text:p>12,70</text:p>
          </table:table-cell>
          <table:table-cell table:style-name="ce5" table:formula="of:=[.D150]-[.E150]" office:value-type="float" office:value="49">
            <text:p>49,00</text:p>
          </table:table-cell>
          <table:table-cell table:number-columns-repeated="1018"/>
        </table:table-row>
        <table:table-row table:style-name="ro2">
          <table:table-cell table:style-name="ce19" office:value-type="date" office:date-value="2012-06-23">
            <text:p>23.06.2012</text:p>
          </table:table-cell>
          <table:table-cell office:value-type="float" office:value="3933">
            <text:p>3933</text:p>
          </table:table-cell>
          <table:table-cell table:formula="of:=[.B152]" office:value-type="float" office:value="3982">
            <text:p>3982</text:p>
          </table:table-cell>
          <table:table-cell table:style-name="ce5" office:value-type="float" office:value="57.8">
            <text:p>57,80</text:p>
          </table:table-cell>
          <table:table-cell table:style-name="ce5" table:formula="of:=[.D151]-([.C151]-[.B151])" office:value-type="float" office:value="8.8">
            <text:p>8,80</text:p>
          </table:table-cell>
          <table:table-cell table:style-name="ce5" table:formula="of:=[.D151]-[.E151]" office:value-type="float" office:value="49">
            <text:p>49,00</text:p>
          </table:table-cell>
          <table:table-cell table:number-columns-repeated="1018"/>
        </table:table-row>
        <table:table-row table:style-name="ro2">
          <table:table-cell table:style-name="ce19" office:value-type="date" office:date-value="2012-06-24">
            <text:p>24.06.2012</text:p>
          </table:table-cell>
          <table:table-cell office:value-type="float" office:value="3982">
            <text:p>3982</text:p>
          </table:table-cell>
          <table:table-cell table:formula="of:=[.B153]" office:value-type="float" office:value="4013">
            <text:p>4013</text:p>
          </table:table-cell>
          <table:table-cell table:style-name="ce5" office:value-type="float" office:value="41.1">
            <text:p>41,10</text:p>
          </table:table-cell>
          <table:table-cell table:style-name="ce5" table:formula="of:=[.D152]-([.C152]-[.B152])" office:value-type="float" office:value="10.1">
            <text:p>10,10</text:p>
          </table:table-cell>
          <table:table-cell table:style-name="ce5" table:formula="of:=[.D152]-[.E152]" office:value-type="float" office:value="31">
            <text:p>31,00</text:p>
          </table:table-cell>
          <table:table-cell table:number-columns-repeated="1018"/>
        </table:table-row>
        <table:table-row table:style-name="ro2">
          <table:table-cell table:style-name="ce19" office:value-type="date" office:date-value="2012-06-25">
            <text:p>25.06.2012</text:p>
          </table:table-cell>
          <table:table-cell office:value-type="float" office:value="4013">
            <text:p>4013</text:p>
          </table:table-cell>
          <table:table-cell table:formula="of:=[.B154]" office:value-type="float" office:value="4050">
            <text:p>4050</text:p>
          </table:table-cell>
          <table:table-cell table:style-name="ce5" office:value-type="float" office:value="45.4">
            <text:p>45,40</text:p>
          </table:table-cell>
          <table:table-cell table:style-name="ce5" table:formula="of:=[.D153]-([.C153]-[.B153])" office:value-type="float" office:value="8.4">
            <text:p>8,40</text:p>
          </table:table-cell>
          <table:table-cell table:style-name="ce5" table:formula="of:=[.D153]-[.E153]" office:value-type="float" office:value="37">
            <text:p>37,00</text:p>
          </table:table-cell>
          <table:table-cell table:number-columns-repeated="1018"/>
        </table:table-row>
        <table:table-row table:style-name="ro2">
          <table:table-cell table:style-name="ce19" office:value-type="date" office:date-value="2012-06-26">
            <text:p>26.06.2012</text:p>
          </table:table-cell>
          <table:table-cell office:value-type="float" office:value="4050">
            <text:p>4050</text:p>
          </table:table-cell>
          <table:table-cell table:formula="of:=[.B155]" office:value-type="float" office:value="4090">
            <text:p>4090</text:p>
          </table:table-cell>
          <table:table-cell table:style-name="ce5" office:value-type="float" office:value="50.8">
            <text:p>50,80</text:p>
          </table:table-cell>
          <table:table-cell table:style-name="ce5" table:formula="of:=[.D154]-([.C154]-[.B154])" office:value-type="float" office:value="10.8">
            <text:p>10,80</text:p>
          </table:table-cell>
          <table:table-cell table:style-name="ce5" table:formula="of:=[.D154]-[.E154]" office:value-type="float" office:value="40">
            <text:p>40,00</text:p>
          </table:table-cell>
          <table:table-cell table:number-columns-repeated="1018"/>
        </table:table-row>
        <table:table-row table:style-name="ro2">
          <table:table-cell table:style-name="ce19" office:value-type="date" office:date-value="2012-06-27">
            <text:p>27.06.2012</text:p>
          </table:table-cell>
          <table:table-cell office:value-type="float" office:value="4090">
            <text:p>4090</text:p>
          </table:table-cell>
          <table:table-cell table:formula="of:=[.B156]" office:value-type="float" office:value="4134">
            <text:p>4134</text:p>
          </table:table-cell>
          <table:table-cell table:style-name="ce5" office:value-type="float" office:value="53.9">
            <text:p>53,90</text:p>
          </table:table-cell>
          <table:table-cell table:style-name="ce5" table:formula="of:=[.D155]-([.C155]-[.B155])" office:value-type="float" office:value="9.9">
            <text:p>9,90</text:p>
          </table:table-cell>
          <table:table-cell table:style-name="ce5" table:formula="of:=[.D155]-[.E155]" office:value-type="float" office:value="44">
            <text:p>44,00</text:p>
          </table:table-cell>
          <table:table-cell table:number-columns-repeated="1018"/>
        </table:table-row>
        <table:table-row table:style-name="ro2">
          <table:table-cell table:style-name="ce19" office:value-type="date" office:date-value="2012-06-28">
            <text:p>28.06.2012</text:p>
          </table:table-cell>
          <table:table-cell office:value-type="float" office:value="4134">
            <text:p>4134</text:p>
          </table:table-cell>
          <table:table-cell table:formula="of:=[.B157]" office:value-type="float" office:value="4166">
            <text:p>4166</text:p>
          </table:table-cell>
          <table:table-cell table:style-name="ce5" office:value-type="float" office:value="42.8">
            <text:p>42,80</text:p>
          </table:table-cell>
          <table:table-cell table:style-name="ce5" table:formula="of:=[.D156]-([.C156]-[.B156])" office:value-type="float" office:value="10.8">
            <text:p>10,80</text:p>
          </table:table-cell>
          <table:table-cell table:style-name="ce5" table:formula="of:=[.D156]-[.E156]" office:value-type="float" office:value="32">
            <text:p>32,00</text:p>
          </table:table-cell>
          <table:table-cell table:number-columns-repeated="1018"/>
        </table:table-row>
        <table:table-row table:style-name="ro2">
          <table:table-cell table:style-name="ce19" office:value-type="date" office:date-value="2012-06-29">
            <text:p>29.06.2012</text:p>
          </table:table-cell>
          <table:table-cell office:value-type="float" office:value="4166">
            <text:p>4166</text:p>
          </table:table-cell>
          <table:table-cell table:formula="of:=[.B158]" office:value-type="float" office:value="4202">
            <text:p>4202</text:p>
          </table:table-cell>
          <table:table-cell table:style-name="ce5" office:value-type="float" office:value="49.2">
            <text:p>49,20</text:p>
          </table:table-cell>
          <table:table-cell table:style-name="ce5" table:formula="of:=[.D157]-([.C157]-[.B157])" office:value-type="float" office:value="13.2">
            <text:p>13,20</text:p>
          </table:table-cell>
          <table:table-cell table:style-name="ce5" table:formula="of:=[.D157]-[.E157]" office:value-type="float" office:value="36">
            <text:p>36,00</text:p>
          </table:table-cell>
          <table:table-cell table:number-columns-repeated="1018"/>
        </table:table-row>
        <table:table-row table:style-name="ro2">
          <table:table-cell table:style-name="ce19" office:value-type="date" office:date-value="2012-06-30">
            <text:p>30.06.2012</text:p>
          </table:table-cell>
          <table:table-cell office:value-type="float" office:value="4202">
            <text:p>4202</text:p>
          </table:table-cell>
          <table:table-cell table:formula="of:=[.B159]" office:value-type="float" office:value="4249">
            <text:p>4249</text:p>
          </table:table-cell>
          <table:table-cell table:style-name="ce5" office:value-type="float" office:value="51.5">
            <text:p>51,50</text:p>
          </table:table-cell>
          <table:table-cell table:style-name="ce5" table:formula="of:=[.D158]-([.C158]-[.B158])" office:value-type="float" office:value="4.5">
            <text:p>4,50</text:p>
          </table:table-cell>
          <table:table-cell table:style-name="ce5" table:formula="of:=[.D158]-[.E158]" office:value-type="float" office:value="47">
            <text:p>47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07-01">
            <text:p>01.07.2012</text:p>
          </table:table-cell>
          <table:table-cell office:value-type="float" office:value="4249">
            <text:p>4249</text:p>
          </table:table-cell>
          <table:table-cell table:formula="of:=[.B160]" office:value-type="float" office:value="4256">
            <text:p>4256</text:p>
          </table:table-cell>
          <table:table-cell table:style-name="ce5" office:value-type="float" office:value="11.4">
            <text:p>11,40</text:p>
          </table:table-cell>
          <table:table-cell table:style-name="ce5" table:formula="of:=[.D159]-([.C159]-[.B159])" office:value-type="float" office:value="4.4">
            <text:p>4,40</text:p>
          </table:table-cell>
          <table:table-cell table:style-name="ce5" table:formula="of:=[.D159]-[.E159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07-02">
            <text:p>02.07.2012</text:p>
          </table:table-cell>
          <table:table-cell office:value-type="float" office:value="4256">
            <text:p>4256</text:p>
          </table:table-cell>
          <table:table-cell table:formula="of:=[.B161]" office:value-type="float" office:value="4262">
            <text:p>4262</text:p>
          </table:table-cell>
          <table:table-cell table:style-name="ce5" office:value-type="float" office:value="14.7">
            <text:p>14,70</text:p>
          </table:table-cell>
          <table:table-cell table:style-name="ce5" table:formula="of:=[.D160]-([.C160]-[.B160])" office:value-type="float" office:value="8.7">
            <text:p>8,70</text:p>
          </table:table-cell>
          <table:table-cell table:style-name="ce5" table:formula="of:=[.D160]-[.E160]" office:value-type="float" office:value="6">
            <text:p>6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07-03">
            <text:p>03.07.2012</text:p>
          </table:table-cell>
          <table:table-cell office:value-type="float" office:value="4262">
            <text:p>4262</text:p>
          </table:table-cell>
          <table:table-cell table:formula="of:=[.B162]" office:value-type="float" office:value="4270">
            <text:p>4270</text:p>
          </table:table-cell>
          <table:table-cell table:style-name="ce5" office:value-type="float" office:value="14.1">
            <text:p>14,10</text:p>
          </table:table-cell>
          <table:table-cell table:style-name="ce5" table:formula="of:=[.D161]-([.C161]-[.B161])" office:value-type="float" office:value="6.1">
            <text:p>6,10</text:p>
          </table:table-cell>
          <table:table-cell table:style-name="ce5" table:formula="of:=[.D161]-[.E161]" office:value-type="float" office:value="8">
            <text:p>8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07-04">
            <text:p>04.07.2012</text:p>
          </table:table-cell>
          <table:table-cell office:value-type="float" office:value="4270">
            <text:p>4270</text:p>
          </table:table-cell>
          <table:table-cell table:formula="of:=[.B163]" office:value-type="float" office:value="4301">
            <text:p>4301</text:p>
          </table:table-cell>
          <table:table-cell table:style-name="ce5" office:value-type="float" office:value="42.2">
            <text:p>42,20</text:p>
          </table:table-cell>
          <table:table-cell table:style-name="ce5" table:formula="of:=[.D162]-([.C162]-[.B162])" office:value-type="float" office:value="11.2">
            <text:p>11,20</text:p>
          </table:table-cell>
          <table:table-cell table:style-name="ce5" table:formula="of:=[.D162]-[.E162]" office:value-type="float" office:value="31">
            <text:p>31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07-05">
            <text:p>05.07.2012</text:p>
          </table:table-cell>
          <table:table-cell office:value-type="float" office:value="4301">
            <text:p>4301</text:p>
          </table:table-cell>
          <table:table-cell table:formula="of:=[.B164]" office:value-type="float" office:value="4346">
            <text:p>4346</text:p>
          </table:table-cell>
          <table:table-cell table:style-name="ce5" office:value-type="float" office:value="53">
            <text:p>53,00</text:p>
          </table:table-cell>
          <table:table-cell table:style-name="ce5" table:formula="of:=[.D163]-([.C163]-[.B163])" office:value-type="float" office:value="8">
            <text:p>8,00</text:p>
          </table:table-cell>
          <table:table-cell table:style-name="ce5" table:formula="of:=[.D163]-[.E163]" office:value-type="float" office:value="45">
            <text:p>45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07-06">
            <text:p>06.07.2012</text:p>
          </table:table-cell>
          <table:table-cell office:value-type="float" office:value="4346">
            <text:p>4346</text:p>
          </table:table-cell>
          <table:table-cell table:formula="of:=[.B165]" office:value-type="float" office:value="4370">
            <text:p>4370</text:p>
          </table:table-cell>
          <table:table-cell table:style-name="ce5" office:value-type="float" office:value="35.6">
            <text:p>35,60</text:p>
          </table:table-cell>
          <table:table-cell table:style-name="ce5" table:formula="of:=[.D164]-([.C164]-[.B164])" office:value-type="float" office:value="11.6">
            <text:p>11,60</text:p>
          </table:table-cell>
          <table:table-cell table:style-name="ce5" table:formula="of:=[.D164]-[.E164]" office:value-type="float" office:value="24">
            <text:p>24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07-07">
            <text:p>07.07.2012</text:p>
          </table:table-cell>
          <table:table-cell office:value-type="float" office:value="4370">
            <text:p>4370</text:p>
          </table:table-cell>
          <table:table-cell table:formula="of:=[.B166]" office:value-type="float" office:value="4409">
            <text:p>4409</text:p>
          </table:table-cell>
          <table:table-cell table:style-name="ce5" office:value-type="float" office:value="48.2">
            <text:p>48,20</text:p>
          </table:table-cell>
          <table:table-cell table:style-name="ce5" table:formula="of:=[.D165]-([.C165]-[.B165])" office:value-type="float" office:value="9.2">
            <text:p>9,20</text:p>
          </table:table-cell>
          <table:table-cell table:style-name="ce5" table:formula="of:=[.D165]-[.E165]" office:value-type="float" office:value="39">
            <text:p>39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07-08">
            <text:p>08.07.2012</text:p>
          </table:table-cell>
          <table:table-cell office:value-type="float" office:value="4409">
            <text:p>4409</text:p>
          </table:table-cell>
          <table:table-cell table:formula="of:=[.B167]" office:value-type="float" office:value="4443">
            <text:p>4443</text:p>
          </table:table-cell>
          <table:table-cell table:style-name="ce5" office:value-type="float" office:value="42.7">
            <text:p>42,70</text:p>
          </table:table-cell>
          <table:table-cell table:style-name="ce5" table:formula="of:=[.D166]-([.C166]-[.B166])" office:value-type="float" office:value="8.7">
            <text:p>8,70</text:p>
          </table:table-cell>
          <table:table-cell table:style-name="ce5" table:formula="of:=[.D166]-[.E166]" office:value-type="float" office:value="34">
            <text:p>34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07-09">
            <text:p>09.07.2012</text:p>
          </table:table-cell>
          <table:table-cell office:value-type="float" office:value="4443">
            <text:p>4443</text:p>
          </table:table-cell>
          <table:table-cell table:formula="of:=[.B168]" office:value-type="float" office:value="4489">
            <text:p>4489</text:p>
          </table:table-cell>
          <table:table-cell table:style-name="ce5" office:value-type="float" office:value="54.6">
            <text:p>54,60</text:p>
          </table:table-cell>
          <table:table-cell table:style-name="ce5" table:formula="of:=[.D167]-([.C167]-[.B167])" office:value-type="float" office:value="8.6">
            <text:p>8,60</text:p>
          </table:table-cell>
          <table:table-cell table:style-name="ce5" table:formula="of:=[.D167]-[.E167]" office:value-type="float" office:value="46">
            <text:p>46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07-10">
            <text:p>10.07.2012</text:p>
          </table:table-cell>
          <table:table-cell office:value-type="float" office:value="4489">
            <text:p>4489</text:p>
          </table:table-cell>
          <table:table-cell table:formula="of:=[.B169]" office:value-type="float" office:value="4539">
            <text:p>4539</text:p>
          </table:table-cell>
          <table:table-cell table:style-name="ce5" office:value-type="float" office:value="58.8">
            <text:p>58,80</text:p>
          </table:table-cell>
          <table:table-cell table:style-name="ce5" table:formula="of:=[.D168]-([.C168]-[.B168])" office:value-type="float" office:value="8.8">
            <text:p>8,80</text:p>
          </table:table-cell>
          <table:table-cell table:style-name="ce5" table:formula="of:=[.D168]-[.E168]" office:value-type="float" office:value="50">
            <text:p>50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07-11">
            <text:p>11.07.2012</text:p>
          </table:table-cell>
          <table:table-cell office:value-type="float" office:value="4539">
            <text:p>4539</text:p>
          </table:table-cell>
          <table:table-cell table:formula="of:=[.B170]" office:value-type="float" office:value="4587">
            <text:p>4587</text:p>
          </table:table-cell>
          <table:table-cell table:style-name="ce5" office:value-type="float" office:value="56.5">
            <text:p>56,50</text:p>
          </table:table-cell>
          <table:table-cell table:style-name="ce5" table:formula="of:=[.D169]-([.C169]-[.B169])" office:value-type="float" office:value="8.5">
            <text:p>8,50</text:p>
          </table:table-cell>
          <table:table-cell table:style-name="ce5" table:formula="of:=[.D169]-[.E169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07-12">
            <text:p>12.07.2012</text:p>
          </table:table-cell>
          <table:table-cell office:value-type="float" office:value="4587">
            <text:p>4587</text:p>
          </table:table-cell>
          <table:table-cell table:formula="of:=[.B171]" office:value-type="float" office:value="4615">
            <text:p>4615</text:p>
          </table:table-cell>
          <table:table-cell table:style-name="ce5" office:value-type="float" office:value="43">
            <text:p>43,00</text:p>
          </table:table-cell>
          <table:table-cell table:style-name="ce5" table:formula="of:=[.D170]-([.C170]-[.B170])" office:value-type="float" office:value="15">
            <text:p>15,00</text:p>
          </table:table-cell>
          <table:table-cell table:style-name="ce5" table:formula="of:=[.D170]-[.E170]" office:value-type="float" office:value="28">
            <text:p>28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07-13">
            <text:p>13.07.2012</text:p>
          </table:table-cell>
          <table:table-cell office:value-type="float" office:value="4615">
            <text:p>4615</text:p>
          </table:table-cell>
          <table:table-cell table:formula="of:=[.B172]" office:value-type="float" office:value="4642">
            <text:p>4642</text:p>
          </table:table-cell>
          <table:table-cell table:style-name="ce5" office:value-type="float" office:value="33.8">
            <text:p>33,80</text:p>
          </table:table-cell>
          <table:table-cell table:style-name="ce5" table:formula="of:=[.D171]-([.C171]-[.B171])" office:value-type="float" office:value="6.8">
            <text:p>6,80</text:p>
          </table:table-cell>
          <table:table-cell table:style-name="ce5" table:formula="of:=[.D171]-[.E171]" office:value-type="float" office:value="27">
            <text:p>27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07-14">
            <text:p>14.07.2012</text:p>
          </table:table-cell>
          <table:table-cell office:value-type="float" office:value="4642">
            <text:p>4642</text:p>
          </table:table-cell>
          <table:table-cell table:formula="of:=[.B173]" office:value-type="float" office:value="4672">
            <text:p>4672</text:p>
          </table:table-cell>
          <table:table-cell table:style-name="ce5" office:value-type="float" office:value="39.2">
            <text:p>39,20</text:p>
          </table:table-cell>
          <table:table-cell table:style-name="ce5" table:formula="of:=[.D172]-([.C172]-[.B172])" office:value-type="float" office:value="9.2">
            <text:p>9,20</text:p>
          </table:table-cell>
          <table:table-cell table:style-name="ce5" table:formula="of:=[.D172]-[.E172]" office:value-type="float" office:value="30">
            <text:p>30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07-15">
            <text:p>15.07.2012</text:p>
          </table:table-cell>
          <table:table-cell office:value-type="float" office:value="4672">
            <text:p>4672</text:p>
          </table:table-cell>
          <table:table-cell table:formula="of:=[.B174]" office:value-type="float" office:value="4700">
            <text:p>4700</text:p>
          </table:table-cell>
          <table:table-cell table:style-name="ce5" office:value-type="float" office:value="35.5">
            <text:p>35,50</text:p>
          </table:table-cell>
          <table:table-cell table:style-name="ce5" table:formula="of:=[.D173]-([.C173]-[.B173])" office:value-type="float" office:value="7.5">
            <text:p>7,50</text:p>
          </table:table-cell>
          <table:table-cell table:style-name="ce5" table:formula="of:=[.D173]-[.E173]" office:value-type="float" office:value="28">
            <text:p>28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07-16">
            <text:p>16.07.2012</text:p>
          </table:table-cell>
          <table:table-cell office:value-type="float" office:value="4700">
            <text:p>4700</text:p>
          </table:table-cell>
          <table:table-cell table:formula="of:=[.B175]" office:value-type="float" office:value="4728">
            <text:p>4728</text:p>
          </table:table-cell>
          <table:table-cell table:style-name="ce5" office:value-type="float" office:value="37">
            <text:p>37,00</text:p>
          </table:table-cell>
          <table:table-cell table:style-name="ce5" table:formula="of:=[.D174]-([.C174]-[.B174])" office:value-type="float" office:value="9">
            <text:p>9,00</text:p>
          </table:table-cell>
          <table:table-cell table:style-name="ce5" table:formula="of:=[.D174]-[.E174]" office:value-type="float" office:value="28">
            <text:p>28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07-17">
            <text:p>17.07.2012</text:p>
          </table:table-cell>
          <table:table-cell office:value-type="float" office:value="4728">
            <text:p>4728</text:p>
          </table:table-cell>
          <table:table-cell table:formula="of:=[.B176]" office:value-type="float" office:value="4745">
            <text:p>4745</text:p>
          </table:table-cell>
          <table:table-cell table:style-name="ce5" office:value-type="float" office:value="26.6">
            <text:p>26,60</text:p>
          </table:table-cell>
          <table:table-cell table:style-name="ce5" table:formula="of:=[.D175]-([.C175]-[.B175])" office:value-type="float" office:value="9.6">
            <text:p>9,60</text:p>
          </table:table-cell>
          <table:table-cell table:style-name="ce5" table:formula="of:=[.D175]-[.E175]" office:value-type="float" office:value="17">
            <text:p>17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07-18">
            <text:p>18.07.2012</text:p>
          </table:table-cell>
          <table:table-cell office:value-type="float" office:value="4745">
            <text:p>4745</text:p>
          </table:table-cell>
          <table:table-cell table:formula="of:=[.B177]" office:value-type="float" office:value="4782">
            <text:p>4782</text:p>
          </table:table-cell>
          <table:table-cell table:style-name="ce5" office:value-type="float" office:value="56.5">
            <text:p>56,50</text:p>
          </table:table-cell>
          <table:table-cell table:style-name="ce5" table:formula="of:=[.D176]-([.C176]-[.B176])" office:value-type="float" office:value="19.5">
            <text:p>19,50</text:p>
          </table:table-cell>
          <table:table-cell table:style-name="ce5" table:formula="of:=[.D176]-[.E176]" office:value-type="float" office:value="37">
            <text:p>37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07-19">
            <text:p>19.07.2012</text:p>
          </table:table-cell>
          <table:table-cell office:value-type="float" office:value="4782">
            <text:p>4782</text:p>
          </table:table-cell>
          <table:table-cell table:formula="of:=[.B178]" office:value-type="float" office:value="4797">
            <text:p>4797</text:p>
          </table:table-cell>
          <table:table-cell table:style-name="ce5" office:value-type="float" office:value="22.3">
            <text:p>22,30</text:p>
          </table:table-cell>
          <table:table-cell table:style-name="ce5" table:formula="of:=[.D177]-([.C177]-[.B177])" office:value-type="float" office:value="7.3">
            <text:p>7,30</text:p>
          </table:table-cell>
          <table:table-cell table:style-name="ce5" table:formula="of:=[.D177]-[.E177]" office:value-type="float" office:value="15">
            <text:p>15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07-20">
            <text:p>20.07.2012</text:p>
          </table:table-cell>
          <table:table-cell office:value-type="float" office:value="4797">
            <text:p>4797</text:p>
          </table:table-cell>
          <table:table-cell table:formula="of:=[.B179]" office:value-type="float" office:value="4809">
            <text:p>4809</text:p>
          </table:table-cell>
          <table:table-cell table:style-name="ce5" office:value-type="float" office:value="21.3">
            <text:p>21,30</text:p>
          </table:table-cell>
          <table:table-cell table:style-name="ce5" table:formula="of:=[.D178]-([.C178]-[.B178])" office:value-type="float" office:value="9.3">
            <text:p>9,30</text:p>
          </table:table-cell>
          <table:table-cell table:style-name="ce5" table:formula="of:=[.D178]-[.E178]" office:value-type="float" office:value="12">
            <text:p>12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07-21">
            <text:p>21.07.2012</text:p>
          </table:table-cell>
          <table:table-cell office:value-type="float" office:value="4809">
            <text:p>4809</text:p>
          </table:table-cell>
          <table:table-cell table:formula="of:=[.B180]" office:value-type="float" office:value="4834">
            <text:p>4834</text:p>
          </table:table-cell>
          <table:table-cell table:style-name="ce5" office:value-type="float" office:value="30.9">
            <text:p>30,90</text:p>
          </table:table-cell>
          <table:table-cell table:style-name="ce5" table:formula="of:=[.D179]-([.C179]-[.B179])" office:value-type="float" office:value="5.9">
            <text:p>5,90</text:p>
          </table:table-cell>
          <table:table-cell table:style-name="ce5" table:formula="of:=[.D179]-[.E179]" office:value-type="float" office:value="25">
            <text:p>25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07-22">
            <text:p>22.07.2012</text:p>
          </table:table-cell>
          <table:table-cell office:value-type="float" office:value="4834">
            <text:p>4834</text:p>
          </table:table-cell>
          <table:table-cell table:formula="of:=[.B181]" office:value-type="float" office:value="4879">
            <text:p>4879</text:p>
          </table:table-cell>
          <table:table-cell table:style-name="ce5" office:value-type="float" office:value="57.2">
            <text:p>57,20</text:p>
          </table:table-cell>
          <table:table-cell table:style-name="ce5" table:formula="of:=[.D180]-([.C180]-[.B180])" office:value-type="float" office:value="12.2">
            <text:p>12,20</text:p>
          </table:table-cell>
          <table:table-cell table:style-name="ce5" table:formula="of:=[.D180]-[.E180]" office:value-type="float" office:value="45">
            <text:p>45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07-23">
            <text:p>23.07.2012</text:p>
          </table:table-cell>
          <table:table-cell office:value-type="float" office:value="4879">
            <text:p>4879</text:p>
          </table:table-cell>
          <table:table-cell table:formula="of:=[.B182]" office:value-type="float" office:value="4932">
            <text:p>4932</text:p>
          </table:table-cell>
          <table:table-cell table:style-name="ce5" office:value-type="float" office:value="62.6">
            <text:p>62,60</text:p>
          </table:table-cell>
          <table:table-cell table:style-name="ce5" table:formula="of:=[.D181]-([.C181]-[.B181])" office:value-type="float" office:value="9.6">
            <text:p>9,60</text:p>
          </table:table-cell>
          <table:table-cell table:style-name="ce5" table:formula="of:=[.D181]-[.E181]" office:value-type="float" office:value="53">
            <text:p>53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07-24">
            <text:p>24.07.2012</text:p>
          </table:table-cell>
          <table:table-cell office:value-type="float" office:value="4932">
            <text:p>4932</text:p>
          </table:table-cell>
          <table:table-cell table:formula="of:=[.B183]" office:value-type="float" office:value="4979">
            <text:p>4979</text:p>
          </table:table-cell>
          <table:table-cell table:style-name="ce5" office:value-type="float" office:value="57.4">
            <text:p>57,40</text:p>
          </table:table-cell>
          <table:table-cell table:style-name="ce5" table:formula="of:=[.D182]-([.C182]-[.B182])" office:value-type="float" office:value="10.4">
            <text:p>10,40</text:p>
          </table:table-cell>
          <table:table-cell table:style-name="ce5" table:formula="of:=[.D182]-[.E182]" office:value-type="float" office:value="47">
            <text:p>47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07-25">
            <text:p>25.07.2012</text:p>
          </table:table-cell>
          <table:table-cell office:value-type="float" office:value="4979">
            <text:p>4979</text:p>
          </table:table-cell>
          <table:table-cell table:formula="of:=[.B184]" office:value-type="float" office:value="5020">
            <text:p>5020</text:p>
          </table:table-cell>
          <table:table-cell table:style-name="ce5" office:value-type="float" office:value="51.8">
            <text:p>51,80</text:p>
          </table:table-cell>
          <table:table-cell table:style-name="ce5" table:formula="of:=[.D183]-([.C183]-[.B183])" office:value-type="float" office:value="10.8">
            <text:p>10,80</text:p>
          </table:table-cell>
          <table:table-cell table:style-name="ce5" table:formula="of:=[.D183]-[.E183]" office:value-type="float" office:value="41">
            <text:p>41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07-26">
            <text:p>26.07.2012</text:p>
          </table:table-cell>
          <table:table-cell office:value-type="float" office:value="5020">
            <text:p>5020</text:p>
          </table:table-cell>
          <table:table-cell table:formula="of:=[.B185]" office:value-type="float" office:value="5068">
            <text:p>5068</text:p>
          </table:table-cell>
          <table:table-cell table:style-name="ce5" office:value-type="float" office:value="56.2">
            <text:p>56,20</text:p>
          </table:table-cell>
          <table:table-cell table:style-name="ce5" table:formula="of:=[.D184]-([.C184]-[.B184])" office:value-type="float" office:value="8.2">
            <text:p>8,20</text:p>
          </table:table-cell>
          <table:table-cell table:style-name="ce5" table:formula="of:=[.D184]-[.E184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07-27">
            <text:p>27.07.2012</text:p>
          </table:table-cell>
          <table:table-cell office:value-type="float" office:value="5068">
            <text:p>5068</text:p>
          </table:table-cell>
          <table:table-cell table:formula="of:=[.B186]" office:value-type="float" office:value="5110">
            <text:p>5110</text:p>
          </table:table-cell>
          <table:table-cell table:style-name="ce5" office:value-type="float" office:value="53.6">
            <text:p>53,60</text:p>
          </table:table-cell>
          <table:table-cell table:style-name="ce5" table:formula="of:=[.D185]-([.C185]-[.B185])" office:value-type="float" office:value="11.6">
            <text:p>11,60</text:p>
          </table:table-cell>
          <table:table-cell table:style-name="ce5" table:formula="of:=[.D185]-[.E185]" office:value-type="float" office:value="42">
            <text:p>42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07-28">
            <text:p>28.07.2012</text:p>
          </table:table-cell>
          <table:table-cell office:value-type="float" office:value="5110">
            <text:p>5110</text:p>
          </table:table-cell>
          <table:table-cell table:formula="of:=[.B187]" office:value-type="float" office:value="5131">
            <text:p>5131</text:p>
          </table:table-cell>
          <table:table-cell table:style-name="ce5" office:value-type="float" office:value="27.7">
            <text:p>27,70</text:p>
          </table:table-cell>
          <table:table-cell table:style-name="ce5" table:formula="of:=[.D186]-([.C186]-[.B186])" office:value-type="float" office:value="6.7">
            <text:p>6,70</text:p>
          </table:table-cell>
          <table:table-cell table:style-name="ce5" table:formula="of:=[.D186]-[.E186]" office:value-type="float" office:value="21">
            <text:p>21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07-29">
            <text:p>29.07.2012</text:p>
          </table:table-cell>
          <table:table-cell office:value-type="float" office:value="5131">
            <text:p>5131</text:p>
          </table:table-cell>
          <table:table-cell table:formula="of:=[.B188]" office:value-type="float" office:value="5155">
            <text:p>5155</text:p>
          </table:table-cell>
          <table:table-cell table:style-name="ce5" office:value-type="float" office:value="31">
            <text:p>31,00</text:p>
          </table:table-cell>
          <table:table-cell table:style-name="ce5" table:formula="of:=[.D187]-([.C187]-[.B187])" office:value-type="float" office:value="7">
            <text:p>7,00</text:p>
          </table:table-cell>
          <table:table-cell table:style-name="ce5" table:formula="of:=[.D187]-[.E187]" office:value-type="float" office:value="24">
            <text:p>24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07-30">
            <text:p>30.07.2012</text:p>
          </table:table-cell>
          <table:table-cell office:value-type="float" office:value="5155">
            <text:p>5155</text:p>
          </table:table-cell>
          <table:table-cell table:formula="of:=[.B189]" office:value-type="float" office:value="5203">
            <text:p>5203</text:p>
          </table:table-cell>
          <table:table-cell table:style-name="ce5" office:value-type="float" office:value="57.4">
            <text:p>57,40</text:p>
          </table:table-cell>
          <table:table-cell table:style-name="ce5" table:formula="of:=[.D188]-([.C188]-[.B188])" office:value-type="float" office:value="9.4">
            <text:p>9,40</text:p>
          </table:table-cell>
          <table:table-cell table:style-name="ce5" table:formula="of:=[.D188]-[.E188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07-31">
            <text:p>31.07.2012</text:p>
          </table:table-cell>
          <table:table-cell office:value-type="float" office:value="5203">
            <text:p>5203</text:p>
          </table:table-cell>
          <table:table-cell table:formula="of:=[.B190]" office:value-type="float" office:value="5238">
            <text:p>5238</text:p>
          </table:table-cell>
          <table:table-cell table:style-name="ce5" office:value-type="float" office:value="43.2">
            <text:p>43,20</text:p>
          </table:table-cell>
          <table:table-cell table:style-name="ce5" table:formula="of:=[.D189]-([.C189]-[.B189])" office:value-type="float" office:value="8.2">
            <text:p>8,20</text:p>
          </table:table-cell>
          <table:table-cell table:style-name="ce5" table:formula="of:=[.D189]-[.E189]" office:value-type="float" office:value="35">
            <text:p>35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8-01">
            <text:p>01.08.2012</text:p>
          </table:table-cell>
          <table:table-cell office:value-type="float" office:value="5238">
            <text:p>5238</text:p>
          </table:table-cell>
          <table:table-cell table:formula="of:=[.B191]" office:value-type="float" office:value="5286">
            <text:p>5286</text:p>
          </table:table-cell>
          <table:table-cell table:style-name="ce5" office:value-type="float" office:value="58.6">
            <text:p>58,60</text:p>
          </table:table-cell>
          <table:table-cell table:style-name="ce5" table:formula="of:=[.D190]-([.C190]-[.B190])" office:value-type="float" office:value="10.6">
            <text:p>10,60</text:p>
          </table:table-cell>
          <table:table-cell table:style-name="ce5" table:formula="of:=[.D190]-[.E190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8-02">
            <text:p>02.08.2012</text:p>
          </table:table-cell>
          <table:table-cell office:value-type="float" office:value="5286">
            <text:p>5286</text:p>
          </table:table-cell>
          <table:table-cell table:formula="of:=[.B192]" office:value-type="float" office:value="5325">
            <text:p>5325</text:p>
          </table:table-cell>
          <table:table-cell table:style-name="ce5" office:value-type="float" office:value="44.1">
            <text:p>44,10</text:p>
          </table:table-cell>
          <table:table-cell table:style-name="ce5" table:formula="of:=[.D191]-([.C191]-[.B191])" office:value-type="float" office:value="5.1">
            <text:p>5,10</text:p>
          </table:table-cell>
          <table:table-cell table:style-name="ce5" table:formula="of:=[.D191]-[.E191]" office:value-type="float" office:value="39">
            <text:p>39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8-03">
            <text:p>03.08.2012</text:p>
          </table:table-cell>
          <table:table-cell office:value-type="float" office:value="5325">
            <text:p>5325</text:p>
          </table:table-cell>
          <table:table-cell table:formula="of:=[.B193]" office:value-type="float" office:value="5360">
            <text:p>5360</text:p>
          </table:table-cell>
          <table:table-cell table:style-name="ce5" office:value-type="float" office:value="42.1">
            <text:p>42,10</text:p>
          </table:table-cell>
          <table:table-cell table:style-name="ce5" table:formula="of:=[.D192]-([.C192]-[.B192])" office:value-type="float" office:value="7.1">
            <text:p>7,10</text:p>
          </table:table-cell>
          <table:table-cell table:style-name="ce5" table:formula="of:=[.D192]-[.E192]" office:value-type="float" office:value="35">
            <text:p>35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8-04">
            <text:p>04.08.2012</text:p>
          </table:table-cell>
          <table:table-cell office:value-type="float" office:value="5360">
            <text:p>5360</text:p>
          </table:table-cell>
          <table:table-cell table:formula="of:=[.B194]" office:value-type="float" office:value="5397">
            <text:p>5397</text:p>
          </table:table-cell>
          <table:table-cell table:style-name="ce5" office:value-type="float" office:value="49">
            <text:p>49,00</text:p>
          </table:table-cell>
          <table:table-cell table:style-name="ce5" table:formula="of:=[.D193]-([.C193]-[.B193])" office:value-type="float" office:value="12">
            <text:p>12,00</text:p>
          </table:table-cell>
          <table:table-cell table:style-name="ce5" table:formula="of:=[.D193]-[.E193]" office:value-type="float" office:value="37">
            <text:p>37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8-05">
            <text:p>05.08.2012</text:p>
          </table:table-cell>
          <table:table-cell office:value-type="float" office:value="5397">
            <text:p>5397</text:p>
          </table:table-cell>
          <table:table-cell table:formula="of:=[.B195]" office:value-type="float" office:value="5434">
            <text:p>5434</text:p>
          </table:table-cell>
          <table:table-cell table:style-name="ce5" office:value-type="float" office:value="44.1">
            <text:p>44,10</text:p>
          </table:table-cell>
          <table:table-cell table:style-name="ce5" table:formula="of:=[.D194]-([.C194]-[.B194])" office:value-type="float" office:value="7.1">
            <text:p>7,10</text:p>
          </table:table-cell>
          <table:table-cell table:style-name="ce5" table:formula="of:=[.D194]-[.E194]" office:value-type="float" office:value="37">
            <text:p>37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8-06">
            <text:p>06.08.2012</text:p>
          </table:table-cell>
          <table:table-cell office:value-type="float" office:value="5434">
            <text:p>5434</text:p>
          </table:table-cell>
          <table:table-cell table:formula="of:=[.B196]" office:value-type="float" office:value="5441">
            <text:p>5441</text:p>
          </table:table-cell>
          <table:table-cell table:style-name="ce5" office:value-type="float" office:value="12.2">
            <text:p>12,20</text:p>
          </table:table-cell>
          <table:table-cell table:style-name="ce5" table:formula="of:=[.D195]-([.C195]-[.B195])" office:value-type="float" office:value="5.2">
            <text:p>5,20</text:p>
          </table:table-cell>
          <table:table-cell table:style-name="ce5" table:formula="of:=[.D195]-[.E195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8-07">
            <text:p>07.08.2012</text:p>
          </table:table-cell>
          <table:table-cell office:value-type="float" office:value="5441">
            <text:p>5441</text:p>
          </table:table-cell>
          <table:table-cell table:formula="of:=[.B197]" office:value-type="float" office:value="5471">
            <text:p>5471</text:p>
          </table:table-cell>
          <table:table-cell table:style-name="ce5" office:value-type="float" office:value="40.2">
            <text:p>40,20</text:p>
          </table:table-cell>
          <table:table-cell table:style-name="ce5" table:formula="of:=[.D196]-([.C196]-[.B196])" office:value-type="float" office:value="10.2">
            <text:p>10,20</text:p>
          </table:table-cell>
          <table:table-cell table:style-name="ce5" table:formula="of:=[.D196]-[.E196]" office:value-type="float" office:value="30">
            <text:p>30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8-08">
            <text:p>08.08.2012</text:p>
          </table:table-cell>
          <table:table-cell office:value-type="float" office:value="5471">
            <text:p>5471</text:p>
          </table:table-cell>
          <table:table-cell table:formula="of:=[.B198]" office:value-type="float" office:value="5518">
            <text:p>5518</text:p>
          </table:table-cell>
          <table:table-cell table:style-name="ce5" office:value-type="float" office:value="56.2">
            <text:p>56,20</text:p>
          </table:table-cell>
          <table:table-cell table:style-name="ce5" table:formula="of:=[.D197]-([.C197]-[.B197])" office:value-type="float" office:value="9.2">
            <text:p>9,20</text:p>
          </table:table-cell>
          <table:table-cell table:style-name="ce5" table:formula="of:=[.D197]-[.E197]" office:value-type="float" office:value="47">
            <text:p>47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8-09">
            <text:p>09.08.2012</text:p>
          </table:table-cell>
          <table:table-cell office:value-type="float" office:value="5518">
            <text:p>5518</text:p>
          </table:table-cell>
          <table:table-cell table:formula="of:=[.B199]" office:value-type="float" office:value="5561">
            <text:p>5561</text:p>
          </table:table-cell>
          <table:table-cell table:style-name="ce5" office:value-type="float" office:value="48.2">
            <text:p>48,20</text:p>
          </table:table-cell>
          <table:table-cell table:style-name="ce5" table:formula="of:=[.D198]-([.C198]-[.B198])" office:value-type="float" office:value="5.2">
            <text:p>5,20</text:p>
          </table:table-cell>
          <table:table-cell table:style-name="ce5" table:formula="of:=[.D198]-[.E198]" office:value-type="float" office:value="43">
            <text:p>43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8-10">
            <text:p>10.08.2012</text:p>
          </table:table-cell>
          <table:table-cell office:value-type="float" office:value="5561">
            <text:p>5561</text:p>
          </table:table-cell>
          <table:table-cell table:formula="of:=[.B200]" office:value-type="float" office:value="5605">
            <text:p>5605</text:p>
          </table:table-cell>
          <table:table-cell table:style-name="ce5" office:value-type="float" office:value="54.1">
            <text:p>54,10</text:p>
          </table:table-cell>
          <table:table-cell table:style-name="ce5" table:formula="of:=[.D199]-([.C199]-[.B199])" office:value-type="float" office:value="10.1">
            <text:p>10,10</text:p>
          </table:table-cell>
          <table:table-cell table:style-name="ce5" table:formula="of:=[.D199]-[.E199]" office:value-type="float" office:value="44">
            <text:p>44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8-11">
            <text:p>11.08.2012</text:p>
          </table:table-cell>
          <table:table-cell office:value-type="float" office:value="5605">
            <text:p>5605</text:p>
          </table:table-cell>
          <table:table-cell table:formula="of:=[.B201]" office:value-type="float" office:value="5653">
            <text:p>5653</text:p>
          </table:table-cell>
          <table:table-cell table:style-name="ce5" office:value-type="float" office:value="54">
            <text:p>54,00</text:p>
          </table:table-cell>
          <table:table-cell table:style-name="ce5" table:formula="of:=[.D200]-([.C200]-[.B200])" office:value-type="float" office:value="6">
            <text:p>6,00</text:p>
          </table:table-cell>
          <table:table-cell table:style-name="ce5" table:formula="of:=[.D200]-[.E200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8-12">
            <text:p>12.08.2012</text:p>
          </table:table-cell>
          <table:table-cell office:value-type="float" office:value="5653">
            <text:p>5653</text:p>
          </table:table-cell>
          <table:table-cell table:formula="of:=[.B202]" office:value-type="float" office:value="5698">
            <text:p>5698</text:p>
          </table:table-cell>
          <table:table-cell table:style-name="ce5" office:value-type="float" office:value="56.1">
            <text:p>56,10</text:p>
          </table:table-cell>
          <table:table-cell table:style-name="ce5" table:formula="of:=[.D201]-([.C201]-[.B201])" office:value-type="float" office:value="11.1">
            <text:p>11,10</text:p>
          </table:table-cell>
          <table:table-cell table:style-name="ce5" table:formula="of:=[.D201]-[.E201]" office:value-type="float" office:value="45">
            <text:p>45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8-13">
            <text:p>13.08.2012</text:p>
          </table:table-cell>
          <table:table-cell office:value-type="float" office:value="5698">
            <text:p>5698</text:p>
          </table:table-cell>
          <table:table-cell table:formula="of:=[.B203]" office:value-type="float" office:value="5743">
            <text:p>5743</text:p>
          </table:table-cell>
          <table:table-cell table:style-name="ce5" office:value-type="float" office:value="55.2">
            <text:p>55,20</text:p>
          </table:table-cell>
          <table:table-cell table:style-name="ce5" table:formula="of:=[.D202]-([.C202]-[.B202])" office:value-type="float" office:value="10.2">
            <text:p>10,20</text:p>
          </table:table-cell>
          <table:table-cell table:style-name="ce5" table:formula="of:=[.D202]-[.E202]" office:value-type="float" office:value="45">
            <text:p>45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8-14">
            <text:p>14.08.2012</text:p>
          </table:table-cell>
          <table:table-cell office:value-type="float" office:value="5743">
            <text:p>5743</text:p>
          </table:table-cell>
          <table:table-cell table:formula="of:=[.B204]" office:value-type="float" office:value="5775">
            <text:p>5775</text:p>
          </table:table-cell>
          <table:table-cell table:style-name="ce5" office:value-type="float" office:value="41.4">
            <text:p>41,40</text:p>
          </table:table-cell>
          <table:table-cell table:style-name="ce5" table:formula="of:=[.D203]-([.C203]-[.B203])" office:value-type="float" office:value="9.4">
            <text:p>9,40</text:p>
          </table:table-cell>
          <table:table-cell table:style-name="ce5" table:formula="of:=[.D203]-[.E203]" office:value-type="float" office:value="32">
            <text:p>32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8-15">
            <text:p>15.08.2012</text:p>
          </table:table-cell>
          <table:table-cell office:value-type="float" office:value="5775">
            <text:p>5775</text:p>
          </table:table-cell>
          <table:table-cell table:formula="of:=[.B205]" office:value-type="float" office:value="5816">
            <text:p>5816</text:p>
          </table:table-cell>
          <table:table-cell office:value-type="float" office:value="49.2">
            <text:p>49,2</text:p>
          </table:table-cell>
          <table:table-cell table:style-name="ce5" table:formula="of:=[.D204]-([.C204]-[.B204])" office:value-type="float" office:value="8.2">
            <text:p>8,20</text:p>
          </table:table-cell>
          <table:table-cell table:style-name="ce5" table:formula="of:=[.D204]-[.E204]" office:value-type="float" office:value="41">
            <text:p>41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8-16">
            <text:p>16.08.2012</text:p>
          </table:table-cell>
          <table:table-cell office:value-type="float" office:value="5816">
            <text:p>5816</text:p>
          </table:table-cell>
          <table:table-cell table:formula="of:=[.B206]" office:value-type="float" office:value="5846">
            <text:p>5846</text:p>
          </table:table-cell>
          <table:table-cell table:style-name="ce5" office:value-type="float" office:value="35.6">
            <text:p>35,60</text:p>
          </table:table-cell>
          <table:table-cell table:style-name="ce5" table:formula="of:=[.D205]-([.C205]-[.B205])" office:value-type="float" office:value="5.6">
            <text:p>5,60</text:p>
          </table:table-cell>
          <table:table-cell table:style-name="ce5" table:formula="of:=[.D205]-[.E205]" office:value-type="float" office:value="30">
            <text:p>30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8-17">
            <text:p>17.08.2012</text:p>
          </table:table-cell>
          <table:table-cell office:value-type="float" office:value="5846">
            <text:p>5846</text:p>
          </table:table-cell>
          <table:table-cell table:formula="of:=[.B207]" office:value-type="float" office:value="5886">
            <text:p>5886</text:p>
          </table:table-cell>
          <table:table-cell table:style-name="ce5" office:value-type="float" office:value="48.9">
            <text:p>48,90</text:p>
          </table:table-cell>
          <table:table-cell table:style-name="ce5" table:formula="of:=[.D206]-([.C206]-[.B206])" office:value-type="float" office:value="8.9">
            <text:p>8,90</text:p>
          </table:table-cell>
          <table:table-cell table:style-name="ce5" table:formula="of:=[.D206]-[.E206]" office:value-type="float" office:value="40">
            <text:p>40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8-18">
            <text:p>18.08.2012</text:p>
          </table:table-cell>
          <table:table-cell office:value-type="float" office:value="5886">
            <text:p>5886</text:p>
          </table:table-cell>
          <table:table-cell table:formula="of:=[.B208]" office:value-type="float" office:value="5931">
            <text:p>5931</text:p>
          </table:table-cell>
          <table:table-cell table:style-name="ce5" office:value-type="float" office:value="55.3">
            <text:p>55,30</text:p>
          </table:table-cell>
          <table:table-cell table:style-name="ce5" table:formula="of:=[.D207]-([.C207]-[.B207])" office:value-type="float" office:value="10.3">
            <text:p>10,30</text:p>
          </table:table-cell>
          <table:table-cell table:style-name="ce5" table:formula="of:=[.D207]-[.E207]" office:value-type="float" office:value="45">
            <text:p>45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8-19">
            <text:p>19.08.2012</text:p>
          </table:table-cell>
          <table:table-cell office:value-type="float" office:value="5931">
            <text:p>5931</text:p>
          </table:table-cell>
          <table:table-cell table:formula="of:=[.B209]" office:value-type="float" office:value="5976">
            <text:p>5976</text:p>
          </table:table-cell>
          <table:table-cell table:style-name="ce5" office:value-type="float" office:value="54.5">
            <text:p>54,50</text:p>
          </table:table-cell>
          <table:table-cell table:style-name="ce5" table:formula="of:=[.D208]-([.C208]-[.B208])" office:value-type="float" office:value="9.5">
            <text:p>9,50</text:p>
          </table:table-cell>
          <table:table-cell table:style-name="ce5" table:formula="of:=[.D208]-[.E208]" office:value-type="float" office:value="45">
            <text:p>45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8-20">
            <text:p>20.08.2012</text:p>
          </table:table-cell>
          <table:table-cell office:value-type="float" office:value="5976">
            <text:p>5976</text:p>
          </table:table-cell>
          <table:table-cell table:formula="of:=[.B210]" office:value-type="float" office:value="6015">
            <text:p>6015</text:p>
          </table:table-cell>
          <table:table-cell table:style-name="ce5" office:value-type="float" office:value="46.8">
            <text:p>46,80</text:p>
          </table:table-cell>
          <table:table-cell table:style-name="ce5" table:formula="of:=[.D209]-([.C209]-[.B209])" office:value-type="float" office:value="7.8">
            <text:p>7,80</text:p>
          </table:table-cell>
          <table:table-cell table:style-name="ce5" table:formula="of:=[.D209]-[.E209]" office:value-type="float" office:value="39">
            <text:p>39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8-21">
            <text:p>21.08.2012</text:p>
          </table:table-cell>
          <table:table-cell office:value-type="float" office:value="6015">
            <text:p>6015</text:p>
          </table:table-cell>
          <table:table-cell table:formula="of:=[.B211]" office:value-type="float" office:value="6052">
            <text:p>6052</text:p>
          </table:table-cell>
          <table:table-cell table:style-name="ce5" office:value-type="float" office:value="46.1">
            <text:p>46,10</text:p>
          </table:table-cell>
          <table:table-cell table:style-name="ce5" table:formula="of:=[.D210]-([.C210]-[.B210])" office:value-type="float" office:value="9.1">
            <text:p>9,10</text:p>
          </table:table-cell>
          <table:table-cell table:style-name="ce5" table:formula="of:=[.D210]-[.E210]" office:value-type="float" office:value="37">
            <text:p>37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8-22">
            <text:p>22.08.2012</text:p>
          </table:table-cell>
          <table:table-cell office:value-type="float" office:value="6052">
            <text:p>6052</text:p>
          </table:table-cell>
          <table:table-cell table:formula="of:=[.B212]" office:value-type="float" office:value="6073">
            <text:p>6073</text:p>
          </table:table-cell>
          <table:table-cell table:style-name="ce5" office:value-type="float" office:value="25.8">
            <text:p>25,80</text:p>
          </table:table-cell>
          <table:table-cell table:style-name="ce5" table:formula="of:=[.D211]-([.C211]-[.B211])" office:value-type="float" office:value="4.8">
            <text:p>4,80</text:p>
          </table:table-cell>
          <table:table-cell table:style-name="ce5" table:formula="of:=[.D211]-[.E211]" office:value-type="float" office:value="21">
            <text:p>21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8-23">
            <text:p>23.08.2012</text:p>
          </table:table-cell>
          <table:table-cell office:value-type="float" office:value="6073">
            <text:p>6073</text:p>
          </table:table-cell>
          <table:table-cell table:formula="of:=[.B213]" office:value-type="float" office:value="6108">
            <text:p>6108</text:p>
          </table:table-cell>
          <table:table-cell table:style-name="ce5" office:value-type="float" office:value="46.3">
            <text:p>46,30</text:p>
          </table:table-cell>
          <table:table-cell table:style-name="ce5" table:formula="of:=[.D212]-([.C212]-[.B212])" office:value-type="float" office:value="11.3">
            <text:p>11,30</text:p>
          </table:table-cell>
          <table:table-cell table:style-name="ce5" table:formula="of:=[.D212]-[.E212]" office:value-type="float" office:value="35">
            <text:p>35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8-24">
            <text:p>24.08.2012</text:p>
          </table:table-cell>
          <table:table-cell office:value-type="float" office:value="6108">
            <text:p>6108</text:p>
          </table:table-cell>
          <table:table-cell table:formula="of:=[.B214]" office:value-type="float" office:value="6118">
            <text:p>6118</text:p>
          </table:table-cell>
          <table:table-cell table:style-name="ce5" office:value-type="float" office:value="14">
            <text:p>14,00</text:p>
          </table:table-cell>
          <table:table-cell table:style-name="ce5" table:formula="of:=[.D213]-([.C213]-[.B213])" office:value-type="float" office:value="4">
            <text:p>4,00</text:p>
          </table:table-cell>
          <table:table-cell table:style-name="ce5" table:formula="of:=[.D213]-[.E213]" office:value-type="float" office:value="10">
            <text:p>10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8-25">
            <text:p>25.08.2012</text:p>
          </table:table-cell>
          <table:table-cell office:value-type="float" office:value="6118">
            <text:p>6118</text:p>
          </table:table-cell>
          <table:table-cell table:formula="of:=[.B215]" office:value-type="float" office:value="6152">
            <text:p>6152</text:p>
          </table:table-cell>
          <table:table-cell table:style-name="ce5" office:value-type="float" office:value="41.7">
            <text:p>41,70</text:p>
          </table:table-cell>
          <table:table-cell table:style-name="ce5" table:formula="of:=[.D214]-([.C214]-[.B214])" office:value-type="float" office:value="7.7">
            <text:p>7,70</text:p>
          </table:table-cell>
          <table:table-cell table:style-name="ce5" table:formula="of:=[.D214]-[.E214]" office:value-type="float" office:value="34">
            <text:p>34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8-26">
            <text:p>26.08.2012</text:p>
          </table:table-cell>
          <table:table-cell office:value-type="float" office:value="6152">
            <text:p>6152</text:p>
          </table:table-cell>
          <table:table-cell table:formula="of:=[.B216]" office:value-type="float" office:value="6180">
            <text:p>6180</text:p>
          </table:table-cell>
          <table:table-cell table:style-name="ce5" office:value-type="float" office:value="35.9">
            <text:p>35,90</text:p>
          </table:table-cell>
          <table:table-cell table:style-name="ce5" table:formula="of:=[.D215]-([.C215]-[.B215])" office:value-type="float" office:value="7.9">
            <text:p>7,90</text:p>
          </table:table-cell>
          <table:table-cell table:style-name="ce5" table:formula="of:=[.D215]-[.E215]" office:value-type="float" office:value="28">
            <text:p>28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8-27">
            <text:p>27.08.2012</text:p>
          </table:table-cell>
          <table:table-cell office:value-type="float" office:value="6180">
            <text:p>6180</text:p>
          </table:table-cell>
          <table:table-cell table:formula="of:=[.B217]" office:value-type="float" office:value="6228">
            <text:p>6228</text:p>
          </table:table-cell>
          <table:table-cell table:style-name="ce5" office:value-type="float" office:value="57.4">
            <text:p>57,40</text:p>
          </table:table-cell>
          <table:table-cell table:style-name="ce5" table:formula="of:=[.D216]-([.C216]-[.B216])" office:value-type="float" office:value="9.4">
            <text:p>9,40</text:p>
          </table:table-cell>
          <table:table-cell table:style-name="ce5" table:formula="of:=[.D216]-[.E216]" office:value-type="float" office:value="48">
            <text:p>48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8-28">
            <text:p>28.08.2012</text:p>
          </table:table-cell>
          <table:table-cell office:value-type="float" office:value="6228">
            <text:p>6228</text:p>
          </table:table-cell>
          <table:table-cell table:formula="of:=[.B218]" office:value-type="float" office:value="6267">
            <text:p>6267</text:p>
          </table:table-cell>
          <table:table-cell table:style-name="ce5" office:value-type="float" office:value="48.2">
            <text:p>48,20</text:p>
          </table:table-cell>
          <table:table-cell table:style-name="ce5" table:formula="of:=[.D217]-([.C217]-[.B217])" office:value-type="float" office:value="9.2">
            <text:p>9,20</text:p>
          </table:table-cell>
          <table:table-cell table:style-name="ce5" table:formula="of:=[.D217]-[.E217]" office:value-type="float" office:value="39">
            <text:p>39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8-29">
            <text:p>29.08.2012</text:p>
          </table:table-cell>
          <table:table-cell office:value-type="float" office:value="6267">
            <text:p>6267</text:p>
          </table:table-cell>
          <table:table-cell table:formula="of:=[.B219]" office:value-type="float" office:value="6307">
            <text:p>6307</text:p>
          </table:table-cell>
          <table:table-cell table:style-name="ce5" office:value-type="float" office:value="49.3">
            <text:p>49,30</text:p>
          </table:table-cell>
          <table:table-cell table:style-name="ce5" table:formula="of:=[.D218]-([.C218]-[.B218])" office:value-type="float" office:value="9.3">
            <text:p>9,30</text:p>
          </table:table-cell>
          <table:table-cell table:style-name="ce5" table:formula="of:=[.D218]-[.E218]" office:value-type="float" office:value="40">
            <text:p>40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8-30">
            <text:p>30.08.2012</text:p>
          </table:table-cell>
          <table:table-cell office:value-type="float" office:value="6307">
            <text:p>6307</text:p>
          </table:table-cell>
          <table:table-cell table:formula="of:=[.B220]" office:value-type="float" office:value="6315">
            <text:p>6315</text:p>
          </table:table-cell>
          <table:table-cell table:style-name="ce5" office:value-type="float" office:value="12.6">
            <text:p>12,60</text:p>
          </table:table-cell>
          <table:table-cell table:style-name="ce5" table:formula="of:=[.D219]-([.C219]-[.B219])" office:value-type="float" office:value="4.6">
            <text:p>4,60</text:p>
          </table:table-cell>
          <table:table-cell table:style-name="ce5" table:formula="of:=[.D219]-[.E219]" office:value-type="float" office:value="8">
            <text:p>8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08-31">
            <text:p>31.08.2012</text:p>
          </table:table-cell>
          <table:table-cell office:value-type="float" office:value="6315">
            <text:p>6315</text:p>
          </table:table-cell>
          <table:table-cell table:formula="of:=[.B221]" office:value-type="float" office:value="6330">
            <text:p>6330</text:p>
          </table:table-cell>
          <table:table-cell table:style-name="ce5" office:value-type="float" office:value="20.2">
            <text:p>20,20</text:p>
          </table:table-cell>
          <table:table-cell table:style-name="ce5" table:formula="of:=[.D220]-([.C220]-[.B220])" office:value-type="float" office:value="5.2">
            <text:p>5,20</text:p>
          </table:table-cell>
          <table:table-cell table:style-name="ce5" table:formula="of:=[.D220]-[.E220]" office:value-type="float" office:value="15">
            <text:p>15,00</text:p>
          </table:table-cell>
          <table:table-cell table:number-columns-repeated="1018"/>
        </table:table-row>
        <table:table-row table:style-name="ro2">
          <table:table-cell table:style-name="ce20" office:value-type="date" office:date-value="2012-09-01">
            <text:p>01.09.2012</text:p>
          </table:table-cell>
          <table:table-cell office:value-type="float" office:value="6330">
            <text:p>6330</text:p>
          </table:table-cell>
          <table:table-cell table:formula="of:=[.B222]" office:value-type="float" office:value="6336">
            <text:p>6336</text:p>
          </table:table-cell>
          <table:table-cell table:style-name="ce5" office:value-type="float" office:value="9.1">
            <text:p>9,10</text:p>
          </table:table-cell>
          <table:table-cell table:style-name="ce5" table:formula="of:=[.D221]-([.C221]-[.B221])" office:value-type="float" office:value="3.1">
            <text:p>3,10</text:p>
          </table:table-cell>
          <table:table-cell table:style-name="ce5" table:formula="of:=[.D221]-[.E221]" office:value-type="float" office:value="6">
            <text:p>6,00</text:p>
          </table:table-cell>
          <table:table-cell table:number-columns-repeated="1018"/>
        </table:table-row>
        <table:table-row table:style-name="ro2">
          <table:table-cell table:style-name="ce20" office:value-type="date" office:date-value="2012-09-02">
            <text:p>02.09.2012</text:p>
          </table:table-cell>
          <table:table-cell office:value-type="float" office:value="6336">
            <text:p>6336</text:p>
          </table:table-cell>
          <table:table-cell table:formula="of:=[.B223]" office:value-type="float" office:value="6339">
            <text:p>6339</text:p>
          </table:table-cell>
          <table:table-cell table:style-name="ce5" office:value-type="float" office:value="8.9">
            <text:p>8,90</text:p>
          </table:table-cell>
          <table:table-cell table:style-name="ce5" table:formula="of:=[.D222]-([.C222]-[.B222])" office:value-type="float" office:value="5.9">
            <text:p>5,90</text:p>
          </table:table-cell>
          <table:table-cell table:style-name="ce5" table:formula="of:=[.D222]-[.E222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20" office:value-type="date" office:date-value="2012-09-03">
            <text:p>03.09.2012</text:p>
          </table:table-cell>
          <table:table-cell office:value-type="float" office:value="6339">
            <text:p>6339</text:p>
          </table:table-cell>
          <table:table-cell table:formula="of:=[.B224]" office:value-type="float" office:value="6355">
            <text:p>6355</text:p>
          </table:table-cell>
          <table:table-cell table:style-name="ce5" office:value-type="float" office:value="25.5">
            <text:p>25,50</text:p>
          </table:table-cell>
          <table:table-cell table:style-name="ce5" table:formula="of:=[.D223]-([.C223]-[.B223])" office:value-type="float" office:value="9.5">
            <text:p>9,50</text:p>
          </table:table-cell>
          <table:table-cell table:style-name="ce5" table:formula="of:=[.D223]-[.E223]" office:value-type="float" office:value="16">
            <text:p>16,00</text:p>
          </table:table-cell>
          <table:table-cell table:number-columns-repeated="1018"/>
        </table:table-row>
        <table:table-row table:style-name="ro2">
          <table:table-cell table:style-name="ce20" office:value-type="date" office:date-value="2012-09-04">
            <text:p>04.09.2012</text:p>
          </table:table-cell>
          <table:table-cell office:value-type="float" office:value="6355">
            <text:p>6355</text:p>
          </table:table-cell>
          <table:table-cell table:formula="of:=[.B225]" office:value-type="float" office:value="6385">
            <text:p>6385</text:p>
          </table:table-cell>
          <table:table-cell table:style-name="ce5" office:value-type="float" office:value="39">
            <text:p>39,00</text:p>
          </table:table-cell>
          <table:table-cell table:style-name="ce5" table:formula="of:=[.D224]-([.C224]-[.B224])" office:value-type="float" office:value="9">
            <text:p>9,00</text:p>
          </table:table-cell>
          <table:table-cell table:style-name="ce5" table:formula="of:=[.D224]-[.E224]" office:value-type="float" office:value="30">
            <text:p>30,00</text:p>
          </table:table-cell>
          <table:table-cell table:number-columns-repeated="1018"/>
        </table:table-row>
        <table:table-row table:style-name="ro2">
          <table:table-cell table:style-name="ce20" office:value-type="date" office:date-value="2012-09-05">
            <text:p>05.09.2012</text:p>
          </table:table-cell>
          <table:table-cell office:value-type="float" office:value="6385">
            <text:p>6385</text:p>
          </table:table-cell>
          <table:table-cell table:formula="of:=[.B226]" office:value-type="float" office:value="6417">
            <text:p>6417</text:p>
          </table:table-cell>
          <table:table-cell table:style-name="ce5" office:value-type="float" office:value="43">
            <text:p>43,00</text:p>
          </table:table-cell>
          <table:table-cell table:style-name="ce5" table:formula="of:=[.D225]-([.C225]-[.B225])" office:value-type="float" office:value="11">
            <text:p>11,00</text:p>
          </table:table-cell>
          <table:table-cell table:style-name="ce5" table:formula="of:=[.D225]-[.E225]" office:value-type="float" office:value="32">
            <text:p>32,00</text:p>
          </table:table-cell>
          <table:table-cell table:number-columns-repeated="1018"/>
        </table:table-row>
        <table:table-row table:style-name="ro2">
          <table:table-cell table:style-name="ce20" office:value-type="date" office:date-value="2012-09-06">
            <text:p>06.09.2012</text:p>
          </table:table-cell>
          <table:table-cell office:value-type="float" office:value="6417">
            <text:p>6417</text:p>
          </table:table-cell>
          <table:table-cell table:formula="of:=[.B227]" office:value-type="float" office:value="6457">
            <text:p>6457</text:p>
          </table:table-cell>
          <table:table-cell table:style-name="ce5" office:value-type="float" office:value="45.4">
            <text:p>45,40</text:p>
          </table:table-cell>
          <table:table-cell table:style-name="ce5" table:formula="of:=[.D226]-([.C226]-[.B226])" office:value-type="float" office:value="5.4">
            <text:p>5,40</text:p>
          </table:table-cell>
          <table:table-cell table:style-name="ce5" table:formula="of:=[.D226]-[.E226]" office:value-type="float" office:value="40">
            <text:p>40,00</text:p>
          </table:table-cell>
          <table:table-cell table:number-columns-repeated="1018"/>
        </table:table-row>
        <table:table-row table:style-name="ro2">
          <table:table-cell table:style-name="ce20" office:value-type="date" office:date-value="2012-09-07">
            <text:p>07.09.2012</text:p>
          </table:table-cell>
          <table:table-cell office:value-type="float" office:value="6457">
            <text:p>6457</text:p>
          </table:table-cell>
          <table:table-cell table:formula="of:=[.B228]" office:value-type="float" office:value="6504">
            <text:p>6504</text:p>
          </table:table-cell>
          <table:table-cell table:style-name="ce5" office:value-type="float" office:value="55.4">
            <text:p>55,40</text:p>
          </table:table-cell>
          <table:table-cell table:style-name="ce5" table:formula="of:=[.D227]-([.C227]-[.B227])" office:value-type="float" office:value="8.4">
            <text:p>8,40</text:p>
          </table:table-cell>
          <table:table-cell table:style-name="ce5" table:formula="of:=[.D227]-[.E227]" office:value-type="float" office:value="47">
            <text:p>47,00</text:p>
          </table:table-cell>
          <table:table-cell table:number-columns-repeated="1018"/>
        </table:table-row>
        <table:table-row table:style-name="ro2">
          <table:table-cell table:style-name="ce20" office:value-type="date" office:date-value="2012-09-08">
            <text:p>08.09.2012</text:p>
          </table:table-cell>
          <table:table-cell office:value-type="float" office:value="6504">
            <text:p>6504</text:p>
          </table:table-cell>
          <table:table-cell table:formula="of:=[.B229]" office:value-type="float" office:value="6551">
            <text:p>6551</text:p>
          </table:table-cell>
          <table:table-cell table:style-name="ce5" office:value-type="float" office:value="53.6">
            <text:p>53,60</text:p>
          </table:table-cell>
          <table:table-cell table:style-name="ce5" table:formula="of:=[.D228]-([.C228]-[.B228])" office:value-type="float" office:value="6.6">
            <text:p>6,60</text:p>
          </table:table-cell>
          <table:table-cell table:style-name="ce5" table:formula="of:=[.D228]-[.E228]" office:value-type="float" office:value="47">
            <text:p>47,00</text:p>
          </table:table-cell>
          <table:table-cell table:number-columns-repeated="1018"/>
        </table:table-row>
        <table:table-row table:style-name="ro2">
          <table:table-cell table:style-name="ce20" office:value-type="date" office:date-value="2012-09-09">
            <text:p>09.09.2012</text:p>
          </table:table-cell>
          <table:table-cell office:value-type="float" office:value="6551">
            <text:p>6551</text:p>
          </table:table-cell>
          <table:table-cell table:formula="of:=[.B230]" office:value-type="float" office:value="6597">
            <text:p>6597</text:p>
          </table:table-cell>
          <table:table-cell table:style-name="ce5" office:value-type="float" office:value="52.7">
            <text:p>52,70</text:p>
          </table:table-cell>
          <table:table-cell table:style-name="ce5" table:formula="of:=[.D229]-([.C229]-[.B229])" office:value-type="float" office:value="6.7">
            <text:p>6,70</text:p>
          </table:table-cell>
          <table:table-cell table:style-name="ce5" table:formula="of:=[.D229]-[.E229]" office:value-type="float" office:value="46">
            <text:p>46,00</text:p>
          </table:table-cell>
          <table:table-cell table:number-columns-repeated="1018"/>
        </table:table-row>
        <table:table-row table:style-name="ro2">
          <table:table-cell table:style-name="ce20" office:value-type="date" office:date-value="2012-09-10">
            <text:p>10.09.2012</text:p>
          </table:table-cell>
          <table:table-cell office:value-type="float" office:value="6597">
            <text:p>6597</text:p>
          </table:table-cell>
          <table:table-cell table:formula="of:=[.B231]" office:value-type="float" office:value="6637">
            <text:p>6637</text:p>
          </table:table-cell>
          <table:table-cell table:style-name="ce5" office:value-type="float" office:value="48.4">
            <text:p>48,40</text:p>
          </table:table-cell>
          <table:table-cell table:style-name="ce5" table:formula="of:=[.D230]-([.C230]-[.B230])" office:value-type="float" office:value="8.4">
            <text:p>8,40</text:p>
          </table:table-cell>
          <table:table-cell table:style-name="ce5" table:formula="of:=[.D230]-[.E230]" office:value-type="float" office:value="40">
            <text:p>40,00</text:p>
          </table:table-cell>
          <table:table-cell table:number-columns-repeated="1018"/>
        </table:table-row>
        <table:table-row table:style-name="ro2">
          <table:table-cell table:style-name="ce20" office:value-type="date" office:date-value="2012-09-11">
            <text:p>11.09.2012</text:p>
          </table:table-cell>
          <table:table-cell office:value-type="float" office:value="6637">
            <text:p>6637</text:p>
          </table:table-cell>
          <table:table-cell table:formula="of:=[.B232]" office:value-type="float" office:value="6661">
            <text:p>6661</text:p>
          </table:table-cell>
          <table:table-cell table:style-name="ce5" office:value-type="float" office:value="35.4">
            <text:p>35,40</text:p>
          </table:table-cell>
          <table:table-cell table:style-name="ce5" table:formula="of:=[.D231]-([.C231]-[.B231])" office:value-type="float" office:value="11.4">
            <text:p>11,40</text:p>
          </table:table-cell>
          <table:table-cell table:style-name="ce5" table:formula="of:=[.D231]-[.E231]" office:value-type="float" office:value="24">
            <text:p>24,00</text:p>
          </table:table-cell>
          <table:table-cell table:number-columns-repeated="1018"/>
        </table:table-row>
        <table:table-row table:style-name="ro2">
          <table:table-cell table:style-name="ce20" office:value-type="date" office:date-value="2012-09-12">
            <text:p>12.09.2012</text:p>
          </table:table-cell>
          <table:table-cell office:value-type="float" office:value="6661">
            <text:p>6661</text:p>
          </table:table-cell>
          <table:table-cell table:formula="of:=[.B233]" office:value-type="float" office:value="6668">
            <text:p>6668</text:p>
          </table:table-cell>
          <table:table-cell table:style-name="ce5" office:value-type="float" office:value="14.4">
            <text:p>14,40</text:p>
          </table:table-cell>
          <table:table-cell table:style-name="ce5" table:formula="of:=[.D232]-([.C232]-[.B232])" office:value-type="float" office:value="7.4">
            <text:p>7,40</text:p>
          </table:table-cell>
          <table:table-cell table:style-name="ce5" table:formula="of:=[.D232]-[.E232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20" office:value-type="date" office:date-value="2012-09-13">
            <text:p>13.09.2012</text:p>
          </table:table-cell>
          <table:table-cell office:value-type="float" office:value="6668">
            <text:p>6668</text:p>
          </table:table-cell>
          <table:table-cell table:formula="of:=[.B234]" office:value-type="float" office:value="6697">
            <text:p>6697</text:p>
          </table:table-cell>
          <table:table-cell table:style-name="ce5" office:value-type="float" office:value="38.6">
            <text:p>38,60</text:p>
          </table:table-cell>
          <table:table-cell table:style-name="ce5" table:formula="of:=[.D233]-([.C233]-[.B233])" office:value-type="float" office:value="9.6">
            <text:p>9,60</text:p>
          </table:table-cell>
          <table:table-cell table:style-name="ce5" table:formula="of:=[.D233]-[.E233]" office:value-type="float" office:value="29">
            <text:p>29,00</text:p>
          </table:table-cell>
          <table:table-cell table:number-columns-repeated="1018"/>
        </table:table-row>
        <table:table-row table:style-name="ro2">
          <table:table-cell table:style-name="ce20" office:value-type="date" office:date-value="2012-09-14">
            <text:p>14.09.2012</text:p>
          </table:table-cell>
          <table:table-cell office:value-type="float" office:value="6697">
            <text:p>6697</text:p>
          </table:table-cell>
          <table:table-cell table:formula="of:=[.B235]" office:value-type="float" office:value="6738">
            <text:p>6738</text:p>
          </table:table-cell>
          <table:table-cell table:style-name="ce5" office:value-type="float" office:value="49.4">
            <text:p>49,40</text:p>
          </table:table-cell>
          <table:table-cell table:style-name="ce5" table:formula="of:=[.D234]-([.C234]-[.B234])" office:value-type="float" office:value="8.4">
            <text:p>8,40</text:p>
          </table:table-cell>
          <table:table-cell table:style-name="ce5" table:formula="of:=[.D234]-[.E234]" office:value-type="float" office:value="41">
            <text:p>41,00</text:p>
          </table:table-cell>
          <table:table-cell table:number-columns-repeated="1018"/>
        </table:table-row>
        <table:table-row table:style-name="ro2">
          <table:table-cell table:style-name="ce20" office:value-type="date" office:date-value="2012-09-15">
            <text:p>15.09.2012</text:p>
          </table:table-cell>
          <table:table-cell office:value-type="float" office:value="6738">
            <text:p>6738</text:p>
          </table:table-cell>
          <table:table-cell table:formula="of:=[.B236]" office:value-type="float" office:value="6763">
            <text:p>6763</text:p>
          </table:table-cell>
          <table:table-cell table:style-name="ce5" office:value-type="float" office:value="30.6">
            <text:p>30,60</text:p>
          </table:table-cell>
          <table:table-cell table:style-name="ce5" table:formula="of:=[.D235]-([.C235]-[.B235])" office:value-type="float" office:value="5.6">
            <text:p>5,60</text:p>
          </table:table-cell>
          <table:table-cell table:style-name="ce5" table:formula="of:=[.D235]-[.E235]" office:value-type="float" office:value="25">
            <text:p>25,00</text:p>
          </table:table-cell>
          <table:table-cell table:number-columns-repeated="1018"/>
        </table:table-row>
        <table:table-row table:style-name="ro2">
          <table:table-cell table:style-name="ce20" office:value-type="date" office:date-value="2012-09-16">
            <text:p>16.09.2012</text:p>
          </table:table-cell>
          <table:table-cell office:value-type="float" office:value="6763">
            <text:p>6763</text:p>
          </table:table-cell>
          <table:table-cell table:formula="of:=[.B237]" office:value-type="float" office:value="6802">
            <text:p>6802</text:p>
          </table:table-cell>
          <table:table-cell table:style-name="ce5" office:value-type="float" office:value="50.1">
            <text:p>50,10</text:p>
          </table:table-cell>
          <table:table-cell table:style-name="ce5" table:formula="of:=[.D236]-([.C236]-[.B236])" office:value-type="float" office:value="11.1">
            <text:p>11,10</text:p>
          </table:table-cell>
          <table:table-cell table:style-name="ce5" table:formula="of:=[.D236]-[.E236]" office:value-type="float" office:value="39">
            <text:p>39,00</text:p>
          </table:table-cell>
          <table:table-cell table:number-columns-repeated="1018"/>
        </table:table-row>
        <table:table-row table:style-name="ro2">
          <table:table-cell table:style-name="ce20" office:value-type="date" office:date-value="2012-09-17">
            <text:p>17.09.2012</text:p>
          </table:table-cell>
          <table:table-cell office:value-type="float" office:value="6802">
            <text:p>6802</text:p>
          </table:table-cell>
          <table:table-cell table:formula="of:=[.B238]" office:value-type="float" office:value="6840">
            <text:p>6840</text:p>
          </table:table-cell>
          <table:table-cell table:style-name="ce5" office:value-type="float" office:value="44">
            <text:p>44,00</text:p>
          </table:table-cell>
          <table:table-cell table:style-name="ce5" table:formula="of:=[.D237]-([.C237]-[.B237])" office:value-type="float" office:value="6">
            <text:p>6,00</text:p>
          </table:table-cell>
          <table:table-cell table:style-name="ce5" table:formula="of:=[.D237]-[.E237]" office:value-type="float" office:value="38">
            <text:p>38,00</text:p>
          </table:table-cell>
          <table:table-cell table:number-columns-repeated="1018"/>
        </table:table-row>
        <table:table-row table:style-name="ro2">
          <table:table-cell table:style-name="ce20" office:value-type="date" office:date-value="2012-09-18">
            <text:p>18.09.2012</text:p>
          </table:table-cell>
          <table:table-cell office:value-type="float" office:value="6840">
            <text:p>6840</text:p>
          </table:table-cell>
          <table:table-cell table:formula="of:=[.B239]" office:value-type="float" office:value="6874">
            <text:p>6874</text:p>
          </table:table-cell>
          <table:table-cell table:style-name="ce5" office:value-type="float" office:value="45.2">
            <text:p>45,20</text:p>
          </table:table-cell>
          <table:table-cell table:style-name="ce5" table:formula="of:=[.D238]-([.C238]-[.B238])" office:value-type="float" office:value="11.2">
            <text:p>11,20</text:p>
          </table:table-cell>
          <table:table-cell table:style-name="ce5" table:formula="of:=[.D238]-[.E238]" office:value-type="float" office:value="34">
            <text:p>34,00</text:p>
          </table:table-cell>
          <table:table-cell table:number-columns-repeated="1018"/>
        </table:table-row>
        <table:table-row table:style-name="ro2">
          <table:table-cell table:style-name="ce20" office:value-type="date" office:date-value="2012-09-19">
            <text:p>19.09.2012</text:p>
          </table:table-cell>
          <table:table-cell office:value-type="float" office:value="6874">
            <text:p>6874</text:p>
          </table:table-cell>
          <table:table-cell table:formula="of:=[.B240]" office:value-type="float" office:value="6892">
            <text:p>6892</text:p>
          </table:table-cell>
          <table:table-cell table:style-name="ce5" office:value-type="float" office:value="23.6">
            <text:p>23,60</text:p>
          </table:table-cell>
          <table:table-cell table:style-name="ce5" table:formula="of:=[.D239]-([.C239]-[.B239])" office:value-type="float" office:value="5.6">
            <text:p>5,60</text:p>
          </table:table-cell>
          <table:table-cell table:style-name="ce5" table:formula="of:=[.D239]-[.E239]" office:value-type="float" office:value="18">
            <text:p>18,00</text:p>
          </table:table-cell>
          <table:table-cell table:number-columns-repeated="1018"/>
        </table:table-row>
        <table:table-row table:style-name="ro2">
          <table:table-cell table:style-name="ce20" office:value-type="date" office:date-value="2012-09-20">
            <text:p>20.09.2012</text:p>
          </table:table-cell>
          <table:table-cell office:value-type="float" office:value="6892">
            <text:p>6892</text:p>
          </table:table-cell>
          <table:table-cell table:formula="of:=[.B241]" office:value-type="float" office:value="6933">
            <text:p>6933</text:p>
          </table:table-cell>
          <table:table-cell table:style-name="ce5" office:value-type="float" office:value="51.8">
            <text:p>51,80</text:p>
          </table:table-cell>
          <table:table-cell table:style-name="ce5" table:formula="of:=[.D240]-([.C240]-[.B240])" office:value-type="float" office:value="10.8">
            <text:p>10,80</text:p>
          </table:table-cell>
          <table:table-cell table:style-name="ce5" table:formula="of:=[.D240]-[.E240]" office:value-type="float" office:value="41">
            <text:p>41,00</text:p>
          </table:table-cell>
          <table:table-cell table:number-columns-repeated="1018"/>
        </table:table-row>
        <table:table-row table:style-name="ro2">
          <table:table-cell table:style-name="ce20" office:value-type="date" office:date-value="2012-09-21">
            <text:p>21.09.2012</text:p>
          </table:table-cell>
          <table:table-cell office:value-type="float" office:value="6933">
            <text:p>6933</text:p>
          </table:table-cell>
          <table:table-cell table:formula="of:=[.B242]" office:value-type="float" office:value="6970">
            <text:p>6970</text:p>
          </table:table-cell>
          <table:table-cell table:style-name="ce5" office:value-type="float" office:value="43.9">
            <text:p>43,90</text:p>
          </table:table-cell>
          <table:table-cell table:style-name="ce5" table:formula="of:=[.D241]-([.C241]-[.B241])" office:value-type="float" office:value="6.9">
            <text:p>6,90</text:p>
          </table:table-cell>
          <table:table-cell table:style-name="ce5" table:formula="of:=[.D241]-[.E241]" office:value-type="float" office:value="37">
            <text:p>37,00</text:p>
          </table:table-cell>
          <table:table-cell table:number-columns-repeated="1018"/>
        </table:table-row>
        <table:table-row table:style-name="ro2">
          <table:table-cell table:style-name="ce20" office:value-type="date" office:date-value="2012-09-22">
            <text:p>22.09.2012</text:p>
          </table:table-cell>
          <table:table-cell office:value-type="float" office:value="6970">
            <text:p>6970</text:p>
          </table:table-cell>
          <table:table-cell table:formula="of:=[.B243]" office:value-type="float" office:value="6990">
            <text:p>6990</text:p>
          </table:table-cell>
          <table:table-cell table:style-name="ce5" office:value-type="float" office:value="25.3">
            <text:p>25,30</text:p>
          </table:table-cell>
          <table:table-cell table:style-name="ce5" table:formula="of:=[.D242]-([.C242]-[.B242])" office:value-type="float" office:value="5.3">
            <text:p>5,30</text:p>
          </table:table-cell>
          <table:table-cell table:style-name="ce5" table:formula="of:=[.D242]-[.E242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20" office:value-type="date" office:date-value="2012-09-23">
            <text:p>23.09.2012</text:p>
          </table:table-cell>
          <table:table-cell office:value-type="float" office:value="6990">
            <text:p>6990</text:p>
          </table:table-cell>
          <table:table-cell table:formula="of:=[.B244]" office:value-type="float" office:value="7019">
            <text:p>7019</text:p>
          </table:table-cell>
          <table:table-cell table:style-name="ce5" office:value-type="float" office:value="37.7">
            <text:p>37,70</text:p>
          </table:table-cell>
          <table:table-cell table:style-name="ce5" table:formula="of:=[.D243]-([.C243]-[.B243])" office:value-type="float" office:value="8.7">
            <text:p>8,70</text:p>
          </table:table-cell>
          <table:table-cell table:style-name="ce5" table:formula="of:=[.D243]-[.E243]" office:value-type="float" office:value="29">
            <text:p>29,00</text:p>
          </table:table-cell>
          <table:table-cell table:number-columns-repeated="1018"/>
        </table:table-row>
        <table:table-row table:style-name="ro2">
          <table:table-cell table:style-name="ce20" office:value-type="date" office:date-value="2012-09-24">
            <text:p>24.09.2012</text:p>
          </table:table-cell>
          <table:table-cell office:value-type="float" office:value="7019">
            <text:p>7019</text:p>
          </table:table-cell>
          <table:table-cell table:formula="of:=[.B245]" office:value-type="float" office:value="7038">
            <text:p>7038</text:p>
          </table:table-cell>
          <table:table-cell table:style-name="ce5" office:value-type="float" office:value="23.2">
            <text:p>23,20</text:p>
          </table:table-cell>
          <table:table-cell table:style-name="ce5" table:formula="of:=[.D244]-([.C244]-[.B244])" office:value-type="float" office:value="4.2">
            <text:p>4,20</text:p>
          </table:table-cell>
          <table:table-cell table:style-name="ce5" table:formula="of:=[.D244]-[.E244]" office:value-type="float" office:value="19">
            <text:p>19,00</text:p>
          </table:table-cell>
          <table:table-cell table:number-columns-repeated="1018"/>
        </table:table-row>
        <table:table-row table:style-name="ro2">
          <table:table-cell table:style-name="ce20" office:value-type="date" office:date-value="2012-09-25">
            <text:p>25.09.2012</text:p>
          </table:table-cell>
          <table:table-cell office:value-type="float" office:value="7038">
            <text:p>7038</text:p>
          </table:table-cell>
          <table:table-cell table:formula="of:=[.B246]" office:value-type="float" office:value="7058">
            <text:p>7058</text:p>
          </table:table-cell>
          <table:table-cell table:style-name="ce5" office:value-type="float" office:value="26.2">
            <text:p>26,20</text:p>
          </table:table-cell>
          <table:table-cell table:style-name="ce5" table:formula="of:=[.D245]-([.C245]-[.B245])" office:value-type="float" office:value="6.2">
            <text:p>6,20</text:p>
          </table:table-cell>
          <table:table-cell table:style-name="ce5" table:formula="of:=[.D245]-[.E245]" office:value-type="float" office:value="20">
            <text:p>20,00</text:p>
          </table:table-cell>
          <table:table-cell table:number-columns-repeated="1018"/>
        </table:table-row>
        <table:table-row table:style-name="ro2">
          <table:table-cell table:style-name="ce20" office:value-type="date" office:date-value="2012-09-26">
            <text:p>26.09.2012</text:p>
          </table:table-cell>
          <table:table-cell office:value-type="float" office:value="7058">
            <text:p>7058</text:p>
          </table:table-cell>
          <table:table-cell table:formula="of:=[.B247]" office:value-type="float" office:value="7085">
            <text:p>7085</text:p>
          </table:table-cell>
          <table:table-cell table:style-name="ce5" office:value-type="float" office:value="36.1">
            <text:p>36,10</text:p>
          </table:table-cell>
          <table:table-cell table:style-name="ce5" table:formula="of:=[.D246]-([.C246]-[.B246])" office:value-type="float" office:value="9.1">
            <text:p>9,10</text:p>
          </table:table-cell>
          <table:table-cell table:style-name="ce5" table:formula="of:=[.D246]-[.E246]" office:value-type="float" office:value="27">
            <text:p>27,00</text:p>
          </table:table-cell>
          <table:table-cell table:number-columns-repeated="1018"/>
        </table:table-row>
        <table:table-row table:style-name="ro2">
          <table:table-cell table:style-name="ce20" office:value-type="date" office:date-value="2012-09-27">
            <text:p>27.09.2012</text:p>
          </table:table-cell>
          <table:table-cell office:value-type="float" office:value="7085">
            <text:p>7085</text:p>
          </table:table-cell>
          <table:table-cell table:formula="of:=[.B248]" office:value-type="float" office:value="7113">
            <text:p>7113</text:p>
          </table:table-cell>
          <table:table-cell table:style-name="ce5" office:value-type="float" office:value="35.2">
            <text:p>35,20</text:p>
          </table:table-cell>
          <table:table-cell table:style-name="ce5" table:formula="of:=[.D247]-([.C247]-[.B247])" office:value-type="float" office:value="7.2">
            <text:p>7,20</text:p>
          </table:table-cell>
          <table:table-cell table:style-name="ce5" table:formula="of:=[.D247]-[.E247]" office:value-type="float" office:value="28">
            <text:p>28,00</text:p>
          </table:table-cell>
          <table:table-cell table:number-columns-repeated="1018"/>
        </table:table-row>
        <table:table-row table:style-name="ro2">
          <table:table-cell table:style-name="ce20" office:value-type="date" office:date-value="2012-09-28">
            <text:p>28.09.2012</text:p>
          </table:table-cell>
          <table:table-cell office:value-type="float" office:value="7113">
            <text:p>7113</text:p>
          </table:table-cell>
          <table:table-cell table:formula="of:=[.B249]" office:value-type="float" office:value="7157">
            <text:p>7157</text:p>
          </table:table-cell>
          <table:table-cell table:style-name="ce5" office:value-type="float" office:value="50.9">
            <text:p>50,90</text:p>
          </table:table-cell>
          <table:table-cell table:style-name="ce5" table:formula="of:=[.D248]-([.C248]-[.B248])" office:value-type="float" office:value="6.9">
            <text:p>6,90</text:p>
          </table:table-cell>
          <table:table-cell table:style-name="ce5" table:formula="of:=[.D248]-[.E248]" office:value-type="float" office:value="44">
            <text:p>44,00</text:p>
          </table:table-cell>
          <table:table-cell table:number-columns-repeated="1018"/>
        </table:table-row>
        <table:table-row table:style-name="ro2">
          <table:table-cell table:style-name="ce20" office:value-type="date" office:date-value="2012-09-29">
            <text:p>29.09.2012</text:p>
          </table:table-cell>
          <table:table-cell office:value-type="float" office:value="7157">
            <text:p>7157</text:p>
          </table:table-cell>
          <table:table-cell table:formula="of:=[.B250]" office:value-type="float" office:value="7167">
            <text:p>7167</text:p>
          </table:table-cell>
          <table:table-cell table:style-name="ce5" office:value-type="float" office:value="14.2">
            <text:p>14,20</text:p>
          </table:table-cell>
          <table:table-cell table:style-name="ce5" table:formula="of:=[.D249]-([.C249]-[.B249])" office:value-type="float" office:value="4.2">
            <text:p>4,20</text:p>
          </table:table-cell>
          <table:table-cell table:style-name="ce5" table:formula="of:=[.D249]-[.E249]" office:value-type="float" office:value="10">
            <text:p>10,00</text:p>
          </table:table-cell>
          <table:table-cell table:number-columns-repeated="1018"/>
        </table:table-row>
        <table:table-row table:style-name="ro2">
          <table:table-cell table:style-name="ce20" office:value-type="date" office:date-value="2012-09-30">
            <text:p>30.09.2012</text:p>
          </table:table-cell>
          <table:table-cell office:value-type="float" office:value="7167">
            <text:p>7167</text:p>
          </table:table-cell>
          <table:table-cell table:formula="of:=[.B251]" office:value-type="float" office:value="7182">
            <text:p>7182</text:p>
          </table:table-cell>
          <table:table-cell table:style-name="ce5" office:value-type="float" office:value="25.2">
            <text:p>25,20</text:p>
          </table:table-cell>
          <table:table-cell table:style-name="ce5" table:formula="of:=[.D250]-([.C250]-[.B250])" office:value-type="float" office:value="10.2">
            <text:p>10,20</text:p>
          </table:table-cell>
          <table:table-cell table:style-name="ce5" table:formula="of:=[.D250]-[.E250]" office:value-type="float" office:value="15">
            <text:p>15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0-01">
            <text:p>01.10.2012</text:p>
          </table:table-cell>
          <table:table-cell office:value-type="float" office:value="7182">
            <text:p>7182</text:p>
          </table:table-cell>
          <table:table-cell table:formula="of:=[.B252]" office:value-type="float" office:value="7184">
            <text:p>7184</text:p>
          </table:table-cell>
          <table:table-cell table:style-name="ce5" office:value-type="float" office:value="6.2">
            <text:p>6,20</text:p>
          </table:table-cell>
          <table:table-cell table:style-name="ce5" table:formula="of:=[.D251]-([.C251]-[.B251])" office:value-type="float" office:value="4.2">
            <text:p>4,20</text:p>
          </table:table-cell>
          <table:table-cell table:style-name="ce5" table:formula="of:=[.D251]-[.E251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0-02">
            <text:p>02.10.2012</text:p>
          </table:table-cell>
          <table:table-cell office:value-type="float" office:value="7184">
            <text:p>7184</text:p>
          </table:table-cell>
          <table:table-cell table:formula="of:=[.B253]" office:value-type="float" office:value="7220">
            <text:p>7220</text:p>
          </table:table-cell>
          <table:table-cell table:style-name="ce5" office:value-type="float" office:value="46.3">
            <text:p>46,30</text:p>
          </table:table-cell>
          <table:table-cell table:style-name="ce5" table:formula="of:=[.D252]-([.C252]-[.B252])" office:value-type="float" office:value="10.3">
            <text:p>10,30</text:p>
          </table:table-cell>
          <table:table-cell table:style-name="ce5" table:formula="of:=[.D252]-[.E252]" office:value-type="float" office:value="36">
            <text:p>36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0-03">
            <text:p>03.10.2012</text:p>
          </table:table-cell>
          <table:table-cell office:value-type="float" office:value="7220">
            <text:p>7220</text:p>
          </table:table-cell>
          <table:table-cell table:formula="of:=[.B254]" office:value-type="float" office:value="7236">
            <text:p>7236</text:p>
          </table:table-cell>
          <table:table-cell table:style-name="ce5" office:value-type="float" office:value="22.2">
            <text:p>22,20</text:p>
          </table:table-cell>
          <table:table-cell table:style-name="ce5" table:formula="of:=[.D253]-([.C253]-[.B253])" office:value-type="float" office:value="6.2">
            <text:p>6,20</text:p>
          </table:table-cell>
          <table:table-cell table:style-name="ce5" table:formula="of:=[.D253]-[.E253]" office:value-type="float" office:value="16">
            <text:p>16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0-04">
            <text:p>04.10.2012</text:p>
          </table:table-cell>
          <table:table-cell office:value-type="float" office:value="7236">
            <text:p>7236</text:p>
          </table:table-cell>
          <table:table-cell table:formula="of:=[.B255]" office:value-type="float" office:value="7244">
            <text:p>7244</text:p>
          </table:table-cell>
          <table:table-cell table:style-name="ce5" office:value-type="float" office:value="13.7">
            <text:p>13,70</text:p>
          </table:table-cell>
          <table:table-cell table:style-name="ce5" table:formula="of:=[.D254]-([.C254]-[.B254])" office:value-type="float" office:value="5.7">
            <text:p>5,70</text:p>
          </table:table-cell>
          <table:table-cell table:style-name="ce5" table:formula="of:=[.D254]-[.E254]" office:value-type="float" office:value="8">
            <text:p>8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0-05">
            <text:p>05.10.2012</text:p>
          </table:table-cell>
          <table:table-cell office:value-type="float" office:value="7244">
            <text:p>7244</text:p>
          </table:table-cell>
          <table:table-cell table:formula="of:=[.B256]" office:value-type="float" office:value="7278">
            <text:p>7278</text:p>
          </table:table-cell>
          <table:table-cell table:style-name="ce5" office:value-type="float" office:value="44">
            <text:p>44,00</text:p>
          </table:table-cell>
          <table:table-cell table:style-name="ce5" table:formula="of:=[.D255]-([.C255]-[.B255])" office:value-type="float" office:value="10">
            <text:p>10,00</text:p>
          </table:table-cell>
          <table:table-cell table:style-name="ce5" table:formula="of:=[.D255]-[.E255]" office:value-type="float" office:value="34">
            <text:p>34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0-06">
            <text:p>06.10.2012</text:p>
          </table:table-cell>
          <table:table-cell office:value-type="float" office:value="7278">
            <text:p>7278</text:p>
          </table:table-cell>
          <table:table-cell table:formula="of:=[.B257]" office:value-type="float" office:value="7292">
            <text:p>7292</text:p>
          </table:table-cell>
          <table:table-cell table:style-name="ce5" office:value-type="float" office:value="20.6">
            <text:p>20,60</text:p>
          </table:table-cell>
          <table:table-cell table:style-name="ce5" table:formula="of:=[.D256]-([.C256]-[.B256])" office:value-type="float" office:value="6.6">
            <text:p>6,60</text:p>
          </table:table-cell>
          <table:table-cell table:style-name="ce5" table:formula="of:=[.D256]-[.E256]" office:value-type="float" office:value="14">
            <text:p>14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0-07">
            <text:p>07.10.2012</text:p>
          </table:table-cell>
          <table:table-cell office:value-type="float" office:value="7292">
            <text:p>7292</text:p>
          </table:table-cell>
          <table:table-cell table:formula="of:=[.B258]" office:value-type="float" office:value="7297">
            <text:p>7297</text:p>
          </table:table-cell>
          <table:table-cell table:style-name="ce5" office:value-type="float" office:value="9.2">
            <text:p>9,20</text:p>
          </table:table-cell>
          <table:table-cell table:style-name="ce5" table:formula="of:=[.D257]-([.C257]-[.B257])" office:value-type="float" office:value="4.2">
            <text:p>4,20</text:p>
          </table:table-cell>
          <table:table-cell table:style-name="ce5" table:formula="of:=[.D257]-[.E257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0-08">
            <text:p>08.10.2012</text:p>
          </table:table-cell>
          <table:table-cell office:value-type="float" office:value="7297">
            <text:p>7297</text:p>
          </table:table-cell>
          <table:table-cell table:formula="of:=[.B259]" office:value-type="float" office:value="7324">
            <text:p>7324</text:p>
          </table:table-cell>
          <table:table-cell table:style-name="ce5" office:value-type="float" office:value="34.1">
            <text:p>34,10</text:p>
          </table:table-cell>
          <table:table-cell table:style-name="ce5" table:formula="of:=[.D258]-([.C258]-[.B258])" office:value-type="float" office:value="7.1">
            <text:p>7,10</text:p>
          </table:table-cell>
          <table:table-cell table:style-name="ce5" table:formula="of:=[.D258]-[.E258]" office:value-type="float" office:value="27">
            <text:p>27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0-09">
            <text:p>09.10.2012</text:p>
          </table:table-cell>
          <table:table-cell office:value-type="float" office:value="7324">
            <text:p>7324</text:p>
          </table:table-cell>
          <table:table-cell table:formula="of:=[.B260]" office:value-type="float" office:value="7324">
            <text:p>7324</text:p>
          </table:table-cell>
          <table:table-cell table:style-name="ce5" office:value-type="float" office:value="2.5">
            <text:p>2,50</text:p>
          </table:table-cell>
          <table:table-cell table:style-name="ce5" table:formula="of:=[.D259]-([.C259]-[.B259])" office:value-type="float" office:value="2.5">
            <text:p>2,50</text:p>
          </table:table-cell>
          <table:table-cell table:style-name="ce5" table:formula="of:=[.D259]-[.E259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0-10">
            <text:p>10.10.2012</text:p>
          </table:table-cell>
          <table:table-cell office:value-type="float" office:value="7324">
            <text:p>7324</text:p>
          </table:table-cell>
          <table:table-cell table:formula="of:=[.B261]" office:value-type="float" office:value="7328">
            <text:p>7328</text:p>
          </table:table-cell>
          <table:table-cell table:style-name="ce5" office:value-type="float" office:value="7.4">
            <text:p>7,40</text:p>
          </table:table-cell>
          <table:table-cell table:style-name="ce5" table:formula="of:=[.D260]-([.C260]-[.B260])" office:value-type="float" office:value="3.4">
            <text:p>3,40</text:p>
          </table:table-cell>
          <table:table-cell table:style-name="ce5" table:formula="of:=[.D260]-[.E260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0-11">
            <text:p>11.10.2012</text:p>
          </table:table-cell>
          <table:table-cell office:value-type="float" office:value="7328">
            <text:p>7328</text:p>
          </table:table-cell>
          <table:table-cell table:formula="of:=[.B262]" office:value-type="float" office:value="7335">
            <text:p>7335</text:p>
          </table:table-cell>
          <table:table-cell table:style-name="ce5" office:value-type="float" office:value="15.3">
            <text:p>15,30</text:p>
          </table:table-cell>
          <table:table-cell table:style-name="ce5" table:formula="of:=[.D261]-([.C261]-[.B261])" office:value-type="float" office:value="8.3">
            <text:p>8,30</text:p>
          </table:table-cell>
          <table:table-cell table:style-name="ce5" table:formula="of:=[.D261]-[.E261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0-12">
            <text:p>12.10.2012</text:p>
          </table:table-cell>
          <table:table-cell office:value-type="float" office:value="7335">
            <text:p>7335</text:p>
          </table:table-cell>
          <table:table-cell table:formula="of:=[.B263]" office:value-type="float" office:value="7339">
            <text:p>7339</text:p>
          </table:table-cell>
          <table:table-cell table:style-name="ce5" office:value-type="float" office:value="9.7">
            <text:p>9,70</text:p>
          </table:table-cell>
          <table:table-cell table:style-name="ce5" table:formula="of:=[.D262]-([.C262]-[.B262])" office:value-type="float" office:value="5.7">
            <text:p>5,70</text:p>
          </table:table-cell>
          <table:table-cell table:style-name="ce5" table:formula="of:=[.D262]-[.E262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0-13">
            <text:p>13.10.2012</text:p>
          </table:table-cell>
          <table:table-cell office:value-type="float" office:value="7339">
            <text:p>7339</text:p>
          </table:table-cell>
          <table:table-cell table:formula="of:=[.B264]" office:value-type="float" office:value="7361">
            <text:p>7361</text:p>
          </table:table-cell>
          <table:table-cell table:style-name="ce5" office:value-type="float" office:value="30">
            <text:p>30,00</text:p>
          </table:table-cell>
          <table:table-cell table:style-name="ce5" table:formula="of:=[.D263]-([.C263]-[.B263])" office:value-type="float" office:value="8">
            <text:p>8,00</text:p>
          </table:table-cell>
          <table:table-cell table:style-name="ce5" table:formula="of:=[.D263]-[.E263]" office:value-type="float" office:value="22">
            <text:p>22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0-14">
            <text:p>14.10.2012</text:p>
          </table:table-cell>
          <table:table-cell office:value-type="float" office:value="7361">
            <text:p>7361</text:p>
          </table:table-cell>
          <table:table-cell table:formula="of:=[.B265]" office:value-type="float" office:value="7373">
            <text:p>7373</text:p>
          </table:table-cell>
          <table:table-cell table:style-name="ce5" office:value-type="float" office:value="20.5">
            <text:p>20,50</text:p>
          </table:table-cell>
          <table:table-cell table:style-name="ce5" table:formula="of:=[.D264]-([.C264]-[.B264])" office:value-type="float" office:value="8.5">
            <text:p>8,50</text:p>
          </table:table-cell>
          <table:table-cell table:style-name="ce5" table:formula="of:=[.D264]-[.E264]" office:value-type="float" office:value="12">
            <text:p>12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0-15">
            <text:p>15.10.2012</text:p>
          </table:table-cell>
          <table:table-cell office:value-type="float" office:value="7373">
            <text:p>7373</text:p>
          </table:table-cell>
          <table:table-cell table:formula="of:=[.B266]" office:value-type="float" office:value="7378">
            <text:p>7378</text:p>
          </table:table-cell>
          <table:table-cell table:style-name="ce5" office:value-type="float" office:value="8.5">
            <text:p>8,50</text:p>
          </table:table-cell>
          <table:table-cell table:style-name="ce5" table:formula="of:=[.D265]-([.C265]-[.B265])" office:value-type="float" office:value="3.5">
            <text:p>3,50</text:p>
          </table:table-cell>
          <table:table-cell table:style-name="ce5" table:formula="of:=[.D265]-[.E265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0-16">
            <text:p>16.10.2012</text:p>
          </table:table-cell>
          <table:table-cell office:value-type="float" office:value="7378">
            <text:p>7378</text:p>
          </table:table-cell>
          <table:table-cell table:formula="of:=[.B267]" office:value-type="float" office:value="7407">
            <text:p>7407</text:p>
          </table:table-cell>
          <table:table-cell table:style-name="ce5" office:value-type="float" office:value="38.4">
            <text:p>38,40</text:p>
          </table:table-cell>
          <table:table-cell table:style-name="ce5" table:formula="of:=[.D266]-([.C266]-[.B266])" office:value-type="float" office:value="9.4">
            <text:p>9,40</text:p>
          </table:table-cell>
          <table:table-cell table:style-name="ce5" table:formula="of:=[.D266]-[.E266]" office:value-type="float" office:value="29">
            <text:p>29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0-17">
            <text:p>17.10.2012</text:p>
          </table:table-cell>
          <table:table-cell office:value-type="float" office:value="7407">
            <text:p>7407</text:p>
          </table:table-cell>
          <table:table-cell table:formula="of:=[.B268]" office:value-type="float" office:value="7428">
            <text:p>7428</text:p>
          </table:table-cell>
          <table:table-cell table:style-name="ce5" office:value-type="float" office:value="31">
            <text:p>31,00</text:p>
          </table:table-cell>
          <table:table-cell table:style-name="ce5" table:formula="of:=[.D267]-([.C267]-[.B267])" office:value-type="float" office:value="10">
            <text:p>10,00</text:p>
          </table:table-cell>
          <table:table-cell table:style-name="ce5" table:formula="of:=[.D267]-[.E267]" office:value-type="float" office:value="21">
            <text:p>21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0-18">
            <text:p>18.10.2012</text:p>
          </table:table-cell>
          <table:table-cell office:value-type="float" office:value="7428">
            <text:p>7428</text:p>
          </table:table-cell>
          <table:table-cell table:formula="of:=[.B269]" office:value-type="float" office:value="7447">
            <text:p>7447</text:p>
          </table:table-cell>
          <table:table-cell table:style-name="ce5" office:value-type="float" office:value="26.4">
            <text:p>26,40</text:p>
          </table:table-cell>
          <table:table-cell table:style-name="ce5" table:formula="of:=[.D268]-([.C268]-[.B268])" office:value-type="float" office:value="7.4">
            <text:p>7,40</text:p>
          </table:table-cell>
          <table:table-cell table:style-name="ce5" table:formula="of:=[.D268]-[.E268]" office:value-type="float" office:value="19">
            <text:p>19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0-19">
            <text:p>19.10.2012</text:p>
          </table:table-cell>
          <table:table-cell office:value-type="float" office:value="7447">
            <text:p>7447</text:p>
          </table:table-cell>
          <table:table-cell table:formula="of:=[.B270]" office:value-type="float" office:value="7480">
            <text:p>7480</text:p>
          </table:table-cell>
          <table:table-cell table:style-name="ce5" office:value-type="float" office:value="42">
            <text:p>42,00</text:p>
          </table:table-cell>
          <table:table-cell table:style-name="ce5" table:formula="of:=[.D269]-([.C269]-[.B269])" office:value-type="float" office:value="9">
            <text:p>9,00</text:p>
          </table:table-cell>
          <table:table-cell table:style-name="ce5" table:formula="of:=[.D269]-[.E269]" office:value-type="float" office:value="33">
            <text:p>33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0-20">
            <text:p>20.10.2012</text:p>
          </table:table-cell>
          <table:table-cell office:value-type="float" office:value="7480">
            <text:p>7480</text:p>
          </table:table-cell>
          <table:table-cell table:formula="of:=[.B271]" office:value-type="float" office:value="7513">
            <text:p>7513</text:p>
          </table:table-cell>
          <table:table-cell table:style-name="ce5" office:value-type="float" office:value="40">
            <text:p>40,00</text:p>
          </table:table-cell>
          <table:table-cell table:style-name="ce5" table:formula="of:=[.D270]-([.C270]-[.B270])" office:value-type="float" office:value="7">
            <text:p>7,00</text:p>
          </table:table-cell>
          <table:table-cell table:style-name="ce5" table:formula="of:=[.D270]-[.E270]" office:value-type="float" office:value="33">
            <text:p>33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0-21">
            <text:p>21.10.2012</text:p>
          </table:table-cell>
          <table:table-cell office:value-type="float" office:value="7513">
            <text:p>7513</text:p>
          </table:table-cell>
          <table:table-cell table:formula="of:=[.B272]" office:value-type="float" office:value="7545">
            <text:p>7545</text:p>
          </table:table-cell>
          <table:table-cell table:style-name="ce5" office:value-type="float" office:value="41.3">
            <text:p>41,30</text:p>
          </table:table-cell>
          <table:table-cell table:style-name="ce5" table:formula="of:=[.D271]-([.C271]-[.B271])" office:value-type="float" office:value="9.3">
            <text:p>9,30</text:p>
          </table:table-cell>
          <table:table-cell table:style-name="ce5" table:formula="of:=[.D271]-[.E271]" office:value-type="float" office:value="32">
            <text:p>32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0-22">
            <text:p>22.10.2012</text:p>
          </table:table-cell>
          <table:table-cell office:value-type="float" office:value="7545">
            <text:p>7545</text:p>
          </table:table-cell>
          <table:table-cell table:formula="of:=[.B273]" office:value-type="float" office:value="7573">
            <text:p>7573</text:p>
          </table:table-cell>
          <table:table-cell table:style-name="ce5" office:value-type="float" office:value="35.1">
            <text:p>35,10</text:p>
          </table:table-cell>
          <table:table-cell table:style-name="ce5" table:formula="of:=[.D272]-([.C272]-[.B272])" office:value-type="float" office:value="7.1">
            <text:p>7,10</text:p>
          </table:table-cell>
          <table:table-cell table:style-name="ce5" table:formula="of:=[.D272]-[.E272]" office:value-type="float" office:value="28">
            <text:p>28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0-23">
            <text:p>23.10.2012</text:p>
          </table:table-cell>
          <table:table-cell office:value-type="float" office:value="7573">
            <text:p>7573</text:p>
          </table:table-cell>
          <table:table-cell table:formula="of:=[.B274]" office:value-type="float" office:value="7575">
            <text:p>7575</text:p>
          </table:table-cell>
          <table:table-cell table:style-name="ce5" office:value-type="float" office:value="7">
            <text:p>7,00</text:p>
          </table:table-cell>
          <table:table-cell table:style-name="ce5" table:formula="of:=[.D273]-([.C273]-[.B273])" office:value-type="float" office:value="5">
            <text:p>5,00</text:p>
          </table:table-cell>
          <table:table-cell table:style-name="ce5" table:formula="of:=[.D273]-[.E273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0-24">
            <text:p>24.10.2012</text:p>
          </table:table-cell>
          <table:table-cell office:value-type="float" office:value="7575">
            <text:p>7575</text:p>
          </table:table-cell>
          <table:table-cell table:formula="of:=[.B275]" office:value-type="float" office:value="7590">
            <text:p>7590</text:p>
          </table:table-cell>
          <table:table-cell table:style-name="ce5" office:value-type="float" office:value="21.7">
            <text:p>21,70</text:p>
          </table:table-cell>
          <table:table-cell table:style-name="ce5" table:formula="of:=[.D274]-([.C274]-[.B274])" office:value-type="float" office:value="6.7">
            <text:p>6,70</text:p>
          </table:table-cell>
          <table:table-cell table:style-name="ce5" table:formula="of:=[.D274]-[.E274]" office:value-type="float" office:value="15">
            <text:p>15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0-25">
            <text:p>25.10.2012</text:p>
          </table:table-cell>
          <table:table-cell office:value-type="float" office:value="7590">
            <text:p>7590</text:p>
          </table:table-cell>
          <table:table-cell table:formula="of:=[.B276]" office:value-type="float" office:value="7617">
            <text:p>7617</text:p>
          </table:table-cell>
          <table:table-cell table:style-name="ce5" office:value-type="float" office:value="33.3">
            <text:p>33,30</text:p>
          </table:table-cell>
          <table:table-cell table:style-name="ce5" table:formula="of:=[.D275]-([.C275]-[.B275])" office:value-type="float" office:value="6.3">
            <text:p>6,30</text:p>
          </table:table-cell>
          <table:table-cell table:style-name="ce5" table:formula="of:=[.D275]-[.E275]" office:value-type="float" office:value="27">
            <text:p>27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0-26">
            <text:p>26.10.2012</text:p>
          </table:table-cell>
          <table:table-cell office:value-type="float" office:value="7617">
            <text:p>7617</text:p>
          </table:table-cell>
          <table:table-cell table:formula="of:=[.B277]" office:value-type="float" office:value="7622">
            <text:p>7622</text:p>
          </table:table-cell>
          <table:table-cell table:style-name="ce5" office:value-type="float" office:value="10">
            <text:p>10,00</text:p>
          </table:table-cell>
          <table:table-cell table:style-name="ce5" table:formula="of:=[.D276]-([.C276]-[.B276])" office:value-type="float" office:value="5">
            <text:p>5,00</text:p>
          </table:table-cell>
          <table:table-cell table:style-name="ce5" table:formula="of:=[.D276]-[.E276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0-27">
            <text:p>27.10.2012</text:p>
          </table:table-cell>
          <table:table-cell office:value-type="float" office:value="7622">
            <text:p>7622</text:p>
          </table:table-cell>
          <table:table-cell table:formula="of:=[.B278]" office:value-type="float" office:value="7622">
            <text:p>7622</text:p>
          </table:table-cell>
          <table:table-cell table:style-name="ce5" office:value-type="float" office:value="0">
            <text:p>0,00</text:p>
          </table:table-cell>
          <table:table-cell table:style-name="ce5" table:formula="of:=[.D277]-([.C277]-[.B277])" office:value-type="float" office:value="0">
            <text:p>0,00</text:p>
          </table:table-cell>
          <table:table-cell table:style-name="ce5" table:formula="of:=[.D277]-[.E277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0-28">
            <text:p>28.10.2012</text:p>
          </table:table-cell>
          <table:table-cell office:value-type="float" office:value="7622">
            <text:p>7622</text:p>
          </table:table-cell>
          <table:table-cell table:formula="of:=[.B279]" office:value-type="float" office:value="7622">
            <text:p>7622</text:p>
          </table:table-cell>
          <table:table-cell table:style-name="ce5" office:value-type="float" office:value="0">
            <text:p>0,00</text:p>
          </table:table-cell>
          <table:table-cell table:style-name="ce5" table:formula="of:=[.D278]-([.C278]-[.B278])" office:value-type="float" office:value="0">
            <text:p>0,00</text:p>
          </table:table-cell>
          <table:table-cell table:style-name="ce5" table:formula="of:=[.D278]-[.E278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0-29">
            <text:p>29.10.2012</text:p>
          </table:table-cell>
          <table:table-cell office:value-type="float" office:value="7622">
            <text:p>7622</text:p>
          </table:table-cell>
          <table:table-cell table:formula="of:=[.B280]" office:value-type="float" office:value="7645">
            <text:p>7645</text:p>
          </table:table-cell>
          <table:table-cell table:style-name="ce5" office:value-type="float" office:value="29.5">
            <text:p>29,50</text:p>
          </table:table-cell>
          <table:table-cell table:style-name="ce5" table:formula="of:=[.D279]-([.C279]-[.B279])" office:value-type="float" office:value="6.5">
            <text:p>6,50</text:p>
          </table:table-cell>
          <table:table-cell table:style-name="ce5" table:formula="of:=[.D279]-[.E279]" office:value-type="float" office:value="23">
            <text:p>23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0-30">
            <text:p>30.10.2012</text:p>
          </table:table-cell>
          <table:table-cell office:value-type="float" office:value="7645">
            <text:p>7645</text:p>
          </table:table-cell>
          <table:table-cell table:formula="of:=[.B281]" office:value-type="float" office:value="7672">
            <text:p>7672</text:p>
          </table:table-cell>
          <table:table-cell table:style-name="ce5" office:value-type="float" office:value="35">
            <text:p>35,00</text:p>
          </table:table-cell>
          <table:table-cell table:style-name="ce5" table:formula="of:=[.D280]-([.C280]-[.B280])" office:value-type="float" office:value="8">
            <text:p>8,00</text:p>
          </table:table-cell>
          <table:table-cell table:style-name="ce5" table:formula="of:=[.D280]-[.E280]" office:value-type="float" office:value="27">
            <text:p>27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0-31">
            <text:p>31.10.2012</text:p>
          </table:table-cell>
          <table:table-cell office:value-type="float" office:value="7672">
            <text:p>7672</text:p>
          </table:table-cell>
          <table:table-cell table:formula="of:=[.B282]" office:value-type="float" office:value="7697">
            <text:p>7697</text:p>
          </table:table-cell>
          <table:table-cell table:style-name="ce5" office:value-type="float" office:value="39.2">
            <text:p>39,20</text:p>
          </table:table-cell>
          <table:table-cell table:style-name="ce5" table:formula="of:=[.D281]-([.C281]-[.B281])" office:value-type="float" office:value="14.2">
            <text:p>14,20</text:p>
          </table:table-cell>
          <table:table-cell table:style-name="ce5" table:formula="of:=[.D281]-[.E281]" office:value-type="float" office:value="25">
            <text:p>25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11-01">
            <text:p>01.11.2012</text:p>
          </table:table-cell>
          <table:table-cell office:value-type="float" office:value="7697">
            <text:p>7697</text:p>
          </table:table-cell>
          <table:table-cell table:formula="of:=[.B283]" office:value-type="float" office:value="7716">
            <text:p>7716</text:p>
          </table:table-cell>
          <table:table-cell table:style-name="ce5" office:value-type="float" office:value="26.9">
            <text:p>26,90</text:p>
          </table:table-cell>
          <table:table-cell table:style-name="ce5" table:formula="of:=[.D282]-([.C282]-[.B282])" office:value-type="float" office:value="7.9">
            <text:p>7,90</text:p>
          </table:table-cell>
          <table:table-cell table:style-name="ce5" table:formula="of:=[.D282]-[.E282]" office:value-type="float" office:value="19">
            <text:p>19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11-02">
            <text:p>02.11.2012</text:p>
          </table:table-cell>
          <table:table-cell office:value-type="float" office:value="7716">
            <text:p>7716</text:p>
          </table:table-cell>
          <table:table-cell table:formula="of:=[.B284]" office:value-type="float" office:value="7729">
            <text:p>7729</text:p>
          </table:table-cell>
          <table:table-cell table:style-name="ce5" office:value-type="float" office:value="20.9">
            <text:p>20,90</text:p>
          </table:table-cell>
          <table:table-cell table:style-name="ce5" table:formula="of:=[.D283]-([.C283]-[.B283])" office:value-type="float" office:value="7.9">
            <text:p>7,90</text:p>
          </table:table-cell>
          <table:table-cell table:style-name="ce5" table:formula="of:=[.D283]-[.E283]" office:value-type="float" office:value="13">
            <text:p>13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11-03">
            <text:p>03.11.2012</text:p>
          </table:table-cell>
          <table:table-cell office:value-type="float" office:value="7729">
            <text:p>7729</text:p>
          </table:table-cell>
          <table:table-cell table:formula="of:=[.B285]" office:value-type="float" office:value="7747">
            <text:p>7747</text:p>
          </table:table-cell>
          <table:table-cell table:style-name="ce5" office:value-type="float" office:value="25.2">
            <text:p>25,20</text:p>
          </table:table-cell>
          <table:table-cell table:style-name="ce5" table:formula="of:=[.D284]-([.C284]-[.B284])" office:value-type="float" office:value="7.2">
            <text:p>7,20</text:p>
          </table:table-cell>
          <table:table-cell table:style-name="ce5" table:formula="of:=[.D284]-[.E284]" office:value-type="float" office:value="18">
            <text:p>18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11-04">
            <text:p>04.11.2012</text:p>
          </table:table-cell>
          <table:table-cell office:value-type="float" office:value="7747">
            <text:p>7747</text:p>
          </table:table-cell>
          <table:table-cell table:formula="of:=[.B286]" office:value-type="float" office:value="7758">
            <text:p>7758</text:p>
          </table:table-cell>
          <table:table-cell table:style-name="ce5" office:value-type="float" office:value="15.9">
            <text:p>15,90</text:p>
          </table:table-cell>
          <table:table-cell table:style-name="ce5" table:formula="of:=[.D285]-([.C285]-[.B285])" office:value-type="float" office:value="4.9">
            <text:p>4,90</text:p>
          </table:table-cell>
          <table:table-cell table:style-name="ce5" table:formula="of:=[.D285]-[.E285]" office:value-type="float" office:value="11">
            <text:p>11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11-05">
            <text:p>05.11.2012</text:p>
          </table:table-cell>
          <table:table-cell office:value-type="float" office:value="7758">
            <text:p>7758</text:p>
          </table:table-cell>
          <table:table-cell table:formula="of:=[.B287]" office:value-type="float" office:value="7768">
            <text:p>7768</text:p>
          </table:table-cell>
          <table:table-cell table:style-name="ce5" office:value-type="float" office:value="12.4">
            <text:p>12,40</text:p>
          </table:table-cell>
          <table:table-cell table:style-name="ce5" table:formula="of:=[.D286]-([.C286]-[.B286])" office:value-type="float" office:value="2.4">
            <text:p>2,40</text:p>
          </table:table-cell>
          <table:table-cell table:style-name="ce5" table:formula="of:=[.D286]-[.E286]" office:value-type="float" office:value="10">
            <text:p>10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11-06">
            <text:p>06.11.2012</text:p>
          </table:table-cell>
          <table:table-cell office:value-type="float" office:value="7768">
            <text:p>7768</text:p>
          </table:table-cell>
          <table:table-cell table:formula="of:=[.B288]" office:value-type="float" office:value="7786">
            <text:p>7786</text:p>
          </table:table-cell>
          <table:table-cell table:style-name="ce5" office:value-type="float" office:value="24.3">
            <text:p>24,30</text:p>
          </table:table-cell>
          <table:table-cell table:style-name="ce5" table:formula="of:=[.D287]-([.C287]-[.B287])" office:value-type="float" office:value="6.3">
            <text:p>6,30</text:p>
          </table:table-cell>
          <table:table-cell table:style-name="ce5" table:formula="of:=[.D287]-[.E287]" office:value-type="float" office:value="18">
            <text:p>18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11-07">
            <text:p>07.11.2012</text:p>
          </table:table-cell>
          <table:table-cell office:value-type="float" office:value="7786">
            <text:p>7786</text:p>
          </table:table-cell>
          <table:table-cell table:formula="of:=[.B289]" office:value-type="float" office:value="7787">
            <text:p>7787</text:p>
          </table:table-cell>
          <table:table-cell table:style-name="ce5" office:value-type="float" office:value="4">
            <text:p>4,00</text:p>
          </table:table-cell>
          <table:table-cell table:style-name="ce5" table:formula="of:=[.D288]-([.C288]-[.B288])" office:value-type="float" office:value="3">
            <text:p>3,00</text:p>
          </table:table-cell>
          <table:table-cell table:style-name="ce5" table:formula="of:=[.D288]-[.E288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11-08">
            <text:p>08.11.2012</text:p>
          </table:table-cell>
          <table:table-cell office:value-type="float" office:value="7787">
            <text:p>7787</text:p>
          </table:table-cell>
          <table:table-cell table:formula="of:=[.B290]" office:value-type="float" office:value="7803">
            <text:p>7803</text:p>
          </table:table-cell>
          <table:table-cell table:style-name="ce5" office:value-type="float" office:value="23.3">
            <text:p>23,30</text:p>
          </table:table-cell>
          <table:table-cell table:style-name="ce5" table:formula="of:=[.D289]-([.C289]-[.B289])" office:value-type="float" office:value="7.3">
            <text:p>7,30</text:p>
          </table:table-cell>
          <table:table-cell table:style-name="ce5" table:formula="of:=[.D289]-[.E289]" office:value-type="float" office:value="16">
            <text:p>16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11-09">
            <text:p>09.11.2012</text:p>
          </table:table-cell>
          <table:table-cell office:value-type="float" office:value="7803">
            <text:p>7803</text:p>
          </table:table-cell>
          <table:table-cell table:formula="of:=[.B291]" office:value-type="float" office:value="7821">
            <text:p>7821</text:p>
          </table:table-cell>
          <table:table-cell table:style-name="ce5" office:value-type="float" office:value="26.2">
            <text:p>26,20</text:p>
          </table:table-cell>
          <table:table-cell table:style-name="ce5" table:formula="of:=[.D290]-([.C290]-[.B290])" office:value-type="float" office:value="8.2">
            <text:p>8,20</text:p>
          </table:table-cell>
          <table:table-cell table:style-name="ce5" table:formula="of:=[.D290]-[.E290]" office:value-type="float" office:value="18">
            <text:p>18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11-10">
            <text:p>10.11.2012</text:p>
          </table:table-cell>
          <table:table-cell office:value-type="float" office:value="7821">
            <text:p>7821</text:p>
          </table:table-cell>
          <table:table-cell table:formula="of:=[.B292]" office:value-type="float" office:value="7822">
            <text:p>7822</text:p>
          </table:table-cell>
          <table:table-cell table:style-name="ce5" office:value-type="float" office:value="3.4">
            <text:p>3,40</text:p>
          </table:table-cell>
          <table:table-cell table:style-name="ce5" table:formula="of:=[.D291]-([.C291]-[.B291])" office:value-type="float" office:value="2.4">
            <text:p>2,40</text:p>
          </table:table-cell>
          <table:table-cell table:style-name="ce5" table:formula="of:=[.D291]-[.E291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11-11">
            <text:p>11.11.2012</text:p>
          </table:table-cell>
          <table:table-cell office:value-type="float" office:value="7822">
            <text:p>7822</text:p>
          </table:table-cell>
          <table:table-cell table:formula="of:=[.B293]" office:value-type="float" office:value="7822">
            <text:p>7822</text:p>
          </table:table-cell>
          <table:table-cell table:style-name="ce5" office:value-type="float" office:value="2">
            <text:p>2,00</text:p>
          </table:table-cell>
          <table:table-cell table:style-name="ce5" table:formula="of:=[.D292]-([.C292]-[.B292])" office:value-type="float" office:value="2">
            <text:p>2,00</text:p>
          </table:table-cell>
          <table:table-cell table:style-name="ce5" table:formula="of:=[.D292]-[.E292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11-12">
            <text:p>12.11.2012</text:p>
          </table:table-cell>
          <table:table-cell office:value-type="float" office:value="7822">
            <text:p>7822</text:p>
          </table:table-cell>
          <table:table-cell table:formula="of:=[.B294]" office:value-type="float" office:value="7822">
            <text:p>7822</text:p>
          </table:table-cell>
          <table:table-cell table:style-name="ce5" office:value-type="float" office:value="2.6">
            <text:p>2,60</text:p>
          </table:table-cell>
          <table:table-cell table:style-name="ce5" table:formula="of:=[.D293]-([.C293]-[.B293])" office:value-type="float" office:value="2.6">
            <text:p>2,60</text:p>
          </table:table-cell>
          <table:table-cell table:style-name="ce5" table:formula="of:=[.D293]-[.E293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11-13">
            <text:p>13.11.2012</text:p>
          </table:table-cell>
          <table:table-cell office:value-type="float" office:value="7822">
            <text:p>7822</text:p>
          </table:table-cell>
          <table:table-cell table:formula="of:=[.B295]" office:value-type="float" office:value="7823">
            <text:p>7823</text:p>
          </table:table-cell>
          <table:table-cell table:style-name="ce5" office:value-type="float" office:value="6">
            <text:p>6,00</text:p>
          </table:table-cell>
          <table:table-cell table:style-name="ce5" table:formula="of:=[.D294]-([.C294]-[.B294])" office:value-type="float" office:value="5">
            <text:p>5,00</text:p>
          </table:table-cell>
          <table:table-cell table:style-name="ce5" table:formula="of:=[.D294]-[.E294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11-14">
            <text:p>14.11.2012</text:p>
          </table:table-cell>
          <table:table-cell office:value-type="float" office:value="7823">
            <text:p>7823</text:p>
          </table:table-cell>
          <table:table-cell table:formula="of:=[.B296]" office:value-type="float" office:value="7824">
            <text:p>7824</text:p>
          </table:table-cell>
          <table:table-cell table:style-name="ce5" office:value-type="float" office:value="3.9">
            <text:p>3,90</text:p>
          </table:table-cell>
          <table:table-cell table:style-name="ce5" table:formula="of:=[.D295]-([.C295]-[.B295])" office:value-type="float" office:value="2.9">
            <text:p>2,90</text:p>
          </table:table-cell>
          <table:table-cell table:style-name="ce5" table:formula="of:=[.D295]-[.E295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11-15">
            <text:p>15.11.2012</text:p>
          </table:table-cell>
          <table:table-cell office:value-type="float" office:value="7824">
            <text:p>7824</text:p>
          </table:table-cell>
          <table:table-cell table:formula="of:=[.B297]" office:value-type="float" office:value="7838">
            <text:p>7838</text:p>
          </table:table-cell>
          <table:table-cell table:style-name="ce5" office:value-type="float" office:value="23.8">
            <text:p>23,80</text:p>
          </table:table-cell>
          <table:table-cell table:style-name="ce5" table:formula="of:=[.D296]-([.C296]-[.B296])" office:value-type="float" office:value="9.8">
            <text:p>9,80</text:p>
          </table:table-cell>
          <table:table-cell table:style-name="ce5" table:formula="of:=[.D296]-[.E296]" office:value-type="float" office:value="14">
            <text:p>14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11-16">
            <text:p>16.11.2012</text:p>
          </table:table-cell>
          <table:table-cell office:value-type="float" office:value="7838">
            <text:p>7838</text:p>
          </table:table-cell>
          <table:table-cell table:formula="of:=[.B298]" office:value-type="float" office:value="7843">
            <text:p>7843</text:p>
          </table:table-cell>
          <table:table-cell table:style-name="ce5" office:value-type="float" office:value="11.3">
            <text:p>11,30</text:p>
          </table:table-cell>
          <table:table-cell table:style-name="ce5" table:formula="of:=[.D297]-([.C297]-[.B297])" office:value-type="float" office:value="6.3">
            <text:p>6,30</text:p>
          </table:table-cell>
          <table:table-cell table:style-name="ce5" table:formula="of:=[.D297]-[.E297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11-17">
            <text:p>17.11.2012</text:p>
          </table:table-cell>
          <table:table-cell office:value-type="float" office:value="7843">
            <text:p>7843</text:p>
          </table:table-cell>
          <table:table-cell table:formula="of:=[.B299]" office:value-type="float" office:value="7857">
            <text:p>7857</text:p>
          </table:table-cell>
          <table:table-cell table:style-name="ce5" office:value-type="float" office:value="21.4">
            <text:p>21,40</text:p>
          </table:table-cell>
          <table:table-cell table:style-name="ce5" table:formula="of:=[.D298]-([.C298]-[.B298])" office:value-type="float" office:value="7.4">
            <text:p>7,40</text:p>
          </table:table-cell>
          <table:table-cell table:style-name="ce5" table:formula="of:=[.D298]-[.E298]" office:value-type="float" office:value="14">
            <text:p>14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11-18">
            <text:p>18.11.2012</text:p>
          </table:table-cell>
          <table:table-cell office:value-type="float" office:value="7857">
            <text:p>7857</text:p>
          </table:table-cell>
          <table:table-cell table:formula="of:=[.B300]" office:value-type="float" office:value="7865">
            <text:p>7865</text:p>
          </table:table-cell>
          <table:table-cell table:style-name="ce5" office:value-type="float" office:value="16">
            <text:p>16,00</text:p>
          </table:table-cell>
          <table:table-cell table:style-name="ce5" table:formula="of:=[.D299]-([.C299]-[.B299])" office:value-type="float" office:value="8">
            <text:p>8,00</text:p>
          </table:table-cell>
          <table:table-cell table:style-name="ce5" table:formula="of:=[.D299]-[.E299]" office:value-type="float" office:value="8">
            <text:p>8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11-19">
            <text:p>19.11.2012</text:p>
          </table:table-cell>
          <table:table-cell office:value-type="float" office:value="7865">
            <text:p>7865</text:p>
          </table:table-cell>
          <table:table-cell table:formula="of:=[.B301]" office:value-type="float" office:value="7869">
            <text:p>7869</text:p>
          </table:table-cell>
          <table:table-cell table:style-name="ce5" office:value-type="float" office:value="10.8">
            <text:p>10,80</text:p>
          </table:table-cell>
          <table:table-cell table:style-name="ce5" table:formula="of:=[.D300]-([.C300]-[.B300])" office:value-type="float" office:value="6.8">
            <text:p>6,80</text:p>
          </table:table-cell>
          <table:table-cell table:style-name="ce5" table:formula="of:=[.D300]-[.E300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11-20">
            <text:p>20.11.2012</text:p>
          </table:table-cell>
          <table:table-cell office:value-type="float" office:value="7869">
            <text:p>7869</text:p>
          </table:table-cell>
          <table:table-cell table:formula="of:=[.B302]" office:value-type="float" office:value="7885">
            <text:p>7885</text:p>
          </table:table-cell>
          <table:table-cell table:style-name="ce5" office:value-type="float" office:value="25.2">
            <text:p>25,20</text:p>
          </table:table-cell>
          <table:table-cell table:style-name="ce5" table:formula="of:=[.D301]-([.C301]-[.B301])" office:value-type="float" office:value="9.2">
            <text:p>9,20</text:p>
          </table:table-cell>
          <table:table-cell table:style-name="ce5" table:formula="of:=[.D301]-[.E301]" office:value-type="float" office:value="16">
            <text:p>16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11-21">
            <text:p>21.11.2012</text:p>
          </table:table-cell>
          <table:table-cell office:value-type="float" office:value="7885">
            <text:p>7885</text:p>
          </table:table-cell>
          <table:table-cell table:formula="of:=[.B303]" office:value-type="float" office:value="7902">
            <text:p>7902</text:p>
          </table:table-cell>
          <table:table-cell table:style-name="ce5" office:value-type="float" office:value="31.3">
            <text:p>31,30</text:p>
          </table:table-cell>
          <table:table-cell table:style-name="ce5" table:formula="of:=[.D302]-([.C302]-[.B302])" office:value-type="float" office:value="14.3">
            <text:p>14,30</text:p>
          </table:table-cell>
          <table:table-cell table:style-name="ce5" table:formula="of:=[.D302]-[.E302]" office:value-type="float" office:value="17">
            <text:p>17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11-22">
            <text:p>22.11.2012</text:p>
          </table:table-cell>
          <table:table-cell office:value-type="float" office:value="7902">
            <text:p>7902</text:p>
          </table:table-cell>
          <table:table-cell table:formula="of:=[.B304]" office:value-type="float" office:value="7904">
            <text:p>7904</text:p>
          </table:table-cell>
          <table:table-cell table:style-name="ce5" office:value-type="float" office:value="6">
            <text:p>6,00</text:p>
          </table:table-cell>
          <table:table-cell table:style-name="ce5" table:formula="of:=[.D303]-([.C303]-[.B303])" office:value-type="float" office:value="4">
            <text:p>4,00</text:p>
          </table:table-cell>
          <table:table-cell table:style-name="ce5" table:formula="of:=[.D303]-[.E303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11-23">
            <text:p>23.11.2012</text:p>
          </table:table-cell>
          <table:table-cell office:value-type="float" office:value="7904">
            <text:p>7904</text:p>
          </table:table-cell>
          <table:table-cell table:formula="of:=[.B305]" office:value-type="float" office:value="7909">
            <text:p>7909</text:p>
          </table:table-cell>
          <table:table-cell table:style-name="ce5" office:value-type="float" office:value="12.5">
            <text:p>12,50</text:p>
          </table:table-cell>
          <table:table-cell table:style-name="ce5" table:formula="of:=[.D304]-([.C304]-[.B304])" office:value-type="float" office:value="7.5">
            <text:p>7,50</text:p>
          </table:table-cell>
          <table:table-cell table:style-name="ce5" table:formula="of:=[.D304]-[.E304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11-24">
            <text:p>24.11.2012</text:p>
          </table:table-cell>
          <table:table-cell office:value-type="float" office:value="7909">
            <text:p>7909</text:p>
          </table:table-cell>
          <table:table-cell table:formula="of:=[.B306]" office:value-type="float" office:value="7918">
            <text:p>7918</text:p>
          </table:table-cell>
          <table:table-cell office:value-type="float" office:value="13.5">
            <text:p>13,5</text:p>
          </table:table-cell>
          <table:table-cell table:style-name="ce5" table:formula="of:=[.D305]-([.C305]-[.B305])" office:value-type="float" office:value="4.5">
            <text:p>4,50</text:p>
          </table:table-cell>
          <table:table-cell table:style-name="ce5" table:formula="of:=[.D305]-[.E305]" office:value-type="float" office:value="9">
            <text:p>9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11-25">
            <text:p>25.11.2012</text:p>
          </table:table-cell>
          <table:table-cell office:value-type="float" office:value="7918">
            <text:p>7918</text:p>
          </table:table-cell>
          <table:table-cell table:formula="of:=[.B307]" office:value-type="float" office:value="7925">
            <text:p>7925</text:p>
          </table:table-cell>
          <table:table-cell table:style-name="ce5" office:value-type="float" office:value="12.2">
            <text:p>12,20</text:p>
          </table:table-cell>
          <table:table-cell table:style-name="ce5" table:formula="of:=[.D306]-([.C306]-[.B306])" office:value-type="float" office:value="5.2">
            <text:p>5,20</text:p>
          </table:table-cell>
          <table:table-cell table:style-name="ce5" table:formula="of:=[.D306]-[.E306]" office:value-type="float" office:value="7">
            <text:p>7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11-26">
            <text:p>26.11.2012</text:p>
          </table:table-cell>
          <table:table-cell office:value-type="float" office:value="7925">
            <text:p>7925</text:p>
          </table:table-cell>
          <table:table-cell table:formula="of:=[.B308]" office:value-type="float" office:value="7927">
            <text:p>7927</text:p>
          </table:table-cell>
          <table:table-cell table:style-name="ce5" office:value-type="float" office:value="4.8">
            <text:p>4,80</text:p>
          </table:table-cell>
          <table:table-cell table:style-name="ce5" table:formula="of:=[.D307]-([.C307]-[.B307])" office:value-type="float" office:value="2.8">
            <text:p>2,80</text:p>
          </table:table-cell>
          <table:table-cell table:style-name="ce5" table:formula="of:=[.D307]-[.E307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11-27">
            <text:p>27.11.2012</text:p>
          </table:table-cell>
          <table:table-cell office:value-type="float" office:value="7927">
            <text:p>7927</text:p>
          </table:table-cell>
          <table:table-cell table:formula="of:=[.B309]" office:value-type="float" office:value="7927">
            <text:p>7927</text:p>
          </table:table-cell>
          <table:table-cell table:style-name="ce5" office:value-type="float" office:value="1.4">
            <text:p>1,40</text:p>
          </table:table-cell>
          <table:table-cell table:style-name="ce5" table:formula="of:=[.D308]-([.C308]-[.B308])" office:value-type="float" office:value="1.4">
            <text:p>1,40</text:p>
          </table:table-cell>
          <table:table-cell table:style-name="ce5" table:formula="of:=[.D308]-[.E308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11-28">
            <text:p>28.11.2012</text:p>
          </table:table-cell>
          <table:table-cell office:value-type="float" office:value="7927">
            <text:p>7927</text:p>
          </table:table-cell>
          <table:table-cell table:formula="of:=[.B310]" office:value-type="float" office:value="7927">
            <text:p>7927</text:p>
          </table:table-cell>
          <table:table-cell table:style-name="ce5" office:value-type="float" office:value="0">
            <text:p>0,00</text:p>
          </table:table-cell>
          <table:table-cell table:style-name="ce5" table:formula="of:=[.D309]-([.C309]-[.B309])" office:value-type="float" office:value="0">
            <text:p>0,00</text:p>
          </table:table-cell>
          <table:table-cell table:style-name="ce5" table:formula="of:=[.D309]-[.E309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11-29">
            <text:p>29.11.2012</text:p>
          </table:table-cell>
          <table:table-cell office:value-type="float" office:value="7927">
            <text:p>7927</text:p>
          </table:table-cell>
          <table:table-cell table:formula="of:=[.B311]" office:value-type="float" office:value="7927">
            <text:p>7927</text:p>
          </table:table-cell>
          <table:table-cell table:style-name="ce5" office:value-type="float" office:value="0">
            <text:p>0,00</text:p>
          </table:table-cell>
          <table:table-cell table:style-name="ce5" table:formula="of:=[.D310]-([.C310]-[.B310])" office:value-type="float" office:value="0">
            <text:p>0,00</text:p>
          </table:table-cell>
          <table:table-cell table:style-name="ce5" table:formula="of:=[.D310]-[.E310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15" office:value-type="date" office:date-value="2012-11-30">
            <text:p>30.11.2012</text:p>
          </table:table-cell>
          <table:table-cell office:value-type="float" office:value="7927">
            <text:p>7927</text:p>
          </table:table-cell>
          <table:table-cell table:formula="of:=[.B312]" office:value-type="float" office:value="7927">
            <text:p>7927</text:p>
          </table:table-cell>
          <table:table-cell table:style-name="ce5" office:value-type="float" office:value="2">
            <text:p>2,00</text:p>
          </table:table-cell>
          <table:table-cell table:style-name="ce5" table:formula="of:=[.D311]-([.C311]-[.B311])" office:value-type="float" office:value="2">
            <text:p>2,00</text:p>
          </table:table-cell>
          <table:table-cell table:style-name="ce5" table:formula="of:=[.D311]-[.E311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2-01">
            <text:p>01.12.2012</text:p>
          </table:table-cell>
          <table:table-cell office:value-type="float" office:value="7927">
            <text:p>7927</text:p>
          </table:table-cell>
          <table:table-cell table:formula="of:=[.B313]" office:value-type="float" office:value="7941">
            <text:p>7941</text:p>
          </table:table-cell>
          <table:table-cell table:style-name="ce5" office:value-type="float" office:value="21.4">
            <text:p>21,40</text:p>
          </table:table-cell>
          <table:table-cell table:style-name="ce5" table:formula="of:=[.D312]-([.C312]-[.B312])" office:value-type="float" office:value="7.4">
            <text:p>7,40</text:p>
          </table:table-cell>
          <table:table-cell table:style-name="ce5" table:formula="of:=[.D312]-[.E312]" office:value-type="float" office:value="14">
            <text:p>14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2-02">
            <text:p>02.12.2012</text:p>
          </table:table-cell>
          <table:table-cell office:value-type="float" office:value="7941">
            <text:p>7941</text:p>
          </table:table-cell>
          <table:table-cell table:formula="of:=[.B314]" office:value-type="float" office:value="7944">
            <text:p>7944</text:p>
          </table:table-cell>
          <table:table-cell table:style-name="ce5" office:value-type="float" office:value="6.6">
            <text:p>6,60</text:p>
          </table:table-cell>
          <table:table-cell table:style-name="ce5" table:formula="of:=[.D313]-([.C313]-[.B313])" office:value-type="float" office:value="3.6">
            <text:p>3,60</text:p>
          </table:table-cell>
          <table:table-cell table:style-name="ce5" table:formula="of:=[.D313]-[.E313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2-03">
            <text:p>03.12.2012</text:p>
          </table:table-cell>
          <table:table-cell office:value-type="float" office:value="7944">
            <text:p>7944</text:p>
          </table:table-cell>
          <table:table-cell table:formula="of:=[.B315]" office:value-type="float" office:value="7944">
            <text:p>7944</text:p>
          </table:table-cell>
          <table:table-cell table:style-name="ce5" office:value-type="float" office:value="2.6">
            <text:p>2,60</text:p>
          </table:table-cell>
          <table:table-cell table:style-name="ce5" table:formula="of:=[.D314]-([.C314]-[.B314])" office:value-type="float" office:value="2.6">
            <text:p>2,60</text:p>
          </table:table-cell>
          <table:table-cell table:style-name="ce5" table:formula="of:=[.D314]-[.E314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2-04">
            <text:p>04.12.2012</text:p>
          </table:table-cell>
          <table:table-cell office:value-type="float" office:value="7944">
            <text:p>7944</text:p>
          </table:table-cell>
          <table:table-cell table:formula="of:=[.B316]" office:value-type="float" office:value="7945">
            <text:p>7945</text:p>
          </table:table-cell>
          <table:table-cell table:style-name="ce5" office:value-type="float" office:value="4.1">
            <text:p>4,10</text:p>
          </table:table-cell>
          <table:table-cell table:style-name="ce5" table:formula="of:=[.D315]-([.C315]-[.B315])" office:value-type="float" office:value="3.1">
            <text:p>3,10</text:p>
          </table:table-cell>
          <table:table-cell table:style-name="ce5" table:formula="of:=[.D315]-[.E315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2-05">
            <text:p>05.12.2012</text:p>
          </table:table-cell>
          <table:table-cell office:value-type="float" office:value="7945">
            <text:p>7945</text:p>
          </table:table-cell>
          <table:table-cell table:formula="of:=[.B317]" office:value-type="float" office:value="7945">
            <text:p>7945</text:p>
          </table:table-cell>
          <table:table-cell table:style-name="ce5" office:value-type="float" office:value="5.2">
            <text:p>5,20</text:p>
          </table:table-cell>
          <table:table-cell table:style-name="ce5" table:formula="of:=[.D316]-([.C316]-[.B316])" office:value-type="float" office:value="5.2">
            <text:p>5,20</text:p>
          </table:table-cell>
          <table:table-cell table:style-name="ce5" table:formula="of:=[.D316]-[.E316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2-06">
            <text:p>06.12.2012</text:p>
          </table:table-cell>
          <table:table-cell office:value-type="float" office:value="7945">
            <text:p>7945</text:p>
          </table:table-cell>
          <table:table-cell table:formula="of:=[.B318]" office:value-type="float" office:value="7946">
            <text:p>7946</text:p>
          </table:table-cell>
          <table:table-cell table:style-name="ce5" office:value-type="float" office:value="1">
            <text:p>1,00</text:p>
          </table:table-cell>
          <table:table-cell table:style-name="ce5" table:formula="of:=[.D317]-([.C317]-[.B317])" office:value-type="float" office:value="0">
            <text:p>0,00</text:p>
          </table:table-cell>
          <table:table-cell table:style-name="ce5" table:formula="of:=[.D317]-[.E317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2-07">
            <text:p>07.12.2012</text:p>
          </table:table-cell>
          <table:table-cell office:value-type="float" office:value="7946">
            <text:p>7946</text:p>
          </table:table-cell>
          <table:table-cell table:formula="of:=[.B319]" office:value-type="float" office:value="7946">
            <text:p>7946</text:p>
          </table:table-cell>
          <table:table-cell table:style-name="ce5" office:value-type="float" office:value="1.4">
            <text:p>1,40</text:p>
          </table:table-cell>
          <table:table-cell table:style-name="ce5" table:formula="of:=[.D318]-([.C318]-[.B318])" office:value-type="float" office:value="1.4">
            <text:p>1,40</text:p>
          </table:table-cell>
          <table:table-cell table:style-name="ce5" table:formula="of:=[.D318]-[.E318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2-08">
            <text:p>08.12.2012</text:p>
          </table:table-cell>
          <table:table-cell office:value-type="float" office:value="7946">
            <text:p>7946</text:p>
          </table:table-cell>
          <table:table-cell table:formula="of:=[.B320]" office:value-type="float" office:value="7950">
            <text:p>7950</text:p>
          </table:table-cell>
          <table:table-cell table:style-name="ce5" office:value-type="float" office:value="9.2">
            <text:p>9,20</text:p>
          </table:table-cell>
          <table:table-cell table:style-name="ce5" table:formula="of:=[.D319]-([.C319]-[.B319])" office:value-type="float" office:value="5.2">
            <text:p>5,20</text:p>
          </table:table-cell>
          <table:table-cell table:style-name="ce5" table:formula="of:=[.D319]-[.E319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2-09">
            <text:p>09.12.2012</text:p>
          </table:table-cell>
          <table:table-cell office:value-type="float" office:value="7950">
            <text:p>7950</text:p>
          </table:table-cell>
          <table:table-cell table:formula="of:=[.B321]" office:value-type="float" office:value="7953">
            <text:p>7953</text:p>
          </table:table-cell>
          <table:table-cell table:style-name="ce5" office:value-type="float" office:value="6.6">
            <text:p>6,60</text:p>
          </table:table-cell>
          <table:table-cell table:style-name="ce5" table:formula="of:=[.D320]-([.C320]-[.B320])" office:value-type="float" office:value="3.6">
            <text:p>3,60</text:p>
          </table:table-cell>
          <table:table-cell table:style-name="ce5" table:formula="of:=[.D320]-[.E320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2-10">
            <text:p>10.12.2012</text:p>
          </table:table-cell>
          <table:table-cell office:value-type="float" office:value="7953">
            <text:p>7953</text:p>
          </table:table-cell>
          <table:table-cell table:formula="of:=[.B322]" office:value-type="float" office:value="7953">
            <text:p>7953</text:p>
          </table:table-cell>
          <table:table-cell table:style-name="ce5" office:value-type="float" office:value="1.2">
            <text:p>1,20</text:p>
          </table:table-cell>
          <table:table-cell table:style-name="ce5" table:formula="of:=[.D321]-([.C321]-[.B321])" office:value-type="float" office:value="1.2">
            <text:p>1,20</text:p>
          </table:table-cell>
          <table:table-cell table:style-name="ce5" table:formula="of:=[.D321]-[.E321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2-11">
            <text:p>11.12.2012</text:p>
          </table:table-cell>
          <table:table-cell office:value-type="float" office:value="7953">
            <text:p>7953</text:p>
          </table:table-cell>
          <table:table-cell table:formula="of:=[.B323]" office:value-type="float" office:value="7953">
            <text:p>7953</text:p>
          </table:table-cell>
          <table:table-cell table:style-name="ce5" office:value-type="float" office:value="0">
            <text:p>0,00</text:p>
          </table:table-cell>
          <table:table-cell table:style-name="ce5" table:formula="of:=[.D322]-([.C322]-[.B322])" office:value-type="float" office:value="0">
            <text:p>0,00</text:p>
          </table:table-cell>
          <table:table-cell table:style-name="ce5" table:formula="of:=[.D322]-[.E322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2-12">
            <text:p>12.12.2012</text:p>
          </table:table-cell>
          <table:table-cell office:value-type="float" office:value="7953">
            <text:p>7953</text:p>
          </table:table-cell>
          <table:table-cell table:formula="of:=[.B324]" office:value-type="float" office:value="7953">
            <text:p>7953</text:p>
          </table:table-cell>
          <table:table-cell table:style-name="ce5" office:value-type="float" office:value="0.6">
            <text:p>0,60</text:p>
          </table:table-cell>
          <table:table-cell table:style-name="ce5" table:formula="of:=[.D323]-([.C323]-[.B323])" office:value-type="float" office:value="0.6">
            <text:p>0,60</text:p>
          </table:table-cell>
          <table:table-cell table:style-name="ce5" table:formula="of:=[.D323]-[.E323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2-13">
            <text:p>13.12.2012</text:p>
          </table:table-cell>
          <table:table-cell office:value-type="float" office:value="7953">
            <text:p>7953</text:p>
          </table:table-cell>
          <table:table-cell table:formula="of:=[.B325]" office:value-type="float" office:value="7953">
            <text:p>7953</text:p>
          </table:table-cell>
          <table:table-cell table:style-name="ce5" office:value-type="float" office:value="0.6">
            <text:p>0,60</text:p>
          </table:table-cell>
          <table:table-cell table:style-name="ce5" table:formula="of:=[.D324]-([.C324]-[.B324])" office:value-type="float" office:value="0.6">
            <text:p>0,60</text:p>
          </table:table-cell>
          <table:table-cell table:style-name="ce5" table:formula="of:=[.D324]-[.E324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2-14">
            <text:p>14.12.2012</text:p>
          </table:table-cell>
          <table:table-cell office:value-type="float" office:value="7953">
            <text:p>7953</text:p>
          </table:table-cell>
          <table:table-cell table:formula="of:=[.B326]" office:value-type="float" office:value="7954">
            <text:p>7954</text:p>
          </table:table-cell>
          <table:table-cell table:style-name="ce5" office:value-type="float" office:value="6.3">
            <text:p>6,30</text:p>
          </table:table-cell>
          <table:table-cell table:style-name="ce5" table:formula="of:=[.D325]-([.C325]-[.B325])" office:value-type="float" office:value="5.3">
            <text:p>5,30</text:p>
          </table:table-cell>
          <table:table-cell table:style-name="ce5" table:formula="of:=[.D325]-[.E325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2-15">
            <text:p>15.12.2012</text:p>
          </table:table-cell>
          <table:table-cell office:value-type="float" office:value="7954">
            <text:p>7954</text:p>
          </table:table-cell>
          <table:table-cell table:formula="of:=[.B327]" office:value-type="float" office:value="7960">
            <text:p>7960</text:p>
          </table:table-cell>
          <table:table-cell table:style-name="ce5" office:value-type="float" office:value="8.2">
            <text:p>8,20</text:p>
          </table:table-cell>
          <table:table-cell table:style-name="ce5" table:formula="of:=[.D326]-([.C326]-[.B326])" office:value-type="float" office:value="2.2">
            <text:p>2,20</text:p>
          </table:table-cell>
          <table:table-cell table:style-name="ce5" table:formula="of:=[.D326]-[.E326]" office:value-type="float" office:value="6">
            <text:p>6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2-16">
            <text:p>16.12.2012</text:p>
          </table:table-cell>
          <table:table-cell office:value-type="float" office:value="7960">
            <text:p>7960</text:p>
          </table:table-cell>
          <table:table-cell table:formula="of:=[.B328]" office:value-type="float" office:value="7961">
            <text:p>7961</text:p>
          </table:table-cell>
          <table:table-cell table:style-name="ce5" office:value-type="float" office:value="6.5">
            <text:p>6,50</text:p>
          </table:table-cell>
          <table:table-cell table:style-name="ce5" table:formula="of:=[.D327]-([.C327]-[.B327])" office:value-type="float" office:value="5.5">
            <text:p>5,50</text:p>
          </table:table-cell>
          <table:table-cell table:style-name="ce5" table:formula="of:=[.D327]-[.E327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2-17">
            <text:p>17.12.2012</text:p>
          </table:table-cell>
          <table:table-cell office:value-type="float" office:value="7961">
            <text:p>7961</text:p>
          </table:table-cell>
          <table:table-cell table:formula="of:=[.B329]" office:value-type="float" office:value="7964">
            <text:p>7964</text:p>
          </table:table-cell>
          <table:table-cell table:style-name="ce5" office:value-type="float" office:value="8.2">
            <text:p>8,20</text:p>
          </table:table-cell>
          <table:table-cell table:style-name="ce5" table:formula="of:=[.D328]-([.C328]-[.B328])" office:value-type="float" office:value="5.2">
            <text:p>5,20</text:p>
          </table:table-cell>
          <table:table-cell table:style-name="ce5" table:formula="of:=[.D328]-[.E328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2-18">
            <text:p>18.12.2012</text:p>
          </table:table-cell>
          <table:table-cell office:value-type="float" office:value="7964">
            <text:p>7964</text:p>
          </table:table-cell>
          <table:table-cell table:formula="of:=[.B330]" office:value-type="float" office:value="7968">
            <text:p>7968</text:p>
          </table:table-cell>
          <table:table-cell table:style-name="ce5" office:value-type="float" office:value="7.9">
            <text:p>7,90</text:p>
          </table:table-cell>
          <table:table-cell table:style-name="ce5" table:formula="of:=[.D329]-([.C329]-[.B329])" office:value-type="float" office:value="3.9">
            <text:p>3,90</text:p>
          </table:table-cell>
          <table:table-cell table:style-name="ce5" table:formula="of:=[.D329]-[.E329]" office:value-type="float" office:value="4">
            <text:p>4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2-19">
            <text:p>19.12.2012</text:p>
          </table:table-cell>
          <table:table-cell office:value-type="float" office:value="7968">
            <text:p>7968</text:p>
          </table:table-cell>
          <table:table-cell table:formula="of:=[.B331]" office:value-type="float" office:value="7970">
            <text:p>7970</text:p>
          </table:table-cell>
          <table:table-cell table:style-name="ce5" office:value-type="float" office:value="7.7">
            <text:p>7,70</text:p>
          </table:table-cell>
          <table:table-cell table:style-name="ce5" table:formula="of:=[.D330]-([.C330]-[.B330])" office:value-type="float" office:value="5.7">
            <text:p>5,70</text:p>
          </table:table-cell>
          <table:table-cell table:style-name="ce5" table:formula="of:=[.D330]-[.E330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2-20">
            <text:p>20.12.2012</text:p>
          </table:table-cell>
          <table:table-cell office:value-type="float" office:value="7970">
            <text:p>7970</text:p>
          </table:table-cell>
          <table:table-cell table:formula="of:=[.B332]" office:value-type="float" office:value="7975">
            <text:p>7975</text:p>
          </table:table-cell>
          <table:table-cell table:style-name="ce5" office:value-type="float" office:value="8.9">
            <text:p>8,90</text:p>
          </table:table-cell>
          <table:table-cell table:style-name="ce5" table:formula="of:=[.D331]-([.C331]-[.B331])" office:value-type="float" office:value="3.9">
            <text:p>3,90</text:p>
          </table:table-cell>
          <table:table-cell table:style-name="ce5" table:formula="of:=[.D331]-[.E331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2-21">
            <text:p>21.12.2012</text:p>
          </table:table-cell>
          <table:table-cell office:value-type="float" office:value="7975">
            <text:p>7975</text:p>
          </table:table-cell>
          <table:table-cell table:formula="of:=[.B333]" office:value-type="float" office:value="7975">
            <text:p>7975</text:p>
          </table:table-cell>
          <table:table-cell table:style-name="ce5" office:value-type="float" office:value="2">
            <text:p>2,00</text:p>
          </table:table-cell>
          <table:table-cell table:style-name="ce5" table:formula="of:=[.D332]-([.C332]-[.B332])" office:value-type="float" office:value="2">
            <text:p>2,00</text:p>
          </table:table-cell>
          <table:table-cell table:style-name="ce5" table:formula="of:=[.D332]-[.E332]" office:value-type="float" office:value="0">
            <text:p>0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2-22">
            <text:p>22.12.2012</text:p>
          </table:table-cell>
          <table:table-cell office:value-type="float" office:value="7975">
            <text:p>7975</text:p>
          </table:table-cell>
          <table:table-cell table:formula="of:=[.B334]" office:value-type="float" office:value="7976">
            <text:p>7976</text:p>
          </table:table-cell>
          <table:table-cell table:style-name="ce5" office:value-type="float" office:value="5.3">
            <text:p>5,30</text:p>
          </table:table-cell>
          <table:table-cell table:style-name="ce5" table:formula="of:=[.D333]-([.C333]-[.B333])" office:value-type="float" office:value="4.3">
            <text:p>4,30</text:p>
          </table:table-cell>
          <table:table-cell table:style-name="ce5" table:formula="of:=[.D333]-[.E333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2-23">
            <text:p>23.12.2012</text:p>
          </table:table-cell>
          <table:table-cell office:value-type="float" office:value="7976">
            <text:p>7976</text:p>
          </table:table-cell>
          <table:table-cell table:formula="of:=[.B335]" office:value-type="float" office:value="7977">
            <text:p>7977</text:p>
          </table:table-cell>
          <table:table-cell table:style-name="ce5" office:value-type="float" office:value="2.5">
            <text:p>2,50</text:p>
          </table:table-cell>
          <table:table-cell table:style-name="ce5" table:formula="of:=[.D334]-([.C334]-[.B334])" office:value-type="float" office:value="1.5">
            <text:p>1,50</text:p>
          </table:table-cell>
          <table:table-cell table:style-name="ce5" table:formula="of:=[.D334]-[.E334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2-24">
            <text:p>24.12.2012</text:p>
          </table:table-cell>
          <table:table-cell office:value-type="float" office:value="7977">
            <text:p>7977</text:p>
          </table:table-cell>
          <table:table-cell table:formula="of:=[.B336]" office:value-type="float" office:value="7992">
            <text:p>7992</text:p>
          </table:table-cell>
          <table:table-cell table:style-name="ce5" office:value-type="float" office:value="21.1">
            <text:p>21,10</text:p>
          </table:table-cell>
          <table:table-cell table:style-name="ce5" table:formula="of:=[.D335]-([.C335]-[.B335])" office:value-type="float" office:value="6.1">
            <text:p>6,10</text:p>
          </table:table-cell>
          <table:table-cell table:style-name="ce5" table:formula="of:=[.D335]-[.E335]" office:value-type="float" office:value="15">
            <text:p>15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2-25">
            <text:p>25.12.2012</text:p>
          </table:table-cell>
          <table:table-cell office:value-type="float" office:value="7992">
            <text:p>7992</text:p>
          </table:table-cell>
          <table:table-cell table:formula="of:=[.B337]" office:value-type="float" office:value="7997">
            <text:p>7997</text:p>
          </table:table-cell>
          <table:table-cell table:style-name="ce5" office:value-type="float" office:value="13.5">
            <text:p>13,50</text:p>
          </table:table-cell>
          <table:table-cell table:style-name="ce5" table:formula="of:=[.D336]-([.C336]-[.B336])" office:value-type="float" office:value="8.5">
            <text:p>8,50</text:p>
          </table:table-cell>
          <table:table-cell table:style-name="ce5" table:formula="of:=[.D336]-[.E336]" office:value-type="float" office:value="5">
            <text:p>5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2-26">
            <text:p>26.12.2012</text:p>
          </table:table-cell>
          <table:table-cell office:value-type="float" office:value="7997">
            <text:p>7997</text:p>
          </table:table-cell>
          <table:table-cell table:formula="of:=[.B338]" office:value-type="float" office:value="8000">
            <text:p>8000</text:p>
          </table:table-cell>
          <table:table-cell table:style-name="ce5" office:value-type="float" office:value="7">
            <text:p>7,00</text:p>
          </table:table-cell>
          <table:table-cell table:style-name="ce5" table:formula="of:=[.D337]-([.C337]-[.B337])" office:value-type="float" office:value="4">
            <text:p>4,00</text:p>
          </table:table-cell>
          <table:table-cell table:style-name="ce5" table:formula="of:=[.D337]-[.E337]" office:value-type="float" office:value="3">
            <text:p>3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2-27">
            <text:p>27.12.2012</text:p>
          </table:table-cell>
          <table:table-cell office:value-type="float" office:value="8000">
            <text:p>8000</text:p>
          </table:table-cell>
          <table:table-cell table:formula="of:=[.B339]" office:value-type="float" office:value="8001">
            <text:p>8001</text:p>
          </table:table-cell>
          <table:table-cell table:style-name="ce5" office:value-type="float" office:value="3.2">
            <text:p>3,20</text:p>
          </table:table-cell>
          <table:table-cell table:style-name="ce5" table:formula="of:=[.D338]-([.C338]-[.B338])" office:value-type="float" office:value="2.2">
            <text:p>2,20</text:p>
          </table:table-cell>
          <table:table-cell table:style-name="ce5" table:formula="of:=[.D338]-[.E338]" office:value-type="float" office:value="1">
            <text:p>1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2-28">
            <text:p>28.12.2012</text:p>
          </table:table-cell>
          <table:table-cell office:value-type="float" office:value="8001">
            <text:p>8001</text:p>
          </table:table-cell>
          <table:table-cell table:formula="of:=[.B340]" office:value-type="float" office:value="8003">
            <text:p>8003</text:p>
          </table:table-cell>
          <table:table-cell table:style-name="ce5" office:value-type="float" office:value="5.5">
            <text:p>5,50</text:p>
          </table:table-cell>
          <table:table-cell table:style-name="ce5" table:formula="of:=[.D339]-([.C339]-[.B339])" office:value-type="float" office:value="3.5">
            <text:p>3,50</text:p>
          </table:table-cell>
          <table:table-cell table:style-name="ce5" table:formula="of:=[.D339]-[.E339]" office:value-type="float" office:value="2">
            <text:p>2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2-29">
            <text:p>29.12.2012</text:p>
          </table:table-cell>
          <table:table-cell office:value-type="float" office:value="8003">
            <text:p>8003</text:p>
          </table:table-cell>
          <table:table-cell table:formula="of:=[.B341]" office:value-type="float" office:value="8022">
            <text:p>8022</text:p>
          </table:table-cell>
          <table:table-cell table:style-name="ce5" office:value-type="float" office:value="23.5">
            <text:p>23,50</text:p>
          </table:table-cell>
          <table:table-cell table:style-name="ce5" table:formula="of:=[.D340]-([.C340]-[.B340])" office:value-type="float" office:value="4.5">
            <text:p>4,50</text:p>
          </table:table-cell>
          <table:table-cell table:style-name="ce5" table:formula="of:=[.D340]-[.E340]" office:value-type="float" office:value="19">
            <text:p>19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2-30">
            <text:p>30.12.2012</text:p>
          </table:table-cell>
          <table:table-cell office:value-type="float" office:value="8022">
            <text:p>8022</text:p>
          </table:table-cell>
          <table:table-cell table:formula="of:=[.B342]" office:value-type="float" office:value="8028">
            <text:p>8028</text:p>
          </table:table-cell>
          <table:table-cell table:style-name="ce5" office:value-type="float" office:value="10.8">
            <text:p>10,80</text:p>
          </table:table-cell>
          <table:table-cell table:style-name="ce5" table:formula="of:=[.D341]-([.C341]-[.B341])" office:value-type="float" office:value="4.8">
            <text:p>4,80</text:p>
          </table:table-cell>
          <table:table-cell table:style-name="ce5" table:formula="of:=[.D341]-[.E341]" office:value-type="float" office:value="6">
            <text:p>6,00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2-12-31">
            <text:p>31.12.2012</text:p>
          </table:table-cell>
          <table:table-cell office:value-type="float" office:value="8028">
            <text:p>8028</text:p>
          </table:table-cell>
          <table:table-cell office:value-type="float" office:value="8040">
            <text:p>8040</text:p>
          </table:table-cell>
          <table:table-cell table:style-name="ce5" office:value-type="float" office:value="16.7">
            <text:p>16,70</text:p>
          </table:table-cell>
          <table:table-cell table:style-name="ce5" table:formula="of:=[.D342]-([.C342]-[.B342])" office:value-type="float" office:value="4.7">
            <text:p>4,70</text:p>
          </table:table-cell>
          <table:table-cell table:style-name="ce5" table:formula="of:=[.D342]-[.E342]" office:value-type="float" office:value="12">
            <text:p>12,00</text:p>
          </table:table-cell>
          <table:table-cell table:number-columns-repeated="1018"/>
        </table:table-row>
        <table:table-row table:style-name="ro2" table:number-rows-repeated="24">
          <table:table-cell table:style-name="ce2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3">
          <table:table-cell table:style-name="ce3" table:number-columns-repeated="3"/>
          <table:table-cell table:style-name="ce4"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3" table:number-columns-repeated="4"/>
          <table:table-cell table:style-name="ce4"/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number-columns-repeated="2"/>
          <table:table-cell table:style-name="ce4" table:number-columns-repeated="3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 table:number-rows-repeated="12">
          <table:table-cell table:style-name="ce3" table:number-columns-repeated="3"/>
          <table:table-cell table:style-name="ce4" table:number-columns-repeated="3"/>
          <table:table-cell table:style-name="ce3"/>
          <table:table-cell table:number-columns-repeated="1017"/>
        </table:table-row>
        <table:table-row table:style-name="ro1" table:number-rows-repeated="43">
          <table:table-cell table:number-columns-repeated="4"/>
          <table:table-cell table:style-name="ce5"/>
          <table:table-cell table:number-columns-repeated="1019"/>
        </table:table-row>
        <table:table-row table:style-name="ro1" table:number-rows-repeated="10481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_shared_1_0_0" table:base-cell-address="$'2018'.$A$1" table:expression="#ref!"/>
        <table:named-expression table:name="__shared_1_0_1" table:base-cell-address="$'2018'.$A$1" table:expression="#ref!-(#ref!-#ref!)"/>
        <table:named-expression table:name="__shared_1_0_2" table:base-cell-address="$'2018'.$A$1" table:expression="#ref!-#ref!"/>
        <table:named-expression table:name="__shared_1_0_3" table:base-cell-address="$'2018'.$A$1" table:expression="#ref!-(#ref!-#ref!)"/>
        <table:named-expression table:name="__shared_1_0_4" table:base-cell-address="$'2018'.$A$1" table:expression="#ref!-#ref!"/>
        <table:named-expression table:name="__shared_1_0_5" table:base-cell-address="$'2018'.$A$1" table:expression="#ref!"/>
        <table:named-expression table:name="__shared_1_0_6" table:base-cell-address="$'2018'.$A$1" table:expression="#ref!-(#ref!-#ref!)"/>
        <table:named-expression table:name="__shared_1_0_7" table:base-cell-address="$'2018'.$A$1" table:expression="#ref!-#ref!"/>
        <table:named-expression table:name="__shared_1_0_8" table:base-cell-address="$'2018'.$A$1" table:expression="#ref!-(#ref!-#ref!)"/>
        <table:named-expression table:name="__shared_1_0_9" table:base-cell-address="$'2018'.$A$1" table:expression="#ref!-#ref!"/>
        <table:named-expression table:name="__shared_1_0_10" table:base-cell-address="$'2018'.$A$1" table:expression="#ref!-(#ref!-#ref!)"/>
        <table:named-expression table:name="__shared_1_0_11" table:base-cell-address="$'2018'.$A$1" table:expression="#ref!-#ref!"/>
        <table:named-expression table:name="__shared_1_0_12" table:base-cell-address="$'2018'.$A$1" table:expression="#ref!-(#ref!-#ref!)"/>
        <table:named-expression table:name="__shared_1_0_13" table:base-cell-address="$'2018'.$A$1" table:expression="#ref!-#ref!"/>
        <table:named-expression table:name="__shared_1_0_14" table:base-cell-address="$'2018'.$A$1" table:expression="#ref!-(#ref!-#ref!)"/>
        <table:named-expression table:name="__shared_1_0_15" table:base-cell-address="$'2018'.$A$1" table:expression="#ref!-#ref!"/>
        <table:named-expression table:name="__shared_1_0_16" table:base-cell-address="$'2018'.$A$1" table:expression="#ref!-(#ref!-#ref!)"/>
        <table:named-expression table:name="__shared_1_0_17" table:base-cell-address="$'2018'.$A$1" table:expression="#ref!-#ref!"/>
        <table:named-expression table:name="__shared_1_0_18" table:base-cell-address="$'2018'.$A$1" table:expression="#ref!-(#ref!-#ref!)"/>
        <table:named-expression table:name="__shared_1_0_19" table:base-cell-address="$'2018'.$A$1" table:expression="#ref!-#ref!"/>
        <table:named-expression table:name="__shared_1_0_20" table:base-cell-address="$'2018'.$A$1" table:expression="#ref!-(#ref!-#ref!)"/>
        <table:named-expression table:name="__shared_1_0_21" table:base-cell-address="$'2018'.$A$1" table:expression="#ref!-#ref!"/>
        <table:named-expression table:name="__shared_1_0_22" table:base-cell-address="$'2018'.$A$1" table:expression="#ref!-(#ref!-#ref!)"/>
        <table:named-expression table:name="__shared_1_0_23" table:base-cell-address="$'2018'.$A$1" table:expression="#ref!-#ref!"/>
        <table:named-expression table:name="__shared_1_0_24" table:base-cell-address="$'2018'.$A$1" table:expression="#ref!-(#ref!-#ref!)"/>
        <table:named-expression table:name="__shared_1_0_25" table:base-cell-address="$'2018'.$A$1" table:expression="#ref!-#ref!"/>
        <table:named-expression table:name="__shared_1_0_26" table:base-cell-address="$'2018'.$A$1" table:expression="#ref!-(#ref!-#ref!)"/>
        <table:named-expression table:name="__shared_1_0_27" table:base-cell-address="$'2018'.$A$1" table:expression="#ref!-#ref!"/>
        <table:named-expression table:name="__shared_1_0_28" table:base-cell-address="$'2018'.$A$1" table:expression="#ref!-(#ref!-#ref!)"/>
        <table:named-expression table:name="__shared_1_0_29" table:base-cell-address="$'2018'.$A$1" table:expression="#ref!-#ref!"/>
        <table:named-expression table:name="__shared_1_0_30" table:base-cell-address="$'2018'.$A$1" table:expression="#ref!-(#ref!-#ref!)"/>
        <table:named-expression table:name="__shared_1_0_31" table:base-cell-address="$'2018'.$A$1" table:expression="#ref!-#ref!"/>
        <table:named-expression table:name="__shared_1_0_32" table:base-cell-address="$'2018'.$A$1" table:expression="#ref!-(#ref!-#ref!)"/>
        <table:named-expression table:name="__shared_1_0_33" table:base-cell-address="$'2018'.$A$1" table:expression="#ref!-#ref!"/>
        <table:named-expression table:name="__shared_1_0_34" table:base-cell-address="$'2018'.$A$1" table:expression="#ref!-(#ref!-#ref!)"/>
        <table:named-expression table:name="__shared_1_0_35" table:base-cell-address="$'2018'.$A$1" table:expression="#ref!-#ref!"/>
        <table:named-expression table:name="__shared_1_0_36" table:base-cell-address="$'2018'.$A$1" table:expression="#ref!-(#ref!-#ref!)"/>
        <table:named-expression table:name="__shared_1_0_37" table:base-cell-address="$'2018'.$A$1" table:expression="#ref!-#ref!"/>
        <table:named-expression table:name="__shared_1_0_38" table:base-cell-address="$'2018'.$A$1" table:expression="#ref!-(#ref!-#ref!)"/>
        <table:named-expression table:name="__shared_1_0_39" table:base-cell-address="$'2018'.$A$1" table:expression="#ref!-#ref!"/>
        <table:named-expression table:name="__shared_1_0_40" table:base-cell-address="$'2018'.$A$1" table:expression="#ref!-(#ref!-#ref!)"/>
        <table:named-expression table:name="__shared_1_0_41" table:base-cell-address="$'2018'.$A$1" table:expression="#ref!-#ref!"/>
        <table:named-expression table:name="__shared_1_0_42" table:base-cell-address="$'2018'.$A$1" table:expression="#ref!-(#ref!-#ref!)"/>
        <table:named-expression table:name="__shared_1_0_43" table:base-cell-address="$'2018'.$A$1" table:expression="#ref!-#ref!"/>
        <table:named-expression table:name="__shared_1_0_44" table:base-cell-address="$'2018'.$A$1" table:expression="#ref!-(#ref!-#ref!)"/>
        <table:named-expression table:name="__shared_1_0_45" table:base-cell-address="$'2018'.$A$1" table:expression="#ref!-#ref!"/>
        <table:named-expression table:name="__shared_1_0_46" table:base-cell-address="$'2018'.$A$1" table:expression="#ref!-(#ref!-#ref!)"/>
        <table:named-expression table:name="__shared_1_0_47" table:base-cell-address="$'2018'.$A$1" table:expression="#ref!-#ref!"/>
        <table:named-expression table:name="__shared_1_0_48" table:base-cell-address="$'2018'.$A$1" table:expression="#ref!-(#ref!-#ref!)"/>
        <table:named-expression table:name="__shared_1_0_49" table:base-cell-address="$'2018'.$A$1" table:expression="#ref!-#ref!"/>
        <table:named-expression table:name="__shared_1_0_50" table:base-cell-address="$'2018'.$A$1" table:expression="#ref!-(#ref!-#ref!)"/>
        <table:named-expression table:name="__shared_1_0_51" table:base-cell-address="$'2018'.$A$1" table:expression="#ref!-#ref!"/>
        <table:named-expression table:name="__shared_1_0_52" table:base-cell-address="$'2018'.$A$1" table:expression="#ref!-(#ref!-#ref!)"/>
        <table:named-expression table:name="__shared_1_0_53" table:base-cell-address="$'2018'.$A$1" table:expression="#ref!-#ref!"/>
        <table:named-expression table:name="__shared_1_0_54" table:base-cell-address="$'2018'.$A$1" table:expression="#ref!-(#ref!-#ref!)"/>
        <table:named-expression table:name="__shared_1_0_55" table:base-cell-address="$'2018'.$A$1" table:expression="#ref!-#ref!"/>
        <table:named-expression table:name="__shared_1_0_56" table:base-cell-address="$'2018'.$A$1" table:expression="#ref!-(#ref!-#ref!)"/>
        <table:named-expression table:name="__shared_1_0_57" table:base-cell-address="$'2018'.$A$1" table:expression="#ref!-#ref!"/>
        <table:named-expression table:name="__shared_1_0_58" table:base-cell-address="$'2018'.$A$1" table:expression="#ref!-(#ref!-#ref!)"/>
        <table:named-expression table:name="__shared_1_0_59" table:base-cell-address="$'2018'.$A$1" table:expression="#ref!-#ref!"/>
        <table:named-expression table:name="__shared_1_0_60" table:base-cell-address="$'2018'.$A$1" table:expression="#ref!-(#ref!-#ref!)"/>
        <table:named-expression table:name="__shared_1_0_61" table:base-cell-address="$'2018'.$A$1" table:expression="#ref!-#ref!"/>
        <table:named-expression table:name="__shared_1_0_62" table:base-cell-address="$'2018'.$A$1" table:expression="#ref!-(#ref!-#ref!)"/>
        <table:named-expression table:name="__shared_1_0_63" table:base-cell-address="$'2018'.$A$1" table:expression="#ref!-#ref!"/>
        <table:named-expression table:name="__shared_1_0_64" table:base-cell-address="$'2018'.$A$1" table:expression="#ref!-(#ref!-#ref!)"/>
        <table:named-expression table:name="__shared_1_0_65" table:base-cell-address="$'2018'.$A$1" table:expression="#ref!-#ref!"/>
        <table:named-expression table:name="__shared_1_0_66" table:base-cell-address="$'2018'.$A$1" table:expression="#ref!-(#ref!-#ref!)"/>
        <table:named-expression table:name="__shared_1_0_67" table:base-cell-address="$'2018'.$A$1" table:expression="#ref!-#ref!"/>
        <table:named-expression table:name="__shared_1_0_68" table:base-cell-address="$'2018'.$A$1" table:expression="#ref!-(#ref!-#ref!)"/>
        <table:named-expression table:name="__shared_1_0_69" table:base-cell-address="$'2018'.$A$1" table:expression="#ref!-#ref!"/>
        <table:named-expression table:name="__shared_1_0_70" table:base-cell-address="$'2018'.$A$1" table:expression="#ref!-(#ref!-#ref!)"/>
        <table:named-expression table:name="__shared_1_0_71" table:base-cell-address="$'2018'.$A$1" table:expression="#ref!-#ref!"/>
        <table:named-expression table:name="__shared_1_0_72" table:base-cell-address="$'2018'.$A$1" table:expression="#ref!-(#ref!-#ref!)"/>
        <table:named-expression table:name="__shared_1_0_73" table:base-cell-address="$'2018'.$A$1" table:expression="#ref!-#ref!"/>
        <table:named-expression table:name="__shared_1_0_74" table:base-cell-address="$'2018'.$A$1" table:expression="#ref!-(#ref!-#ref!)"/>
        <table:named-expression table:name="__shared_1_0_75" table:base-cell-address="$'2018'.$A$1" table:expression="#ref!-#ref!"/>
        <table:named-expression table:name="__shared_1_0_76" table:base-cell-address="$'2018'.$A$1" table:expression="#ref!-(#ref!-#ref!)"/>
        <table:named-expression table:name="__shared_1_0_77" table:base-cell-address="$'2018'.$A$1" table:expression="#ref!-#ref!"/>
        <table:named-expression table:name="__shared_1_0_78" table:base-cell-address="$'2018'.$A$1" table:expression="#ref!-(#ref!-#ref!)"/>
        <table:named-expression table:name="__shared_1_0_79" table:base-cell-address="$'2018'.$A$1" table:expression="#ref!-#ref!"/>
        <table:named-expression table:name="__shared_1_0_80" table:base-cell-address="$'2018'.$A$1" table:expression="#ref!-(#ref!-#ref!)"/>
        <table:named-expression table:name="__shared_1_0_81" table:base-cell-address="$'2018'.$A$1" table:expression="#ref!-#ref!"/>
        <table:named-expression table:name="__shared_1_0_82" table:base-cell-address="$'2018'.$A$1" table:expression="#ref!-(#ref!-#ref!)"/>
        <table:named-expression table:name="__shared_1_0_83" table:base-cell-address="$'2018'.$A$1" table:expression="#ref!-#ref!"/>
        <table:named-expression table:name="__shared_1_0_84" table:base-cell-address="$'2018'.$A$1" table:expression="#ref!-(#ref!-#ref!)"/>
        <table:named-expression table:name="__shared_1_0_85" table:base-cell-address="$'2018'.$A$1" table:expression="#ref!-#ref!"/>
        <table:named-expression table:name="__shared_1_0_86" table:base-cell-address="$'2018'.$A$1" table:expression="#ref!-(#ref!-#ref!)"/>
        <table:named-expression table:name="__shared_1_0_87" table:base-cell-address="$'2018'.$A$1" table:expression="#ref!-#ref!"/>
        <table:named-expression table:name="__shared_1_0_88" table:base-cell-address="$'2018'.$A$1" table:expression="#ref!-(#ref!-#ref!)"/>
        <table:named-expression table:name="__shared_1_0_89" table:base-cell-address="$'2018'.$A$1" table:expression="#ref!-#ref!"/>
        <table:named-expression table:name="__shared_1_0_90" table:base-cell-address="$'2018'.$A$1" table:expression="#ref!-(#ref!-#ref!)"/>
        <table:named-expression table:name="__shared_1_0_91" table:base-cell-address="$'2018'.$A$1" table:expression="#ref!-#ref!"/>
        <table:named-expression table:name="__shared_1_0_92" table:base-cell-address="$'2018'.$A$1" table:expression="#ref!-(#ref!-#ref!)"/>
        <table:named-expression table:name="__shared_1_0_93" table:base-cell-address="$'2018'.$A$1" table:expression="#ref!-#ref!"/>
        <table:named-expression table:name="__shared_1_0_94" table:base-cell-address="$'2018'.$A$1" table:expression="#ref!-(#ref!-#ref!)"/>
        <table:named-expression table:name="__shared_1_0_95" table:base-cell-address="$'2018'.$A$1" table:expression="#ref!-#ref!"/>
        <table:named-expression table:name="__shared_1_0_96" table:base-cell-address="$'2018'.$A$1" table:expression="#ref!-(#ref!-#ref!)"/>
        <table:named-expression table:name="__shared_1_0_97" table:base-cell-address="$'2018'.$A$1" table:expression="#ref!-#ref!"/>
        <table:named-expression table:name="__shared_1_0_98" table:base-cell-address="$'2018'.$A$1" table:expression="#ref!-(#ref!-#ref!)"/>
        <table:named-expression table:name="__shared_1_0_99" table:base-cell-address="$'2018'.$A$1" table:expression="#ref!-#ref!"/>
        <table:named-expression table:name="__shared_1_0_100" table:base-cell-address="$'2018'.$A$1" table:expression="#ref!-(#ref!-#ref!)"/>
        <table:named-expression table:name="__shared_1_0_101" table:base-cell-address="$'2018'.$A$1" table:expression="#ref!-#ref!"/>
        <table:named-expression table:name="__shared_1_0_102" table:base-cell-address="$'2018'.$A$1" table:expression="#ref!-(#ref!-#ref!)"/>
        <table:named-expression table:name="__shared_1_0_103" table:base-cell-address="$'2018'.$A$1" table:expression="#ref!-#ref!"/>
        <table:named-expression table:name="__shared_1_0_104" table:base-cell-address="$'2018'.$A$1" table:expression="#ref!-(#ref!-#ref!)"/>
        <table:named-expression table:name="__shared_1_0_105" table:base-cell-address="$'2018'.$A$1" table:expression="#ref!-#ref!"/>
        <table:named-expression table:name="__shared_1_0_106" table:base-cell-address="$'2018'.$A$1" table:expression="#ref!"/>
        <table:named-expression table:name="__shared_1_0_107" table:base-cell-address="$'2018'.$A$1" table:expression="#ref!-(#ref!-#ref!)"/>
        <table:named-expression table:name="__shared_1_0_108" table:base-cell-address="$'2018'.$A$1" table:expression="#ref!-#ref!"/>
        <table:named-expression table:name="__shared_1_0_109" table:base-cell-address="$'2018'.$A$1" table:expression="#ref!-(#ref!-#ref!)"/>
        <table:named-expression table:name="__shared_1_0_110" table:base-cell-address="$'2018'.$A$1" table:expression="#ref!-#ref!"/>
        <table:named-expression table:name="__shared_1_0_111" table:base-cell-address="$'2018'.$A$1" table:expression="#ref!-(#ref!-#ref!)"/>
        <table:named-expression table:name="__shared_1_0_112" table:base-cell-address="$'2018'.$A$1" table:expression="#ref!-#ref!"/>
        <table:named-expression table:name="__shared_1_0_113" table:base-cell-address="$'2018'.$A$1" table:expression="#ref!-(#ref!-#ref!)"/>
        <table:named-expression table:name="__shared_1_0_114" table:base-cell-address="$'2018'.$A$1" table:expression="#ref!-#ref!"/>
        <table:named-expression table:name="__shared_1_0_115" table:base-cell-address="$'2018'.$A$1" table:expression="#ref!-(#ref!-#ref!)"/>
        <table:named-expression table:name="__shared_1_0_116" table:base-cell-address="$'2018'.$A$1" table:expression="#ref!-#ref!"/>
        <table:named-expression table:name="__shared_1_0_117" table:base-cell-address="$'2018'.$A$1" table:expression="#ref!-(#ref!-#ref!)"/>
        <table:named-expression table:name="__shared_1_0_118" table:base-cell-address="$'2018'.$A$1" table:expression="#ref!-#ref!"/>
        <table:named-expression table:name="__shared_1_0_119" table:base-cell-address="$'2018'.$A$1" table:expression="#ref!-(#ref!-#ref!)"/>
        <table:named-expression table:name="__shared_1_0_120" table:base-cell-address="$'2018'.$A$1" table:expression="#ref!-#ref!"/>
        <table:named-expression table:name="__shared_1_0_121" table:base-cell-address="$'2018'.$A$1" table:expression="#ref!-(#ref!-#ref!)"/>
        <table:named-expression table:name="__shared_1_0_122" table:base-cell-address="$'2018'.$A$1" table:expression="#ref!-#ref!"/>
        <table:named-expression table:name="__shared_1_0_123" table:base-cell-address="$'2018'.$A$1" table:expression="#ref!-(#ref!-#ref!)"/>
        <table:named-expression table:name="__shared_1_0_124" table:base-cell-address="$'2018'.$A$1" table:expression="#ref!-#ref!"/>
        <table:named-expression table:name="__shared_1_0_125" table:base-cell-address="$'2018'.$A$1" table:expression="#ref!-(#ref!-#ref!)"/>
        <table:named-expression table:name="__shared_1_0_126" table:base-cell-address="$'2018'.$A$1" table:expression="#ref!-#ref!"/>
        <table:named-expression table:name="__shared_1_0_127" table:base-cell-address="$'2018'.$A$1" table:expression="#ref!-(#ref!-#ref!)"/>
        <table:named-expression table:name="__shared_1_0_128" table:base-cell-address="$'2018'.$A$1" table:expression="#ref!-#ref!"/>
        <table:named-expression table:name="__shared_1_0_129" table:base-cell-address="$'2018'.$A$1" table:expression="#ref!-(#ref!-#ref!)"/>
        <table:named-expression table:name="__shared_1_0_130" table:base-cell-address="$'2018'.$A$1" table:expression="#ref!-#ref!"/>
        <table:named-expression table:name="__shared_1_0_131" table:base-cell-address="$'2018'.$A$1" table:expression="#ref!-(#ref!-#ref!)"/>
        <table:named-expression table:name="__shared_1_0_132" table:base-cell-address="$'2018'.$A$1" table:expression="#ref!-#ref!"/>
        <table:named-expression table:name="__shared_1_0_133" table:base-cell-address="$'2018'.$A$1" table:expression="#ref!-(#ref!-#ref!)"/>
        <table:named-expression table:name="__shared_1_0_134" table:base-cell-address="$'2018'.$A$1" table:expression="#ref!-#ref!"/>
        <table:named-expression table:name="__shared_1_0_135" table:base-cell-address="$'2018'.$A$1" table:expression="#ref!-(#ref!-#ref!)"/>
        <table:named-expression table:name="__shared_1_0_136" table:base-cell-address="$'2018'.$A$1" table:expression="#ref!-#ref!"/>
        <table:named-expression table:name="__shared_1_0_137" table:base-cell-address="$'2018'.$A$1" table:expression="#ref!-(#ref!-#ref!)"/>
        <table:named-expression table:name="__shared_1_0_138" table:base-cell-address="$'2018'.$A$1" table:expression="#ref!-#ref!"/>
        <table:named-expression table:name="__shared_1_0_139" table:base-cell-address="$'2018'.$A$1" table:expression="#ref!-(#ref!-#ref!)"/>
        <table:named-expression table:name="__shared_1_0_140" table:base-cell-address="$'2018'.$A$1" table:expression="#ref!-#ref!"/>
        <table:named-expression table:name="__shared_1_0_141" table:base-cell-address="$'2018'.$A$1" table:expression="#ref!-(#ref!-#ref!)"/>
        <table:named-expression table:name="__shared_1_0_142" table:base-cell-address="$'2018'.$A$1" table:expression="#ref!-#ref!"/>
        <table:named-expression table:name="__shared_1_0_143" table:base-cell-address="$'2018'.$A$1" table:expression="#ref!-(#ref!-#ref!)"/>
        <table:named-expression table:name="__shared_1_0_144" table:base-cell-address="$'2018'.$A$1" table:expression="#ref!-#ref!"/>
        <table:named-expression table:name="__shared_1_0_145" table:base-cell-address="$'2018'.$A$1" table:expression="#ref!-(#ref!-#ref!)"/>
        <table:named-expression table:name="__shared_1_0_146" table:base-cell-address="$'2018'.$A$1" table:expression="#ref!-#ref!"/>
        <table:named-expression table:name="__shared_1_0_147" table:base-cell-address="$'2018'.$A$1" table:expression="#ref!-(#ref!-#ref!)"/>
        <table:named-expression table:name="__shared_1_0_148" table:base-cell-address="$'2018'.$A$1" table:expression="#ref!-#ref!"/>
        <table:named-expression table:name="__shared_1_0_149" table:base-cell-address="$'2018'.$A$1" table:expression="#ref!-(#ref!-#ref!)"/>
        <table:named-expression table:name="__shared_1_0_150" table:base-cell-address="$'2018'.$A$1" table:expression="#ref!-#ref!"/>
        <table:named-expression table:name="__shared_1_0_151" table:base-cell-address="$'2018'.$A$1" table:expression="#ref!-(#ref!-#ref!)"/>
        <table:named-expression table:name="__shared_1_0_152" table:base-cell-address="$'2018'.$A$1" table:expression="#ref!-#ref!"/>
        <table:named-expression table:name="__shared_1_0_153" table:base-cell-address="$'2018'.$A$1" table:expression="#ref!-(#ref!-#ref!)"/>
        <table:named-expression table:name="__shared_1_0_154" table:base-cell-address="$'2018'.$A$1" table:expression="#ref!-#ref!"/>
        <table:named-expression table:name="__shared_1_0_155" table:base-cell-address="$'2018'.$A$1" table:expression="#ref!-(#ref!-#ref!)"/>
        <table:named-expression table:name="__shared_1_0_156" table:base-cell-address="$'2018'.$A$1" table:expression="#ref!-#ref!"/>
        <table:named-expression table:name="__shared_1_0_157" table:base-cell-address="$'2018'.$A$1" table:expression="#ref!-(#ref!-#ref!)"/>
        <table:named-expression table:name="__shared_1_0_158" table:base-cell-address="$'2018'.$A$1" table:expression="#ref!-#ref!"/>
        <table:named-expression table:name="__shared_1_0_159" table:base-cell-address="$'2018'.$A$1" table:expression="#ref!-(#ref!-#ref!)"/>
        <table:named-expression table:name="__shared_1_0_160" table:base-cell-address="$'2018'.$A$1" table:expression="#ref!-#ref!"/>
        <table:named-expression table:name="__shared_1_0_161" table:base-cell-address="$'2018'.$A$1" table:expression="#ref!-(#ref!-#ref!)"/>
        <table:named-expression table:name="__shared_1_0_162" table:base-cell-address="$'2018'.$A$1" table:expression="#ref!-#ref!"/>
        <table:named-expression table:name="__shared_1_0_163" table:base-cell-address="$'2018'.$A$1" table:expression="#ref!-(#ref!-#ref!)"/>
        <table:named-expression table:name="__shared_1_0_164" table:base-cell-address="$'2018'.$A$1" table:expression="#ref!-#ref!"/>
        <table:named-expression table:name="__shared_1_0_165" table:base-cell-address="$'2018'.$A$1" table:expression="#ref!-(#ref!-#ref!)"/>
        <table:named-expression table:name="__shared_1_0_166" table:base-cell-address="$'2018'.$A$1" table:expression="#ref!-#ref!"/>
        <table:named-expression table:name="__shared_1_0_167" table:base-cell-address="$'2018'.$A$1" table:expression="#ref!-(#ref!-#ref!)"/>
        <table:named-expression table:name="__shared_1_0_168" table:base-cell-address="$'2018'.$A$1" table:expression="#ref!-#ref!"/>
        <table:named-expression table:name="__shared_1_0_169" table:base-cell-address="$'2018'.$A$1" table:expression="#ref!-(#ref!-#ref!)"/>
        <table:named-expression table:name="__shared_1_0_170" table:base-cell-address="$'2018'.$A$1" table:expression="#ref!-#ref!"/>
        <table:named-expression table:name="__shared_1_0_171" table:base-cell-address="$'2018'.$A$1" table:expression="#ref!-(#ref!-#ref!)"/>
        <table:named-expression table:name="__shared_1_0_172" table:base-cell-address="$'2018'.$A$1" table:expression="#ref!-#ref!"/>
        <table:named-expression table:name="__shared_1_0_173" table:base-cell-address="$'2018'.$A$1" table:expression="#ref!-(#ref!-#ref!)"/>
        <table:named-expression table:name="__shared_1_0_174" table:base-cell-address="$'2018'.$A$1" table:expression="#ref!-#ref!"/>
        <table:named-expression table:name="__shared_1_0_175" table:base-cell-address="$'2018'.$A$1" table:expression="#ref!-(#ref!-#ref!)"/>
        <table:named-expression table:name="__shared_1_0_176" table:base-cell-address="$'2018'.$A$1" table:expression="#ref!-#ref!"/>
        <table:named-expression table:name="__shared_1_0_177" table:base-cell-address="$'2018'.$A$1" table:expression="#ref!-(#ref!-#ref!)"/>
        <table:named-expression table:name="__shared_1_0_178" table:base-cell-address="$'2018'.$A$1" table:expression="#ref!-#ref!"/>
        <table:named-expression table:name="__shared_1_0_179" table:base-cell-address="$'2018'.$A$1" table:expression="#ref!-(#ref!-#ref!)"/>
        <table:named-expression table:name="__shared_1_0_180" table:base-cell-address="$'2018'.$A$1" table:expression="#ref!-#ref!"/>
        <table:named-expression table:name="__shared_1_0_181" table:base-cell-address="$'2018'.$A$1" table:expression="#ref!-(#ref!-#ref!)"/>
        <table:named-expression table:name="__shared_1_0_182" table:base-cell-address="$'2018'.$A$1" table:expression="#ref!-#ref!"/>
        <table:named-expression table:name="__shared_1_0_183" table:base-cell-address="$'2018'.$A$1" table:expression="#ref!-(#ref!-#ref!)"/>
        <table:named-expression table:name="__shared_1_0_184" table:base-cell-address="$'2018'.$A$1" table:expression="#ref!-#ref!"/>
        <table:named-expression table:name="__shared_1_0_185" table:base-cell-address="$'2018'.$A$1" table:expression="#ref!-(#ref!-#ref!)"/>
        <table:named-expression table:name="__shared_1_0_186" table:base-cell-address="$'2018'.$A$1" table:expression="#ref!-#ref!"/>
        <table:named-expression table:name="__shared_1_0_187" table:base-cell-address="$'2018'.$A$1" table:expression="#ref!-(#ref!-#ref!)"/>
        <table:named-expression table:name="__shared_1_0_188" table:base-cell-address="$'2018'.$A$1" table:expression="#ref!-#ref!"/>
        <table:named-expression table:name="__shared_1_0_189" table:base-cell-address="$'2018'.$A$1" table:expression="#ref!"/>
        <table:named-expression table:name="__shared_1_0_190" table:base-cell-address="$'2018'.$A$1" table:expression="#ref!-(#ref!-#ref!)"/>
        <table:named-expression table:name="__shared_1_0_191" table:base-cell-address="$'2018'.$A$1" table:expression="#ref!-#ref!"/>
        <table:named-expression table:name="__shared_1_0_192" table:base-cell-address="$'2018'.$A$1" table:expression="#ref!-(#ref!-#ref!)"/>
        <table:named-expression table:name="__shared_1_0_193" table:base-cell-address="$'2018'.$A$1" table:expression="#ref!-#ref!"/>
        <table:named-expression table:name="__shared_1_0_194" table:base-cell-address="$'2018'.$A$1" table:expression="#ref!-(#ref!-#ref!)"/>
        <table:named-expression table:name="__shared_1_0_195" table:base-cell-address="$'2018'.$A$1" table:expression="#ref!-#ref!"/>
        <table:named-expression table:name="__shared_1_0_196" table:base-cell-address="$'2018'.$A$1" table:expression="#ref!-(#ref!-#ref!)"/>
        <table:named-expression table:name="__shared_1_0_197" table:base-cell-address="$'2018'.$A$1" table:expression="#ref!-#ref!"/>
        <table:named-expression table:name="__shared_1_0_198" table:base-cell-address="$'2018'.$A$1" table:expression="#ref!-(#ref!-#ref!)"/>
        <table:named-expression table:name="__shared_1_0_199" table:base-cell-address="$'2018'.$A$1" table:expression="#ref!-#ref!"/>
        <table:named-expression table:name="__shared_1_0_200" table:base-cell-address="$'2018'.$A$1" table:expression="#ref!-(#ref!-#ref!)"/>
        <table:named-expression table:name="__shared_1_0_201" table:base-cell-address="$'2018'.$A$1" table:expression="#ref!-#ref!"/>
        <table:named-expression table:name="__shared_1_0_202" table:base-cell-address="$'2018'.$A$1" table:expression="#ref!-(#ref!-#ref!)"/>
        <table:named-expression table:name="__shared_1_0_203" table:base-cell-address="$'2018'.$A$1" table:expression="#ref!-#ref!"/>
        <table:named-expression table:name="__shared_1_0_204" table:base-cell-address="$'2018'.$A$1" table:expression="#ref!-(#ref!-#ref!)"/>
        <table:named-expression table:name="__shared_1_0_205" table:base-cell-address="$'2018'.$A$1" table:expression="#ref!-#ref!"/>
        <table:named-expression table:name="__shared_1_0_206" table:base-cell-address="$'2018'.$A$1" table:expression="#ref!-(#ref!-#ref!)"/>
        <table:named-expression table:name="__shared_1_0_207" table:base-cell-address="$'2018'.$A$1" table:expression="#ref!-#ref!"/>
        <table:named-expression table:name="__shared_1_0_208" table:base-cell-address="$'2018'.$A$1" table:expression="#ref!-(#ref!-#ref!)"/>
        <table:named-expression table:name="__shared_1_0_209" table:base-cell-address="$'2018'.$A$1" table:expression="#ref!-#ref!"/>
        <table:named-expression table:name="__shared_1_0_210" table:base-cell-address="$'2018'.$A$1" table:expression="#ref!-(#ref!-#ref!)"/>
        <table:named-expression table:name="__shared_1_0_211" table:base-cell-address="$'2018'.$A$1" table:expression="#ref!-#ref!"/>
        <table:named-expression table:name="__shared_1_0_212" table:base-cell-address="$'2018'.$A$1" table:expression="#ref!-(#ref!-#ref!)"/>
        <table:named-expression table:name="__shared_1_0_213" table:base-cell-address="$'2018'.$A$1" table:expression="#ref!-#ref!"/>
        <table:named-expression table:name="__shared_1_0_214" table:base-cell-address="$'2018'.$A$1" table:expression="#ref!-(#ref!-#ref!)"/>
        <table:named-expression table:name="__shared_1_0_215" table:base-cell-address="$'2018'.$A$1" table:expression="#ref!-#ref!"/>
        <table:named-expression table:name="__shared_1_0_216" table:base-cell-address="$'2018'.$A$1" table:expression="#ref!-(#ref!-#ref!)"/>
        <table:named-expression table:name="__shared_1_0_217" table:base-cell-address="$'2018'.$A$1" table:expression="#ref!-#ref!"/>
        <table:named-expression table:name="__shared_1_0_218" table:base-cell-address="$'2018'.$A$1" table:expression="#ref!-(#ref!-#ref!)"/>
        <table:named-expression table:name="__shared_1_0_219" table:base-cell-address="$'2018'.$A$1" table:expression="#ref!-#ref!"/>
        <table:named-expression table:name="__shared_1_0_220" table:base-cell-address="$'2018'.$A$1" table:expression="#ref!-(#ref!-#ref!)"/>
        <table:named-expression table:name="__shared_1_0_221" table:base-cell-address="$'2018'.$A$1" table:expression="#ref!-#ref!"/>
        <table:named-expression table:name="__shared_1_0_222" table:base-cell-address="$'2018'.$A$1" table:expression="#ref!-(#ref!-#ref!)"/>
        <table:named-expression table:name="__shared_1_0_223" table:base-cell-address="$'2018'.$A$1" table:expression="#ref!-#ref!"/>
        <table:named-expression table:name="__shared_1_0_224" table:base-cell-address="$'2018'.$A$1" table:expression="#ref!-(#ref!-#ref!)"/>
        <table:named-expression table:name="__shared_1_0_225" table:base-cell-address="$'2018'.$A$1" table:expression="#ref!-#ref!"/>
        <table:named-expression table:name="__shared_1_0_226" table:base-cell-address="$'2018'.$A$1" table:expression="#ref!-(#ref!-#ref!)"/>
        <table:named-expression table:name="__shared_1_0_227" table:base-cell-address="$'2018'.$A$1" table:expression="#ref!-#ref!"/>
        <table:named-expression table:name="__shared_1_0_228" table:base-cell-address="$'2018'.$A$1" table:expression="#ref!-(#ref!-#ref!)"/>
        <table:named-expression table:name="__shared_1_0_229" table:base-cell-address="$'2018'.$A$1" table:expression="#ref!-#ref!"/>
        <table:named-expression table:name="__shared_1_0_230" table:base-cell-address="$'2018'.$A$1" table:expression="#ref!-(#ref!-#ref!)"/>
        <table:named-expression table:name="__shared_1_0_231" table:base-cell-address="$'2018'.$A$1" table:expression="#ref!-#ref!"/>
        <table:named-expression table:name="__shared_1_0_232" table:base-cell-address="$'2018'.$A$1" table:expression="#ref!-(#ref!-#ref!)"/>
        <table:named-expression table:name="__shared_1_0_233" table:base-cell-address="$'2018'.$A$1" table:expression="#ref!-#ref!"/>
        <table:named-expression table:name="__shared_1_0_234" table:base-cell-address="$'2018'.$A$1" table:expression="#ref!-(#ref!-#ref!)"/>
        <table:named-expression table:name="__shared_1_0_235" table:base-cell-address="$'2018'.$A$1" table:expression="#ref!-#ref!"/>
        <table:named-expression table:name="__shared_1_0_236" table:base-cell-address="$'2018'.$A$1" table:expression="#ref!-(#ref!-#ref!)"/>
        <table:named-expression table:name="__shared_1_0_237" table:base-cell-address="$'2018'.$A$1" table:expression="#ref!-#ref!"/>
        <table:named-expression table:name="__shared_1_0_238" table:base-cell-address="$'2018'.$A$1" table:expression="#ref!-(#ref!-#ref!)"/>
        <table:named-expression table:name="__shared_1_0_239" table:base-cell-address="$'2018'.$A$1" table:expression="#ref!-#ref!"/>
        <table:named-expression table:name="__shared_1_0_240" table:base-cell-address="$'2018'.$A$1" table:expression="#ref!-(#ref!-#ref!)"/>
        <table:named-expression table:name="__shared_1_0_241" table:base-cell-address="$'2018'.$A$1" table:expression="#ref!-#ref!"/>
        <table:named-expression table:name="__shared_1_0_242" table:base-cell-address="$'2018'.$A$1" table:expression="#ref!-(#ref!-#ref!)"/>
        <table:named-expression table:name="__shared_1_0_243" table:base-cell-address="$'2018'.$A$1" table:expression="#ref!-#ref!"/>
        <table:named-expression table:name="__shared_1_0_244" table:base-cell-address="$'2018'.$A$1" table:expression="#ref!-(#ref!-#ref!)"/>
        <table:named-expression table:name="__shared_1_0_245" table:base-cell-address="$'2018'.$A$1" table:expression="#ref!-#ref!"/>
        <table:named-expression table:name="__shared_1_0_246" table:base-cell-address="$'2018'.$A$1" table:expression="#ref!-(#ref!-#ref!)"/>
        <table:named-expression table:name="__shared_1_0_247" table:base-cell-address="$'2018'.$A$1" table:expression="#ref!-#ref!"/>
        <table:named-expression table:name="__shared_1_0_248" table:base-cell-address="$'2018'.$A$1" table:expression="#ref!-(#ref!-#ref!)"/>
        <table:named-expression table:name="__shared_1_0_249" table:base-cell-address="$'2018'.$A$1" table:expression="#ref!-#ref!"/>
        <table:named-expression table:name="__shared_1_0_250" table:base-cell-address="$'2018'.$A$1" table:expression="#ref!-(#ref!-#ref!)"/>
        <table:named-expression table:name="__shared_1_0_251" table:base-cell-address="$'2018'.$A$1" table:expression="#ref!-#ref!"/>
        <table:named-expression table:name="__shared_1_0_252" table:base-cell-address="$'2018'.$A$1" table:expression="#ref!"/>
        <table:named-expression table:name="__shared_1_0_253" table:base-cell-address="$'2018'.$A$1" table:expression="#ref!-(#ref!-#ref!)"/>
        <table:named-expression table:name="__shared_1_0_254" table:base-cell-address="$'2018'.$A$1" table:expression="#ref!-#ref!"/>
        <table:named-expression table:name="__shared_1_0_255" table:base-cell-address="$'2018'.$A$1" table:expression="#ref!-(#ref!-#ref!)"/>
        <table:named-expression table:name="__shared_1_0_256" table:base-cell-address="$'2018'.$A$1" table:expression="#ref!-#ref!"/>
        <table:named-expression table:name="__shared_1_0_257" table:base-cell-address="$'2018'.$A$1" table:expression="#ref!-(#ref!-#ref!)"/>
        <table:named-expression table:name="__shared_1_0_258" table:base-cell-address="$'2018'.$A$1" table:expression="#ref!-#ref!"/>
        <table:named-expression table:name="__shared_1_0_259" table:base-cell-address="$'2018'.$A$1" table:expression="#ref!-(#ref!-#ref!)"/>
        <table:named-expression table:name="__shared_1_0_260" table:base-cell-address="$'2018'.$A$1" table:expression="#ref!-#ref!"/>
        <table:named-expression table:name="__shared_1_0_261" table:base-cell-address="$'2018'.$A$1" table:expression="#ref!-(#ref!-#ref!)"/>
        <table:named-expression table:name="__shared_1_0_262" table:base-cell-address="$'2018'.$A$1" table:expression="#ref!-#ref!"/>
        <table:named-expression table:name="__shared_1_0_263" table:base-cell-address="$'2018'.$A$1" table:expression="#ref!-(#ref!-#ref!)"/>
        <table:named-expression table:name="__shared_1_0_264" table:base-cell-address="$'2018'.$A$1" table:expression="#ref!-#ref!"/>
        <table:named-expression table:name="__shared_1_0_265" table:base-cell-address="$'2018'.$A$1" table:expression="#ref!-(#ref!-#ref!)"/>
        <table:named-expression table:name="__shared_1_0_266" table:base-cell-address="$'2018'.$A$1" table:expression="#ref!-#ref!"/>
        <table:named-expression table:name="__shared_1_0_267" table:base-cell-address="$'2018'.$A$1" table:expression="#ref!-(#ref!-#ref!)"/>
        <table:named-expression table:name="__shared_1_0_268" table:base-cell-address="$'2018'.$A$1" table:expression="#ref!-#ref!"/>
        <table:named-expression table:name="__shared_1_0_269" table:base-cell-address="$'2018'.$A$1" table:expression="#ref!-(#ref!-#ref!)"/>
        <table:named-expression table:name="__shared_1_0_270" table:base-cell-address="$'2018'.$A$1" table:expression="#ref!-#ref!"/>
        <table:named-expression table:name="__shared_1_0_271" table:base-cell-address="$'2018'.$A$1" table:expression="#ref!-(#ref!-#ref!)"/>
        <table:named-expression table:name="__shared_1_0_272" table:base-cell-address="$'2018'.$A$1" table:expression="#ref!-#ref!"/>
        <table:named-expression table:name="__shared_1_0_273" table:base-cell-address="$'2018'.$A$1" table:expression="#ref!-(#ref!-#ref!)"/>
        <table:named-expression table:name="__shared_1_0_274" table:base-cell-address="$'2018'.$A$1" table:expression="#ref!-#ref!"/>
        <table:named-expression table:name="__shared_1_0_275" table:base-cell-address="$'2018'.$A$1" table:expression="#ref!-(#ref!-#ref!)"/>
        <table:named-expression table:name="__shared_1_0_276" table:base-cell-address="$'2018'.$A$1" table:expression="#ref!-#ref!"/>
        <table:named-expression table:name="__shared_1_0_277" table:base-cell-address="$'2018'.$A$1" table:expression="#ref!-(#ref!-#ref!)"/>
        <table:named-expression table:name="__shared_1_0_278" table:base-cell-address="$'2018'.$A$1" table:expression="#ref!-#ref!"/>
        <table:named-expression table:name="__shared_1_0_279" table:base-cell-address="$'2018'.$A$1" table:expression="#ref!-(#ref!-#ref!)"/>
        <table:named-expression table:name="__shared_1_0_280" table:base-cell-address="$'2018'.$A$1" table:expression="#ref!-#ref!"/>
        <table:named-expression table:name="__shared_1_0_281" table:base-cell-address="$'2018'.$A$1" table:expression="#ref!-(#ref!-#ref!)"/>
        <table:named-expression table:name="__shared_1_0_282" table:base-cell-address="$'2018'.$A$1" table:expression="#ref!-#ref!"/>
        <table:named-expression table:name="__shared_1_0_283" table:base-cell-address="$'2018'.$A$1" table:expression="#ref!-(#ref!-#ref!)"/>
        <table:named-expression table:name="__shared_1_0_284" table:base-cell-address="$'2018'.$A$1" table:expression="#ref!-#ref!"/>
        <table:named-expression table:name="__shared_1_0_285" table:base-cell-address="$'2018'.$A$1" table:expression="#ref!-(#ref!-#ref!)"/>
        <table:named-expression table:name="__shared_1_0_286" table:base-cell-address="$'2018'.$A$1" table:expression="#ref!-#ref!"/>
        <table:named-expression table:name="__shared_1_0_287" table:base-cell-address="$'2018'.$A$1" table:expression="#ref!-(#ref!-#ref!)"/>
        <table:named-expression table:name="__shared_1_0_288" table:base-cell-address="$'2018'.$A$1" table:expression="#ref!-#ref!"/>
        <table:named-expression table:name="__shared_1_0_289" table:base-cell-address="$'2018'.$A$1" table:expression="#ref!-(#ref!-#ref!)"/>
        <table:named-expression table:name="__shared_1_0_290" table:base-cell-address="$'2018'.$A$1" table:expression="#ref!-#ref!"/>
        <table:named-expression table:name="__shared_1_0_291" table:base-cell-address="$'2018'.$A$1" table:expression="#ref!-(#ref!-#ref!)"/>
        <table:named-expression table:name="__shared_1_0_292" table:base-cell-address="$'2018'.$A$1" table:expression="#ref!-#ref!"/>
        <table:named-expression table:name="__shared_1_0_293" table:base-cell-address="$'2018'.$A$1" table:expression="#ref!-(#ref!-#ref!)"/>
        <table:named-expression table:name="__shared_1_0_294" table:base-cell-address="$'2018'.$A$1" table:expression="#ref!-#ref!"/>
        <table:named-expression table:name="__shared_1_0_295" table:base-cell-address="$'2018'.$A$1" table:expression="#ref!-(#ref!-#ref!)"/>
        <table:named-expression table:name="__shared_1_0_296" table:base-cell-address="$'2018'.$A$1" table:expression="#ref!-#ref!"/>
        <table:named-expression table:name="__shared_1_0_297" table:base-cell-address="$'2018'.$A$1" table:expression="#ref!-(#ref!-#ref!)"/>
        <table:named-expression table:name="__shared_1_0_298" table:base-cell-address="$'2018'.$A$1" table:expression="#ref!-#ref!"/>
        <table:named-expression table:name="__shared_1_0_299" table:base-cell-address="$'2018'.$A$1" table:expression="#ref!-(#ref!-#ref!)"/>
        <table:named-expression table:name="__shared_1_0_300" table:base-cell-address="$'2018'.$A$1" table:expression="#ref!-#ref!"/>
        <table:named-expression table:name="__shared_1_0_301" table:base-cell-address="$'2018'.$A$1" table:expression="#ref!"/>
        <table:named-expression table:name="__shared_1_0_302" table:base-cell-address="$'2018'.$A$1" table:expression="#ref!-(#ref!-#ref!)"/>
        <table:named-expression table:name="__shared_1_0_303" table:base-cell-address="$'2018'.$A$1" table:expression="#ref!-#ref!"/>
        <table:named-expression table:name="__shared_1_0_304" table:base-cell-address="$'2018'.$A$1" table:expression="#ref!-(#ref!-#ref!)"/>
        <table:named-expression table:name="__shared_1_0_305" table:base-cell-address="$'2018'.$A$1" table:expression="#ref!-#ref!"/>
        <table:named-expression table:name="__shared_1_0_306" table:base-cell-address="$'2018'.$A$1" table:expression="#ref!-(#ref!-#ref!)"/>
        <table:named-expression table:name="__shared_1_0_307" table:base-cell-address="$'2018'.$A$1" table:expression="#ref!-#ref!"/>
        <table:named-expression table:name="__shared_1_0_308" table:base-cell-address="$'2018'.$A$1" table:expression="#ref!-(#ref!-#ref!)"/>
        <table:named-expression table:name="__shared_1_0_309" table:base-cell-address="$'2018'.$A$1" table:expression="#ref!-#ref!"/>
        <table:named-expression table:name="__shared_1_0_310" table:base-cell-address="$'2018'.$A$1" table:expression="#ref!-(#ref!-#ref!)"/>
        <table:named-expression table:name="__shared_1_0_311" table:base-cell-address="$'2018'.$A$1" table:expression="#ref!-#ref!"/>
        <table:named-expression table:name="__shared_1_0_312" table:base-cell-address="$'2018'.$A$1" table:expression="#ref!-(#ref!-#ref!)"/>
        <table:named-expression table:name="__shared_1_0_313" table:base-cell-address="$'2018'.$A$1" table:expression="#ref!-#ref!"/>
        <table:named-expression table:name="__shared_1_0_314" table:base-cell-address="$'2018'.$A$1" table:expression="#ref!-(#ref!-#ref!)"/>
        <table:named-expression table:name="__shared_1_0_315" table:base-cell-address="$'2018'.$A$1" table:expression="#ref!-#ref!"/>
        <table:named-expression table:name="__shared_1_0_316" table:base-cell-address="$'2018'.$A$1" table:expression="#ref!-(#ref!-#ref!)"/>
        <table:named-expression table:name="__shared_1_0_317" table:base-cell-address="$'2018'.$A$1" table:expression="#ref!-#ref!"/>
        <table:named-expression table:name="__shared_1_0_318" table:base-cell-address="$'2018'.$A$1" table:expression="#ref!-(#ref!-#ref!)"/>
        <table:named-expression table:name="__shared_1_0_319" table:base-cell-address="$'2018'.$A$1" table:expression="#ref!-#ref!"/>
        <table:named-expression table:name="__shared_1_0_320" table:base-cell-address="$'2018'.$A$1" table:expression="#ref!-(#ref!-#ref!)"/>
        <table:named-expression table:name="__shared_1_0_321" table:base-cell-address="$'2018'.$A$1" table:expression="#ref!-#ref!"/>
        <table:named-expression table:name="__shared_1_0_322" table:base-cell-address="$'2018'.$A$1" table:expression="#ref!-(#ref!-#ref!)"/>
        <table:named-expression table:name="__shared_1_0_323" table:base-cell-address="$'2018'.$A$1" table:expression="#ref!-#ref!"/>
        <table:named-expression table:name="__shared_1_0_324" table:base-cell-address="$'2018'.$A$1" table:expression="#ref!-(#ref!-#ref!)"/>
        <table:named-expression table:name="__shared_1_0_325" table:base-cell-address="$'2018'.$A$1" table:expression="#ref!-#ref!"/>
        <table:named-expression table:name="__shared_1_0_326" table:base-cell-address="$'2018'.$A$1" table:expression="#ref!-(#ref!-#ref!)"/>
        <table:named-expression table:name="__shared_1_0_327" table:base-cell-address="$'2018'.$A$1" table:expression="#ref!-#ref!"/>
        <table:named-expression table:name="__shared_1_0_328" table:base-cell-address="$'2018'.$A$1" table:expression="#ref!-(#ref!-#ref!)"/>
        <table:named-expression table:name="__shared_1_0_329" table:base-cell-address="$'2018'.$A$1" table:expression="#ref!-#ref!"/>
        <table:named-expression table:name="__shared_1_0_330" table:base-cell-address="$'2018'.$A$1" table:expression="#ref!-(#ref!-#ref!)"/>
        <table:named-expression table:name="__shared_1_0_331" table:base-cell-address="$'2018'.$A$1" table:expression="#ref!-#ref!"/>
        <table:named-expression table:name="__shared_1_0_332" table:base-cell-address="$'2018'.$A$1" table:expression="#ref!-(#ref!-#ref!)"/>
        <table:named-expression table:name="__shared_1_0_333" table:base-cell-address="$'2018'.$A$1" table:expression="#ref!-#ref!"/>
        <table:named-expression table:name="__shared_1_0_334" table:base-cell-address="$'2018'.$A$1" table:expression="#ref!-(#ref!-#ref!)"/>
        <table:named-expression table:name="__shared_1_0_335" table:base-cell-address="$'2018'.$A$1" table:expression="#ref!-#ref!"/>
        <table:named-expression table:name="__shared_1_0_336" table:base-cell-address="$'2018'.$A$1" table:expression="#ref!-(#ref!-#ref!)"/>
        <table:named-expression table:name="__shared_1_0_337" table:base-cell-address="$'2018'.$A$1" table:expression="#ref!-#ref!"/>
        <table:named-expression table:name="__shared_1_0_338" table:base-cell-address="$'2018'.$A$1" table:expression="#ref!-(#ref!-#ref!)"/>
        <table:named-expression table:name="__shared_1_0_339" table:base-cell-address="$'2018'.$A$1" table:expression="#ref!-#ref!"/>
        <table:named-expression table:name="__shared_1_0_340" table:base-cell-address="$'2018'.$A$1" table:expression="#ref!-(#ref!-#ref!)"/>
        <table:named-expression table:name="__shared_1_0_341" table:base-cell-address="$'2018'.$A$1" table:expression="#ref!-#ref!"/>
        <table:named-expression table:name="__shared_1_0_342" table:base-cell-address="$'2018'.$A$1" table:expression="#ref!-(#ref!-#ref!)"/>
        <table:named-expression table:name="__shared_1_0_343" table:base-cell-address="$'2018'.$A$1" table:expression="#ref!-#ref!"/>
        <table:named-expression table:name="__shared_1_0_344" table:base-cell-address="$'2018'.$A$1" table:expression="#ref!-(#ref!-#ref!)"/>
        <table:named-expression table:name="__shared_1_0_345" table:base-cell-address="$'2018'.$A$1" table:expression="#ref!-#ref!"/>
        <table:named-expression table:name="__shared_1_0_346" table:base-cell-address="$'2018'.$A$1" table:expression="#ref!-(#ref!-#ref!)"/>
        <table:named-expression table:name="__shared_1_0_347" table:base-cell-address="$'2018'.$A$1" table:expression="#ref!-#ref!"/>
        <table:named-expression table:name="__shared_1_0_348" table:base-cell-address="$'2018'.$A$1" table:expression="SUM(#ref!)))))))))))))))))))))))))))))))))))))))))))))))))))))))))))))))))))))))))))))))))))))))))))))))))))))))))))))))))))))))))))))))))))))))))))))))))))))))))))))"/>
        <table:named-expression table:name="__shared_1_0_349" table:base-cell-address="$'2018'.$A$1" table:expression="SUM(#ref!)))))))))))))))))))))))))))))))))))))))))))))))))))))))))))))))))))))))))))))))))))))))))))))))))))))))))))))))))))))))))))))))))))))))))))))))))))))))))))))"/>
        <table:named-expression table:name="__shared_1_0_350" table:base-cell-address="$'2018'.$A$1" table:expression="SUM(#ref!)))))))))))))))))))))))))))))))))))))))))))))))))))))))))))))))))))))))))))))))))))))))))))))))))))))))))))))))))))))))))))))))))))))))))))))))))))))))))))))"/>
        <table:named-expression table:name="__shared_1_0_351" table:base-cell-address="$'2018'.$A$1" table:expression="SUM(#ref!)))))))))))))))))))))))))))))))))))))))))))))))))))))))))))))))))))))))))))))))))))))))))))))))))))))))))))))))))))))))))))))))))))))))))))))))))))))))))))))"/>
        <table:named-expression table:name="__shared_1_0_352" table:base-cell-address="$'2018'.$A$1" table:expression="SUM(#ref!)))))))))))))))))))))))))))))))))))))))))))))))))))))))))))))))))))))))))))))))))))))))))))))))))))))))))))))))))))))))))))))))))))))))))))))))))))))))))))))"/>
        <table:named-expression table:name="__shared_2_0_0" table:base-cell-address="$'2018'.$A$1" table:expression="#ref!"/>
        <table:named-expression table:name="__shared_2_0_1" table:base-cell-address="$'2018'.$A$1" table:expression="#ref!-(#ref!-#ref!)"/>
        <table:named-expression table:name="__shared_2_0_2" table:base-cell-address="$'2018'.$A$1" table:expression="#ref!-#ref!"/>
        <table:named-expression table:name="__shared_2_0_3" table:base-cell-address="$'2018'.$A$1" table:expression="#ref!-(#ref!-#ref!)"/>
        <table:named-expression table:name="__shared_2_0_4" table:base-cell-address="$'2018'.$A$1" table:expression="#ref!-#ref!"/>
        <table:named-expression table:name="__shared_2_0_5" table:base-cell-address="$'2018'.$A$1" table:expression="#ref!-(#ref!-#ref!)"/>
        <table:named-expression table:name="__shared_2_0_6" table:base-cell-address="$'2018'.$A$1" table:expression="#ref!-#ref!"/>
        <table:named-expression table:name="__shared_2_0_7" table:base-cell-address="$'2018'.$A$1" table:expression="#ref!-(#ref!-#ref!)"/>
        <table:named-expression table:name="__shared_2_0_8" table:base-cell-address="$'2018'.$A$1" table:expression="#ref!-#ref!"/>
        <table:named-expression table:name="__shared_2_0_9" table:base-cell-address="$'2018'.$A$1" table:expression="#ref!-(#ref!-#ref!)"/>
        <table:named-expression table:name="__shared_2_0_10" table:base-cell-address="$'2018'.$A$1" table:expression="#ref!-#ref!"/>
        <table:named-expression table:name="__shared_2_0_11" table:base-cell-address="$'2018'.$A$1" table:expression="#ref!-(#ref!-#ref!)"/>
        <table:named-expression table:name="__shared_2_0_12" table:base-cell-address="$'2018'.$A$1" table:expression="#ref!-#ref!"/>
        <table:named-expression table:name="__shared_2_0_13" table:base-cell-address="$'2018'.$A$1" table:expression="#ref!-(#ref!-#ref!)"/>
        <table:named-expression table:name="__shared_2_0_14" table:base-cell-address="$'2018'.$A$1" table:expression="#ref!-#ref!"/>
        <table:named-expression table:name="__shared_2_0_15" table:base-cell-address="$'2018'.$A$1" table:expression="#ref!-(#ref!-#ref!)"/>
        <table:named-expression table:name="__shared_2_0_16" table:base-cell-address="$'2018'.$A$1" table:expression="#ref!-#ref!"/>
        <table:named-expression table:name="__shared_2_0_17" table:base-cell-address="$'2018'.$A$1" table:expression="#ref!-(#ref!-#ref!)"/>
        <table:named-expression table:name="__shared_2_0_18" table:base-cell-address="$'2018'.$A$1" table:expression="#ref!-#ref!"/>
        <table:named-expression table:name="__shared_2_0_19" table:base-cell-address="$'2018'.$A$1" table:expression="#ref!-(#ref!-#ref!)"/>
        <table:named-expression table:name="__shared_2_0_20" table:base-cell-address="$'2018'.$A$1" table:expression="#ref!-#ref!"/>
        <table:named-expression table:name="__shared_2_0_21" table:base-cell-address="$'2018'.$A$1" table:expression="#ref!-(#ref!-#ref!)"/>
        <table:named-expression table:name="__shared_2_0_22" table:base-cell-address="$'2018'.$A$1" table:expression="#ref!-#ref!"/>
        <table:named-expression table:name="__shared_2_0_23" table:base-cell-address="$'2018'.$A$1" table:expression="#ref!-(#ref!-#ref!)"/>
        <table:named-expression table:name="__shared_2_0_24" table:base-cell-address="$'2018'.$A$1" table:expression="#ref!-#ref!"/>
        <table:named-expression table:name="__shared_2_0_25" table:base-cell-address="$'2018'.$A$1" table:expression="#ref!-(#ref!-#ref!)"/>
        <table:named-expression table:name="__shared_2_0_26" table:base-cell-address="$'2018'.$A$1" table:expression="#ref!-#ref!"/>
        <table:named-expression table:name="__shared_2_0_27" table:base-cell-address="$'2018'.$A$1" table:expression="#ref!-(#ref!-#ref!)"/>
        <table:named-expression table:name="__shared_2_0_28" table:base-cell-address="$'2018'.$A$1" table:expression="#ref!-#ref!"/>
        <table:named-expression table:name="__shared_2_0_29" table:base-cell-address="$'2018'.$A$1" table:expression="#ref!-(#ref!-#ref!)"/>
        <table:named-expression table:name="__shared_2_0_30" table:base-cell-address="$'2018'.$A$1" table:expression="#ref!-#ref!"/>
        <table:named-expression table:name="__shared_2_0_31" table:base-cell-address="$'2018'.$A$1" table:expression="#ref!-(#ref!-#ref!)"/>
        <table:named-expression table:name="__shared_2_0_32" table:base-cell-address="$'2018'.$A$1" table:expression="#ref!-#ref!"/>
        <table:named-expression table:name="__shared_2_0_33" table:base-cell-address="$'2018'.$A$1" table:expression="#ref!-(#ref!-#ref!)"/>
        <table:named-expression table:name="__shared_2_0_34" table:base-cell-address="$'2018'.$A$1" table:expression="#ref!-#ref!"/>
        <table:named-expression table:name="__shared_2_0_35" table:base-cell-address="$'2018'.$A$1" table:expression="#ref!-(#ref!-#ref!)"/>
        <table:named-expression table:name="__shared_2_0_36" table:base-cell-address="$'2018'.$A$1" table:expression="#ref!-#ref!"/>
        <table:named-expression table:name="__shared_2_0_37" table:base-cell-address="$'2018'.$A$1" table:expression="#ref!-(#ref!-#ref!)"/>
        <table:named-expression table:name="__shared_2_0_38" table:base-cell-address="$'2018'.$A$1" table:expression="#ref!-#ref!"/>
        <table:named-expression table:name="__shared_2_0_39" table:base-cell-address="$'2018'.$A$1" table:expression="#ref!-(#ref!-#ref!)"/>
        <table:named-expression table:name="__shared_2_0_40" table:base-cell-address="$'2018'.$A$1" table:expression="#ref!-#ref!"/>
        <table:named-expression table:name="__shared_2_0_41" table:base-cell-address="$'2018'.$A$1" table:expression="#ref!-(#ref!-#ref!)"/>
        <table:named-expression table:name="__shared_2_0_42" table:base-cell-address="$'2018'.$A$1" table:expression="#ref!-#ref!"/>
        <table:named-expression table:name="__shared_2_0_43" table:base-cell-address="$'2018'.$A$1" table:expression="#ref!-(#ref!-#ref!)"/>
        <table:named-expression table:name="__shared_2_0_44" table:base-cell-address="$'2018'.$A$1" table:expression="#ref!-#ref!"/>
        <table:named-expression table:name="__shared_2_0_45" table:base-cell-address="$'2018'.$A$1" table:expression="#ref!-(#ref!-#ref!)"/>
        <table:named-expression table:name="__shared_2_0_46" table:base-cell-address="$'2018'.$A$1" table:expression="#ref!-#ref!"/>
        <table:named-expression table:name="__shared_2_0_47" table:base-cell-address="$'2018'.$A$1" table:expression="#ref!-(#ref!-#ref!)"/>
        <table:named-expression table:name="__shared_2_0_48" table:base-cell-address="$'2018'.$A$1" table:expression="#ref!-#ref!"/>
        <table:named-expression table:name="__shared_2_0_49" table:base-cell-address="$'2018'.$A$1" table:expression="#ref!-(#ref!-#ref!)"/>
        <table:named-expression table:name="__shared_2_0_50" table:base-cell-address="$'2018'.$A$1" table:expression="#ref!-#ref!"/>
        <table:named-expression table:name="__shared_2_0_51" table:base-cell-address="$'2018'.$A$1" table:expression="#ref!-(#ref!-#ref!)"/>
        <table:named-expression table:name="__shared_2_0_52" table:base-cell-address="$'2018'.$A$1" table:expression="#ref!-#ref!"/>
        <table:named-expression table:name="__shared_2_0_53" table:base-cell-address="$'2018'.$A$1" table:expression="#ref!-(#ref!-#ref!)"/>
        <table:named-expression table:name="__shared_2_0_54" table:base-cell-address="$'2018'.$A$1" table:expression="#ref!-#ref!"/>
        <table:named-expression table:name="__shared_2_0_55" table:base-cell-address="$'2018'.$A$1" table:expression="#ref!-(#ref!-#ref!)"/>
        <table:named-expression table:name="__shared_2_0_56" table:base-cell-address="$'2018'.$A$1" table:expression="#ref!-#ref!"/>
        <table:named-expression table:name="__shared_2_0_57" table:base-cell-address="$'2018'.$A$1" table:expression="#ref!-(#ref!-#ref!)"/>
        <table:named-expression table:name="__shared_2_0_58" table:base-cell-address="$'2018'.$A$1" table:expression="#ref!-#ref!"/>
        <table:named-expression table:name="__shared_2_0_59" table:base-cell-address="$'2018'.$A$1" table:expression="#ref!-(#ref!-#ref!)"/>
        <table:named-expression table:name="__shared_2_0_60" table:base-cell-address="$'2018'.$A$1" table:expression="#ref!-#ref!"/>
        <table:named-expression table:name="__shared_2_0_61" table:base-cell-address="$'2018'.$A$1" table:expression="#ref!-(#ref!-#ref!)"/>
        <table:named-expression table:name="__shared_2_0_62" table:base-cell-address="$'2018'.$A$1" table:expression="#ref!-#ref!"/>
        <table:named-expression table:name="__shared_2_0_63" table:base-cell-address="$'2018'.$A$1" table:expression="#ref!-(#ref!-#ref!)"/>
        <table:named-expression table:name="__shared_2_0_64" table:base-cell-address="$'2018'.$A$1" table:expression="#ref!-#ref!"/>
        <table:named-expression table:name="__shared_2_0_65" table:base-cell-address="$'2018'.$A$1" table:expression="#ref!-(#ref!-#ref!)"/>
        <table:named-expression table:name="__shared_2_0_66" table:base-cell-address="$'2018'.$A$1" table:expression="#ref!-#ref!"/>
        <table:named-expression table:name="__shared_2_0_67" table:base-cell-address="$'2018'.$A$1" table:expression="#ref!-(#ref!-#ref!)"/>
        <table:named-expression table:name="__shared_2_0_68" table:base-cell-address="$'2018'.$A$1" table:expression="#ref!-#ref!"/>
        <table:named-expression table:name="__shared_2_0_69" table:base-cell-address="$'2018'.$A$1" table:expression="#ref!-(#ref!-#ref!)"/>
        <table:named-expression table:name="__shared_2_0_70" table:base-cell-address="$'2018'.$A$1" table:expression="#ref!-#ref!"/>
        <table:named-expression table:name="__shared_2_0_71" table:base-cell-address="$'2018'.$A$1" table:expression="#ref!"/>
        <table:named-expression table:name="__shared_2_0_72" table:base-cell-address="$'2018'.$A$1" table:expression="#ref!-(#ref!-#ref!)"/>
        <table:named-expression table:name="__shared_2_0_73" table:base-cell-address="$'2018'.$A$1" table:expression="#ref!-#ref!"/>
        <table:named-expression table:name="__shared_2_0_74" table:base-cell-address="$'2018'.$A$1" table:expression="#ref!-(#ref!-#ref!)"/>
        <table:named-expression table:name="__shared_2_0_75" table:base-cell-address="$'2018'.$A$1" table:expression="#ref!-#ref!"/>
        <table:named-expression table:name="__shared_2_0_76" table:base-cell-address="$'2018'.$A$1" table:expression="#ref!-(#ref!-#ref!)"/>
        <table:named-expression table:name="__shared_2_0_77" table:base-cell-address="$'2018'.$A$1" table:expression="#ref!-#ref!"/>
        <table:named-expression table:name="__shared_2_0_78" table:base-cell-address="$'2018'.$A$1" table:expression="#ref!-(#ref!-#ref!)"/>
        <table:named-expression table:name="__shared_2_0_79" table:base-cell-address="$'2018'.$A$1" table:expression="#ref!-#ref!"/>
        <table:named-expression table:name="__shared_2_0_80" table:base-cell-address="$'2018'.$A$1" table:expression="#ref!-(#ref!-#ref!)"/>
        <table:named-expression table:name="__shared_2_0_81" table:base-cell-address="$'2018'.$A$1" table:expression="#ref!-#ref!"/>
        <table:named-expression table:name="__shared_2_0_82" table:base-cell-address="$'2018'.$A$1" table:expression="#ref!-(#ref!-#ref!)"/>
        <table:named-expression table:name="__shared_2_0_83" table:base-cell-address="$'2018'.$A$1" table:expression="#ref!-#ref!"/>
        <table:named-expression table:name="__shared_2_0_84" table:base-cell-address="$'2018'.$A$1" table:expression="#ref!-(#ref!-#ref!)"/>
        <table:named-expression table:name="__shared_2_0_85" table:base-cell-address="$'2018'.$A$1" table:expression="#ref!-#ref!"/>
        <table:named-expression table:name="__shared_2_0_86" table:base-cell-address="$'2018'.$A$1" table:expression="#ref!-(#ref!-#ref!)"/>
        <table:named-expression table:name="__shared_2_0_87" table:base-cell-address="$'2018'.$A$1" table:expression="#ref!-#ref!"/>
        <table:named-expression table:name="__shared_2_0_88" table:base-cell-address="$'2018'.$A$1" table:expression="#ref!-(#ref!-#ref!)"/>
        <table:named-expression table:name="__shared_2_0_89" table:base-cell-address="$'2018'.$A$1" table:expression="#ref!-#ref!"/>
        <table:named-expression table:name="__shared_2_0_90" table:base-cell-address="$'2018'.$A$1" table:expression="#ref!-(#ref!-#ref!)"/>
        <table:named-expression table:name="__shared_2_0_91" table:base-cell-address="$'2018'.$A$1" table:expression="#ref!-#ref!"/>
        <table:named-expression table:name="__shared_2_0_92" table:base-cell-address="$'2018'.$A$1" table:expression="#ref!-(#ref!-#ref!)"/>
        <table:named-expression table:name="__shared_2_0_93" table:base-cell-address="$'2018'.$A$1" table:expression="#ref!-#ref!"/>
        <table:named-expression table:name="__shared_2_0_94" table:base-cell-address="$'2018'.$A$1" table:expression="#ref!-(#ref!-#ref!)"/>
        <table:named-expression table:name="__shared_2_0_95" table:base-cell-address="$'2018'.$A$1" table:expression="#ref!-#ref!"/>
        <table:named-expression table:name="__shared_2_0_96" table:base-cell-address="$'2018'.$A$1" table:expression="#ref!-(#ref!-#ref!)"/>
        <table:named-expression table:name="__shared_2_0_97" table:base-cell-address="$'2018'.$A$1" table:expression="#ref!-#ref!"/>
        <table:named-expression table:name="__shared_2_0_98" table:base-cell-address="$'2018'.$A$1" table:expression="#ref!-(#ref!-#ref!)"/>
        <table:named-expression table:name="__shared_2_0_99" table:base-cell-address="$'2018'.$A$1" table:expression="#ref!-#ref!"/>
        <table:named-expression table:name="__shared_2_0_100" table:base-cell-address="$'2018'.$A$1" table:expression="#ref!-(#ref!-#ref!)"/>
        <table:named-expression table:name="__shared_2_0_101" table:base-cell-address="$'2018'.$A$1" table:expression="#ref!-#ref!"/>
        <table:named-expression table:name="__shared_2_0_102" table:base-cell-address="$'2018'.$A$1" table:expression="#ref!-(#ref!-#ref!)"/>
        <table:named-expression table:name="__shared_2_0_103" table:base-cell-address="$'2018'.$A$1" table:expression="#ref!-#ref!"/>
        <table:named-expression table:name="__shared_2_0_104" table:base-cell-address="$'2018'.$A$1" table:expression="#ref!-(#ref!-#ref!)"/>
        <table:named-expression table:name="__shared_2_0_105" table:base-cell-address="$'2018'.$A$1" table:expression="#ref!-#ref!"/>
        <table:named-expression table:name="__shared_2_0_106" table:base-cell-address="$'2018'.$A$1" table:expression="#ref!-(#ref!-#ref!)"/>
        <table:named-expression table:name="__shared_2_0_107" table:base-cell-address="$'2018'.$A$1" table:expression="#ref!-#ref!"/>
        <table:named-expression table:name="__shared_2_0_108" table:base-cell-address="$'2018'.$A$1" table:expression="#ref!-(#ref!-#ref!)"/>
        <table:named-expression table:name="__shared_2_0_109" table:base-cell-address="$'2018'.$A$1" table:expression="#ref!-#ref!"/>
        <table:named-expression table:name="__shared_2_0_110" table:base-cell-address="$'2018'.$A$1" table:expression="#ref!-(#ref!-#ref!)"/>
        <table:named-expression table:name="__shared_2_0_111" table:base-cell-address="$'2018'.$A$1" table:expression="#ref!-#ref!"/>
        <table:named-expression table:name="__shared_2_0_112" table:base-cell-address="$'2018'.$A$1" table:expression="#ref!-(#ref!-#ref!)"/>
        <table:named-expression table:name="__shared_2_0_113" table:base-cell-address="$'2018'.$A$1" table:expression="#ref!-#ref!"/>
        <table:named-expression table:name="__shared_2_0_114" table:base-cell-address="$'2018'.$A$1" table:expression="#ref!-(#ref!-#ref!)"/>
        <table:named-expression table:name="__shared_2_0_115" table:base-cell-address="$'2018'.$A$1" table:expression="#ref!-#ref!"/>
        <table:named-expression table:name="__shared_2_0_116" table:base-cell-address="$'2018'.$A$1" table:expression="#ref!-(#ref!-#ref!)"/>
        <table:named-expression table:name="__shared_2_0_117" table:base-cell-address="$'2018'.$A$1" table:expression="#ref!-#ref!"/>
        <table:named-expression table:name="__shared_2_0_118" table:base-cell-address="$'2018'.$A$1" table:expression="#ref!-(#ref!-#ref!)"/>
        <table:named-expression table:name="__shared_2_0_119" table:base-cell-address="$'2018'.$A$1" table:expression="#ref!-#ref!"/>
        <table:named-expression table:name="__shared_2_0_120" table:base-cell-address="$'2018'.$A$1" table:expression="#ref!-(#ref!-#ref!)"/>
        <table:named-expression table:name="__shared_2_0_121" table:base-cell-address="$'2018'.$A$1" table:expression="#ref!-#ref!"/>
        <table:named-expression table:name="__shared_2_0_122" table:base-cell-address="$'2018'.$A$1" table:expression="#ref!-(#ref!-#ref!)"/>
        <table:named-expression table:name="__shared_2_0_123" table:base-cell-address="$'2018'.$A$1" table:expression="#ref!-#ref!"/>
        <table:named-expression table:name="__shared_2_0_124" table:base-cell-address="$'2018'.$A$1" table:expression="#ref!"/>
        <table:named-expression table:name="__shared_2_0_125" table:base-cell-address="$'2018'.$A$1" table:expression="#ref!-(#ref!-#ref!)"/>
        <table:named-expression table:name="__shared_2_0_126" table:base-cell-address="$'2018'.$A$1" table:expression="#ref!-#ref!"/>
        <table:named-expression table:name="__shared_2_0_127" table:base-cell-address="$'2018'.$A$1" table:expression="#ref!-(#ref!-#ref!)"/>
        <table:named-expression table:name="__shared_2_0_128" table:base-cell-address="$'2018'.$A$1" table:expression="#ref!-#ref!"/>
        <table:named-expression table:name="__shared_2_0_129" table:base-cell-address="$'2018'.$A$1" table:expression="#ref!-(#ref!-#ref!)"/>
        <table:named-expression table:name="__shared_2_0_130" table:base-cell-address="$'2018'.$A$1" table:expression="#ref!-#ref!"/>
        <table:named-expression table:name="__shared_2_0_131" table:base-cell-address="$'2018'.$A$1" table:expression="#ref!-(#ref!-#ref!)"/>
        <table:named-expression table:name="__shared_2_0_132" table:base-cell-address="$'2018'.$A$1" table:expression="#ref!-#ref!"/>
        <table:named-expression table:name="__shared_2_0_133" table:base-cell-address="$'2018'.$A$1" table:expression="#ref!-(#ref!-#ref!)"/>
        <table:named-expression table:name="__shared_2_0_134" table:base-cell-address="$'2018'.$A$1" table:expression="#ref!-#ref!"/>
        <table:named-expression table:name="__shared_2_0_135" table:base-cell-address="$'2018'.$A$1" table:expression="#ref!-(#ref!-#ref!)"/>
        <table:named-expression table:name="__shared_2_0_136" table:base-cell-address="$'2018'.$A$1" table:expression="#ref!-#ref!"/>
        <table:named-expression table:name="__shared_2_0_137" table:base-cell-address="$'2018'.$A$1" table:expression="#ref!-(#ref!-#ref!)"/>
        <table:named-expression table:name="__shared_2_0_138" table:base-cell-address="$'2018'.$A$1" table:expression="#ref!-#ref!"/>
        <table:named-expression table:name="__shared_2_0_139" table:base-cell-address="$'2018'.$A$1" table:expression="#ref!-(#ref!-#ref!)"/>
        <table:named-expression table:name="__shared_2_0_140" table:base-cell-address="$'2018'.$A$1" table:expression="#ref!-#ref!"/>
        <table:named-expression table:name="__shared_2_0_141" table:base-cell-address="$'2018'.$A$1" table:expression="#ref!-(#ref!-#ref!)"/>
        <table:named-expression table:name="__shared_2_0_142" table:base-cell-address="$'2018'.$A$1" table:expression="#ref!-#ref!"/>
        <table:named-expression table:name="__shared_2_0_143" table:base-cell-address="$'2018'.$A$1" table:expression="#ref!-(#ref!-#ref!)"/>
        <table:named-expression table:name="__shared_2_0_144" table:base-cell-address="$'2018'.$A$1" table:expression="#ref!-#ref!"/>
        <table:named-expression table:name="__shared_2_0_145" table:base-cell-address="$'2018'.$A$1" table:expression="#ref!-(#ref!-#ref!)"/>
        <table:named-expression table:name="__shared_2_0_146" table:base-cell-address="$'2018'.$A$1" table:expression="#ref!-#ref!"/>
        <table:named-expression table:name="__shared_2_0_147" table:base-cell-address="$'2018'.$A$1" table:expression="#ref!-(#ref!-#ref!)"/>
        <table:named-expression table:name="__shared_2_0_148" table:base-cell-address="$'2018'.$A$1" table:expression="#ref!-#ref!"/>
        <table:named-expression table:name="__shared_2_0_149" table:base-cell-address="$'2018'.$A$1" table:expression="#ref!-(#ref!-#ref!)"/>
        <table:named-expression table:name="__shared_2_0_150" table:base-cell-address="$'2018'.$A$1" table:expression="#ref!-#ref!"/>
        <table:named-expression table:name="__shared_2_0_151" table:base-cell-address="$'2018'.$A$1" table:expression="#ref!-(#ref!-#ref!)"/>
        <table:named-expression table:name="__shared_2_0_152" table:base-cell-address="$'2018'.$A$1" table:expression="#ref!-#ref!"/>
        <table:named-expression table:name="__shared_2_0_153" table:base-cell-address="$'2018'.$A$1" table:expression="#ref!-(#ref!-#ref!)"/>
        <table:named-expression table:name="__shared_2_0_154" table:base-cell-address="$'2018'.$A$1" table:expression="#ref!-#ref!"/>
        <table:named-expression table:name="__shared_2_0_155" table:base-cell-address="$'2018'.$A$1" table:expression="#ref!-(#ref!-#ref!)"/>
        <table:named-expression table:name="__shared_2_0_156" table:base-cell-address="$'2018'.$A$1" table:expression="#ref!-#ref!"/>
        <table:named-expression table:name="__shared_2_0_157" table:base-cell-address="$'2018'.$A$1" table:expression="#ref!-(#ref!-#ref!)"/>
        <table:named-expression table:name="__shared_2_0_158" table:base-cell-address="$'2018'.$A$1" table:expression="#ref!-#ref!"/>
        <table:named-expression table:name="__shared_2_0_159" table:base-cell-address="$'2018'.$A$1" table:expression="#ref!-(#ref!-#ref!)"/>
        <table:named-expression table:name="__shared_2_0_160" table:base-cell-address="$'2018'.$A$1" table:expression="#ref!-#ref!"/>
        <table:named-expression table:name="__shared_2_0_161" table:base-cell-address="$'2018'.$A$1" table:expression="#ref!-(#ref!-#ref!)"/>
        <table:named-expression table:name="__shared_2_0_162" table:base-cell-address="$'2018'.$A$1" table:expression="#ref!-#ref!"/>
        <table:named-expression table:name="__shared_2_0_163" table:base-cell-address="$'2018'.$A$1" table:expression="#ref!-(#ref!-#ref!)"/>
        <table:named-expression table:name="__shared_2_0_164" table:base-cell-address="$'2018'.$A$1" table:expression="#ref!-#ref!"/>
        <table:named-expression table:name="__shared_2_0_165" table:base-cell-address="$'2018'.$A$1" table:expression="#ref!-(#ref!-#ref!)"/>
        <table:named-expression table:name="__shared_2_0_166" table:base-cell-address="$'2018'.$A$1" table:expression="#ref!-#ref!"/>
        <table:named-expression table:name="__shared_2_0_167" table:base-cell-address="$'2018'.$A$1" table:expression="#ref!"/>
        <table:named-expression table:name="__shared_2_0_168" table:base-cell-address="$'2018'.$A$1" table:expression="#ref!-(#ref!-#ref!)"/>
        <table:named-expression table:name="__shared_2_0_169" table:base-cell-address="$'2018'.$A$1" table:expression="#ref!-#ref!"/>
        <table:named-expression table:name="__shared_2_0_170" table:base-cell-address="$'2018'.$A$1" table:expression="#ref!-(#ref!-#ref!)"/>
        <table:named-expression table:name="__shared_2_0_171" table:base-cell-address="$'2018'.$A$1" table:expression="#ref!-#ref!"/>
        <table:named-expression table:name="__shared_2_0_172" table:base-cell-address="$'2018'.$A$1" table:expression="#ref!-(#ref!-#ref!)"/>
        <table:named-expression table:name="__shared_2_0_173" table:base-cell-address="$'2018'.$A$1" table:expression="#ref!-#ref!"/>
        <table:named-expression table:name="__shared_2_0_174" table:base-cell-address="$'2018'.$A$1" table:expression="#ref!-(#ref!-#ref!)"/>
        <table:named-expression table:name="__shared_2_0_175" table:base-cell-address="$'2018'.$A$1" table:expression="#ref!-#ref!"/>
        <table:named-expression table:name="__shared_2_0_176" table:base-cell-address="$'2018'.$A$1" table:expression="#ref!-(#ref!-#ref!)"/>
        <table:named-expression table:name="__shared_2_0_177" table:base-cell-address="$'2018'.$A$1" table:expression="#ref!-#ref!"/>
        <table:named-expression table:name="__shared_2_0_178" table:base-cell-address="$'2018'.$A$1" table:expression="#ref!-(#ref!-#ref!)"/>
        <table:named-expression table:name="__shared_2_0_179" table:base-cell-address="$'2018'.$A$1" table:expression="#ref!-#ref!"/>
        <table:named-expression table:name="__shared_2_0_180" table:base-cell-address="$'2018'.$A$1" table:expression="#ref!-(#ref!-#ref!)"/>
        <table:named-expression table:name="__shared_2_0_181" table:base-cell-address="$'2018'.$A$1" table:expression="#ref!-#ref!"/>
        <table:named-expression table:name="__shared_2_0_182" table:base-cell-address="$'2018'.$A$1" table:expression="#ref!-(#ref!-#ref!)"/>
        <table:named-expression table:name="__shared_2_0_183" table:base-cell-address="$'2018'.$A$1" table:expression="#ref!-#ref!"/>
        <table:named-expression table:name="__shared_2_0_184" table:base-cell-address="$'2018'.$A$1" table:expression="#ref!-(#ref!-#ref!)"/>
        <table:named-expression table:name="__shared_2_0_185" table:base-cell-address="$'2018'.$A$1" table:expression="#ref!-#ref!"/>
        <table:named-expression table:name="__shared_2_0_186" table:base-cell-address="$'2018'.$A$1" table:expression="#ref!-(#ref!-#ref!)"/>
        <table:named-expression table:name="__shared_2_0_187" table:base-cell-address="$'2018'.$A$1" table:expression="#ref!-#ref!"/>
        <table:named-expression table:name="__shared_2_0_188" table:base-cell-address="$'2018'.$A$1" table:expression="#ref!-(#ref!-#ref!)"/>
        <table:named-expression table:name="__shared_2_0_189" table:base-cell-address="$'2018'.$A$1" table:expression="#ref!-#ref!"/>
        <table:named-expression table:name="__shared_2_0_190" table:base-cell-address="$'2018'.$A$1" table:expression="#ref!-(#ref!-#ref!)"/>
        <table:named-expression table:name="__shared_2_0_191" table:base-cell-address="$'2018'.$A$1" table:expression="#ref!-#ref!"/>
        <table:named-expression table:name="__shared_2_0_192" table:base-cell-address="$'2018'.$A$1" table:expression="#ref!-(#ref!-#ref!)"/>
        <table:named-expression table:name="__shared_2_0_193" table:base-cell-address="$'2018'.$A$1" table:expression="#ref!-#ref!"/>
        <table:named-expression table:name="__shared_2_0_194" table:base-cell-address="$'2018'.$A$1" table:expression="#ref!-(#ref!-#ref!)"/>
        <table:named-expression table:name="__shared_2_0_195" table:base-cell-address="$'2018'.$A$1" table:expression="#ref!-#ref!"/>
        <table:named-expression table:name="__shared_2_0_196" table:base-cell-address="$'2018'.$A$1" table:expression="#ref!-(#ref!-#ref!)"/>
        <table:named-expression table:name="__shared_2_0_197" table:base-cell-address="$'2018'.$A$1" table:expression="#ref!-#ref!"/>
        <table:named-expression table:name="__shared_2_0_198" table:base-cell-address="$'2018'.$A$1" table:expression="#ref!-(#ref!-#ref!)"/>
        <table:named-expression table:name="__shared_2_0_199" table:base-cell-address="$'2018'.$A$1" table:expression="#ref!-#ref!"/>
        <table:named-expression table:name="__shared_2_0_200" table:base-cell-address="$'2018'.$A$1" table:expression="#ref!-(#ref!-#ref!)"/>
        <table:named-expression table:name="__shared_2_0_201" table:base-cell-address="$'2018'.$A$1" table:expression="#ref!-#ref!"/>
        <table:named-expression table:name="__shared_2_0_202" table:base-cell-address="$'2018'.$A$1" table:expression="#ref!-(#ref!-#ref!)"/>
        <table:named-expression table:name="__shared_2_0_203" table:base-cell-address="$'2018'.$A$1" table:expression="#ref!-#ref!"/>
        <table:named-expression table:name="__shared_2_0_204" table:base-cell-address="$'2018'.$A$1" table:expression="#ref!-(#ref!-#ref!)"/>
        <table:named-expression table:name="__shared_2_0_205" table:base-cell-address="$'2018'.$A$1" table:expression="#ref!-#ref!"/>
        <table:named-expression table:name="__shared_2_0_206" table:base-cell-address="$'2018'.$A$1" table:expression="#ref!-(#ref!-#ref!)"/>
        <table:named-expression table:name="__shared_2_0_207" table:base-cell-address="$'2018'.$A$1" table:expression="#ref!-#ref!"/>
        <table:named-expression table:name="__shared_2_0_208" table:base-cell-address="$'2018'.$A$1" table:expression="#ref!-(#ref!-#ref!)"/>
        <table:named-expression table:name="__shared_2_0_209" table:base-cell-address="$'2018'.$A$1" table:expression="#ref!-#ref!"/>
        <table:named-expression table:name="__shared_2_0_210" table:base-cell-address="$'2018'.$A$1" table:expression="#ref!-(#ref!-#ref!)"/>
        <table:named-expression table:name="__shared_2_0_211" table:base-cell-address="$'2018'.$A$1" table:expression="#ref!-#ref!"/>
        <table:named-expression table:name="__shared_2_0_212" table:base-cell-address="$'2018'.$A$1" table:expression="#ref!-(#ref!-#ref!)"/>
        <table:named-expression table:name="__shared_2_0_213" table:base-cell-address="$'2018'.$A$1" table:expression="#ref!-#ref!"/>
        <table:named-expression table:name="__shared_2_0_214" table:base-cell-address="$'2018'.$A$1" table:expression="#ref!-(#ref!-#ref!)"/>
        <table:named-expression table:name="__shared_2_0_215" table:base-cell-address="$'2018'.$A$1" table:expression="#ref!-#ref!"/>
        <table:named-expression table:name="__shared_2_0_216" table:base-cell-address="$'2018'.$A$1" table:expression="#ref!"/>
        <table:named-expression table:name="__shared_2_0_217" table:base-cell-address="$'2018'.$A$1" table:expression="#ref!-(#ref!-#ref!)"/>
        <table:named-expression table:name="__shared_2_0_218" table:base-cell-address="$'2018'.$A$1" table:expression="#ref!-#ref!"/>
        <table:named-expression table:name="__shared_2_0_219" table:base-cell-address="$'2018'.$A$1" table:expression="#ref!-(#ref!-#ref!)"/>
        <table:named-expression table:name="__shared_2_0_220" table:base-cell-address="$'2018'.$A$1" table:expression="#ref!-#ref!"/>
        <table:named-expression table:name="__shared_2_0_221" table:base-cell-address="$'2018'.$A$1" table:expression="#ref!-(#ref!-#ref!)"/>
        <table:named-expression table:name="__shared_2_0_222" table:base-cell-address="$'2018'.$A$1" table:expression="#ref!-#ref!"/>
        <table:named-expression table:name="__shared_2_0_223" table:base-cell-address="$'2018'.$A$1" table:expression="#ref!-(#ref!-#ref!)"/>
        <table:named-expression table:name="__shared_2_0_224" table:base-cell-address="$'2018'.$A$1" table:expression="#ref!-#ref!"/>
        <table:named-expression table:name="__shared_2_0_225" table:base-cell-address="$'2018'.$A$1" table:expression="#ref!-(#ref!-#ref!)"/>
        <table:named-expression table:name="__shared_2_0_226" table:base-cell-address="$'2018'.$A$1" table:expression="#ref!-#ref!"/>
        <table:named-expression table:name="__shared_2_0_227" table:base-cell-address="$'2018'.$A$1" table:expression="#ref!-(#ref!-#ref!)"/>
        <table:named-expression table:name="__shared_2_0_228" table:base-cell-address="$'2018'.$A$1" table:expression="#ref!-#ref!"/>
        <table:named-expression table:name="__shared_2_0_229" table:base-cell-address="$'2018'.$A$1" table:expression="#ref!-(#ref!-#ref!)"/>
        <table:named-expression table:name="__shared_2_0_230" table:base-cell-address="$'2018'.$A$1" table:expression="#ref!-#ref!"/>
        <table:named-expression table:name="__shared_2_0_231" table:base-cell-address="$'2018'.$A$1" table:expression="#ref!-(#ref!-#ref!)"/>
        <table:named-expression table:name="__shared_2_0_232" table:base-cell-address="$'2018'.$A$1" table:expression="#ref!-#ref!"/>
        <table:named-expression table:name="__shared_2_0_233" table:base-cell-address="$'2018'.$A$1" table:expression="#ref!-(#ref!-#ref!)"/>
        <table:named-expression table:name="__shared_2_0_234" table:base-cell-address="$'2018'.$A$1" table:expression="#ref!-#ref!"/>
        <table:named-expression table:name="__shared_2_0_235" table:base-cell-address="$'2018'.$A$1" table:expression="#ref!-(#ref!-#ref!)"/>
        <table:named-expression table:name="__shared_2_0_236" table:base-cell-address="$'2018'.$A$1" table:expression="#ref!-#ref!"/>
        <table:named-expression table:name="__shared_2_0_237" table:base-cell-address="$'2018'.$A$1" table:expression="#ref!-(#ref!-#ref!)"/>
        <table:named-expression table:name="__shared_2_0_238" table:base-cell-address="$'2018'.$A$1" table:expression="#ref!-#ref!"/>
        <table:named-expression table:name="__shared_2_0_239" table:base-cell-address="$'2018'.$A$1" table:expression="#ref!-(#ref!-#ref!)"/>
        <table:named-expression table:name="__shared_2_0_240" table:base-cell-address="$'2018'.$A$1" table:expression="#ref!-#ref!"/>
        <table:named-expression table:name="__shared_2_0_241" table:base-cell-address="$'2018'.$A$1" table:expression="#ref!-(#ref!-#ref!)"/>
        <table:named-expression table:name="__shared_2_0_242" table:base-cell-address="$'2018'.$A$1" table:expression="#ref!-#ref!"/>
        <table:named-expression table:name="__shared_2_0_243" table:base-cell-address="$'2018'.$A$1" table:expression="#ref!-(#ref!-#ref!)"/>
        <table:named-expression table:name="__shared_2_0_244" table:base-cell-address="$'2018'.$A$1" table:expression="#ref!-#ref!"/>
        <table:named-expression table:name="__shared_2_0_245" table:base-cell-address="$'2018'.$A$1" table:expression="#ref!-(#ref!-#ref!)"/>
        <table:named-expression table:name="__shared_2_0_246" table:base-cell-address="$'2018'.$A$1" table:expression="#ref!-#ref!"/>
        <table:named-expression table:name="__shared_2_0_247" table:base-cell-address="$'2018'.$A$1" table:expression="#ref!-(#ref!-#ref!)"/>
        <table:named-expression table:name="__shared_2_0_248" table:base-cell-address="$'2018'.$A$1" table:expression="#ref!-#ref!"/>
        <table:named-expression table:name="__shared_2_0_249" table:base-cell-address="$'2018'.$A$1" table:expression="#ref!-(#ref!-#ref!)"/>
        <table:named-expression table:name="__shared_2_0_250" table:base-cell-address="$'2018'.$A$1" table:expression="#ref!-#ref!"/>
        <table:named-expression table:name="__shared_2_0_251" table:base-cell-address="$'2018'.$A$1" table:expression="#ref!-(#ref!-#ref!)"/>
        <table:named-expression table:name="__shared_2_0_252" table:base-cell-address="$'2018'.$A$1" table:expression="#ref!-#ref!"/>
        <table:named-expression table:name="__shared_2_0_253" table:base-cell-address="$'2018'.$A$1" table:expression="#ref!"/>
        <table:named-expression table:name="__shared_2_0_254" table:base-cell-address="$'2018'.$A$1" table:expression="#ref!-(#ref!-#ref!)"/>
        <table:named-expression table:name="__shared_2_0_255" table:base-cell-address="$'2018'.$A$1" table:expression="#ref!-#ref!"/>
        <table:named-expression table:name="__shared_2_0_256" table:base-cell-address="$'2018'.$A$1" table:expression="#ref!-(#ref!-#ref!)"/>
        <table:named-expression table:name="__shared_2_0_257" table:base-cell-address="$'2018'.$A$1" table:expression="#ref!-#ref!"/>
        <table:named-expression table:name="__shared_2_0_258" table:base-cell-address="$'2018'.$A$1" table:expression="#ref!-(#ref!-#ref!)"/>
        <table:named-expression table:name="__shared_2_0_259" table:base-cell-address="$'2018'.$A$1" table:expression="#ref!-#ref!"/>
        <table:named-expression table:name="__shared_2_0_260" table:base-cell-address="$'2018'.$A$1" table:expression="#ref!-(#ref!-#ref!)"/>
        <table:named-expression table:name="__shared_2_0_261" table:base-cell-address="$'2018'.$A$1" table:expression="#ref!-#ref!"/>
        <table:named-expression table:name="__shared_2_0_262" table:base-cell-address="$'2018'.$A$1" table:expression="#ref!-(#ref!-#ref!)"/>
        <table:named-expression table:name="__shared_2_0_263" table:base-cell-address="$'2018'.$A$1" table:expression="#ref!-#ref!"/>
        <table:named-expression table:name="__shared_2_0_264" table:base-cell-address="$'2018'.$A$1" table:expression="#ref!-(#ref!-#ref!)"/>
        <table:named-expression table:name="__shared_2_0_265" table:base-cell-address="$'2018'.$A$1" table:expression="#ref!-#ref!"/>
        <table:named-expression table:name="__shared_2_0_266" table:base-cell-address="$'2018'.$A$1" table:expression="#ref!-(#ref!-#ref!)"/>
        <table:named-expression table:name="__shared_2_0_267" table:base-cell-address="$'2018'.$A$1" table:expression="#ref!-#ref!"/>
        <table:named-expression table:name="__shared_2_0_268" table:base-cell-address="$'2018'.$A$1" table:expression="#ref!-(#ref!-#ref!)"/>
        <table:named-expression table:name="__shared_2_0_269" table:base-cell-address="$'2018'.$A$1" table:expression="#ref!-#ref!"/>
        <table:named-expression table:name="__shared_2_0_270" table:base-cell-address="$'2018'.$A$1" table:expression="#ref!-(#ref!-#ref!)"/>
        <table:named-expression table:name="__shared_2_0_271" table:base-cell-address="$'2018'.$A$1" table:expression="#ref!-#ref!"/>
        <table:named-expression table:name="__shared_2_0_272" table:base-cell-address="$'2018'.$A$1" table:expression="#ref!-(#ref!-#ref!)"/>
        <table:named-expression table:name="__shared_2_0_273" table:base-cell-address="$'2018'.$A$1" table:expression="#ref!-#ref!"/>
        <table:named-expression table:name="__shared_2_0_274" table:base-cell-address="$'2018'.$A$1" table:expression="#ref!-(#ref!-#ref!)"/>
        <table:named-expression table:name="__shared_2_0_275" table:base-cell-address="$'2018'.$A$1" table:expression="#ref!-#ref!"/>
        <table:named-expression table:name="__shared_2_0_276" table:base-cell-address="$'2018'.$A$1" table:expression="#ref!-(#ref!-#ref!)"/>
        <table:named-expression table:name="__shared_2_0_277" table:base-cell-address="$'2018'.$A$1" table:expression="#ref!-#ref!"/>
        <table:named-expression table:name="__shared_2_0_278" table:base-cell-address="$'2018'.$A$1" table:expression="#ref!-(#ref!-#ref!)"/>
        <table:named-expression table:name="__shared_2_0_279" table:base-cell-address="$'2018'.$A$1" table:expression="#ref!-#ref!"/>
        <table:named-expression table:name="__shared_2_0_280" table:base-cell-address="$'2018'.$A$1" table:expression="#ref!-(#ref!-#ref!)"/>
        <table:named-expression table:name="__shared_2_0_281" table:base-cell-address="$'2018'.$A$1" table:expression="#ref!-#ref!"/>
        <table:named-expression table:name="__shared_2_0_282" table:base-cell-address="$'2018'.$A$1" table:expression="SUM(#ref!)))))))))))))))))))))))))))))))))))))))))))))))))))))))))))))))))))))))))))))))))))))))))))))))))))))))))))))))))))))))))))))))))))))))))))))))))))))))))))))"/>
        <table:named-expression table:name="__shared_2_0_283" table:base-cell-address="$'2018'.$A$1" table:expression="SUM(#ref!)))))))))))))))))))))))))))))))))))))))))))))))))))))))))))))))))))))))))))))))))))))))))))))))))))))))))))))))))))))))))))))))))))))))))))))))))))))))))))))"/>
        <table:named-expression table:name="__shared_2_0_284" table:base-cell-address="$'2018'.$A$1" table:expression="SUM(#ref!)))))))))))))))))))))))))))))))))))))))))))))))))))))))))))))))))))))))))))))))))))))))))))))))))))))))))))))))))))))))))))))))))))))))))))))))))))))))))))))"/>
        <table:named-expression table:name="__shared_2_0_285" table:base-cell-address="$'2018'.$A$1" table:expression="SUM(#ref!)))))))))))))))))))))))))))))))))))))))))))))))))))))))))))))))))))))))))))))))))))))))))))))))))))))))))))))))))))))))))))))))))))))))))))))))))))))))))))))"/>
        <table:named-expression table:name="__shared_2_0_286" table:base-cell-address="$'2018'.$A$1" table:expression="SUM(#ref!)))))))))))))))))))))))))))))))))))))))))))))))))))))))))))))))))))))))))))))))))))))))))))))))))))))))))))))))))))))))))))))))))))))))))))))))))))))))))))))"/>
        <table:named-expression table:name="__shared_2_0_287" table:base-cell-address="$'2018'.$A$1" table:expression="SUM(#ref!)))))))))))))))))))))))))))))))))))))))))))))))))))))))))))))))))))))))))))))))))))))))))))))))))))))))))))))))))))))))))))))))))))))))))))))))))))))))))))))"/>
        <table:named-expression table:name="__shared_3_0_0" table:base-cell-address="$'2018'.$A$1" table:expression="#ref!"/>
        <table:named-expression table:name="__shared_3_0_1" table:base-cell-address="$'2018'.$A$1" table:expression="#ref!-(#ref!-#ref!)"/>
        <table:named-expression table:name="__shared_3_0_2" table:base-cell-address="$'2018'.$A$1" table:expression="#ref!-#ref!"/>
        <table:named-expression table:name="__shared_3_0_3" table:base-cell-address="$'2018'.$A$1" table:expression="#ref!"/>
        <table:named-expression table:name="__shared_3_0_4" table:base-cell-address="$'2018'.$A$1" table:expression="#ref!-(#ref!-#ref!)"/>
        <table:named-expression table:name="__shared_3_0_5" table:base-cell-address="$'2018'.$A$1" table:expression="#ref!-#ref!"/>
        <table:named-expression table:name="__shared_3_0_6" table:base-cell-address="$'2018'.$A$1" table:expression="#ref!-(#ref!-#ref!)"/>
        <table:named-expression table:name="__shared_3_0_7" table:base-cell-address="$'2018'.$A$1" table:expression="#ref!-#ref!"/>
        <table:named-expression table:name="__shared_3_0_8" table:base-cell-address="$'2018'.$A$1" table:expression="#ref!"/>
        <table:named-expression table:name="__shared_3_0_9" table:base-cell-address="$'2018'.$A$1" table:expression="#ref!-(#ref!-#ref!)"/>
        <table:named-expression table:name="__shared_3_0_10" table:base-cell-address="$'2018'.$A$1" table:expression="#ref!-#ref!"/>
        <table:named-expression table:name="__shared_3_0_11" table:base-cell-address="$'2018'.$A$1" table:expression="#ref!-(#ref!-#ref!)"/>
        <table:named-expression table:name="__shared_3_0_12" table:base-cell-address="$'2018'.$A$1" table:expression="#ref!-#ref!"/>
        <table:named-expression table:name="__shared_3_0_13" table:base-cell-address="$'2018'.$A$1" table:expression="#ref!"/>
        <table:named-expression table:name="__shared_3_0_14" table:base-cell-address="$'2018'.$A$1" table:expression="#ref!-(#ref!-#ref!)"/>
        <table:named-expression table:name="__shared_3_0_15" table:base-cell-address="$'2018'.$A$1" table:expression="#ref!-#ref!"/>
        <table:named-expression table:name="__shared_3_0_16" table:base-cell-address="$'2018'.$A$1" table:expression="#ref!-(#ref!-#ref!)"/>
        <table:named-expression table:name="__shared_3_0_17" table:base-cell-address="$'2018'.$A$1" table:expression="#ref!-#ref!"/>
        <table:named-expression table:name="__shared_3_0_18" table:base-cell-address="$'2018'.$A$1" table:expression="#ref!-(#ref!-#ref!)"/>
        <table:named-expression table:name="__shared_3_0_19" table:base-cell-address="$'2018'.$A$1" table:expression="#ref!-#ref!"/>
        <table:named-expression table:name="__shared_3_0_20" table:base-cell-address="$'2018'.$A$1" table:expression="#ref!"/>
        <table:named-expression table:name="__shared_3_0_21" table:base-cell-address="$'2018'.$A$1" table:expression="#ref!-(#ref!-#ref!)"/>
        <table:named-expression table:name="__shared_3_0_22" table:base-cell-address="$'2018'.$A$1" table:expression="#ref!-#ref!"/>
        <table:named-expression table:name="__shared_3_0_23" table:base-cell-address="$'2018'.$A$1" table:expression="#ref!-(#ref!-#ref!)"/>
        <table:named-expression table:name="__shared_3_0_24" table:base-cell-address="$'2018'.$A$1" table:expression="#ref!-#ref!"/>
        <table:named-expression table:name="__shared_3_0_25" table:base-cell-address="$'2018'.$A$1" table:expression="#ref!"/>
        <table:named-expression table:name="__shared_3_0_26" table:base-cell-address="$'2018'.$A$1" table:expression="#ref!-#ref!"/>
        <table:named-expression table:name="__shared_3_0_27" table:base-cell-address="$'2018'.$A$1" table:expression="#ref!-(#ref!-#ref!)"/>
        <table:named-expression table:name="__shared_3_0_28" table:base-cell-address="$'2018'.$A$1" table:expression="SUM(#ref!)))))))))))))))))))))))))))))))))))))))))))))))))))))))))))))))))))))))))))))))))))))))))))))))))))))))))))))))))))))))))))))))))))))))))))))))))))))))))))))"/>
        <table:named-expression table:name="__shared_3_0_29" table:base-cell-address="$'2018'.$A$1" table:expression="SUM(#ref!)))))))))))))))))))))))))))))))))))))))))))))))))))))))))))))))))))))))))))))))))))))))))))))))))))))))))))))))))))))))))))))))))))))))))))))))))))))))))))))"/>
        <table:named-expression table:name="__shared_3_0_30" table:base-cell-address="$'2018'.$A$1" table:expression="SUM(#ref!)))))))))))))))))))))))))))))))))))))))))))))))))))))))))))))))))))))))))))))))))))))))))))))))))))))))))))))))))))))))))))))))))))))))))))))))))))))))))))))"/>
        <table:named-expression table:name="__shared_3_0_31" table:base-cell-address="$'2018'.$A$1" table:expression="SUM(#ref!)))))))))))))))))))))))))))))))))))))))))))))))))))))))))))))))))))))))))))))))))))))))))))))))))))))))))))))))))))))))))))))))))))))))))))))))))))))))))))))"/>
        <table:named-expression table:name="__shared_3_0_32" table:base-cell-address="$'2018'.$A$1" table:expression="SUM(#ref!)))))))))))))))))))))))))))))))))))))))))))))))))))))))))))))))))))))))))))))))))))))))))))))))))))))))))))))))))))))))))))))))))))))))))))))))))))))))))))))"/>
        <table:named-expression table:name="__shared_3_0_33" table:base-cell-address="$'2018'.$A$1" table:expression="SUM(#ref!)))))))))))))))))))))))))))))))))))))))))))))))))))))))))))))))))))))))))))))))))))))))))))))))))))))))))))))))))))))))))))))))))))))))))))))))))))))))))))))"/>
        <table:named-expression table:name="__shared_4_0_0" table:base-cell-address="$'2018'.$A$1" table:expression="#ref!"/>
        <table:named-expression table:name="__shared_4_0_1" table:base-cell-address="$'2018'.$A$1" table:expression="#ref!-(#ref!-#ref!)"/>
        <table:named-expression table:name="__shared_4_0_2" table:base-cell-address="$'2018'.$A$1" table:expression="#ref!-#ref!"/>
        <table:named-expression table:name="__shared_4_0_3" table:base-cell-address="$'2018'.$A$1" table:expression="#ref!"/>
        <table:named-expression table:name="__shared_4_0_4" table:base-cell-address="$'2018'.$A$1" table:expression="#ref!-#ref!"/>
        <table:named-expression table:name="__shared_4_0_5" table:base-cell-address="$'2018'.$A$1" table:expression="#ref!-(#ref!-#ref!)"/>
        <table:named-expression table:name="__shared_4_0_6" table:base-cell-address="$'2018'.$A$1" table:expression="#ref!"/>
        <table:named-expression table:name="__shared_4_0_7" table:base-cell-address="$'2018'.$A$1" table:expression="#ref!-(#ref!-#ref!)"/>
        <table:named-expression table:name="__shared_4_0_8" table:base-cell-address="$'2018'.$A$1" table:expression="#ref!-#ref!"/>
        <table:named-expression table:name="__shared_4_0_9" table:base-cell-address="$'2018'.$A$1" table:expression="#ref!"/>
        <table:named-expression table:name="__shared_4_0_10" table:base-cell-address="$'2018'.$A$1" table:expression="#ref!-(#ref!-#ref!)"/>
        <table:named-expression table:name="__shared_4_0_11" table:base-cell-address="$'2018'.$A$1" table:expression="#ref!-#ref!"/>
        <table:named-expression table:name="__shared_4_0_12" table:base-cell-address="$'2018'.$A$1" table:expression="#ref!"/>
        <table:named-expression table:name="__shared_4_0_13" table:base-cell-address="$'2018'.$A$1" table:expression="#ref!-(#ref!-#ref!)"/>
        <table:named-expression table:name="__shared_4_0_14" table:base-cell-address="$'2018'.$A$1" table:expression="#ref!-#ref!"/>
        <table:named-expression table:name="__shared_4_0_15" table:base-cell-address="$'2018'.$A$1" table:expression="#ref!"/>
        <table:named-expression table:name="__shared_4_0_16" table:base-cell-address="$'2018'.$A$1" table:expression="#ref!-(#ref!-#ref!)"/>
        <table:named-expression table:name="__shared_4_0_17" table:base-cell-address="$'2018'.$A$1" table:expression="#ref!-#ref!"/>
        <table:named-expression table:name="__shared_4_0_18" table:base-cell-address="$'2018'.$A$1" table:expression="SUM(#ref!)))))))))))))))))))))))))))))))))))))))))))))))))))))))))))))))))))))))))))))))))))))))))))))))))))))))))))))))))))))))))))))))))))))))))))))))))))))))))))))"/>
        <table:named-expression table:name="__shared_4_0_19" table:base-cell-address="$'2018'.$A$1" table:expression="SUM(#ref!)))))))))))))))))))))))))))))))))))))))))))))))))))))))))))))))))))))))))))))))))))))))))))))))))))))))))))))))))))))))))))))))))))))))))))))))))))))))))))))"/>
        <table:named-expression table:name="__shared_4_0_20" table:base-cell-address="$'2018'.$A$1" table:expression="SUM(#ref!)))))))))))))))))))))))))))))))))))))))))))))))))))))))))))))))))))))))))))))))))))))))))))))))))))))))))))))))))))))))))))))))))))))))))))))))))))))))))))))"/>
        <table:named-expression table:name="__shared_4_0_21" table:base-cell-address="$'2018'.$A$1" table:expression="SUM(#ref!)))))))))))))))))))))))))))))))))))))))))))))))))))))))))))))))))))))))))))))))))))))))))))))))))))))))))))))))))))))))))))))))))))))))))))))))))))))))))))))"/>
        <table:named-expression table:name="__shared_4_0_22" table:base-cell-address="$'2018'.$A$1" table:expression="SUM(#ref!)))))))))))))))))))))))))))))))))))))))))))))))))))))))))))))))))))))))))))))))))))))))))))))))))))))))))))))))))))))))))))))))))))))))))))))))))))))))))))))"/>
        <table:named-expression table:name="__shared_4_0_23" table:base-cell-address="$'2018'.$A$1" table:expression="SUM(#ref!))))))))))))))))))))))))))))))))))))))))))))))))))))))))))))))))))))))))))))))))))))))))))))))))))))))))))))))))))))))))))))))))))))))))))))))))))))))))))))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5109P0" style:volatile="true" number:language="de" number:country="DE">
      <number:number number:decimal-places="2" number:min-integer-digits="1" number:grouping="true"/>
      <number:text>    </number:text>
    </number:number-style>
    <number:number-style style:name="N5109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09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5109" number:language="de" number:country="DE">
      <number:text-content/>
      <number:text> </number:text>
      <style:map style:condition="value()&gt;0" style:apply-style-name="N5109P0"/>
      <style:map style:condition="value()&lt;0" style:apply-style-name="N5109P1"/>
      <style:map style:condition="value()=0" style:apply-style-name="N5109P2"/>
    </number:text-style>
    <number:number-style style:name="N5111P0" style:volatile="true" number:language="de" number:country="DE">
      <number:number number:decimal-places="0" number:min-integer-digits="1" number:grouping="true"/>
      <number:text> €</number:text>
    </number:number-style>
    <number:number-style style:name="N5111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1P0"/>
    </number:number-style>
    <number:number-style style:name="N5112P0" style:volatile="true" number:language="de" number:country="DE">
      <number:number number:decimal-places="0" number:min-integer-digits="1" number:grouping="true"/>
      <number:text> €</number:text>
    </number:number-style>
    <number:number-style style:name="N511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2P0"/>
    </number:number-style>
    <number:number-style style:name="N5114P0" style:volatile="true" number:language="de" number:country="DE">
      <number:number number:decimal-places="2" number:min-integer-digits="1" number:grouping="true"/>
      <number:text> €</number:text>
    </number:number-style>
    <number:number-style style:name="N5114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14P0"/>
    </number:number-style>
    <number:number-style style:name="N5115P0" style:volatile="true" number:language="de" number:country="DE">
      <number:number number:decimal-places="2" number:min-integer-digits="1" number:grouping="true"/>
      <number:text> €</number:text>
    </number:number-style>
    <number:number-style style:name="N5115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5P0"/>
    </number:number-style>
    <number:date-style style:name="N511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17" number:language="de" number:country="DE">
      <number:day number:style="long"/>
      <number:text>. </number:text>
      <number:month number:textual="true"/>
    </number:date-style>
    <number:date-style style:name="N5118" number:language="de" number:country="DE">
      <number:month number:textual="true"/>
      <number:text> </number:text>
      <number:year/>
    </number:date-style>
    <number:time-style style:name="N5119" number:language="de" number:country="DE">
      <number:hours/>
      <number:text>:</number:text>
      <number:minutes number:style="long"/>
      <number:text> </number:text>
      <number:am-pm/>
    </number:time-style>
    <number:time-style style:name="N512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23P0" style:volatile="true" number:language="de" number:country="DE">
      <number:number number:decimal-places="0" number:min-integer-digits="1" number:grouping="true"/>
      <number:text>   </number:text>
    </number:number-style>
    <number:number-style style:name="N512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4P0" style:volatile="true" number:language="de" number:country="DE">
      <number:number number:decimal-places="0" number:min-integer-digits="1" number:grouping="true"/>
      <number:text>   </number:text>
    </number:number-style>
    <number:number-style style:name="N512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6P0" style:volatile="true" number:language="de" number:country="DE">
      <number:number number:decimal-places="2" number:min-integer-digits="1" number:grouping="true"/>
      <number:text>   </number:text>
    </number:number-style>
    <number:number-style style:name="N512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de" number:country="DE">
      <number:number number:decimal-places="2" number:min-integer-digits="1" number:grouping="true"/>
      <number:text>   </number:text>
    </number:number-style>
    <number:number-style style:name="N512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31P0" style:volatile="true" number:language="de" number:country="DE">
      <number:number number:decimal-places="0" number:min-integer-digits="1" number:grouping="true"/>
      <number:text>    </number:text>
    </number:number-style>
    <number:number-style style:name="N5131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31P2" style:volatile="true" number:language="de" number:country="DE">
      <number:text> -    </number:text>
    </number:number-style>
    <number:text-style style:name="N5131" number:language="de" number:country="D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de" number:country="DE">
      <number:number number:decimal-places="0" number:min-integer-digits="1" number:grouping="true"/>
      <number:text> € </number:text>
    </number:number-style>
    <number:number-style style:name="N5135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35P2" style:volatile="true" number:language="de" number:country="DE">
      <number:text> - € </number:text>
    </number:number-style>
    <number:text-style style:name="N5135" number:language="de" number:country="D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de" number:country="DE">
      <number:number number:decimal-places="2" number:min-integer-digits="1" number:grouping="true"/>
      <number:text> € </number:text>
    </number:number-style>
    <number:number-style style:name="N5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39" number:language="de" number:country="D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de" number:country="DE">
      <number:minutes number:style="long"/>
      <number:text>:</number:text>
      <number:seconds number:style="long"/>
    </number:time-style>
    <number:time-style style:name="N5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de" number:country="DE">
      <number:minutes number:style="long"/>
      <number:text>:</number:text>
      <number:seconds number:style="long" number:decimal-places="1"/>
    </number:time-style>
    <number:number-style style:name="N5143" number:language="de" number:country="DE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Excel_20_Built-in_20_Normal" style:display-name="Excel Built-in Excel Built-in Normal" style:family="table-cell" style:parent-style-name="Excel_20_Built-in_20_Normal" style:data-style-name="N5109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Excel_20_Built-in_20_Normal" style:display-name="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Excel Built-in Normal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31.12.2017</text:date>, <text:time>17:31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2018" style:display-name="PageStyle_201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2017" style:display-name="PageStyle_2017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2016" style:display-name="PageStyle_2016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2015" style:display-name="PageStyle_20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4" style:display-name="PageStyle_2014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Seite </text:span><text:span text:style-name="MT2"><text:page-number>1</text:page-number></text:span></text:p>
      </style:footer>
      <style:footer-left style:display="false"/>
    </style:master-page>
    <style:master-page style:name="PageStyle_5f_2013" style:display-name="PageStyle_2013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Seite </text:span><text:span text:style-name="MT2"><text:page-number>1</text:page-number></text:span></text:p>
      </style:footer>
      <style:footer-left style:display="false"/>
    </style:master-page>
    <style:master-page style:name="PageStyle_5f_2012" style:display-name="PageStyle_2012" style:page-layout-name="Mpm6">
      <style:header>
        <text:p><text:span text:style-name="MT2"><text:sheet-name>???</text:sheet-name></text:span></text:p>
      </style:header>
      <style:header-left style:display="false"/>
      <style:footer>
        <text:p><text:span text:style-name="MT2">Seit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.12$Unix OpenOffice.org_project/</meta:generator>
    <dc:date>2017-12-31T17:31:00</dc:date>
    <meta:editing-duration>PT00H10M05S</meta:editing-duration>
    <meta:editing-cycles>3</meta:editing-cycles>
    <meta:document-statistic meta:table-count="7" meta:cell-count="15317" meta:object-count="0"/>
  </office:meta>
</office:document-meta>
</file>